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9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Heading">
      <style:text-properties fo:color="#000000" style:text-outline="false" style:text-line-through-style="none" style:font-name="Consolas" fo:language="en" fo:country="US" fo:text-shadow="none" style:text-underline-style="none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/>
    <style:style style:name="ce3" style:family="table-cell" style:parent-style-name="Default" style:data-style-name="N100"/>
    <style:style style:name="ce4" style:family="table-cell" style:parent-style-name="Default">
      <style:text-properties fo:font-size="12pt" fo:font-weight="bold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2">
          <table:table-cell table:number-columns-repeated="2"/>
          <table:table-cell table:style-name="Heading"/>
          <table:table-cell table:style-name="ce1" office:value-type="string">
            <text:p>qthsh</text:p>
          </table:table-cell>
          <table:table-cell table:style-name="Heading" table:number-columns-repeated="3"/>
          <table:table-cell table:style-name="Heading" office:value-type="string">
            <text:p>Boost develop</text:p>
          </table:table-cell>
          <table:table-cell table:style-name="Heading" table:number-columns-repeated="3"/>
          <table:table-cell table:style-name="Heading" office:value-type="string">
            <text:p>PR714</text:p>
          </table:table-cell>
          <table:table-cell table:style-name="Heading" table:number-columns-repeated="3"/>
          <table:table-cell/>
          <table:table-cell table:style-name="Heading" office:value-type="string">
            <text:p>PR714 at 035188f9748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office:value-type="string">
            <text:p>N</text:p>
          </table:table-cell>
          <table:table-cell office:value-type="string">
            <text:p>Result</text:p>
          </table:table-cell>
          <table:table-cell office:value-type="string">
            <text:p>#Calls</text:p>
          </table:table-cell>
          <table:table-cell table:style-name="Default" office:value-type="string">
            <text:p>ErrorEstimate</text:p>
          </table:table-cell>
          <table:table-cell table:style-name="Default" office:value-type="string">
            <text:p>ErrorFound</text:p>
          </table:table-cell>
          <table:table-cell/>
          <table:table-cell office:value-type="string">
            <text:p>#Calls</text:p>
          </table:table-cell>
          <table:table-cell table:style-name="Default" office:value-type="string">
            <text:p>ErrorEstimate</text:p>
          </table:table-cell>
          <table:table-cell table:style-name="Default" office:value-type="string">
            <text:p>ErrorFound</text:p>
          </table:table-cell>
          <table:table-cell/>
          <table:table-cell office:value-type="string">
            <text:p>#Calls</text:p>
          </table:table-cell>
          <table:table-cell table:style-name="Default" office:value-type="string">
            <text:p>ErrorEstimate</text:p>
          </table:table-cell>
          <table:table-cell table:style-name="Default" office:value-type="string">
            <text:p>ErrorFound</text:p>
          </table:table-cell>
          <table:table-cell table:number-columns-repeated="2"/>
          <table:table-cell office:value-type="string">
            <text:p>#Calls</text:p>
          </table:table-cell>
          <table:table-cell table:style-name="Default" office:value-type="string">
            <text:p>ErrorEstimate</text:p>
          </table:table-cell>
          <table:table-cell table:style-name="Default" office:value-type="string">
            <text:p>ErrorFound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2.00000000000000000e+00</text:p>
          </table:table-cell>
          <table:table-cell office:value-type="float" office:value="63">
            <text:p>63</text:p>
          </table:table-cell>
          <table:table-cell office:value-type="float" office:value="0.00000000000014366">
            <text:p>1.44E-013</text:p>
          </table:table-cell>
          <table:table-cell office:value-type="float" office:value="0.00000000000014322">
            <text:p>1.43E-013</text:p>
          </table:table-cell>
          <table:table-cell/>
          <table:table-cell office:value-type="float" office:value="74">
            <text:p>74</text:p>
          </table:table-cell>
          <table:table-cell office:value-type="float" office:value="3.1086E-015">
            <text:p>3.11E-015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3.1086E-015">
            <text:p>3.11E-015</text:p>
          </table:table-cell>
          <table:table-cell office:value-type="float" office:value="0">
            <text:p>0.00E+000</text:p>
          </table:table-cell>
          <table:table-cell table:formula="of:=IF([.L3] &lt; [.H3];&quot;BETTER&quot;;IF([.L3]-2 &gt; [.H3]; &quot;WORSE&quot;;&quot;&quot;))">
            <text:p/>
          </table:table-cell>
          <table:table-cell table:formula="of:=IF([.N3] &lt; [.J3];&quot;BETTER&quot;;IF([.N3] &gt;[.J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3.1086E-015">
            <text:p>3.11E-015</text:p>
          </table:table-cell>
          <table:table-cell office:value-type="float" office:value="0">
            <text:p>0.00E+000</text:p>
          </table:table-cell>
          <table:table-cell table:formula="of:=IF([.Q3] &lt; [.L3];&quot;BETTER&quot;;IF([.Q3]-2 &gt; [.L3]; &quot;WORSE&quot;;&quot;&quot;))">
            <text:p/>
          </table:table-cell>
          <table:table-cell table:formula="of:=IF([.S3] &lt; [.N3];&quot;BETTER&quot;;IF([.S3] &gt;[.N3]*1.1;&quot;WORSE&quot;;&quot;&quot;))">
            <text:p/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3.14159265358979356e+00</text:p>
          </table:table-cell>
          <table:table-cell office:value-type="float" office:value="56">
            <text:p>56</text:p>
          </table:table-cell>
          <table:table-cell office:value-type="float" office:value="0.00000000000096434">
            <text:p>9.64E-013</text:p>
          </table:table-cell>
          <table:table-cell office:value-type="float" office:value="0.0000000000042286">
            <text:p>4.2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9193">
            <text:p>5.92E-012</text:p>
          </table:table-cell>
          <table:table-cell office:value-type="float" office:value="0.0000000000032488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9193">
            <text:p>5.92E-012</text:p>
          </table:table-cell>
          <table:table-cell office:value-type="float" office:value="0.0000000000032488">
            <text:p>3.25E-012</text:p>
          </table:table-cell>
          <table:table-cell table:formula="of:=IF([.L4] &lt; [.H4];&quot;BETTER&quot;;IF([.L4]-2 &gt; [.H4]; &quot;WORSE&quot;;&quot;&quot;))">
            <text:p/>
          </table:table-cell>
          <table:table-cell table:formula="of:=IF([.N4] &lt; [.J4];&quot;BETTER&quot;;IF([.N4] &gt;[.J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9193">
            <text:p>5.92E-012</text:p>
          </table:table-cell>
          <table:table-cell office:value-type="float" office:value="0.0000000000032488">
            <text:p>3.25E-012</text:p>
          </table:table-cell>
          <table:table-cell table:formula="of:=IF([.Q4] &lt; [.L4];&quot;BETTER&quot;;IF([.Q4]-2 &gt; [.L4]; &quot;WORSE&quot;;&quot;&quot;))">
            <text:p/>
          </table:table-cell>
          <table:table-cell table:formula="of:=IF([.S4] &lt; [.N4];&quot;BETTER&quot;;IF([.S4] &gt;[.N4]*1.1;&quot;WORSE&quot;;&quot;&quot;))">
            <text:p/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-1.00000000000000000e+00</text:p>
          </table:table-cell>
          <table:table-cell office:value-type="float" office:value="59">
            <text:p>59</text:p>
          </table:table-cell>
          <table:table-cell office:value-type="float" office:value="0.000000000000012546">
            <text:p>1.25E-014</text:p>
          </table:table-cell>
          <table:table-cell office:value-type="float" office:value="8.9928E-015">
            <text:p>8.99E-015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5132">
            <text:p>1.51E-013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5132">
            <text:p>1.51E-013</text:p>
          </table:table-cell>
          <table:table-cell office:value-type="float" office:value="0">
            <text:p>0.00E+000</text:p>
          </table:table-cell>
          <table:table-cell table:formula="of:=IF([.L5] &lt; [.H5];&quot;BETTER&quot;;IF([.L5]-2 &gt; [.H5]; &quot;WORSE&quot;;&quot;&quot;))">
            <text:p/>
          </table:table-cell>
          <table:table-cell table:formula="of:=IF([.N5] &lt; [.J5];&quot;BETTER&quot;;IF([.N5] &gt;[.J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5132">
            <text:p>1.51E-013</text:p>
          </table:table-cell>
          <table:table-cell office:value-type="float" office:value="0">
            <text:p>0.00E+000</text:p>
          </table:table-cell>
          <table:table-cell table:formula="of:=IF([.Q5] &lt; [.L5];&quot;BETTER&quot;;IF([.Q5]-2 &gt; [.L5]; &quot;WORSE&quot;;&quot;&quot;))">
            <text:p/>
          </table:table-cell>
          <table:table-cell table:formula="of:=IF([.S5] &lt; [.N5];&quot;BETTER&quot;;IF([.S5] &gt;[.N5]*1.1;&quot;WORSE&quot;;&quot;&quot;))">
            <text:p/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-2.49999999999999972e-01</text:p>
          </table:table-cell>
          <table:table-cell office:value-type="float" office:value="49">
            <text:p>49</text:p>
          </table:table-cell>
          <table:table-cell office:value-type="float" office:value="0.000000000000015543">
            <text:p>1.55E-014</text:p>
          </table:table-cell>
          <table:table-cell office:value-type="float" office:value="0.000000000000074385">
            <text:p>7.44E-014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8111">
            <text:p>1.81E-012</text:p>
          </table:table-cell>
          <table:table-cell office:value-type="float" office:value="1.1102E-016">
            <text:p>1.11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8111">
            <text:p>1.81E-012</text:p>
          </table:table-cell>
          <table:table-cell office:value-type="float" office:value="1.1102E-016">
            <text:p>1.11E-016</text:p>
          </table:table-cell>
          <table:table-cell table:formula="of:=IF([.L6] &lt; [.H6];&quot;BETTER&quot;;IF([.L6]-2 &gt; [.H6]; &quot;WORSE&quot;;&quot;&quot;))">
            <text:p/>
          </table:table-cell>
          <table:table-cell table:formula="of:=IF([.N6] &lt; [.J6];&quot;BETTER&quot;;IF([.N6] &gt;[.J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8111">
            <text:p>1.81E-012</text:p>
          </table:table-cell>
          <table:table-cell office:value-type="float" office:value="1.1102E-016">
            <text:p>1.11E-016</text:p>
          </table:table-cell>
          <table:table-cell table:formula="of:=IF([.Q6] &lt; [.L6];&quot;BETTER&quot;;IF([.Q6]-2 &gt; [.L6]; &quot;WORSE&quot;;&quot;&quot;))">
            <text:p/>
          </table:table-cell>
          <table:table-cell table:formula="of:=IF([.S6] &lt; [.N6];&quot;BETTER&quot;;IF([.S6] &gt;[.N6]*1.1;&quot;WORSE&quot;;&quot;&quot;))">
            <text:p/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-3.99999999999999956e+00</text:p>
          </table:table-cell>
          <table:table-cell office:value-type="float" office:value="65">
            <text:p>65</text:p>
          </table:table-cell>
          <table:table-cell office:value-type="float" office:value="5.107E-015">
            <text:p>5.11E-015</text:p>
          </table:table-cell>
          <table:table-cell office:value-type="float" office:value="8.8818E-016">
            <text:p>8.88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5543">
            <text:p>1.55E-014</text:p>
          </table:table-cell>
          <table:table-cell office:value-type="float" office:value="1.1102E-016">
            <text:p>1.11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5543">
            <text:p>1.55E-014</text:p>
          </table:table-cell>
          <table:table-cell office:value-type="float" office:value="1.1102E-016">
            <text:p>1.11E-016</text:p>
          </table:table-cell>
          <table:table-cell table:formula="of:=IF([.L7] &lt; [.H7];&quot;BETTER&quot;;IF([.L7]-2 &gt; [.H7]; &quot;WORSE&quot;;&quot;&quot;))">
            <text:p/>
          </table:table-cell>
          <table:table-cell table:formula="of:=IF([.N7] &lt; [.J7];&quot;BETTER&quot;;IF([.N7] &gt;[.J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5543">
            <text:p>1.55E-014</text:p>
          </table:table-cell>
          <table:table-cell office:value-type="float" office:value="1.1102E-016">
            <text:p>1.11E-016</text:p>
          </table:table-cell>
          <table:table-cell table:formula="of:=IF([.Q7] &lt; [.L7];&quot;BETTER&quot;;IF([.Q7]-2 &gt; [.L7]; &quot;WORSE&quot;;&quot;&quot;))">
            <text:p/>
          </table:table-cell>
          <table:table-cell table:formula="of:=IF([.S7] &lt; [.N7];&quot;BETTER&quot;;IF([.S7] &gt;[.N7]*1.1;&quot;WORSE&quot;;&quot;&quot;))">
            <text:p/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3.14159265358979356e+00</text:p>
          </table:table-cell>
          <table:table-cell office:value-type="float" office:value="58">
            <text:p>58</text:p>
          </table:table-cell>
          <table:table-cell office:value-type="float" office:value="0.000000000000027565">
            <text:p>2.76E-014</text:p>
          </table:table-cell>
          <table:table-cell office:value-type="float" office:value="0.0000000000032494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032488">
            <text:p>3.25E-012</text:p>
          </table:table-cell>
          <table:table-cell office:value-type="string">
            <text:p>probably due to factor of 10 in <text:span text:style-name="T1">qthsh</text:span></text:p>
          </table:table-cell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032488">
            <text:p>3.25E-012</text:p>
          </table:table-cell>
          <table:table-cell table:formula="of:=IF([.L8] &lt; [.H8];&quot;BETTER&quot;;IF([.L8]-2 &gt; [.H8]; &quot;WORSE&quot;;&quot;&quot;))">
            <text:p/>
          </table:table-cell>
          <table:table-cell table:formula="of:=IF([.N8] &lt; [.J8];&quot;BETTER&quot;;IF([.N8] &gt;[.J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032488">
            <text:p>3.25E-012</text:p>
          </table:table-cell>
          <table:table-cell table:formula="of:=IF([.Q8] &lt; [.L8];&quot;BETTER&quot;;IF([.Q8]-2 &gt; [.L8]; &quot;WORSE&quot;;&quot;&quot;))">
            <text:p/>
          </table:table-cell>
          <table:table-cell table:formula="of:=IF([.S8] &lt; [.N8];&quot;BETTER&quot;;IF([.S8] &gt;[.N8]*1.1;&quot;WORSE&quot;;&quot;&quot;))">
            <text:p/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9.81747704246810349e-02</text:p>
          </table:table-cell>
          <table:table-cell office:value-type="float" office:value="43">
            <text:p>43</text:p>
          </table:table-cell>
          <table:table-cell office:value-type="float" office:value="0.0000000000011731">
            <text:p>1.17E-012</text:p>
          </table:table-cell>
          <table:table-cell office:value-type="float" office:value="0.0000000002514">
            <text:p>2.5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1799E-017">
            <text:p>2.18E-017</text:p>
          </table:table-cell>
          <table:table-cell office:value-type="float" office:value="0.0000000002514">
            <text:p>2.5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1799E-017">
            <text:p>2.18E-017</text:p>
          </table:table-cell>
          <table:table-cell office:value-type="float" office:value="0.0000000002514">
            <text:p>2.51E-010</text:p>
          </table:table-cell>
          <table:table-cell table:formula="of:=IF([.L9] &lt; [.H9];&quot;BETTER&quot;;IF([.L9]-2 &gt; [.H9]; &quot;WORSE&quot;;&quot;&quot;))">
            <text:p/>
          </table:table-cell>
          <table:table-cell table:formula="of:=IF([.N9] &lt; [.J9];&quot;BETTER&quot;;IF([.N9] &gt;[.J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1799E-017">
            <text:p>2.18E-017</text:p>
          </table:table-cell>
          <table:table-cell office:value-type="float" office:value="0.0000000002514">
            <text:p>2.51E-010</text:p>
          </table:table-cell>
          <table:table-cell table:formula="of:=IF([.Q9] &lt; [.L9];&quot;BETTER&quot;;IF([.Q9]-2 &gt; [.L9]; &quot;WORSE&quot;;&quot;&quot;))">
            <text:p/>
          </table:table-cell>
          <table:table-cell table:formula="of:=IF([.S9] &lt; [.N9];&quot;BETTER&quot;;IF([.S9] &gt;[.N9]*1.1;&quot;WORSE&quot;;&quot;&quot;))">
            <text:p/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-1.02289061288953155e-11</text:p>
          </table:table-cell>
          <table:table-cell office:value-type="float" office:value="137643">
            <text:p>137643</text:p>
          </table:table-cell>
          <table:table-cell office:value-type="float" office:value="0.00000028228">
            <text:p>2.82E-007</text:p>
          </table:table-cell>
          <table:table-cell office:value-type="float" office:value="4.5872E+296">
            <text:p>4.59E+296</text:p>
          </table:table-cell>
          <table:table-cell/>
          <table:table-cell office:value-type="float" office:value="19">
            <text:p>19</text:p>
          </table:table-cell>
          <table:table-cell office:value-type="float" office:value="0.0000000000026447">
            <text:p>2.64E-012</text:p>
          </table:table-cell>
          <table:table-cell office:value-type="float" office:value="4.5971E+296">
            <text:p>4.60E+296</text:p>
          </table:table-cell>
          <table:table-cell office:value-type="string">
            <text:p>cyclic, abs error only</text:p>
          </table:table-cell>
          <table:table-cell office:value-type="float" office:value="19">
            <text:p>19</text:p>
          </table:table-cell>
          <table:table-cell office:value-type="float" office:value="0.0000000000026447">
            <text:p>2.64E-012</text:p>
          </table:table-cell>
          <table:table-cell office:value-type="float" office:value="4.5971E+296">
            <text:p>4.60E+296</text:p>
          </table:table-cell>
          <table:table-cell table:formula="of:=IF([.L10] &lt; [.H10];&quot;BETTER&quot;;IF([.L10]-2 &gt; [.H10]; &quot;WORSE&quot;;&quot;&quot;))">
            <text:p/>
          </table:table-cell>
          <table:table-cell table:formula="of:=IF([.N10] &lt; [.J10];&quot;BETTER&quot;;IF([.N10] &gt;[.J10]*1.1;&quot;WORSE&quot;;&quot;&quot;))">
            <text:p/>
          </table:table-cell>
          <table:table-cell office:value-type="float" office:value="19">
            <text:p>19</text:p>
          </table:table-cell>
          <table:table-cell office:value-type="float" office:value="0.0000000000026447">
            <text:p>2.64E-012</text:p>
          </table:table-cell>
          <table:table-cell office:value-type="float" office:value="4.5971E+296">
            <text:p>4.60E+296</text:p>
          </table:table-cell>
          <table:table-cell table:formula="of:=IF([.Q10] &lt; [.L10];&quot;BETTER&quot;;IF([.Q10]-2 &gt; [.L10]; &quot;WORSE&quot;;&quot;&quot;))">
            <text:p/>
          </table:table-cell>
          <table:table-cell table:formula="of:=IF([.S10] &lt; [.N10];&quot;BETTER&quot;;IF([.S10] &gt;[.N10]*1.1;&quot;WORSE&quot;;&quot;&quot;))">
            <text:p/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4.99999999999999889e-01</text:p>
          </table:table-cell>
          <table:table-cell office:value-type="float" office:value="106">
            <text:p>106</text:p>
          </table:table-cell>
          <table:table-cell office:value-type="float" office:value="0.00000000015202">
            <text:p>1.52E-010</text:p>
          </table:table-cell>
          <table:table-cell office:value-type="float" office:value="0.00000000015262">
            <text:p>1.53E-010</text:p>
          </table:table-cell>
          <table:table-cell/>
          <table:table-cell office:value-type="float" office:value="147">
            <text:p>147</text:p>
          </table:table-cell>
          <table:table-cell table:number-columns-repeated="2" office:value-type="float" office:value="2.2204E-016">
            <text:p>2.22E-016</text:p>
          </table:table-cell>
          <table:table-cell/>
          <table:table-cell office:value-type="float" office:value="147">
            <text:p>147</text:p>
          </table:table-cell>
          <table:table-cell table:number-columns-repeated="2" office:value-type="float" office:value="2.2204E-016">
            <text:p>2.22E-016</text:p>
          </table:table-cell>
          <table:table-cell table:formula="of:=IF([.L11] &lt; [.H11];&quot;BETTER&quot;;IF([.L11]-2 &gt; [.H11]; &quot;WORSE&quot;;&quot;&quot;))">
            <text:p/>
          </table:table-cell>
          <table:table-cell table:formula="of:=IF([.N11] &lt; [.J11];&quot;BETTER&quot;;IF([.N11] &gt;[.J1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4.4409E-016">
            <text:p>4.44E-016</text:p>
          </table:table-cell>
          <table:table-cell table:formula="of:=IF([.Q11] &lt; [.L11];&quot;BETTER&quot;;IF([.Q11]-2 &gt; [.L11]; &quot;WORSE&quot;;&quot;&quot;))">
            <text:p/>
          </table:table-cell>
          <table:table-cell table:formula="of:=IF([.S11] &lt; [.N11];&quot;BETTER&quot;;IF([.S11] &gt;[.N11]*1.1;&quot;WORSE&quot;;&quot;&quot;))" office:value-type="string" office:string-value="WORSE">
            <text:p>WORSE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3.14159265358979356e+00</text:p>
          </table:table-cell>
          <table:table-cell office:value-type="float" office:value="56">
            <text:p>56</text:p>
          </table:table-cell>
          <table:table-cell office:value-type="float" office:value="0.00000000000096434">
            <text:p>9.64E-013</text:p>
          </table:table-cell>
          <table:table-cell office:value-type="float" office:value="0.0000000000042286">
            <text:p>4.2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9193">
            <text:p>5.92E-012</text:p>
          </table:table-cell>
          <table:table-cell office:value-type="float" office:value="0.0000000000032488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9193">
            <text:p>5.92E-012</text:p>
          </table:table-cell>
          <table:table-cell office:value-type="float" office:value="0.0000000000032488">
            <text:p>3.25E-012</text:p>
          </table:table-cell>
          <table:table-cell table:formula="of:=IF([.L12] &lt; [.H12];&quot;BETTER&quot;;IF([.L12]-2 &gt; [.H12]; &quot;WORSE&quot;;&quot;&quot;))">
            <text:p/>
          </table:table-cell>
          <table:table-cell table:formula="of:=IF([.N12] &lt; [.J12];&quot;BETTER&quot;;IF([.N12] &gt;[.J1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9197">
            <text:p>5.92E-012</text:p>
          </table:table-cell>
          <table:table-cell office:value-type="float" office:value="0.000000000003249">
            <text:p>3.25E-012</text:p>
          </table:table-cell>
          <table:table-cell table:formula="of:=IF([.Q12] &lt; [.L12];&quot;BETTER&quot;;IF([.Q12]-2 &gt; [.L12]; &quot;WORSE&quot;;&quot;&quot;))">
            <text:p/>
          </table:table-cell>
          <table:table-cell table:formula="of:=IF([.S12] &lt; [.N12];&quot;BETTER&quot;;IF([.S12] &gt;[.N12]*1.1;&quot;WORSE&quot;;&quot;&quot;))">
            <text:p/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1.66666666666666629e+03</text:p>
          </table:table-cell>
          <table:table-cell office:value-type="float" office:value="58">
            <text:p>58</text:p>
          </table:table-cell>
          <table:table-cell office:value-type="float" office:value="0.000000000000069406">
            <text:p>6.94E-014</text:p>
          </table:table-cell>
          <table:table-cell office:value-type="float" office:value="0.0000000000000206">
            <text:p>2.06E-014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81807">
            <text:p>8.18E-008</text:p>
          </table:table-cell>
          <table:table-cell office:value-type="float" office:value="0.000000000000020191">
            <text:p>2.02E-014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81807">
            <text:p>8.18E-008</text:p>
          </table:table-cell>
          <table:table-cell office:value-type="float" office:value="0.000000000000020191">
            <text:p>2.02E-014</text:p>
          </table:table-cell>
          <table:table-cell table:formula="of:=IF([.L13] &lt; [.H13];&quot;BETTER&quot;;IF([.L13]-2 &gt; [.H13]; &quot;WORSE&quot;;&quot;&quot;))">
            <text:p/>
          </table:table-cell>
          <table:table-cell table:formula="of:=IF([.N13] &lt; [.J13];&quot;BETTER&quot;;IF([.N13] &gt;[.J1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81807">
            <text:p>8.18E-008</text:p>
          </table:table-cell>
          <table:table-cell office:value-type="float" office:value="0.000000000000020191">
            <text:p>2.02E-014</text:p>
          </table:table-cell>
          <table:table-cell table:formula="of:=IF([.Q13] &lt; [.L13];&quot;BETTER&quot;;IF([.Q13]-2 &gt; [.L13]; &quot;WORSE&quot;;&quot;&quot;))">
            <text:p/>
          </table:table-cell>
          <table:table-cell table:formula="of:=IF([.S13] &lt; [.N13];&quot;BETTER&quot;;IF([.S13] &gt;[.N13]*1.1;&quot;WORSE&quot;;&quot;&quot;))">
            <text:p/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8.88888888888888840e-01</text:p>
          </table:table-cell>
          <table:table-cell office:value-type="float" office:value="56">
            <text:p>56</text:p>
          </table:table-cell>
          <table:table-cell office:value-type="float" office:value="0.00000000000088866">
            <text:p>8.89E-013</text:p>
          </table:table-cell>
          <table:table-cell office:value-type="float" office:value="0.000000000013388">
            <text:p>1.3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8953">
            <text:p>5.90E-014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8953">
            <text:p>5.90E-014</text:p>
          </table:table-cell>
          <table:table-cell office:value-type="float" office:value="0.0000000000125">
            <text:p>1.25E-011</text:p>
          </table:table-cell>
          <table:table-cell table:formula="of:=IF([.L14] &lt; [.H14];&quot;BETTER&quot;;IF([.L14]-2 &gt; [.H14]; &quot;WORSE&quot;;&quot;&quot;))">
            <text:p/>
          </table:table-cell>
          <table:table-cell table:formula="of:=IF([.N14] &lt; [.J14];&quot;BETTER&quot;;IF([.N14] &gt;[.J1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59064">
            <text:p>5.91E-014</text:p>
          </table:table-cell>
          <table:table-cell office:value-type="float" office:value="0.0000000000125">
            <text:p>1.25E-011</text:p>
          </table:table-cell>
          <table:table-cell table:formula="of:=IF([.Q14] &lt; [.L14];&quot;BETTER&quot;;IF([.Q14]-2 &gt; [.L14]; &quot;WORSE&quot;;&quot;&quot;))">
            <text:p/>
          </table:table-cell>
          <table:table-cell table:formula="of:=IF([.S14] &lt; [.N14];&quot;BETTER&quot;;IF([.S14] &gt;[.N14]*1.1;&quot;WORSE&quot;;&quot;&quot;))">
            <text:p/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string">
            <text:p>2.30258509299404501e+00</text:p>
          </table:table-cell>
          <table:table-cell office:value-type="float" office:value="57">
            <text:p>57</text:p>
          </table:table-cell>
          <table:table-cell office:value-type="float" office:value="0.000000001095">
            <text:p>1.10E-009</text:p>
          </table:table-cell>
          <table:table-cell office:value-type="float" office:value="0.0000000000025869">
            <text:p>2.59E-012</text:p>
          </table:table-cell>
          <table:table-cell/>
          <table:table-cell office:value-type="float" office:value="102">
            <text:p>102</text:p>
          </table:table-cell>
          <table:table-cell office:value-type="float" office:value="4.996E-016">
            <text:p>5.00E-016</text:p>
          </table:table-cell>
          <table:table-cell office:value-type="float" office:value="0.0000000000025861">
            <text:p>2.59E-012</text:p>
          </table:table-cell>
          <table:table-cell/>
          <table:table-cell office:value-type="float" office:value="102">
            <text:p>102</text:p>
          </table:table-cell>
          <table:table-cell office:value-type="float" office:value="4.996E-016">
            <text:p>5.00E-016</text:p>
          </table:table-cell>
          <table:table-cell office:value-type="float" office:value="0.0000000000025861">
            <text:p>2.59E-012</text:p>
          </table:table-cell>
          <table:table-cell table:formula="of:=IF([.L15] &lt; [.H15];&quot;BETTER&quot;;IF([.L15]-2 &gt; [.H15]; &quot;WORSE&quot;;&quot;&quot;))">
            <text:p/>
          </table:table-cell>
          <table:table-cell table:formula="of:=IF([.N15] &lt; [.J15];&quot;BETTER&quot;;IF([.N15] &gt;[.J15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0">
            <text:p>0.00E+000</text:p>
          </table:table-cell>
          <table:table-cell office:value-type="float" office:value="0.0000000000025861">
            <text:p>2.59E-012</text:p>
          </table:table-cell>
          <table:table-cell table:formula="of:=IF([.Q15] &lt; [.L15];&quot;BETTER&quot;;IF([.Q15]-2 &gt; [.L15]; &quot;WORSE&quot;;&quot;&quot;))">
            <text:p/>
          </table:table-cell>
          <table:table-cell table:formula="of:=IF([.S15] &lt; [.N15];&quot;BETTER&quot;;IF([.S15] &gt;[.N15]*1.1;&quot;WORSE&quot;;&quot;&quot;))">
            <text:p/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-5.82240526465012564e-01</text:p>
          </table:table-cell>
          <table:table-cell office:value-type="float" office:value="57">
            <text:p>57</text:p>
          </table:table-cell>
          <table:table-cell office:value-type="float" office:value="0.000000000000020212">
            <text:p>2.02E-014</text:p>
          </table:table-cell>
          <table:table-cell office:value-type="float" office:value="0.000000000060091">
            <text:p>6.01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85731">
            <text:p>8.57E-013</text:p>
          </table:table-cell>
          <table:table-cell office:value-type="float" office:value="0.000000000060091">
            <text:p>6.01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85731">
            <text:p>8.57E-013</text:p>
          </table:table-cell>
          <table:table-cell office:value-type="float" office:value="0.000000000060091">
            <text:p>6.01E-011</text:p>
          </table:table-cell>
          <table:table-cell table:formula="of:=IF([.L16] &lt; [.H16];&quot;BETTER&quot;;IF([.L16]-2 &gt; [.H16]; &quot;WORSE&quot;;&quot;&quot;))">
            <text:p/>
          </table:table-cell>
          <table:table-cell table:formula="of:=IF([.N16] &lt; [.J16];&quot;BETTER&quot;;IF([.N16] &gt;[.J16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085731">
            <text:p>8.57E-013</text:p>
          </table:table-cell>
          <table:table-cell office:value-type="float" office:value="0.000000000060091">
            <text:p>6.01E-011</text:p>
          </table:table-cell>
          <table:table-cell table:formula="of:=IF([.Q16] &lt; [.L16];&quot;BETTER&quot;;IF([.Q16]-2 &gt; [.L16]; &quot;WORSE&quot;;&quot;&quot;))">
            <text:p/>
          </table:table-cell>
          <table:table-cell table:formula="of:=IF([.S16] &lt; [.N16];&quot;BETTER&quot;;IF([.S16] &gt;[.N16]*1.1;&quot;WORSE&quot;;&quot;&quot;))">
            <text:p/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3.07694394903911039e-01</text:p>
          </table:table-cell>
          <table:table-cell office:value-type="float" office:value="58">
            <text:p>58</text:p>
          </table:table-cell>
          <table:table-cell office:value-type="float" office:value="0.0000000000004213">
            <text:p>4.21E-013</text:p>
          </table:table-cell>
          <table:table-cell office:value-type="float" office:value="0.00000000001271">
            <text:p>1.2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0107">
            <text:p>7.01E-011</text:p>
          </table:table-cell>
          <table:table-cell office:value-type="float" office:value="0.000000000012711">
            <text:p>1.2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0107">
            <text:p>7.01E-011</text:p>
          </table:table-cell>
          <table:table-cell office:value-type="float" office:value="0.000000000012711">
            <text:p>1.27E-011</text:p>
          </table:table-cell>
          <table:table-cell table:formula="of:=IF([.L17] &lt; [.H17];&quot;BETTER&quot;;IF([.L17]-2 &gt; [.H17]; &quot;WORSE&quot;;&quot;&quot;))">
            <text:p/>
          </table:table-cell>
          <table:table-cell table:formula="of:=IF([.N17] &lt; [.J17];&quot;BETTER&quot;;IF([.N17] &gt;[.J1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70107">
            <text:p>7.01E-011</text:p>
          </table:table-cell>
          <table:table-cell office:value-type="float" office:value="0.000000000012711">
            <text:p>1.27E-011</text:p>
          </table:table-cell>
          <table:table-cell table:formula="of:=IF([.Q17] &lt; [.L17];&quot;BETTER&quot;;IF([.Q17]-2 &gt; [.L17]; &quot;WORSE&quot;;&quot;&quot;))">
            <text:p/>
          </table:table-cell>
          <table:table-cell table:formula="of:=IF([.S17] &lt; [.N17];&quot;BETTER&quot;;IF([.S17] &gt;[.N17]*1.1;&quot;WORSE&quot;;&quot;&quot;))">
            <text:p/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string">
            <text:p>6.55134477611332298e+27</text:p>
          </table:table-cell>
          <table:table-cell office:value-type="float" office:value="113">
            <text:p>113</text:p>
          </table:table-cell>
          <table:table-cell office:value-type="float" office:value="0.0000000000021971">
            <text:p>2.20E-012</text:p>
          </table:table-cell>
          <table:table-cell office:value-type="float" office:value="0.0000000000022075">
            <text:p>2.21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976370000000000">
            <text:p>9.76E+014</text:p>
          </table:table-cell>
          <table:table-cell office:value-type="float" office:value="4.1957E-015">
            <text:p>4.20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976370000000000">
            <text:p>9.76E+014</text:p>
          </table:table-cell>
          <table:table-cell office:value-type="float" office:value="4.1957E-015">
            <text:p>4.20E-015</text:p>
          </table:table-cell>
          <table:table-cell table:formula="of:=IF([.L18] &lt; [.H18];&quot;BETTER&quot;;IF([.L18]-2 &gt; [.H18]; &quot;WORSE&quot;;&quot;&quot;))">
            <text:p/>
          </table:table-cell>
          <table:table-cell table:formula="of:=IF([.N18] &lt; [.J18];&quot;BETTER&quot;;IF([.N18] &gt;[.J1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976370000000000">
            <text:p>9.76E+014</text:p>
          </table:table-cell>
          <table:table-cell office:value-type="float" office:value="4.1957E-015">
            <text:p>4.20E-015</text:p>
          </table:table-cell>
          <table:table-cell table:formula="of:=IF([.Q18] &lt; [.L18];&quot;BETTER&quot;;IF([.Q18]-2 &gt; [.L18]; &quot;WORSE&quot;;&quot;&quot;))">
            <text:p/>
          </table:table-cell>
          <table:table-cell table:formula="of:=IF([.S18] &lt; [.N18];&quot;BETTER&quot;;IF([.S18] &gt;[.N18]*1.1;&quot;WORSE&quot;;&quot;&quot;))">
            <text:p/>
          </table:table-cell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string">
            <text:p>9.80755496505743632e-03</text:p>
          </table:table-cell>
          <table:table-cell office:value-type="float" office:value="58">
            <text:p>58</text:p>
          </table:table-cell>
          <table:table-cell office:value-type="float" office:value="1.2381E-015">
            <text:p>1.24E-015</text:p>
          </table:table-cell>
          <table:table-cell office:value-type="float" office:value="0.0000000035628">
            <text:p>3.56E-009</text:p>
          </table:table-cell>
          <table:table-cell/>
          <table:table-cell office:value-type="float" office:value="74">
            <text:p>74</text:p>
          </table:table-cell>
          <table:table-cell office:value-type="float" office:value="3.9552E-016">
            <text:p>3.96E-016</text:p>
          </table:table-cell>
          <table:table-cell office:value-type="float" office:value="0.0000000035628">
            <text:p>3.56E-009</text:p>
          </table:table-cell>
          <table:table-cell/>
          <table:table-cell office:value-type="float" office:value="74">
            <text:p>74</text:p>
          </table:table-cell>
          <table:table-cell office:value-type="float" office:value="3.9552E-016">
            <text:p>3.96E-016</text:p>
          </table:table-cell>
          <table:table-cell office:value-type="float" office:value="0.0000000035628">
            <text:p>3.56E-009</text:p>
          </table:table-cell>
          <table:table-cell table:formula="of:=IF([.L19] &lt; [.H19];&quot;BETTER&quot;;IF([.L19]-2 &gt; [.H19]; &quot;WORSE&quot;;&quot;&quot;))">
            <text:p/>
          </table:table-cell>
          <table:table-cell table:formula="of:=IF([.N19] &lt; [.J19];&quot;BETTER&quot;;IF([.N19] &gt;[.J1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3.9552E-016">
            <text:p>3.96E-016</text:p>
          </table:table-cell>
          <table:table-cell office:value-type="float" office:value="0.0000000035628">
            <text:p>3.56E-009</text:p>
          </table:table-cell>
          <table:table-cell table:formula="of:=IF([.Q19] &lt; [.L19];&quot;BETTER&quot;;IF([.Q19]-2 &gt; [.L19]; &quot;WORSE&quot;;&quot;&quot;))">
            <text:p/>
          </table:table-cell>
          <table:table-cell table:formula="of:=IF([.S19] &lt; [.N19];&quot;BETTER&quot;;IF([.S19] &gt;[.N19]*1.1;&quot;WORSE&quot;;&quot;&quot;))">
            <text:p/>
          </table:table-cell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string">
            <text:p>3.64899739785760693e-02</text:p>
          </table:table-cell>
          <table:table-cell office:value-type="float" office:value="49">
            <text:p>49</text:p>
          </table:table-cell>
          <table:table-cell office:value-type="float" office:value="0.0000000000022051">
            <text:p>2.21E-012</text:p>
          </table:table-cell>
          <table:table-cell office:value-type="float" office:value="0.00000000058712">
            <text:p>5.8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9929">
            <text:p>4.99E-012</text:p>
          </table:table-cell>
          <table:table-cell office:value-type="float" office:value="0.00000000058712">
            <text:p>5.8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9929">
            <text:p>4.99E-012</text:p>
          </table:table-cell>
          <table:table-cell office:value-type="float" office:value="0.00000000058712">
            <text:p>5.87E-010</text:p>
          </table:table-cell>
          <table:table-cell table:formula="of:=IF([.L20] &lt; [.H20];&quot;BETTER&quot;;IF([.L20]-2 &gt; [.H20]; &quot;WORSE&quot;;&quot;&quot;))">
            <text:p/>
          </table:table-cell>
          <table:table-cell table:formula="of:=IF([.N20] &lt; [.J20];&quot;BETTER&quot;;IF([.N20] &gt;[.J2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9929">
            <text:p>4.99E-012</text:p>
          </table:table-cell>
          <table:table-cell office:value-type="float" office:value="0.00000000058712">
            <text:p>5.87E-010</text:p>
          </table:table-cell>
          <table:table-cell table:formula="of:=IF([.Q20] &lt; [.L20];&quot;BETTER&quot;;IF([.Q20]-2 &gt; [.L20]; &quot;WORSE&quot;;&quot;&quot;))">
            <text:p/>
          </table:table-cell>
          <table:table-cell table:formula="of:=IF([.S20] &lt; [.N20];&quot;BETTER&quot;;IF([.S20] &gt;[.N20]*1.1;&quot;WORSE&quot;;&quot;&quot;))">
            <text:p/>
          </table:table-cell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string">
            <text:p>2.50000000000000000e-01</text:p>
          </table:table-cell>
          <table:table-cell office:value-type="float" office:value="58">
            <text:p>58</text:p>
          </table:table-cell>
          <table:table-cell office:value-type="float" office:value="0.00000000000016498">
            <text:p>1.65E-013</text:p>
          </table:table-cell>
          <table:table-cell office:value-type="float" office:value="6.6613E-016">
            <text:p>6.66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7138">
            <text:p>3.71E-012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7138">
            <text:p>3.71E-012</text:p>
          </table:table-cell>
          <table:table-cell office:value-type="float" office:value="0">
            <text:p>0.00E+000</text:p>
          </table:table-cell>
          <table:table-cell table:formula="of:=IF([.L21] &lt; [.H21];&quot;BETTER&quot;;IF([.L21]-2 &gt; [.H21]; &quot;WORSE&quot;;&quot;&quot;))">
            <text:p/>
          </table:table-cell>
          <table:table-cell table:formula="of:=IF([.N21] &lt; [.J21];&quot;BETTER&quot;;IF([.N21] &gt;[.J2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7138">
            <text:p>3.71E-012</text:p>
          </table:table-cell>
          <table:table-cell office:value-type="float" office:value="0">
            <text:p>0.00E+000</text:p>
          </table:table-cell>
          <table:table-cell table:formula="of:=IF([.Q21] &lt; [.L21];&quot;BETTER&quot;;IF([.Q21]-2 &gt; [.L21]; &quot;WORSE&quot;;&quot;&quot;))">
            <text:p/>
          </table:table-cell>
          <table:table-cell table:formula="of:=IF([.S21] &lt; [.N21];&quot;BETTER&quot;;IF([.S21] &gt;[.N21]*1.1;&quot;WORSE&quot;;&quot;&quot;))">
            <text:p/>
          </table:table-cell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string">
            <text:p>2.10657251225806974e-01</text:p>
          </table:table-cell>
          <table:table-cell office:value-type="float" office:value="58">
            <text:p>58</text:p>
          </table:table-cell>
          <table:table-cell office:value-type="float" office:value="0.000000000000052308">
            <text:p>5.23E-014</text:p>
          </table:table-cell>
          <table:table-cell office:value-type="float" office:value="0.00000000012251">
            <text:p>1.23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202">
            <text:p>1.20E-011</text:p>
          </table:table-cell>
          <table:table-cell office:value-type="float" office:value="0.00000000012251">
            <text:p>1.23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202">
            <text:p>1.20E-011</text:p>
          </table:table-cell>
          <table:table-cell office:value-type="float" office:value="0.00000000012251">
            <text:p>1.23E-010</text:p>
          </table:table-cell>
          <table:table-cell table:formula="of:=IF([.L22] &lt; [.H22];&quot;BETTER&quot;;IF([.L22]-2 &gt; [.H22]; &quot;WORSE&quot;;&quot;&quot;))">
            <text:p/>
          </table:table-cell>
          <table:table-cell table:formula="of:=IF([.N22] &lt; [.J22];&quot;BETTER&quot;;IF([.N22] &gt;[.J2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202">
            <text:p>1.20E-011</text:p>
          </table:table-cell>
          <table:table-cell office:value-type="float" office:value="0.00000000012251">
            <text:p>1.23E-010</text:p>
          </table:table-cell>
          <table:table-cell table:formula="of:=IF([.Q22] &lt; [.L22];&quot;BETTER&quot;;IF([.Q22]-2 &gt; [.L22]; &quot;WORSE&quot;;&quot;&quot;))">
            <text:p/>
          </table:table-cell>
          <table:table-cell table:formula="of:=IF([.S22] &lt; [.N22];&quot;BETTER&quot;;IF([.S22] &gt;[.N22]*1.1;&quot;WORSE&quot;;&quot;&quot;))">
            <text:p/>
          </table:table-cell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string">
            <text:p>1.90523869048267658e+00</text:p>
          </table:table-cell>
          <table:table-cell office:value-type="float" office:value="56">
            <text:p>56</text:p>
          </table:table-cell>
          <table:table-cell office:value-type="float" office:value="0.00000000000048019">
            <text:p>4.80E-013</text:p>
          </table:table-cell>
          <table:table-cell office:value-type="float" office:value="0.0000000000097272">
            <text:p>9.7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090925">
            <text:p>9.0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090925">
            <text:p>9.09E-012</text:p>
          </table:table-cell>
          <table:table-cell table:formula="of:=IF([.L23] &lt; [.H23];&quot;BETTER&quot;;IF([.L23]-2 &gt; [.H23]; &quot;WORSE&quot;;&quot;&quot;))">
            <text:p/>
          </table:table-cell>
          <table:table-cell table:formula="of:=IF([.N23] &lt; [.J23];&quot;BETTER&quot;;IF([.N23] &gt;[.J2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090925">
            <text:p>9.09E-012</text:p>
          </table:table-cell>
          <table:table-cell table:formula="of:=IF([.Q23] &lt; [.L23];&quot;BETTER&quot;;IF([.Q23]-2 &gt; [.L23]; &quot;WORSE&quot;;&quot;&quot;))">
            <text:p/>
          </table:table-cell>
          <table:table-cell table:formula="of:=IF([.S23] &lt; [.N23];&quot;BETTER&quot;;IF([.S23] &gt;[.N23]*1.1;&quot;WORSE&quot;;&quot;&quot;))">
            <text:p/>
          </table:table-cell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string">
            <text:p>5.14041895890070766e-01</text:p>
          </table:table-cell>
          <table:table-cell office:value-type="float" office:value="58">
            <text:p>58</text:p>
          </table:table-cell>
          <table:table-cell office:value-type="float" office:value="0.000000000000033261">
            <text:p>3.33E-014</text:p>
          </table:table-cell>
          <table:table-cell office:value-type="float" office:value="0.000000000019317">
            <text:p>1.9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9316">
            <text:p>1.9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9316">
            <text:p>1.93E-011</text:p>
          </table:table-cell>
          <table:table-cell table:formula="of:=IF([.L24] &lt; [.H24];&quot;BETTER&quot;;IF([.L24]-2 &gt; [.H24]; &quot;WORSE&quot;;&quot;&quot;))">
            <text:p/>
          </table:table-cell>
          <table:table-cell table:formula="of:=IF([.N24] &lt; [.J24];&quot;BETTER&quot;;IF([.N24] &gt;[.J2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9316">
            <text:p>1.93E-011</text:p>
          </table:table-cell>
          <table:table-cell table:formula="of:=IF([.Q24] &lt; [.L24];&quot;BETTER&quot;;IF([.Q24]-2 &gt; [.L24]; &quot;WORSE&quot;;&quot;&quot;))">
            <text:p/>
          </table:table-cell>
          <table:table-cell table:formula="of:=IF([.S24] &lt; [.N24];&quot;BETTER&quot;;IF([.S24] &gt;[.N24]*1.1;&quot;WORSE&quot;;&quot;&quot;))">
            <text:p/>
          </table:table-cell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string">
            <text:p>-4.44444444444444420e-01</text:p>
          </table:table-cell>
          <table:table-cell office:value-type="float" office:value="53">
            <text:p>53</text:p>
          </table:table-cell>
          <table:table-cell office:value-type="float" office:value="0.00000000000024206">
            <text:p>2.42E-013</text:p>
          </table:table-cell>
          <table:table-cell office:value-type="float" office:value="0.000000000099768">
            <text:p>9.9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 table:formula="of:=IF([.L25] &lt; [.H25];&quot;BETTER&quot;;IF([.L25]-2 &gt; [.H25]; &quot;WORSE&quot;;&quot;&quot;))">
            <text:p/>
          </table:table-cell>
          <table:table-cell table:formula="of:=IF([.N25] &lt; [.J25];&quot;BETTER&quot;;IF([.N25] &gt;[.J2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 table:formula="of:=IF([.Q25] &lt; [.L25];&quot;BETTER&quot;;IF([.Q25]-2 &gt; [.L25]; &quot;WORSE&quot;;&quot;&quot;))">
            <text:p/>
          </table:table-cell>
          <table:table-cell table:formula="of:=IF([.S25] &lt; [.N25];&quot;BETTER&quot;;IF([.S25] &gt;[.N25]*1.1;&quot;WORSE&quot;;&quot;&quot;))">
            <text:p/>
          </table:table-cell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string">
            <text:p>7.85398163397448390e-01</text:p>
          </table:table-cell>
          <table:table-cell office:value-type="float" office:value="56">
            <text:p>56</text:p>
          </table:table-cell>
          <table:table-cell office:value-type="float" office:value="0.00000000000096434">
            <text:p>9.64E-013</text:p>
          </table:table-cell>
          <table:table-cell office:value-type="float" office:value="0.0000000000042286">
            <text:p>4.2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4798">
            <text:p>1.48E-012</text:p>
          </table:table-cell>
          <table:table-cell office:value-type="float" office:value="0.0000000000032488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4798">
            <text:p>1.48E-012</text:p>
          </table:table-cell>
          <table:table-cell office:value-type="float" office:value="0.0000000000032488">
            <text:p>3.25E-012</text:p>
          </table:table-cell>
          <table:table-cell table:formula="of:=IF([.L26] &lt; [.H26];&quot;BETTER&quot;;IF([.L26]-2 &gt; [.H26]; &quot;WORSE&quot;;&quot;&quot;))">
            <text:p/>
          </table:table-cell>
          <table:table-cell table:formula="of:=IF([.N26] &lt; [.J26];&quot;BETTER&quot;;IF([.N26] &gt;[.J2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4798">
            <text:p>1.48E-012</text:p>
          </table:table-cell>
          <table:table-cell office:value-type="float" office:value="0.0000000000032488">
            <text:p>3.25E-012</text:p>
          </table:table-cell>
          <table:table-cell table:formula="of:=IF([.Q26] &lt; [.L26];&quot;BETTER&quot;;IF([.Q26]-2 &gt; [.L26]; &quot;WORSE&quot;;&quot;&quot;))">
            <text:p/>
          </table:table-cell>
          <table:table-cell table:formula="of:=IF([.S26] &lt; [.N26];&quot;BETTER&quot;;IF([.S26] &gt;[.N26]*1.1;&quot;WORSE&quot;;&quot;&quot;))">
            <text:p/>
          </table:table-cell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string">
            <text:p>1.19814022027971134e+00</text:p>
          </table:table-cell>
          <table:table-cell office:value-type="float" office:value="120">
            <text:p>120</text:p>
          </table:table-cell>
          <table:table-cell office:value-type="float" office:value="0.0000000068894">
            <text:p>6.89E-009</text:p>
          </table:table-cell>
          <table:table-cell office:value-type="float" office:value="0.000000015791">
            <text:p>1.58E-008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10718">
            <text:p>1.07E-009</text:p>
          </table:table-cell>
          <table:table-cell office:value-type="float" office:value="0.000000012036">
            <text:p>1.20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37838">
            <text:p>3.78E-009</text:p>
          </table:table-cell>
          <table:table-cell office:value-type="float" office:value="0.0000000060217">
            <text:p>6.02E-009</text:p>
          </table:table-cell>
          <table:table-cell table:formula="of:=IF([.L27] &lt; [.H27];&quot;BETTER&quot;;IF([.L27]-2 &gt; [.H27]; &quot;WORSE&quot;;&quot;&quot;))" office:value-type="string" office:string-value="BETTER">
            <text:p>BETTER</text:p>
          </table:table-cell>
          <table:table-cell table:formula="of:=IF([.N27] &lt; [.J27];&quot;BETTER&quot;;IF([.N27] &gt;[.J27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37838">
            <text:p>3.78E-009</text:p>
          </table:table-cell>
          <table:table-cell office:value-type="float" office:value="0.0000000060217">
            <text:p>6.02E-009</text:p>
          </table:table-cell>
          <table:table-cell table:formula="of:=IF([.Q27] &lt; [.L27];&quot;BETTER&quot;;IF([.Q27]-2 &gt; [.L27]; &quot;WORSE&quot;;&quot;&quot;))">
            <text:p/>
          </table:table-cell>
          <table:table-cell table:formula="of:=IF([.S27] &lt; [.N27];&quot;BETTER&quot;;IF([.S27] &gt;[.N27]*1.1;&quot;WORSE&quot;;&quot;&quot;))">
            <text:p/>
          </table:table-cell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string">
            <text:p>2.00000000000000000e+00</text:p>
          </table:table-cell>
          <table:table-cell office:value-type="float" office:value="59">
            <text:p>59</text:p>
          </table:table-cell>
          <table:table-cell office:value-type="float" office:value="0.00000000000011502">
            <text:p>1.15E-013</text:p>
          </table:table-cell>
          <table:table-cell office:value-type="float" office:value="0.00000000000017097">
            <text:p>1.71E-013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40767">
            <text:p>4.08E-013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40767">
            <text:p>4.08E-013</text:p>
          </table:table-cell>
          <table:table-cell office:value-type="float" office:value="0">
            <text:p>0.00E+000</text:p>
          </table:table-cell>
          <table:table-cell table:formula="of:=IF([.L28] &lt; [.H28];&quot;BETTER&quot;;IF([.L28]-2 &gt; [.H28]; &quot;WORSE&quot;;&quot;&quot;))">
            <text:p/>
          </table:table-cell>
          <table:table-cell table:formula="of:=IF([.N28] &lt; [.J28];&quot;BETTER&quot;;IF([.N28] &gt;[.J2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40767">
            <text:p>4.08E-013</text:p>
          </table:table-cell>
          <table:table-cell office:value-type="float" office:value="0">
            <text:p>0.00E+000</text:p>
          </table:table-cell>
          <table:table-cell table:formula="of:=IF([.Q28] &lt; [.L28];&quot;BETTER&quot;;IF([.Q28]-2 &gt; [.L28]; &quot;WORSE&quot;;&quot;&quot;))">
            <text:p/>
          </table:table-cell>
          <table:table-cell table:formula="of:=IF([.S28] &lt; [.N28];&quot;BETTER&quot;;IF([.S28] &gt;[.N28]*1.1;&quot;WORSE&quot;;&quot;&quot;))">
            <text:p/>
          </table:table-cell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office:value-type="float" office:value="0.000000000020343">
            <text:p>2.03E-011</text:p>
          </table:table-cell>
          <table:table-cell office:value-type="float" office:value="0.000000000080279">
            <text:p>8.03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29] &lt; [.H29];&quot;BETTER&quot;;IF([.L29]-2 &gt; [.H29]; &quot;WORSE&quot;;&quot;&quot;))">
            <text:p/>
          </table:table-cell>
          <table:table-cell table:formula="of:=IF([.N29] &lt; [.J29];&quot;BETTER&quot;;IF([.N29] &gt;[.J29]*1.1;&quot;WORSE&quot;;&quot;&quot;))">
            <text:p/>
          </table:table-cell>
          <table:table-cell office:value-type="float" office:value="75">
            <text:p>75</text:p>
          </table:table-cell>
          <table:table-cell office:value-type="float" office:value="0.00000000013237">
            <text:p>1.32E-010</text:p>
          </table:table-cell>
          <table:table-cell office:value-type="float" office:value="0.000000000048592">
            <text:p>4.86E-011</text:p>
          </table:table-cell>
          <table:table-cell table:formula="of:=IF([.Q29] &lt; [.L29];&quot;BETTER&quot;;IF([.Q29]-2 &gt; [.L29]; &quot;WORSE&quot;;&quot;&quot;))" office:value-type="string" office:string-value="BETTER">
            <text:p>BETTER</text:p>
          </table:table-cell>
          <table:table-cell table:formula="of:=IF([.S29] &lt; [.N29];&quot;BETTER&quot;;IF([.S29] &gt;[.N29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string">
            <text:p>7.87779048103020463e-01</text:p>
          </table:table-cell>
          <table:table-cell office:value-type="float" office:value="58">
            <text:p>58</text:p>
          </table:table-cell>
          <table:table-cell office:value-type="float" office:value="0.000000000000069511">
            <text:p>6.95E-014</text:p>
          </table:table-cell>
          <table:table-cell office:value-type="float" office:value="0.000000000003834">
            <text:p>3.8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2515">
            <text:p>2.25E-011</text:p>
          </table:table-cell>
          <table:table-cell office:value-type="float" office:value="0.0000000000038342">
            <text:p>3.8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2515">
            <text:p>2.25E-011</text:p>
          </table:table-cell>
          <table:table-cell office:value-type="float" office:value="0.0000000000038342">
            <text:p>3.83E-012</text:p>
          </table:table-cell>
          <table:table-cell table:formula="of:=IF([.L30] &lt; [.H30];&quot;BETTER&quot;;IF([.L30]-2 &gt; [.H30]; &quot;WORSE&quot;;&quot;&quot;))">
            <text:p/>
          </table:table-cell>
          <table:table-cell table:formula="of:=IF([.N30] &lt; [.J30];&quot;BETTER&quot;;IF([.N30] &gt;[.J3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2515">
            <text:p>2.25E-011</text:p>
          </table:table-cell>
          <table:table-cell office:value-type="float" office:value="0.0000000000038342">
            <text:p>3.83E-012</text:p>
          </table:table-cell>
          <table:table-cell table:formula="of:=IF([.Q30] &lt; [.L30];&quot;BETTER&quot;;IF([.Q30]-2 &gt; [.L30]; &quot;WORSE&quot;;&quot;&quot;))">
            <text:p/>
          </table:table-cell>
          <table:table-cell table:formula="of:=IF([.S30] &lt; [.N30];&quot;BETTER&quot;;IF([.S30] &gt;[.N30]*1.1;&quot;WORSE&quot;;&quot;&quot;))">
            <text:p/>
          </table:table-cell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office:value-type="float" office:value="0.000000000000012546">
            <text:p>1.25E-014</text:p>
          </table:table-cell>
          <table:table-cell office:value-type="float" office:value="8.9928E-015">
            <text:p>8.99E-015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31] &lt; [.H31];&quot;BETTER&quot;;IF([.L31]-2 &gt; [.H31]; &quot;WORSE&quot;;&quot;&quot;))">
            <text:p/>
          </table:table-cell>
          <table:table-cell table:formula="of:=IF([.N31] &lt; [.J31];&quot;BETTER&quot;;IF([.N31] &gt;[.J31]*1.1;&quot;WORSE&quot;;&quot;&quot;))">
            <text:p/>
          </table:table-cell>
          <table:table-cell office:value-type="float" office:value="70">
            <text:p>70</text:p>
          </table:table-cell>
          <table:table-cell office:value-type="float" office:value="0.00000000000030265">
            <text:p>3.03E-013</text:p>
          </table:table-cell>
          <table:table-cell office:value-type="float" office:value="0">
            <text:p>0.00E+000</text:p>
          </table:table-cell>
          <table:table-cell table:formula="of:=IF([.Q31] &lt; [.L31];&quot;BETTER&quot;;IF([.Q31]-2 &gt; [.L31]; &quot;WORSE&quot;;&quot;&quot;))" office:value-type="string" office:string-value="BETTER">
            <text:p>BETTER</text:p>
          </table:table-cell>
          <table:table-cell table:formula="of:=IF([.S31] &lt; [.N31];&quot;BETTER&quot;;IF([.S31] &gt;[.N31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string">
            <text:p>2.46740110027233994e+00</text:p>
          </table:table-cell>
          <table:table-cell office:value-type="float" office:value="91">
            <text:p>91</text:p>
          </table:table-cell>
          <table:table-cell office:value-type="float" office:value="0.0000000000088455">
            <text:p>8.85E-012</text:p>
          </table:table-cell>
          <table:table-cell office:value-type="float" office:value="0.000000000012383">
            <text:p>1.24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032437">
            <text:p>3.24E-014</text:p>
          </table:table-cell>
          <table:table-cell office:value-type="float" office:value="0.00000000001121">
            <text:p>1.12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032437">
            <text:p>3.24E-014</text:p>
          </table:table-cell>
          <table:table-cell office:value-type="float" office:value="0.00000000001121">
            <text:p>1.12E-011</text:p>
          </table:table-cell>
          <table:table-cell table:formula="of:=IF([.L32] &lt; [.H32];&quot;BETTER&quot;;IF([.L32]-2 &gt; [.H32]; &quot;WORSE&quot;;&quot;&quot;))">
            <text:p/>
          </table:table-cell>
          <table:table-cell table:formula="of:=IF([.N32] &lt; [.J32];&quot;BETTER&quot;;IF([.N32] &gt;[.J3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32437">
            <text:p>3.24E-014</text:p>
          </table:table-cell>
          <table:table-cell office:value-type="float" office:value="0.00000000001121">
            <text:p>1.12E-011</text:p>
          </table:table-cell>
          <table:table-cell table:formula="of:=IF([.Q32] &lt; [.L32];&quot;BETTER&quot;;IF([.Q32]-2 &gt; [.L32]; &quot;WORSE&quot;;&quot;&quot;))">
            <text:p/>
          </table:table-cell>
          <table:table-cell table:formula="of:=IF([.S32] &lt; [.N32];&quot;BETTER&quot;;IF([.S32] &gt;[.N32]*1.1;&quot;WORSE&quot;;&quot;&quot;))">
            <text:p/>
          </table:table-cell>
        </table:table-row>
        <table:table-row table:style-name="ro3">
          <table:table-cell/>
          <table:table-cell office:value-type="float" office:value="31">
            <text:p>31</text:p>
          </table:table-cell>
          <table:table-cell office:value-type="string">
            <text:p>-6.91183688767061266e-01</text:p>
          </table:table-cell>
          <table:table-cell office:value-type="float" office:value="60">
            <text:p>60</text:p>
          </table:table-cell>
          <table:table-cell office:value-type="float" office:value="0.0000000000019918">
            <text:p>1.99E-012</text:p>
          </table:table-cell>
          <table:table-cell office:value-type="float" office:value="0.000000000049789">
            <text:p>4.9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7061">
            <text:p>7.06E-014</text:p>
          </table:table-cell>
          <table:table-cell office:value-type="float" office:value="0.000000000047656">
            <text:p>4.7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7061">
            <text:p>7.06E-014</text:p>
          </table:table-cell>
          <table:table-cell office:value-type="float" office:value="0.000000000047656">
            <text:p>4.77E-011</text:p>
          </table:table-cell>
          <table:table-cell table:formula="of:=IF([.L33] &lt; [.H33];&quot;BETTER&quot;;IF([.L33]-2 &gt; [.H33]; &quot;WORSE&quot;;&quot;&quot;))">
            <text:p/>
          </table:table-cell>
          <table:table-cell table:formula="of:=IF([.N33] &lt; [.J33];&quot;BETTER&quot;;IF([.N33] &gt;[.J3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7061">
            <text:p>7.06E-014</text:p>
          </table:table-cell>
          <table:table-cell office:value-type="float" office:value="0.000000000047656">
            <text:p>4.77E-011</text:p>
          </table:table-cell>
          <table:table-cell table:formula="of:=IF([.Q33] &lt; [.L33];&quot;BETTER&quot;;IF([.Q33]-2 &gt; [.L33]; &quot;WORSE&quot;;&quot;&quot;))">
            <text:p/>
          </table:table-cell>
          <table:table-cell table:formula="of:=IF([.S33] &lt; [.N33];&quot;BETTER&quot;;IF([.S33] &gt;[.N33]*1.1;&quot;WORSE&quot;;&quot;&quot;))">
            <text:p/>
          </table:table-cell>
        </table:table-row>
        <table:table-row table:style-name="ro3">
          <table:table-cell/>
          <table:table-cell office:value-type="float" office:value="32">
            <text:p>32</text:p>
          </table:table-cell>
          <table:table-cell office:value-type="string">
            <text:p>-6.90494569836993310e-01</text:p>
          </table:table-cell>
          <table:table-cell office:value-type="float" office:value="59">
            <text:p>59</text:p>
          </table:table-cell>
          <table:table-cell office:value-type="float" office:value="0.0000000034942">
            <text:p>3.49E-009</text:p>
          </table:table-cell>
          <table:table-cell office:value-type="float" office:value="0.0000000088372">
            <text:p>8.84E-009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32538">
            <text:p>3.25E-010</text:p>
          </table:table-cell>
          <table:table-cell office:value-type="float" office:value="0.000000027318">
            <text:p>2.73E-008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32538">
            <text:p>3.25E-010</text:p>
          </table:table-cell>
          <table:table-cell office:value-type="float" office:value="0.000000027318">
            <text:p>2.73E-008</text:p>
          </table:table-cell>
          <table:table-cell table:formula="of:=IF([.L34] &lt; [.H34];&quot;BETTER&quot;;IF([.L34]-2 &gt; [.H34]; &quot;WORSE&quot;;&quot;&quot;))">
            <text:p/>
          </table:table-cell>
          <table:table-cell table:formula="of:=IF([.N34] &lt; [.J34];&quot;BETTER&quot;;IF([.N34] &gt;[.J34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00032538">
            <text:p>3.25E-010</text:p>
          </table:table-cell>
          <table:table-cell office:value-type="float" office:value="0.000000027318">
            <text:p>2.73E-008</text:p>
          </table:table-cell>
          <table:table-cell table:formula="of:=IF([.Q34] &lt; [.L34];&quot;BETTER&quot;;IF([.Q34]-2 &gt; [.L34]; &quot;WORSE&quot;;&quot;&quot;))">
            <text:p/>
          </table:table-cell>
          <table:table-cell table:formula="of:=IF([.S34] &lt; [.N34];&quot;BETTER&quot;;IF([.S34] &gt;[.N34]*1.1;&quot;WORSE&quot;;&quot;&quot;))">
            <text:p/>
          </table:table-cell>
        </table:table-row>
        <table:table-row table:style-name="ro3">
          <table:table-cell/>
          <table:table-cell office:value-type="float" office:value="33">
            <text:p>33</text:p>
          </table:table-cell>
          <table:table-cell office:value-type="string">
            <text:p>1.80671262590654857e-01</text:p>
          </table:table-cell>
          <table:table-cell office:value-type="float" office:value="58">
            <text:p>58</text:p>
          </table:table-cell>
          <table:table-cell office:value-type="float" office:value="0.00000000000069961">
            <text:p>7.00E-013</text:p>
          </table:table-cell>
          <table:table-cell office:value-type="float" office:value="0.000000000051724">
            <text:p>5.1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5">
            <text:p>2.78E-015</text:p>
          </table:table-cell>
          <table:table-cell office:value-type="float" office:value="0.000000000051725">
            <text:p>5.1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5">
            <text:p>2.78E-015</text:p>
          </table:table-cell>
          <table:table-cell office:value-type="float" office:value="0.000000000051725">
            <text:p>5.17E-011</text:p>
          </table:table-cell>
          <table:table-cell table:formula="of:=IF([.L35] &lt; [.H35];&quot;BETTER&quot;;IF([.L35]-2 &gt; [.H35]; &quot;WORSE&quot;;&quot;&quot;))">
            <text:p/>
          </table:table-cell>
          <table:table-cell table:formula="of:=IF([.N35] &lt; [.J35];&quot;BETTER&quot;;IF([.N35] &gt;[.J3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7478E-015">
            <text:p>2.75E-015</text:p>
          </table:table-cell>
          <table:table-cell office:value-type="float" office:value="0.000000000051725">
            <text:p>5.17E-011</text:p>
          </table:table-cell>
          <table:table-cell table:formula="of:=IF([.Q35] &lt; [.L35];&quot;BETTER&quot;;IF([.Q35]-2 &gt; [.L35]; &quot;WORSE&quot;;&quot;&quot;))">
            <text:p/>
          </table:table-cell>
          <table:table-cell table:formula="of:=IF([.S35] &lt; [.N35];&quot;BETTER&quot;;IF([.S35] &gt;[.N35]*1.1;&quot;WORSE&quot;;&quot;&quot;))">
            <text:p/>
          </table:table-cell>
        </table:table-row>
        <table:table-row table:style-name="ro3">
          <table:table-cell/>
          <table:table-cell office:value-type="float" office:value="34">
            <text:p>34</text:p>
          </table:table-cell>
          <table:table-cell office:value-type="string">
            <text:p>1.57079632679489656e+00</text:p>
          </table:table-cell>
          <table:table-cell office:value-type="float" office:value="56">
            <text:p>56</text:p>
          </table:table-cell>
          <table:table-cell office:value-type="float" office:value="0.00000000055319">
            <text:p>5.53E-010</text:p>
          </table:table-cell>
          <table:table-cell office:value-type="float" office:value="0.0000000000042283">
            <text:p>4.2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23335">
            <text:p>2.33E-011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23335">
            <text:p>2.33E-011</text:p>
          </table:table-cell>
          <table:table-cell office:value-type="float" office:value="0.000000000003249">
            <text:p>3.25E-012</text:p>
          </table:table-cell>
          <table:table-cell table:formula="of:=IF([.L36] &lt; [.H36];&quot;BETTER&quot;;IF([.L36]-2 &gt; [.H36]; &quot;WORSE&quot;;&quot;&quot;))">
            <text:p/>
          </table:table-cell>
          <table:table-cell table:formula="of:=IF([.N36] &lt; [.J36];&quot;BETTER&quot;;IF([.N36] &gt;[.J3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23335">
            <text:p>2.33E-011</text:p>
          </table:table-cell>
          <table:table-cell office:value-type="float" office:value="0.0000000000032488">
            <text:p>3.25E-012</text:p>
          </table:table-cell>
          <table:table-cell table:formula="of:=IF([.Q36] &lt; [.L36];&quot;BETTER&quot;;IF([.Q36]-2 &gt; [.L36]; &quot;WORSE&quot;;&quot;&quot;))">
            <text:p/>
          </table:table-cell>
          <table:table-cell table:formula="of:=IF([.S36] &lt; [.N36];&quot;BETTER&quot;;IF([.S36] &gt;[.N36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5">
            <text:p>35</text:p>
          </table:table-cell>
          <table:table-cell office:value-type="string">
            <text:p>EXCEPTION!!</text:p>
          </table:table-cell>
          <table:table-cell office:value-type="float" office:value="120">
            <text:p>120</text:p>
          </table:table-cell>
          <table:table-cell office:value-type="float" office:value="0.0000000063406">
            <text:p>6.34E-009</text:p>
          </table:table-cell>
          <table:table-cell office:value-type="float" office:value="0.000000015121">
            <text:p>1.51E-008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37] &lt; [.H37];&quot;BETTER&quot;;IF([.L37]-2 &gt; [.H37]; &quot;WORSE&quot;;&quot;&quot;))">
            <text:p/>
          </table:table-cell>
          <table:table-cell table:formula="of:=IF([.N37] &lt; [.J37];&quot;BETTER&quot;;IF([.N37] &gt;[.J37]*1.1;&quot;WORSE&quot;;&quot;&quot;))">
            <text:p/>
          </table:table-cell>
          <table:table-cell office:value-type="float" office:value="265">
            <text:p>265</text:p>
          </table:table-cell>
          <table:table-cell office:value-type="float" office:value="0.000000010922">
            <text:p>1.09E-008</text:p>
          </table:table-cell>
          <table:table-cell office:value-type="float" office:value="0.000000011038">
            <text:p>1.10E-008</text:p>
          </table:table-cell>
          <table:table-cell table:formula="of:=IF([.Q37] &lt; [.L37];&quot;BETTER&quot;;IF([.Q37]-2 &gt; [.L37]; &quot;WORSE&quot;;&quot;&quot;))" office:value-type="string" office:string-value="BETTER">
            <text:p>BETTER</text:p>
          </table:table-cell>
          <table:table-cell table:formula="of:=IF([.S37] &lt; [.N37];&quot;BETTER&quot;;IF([.S37] &gt;[.N37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6">
            <text:p>36</text:p>
          </table:table-cell>
          <table:table-cell office:value-type="string">
            <text:p>EXCEPTION!!</text:p>
          </table:table-cell>
          <table:table-cell office:value-type="float" office:value="210">
            <text:p>210</text:p>
          </table:table-cell>
          <table:table-cell office:value-type="float" office:value="0.0000000030803">
            <text:p>3.08E-009</text:p>
          </table:table-cell>
          <table:table-cell office:value-type="float" office:value="0.00000000012798">
            <text:p>1.28E-01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38] &lt; [.H38];&quot;BETTER&quot;;IF([.L38]-2 &gt; [.H38]; &quot;WORSE&quot;;&quot;&quot;))">
            <text:p/>
          </table:table-cell>
          <table:table-cell table:formula="of:=IF([.N38] &lt; [.J38];&quot;BETTER&quot;;IF([.N38] &gt;[.J38]*1.1;&quot;WORSE&quot;;&quot;&quot;))">
            <text:p/>
          </table:table-cell>
          <table:table-cell office:value-type="float" office:value="526">
            <text:p>526</text:p>
          </table:table-cell>
          <table:table-cell office:value-type="float" office:value="0.000000000000018319">
            <text:p>1.83E-014</text:p>
          </table:table-cell>
          <table:table-cell office:value-type="float" office:value="2.2204E-016">
            <text:p>2.22E-016</text:p>
          </table:table-cell>
          <table:table-cell table:formula="of:=IF([.Q38] &lt; [.L38];&quot;BETTER&quot;;IF([.Q38]-2 &gt; [.L38]; &quot;WORSE&quot;;&quot;&quot;))" office:value-type="string" office:string-value="BETTER">
            <text:p>BETTER</text:p>
          </table:table-cell>
          <table:table-cell table:formula="of:=IF([.S38] &lt; [.N38];&quot;BETTER&quot;;IF([.S38] &gt;[.N38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7">
            <text:p>37</text:p>
          </table:table-cell>
          <table:table-cell office:value-type="string">
            <text:p>9.99999985013356185e-01</text:p>
          </table:table-cell>
          <table:table-cell office:value-type="float" office:value="120">
            <text:p>120</text:p>
          </table:table-cell>
          <table:table-cell office:value-type="float" office:value="0.0000000082545">
            <text:p>8.25E-009</text:p>
          </table:table-cell>
          <table:table-cell office:value-type="float" office:value="0.000000018955">
            <text:p>1.90E-008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000053076">
            <text:p>5.31E-010</text:p>
          </table:table-cell>
          <table:table-cell office:value-type="float" office:value="0.000000014987">
            <text:p>1.50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37814">
            <text:p>3.78E-009</text:p>
          </table:table-cell>
          <table:table-cell office:value-type="float" office:value="0.0000000072504">
            <text:p>7.25E-009</text:p>
          </table:table-cell>
          <table:table-cell table:formula="of:=IF([.L39] &lt; [.H39];&quot;BETTER&quot;;IF([.L39]-2 &gt; [.H39]; &quot;WORSE&quot;;&quot;&quot;))" office:value-type="string" office:string-value="BETTER">
            <text:p>BETTER</text:p>
          </table:table-cell>
          <table:table-cell table:formula="of:=IF([.N39] &lt; [.J39];&quot;BETTER&quot;;IF([.N39] &gt;[.J39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37814">
            <text:p>3.78E-009</text:p>
          </table:table-cell>
          <table:table-cell office:value-type="float" office:value="0.0000000072504">
            <text:p>7.25E-009</text:p>
          </table:table-cell>
          <table:table-cell table:formula="of:=IF([.Q39] &lt; [.L39];&quot;BETTER&quot;;IF([.Q39]-2 &gt; [.L39]; &quot;WORSE&quot;;&quot;&quot;))">
            <text:p/>
          </table:table-cell>
          <table:table-cell table:formula="of:=IF([.S39] &lt; [.N39];&quot;BETTER&quot;;IF([.S39] &gt;[.N39]*1.1;&quot;WORSE&quot;;&quot;&quot;))">
            <text:p/>
          </table:table-cell>
        </table:table-row>
        <table:table-row table:style-name="ro3">
          <table:table-cell/>
          <table:table-cell office:value-type="float" office:value="38">
            <text:p>38</text:p>
          </table:table-cell>
          <table:table-cell office:value-type="string">
            <text:p>1.26448926734961829e-03</text:p>
          </table:table-cell>
          <table:table-cell office:value-type="float" office:value="37">
            <text:p>37</text:p>
          </table:table-cell>
          <table:table-cell office:value-type="float" office:value="0.00000000034362">
            <text:p>3.44E-010</text:p>
          </table:table-cell>
          <table:table-cell office:value-type="float" office:value="0.000000025821">
            <text:p>2.58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5.8547E-018">
            <text:p>5.85E-018</text:p>
          </table:table-cell>
          <table:table-cell office:value-type="float" office:value="0.000000025821">
            <text:p>2.58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5.8547E-018">
            <text:p>5.85E-018</text:p>
          </table:table-cell>
          <table:table-cell office:value-type="float" office:value="0.000000025821">
            <text:p>2.58E-008</text:p>
          </table:table-cell>
          <table:table-cell table:formula="of:=IF([.L40] &lt; [.H40];&quot;BETTER&quot;;IF([.L40]-2 &gt; [.H40]; &quot;WORSE&quot;;&quot;&quot;))">
            <text:p/>
          </table:table-cell>
          <table:table-cell table:formula="of:=IF([.N40] &lt; [.J40];&quot;BETTER&quot;;IF([.N40] &gt;[.J4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8547E-018">
            <text:p>5.85E-018</text:p>
          </table:table-cell>
          <table:table-cell office:value-type="float" office:value="0.000000025821">
            <text:p>2.58E-008</text:p>
          </table:table-cell>
          <table:table-cell table:formula="of:=IF([.Q40] &lt; [.L40];&quot;BETTER&quot;;IF([.Q40]-2 &gt; [.L40]; &quot;WORSE&quot;;&quot;&quot;))">
            <text:p/>
          </table:table-cell>
          <table:table-cell table:formula="of:=IF([.S40] &lt; [.N40];&quot;BETTER&quot;;IF([.S40] &gt;[.N40]*1.1;&quot;WORSE&quot;;&quot;&quot;))">
            <text:p/>
          </table:table-cell>
        </table:table-row>
        <table:table-row table:style-name="ro3">
          <table:table-cell/>
          <table:table-cell office:value-type="float" office:value="39">
            <text:p>39</text:p>
          </table:table-cell>
          <table:table-cell office:value-type="string">
            <text:p>1.58730158730158730e-03</text:p>
          </table:table-cell>
          <table:table-cell office:value-type="float" office:value="37">
            <text:p>37</text:p>
          </table:table-cell>
          <table:table-cell office:value-type="float" office:value="0.00000000022134">
            <text:p>2.21E-010</text:p>
          </table:table-cell>
          <table:table-cell office:value-type="float" office:value="0.000000008">
            <text:p>8.00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8">
            <text:p>8.00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8">
            <text:p>8.00E-009</text:p>
          </table:table-cell>
          <table:table-cell table:formula="of:=IF([.L41] &lt; [.H41];&quot;BETTER&quot;;IF([.L41]-2 &gt; [.H41]; &quot;WORSE&quot;;&quot;&quot;))">
            <text:p/>
          </table:table-cell>
          <table:table-cell table:formula="of:=IF([.N41] &lt; [.J41];&quot;BETTER&quot;;IF([.N41] &gt;[.J4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8">
            <text:p>8.00E-009</text:p>
          </table:table-cell>
          <table:table-cell table:formula="of:=IF([.Q41] &lt; [.L41];&quot;BETTER&quot;;IF([.Q41]-2 &gt; [.L41]; &quot;WORSE&quot;;&quot;&quot;))">
            <text:p/>
          </table:table-cell>
          <table:table-cell table:formula="of:=IF([.S41] &lt; [.N41];&quot;BETTER&quot;;IF([.S41] &gt;[.N41]*1.1;&quot;WORSE&quot;;&quot;&quot;))">
            <text:p/>
          </table:table-cell>
        </table:table-row>
        <table:table-row table:style-name="ro3">
          <table:table-cell/>
          <table:table-cell office:value-type="float" office:value="40">
            <text:p>40</text:p>
          </table:table-cell>
          <table:table-cell office:value-type="string">
            <text:p>5.90489270886385142e-01</text:p>
          </table:table-cell>
          <table:table-cell office:value-type="float" office:value="58">
            <text:p>58</text:p>
          </table:table-cell>
          <table:table-cell office:value-type="float" office:value="0.000000000000037227">
            <text:p>3.72E-014</text:p>
          </table:table-cell>
          <table:table-cell office:value-type="float" office:value="0.000000000023057">
            <text:p>2.3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23057">
            <text:p>2.3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23057">
            <text:p>2.31E-011</text:p>
          </table:table-cell>
          <table:table-cell table:formula="of:=IF([.L42] &lt; [.H42];&quot;BETTER&quot;;IF([.L42]-2 &gt; [.H42]; &quot;WORSE&quot;;&quot;&quot;))">
            <text:p/>
          </table:table-cell>
          <table:table-cell table:formula="of:=IF([.N42] &lt; [.J42];&quot;BETTER&quot;;IF([.N42] &gt;[.J4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3057">
            <text:p>2.31E-011</text:p>
          </table:table-cell>
          <table:table-cell table:formula="of:=IF([.Q42] &lt; [.L42];&quot;BETTER&quot;;IF([.Q42]-2 &gt; [.L42]; &quot;WORSE&quot;;&quot;&quot;))">
            <text:p/>
          </table:table-cell>
          <table:table-cell table:formula="of:=IF([.S42] &lt; [.N42];&quot;BETTER&quot;;IF([.S42] &gt;[.N42]*1.1;&quot;WORSE&quot;;&quot;&quot;))">
            <text:p/>
          </table:table-cell>
        </table:table-row>
        <table:table-row table:style-name="ro3">
          <table:table-cell/>
          <table:table-cell office:value-type="float" office:value="41">
            <text:p>41</text:p>
          </table:table-cell>
          <table:table-cell office:value-type="string">
            <text:p>1.40862340353767901e+00</text:p>
          </table:table-cell>
          <table:table-cell office:value-type="float" office:value="107">
            <text:p>107</text:p>
          </table:table-cell>
          <table:table-cell office:value-type="float" office:value="0.0000000000012814">
            <text:p>1.28E-012</text:p>
          </table:table-cell>
          <table:table-cell office:value-type="float" office:value="0.000000000024921">
            <text:p>2.49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71525">
            <text:p>7.15E-012</text:p>
          </table:table-cell>
          <table:table-cell office:value-type="float" office:value="0.000000000026749">
            <text:p>2.67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71525">
            <text:p>7.15E-012</text:p>
          </table:table-cell>
          <table:table-cell office:value-type="float" office:value="0.000000000026749">
            <text:p>2.67E-011</text:p>
          </table:table-cell>
          <table:table-cell table:formula="of:=IF([.L43] &lt; [.H43];&quot;BETTER&quot;;IF([.L43]-2 &gt; [.H43]; &quot;WORSE&quot;;&quot;&quot;))">
            <text:p/>
          </table:table-cell>
          <table:table-cell table:formula="of:=IF([.N43] &lt; [.J43];&quot;BETTER&quot;;IF([.N43] &gt;[.J43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71525">
            <text:p>7.15E-012</text:p>
          </table:table-cell>
          <table:table-cell office:value-type="float" office:value="0.000000000026749">
            <text:p>2.67E-011</text:p>
          </table:table-cell>
          <table:table-cell table:formula="of:=IF([.Q43] &lt; [.L43];&quot;BETTER&quot;;IF([.Q43]-2 &gt; [.L43]; &quot;WORSE&quot;;&quot;&quot;))">
            <text:p/>
          </table:table-cell>
          <table:table-cell table:formula="of:=IF([.S43] &lt; [.N43];&quot;BETTER&quot;;IF([.S43] &gt;[.N43]*1.1;&quot;WORSE&quot;;&quot;&quot;))">
            <text:p/>
          </table:table-cell>
        </table:table-row>
        <table:table-row table:style-name="ro3">
          <table:table-cell/>
          <table:table-cell office:value-type="float" office:value="42">
            <text:p>42</text:p>
          </table:table-cell>
          <table:table-cell office:value-type="string">
            <text:p>1.41798825704517018e-01</text:p>
          </table:table-cell>
          <table:table-cell office:value-type="float" office:value="49">
            <text:p>49</text:p>
          </table:table-cell>
          <table:table-cell office:value-type="float" office:value="0.0000000000036954">
            <text:p>3.70E-012</text:p>
          </table:table-cell>
          <table:table-cell office:value-type="float" office:value="0.000000000031841">
            <text:p>3.1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3619">
            <text:p>4.36E-011</text:p>
          </table:table-cell>
          <table:table-cell office:value-type="float" office:value="0.000000000031855">
            <text:p>3.1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3619">
            <text:p>4.36E-011</text:p>
          </table:table-cell>
          <table:table-cell office:value-type="float" office:value="0.000000000031855">
            <text:p>3.19E-011</text:p>
          </table:table-cell>
          <table:table-cell table:formula="of:=IF([.L44] &lt; [.H44];&quot;BETTER&quot;;IF([.L44]-2 &gt; [.H44]; &quot;WORSE&quot;;&quot;&quot;))">
            <text:p/>
          </table:table-cell>
          <table:table-cell table:formula="of:=IF([.N44] &lt; [.J44];&quot;BETTER&quot;;IF([.N44] &gt;[.J4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3619">
            <text:p>4.36E-011</text:p>
          </table:table-cell>
          <table:table-cell office:value-type="float" office:value="0.000000000031855">
            <text:p>3.19E-011</text:p>
          </table:table-cell>
          <table:table-cell table:formula="of:=IF([.Q44] &lt; [.L44];&quot;BETTER&quot;;IF([.Q44]-2 &gt; [.L44]; &quot;WORSE&quot;;&quot;&quot;))">
            <text:p/>
          </table:table-cell>
          <table:table-cell table:formula="of:=IF([.S44] &lt; [.N44];&quot;BETTER&quot;;IF([.S44] &gt;[.N44]*1.1;&quot;WORSE&quot;;&quot;&quot;))">
            <text:p/>
          </table:table-cell>
        </table:table-row>
        <table:table-row table:style-name="ro3">
          <table:table-cell/>
          <table:table-cell office:value-type="float" office:value="43">
            <text:p>43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000077491">
            <text:p>7.75E-013</text:p>
          </table:table-cell>
          <table:table-cell office:value-type="float" office:value="0.0000000000074361">
            <text:p>7.44E-012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45] &lt; [.H45];&quot;BETTER&quot;;IF([.L45]-2 &gt; [.H45]; &quot;WORSE&quot;;&quot;&quot;))">
            <text:p/>
          </table:table-cell>
          <table:table-cell table:formula="of:=IF([.N45] &lt; [.J45];&quot;BETTER&quot;;IF([.N45] &gt;[.J45]*1.1;&quot;WORSE&quot;;&quot;&quot;))">
            <text:p/>
          </table:table-cell>
          <table:table-cell office:value-type="float" office:value="70">
            <text:p>70</text:p>
          </table:table-cell>
          <table:table-cell office:value-type="float" office:value="0.00000000013183">
            <text:p>1.32E-010</text:p>
          </table:table-cell>
          <table:table-cell office:value-type="float" office:value="0.0000000000074367">
            <text:p>7.44E-012</text:p>
          </table:table-cell>
          <table:table-cell table:formula="of:=IF([.Q45] &lt; [.L45];&quot;BETTER&quot;;IF([.Q45]-2 &gt; [.L45]; &quot;WORSE&quot;;&quot;&quot;))" office:value-type="string" office:string-value="BETTER">
            <text:p>BETTER</text:p>
          </table:table-cell>
          <table:table-cell table:formula="of:=IF([.S45] &lt; [.N45];&quot;BETTER&quot;;IF([.S45] &gt;[.N45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44">
            <text:p>44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office:value-type="float" office:value="0.00000000057032">
            <text:p>5.70E-010</text:p>
          </table:table-cell>
          <table:table-cell office:value-type="float" office:value="0.000000001755">
            <text:p>1.76E-009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46] &lt; [.H46];&quot;BETTER&quot;;IF([.L46]-2 &gt; [.H46]; &quot;WORSE&quot;;&quot;&quot;))">
            <text:p/>
          </table:table-cell>
          <table:table-cell table:formula="of:=IF([.N46] &lt; [.J46];&quot;BETTER&quot;;IF([.N46] &gt;[.J46]*1.1;&quot;WORSE&quot;;&quot;&quot;))">
            <text:p/>
          </table:table-cell>
          <table:table-cell office:value-type="float" office:value="143">
            <text:p>143</text:p>
          </table:table-cell>
          <table:table-cell office:value-type="float" office:value="0.0000000040219">
            <text:p>4.02E-009</text:p>
          </table:table-cell>
          <table:table-cell office:value-type="float" office:value="0.00000000018147">
            <text:p>1.81E-010</text:p>
          </table:table-cell>
          <table:table-cell table:formula="of:=IF([.Q46] &lt; [.L46];&quot;BETTER&quot;;IF([.Q46]-2 &gt; [.L46]; &quot;WORSE&quot;;&quot;&quot;))" office:value-type="string" office:string-value="BETTER">
            <text:p>BETTER</text:p>
          </table:table-cell>
          <table:table-cell table:formula="of:=IF([.S46] &lt; [.N46];&quot;BETTER&quot;;IF([.S46] &gt;[.N46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45">
            <text:p>45</text:p>
          </table:table-cell>
          <table:table-cell office:value-type="string">
            <text:p>1.76804762350015965e+00</text:p>
          </table:table-cell>
          <table:table-cell office:value-type="float" office:value="59">
            <text:p>59</text:p>
          </table:table-cell>
          <table:table-cell office:value-type="float" office:value="0.00000000000030543">
            <text:p>3.05E-013</text:p>
          </table:table-cell>
          <table:table-cell office:value-type="float" office:value="0.00000000000010311">
            <text:p>1.03E-013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4137">
            <text:p>1.41E-009</text:p>
          </table:table-cell>
          <table:table-cell office:value-type="float" office:value="0.000000000000090297">
            <text:p>9.03E-014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4137">
            <text:p>1.41E-009</text:p>
          </table:table-cell>
          <table:table-cell office:value-type="float" office:value="0.000000000000090297">
            <text:p>9.03E-014</text:p>
          </table:table-cell>
          <table:table-cell table:formula="of:=IF([.L47] &lt; [.H47];&quot;BETTER&quot;;IF([.L47]-2 &gt; [.H47]; &quot;WORSE&quot;;&quot;&quot;))">
            <text:p/>
          </table:table-cell>
          <table:table-cell table:formula="of:=IF([.N47] &lt; [.J47];&quot;BETTER&quot;;IF([.N47] &gt;[.J4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4137">
            <text:p>1.41E-009</text:p>
          </table:table-cell>
          <table:table-cell office:value-type="float" office:value="0.000000000000090297">
            <text:p>9.03E-014</text:p>
          </table:table-cell>
          <table:table-cell table:formula="of:=IF([.Q47] &lt; [.L47];&quot;BETTER&quot;;IF([.Q47]-2 &gt; [.L47]; &quot;WORSE&quot;;&quot;&quot;))">
            <text:p/>
          </table:table-cell>
          <table:table-cell table:formula="of:=IF([.S47] &lt; [.N47];&quot;BETTER&quot;;IF([.S47] &gt;[.N47]*1.1;&quot;WORSE&quot;;&quot;&quot;))">
            <text:p/>
          </table:table-cell>
        </table:table-row>
        <table:table-row table:style-name="ro3">
          <table:table-cell/>
          <table:table-cell office:value-type="float" office:value="46">
            <text:p>46</text:p>
          </table:table-cell>
          <table:table-cell office:value-type="string">
            <text:p>EXCEPTION!!</text:p>
          </table:table-cell>
          <table:table-cell office:value-type="float" office:value="30">
            <text:p>30</text:p>
          </table:table-cell>
          <table:table-cell office:value-type="float" office:value="0.0000000084824">
            <text:p>8.48E-009</text:p>
          </table:table-cell>
          <table:table-cell office:value-type="float" office:value="0.000000014016">
            <text:p>1.40E-008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48] &lt; [.H48];&quot;BETTER&quot;;IF([.L48]-2 &gt; [.H48]; &quot;WORSE&quot;;&quot;&quot;))">
            <text:p/>
          </table:table-cell>
          <table:table-cell table:formula="of:=IF([.N48] &lt; [.J48];&quot;BETTER&quot;;IF([.N48] &gt;[.J48]*1.1;&quot;WORSE&quot;;&quot;&quot;))">
            <text:p/>
          </table:table-cell>
          <table:table-cell office:value-type="float" office:value="263">
            <text:p>263</text:p>
          </table:table-cell>
          <table:table-cell office:value-type="float" office:value="0.0000000013893">
            <text:p>1.39E-009</text:p>
          </table:table-cell>
          <table:table-cell office:value-type="float" office:value="0.00000001767">
            <text:p>1.77E-008</text:p>
          </table:table-cell>
          <table:table-cell table:formula="of:=IF([.Q48] &lt; [.L48];&quot;BETTER&quot;;IF([.Q48]-2 &gt; [.L48]; &quot;WORSE&quot;;&quot;&quot;))" office:value-type="string" office:string-value="BETTER">
            <text:p>BETTER</text:p>
          </table:table-cell>
          <table:table-cell table:formula="of:=IF([.S48] &lt; [.N48];&quot;BETTER&quot;;IF([.S48] &gt;[.N48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47">
            <text:p>47</text:p>
          </table:table-cell>
          <table:table-cell office:value-type="string">
            <text:p>1.38445838167071811e+00</text:p>
          </table:table-cell>
          <table:table-cell office:value-type="float" office:value="120">
            <text:p>120</text:p>
          </table:table-cell>
          <table:table-cell office:value-type="float" office:value="0.0000000046828">
            <text:p>4.68E-009</text:p>
          </table:table-cell>
          <table:table-cell office:value-type="float" office:value="0.000000010736">
            <text:p>1.07E-008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084182">
            <text:p>8.42E-010</text:p>
          </table:table-cell>
          <table:table-cell office:value-type="float" office:value="0.0000000081832">
            <text:p>8.18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33659">
            <text:p>3.37E-009</text:p>
          </table:table-cell>
          <table:table-cell office:value-type="float" office:value="0.0000000040955">
            <text:p>4.10E-009</text:p>
          </table:table-cell>
          <table:table-cell table:formula="of:=IF([.L49] &lt; [.H49];&quot;BETTER&quot;;IF([.L49]-2 &gt; [.H49]; &quot;WORSE&quot;;&quot;&quot;))" office:value-type="string" office:string-value="BETTER">
            <text:p>BETTER</text:p>
          </table:table-cell>
          <table:table-cell table:formula="of:=IF([.N49] &lt; [.J49];&quot;BETTER&quot;;IF([.N49] &gt;[.J49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33659">
            <text:p>3.37E-009</text:p>
          </table:table-cell>
          <table:table-cell office:value-type="float" office:value="0.0000000040955">
            <text:p>4.10E-009</text:p>
          </table:table-cell>
          <table:table-cell table:formula="of:=IF([.Q49] &lt; [.L49];&quot;BETTER&quot;;IF([.Q49]-2 &gt; [.L49]; &quot;WORSE&quot;;&quot;&quot;))">
            <text:p/>
          </table:table-cell>
          <table:table-cell table:formula="of:=IF([.S49] &lt; [.N49];&quot;BETTER&quot;;IF([.S49] &gt;[.N49]*1.1;&quot;WORSE&quot;;&quot;&quot;))">
            <text:p/>
          </table:table-cell>
        </table:table-row>
        <table:table-row table:style-name="ro3">
          <table:table-cell/>
          <table:table-cell office:value-type="float" office:value="48">
            <text:p>48</text:p>
          </table:table-cell>
          <table:table-cell office:value-type="string">
            <text:p>3.92699076587790075e-01</text:p>
          </table:table-cell>
          <table:table-cell office:value-type="float" office:value="120">
            <text:p>120</text:p>
          </table:table-cell>
          <table:table-cell office:value-type="float" office:value="0.0000000074318">
            <text:p>7.43E-009</text:p>
          </table:table-cell>
          <table:table-cell office:value-type="float" office:value="0.000000017069">
            <text:p>1.71E-008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037895">
            <text:p>3.79E-010</text:p>
          </table:table-cell>
          <table:table-cell office:value-type="float" office:value="0.000000013018">
            <text:p>1.30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2329">
            <text:p>2.33E-009</text:p>
          </table:table-cell>
          <table:table-cell office:value-type="float" office:value="0.000000012462">
            <text:p>1.25E-008</text:p>
          </table:table-cell>
          <table:table-cell table:formula="of:=IF([.L50] &lt; [.H50];&quot;BETTER&quot;;IF([.L50]-2 &gt; [.H50]; &quot;WORSE&quot;;&quot;&quot;))" office:value-type="string" office:string-value="BETTER">
            <text:p>BETTER</text:p>
          </table:table-cell>
          <table:table-cell table:formula="of:=IF([.N50] &lt; [.J50];&quot;BETTER&quot;;IF([.N50] &gt;[.J50]*1.1;&quot;WORSE&quot;;&quot;&quot;))" office:value-type="string" office:string-value="BETTER">
            <text:p>BETTER</text:p>
          </table:table-cell>
          <table:table-cell office:value-type="float" office:value="293">
            <text:p>293</text:p>
          </table:table-cell>
          <table:table-cell office:value-type="float" office:value="0.000000002329">
            <text:p>2.33E-009</text:p>
          </table:table-cell>
          <table:table-cell office:value-type="float" office:value="0.000000012462">
            <text:p>1.25E-008</text:p>
          </table:table-cell>
          <table:table-cell table:formula="of:=IF([.Q50] &lt; [.L50];&quot;BETTER&quot;;IF([.Q50]-2 &gt; [.L50]; &quot;WORSE&quot;;&quot;&quot;))">
            <text:p/>
          </table:table-cell>
          <table:table-cell table:formula="of:=IF([.S50] &lt; [.N50];&quot;BETTER&quot;;IF([.S50] &gt;[.N50]*1.1;&quot;WORSE&quot;;&quot;&quot;))">
            <text:p/>
          </table:table-cell>
        </table:table-row>
        <table:table-row table:style-name="ro3">
          <table:table-cell/>
          <table:table-cell office:value-type="float" office:value="49">
            <text:p>49</text:p>
          </table:table-cell>
          <table:table-cell office:value-type="string">
            <text:p>1.44651256229440302e-02</text:p>
          </table:table-cell>
          <table:table-cell office:value-type="float" office:value="85">
            <text:p>85</text:p>
          </table:table-cell>
          <table:table-cell office:value-type="float" office:value="0.0000000000013133">
            <text:p>1.31E-012</text:p>
          </table:table-cell>
          <table:table-cell office:value-type="float" office:value="0.0000000015859">
            <text:p>1.59E-009</text:p>
          </table:table-cell>
          <table:table-cell/>
          <table:table-cell office:value-type="float" office:value="203">
            <text:p>203</text:p>
          </table:table-cell>
          <table:table-cell office:value-type="float" office:value="1.9516E-018">
            <text:p>1.95E-018</text:p>
          </table:table-cell>
          <table:table-cell office:value-type="float" office:value="0.0000000015862">
            <text:p>1.59E-009</text:p>
          </table:table-cell>
          <table:table-cell/>
          <table:table-cell office:value-type="float" office:value="203">
            <text:p>203</text:p>
          </table:table-cell>
          <table:table-cell office:value-type="float" office:value="1.9516E-018">
            <text:p>1.95E-018</text:p>
          </table:table-cell>
          <table:table-cell office:value-type="float" office:value="0.0000000015862">
            <text:p>1.59E-009</text:p>
          </table:table-cell>
          <table:table-cell table:formula="of:=IF([.L51] &lt; [.H51];&quot;BETTER&quot;;IF([.L51]-2 &gt; [.H51]; &quot;WORSE&quot;;&quot;&quot;))">
            <text:p/>
          </table:table-cell>
          <table:table-cell table:formula="of:=IF([.N51] &lt; [.J51];&quot;BETTER&quot;;IF([.N51] &gt;[.J51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1.9516E-018">
            <text:p>1.95E-018</text:p>
          </table:table-cell>
          <table:table-cell office:value-type="float" office:value="0.0000000015862">
            <text:p>1.59E-009</text:p>
          </table:table-cell>
          <table:table-cell table:formula="of:=IF([.Q51] &lt; [.L51];&quot;BETTER&quot;;IF([.Q51]-2 &gt; [.L51]; &quot;WORSE&quot;;&quot;&quot;))">
            <text:p/>
          </table:table-cell>
          <table:table-cell table:formula="of:=IF([.S51] &lt; [.N51];&quot;BETTER&quot;;IF([.S51] &gt;[.N51]*1.1;&quot;WORSE&quot;;&quot;&quot;))">
            <text:p/>
          </table:table-cell>
        </table:table-row>
        <table:table-row table:style-name="ro3">
          <table:table-cell/>
          <table:table-cell office:value-type="float" office:value="50">
            <text:p>50</text:p>
          </table:table-cell>
          <table:table-cell office:value-type="string">
            <text:p>3.14159262684753271e+00</text:p>
          </table:table-cell>
          <table:table-cell office:value-type="float" office:value="59">
            <text:p>59</text:p>
          </table:table-cell>
          <table:table-cell office:value-type="float" office:value="0.0000000010864">
            <text:p>1.09E-009</text:p>
          </table:table-cell>
          <table:table-cell office:value-type="float" office:value="0.0000000027712">
            <text:p>2.77E-009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4602">
            <text:p>4.60E-010</text:p>
          </table:table-cell>
          <table:table-cell office:value-type="float" office:value="0.0000000085156">
            <text:p>8.52E-009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12371">
            <text:p>1.24E-008</text:p>
          </table:table-cell>
          <table:table-cell office:value-type="float" office:value="0.0000000069319">
            <text:p>6.93E-009</text:p>
          </table:table-cell>
          <table:table-cell table:formula="of:=IF([.L52] &lt; [.H52];&quot;BETTER&quot;;IF([.L52]-2 &gt; [.H52]; &quot;WORSE&quot;;&quot;&quot;))" office:value-type="string" office:string-value="BETTER">
            <text:p>BETTER</text:p>
          </table:table-cell>
          <table:table-cell table:formula="of:=IF([.N52] &lt; [.J52];&quot;BETTER&quot;;IF([.N52] &gt;[.J52]*1.1;&quot;WORSE&quot;;&quot;&quot;))" office:value-type="string" office:string-value="BETTER">
            <text:p>BETTER</text:p>
          </table:table-cell>
          <table:table-cell office:value-type="float" office:value="101">
            <text:p>101</text:p>
          </table:table-cell>
          <table:table-cell office:value-type="float" office:value="0.000000012371">
            <text:p>1.24E-008</text:p>
          </table:table-cell>
          <table:table-cell office:value-type="float" office:value="0.0000000069319">
            <text:p>6.93E-009</text:p>
          </table:table-cell>
          <table:table-cell table:formula="of:=IF([.Q52] &lt; [.L52];&quot;BETTER&quot;;IF([.Q52]-2 &gt; [.L52]; &quot;WORSE&quot;;&quot;&quot;))">
            <text:p/>
          </table:table-cell>
          <table:table-cell table:formula="of:=IF([.S52] &lt; [.N52];&quot;BETTER&quot;;IF([.S52] &gt;[.N52]*1.1;&quot;WORSE&quot;;&quot;&quot;))">
            <text:p/>
          </table:table-cell>
        </table:table-row>
        <table:table-row table:style-name="ro3">
          <table:table-cell/>
          <table:table-cell office:value-type="float" office:value="51">
            <text:p>51</text:p>
          </table:table-cell>
          <table:table-cell office:value-type="string">
            <text:p>-1.25773471122389102e+00</text:p>
          </table:table-cell>
          <table:table-cell office:value-type="float" office:value="49">
            <text:p>49</text:p>
          </table:table-cell>
          <table:table-cell office:value-type="float" office:value="0.0000000000095577">
            <text:p>9.56E-012</text:p>
          </table:table-cell>
          <table:table-cell office:value-type="float" office:value="0.000000000018985">
            <text:p>1.9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8995">
            <text:p>1.9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8995">
            <text:p>1.90E-011</text:p>
          </table:table-cell>
          <table:table-cell table:formula="of:=IF([.L53] &lt; [.H53];&quot;BETTER&quot;;IF([.L53]-2 &gt; [.H53]; &quot;WORSE&quot;;&quot;&quot;))">
            <text:p/>
          </table:table-cell>
          <table:table-cell table:formula="of:=IF([.N53] &lt; [.J53];&quot;BETTER&quot;;IF([.N53] &gt;[.J5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8995">
            <text:p>1.90E-011</text:p>
          </table:table-cell>
          <table:table-cell table:formula="of:=IF([.Q53] &lt; [.L53];&quot;BETTER&quot;;IF([.Q53]-2 &gt; [.L53]; &quot;WORSE&quot;;&quot;&quot;))">
            <text:p/>
          </table:table-cell>
          <table:table-cell table:formula="of:=IF([.S53] &lt; [.N53];&quot;BETTER&quot;;IF([.S53] &gt;[.N53]*1.1;&quot;WORSE&quot;;&quot;&quot;))">
            <text:p/>
          </table:table-cell>
        </table:table-row>
        <table:table-row table:style-name="ro3">
          <table:table-cell/>
          <table:table-cell office:value-type="float" office:value="52">
            <text:p>52</text:p>
          </table:table-cell>
          <table:table-cell office:value-type="string">
            <text:p>4.32900432900432897e-01</text:p>
          </table:table-cell>
          <table:table-cell office:value-type="float" office:value="56">
            <text:p>56</text:p>
          </table:table-cell>
          <table:table-cell office:value-type="float" office:value="0.00000000000009207">
            <text:p>9.21E-014</text:p>
          </table:table-cell>
          <table:table-cell office:value-type="float" office:value="0.00000000000090403">
            <text:p>9.04E-013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7867">
            <text:p>2.79E-013</text:p>
          </table:table-cell>
          <table:table-cell office:value-type="float" office:value="0.00000000000099994">
            <text:p>1.00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7867">
            <text:p>2.79E-013</text:p>
          </table:table-cell>
          <table:table-cell office:value-type="float" office:value="0.00000000000099994">
            <text:p>1.00E-012</text:p>
          </table:table-cell>
          <table:table-cell table:formula="of:=IF([.L54] &lt; [.H54];&quot;BETTER&quot;;IF([.L54]-2 &gt; [.H54]; &quot;WORSE&quot;;&quot;&quot;))">
            <text:p/>
          </table:table-cell>
          <table:table-cell table:formula="of:=IF([.N54] &lt; [.J54];&quot;BETTER&quot;;IF([.N54] &gt;[.J5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7867">
            <text:p>2.79E-013</text:p>
          </table:table-cell>
          <table:table-cell office:value-type="float" office:value="0.00000000000099994">
            <text:p>1.00E-012</text:p>
          </table:table-cell>
          <table:table-cell table:formula="of:=IF([.Q54] &lt; [.L54];&quot;BETTER&quot;;IF([.Q54]-2 &gt; [.L54]; &quot;WORSE&quot;;&quot;&quot;))">
            <text:p/>
          </table:table-cell>
          <table:table-cell table:formula="of:=IF([.S54] &lt; [.N54];&quot;BETTER&quot;;IF([.S54] &gt;[.N54]*1.1;&quot;WORSE&quot;;&quot;&quot;))">
            <text:p/>
          </table:table-cell>
        </table:table-row>
        <table:table-row table:style-name="ro3">
          <table:table-cell/>
          <table:table-cell office:value-type="float" office:value="53">
            <text:p>53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office:value-type="float" office:value="1.5002E-016">
            <text:p>1.50E-016</text:p>
          </table:table-cell>
          <table:table-cell office:value-type="float" office:value="0.0000000000042509">
            <text:p>4.25E-012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55] &lt; [.H55];&quot;BETTER&quot;;IF([.L55]-2 &gt; [.H55]; &quot;WORSE&quot;;&quot;&quot;))">
            <text:p/>
          </table:table-cell>
          <table:table-cell table:formula="of:=IF([.N55] &lt; [.J55];&quot;BETTER&quot;;IF([.N55] &gt;[.J55]*1.1;&quot;WORSE&quot;;&quot;&quot;))">
            <text:p/>
          </table:table-cell>
          <table:table-cell office:value-type="float" office:value="70">
            <text:p>70</text:p>
          </table:table-cell>
          <table:table-cell office:value-type="float" office:value="0.00000000035988">
            <text:p>3.60E-010</text:p>
          </table:table-cell>
          <table:table-cell office:value-type="float" office:value="0.0000000000042416">
            <text:p>4.24E-012</text:p>
          </table:table-cell>
          <table:table-cell table:formula="of:=IF([.Q55] &lt; [.L55];&quot;BETTER&quot;;IF([.Q55]-2 &gt; [.L55]; &quot;WORSE&quot;;&quot;&quot;))" office:value-type="string" office:string-value="BETTER">
            <text:p>BETTER</text:p>
          </table:table-cell>
          <table:table-cell table:formula="of:=IF([.S55] &lt; [.N55];&quot;BETTER&quot;;IF([.S55] &gt;[.N55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4">
            <text:p>54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4.141E-015">
            <text:p>4.14E-015</text:p>
          </table:table-cell>
          <table:table-cell office:value-type="float" office:value="0.000000000015754">
            <text:p>1.58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56] &lt; [.H56];&quot;BETTER&quot;;IF([.L56]-2 &gt; [.H56]; &quot;WORSE&quot;;&quot;&quot;))">
            <text:p/>
          </table:table-cell>
          <table:table-cell table:formula="of:=IF([.N56] &lt; [.J56];&quot;BETTER&quot;;IF([.N56] &gt;[.J56]*1.1;&quot;WORSE&quot;;&quot;&quot;))">
            <text:p/>
          </table:table-cell>
          <table:table-cell office:value-type="float" office:value="56">
            <text:p>56</text:p>
          </table:table-cell>
          <table:table-cell office:value-type="float" office:value="0.0000000000020988">
            <text:p>2.10E-012</text:p>
          </table:table-cell>
          <table:table-cell office:value-type="float" office:value="0.00000000001575">
            <text:p>1.58E-011</text:p>
          </table:table-cell>
          <table:table-cell table:formula="of:=IF([.Q56] &lt; [.L56];&quot;BETTER&quot;;IF([.Q56]-2 &gt; [.L56]; &quot;WORSE&quot;;&quot;&quot;))" office:value-type="string" office:string-value="BETTER">
            <text:p>BETTER</text:p>
          </table:table-cell>
          <table:table-cell table:formula="of:=IF([.S56] &lt; [.N56];&quot;BETTER&quot;;IF([.S56] &gt;[.N56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5">
            <text:p>55</text:p>
          </table:table-cell>
          <table:table-cell office:value-type="string">
            <text:p>3.79885493041722477e-01</text:p>
          </table:table-cell>
          <table:table-cell office:value-type="float" office:value="58">
            <text:p>58</text:p>
          </table:table-cell>
          <table:table-cell office:value-type="float" office:value="2.0458E-015">
            <text:p>2.05E-015</text:p>
          </table:table-cell>
          <table:table-cell office:value-type="float" office:value="0.00000000010983">
            <text:p>1.1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4156">
            <text:p>5.42E-012</text:p>
          </table:table-cell>
          <table:table-cell office:value-type="float" office:value="0.00000000010983">
            <text:p>1.1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4156">
            <text:p>5.42E-012</text:p>
          </table:table-cell>
          <table:table-cell office:value-type="float" office:value="0.00000000010983">
            <text:p>1.10E-010</text:p>
          </table:table-cell>
          <table:table-cell table:formula="of:=IF([.L57] &lt; [.H57];&quot;BETTER&quot;;IF([.L57]-2 &gt; [.H57]; &quot;WORSE&quot;;&quot;&quot;))">
            <text:p/>
          </table:table-cell>
          <table:table-cell table:formula="of:=IF([.N57] &lt; [.J57];&quot;BETTER&quot;;IF([.N57] &gt;[.J5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4156">
            <text:p>5.42E-012</text:p>
          </table:table-cell>
          <table:table-cell office:value-type="float" office:value="0.00000000010983">
            <text:p>1.10E-010</text:p>
          </table:table-cell>
          <table:table-cell table:formula="of:=IF([.Q57] &lt; [.L57];&quot;BETTER&quot;;IF([.Q57]-2 &gt; [.L57]; &quot;WORSE&quot;;&quot;&quot;))">
            <text:p/>
          </table:table-cell>
          <table:table-cell table:formula="of:=IF([.S57] &lt; [.N57];&quot;BETTER&quot;;IF([.S57] &gt;[.N57]*1.1;&quot;WORSE&quot;;&quot;&quot;))">
            <text:p/>
          </table:table-cell>
        </table:table-row>
        <table:table-row table:style-name="ro3">
          <table:table-cell/>
          <table:table-cell office:value-type="float" office:value="56">
            <text:p>56</text:p>
          </table:table-cell>
          <table:table-cell office:value-type="string">
            <text:p>1.71828182845904509e+00</text:p>
          </table:table-cell>
          <table:table-cell office:value-type="float" office:value="58">
            <text:p>58</text:p>
          </table:table-cell>
          <table:table-cell office:value-type="float" office:value="0.000000000000019901">
            <text:p>1.99E-014</text:p>
          </table:table-cell>
          <table:table-cell office:value-type="float" office:value="0.000000000023835">
            <text:p>2.3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5417">
            <text:p>1.54E-011</text:p>
          </table:table-cell>
          <table:table-cell office:value-type="float" office:value="0.000000000023835">
            <text:p>2.3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5417">
            <text:p>1.54E-011</text:p>
          </table:table-cell>
          <table:table-cell office:value-type="float" office:value="0.000000000023835">
            <text:p>2.38E-011</text:p>
          </table:table-cell>
          <table:table-cell table:formula="of:=IF([.L58] &lt; [.H58];&quot;BETTER&quot;;IF([.L58]-2 &gt; [.H58]; &quot;WORSE&quot;;&quot;&quot;))">
            <text:p/>
          </table:table-cell>
          <table:table-cell table:formula="of:=IF([.N58] &lt; [.J58];&quot;BETTER&quot;;IF([.N58] &gt;[.J5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5417">
            <text:p>1.54E-011</text:p>
          </table:table-cell>
          <table:table-cell office:value-type="float" office:value="0.000000000023835">
            <text:p>2.38E-011</text:p>
          </table:table-cell>
          <table:table-cell table:formula="of:=IF([.Q58] &lt; [.L58];&quot;BETTER&quot;;IF([.Q58]-2 &gt; [.L58]; &quot;WORSE&quot;;&quot;&quot;))">
            <text:p/>
          </table:table-cell>
          <table:table-cell table:formula="of:=IF([.S58] &lt; [.N58];&quot;BETTER&quot;;IF([.S58] &gt;[.N58]*1.1;&quot;WORSE&quot;;&quot;&quot;))">
            <text:p/>
          </table:table-cell>
        </table:table-row>
        <table:table-row table:style-name="ro3">
          <table:table-cell/>
          <table:table-cell office:value-type="float" office:value="57">
            <text:p>57</text:p>
          </table:table-cell>
          <table:table-cell office:value-type="string">
            <text:p>6.93147180559945397e-01</text:p>
          </table:table-cell>
          <table:table-cell office:value-type="float" office:value="58">
            <text:p>58</text:p>
          </table:table-cell>
          <table:table-cell office:value-type="float" office:value="0.00000000000011917">
            <text:p>1.19E-013</text:p>
          </table:table-cell>
          <table:table-cell office:value-type="float" office:value="0.000000000057787">
            <text:p>5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0623">
            <text:p>5.06E-012</text:p>
          </table:table-cell>
          <table:table-cell office:value-type="float" office:value="0.000000000057787">
            <text:p>5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0623">
            <text:p>5.06E-012</text:p>
          </table:table-cell>
          <table:table-cell office:value-type="float" office:value="0.000000000057787">
            <text:p>5.78E-011</text:p>
          </table:table-cell>
          <table:table-cell table:formula="of:=IF([.L59] &lt; [.H59];&quot;BETTER&quot;;IF([.L59]-2 &gt; [.H59]; &quot;WORSE&quot;;&quot;&quot;))">
            <text:p/>
          </table:table-cell>
          <table:table-cell table:formula="of:=IF([.N59] &lt; [.J59];&quot;BETTER&quot;;IF([.N59] &gt;[.J5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0623">
            <text:p>5.06E-012</text:p>
          </table:table-cell>
          <table:table-cell office:value-type="float" office:value="0.000000000057787">
            <text:p>5.78E-011</text:p>
          </table:table-cell>
          <table:table-cell table:formula="of:=IF([.Q59] &lt; [.L59];&quot;BETTER&quot;;IF([.Q59]-2 &gt; [.L59]; &quot;WORSE&quot;;&quot;&quot;))">
            <text:p/>
          </table:table-cell>
          <table:table-cell table:formula="of:=IF([.S59] &lt; [.N59];&quot;BETTER&quot;;IF([.S59] &gt;[.N59]*1.1;&quot;WORSE&quot;;&quot;&quot;))">
            <text:p/>
          </table:table-cell>
        </table:table-row>
        <table:table-row table:style-name="ro3">
          <table:table-cell/>
          <table:table-cell office:value-type="float" office:value="58">
            <text:p>58</text:p>
          </table:table-cell>
          <table:table-cell office:value-type="string">
            <text:p>4.79428226688801584e-01</text:p>
          </table:table-cell>
          <table:table-cell office:value-type="float" office:value="57">
            <text:p>57</text:p>
          </table:table-cell>
          <table:table-cell office:value-type="float" office:value="0.00000000000072957">
            <text:p>7.30E-013</text:p>
          </table:table-cell>
          <table:table-cell office:value-type="float" office:value="0.000000000023359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 table:formula="of:=IF([.L60] &lt; [.H60];&quot;BETTER&quot;;IF([.L60]-2 &gt; [.H60]; &quot;WORSE&quot;;&quot;&quot;))">
            <text:p/>
          </table:table-cell>
          <table:table-cell table:formula="of:=IF([.N60] &lt; [.J60];&quot;BETTER&quot;;IF([.N60] &gt;[.J60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 table:formula="of:=IF([.Q60] &lt; [.L60];&quot;BETTER&quot;;IF([.Q60]-2 &gt; [.L60]; &quot;WORSE&quot;;&quot;&quot;))">
            <text:p/>
          </table:table-cell>
          <table:table-cell table:formula="of:=IF([.S60] &lt; [.N60];&quot;BETTER&quot;;IF([.S60] &gt;[.N60]*1.1;&quot;WORSE&quot;;&quot;&quot;))">
            <text:p/>
          </table:table-cell>
        </table:table-row>
        <table:table-row table:style-name="ro3">
          <table:table-cell/>
          <table:table-cell office:value-type="float" office:value="59">
            <text:p>59</text:p>
          </table:table-cell>
          <table:table-cell office:value-type="string">
            <text:p>8.66972987339911016e-01</text:p>
          </table:table-cell>
          <table:table-cell office:value-type="float" office:value="58">
            <text:p>58</text:p>
          </table:table-cell>
          <table:table-cell office:value-type="float" office:value="0.000000000000083109">
            <text:p>8.31E-014</text:p>
          </table:table-cell>
          <table:table-cell office:value-type="float" office:value="0.000000000046035">
            <text:p>4.6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3307E-016">
            <text:p>3.33E-016</text:p>
          </table:table-cell>
          <table:table-cell office:value-type="float" office:value="0.000000000046035">
            <text:p>4.6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3307E-016">
            <text:p>3.33E-016</text:p>
          </table:table-cell>
          <table:table-cell office:value-type="float" office:value="0.000000000046035">
            <text:p>4.60E-011</text:p>
          </table:table-cell>
          <table:table-cell table:formula="of:=IF([.L61] &lt; [.H61];&quot;BETTER&quot;;IF([.L61]-2 &gt; [.H61]; &quot;WORSE&quot;;&quot;&quot;))">
            <text:p/>
          </table:table-cell>
          <table:table-cell table:formula="of:=IF([.N61] &lt; [.J61];&quot;BETTER&quot;;IF([.N61] &gt;[.J6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46035">
            <text:p>4.60E-011</text:p>
          </table:table-cell>
          <table:table-cell table:formula="of:=IF([.Q61] &lt; [.L61];&quot;BETTER&quot;;IF([.Q61]-2 &gt; [.L61]; &quot;WORSE&quot;;&quot;&quot;))">
            <text:p/>
          </table:table-cell>
          <table:table-cell table:formula="of:=IF([.S61] &lt; [.N61];&quot;BETTER&quot;;IF([.S61] &gt;[.N61]*1.1;&quot;WORSE&quot;;&quot;&quot;))">
            <text:p/>
          </table:table-cell>
        </table:table-row>
        <table:table-row table:style-name="ro3">
          <table:table-cell/>
          <table:table-cell office:value-type="float" office:value="60">
            <text:p>60</text:p>
          </table:table-cell>
          <table:table-cell office:value-type="string">
            <text:p>1.58223296372967281e+00</text:p>
          </table:table-cell>
          <table:table-cell office:value-type="float" office:value="55">
            <text:p>55</text:p>
          </table:table-cell>
          <table:table-cell office:value-type="float" office:value="0.0000000039319">
            <text:p>3.93E-009</text:p>
          </table:table-cell>
          <table:table-cell office:value-type="float" office:value="0.000000000018083">
            <text:p>1.81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56681">
            <text:p>5.67E-011</text:p>
          </table:table-cell>
          <table:table-cell office:value-type="float" office:value="0.000000000018754">
            <text:p>1.88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56681">
            <text:p>5.67E-011</text:p>
          </table:table-cell>
          <table:table-cell office:value-type="float" office:value="0.000000000018754">
            <text:p>1.88E-011</text:p>
          </table:table-cell>
          <table:table-cell table:formula="of:=IF([.L62] &lt; [.H62];&quot;BETTER&quot;;IF([.L62]-2 &gt; [.H62]; &quot;WORSE&quot;;&quot;&quot;))">
            <text:p/>
          </table:table-cell>
          <table:table-cell table:formula="of:=IF([.N62] &lt; [.J62];&quot;BETTER&quot;;IF([.N62] &gt;[.J62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56681">
            <text:p>5.67E-011</text:p>
          </table:table-cell>
          <table:table-cell office:value-type="float" office:value="0.000000000018754">
            <text:p>1.88E-011</text:p>
          </table:table-cell>
          <table:table-cell table:formula="of:=IF([.Q62] &lt; [.L62];&quot;BETTER&quot;;IF([.Q62]-2 &gt; [.L62]; &quot;WORSE&quot;;&quot;&quot;))">
            <text:p/>
          </table:table-cell>
          <table:table-cell table:formula="of:=IF([.S62] &lt; [.N62];&quot;BETTER&quot;;IF([.S62] &gt;[.N62]*1.1;&quot;WORSE&quot;;&quot;&quot;))">
            <text:p/>
          </table:table-cell>
        </table:table-row>
        <table:table-row table:style-name="ro3">
          <table:table-cell/>
          <table:table-cell office:value-type="float" office:value="61">
            <text:p>61</text:p>
          </table:table-cell>
          <table:table-cell office:value-type="string">
            <text:p>1.56439644406904987e+00</text:p>
          </table:table-cell>
          <table:table-cell office:value-type="float" office:value="55">
            <text:p>55</text:p>
          </table:table-cell>
          <table:table-cell office:value-type="float" office:value="0.00000000052673">
            <text:p>5.27E-010</text:p>
          </table:table-cell>
          <table:table-cell office:value-type="float" office:value="0.000000000020765">
            <text:p>2.08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22229">
            <text:p>2.22E-011</text:p>
          </table:table-cell>
          <table:table-cell office:value-type="float" office:value="0.000000000019784">
            <text:p>1.98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22229">
            <text:p>2.22E-011</text:p>
          </table:table-cell>
          <table:table-cell office:value-type="float" office:value="0.000000000019784">
            <text:p>1.98E-011</text:p>
          </table:table-cell>
          <table:table-cell table:formula="of:=IF([.L63] &lt; [.H63];&quot;BETTER&quot;;IF([.L63]-2 &gt; [.H63]; &quot;WORSE&quot;;&quot;&quot;))">
            <text:p/>
          </table:table-cell>
          <table:table-cell table:formula="of:=IF([.N63] &lt; [.J63];&quot;BETTER&quot;;IF([.N63] &gt;[.J63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22229">
            <text:p>2.22E-011</text:p>
          </table:table-cell>
          <table:table-cell office:value-type="float" office:value="0.000000000019784">
            <text:p>1.98E-011</text:p>
          </table:table-cell>
          <table:table-cell table:formula="of:=IF([.Q63] &lt; [.L63];&quot;BETTER&quot;;IF([.Q63]-2 &gt; [.L63]; &quot;WORSE&quot;;&quot;&quot;))">
            <text:p/>
          </table:table-cell>
          <table:table-cell table:formula="of:=IF([.S63] &lt; [.N63];&quot;BETTER&quot;;IF([.S63] &gt;[.N63]*1.1;&quot;WORSE&quot;;&quot;&quot;))">
            <text:p/>
          </table:table-cell>
        </table:table-row>
        <table:table-row table:style-name="ro3">
          <table:table-cell/>
          <table:table-cell office:value-type="float" office:value="62">
            <text:p>62</text:p>
          </table:table-cell>
          <table:table-cell office:value-type="string">
            <text:p>1.00000000000000022e+00</text:p>
          </table:table-cell>
          <table:table-cell office:value-type="float" office:value="115">
            <text:p>115</text:p>
          </table:table-cell>
          <table:table-cell office:value-type="float" office:value="0.00000000022115">
            <text:p>2.21E-010</text:p>
          </table:table-cell>
          <table:table-cell office:value-type="float" office:value="0.00000000000031053">
            <text:p>3.11E-013</text:p>
          </table:table-cell>
          <table:table-cell/>
          <table:table-cell office:value-type="float" office:value="293">
            <text:p>293</text:p>
          </table:table-cell>
          <table:table-cell office:value-type="float" office:value="1.3878E-016">
            <text:p>1.39E-016</text:p>
          </table:table-cell>
          <table:table-cell office:value-type="float" office:value="2.2204E-016">
            <text:p>2.22E-016</text:p>
          </table:table-cell>
          <table:table-cell/>
          <table:table-cell office:value-type="float" office:value="293">
            <text:p>293</text:p>
          </table:table-cell>
          <table:table-cell office:value-type="float" office:value="1.3878E-016">
            <text:p>1.39E-016</text:p>
          </table:table-cell>
          <table:table-cell office:value-type="float" office:value="2.2204E-016">
            <text:p>2.22E-016</text:p>
          </table:table-cell>
          <table:table-cell table:formula="of:=IF([.L64] &lt; [.H64];&quot;BETTER&quot;;IF([.L64]-2 &gt; [.H64]; &quot;WORSE&quot;;&quot;&quot;))">
            <text:p/>
          </table:table-cell>
          <table:table-cell table:formula="of:=IF([.N64] &lt; [.J64];&quot;BETTER&quot;;IF([.N64] &gt;[.J64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3878E-016">
            <text:p>1.39E-016</text:p>
          </table:table-cell>
          <table:table-cell office:value-type="float" office:value="2.2204E-016">
            <text:p>2.22E-016</text:p>
          </table:table-cell>
          <table:table-cell table:formula="of:=IF([.Q64] &lt; [.L64];&quot;BETTER&quot;;IF([.Q64]-2 &gt; [.L64]; &quot;WORSE&quot;;&quot;&quot;))">
            <text:p/>
          </table:table-cell>
          <table:table-cell table:formula="of:=IF([.S64] &lt; [.N64];&quot;BETTER&quot;;IF([.S64] &gt;[.N64]*1.1;&quot;WORSE&quot;;&quot;&quot;))">
            <text:p/>
          </table:table-cell>
        </table:table-row>
        <table:table-row table:style-name="ro3">
          <table:table-cell/>
          <table:table-cell office:value-type="float" office:value="63">
            <text:p>63</text:p>
          </table:table-cell>
          <table:table-cell office:value-type="string">
            <text:p>5.00000000000000000e-01</text:p>
          </table:table-cell>
          <table:table-cell office:value-type="float" office:value="113">
            <text:p>113</text:p>
          </table:table-cell>
          <table:table-cell office:value-type="float" office:value="0.00000000026869">
            <text:p>2.69E-010</text:p>
          </table:table-cell>
          <table:table-cell office:value-type="float" office:value="0.00000000000089395">
            <text:p>8.94E-013</text:p>
          </table:table-cell>
          <table:table-cell/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">
            <text:p>0.00E+000</text:p>
          </table:table-cell>
          <table:table-cell/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">
            <text:p>0.00E+000</text:p>
          </table:table-cell>
          <table:table-cell table:formula="of:=IF([.L65] &lt; [.H65];&quot;BETTER&quot;;IF([.L65]-2 &gt; [.H65]; &quot;WORSE&quot;;&quot;&quot;))">
            <text:p/>
          </table:table-cell>
          <table:table-cell table:formula="of:=IF([.N65] &lt; [.J65];&quot;BETTER&quot;;IF([.N65] &gt;[.J65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">
            <text:p>0.00E+000</text:p>
          </table:table-cell>
          <table:table-cell table:formula="of:=IF([.Q65] &lt; [.L65];&quot;BETTER&quot;;IF([.Q65]-2 &gt; [.L65]; &quot;WORSE&quot;;&quot;&quot;))">
            <text:p/>
          </table:table-cell>
          <table:table-cell table:formula="of:=IF([.S65] &lt; [.N65];&quot;BETTER&quot;;IF([.S65] &gt;[.N65]*1.1;&quot;WORSE&quot;;&quot;&quot;))">
            <text:p/>
          </table:table-cell>
        </table:table-row>
        <table:table-row table:style-name="ro3">
          <table:table-cell/>
          <table:table-cell office:value-type="float" office:value="64">
            <text:p>64</text:p>
          </table:table-cell>
          <table:table-cell office:value-type="string">
            <text:p>4.99363381076456836e-01</text:p>
          </table:table-cell>
          <table:table-cell office:value-type="float" office:value="223">
            <text:p>223</text:p>
          </table:table-cell>
          <table:table-cell office:value-type="float" office:value="0.00000000019571">
            <text:p>1.96E-010</text:p>
          </table:table-cell>
          <table:table-cell office:value-type="float" office:value="0.000000000076698">
            <text:p>7.67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6">
            <text:p>4.71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6">
            <text:p>4.71E-011</text:p>
          </table:table-cell>
          <table:table-cell table:formula="of:=IF([.L66] &lt; [.H66];&quot;BETTER&quot;;IF([.L66]-2 &gt; [.H66]; &quot;WORSE&quot;;&quot;&quot;))">
            <text:p/>
          </table:table-cell>
          <table:table-cell table:formula="of:=IF([.N66] &lt; [.J66];&quot;BETTER&quot;;IF([.N66] &gt;[.J6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6">
            <text:p>4.71E-011</text:p>
          </table:table-cell>
          <table:table-cell table:formula="of:=IF([.Q66] &lt; [.L66];&quot;BETTER&quot;;IF([.Q66]-2 &gt; [.L66]; &quot;WORSE&quot;;&quot;&quot;))">
            <text:p/>
          </table:table-cell>
          <table:table-cell table:formula="of:=IF([.S66] &lt; [.N66];&quot;BETTER&quot;;IF([.S66] &gt;[.N66]*1.1;&quot;WORSE&quot;;&quot;&quot;))">
            <text:p/>
          </table:table-cell>
        </table:table-row>
        <table:table-row table:style-name="ro3">
          <table:table-cell/>
          <table:table-cell office:value-type="float" office:value="65">
            <text:p>65</text:p>
          </table:table-cell>
          <table:table-cell office:value-type="string">
            <text:p>4.00000000000000022e-01</text:p>
          </table:table-cell>
          <table:table-cell office:value-type="float" office:value="58">
            <text:p>58</text:p>
          </table:table-cell>
          <table:table-cell office:value-type="float" office:value="0.000000000000032335">
            <text:p>3.23E-014</text:p>
          </table:table-cell>
          <table:table-cell office:value-type="float" office:value="5.5511E-016">
            <text:p>5.55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3218">
            <text:p>3.32E-012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3218">
            <text:p>3.32E-012</text:p>
          </table:table-cell>
          <table:table-cell office:value-type="float" office:value="0">
            <text:p>0.00E+000</text:p>
          </table:table-cell>
          <table:table-cell table:formula="of:=IF([.L67] &lt; [.H67];&quot;BETTER&quot;;IF([.L67]-2 &gt; [.H67]; &quot;WORSE&quot;;&quot;&quot;))">
            <text:p/>
          </table:table-cell>
          <table:table-cell table:formula="of:=IF([.N67] &lt; [.J67];&quot;BETTER&quot;;IF([.N67] &gt;[.J6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3218">
            <text:p>3.32E-012</text:p>
          </table:table-cell>
          <table:table-cell office:value-type="float" office:value="0">
            <text:p>0.00E+000</text:p>
          </table:table-cell>
          <table:table-cell table:formula="of:=IF([.Q67] &lt; [.L67];&quot;BETTER&quot;;IF([.Q67]-2 &gt; [.L67]; &quot;WORSE&quot;;&quot;&quot;))">
            <text:p/>
          </table:table-cell>
          <table:table-cell table:formula="of:=IF([.S67] &lt; [.N67];&quot;BETTER&quot;;IF([.S67] &gt;[.N67]*1.1;&quot;WORSE&quot;;&quot;&quot;))">
            <text:p/>
          </table:table-cell>
        </table:table-row>
        <table:table-row table:style-name="ro3">
          <table:table-cell/>
          <table:table-cell office:value-type="float" office:value="66">
            <text:p>66</text:p>
          </table:table-cell>
          <table:table-cell office:value-type="string">
            <text:p>6.66666666666666630e-01</text:p>
          </table:table-cell>
          <table:table-cell office:value-type="float" office:value="58">
            <text:p>58</text:p>
          </table:table-cell>
          <table:table-cell office:value-type="float" office:value="1.6653E-016">
            <text:p>1.67E-016</text:p>
          </table:table-cell>
          <table:table-cell office:value-type="float" office:value="0.00000000005">
            <text:p>5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722">
            <text:p>1.72E-013</text:p>
          </table:table-cell>
          <table:table-cell office:value-type="float" office:value="0.00000000005">
            <text:p>5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722">
            <text:p>1.72E-013</text:p>
          </table:table-cell>
          <table:table-cell office:value-type="float" office:value="0.00000000005">
            <text:p>5.00E-011</text:p>
          </table:table-cell>
          <table:table-cell table:formula="of:=IF([.L68] &lt; [.H68];&quot;BETTER&quot;;IF([.L68]-2 &gt; [.H68]; &quot;WORSE&quot;;&quot;&quot;))">
            <text:p/>
          </table:table-cell>
          <table:table-cell table:formula="of:=IF([.N68] &lt; [.J68];&quot;BETTER&quot;;IF([.N68] &gt;[.J6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722">
            <text:p>1.72E-013</text:p>
          </table:table-cell>
          <table:table-cell office:value-type="float" office:value="0.00000000005">
            <text:p>5.00E-011</text:p>
          </table:table-cell>
          <table:table-cell table:formula="of:=IF([.Q68] &lt; [.L68];&quot;BETTER&quot;;IF([.Q68]-2 &gt; [.L68]; &quot;WORSE&quot;;&quot;&quot;))">
            <text:p/>
          </table:table-cell>
          <table:table-cell table:formula="of:=IF([.S68] &lt; [.N68];&quot;BETTER&quot;;IF([.S68] &gt;[.N68]*1.1;&quot;WORSE&quot;;&quot;&quot;))">
            <text:p/>
          </table:table-cell>
        </table:table-row>
        <table:table-row table:style-name="ro3">
          <table:table-cell/>
          <table:table-cell office:value-type="float" office:value="67">
            <text:p>67</text:p>
          </table:table-cell>
          <table:table-cell office:value-type="string">
            <text:p>8.38676342690182097e-01</text:p>
          </table:table-cell>
          <table:table-cell office:value-type="float" office:value="210">
            <text:p>210</text:p>
          </table:table-cell>
          <table:table-cell office:value-type="float" office:value="0.00000000012594">
            <text:p>1.26E-010</text:p>
          </table:table-cell>
          <table:table-cell office:value-type="float" office:value="0.00000000014211">
            <text:p>1.42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80945">
            <text:p>8.09E-012</text:p>
          </table:table-cell>
          <table:table-cell office:value-type="float" office:value="0.000000000011706">
            <text:p>1.17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80945">
            <text:p>8.09E-012</text:p>
          </table:table-cell>
          <table:table-cell office:value-type="float" office:value="0.000000000011706">
            <text:p>1.17E-011</text:p>
          </table:table-cell>
          <table:table-cell table:formula="of:=IF([.L69] &lt; [.H69];&quot;BETTER&quot;;IF([.L69]-2 &gt; [.H69]; &quot;WORSE&quot;;&quot;&quot;))">
            <text:p/>
          </table:table-cell>
          <table:table-cell table:formula="of:=IF([.N69] &lt; [.J69];&quot;BETTER&quot;;IF([.N69] &gt;[.J6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80945">
            <text:p>8.09E-012</text:p>
          </table:table-cell>
          <table:table-cell office:value-type="float" office:value="0.000000000011706">
            <text:p>1.17E-011</text:p>
          </table:table-cell>
          <table:table-cell table:formula="of:=IF([.Q69] &lt; [.L69];&quot;BETTER&quot;;IF([.Q69]-2 &gt; [.L69]; &quot;WORSE&quot;;&quot;&quot;))">
            <text:p/>
          </table:table-cell>
          <table:table-cell table:formula="of:=IF([.S69] &lt; [.N69];&quot;BETTER&quot;;IF([.S69] &gt;[.N69]*1.1;&quot;WORSE&quot;;&quot;&quot;))">
            <text:p/>
          </table:table-cell>
        </table:table-row>
        <table:table-row table:style-name="ro3">
          <table:table-cell/>
          <table:table-cell office:value-type="float" office:value="68">
            <text:p>68</text:p>
          </table:table-cell>
          <table:table-cell office:value-type="string">
            <text:p>9.10823960732299831e+00</text:p>
          </table:table-cell>
          <table:table-cell office:value-type="float" office:value="110">
            <text:p>110</text:p>
          </table:table-cell>
          <table:table-cell office:value-type="float" office:value="0.0000000000057577">
            <text:p>5.76E-012</text:p>
          </table:table-cell>
          <table:table-cell office:value-type="float" office:value="0.0000000000032334">
            <text:p>3.2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2103">
            <text:p>5.21E-009</text:p>
          </table:table-cell>
          <table:table-cell office:value-type="float" office:value="0.000000000002525">
            <text:p>2.5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2103">
            <text:p>5.21E-009</text:p>
          </table:table-cell>
          <table:table-cell office:value-type="float" office:value="0.000000000002525">
            <text:p>2.53E-012</text:p>
          </table:table-cell>
          <table:table-cell table:formula="of:=IF([.L70] &lt; [.H70];&quot;BETTER&quot;;IF([.L70]-2 &gt; [.H70]; &quot;WORSE&quot;;&quot;&quot;))">
            <text:p/>
          </table:table-cell>
          <table:table-cell table:formula="of:=IF([.N70] &lt; [.J70];&quot;BETTER&quot;;IF([.N70] &gt;[.J7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52103">
            <text:p>5.21E-009</text:p>
          </table:table-cell>
          <table:table-cell office:value-type="float" office:value="0.000000000002525">
            <text:p>2.53E-012</text:p>
          </table:table-cell>
          <table:table-cell table:formula="of:=IF([.Q70] &lt; [.L70];&quot;BETTER&quot;;IF([.Q70]-2 &gt; [.L70]; &quot;WORSE&quot;;&quot;&quot;))">
            <text:p/>
          </table:table-cell>
          <table:table-cell table:formula="of:=IF([.S70] &lt; [.N70];&quot;BETTER&quot;;IF([.S70] &gt;[.N70]*1.1;&quot;WORSE&quot;;&quot;&quot;))">
            <text:p/>
          </table:table-cell>
        </table:table-row>
        <table:table-row table:style-name="ro3">
          <table:table-cell/>
          <table:table-cell office:value-type="float" office:value="69">
            <text:p>69</text:p>
          </table:table-cell>
          <table:table-cell office:value-type="string">
            <text:p>4.17685255920550003e-01</text:p>
          </table:table-cell>
          <table:table-cell office:value-type="float" office:value="61">
            <text:p>61</text:p>
          </table:table-cell>
          <table:table-cell office:value-type="float" office:value="0.0000000000010769">
            <text:p>1.08E-012</text:p>
          </table:table-cell>
          <table:table-cell office:value-type="float" office:value="0.000000000049036">
            <text:p>4.9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7445">
            <text:p>2.74E-010</text:p>
          </table:table-cell>
          <table:table-cell office:value-type="float" office:value="0.0000000000492">
            <text:p>4.9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7445">
            <text:p>2.74E-010</text:p>
          </table:table-cell>
          <table:table-cell office:value-type="float" office:value="0.0000000000492">
            <text:p>4.92E-011</text:p>
          </table:table-cell>
          <table:table-cell table:formula="of:=IF([.L71] &lt; [.H71];&quot;BETTER&quot;;IF([.L71]-2 &gt; [.H71]; &quot;WORSE&quot;;&quot;&quot;))">
            <text:p/>
          </table:table-cell>
          <table:table-cell table:formula="of:=IF([.N71] &lt; [.J71];&quot;BETTER&quot;;IF([.N71] &gt;[.J7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7445">
            <text:p>2.74E-010</text:p>
          </table:table-cell>
          <table:table-cell office:value-type="float" office:value="0.0000000000492">
            <text:p>4.92E-011</text:p>
          </table:table-cell>
          <table:table-cell table:formula="of:=IF([.Q71] &lt; [.L71];&quot;BETTER&quot;;IF([.Q71]-2 &gt; [.L71]; &quot;WORSE&quot;;&quot;&quot;))">
            <text:p/>
          </table:table-cell>
          <table:table-cell table:formula="of:=IF([.S71] &lt; [.N71];&quot;BETTER&quot;;IF([.S71] &gt;[.N71]*1.1;&quot;WORSE&quot;;&quot;&quot;))">
            <text:p/>
          </table:table-cell>
        </table:table-row>
        <table:table-row table:style-name="ro3">
          <table:table-cell/>
          <table:table-cell office:value-type="float" office:value="70">
            <text:p>70</text:p>
          </table:table-cell>
          <table:table-cell office:value-type="string">
            <text:p>6.36619772367581493e-01</text:p>
          </table:table-cell>
          <table:table-cell office:value-type="float" office:value="49">
            <text:p>49</text:p>
          </table:table-cell>
          <table:table-cell office:value-type="float" office:value="0.000000000000032612">
            <text:p>3.26E-014</text:p>
          </table:table-cell>
          <table:table-cell office:value-type="float" office:value="0.000000000050933">
            <text:p>5.0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50923">
            <text:p>5.0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50923">
            <text:p>5.09E-011</text:p>
          </table:table-cell>
          <table:table-cell table:formula="of:=IF([.L72] &lt; [.H72];&quot;BETTER&quot;;IF([.L72]-2 &gt; [.H72]; &quot;WORSE&quot;;&quot;&quot;))">
            <text:p/>
          </table:table-cell>
          <table:table-cell table:formula="of:=IF([.N72] &lt; [.J72];&quot;BETTER&quot;;IF([.N72] &gt;[.J7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50923">
            <text:p>5.09E-011</text:p>
          </table:table-cell>
          <table:table-cell table:formula="of:=IF([.Q72] &lt; [.L72];&quot;BETTER&quot;;IF([.Q72]-2 &gt; [.L72]; &quot;WORSE&quot;;&quot;&quot;))">
            <text:p/>
          </table:table-cell>
          <table:table-cell table:formula="of:=IF([.S72] &lt; [.N72];&quot;BETTER&quot;;IF([.S72] &gt;[.N72]*1.1;&quot;WORSE&quot;;&quot;&quot;))">
            <text:p/>
          </table:table-cell>
        </table:table-row>
        <table:table-row table:style-name="ro3">
          <table:table-cell/>
          <table:table-cell office:value-type="float" office:value="71">
            <text:p>71</text:p>
          </table:table-cell>
          <table:table-cell office:value-type="string">
            <text:p>8.00000000000000044e-01</text:p>
          </table:table-cell>
          <table:table-cell office:value-type="float" office:value="30">
            <text:p>30</text:p>
          </table:table-cell>
          <table:table-cell office:value-type="float" office:value="0.0000000009254">
            <text:p>9.25E-010</text:p>
          </table:table-cell>
          <table:table-cell office:value-type="float" office:value="8.3267E-016">
            <text:p>8.33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90039">
            <text:p>9.00E-014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90039">
            <text:p>9.00E-014</text:p>
          </table:table-cell>
          <table:table-cell office:value-type="float" office:value="0">
            <text:p>0.00E+000</text:p>
          </table:table-cell>
          <table:table-cell table:formula="of:=IF([.L73] &lt; [.H73];&quot;BETTER&quot;;IF([.L73]-2 &gt; [.H73]; &quot;WORSE&quot;;&quot;&quot;))">
            <text:p/>
          </table:table-cell>
          <table:table-cell table:formula="of:=IF([.N73] &lt; [.J73];&quot;BETTER&quot;;IF([.N73] &gt;[.J7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90039">
            <text:p>9.00E-014</text:p>
          </table:table-cell>
          <table:table-cell office:value-type="float" office:value="0">
            <text:p>0.00E+000</text:p>
          </table:table-cell>
          <table:table-cell table:formula="of:=IF([.Q73] &lt; [.L73];&quot;BETTER&quot;;IF([.Q73]-2 &gt; [.L73]; &quot;WORSE&quot;;&quot;&quot;))">
            <text:p/>
          </table:table-cell>
          <table:table-cell table:formula="of:=IF([.S73] &lt; [.N73];&quot;BETTER&quot;;IF([.S73] &gt;[.N73]*1.1;&quot;WORSE&quot;;&quot;&quot;))">
            <text:p/>
          </table:table-cell>
        </table:table-row>
        <table:table-row table:style-name="ro3">
          <table:table-cell/>
          <table:table-cell office:value-type="float" office:value="72">
            <text:p>72</text:p>
          </table:table-cell>
          <table:table-cell office:value-type="string">
            <text:p>5.98398600683722748e-02</text:p>
          </table:table-cell>
          <table:table-cell office:value-type="float" office:value="711">
            <text:p>711</text:p>
          </table:table-cell>
          <table:table-cell office:value-type="float" office:value="0.0000000013898">
            <text:p>1.39E-009</text:p>
          </table:table-cell>
          <table:table-cell office:value-type="float" office:value="0.0000000020683">
            <text:p>2.07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8.3927E-015">
            <text:p>8.39E-015</text:p>
          </table:table-cell>
          <table:table-cell office:value-type="float" office:value="0.00000000052854">
            <text:p>5.29E-010</text:p>
          </table:table-cell>
          <table:table-cell/>
          <table:table-cell office:value-type="float" office:value="2346">
            <text:p>2346</text:p>
          </table:table-cell>
          <table:table-cell office:value-type="float" office:value="8.3927E-015">
            <text:p>8.39E-015</text:p>
          </table:table-cell>
          <table:table-cell office:value-type="float" office:value="0.00000000052854">
            <text:p>5.29E-010</text:p>
          </table:table-cell>
          <table:table-cell table:formula="of:=IF([.L74] &lt; [.H74];&quot;BETTER&quot;;IF([.L74]-2 &gt; [.H74]; &quot;WORSE&quot;;&quot;&quot;))">
            <text:p/>
          </table:table-cell>
          <table:table-cell table:formula="of:=IF([.N74] &lt; [.J74];&quot;BETTER&quot;;IF([.N74] &gt;[.J74]*1.1;&quot;WORSE&quot;;&quot;&quot;))">
            <text:p/>
          </table:table-cell>
          <table:table-cell office:value-type="float" office:value="2346">
            <text:p>2346</text:p>
          </table:table-cell>
          <table:table-cell office:value-type="float" office:value="8.3927E-015">
            <text:p>8.39E-015</text:p>
          </table:table-cell>
          <table:table-cell office:value-type="float" office:value="0.00000000052854">
            <text:p>5.29E-010</text:p>
          </table:table-cell>
          <table:table-cell table:formula="of:=IF([.Q74] &lt; [.L74];&quot;BETTER&quot;;IF([.Q74]-2 &gt; [.L74]; &quot;WORSE&quot;;&quot;&quot;))">
            <text:p/>
          </table:table-cell>
          <table:table-cell table:formula="of:=IF([.S74] &lt; [.N74];&quot;BETTER&quot;;IF([.S74] &gt;[.N74]*1.1;&quot;WORSE&quot;;&quot;&quot;))">
            <text:p/>
          </table:table-cell>
        </table:table-row>
        <table:table-row table:style-name="ro3">
          <table:table-cell/>
          <table:table-cell office:value-type="float" office:value="73">
            <text:p>73</text:p>
          </table:table-cell>
          <table:table-cell office:value-type="string">
            <text:p>4.00000000000000147e-02</text:p>
          </table:table-cell>
          <table:table-cell office:value-type="float" office:value="49">
            <text:p>49</text:p>
          </table:table-cell>
          <table:table-cell office:value-type="float" office:value="0.0000000000044834">
            <text:p>4.48E-012</text:p>
          </table:table-cell>
          <table:table-cell office:value-type="float" office:value="0.000000000000024807">
            <text:p>2.48E-014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8">
            <text:p>6.94E-018</text:p>
          </table:table-cell>
          <table:table-cell office:value-type="float" office:value="3.4694E-016">
            <text:p>3.47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8">
            <text:p>6.94E-018</text:p>
          </table:table-cell>
          <table:table-cell office:value-type="float" office:value="3.4694E-016">
            <text:p>3.47E-016</text:p>
          </table:table-cell>
          <table:table-cell table:formula="of:=IF([.L75] &lt; [.H75];&quot;BETTER&quot;;IF([.L75]-2 &gt; [.H75]; &quot;WORSE&quot;;&quot;&quot;))">
            <text:p/>
          </table:table-cell>
          <table:table-cell table:formula="of:=IF([.N75] &lt; [.J75];&quot;BETTER&quot;;IF([.N75] &gt;[.J7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9389E-018">
            <text:p>6.94E-018</text:p>
          </table:table-cell>
          <table:table-cell office:value-type="float" office:value="3.4694E-016">
            <text:p>3.47E-016</text:p>
          </table:table-cell>
          <table:table-cell table:formula="of:=IF([.Q75] &lt; [.L75];&quot;BETTER&quot;;IF([.Q75]-2 &gt; [.L75]; &quot;WORSE&quot;;&quot;&quot;))">
            <text:p/>
          </table:table-cell>
          <table:table-cell table:formula="of:=IF([.S75] &lt; [.N75];&quot;BETTER&quot;;IF([.S75] &gt;[.N75]*1.1;&quot;WORSE&quot;;&quot;&quot;))">
            <text:p/>
          </table:table-cell>
        </table:table-row>
        <table:table-row table:style-name="ro3">
          <table:table-cell/>
          <table:table-cell office:value-type="float" office:value="74">
            <text:p>74</text:p>
          </table:table-cell>
          <table:table-cell office:value-type="string">
            <text:p>7.37131823531198660e-01</text:p>
          </table:table-cell>
          <table:table-cell office:value-type="float" office:value="83">
            <text:p>83</text:p>
          </table:table-cell>
          <table:table-cell office:value-type="float" office:value="0.0000000000011008">
            <text:p>1.10E-012</text:p>
          </table:table-cell>
          <table:table-cell office:value-type="float" office:value="0.00000000063676">
            <text:p>6.37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8.7197E-016">
            <text:p>8.72E-016</text:p>
          </table:table-cell>
          <table:table-cell office:value-type="float" office:value="0.00000000063598">
            <text:p>6.36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8.7197E-016">
            <text:p>8.72E-016</text:p>
          </table:table-cell>
          <table:table-cell office:value-type="float" office:value="0.00000000063598">
            <text:p>6.36E-010</text:p>
          </table:table-cell>
          <table:table-cell table:formula="of:=IF([.L76] &lt; [.H76];&quot;BETTER&quot;;IF([.L76]-2 &gt; [.H76]; &quot;WORSE&quot;;&quot;&quot;))">
            <text:p/>
          </table:table-cell>
          <table:table-cell table:formula="of:=IF([.N76] &lt; [.J76];&quot;BETTER&quot;;IF([.N76] &gt;[.J7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8.7197E-016">
            <text:p>8.72E-016</text:p>
          </table:table-cell>
          <table:table-cell office:value-type="float" office:value="0.00000000063598">
            <text:p>6.36E-010</text:p>
          </table:table-cell>
          <table:table-cell table:formula="of:=IF([.Q76] &lt; [.L76];&quot;BETTER&quot;;IF([.Q76]-2 &gt; [.L76]; &quot;WORSE&quot;;&quot;&quot;))">
            <text:p/>
          </table:table-cell>
          <table:table-cell table:formula="of:=IF([.S76] &lt; [.N76];&quot;BETTER&quot;;IF([.S76] &gt;[.N76]*1.1;&quot;WORSE&quot;;&quot;&quot;))">
            <text:p/>
          </table:table-cell>
        </table:table-row>
        <table:table-row table:style-name="ro3">
          <table:table-cell/>
          <table:table-cell office:value-type="float" office:value="75">
            <text:p>75</text:p>
          </table:table-cell>
          <table:table-cell office:value-type="string">
            <text:p>-2.09672479661164562e-01</text:p>
          </table:table-cell>
          <table:table-cell office:value-type="float" office:value="363">
            <text:p>363</text:p>
          </table:table-cell>
          <table:table-cell office:value-type="float" office:value="0.0000000001386">
            <text:p>1.39E-010</text:p>
          </table:table-cell>
          <table:table-cell office:value-type="float" office:value="0.00000000054871">
            <text:p>5.49E-010</text:p>
          </table:table-cell>
          <table:table-cell/>
          <table:table-cell office:value-type="float" office:value="1172">
            <text:p>1172</text:p>
          </table:table-cell>
          <table:table-cell office:value-type="float" office:value="6.0166E-015">
            <text:p>6.02E-015</text:p>
          </table:table-cell>
          <table:table-cell office:value-type="float" office:value="0.00000000018522">
            <text:p>1.85E-010</text:p>
          </table:table-cell>
          <table:table-cell/>
          <table:table-cell office:value-type="float" office:value="1172">
            <text:p>1172</text:p>
          </table:table-cell>
          <table:table-cell office:value-type="float" office:value="6.0166E-015">
            <text:p>6.02E-015</text:p>
          </table:table-cell>
          <table:table-cell office:value-type="float" office:value="0.00000000018522">
            <text:p>1.85E-010</text:p>
          </table:table-cell>
          <table:table-cell table:formula="of:=IF([.L77] &lt; [.H77];&quot;BETTER&quot;;IF([.L77]-2 &gt; [.H77]; &quot;WORSE&quot;;&quot;&quot;))">
            <text:p/>
          </table:table-cell>
          <table:table-cell table:formula="of:=IF([.N77] &lt; [.J77];&quot;BETTER&quot;;IF([.N77] &gt;[.J77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6.0166E-015">
            <text:p>6.02E-015</text:p>
          </table:table-cell>
          <table:table-cell office:value-type="float" office:value="0.00000000018522">
            <text:p>1.85E-010</text:p>
          </table:table-cell>
          <table:table-cell table:formula="of:=IF([.Q77] &lt; [.L77];&quot;BETTER&quot;;IF([.Q77]-2 &gt; [.L77]; &quot;WORSE&quot;;&quot;&quot;))">
            <text:p/>
          </table:table-cell>
          <table:table-cell table:formula="of:=IF([.S77] &lt; [.N77];&quot;BETTER&quot;;IF([.S77] &gt;[.N77]*1.1;&quot;WORSE&quot;;&quot;&quot;))">
            <text:p/>
          </table:table-cell>
        </table:table-row>
        <table:table-row table:style-name="ro3">
          <table:table-cell/>
          <table:table-cell office:value-type="float" office:value="76">
            <text:p>76</text:p>
          </table:table-cell>
          <table:table-cell office:value-type="string">
            <text:p>2.28054913843447826e+00</text:p>
          </table:table-cell>
          <table:table-cell office:value-type="float" office:value="58">
            <text:p>58</text:p>
          </table:table-cell>
          <table:table-cell office:value-type="float" office:value="0.0000000019219">
            <text:p>1.92E-009</text:p>
          </table:table-cell>
          <table:table-cell office:value-type="float" office:value="0.000000000015118">
            <text:p>1.5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55492">
            <text:p>5.55E-013</text:p>
          </table:table-cell>
          <table:table-cell office:value-type="float" office:value="0.000000000015118">
            <text:p>1.5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55492">
            <text:p>5.55E-013</text:p>
          </table:table-cell>
          <table:table-cell office:value-type="float" office:value="0.000000000015118">
            <text:p>1.51E-011</text:p>
          </table:table-cell>
          <table:table-cell table:formula="of:=IF([.L78] &lt; [.H78];&quot;BETTER&quot;;IF([.L78]-2 &gt; [.H78]; &quot;WORSE&quot;;&quot;&quot;))">
            <text:p/>
          </table:table-cell>
          <table:table-cell table:formula="of:=IF([.N78] &lt; [.J78];&quot;BETTER&quot;;IF([.N78] &gt;[.J7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55527">
            <text:p>5.55E-013</text:p>
          </table:table-cell>
          <table:table-cell office:value-type="float" office:value="0.000000000015119">
            <text:p>1.51E-011</text:p>
          </table:table-cell>
          <table:table-cell table:formula="of:=IF([.Q78] &lt; [.L78];&quot;BETTER&quot;;IF([.Q78]-2 &gt; [.L78]; &quot;WORSE&quot;;&quot;&quot;))">
            <text:p/>
          </table:table-cell>
          <table:table-cell table:formula="of:=IF([.S78] &lt; [.N78];&quot;BETTER&quot;;IF([.S78] &gt;[.N78]*1.1;&quot;WORSE&quot;;&quot;&quot;))">
            <text:p/>
          </table:table-cell>
        </table:table-row>
        <table:table-row table:style-name="ro3">
          <table:table-cell/>
          <table:table-cell office:value-type="float" office:value="77">
            <text:p>77</text:p>
          </table:table-cell>
          <table:table-cell office:value-type="string">
            <text:p>3.55065933151773483e-01</text:p>
          </table:table-cell>
          <table:table-cell office:value-type="float" office:value="49">
            <text:p>49</text:p>
          </table:table-cell>
          <table:table-cell office:value-type="float" office:value="0.000000000000070353">
            <text:p>7.04E-014</text:p>
          </table:table-cell>
          <table:table-cell office:value-type="float" office:value="0.00000000013592">
            <text:p>1.36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 table:formula="of:=IF([.L79] &lt; [.H79];&quot;BETTER&quot;;IF([.L79]-2 &gt; [.H79]; &quot;WORSE&quot;;&quot;&quot;))">
            <text:p/>
          </table:table-cell>
          <table:table-cell table:formula="of:=IF([.N79] &lt; [.J79];&quot;BETTER&quot;;IF([.N79] &gt;[.J7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 table:formula="of:=IF([.Q79] &lt; [.L79];&quot;BETTER&quot;;IF([.Q79]-2 &gt; [.L79]; &quot;WORSE&quot;;&quot;&quot;))">
            <text:p/>
          </table:table-cell>
          <table:table-cell table:formula="of:=IF([.S79] &lt; [.N79];&quot;BETTER&quot;;IF([.S79] &gt;[.N79]*1.1;&quot;WORSE&quot;;&quot;&quot;))">
            <text:p/>
          </table:table-cell>
        </table:table-row>
        <table:table-row table:style-name="ro3">
          <table:table-cell/>
          <table:table-cell office:value-type="float" office:value="78">
            <text:p>78</text:p>
          </table:table-cell>
          <table:table-cell office:value-type="string">
            <text:p>1.57079632679489656e+00</text:p>
          </table:table-cell>
          <table:table-cell office:value-type="float" office:value="43">
            <text:p>43</text:p>
          </table:table-cell>
          <table:table-cell office:value-type="float" office:value="0.0000000013832">
            <text:p>1.38E-009</text:p>
          </table:table-cell>
          <table:table-cell office:value-type="float" office:value="0.0000000000032491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11831">
            <text:p>1.18E-012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11831">
            <text:p>1.18E-012</text:p>
          </table:table-cell>
          <table:table-cell office:value-type="float" office:value="0.000000000003249">
            <text:p>3.25E-012</text:p>
          </table:table-cell>
          <table:table-cell table:formula="of:=IF([.L80] &lt; [.H80];&quot;BETTER&quot;;IF([.L80]-2 &gt; [.H80]; &quot;WORSE&quot;;&quot;&quot;))">
            <text:p/>
          </table:table-cell>
          <table:table-cell table:formula="of:=IF([.N80] &lt; [.J80];&quot;BETTER&quot;;IF([.N80] &gt;[.J8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11831">
            <text:p>1.18E-012</text:p>
          </table:table-cell>
          <table:table-cell office:value-type="float" office:value="0.000000000003249">
            <text:p>3.25E-012</text:p>
          </table:table-cell>
          <table:table-cell table:formula="of:=IF([.Q80] &lt; [.L80];&quot;BETTER&quot;;IF([.Q80]-2 &gt; [.L80]; &quot;WORSE&quot;;&quot;&quot;))">
            <text:p/>
          </table:table-cell>
          <table:table-cell table:formula="of:=IF([.S80] &lt; [.N80];&quot;BETTER&quot;;IF([.S80] &gt;[.N80]*1.1;&quot;WORSE&quot;;&quot;&quot;))">
            <text:p/>
          </table:table-cell>
        </table:table-row>
        <table:table-row table:style-name="ro3">
          <table:table-cell/>
          <table:table-cell office:value-type="float" office:value="79">
            <text:p>79</text:p>
          </table:table-cell>
          <table:table-cell office:value-type="string">
            <text:p>2.84205410786655177e-01</text:p>
          </table:table-cell>
          <table:table-cell office:value-type="float" office:value="56">
            <text:p>56</text:p>
          </table:table-cell>
          <table:table-cell office:value-type="float" office:value="0.00000000056943">
            <text:p>5.69E-010</text:p>
          </table:table-cell>
          <table:table-cell office:value-type="float" office:value="0.00000000004701">
            <text:p>4.7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46955">
            <text:p>4.7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46955">
            <text:p>4.70E-011</text:p>
          </table:table-cell>
          <table:table-cell table:formula="of:=IF([.L81] &lt; [.H81];&quot;BETTER&quot;;IF([.L81]-2 &gt; [.H81]; &quot;WORSE&quot;;&quot;&quot;))">
            <text:p/>
          </table:table-cell>
          <table:table-cell table:formula="of:=IF([.N81] &lt; [.J81];&quot;BETTER&quot;;IF([.N81] &gt;[.J8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46955">
            <text:p>4.70E-011</text:p>
          </table:table-cell>
          <table:table-cell table:formula="of:=IF([.Q81] &lt; [.L81];&quot;BETTER&quot;;IF([.Q81]-2 &gt; [.L81]; &quot;WORSE&quot;;&quot;&quot;))">
            <text:p/>
          </table:table-cell>
          <table:table-cell table:formula="of:=IF([.S81] &lt; [.N81];&quot;BETTER&quot;;IF([.S81] &gt;[.N81]*1.1;&quot;WORSE&quot;;&quot;&quot;))">
            <text:p/>
          </table:table-cell>
        </table:table-row>
        <table:table-row table:style-name="ro3">
          <table:table-cell/>
          <table:table-cell office:value-type="float" office:value="80">
            <text:p>80</text:p>
          </table:table-cell>
          <table:table-cell office:value-type="string">
            <text:p>7.85398163397448279e-01</text:p>
          </table:table-cell>
          <table:table-cell office:value-type="float" office:value="58">
            <text:p>58</text:p>
          </table:table-cell>
          <table:table-cell office:value-type="float" office:value="1.5543E-015">
            <text:p>1.55E-015</text:p>
          </table:table-cell>
          <table:table-cell office:value-type="float" office:value="0.0000000000032494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2738">
            <text:p>2.74E-014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2738">
            <text:p>2.74E-014</text:p>
          </table:table-cell>
          <table:table-cell office:value-type="float" office:value="0.000000000003249">
            <text:p>3.25E-012</text:p>
          </table:table-cell>
          <table:table-cell table:formula="of:=IF([.L82] &lt; [.H82];&quot;BETTER&quot;;IF([.L82]-2 &gt; [.H82]; &quot;WORSE&quot;;&quot;&quot;))">
            <text:p/>
          </table:table-cell>
          <table:table-cell table:formula="of:=IF([.N82] &lt; [.J82];&quot;BETTER&quot;;IF([.N82] &gt;[.J8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2738">
            <text:p>2.74E-014</text:p>
          </table:table-cell>
          <table:table-cell office:value-type="float" office:value="0.000000000003249">
            <text:p>3.25E-012</text:p>
          </table:table-cell>
          <table:table-cell table:formula="of:=IF([.Q82] &lt; [.L82];&quot;BETTER&quot;;IF([.Q82]-2 &gt; [.L82]; &quot;WORSE&quot;;&quot;&quot;))">
            <text:p/>
          </table:table-cell>
          <table:table-cell table:formula="of:=IF([.S82] &lt; [.N82];&quot;BETTER&quot;;IF([.S82] &gt;[.N82]*1.1;&quot;WORSE&quot;;&quot;&quot;))">
            <text:p/>
          </table:table-cell>
        </table:table-row>
        <table:table-row table:style-name="ro3">
          <table:table-cell/>
          <table:table-cell office:value-type="float" office:value="81">
            <text:p>81</text:p>
          </table:table-cell>
          <table:table-cell office:value-type="string">
            <text:p>5.90489270886385142e-01</text:p>
          </table:table-cell>
          <table:table-cell office:value-type="float" office:value="58">
            <text:p>58</text:p>
          </table:table-cell>
          <table:table-cell office:value-type="float" office:value="0.000000000000037227">
            <text:p>3.72E-014</text:p>
          </table:table-cell>
          <table:table-cell office:value-type="float" office:value="0.000000000023057">
            <text:p>2.3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3057">
            <text:p>2.3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3057">
            <text:p>2.31E-011</text:p>
          </table:table-cell>
          <table:table-cell table:formula="of:=IF([.L83] &lt; [.H83];&quot;BETTER&quot;;IF([.L83]-2 &gt; [.H83]; &quot;WORSE&quot;;&quot;&quot;))">
            <text:p/>
          </table:table-cell>
          <table:table-cell table:formula="of:=IF([.N83] &lt; [.J83];&quot;BETTER&quot;;IF([.N83] &gt;[.J8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3057">
            <text:p>2.31E-011</text:p>
          </table:table-cell>
          <table:table-cell table:formula="of:=IF([.Q83] &lt; [.L83];&quot;BETTER&quot;;IF([.Q83]-2 &gt; [.L83]; &quot;WORSE&quot;;&quot;&quot;))">
            <text:p/>
          </table:table-cell>
          <table:table-cell table:formula="of:=IF([.S83] &lt; [.N83];&quot;BETTER&quot;;IF([.S83] &gt;[.N83]*1.1;&quot;WORSE&quot;;&quot;&quot;))">
            <text:p/>
          </table:table-cell>
        </table:table-row>
        <table:table-row table:style-name="ro3">
          <table:table-cell/>
          <table:table-cell office:value-type="float" office:value="82">
            <text:p>82</text:p>
          </table:table-cell>
          <table:table-cell office:value-type="string">
            <text:p>4.35517218062963085e+00</text:p>
          </table:table-cell>
          <table:table-cell office:value-type="float" office:value="58">
            <text:p>58</text:p>
          </table:table-cell>
          <table:table-cell office:value-type="float" office:value="0.0000000047866">
            <text:p>4.79E-009</text:p>
          </table:table-cell>
          <table:table-cell office:value-type="float" office:value="0.0000000000068033">
            <text:p>6.8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2122">
            <text:p>2.12E-012</text:p>
          </table:table-cell>
          <table:table-cell office:value-type="float" office:value="0.0000000000068035">
            <text:p>6.8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2122">
            <text:p>2.12E-012</text:p>
          </table:table-cell>
          <table:table-cell office:value-type="float" office:value="0.0000000000068035">
            <text:p>6.80E-012</text:p>
          </table:table-cell>
          <table:table-cell table:formula="of:=IF([.L84] &lt; [.H84];&quot;BETTER&quot;;IF([.L84]-2 &gt; [.H84]; &quot;WORSE&quot;;&quot;&quot;))">
            <text:p/>
          </table:table-cell>
          <table:table-cell table:formula="of:=IF([.N84] &lt; [.J84];&quot;BETTER&quot;;IF([.N84] &gt;[.J8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2122">
            <text:p>2.12E-012</text:p>
          </table:table-cell>
          <table:table-cell office:value-type="float" office:value="0.0000000000068035">
            <text:p>6.80E-012</text:p>
          </table:table-cell>
          <table:table-cell table:formula="of:=IF([.Q84] &lt; [.L84];&quot;BETTER&quot;;IF([.Q84]-2 &gt; [.L84]; &quot;WORSE&quot;;&quot;&quot;))">
            <text:p/>
          </table:table-cell>
          <table:table-cell table:formula="of:=IF([.S84] &lt; [.N84];&quot;BETTER&quot;;IF([.S84] &gt;[.N84]*1.1;&quot;WORSE&quot;;&quot;&quot;))">
            <text:p/>
          </table:table-cell>
        </table:table-row>
        <table:table-row table:style-name="ro3">
          <table:table-cell/>
          <table:table-cell office:value-type="float" office:value="83">
            <text:p>83</text:p>
          </table:table-cell>
          <table:table-cell office:value-type="string">
            <text:p>EXCEPTION!!</text:p>
          </table:table-cell>
          <table:table-cell office:value-type="float" office:value="57">
            <text:p>57</text:p>
          </table:table-cell>
          <table:table-cell office:value-type="float" office:value="1.6653E-015">
            <text:p>1.67E-015</text:p>
          </table:table-cell>
          <table:table-cell office:value-type="float" office:value="2.8272E-016">
            <text:p>2.83E-016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85] &lt; [.H85];&quot;BETTER&quot;;IF([.L85]-2 &gt; [.H85]; &quot;WORSE&quot;;&quot;&quot;))">
            <text:p/>
          </table:table-cell>
          <table:table-cell table:formula="of:=IF([.N85] &lt; [.J85];&quot;BETTER&quot;;IF([.N85] &gt;[.J85]*1.1;&quot;WORSE&quot;;&quot;&quot;))">
            <text:p/>
          </table:table-cell>
          <table:table-cell office:value-type="float" office:value="53">
            <text:p>53</text:p>
          </table:table-cell>
          <table:table-cell office:value-type="float" office:value="0.0000000000094907">
            <text:p>9.49E-012</text:p>
          </table:table-cell>
          <table:table-cell office:value-type="float" office:value="0.000000000006345">
            <text:p>6.35E-012</text:p>
          </table:table-cell>
          <table:table-cell table:formula="of:=IF([.Q85] &lt; [.L85];&quot;BETTER&quot;;IF([.Q85]-2 &gt; [.L85]; &quot;WORSE&quot;;&quot;&quot;))" office:value-type="string" office:string-value="BETTER">
            <text:p>BETTER</text:p>
          </table:table-cell>
          <table:table-cell table:formula="of:=IF([.S85] &lt; [.N85];&quot;BETTER&quot;;IF([.S85] &gt;[.N85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84">
            <text:p>84</text:p>
          </table:table-cell>
          <table:table-cell office:value-type="string">
            <text:p>1.99999997955636322e+00</text:p>
          </table:table-cell>
          <table:table-cell office:value-type="float" office:value="120">
            <text:p>120</text:p>
          </table:table-cell>
          <table:table-cell office:value-type="float" office:value="0.0000000058369">
            <text:p>5.84E-009</text:p>
          </table:table-cell>
          <table:table-cell office:value-type="float" office:value="0.000000013403">
            <text:p>1.34E-008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15159">
            <text:p>1.52E-009</text:p>
          </table:table-cell>
          <table:table-cell office:value-type="float" office:value="0.000000010222">
            <text:p>1.02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51267">
            <text:p>5.13E-009</text:p>
          </table:table-cell>
          <table:table-cell table:formula="of:=IF([.L86] &lt; [.H86];&quot;BETTER&quot;;IF([.L86]-2 &gt; [.H86]; &quot;WORSE&quot;;&quot;&quot;))" office:value-type="string" office:string-value="BETTER">
            <text:p>BETTER</text:p>
          </table:table-cell>
          <table:table-cell table:formula="of:=IF([.N86] &lt; [.J86];&quot;BETTER&quot;;IF([.N86] &gt;[.J86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51267">
            <text:p>5.13E-009</text:p>
          </table:table-cell>
          <table:table-cell table:formula="of:=IF([.Q86] &lt; [.L86];&quot;BETTER&quot;;IF([.Q86]-2 &gt; [.L86]; &quot;WORSE&quot;;&quot;&quot;))">
            <text:p/>
          </table:table-cell>
          <table:table-cell table:formula="of:=IF([.S86] &lt; [.N86];&quot;BETTER&quot;;IF([.S86] &gt;[.N86]*1.1;&quot;WORSE&quot;;&quot;&quot;))">
            <text:p/>
          </table:table-cell>
        </table:table-row>
        <table:table-row table:style-name="ro3">
          <table:table-cell/>
          <table:table-cell office:value-type="float" office:value="85">
            <text:p>85</text:p>
          </table:table-cell>
          <table:table-cell office:value-type="string">
            <text:p>3.99999999999999956e+00</text:p>
          </table:table-cell>
          <table:table-cell office:value-type="float" office:value="65">
            <text:p>65</text:p>
          </table:table-cell>
          <table:table-cell office:value-type="float" office:value="5.3291E-015">
            <text:p>5.33E-015</text:p>
          </table:table-cell>
          <table:table-cell office:value-type="float" office:value="8.8818E-016">
            <text:p>8.88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5543">
            <text:p>1.55E-014</text:p>
          </table:table-cell>
          <table:table-cell office:value-type="float" office:value="1.1102E-016">
            <text:p>1.11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5543">
            <text:p>1.55E-014</text:p>
          </table:table-cell>
          <table:table-cell office:value-type="float" office:value="1.1102E-016">
            <text:p>1.11E-016</text:p>
          </table:table-cell>
          <table:table-cell table:formula="of:=IF([.L87] &lt; [.H87];&quot;BETTER&quot;;IF([.L87]-2 &gt; [.H87]; &quot;WORSE&quot;;&quot;&quot;))">
            <text:p/>
          </table:table-cell>
          <table:table-cell table:formula="of:=IF([.N87] &lt; [.J87];&quot;BETTER&quot;;IF([.N87] &gt;[.J8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5543">
            <text:p>1.55E-014</text:p>
          </table:table-cell>
          <table:table-cell office:value-type="float" office:value="1.1102E-016">
            <text:p>1.11E-016</text:p>
          </table:table-cell>
          <table:table-cell table:formula="of:=IF([.Q87] &lt; [.L87];&quot;BETTER&quot;;IF([.Q87]-2 &gt; [.L87]; &quot;WORSE&quot;;&quot;&quot;))">
            <text:p/>
          </table:table-cell>
          <table:table-cell table:formula="of:=IF([.S87] &lt; [.N87];&quot;BETTER&quot;;IF([.S87] &gt;[.N87]*1.1;&quot;WORSE&quot;;&quot;&quot;))">
            <text:p/>
          </table:table-cell>
        </table:table-row>
        <table:table-row table:style-name="ro3">
          <table:table-cell/>
          <table:table-cell office:value-type="float" office:value="86">
            <text:p>86</text:p>
          </table:table-cell>
          <table:table-cell office:value-type="string">
            <text:p>1.77777777777777812e+00</text:p>
          </table:table-cell>
          <table:table-cell office:value-type="float" office:value="61">
            <text:p>61</text:p>
          </table:table-cell>
          <table:table-cell office:value-type="float" office:value="0.000000000000027353">
            <text:p>2.74E-014</text:p>
          </table:table-cell>
          <table:table-cell office:value-type="float" office:value="0.000000000012533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L88] &lt; [.H88];&quot;BETTER&quot;;IF([.L88]-2 &gt; [.H88]; &quot;WORSE&quot;;&quot;&quot;))">
            <text:p/>
          </table:table-cell>
          <table:table-cell table:formula="of:=IF([.N88] &lt; [.J88];&quot;BETTER&quot;;IF([.N88] &gt;[.J8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Q88] &lt; [.L88];&quot;BETTER&quot;;IF([.Q88]-2 &gt; [.L88]; &quot;WORSE&quot;;&quot;&quot;))">
            <text:p/>
          </table:table-cell>
          <table:table-cell table:formula="of:=IF([.S88] &lt; [.N88];&quot;BETTER&quot;;IF([.S88] &gt;[.N88]*1.1;&quot;WORSE&quot;;&quot;&quot;))">
            <text:p/>
          </table:table-cell>
        </table:table-row>
        <table:table-row table:style-name="ro3">
          <table:table-cell/>
          <table:table-cell office:value-type="float" office:value="87">
            <text:p>87</text:p>
          </table:table-cell>
          <table:table-cell office:value-type="string">
            <text:p>9.46083070367182977e-01</text:p>
          </table:table-cell>
          <table:table-cell office:value-type="float" office:value="58">
            <text:p>58</text:p>
          </table:table-cell>
          <table:table-cell office:value-type="float" office:value="9.388E-016">
            <text:p>9.39E-016</text:p>
          </table:table-cell>
          <table:table-cell office:value-type="float" office:value="0.000000000034687">
            <text:p>3.4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3886">
            <text:p>7.39E-012</text:p>
          </table:table-cell>
          <table:table-cell office:value-type="float" office:value="0.000000000034687">
            <text:p>3.4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3886">
            <text:p>7.39E-012</text:p>
          </table:table-cell>
          <table:table-cell office:value-type="float" office:value="0.000000000034687">
            <text:p>3.47E-011</text:p>
          </table:table-cell>
          <table:table-cell table:formula="of:=IF([.L89] &lt; [.H89];&quot;BETTER&quot;;IF([.L89]-2 &gt; [.H89]; &quot;WORSE&quot;;&quot;&quot;))">
            <text:p/>
          </table:table-cell>
          <table:table-cell table:formula="of:=IF([.N89] &lt; [.J89];&quot;BETTER&quot;;IF([.N89] &gt;[.J8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73886">
            <text:p>7.39E-012</text:p>
          </table:table-cell>
          <table:table-cell office:value-type="float" office:value="0.000000000034687">
            <text:p>3.47E-011</text:p>
          </table:table-cell>
          <table:table-cell table:formula="of:=IF([.Q89] &lt; [.L89];&quot;BETTER&quot;;IF([.Q89]-2 &gt; [.L89]; &quot;WORSE&quot;;&quot;&quot;))">
            <text:p/>
          </table:table-cell>
          <table:table-cell table:formula="of:=IF([.S89] &lt; [.N89];&quot;BETTER&quot;;IF([.S89] &gt;[.N89]*1.1;&quot;WORSE&quot;;&quot;&quot;))">
            <text:p/>
          </table:table-cell>
        </table:table-row>
        <table:table-row table:style-name="ro3">
          <table:table-cell/>
          <table:table-cell office:value-type="float" office:value="88">
            <text:p>88</text:p>
          </table:table-cell>
          <table:table-cell office:value-type="string">
            <text:p>1.96349540849362070e-01</text:p>
          </table:table-cell>
          <table:table-cell office:value-type="float" office:value="81">
            <text:p>81</text:p>
          </table:table-cell>
          <table:table-cell office:value-type="float" office:value="0.00000000000036637">
            <text:p>3.66E-013</text:p>
          </table:table-cell>
          <table:table-cell office:value-type="float" office:value="0.00000000025103">
            <text:p>2.5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63329">
            <text:p>6.33E-011</text:p>
          </table:table-cell>
          <table:table-cell office:value-type="float" office:value="0.0000000002514">
            <text:p>2.5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63329">
            <text:p>6.33E-011</text:p>
          </table:table-cell>
          <table:table-cell office:value-type="float" office:value="0.0000000002514">
            <text:p>2.51E-010</text:p>
          </table:table-cell>
          <table:table-cell table:formula="of:=IF([.L90] &lt; [.H90];&quot;BETTER&quot;;IF([.L90]-2 &gt; [.H90]; &quot;WORSE&quot;;&quot;&quot;))">
            <text:p/>
          </table:table-cell>
          <table:table-cell table:formula="of:=IF([.N90] &lt; [.J90];&quot;BETTER&quot;;IF([.N90] &gt;[.J9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63329">
            <text:p>6.33E-011</text:p>
          </table:table-cell>
          <table:table-cell office:value-type="float" office:value="0.0000000002514">
            <text:p>2.51E-010</text:p>
          </table:table-cell>
          <table:table-cell table:formula="of:=IF([.Q90] &lt; [.L90];&quot;BETTER&quot;;IF([.Q90]-2 &gt; [.L90]; &quot;WORSE&quot;;&quot;&quot;))">
            <text:p/>
          </table:table-cell>
          <table:table-cell table:formula="of:=IF([.S90] &lt; [.N90];&quot;BETTER&quot;;IF([.S90] &gt;[.N90]*1.1;&quot;WORSE&quot;;&quot;&quot;))">
            <text:p/>
          </table:table-cell>
        </table:table-row>
        <table:table-row table:style-name="ro3">
          <table:table-cell/>
          <table:table-cell office:value-type="float" office:value="89">
            <text:p>89</text:p>
          </table:table-cell>
          <table:table-cell office:value-type="string">
            <text:p>2.72198261289718912e-01</text:p>
          </table:table-cell>
          <table:table-cell office:value-type="float" office:value="58">
            <text:p>58</text:p>
          </table:table-cell>
          <table:table-cell office:value-type="float" office:value="1.6017E-015">
            <text:p>1.60E-015</text:p>
          </table:table-cell>
          <table:table-cell office:value-type="float" office:value="1.3026">
            <text:p>1.3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1.3026">
            <text:p>1.3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1.3026">
            <text:p>1.30E+000</text:p>
          </table:table-cell>
          <table:table-cell table:formula="of:=IF([.L91] &lt; [.H91];&quot;BETTER&quot;;IF([.L91]-2 &gt; [.H91]; &quot;WORSE&quot;;&quot;&quot;))">
            <text:p/>
          </table:table-cell>
          <table:table-cell table:formula="of:=IF([.N91] &lt; [.J91];&quot;BETTER&quot;;IF([.N91] &gt;[.J9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1.3026">
            <text:p>1.30E+000</text:p>
          </table:table-cell>
          <table:table-cell table:formula="of:=IF([.Q91] &lt; [.L91];&quot;BETTER&quot;;IF([.Q91]-2 &gt; [.L91]; &quot;WORSE&quot;;&quot;&quot;))">
            <text:p/>
          </table:table-cell>
          <table:table-cell table:formula="of:=IF([.S91] &lt; [.N91];&quot;BETTER&quot;;IF([.S91] &gt;[.N91]*1.1;&quot;WORSE&quot;;&quot;&quot;))">
            <text:p/>
          </table:table-cell>
        </table:table-row>
        <table:table-row table:style-name="ro3">
          <table:table-cell/>
          <table:table-cell office:value-type="float" office:value="90">
            <text:p>90</text:p>
          </table:table-cell>
          <table:table-cell office:value-type="string">
            <text:p>4.30606103120690586e-01</text:p>
          </table:table-cell>
          <table:table-cell office:value-type="float" office:value="30">
            <text:p>30</text:p>
          </table:table-cell>
          <table:table-cell office:value-type="float" office:value="0.00000000058944">
            <text:p>5.89E-010</text:p>
          </table:table-cell>
          <table:table-cell office:value-type="float" office:value="0.000000000048049">
            <text:p>4.8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35152">
            <text:p>3.52E-010</text:p>
          </table:table-cell>
          <table:table-cell office:value-type="float" office:value="0.00000000004805">
            <text:p>4.8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35152">
            <text:p>3.52E-010</text:p>
          </table:table-cell>
          <table:table-cell office:value-type="float" office:value="0.00000000004805">
            <text:p>4.81E-011</text:p>
          </table:table-cell>
          <table:table-cell table:formula="of:=IF([.L92] &lt; [.H92];&quot;BETTER&quot;;IF([.L92]-2 &gt; [.H92]; &quot;WORSE&quot;;&quot;&quot;))">
            <text:p/>
          </table:table-cell>
          <table:table-cell table:formula="of:=IF([.N92] &lt; [.J92];&quot;BETTER&quot;;IF([.N92] &gt;[.J9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35152">
            <text:p>3.52E-010</text:p>
          </table:table-cell>
          <table:table-cell office:value-type="float" office:value="0.00000000004805">
            <text:p>4.81E-011</text:p>
          </table:table-cell>
          <table:table-cell table:formula="of:=IF([.Q92] &lt; [.L92];&quot;BETTER&quot;;IF([.Q92]-2 &gt; [.L92]; &quot;WORSE&quot;;&quot;&quot;))">
            <text:p/>
          </table:table-cell>
          <table:table-cell table:formula="of:=IF([.S92] &lt; [.N92];&quot;BETTER&quot;;IF([.S92] &gt;[.N92]*1.1;&quot;WORSE&quot;;&quot;&quot;))">
            <text:p/>
          </table:table-cell>
        </table:table-row>
        <table:table-row table:style-name="ro3">
          <table:table-cell/>
          <table:table-cell office:value-type="float" office:value="91">
            <text:p>91</text:p>
          </table:table-cell>
          <table:table-cell office:value-type="string">
            <text:p>-9.00197629735517868e-01</text:p>
          </table:table-cell>
          <table:table-cell office:value-type="float" office:value="56">
            <text:p>56</text:p>
          </table:table-cell>
          <table:table-cell office:value-type="float" office:value="0.00000000012053">
            <text:p>1.21E-010</text:p>
          </table:table-cell>
          <table:table-cell office:value-type="float" office:value="0.000000000040426">
            <text:p>4.0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39456">
            <text:p>3.9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39456">
            <text:p>3.95E-011</text:p>
          </table:table-cell>
          <table:table-cell table:formula="of:=IF([.L93] &lt; [.H93];&quot;BETTER&quot;;IF([.L93]-2 &gt; [.H93]; &quot;WORSE&quot;;&quot;&quot;))">
            <text:p/>
          </table:table-cell>
          <table:table-cell table:formula="of:=IF([.N93] &lt; [.J93];&quot;BETTER&quot;;IF([.N93] &gt;[.J9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39456">
            <text:p>3.95E-011</text:p>
          </table:table-cell>
          <table:table-cell table:formula="of:=IF([.Q93] &lt; [.L93];&quot;BETTER&quot;;IF([.Q93]-2 &gt; [.L93]; &quot;WORSE&quot;;&quot;&quot;))">
            <text:p/>
          </table:table-cell>
          <table:table-cell table:formula="of:=IF([.S93] &lt; [.N93];&quot;BETTER&quot;;IF([.S93] &gt;[.N93]*1.1;&quot;WORSE&quot;;&quot;&quot;))">
            <text:p/>
          </table:table-cell>
        </table:table-row>
        <table:table-row table:style-name="ro3">
          <table:table-cell/>
          <table:table-cell office:value-type="float" office:value="92">
            <text:p>92</text:p>
          </table:table-cell>
          <table:table-cell office:value-type="string">
            <text:p>-4.79158810101309784e-01</text:p>
          </table:table-cell>
          <table:table-cell office:value-type="float" office:value="58">
            <text:p>58</text:p>
          </table:table-cell>
          <table:table-cell office:value-type="float" office:value="0.000000000005917">
            <text:p>5.92E-012</text:p>
          </table:table-cell>
          <table:table-cell office:value-type="float" office:value="0.0000000000027344">
            <text:p>2.7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27335">
            <text:p>2.7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27335">
            <text:p>2.73E-012</text:p>
          </table:table-cell>
          <table:table-cell table:formula="of:=IF([.L94] &lt; [.H94];&quot;BETTER&quot;;IF([.L94]-2 &gt; [.H94]; &quot;WORSE&quot;;&quot;&quot;))">
            <text:p/>
          </table:table-cell>
          <table:table-cell table:formula="of:=IF([.N94] &lt; [.J94];&quot;BETTER&quot;;IF([.N94] &gt;[.J9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27334">
            <text:p>2.73E-012</text:p>
          </table:table-cell>
          <table:table-cell table:formula="of:=IF([.Q94] &lt; [.L94];&quot;BETTER&quot;;IF([.Q94]-2 &gt; [.L94]; &quot;WORSE&quot;;&quot;&quot;))">
            <text:p/>
          </table:table-cell>
          <table:table-cell table:formula="of:=IF([.S94] &lt; [.N94];&quot;BETTER&quot;;IF([.S94] &gt;[.N94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93">
            <text:p>93</text:p>
          </table:table-cell>
          <table:table-cell office:value-type="string">
            <text:p>EXCEPTION!!</text:p>
          </table:table-cell>
          <table:table-cell office:value-type="float" office:value="99">
            <text:p>99</text:p>
          </table:table-cell>
          <table:table-cell office:value-type="float" office:value="0.000000000020392">
            <text:p>2.04E-011</text:p>
          </table:table-cell>
          <table:table-cell office:value-type="float" office:value="0.00000000002575">
            <text:p>2.58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95] &lt; [.H95];&quot;BETTER&quot;;IF([.L95]-2 &gt; [.H95]; &quot;WORSE&quot;;&quot;&quot;))">
            <text:p/>
          </table:table-cell>
          <table:table-cell table:formula="of:=IF([.N95] &lt; [.J95];&quot;BETTER&quot;;IF([.N95] &gt;[.J95]*1.1;&quot;WORSE&quot;;&quot;&quot;))">
            <text:p/>
          </table:table-cell>
          <table:table-cell office:value-type="float" office:value="105">
            <text:p>105</text:p>
          </table:table-cell>
          <table:table-cell office:value-type="float" office:value="0.00000000005718">
            <text:p>5.72E-011</text:p>
          </table:table-cell>
          <table:table-cell office:value-type="float" office:value="0.0000000000044298">
            <text:p>4.43E-012</text:p>
          </table:table-cell>
          <table:table-cell table:formula="of:=IF([.Q95] &lt; [.L95];&quot;BETTER&quot;;IF([.Q95]-2 &gt; [.L95]; &quot;WORSE&quot;;&quot;&quot;))" office:value-type="string" office:string-value="BETTER">
            <text:p>BETTER</text:p>
          </table:table-cell>
          <table:table-cell table:formula="of:=IF([.S95] &lt; [.N95];&quot;BETTER&quot;;IF([.S95] &gt;[.N95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94">
            <text:p>94</text:p>
          </table:table-cell>
          <table:table-cell office:value-type="string">
            <text:p>-8.22467033424113092e-01</text:p>
          </table:table-cell>
          <table:table-cell office:value-type="float" office:value="59">
            <text:p>59</text:p>
          </table:table-cell>
          <table:table-cell office:value-type="float" office:value="0.000000000000053185">
            <text:p>5.32E-014</text:p>
          </table:table-cell>
          <table:table-cell office:value-type="float" office:value="0.000000000029307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563">
            <text:p>2.56E-011</text:p>
          </table:table-cell>
          <table:table-cell office:value-type="float" office:value="0.000000000029318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563">
            <text:p>2.56E-011</text:p>
          </table:table-cell>
          <table:table-cell office:value-type="float" office:value="0.000000000029318">
            <text:p>2.93E-011</text:p>
          </table:table-cell>
          <table:table-cell table:formula="of:=IF([.L96] &lt; [.H96];&quot;BETTER&quot;;IF([.L96]-2 &gt; [.H96]; &quot;WORSE&quot;;&quot;&quot;))">
            <text:p/>
          </table:table-cell>
          <table:table-cell table:formula="of:=IF([.N96] &lt; [.J96];&quot;BETTER&quot;;IF([.N96] &gt;[.J9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563">
            <text:p>2.56E-011</text:p>
          </table:table-cell>
          <table:table-cell office:value-type="float" office:value="0.000000000029318">
            <text:p>2.93E-011</text:p>
          </table:table-cell>
          <table:table-cell table:formula="of:=IF([.Q96] &lt; [.L96];&quot;BETTER&quot;;IF([.Q96]-2 &gt; [.L96]; &quot;WORSE&quot;;&quot;&quot;))">
            <text:p/>
          </table:table-cell>
          <table:table-cell table:formula="of:=IF([.S96] &lt; [.N96];&quot;BETTER&quot;;IF([.S96] &gt;[.N96]*1.1;&quot;WORSE&quot;;&quot;&quot;))">
            <text:p/>
          </table:table-cell>
        </table:table-row>
        <table:table-row table:style-name="ro3">
          <table:table-cell/>
          <table:table-cell office:value-type="float" office:value="95">
            <text:p>95</text:p>
          </table:table-cell>
          <table:table-cell office:value-type="string">
            <text:p>1.35064388105128419e+00</text:p>
          </table:table-cell>
          <table:table-cell office:value-type="float" office:value="58">
            <text:p>58</text:p>
          </table:table-cell>
          <table:table-cell office:value-type="float" office:value="0.00000000000042648">
            <text:p>4.26E-013</text:p>
          </table:table-cell>
          <table:table-cell office:value-type="float" office:value="0.00000000003797">
            <text:p>3.8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3797">
            <text:p>3.8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3797">
            <text:p>3.80E-011</text:p>
          </table:table-cell>
          <table:table-cell table:formula="of:=IF([.L97] &lt; [.H97];&quot;BETTER&quot;;IF([.L97]-2 &gt; [.H97]; &quot;WORSE&quot;;&quot;&quot;))">
            <text:p/>
          </table:table-cell>
          <table:table-cell table:formula="of:=IF([.N97] &lt; [.J97];&quot;BETTER&quot;;IF([.N97] &gt;[.J9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3797">
            <text:p>3.80E-011</text:p>
          </table:table-cell>
          <table:table-cell table:formula="of:=IF([.Q97] &lt; [.L97];&quot;BETTER&quot;;IF([.Q97]-2 &gt; [.L97]; &quot;WORSE&quot;;&quot;&quot;))">
            <text:p/>
          </table:table-cell>
          <table:table-cell table:formula="of:=IF([.S97] &lt; [.N97];&quot;BETTER&quot;;IF([.S97] &gt;[.N97]*1.1;&quot;WORSE&quot;;&quot;&quot;))">
            <text:p/>
          </table:table-cell>
        </table:table-row>
        <table:table-row table:style-name="ro3">
          <table:table-cell/>
          <table:table-cell office:value-type="float" office:value="96">
            <text:p>96</text:p>
          </table:table-cell>
          <table:table-cell office:value-type="string">
            <text:p>-6.00000000000000000e+00</text:p>
          </table:table-cell>
          <table:table-cell office:value-type="float" office:value="60">
            <text:p>60</text:p>
          </table:table-cell>
          <table:table-cell office:value-type="float" office:value="0.00000000000013722">
            <text:p>1.37E-013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271">
            <text:p>1.27E-012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271">
            <text:p>1.27E-012</text:p>
          </table:table-cell>
          <table:table-cell office:value-type="float" office:value="0">
            <text:p>0.00E+000</text:p>
          </table:table-cell>
          <table:table-cell table:formula="of:=IF([.L98] &lt; [.H98];&quot;BETTER&quot;;IF([.L98]-2 &gt; [.H98]; &quot;WORSE&quot;;&quot;&quot;))">
            <text:p/>
          </table:table-cell>
          <table:table-cell table:formula="of:=IF([.N98] &lt; [.J98];&quot;BETTER&quot;;IF([.N98] &gt;[.J9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271">
            <text:p>1.27E-012</text:p>
          </table:table-cell>
          <table:table-cell office:value-type="float" office:value="0">
            <text:p>0.00E+000</text:p>
          </table:table-cell>
          <table:table-cell table:formula="of:=IF([.Q98] &lt; [.L98];&quot;BETTER&quot;;IF([.Q98]-2 &gt; [.L98]; &quot;WORSE&quot;;&quot;&quot;))">
            <text:p/>
          </table:table-cell>
          <table:table-cell table:formula="of:=IF([.S98] &lt; [.N98];&quot;BETTER&quot;;IF([.S98] &gt;[.N98]*1.1;&quot;WORSE&quot;;&quot;&quot;))">
            <text:p/>
          </table:table-cell>
        </table:table-row>
        <table:table-row table:style-name="ro3">
          <table:table-cell/>
          <table:table-cell office:value-type="float" office:value="97">
            <text:p>97</text:p>
          </table:table-cell>
          <table:table-cell office:value-type="string">
            <text:p>6.66666660746311868e-01</text:p>
          </table:table-cell>
          <table:table-cell office:value-type="float" office:value="59">
            <text:p>59</text:p>
          </table:table-cell>
          <table:table-cell office:value-type="float" office:value="0.00000000088829">
            <text:p>8.88E-010</text:p>
          </table:table-cell>
          <table:table-cell office:value-type="float" office:value="0.0000000039352">
            <text:p>3.94E-009</text:p>
          </table:table-cell>
          <table:table-cell/>
          <table:table-cell office:value-type="float" office:value="810">
            <text:p>810</text:p>
          </table:table-cell>
          <table:table-cell office:value-type="float" office:value="0.0000000002976">
            <text:p>2.98E-010</text:p>
          </table:table-cell>
          <table:table-cell office:value-type="float" office:value="0.0000000089305">
            <text:p>8.93E-009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29838">
            <text:p>2.98E-009</text:p>
          </table:table-cell>
          <table:table-cell office:value-type="float" office:value="0.0000000024795">
            <text:p>2.48E-009</text:p>
          </table:table-cell>
          <table:table-cell table:formula="of:=IF([.L99] &lt; [.H99];&quot;BETTER&quot;;IF([.L99]-2 &gt; [.H99]; &quot;WORSE&quot;;&quot;&quot;))" office:value-type="string" office:string-value="BETTER">
            <text:p>BETTER</text:p>
          </table:table-cell>
          <table:table-cell table:formula="of:=IF([.N99] &lt; [.J99];&quot;BETTER&quot;;IF([.N99] &gt;[.J99]*1.1;&quot;WORSE&quot;;&quot;&quot;))" office:value-type="string" office:string-value="BETTER">
            <text:p>BETTER</text:p>
          </table:table-cell>
          <table:table-cell office:value-type="float" office:value="101">
            <text:p>101</text:p>
          </table:table-cell>
          <table:table-cell office:value-type="float" office:value="0.0000000029838">
            <text:p>2.98E-009</text:p>
          </table:table-cell>
          <table:table-cell office:value-type="float" office:value="0.0000000024795">
            <text:p>2.48E-009</text:p>
          </table:table-cell>
          <table:table-cell table:formula="of:=IF([.Q99] &lt; [.L99];&quot;BETTER&quot;;IF([.Q99]-2 &gt; [.L99]; &quot;WORSE&quot;;&quot;&quot;))">
            <text:p/>
          </table:table-cell>
          <table:table-cell table:formula="of:=IF([.S99] &lt; [.N99];&quot;BETTER&quot;;IF([.S99] &gt;[.N99]*1.1;&quot;WORSE&quot;;&quot;&quot;))">
            <text:p/>
          </table:table-cell>
        </table:table-row>
        <table:table-row table:style-name="ro3">
          <table:table-cell/>
          <table:table-cell office:value-type="float" office:value="98">
            <text:p>98</text:p>
          </table:table-cell>
          <table:table-cell office:value-type="string">
            <text:p>-4.05639062229566083e-01</text:p>
          </table:table-cell>
          <table:table-cell office:value-type="float" office:value="57">
            <text:p>57</text:p>
          </table:table-cell>
          <table:table-cell office:value-type="float" office:value="0.0000000000011657">
            <text:p>1.17E-012</text:p>
          </table:table-cell>
          <table:table-cell office:value-type="float" office:value="0.000000000072877">
            <text:p>7.29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2695">
            <text:p>1.27E-011</text:p>
          </table:table-cell>
          <table:table-cell office:value-type="float" office:value="0.000000000072888">
            <text:p>7.29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2695">
            <text:p>1.27E-011</text:p>
          </table:table-cell>
          <table:table-cell office:value-type="float" office:value="0.000000000072888">
            <text:p>7.29E-011</text:p>
          </table:table-cell>
          <table:table-cell table:formula="of:=IF([.L100] &lt; [.H100];&quot;BETTER&quot;;IF([.L100]-2 &gt; [.H100]; &quot;WORSE&quot;;&quot;&quot;))">
            <text:p/>
          </table:table-cell>
          <table:table-cell table:formula="of:=IF([.N100] &lt; [.J100];&quot;BETTER&quot;;IF([.N100] &gt;[.J10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2695">
            <text:p>1.27E-011</text:p>
          </table:table-cell>
          <table:table-cell office:value-type="float" office:value="0.000000000072888">
            <text:p>7.29E-011</text:p>
          </table:table-cell>
          <table:table-cell table:formula="of:=IF([.Q100] &lt; [.L100];&quot;BETTER&quot;;IF([.Q100]-2 &gt; [.L100]; &quot;WORSE&quot;;&quot;&quot;))">
            <text:p/>
          </table:table-cell>
          <table:table-cell table:formula="of:=IF([.S100] &lt; [.N100];&quot;BETTER&quot;;IF([.S100] &gt;[.N100]*1.1;&quot;WORSE&quot;;&quot;&quot;))">
            <text:p/>
          </table:table-cell>
        </table:table-row>
        <table:table-row table:style-name="ro3">
          <table:table-cell/>
          <table:table-cell office:value-type="float" office:value="99">
            <text:p>99</text:p>
          </table:table-cell>
          <table:table-cell office:value-type="string">
            <text:p>4.79428226688801584e-01</text:p>
          </table:table-cell>
          <table:table-cell office:value-type="float" office:value="57">
            <text:p>57</text:p>
          </table:table-cell>
          <table:table-cell office:value-type="float" office:value="0.00000000000072957">
            <text:p>7.30E-013</text:p>
          </table:table-cell>
          <table:table-cell office:value-type="float" office:value="0.000000000023359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 table:formula="of:=IF([.L101] &lt; [.H101];&quot;BETTER&quot;;IF([.L101]-2 &gt; [.H101]; &quot;WORSE&quot;;&quot;&quot;))">
            <text:p/>
          </table:table-cell>
          <table:table-cell table:formula="of:=IF([.N101] &lt; [.J101];&quot;BETTER&quot;;IF([.N101] &gt;[.J10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 table:formula="of:=IF([.Q101] &lt; [.L101];&quot;BETTER&quot;;IF([.Q101]-2 &gt; [.L101]; &quot;WORSE&quot;;&quot;&quot;))">
            <text:p/>
          </table:table-cell>
          <table:table-cell table:formula="of:=IF([.S101] &lt; [.N101];&quot;BETTER&quot;;IF([.S101] &gt;[.N101]*1.1;&quot;WORSE&quot;;&quot;&quot;))">
            <text:p/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string">
            <text:p>1.15470053837925102e+00</text:p>
          </table:table-cell>
          <table:table-cell office:value-type="float" office:value="406">
            <text:p>406</text:p>
          </table:table-cell>
          <table:table-cell office:value-type="float" office:value="0.0000000041733">
            <text:p>4.17E-009</text:p>
          </table:table-cell>
          <table:table-cell office:value-type="float" office:value="0.00000000053522">
            <text:p>5.35E-010</text:p>
          </table:table-cell>
          <table:table-cell/>
          <table:table-cell office:value-type="float" office:value="1172">
            <text:p>1172</text:p>
          </table:table-cell>
          <table:table-cell office:value-type="float" office:value="0.00000000013716">
            <text:p>1.37E-010</text:p>
          </table:table-cell>
          <table:table-cell office:value-type="float" office:value="0.000000000017969">
            <text:p>1.80E-011</text:p>
          </table:table-cell>
          <table:table-cell/>
          <table:table-cell office:value-type="float" office:value="1174">
            <text:p>1174</text:p>
          </table:table-cell>
          <table:table-cell office:value-type="float" office:value="0.00000000013716">
            <text:p>1.37E-010</text:p>
          </table:table-cell>
          <table:table-cell office:value-type="float" office:value="0.000000000017969">
            <text:p>1.80E-011</text:p>
          </table:table-cell>
          <table:table-cell table:formula="of:=IF([.L102] &lt; [.H102];&quot;BETTER&quot;;IF([.L102]-2 &gt; [.H102]; &quot;WORSE&quot;;&quot;&quot;))">
            <text:p/>
          </table:table-cell>
          <table:table-cell table:formula="of:=IF([.N102] &lt; [.J102];&quot;BETTER&quot;;IF([.N102] &gt;[.J102]*1.1;&quot;WORSE&quot;;&quot;&quot;))">
            <text:p/>
          </table:table-cell>
          <table:table-cell office:value-type="float" office:value="1174">
            <text:p>1174</text:p>
          </table:table-cell>
          <table:table-cell office:value-type="float" office:value="0.00000000013716">
            <text:p>1.37E-010</text:p>
          </table:table-cell>
          <table:table-cell office:value-type="float" office:value="0.000000000017969">
            <text:p>1.80E-011</text:p>
          </table:table-cell>
          <table:table-cell table:formula="of:=IF([.Q102] &lt; [.L102];&quot;BETTER&quot;;IF([.Q102]-2 &gt; [.L102]; &quot;WORSE&quot;;&quot;&quot;))">
            <text:p/>
          </table:table-cell>
          <table:table-cell table:formula="of:=IF([.S102] &lt; [.N102];&quot;BETTER&quot;;IF([.S102] &gt;[.N102]*1.1;&quot;WORSE&quot;;&quot;&quot;))">
            <text:p/>
          </table:table-cell>
        </table:table-row>
        <table:table-row table:style-name="ro3">
          <table:table-cell/>
          <table:table-cell office:value-type="float" office:value="101">
            <text:p>101</text:p>
          </table:table-cell>
          <table:table-cell office:value-type="string">
            <text:p>4.56484194218315376e-01</text:p>
          </table:table-cell>
          <table:table-cell office:value-type="float" office:value="431">
            <text:p>431</text:p>
          </table:table-cell>
          <table:table-cell office:value-type="float" office:value="0.00000000027358">
            <text:p>2.74E-010</text:p>
          </table:table-cell>
          <table:table-cell office:value-type="float" office:value="0.00000000030753">
            <text:p>3.08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0.041436">
            <text:p>4.14E-002</text:p>
          </table:table-cell>
          <table:table-cell office:value-type="float" office:value="0.093109">
            <text:p>9.31E-002</text:p>
          </table:table-cell>
          <table:table-cell/>
          <table:table-cell office:value-type="float" office:value="1176">
            <text:p>1176</text:p>
          </table:table-cell>
          <table:table-cell office:value-type="float" office:value="0">
            <text:p>0.00E+000</text:p>
          </table:table-cell>
          <table:table-cell office:value-type="float" office:value="0.000000000013938">
            <text:p>1.39E-011</text:p>
          </table:table-cell>
          <table:table-cell table:formula="of:=IF([.L103] &lt; [.H103];&quot;BETTER&quot;;IF([.L103]-2 &gt; [.H103]; &quot;WORSE&quot;;&quot;&quot;))" office:value-type="string" office:string-value="WORSE">
            <text:p>WORSE</text:p>
          </table:table-cell>
          <table:table-cell table:formula="of:=IF([.N103] &lt; [.J103];&quot;BETTER&quot;;IF([.N103] &gt;[.J103]*1.1;&quot;WORSE&quot;;&quot;&quot;))" office:value-type="string" office:string-value="BETTER">
            <text:p>BETTER</text:p>
          </table:table-cell>
          <table:table-cell office:value-type="float" office:value="1176">
            <text:p>1176</text:p>
          </table:table-cell>
          <table:table-cell office:value-type="float" office:value="0">
            <text:p>0.00E+000</text:p>
          </table:table-cell>
          <table:table-cell office:value-type="float" office:value="0.000000000013938">
            <text:p>1.39E-011</text:p>
          </table:table-cell>
          <table:table-cell table:formula="of:=IF([.Q103] &lt; [.L103];&quot;BETTER&quot;;IF([.Q103]-2 &gt; [.L103]; &quot;WORSE&quot;;&quot;&quot;))">
            <text:p/>
          </table:table-cell>
          <table:table-cell table:formula="of:=IF([.S103] &lt; [.N103];&quot;BETTER&quot;;IF([.S103] &gt;[.N103]*1.1;&quot;WORSE&quot;;&quot;&quot;))">
            <text:p/>
          </table:table-cell>
        </table:table-row>
        <table:table-row table:style-name="ro3">
          <table:table-cell/>
          <table:table-cell office:value-type="float" office:value="102">
            <text:p>102</text:p>
          </table:table-cell>
          <table:table-cell office:value-type="string">
            <text:p>1.00000000000510347e+00</text:p>
          </table:table-cell>
          <table:table-cell office:value-type="float" office:value="58">
            <text:p>58</text:p>
          </table:table-cell>
          <table:table-cell office:value-type="float" office:value="0.0000000000004468">
            <text:p>4.47E-013</text:p>
          </table:table-cell>
          <table:table-cell office:value-type="float" office:value="0.000000000005103">
            <text:p>5.10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9525">
            <text:p>1.95E-011</text:p>
          </table:table-cell>
          <table:table-cell office:value-type="float" office:value="0.0000000000051035">
            <text:p>5.10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9525">
            <text:p>1.95E-011</text:p>
          </table:table-cell>
          <table:table-cell office:value-type="float" office:value="0.0000000000051035">
            <text:p>5.10E-012</text:p>
          </table:table-cell>
          <table:table-cell table:formula="of:=IF([.L104] &lt; [.H104];&quot;BETTER&quot;;IF([.L104]-2 &gt; [.H104]; &quot;WORSE&quot;;&quot;&quot;))">
            <text:p/>
          </table:table-cell>
          <table:table-cell table:formula="of:=IF([.N104] &lt; [.J104];&quot;BETTER&quot;;IF([.N104] &gt;[.J10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9524">
            <text:p>1.95E-011</text:p>
          </table:table-cell>
          <table:table-cell office:value-type="float" office:value="0.0000000000051033">
            <text:p>5.10E-012</text:p>
          </table:table-cell>
          <table:table-cell table:formula="of:=IF([.Q104] &lt; [.L104];&quot;BETTER&quot;;IF([.Q104]-2 &gt; [.L104]; &quot;WORSE&quot;;&quot;&quot;))">
            <text:p/>
          </table:table-cell>
          <table:table-cell table:formula="of:=IF([.S104] &lt; [.N104];&quot;BETTER&quot;;IF([.S104] &gt;[.N104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string">
            <text:p>1.56439644406904987e+00</text:p>
          </table:table-cell>
          <table:table-cell office:value-type="float" office:value="55">
            <text:p>55</text:p>
          </table:table-cell>
          <table:table-cell office:value-type="float" office:value="0.00000000052673">
            <text:p>5.27E-010</text:p>
          </table:table-cell>
          <table:table-cell office:value-type="float" office:value="0.000000000020765">
            <text:p>2.08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22229">
            <text:p>2.22E-011</text:p>
          </table:table-cell>
          <table:table-cell office:value-type="float" office:value="0.000000000019784">
            <text:p>1.98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22229">
            <text:p>2.22E-011</text:p>
          </table:table-cell>
          <table:table-cell office:value-type="float" office:value="0.000000000019784">
            <text:p>1.98E-011</text:p>
          </table:table-cell>
          <table:table-cell table:formula="of:=IF([.L105] &lt; [.H105];&quot;BETTER&quot;;IF([.L105]-2 &gt; [.H105]; &quot;WORSE&quot;;&quot;&quot;))">
            <text:p/>
          </table:table-cell>
          <table:table-cell table:formula="of:=IF([.N105] &lt; [.J105];&quot;BETTER&quot;;IF([.N105] &gt;[.J10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22229">
            <text:p>2.22E-011</text:p>
          </table:table-cell>
          <table:table-cell office:value-type="float" office:value="0.000000000019784">
            <text:p>1.98E-011</text:p>
          </table:table-cell>
          <table:table-cell table:formula="of:=IF([.Q105] &lt; [.L105];&quot;BETTER&quot;;IF([.Q105]-2 &gt; [.L105]; &quot;WORSE&quot;;&quot;&quot;))">
            <text:p/>
          </table:table-cell>
          <table:table-cell table:formula="of:=IF([.S105] &lt; [.N105];&quot;BETTER&quot;;IF([.S105] &gt;[.N105]*1.1;&quot;WORSE&quot;;&quot;&quot;))">
            <text:p/>
          </table:table-cell>
        </table:table-row>
        <table:table-row table:style-name="ro3">
          <table:table-cell/>
          <table:table-cell office:value-type="float" office:value="104">
            <text:p>104</text:p>
          </table:table-cell>
          <table:table-cell office:value-type="string">
            <text:p>-6.34665182543393880e-01</text:p>
          </table:table-cell>
          <table:table-cell office:value-type="float" office:value="185">
            <text:p>185</text:p>
          </table:table-cell>
          <table:table-cell office:value-type="float" office:value="0.000000000024555">
            <text:p>2.46E-011</text:p>
          </table:table-cell>
          <table:table-cell office:value-type="float" office:value="0.000000000043599">
            <text:p>4.36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2.3315E-015">
            <text:p>2.33E-015</text:p>
          </table:table-cell>
          <table:table-cell office:value-type="float" office:value="0.000000000068373">
            <text:p>6.84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2.3315E-015">
            <text:p>2.33E-015</text:p>
          </table:table-cell>
          <table:table-cell office:value-type="float" office:value="0.000000000068373">
            <text:p>6.84E-011</text:p>
          </table:table-cell>
          <table:table-cell table:formula="of:=IF([.L106] &lt; [.H106];&quot;BETTER&quot;;IF([.L106]-2 &gt; [.H106]; &quot;WORSE&quot;;&quot;&quot;))">
            <text:p/>
          </table:table-cell>
          <table:table-cell table:formula="of:=IF([.N106] &lt; [.J106];&quot;BETTER&quot;;IF([.N106] &gt;[.J106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2.3315E-015">
            <text:p>2.33E-015</text:p>
          </table:table-cell>
          <table:table-cell office:value-type="float" office:value="0.000000000068373">
            <text:p>6.84E-011</text:p>
          </table:table-cell>
          <table:table-cell table:formula="of:=IF([.Q106] &lt; [.L106];&quot;BETTER&quot;;IF([.Q106]-2 &gt; [.L106]; &quot;WORSE&quot;;&quot;&quot;))">
            <text:p/>
          </table:table-cell>
          <table:table-cell table:formula="of:=IF([.S106] &lt; [.N106];&quot;BETTER&quot;;IF([.S106] &gt;[.N106]*1.1;&quot;WORSE&quot;;&quot;&quot;))">
            <text:p/>
          </table:table-cell>
        </table:table-row>
        <table:table-row table:style-name="ro3">
          <table:table-cell/>
          <table:table-cell office:value-type="float" office:value="105">
            <text:p>105</text:p>
          </table:table-cell>
          <table:table-cell office:value-type="string">
            <text:p>1.34924856494677697e-02</text:p>
          </table:table-cell>
          <table:table-cell office:value-type="float" office:value="2872">
            <text:p>2872</text:p>
          </table:table-cell>
          <table:table-cell office:value-type="float" office:value="0.000000005705">
            <text:p>5.71E-009</text:p>
          </table:table-cell>
          <table:table-cell office:value-type="float" office:value="0.0000000061603">
            <text:p>6.16E-009</text:p>
          </table:table-cell>
          <table:table-cell/>
          <table:table-cell office:value-type="float" office:value="9374">
            <text:p>9374</text:p>
          </table:table-cell>
          <table:table-cell office:value-type="float" office:value="4.1633E-017">
            <text:p>4.16E-017</text:p>
          </table:table-cell>
          <table:table-cell office:value-type="float" office:value="0.0000000036663">
            <text:p>3.67E-009</text:p>
          </table:table-cell>
          <table:table-cell/>
          <table:table-cell office:value-type="float" office:value="9376">
            <text:p>9376</text:p>
          </table:table-cell>
          <table:table-cell office:value-type="float" office:value="4.1633E-017">
            <text:p>4.16E-017</text:p>
          </table:table-cell>
          <table:table-cell office:value-type="float" office:value="0.0000000036663">
            <text:p>3.67E-009</text:p>
          </table:table-cell>
          <table:table-cell table:formula="of:=IF([.L107] &lt; [.H107];&quot;BETTER&quot;;IF([.L107]-2 &gt; [.H107]; &quot;WORSE&quot;;&quot;&quot;))">
            <text:p/>
          </table:table-cell>
          <table:table-cell table:formula="of:=IF([.N107] &lt; [.J107];&quot;BETTER&quot;;IF([.N107] &gt;[.J107]*1.1;&quot;WORSE&quot;;&quot;&quot;))">
            <text:p/>
          </table:table-cell>
          <table:table-cell office:value-type="float" office:value="9376">
            <text:p>9376</text:p>
          </table:table-cell>
          <table:table-cell office:value-type="float" office:value="4.1633E-017">
            <text:p>4.16E-017</text:p>
          </table:table-cell>
          <table:table-cell office:value-type="float" office:value="0.0000000036663">
            <text:p>3.67E-009</text:p>
          </table:table-cell>
          <table:table-cell table:formula="of:=IF([.Q107] &lt; [.L107];&quot;BETTER&quot;;IF([.Q107]-2 &gt; [.L107]; &quot;WORSE&quot;;&quot;&quot;))">
            <text:p/>
          </table:table-cell>
          <table:table-cell table:formula="of:=IF([.S107] &lt; [.N107];&quot;BETTER&quot;;IF([.S107] &gt;[.N107]*1.1;&quot;WORSE&quot;;&quot;&quot;))">
            <text:p/>
          </table:table-cell>
        </table:table-row>
        <table:table-row table:style-name="ro3">
          <table:table-cell/>
          <table:table-cell office:value-type="float" office:value="106">
            <text:p>106</text:p>
          </table:table-cell>
          <table:table-cell office:value-type="string">
            <text:p>4.98986808693045569e-01</text:p>
          </table:table-cell>
          <table:table-cell office:value-type="float" office:value="427">
            <text:p>427</text:p>
          </table:table-cell>
          <table:table-cell office:value-type="float" office:value="0.00000000029055">
            <text:p>2.91E-010</text:p>
          </table:table-cell>
          <table:table-cell office:value-type="float" office:value="0.00000000036284">
            <text:p>3.63E-010</text:p>
          </table:table-cell>
          <table:table-cell/>
          <table:table-cell office:value-type="float" office:value="1172">
            <text:p>1172</text:p>
          </table:table-cell>
          <table:table-cell office:value-type="float" office:value="1.1102E-016">
            <text:p>1.11E-016</text:p>
          </table:table-cell>
          <table:table-cell office:value-type="float" office:value="0.000000000013937">
            <text:p>1.39E-011</text:p>
          </table:table-cell>
          <table:table-cell/>
          <table:table-cell office:value-type="float" office:value="1174">
            <text:p>1174</text:p>
          </table:table-cell>
          <table:table-cell office:value-type="float" office:value="1.1102E-016">
            <text:p>1.11E-016</text:p>
          </table:table-cell>
          <table:table-cell office:value-type="float" office:value="0.000000000013937">
            <text:p>1.39E-011</text:p>
          </table:table-cell>
          <table:table-cell table:formula="of:=IF([.L108] &lt; [.H108];&quot;BETTER&quot;;IF([.L108]-2 &gt; [.H108]; &quot;WORSE&quot;;&quot;&quot;))">
            <text:p/>
          </table:table-cell>
          <table:table-cell table:formula="of:=IF([.N108] &lt; [.J108];&quot;BETTER&quot;;IF([.N108] &gt;[.J108]*1.1;&quot;WORSE&quot;;&quot;&quot;))">
            <text:p/>
          </table:table-cell>
          <table:table-cell office:value-type="float" office:value="1174">
            <text:p>1174</text:p>
          </table:table-cell>
          <table:table-cell office:value-type="float" office:value="1.1102E-016">
            <text:p>1.11E-016</text:p>
          </table:table-cell>
          <table:table-cell office:value-type="float" office:value="0.000000000013937">
            <text:p>1.39E-011</text:p>
          </table:table-cell>
          <table:table-cell table:formula="of:=IF([.Q108] &lt; [.L108];&quot;BETTER&quot;;IF([.Q108]-2 &gt; [.L108]; &quot;WORSE&quot;;&quot;&quot;))">
            <text:p/>
          </table:table-cell>
          <table:table-cell table:formula="of:=IF([.S108] &lt; [.N108];&quot;BETTER&quot;;IF([.S108] &gt;[.N108]*1.1;&quot;WORSE&quot;;&quot;&quot;))">
            <text:p/>
          </table:table-cell>
        </table:table-row>
        <table:table-row table:style-name="ro3">
          <table:table-cell/>
          <table:table-cell office:value-type="float" office:value="107">
            <text:p>107</text:p>
          </table:table-cell>
          <table:table-cell office:value-type="string">
            <text:p>2.91018782855805347e-01</text:p>
          </table:table-cell>
          <table:table-cell office:value-type="float" office:value="212">
            <text:p>212</text:p>
          </table:table-cell>
          <table:table-cell office:value-type="float" office:value="0.000000000077539">
            <text:p>7.75E-011</text:p>
          </table:table-cell>
          <table:table-cell office:value-type="float" office:value="0.00000000024227">
            <text:p>2.42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3.4879E-016">
            <text:p>3.49E-016</text:p>
          </table:table-cell>
          <table:table-cell office:value-type="float" office:value="0.00000000015186">
            <text:p>1.52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3.4879E-016">
            <text:p>3.49E-016</text:p>
          </table:table-cell>
          <table:table-cell office:value-type="float" office:value="0.00000000015186">
            <text:p>1.52E-010</text:p>
          </table:table-cell>
          <table:table-cell table:formula="of:=IF([.L109] &lt; [.H109];&quot;BETTER&quot;;IF([.L109]-2 &gt; [.H109]; &quot;WORSE&quot;;&quot;&quot;))">
            <text:p/>
          </table:table-cell>
          <table:table-cell table:formula="of:=IF([.N109] &lt; [.J109];&quot;BETTER&quot;;IF([.N109] &gt;[.J109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3.4879E-016">
            <text:p>3.49E-016</text:p>
          </table:table-cell>
          <table:table-cell office:value-type="float" office:value="0.00000000015186">
            <text:p>1.52E-010</text:p>
          </table:table-cell>
          <table:table-cell table:formula="of:=IF([.Q109] &lt; [.L109];&quot;BETTER&quot;;IF([.Q109]-2 &gt; [.L109]; &quot;WORSE&quot;;&quot;&quot;))">
            <text:p/>
          </table:table-cell>
          <table:table-cell table:formula="of:=IF([.S109] &lt; [.N109];&quot;BETTER&quot;;IF([.S109] &gt;[.N109]*1.1;&quot;WORSE&quot;;&quot;&quot;))">
            <text:p/>
          </table:table-cell>
        </table:table-row>
        <table:table-row table:style-name="ro3">
          <table:table-cell/>
          <table:table-cell office:value-type="float" office:value="108">
            <text:p>108</text:p>
          </table:table-cell>
          <table:table-cell office:value-type="string">
            <text:p>1.56249999999999185e-02</text:p>
          </table:table-cell>
          <table:table-cell office:value-type="float" office:value="113">
            <text:p>113</text:p>
          </table:table-cell>
          <table:table-cell office:value-type="float" office:value="0.0000000000040173">
            <text:p>4.02E-012</text:p>
          </table:table-cell>
          <table:table-cell office:value-type="float" office:value="0.0000000000040505">
            <text:p>4.0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58351">
            <text:p>5.84E-012</text:p>
          </table:table-cell>
          <table:table-cell office:value-type="float" office:value="5.218E-015">
            <text:p>5.22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58351">
            <text:p>5.84E-012</text:p>
          </table:table-cell>
          <table:table-cell office:value-type="float" office:value="5.218E-015">
            <text:p>5.22E-015</text:p>
          </table:table-cell>
          <table:table-cell table:formula="of:=IF([.L110] &lt; [.H110];&quot;BETTER&quot;;IF([.L110]-2 &gt; [.H110]; &quot;WORSE&quot;;&quot;&quot;))">
            <text:p/>
          </table:table-cell>
          <table:table-cell table:formula="of:=IF([.N110] &lt; [.J110];&quot;BETTER&quot;;IF([.N110] &gt;[.J11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58351">
            <text:p>5.84E-012</text:p>
          </table:table-cell>
          <table:table-cell office:value-type="float" office:value="5.218E-015">
            <text:p>5.22E-015</text:p>
          </table:table-cell>
          <table:table-cell table:formula="of:=IF([.Q110] &lt; [.L110];&quot;BETTER&quot;;IF([.Q110]-2 &gt; [.L110]; &quot;WORSE&quot;;&quot;&quot;))">
            <text:p/>
          </table:table-cell>
          <table:table-cell table:formula="of:=IF([.S110] &lt; [.N110];&quot;BETTER&quot;;IF([.S110] &gt;[.N110]*1.1;&quot;WORSE&quot;;&quot;&quot;))">
            <text:p/>
          </table:table-cell>
        </table:table-row>
        <table:table-row table:style-name="ro3">
          <table:table-cell/>
          <table:table-cell office:value-type="float" office:value="109">
            <text:p>109</text:p>
          </table:table-cell>
          <table:table-cell office:value-type="string">
            <text:p>1.09861228866810956e+00</text:p>
          </table:table-cell>
          <table:table-cell office:value-type="float" office:value="58">
            <text:p>58</text:p>
          </table:table-cell>
          <table:table-cell office:value-type="float" office:value="0.00000000000033046">
            <text:p>3.30E-013</text:p>
          </table:table-cell>
          <table:table-cell office:value-type="float" office:value="0.000000000029028">
            <text:p>2.9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0073">
            <text:p>7.01E-011</text:p>
          </table:table-cell>
          <table:table-cell office:value-type="float" office:value="0.000000000029028">
            <text:p>2.9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0073">
            <text:p>7.01E-011</text:p>
          </table:table-cell>
          <table:table-cell office:value-type="float" office:value="0.000000000029028">
            <text:p>2.90E-011</text:p>
          </table:table-cell>
          <table:table-cell table:formula="of:=IF([.L111] &lt; [.H111];&quot;BETTER&quot;;IF([.L111]-2 &gt; [.H111]; &quot;WORSE&quot;;&quot;&quot;))">
            <text:p/>
          </table:table-cell>
          <table:table-cell table:formula="of:=IF([.N111] &lt; [.J111];&quot;BETTER&quot;;IF([.N111] &gt;[.J11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70072">
            <text:p>7.01E-011</text:p>
          </table:table-cell>
          <table:table-cell office:value-type="float" office:value="0.000000000029028">
            <text:p>2.90E-011</text:p>
          </table:table-cell>
          <table:table-cell table:formula="of:=IF([.Q111] &lt; [.L111];&quot;BETTER&quot;;IF([.Q111]-2 &gt; [.L111]; &quot;WORSE&quot;;&quot;&quot;))">
            <text:p/>
          </table:table-cell>
          <table:table-cell table:formula="of:=IF([.S111] &lt; [.N111];&quot;BETTER&quot;;IF([.S111] &gt;[.N111]*1.1;&quot;WORSE&quot;;&quot;&quot;))">
            <text:p/>
          </table:table-cell>
        </table:table-row>
        <table:table-row table:style-name="ro3">
          <table:table-cell/>
          <table:table-cell office:value-type="float" office:value="110">
            <text:p>110</text:p>
          </table:table-cell>
          <table:table-cell office:value-type="string">
            <text:p>3.12176837116465311e+00</text:p>
          </table:table-cell>
          <table:table-cell office:value-type="float" office:value="58">
            <text:p>58</text:p>
          </table:table-cell>
          <table:table-cell office:value-type="float" office:value="0.0000000000088604">
            <text:p>8.86E-012</text:p>
          </table:table-cell>
          <table:table-cell office:value-type="float" office:value="0.000000000011323">
            <text:p>1.1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5907">
            <text:p>1.59E-010</text:p>
          </table:table-cell>
          <table:table-cell office:value-type="float" office:value="0.000000000011323">
            <text:p>1.1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5907">
            <text:p>1.59E-010</text:p>
          </table:table-cell>
          <table:table-cell office:value-type="float" office:value="0.000000000011323">
            <text:p>1.13E-011</text:p>
          </table:table-cell>
          <table:table-cell table:formula="of:=IF([.L112] &lt; [.H112];&quot;BETTER&quot;;IF([.L112]-2 &gt; [.H112]; &quot;WORSE&quot;;&quot;&quot;))">
            <text:p/>
          </table:table-cell>
          <table:table-cell table:formula="of:=IF([.N112] &lt; [.J112];&quot;BETTER&quot;;IF([.N112] &gt;[.J11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5907">
            <text:p>1.59E-010</text:p>
          </table:table-cell>
          <table:table-cell office:value-type="float" office:value="0.000000000011323">
            <text:p>1.13E-011</text:p>
          </table:table-cell>
          <table:table-cell table:formula="of:=IF([.Q112] &lt; [.L112];&quot;BETTER&quot;;IF([.Q112]-2 &gt; [.L112]; &quot;WORSE&quot;;&quot;&quot;))">
            <text:p/>
          </table:table-cell>
          <table:table-cell table:formula="of:=IF([.S112] &lt; [.N112];&quot;BETTER&quot;;IF([.S112] &gt;[.N112]*1.1;&quot;WORSE&quot;;&quot;&quot;))">
            <text:p/>
          </table:table-cell>
        </table:table-row>
        <table:table-row table:style-name="ro3">
          <table:table-cell/>
          <table:table-cell office:value-type="float" office:value="111">
            <text:p>111</text:p>
          </table:table-cell>
          <table:table-cell office:value-type="string">
            <text:p>2.73146531304830287e+00</text:p>
          </table:table-cell>
          <table:table-cell office:value-type="float" office:value="204">
            <text:p>204</text:p>
          </table:table-cell>
          <table:table-cell office:value-type="float" office:value="0.0000000019275">
            <text:p>1.93E-009</text:p>
          </table:table-cell>
          <table:table-cell office:value-type="float" office:value="0.00000000006966">
            <text:p>6.97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28347">
            <text:p>2.83E-011</text:p>
          </table:table-cell>
          <table:table-cell office:value-type="float" office:value="0.000000000017684">
            <text:p>1.77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28347">
            <text:p>2.83E-011</text:p>
          </table:table-cell>
          <table:table-cell office:value-type="float" office:value="0.000000000017684">
            <text:p>1.77E-011</text:p>
          </table:table-cell>
          <table:table-cell table:formula="of:=IF([.L113] &lt; [.H113];&quot;BETTER&quot;;IF([.L113]-2 &gt; [.H113]; &quot;WORSE&quot;;&quot;&quot;))">
            <text:p/>
          </table:table-cell>
          <table:table-cell table:formula="of:=IF([.N113] &lt; [.J113];&quot;BETTER&quot;;IF([.N113] &gt;[.J113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28347">
            <text:p>2.83E-011</text:p>
          </table:table-cell>
          <table:table-cell office:value-type="float" office:value="0.000000000017684">
            <text:p>1.77E-011</text:p>
          </table:table-cell>
          <table:table-cell table:formula="of:=IF([.Q113] &lt; [.L113];&quot;BETTER&quot;;IF([.Q113]-2 &gt; [.L113]; &quot;WORSE&quot;;&quot;&quot;))">
            <text:p/>
          </table:table-cell>
          <table:table-cell table:formula="of:=IF([.S113] &lt; [.N113];&quot;BETTER&quot;;IF([.S113] &gt;[.N113]*1.1;&quot;WORSE&quot;;&quot;&quot;))">
            <text:p/>
          </table:table-cell>
        </table:table-row>
        <table:table-row table:style-name="ro3">
          <table:table-cell/>
          <table:table-cell office:value-type="float" office:value="112">
            <text:p>112</text:p>
          </table:table-cell>
          <table:table-cell office:value-type="string">
            <text:p>3.14159262899612868e+00</text:p>
          </table:table-cell>
          <table:table-cell office:value-type="float" office:value="63">
            <text:p>63</text:p>
          </table:table-cell>
          <table:table-cell office:value-type="float" office:value="0.0000000091894">
            <text:p>9.19E-009</text:p>
          </table:table-cell>
          <table:table-cell office:value-type="float" office:value="0.000000012252">
            <text:p>1.23E-008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30118">
            <text:p>3.01E-009</text:p>
          </table:table-cell>
          <table:table-cell office:value-type="float" office:value="0.0000000078317">
            <text:p>7.83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3267">
            <text:p>3.27E-009</text:p>
          </table:table-cell>
          <table:table-cell table:formula="of:=IF([.L114] &lt; [.H114];&quot;BETTER&quot;;IF([.L114]-2 &gt; [.H114]; &quot;WORSE&quot;;&quot;&quot;))" office:value-type="string" office:string-value="BETTER">
            <text:p>BETTER</text:p>
          </table:table-cell>
          <table:table-cell table:formula="of:=IF([.N114] &lt; [.J114];&quot;BETTER&quot;;IF([.N114] &gt;[.J114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3267">
            <text:p>3.27E-009</text:p>
          </table:table-cell>
          <table:table-cell table:formula="of:=IF([.Q114] &lt; [.L114];&quot;BETTER&quot;;IF([.Q114]-2 &gt; [.L114]; &quot;WORSE&quot;;&quot;&quot;))">
            <text:p/>
          </table:table-cell>
          <table:table-cell table:formula="of:=IF([.S114] &lt; [.N114];&quot;BETTER&quot;;IF([.S114] &gt;[.N114]*1.1;&quot;WORSE&quot;;&quot;&quot;))">
            <text:p/>
          </table:table-cell>
        </table:table-row>
        <table:table-row table:style-name="ro3">
          <table:table-cell/>
          <table:table-cell office:value-type="float" office:value="113">
            <text:p>113</text:p>
          </table:table-cell>
          <table:table-cell office:value-type="string">
            <text:p>1.94905425916635244e+00</text:p>
          </table:table-cell>
          <table:table-cell office:value-type="float" office:value="69">
            <text:p>69</text:p>
          </table:table-cell>
          <table:table-cell office:value-type="float" office:value="0.00000000000072661">
            <text:p>7.27E-013</text:p>
          </table:table-cell>
          <table:table-cell office:value-type="float" office:value="0.000000000018553">
            <text:p>1.8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3374">
            <text:p>2.34E-011</text:p>
          </table:table-cell>
          <table:table-cell office:value-type="float" office:value="0.000000000017264">
            <text:p>1.7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3374">
            <text:p>2.34E-011</text:p>
          </table:table-cell>
          <table:table-cell office:value-type="float" office:value="0.000000000017264">
            <text:p>1.73E-011</text:p>
          </table:table-cell>
          <table:table-cell table:formula="of:=IF([.L115] &lt; [.H115];&quot;BETTER&quot;;IF([.L115]-2 &gt; [.H115]; &quot;WORSE&quot;;&quot;&quot;))">
            <text:p/>
          </table:table-cell>
          <table:table-cell table:formula="of:=IF([.N115] &lt; [.J115];&quot;BETTER&quot;;IF([.N115] &gt;[.J11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3374">
            <text:p>2.34E-011</text:p>
          </table:table-cell>
          <table:table-cell office:value-type="float" office:value="0.000000000017264">
            <text:p>1.73E-011</text:p>
          </table:table-cell>
          <table:table-cell table:formula="of:=IF([.Q115] &lt; [.L115];&quot;BETTER&quot;;IF([.Q115]-2 &gt; [.L115]; &quot;WORSE&quot;;&quot;&quot;))">
            <text:p/>
          </table:table-cell>
          <table:table-cell table:formula="of:=IF([.S115] &lt; [.N115];&quot;BETTER&quot;;IF([.S115] &gt;[.N115]*1.1;&quot;WORSE&quot;;&quot;&quot;))">
            <text:p/>
          </table:table-cell>
        </table:table-row>
        <table:table-row table:style-name="ro3">
          <table:table-cell/>
          <table:table-cell office:value-type="float" office:value="114">
            <text:p>114</text:p>
          </table:table-cell>
          <table:table-cell office:value-type="string">
            <text:p>1.04719755120680436e+00</text:p>
          </table:table-cell>
          <table:table-cell office:value-type="float" office:value="110">
            <text:p>110</text:p>
          </table:table-cell>
          <table:table-cell office:value-type="float" office:value="0.0000000000073055">
            <text:p>7.31E-012</text:p>
          </table:table-cell>
          <table:table-cell office:value-type="float" office:value="0.00000000000080426">
            <text:p>8.04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51945">
            <text:p>5.19E-012</text:p>
          </table:table-cell>
          <table:table-cell office:value-type="float" office:value="0.0000000000064977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51945">
            <text:p>5.19E-012</text:p>
          </table:table-cell>
          <table:table-cell office:value-type="float" office:value="0.0000000000064977">
            <text:p>6.50E-012</text:p>
          </table:table-cell>
          <table:table-cell table:formula="of:=IF([.L116] &lt; [.H116];&quot;BETTER&quot;;IF([.L116]-2 &gt; [.H116]; &quot;WORSE&quot;;&quot;&quot;))">
            <text:p/>
          </table:table-cell>
          <table:table-cell table:formula="of:=IF([.N116] &lt; [.J116];&quot;BETTER&quot;;IF([.N116] &gt;[.J11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51945">
            <text:p>5.19E-012</text:p>
          </table:table-cell>
          <table:table-cell office:value-type="float" office:value="0.0000000000064977">
            <text:p>6.50E-012</text:p>
          </table:table-cell>
          <table:table-cell table:formula="of:=IF([.Q116] &lt; [.L116];&quot;BETTER&quot;;IF([.Q116]-2 &gt; [.L116]; &quot;WORSE&quot;;&quot;&quot;))">
            <text:p/>
          </table:table-cell>
          <table:table-cell table:formula="of:=IF([.S116] &lt; [.N116];&quot;BETTER&quot;;IF([.S116] &gt;[.N116]*1.1;&quot;WORSE&quot;;&quot;&quot;))">
            <text:p/>
          </table:table-cell>
        </table:table-row>
        <table:table-row table:style-name="ro3">
          <table:table-cell/>
          <table:table-cell office:value-type="float" office:value="115">
            <text:p>115</text:p>
          </table:table-cell>
          <table:table-cell office:value-type="string">
            <text:p>-6.06789763508705615e-01</text:p>
          </table:table-cell>
          <table:table-cell office:value-type="float" office:value="53">
            <text:p>53</text:p>
          </table:table-cell>
          <table:table-cell office:value-type="float" office:value="0.00000000000017931">
            <text:p>1.79E-013</text:p>
          </table:table-cell>
          <table:table-cell office:value-type="float" office:value="0.00000000001417">
            <text:p>1.4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6732">
            <text:p>5.67E-014</text:p>
          </table:table-cell>
          <table:table-cell office:value-type="float" office:value="0.000000000014347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6732">
            <text:p>5.67E-014</text:p>
          </table:table-cell>
          <table:table-cell office:value-type="float" office:value="0.000000000014347">
            <text:p>1.43E-011</text:p>
          </table:table-cell>
          <table:table-cell table:formula="of:=IF([.L117] &lt; [.H117];&quot;BETTER&quot;;IF([.L117]-2 &gt; [.H117]; &quot;WORSE&quot;;&quot;&quot;))">
            <text:p/>
          </table:table-cell>
          <table:table-cell table:formula="of:=IF([.N117] &lt; [.J117];&quot;BETTER&quot;;IF([.N117] &gt;[.J11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56732">
            <text:p>5.67E-014</text:p>
          </table:table-cell>
          <table:table-cell office:value-type="float" office:value="0.000000000014347">
            <text:p>1.43E-011</text:p>
          </table:table-cell>
          <table:table-cell table:formula="of:=IF([.Q117] &lt; [.L117];&quot;BETTER&quot;;IF([.Q117]-2 &gt; [.L117]; &quot;WORSE&quot;;&quot;&quot;))">
            <text:p/>
          </table:table-cell>
          <table:table-cell table:formula="of:=IF([.S117] &lt; [.N117];&quot;BETTER&quot;;IF([.S117] &gt;[.N117]*1.1;&quot;WORSE&quot;;&quot;&quot;))">
            <text:p/>
          </table:table-cell>
        </table:table-row>
        <table:table-row table:style-name="ro3">
          <table:table-cell/>
          <table:table-cell office:value-type="float" office:value="116">
            <text:p>116</text:p>
          </table:table-cell>
          <table:table-cell office:value-type="string">
            <text:p>8.88799245457594478e-01</text:p>
          </table:table-cell>
          <table:table-cell office:value-type="float" office:value="174531">
            <text:p>174531</text:p>
          </table:table-cell>
          <table:table-cell office:value-type="float" office:value="0.000015498">
            <text:p>1.55E-005</text:p>
          </table:table-cell>
          <table:table-cell office:value-type="float" office:value="0.0000030363">
            <text:p>3.04E-006</text:p>
          </table:table-cell>
          <table:table-cell/>
          <table:table-cell office:value-type="float" office:value="25523">
            <text:p>25523</text:p>
          </table:table-cell>
          <table:table-cell office:value-type="float" office:value="0.000050746">
            <text:p>5.07E-005</text:p>
          </table:table-cell>
          <table:table-cell office:value-type="float" office:value="0.00013016">
            <text:p>1.30E-004</text:p>
          </table:table-cell>
          <table:table-cell/>
          <table:table-cell office:value-type="float" office:value="25525">
            <text:p>25525</text:p>
          </table:table-cell>
          <table:table-cell office:value-type="float" office:value="0.000050746">
            <text:p>5.07E-005</text:p>
          </table:table-cell>
          <table:table-cell office:value-type="float" office:value="0.00013016">
            <text:p>1.30E-004</text:p>
          </table:table-cell>
          <table:table-cell table:formula="of:=IF([.L118] &lt; [.H118];&quot;BETTER&quot;;IF([.L118]-2 &gt; [.H118]; &quot;WORSE&quot;;&quot;&quot;))">
            <text:p/>
          </table:table-cell>
          <table:table-cell table:formula="of:=IF([.N118] &lt; [.J118];&quot;BETTER&quot;;IF([.N118] &gt;[.J118]*1.1;&quot;WORSE&quot;;&quot;&quot;))">
            <text:p/>
          </table:table-cell>
          <table:table-cell office:value-type="float" office:value="25525">
            <text:p>25525</text:p>
          </table:table-cell>
          <table:table-cell office:value-type="float" office:value="0.000050746">
            <text:p>5.07E-005</text:p>
          </table:table-cell>
          <table:table-cell office:value-type="float" office:value="0.00013016">
            <text:p>1.30E-004</text:p>
          </table:table-cell>
          <table:table-cell table:formula="of:=IF([.Q118] &lt; [.L118];&quot;BETTER&quot;;IF([.Q118]-2 &gt; [.L118]; &quot;WORSE&quot;;&quot;&quot;))">
            <text:p/>
          </table:table-cell>
          <table:table-cell table:formula="of:=IF([.S118] &lt; [.N118];&quot;BETTER&quot;;IF([.S118] &gt;[.N118]*1.1;&quot;WORSE&quot;;&quot;&quot;))">
            <text:p/>
          </table:table-cell>
        </table:table-row>
        <table:table-row table:style-name="ro3">
          <table:table-cell/>
          <table:table-cell office:value-type="float" office:value="117">
            <text:p>117</text:p>
          </table:table-cell>
          <table:table-cell office:value-type="string">
            <text:p>2.74680153389003201e-01</text:p>
          </table:table-cell>
          <table:table-cell office:value-type="float" office:value="110">
            <text:p>110</text:p>
          </table:table-cell>
          <table:table-cell office:value-type="float" office:value="0.0000000000082828">
            <text:p>8.28E-012</text:p>
          </table:table-cell>
          <table:table-cell office:value-type="float" office:value="0.000000000048317">
            <text:p>4.8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11628">
            <text:p>1.16E-011</text:p>
          </table:table-cell>
          <table:table-cell office:value-type="float" office:value="0.000000000040035">
            <text:p>4.0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11628">
            <text:p>1.16E-011</text:p>
          </table:table-cell>
          <table:table-cell office:value-type="float" office:value="0.000000000040035">
            <text:p>4.00E-011</text:p>
          </table:table-cell>
          <table:table-cell table:formula="of:=IF([.L119] &lt; [.H119];&quot;BETTER&quot;;IF([.L119]-2 &gt; [.H119]; &quot;WORSE&quot;;&quot;&quot;))">
            <text:p/>
          </table:table-cell>
          <table:table-cell table:formula="of:=IF([.N119] &lt; [.J119];&quot;BETTER&quot;;IF([.N119] &gt;[.J11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11628">
            <text:p>1.16E-011</text:p>
          </table:table-cell>
          <table:table-cell office:value-type="float" office:value="0.000000000040035">
            <text:p>4.00E-011</text:p>
          </table:table-cell>
          <table:table-cell table:formula="of:=IF([.Q119] &lt; [.L119];&quot;BETTER&quot;;IF([.Q119]-2 &gt; [.L119]; &quot;WORSE&quot;;&quot;&quot;))">
            <text:p/>
          </table:table-cell>
          <table:table-cell table:formula="of:=IF([.S119] &lt; [.N119];&quot;BETTER&quot;;IF([.S119] &gt;[.N119]*1.1;&quot;WORSE&quot;;&quot;&quot;))">
            <text:p/>
          </table:table-cell>
        </table:table-row>
        <table:table-row table:style-name="ro3">
          <table:table-cell/>
          <table:table-cell office:value-type="float" office:value="118">
            <text:p>118</text:p>
          </table:table-cell>
          <table:table-cell office:value-type="string">
            <text:p>6.66666666666666741e-01</text:p>
          </table:table-cell>
          <table:table-cell office:value-type="float" office:value="58">
            <text:p>58</text:p>
          </table:table-cell>
          <table:table-cell office:value-type="float" office:value="0.00000000000036243">
            <text:p>3.62E-013</text:p>
          </table:table-cell>
          <table:table-cell office:value-type="float" office:value="0.000000000050001">
            <text:p>5.0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5">
            <text:p>5.0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5">
            <text:p>5.00E-011</text:p>
          </table:table-cell>
          <table:table-cell table:formula="of:=IF([.L120] &lt; [.H120];&quot;BETTER&quot;;IF([.L120]-2 &gt; [.H120]; &quot;WORSE&quot;;&quot;&quot;))">
            <text:p/>
          </table:table-cell>
          <table:table-cell table:formula="of:=IF([.N120] &lt; [.J120];&quot;BETTER&quot;;IF([.N120] &gt;[.J12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5">
            <text:p>5.00E-011</text:p>
          </table:table-cell>
          <table:table-cell table:formula="of:=IF([.Q120] &lt; [.L120];&quot;BETTER&quot;;IF([.Q120]-2 &gt; [.L120]; &quot;WORSE&quot;;&quot;&quot;))">
            <text:p/>
          </table:table-cell>
          <table:table-cell table:formula="of:=IF([.S120] &lt; [.N120];&quot;BETTER&quot;;IF([.S120] &gt;[.N120]*1.1;&quot;WORSE&quot;;&quot;&quot;))">
            <text:p/>
          </table:table-cell>
        </table:table-row>
        <table:table-row table:style-name="ro3">
          <table:table-cell/>
          <table:table-cell office:value-type="float" office:value="119">
            <text:p>119</text:p>
          </table:table-cell>
          <table:table-cell office:value-type="string">
            <text:p>5.85786437628399659e-01</text:p>
          </table:table-cell>
          <table:table-cell office:value-type="float" office:value="58">
            <text:p>58</text:p>
          </table:table-cell>
          <table:table-cell office:value-type="float" office:value="0.000000000000039744">
            <text:p>3.97E-014</text:p>
          </table:table-cell>
          <table:table-cell office:value-type="float" office:value="0.00000000056061">
            <text:p>5.61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2022">
            <text:p>2.20E-012</text:p>
          </table:table-cell>
          <table:table-cell office:value-type="float" office:value="0.00000000056061">
            <text:p>5.61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2022">
            <text:p>2.20E-012</text:p>
          </table:table-cell>
          <table:table-cell office:value-type="float" office:value="0.00000000056061">
            <text:p>5.61E-010</text:p>
          </table:table-cell>
          <table:table-cell table:formula="of:=IF([.L121] &lt; [.H121];&quot;BETTER&quot;;IF([.L121]-2 &gt; [.H121]; &quot;WORSE&quot;;&quot;&quot;))">
            <text:p/>
          </table:table-cell>
          <table:table-cell table:formula="of:=IF([.N121] &lt; [.J121];&quot;BETTER&quot;;IF([.N121] &gt;[.J12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2022">
            <text:p>2.20E-012</text:p>
          </table:table-cell>
          <table:table-cell office:value-type="float" office:value="0.00000000056061">
            <text:p>5.61E-010</text:p>
          </table:table-cell>
          <table:table-cell table:formula="of:=IF([.Q121] &lt; [.L121];&quot;BETTER&quot;;IF([.Q121]-2 &gt; [.L121]; &quot;WORSE&quot;;&quot;&quot;))">
            <text:p/>
          </table:table-cell>
          <table:table-cell table:formula="of:=IF([.S121] &lt; [.N121];&quot;BETTER&quot;;IF([.S121] &gt;[.N121]*1.1;&quot;WORSE&quot;;&quot;&quot;))">
            <text:p/>
          </table:table-cell>
        </table:table-row>
        <table:table-row table:style-name="ro3">
          <table:table-cell/>
          <table:table-cell office:value-type="float" office:value="120">
            <text:p>120</text:p>
          </table:table-cell>
          <table:table-cell office:value-type="string">
            <text:p>1.14366725406941572e+00</text:p>
          </table:table-cell>
          <table:table-cell office:value-type="float" office:value="58">
            <text:p>58</text:p>
          </table:table-cell>
          <table:table-cell office:value-type="float" office:value="0.000000000023701">
            <text:p>2.37E-011</text:p>
          </table:table-cell>
          <table:table-cell office:value-type="float" office:value="0.000000000026743">
            <text:p>2.6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0402">
            <text:p>1.04E-009</text:p>
          </table:table-cell>
          <table:table-cell office:value-type="float" office:value="0.000000000026742">
            <text:p>2.6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0402">
            <text:p>1.04E-009</text:p>
          </table:table-cell>
          <table:table-cell office:value-type="float" office:value="0.000000000026742">
            <text:p>2.67E-011</text:p>
          </table:table-cell>
          <table:table-cell table:formula="of:=IF([.L122] &lt; [.H122];&quot;BETTER&quot;;IF([.L122]-2 &gt; [.H122]; &quot;WORSE&quot;;&quot;&quot;))">
            <text:p/>
          </table:table-cell>
          <table:table-cell table:formula="of:=IF([.N122] &lt; [.J122];&quot;BETTER&quot;;IF([.N122] &gt;[.J12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0402">
            <text:p>1.04E-009</text:p>
          </table:table-cell>
          <table:table-cell office:value-type="float" office:value="0.000000000026742">
            <text:p>2.67E-011</text:p>
          </table:table-cell>
          <table:table-cell table:formula="of:=IF([.Q122] &lt; [.L122];&quot;BETTER&quot;;IF([.Q122]-2 &gt; [.L122]; &quot;WORSE&quot;;&quot;&quot;))">
            <text:p/>
          </table:table-cell>
          <table:table-cell table:formula="of:=IF([.S122] &lt; [.N122];&quot;BETTER&quot;;IF([.S122] &gt;[.N122]*1.1;&quot;WORSE&quot;;&quot;&quot;))">
            <text:p/>
          </table:table-cell>
        </table:table-row>
        <table:table-row table:style-name="ro3">
          <table:table-cell/>
          <table:table-cell office:value-type="float" office:value="121">
            <text:p>121</text:p>
          </table:table-cell>
          <table:table-cell office:value-type="string">
            <text:p>1.47112767430373492e-01</text:p>
          </table:table-cell>
          <table:table-cell office:value-type="float" office:value="110">
            <text:p>110</text:p>
          </table:table-cell>
          <table:table-cell office:value-type="float" office:value="0.000000000018611">
            <text:p>1.86E-011</text:p>
          </table:table-cell>
          <table:table-cell office:value-type="float" office:value="0.00000000019142">
            <text:p>1.91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5.5511E-017">
            <text:p>5.55E-017</text:p>
          </table:table-cell>
          <table:table-cell office:value-type="float" office:value="0.00000000020646">
            <text:p>2.06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5.5511E-017">
            <text:p>5.55E-017</text:p>
          </table:table-cell>
          <table:table-cell office:value-type="float" office:value="0.00000000020646">
            <text:p>2.06E-010</text:p>
          </table:table-cell>
          <table:table-cell table:formula="of:=IF([.L123] &lt; [.H123];&quot;BETTER&quot;;IF([.L123]-2 &gt; [.H123]; &quot;WORSE&quot;;&quot;&quot;))">
            <text:p/>
          </table:table-cell>
          <table:table-cell table:formula="of:=IF([.N123] &lt; [.J123];&quot;BETTER&quot;;IF([.N123] &gt;[.J12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2.7756E-017">
            <text:p>2.78E-017</text:p>
          </table:table-cell>
          <table:table-cell office:value-type="float" office:value="0.00000000020646">
            <text:p>2.06E-010</text:p>
          </table:table-cell>
          <table:table-cell table:formula="of:=IF([.Q123] &lt; [.L123];&quot;BETTER&quot;;IF([.Q123]-2 &gt; [.L123]; &quot;WORSE&quot;;&quot;&quot;))">
            <text:p/>
          </table:table-cell>
          <table:table-cell table:formula="of:=IF([.S123] &lt; [.N123];&quot;BETTER&quot;;IF([.S123] &gt;[.N123]*1.1;&quot;WORSE&quot;;&quot;&quot;))">
            <text:p/>
          </table:table-cell>
        </table:table-row>
        <table:table-row table:style-name="ro3">
          <table:table-cell/>
          <table:table-cell office:value-type="float" office:value="122">
            <text:p>122</text:p>
          </table:table-cell>
          <table:table-cell office:value-type="string">
            <text:p>2.40226506959100694e-01</text:p>
          </table:table-cell>
          <table:table-cell office:value-type="float" office:value="57">
            <text:p>57</text:p>
          </table:table-cell>
          <table:table-cell office:value-type="float" office:value="0.00000000000064425">
            <text:p>6.44E-013</text:p>
          </table:table-cell>
          <table:table-cell office:value-type="float" office:value="0.00000000017025">
            <text:p>1.70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42046">
            <text:p>4.20E-012</text:p>
          </table:table-cell>
          <table:table-cell office:value-type="float" office:value="0.00000000017025">
            <text:p>1.70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42046">
            <text:p>4.20E-012</text:p>
          </table:table-cell>
          <table:table-cell office:value-type="float" office:value="0.00000000017025">
            <text:p>1.70E-010</text:p>
          </table:table-cell>
          <table:table-cell table:formula="of:=IF([.L124] &lt; [.H124];&quot;BETTER&quot;;IF([.L124]-2 &gt; [.H124]; &quot;WORSE&quot;;&quot;&quot;))">
            <text:p/>
          </table:table-cell>
          <table:table-cell table:formula="of:=IF([.N124] &lt; [.J124];&quot;BETTER&quot;;IF([.N124] &gt;[.J124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42046">
            <text:p>4.20E-012</text:p>
          </table:table-cell>
          <table:table-cell office:value-type="float" office:value="0.00000000017025">
            <text:p>1.70E-010</text:p>
          </table:table-cell>
          <table:table-cell table:formula="of:=IF([.Q124] &lt; [.L124];&quot;BETTER&quot;;IF([.Q124]-2 &gt; [.L124]; &quot;WORSE&quot;;&quot;&quot;))">
            <text:p/>
          </table:table-cell>
          <table:table-cell table:formula="of:=IF([.S124] &lt; [.N124];&quot;BETTER&quot;;IF([.S124] &gt;[.N124]*1.1;&quot;WORSE&quot;;&quot;&quot;))">
            <text:p/>
          </table:table-cell>
        </table:table-row>
        <table:table-row table:style-name="ro3">
          <table:table-cell/>
          <table:table-cell office:value-type="float" office:value="123">
            <text:p>123</text:p>
          </table:table-cell>
          <table:table-cell office:value-type="string">
            <text:p>3.13261687518222809e-01</text:p>
          </table:table-cell>
          <table:table-cell office:value-type="float" office:value="57">
            <text:p>57</text:p>
          </table:table-cell>
          <table:table-cell office:value-type="float" office:value="0.00000000000026191">
            <text:p>2.62E-013</text:p>
          </table:table-cell>
          <table:table-cell office:value-type="float" office:value="0.000000000058171">
            <text:p>5.82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4882">
            <text:p>4.88E-012</text:p>
          </table:table-cell>
          <table:table-cell office:value-type="float" office:value="0.000000000058171">
            <text:p>5.82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4882">
            <text:p>4.88E-012</text:p>
          </table:table-cell>
          <table:table-cell office:value-type="float" office:value="0.000000000058171">
            <text:p>5.82E-011</text:p>
          </table:table-cell>
          <table:table-cell table:formula="of:=IF([.L125] &lt; [.H125];&quot;BETTER&quot;;IF([.L125]-2 &gt; [.H125]; &quot;WORSE&quot;;&quot;&quot;))">
            <text:p/>
          </table:table-cell>
          <table:table-cell table:formula="of:=IF([.N125] &lt; [.J125];&quot;BETTER&quot;;IF([.N125] &gt;[.J125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4882">
            <text:p>4.88E-012</text:p>
          </table:table-cell>
          <table:table-cell office:value-type="float" office:value="0.000000000058171">
            <text:p>5.82E-011</text:p>
          </table:table-cell>
          <table:table-cell table:formula="of:=IF([.Q125] &lt; [.L125];&quot;BETTER&quot;;IF([.Q125]-2 &gt; [.L125]; &quot;WORSE&quot;;&quot;&quot;))">
            <text:p/>
          </table:table-cell>
          <table:table-cell table:formula="of:=IF([.S125] &lt; [.N125];&quot;BETTER&quot;;IF([.S125] &gt;[.N125]*1.1;&quot;WORSE&quot;;&quot;&quot;))">
            <text:p/>
          </table:table-cell>
        </table:table-row>
        <table:table-row table:style-name="ro3">
          <table:table-cell/>
          <table:table-cell office:value-type="float" office:value="124">
            <text:p>124</text:p>
          </table:table-cell>
          <table:table-cell office:value-type="string">
            <text:p>2.65163532733606377e+00</text:p>
          </table:table-cell>
          <table:table-cell office:value-type="float" office:value="203">
            <text:p>203</text:p>
          </table:table-cell>
          <table:table-cell office:value-type="float" office:value="0.00000000011792">
            <text:p>1.18E-010</text:p>
          </table:table-cell>
          <table:table-cell office:value-type="float" office:value="0.000000000085036">
            <text:p>8.50E-011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0013278">
            <text:p>1.33E-013</text:p>
          </table:table-cell>
          <table:table-cell office:value-type="float" office:value="0.000000000013601">
            <text:p>1.36E-011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0013278">
            <text:p>1.33E-013</text:p>
          </table:table-cell>
          <table:table-cell office:value-type="float" office:value="0.000000000013601">
            <text:p>1.36E-011</text:p>
          </table:table-cell>
          <table:table-cell table:formula="of:=IF([.L126] &lt; [.H126];&quot;BETTER&quot;;IF([.L126]-2 &gt; [.H126]; &quot;WORSE&quot;;&quot;&quot;))">
            <text:p/>
          </table:table-cell>
          <table:table-cell table:formula="of:=IF([.N126] &lt; [.J126];&quot;BETTER&quot;;IF([.N126] &gt;[.J126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0.00000000000013278">
            <text:p>1.33E-013</text:p>
          </table:table-cell>
          <table:table-cell office:value-type="float" office:value="0.000000000013601">
            <text:p>1.36E-011</text:p>
          </table:table-cell>
          <table:table-cell table:formula="of:=IF([.Q126] &lt; [.L126];&quot;BETTER&quot;;IF([.Q126]-2 &gt; [.L126]; &quot;WORSE&quot;;&quot;&quot;))">
            <text:p/>
          </table:table-cell>
          <table:table-cell table:formula="of:=IF([.S126] &lt; [.N126];&quot;BETTER&quot;;IF([.S126] &gt;[.N126]*1.1;&quot;WORSE&quot;;&quot;&quot;))">
            <text:p/>
          </table:table-cell>
        </table:table-row>
        <table:table-row table:style-name="ro3">
          <table:table-cell/>
          <table:table-cell office:value-type="float" office:value="125">
            <text:p>125</text:p>
          </table:table-cell>
          <table:table-cell office:value-type="string">
            <text:p>1.11072073454214326e+00</text:p>
          </table:table-cell>
          <table:table-cell office:value-type="float" office:value="58">
            <text:p>58</text:p>
          </table:table-cell>
          <table:table-cell office:value-type="float" office:value="0.000000000020881">
            <text:p>2.09E-011</text:p>
          </table:table-cell>
          <table:table-cell office:value-type="float" office:value="0.000000000037942">
            <text:p>3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5">
            <text:p>1.74E-015</text:p>
          </table:table-cell>
          <table:table-cell office:value-type="float" office:value="0.000000000037942">
            <text:p>3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5">
            <text:p>1.74E-015</text:p>
          </table:table-cell>
          <table:table-cell office:value-type="float" office:value="0.000000000037942">
            <text:p>3.79E-011</text:p>
          </table:table-cell>
          <table:table-cell table:formula="of:=IF([.L127] &lt; [.H127];&quot;BETTER&quot;;IF([.L127]-2 &gt; [.H127]; &quot;WORSE&quot;;&quot;&quot;))">
            <text:p/>
          </table:table-cell>
          <table:table-cell table:formula="of:=IF([.N127] &lt; [.J127];&quot;BETTER&quot;;IF([.N127] &gt;[.J12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7439E-015">
            <text:p>1.74E-015</text:p>
          </table:table-cell>
          <table:table-cell office:value-type="float" office:value="0.000000000037942">
            <text:p>3.79E-011</text:p>
          </table:table-cell>
          <table:table-cell table:formula="of:=IF([.Q127] &lt; [.L127];&quot;BETTER&quot;;IF([.Q127]-2 &gt; [.L127]; &quot;WORSE&quot;;&quot;&quot;))">
            <text:p/>
          </table:table-cell>
          <table:table-cell table:formula="of:=IF([.S127] &lt; [.N127];&quot;BETTER&quot;;IF([.S127] &gt;[.N127]*1.1;&quot;WORSE&quot;;&quot;&quot;))">
            <text:p/>
          </table:table-cell>
        </table:table-row>
        <table:table-row table:style-name="ro3">
          <table:table-cell/>
          <table:table-cell office:value-type="float" office:value="126">
            <text:p>126</text:p>
          </table:table-cell>
          <table:table-cell office:value-type="string">
            <text:p>4.64742367631843289e-01</text:p>
          </table:table-cell>
          <table:table-cell office:value-type="float" office:value="179960">
            <text:p>179960</text:p>
          </table:table-cell>
          <table:table-cell office:value-type="float" office:value="0.0000002794">
            <text:p>2.79E-007</text:p>
          </table:table-cell>
          <table:table-cell office:value-type="float" office:value="0.00000077265">
            <text:p>7.73E-007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25231">
            <text:p>2.52E-007</text:p>
          </table:table-cell>
          <table:table-cell office:value-type="float" office:value="0.00000029687">
            <text:p>2.97E-007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25231">
            <text:p>2.52E-007</text:p>
          </table:table-cell>
          <table:table-cell office:value-type="float" office:value="0.00000029687">
            <text:p>2.97E-007</text:p>
          </table:table-cell>
          <table:table-cell table:formula="of:=IF([.L128] &lt; [.H128];&quot;BETTER&quot;;IF([.L128]-2 &gt; [.H128]; &quot;WORSE&quot;;&quot;&quot;))">
            <text:p/>
          </table:table-cell>
          <table:table-cell table:formula="of:=IF([.N128] &lt; [.J128];&quot;BETTER&quot;;IF([.N128] &gt;[.J128]*1.1;&quot;WORSE&quot;;&quot;&quot;))">
            <text:p/>
          </table:table-cell>
          <table:table-cell office:value-type="float" office:value="149980">
            <text:p>149980</text:p>
          </table:table-cell>
          <table:table-cell office:value-type="float" office:value="0.00000025231">
            <text:p>2.52E-007</text:p>
          </table:table-cell>
          <table:table-cell office:value-type="float" office:value="0.00000029687">
            <text:p>2.97E-007</text:p>
          </table:table-cell>
          <table:table-cell table:formula="of:=IF([.Q128] &lt; [.L128];&quot;BETTER&quot;;IF([.Q128]-2 &gt; [.L128]; &quot;WORSE&quot;;&quot;&quot;))">
            <text:p/>
          </table:table-cell>
          <table:table-cell table:formula="of:=IF([.S128] &lt; [.N128];&quot;BETTER&quot;;IF([.S128] &gt;[.N128]*1.1;&quot;WORSE&quot;;&quot;&quot;))">
            <text:p/>
          </table:table-cell>
        </table:table-row>
        <table:table-row table:style-name="ro3">
          <table:table-cell/>
          <table:table-cell office:value-type="float" office:value="127">
            <text:p>127</text:p>
          </table:table-cell>
          <table:table-cell office:value-type="string">
            <text:p>-6.93147180559943954e-01</text:p>
          </table:table-cell>
          <table:table-cell office:value-type="float" office:value="59">
            <text:p>59</text:p>
          </table:table-cell>
          <table:table-cell office:value-type="float" office:value="0.00000000000012878">
            <text:p>1.29E-013</text:p>
          </table:table-cell>
          <table:table-cell office:value-type="float" office:value="0.000000000057815">
            <text:p>5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69386">
            <text:p>6.94E-012</text:p>
          </table:table-cell>
          <table:table-cell office:value-type="float" office:value="0.000000000057789">
            <text:p>5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69386">
            <text:p>6.94E-012</text:p>
          </table:table-cell>
          <table:table-cell office:value-type="float" office:value="0.000000000057789">
            <text:p>5.78E-011</text:p>
          </table:table-cell>
          <table:table-cell table:formula="of:=IF([.L129] &lt; [.H129];&quot;BETTER&quot;;IF([.L129]-2 &gt; [.H129]; &quot;WORSE&quot;;&quot;&quot;))">
            <text:p/>
          </table:table-cell>
          <table:table-cell table:formula="of:=IF([.N129] &lt; [.J129];&quot;BETTER&quot;;IF([.N129] &gt;[.J12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69386">
            <text:p>6.94E-012</text:p>
          </table:table-cell>
          <table:table-cell office:value-type="float" office:value="0.000000000057789">
            <text:p>5.78E-011</text:p>
          </table:table-cell>
          <table:table-cell table:formula="of:=IF([.Q129] &lt; [.L129];&quot;BETTER&quot;;IF([.Q129]-2 &gt; [.L129]; &quot;WORSE&quot;;&quot;&quot;))">
            <text:p/>
          </table:table-cell>
          <table:table-cell table:formula="of:=IF([.S129] &lt; [.N129];&quot;BETTER&quot;;IF([.S129] &gt;[.N129]*1.1;&quot;WORSE&quot;;&quot;&quot;))">
            <text:p/>
          </table:table-cell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string">
            <text:p>2.60000000044579904e-01</text:p>
          </table:table-cell>
          <table:table-cell office:value-type="float" office:value="12040">
            <text:p>12040</text:p>
          </table:table-cell>
          <table:table-cell office:value-type="float" office:value="0.0000000019426">
            <text:p>1.94E-009</text:p>
          </table:table-cell>
          <table:table-cell office:value-type="float" office:value="0.000000019859">
            <text:p>1.99E-008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005388">
            <text:p>5.39E-010</text:p>
          </table:table-cell>
          <table:table-cell office:value-type="float" office:value="0.00000000017146">
            <text:p>1.71E-010</text:p>
          </table:table-cell>
          <table:table-cell/>
          <table:table-cell office:value-type="float" office:value="37497">
            <text:p>37497</text:p>
          </table:table-cell>
          <table:table-cell office:value-type="float" office:value="0.00000001291">
            <text:p>1.29E-008</text:p>
          </table:table-cell>
          <table:table-cell office:value-type="float" office:value="0.000000039507">
            <text:p>3.95E-008</text:p>
          </table:table-cell>
          <table:table-cell table:formula="of:=IF([.L130] &lt; [.H130];&quot;BETTER&quot;;IF([.L130]-2 &gt; [.H130]; &quot;WORSE&quot;;&quot;&quot;))" office:value-type="string" office:string-value="BETTER">
            <text:p>BETTER</text:p>
          </table:table-cell>
          <table:table-cell table:formula="of:=IF([.N130] &lt; [.J130];&quot;BETTER&quot;;IF([.N130] &gt;[.J130]*1.1;&quot;WORSE&quot;;&quot;&quot;))" office:value-type="string" office:string-value="WORSE">
            <text:p>WORSE</text:p>
          </table:table-cell>
          <table:table-cell office:value-type="float" office:value="37497">
            <text:p>37497</text:p>
          </table:table-cell>
          <table:table-cell office:value-type="float" office:value="0.00000001291">
            <text:p>1.29E-008</text:p>
          </table:table-cell>
          <table:table-cell office:value-type="float" office:value="0.000000039507">
            <text:p>3.95E-008</text:p>
          </table:table-cell>
          <table:table-cell table:formula="of:=IF([.Q130] &lt; [.L130];&quot;BETTER&quot;;IF([.Q130]-2 &gt; [.L130]; &quot;WORSE&quot;;&quot;&quot;))">
            <text:p/>
          </table:table-cell>
          <table:table-cell table:formula="of:=IF([.S130] &lt; [.N130];&quot;BETTER&quot;;IF([.S130] &gt;[.N130]*1.1;&quot;WORSE&quot;;&quot;&quot;))">
            <text:p/>
          </table:table-cell>
        </table:table-row>
        <table:table-row table:style-name="ro3">
          <table:table-cell/>
          <table:table-cell office:value-type="float" office:value="129">
            <text:p>129</text:p>
          </table:table-cell>
          <table:table-cell office:value-type="string">
            <text:p>6.24738411896116563e-01</text:p>
          </table:table-cell>
          <table:table-cell office:value-type="float" office:value="175814">
            <text:p>175814</text:p>
          </table:table-cell>
          <table:table-cell office:value-type="float" office:value="0.00000040306">
            <text:p>4.03E-007</text:p>
          </table:table-cell>
          <table:table-cell office:value-type="float" office:value="0.0000007672">
            <text:p>7.67E-007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010776">
            <text:p>1.08E-009</text:p>
          </table:table-cell>
          <table:table-cell office:value-type="float" office:value="0.00000000016628">
            <text:p>1.66E-010</text:p>
          </table:table-cell>
          <table:table-cell/>
          <table:table-cell office:value-type="float" office:value="37497">
            <text:p>37497</text:p>
          </table:table-cell>
          <table:table-cell office:value-type="float" office:value="0.000000025821">
            <text:p>2.58E-008</text:p>
          </table:table-cell>
          <table:table-cell office:value-type="float" office:value="0.000000032907">
            <text:p>3.29E-008</text:p>
          </table:table-cell>
          <table:table-cell table:formula="of:=IF([.L131] &lt; [.H131];&quot;BETTER&quot;;IF([.L131]-2 &gt; [.H131]; &quot;WORSE&quot;;&quot;&quot;))" office:value-type="string" office:string-value="BETTER">
            <text:p>BETTER</text:p>
          </table:table-cell>
          <table:table-cell table:formula="of:=IF([.N131] &lt; [.J131];&quot;BETTER&quot;;IF([.N131] &gt;[.J131]*1.1;&quot;WORSE&quot;;&quot;&quot;))" office:value-type="string" office:string-value="WORSE">
            <text:p>WORSE</text:p>
          </table:table-cell>
          <table:table-cell office:value-type="float" office:value="37497">
            <text:p>37497</text:p>
          </table:table-cell>
          <table:table-cell office:value-type="float" office:value="0.000000025821">
            <text:p>2.58E-008</text:p>
          </table:table-cell>
          <table:table-cell office:value-type="float" office:value="0.000000032907">
            <text:p>3.29E-008</text:p>
          </table:table-cell>
          <table:table-cell table:formula="of:=IF([.Q131] &lt; [.L131];&quot;BETTER&quot;;IF([.Q131]-2 &gt; [.L131]; &quot;WORSE&quot;;&quot;&quot;))">
            <text:p/>
          </table:table-cell>
          <table:table-cell table:formula="of:=IF([.S131] &lt; [.N131];&quot;BETTER&quot;;IF([.S131] &gt;[.N131]*1.1;&quot;WORSE&quot;;&quot;&quot;))">
            <text:p/>
          </table:table-cell>
        </table:table-row>
        <table:table-row table:style-name="ro3">
          <table:table-cell/>
          <table:table-cell office:value-type="float" office:value="130">
            <text:p>130</text:p>
          </table:table-cell>
          <table:table-cell office:value-type="string">
            <text:p>-1.60994668995076129e+00</text:p>
          </table:table-cell>
          <table:table-cell office:value-type="float" office:value="174768">
            <text:p>174768</text:p>
          </table:table-cell>
          <table:table-cell office:value-type="float" office:value="0.0000087073">
            <text:p>8.71E-006</text:p>
          </table:table-cell>
          <table:table-cell office:value-type="float" office:value="0.0000026538">
            <text:p>2.65E-006</text:p>
          </table:table-cell>
          <table:table-cell/>
          <table:table-cell office:value-type="float" office:value="9374">
            <text:p>9374</text:p>
          </table:table-cell>
          <table:table-cell office:value-type="float" office:value="0.00014215">
            <text:p>1.42E-004</text:p>
          </table:table-cell>
          <table:table-cell office:value-type="float" office:value="0.00056996">
            <text:p>5.70E-004</text:p>
          </table:table-cell>
          <table:table-cell/>
          <table:table-cell office:value-type="float" office:value="9376">
            <text:p>9376</text:p>
          </table:table-cell>
          <table:table-cell office:value-type="float" office:value="0.00014215">
            <text:p>1.42E-004</text:p>
          </table:table-cell>
          <table:table-cell office:value-type="float" office:value="0.00056996">
            <text:p>5.70E-004</text:p>
          </table:table-cell>
          <table:table-cell table:formula="of:=IF([.L132] &lt; [.H132];&quot;BETTER&quot;;IF([.L132]-2 &gt; [.H132]; &quot;WORSE&quot;;&quot;&quot;))">
            <text:p/>
          </table:table-cell>
          <table:table-cell table:formula="of:=IF([.N132] &lt; [.J132];&quot;BETTER&quot;;IF([.N132] &gt;[.J132]*1.1;&quot;WORSE&quot;;&quot;&quot;))">
            <text:p/>
          </table:table-cell>
          <table:table-cell office:value-type="float" office:value="9376">
            <text:p>9376</text:p>
          </table:table-cell>
          <table:table-cell office:value-type="float" office:value="0.00014215">
            <text:p>1.42E-004</text:p>
          </table:table-cell>
          <table:table-cell office:value-type="float" office:value="0.00056996">
            <text:p>5.70E-004</text:p>
          </table:table-cell>
          <table:table-cell table:formula="of:=IF([.Q132] &lt; [.L132];&quot;BETTER&quot;;IF([.Q132]-2 &gt; [.L132]; &quot;WORSE&quot;;&quot;&quot;))">
            <text:p/>
          </table:table-cell>
          <table:table-cell table:formula="of:=IF([.S132] &lt; [.N132];&quot;BETTER&quot;;IF([.S132] &gt;[.N132]*1.1;&quot;WORSE&quot;;&quot;&quot;))">
            <text:p/>
          </table:table-cell>
        </table:table-row>
        <table:table-row table:style-name="ro3">
          <table:table-cell/>
          <table:table-cell office:value-type="float" office:value="131">
            <text:p>131</text:p>
          </table:table-cell>
          <table:table-cell office:value-type="string">
            <text:p>2.49999997597549111e+07</text:p>
          </table:table-cell>
          <table:table-cell office:value-type="float" office:value="115">
            <text:p>115</text:p>
          </table:table-cell>
          <table:table-cell office:value-type="float" office:value="0.0000000020871">
            <text:p>2.09E-009</text:p>
          </table:table-cell>
          <table:table-cell office:value-type="float" office:value="0.00000000000049725">
            <text:p>4.97E-013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4.4703E-016">
            <text:p>4.47E-016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4.4703E-016">
            <text:p>4.47E-016</text:p>
          </table:table-cell>
          <table:table-cell table:formula="of:=IF([.L133] &lt; [.H133];&quot;BETTER&quot;;IF([.L133]-2 &gt; [.H133]; &quot;WORSE&quot;;&quot;&quot;))">
            <text:p/>
          </table:table-cell>
          <table:table-cell table:formula="of:=IF([.N133] &lt; [.J133];&quot;BETTER&quot;;IF([.N133] &gt;[.J13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4.4703E-016">
            <text:p>4.47E-016</text:p>
          </table:table-cell>
          <table:table-cell table:formula="of:=IF([.Q133] &lt; [.L133];&quot;BETTER&quot;;IF([.Q133]-2 &gt; [.L133]; &quot;WORSE&quot;;&quot;&quot;))">
            <text:p/>
          </table:table-cell>
          <table:table-cell table:formula="of:=IF([.S133] &lt; [.N133];&quot;BETTER&quot;;IF([.S133] &gt;[.N133]*1.1;&quot;WORSE&quot;;&quot;&quot;))">
            <text:p/>
          </table:table-cell>
        </table:table-row>
        <table:table-row table:style-name="ro3">
          <table:table-cell/>
          <table:table-cell office:value-type="float" office:value="132">
            <text:p>132</text:p>
          </table:table-cell>
          <table:table-cell office:value-type="string">
            <text:p>1.98009999750012500e+00</text:p>
          </table:table-cell>
          <table:table-cell office:value-type="float" office:value="113">
            <text:p>113</text:p>
          </table:table-cell>
          <table:table-cell office:value-type="float" office:value="0.0000000012531">
            <text:p>1.25E-009</text:p>
          </table:table-cell>
          <table:table-cell office:value-type="float" office:value="0.0000000000031641">
            <text:p>3.16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.000000000000063134">
            <text:p>6.31E-014</text:p>
          </table:table-cell>
          <table:table-cell/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.000000000000063134">
            <text:p>6.31E-014</text:p>
          </table:table-cell>
          <table:table-cell table:formula="of:=IF([.L134] &lt; [.H134];&quot;BETTER&quot;;IF([.L134]-2 &gt; [.H134]; &quot;WORSE&quot;;&quot;&quot;))">
            <text:p/>
          </table:table-cell>
          <table:table-cell table:formula="of:=IF([.N134] &lt; [.J134];&quot;BETTER&quot;;IF([.N134] &gt;[.J134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.000000000000063134">
            <text:p>6.31E-014</text:p>
          </table:table-cell>
          <table:table-cell table:formula="of:=IF([.Q134] &lt; [.L134];&quot;BETTER&quot;;IF([.Q134]-2 &gt; [.L134]; &quot;WORSE&quot;;&quot;&quot;))">
            <text:p/>
          </table:table-cell>
          <table:table-cell table:formula="of:=IF([.S134] &lt; [.N134];&quot;BETTER&quot;;IF([.S134] &gt;[.N134]*1.1;&quot;WORSE&quot;;&quot;&quot;))">
            <text:p/>
          </table:table-cell>
        </table:table-row>
        <table:table-row table:style-name="ro3">
          <table:table-cell/>
          <table:table-cell office:value-type="float" office:value="133">
            <text:p>133</text:p>
          </table:table-cell>
          <table:table-cell office:value-type="string">
            <text:p>9.21044036697651514e+00</text:p>
          </table:table-cell>
          <table:table-cell office:value-type="float" office:value="224">
            <text:p>224</text:p>
          </table:table-cell>
          <table:table-cell office:value-type="float" office:value="0.000000000099389">
            <text:p>9.94E-011</text:p>
          </table:table-cell>
          <table:table-cell office:value-type="float" office:value="0.00000000010316">
            <text:p>1.03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8.8818E-015">
            <text:p>8.88E-015</text:p>
          </table:table-cell>
          <table:table-cell office:value-type="float" office:value="0.0000000000025498">
            <text:p>2.55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8.8818E-015">
            <text:p>8.88E-015</text:p>
          </table:table-cell>
          <table:table-cell office:value-type="float" office:value="0.0000000000025498">
            <text:p>2.55E-012</text:p>
          </table:table-cell>
          <table:table-cell table:formula="of:=IF([.L135] &lt; [.H135];&quot;BETTER&quot;;IF([.L135]-2 &gt; [.H135]; &quot;WORSE&quot;;&quot;&quot;))">
            <text:p/>
          </table:table-cell>
          <table:table-cell table:formula="of:=IF([.N135] &lt; [.J135];&quot;BETTER&quot;;IF([.N135] &gt;[.J135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7.1054E-015">
            <text:p>7.11E-015</text:p>
          </table:table-cell>
          <table:table-cell office:value-type="float" office:value="0.00000000000255">
            <text:p>2.55E-012</text:p>
          </table:table-cell>
          <table:table-cell table:formula="of:=IF([.Q135] &lt; [.L135];&quot;BETTER&quot;;IF([.Q135]-2 &gt; [.L135]; &quot;WORSE&quot;;&quot;&quot;))">
            <text:p/>
          </table:table-cell>
          <table:table-cell table:formula="of:=IF([.S135] &lt; [.N135];&quot;BETTER&quot;;IF([.S135] &gt;[.N135]*1.1;&quot;WORSE&quot;;&quot;&quot;))">
            <text:p/>
          </table:table-cell>
        </table:table-row>
        <table:table-row table:style-name="ro3">
          <table:table-cell/>
          <table:table-cell office:value-type="float" office:value="134">
            <text:p>134</text:p>
          </table:table-cell>
          <table:table-cell office:value-type="string">
            <text:p>1.34924856494677697e-02</text:p>
          </table:table-cell>
          <table:table-cell office:value-type="float" office:value="2872">
            <text:p>2872</text:p>
          </table:table-cell>
          <table:table-cell office:value-type="float" office:value="0.000000005705">
            <text:p>5.71E-009</text:p>
          </table:table-cell>
          <table:table-cell office:value-type="float" office:value="0.0000000061603">
            <text:p>6.16E-009</text:p>
          </table:table-cell>
          <table:table-cell/>
          <table:table-cell office:value-type="float" office:value="9374">
            <text:p>9374</text:p>
          </table:table-cell>
          <table:table-cell office:value-type="float" office:value="4.1633E-017">
            <text:p>4.16E-017</text:p>
          </table:table-cell>
          <table:table-cell office:value-type="float" office:value="0.0000000036663">
            <text:p>3.67E-009</text:p>
          </table:table-cell>
          <table:table-cell/>
          <table:table-cell office:value-type="float" office:value="9376">
            <text:p>9376</text:p>
          </table:table-cell>
          <table:table-cell office:value-type="float" office:value="4.1633E-017">
            <text:p>4.16E-017</text:p>
          </table:table-cell>
          <table:table-cell office:value-type="float" office:value="0.0000000036663">
            <text:p>3.67E-009</text:p>
          </table:table-cell>
          <table:table-cell table:formula="of:=IF([.L136] &lt; [.H136];&quot;BETTER&quot;;IF([.L136]-2 &gt; [.H136]; &quot;WORSE&quot;;&quot;&quot;))">
            <text:p/>
          </table:table-cell>
          <table:table-cell table:formula="of:=IF([.N136] &lt; [.J136];&quot;BETTER&quot;;IF([.N136] &gt;[.J136]*1.1;&quot;WORSE&quot;;&quot;&quot;))">
            <text:p/>
          </table:table-cell>
          <table:table-cell office:value-type="float" office:value="9376">
            <text:p>9376</text:p>
          </table:table-cell>
          <table:table-cell office:value-type="float" office:value="4.1633E-017">
            <text:p>4.16E-017</text:p>
          </table:table-cell>
          <table:table-cell office:value-type="float" office:value="0.0000000036663">
            <text:p>3.67E-009</text:p>
          </table:table-cell>
          <table:table-cell table:formula="of:=IF([.Q136] &lt; [.L136];&quot;BETTER&quot;;IF([.Q136]-2 &gt; [.L136]; &quot;WORSE&quot;;&quot;&quot;))">
            <text:p/>
          </table:table-cell>
          <table:table-cell table:formula="of:=IF([.S136] &lt; [.N136];&quot;BETTER&quot;;IF([.S136] &gt;[.N136]*1.1;&quot;WORSE&quot;;&quot;&quot;))">
            <text:p/>
          </table:table-cell>
        </table:table-row>
        <table:table-row table:style-name="ro3">
          <table:table-cell/>
          <table:table-cell office:value-type="float" office:value="135">
            <text:p>135</text:p>
          </table:table-cell>
          <table:table-cell office:value-type="string">
            <text:p>4.61512051684125879e+00</text:p>
          </table:table-cell>
          <table:table-cell office:value-type="float" office:value="113">
            <text:p>113</text:p>
          </table:table-cell>
          <table:table-cell office:value-type="float" office:value="0.00000000000058004">
            <text:p>5.80E-013</text:p>
          </table:table-cell>
          <table:table-cell office:value-type="float" office:value="0.0000000000075562">
            <text:p>7.56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15522">
            <text:p>1.55E-011</text:p>
          </table:table-cell>
          <table:table-cell office:value-type="float" office:value="0.0000000000089399">
            <text:p>8.94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15522">
            <text:p>1.55E-011</text:p>
          </table:table-cell>
          <table:table-cell office:value-type="float" office:value="0.0000000000089399">
            <text:p>8.94E-012</text:p>
          </table:table-cell>
          <table:table-cell table:formula="of:=IF([.L137] &lt; [.H137];&quot;BETTER&quot;;IF([.L137]-2 &gt; [.H137]; &quot;WORSE&quot;;&quot;&quot;))">
            <text:p/>
          </table:table-cell>
          <table:table-cell table:formula="of:=IF([.N137] &lt; [.J137];&quot;BETTER&quot;;IF([.N137] &gt;[.J13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15522">
            <text:p>1.55E-011</text:p>
          </table:table-cell>
          <table:table-cell office:value-type="float" office:value="0.0000000000089399">
            <text:p>8.94E-012</text:p>
          </table:table-cell>
          <table:table-cell table:formula="of:=IF([.Q137] &lt; [.L137];&quot;BETTER&quot;;IF([.Q137]-2 &gt; [.L137]; &quot;WORSE&quot;;&quot;&quot;))">
            <text:p/>
          </table:table-cell>
          <table:table-cell table:formula="of:=IF([.S137] &lt; [.N137];&quot;BETTER&quot;;IF([.S137] &gt;[.N137]*1.1;&quot;WORSE&quot;;&quot;&quot;))">
            <text:p/>
          </table:table-cell>
        </table:table-row>
        <table:table-row table:style-name="ro3">
          <table:table-cell/>
          <table:table-cell office:value-type="float" office:value="136">
            <text:p>136</text:p>
          </table:table-cell>
          <table:table-cell office:value-type="string">
            <text:p>-2.09672479661164396e-01</text:p>
          </table:table-cell>
          <table:table-cell office:value-type="float" office:value="363">
            <text:p>363</text:p>
          </table:table-cell>
          <table:table-cell office:value-type="float" office:value="0.0000000001386">
            <text:p>1.39E-010</text:p>
          </table:table-cell>
          <table:table-cell office:value-type="float" office:value="0.00000000054871">
            <text:p>5.49E-010</text:p>
          </table:table-cell>
          <table:table-cell/>
          <table:table-cell office:value-type="float" office:value="1172">
            <text:p>1172</text:p>
          </table:table-cell>
          <table:table-cell office:value-type="float" office:value="6.0166E-015">
            <text:p>6.02E-015</text:p>
          </table:table-cell>
          <table:table-cell office:value-type="float" office:value="0.00000000018522">
            <text:p>1.85E-010</text:p>
          </table:table-cell>
          <table:table-cell/>
          <table:table-cell office:value-type="float" office:value="1172">
            <text:p>1172</text:p>
          </table:table-cell>
          <table:table-cell office:value-type="float" office:value="6.0166E-015">
            <text:p>6.02E-015</text:p>
          </table:table-cell>
          <table:table-cell office:value-type="float" office:value="0.00000000018522">
            <text:p>1.85E-010</text:p>
          </table:table-cell>
          <table:table-cell table:formula="of:=IF([.L138] &lt; [.H138];&quot;BETTER&quot;;IF([.L138]-2 &gt; [.H138]; &quot;WORSE&quot;;&quot;&quot;))">
            <text:p/>
          </table:table-cell>
          <table:table-cell table:formula="of:=IF([.N138] &lt; [.J138];&quot;BETTER&quot;;IF([.N138] &gt;[.J138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6.0166E-015">
            <text:p>6.02E-015</text:p>
          </table:table-cell>
          <table:table-cell office:value-type="float" office:value="0.00000000018522">
            <text:p>1.85E-010</text:p>
          </table:table-cell>
          <table:table-cell table:formula="of:=IF([.Q138] &lt; [.L138];&quot;BETTER&quot;;IF([.Q138]-2 &gt; [.L138]; &quot;WORSE&quot;;&quot;&quot;))">
            <text:p/>
          </table:table-cell>
          <table:table-cell table:formula="of:=IF([.S138] &lt; [.N138];&quot;BETTER&quot;;IF([.S138] &gt;[.N138]*1.1;&quot;WORSE&quot;;&quot;&quot;))">
            <text:p/>
          </table:table-cell>
        </table:table-row>
        <table:table-row table:style-name="ro3">
          <table:table-cell/>
          <table:table-cell office:value-type="float" office:value="137">
            <text:p>137</text:p>
          </table:table-cell>
          <table:table-cell office:value-type="string">
            <text:p>9.88250056701279050e-02</text:p>
          </table:table-cell>
          <table:table-cell office:value-type="float" office:value="185">
            <text:p>185</text:p>
          </table:table-cell>
          <table:table-cell office:value-type="float" office:value="0.000000000025053">
            <text:p>2.51E-011</text:p>
          </table:table-cell>
          <table:table-cell office:value-type="float" office:value="0.00000000032754">
            <text:p>3.28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16051">
            <text:p>1.61E-011</text:p>
          </table:table-cell>
          <table:table-cell office:value-type="float" office:value="0.00000000030227">
            <text:p>3.02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16051">
            <text:p>1.61E-011</text:p>
          </table:table-cell>
          <table:table-cell office:value-type="float" office:value="0.00000000030227">
            <text:p>3.02E-010</text:p>
          </table:table-cell>
          <table:table-cell table:formula="of:=IF([.L139] &lt; [.H139];&quot;BETTER&quot;;IF([.L139]-2 &gt; [.H139]; &quot;WORSE&quot;;&quot;&quot;))">
            <text:p/>
          </table:table-cell>
          <table:table-cell table:formula="of:=IF([.N139] &lt; [.J139];&quot;BETTER&quot;;IF([.N139] &gt;[.J13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16051">
            <text:p>1.61E-011</text:p>
          </table:table-cell>
          <table:table-cell office:value-type="float" office:value="0.00000000030227">
            <text:p>3.02E-010</text:p>
          </table:table-cell>
          <table:table-cell table:formula="of:=IF([.Q139] &lt; [.L139];&quot;BETTER&quot;;IF([.Q139]-2 &gt; [.L139]; &quot;WORSE&quot;;&quot;&quot;))">
            <text:p/>
          </table:table-cell>
          <table:table-cell table:formula="of:=IF([.S139] &lt; [.N139];&quot;BETTER&quot;;IF([.S139] &gt;[.N139]*1.1;&quot;WORSE&quot;;&quot;&quot;))">
            <text:p/>
          </table:table-cell>
        </table:table-row>
        <table:table-row table:style-name="ro3">
          <table:table-cell/>
          <table:table-cell office:value-type="float" office:value="138">
            <text:p>138</text:p>
          </table:table-cell>
          <table:table-cell office:value-type="string">
            <text:p>3.42640972002734578e-02</text:p>
          </table:table-cell>
          <table:table-cell office:value-type="float" office:value="49">
            <text:p>49</text:p>
          </table:table-cell>
          <table:table-cell office:value-type="float" office:value="0.000000000027197">
            <text:p>2.72E-011</text:p>
          </table:table-cell>
          <table:table-cell office:value-type="float" office:value="0.0000000000079516">
            <text:p>7.9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79808">
            <text:p>7.9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79808">
            <text:p>7.98E-012</text:p>
          </table:table-cell>
          <table:table-cell table:formula="of:=IF([.L140] &lt; [.H140];&quot;BETTER&quot;;IF([.L140]-2 &gt; [.H140]; &quot;WORSE&quot;;&quot;&quot;))">
            <text:p/>
          </table:table-cell>
          <table:table-cell table:formula="of:=IF([.N140] &lt; [.J140];&quot;BETTER&quot;;IF([.N140] &gt;[.J14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79808">
            <text:p>7.98E-012</text:p>
          </table:table-cell>
          <table:table-cell table:formula="of:=IF([.Q140] &lt; [.L140];&quot;BETTER&quot;;IF([.Q140]-2 &gt; [.L140]; &quot;WORSE&quot;;&quot;&quot;))">
            <text:p/>
          </table:table-cell>
          <table:table-cell table:formula="of:=IF([.S140] &lt; [.N140];&quot;BETTER&quot;;IF([.S140] &gt;[.N140]*1.1;&quot;WORSE&quot;;&quot;&quot;))">
            <text:p/>
          </table:table-cell>
        </table:table-row>
        <table:table-row table:style-name="ro3">
          <table:table-cell/>
          <table:table-cell office:value-type="float" office:value="139">
            <text:p>139</text:p>
          </table:table-cell>
          <table:table-cell office:value-type="string">
            <text:p>7.38424422639658717e-10</text:p>
          </table:table-cell>
          <table:table-cell office:value-type="float" office:value="47">
            <text:p>47</text:p>
          </table:table-cell>
          <table:table-cell office:value-type="float" office:value="0.00000000000047287">
            <text:p>4.73E-013</text:p>
          </table:table-cell>
          <table:table-cell office:value-type="float" office:value="0.00000001364">
            <text:p>1.36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13639">
            <text:p>1.36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13639">
            <text:p>1.36E-008</text:p>
          </table:table-cell>
          <table:table-cell table:formula="of:=IF([.L141] &lt; [.H141];&quot;BETTER&quot;;IF([.L141]-2 &gt; [.H141]; &quot;WORSE&quot;;&quot;&quot;))">
            <text:p/>
          </table:table-cell>
          <table:table-cell table:formula="of:=IF([.N141] &lt; [.J141];&quot;BETTER&quot;;IF([.N141] &gt;[.J14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13639">
            <text:p>1.36E-008</text:p>
          </table:table-cell>
          <table:table-cell table:formula="of:=IF([.Q141] &lt; [.L141];&quot;BETTER&quot;;IF([.Q141]-2 &gt; [.L141]; &quot;WORSE&quot;;&quot;&quot;))">
            <text:p/>
          </table:table-cell>
          <table:table-cell table:formula="of:=IF([.S141] &lt; [.N141];&quot;BETTER&quot;;IF([.S141] &gt;[.N141]*1.1;&quot;WORSE&quot;;&quot;&quot;))">
            <text:p/>
          </table:table-cell>
        </table:table-row>
        <table:table-row table:style-name="ro3">
          <table:table-cell/>
          <table:table-cell office:value-type="float" office:value="140">
            <text:p>140</text:p>
          </table:table-cell>
          <table:table-cell office:value-type="string">
            <text:p>9.24502876313348313e-10</text:p>
          </table:table-cell>
          <table:table-cell office:value-type="float" office:value="47">
            <text:p>47</text:p>
          </table:table-cell>
          <table:table-cell office:value-type="float" office:value="0.00000000000050262">
            <text:p>5.03E-013</text:p>
          </table:table-cell>
          <table:table-cell office:value-type="float" office:value="0.00000000000051995">
            <text:p>5.20E-013</text:p>
          </table:table-cell>
          <table:table-cell/>
          <table:table-cell office:value-type="float" office:value="293">
            <text:p>293</text:p>
          </table:table-cell>
          <table:table-cell office:value-type="float" office:value="2.068E-025">
            <text:p>2.07E-025</text:p>
          </table:table-cell>
          <table:table-cell office:value-type="float" office:value="7.8289E-016">
            <text:p>7.83E-016</text:p>
          </table:table-cell>
          <table:table-cell/>
          <table:table-cell office:value-type="float" office:value="293">
            <text:p>293</text:p>
          </table:table-cell>
          <table:table-cell office:value-type="float" office:value="2.068E-025">
            <text:p>2.07E-025</text:p>
          </table:table-cell>
          <table:table-cell office:value-type="float" office:value="7.8289E-016">
            <text:p>7.83E-016</text:p>
          </table:table-cell>
          <table:table-cell table:formula="of:=IF([.L142] &lt; [.H142];&quot;BETTER&quot;;IF([.L142]-2 &gt; [.H142]; &quot;WORSE&quot;;&quot;&quot;))">
            <text:p/>
          </table:table-cell>
          <table:table-cell table:formula="of:=IF([.N142] &lt; [.J142];&quot;BETTER&quot;;IF([.N142] &gt;[.J14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2.068E-025">
            <text:p>2.07E-025</text:p>
          </table:table-cell>
          <table:table-cell office:value-type="float" office:value="7.8289E-016">
            <text:p>7.83E-016</text:p>
          </table:table-cell>
          <table:table-cell table:formula="of:=IF([.Q142] &lt; [.L142];&quot;BETTER&quot;;IF([.Q142]-2 &gt; [.L142]; &quot;WORSE&quot;;&quot;&quot;))">
            <text:p/>
          </table:table-cell>
          <table:table-cell table:formula="of:=IF([.S142] &lt; [.N142];&quot;BETTER&quot;;IF([.S142] &gt;[.N142]*1.1;&quot;WORSE&quot;;&quot;&quot;))">
            <text:p/>
          </table:table-cell>
        </table:table-row>
        <table:table-row table:style-name="ro3">
          <table:table-cell/>
          <table:table-cell office:value-type="float" office:value="141">
            <text:p>141</text:p>
          </table:table-cell>
          <table:table-cell office:value-type="string">
            <text:p>5.14041895890070766e-01</text:p>
          </table:table-cell>
          <table:table-cell office:value-type="float" office:value="58">
            <text:p>58</text:p>
          </table:table-cell>
          <table:table-cell office:value-type="float" office:value="0.000000000000033261">
            <text:p>3.33E-014</text:p>
          </table:table-cell>
          <table:table-cell office:value-type="float" office:value="0.000000000019317">
            <text:p>1.9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9316">
            <text:p>1.9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9316">
            <text:p>1.93E-011</text:p>
          </table:table-cell>
          <table:table-cell table:formula="of:=IF([.L143] &lt; [.H143];&quot;BETTER&quot;;IF([.L143]-2 &gt; [.H143]; &quot;WORSE&quot;;&quot;&quot;))">
            <text:p/>
          </table:table-cell>
          <table:table-cell table:formula="of:=IF([.N143] &lt; [.J143];&quot;BETTER&quot;;IF([.N143] &gt;[.J14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19316">
            <text:p>1.93E-011</text:p>
          </table:table-cell>
          <table:table-cell table:formula="of:=IF([.Q143] &lt; [.L143];&quot;BETTER&quot;;IF([.Q143]-2 &gt; [.L143]; &quot;WORSE&quot;;&quot;&quot;))">
            <text:p/>
          </table:table-cell>
          <table:table-cell table:formula="of:=IF([.S143] &lt; [.N143];&quot;BETTER&quot;;IF([.S143] &gt;[.N143]*1.1;&quot;WORSE&quot;;&quot;&quot;))">
            <text:p/>
          </table:table-cell>
        </table:table-row>
        <table:table-row table:style-name="ro3">
          <table:table-cell/>
          <table:table-cell office:value-type="float" office:value="142">
            <text:p>142</text:p>
          </table:table-cell>
          <table:table-cell office:value-type="string">
            <text:p>7.28102913225581849e-01</text:p>
          </table:table-cell>
          <table:table-cell office:value-type="float" office:value="58">
            <text:p>58</text:p>
          </table:table-cell>
          <table:table-cell office:value-type="float" office:value="0.000000000000027752">
            <text:p>2.78E-014</text:p>
          </table:table-cell>
          <table:table-cell office:value-type="float" office:value="0.000000000035135">
            <text:p>3.5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3307E-016">
            <text:p>3.33E-016</text:p>
          </table:table-cell>
          <table:table-cell office:value-type="float" office:value="0.000000000035135">
            <text:p>3.5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3307E-016">
            <text:p>3.33E-016</text:p>
          </table:table-cell>
          <table:table-cell office:value-type="float" office:value="0.000000000035135">
            <text:p>3.51E-011</text:p>
          </table:table-cell>
          <table:table-cell table:formula="of:=IF([.L144] &lt; [.H144];&quot;BETTER&quot;;IF([.L144]-2 &gt; [.H144]; &quot;WORSE&quot;;&quot;&quot;))">
            <text:p/>
          </table:table-cell>
          <table:table-cell table:formula="of:=IF([.N144] &lt; [.J144];&quot;BETTER&quot;;IF([.N144] &gt;[.J14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3307E-016">
            <text:p>3.33E-016</text:p>
          </table:table-cell>
          <table:table-cell office:value-type="float" office:value="0.000000000035135">
            <text:p>3.51E-011</text:p>
          </table:table-cell>
          <table:table-cell table:formula="of:=IF([.Q144] &lt; [.L144];&quot;BETTER&quot;;IF([.Q144]-2 &gt; [.L144]; &quot;WORSE&quot;;&quot;&quot;))">
            <text:p/>
          </table:table-cell>
          <table:table-cell table:formula="of:=IF([.S144] &lt; [.N144];&quot;BETTER&quot;;IF([.S144] &gt;[.N144]*1.1;&quot;WORSE&quot;;&quot;&quot;))">
            <text:p/>
          </table:table-cell>
        </table:table-row>
        <table:table-row table:style-name="ro3">
          <table:table-cell/>
          <table:table-cell office:value-type="float" office:value="143">
            <text:p>143</text:p>
          </table:table-cell>
          <table:table-cell office:value-type="string">
            <text:p>2.95259999999999856e-01</text:p>
          </table:table-cell>
          <table:table-cell office:value-type="float" office:value="58">
            <text:p>58</text:p>
          </table:table-cell>
          <table:table-cell office:value-type="float" office:value="0.0000000000019008">
            <text:p>1.90E-012</text:p>
          </table:table-cell>
          <table:table-cell office:value-type="float" office:value="1.3161E-015">
            <text:p>1.32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1.6653E-016">
            <text:p>1.67E-016</text:p>
          </table:table-cell>
          <table:table-cell office:value-type="float" office:value="5.6402E-016">
            <text:p>5.64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1.6653E-016">
            <text:p>1.67E-016</text:p>
          </table:table-cell>
          <table:table-cell office:value-type="float" office:value="5.6402E-016">
            <text:p>5.64E-016</text:p>
          </table:table-cell>
          <table:table-cell table:formula="of:=IF([.L145] &lt; [.H145];&quot;BETTER&quot;;IF([.L145]-2 &gt; [.H145]; &quot;WORSE&quot;;&quot;&quot;))">
            <text:p/>
          </table:table-cell>
          <table:table-cell table:formula="of:=IF([.N145] &lt; [.J145];&quot;BETTER&quot;;IF([.N145] &gt;[.J14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5.6402E-016">
            <text:p>5.64E-016</text:p>
          </table:table-cell>
          <table:table-cell table:formula="of:=IF([.Q145] &lt; [.L145];&quot;BETTER&quot;;IF([.Q145]-2 &gt; [.L145]; &quot;WORSE&quot;;&quot;&quot;))">
            <text:p/>
          </table:table-cell>
          <table:table-cell table:formula="of:=IF([.S145] &lt; [.N145];&quot;BETTER&quot;;IF([.S145] &gt;[.N145]*1.1;&quot;WORSE&quot;;&quot;&quot;))">
            <text:p/>
          </table:table-cell>
        </table:table-row>
        <table:table-row table:style-name="ro3">
          <table:table-cell/>
          <table:table-cell office:value-type="float" office:value="144">
            <text:p>144</text:p>
          </table:table-cell>
          <table:table-cell office:value-type="string">
            <text:p>1.56079666010823132e+02</text:p>
          </table:table-cell>
          <table:table-cell office:value-type="float" office:value="219">
            <text:p>219</text:p>
          </table:table-cell>
          <table:table-cell office:value-type="float" office:value="0.000000000033351">
            <text:p>3.34E-011</text:p>
          </table:table-cell>
          <table:table-cell office:value-type="float" office:value="0.000000000037167">
            <text:p>3.72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20509">
            <text:p>2.05E-010</text:p>
          </table:table-cell>
          <table:table-cell office:value-type="float" office:value="0.00000000000014823">
            <text:p>1.48E-013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20509">
            <text:p>2.05E-010</text:p>
          </table:table-cell>
          <table:table-cell office:value-type="float" office:value="0.00000000000014823">
            <text:p>1.48E-013</text:p>
          </table:table-cell>
          <table:table-cell table:formula="of:=IF([.L146] &lt; [.H146];&quot;BETTER&quot;;IF([.L146]-2 &gt; [.H146]; &quot;WORSE&quot;;&quot;&quot;))">
            <text:p/>
          </table:table-cell>
          <table:table-cell table:formula="of:=IF([.N146] &lt; [.J146];&quot;BETTER&quot;;IF([.N146] &gt;[.J14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20509">
            <text:p>2.05E-010</text:p>
          </table:table-cell>
          <table:table-cell office:value-type="float" office:value="0.00000000000014823">
            <text:p>1.48E-013</text:p>
          </table:table-cell>
          <table:table-cell table:formula="of:=IF([.Q146] &lt; [.L146];&quot;BETTER&quot;;IF([.Q146]-2 &gt; [.L146]; &quot;WORSE&quot;;&quot;&quot;))">
            <text:p/>
          </table:table-cell>
          <table:table-cell table:formula="of:=IF([.S146] &lt; [.N146];&quot;BETTER&quot;;IF([.S146] &gt;[.N146]*1.1;&quot;WORSE&quot;;&quot;&quot;))">
            <text:p/>
          </table:table-cell>
        </table:table-row>
        <table:table-row table:style-name="ro3">
          <table:table-cell/>
          <table:table-cell office:value-type="float" office:value="145">
            <text:p>145</text:p>
          </table:table-cell>
          <table:table-cell office:value-type="string">
            <text:p>3.92699081698724084e-01</text:p>
          </table:table-cell>
          <table:table-cell office:value-type="float" office:value="53">
            <text:p>53</text:p>
          </table:table-cell>
          <table:table-cell office:value-type="float" office:value="4.0994E-015">
            <text:p>4.10E-015</text:p>
          </table:table-cell>
          <table:table-cell office:value-type="float" office:value="0.0000000000032717">
            <text:p>3.27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2144">
            <text:p>1.21E-012</text:p>
          </table:table-cell>
          <table:table-cell office:value-type="float" office:value="0.0000000000032491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2144">
            <text:p>1.21E-012</text:p>
          </table:table-cell>
          <table:table-cell office:value-type="float" office:value="0.0000000000032491">
            <text:p>3.25E-012</text:p>
          </table:table-cell>
          <table:table-cell table:formula="of:=IF([.L147] &lt; [.H147];&quot;BETTER&quot;;IF([.L147]-2 &gt; [.H147]; &quot;WORSE&quot;;&quot;&quot;))">
            <text:p/>
          </table:table-cell>
          <table:table-cell table:formula="of:=IF([.N147] &lt; [.J147];&quot;BETTER&quot;;IF([.N147] &gt;[.J14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2144">
            <text:p>1.21E-012</text:p>
          </table:table-cell>
          <table:table-cell office:value-type="float" office:value="0.0000000000032491">
            <text:p>3.25E-012</text:p>
          </table:table-cell>
          <table:table-cell table:formula="of:=IF([.Q147] &lt; [.L147];&quot;BETTER&quot;;IF([.Q147]-2 &gt; [.L147]; &quot;WORSE&quot;;&quot;&quot;))">
            <text:p/>
          </table:table-cell>
          <table:table-cell table:formula="of:=IF([.S147] &lt; [.N147];&quot;BETTER&quot;;IF([.S147] &gt;[.N147]*1.1;&quot;WORSE&quot;;&quot;&quot;))">
            <text:p/>
          </table:table-cell>
        </table:table-row>
        <table:table-row table:style-name="ro3">
          <table:table-cell/>
          <table:table-cell office:value-type="float" office:value="146">
            <text:p>146</text:p>
          </table:table-cell>
          <table:table-cell office:value-type="string">
            <text:p>1.09445561283758347e-01</text:p>
          </table:table-cell>
          <table:table-cell office:value-type="float" office:value="58">
            <text:p>58</text:p>
          </table:table-cell>
          <table:table-cell office:value-type="float" office:value="0.00000000000029786">
            <text:p>2.98E-013</text:p>
          </table:table-cell>
          <table:table-cell office:value-type="float" office:value="0.0000000001484">
            <text:p>1.48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1484">
            <text:p>1.48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1484">
            <text:p>1.48E-010</text:p>
          </table:table-cell>
          <table:table-cell table:formula="of:=IF([.L148] &lt; [.H148];&quot;BETTER&quot;;IF([.L148]-2 &gt; [.H148]; &quot;WORSE&quot;;&quot;&quot;))">
            <text:p/>
          </table:table-cell>
          <table:table-cell table:formula="of:=IF([.N148] &lt; [.J148];&quot;BETTER&quot;;IF([.N148] &gt;[.J14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1484">
            <text:p>1.48E-010</text:p>
          </table:table-cell>
          <table:table-cell table:formula="of:=IF([.Q148] &lt; [.L148];&quot;BETTER&quot;;IF([.Q148]-2 &gt; [.L148]; &quot;WORSE&quot;;&quot;&quot;))">
            <text:p/>
          </table:table-cell>
          <table:table-cell table:formula="of:=IF([.S148] &lt; [.N148];&quot;BETTER&quot;;IF([.S148] &gt;[.N148]*1.1;&quot;WORSE&quot;;&quot;&quot;))">
            <text:p/>
          </table:table-cell>
        </table:table-row>
        <table:table-row table:style-name="ro3">
          <table:table-cell/>
          <table:table-cell office:value-type="float" office:value="147">
            <text:p>147</text:p>
          </table:table-cell>
          <table:table-cell office:value-type="string">
            <text:p>1.76920025099999878e-01</text:p>
          </table:table-cell>
          <table:table-cell office:value-type="float" office:value="58">
            <text:p>58</text:p>
          </table:table-cell>
          <table:table-cell office:value-type="float" office:value="0.0000000000026309">
            <text:p>2.63E-012</text:p>
          </table:table-cell>
          <table:table-cell office:value-type="float" office:value="1.2551E-015">
            <text:p>1.26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6.2753E-016">
            <text:p>6.28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6.2753E-016">
            <text:p>6.28E-016</text:p>
          </table:table-cell>
          <table:table-cell table:formula="of:=IF([.L149] &lt; [.H149];&quot;BETTER&quot;;IF([.L149]-2 &gt; [.H149]; &quot;WORSE&quot;;&quot;&quot;))">
            <text:p/>
          </table:table-cell>
          <table:table-cell table:formula="of:=IF([.N149] &lt; [.J149];&quot;BETTER&quot;;IF([.N149] &gt;[.J14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3267E-017">
            <text:p>8.33E-017</text:p>
          </table:table-cell>
          <table:table-cell office:value-type="float" office:value="4.7065E-016">
            <text:p>4.71E-016</text:p>
          </table:table-cell>
          <table:table-cell table:formula="of:=IF([.Q149] &lt; [.L149];&quot;BETTER&quot;;IF([.Q149]-2 &gt; [.L149]; &quot;WORSE&quot;;&quot;&quot;))">
            <text:p/>
          </table:table-cell>
          <table:table-cell table:formula="of:=IF([.S149] &lt; [.N149];&quot;BETTER&quot;;IF([.S149] &gt;[.N149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148">
            <text:p>148</text:p>
          </table:table-cell>
          <table:table-cell office:value-type="string">
            <text:p>2.06715614378429979e+00</text:p>
          </table:table-cell>
          <table:table-cell office:value-type="float" office:value="113">
            <text:p>113</text:p>
          </table:table-cell>
          <table:table-cell office:value-type="float" office:value="0.00000000006802">
            <text:p>6.80E-011</text:p>
          </table:table-cell>
          <table:table-cell office:value-type="float" office:value="0.000000000010684">
            <text:p>1.0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28362">
            <text:p>2.84E-010</text:p>
          </table:table-cell>
          <table:table-cell office:value-type="float" office:value="0.0000000000075951">
            <text:p>7.6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28362">
            <text:p>2.84E-010</text:p>
          </table:table-cell>
          <table:table-cell office:value-type="float" office:value="0.0000000000075951">
            <text:p>7.60E-012</text:p>
          </table:table-cell>
          <table:table-cell table:formula="of:=IF([.L150] &lt; [.H150];&quot;BETTER&quot;;IF([.L150]-2 &gt; [.H150]; &quot;WORSE&quot;;&quot;&quot;))">
            <text:p/>
          </table:table-cell>
          <table:table-cell table:formula="of:=IF([.N150] &lt; [.J150];&quot;BETTER&quot;;IF([.N150] &gt;[.J15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28362">
            <text:p>2.84E-010</text:p>
          </table:table-cell>
          <table:table-cell office:value-type="float" office:value="0.0000000000075951">
            <text:p>7.60E-012</text:p>
          </table:table-cell>
          <table:table-cell table:formula="of:=IF([.Q150] &lt; [.L150];&quot;BETTER&quot;;IF([.Q150]-2 &gt; [.L150]; &quot;WORSE&quot;;&quot;&quot;))">
            <text:p/>
          </table:table-cell>
          <table:table-cell table:formula="of:=IF([.S150] &lt; [.N150];&quot;BETTER&quot;;IF([.S150] &gt;[.N150]*1.1;&quot;WORSE&quot;;&quot;&quot;))">
            <text:p/>
          </table:table-cell>
        </table:table-row>
        <table:table-row table:style-name="ro3">
          <table:table-cell/>
          <table:table-cell office:value-type="float" office:value="149">
            <text:p>149</text:p>
          </table:table-cell>
          <table:table-cell office:value-type="string">
            <text:p>1.58368821938689369e-01</text:p>
          </table:table-cell>
          <table:table-cell office:value-type="float" office:value="56">
            <text:p>56</text:p>
          </table:table-cell>
          <table:table-cell office:value-type="float" office:value="0.00000000000043797">
            <text:p>4.38E-013</text:p>
          </table:table-cell>
          <table:table-cell office:value-type="float" office:value="0.00000000024406">
            <text:p>2.44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7">
            <text:p>2.78E-017</text:p>
          </table:table-cell>
          <table:table-cell office:value-type="float" office:value="0.0000000002443">
            <text:p>2.44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7">
            <text:p>2.78E-017</text:p>
          </table:table-cell>
          <table:table-cell office:value-type="float" office:value="0.0000000002443">
            <text:p>2.44E-010</text:p>
          </table:table-cell>
          <table:table-cell table:formula="of:=IF([.L151] &lt; [.H151];&quot;BETTER&quot;;IF([.L151]-2 &gt; [.H151]; &quot;WORSE&quot;;&quot;&quot;))">
            <text:p/>
          </table:table-cell>
          <table:table-cell table:formula="of:=IF([.N151] &lt; [.J151];&quot;BETTER&quot;;IF([.N151] &gt;[.J15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7756E-017">
            <text:p>2.78E-017</text:p>
          </table:table-cell>
          <table:table-cell office:value-type="float" office:value="0.0000000002443">
            <text:p>2.44E-010</text:p>
          </table:table-cell>
          <table:table-cell table:formula="of:=IF([.Q151] &lt; [.L151];&quot;BETTER&quot;;IF([.Q151]-2 &gt; [.L151]; &quot;WORSE&quot;;&quot;&quot;))">
            <text:p/>
          </table:table-cell>
          <table:table-cell table:formula="of:=IF([.S151] &lt; [.N151];&quot;BETTER&quot;;IF([.S151] &gt;[.N151]*1.1;&quot;WORSE&quot;;&quot;&quot;))">
            <text:p/>
          </table:table-cell>
        </table:table-row>
        <table:table-row table:style-name="ro3">
          <table:table-cell/>
          <table:table-cell office:value-type="float" office:value="150">
            <text:p>150</text:p>
          </table:table-cell>
          <table:table-cell office:value-type="string">
            <text:p>4.44444444444444420e-01</text:p>
          </table:table-cell>
          <table:table-cell office:value-type="float" office:value="58">
            <text:p>58</text:p>
          </table:table-cell>
          <table:table-cell office:value-type="float" office:value="0.00000000000005021">
            <text:p>5.02E-014</text:p>
          </table:table-cell>
          <table:table-cell office:value-type="float" office:value="0.000000000099999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2499">
            <text:p>2.25E-011</text:p>
          </table:table-cell>
          <table:table-cell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2499">
            <text:p>2.25E-011</text:p>
          </table:table-cell>
          <table:table-cell office:value-type="float" office:value="0.0000000001">
            <text:p>1.00E-010</text:p>
          </table:table-cell>
          <table:table-cell table:formula="of:=IF([.L152] &lt; [.H152];&quot;BETTER&quot;;IF([.L152]-2 &gt; [.H152]; &quot;WORSE&quot;;&quot;&quot;))">
            <text:p/>
          </table:table-cell>
          <table:table-cell table:formula="of:=IF([.N152] &lt; [.J152];&quot;BETTER&quot;;IF([.N152] &gt;[.J15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2499">
            <text:p>2.25E-011</text:p>
          </table:table-cell>
          <table:table-cell office:value-type="float" office:value="0.0000000001">
            <text:p>1.00E-010</text:p>
          </table:table-cell>
          <table:table-cell table:formula="of:=IF([.Q152] &lt; [.L152];&quot;BETTER&quot;;IF([.Q152]-2 &gt; [.L152]; &quot;WORSE&quot;;&quot;&quot;))">
            <text:p/>
          </table:table-cell>
          <table:table-cell table:formula="of:=IF([.S152] &lt; [.N152];&quot;BETTER&quot;;IF([.S152] &gt;[.N152]*1.1;&quot;WORSE&quot;;&quot;&quot;))">
            <text:p/>
          </table:table-cell>
        </table:table-row>
        <table:table-row table:style-name="ro3">
          <table:table-cell/>
          <table:table-cell office:value-type="float" office:value="151">
            <text:p>151</text:p>
          </table:table-cell>
          <table:table-cell office:value-type="string">
            <text:p>3.14159265358979400e+00</text:p>
          </table:table-cell>
          <table:table-cell office:value-type="float" office:value="56">
            <text:p>56</text:p>
          </table:table-cell>
          <table:table-cell office:value-type="float" office:value="0.0000000000035932">
            <text:p>3.59E-012</text:p>
          </table:table-cell>
          <table:table-cell office:value-type="float" office:value="0.0000000000042284">
            <text:p>4.2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6.2804E-016">
            <text:p>6.28E-016</text:p>
          </table:table-cell>
          <table:table-cell office:value-type="float" office:value="0.0000000000032487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6.2804E-016">
            <text:p>6.28E-016</text:p>
          </table:table-cell>
          <table:table-cell office:value-type="float" office:value="0.0000000000032487">
            <text:p>3.25E-012</text:p>
          </table:table-cell>
          <table:table-cell table:formula="of:=IF([.L153] &lt; [.H153];&quot;BETTER&quot;;IF([.L153]-2 &gt; [.H153]; &quot;WORSE&quot;;&quot;&quot;))">
            <text:p/>
          </table:table-cell>
          <table:table-cell table:formula="of:=IF([.N153] &lt; [.J153];&quot;BETTER&quot;;IF([.N153] &gt;[.J15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2804E-016">
            <text:p>6.28E-016</text:p>
          </table:table-cell>
          <table:table-cell office:value-type="float" office:value="0.0000000000032487">
            <text:p>3.25E-012</text:p>
          </table:table-cell>
          <table:table-cell table:formula="of:=IF([.Q153] &lt; [.L153];&quot;BETTER&quot;;IF([.Q153]-2 &gt; [.L153]; &quot;WORSE&quot;;&quot;&quot;))">
            <text:p/>
          </table:table-cell>
          <table:table-cell table:formula="of:=IF([.S153] &lt; [.N153];&quot;BETTER&quot;;IF([.S153] &gt;[.N153]*1.1;&quot;WORSE&quot;;&quot;&quot;))">
            <text:p/>
          </table:table-cell>
        </table:table-row>
        <table:table-row table:style-name="ro3">
          <table:table-cell/>
          <table:table-cell office:value-type="float" office:value="152">
            <text:p>152</text:p>
          </table:table-cell>
          <table:table-cell office:value-type="string">
            <text:p>1.81379934379057994e+00</text:p>
          </table:table-cell>
          <table:table-cell office:value-type="float" office:value="123">
            <text:p>123</text:p>
          </table:table-cell>
          <table:table-cell office:value-type="float" office:value="0.0000000064331">
            <text:p>6.43E-009</text:p>
          </table:table-cell>
          <table:table-cell office:value-type="float" office:value="0.000000014763">
            <text:p>1.48E-008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15159">
            <text:p>1.52E-009</text:p>
          </table:table-cell>
          <table:table-cell office:value-type="float" office:value="0.000000011252">
            <text:p>1.13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4334">
            <text:p>5.43E-009</text:p>
          </table:table-cell>
          <table:table-cell office:value-type="float" office:value="0.0000000056341">
            <text:p>5.63E-009</text:p>
          </table:table-cell>
          <table:table-cell table:formula="of:=IF([.L154] &lt; [.H154];&quot;BETTER&quot;;IF([.L154]-2 &gt; [.H154]; &quot;WORSE&quot;;&quot;&quot;))" office:value-type="string" office:string-value="BETTER">
            <text:p>BETTER</text:p>
          </table:table-cell>
          <table:table-cell table:formula="of:=IF([.N154] &lt; [.J154];&quot;BETTER&quot;;IF([.N154] &gt;[.J154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4334">
            <text:p>5.43E-009</text:p>
          </table:table-cell>
          <table:table-cell office:value-type="float" office:value="0.0000000056341">
            <text:p>5.63E-009</text:p>
          </table:table-cell>
          <table:table-cell table:formula="of:=IF([.Q154] &lt; [.L154];&quot;BETTER&quot;;IF([.Q154]-2 &gt; [.L154]; &quot;WORSE&quot;;&quot;&quot;))">
            <text:p/>
          </table:table-cell>
          <table:table-cell table:formula="of:=IF([.S154] &lt; [.N154];&quot;BETTER&quot;;IF([.S154] &gt;[.N154]*1.1;&quot;WORSE&quot;;&quot;&quot;))">
            <text:p/>
          </table:table-cell>
        </table:table-row>
        <table:table-row table:style-name="ro3">
          <table:table-cell/>
          <table:table-cell office:value-type="float" office:value="153">
            <text:p>153</text:p>
          </table:table-cell>
          <table:table-cell office:value-type="string">
            <text:p>4.88253384881101038e-01</text:p>
          </table:table-cell>
          <table:table-cell office:value-type="float" office:value="475">
            <text:p>475</text:p>
          </table:table-cell>
          <table:table-cell office:value-type="float" office:value="0.0000000023195">
            <text:p>2.32E-009</text:p>
          </table:table-cell>
          <table:table-cell office:value-type="float" office:value="0.000000027124">
            <text:p>2.71E-008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00007506">
            <text:p>7.51E-010</text:p>
          </table:table-cell>
          <table:table-cell office:value-type="float" office:value="0.000000043459">
            <text:p>4.35E-008</text:p>
          </table:table-cell>
          <table:table-cell/>
          <table:table-cell office:value-type="float" office:value="295">
            <text:p>295</text:p>
          </table:table-cell>
          <table:table-cell office:value-type="float" office:value="0.000000009316">
            <text:p>9.32E-009</text:p>
          </table:table-cell>
          <table:table-cell office:value-type="float" office:value="0.000000040131">
            <text:p>4.01E-008</text:p>
          </table:table-cell>
          <table:table-cell table:formula="of:=IF([.L155] &lt; [.H155];&quot;BETTER&quot;;IF([.L155]-2 &gt; [.H155]; &quot;WORSE&quot;;&quot;&quot;))" office:value-type="string" office:string-value="BETTER">
            <text:p>BETTER</text:p>
          </table:table-cell>
          <table:table-cell table:formula="of:=IF([.N155] &lt; [.J155];&quot;BETTER&quot;;IF([.N155] &gt;[.J155]*1.1;&quot;WORSE&quot;;&quot;&quot;))" office:value-type="string" office:string-value="BETTER">
            <text:p>BETTER</text:p>
          </table:table-cell>
          <table:table-cell office:value-type="float" office:value="295">
            <text:p>295</text:p>
          </table:table-cell>
          <table:table-cell office:value-type="float" office:value="0.000000009316">
            <text:p>9.32E-009</text:p>
          </table:table-cell>
          <table:table-cell office:value-type="float" office:value="0.000000040131">
            <text:p>4.01E-008</text:p>
          </table:table-cell>
          <table:table-cell table:formula="of:=IF([.Q155] &lt; [.L155];&quot;BETTER&quot;;IF([.Q155]-2 &gt; [.L155]; &quot;WORSE&quot;;&quot;&quot;))">
            <text:p/>
          </table:table-cell>
          <table:table-cell table:formula="of:=IF([.S155] &lt; [.N155];&quot;BETTER&quot;;IF([.S155] &gt;[.N155]*1.1;&quot;WORSE&quot;;&quot;&quot;))">
            <text:p/>
          </table:table-cell>
        </table:table-row>
        <table:table-row table:style-name="ro3">
          <table:table-cell/>
          <table:table-cell office:value-type="float" office:value="154">
            <text:p>154</text:p>
          </table:table-cell>
          <table:table-cell office:value-type="string">
            <text:p>6.18023291238595895e+00</text:p>
          </table:table-cell>
          <table:table-cell office:value-type="float" office:value="89">
            <text:p>89</text:p>
          </table:table-cell>
          <table:table-cell office:value-type="float" office:value="0.000000000039342">
            <text:p>3.93E-011</text:p>
          </table:table-cell>
          <table:table-cell office:value-type="float" office:value="0.000000000023669">
            <text:p>2.37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00021494">
            <text:p>2.15E-013</text:p>
          </table:table-cell>
          <table:table-cell office:value-type="float" office:value="0.000000000002272">
            <text:p>2.27E-012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00021494">
            <text:p>2.15E-013</text:p>
          </table:table-cell>
          <table:table-cell office:value-type="float" office:value="0.000000000002272">
            <text:p>2.27E-012</text:p>
          </table:table-cell>
          <table:table-cell table:formula="of:=IF([.L156] &lt; [.H156];&quot;BETTER&quot;;IF([.L156]-2 &gt; [.H156]; &quot;WORSE&quot;;&quot;&quot;))">
            <text:p/>
          </table:table-cell>
          <table:table-cell table:formula="of:=IF([.N156] &lt; [.J156];&quot;BETTER&quot;;IF([.N156] &gt;[.J156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00021494">
            <text:p>2.15E-013</text:p>
          </table:table-cell>
          <table:table-cell office:value-type="float" office:value="0.000000000002272">
            <text:p>2.27E-012</text:p>
          </table:table-cell>
          <table:table-cell table:formula="of:=IF([.Q156] &lt; [.L156];&quot;BETTER&quot;;IF([.Q156]-2 &gt; [.L156]; &quot;WORSE&quot;;&quot;&quot;))">
            <text:p/>
          </table:table-cell>
          <table:table-cell table:formula="of:=IF([.S156] &lt; [.N156];&quot;BETTER&quot;;IF([.S156] &gt;[.N156]*1.1;&quot;WORSE&quot;;&quot;&quot;))">
            <text:p/>
          </table:table-cell>
        </table:table-row>
        <table:table-row table:style-name="ro3">
          <table:table-cell/>
          <table:table-cell office:value-type="float" office:value="155">
            <text:p>155</text:p>
          </table:table-cell>
          <table:table-cell office:value-type="string">
            <text:p>1.85407467730858899e+00</text:p>
          </table:table-cell>
          <table:table-cell office:value-type="float" office:value="58">
            <text:p>58</text:p>
          </table:table-cell>
          <table:table-cell office:value-type="float" office:value="0.000000000004754">
            <text:p>4.75E-012</text:p>
          </table:table-cell>
          <table:table-cell office:value-type="float" office:value="0.0000000000046322">
            <text:p>4.6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46324">
            <text:p>4.6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46324">
            <text:p>4.63E-012</text:p>
          </table:table-cell>
          <table:table-cell table:formula="of:=IF([.L157] &lt; [.H157];&quot;BETTER&quot;;IF([.L157]-2 &gt; [.H157]; &quot;WORSE&quot;;&quot;&quot;))">
            <text:p/>
          </table:table-cell>
          <table:table-cell table:formula="of:=IF([.N157] &lt; [.J157];&quot;BETTER&quot;;IF([.N157] &gt;[.J15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046322">
            <text:p>4.63E-012</text:p>
          </table:table-cell>
          <table:table-cell table:formula="of:=IF([.Q157] &lt; [.L157];&quot;BETTER&quot;;IF([.Q157]-2 &gt; [.L157]; &quot;WORSE&quot;;&quot;&quot;))">
            <text:p/>
          </table:table-cell>
          <table:table-cell table:formula="of:=IF([.S157] &lt; [.N157];&quot;BETTER&quot;;IF([.S157] &gt;[.N157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156">
            <text:p>156</text:p>
          </table:table-cell>
          <table:table-cell office:value-type="string">
            <text:p>7.11943822970597884e-01</text:p>
          </table:table-cell>
          <table:table-cell office:value-type="float" office:value="171">
            <text:p>171</text:p>
          </table:table-cell>
          <table:table-cell office:value-type="float" office:value="0.000000000099001">
            <text:p>9.90E-011</text:p>
          </table:table-cell>
          <table:table-cell office:value-type="float" office:value="0.00000000011327">
            <text:p>1.13E-010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13364">
            <text:p>1.34E-010</text:p>
          </table:table-cell>
          <table:table-cell office:value-type="float" office:value="0.000000000041298">
            <text:p>4.13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13364">
            <text:p>1.34E-010</text:p>
          </table:table-cell>
          <table:table-cell office:value-type="float" office:value="0.000000000041298">
            <text:p>4.13E-011</text:p>
          </table:table-cell>
          <table:table-cell table:formula="of:=IF([.L158] &lt; [.H158];&quot;BETTER&quot;;IF([.L158]-2 &gt; [.H158]; &quot;WORSE&quot;;&quot;&quot;))">
            <text:p/>
          </table:table-cell>
          <table:table-cell table:formula="of:=IF([.N158] &lt; [.J158];&quot;BETTER&quot;;IF([.N158] &gt;[.J158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13364">
            <text:p>1.34E-010</text:p>
          </table:table-cell>
          <table:table-cell office:value-type="float" office:value="0.000000000041298">
            <text:p>4.13E-011</text:p>
          </table:table-cell>
          <table:table-cell table:formula="of:=IF([.Q158] &lt; [.L158];&quot;BETTER&quot;;IF([.Q158]-2 &gt; [.L158]; &quot;WORSE&quot;;&quot;&quot;))">
            <text:p/>
          </table:table-cell>
          <table:table-cell table:formula="of:=IF([.S158] &lt; [.N158];&quot;BETTER&quot;;IF([.S158] &gt;[.N158]*1.1;&quot;WORSE&quot;;&quot;&quot;))">
            <text:p/>
          </table:table-cell>
        </table:table-row>
        <table:table-row table:style-name="ro3">
          <table:table-cell/>
          <table:table-cell office:value-type="float" office:value="157">
            <text:p>157</text:p>
          </table:table-cell>
          <table:table-cell office:value-type="string">
            <text:p>9.95555493637366284e-01</text:p>
          </table:table-cell>
          <table:table-cell office:value-type="float" office:value="108">
            <text:p>108</text:p>
          </table:table-cell>
          <table:table-cell office:value-type="float" office:value="0.0000000017251">
            <text:p>1.73E-009</text:p>
          </table:table-cell>
          <table:table-cell office:value-type="float" office:value="0.0000000034683">
            <text:p>3.47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39695">
            <text:p>3.97E-010</text:p>
          </table:table-cell>
          <table:table-cell office:value-type="float" office:value="0.0000000041812">
            <text:p>4.18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39695">
            <text:p>3.97E-010</text:p>
          </table:table-cell>
          <table:table-cell office:value-type="float" office:value="0.0000000041812">
            <text:p>4.18E-009</text:p>
          </table:table-cell>
          <table:table-cell table:formula="of:=IF([.L159] &lt; [.H159];&quot;BETTER&quot;;IF([.L159]-2 &gt; [.H159]; &quot;WORSE&quot;;&quot;&quot;))">
            <text:p/>
          </table:table-cell>
          <table:table-cell table:formula="of:=IF([.N159] &lt; [.J159];&quot;BETTER&quot;;IF([.N159] &gt;[.J15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39695">
            <text:p>3.97E-010</text:p>
          </table:table-cell>
          <table:table-cell office:value-type="float" office:value="0.0000000041812">
            <text:p>4.18E-009</text:p>
          </table:table-cell>
          <table:table-cell table:formula="of:=IF([.Q159] &lt; [.L159];&quot;BETTER&quot;;IF([.Q159]-2 &gt; [.L159]; &quot;WORSE&quot;;&quot;&quot;))">
            <text:p/>
          </table:table-cell>
          <table:table-cell table:formula="of:=IF([.S159] &lt; [.N159];&quot;BETTER&quot;;IF([.S159] &gt;[.N159]*1.1;&quot;WORSE&quot;;&quot;&quot;))">
            <text:p/>
          </table:table-cell>
        </table:table-row>
        <table:table-row table:style-name="ro3">
          <table:table-cell/>
          <table:table-cell office:value-type="float" office:value="158">
            <text:p>158</text:p>
          </table:table-cell>
          <table:table-cell office:value-type="string">
            <text:p>2.00000000000000044e+00</text:p>
          </table:table-cell>
          <table:table-cell office:value-type="float" office:value="49">
            <text:p>49</text:p>
          </table:table-cell>
          <table:table-cell office:value-type="float" office:value="0.000000000000032786">
            <text:p>3.28E-014</text:p>
          </table:table-cell>
          <table:table-cell office:value-type="float" office:value="9.881E-015">
            <text:p>9.88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2.2204E-016">
            <text:p>2.22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2.2204E-016">
            <text:p>2.22E-016</text:p>
          </table:table-cell>
          <table:table-cell table:formula="of:=IF([.L160] &lt; [.H160];&quot;BETTER&quot;;IF([.L160]-2 &gt; [.H160]; &quot;WORSE&quot;;&quot;&quot;))">
            <text:p/>
          </table:table-cell>
          <table:table-cell table:formula="of:=IF([.N160] &lt; [.J160];&quot;BETTER&quot;;IF([.N160] &gt;[.J16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2.2204E-016">
            <text:p>2.22E-016</text:p>
          </table:table-cell>
          <table:table-cell table:formula="of:=IF([.Q160] &lt; [.L160];&quot;BETTER&quot;;IF([.Q160]-2 &gt; [.L160]; &quot;WORSE&quot;;&quot;&quot;))">
            <text:p/>
          </table:table-cell>
          <table:table-cell table:formula="of:=IF([.S160] &lt; [.N160];&quot;BETTER&quot;;IF([.S160] &gt;[.N160]*1.1;&quot;WORSE&quot;;&quot;&quot;))">
            <text:p/>
          </table:table-cell>
        </table:table-row>
        <table:table-row table:style-name="ro3">
          <table:table-cell/>
          <table:table-cell office:value-type="float" office:value="159">
            <text:p>159</text:p>
          </table:table-cell>
          <table:table-cell office:value-type="string">
            <text:p>3.54036709136785532e-01</text:p>
          </table:table-cell>
          <table:table-cell office:value-type="float" office:value="56">
            <text:p>56</text:p>
          </table:table-cell>
          <table:table-cell office:value-type="float" office:value="0.0000000000010171">
            <text:p>1.02E-012</text:p>
          </table:table-cell>
          <table:table-cell office:value-type="float" office:value="0.00000000010292">
            <text:p>1.03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3313">
            <text:p>3.31E-010</text:p>
          </table:table-cell>
          <table:table-cell office:value-type="float" office:value="0.0000000001039">
            <text:p>1.04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3313">
            <text:p>3.31E-010</text:p>
          </table:table-cell>
          <table:table-cell office:value-type="float" office:value="0.0000000001039">
            <text:p>1.04E-010</text:p>
          </table:table-cell>
          <table:table-cell table:formula="of:=IF([.L161] &lt; [.H161];&quot;BETTER&quot;;IF([.L161]-2 &gt; [.H161]; &quot;WORSE&quot;;&quot;&quot;))">
            <text:p/>
          </table:table-cell>
          <table:table-cell table:formula="of:=IF([.N161] &lt; [.J161];&quot;BETTER&quot;;IF([.N161] &gt;[.J16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3313">
            <text:p>3.31E-010</text:p>
          </table:table-cell>
          <table:table-cell office:value-type="float" office:value="0.0000000001039">
            <text:p>1.04E-010</text:p>
          </table:table-cell>
          <table:table-cell table:formula="of:=IF([.Q161] &lt; [.L161];&quot;BETTER&quot;;IF([.Q161]-2 &gt; [.L161]; &quot;WORSE&quot;;&quot;&quot;))">
            <text:p/>
          </table:table-cell>
          <table:table-cell table:formula="of:=IF([.S161] &lt; [.N161];&quot;BETTER&quot;;IF([.S161] &gt;[.N161]*1.1;&quot;WORSE&quot;;&quot;&quot;))">
            <text:p/>
          </table:table-cell>
        </table:table-row>
        <table:table-row table:style-name="ro3">
          <table:table-cell/>
          <table:table-cell office:value-type="float" office:value="160">
            <text:p>160</text:p>
          </table:table-cell>
          <table:table-cell office:value-type="string">
            <text:p>3.26666666666666643e+01</text:p>
          </table:table-cell>
          <table:table-cell office:value-type="float" office:value="57">
            <text:p>57</text:p>
          </table:table-cell>
          <table:table-cell office:value-type="float" office:value="0.000000000000017184">
            <text:p>1.72E-014</text:p>
          </table:table-cell>
          <table:table-cell office:value-type="float" office:value="0.0000000000010208">
            <text:p>1.02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96847">
            <text:p>9.68E-012</text:p>
          </table:table-cell>
          <table:table-cell office:value-type="float" office:value="0.0000000000010206">
            <text:p>1.02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96847">
            <text:p>9.68E-012</text:p>
          </table:table-cell>
          <table:table-cell office:value-type="float" office:value="0.0000000000010206">
            <text:p>1.02E-012</text:p>
          </table:table-cell>
          <table:table-cell table:formula="of:=IF([.L162] &lt; [.H162];&quot;BETTER&quot;;IF([.L162]-2 &gt; [.H162]; &quot;WORSE&quot;;&quot;&quot;))">
            <text:p/>
          </table:table-cell>
          <table:table-cell table:formula="of:=IF([.N162] &lt; [.J162];&quot;BETTER&quot;;IF([.N162] &gt;[.J16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96847">
            <text:p>9.68E-012</text:p>
          </table:table-cell>
          <table:table-cell office:value-type="float" office:value="0.0000000000010206">
            <text:p>1.02E-012</text:p>
          </table:table-cell>
          <table:table-cell table:formula="of:=IF([.Q162] &lt; [.L162];&quot;BETTER&quot;;IF([.Q162]-2 &gt; [.L162]; &quot;WORSE&quot;;&quot;&quot;))">
            <text:p/>
          </table:table-cell>
          <table:table-cell table:formula="of:=IF([.S162] &lt; [.N162];&quot;BETTER&quot;;IF([.S162] &gt;[.N162]*1.1;&quot;WORSE&quot;;&quot;&quot;))">
            <text:p/>
          </table:table-cell>
        </table:table-row>
        <table:table-row table:style-name="ro3">
          <table:table-cell/>
          <table:table-cell office:value-type="float" office:value="161">
            <text:p>161</text:p>
          </table:table-cell>
          <table:table-cell office:value-type="string">
            <text:p>4.40984450821582996e+00</text:p>
          </table:table-cell>
          <table:table-cell office:value-type="float" office:value="56">
            <text:p>56</text:p>
          </table:table-cell>
          <table:table-cell office:value-type="float" office:value="0.000000000016883">
            <text:p>1.69E-011</text:p>
          </table:table-cell>
          <table:table-cell office:value-type="float" office:value="0.000000000002855">
            <text:p>2.86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5897">
            <text:p>3.5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5897">
            <text:p>3.59E-012</text:p>
          </table:table-cell>
          <table:table-cell table:formula="of:=IF([.L163] &lt; [.H163];&quot;BETTER&quot;;IF([.L163]-2 &gt; [.H163]; &quot;WORSE&quot;;&quot;&quot;))">
            <text:p/>
          </table:table-cell>
          <table:table-cell table:formula="of:=IF([.N163] &lt; [.J163];&quot;BETTER&quot;;IF([.N163] &gt;[.J16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5897">
            <text:p>3.59E-012</text:p>
          </table:table-cell>
          <table:table-cell table:formula="of:=IF([.Q163] &lt; [.L163];&quot;BETTER&quot;;IF([.Q163]-2 &gt; [.L163]; &quot;WORSE&quot;;&quot;&quot;))">
            <text:p/>
          </table:table-cell>
          <table:table-cell table:formula="of:=IF([.S163] &lt; [.N163];&quot;BETTER&quot;;IF([.S163] &gt;[.N163]*1.1;&quot;WORSE&quot;;&quot;&quot;))">
            <text:p/>
          </table:table-cell>
        </table:table-row>
        <table:table-row table:style-name="ro3">
          <table:table-cell/>
          <table:table-cell office:value-type="float" office:value="162">
            <text:p>162</text:p>
          </table:table-cell>
          <table:table-cell office:value-type="string">
            <text:p>9.90062524435860736e-02</text:p>
          </table:table-cell>
          <table:table-cell office:value-type="float" office:value="185">
            <text:p>185</text:p>
          </table:table-cell>
          <table:table-cell office:value-type="float" office:value="0.0000000001179">
            <text:p>1.18E-010</text:p>
          </table:table-cell>
          <table:table-cell office:value-type="float" office:value="0.00000000057838">
            <text:p>5.78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1.5613E-016">
            <text:p>1.56E-016</text:p>
          </table:table-cell>
          <table:table-cell office:value-type="float" office:value="0.00000000044024">
            <text:p>4.40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1.5613E-016">
            <text:p>1.56E-016</text:p>
          </table:table-cell>
          <table:table-cell office:value-type="float" office:value="0.00000000044024">
            <text:p>4.40E-010</text:p>
          </table:table-cell>
          <table:table-cell table:formula="of:=IF([.L164] &lt; [.H164];&quot;BETTER&quot;;IF([.L164]-2 &gt; [.H164]; &quot;WORSE&quot;;&quot;&quot;))">
            <text:p/>
          </table:table-cell>
          <table:table-cell table:formula="of:=IF([.N164] &lt; [.J164];&quot;BETTER&quot;;IF([.N164] &gt;[.J164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1.5613E-016">
            <text:p>1.56E-016</text:p>
          </table:table-cell>
          <table:table-cell office:value-type="float" office:value="0.00000000044024">
            <text:p>4.40E-010</text:p>
          </table:table-cell>
          <table:table-cell table:formula="of:=IF([.Q164] &lt; [.L164];&quot;BETTER&quot;;IF([.Q164]-2 &gt; [.L164]; &quot;WORSE&quot;;&quot;&quot;))">
            <text:p/>
          </table:table-cell>
          <table:table-cell table:formula="of:=IF([.S164] &lt; [.N164];&quot;BETTER&quot;;IF([.S164] &gt;[.N164]*1.1;&quot;WORSE&quot;;&quot;&quot;))">
            <text:p/>
          </table:table-cell>
        </table:table-row>
        <table:table-row table:style-name="ro3">
          <table:table-cell/>
          <table:table-cell office:value-type="float" office:value="163">
            <text:p>163</text:p>
          </table:table-cell>
          <table:table-cell office:value-type="string">
            <text:p>9.89366989363264393e-01</text:p>
          </table:table-cell>
          <table:table-cell office:value-type="float" office:value="110">
            <text:p>110</text:p>
          </table:table-cell>
          <table:table-cell office:value-type="float" office:value="0.00000000010536">
            <text:p>1.05E-010</text:p>
          </table:table-cell>
          <table:table-cell office:value-type="float" office:value="0.000000000040451">
            <text:p>4.05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1.1102E-016">
            <text:p>1.11E-016</text:p>
          </table:table-cell>
          <table:table-cell office:value-type="float" office:value="0.00000000003713">
            <text:p>3.71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1.1102E-016">
            <text:p>1.11E-016</text:p>
          </table:table-cell>
          <table:table-cell office:value-type="float" office:value="0.00000000003713">
            <text:p>3.71E-011</text:p>
          </table:table-cell>
          <table:table-cell table:formula="of:=IF([.L165] &lt; [.H165];&quot;BETTER&quot;;IF([.L165]-2 &gt; [.H165]; &quot;WORSE&quot;;&quot;&quot;))">
            <text:p/>
          </table:table-cell>
          <table:table-cell table:formula="of:=IF([.N165] &lt; [.J165];&quot;BETTER&quot;;IF([.N165] &gt;[.J165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03713">
            <text:p>3.71E-011</text:p>
          </table:table-cell>
          <table:table-cell table:formula="of:=IF([.Q165] &lt; [.L165];&quot;BETTER&quot;;IF([.Q165]-2 &gt; [.L165]; &quot;WORSE&quot;;&quot;&quot;))">
            <text:p/>
          </table:table-cell>
          <table:table-cell table:formula="of:=IF([.S165] &lt; [.N165];&quot;BETTER&quot;;IF([.S165] &gt;[.N165]*1.1;&quot;WORSE&quot;;&quot;&quot;))">
            <text:p/>
          </table:table-cell>
        </table:table-row>
        <table:table-row table:style-name="ro3">
          <table:table-cell/>
          <table:table-cell office:value-type="float" office:value="164">
            <text:p>164</text:p>
          </table:table-cell>
          <table:table-cell office:value-type="string">
            <text:p>3.64899739785769159e-02</text:p>
          </table:table-cell>
          <table:table-cell office:value-type="float" office:value="56">
            <text:p>56</text:p>
          </table:table-cell>
          <table:table-cell office:value-type="float" office:value="0.00000000000076862">
            <text:p>7.69E-013</text:p>
          </table:table-cell>
          <table:table-cell office:value-type="float" office:value="0.00000000058781">
            <text:p>5.88E-010</text:p>
          </table:table-cell>
          <table:table-cell/>
          <table:table-cell office:value-type="float" office:value="74">
            <text:p>74</text:p>
          </table:table-cell>
          <table:table-cell office:value-type="float" office:value="4.0731E-015">
            <text:p>4.07E-015</text:p>
          </table:table-cell>
          <table:table-cell office:value-type="float" office:value="0.0000000005871">
            <text:p>5.87E-010</text:p>
          </table:table-cell>
          <table:table-cell/>
          <table:table-cell office:value-type="float" office:value="74">
            <text:p>74</text:p>
          </table:table-cell>
          <table:table-cell office:value-type="float" office:value="4.0731E-015">
            <text:p>4.07E-015</text:p>
          </table:table-cell>
          <table:table-cell office:value-type="float" office:value="0.0000000005871">
            <text:p>5.87E-010</text:p>
          </table:table-cell>
          <table:table-cell table:formula="of:=IF([.L166] &lt; [.H166];&quot;BETTER&quot;;IF([.L166]-2 &gt; [.H166]; &quot;WORSE&quot;;&quot;&quot;))">
            <text:p/>
          </table:table-cell>
          <table:table-cell table:formula="of:=IF([.N166] &lt; [.J166];&quot;BETTER&quot;;IF([.N166] &gt;[.J16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4.0731E-015">
            <text:p>4.07E-015</text:p>
          </table:table-cell>
          <table:table-cell office:value-type="float" office:value="0.0000000005871">
            <text:p>5.87E-010</text:p>
          </table:table-cell>
          <table:table-cell table:formula="of:=IF([.Q166] &lt; [.L166];&quot;BETTER&quot;;IF([.Q166]-2 &gt; [.L166]; &quot;WORSE&quot;;&quot;&quot;))">
            <text:p/>
          </table:table-cell>
          <table:table-cell table:formula="of:=IF([.S166] &lt; [.N166];&quot;BETTER&quot;;IF([.S166] &gt;[.N166]*1.1;&quot;WORSE&quot;;&quot;&quot;))">
            <text:p/>
          </table:table-cell>
        </table:table-row>
        <table:table-row table:style-name="ro3">
          <table:table-cell/>
          <table:table-cell office:value-type="float" office:value="165">
            <text:p>165</text:p>
          </table:table-cell>
          <table:table-cell office:value-type="string">
            <text:p>1.03414105175077720e+00</text:p>
          </table:table-cell>
          <table:table-cell office:value-type="float" office:value="58">
            <text:p>58</text:p>
          </table:table-cell>
          <table:table-cell office:value-type="float" office:value="0.00000000000024284">
            <text:p>2.43E-013</text:p>
          </table:table-cell>
          <table:table-cell office:value-type="float" office:value="0.000000000047598">
            <text:p>4.76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47598">
            <text:p>4.76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47598">
            <text:p>4.76E-011</text:p>
          </table:table-cell>
          <table:table-cell table:formula="of:=IF([.L167] &lt; [.H167];&quot;BETTER&quot;;IF([.L167]-2 &gt; [.H167]; &quot;WORSE&quot;;&quot;&quot;))">
            <text:p/>
          </table:table-cell>
          <table:table-cell table:formula="of:=IF([.N167] &lt; [.J167];&quot;BETTER&quot;;IF([.N167] &gt;[.J16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47598">
            <text:p>4.76E-011</text:p>
          </table:table-cell>
          <table:table-cell table:formula="of:=IF([.Q167] &lt; [.L167];&quot;BETTER&quot;;IF([.Q167]-2 &gt; [.L167]; &quot;WORSE&quot;;&quot;&quot;))">
            <text:p/>
          </table:table-cell>
          <table:table-cell table:formula="of:=IF([.S167] &lt; [.N167];&quot;BETTER&quot;;IF([.S167] &gt;[.N167]*1.1;&quot;WORSE&quot;;&quot;&quot;))">
            <text:p/>
          </table:table-cell>
        </table:table-row>
        <table:table-row table:style-name="ro3">
          <table:table-cell/>
          <table:table-cell office:value-type="float" office:value="166">
            <text:p>166</text:p>
          </table:table-cell>
          <table:table-cell office:value-type="string">
            <text:p>-4.71793074421962944e-01</text:p>
          </table:table-cell>
          <table:table-cell office:value-type="float" office:value="187">
            <text:p>187</text:p>
          </table:table-cell>
          <table:table-cell office:value-type="float" office:value="0.000000000085271">
            <text:p>8.53E-011</text:p>
          </table:table-cell>
          <table:table-cell office:value-type="float" office:value="0.000000000039575">
            <text:p>3.96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8705">
            <text:p>4.87E-010</text:p>
          </table:table-cell>
          <table:table-cell office:value-type="float" office:value="0.000000000046552">
            <text:p>4.66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8705">
            <text:p>4.87E-010</text:p>
          </table:table-cell>
          <table:table-cell office:value-type="float" office:value="0.000000000046552">
            <text:p>4.66E-011</text:p>
          </table:table-cell>
          <table:table-cell table:formula="of:=IF([.L168] &lt; [.H168];&quot;BETTER&quot;;IF([.L168]-2 &gt; [.H168]; &quot;WORSE&quot;;&quot;&quot;))">
            <text:p/>
          </table:table-cell>
          <table:table-cell table:formula="of:=IF([.N168] &lt; [.J168];&quot;BETTER&quot;;IF([.N168] &gt;[.J16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48705">
            <text:p>4.87E-010</text:p>
          </table:table-cell>
          <table:table-cell office:value-type="float" office:value="0.000000000046552">
            <text:p>4.66E-011</text:p>
          </table:table-cell>
          <table:table-cell table:formula="of:=IF([.Q168] &lt; [.L168];&quot;BETTER&quot;;IF([.Q168]-2 &gt; [.L168]; &quot;WORSE&quot;;&quot;&quot;))">
            <text:p/>
          </table:table-cell>
          <table:table-cell table:formula="of:=IF([.S168] &lt; [.N168];&quot;BETTER&quot;;IF([.S168] &gt;[.N168]*1.1;&quot;WORSE&quot;;&quot;&quot;))">
            <text:p/>
          </table:table-cell>
        </table:table-row>
        <table:table-row table:style-name="ro3">
          <table:table-cell/>
          <table:table-cell office:value-type="float" office:value="167">
            <text:p>167</text:p>
          </table:table-cell>
          <table:table-cell office:value-type="string">
            <text:p>2.34636346850665894e-01</text:p>
          </table:table-cell>
          <table:table-cell office:value-type="float" office:value="83">
            <text:p>83</text:p>
          </table:table-cell>
          <table:table-cell office:value-type="float" office:value="0.0000000000011008">
            <text:p>1.10E-012</text:p>
          </table:table-cell>
          <table:table-cell office:value-type="float" office:value="0.00000000021104">
            <text:p>2.11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2.1799E-016">
            <text:p>2.18E-016</text:p>
          </table:table-cell>
          <table:table-cell office:value-type="float" office:value="0.00000000021026">
            <text:p>2.10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2.1799E-016">
            <text:p>2.18E-016</text:p>
          </table:table-cell>
          <table:table-cell office:value-type="float" office:value="0.00000000021026">
            <text:p>2.10E-010</text:p>
          </table:table-cell>
          <table:table-cell table:formula="of:=IF([.L169] &lt; [.H169];&quot;BETTER&quot;;IF([.L169]-2 &gt; [.H169]; &quot;WORSE&quot;;&quot;&quot;))">
            <text:p/>
          </table:table-cell>
          <table:table-cell table:formula="of:=IF([.N169] &lt; [.J169];&quot;BETTER&quot;;IF([.N169] &gt;[.J16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7439E-016">
            <text:p>1.74E-016</text:p>
          </table:table-cell>
          <table:table-cell office:value-type="float" office:value="0.00000000021026">
            <text:p>2.10E-010</text:p>
          </table:table-cell>
          <table:table-cell table:formula="of:=IF([.Q169] &lt; [.L169];&quot;BETTER&quot;;IF([.Q169]-2 &gt; [.L169]; &quot;WORSE&quot;;&quot;&quot;))">
            <text:p/>
          </table:table-cell>
          <table:table-cell table:formula="of:=IF([.S169] &lt; [.N169];&quot;BETTER&quot;;IF([.S169] &gt;[.N169]*1.1;&quot;WORSE&quot;;&quot;&quot;))">
            <text:p/>
          </table:table-cell>
        </table:table-row>
        <table:table-row table:style-name="ro3">
          <table:table-cell/>
          <table:table-cell office:value-type="float" office:value="168">
            <text:p>168</text:p>
          </table:table-cell>
          <table:table-cell office:value-type="string">
            <text:p>-6.34665182543393436e-01</text:p>
          </table:table-cell>
          <table:table-cell office:value-type="float" office:value="185">
            <text:p>185</text:p>
          </table:table-cell>
          <table:table-cell office:value-type="float" office:value="0.000000000024552">
            <text:p>2.46E-011</text:p>
          </table:table-cell>
          <table:table-cell office:value-type="float" office:value="0.000000000043607">
            <text:p>4.36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1.4823E-015">
            <text:p>1.48E-015</text:p>
          </table:table-cell>
          <table:table-cell office:value-type="float" office:value="0.000000000068372">
            <text:p>6.84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1.4823E-015">
            <text:p>1.48E-015</text:p>
          </table:table-cell>
          <table:table-cell office:value-type="float" office:value="0.000000000068372">
            <text:p>6.84E-011</text:p>
          </table:table-cell>
          <table:table-cell table:formula="of:=IF([.L170] &lt; [.H170];&quot;BETTER&quot;;IF([.L170]-2 &gt; [.H170]; &quot;WORSE&quot;;&quot;&quot;))">
            <text:p/>
          </table:table-cell>
          <table:table-cell table:formula="of:=IF([.N170] &lt; [.J170];&quot;BETTER&quot;;IF([.N170] &gt;[.J170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1.4823E-015">
            <text:p>1.48E-015</text:p>
          </table:table-cell>
          <table:table-cell office:value-type="float" office:value="0.000000000068372">
            <text:p>6.84E-011</text:p>
          </table:table-cell>
          <table:table-cell table:formula="of:=IF([.Q170] &lt; [.L170];&quot;BETTER&quot;;IF([.Q170]-2 &gt; [.L170]; &quot;WORSE&quot;;&quot;&quot;))">
            <text:p/>
          </table:table-cell>
          <table:table-cell table:formula="of:=IF([.S170] &lt; [.N170];&quot;BETTER&quot;;IF([.S170] &gt;[.N170]*1.1;&quot;WORSE&quot;;&quot;&quot;))">
            <text:p/>
          </table:table-cell>
        </table:table-row>
        <table:table-row table:style-name="ro3">
          <table:table-cell/>
          <table:table-cell office:value-type="float" office:value="169">
            <text:p>169</text:p>
          </table:table-cell>
          <table:table-cell office:value-type="string">
            <text:p>4.79428226688801362e-01</text:p>
          </table:table-cell>
          <table:table-cell office:value-type="float" office:value="57">
            <text:p>57</text:p>
          </table:table-cell>
          <table:table-cell office:value-type="float" office:value="0.00000000000072968">
            <text:p>7.30E-013</text:p>
          </table:table-cell>
          <table:table-cell office:value-type="float" office:value="0.000000000023359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3.3307E-016">
            <text:p>3.33E-016</text:p>
          </table:table-cell>
          <table:table-cell office:value-type="float" office:value="0.000000000023358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3.3307E-016">
            <text:p>3.33E-016</text:p>
          </table:table-cell>
          <table:table-cell office:value-type="float" office:value="0.000000000023358">
            <text:p>2.34E-011</text:p>
          </table:table-cell>
          <table:table-cell table:formula="of:=IF([.L171] &lt; [.H171];&quot;BETTER&quot;;IF([.L171]-2 &gt; [.H171]; &quot;WORSE&quot;;&quot;&quot;))">
            <text:p/>
          </table:table-cell>
          <table:table-cell table:formula="of:=IF([.N171] &lt; [.J171];&quot;BETTER&quot;;IF([.N171] &gt;[.J17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7756E-016">
            <text:p>2.78E-016</text:p>
          </table:table-cell>
          <table:table-cell office:value-type="float" office:value="0.000000000023358">
            <text:p>2.34E-011</text:p>
          </table:table-cell>
          <table:table-cell table:formula="of:=IF([.Q171] &lt; [.L171];&quot;BETTER&quot;;IF([.Q171]-2 &gt; [.L171]; &quot;WORSE&quot;;&quot;&quot;))">
            <text:p/>
          </table:table-cell>
          <table:table-cell table:formula="of:=IF([.S171] &lt; [.N171];&quot;BETTER&quot;;IF([.S171] &gt;[.N171]*1.1;&quot;WORSE&quot;;&quot;&quot;))">
            <text:p/>
          </table:table-cell>
        </table:table-row>
        <table:table-row table:style-name="ro3">
          <table:table-cell/>
          <table:table-cell office:value-type="float" office:value="170">
            <text:p>170</text:p>
          </table:table-cell>
          <table:table-cell office:value-type="string">
            <text:p>-1.50916639560889881e-01</text:p>
          </table:table-cell>
          <table:table-cell office:value-type="float" office:value="103">
            <text:p>103</text:p>
          </table:table-cell>
          <table:table-cell office:value-type="float" office:value="0.0000000000025329">
            <text:p>2.53E-012</text:p>
          </table:table-cell>
          <table:table-cell office:value-type="float" office:value="0.00000000026168">
            <text:p>2.62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.00000000025915">
            <text:p>2.59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.00000000025915">
            <text:p>2.59E-010</text:p>
          </table:table-cell>
          <table:table-cell table:formula="of:=IF([.L172] &lt; [.H172];&quot;BETTER&quot;;IF([.L172]-2 &gt; [.H172]; &quot;WORSE&quot;;&quot;&quot;))">
            <text:p/>
          </table:table-cell>
          <table:table-cell table:formula="of:=IF([.N172] &lt; [.J172];&quot;BETTER&quot;;IF([.N172] &gt;[.J17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2.2204E-016">
            <text:p>2.22E-016</text:p>
          </table:table-cell>
          <table:table-cell office:value-type="float" office:value="0.00000000025915">
            <text:p>2.59E-010</text:p>
          </table:table-cell>
          <table:table-cell table:formula="of:=IF([.Q172] &lt; [.L172];&quot;BETTER&quot;;IF([.Q172]-2 &gt; [.L172]; &quot;WORSE&quot;;&quot;&quot;))">
            <text:p/>
          </table:table-cell>
          <table:table-cell table:formula="of:=IF([.S172] &lt; [.N172];&quot;BETTER&quot;;IF([.S172] &gt;[.N172]*1.1;&quot;WORSE&quot;;&quot;&quot;))">
            <text:p/>
          </table:table-cell>
        </table:table-row>
        <table:table-row table:style-name="ro3">
          <table:table-cell/>
          <table:table-cell office:value-type="float" office:value="171">
            <text:p>171</text:p>
          </table:table-cell>
          <table:table-cell office:value-type="string">
            <text:p>-9.46083070367182977e-01</text:p>
          </table:table-cell>
          <table:table-cell office:value-type="float" office:value="59">
            <text:p>59</text:p>
          </table:table-cell>
          <table:table-cell office:value-type="float" office:value="7.393E-015">
            <text:p>7.39E-015</text:p>
          </table:table-cell>
          <table:table-cell office:value-type="float" office:value="0.000000000034697">
            <text:p>3.4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1242">
            <text:p>7.12E-011</text:p>
          </table:table-cell>
          <table:table-cell office:value-type="float" office:value="0.000000000034687">
            <text:p>3.4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1242">
            <text:p>7.12E-011</text:p>
          </table:table-cell>
          <table:table-cell office:value-type="float" office:value="0.000000000034687">
            <text:p>3.47E-011</text:p>
          </table:table-cell>
          <table:table-cell table:formula="of:=IF([.L173] &lt; [.H173];&quot;BETTER&quot;;IF([.L173]-2 &gt; [.H173]; &quot;WORSE&quot;;&quot;&quot;))">
            <text:p/>
          </table:table-cell>
          <table:table-cell table:formula="of:=IF([.N173] &lt; [.J173];&quot;BETTER&quot;;IF([.N173] &gt;[.J17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71242">
            <text:p>7.12E-011</text:p>
          </table:table-cell>
          <table:table-cell office:value-type="float" office:value="0.000000000034687">
            <text:p>3.47E-011</text:p>
          </table:table-cell>
          <table:table-cell table:formula="of:=IF([.Q173] &lt; [.L173];&quot;BETTER&quot;;IF([.Q173]-2 &gt; [.L173]; &quot;WORSE&quot;;&quot;&quot;))">
            <text:p/>
          </table:table-cell>
          <table:table-cell table:formula="of:=IF([.S173] &lt; [.N173];&quot;BETTER&quot;;IF([.S173] &gt;[.N173]*1.1;&quot;WORSE&quot;;&quot;&quot;))">
            <text:p/>
          </table:table-cell>
        </table:table-row>
        <table:table-row table:style-name="ro3">
          <table:table-cell/>
          <table:table-cell office:value-type="float" office:value="172">
            <text:p>172</text:p>
          </table:table-cell>
          <table:table-cell office:value-type="string">
            <text:p>-1.97626807718718378e-01</text:p>
          </table:table-cell>
          <table:table-cell office:value-type="float" office:value="185">
            <text:p>185</text:p>
          </table:table-cell>
          <table:table-cell office:value-type="float" office:value="0.000000000024914">
            <text:p>2.49E-011</text:p>
          </table:table-cell>
          <table:table-cell office:value-type="float" office:value="0.000000000069577">
            <text:p>6.96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0979">
            <text:p>4.10E-010</text:p>
          </table:table-cell>
          <table:table-cell office:value-type="float" office:value="0.000000000094716">
            <text:p>9.47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0979">
            <text:p>4.10E-010</text:p>
          </table:table-cell>
          <table:table-cell office:value-type="float" office:value="0.000000000094716">
            <text:p>9.47E-011</text:p>
          </table:table-cell>
          <table:table-cell table:formula="of:=IF([.L174] &lt; [.H174];&quot;BETTER&quot;;IF([.L174]-2 &gt; [.H174]; &quot;WORSE&quot;;&quot;&quot;))">
            <text:p/>
          </table:table-cell>
          <table:table-cell table:formula="of:=IF([.N174] &lt; [.J174];&quot;BETTER&quot;;IF([.N174] &gt;[.J174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40979">
            <text:p>4.10E-010</text:p>
          </table:table-cell>
          <table:table-cell office:value-type="float" office:value="0.000000000094716">
            <text:p>9.47E-011</text:p>
          </table:table-cell>
          <table:table-cell table:formula="of:=IF([.Q174] &lt; [.L174];&quot;BETTER&quot;;IF([.Q174]-2 &gt; [.L174]; &quot;WORSE&quot;;&quot;&quot;))">
            <text:p/>
          </table:table-cell>
          <table:table-cell table:formula="of:=IF([.S174] &lt; [.N174];&quot;BETTER&quot;;IF([.S174] &gt;[.N174]*1.1;&quot;WORSE&quot;;&quot;&quot;))">
            <text:p/>
          </table:table-cell>
        </table:table-row>
        <table:table-row table:style-name="ro3">
          <table:table-cell/>
          <table:table-cell office:value-type="float" office:value="173">
            <text:p>173</text:p>
          </table:table-cell>
          <table:table-cell office:value-type="string">
            <text:p>1.01090497747432195e+00</text:p>
          </table:table-cell>
          <table:table-cell office:value-type="float" office:value="104572">
            <text:p>104572</text:p>
          </table:table-cell>
          <table:table-cell office:value-type="float" office:value="0.017386">
            <text:p>1.74E-002</text:p>
          </table:table-cell>
          <table:table-cell office:value-type="float" office:value="0.01748">
            <text:p>1.75E-002</text:p>
          </table:table-cell>
          <table:table-cell/>
          <table:table-cell office:value-type="float" office:value="9374">
            <text:p>9374</text:p>
          </table:table-cell>
          <table:table-cell office:value-type="float" office:value="0.00015797">
            <text:p>1.58E-004</text:p>
          </table:table-cell>
          <table:table-cell office:value-type="float" office:value="0.00033051">
            <text:p>3.31E-004</text:p>
          </table:table-cell>
          <table:table-cell/>
          <table:table-cell office:value-type="float" office:value="9378">
            <text:p>9378</text:p>
          </table:table-cell>
          <table:table-cell office:value-type="float" office:value="0.00015797">
            <text:p>1.58E-004</text:p>
          </table:table-cell>
          <table:table-cell office:value-type="float" office:value="0.00033051">
            <text:p>3.31E-004</text:p>
          </table:table-cell>
          <table:table-cell table:formula="of:=IF([.L175] &lt; [.H175];&quot;BETTER&quot;;IF([.L175]-2 &gt; [.H175]; &quot;WORSE&quot;;&quot;&quot;))" office:value-type="string" office:string-value="WORSE">
            <text:p>WORSE</text:p>
          </table:table-cell>
          <table:table-cell table:formula="of:=IF([.N175] &lt; [.J175];&quot;BETTER&quot;;IF([.N175] &gt;[.J175]*1.1;&quot;WORSE&quot;;&quot;&quot;))">
            <text:p/>
          </table:table-cell>
          <table:table-cell office:value-type="float" office:value="9378">
            <text:p>9378</text:p>
          </table:table-cell>
          <table:table-cell office:value-type="float" office:value="0.00015797">
            <text:p>1.58E-004</text:p>
          </table:table-cell>
          <table:table-cell office:value-type="float" office:value="0.00033051">
            <text:p>3.31E-004</text:p>
          </table:table-cell>
          <table:table-cell table:formula="of:=IF([.Q175] &lt; [.L175];&quot;BETTER&quot;;IF([.Q175]-2 &gt; [.L175]; &quot;WORSE&quot;;&quot;&quot;))">
            <text:p/>
          </table:table-cell>
          <table:table-cell table:formula="of:=IF([.S175] &lt; [.N175];&quot;BETTER&quot;;IF([.S175] &gt;[.N175]*1.1;&quot;WORSE&quot;;&quot;&quot;))">
            <text:p/>
          </table:table-cell>
        </table:table-row>
        <table:table-row table:style-name="ro3">
          <table:table-cell/>
          <table:table-cell office:value-type="float" office:value="174">
            <text:p>174</text:p>
          </table:table-cell>
          <table:table-cell office:value-type="string">
            <text:p>7.83430510712134431e-01</text:p>
          </table:table-cell>
          <table:table-cell office:value-type="float" office:value="58">
            <text:p>58</text:p>
          </table:table-cell>
          <table:table-cell office:value-type="float" office:value="0.000000000000062495">
            <text:p>6.25E-014</text:p>
          </table:table-cell>
          <table:table-cell office:value-type="float" office:value="0.000000000015488">
            <text:p>1.5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5361">
            <text:p>3.54E-012</text:p>
          </table:table-cell>
          <table:table-cell office:value-type="float" office:value="0.000000000015489">
            <text:p>1.5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5361">
            <text:p>3.54E-012</text:p>
          </table:table-cell>
          <table:table-cell office:value-type="float" office:value="0.000000000015489">
            <text:p>1.55E-011</text:p>
          </table:table-cell>
          <table:table-cell table:formula="of:=IF([.L176] &lt; [.H176];&quot;BETTER&quot;;IF([.L176]-2 &gt; [.H176]; &quot;WORSE&quot;;&quot;&quot;))">
            <text:p/>
          </table:table-cell>
          <table:table-cell table:formula="of:=IF([.N176] &lt; [.J176];&quot;BETTER&quot;;IF([.N176] &gt;[.J17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5362">
            <text:p>3.54E-012</text:p>
          </table:table-cell>
          <table:table-cell office:value-type="float" office:value="0.000000000015489">
            <text:p>1.55E-011</text:p>
          </table:table-cell>
          <table:table-cell table:formula="of:=IF([.Q176] &lt; [.L176];&quot;BETTER&quot;;IF([.Q176]-2 &gt; [.L176]; &quot;WORSE&quot;;&quot;&quot;))">
            <text:p/>
          </table:table-cell>
          <table:table-cell table:formula="of:=IF([.S176] &lt; [.N176];&quot;BETTER&quot;;IF([.S176] &gt;[.N176]*1.1;&quot;WORSE&quot;;&quot;&quot;))">
            <text:p/>
          </table:table-cell>
        </table:table-row>
        <table:table-row table:style-name="ro3">
          <table:table-cell/>
          <table:table-cell office:value-type="float" office:value="175">
            <text:p>175</text:p>
          </table:table-cell>
          <table:table-cell office:value-type="string">
            <text:p>1.29128599706266334e+00</text:p>
          </table:table-cell>
          <table:table-cell office:value-type="float" office:value="58">
            <text:p>58</text:p>
          </table:table-cell>
          <table:table-cell office:value-type="float" office:value="0.000000000000018743">
            <text:p>1.87E-014</text:p>
          </table:table-cell>
          <table:table-cell office:value-type="float" office:value="0.000000000028914">
            <text:p>2.8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4941">
            <text:p>6.49E-010</text:p>
          </table:table-cell>
          <table:table-cell office:value-type="float" office:value="0.000000000028914">
            <text:p>2.8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4941">
            <text:p>6.49E-010</text:p>
          </table:table-cell>
          <table:table-cell office:value-type="float" office:value="0.000000000028914">
            <text:p>2.89E-011</text:p>
          </table:table-cell>
          <table:table-cell table:formula="of:=IF([.L177] &lt; [.H177];&quot;BETTER&quot;;IF([.L177]-2 &gt; [.H177]; &quot;WORSE&quot;;&quot;&quot;))">
            <text:p/>
          </table:table-cell>
          <table:table-cell table:formula="of:=IF([.N177] &lt; [.J177];&quot;BETTER&quot;;IF([.N177] &gt;[.J17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4942">
            <text:p>6.49E-010</text:p>
          </table:table-cell>
          <table:table-cell office:value-type="float" office:value="0.000000000028914">
            <text:p>2.89E-011</text:p>
          </table:table-cell>
          <table:table-cell table:formula="of:=IF([.Q177] &lt; [.L177];&quot;BETTER&quot;;IF([.Q177]-2 &gt; [.L177]; &quot;WORSE&quot;;&quot;&quot;))">
            <text:p/>
          </table:table-cell>
          <table:table-cell table:formula="of:=IF([.S177] &lt; [.N177];&quot;BETTER&quot;;IF([.S177] &gt;[.N177]*1.1;&quot;WORSE&quot;;&quot;&quot;))">
            <text:p/>
          </table:table-cell>
        </table:table-row>
        <table:table-row table:style-name="ro3">
          <table:table-cell/>
          <table:table-cell office:value-type="float" office:value="176">
            <text:p>176</text:p>
          </table:table-cell>
          <table:table-cell office:value-type="string">
            <text:p>1.39800020116489048e+01</text:p>
          </table:table-cell>
          <table:table-cell office:value-type="float" office:value="58">
            <text:p>58</text:p>
          </table:table-cell>
          <table:table-cell office:value-type="float" office:value="0.00000000000031436">
            <text:p>3.14E-013</text:p>
          </table:table-cell>
          <table:table-cell office:value-type="float" office:value="0.0000000000034982">
            <text:p>3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7903E-015">
            <text:p>2.79E-015</text:p>
          </table:table-cell>
          <table:table-cell office:value-type="float" office:value="0.0000000000034982">
            <text:p>3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7903E-015">
            <text:p>2.79E-015</text:p>
          </table:table-cell>
          <table:table-cell office:value-type="float" office:value="0.0000000000034982">
            <text:p>3.50E-012</text:p>
          </table:table-cell>
          <table:table-cell table:formula="of:=IF([.L178] &lt; [.H178];&quot;BETTER&quot;;IF([.L178]-2 &gt; [.H178]; &quot;WORSE&quot;;&quot;&quot;))">
            <text:p/>
          </table:table-cell>
          <table:table-cell table:formula="of:=IF([.N178] &lt; [.J178];&quot;BETTER&quot;;IF([.N178] &gt;[.J17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7903E-015">
            <text:p>2.79E-015</text:p>
          </table:table-cell>
          <table:table-cell office:value-type="float" office:value="0.0000000000034982">
            <text:p>3.50E-012</text:p>
          </table:table-cell>
          <table:table-cell table:formula="of:=IF([.Q178] &lt; [.L178];&quot;BETTER&quot;;IF([.Q178]-2 &gt; [.L178]; &quot;WORSE&quot;;&quot;&quot;))">
            <text:p/>
          </table:table-cell>
          <table:table-cell table:formula="of:=IF([.S178] &lt; [.N178];&quot;BETTER&quot;;IF([.S178] &gt;[.N178]*1.1;&quot;WORSE&quot;;&quot;&quot;))">
            <text:p/>
          </table:table-cell>
        </table:table-row>
        <table:table-row table:style-name="ro3">
          <table:table-cell/>
          <table:table-cell office:value-type="float" office:value="177">
            <text:p>177</text:p>
          </table:table-cell>
          <table:table-cell office:value-type="string">
            <text:p>-1.19999999999999964e+01</text:p>
          </table:table-cell>
          <table:table-cell office:value-type="float" office:value="57">
            <text:p>57</text:p>
          </table:table-cell>
          <table:table-cell office:value-type="float" office:value="1.3323E-015">
            <text:p>1.33E-015</text:p>
          </table:table-cell>
          <table:table-cell office:value-type="float" office:value="2.9606E-016">
            <text:p>2.96E-016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43965">
            <text:p>4.40E-013</text:p>
          </table:table-cell>
          <table:table-cell office:value-type="float" office:value="2.9606E-016">
            <text:p>2.96E-016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43965">
            <text:p>4.40E-013</text:p>
          </table:table-cell>
          <table:table-cell office:value-type="float" office:value="2.9606E-016">
            <text:p>2.96E-016</text:p>
          </table:table-cell>
          <table:table-cell table:formula="of:=IF([.L179] &lt; [.H179];&quot;BETTER&quot;;IF([.L179]-2 &gt; [.H179]; &quot;WORSE&quot;;&quot;&quot;))">
            <text:p/>
          </table:table-cell>
          <table:table-cell table:formula="of:=IF([.N179] &lt; [.J179];&quot;BETTER&quot;;IF([.N179] &gt;[.J17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043965">
            <text:p>4.40E-013</text:p>
          </table:table-cell>
          <table:table-cell office:value-type="float" office:value="2.9606E-016">
            <text:p>2.96E-016</text:p>
          </table:table-cell>
          <table:table-cell table:formula="of:=IF([.Q179] &lt; [.L179];&quot;BETTER&quot;;IF([.Q179]-2 &gt; [.L179]; &quot;WORSE&quot;;&quot;&quot;))">
            <text:p/>
          </table:table-cell>
          <table:table-cell table:formula="of:=IF([.S179] &lt; [.N179];&quot;BETTER&quot;;IF([.S179] &gt;[.N179]*1.1;&quot;WORSE&quot;;&quot;&quot;))">
            <text:p/>
          </table:table-cell>
        </table:table-row>
        <table:table-row table:style-name="ro3">
          <table:table-cell/>
          <table:table-cell office:value-type="float" office:value="178">
            <text:p>178</text:p>
          </table:table-cell>
          <table:table-cell office:value-type="string">
            <text:p>3.14159265358979267e+00</text:p>
          </table:table-cell>
          <table:table-cell office:value-type="float" office:value="53">
            <text:p>53</text:p>
          </table:table-cell>
          <table:table-cell office:value-type="float" office:value="4.0994E-015">
            <text:p>4.10E-015</text:p>
          </table:table-cell>
          <table:table-cell office:value-type="float" office:value="0.0000000000032717">
            <text:p>3.27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97153">
            <text:p>9.72E-012</text:p>
          </table:table-cell>
          <table:table-cell office:value-type="float" office:value="0.0000000000032491">
            <text:p>3.25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97153">
            <text:p>9.72E-012</text:p>
          </table:table-cell>
          <table:table-cell office:value-type="float" office:value="0.0000000000032491">
            <text:p>3.25E-012</text:p>
          </table:table-cell>
          <table:table-cell table:formula="of:=IF([.L180] &lt; [.H180];&quot;BETTER&quot;;IF([.L180]-2 &gt; [.H180]; &quot;WORSE&quot;;&quot;&quot;))">
            <text:p/>
          </table:table-cell>
          <table:table-cell table:formula="of:=IF([.N180] &lt; [.J180];&quot;BETTER&quot;;IF([.N180] &gt;[.J18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97153">
            <text:p>9.72E-012</text:p>
          </table:table-cell>
          <table:table-cell office:value-type="float" office:value="0.0000000000032491">
            <text:p>3.25E-012</text:p>
          </table:table-cell>
          <table:table-cell table:formula="of:=IF([.Q180] &lt; [.L180];&quot;BETTER&quot;;IF([.Q180]-2 &gt; [.L180]; &quot;WORSE&quot;;&quot;&quot;))">
            <text:p/>
          </table:table-cell>
          <table:table-cell table:formula="of:=IF([.S180] &lt; [.N180];&quot;BETTER&quot;;IF([.S180] &gt;[.N180]*1.1;&quot;WORSE&quot;;&quot;&quot;))">
            <text:p/>
          </table:table-cell>
        </table:table-row>
        <table:table-row table:style-name="ro3">
          <table:table-cell/>
          <table:table-cell office:value-type="float" office:value="179">
            <text:p>179</text:p>
          </table:table-cell>
          <table:table-cell office:value-type="string">
            <text:p>6.21139035839645554e-02</text:p>
          </table:table-cell>
          <table:table-cell office:value-type="float" office:value="95">
            <text:p>95</text:p>
          </table:table-cell>
          <table:table-cell office:value-type="float" office:value="0.0000000000010384">
            <text:p>1.04E-012</text:p>
          </table:table-cell>
          <table:table-cell office:value-type="float" office:value="0.0000000002592">
            <text:p>2.59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42968">
            <text:p>4.30E-011</text:p>
          </table:table-cell>
          <table:table-cell office:value-type="float" office:value="0.00000000025816">
            <text:p>2.58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42968">
            <text:p>4.30E-011</text:p>
          </table:table-cell>
          <table:table-cell office:value-type="float" office:value="0.00000000025816">
            <text:p>2.58E-010</text:p>
          </table:table-cell>
          <table:table-cell table:formula="of:=IF([.L181] &lt; [.H181];&quot;BETTER&quot;;IF([.L181]-2 &gt; [.H181]; &quot;WORSE&quot;;&quot;&quot;))">
            <text:p/>
          </table:table-cell>
          <table:table-cell table:formula="of:=IF([.N181] &lt; [.J181];&quot;BETTER&quot;;IF([.N181] &gt;[.J18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42968">
            <text:p>4.30E-011</text:p>
          </table:table-cell>
          <table:table-cell office:value-type="float" office:value="0.00000000025816">
            <text:p>2.58E-010</text:p>
          </table:table-cell>
          <table:table-cell table:formula="of:=IF([.Q181] &lt; [.L181];&quot;BETTER&quot;;IF([.Q181]-2 &gt; [.L181]; &quot;WORSE&quot;;&quot;&quot;))">
            <text:p/>
          </table:table-cell>
          <table:table-cell table:formula="of:=IF([.S181] &lt; [.N181];&quot;BETTER&quot;;IF([.S181] &gt;[.N181]*1.1;&quot;WORSE&quot;;&quot;&quot;))">
            <text:p/>
          </table:table-cell>
        </table:table-row>
        <table:table-row table:style-name="ro3">
          <table:table-cell/>
          <table:table-cell office:value-type="float" office:value="180">
            <text:p>180</text:p>
          </table:table-cell>
          <table:table-cell office:value-type="string">
            <text:p>-3.00410826970140377e-01</text:p>
          </table:table-cell>
          <table:table-cell office:value-type="float" office:value="111">
            <text:p>111</text:p>
          </table:table-cell>
          <table:table-cell office:value-type="float" office:value="0.0000000032276">
            <text:p>3.23E-009</text:p>
          </table:table-cell>
          <table:table-cell office:value-type="float" office:value="0.000000000098279">
            <text:p>9.83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1.2583E-016">
            <text:p>1.26E-016</text:p>
          </table:table-cell>
          <table:table-cell office:value-type="float" office:value="0.000000000099396">
            <text:p>9.94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1.2583E-016">
            <text:p>1.26E-016</text:p>
          </table:table-cell>
          <table:table-cell office:value-type="float" office:value="0.000000000099396">
            <text:p>9.94E-011</text:p>
          </table:table-cell>
          <table:table-cell table:formula="of:=IF([.L182] &lt; [.H182];&quot;BETTER&quot;;IF([.L182]-2 &gt; [.H182]; &quot;WORSE&quot;;&quot;&quot;))">
            <text:p/>
          </table:table-cell>
          <table:table-cell table:formula="of:=IF([.N182] &lt; [.J182];&quot;BETTER&quot;;IF([.N182] &gt;[.J182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1.2583E-016">
            <text:p>1.26E-016</text:p>
          </table:table-cell>
          <table:table-cell office:value-type="float" office:value="0.000000000099396">
            <text:p>9.94E-011</text:p>
          </table:table-cell>
          <table:table-cell table:formula="of:=IF([.Q182] &lt; [.L182];&quot;BETTER&quot;;IF([.Q182]-2 &gt; [.L182]; &quot;WORSE&quot;;&quot;&quot;))">
            <text:p/>
          </table:table-cell>
          <table:table-cell table:formula="of:=IF([.S182] &lt; [.N182];&quot;BETTER&quot;;IF([.S182] &gt;[.N182]*1.1;&quot;WORSE&quot;;&quot;&quot;))">
            <text:p/>
          </table:table-cell>
        </table:table-row>
        <table:table-row table:style-name="ro3">
          <table:table-cell/>
          <table:table-cell office:value-type="float" office:value="181">
            <text:p>181</text:p>
          </table:table-cell>
          <table:table-cell office:value-type="string">
            <text:p>3.92699076587790075e-01</text:p>
          </table:table-cell>
          <table:table-cell office:value-type="float" office:value="120">
            <text:p>120</text:p>
          </table:table-cell>
          <table:table-cell office:value-type="float" office:value="0.0000000074318">
            <text:p>7.43E-009</text:p>
          </table:table-cell>
          <table:table-cell office:value-type="float" office:value="0.000000017069">
            <text:p>1.71E-008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037895">
            <text:p>3.79E-010</text:p>
          </table:table-cell>
          <table:table-cell office:value-type="float" office:value="0.000000013018">
            <text:p>1.30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2329">
            <text:p>2.33E-009</text:p>
          </table:table-cell>
          <table:table-cell office:value-type="float" office:value="0.000000012462">
            <text:p>1.25E-008</text:p>
          </table:table-cell>
          <table:table-cell table:formula="of:=IF([.L183] &lt; [.H183];&quot;BETTER&quot;;IF([.L183]-2 &gt; [.H183]; &quot;WORSE&quot;;&quot;&quot;))" office:value-type="string" office:string-value="BETTER">
            <text:p>BETTER</text:p>
          </table:table-cell>
          <table:table-cell table:formula="of:=IF([.N183] &lt; [.J183];&quot;BETTER&quot;;IF([.N183] &gt;[.J183]*1.1;&quot;WORSE&quot;;&quot;&quot;))" office:value-type="string" office:string-value="BETTER">
            <text:p>BETTER</text:p>
          </table:table-cell>
          <table:table-cell office:value-type="float" office:value="293">
            <text:p>293</text:p>
          </table:table-cell>
          <table:table-cell office:value-type="float" office:value="0.000000002329">
            <text:p>2.33E-009</text:p>
          </table:table-cell>
          <table:table-cell office:value-type="float" office:value="0.000000012462">
            <text:p>1.25E-008</text:p>
          </table:table-cell>
          <table:table-cell table:formula="of:=IF([.Q183] &lt; [.L183];&quot;BETTER&quot;;IF([.Q183]-2 &gt; [.L183]; &quot;WORSE&quot;;&quot;&quot;))">
            <text:p/>
          </table:table-cell>
          <table:table-cell table:formula="of:=IF([.S183] &lt; [.N183];&quot;BETTER&quot;;IF([.S183] &gt;[.N183]*1.1;&quot;WORSE&quot;;&quot;&quot;))">
            <text:p/>
          </table:table-cell>
        </table:table-row>
        <table:table-row table:style-name="ro3">
          <table:table-cell/>
          <table:table-cell office:value-type="float" office:value="182">
            <text:p>182</text:p>
          </table:table-cell>
          <table:table-cell office:value-type="string">
            <text:p>1.57079630635126133e+00</text:p>
          </table:table-cell>
          <table:table-cell office:value-type="float" office:value="120">
            <text:p>120</text:p>
          </table:table-cell>
          <table:table-cell office:value-type="float" office:value="0.0000000074317">
            <text:p>7.43E-009</text:p>
          </table:table-cell>
          <table:table-cell office:value-type="float" office:value="0.000000017069">
            <text:p>1.71E-008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15159">
            <text:p>1.52E-009</text:p>
          </table:table-cell>
          <table:table-cell office:value-type="float" office:value="0.000000013018">
            <text:p>1.30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65307">
            <text:p>6.53E-009</text:p>
          </table:table-cell>
          <table:table-cell table:formula="of:=IF([.L184] &lt; [.H184];&quot;BETTER&quot;;IF([.L184]-2 &gt; [.H184]; &quot;WORSE&quot;;&quot;&quot;))" office:value-type="string" office:string-value="BETTER">
            <text:p>BETTER</text:p>
          </table:table-cell>
          <table:table-cell table:formula="of:=IF([.N184] &lt; [.J184];&quot;BETTER&quot;;IF([.N184] &gt;[.J184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65307">
            <text:p>6.53E-009</text:p>
          </table:table-cell>
          <table:table-cell table:formula="of:=IF([.Q184] &lt; [.L184];&quot;BETTER&quot;;IF([.Q184]-2 &gt; [.L184]; &quot;WORSE&quot;;&quot;&quot;))">
            <text:p/>
          </table:table-cell>
          <table:table-cell table:formula="of:=IF([.S184] &lt; [.N184];&quot;BETTER&quot;;IF([.S184] &gt;[.N184]*1.1;&quot;WORSE&quot;;&quot;&quot;))">
            <text:p/>
          </table:table-cell>
        </table:table-row>
        <table:table-row table:style-name="ro3">
          <table:table-cell/>
          <table:table-cell office:value-type="float" office:value="183">
            <text:p>183</text:p>
          </table:table-cell>
          <table:table-cell office:value-type="string">
            <text:p>3.59140914239761133e-01</text:p>
          </table:table-cell>
          <table:table-cell office:value-type="float" office:value="55">
            <text:p>55</text:p>
          </table:table-cell>
          <table:table-cell office:value-type="float" office:value="0.000000000044498">
            <text:p>4.45E-011</text:p>
          </table:table-cell>
          <table:table-cell office:value-type="float" office:value="0.00000000010979">
            <text:p>1.10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11071">
            <text:p>1.11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11071">
            <text:p>1.11E-010</text:p>
          </table:table-cell>
          <table:table-cell table:formula="of:=IF([.L185] &lt; [.H185];&quot;BETTER&quot;;IF([.L185]-2 &gt; [.H185]; &quot;WORSE&quot;;&quot;&quot;))">
            <text:p/>
          </table:table-cell>
          <table:table-cell table:formula="of:=IF([.N185] &lt; [.J185];&quot;BETTER&quot;;IF([.N185] &gt;[.J18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11071">
            <text:p>1.11E-010</text:p>
          </table:table-cell>
          <table:table-cell table:formula="of:=IF([.Q185] &lt; [.L185];&quot;BETTER&quot;;IF([.Q185]-2 &gt; [.L185]; &quot;WORSE&quot;;&quot;&quot;))">
            <text:p/>
          </table:table-cell>
          <table:table-cell table:formula="of:=IF([.S185] &lt; [.N185];&quot;BETTER&quot;;IF([.S185] &gt;[.N185]*1.1;&quot;WORSE&quot;;&quot;&quot;))">
            <text:p/>
          </table:table-cell>
        </table:table-row>
        <table:table-row table:style-name="ro3">
          <table:table-cell/>
          <table:table-cell office:value-type="float" office:value="184">
            <text:p>184</text:p>
          </table:table-cell>
          <table:table-cell office:value-type="string">
            <text:p>7.30181058376559777e-01</text:p>
          </table:table-cell>
          <table:table-cell office:value-type="float" office:value="58">
            <text:p>58</text:p>
          </table:table-cell>
          <table:table-cell office:value-type="float" office:value="0.000000000000060515">
            <text:p>6.05E-014</text:p>
          </table:table-cell>
          <table:table-cell office:value-type="float" office:value="0.000000000032102">
            <text:p>3.2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32102">
            <text:p>3.2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32102">
            <text:p>3.21E-011</text:p>
          </table:table-cell>
          <table:table-cell table:formula="of:=IF([.L186] &lt; [.H186];&quot;BETTER&quot;;IF([.L186]-2 &gt; [.H186]; &quot;WORSE&quot;;&quot;&quot;))">
            <text:p/>
          </table:table-cell>
          <table:table-cell table:formula="of:=IF([.N186] &lt; [.J186];&quot;BETTER&quot;;IF([.N186] &gt;[.J18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32102">
            <text:p>3.21E-011</text:p>
          </table:table-cell>
          <table:table-cell table:formula="of:=IF([.Q186] &lt; [.L186];&quot;BETTER&quot;;IF([.Q186]-2 &gt; [.L186]; &quot;WORSE&quot;;&quot;&quot;))">
            <text:p/>
          </table:table-cell>
          <table:table-cell table:formula="of:=IF([.S186] &lt; [.N186];&quot;BETTER&quot;;IF([.S186] &gt;[.N186]*1.1;&quot;WORSE&quot;;&quot;&quot;))">
            <text:p/>
          </table:table-cell>
        </table:table-row>
        <table:table-row table:style-name="ro3">
          <table:table-cell/>
          <table:table-cell office:value-type="float" office:value="185">
            <text:p>185</text:p>
          </table:table-cell>
          <table:table-cell office:value-type="string">
            <text:p>1.17809724511658520e+00</text:p>
          </table:table-cell>
          <table:table-cell office:value-type="float" office:value="418">
            <text:p>418</text:p>
          </table:table-cell>
          <table:table-cell office:value-type="float" office:value="0.0000000014247">
            <text:p>1.42E-009</text:p>
          </table:table-cell>
          <table:table-cell office:value-type="float" office:value="0.00000000034689">
            <text:p>3.47E-010</text:p>
          </table:table-cell>
          <table:table-cell/>
          <table:table-cell office:value-type="float" office:value="1172">
            <text:p>1172</text:p>
          </table:table-cell>
          <table:table-cell office:value-type="float" office:value="0.000000000003153">
            <text:p>3.15E-012</text:p>
          </table:table-cell>
          <table:table-cell office:value-type="float" office:value="0.000000000014078">
            <text:p>1.41E-011</text:p>
          </table:table-cell>
          <table:table-cell/>
          <table:table-cell office:value-type="float" office:value="1172">
            <text:p>1172</text:p>
          </table:table-cell>
          <table:table-cell office:value-type="float" office:value="0.000000000003153">
            <text:p>3.15E-012</text:p>
          </table:table-cell>
          <table:table-cell office:value-type="float" office:value="0.000000000014078">
            <text:p>1.41E-011</text:p>
          </table:table-cell>
          <table:table-cell table:formula="of:=IF([.L187] &lt; [.H187];&quot;BETTER&quot;;IF([.L187]-2 &gt; [.H187]; &quot;WORSE&quot;;&quot;&quot;))">
            <text:p/>
          </table:table-cell>
          <table:table-cell table:formula="of:=IF([.N187] &lt; [.J187];&quot;BETTER&quot;;IF([.N187] &gt;[.J187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0.0000000000031529">
            <text:p>3.15E-012</text:p>
          </table:table-cell>
          <table:table-cell office:value-type="float" office:value="0.000000000014078">
            <text:p>1.41E-011</text:p>
          </table:table-cell>
          <table:table-cell table:formula="of:=IF([.Q187] &lt; [.L187];&quot;BETTER&quot;;IF([.Q187]-2 &gt; [.L187]; &quot;WORSE&quot;;&quot;&quot;))">
            <text:p/>
          </table:table-cell>
          <table:table-cell table:formula="of:=IF([.S187] &lt; [.N187];&quot;BETTER&quot;;IF([.S187] &gt;[.N187]*1.1;&quot;WORSE&quot;;&quot;&quot;))">
            <text:p/>
          </table:table-cell>
        </table:table-row>
        <table:table-row table:style-name="ro3">
          <table:table-cell/>
          <table:table-cell office:value-type="float" office:value="186">
            <text:p>186</text:p>
          </table:table-cell>
          <table:table-cell office:value-type="string">
            <text:p>1.85784535802663353e-01</text:p>
          </table:table-cell>
          <table:table-cell office:value-type="float" office:value="58">
            <text:p>58</text:p>
          </table:table-cell>
          <table:table-cell office:value-type="float" office:value="0.00000000000074203">
            <text:p>7.42E-013</text:p>
          </table:table-cell>
          <table:table-cell office:value-type="float" office:value="0.000000000014335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5256">
            <text:p>8.53E-012</text:p>
          </table:table-cell>
          <table:table-cell office:value-type="float" office:value="0.000000000014336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5256">
            <text:p>8.53E-012</text:p>
          </table:table-cell>
          <table:table-cell office:value-type="float" office:value="0.000000000014336">
            <text:p>1.43E-011</text:p>
          </table:table-cell>
          <table:table-cell table:formula="of:=IF([.L188] &lt; [.H188];&quot;BETTER&quot;;IF([.L188]-2 &gt; [.H188]; &quot;WORSE&quot;;&quot;&quot;))">
            <text:p/>
          </table:table-cell>
          <table:table-cell table:formula="of:=IF([.N188] &lt; [.J188];&quot;BETTER&quot;;IF([.N188] &gt;[.J18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5256">
            <text:p>8.53E-012</text:p>
          </table:table-cell>
          <table:table-cell office:value-type="float" office:value="0.000000000014336">
            <text:p>1.43E-011</text:p>
          </table:table-cell>
          <table:table-cell table:formula="of:=IF([.Q188] &lt; [.L188];&quot;BETTER&quot;;IF([.Q188]-2 &gt; [.L188]; &quot;WORSE&quot;;&quot;&quot;))">
            <text:p/>
          </table:table-cell>
          <table:table-cell table:formula="of:=IF([.S188] &lt; [.N188];&quot;BETTER&quot;;IF([.S188] &gt;[.N188]*1.1;&quot;WORSE&quot;;&quot;&quot;))">
            <text:p/>
          </table:table-cell>
        </table:table-row>
        <table:table-row table:style-name="ro3">
          <table:table-cell/>
          <table:table-cell office:value-type="float" office:value="187">
            <text:p>187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0089153">
            <text:p>8.92E-011</text:p>
          </table:table-cell>
          <table:table-cell office:value-type="float" office:value="0.00000000024327">
            <text:p>2.43E-01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189] &lt; [.H189];&quot;BETTER&quot;;IF([.L189]-2 &gt; [.H189]; &quot;WORSE&quot;;&quot;&quot;))">
            <text:p/>
          </table:table-cell>
          <table:table-cell table:formula="of:=IF([.N189] &lt; [.J189];&quot;BETTER&quot;;IF([.N189] &gt;[.J189]*1.1;&quot;WORSE&quot;;&quot;&quot;))">
            <text:p/>
          </table:table-cell>
          <table:table-cell office:value-type="float" office:value="84451">
            <text:p>84451</text:p>
          </table:table-cell>
          <table:table-cell office:value-type="float" office:value="0.000000012757">
            <text:p>1.28E-008</text:p>
          </table:table-cell>
          <table:table-cell office:value-type="float" office:value="0.000010482">
            <text:p>1.05E-005</text:p>
          </table:table-cell>
          <table:table-cell table:formula="of:=IF([.Q189] &lt; [.L189];&quot;BETTER&quot;;IF([.Q189]-2 &gt; [.L189]; &quot;WORSE&quot;;&quot;&quot;))" office:value-type="string" office:string-value="BETTER">
            <text:p>BETTER</text:p>
          </table:table-cell>
          <table:table-cell table:formula="of:=IF([.S189] &lt; [.N189];&quot;BETTER&quot;;IF([.S189] &gt;[.N189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188">
            <text:p>188</text:p>
          </table:table-cell>
          <table:table-cell office:value-type="string">
            <text:p>1.26448926734961829e-03</text:p>
          </table:table-cell>
          <table:table-cell office:value-type="float" office:value="37">
            <text:p>37</text:p>
          </table:table-cell>
          <table:table-cell office:value-type="float" office:value="0.00000000034362">
            <text:p>3.44E-010</text:p>
          </table:table-cell>
          <table:table-cell office:value-type="float" office:value="0.000000025821">
            <text:p>2.58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5.8547E-018">
            <text:p>5.85E-018</text:p>
          </table:table-cell>
          <table:table-cell office:value-type="float" office:value="0.000000025821">
            <text:p>2.58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5.8547E-018">
            <text:p>5.85E-018</text:p>
          </table:table-cell>
          <table:table-cell office:value-type="float" office:value="0.000000025821">
            <text:p>2.58E-008</text:p>
          </table:table-cell>
          <table:table-cell table:formula="of:=IF([.L190] &lt; [.H190];&quot;BETTER&quot;;IF([.L190]-2 &gt; [.H190]; &quot;WORSE&quot;;&quot;&quot;))">
            <text:p/>
          </table:table-cell>
          <table:table-cell table:formula="of:=IF([.N190] &lt; [.J190];&quot;BETTER&quot;;IF([.N190] &gt;[.J19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8547E-018">
            <text:p>5.85E-018</text:p>
          </table:table-cell>
          <table:table-cell office:value-type="float" office:value="0.000000025821">
            <text:p>2.58E-008</text:p>
          </table:table-cell>
          <table:table-cell table:formula="of:=IF([.Q190] &lt; [.L190];&quot;BETTER&quot;;IF([.Q190]-2 &gt; [.L190]; &quot;WORSE&quot;;&quot;&quot;))">
            <text:p/>
          </table:table-cell>
          <table:table-cell table:formula="of:=IF([.S190] &lt; [.N190];&quot;BETTER&quot;;IF([.S190] &gt;[.N190]*1.1;&quot;WORSE&quot;;&quot;&quot;))">
            <text:p/>
          </table:table-cell>
        </table:table-row>
        <table:table-row table:style-name="ro3">
          <table:table-cell/>
          <table:table-cell office:value-type="float" office:value="189">
            <text:p>189</text:p>
          </table:table-cell>
          <table:table-cell office:value-type="string">
            <text:p>1.02670322596977184e-01</text:p>
          </table:table-cell>
          <table:table-cell office:value-type="float" office:value="111">
            <text:p>111</text:p>
          </table:table-cell>
          <table:table-cell office:value-type="float" office:value="0.00000000000071736">
            <text:p>7.17E-013</text:p>
          </table:table-cell>
          <table:table-cell office:value-type="float" office:value="0.0072633">
            <text:p>7.26E-003</text:p>
          </table:table-cell>
          <table:table-cell/>
          <table:table-cell office:value-type="float" office:value="102">
            <text:p>102</text:p>
          </table:table-cell>
          <table:table-cell office:value-type="float" office:value="3.708E-016">
            <text:p>3.71E-016</text:p>
          </table:table-cell>
          <table:table-cell office:value-type="float" office:value="0.0072633">
            <text:p>7.26E-003</text:p>
          </table:table-cell>
          <table:table-cell/>
          <table:table-cell office:value-type="float" office:value="102">
            <text:p>102</text:p>
          </table:table-cell>
          <table:table-cell office:value-type="float" office:value="3.708E-016">
            <text:p>3.71E-016</text:p>
          </table:table-cell>
          <table:table-cell office:value-type="float" office:value="0.0072633">
            <text:p>7.26E-003</text:p>
          </table:table-cell>
          <table:table-cell table:formula="of:=IF([.L191] &lt; [.H191];&quot;BETTER&quot;;IF([.L191]-2 &gt; [.H191]; &quot;WORSE&quot;;&quot;&quot;))">
            <text:p/>
          </table:table-cell>
          <table:table-cell table:formula="of:=IF([.N191] &lt; [.J191];&quot;BETTER&quot;;IF([.N191] &gt;[.J191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3.708E-016">
            <text:p>3.71E-016</text:p>
          </table:table-cell>
          <table:table-cell office:value-type="float" office:value="0.0072633">
            <text:p>7.26E-003</text:p>
          </table:table-cell>
          <table:table-cell table:formula="of:=IF([.Q191] &lt; [.L191];&quot;BETTER&quot;;IF([.Q191]-2 &gt; [.L191]; &quot;WORSE&quot;;&quot;&quot;))">
            <text:p/>
          </table:table-cell>
          <table:table-cell table:formula="of:=IF([.S191] &lt; [.N191];&quot;BETTER&quot;;IF([.S191] &gt;[.N191]*1.1;&quot;WORSE&quot;;&quot;&quot;))">
            <text:p/>
          </table:table-cell>
        </table:table-row>
        <table:table-row table:style-name="ro3">
          <table:table-cell/>
          <table:table-cell office:value-type="float" office:value="190">
            <text:p>190</text:p>
          </table:table-cell>
          <table:table-cell office:value-type="string">
            <text:p>1.38245968737396185e+00</text:p>
          </table:table-cell>
          <table:table-cell office:value-type="float" office:value="43">
            <text:p>43</text:p>
          </table:table-cell>
          <table:table-cell office:value-type="float" office:value="0.00000000017599">
            <text:p>1.76E-010</text:p>
          </table:table-cell>
          <table:table-cell office:value-type="float" office:value="0.000000000018835">
            <text:p>1.8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39239">
            <text:p>3.92E-014</text:p>
          </table:table-cell>
          <table:table-cell office:value-type="float" office:value="0.000000000018835">
            <text:p>1.8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39239">
            <text:p>3.92E-014</text:p>
          </table:table-cell>
          <table:table-cell office:value-type="float" office:value="0.000000000018835">
            <text:p>1.88E-011</text:p>
          </table:table-cell>
          <table:table-cell table:formula="of:=IF([.L192] &lt; [.H192];&quot;BETTER&quot;;IF([.L192]-2 &gt; [.H192]; &quot;WORSE&quot;;&quot;&quot;))">
            <text:p/>
          </table:table-cell>
          <table:table-cell table:formula="of:=IF([.N192] &lt; [.J192];&quot;BETTER&quot;;IF([.N192] &gt;[.J19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39064">
            <text:p>3.91E-014</text:p>
          </table:table-cell>
          <table:table-cell office:value-type="float" office:value="0.000000000018834">
            <text:p>1.88E-011</text:p>
          </table:table-cell>
          <table:table-cell table:formula="of:=IF([.Q192] &lt; [.L192];&quot;BETTER&quot;;IF([.Q192]-2 &gt; [.L192]; &quot;WORSE&quot;;&quot;&quot;))">
            <text:p/>
          </table:table-cell>
          <table:table-cell table:formula="of:=IF([.S192] &lt; [.N192];&quot;BETTER&quot;;IF([.S192] &gt;[.N192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191">
            <text:p>191</text:p>
          </table:table-cell>
          <table:table-cell office:value-type="string">
            <text:p>9.99999991487674045e-01</text:p>
          </table:table-cell>
          <table:table-cell office:value-type="float" office:value="59">
            <text:p>59</text:p>
          </table:table-cell>
          <table:table-cell office:value-type="float" office:value="0.0000000010864">
            <text:p>1.09E-009</text:p>
          </table:table-cell>
          <table:table-cell office:value-type="float" office:value="0.000000002768">
            <text:p>2.77E-009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14649">
            <text:p>1.46E-010</text:p>
          </table:table-cell>
          <table:table-cell office:value-type="float" office:value="0.0000000085123">
            <text:p>8.51E-009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39378">
            <text:p>3.94E-009</text:p>
          </table:table-cell>
          <table:table-cell office:value-type="float" office:value="0.0000000069286">
            <text:p>6.93E-009</text:p>
          </table:table-cell>
          <table:table-cell table:formula="of:=IF([.L193] &lt; [.H193];&quot;BETTER&quot;;IF([.L193]-2 &gt; [.H193]; &quot;WORSE&quot;;&quot;&quot;))" office:value-type="string" office:string-value="BETTER">
            <text:p>BETTER</text:p>
          </table:table-cell>
          <table:table-cell table:formula="of:=IF([.N193] &lt; [.J193];&quot;BETTER&quot;;IF([.N193] &gt;[.J193]*1.1;&quot;WORSE&quot;;&quot;&quot;))" office:value-type="string" office:string-value="BETTER">
            <text:p>BETTER</text:p>
          </table:table-cell>
          <table:table-cell office:value-type="float" office:value="101">
            <text:p>101</text:p>
          </table:table-cell>
          <table:table-cell office:value-type="float" office:value="0.0000000039378">
            <text:p>3.94E-009</text:p>
          </table:table-cell>
          <table:table-cell office:value-type="float" office:value="0.0000000069286">
            <text:p>6.93E-009</text:p>
          </table:table-cell>
          <table:table-cell table:formula="of:=IF([.Q193] &lt; [.L193];&quot;BETTER&quot;;IF([.Q193]-2 &gt; [.L193]; &quot;WORSE&quot;;&quot;&quot;))">
            <text:p/>
          </table:table-cell>
          <table:table-cell table:formula="of:=IF([.S193] &lt; [.N193];&quot;BETTER&quot;;IF([.S193] &gt;[.N193]*1.1;&quot;WORSE&quot;;&quot;&quot;))">
            <text:p/>
          </table:table-cell>
        </table:table-row>
        <table:table-row table:style-name="ro3">
          <table:table-cell/>
          <table:table-cell office:value-type="float" office:value="192">
            <text:p>192</text:p>
          </table:table-cell>
          <table:table-cell office:value-type="string">
            <text:p>0.00000000000000000e+00</text:p>
          </table:table-cell>
          <table:table-cell office:value-type="float" office:value="3">
            <text:p>3</text:p>
          </table:table-cell>
          <table:table-cell office:value-type="float" office:value="0">
            <text:p>0.00E+000</text:p>
          </table:table-cell>
          <table:table-cell office:value-type="float" office:value="1.823E+307">
            <text:p>1.82E+307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.00E+000</text:p>
          </table:table-cell>
          <table:table-cell office:value-type="float" office:value="1.823E+307">
            <text:p>1.82E+307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.00E+000</text:p>
          </table:table-cell>
          <table:table-cell office:value-type="float" office:value="1.823E+307">
            <text:p>1.82E+307</text:p>
          </table:table-cell>
          <table:table-cell table:formula="of:=IF([.L194] &lt; [.H194];&quot;BETTER&quot;;IF([.L194]-2 &gt; [.H194]; &quot;WORSE&quot;;&quot;&quot;))">
            <text:p/>
          </table:table-cell>
          <table:table-cell table:formula="of:=IF([.N194] &lt; [.J194];&quot;BETTER&quot;;IF([.N194] &gt;[.J194]*1.1;&quot;WORSE&quot;;&quot;&quot;))">
            <text:p/>
          </table:table-cell>
          <table:table-cell office:value-type="float" office:value="13">
            <text:p>13</text:p>
          </table:table-cell>
          <table:table-cell office:value-type="float" office:value="0">
            <text:p>0.00E+000</text:p>
          </table:table-cell>
          <table:table-cell office:value-type="float" office:value="1.823E+307">
            <text:p>1.82E+307</text:p>
          </table:table-cell>
          <table:table-cell table:formula="of:=IF([.Q194] &lt; [.L194];&quot;BETTER&quot;;IF([.Q194]-2 &gt; [.L194]; &quot;WORSE&quot;;&quot;&quot;))">
            <text:p/>
          </table:table-cell>
          <table:table-cell table:formula="of:=IF([.S194] &lt; [.N194];&quot;BETTER&quot;;IF([.S194] &gt;[.N194]*1.1;&quot;WORSE&quot;;&quot;&quot;))">
            <text:p/>
          </table:table-cell>
        </table:table-row>
        <table:table-row table:style-name="ro3">
          <table:table-cell/>
          <table:table-cell office:value-type="float" office:value="193">
            <text:p>193</text:p>
          </table:table-cell>
          <table:table-cell office:value-type="string">
            <text:p>8.16060279414278833e-01</text:p>
          </table:table-cell>
          <table:table-cell office:value-type="float" office:value="58">
            <text:p>58</text:p>
          </table:table-cell>
          <table:table-cell office:value-type="float" office:value="0.0000000000003491">
            <text:p>3.49E-013</text:p>
          </table:table-cell>
          <table:table-cell office:value-type="float" office:value="0.000000000017497">
            <text:p>1.7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7497">
            <text:p>1.7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7497">
            <text:p>1.75E-011</text:p>
          </table:table-cell>
          <table:table-cell table:formula="of:=IF([.L195] &lt; [.H195];&quot;BETTER&quot;;IF([.L195]-2 &gt; [.H195]; &quot;WORSE&quot;;&quot;&quot;))">
            <text:p/>
          </table:table-cell>
          <table:table-cell table:formula="of:=IF([.N195] &lt; [.J195];&quot;BETTER&quot;;IF([.N195] &gt;[.J19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7497">
            <text:p>1.75E-011</text:p>
          </table:table-cell>
          <table:table-cell table:formula="of:=IF([.Q195] &lt; [.L195];&quot;BETTER&quot;;IF([.Q195]-2 &gt; [.L195]; &quot;WORSE&quot;;&quot;&quot;))">
            <text:p/>
          </table:table-cell>
          <table:table-cell table:formula="of:=IF([.S195] &lt; [.N195];&quot;BETTER&quot;;IF([.S195] &gt;[.N195]*1.1;&quot;WORSE&quot;;&quot;&quot;))">
            <text:p/>
          </table:table-cell>
        </table:table-row>
        <table:table-row table:style-name="ro3">
          <table:table-cell/>
          <table:table-cell office:value-type="float" office:value="194">
            <text:p>194</text:p>
          </table:table-cell>
          <table:table-cell office:value-type="string">
            <text:p>-1.64493406684822574e+00</text:p>
          </table:table-cell>
          <table:table-cell office:value-type="float" office:value="59">
            <text:p>59</text:p>
          </table:table-cell>
          <table:table-cell office:value-type="float" office:value="6.7493E-015">
            <text:p>6.75E-015</text:p>
          </table:table-cell>
          <table:table-cell office:value-type="float" office:value="0.000000000029313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2.8866E-015">
            <text:p>2.89E-015</text:p>
          </table:table-cell>
          <table:table-cell office:value-type="float" office:value="0.000000000029318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2.8866E-015">
            <text:p>2.89E-015</text:p>
          </table:table-cell>
          <table:table-cell office:value-type="float" office:value="0.000000000029318">
            <text:p>2.93E-011</text:p>
          </table:table-cell>
          <table:table-cell table:formula="of:=IF([.L196] &lt; [.H196];&quot;BETTER&quot;;IF([.L196]-2 &gt; [.H196]; &quot;WORSE&quot;;&quot;&quot;))">
            <text:p/>
          </table:table-cell>
          <table:table-cell table:formula="of:=IF([.N196] &lt; [.J196];&quot;BETTER&quot;;IF([.N196] &gt;[.J19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2.8866E-015">
            <text:p>2.89E-015</text:p>
          </table:table-cell>
          <table:table-cell office:value-type="float" office:value="0.000000000029318">
            <text:p>2.93E-011</text:p>
          </table:table-cell>
          <table:table-cell table:formula="of:=IF([.Q196] &lt; [.L196];&quot;BETTER&quot;;IF([.Q196]-2 &gt; [.L196]; &quot;WORSE&quot;;&quot;&quot;))">
            <text:p/>
          </table:table-cell>
          <table:table-cell table:formula="of:=IF([.S196] &lt; [.N196];&quot;BETTER&quot;;IF([.S196] &gt;[.N196]*1.1;&quot;WORSE&quot;;&quot;&quot;))">
            <text:p/>
          </table:table-cell>
        </table:table-row>
        <table:table-row table:style-name="ro3">
          <table:table-cell/>
          <table:table-cell office:value-type="float" office:value="195">
            <text:p>195</text:p>
          </table:table-cell>
          <table:table-cell office:value-type="string">
            <text:p>1.93147180559945286e-01</text:p>
          </table:table-cell>
          <table:table-cell office:value-type="float" office:value="58">
            <text:p>58</text:p>
          </table:table-cell>
          <table:table-cell office:value-type="float" office:value="0.00000000000042435">
            <text:p>4.24E-013</text:p>
          </table:table-cell>
          <table:table-cell office:value-type="float" office:value="0.00000000020738">
            <text:p>2.0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0805">
            <text:p>5.08E-012</text:p>
          </table:table-cell>
          <table:table-cell office:value-type="float" office:value="0.00000000020738">
            <text:p>2.0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0805">
            <text:p>5.08E-012</text:p>
          </table:table-cell>
          <table:table-cell office:value-type="float" office:value="0.00000000020738">
            <text:p>2.07E-010</text:p>
          </table:table-cell>
          <table:table-cell table:formula="of:=IF([.L197] &lt; [.H197];&quot;BETTER&quot;;IF([.L197]-2 &gt; [.H197]; &quot;WORSE&quot;;&quot;&quot;))">
            <text:p/>
          </table:table-cell>
          <table:table-cell table:formula="of:=IF([.N197] &lt; [.J197];&quot;BETTER&quot;;IF([.N197] &gt;[.J19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0805">
            <text:p>5.08E-012</text:p>
          </table:table-cell>
          <table:table-cell office:value-type="float" office:value="0.00000000020738">
            <text:p>2.07E-010</text:p>
          </table:table-cell>
          <table:table-cell table:formula="of:=IF([.Q197] &lt; [.L197];&quot;BETTER&quot;;IF([.Q197]-2 &gt; [.L197]; &quot;WORSE&quot;;&quot;&quot;))">
            <text:p/>
          </table:table-cell>
          <table:table-cell table:formula="of:=IF([.S197] &lt; [.N197];&quot;BETTER&quot;;IF([.S197] &gt;[.N197]*1.1;&quot;WORSE&quot;;&quot;&quot;))">
            <text:p/>
          </table:table-cell>
        </table:table-row>
        <table:table-row table:style-name="ro3">
          <table:table-cell/>
          <table:table-cell office:value-type="float" office:value="196">
            <text:p>196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1.5543E-015">
            <text:p>1.55E-015</text:p>
          </table:table-cell>
          <table:table-cell office:value-type="float" office:value="0.0000000000032491">
            <text:p>3.25E-012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198] &lt; [.H198];&quot;BETTER&quot;;IF([.L198]-2 &gt; [.H198]; &quot;WORSE&quot;;&quot;&quot;))">
            <text:p/>
          </table:table-cell>
          <table:table-cell table:formula="of:=IF([.N198] &lt; [.J198];&quot;BETTER&quot;;IF([.N198] &gt;[.J198]*1.1;&quot;WORSE&quot;;&quot;&quot;))">
            <text:p/>
          </table:table-cell>
          <table:table-cell office:value-type="float" office:value="75">
            <text:p>75</text:p>
          </table:table-cell>
          <table:table-cell office:value-type="float" office:value="0.000000000000028688">
            <text:p>2.87E-014</text:p>
          </table:table-cell>
          <table:table-cell office:value-type="float" office:value="0.000000000003249">
            <text:p>3.25E-012</text:p>
          </table:table-cell>
          <table:table-cell table:formula="of:=IF([.Q198] &lt; [.L198];&quot;BETTER&quot;;IF([.Q198]-2 &gt; [.L198]; &quot;WORSE&quot;;&quot;&quot;))" office:value-type="string" office:string-value="BETTER">
            <text:p>BETTER</text:p>
          </table:table-cell>
          <table:table-cell table:formula="of:=IF([.S198] &lt; [.N198];&quot;BETTER&quot;;IF([.S198] &gt;[.N198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197">
            <text:p>197</text:p>
          </table:table-cell>
          <table:table-cell office:value-type="string">
            <text:p>1.74803836952807989e+00</text:p>
          </table:table-cell>
          <table:table-cell office:value-type="float" office:value="53">
            <text:p>53</text:p>
          </table:table-cell>
          <table:table-cell office:value-type="float" office:value="0.0000000000064606">
            <text:p>6.46E-012</text:p>
          </table:table-cell>
          <table:table-cell office:value-type="float" office:value="0.000000000016034">
            <text:p>1.60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38769">
            <text:p>3.88E-013</text:p>
          </table:table-cell>
          <table:table-cell office:value-type="float" office:value="0.000000000016064">
            <text:p>1.61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38769">
            <text:p>3.88E-013</text:p>
          </table:table-cell>
          <table:table-cell office:value-type="float" office:value="0.000000000016064">
            <text:p>1.61E-011</text:p>
          </table:table-cell>
          <table:table-cell table:formula="of:=IF([.L199] &lt; [.H199];&quot;BETTER&quot;;IF([.L199]-2 &gt; [.H199]; &quot;WORSE&quot;;&quot;&quot;))">
            <text:p/>
          </table:table-cell>
          <table:table-cell table:formula="of:=IF([.N199] &lt; [.J199];&quot;BETTER&quot;;IF([.N199] &gt;[.J19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38769">
            <text:p>3.88E-013</text:p>
          </table:table-cell>
          <table:table-cell office:value-type="float" office:value="0.000000000016064">
            <text:p>1.61E-011</text:p>
          </table:table-cell>
          <table:table-cell table:formula="of:=IF([.Q199] &lt; [.L199];&quot;BETTER&quot;;IF([.Q199]-2 &gt; [.L199]; &quot;WORSE&quot;;&quot;&quot;))">
            <text:p/>
          </table:table-cell>
          <table:table-cell table:formula="of:=IF([.S199] &lt; [.N199];&quot;BETTER&quot;;IF([.S199] &gt;[.N199]*1.1;&quot;WORSE&quot;;&quot;&quot;))">
            <text:p/>
          </table:table-cell>
        </table:table-row>
        <table:table-row table:style-name="ro3">
          <table:table-cell/>
          <table:table-cell office:value-type="float" office:value="198">
            <text:p>198</text:p>
          </table:table-cell>
          <table:table-cell office:value-type="string">
            <text:p>2.98583253954986745e+01</text:p>
          </table:table-cell>
          <table:table-cell office:value-type="float" office:value="206">
            <text:p>206</text:p>
          </table:table-cell>
          <table:table-cell office:value-type="float" office:value="0.00000000049802">
            <text:p>4.98E-010</text:p>
          </table:table-cell>
          <table:table-cell office:value-type="float" office:value="0.00000000018029">
            <text:p>1.80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067786">
            <text:p>6.78E-012</text:p>
          </table:table-cell>
          <table:table-cell office:value-type="float" office:value="0.000000000000044382">
            <text:p>4.44E-014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067786">
            <text:p>6.78E-012</text:p>
          </table:table-cell>
          <table:table-cell office:value-type="float" office:value="0.000000000000044382">
            <text:p>4.44E-014</text:p>
          </table:table-cell>
          <table:table-cell table:formula="of:=IF([.L200] &lt; [.H200];&quot;BETTER&quot;;IF([.L200]-2 &gt; [.H200]; &quot;WORSE&quot;;&quot;&quot;))">
            <text:p/>
          </table:table-cell>
          <table:table-cell table:formula="of:=IF([.N200] &lt; [.J200];&quot;BETTER&quot;;IF([.N200] &gt;[.J200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067821">
            <text:p>6.78E-012</text:p>
          </table:table-cell>
          <table:table-cell office:value-type="float" office:value="0.000000000000044382">
            <text:p>4.44E-014</text:p>
          </table:table-cell>
          <table:table-cell table:formula="of:=IF([.Q200] &lt; [.L200];&quot;BETTER&quot;;IF([.Q200]-2 &gt; [.L200]; &quot;WORSE&quot;;&quot;&quot;))">
            <text:p/>
          </table:table-cell>
          <table:table-cell table:formula="of:=IF([.S200] &lt; [.N200];&quot;BETTER&quot;;IF([.S200] &gt;[.N200]*1.1;&quot;WORSE&quot;;&quot;&quot;))">
            <text:p/>
          </table:table-cell>
        </table:table-row>
        <table:table-row table:style-name="ro3">
          <table:table-cell/>
          <table:table-cell office:value-type="float" office:value="199">
            <text:p>199</text:p>
          </table:table-cell>
          <table:table-cell office:value-type="string">
            <text:p>2.58736774710287687e+00</text:p>
          </table:table-cell>
          <table:table-cell office:value-type="float" office:value="59">
            <text:p>59</text:p>
          </table:table-cell>
          <table:table-cell office:value-type="float" office:value="0.00000000071043">
            <text:p>7.10E-010</text:p>
          </table:table-cell>
          <table:table-cell office:value-type="float" office:value="0.0000000018345">
            <text:p>1.83E-009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24865">
            <text:p>2.49E-010</text:p>
          </table:table-cell>
          <table:table-cell office:value-type="float" office:value="0.000000005603">
            <text:p>5.60E-009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24865">
            <text:p>2.49E-010</text:p>
          </table:table-cell>
          <table:table-cell office:value-type="float" office:value="0.000000005603">
            <text:p>5.60E-009</text:p>
          </table:table-cell>
          <table:table-cell table:formula="of:=IF([.L201] &lt; [.H201];&quot;BETTER&quot;;IF([.L201]-2 &gt; [.H201]; &quot;WORSE&quot;;&quot;&quot;))">
            <text:p/>
          </table:table-cell>
          <table:table-cell table:formula="of:=IF([.N201] &lt; [.J201];&quot;BETTER&quot;;IF([.N201] &gt;[.J201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00024865">
            <text:p>2.49E-010</text:p>
          </table:table-cell>
          <table:table-cell office:value-type="float" office:value="0.000000005603">
            <text:p>5.60E-009</text:p>
          </table:table-cell>
          <table:table-cell table:formula="of:=IF([.Q201] &lt; [.L201];&quot;BETTER&quot;;IF([.Q201]-2 &gt; [.L201]; &quot;WORSE&quot;;&quot;&quot;))">
            <text:p/>
          </table:table-cell>
          <table:table-cell table:formula="of:=IF([.S201] &lt; [.N201];&quot;BETTER&quot;;IF([.S201] &gt;[.N201]*1.1;&quot;WORSE&quot;;&quot;&quot;))">
            <text:p/>
          </table:table-cell>
        </table:table-row>
        <table:table-row table:style-name="ro3">
          <table:table-cell/>
          <table:table-cell office:value-type="float" office:value="200">
            <text:p>200</text:p>
          </table:table-cell>
          <table:table-cell office:value-type="string">
            <text:p>8.59140914229522545e-01</text:p>
          </table:table-cell>
          <table:table-cell office:value-type="float" office:value="58">
            <text:p>58</text:p>
          </table:table-cell>
          <table:table-cell office:value-type="float" office:value="0.000000000000019901">
            <text:p>1.99E-014</text:p>
          </table:table-cell>
          <table:table-cell office:value-type="float" office:value="0.000000000034363">
            <text:p>3.4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7085">
            <text:p>7.71E-012</text:p>
          </table:table-cell>
          <table:table-cell office:value-type="float" office:value="0.000000000034363">
            <text:p>3.4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7085">
            <text:p>7.71E-012</text:p>
          </table:table-cell>
          <table:table-cell office:value-type="float" office:value="0.000000000034363">
            <text:p>3.44E-011</text:p>
          </table:table-cell>
          <table:table-cell table:formula="of:=IF([.L202] &lt; [.H202];&quot;BETTER&quot;;IF([.L202]-2 &gt; [.H202]; &quot;WORSE&quot;;&quot;&quot;))">
            <text:p/>
          </table:table-cell>
          <table:table-cell table:formula="of:=IF([.N202] &lt; [.J202];&quot;BETTER&quot;;IF([.N202] &gt;[.J20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77084">
            <text:p>7.71E-012</text:p>
          </table:table-cell>
          <table:table-cell office:value-type="float" office:value="0.000000000034363">
            <text:p>3.44E-011</text:p>
          </table:table-cell>
          <table:table-cell table:formula="of:=IF([.Q202] &lt; [.L202];&quot;BETTER&quot;;IF([.Q202]-2 &gt; [.L202]; &quot;WORSE&quot;;&quot;&quot;))">
            <text:p/>
          </table:table-cell>
          <table:table-cell table:formula="of:=IF([.S202] &lt; [.N202];&quot;BETTER&quot;;IF([.S202] &gt;[.N202]*1.1;&quot;WORSE&quot;;&quot;&quot;))">
            <text:p/>
          </table:table-cell>
        </table:table-row>
        <table:table-row table:style-name="ro3">
          <table:table-cell/>
          <table:table-cell office:value-type="float" office:value="201">
            <text:p>201</text:p>
          </table:table-cell>
          <table:table-cell office:value-type="string">
            <text:p>9.09090909090909061e-01</text:p>
          </table:table-cell>
          <table:table-cell office:value-type="float" office:value="56">
            <text:p>56</text:p>
          </table:table-cell>
          <table:table-cell office:value-type="float" office:value="0.00000000000089261">
            <text:p>8.93E-013</text:p>
          </table:table-cell>
          <table:table-cell office:value-type="float" office:value="0.000000000010892">
            <text:p>1.0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3846">
            <text:p>5.38E-014</text:p>
          </table:table-cell>
          <table:table-cell office:value-type="float" office:value="0.00000000001">
            <text:p>1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3846">
            <text:p>5.38E-014</text:p>
          </table:table-cell>
          <table:table-cell office:value-type="float" office:value="0.00000000001">
            <text:p>1.00E-011</text:p>
          </table:table-cell>
          <table:table-cell table:formula="of:=IF([.L203] &lt; [.H203];&quot;BETTER&quot;;IF([.L203]-2 &gt; [.H203]; &quot;WORSE&quot;;&quot;&quot;))">
            <text:p/>
          </table:table-cell>
          <table:table-cell table:formula="of:=IF([.N203] &lt; [.J203];&quot;BETTER&quot;;IF([.N203] &gt;[.J20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53735">
            <text:p>5.37E-014</text:p>
          </table:table-cell>
          <table:table-cell office:value-type="float" office:value="0.0000000000099999">
            <text:p>1.00E-011</text:p>
          </table:table-cell>
          <table:table-cell table:formula="of:=IF([.Q203] &lt; [.L203];&quot;BETTER&quot;;IF([.Q203]-2 &gt; [.L203]; &quot;WORSE&quot;;&quot;&quot;))">
            <text:p/>
          </table:table-cell>
          <table:table-cell table:formula="of:=IF([.S203] &lt; [.N203];&quot;BETTER&quot;;IF([.S203] &gt;[.N203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202">
            <text:p>202</text:p>
          </table:table-cell>
          <table:table-cell office:value-type="string">
            <text:p>8.15336411981116171e+00</text:p>
          </table:table-cell>
          <table:table-cell office:value-type="float" office:value="58">
            <text:p>58</text:p>
          </table:table-cell>
          <table:table-cell office:value-type="float" office:value="0.0000000000012042">
            <text:p>1.20E-012</text:p>
          </table:table-cell>
          <table:table-cell office:value-type="float" office:value="0.000000000001368">
            <text:p>1.3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3.5527E-015">
            <text:p>3.55E-015</text:p>
          </table:table-cell>
          <table:table-cell office:value-type="float" office:value="0.0000000000013689">
            <text:p>1.3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3.5527E-015">
            <text:p>3.55E-015</text:p>
          </table:table-cell>
          <table:table-cell office:value-type="float" office:value="0.0000000000013689">
            <text:p>1.37E-012</text:p>
          </table:table-cell>
          <table:table-cell table:formula="of:=IF([.L204] &lt; [.H204];&quot;BETTER&quot;;IF([.L204]-2 &gt; [.H204]; &quot;WORSE&quot;;&quot;&quot;))">
            <text:p/>
          </table:table-cell>
          <table:table-cell table:formula="of:=IF([.N204] &lt; [.J204];&quot;BETTER&quot;;IF([.N204] &gt;[.J20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5527E-015">
            <text:p>3.55E-015</text:p>
          </table:table-cell>
          <table:table-cell office:value-type="float" office:value="0.0000000000013689">
            <text:p>1.37E-012</text:p>
          </table:table-cell>
          <table:table-cell table:formula="of:=IF([.Q204] &lt; [.L204];&quot;BETTER&quot;;IF([.Q204]-2 &gt; [.L204]; &quot;WORSE&quot;;&quot;&quot;))">
            <text:p/>
          </table:table-cell>
          <table:table-cell table:formula="of:=IF([.S204] &lt; [.N204];&quot;BETTER&quot;;IF([.S204] &gt;[.N204]*1.1;&quot;WORSE&quot;;&quot;&quot;))">
            <text:p/>
          </table:table-cell>
        </table:table-row>
        <table:table-row table:style-name="ro3">
          <table:table-cell/>
          <table:table-cell office:value-type="float" office:value="203">
            <text:p>203</text:p>
          </table:table-cell>
          <table:table-cell office:value-type="string">
            <text:p>1.99208529608525673e+01</text:p>
          </table:table-cell>
          <table:table-cell office:value-type="float" office:value="57">
            <text:p>57</text:p>
          </table:table-cell>
          <table:table-cell office:value-type="float" office:value="0.00000000018597">
            <text:p>1.86E-010</text:p>
          </table:table-cell>
          <table:table-cell office:value-type="float" office:value="0.000000000002383">
            <text:p>2.38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14211">
            <text:p>1.42E-014</text:p>
          </table:table-cell>
          <table:table-cell office:value-type="float" office:value="0.000000000002381">
            <text:p>2.38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14211">
            <text:p>1.42E-014</text:p>
          </table:table-cell>
          <table:table-cell office:value-type="float" office:value="0.000000000002381">
            <text:p>2.38E-012</text:p>
          </table:table-cell>
          <table:table-cell table:formula="of:=IF([.L205] &lt; [.H205];&quot;BETTER&quot;;IF([.L205]-2 &gt; [.H205]; &quot;WORSE&quot;;&quot;&quot;))">
            <text:p/>
          </table:table-cell>
          <table:table-cell table:formula="of:=IF([.N205] &lt; [.J205];&quot;BETTER&quot;;IF([.N205] &gt;[.J20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014211">
            <text:p>1.42E-014</text:p>
          </table:table-cell>
          <table:table-cell office:value-type="float" office:value="0.0000000000023812">
            <text:p>2.38E-012</text:p>
          </table:table-cell>
          <table:table-cell table:formula="of:=IF([.Q205] &lt; [.L205];&quot;BETTER&quot;;IF([.Q205]-2 &gt; [.L205]; &quot;WORSE&quot;;&quot;&quot;))">
            <text:p/>
          </table:table-cell>
          <table:table-cell table:formula="of:=IF([.S205] &lt; [.N205];&quot;BETTER&quot;;IF([.S205] &gt;[.N205]*1.1;&quot;WORSE&quot;;&quot;&quot;))">
            <text:p/>
          </table:table-cell>
        </table:table-row>
        <table:table-row table:style-name="ro3">
          <table:table-cell/>
          <table:table-cell office:value-type="float" office:value="204">
            <text:p>204</text:p>
          </table:table-cell>
          <table:table-cell office:value-type="string">
            <text:p>-1.42602475634625270e+00</text:p>
          </table:table-cell>
          <table:table-cell office:value-type="float" office:value="111">
            <text:p>111</text:p>
          </table:table-cell>
          <table:table-cell office:value-type="float" office:value="0.0000000000049895">
            <text:p>4.99E-012</text:p>
          </table:table-cell>
          <table:table-cell office:value-type="float" office:value="0.000000000027426">
            <text:p>2.7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1883">
            <text:p>1.19E-011</text:p>
          </table:table-cell>
          <table:table-cell office:value-type="float" office:value="0.000000000032435">
            <text:p>3.2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1883">
            <text:p>1.19E-011</text:p>
          </table:table-cell>
          <table:table-cell office:value-type="float" office:value="0.000000000032435">
            <text:p>3.24E-011</text:p>
          </table:table-cell>
          <table:table-cell table:formula="of:=IF([.L206] &lt; [.H206];&quot;BETTER&quot;;IF([.L206]-2 &gt; [.H206]; &quot;WORSE&quot;;&quot;&quot;))">
            <text:p/>
          </table:table-cell>
          <table:table-cell table:formula="of:=IF([.N206] &lt; [.J206];&quot;BETTER&quot;;IF([.N206] &gt;[.J206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1884">
            <text:p>1.19E-011</text:p>
          </table:table-cell>
          <table:table-cell office:value-type="float" office:value="0.000000000032435">
            <text:p>3.24E-011</text:p>
          </table:table-cell>
          <table:table-cell table:formula="of:=IF([.Q206] &lt; [.L206];&quot;BETTER&quot;;IF([.Q206]-2 &gt; [.L206]; &quot;WORSE&quot;;&quot;&quot;))">
            <text:p/>
          </table:table-cell>
          <table:table-cell table:formula="of:=IF([.S206] &lt; [.N206];&quot;BETTER&quot;;IF([.S206] &gt;[.N206]*1.1;&quot;WORSE&quot;;&quot;&quot;))">
            <text:p/>
          </table:table-cell>
        </table:table-row>
        <table:table-row table:style-name="ro3">
          <table:table-cell/>
          <table:table-cell office:value-type="float" office:value="205">
            <text:p>205</text:p>
          </table:table-cell>
          <table:table-cell office:value-type="string">
            <text:p>5.56151551721407844e-01</text:p>
          </table:table-cell>
          <table:table-cell office:value-type="float" office:value="59">
            <text:p>59</text:p>
          </table:table-cell>
          <table:table-cell office:value-type="float" office:value="0.00000000077045">
            <text:p>7.70E-010</text:p>
          </table:table-cell>
          <table:table-cell office:value-type="float" office:value="0.00000020007">
            <text:p>2.00E-007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064944">
            <text:p>6.49E-011</text:p>
          </table:table-cell>
          <table:table-cell office:value-type="float" office:value="0.00000019549">
            <text:p>1.95E-007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064944">
            <text:p>6.49E-011</text:p>
          </table:table-cell>
          <table:table-cell office:value-type="float" office:value="0.00000019549">
            <text:p>1.95E-007</text:p>
          </table:table-cell>
          <table:table-cell table:formula="of:=IF([.L207] &lt; [.H207];&quot;BETTER&quot;;IF([.L207]-2 &gt; [.H207]; &quot;WORSE&quot;;&quot;&quot;))">
            <text:p/>
          </table:table-cell>
          <table:table-cell table:formula="of:=IF([.N207] &lt; [.J207];&quot;BETTER&quot;;IF([.N207] &gt;[.J207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000064944">
            <text:p>6.49E-011</text:p>
          </table:table-cell>
          <table:table-cell office:value-type="float" office:value="0.00000019549">
            <text:p>1.95E-007</text:p>
          </table:table-cell>
          <table:table-cell table:formula="of:=IF([.Q207] &lt; [.L207];&quot;BETTER&quot;;IF([.Q207]-2 &gt; [.L207]; &quot;WORSE&quot;;&quot;&quot;))">
            <text:p/>
          </table:table-cell>
          <table:table-cell table:formula="of:=IF([.S207] &lt; [.N207];&quot;BETTER&quot;;IF([.S207] &gt;[.N207]*1.1;&quot;WORSE&quot;;&quot;&quot;))">
            <text:p/>
          </table:table-cell>
        </table:table-row>
        <table:table-row table:style-name="ro3">
          <table:table-cell/>
          <table:table-cell office:value-type="float" office:value="206">
            <text:p>206</text:p>
          </table:table-cell>
          <table:table-cell office:value-type="string">
            <text:p>4.01146603636404907e+11</text:p>
          </table:table-cell>
          <table:table-cell office:value-type="float" office:value="113">
            <text:p>113</text:p>
          </table:table-cell>
          <table:table-cell office:value-type="float" office:value="0.0000000000013077">
            <text:p>1.31E-012</text:p>
          </table:table-cell>
          <table:table-cell office:value-type="float" office:value="0.0000000000013143">
            <text:p>1.31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38147">
            <text:p>3.81E-003</text:p>
          </table:table-cell>
          <table:table-cell office:value-type="float" office:value="2.7387E-015">
            <text:p>2.74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0.0038147">
            <text:p>3.81E-003</text:p>
          </table:table-cell>
          <table:table-cell office:value-type="float" office:value="2.7387E-015">
            <text:p>2.74E-015</text:p>
          </table:table-cell>
          <table:table-cell table:formula="of:=IF([.L208] &lt; [.H208];&quot;BETTER&quot;;IF([.L208]-2 &gt; [.H208]; &quot;WORSE&quot;;&quot;&quot;))">
            <text:p/>
          </table:table-cell>
          <table:table-cell table:formula="of:=IF([.N208] &lt; [.J208];&quot;BETTER&quot;;IF([.N208] &gt;[.J20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38147">
            <text:p>3.81E-003</text:p>
          </table:table-cell>
          <table:table-cell office:value-type="float" office:value="2.7387E-015">
            <text:p>2.74E-015</text:p>
          </table:table-cell>
          <table:table-cell table:formula="of:=IF([.Q208] &lt; [.L208];&quot;BETTER&quot;;IF([.Q208]-2 &gt; [.L208]; &quot;WORSE&quot;;&quot;&quot;))">
            <text:p/>
          </table:table-cell>
          <table:table-cell table:formula="of:=IF([.S208] &lt; [.N208];&quot;BETTER&quot;;IF([.S208] &gt;[.N208]*1.1;&quot;WORSE&quot;;&quot;&quot;))">
            <text:p/>
          </table:table-cell>
        </table:table-row>
        <table:table-row table:style-name="ro3">
          <table:table-cell/>
          <table:table-cell office:value-type="float" office:value="207">
            <text:p>207</text:p>
          </table:table-cell>
          <table:table-cell office:value-type="string">
            <text:p>-1.09861228866810956e+00</text:p>
          </table:table-cell>
          <table:table-cell office:value-type="float" office:value="57">
            <text:p>57</text:p>
          </table:table-cell>
          <table:table-cell office:value-type="float" office:value="0.00000000000033046">
            <text:p>3.30E-013</text:p>
          </table:table-cell>
          <table:table-cell office:value-type="float" office:value="0.000000000029028">
            <text:p>2.90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70073">
            <text:p>7.01E-011</text:p>
          </table:table-cell>
          <table:table-cell office:value-type="float" office:value="0.000000000029028">
            <text:p>2.90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70073">
            <text:p>7.01E-011</text:p>
          </table:table-cell>
          <table:table-cell office:value-type="float" office:value="0.000000000029028">
            <text:p>2.90E-011</text:p>
          </table:table-cell>
          <table:table-cell table:formula="of:=IF([.L209] &lt; [.H209];&quot;BETTER&quot;;IF([.L209]-2 &gt; [.H209]; &quot;WORSE&quot;;&quot;&quot;))">
            <text:p/>
          </table:table-cell>
          <table:table-cell table:formula="of:=IF([.N209] &lt; [.J209];&quot;BETTER&quot;;IF([.N209] &gt;[.J20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70073">
            <text:p>7.01E-011</text:p>
          </table:table-cell>
          <table:table-cell office:value-type="float" office:value="0.000000000029028">
            <text:p>2.90E-011</text:p>
          </table:table-cell>
          <table:table-cell table:formula="of:=IF([.Q209] &lt; [.L209];&quot;BETTER&quot;;IF([.Q209]-2 &gt; [.L209]; &quot;WORSE&quot;;&quot;&quot;))">
            <text:p/>
          </table:table-cell>
          <table:table-cell table:formula="of:=IF([.S209] &lt; [.N209];&quot;BETTER&quot;;IF([.S209] &gt;[.N209]*1.1;&quot;WORSE&quot;;&quot;&quot;))">
            <text:p/>
          </table:table-cell>
        </table:table-row>
        <table:table-row table:style-name="ro3">
          <table:table-cell/>
          <table:table-cell office:value-type="float" office:value="208">
            <text:p>208</text:p>
          </table:table-cell>
          <table:table-cell office:value-type="string">
            <text:p>1.77247907969601881e+00</text:p>
          </table:table-cell>
          <table:table-cell office:value-type="float" office:value="63">
            <text:p>63</text:p>
          </table:table-cell>
          <table:table-cell office:value-type="float" office:value="0.00000000000028537">
            <text:p>2.85E-013</text:p>
          </table:table-cell>
          <table:table-cell office:value-type="float" office:value="0.0000000000023822">
            <text:p>2.38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8047">
            <text:p>8.05E-010</text:p>
          </table:table-cell>
          <table:table-cell office:value-type="float" office:value="0.0000000000022462">
            <text:p>2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8047">
            <text:p>8.05E-010</text:p>
          </table:table-cell>
          <table:table-cell office:value-type="float" office:value="0.0000000000022462">
            <text:p>2.25E-012</text:p>
          </table:table-cell>
          <table:table-cell table:formula="of:=IF([.L210] &lt; [.H210];&quot;BETTER&quot;;IF([.L210]-2 &gt; [.H210]; &quot;WORSE&quot;;&quot;&quot;))">
            <text:p/>
          </table:table-cell>
          <table:table-cell table:formula="of:=IF([.N210] &lt; [.J210];&quot;BETTER&quot;;IF([.N210] &gt;[.J21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8047">
            <text:p>8.05E-010</text:p>
          </table:table-cell>
          <table:table-cell office:value-type="float" office:value="0.0000000000022463">
            <text:p>2.25E-012</text:p>
          </table:table-cell>
          <table:table-cell table:formula="of:=IF([.Q210] &lt; [.L210];&quot;BETTER&quot;;IF([.Q210]-2 &gt; [.L210]; &quot;WORSE&quot;;&quot;&quot;))">
            <text:p/>
          </table:table-cell>
          <table:table-cell table:formula="of:=IF([.S210] &lt; [.N210];&quot;BETTER&quot;;IF([.S210] &gt;[.N210]*1.1;&quot;WORSE&quot;;&quot;&quot;))">
            <text:p/>
          </table:table-cell>
        </table:table-row>
        <table:table-row table:style-name="ro3">
          <table:table-cell/>
          <table:table-cell office:value-type="float" office:value="209">
            <text:p>209</text:p>
          </table:table-cell>
          <table:table-cell office:value-type="string">
            <text:p>2.50182287076316756e+00</text:p>
          </table:table-cell>
          <table:table-cell office:value-type="float" office:value="106">
            <text:p>106</text:p>
          </table:table-cell>
          <table:table-cell office:value-type="float" office:value="0.0000000096409">
            <text:p>9.64E-009</text:p>
          </table:table-cell>
          <table:table-cell office:value-type="float" office:value="0.000000000046837">
            <text:p>4.68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10316">
            <text:p>1.03E-010</text:p>
          </table:table-cell>
          <table:table-cell office:value-type="float" office:value="0.000000000014722">
            <text:p>1.47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10316">
            <text:p>1.03E-010</text:p>
          </table:table-cell>
          <table:table-cell office:value-type="float" office:value="0.000000000014722">
            <text:p>1.47E-011</text:p>
          </table:table-cell>
          <table:table-cell table:formula="of:=IF([.L211] &lt; [.H211];&quot;BETTER&quot;;IF([.L211]-2 &gt; [.H211]; &quot;WORSE&quot;;&quot;&quot;))">
            <text:p/>
          </table:table-cell>
          <table:table-cell table:formula="of:=IF([.N211] &lt; [.J211];&quot;BETTER&quot;;IF([.N211] &gt;[.J21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10316">
            <text:p>1.03E-010</text:p>
          </table:table-cell>
          <table:table-cell office:value-type="float" office:value="0.000000000014722">
            <text:p>1.47E-011</text:p>
          </table:table-cell>
          <table:table-cell table:formula="of:=IF([.Q211] &lt; [.L211];&quot;BETTER&quot;;IF([.Q211]-2 &gt; [.L211]; &quot;WORSE&quot;;&quot;&quot;))">
            <text:p/>
          </table:table-cell>
          <table:table-cell table:formula="of:=IF([.S211] &lt; [.N211];&quot;BETTER&quot;;IF([.S211] &gt;[.N211]*1.1;&quot;WORSE&quot;;&quot;&quot;))">
            <text:p/>
          </table:table-cell>
        </table:table-row>
        <table:table-row table:style-name="ro3">
          <table:table-cell/>
          <table:table-cell office:value-type="float" office:value="210">
            <text:p>210</text:p>
          </table:table-cell>
          <table:table-cell office:value-type="string">
            <text:p>8.53348093951837416e-01</text:p>
          </table:table-cell>
          <table:table-cell office:value-type="float" office:value="58">
            <text:p>58</text:p>
          </table:table-cell>
          <table:table-cell office:value-type="float" office:value="0.000000000000053952">
            <text:p>5.40E-014</text:p>
          </table:table-cell>
          <table:table-cell office:value-type="float" office:value="0.000000000060746">
            <text:p>6.0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0271">
            <text:p>1.03E-011</text:p>
          </table:table-cell>
          <table:table-cell office:value-type="float" office:value="0.000000000060746">
            <text:p>6.0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0271">
            <text:p>1.03E-011</text:p>
          </table:table-cell>
          <table:table-cell office:value-type="float" office:value="0.000000000060746">
            <text:p>6.07E-011</text:p>
          </table:table-cell>
          <table:table-cell table:formula="of:=IF([.L212] &lt; [.H212];&quot;BETTER&quot;;IF([.L212]-2 &gt; [.H212]; &quot;WORSE&quot;;&quot;&quot;))">
            <text:p/>
          </table:table-cell>
          <table:table-cell table:formula="of:=IF([.N212] &lt; [.J212];&quot;BETTER&quot;;IF([.N212] &gt;[.J21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0271">
            <text:p>1.03E-011</text:p>
          </table:table-cell>
          <table:table-cell office:value-type="float" office:value="0.000000000060746">
            <text:p>6.07E-011</text:p>
          </table:table-cell>
          <table:table-cell table:formula="of:=IF([.Q212] &lt; [.L212];&quot;BETTER&quot;;IF([.Q212]-2 &gt; [.L212]; &quot;WORSE&quot;;&quot;&quot;))">
            <text:p/>
          </table:table-cell>
          <table:table-cell table:formula="of:=IF([.S212] &lt; [.N212];&quot;BETTER&quot;;IF([.S212] &gt;[.N212]*1.1;&quot;WORSE&quot;;&quot;&quot;))">
            <text:p/>
          </table:table-cell>
        </table:table-row>
        <table:table-row table:style-name="ro3">
          <table:table-cell/>
          <table:table-cell office:value-type="float" office:value="211">
            <text:p>211</text:p>
          </table:table-cell>
          <table:table-cell office:value-type="string">
            <text:p>9.99327552534745323e+00</text:p>
          </table:table-cell>
          <table:table-cell office:value-type="float" office:value="4723">
            <text:p>4723</text:p>
          </table:table-cell>
          <table:table-cell office:value-type="float" office:value="0.000000006479">
            <text:p>6.48E-009</text:p>
          </table:table-cell>
          <table:table-cell office:value-type="float" office:value="0.000023125">
            <text:p>2.31E-005</text:p>
          </table:table-cell>
          <table:table-cell/>
          <table:table-cell office:value-type="float" office:value="586">
            <text:p>586</text:p>
          </table:table-cell>
          <table:table-cell office:value-type="float" office:value="0.0037712">
            <text:p>3.77E-003</text:p>
          </table:table-cell>
          <table:table-cell office:value-type="float" office:value="0.011376">
            <text:p>1.14E-002</text:p>
          </table:table-cell>
          <table:table-cell/>
          <table:table-cell office:value-type="float" office:value="18752">
            <text:p>18752</text:p>
          </table:table-cell>
          <table:table-cell office:value-type="float" office:value="0.0000000000105">
            <text:p>1.05E-011</text:p>
          </table:table-cell>
          <table:table-cell office:value-type="float" office:value="0.000023109">
            <text:p>2.31E-005</text:p>
          </table:table-cell>
          <table:table-cell table:formula="of:=IF([.L213] &lt; [.H213];&quot;BETTER&quot;;IF([.L213]-2 &gt; [.H213]; &quot;WORSE&quot;;&quot;&quot;))" office:value-type="string" office:string-value="WORSE">
            <text:p>WORSE</text:p>
          </table:table-cell>
          <table:table-cell table:formula="of:=IF([.N213] &lt; [.J213];&quot;BETTER&quot;;IF([.N213] &gt;[.J213]*1.1;&quot;WORSE&quot;;&quot;&quot;))" office:value-type="string" office:string-value="BETTER">
            <text:p>BETTER</text:p>
          </table:table-cell>
          <table:table-cell office:value-type="float" office:value="18752">
            <text:p>18752</text:p>
          </table:table-cell>
          <table:table-cell office:value-type="float" office:value="0.0000000000105">
            <text:p>1.05E-011</text:p>
          </table:table-cell>
          <table:table-cell office:value-type="float" office:value="0.000023109">
            <text:p>2.31E-005</text:p>
          </table:table-cell>
          <table:table-cell table:formula="of:=IF([.Q213] &lt; [.L213];&quot;BETTER&quot;;IF([.Q213]-2 &gt; [.L213]; &quot;WORSE&quot;;&quot;&quot;))">
            <text:p/>
          </table:table-cell>
          <table:table-cell table:formula="of:=IF([.S213] &lt; [.N213];&quot;BETTER&quot;;IF([.S213] &gt;[.N213]*1.1;&quot;WORSE&quot;;&quot;&quot;))">
            <text:p/>
          </table:table-cell>
        </table:table-row>
        <table:table-row table:style-name="ro3">
          <table:table-cell/>
          <table:table-cell office:value-type="float" office:value="212">
            <text:p>212</text:p>
          </table:table-cell>
          <table:table-cell office:value-type="string">
            <text:p>1.38629436111988857e+00</text:p>
          </table:table-cell>
          <table:table-cell office:value-type="float" office:value="65">
            <text:p>65</text:p>
          </table:table-cell>
          <table:table-cell office:value-type="float" office:value="0.000000000015487">
            <text:p>1.55E-011</text:p>
          </table:table-cell>
          <table:table-cell office:value-type="float" office:value="0.000000000014168">
            <text:p>1.42E-011</text:p>
          </table:table-cell>
          <table:table-cell/>
          <table:table-cell office:value-type="float" office:value="407">
            <text:p>407</text:p>
          </table:table-cell>
          <table:table-cell office:value-type="float" office:value="2.6645E-015">
            <text:p>2.66E-015</text:p>
          </table:table-cell>
          <table:table-cell office:value-type="float" office:value="0.000000000014347">
            <text:p>1.43E-011</text:p>
          </table:table-cell>
          <table:table-cell/>
          <table:table-cell office:value-type="float" office:value="407">
            <text:p>407</text:p>
          </table:table-cell>
          <table:table-cell office:value-type="float" office:value="2.6645E-015">
            <text:p>2.66E-015</text:p>
          </table:table-cell>
          <table:table-cell office:value-type="float" office:value="0.000000000014347">
            <text:p>1.43E-011</text:p>
          </table:table-cell>
          <table:table-cell table:formula="of:=IF([.L214] &lt; [.H214];&quot;BETTER&quot;;IF([.L214]-2 &gt; [.H214]; &quot;WORSE&quot;;&quot;&quot;))">
            <text:p/>
          </table:table-cell>
          <table:table-cell table:formula="of:=IF([.N214] &lt; [.J214];&quot;BETTER&quot;;IF([.N214] &gt;[.J214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2.6645E-015">
            <text:p>2.66E-015</text:p>
          </table:table-cell>
          <table:table-cell office:value-type="float" office:value="0.000000000014347">
            <text:p>1.43E-011</text:p>
          </table:table-cell>
          <table:table-cell table:formula="of:=IF([.Q214] &lt; [.L214];&quot;BETTER&quot;;IF([.Q214]-2 &gt; [.L214]; &quot;WORSE&quot;;&quot;&quot;))">
            <text:p/>
          </table:table-cell>
          <table:table-cell table:formula="of:=IF([.S214] &lt; [.N214];&quot;BETTER&quot;;IF([.S214] &gt;[.N214]*1.1;&quot;WORSE&quot;;&quot;&quot;))">
            <text:p/>
          </table:table-cell>
        </table:table-row>
        <table:table-row table:style-name="ro3">
          <table:table-cell/>
          <table:table-cell office:value-type="float" office:value="213">
            <text:p>213</text:p>
          </table:table-cell>
          <table:table-cell office:value-type="string">
            <text:p>2.77878441962795764e+00</text:p>
          </table:table-cell>
          <table:table-cell office:value-type="float" office:value="396">
            <text:p>396</text:p>
          </table:table-cell>
          <table:table-cell office:value-type="float" office:value="0.0000000004086">
            <text:p>4.09E-010</text:p>
          </table:table-cell>
          <table:table-cell office:value-type="float" office:value="0.0000000005337">
            <text:p>5.34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23446">
            <text:p>2.34E-009</text:p>
          </table:table-cell>
          <table:table-cell office:value-type="float" office:value="0.000000000010061">
            <text:p>1.01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23446">
            <text:p>2.34E-009</text:p>
          </table:table-cell>
          <table:table-cell office:value-type="float" office:value="0.000000000010061">
            <text:p>1.01E-011</text:p>
          </table:table-cell>
          <table:table-cell table:formula="of:=IF([.L215] &lt; [.H215];&quot;BETTER&quot;;IF([.L215]-2 &gt; [.H215]; &quot;WORSE&quot;;&quot;&quot;))">
            <text:p/>
          </table:table-cell>
          <table:table-cell table:formula="of:=IF([.N215] &lt; [.J215];&quot;BETTER&quot;;IF([.N215] &gt;[.J215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23446">
            <text:p>2.34E-009</text:p>
          </table:table-cell>
          <table:table-cell office:value-type="float" office:value="0.000000000010061">
            <text:p>1.01E-011</text:p>
          </table:table-cell>
          <table:table-cell table:formula="of:=IF([.Q215] &lt; [.L215];&quot;BETTER&quot;;IF([.Q215]-2 &gt; [.L215]; &quot;WORSE&quot;;&quot;&quot;))">
            <text:p/>
          </table:table-cell>
          <table:table-cell table:formula="of:=IF([.S215] &lt; [.N215];&quot;BETTER&quot;;IF([.S215] &gt;[.N215]*1.1;&quot;WORSE&quot;;&quot;&quot;))">
            <text:p/>
          </table:table-cell>
        </table:table-row>
        <table:table-row table:style-name="ro3">
          <table:table-cell/>
          <table:table-cell office:value-type="float" office:value="214">
            <text:p>214</text:p>
          </table:table-cell>
          <table:table-cell office:value-type="string">
            <text:p>2.90880102183932232e-01</text:p>
          </table:table-cell>
          <table:table-cell office:value-type="float" office:value="419">
            <text:p>419</text:p>
          </table:table-cell>
          <table:table-cell office:value-type="float" office:value="0.00000000028695">
            <text:p>2.87E-010</text:p>
          </table:table-cell>
          <table:table-cell office:value-type="float" office:value="0.00000000042964">
            <text:p>4.30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000109">
            <text:p>1.09E-014</text:p>
          </table:table-cell>
          <table:table-cell office:value-type="float" office:value="0.000000000055238">
            <text:p>5.52E-011</text:p>
          </table:table-cell>
          <table:table-cell/>
          <table:table-cell office:value-type="float" office:value="588">
            <text:p>588</text:p>
          </table:table-cell>
          <table:table-cell office:value-type="float" office:value="0.0000000000000109">
            <text:p>1.09E-014</text:p>
          </table:table-cell>
          <table:table-cell office:value-type="float" office:value="0.000000000055238">
            <text:p>5.52E-011</text:p>
          </table:table-cell>
          <table:table-cell table:formula="of:=IF([.L216] &lt; [.H216];&quot;BETTER&quot;;IF([.L216]-2 &gt; [.H216]; &quot;WORSE&quot;;&quot;&quot;))">
            <text:p/>
          </table:table-cell>
          <table:table-cell table:formula="of:=IF([.N216] &lt; [.J216];&quot;BETTER&quot;;IF([.N216] &gt;[.J216]*1.1;&quot;WORSE&quot;;&quot;&quot;))">
            <text:p/>
          </table:table-cell>
          <table:table-cell office:value-type="float" office:value="588">
            <text:p>588</text:p>
          </table:table-cell>
          <table:table-cell office:value-type="float" office:value="0.0000000000000109">
            <text:p>1.09E-014</text:p>
          </table:table-cell>
          <table:table-cell office:value-type="float" office:value="0.000000000055238">
            <text:p>5.52E-011</text:p>
          </table:table-cell>
          <table:table-cell table:formula="of:=IF([.Q216] &lt; [.L216];&quot;BETTER&quot;;IF([.Q216]-2 &gt; [.L216]; &quot;WORSE&quot;;&quot;&quot;))">
            <text:p/>
          </table:table-cell>
          <table:table-cell table:formula="of:=IF([.S216] &lt; [.N216];&quot;BETTER&quot;;IF([.S216] &gt;[.N216]*1.1;&quot;WORSE&quot;;&quot;&quot;))">
            <text:p/>
          </table:table-cell>
        </table:table-row>
        <table:table-row table:style-name="ro3">
          <table:table-cell/>
          <table:table-cell office:value-type="float" office:value="215">
            <text:p>215</text:p>
          </table:table-cell>
          <table:table-cell office:value-type="string">
            <text:p>-1.48594479678807085e-04</text:p>
          </table:table-cell>
          <table:table-cell office:value-type="float" office:value="439">
            <text:p>439</text:p>
          </table:table-cell>
          <table:table-cell office:value-type="float" office:value="0.00000000014633">
            <text:p>1.46E-010</text:p>
          </table:table-cell>
          <table:table-cell office:value-type="float" office:value="0.00000013744">
            <text:p>1.37E-007</text:p>
          </table:table-cell>
          <table:table-cell/>
          <table:table-cell office:value-type="float" office:value="1172">
            <text:p>1172</text:p>
          </table:table-cell>
          <table:table-cell office:value-type="float" office:value="3.9844E-017">
            <text:p>3.98E-017</text:p>
          </table:table-cell>
          <table:table-cell office:value-type="float" office:value="0.00000013676">
            <text:p>1.37E-007</text:p>
          </table:table-cell>
          <table:table-cell/>
          <table:table-cell office:value-type="float" office:value="1172">
            <text:p>1172</text:p>
          </table:table-cell>
          <table:table-cell office:value-type="float" office:value="3.9844E-017">
            <text:p>3.98E-017</text:p>
          </table:table-cell>
          <table:table-cell office:value-type="float" office:value="0.00000013676">
            <text:p>1.37E-007</text:p>
          </table:table-cell>
          <table:table-cell table:formula="of:=IF([.L217] &lt; [.H217];&quot;BETTER&quot;;IF([.L217]-2 &gt; [.H217]; &quot;WORSE&quot;;&quot;&quot;))">
            <text:p/>
          </table:table-cell>
          <table:table-cell table:formula="of:=IF([.N217] &lt; [.J217];&quot;BETTER&quot;;IF([.N217] &gt;[.J217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4.0034E-017">
            <text:p>4.00E-017</text:p>
          </table:table-cell>
          <table:table-cell office:value-type="float" office:value="0.00000013676">
            <text:p>1.37E-007</text:p>
          </table:table-cell>
          <table:table-cell table:formula="of:=IF([.Q217] &lt; [.L217];&quot;BETTER&quot;;IF([.Q217]-2 &gt; [.L217]; &quot;WORSE&quot;;&quot;&quot;))">
            <text:p/>
          </table:table-cell>
          <table:table-cell table:formula="of:=IF([.S217] &lt; [.N217];&quot;BETTER&quot;;IF([.S217] &gt;[.N217]*1.1;&quot;WORSE&quot;;&quot;&quot;))">
            <text:p/>
          </table:table-cell>
        </table:table-row>
        <table:table-row table:style-name="ro3">
          <table:table-cell/>
          <table:table-cell office:value-type="float" office:value="216">
            <text:p>216</text:p>
          </table:table-cell>
          <table:table-cell office:value-type="string">
            <text:p>9.99999991487674045e-01</text:p>
          </table:table-cell>
          <table:table-cell office:value-type="float" office:value="59">
            <text:p>59</text:p>
          </table:table-cell>
          <table:table-cell office:value-type="float" office:value="0.0000000010864">
            <text:p>1.09E-009</text:p>
          </table:table-cell>
          <table:table-cell office:value-type="float" office:value="0.000000002768">
            <text:p>2.77E-009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14649">
            <text:p>1.46E-010</text:p>
          </table:table-cell>
          <table:table-cell office:value-type="float" office:value="0.0000000085123">
            <text:p>8.51E-009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39378">
            <text:p>3.94E-009</text:p>
          </table:table-cell>
          <table:table-cell office:value-type="float" office:value="0.0000000069286">
            <text:p>6.93E-009</text:p>
          </table:table-cell>
          <table:table-cell table:formula="of:=IF([.L218] &lt; [.H218];&quot;BETTER&quot;;IF([.L218]-2 &gt; [.H218]; &quot;WORSE&quot;;&quot;&quot;))" office:value-type="string" office:string-value="BETTER">
            <text:p>BETTER</text:p>
          </table:table-cell>
          <table:table-cell table:formula="of:=IF([.N218] &lt; [.J218];&quot;BETTER&quot;;IF([.N218] &gt;[.J218]*1.1;&quot;WORSE&quot;;&quot;&quot;))" office:value-type="string" office:string-value="BETTER">
            <text:p>BETTER</text:p>
          </table:table-cell>
          <table:table-cell office:value-type="float" office:value="101">
            <text:p>101</text:p>
          </table:table-cell>
          <table:table-cell office:value-type="float" office:value="0.0000000039378">
            <text:p>3.94E-009</text:p>
          </table:table-cell>
          <table:table-cell office:value-type="float" office:value="0.0000000069286">
            <text:p>6.93E-009</text:p>
          </table:table-cell>
          <table:table-cell table:formula="of:=IF([.Q218] &lt; [.L218];&quot;BETTER&quot;;IF([.Q218]-2 &gt; [.L218]; &quot;WORSE&quot;;&quot;&quot;))">
            <text:p/>
          </table:table-cell>
          <table:table-cell table:formula="of:=IF([.S218] &lt; [.N218];&quot;BETTER&quot;;IF([.S218] &gt;[.N218]*1.1;&quot;WORSE&quot;;&quot;&quot;))">
            <text:p/>
          </table:table-cell>
        </table:table-row>
        <table:table-row table:style-name="ro3">
          <table:table-cell/>
          <table:table-cell office:value-type="float" office:value="217">
            <text:p>217</text:p>
          </table:table-cell>
          <table:table-cell office:value-type="string">
            <text:p>0.00000000000000000e+00</text:p>
          </table:table-cell>
          <table:table-cell office:value-type="float" office:value="3">
            <text:p>3</text:p>
          </table:table-cell>
          <table:table-cell office:value-type="float" office:value="0">
            <text:p>0.00E+000</text:p>
          </table:table-cell>
          <table:table-cell office:value-type="float" office:value="2.2471E+307">
            <text:p>2.25E+307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.00E+000</text:p>
          </table:table-cell>
          <table:table-cell office:value-type="float" office:value="2.2471E+307">
            <text:p>2.25E+307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.00E+000</text:p>
          </table:table-cell>
          <table:table-cell office:value-type="float" office:value="2.2471E+307">
            <text:p>2.25E+307</text:p>
          </table:table-cell>
          <table:table-cell table:formula="of:=IF([.L219] &lt; [.H219];&quot;BETTER&quot;;IF([.L219]-2 &gt; [.H219]; &quot;WORSE&quot;;&quot;&quot;))">
            <text:p/>
          </table:table-cell>
          <table:table-cell table:formula="of:=IF([.N219] &lt; [.J219];&quot;BETTER&quot;;IF([.N219] &gt;[.J219]*1.1;&quot;WORSE&quot;;&quot;&quot;))">
            <text:p/>
          </table:table-cell>
          <table:table-cell office:value-type="float" office:value="19">
            <text:p>19</text:p>
          </table:table-cell>
          <table:table-cell office:value-type="float" office:value="0">
            <text:p>0.00E+000</text:p>
          </table:table-cell>
          <table:table-cell office:value-type="float" office:value="2.2471E+307">
            <text:p>2.25E+307</text:p>
          </table:table-cell>
          <table:table-cell table:formula="of:=IF([.Q219] &lt; [.L219];&quot;BETTER&quot;;IF([.Q219]-2 &gt; [.L219]; &quot;WORSE&quot;;&quot;&quot;))">
            <text:p/>
          </table:table-cell>
          <table:table-cell table:formula="of:=IF([.S219] &lt; [.N219];&quot;BETTER&quot;;IF([.S219] &gt;[.N219]*1.1;&quot;WORSE&quot;;&quot;&quot;))">
            <text:p/>
          </table:table-cell>
        </table:table-row>
        <table:table-row table:style-name="ro3">
          <table:table-cell/>
          <table:table-cell office:value-type="float" office:value="218">
            <text:p>218</text:p>
          </table:table-cell>
          <table:table-cell office:value-type="string">
            <text:p>1.00000000000000000e+00</text:p>
          </table:table-cell>
          <table:table-cell office:value-type="float" office:value="53">
            <text:p>53</text:p>
          </table:table-cell>
          <table:table-cell office:value-type="float" office:value="4.2188E-015">
            <text:p>4.22E-015</text:p>
          </table:table-cell>
          <table:table-cell office:value-type="float" office:value="0.000000000000022871">
            <text:p>2.29E-014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30924">
            <text:p>3.09E-012</text:p>
          </table:table-cell>
          <table:table-cell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30924">
            <text:p>3.09E-012</text:p>
          </table:table-cell>
          <table:table-cell office:value-type="float" office:value="0">
            <text:p>0.00E+000</text:p>
          </table:table-cell>
          <table:table-cell table:formula="of:=IF([.L220] &lt; [.H220];&quot;BETTER&quot;;IF([.L220]-2 &gt; [.H220]; &quot;WORSE&quot;;&quot;&quot;))">
            <text:p/>
          </table:table-cell>
          <table:table-cell table:formula="of:=IF([.N220] &lt; [.J220];&quot;BETTER&quot;;IF([.N220] &gt;[.J22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30924">
            <text:p>3.09E-012</text:p>
          </table:table-cell>
          <table:table-cell office:value-type="float" office:value="0">
            <text:p>0.00E+000</text:p>
          </table:table-cell>
          <table:table-cell table:formula="of:=IF([.Q220] &lt; [.L220];&quot;BETTER&quot;;IF([.Q220]-2 &gt; [.L220]; &quot;WORSE&quot;;&quot;&quot;))">
            <text:p/>
          </table:table-cell>
          <table:table-cell table:formula="of:=IF([.S220] &lt; [.N220];&quot;BETTER&quot;;IF([.S220] &gt;[.N220]*1.1;&quot;WORSE&quot;;&quot;&quot;))">
            <text:p/>
          </table:table-cell>
        </table:table-row>
        <table:table-row table:style-name="ro3">
          <table:table-cell/>
          <table:table-cell office:value-type="float" office:value="219">
            <text:p>219</text:p>
          </table:table-cell>
          <table:table-cell office:value-type="string">
            <text:p>1.00000000000000000e+00</text:p>
          </table:table-cell>
          <table:table-cell office:value-type="float" office:value="55">
            <text:p>55</text:p>
          </table:table-cell>
          <table:table-cell office:value-type="float" office:value="0.00000000055319">
            <text:p>5.53E-010</text:p>
          </table:table-cell>
          <table:table-cell office:value-type="float" office:value="0.00000000000097966">
            <text:p>9.80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4856">
            <text:p>1.49E-011</text:p>
          </table:table-cell>
          <table:table-cell office:value-type="float" office:value="0">
            <text:p>0.00E+00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4856">
            <text:p>1.49E-011</text:p>
          </table:table-cell>
          <table:table-cell office:value-type="float" office:value="0">
            <text:p>0.00E+000</text:p>
          </table:table-cell>
          <table:table-cell table:formula="of:=IF([.L221] &lt; [.H221];&quot;BETTER&quot;;IF([.L221]-2 &gt; [.H221]; &quot;WORSE&quot;;&quot;&quot;))">
            <text:p/>
          </table:table-cell>
          <table:table-cell table:formula="of:=IF([.N221] &lt; [.J221];&quot;BETTER&quot;;IF([.N221] &gt;[.J22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4855">
            <text:p>1.49E-011</text:p>
          </table:table-cell>
          <table:table-cell office:value-type="float" office:value="0">
            <text:p>0.00E+000</text:p>
          </table:table-cell>
          <table:table-cell table:formula="of:=IF([.Q221] &lt; [.L221];&quot;BETTER&quot;;IF([.Q221]-2 &gt; [.L221]; &quot;WORSE&quot;;&quot;&quot;))">
            <text:p/>
          </table:table-cell>
          <table:table-cell table:formula="of:=IF([.S221] &lt; [.N221];&quot;BETTER&quot;;IF([.S221] &gt;[.N221]*1.1;&quot;WORSE&quot;;&quot;&quot;))">
            <text:p/>
          </table:table-cell>
        </table:table-row>
        <table:table-row table:style-name="ro3">
          <table:table-cell/>
          <table:table-cell office:value-type="float" office:value="220">
            <text:p>220</text:p>
          </table:table-cell>
          <table:table-cell office:value-type="string">
            <text:p>3.14090125281914156e+00</text:p>
          </table:table-cell>
          <table:table-cell office:value-type="float" office:value="2545">
            <text:p>2545</text:p>
          </table:table-cell>
          <table:table-cell office:value-type="float" office:value="0.0000000053936">
            <text:p>5.39E-009</text:p>
          </table:table-cell>
          <table:table-cell office:value-type="float" office:value="0.00022014">
            <text:p>2.20E-004</text:p>
          </table:table-cell>
          <table:table-cell/>
          <table:table-cell office:value-type="float" office:value="6497">
            <text:p>6497</text:p>
          </table:table-cell>
          <table:table-cell office:value-type="float" office:value="0.00000000014292">
            <text:p>1.43E-010</text:p>
          </table:table-cell>
          <table:table-cell office:value-type="float" office:value="0.00022013">
            <text:p>2.20E-004</text:p>
          </table:table-cell>
          <table:table-cell/>
          <table:table-cell office:value-type="float" office:value="6499">
            <text:p>6499</text:p>
          </table:table-cell>
          <table:table-cell office:value-type="float" office:value="0.00000000014292">
            <text:p>1.43E-010</text:p>
          </table:table-cell>
          <table:table-cell office:value-type="float" office:value="0.00022013">
            <text:p>2.20E-004</text:p>
          </table:table-cell>
          <table:table-cell table:formula="of:=IF([.L222] &lt; [.H222];&quot;BETTER&quot;;IF([.L222]-2 &gt; [.H222]; &quot;WORSE&quot;;&quot;&quot;))">
            <text:p/>
          </table:table-cell>
          <table:table-cell table:formula="of:=IF([.N222] &lt; [.J222];&quot;BETTER&quot;;IF([.N222] &gt;[.J222]*1.1;&quot;WORSE&quot;;&quot;&quot;))">
            <text:p/>
          </table:table-cell>
          <table:table-cell office:value-type="float" office:value="6499">
            <text:p>6499</text:p>
          </table:table-cell>
          <table:table-cell office:value-type="float" office:value="0.00000000014292">
            <text:p>1.43E-010</text:p>
          </table:table-cell>
          <table:table-cell office:value-type="float" office:value="0.00022013">
            <text:p>2.20E-004</text:p>
          </table:table-cell>
          <table:table-cell table:formula="of:=IF([.Q222] &lt; [.L222];&quot;BETTER&quot;;IF([.Q222]-2 &gt; [.L222]; &quot;WORSE&quot;;&quot;&quot;))">
            <text:p/>
          </table:table-cell>
          <table:table-cell table:formula="of:=IF([.S222] &lt; [.N222];&quot;BETTER&quot;;IF([.S222] &gt;[.N222]*1.1;&quot;WORSE&quot;;&quot;&quot;))">
            <text:p/>
          </table:table-cell>
        </table:table-row>
        <table:table-row table:style-name="ro3">
          <table:table-cell/>
          <table:table-cell office:value-type="float" office:value="221">
            <text:p>221</text:p>
          </table:table-cell>
          <table:table-cell office:value-type="string">
            <text:p>8.97589681613006896e+00</text:p>
          </table:table-cell>
          <table:table-cell office:value-type="float" office:value="757">
            <text:p>757</text:p>
          </table:table-cell>
          <table:table-cell office:value-type="float" office:value="0.0000000010772">
            <text:p>1.08E-009</text:p>
          </table:table-cell>
          <table:table-cell office:value-type="float" office:value="0.0000000015466">
            <text:p>1.55E-009</text:p>
          </table:table-cell>
          <table:table-cell/>
          <table:table-cell office:value-type="float" office:value="1620">
            <text:p>1620</text:p>
          </table:table-cell>
          <table:table-cell office:value-type="float" office:value="0">
            <text:p>0.00E+000</text:p>
          </table:table-cell>
          <table:table-cell office:value-type="float" office:value="0.0000000000033499">
            <text:p>3.35E-012</text:p>
          </table:table-cell>
          <table:table-cell/>
          <table:table-cell office:value-type="float" office:value="1622">
            <text:p>1622</text:p>
          </table:table-cell>
          <table:table-cell office:value-type="float" office:value="0">
            <text:p>0.00E+000</text:p>
          </table:table-cell>
          <table:table-cell office:value-type="float" office:value="0.0000000000033499">
            <text:p>3.35E-012</text:p>
          </table:table-cell>
          <table:table-cell table:formula="of:=IF([.L223] &lt; [.H223];&quot;BETTER&quot;;IF([.L223]-2 &gt; [.H223]; &quot;WORSE&quot;;&quot;&quot;))">
            <text:p/>
          </table:table-cell>
          <table:table-cell table:formula="of:=IF([.N223] &lt; [.J223];&quot;BETTER&quot;;IF([.N223] &gt;[.J223]*1.1;&quot;WORSE&quot;;&quot;&quot;))">
            <text:p/>
          </table:table-cell>
          <table:table-cell office:value-type="float" office:value="1622">
            <text:p>1622</text:p>
          </table:table-cell>
          <table:table-cell office:value-type="float" office:value="0">
            <text:p>0.00E+000</text:p>
          </table:table-cell>
          <table:table-cell office:value-type="float" office:value="0.0000000000033499">
            <text:p>3.35E-012</text:p>
          </table:table-cell>
          <table:table-cell table:formula="of:=IF([.Q223] &lt; [.L223];&quot;BETTER&quot;;IF([.Q223]-2 &gt; [.L223]; &quot;WORSE&quot;;&quot;&quot;))">
            <text:p/>
          </table:table-cell>
          <table:table-cell table:formula="of:=IF([.S223] &lt; [.N223];&quot;BETTER&quot;;IF([.S223] &gt;[.N223]*1.1;&quot;WORSE&quot;;&quot;&quot;))">
            <text:p/>
          </table:table-cell>
        </table:table-row>
        <table:table-row table:style-name="ro3">
          <table:table-cell/>
          <table:table-cell office:value-type="float" office:value="222">
            <text:p>222</text:p>
          </table:table-cell>
          <table:table-cell office:value-type="string">
            <text:p>EXCEPTION!!</text:p>
          </table:table-cell>
          <table:table-cell office:value-type="float" office:value="113">
            <text:p>113</text:p>
          </table:table-cell>
          <table:table-cell office:value-type="float" office:value="0.000000000082161">
            <text:p>8.22E-011</text:p>
          </table:table-cell>
          <table:table-cell office:value-type="float" office:value="0.000000000025422">
            <text:p>2.54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224] &lt; [.H224];&quot;BETTER&quot;;IF([.L224]-2 &gt; [.H224]; &quot;WORSE&quot;;&quot;&quot;))">
            <text:p/>
          </table:table-cell>
          <table:table-cell table:formula="of:=IF([.N224] &lt; [.J224];&quot;BETTER&quot;;IF([.N224] &gt;[.J224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00031884">
            <text:p>3.19E-013</text:p>
          </table:table-cell>
          <table:table-cell office:value-type="float" office:value="0.000000000024128">
            <text:p>2.41E-011</text:p>
          </table:table-cell>
          <table:table-cell table:formula="of:=IF([.Q224] &lt; [.L224];&quot;BETTER&quot;;IF([.Q224]-2 &gt; [.L224]; &quot;WORSE&quot;;&quot;&quot;))" office:value-type="string" office:string-value="BETTER">
            <text:p>BETTER</text:p>
          </table:table-cell>
          <table:table-cell table:formula="of:=IF([.S224] &lt; [.N224];&quot;BETTER&quot;;IF([.S224] &gt;[.N224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223">
            <text:p>223</text:p>
          </table:table-cell>
          <table:table-cell office:value-type="string">
            <text:p>-9.99999999999998890e-01</text:p>
          </table:table-cell>
          <table:table-cell office:value-type="float" office:value="58">
            <text:p>58</text:p>
          </table:table-cell>
          <table:table-cell office:value-type="float" office:value="0.0000000013855">
            <text:p>1.39E-009</text:p>
          </table:table-cell>
          <table:table-cell office:value-type="float" office:value="1.8874E-015">
            <text:p>1.89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7534">
            <text:p>7.53E-013</text:p>
          </table:table-cell>
          <table:table-cell office:value-type="float" office:value="1.1102E-015">
            <text:p>1.11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7534">
            <text:p>7.53E-013</text:p>
          </table:table-cell>
          <table:table-cell office:value-type="float" office:value="1.1102E-015">
            <text:p>1.11E-015</text:p>
          </table:table-cell>
          <table:table-cell table:formula="of:=IF([.L225] &lt; [.H225];&quot;BETTER&quot;;IF([.L225]-2 &gt; [.H225]; &quot;WORSE&quot;;&quot;&quot;))">
            <text:p/>
          </table:table-cell>
          <table:table-cell table:formula="of:=IF([.N225] &lt; [.J225];&quot;BETTER&quot;;IF([.N225] &gt;[.J22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7534">
            <text:p>7.53E-013</text:p>
          </table:table-cell>
          <table:table-cell office:value-type="float" office:value="1.1102E-015">
            <text:p>1.11E-015</text:p>
          </table:table-cell>
          <table:table-cell table:formula="of:=IF([.Q225] &lt; [.L225];&quot;BETTER&quot;;IF([.Q225]-2 &gt; [.L225]; &quot;WORSE&quot;;&quot;&quot;))">
            <text:p/>
          </table:table-cell>
          <table:table-cell table:formula="of:=IF([.S225] &lt; [.N225];&quot;BETTER&quot;;IF([.S225] &gt;[.N225]*1.1;&quot;WORSE&quot;;&quot;&quot;))">
            <text:p/>
          </table:table-cell>
        </table:table-row>
        <table:table-row table:style-name="ro3">
          <table:table-cell/>
          <table:table-cell office:value-type="float" office:value="224">
            <text:p>224</text:p>
          </table:table-cell>
          <table:table-cell office:value-type="string">
            <text:p>2.40393943064461979e+00</text:p>
          </table:table-cell>
          <table:table-cell office:value-type="float" office:value="58">
            <text:p>58</text:p>
          </table:table-cell>
          <table:table-cell office:value-type="float" office:value="0.000000000019456">
            <text:p>1.95E-011</text:p>
          </table:table-cell>
          <table:table-cell office:value-type="float" office:value="0.000000000018561">
            <text:p>1.86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17788">
            <text:p>1.78E-014</text:p>
          </table:table-cell>
          <table:table-cell office:value-type="float" office:value="0.000000000018561">
            <text:p>1.86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17788">
            <text:p>1.78E-014</text:p>
          </table:table-cell>
          <table:table-cell office:value-type="float" office:value="0.000000000018561">
            <text:p>1.86E-011</text:p>
          </table:table-cell>
          <table:table-cell table:formula="of:=IF([.L226] &lt; [.H226];&quot;BETTER&quot;;IF([.L226]-2 &gt; [.H226]; &quot;WORSE&quot;;&quot;&quot;))">
            <text:p/>
          </table:table-cell>
          <table:table-cell table:formula="of:=IF([.N226] &lt; [.J226];&quot;BETTER&quot;;IF([.N226] &gt;[.J22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17788">
            <text:p>1.78E-014</text:p>
          </table:table-cell>
          <table:table-cell office:value-type="float" office:value="0.000000000018561">
            <text:p>1.86E-011</text:p>
          </table:table-cell>
          <table:table-cell table:formula="of:=IF([.Q226] &lt; [.L226];&quot;BETTER&quot;;IF([.Q226]-2 &gt; [.L226]; &quot;WORSE&quot;;&quot;&quot;))">
            <text:p/>
          </table:table-cell>
          <table:table-cell table:formula="of:=IF([.S226] &lt; [.N226];&quot;BETTER&quot;;IF([.S226] &gt;[.N226]*1.1;&quot;WORSE&quot;;&quot;&quot;))">
            <text:p/>
          </table:table-cell>
        </table:table-row>
        <table:table-row table:style-name="ro3">
          <table:table-cell/>
          <table:table-cell office:value-type="float" office:value="225">
            <text:p>225</text:p>
          </table:table-cell>
          <table:table-cell office:value-type="string">
            <text:p>EXCEPTION!!</text:p>
          </table:table-cell>
          <table:table-cell office:value-type="float" office:value="389">
            <text:p>389</text:p>
          </table:table-cell>
          <table:table-cell office:value-type="float" office:value="0.00000000011426">
            <text:p>1.14E-010</text:p>
          </table:table-cell>
          <table:table-cell office:value-type="float" office:value="0.00000000014815">
            <text:p>1.48E-01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227] &lt; [.H227];&quot;BETTER&quot;;IF([.L227]-2 &gt; [.H227]; &quot;WORSE&quot;;&quot;&quot;))">
            <text:p/>
          </table:table-cell>
          <table:table-cell table:formula="of:=IF([.N227] &lt; [.J227];&quot;BETTER&quot;;IF([.N227] &gt;[.J227]*1.1;&quot;WORSE&quot;;&quot;&quot;))">
            <text:p/>
          </table:table-cell>
          <table:table-cell office:value-type="float" office:value="1127">
            <text:p>1127</text:p>
          </table:table-cell>
          <table:table-cell office:value-type="float" office:value="0.00000000000003732">
            <text:p>3.73E-014</text:p>
          </table:table-cell>
          <table:table-cell office:value-type="float" office:value="0.000000000036683">
            <text:p>3.67E-011</text:p>
          </table:table-cell>
          <table:table-cell table:formula="of:=IF([.Q227] &lt; [.L227];&quot;BETTER&quot;;IF([.Q227]-2 &gt; [.L227]; &quot;WORSE&quot;;&quot;&quot;))" office:value-type="string" office:string-value="BETTER">
            <text:p>BETTER</text:p>
          </table:table-cell>
          <table:table-cell table:formula="of:=IF([.S227] &lt; [.N227];&quot;BETTER&quot;;IF([.S227] &gt;[.N227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226">
            <text:p>226</text:p>
          </table:table-cell>
          <table:table-cell office:value-type="string">
            <text:p>-3.02622016388888401e-02</text:p>
          </table:table-cell>
          <table:table-cell office:value-type="float" office:value="49">
            <text:p>49</text:p>
          </table:table-cell>
          <table:table-cell office:value-type="float" office:value="0.0000000000066045">
            <text:p>6.60E-012</text:p>
          </table:table-cell>
          <table:table-cell office:value-type="float" office:value="0.0000000012851">
            <text:p>1.29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12851">
            <text:p>1.29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12851">
            <text:p>1.29E-009</text:p>
          </table:table-cell>
          <table:table-cell table:formula="of:=IF([.L228] &lt; [.H228];&quot;BETTER&quot;;IF([.L228]-2 &gt; [.H228]; &quot;WORSE&quot;;&quot;&quot;))">
            <text:p/>
          </table:table-cell>
          <table:table-cell table:formula="of:=IF([.N228] &lt; [.J228];&quot;BETTER&quot;;IF([.N228] &gt;[.J22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12851">
            <text:p>1.29E-009</text:p>
          </table:table-cell>
          <table:table-cell table:formula="of:=IF([.Q228] &lt; [.L228];&quot;BETTER&quot;;IF([.Q228]-2 &gt; [.L228]; &quot;WORSE&quot;;&quot;&quot;))">
            <text:p/>
          </table:table-cell>
          <table:table-cell table:formula="of:=IF([.S228] &lt; [.N228];&quot;BETTER&quot;;IF([.S228] &gt;[.N228]*1.1;&quot;WORSE&quot;;&quot;&quot;))">
            <text:p/>
          </table:table-cell>
        </table:table-row>
        <table:table-row table:style-name="ro3">
          <table:table-cell/>
          <table:table-cell office:value-type="float" office:value="227">
            <text:p>227</text:p>
          </table:table-cell>
          <table:table-cell office:value-type="string">
            <text:p>1.51864580413410910e+00</text:p>
          </table:table-cell>
          <table:table-cell office:value-type="float" office:value="110">
            <text:p>110</text:p>
          </table:table-cell>
          <table:table-cell office:value-type="float" office:value="0.000000000014467">
            <text:p>1.45E-011</text:p>
          </table:table-cell>
          <table:table-cell office:value-type="float" office:value="0.0000000000079921">
            <text:p>7.9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78113">
            <text:p>7.81E-011</text:p>
          </table:table-cell>
          <table:table-cell office:value-type="float" office:value="0.00000000002246">
            <text:p>2.2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78113">
            <text:p>7.81E-011</text:p>
          </table:table-cell>
          <table:table-cell office:value-type="float" office:value="0.00000000002246">
            <text:p>2.25E-011</text:p>
          </table:table-cell>
          <table:table-cell table:formula="of:=IF([.L229] &lt; [.H229];&quot;BETTER&quot;;IF([.L229]-2 &gt; [.H229]; &quot;WORSE&quot;;&quot;&quot;))">
            <text:p/>
          </table:table-cell>
          <table:table-cell table:formula="of:=IF([.N229] &lt; [.J229];&quot;BETTER&quot;;IF([.N229] &gt;[.J22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78113">
            <text:p>7.81E-011</text:p>
          </table:table-cell>
          <table:table-cell office:value-type="float" office:value="0.00000000002246">
            <text:p>2.25E-011</text:p>
          </table:table-cell>
          <table:table-cell table:formula="of:=IF([.Q229] &lt; [.L229];&quot;BETTER&quot;;IF([.Q229]-2 &gt; [.L229]; &quot;WORSE&quot;;&quot;&quot;))">
            <text:p/>
          </table:table-cell>
          <table:table-cell table:formula="of:=IF([.S229] &lt; [.N229];&quot;BETTER&quot;;IF([.S229] &gt;[.N229]*1.1;&quot;WORSE&quot;;&quot;&quot;))">
            <text:p/>
          </table:table-cell>
        </table:table-row>
        <table:table-row table:style-name="ro3">
          <table:table-cell/>
          <table:table-cell office:value-type="float" office:value="228">
            <text:p>228</text:p>
          </table:table-cell>
          <table:table-cell office:value-type="string">
            <text:p>1.26155105579642695e+05</text:p>
          </table:table-cell>
          <table:table-cell office:value-type="float" office:value="58">
            <text:p>58</text:p>
          </table:table-cell>
          <table:table-cell office:value-type="float" office:value="0.0000000000015506">
            <text:p>1.55E-012</text:p>
          </table:table-cell>
          <table:table-cell office:value-type="float" office:value="3.3451E-015">
            <text:p>3.35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7276">
            <text:p>7.28E-011</text:p>
          </table:table-cell>
          <table:table-cell office:value-type="float" office:value="2.4223E-015">
            <text:p>2.42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7276">
            <text:p>7.28E-011</text:p>
          </table:table-cell>
          <table:table-cell office:value-type="float" office:value="2.4223E-015">
            <text:p>2.42E-015</text:p>
          </table:table-cell>
          <table:table-cell table:formula="of:=IF([.L230] &lt; [.H230];&quot;BETTER&quot;;IF([.L230]-2 &gt; [.H230]; &quot;WORSE&quot;;&quot;&quot;))">
            <text:p/>
          </table:table-cell>
          <table:table-cell table:formula="of:=IF([.N230] &lt; [.J230];&quot;BETTER&quot;;IF([.N230] &gt;[.J23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7276">
            <text:p>7.28E-011</text:p>
          </table:table-cell>
          <table:table-cell office:value-type="float" office:value="2.5377E-015">
            <text:p>2.54E-015</text:p>
          </table:table-cell>
          <table:table-cell table:formula="of:=IF([.Q230] &lt; [.L230];&quot;BETTER&quot;;IF([.Q230]-2 &gt; [.L230]; &quot;WORSE&quot;;&quot;&quot;))">
            <text:p/>
          </table:table-cell>
          <table:table-cell table:formula="of:=IF([.S230] &lt; [.N230];&quot;BETTER&quot;;IF([.S230] &gt;[.N230]*1.1;&quot;WORSE&quot;;&quot;&quot;))">
            <text:p/>
          </table:table-cell>
        </table:table-row>
        <table:table-row table:style-name="ro3">
          <table:table-cell/>
          <table:table-cell office:value-type="float" office:value="229">
            <text:p>229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office:value-type="float" office:value="0.00000000000032038">
            <text:p>3.20E-013</text:p>
          </table:table-cell>
          <table:table-cell office:value-type="float" office:value="0.0000000000009982">
            <text:p>9.98E-013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231] &lt; [.H231];&quot;BETTER&quot;;IF([.L231]-2 &gt; [.H231]; &quot;WORSE&quot;;&quot;&quot;))">
            <text:p/>
          </table:table-cell>
          <table:table-cell table:formula="of:=IF([.N231] &lt; [.J231];&quot;BETTER&quot;;IF([.N231] &gt;[.J231]*1.1;&quot;WORSE&quot;;&quot;&quot;))">
            <text:p/>
          </table:table-cell>
          <table:table-cell office:value-type="float" office:value="70">
            <text:p>70</text:p>
          </table:table-cell>
          <table:table-cell office:value-type="float" office:value="0.000000011138">
            <text:p>1.11E-008</text:p>
          </table:table-cell>
          <table:table-cell office:value-type="float" office:value="0.0000000000010229">
            <text:p>1.02E-012</text:p>
          </table:table-cell>
          <table:table-cell table:formula="of:=IF([.Q231] &lt; [.L231];&quot;BETTER&quot;;IF([.Q231]-2 &gt; [.L231]; &quot;WORSE&quot;;&quot;&quot;))" office:value-type="string" office:string-value="BETTER">
            <text:p>BETTER</text:p>
          </table:table-cell>
          <table:table-cell table:formula="of:=IF([.S231] &lt; [.N231];&quot;BETTER&quot;;IF([.S231] &gt;[.N231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230">
            <text:p>230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0000014886">
            <text:p>1.49E-014</text:p>
          </table:table-cell>
          <table:table-cell office:value-type="float" office:value="0.00000000001401">
            <text:p>1.40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232] &lt; [.H232];&quot;BETTER&quot;;IF([.L232]-2 &gt; [.H232]; &quot;WORSE&quot;;&quot;&quot;))">
            <text:p/>
          </table:table-cell>
          <table:table-cell table:formula="of:=IF([.N232] &lt; [.J232];&quot;BETTER&quot;;IF([.N232] &gt;[.J232]*1.1;&quot;WORSE&quot;;&quot;&quot;))">
            <text:p/>
          </table:table-cell>
          <table:table-cell office:value-type="float" office:value="70">
            <text:p>70</text:p>
          </table:table-cell>
          <table:table-cell office:value-type="float" office:value="0.0000000000021276">
            <text:p>2.13E-012</text:p>
          </table:table-cell>
          <table:table-cell office:value-type="float" office:value="0.00000000001401">
            <text:p>1.40E-011</text:p>
          </table:table-cell>
          <table:table-cell table:formula="of:=IF([.Q232] &lt; [.L232];&quot;BETTER&quot;;IF([.Q232]-2 &gt; [.L232]; &quot;WORSE&quot;;&quot;&quot;))" office:value-type="string" office:string-value="BETTER">
            <text:p>BETTER</text:p>
          </table:table-cell>
          <table:table-cell table:formula="of:=IF([.S232] &lt; [.N232];&quot;BETTER&quot;;IF([.S232] &gt;[.N232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231">
            <text:p>231</text:p>
          </table:table-cell>
          <table:table-cell office:value-type="string">
            <text:p>3.14159265358979312e+00</text:p>
          </table:table-cell>
          <table:table-cell office:value-type="float" office:value="56">
            <text:p>56</text:p>
          </table:table-cell>
          <table:table-cell office:value-type="float" office:value="0.0000000000035932">
            <text:p>3.59E-012</text:p>
          </table:table-cell>
          <table:table-cell office:value-type="float" office:value="0.0000000000042286">
            <text:p>4.2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03249">
            <text:p>3.25E-012</text:p>
          </table:table-cell>
          <table:table-cell table:formula="of:=IF([.L233] &lt; [.H233];&quot;BETTER&quot;;IF([.L233]-2 &gt; [.H233]; &quot;WORSE&quot;;&quot;&quot;))">
            <text:p/>
          </table:table-cell>
          <table:table-cell table:formula="of:=IF([.N233] &lt; [.J233];&quot;BETTER&quot;;IF([.N233] &gt;[.J23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03249">
            <text:p>3.25E-012</text:p>
          </table:table-cell>
          <table:table-cell table:formula="of:=IF([.Q233] &lt; [.L233];&quot;BETTER&quot;;IF([.Q233]-2 &gt; [.L233]; &quot;WORSE&quot;;&quot;&quot;))">
            <text:p/>
          </table:table-cell>
          <table:table-cell table:formula="of:=IF([.S233] &lt; [.N233];&quot;BETTER&quot;;IF([.S233] &gt;[.N233]*1.1;&quot;WORSE&quot;;&quot;&quot;))">
            <text:p/>
          </table:table-cell>
        </table:table-row>
        <table:table-row table:style-name="ro3">
          <table:table-cell/>
          <table:table-cell office:value-type="float" office:value="232">
            <text:p>232</text:p>
          </table:table-cell>
          <table:table-cell office:value-type="string">
            <text:p>5.71428571428571480e-02</text:p>
          </table:table-cell>
          <table:table-cell office:value-type="float" office:value="49">
            <text:p>49</text:p>
          </table:table-cell>
          <table:table-cell office:value-type="float" office:value="0.000000000017914">
            <text:p>1.79E-011</text:p>
          </table:table-cell>
          <table:table-cell office:value-type="float" office:value="0.00000000074997">
            <text:p>7.5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75">
            <text:p>7.5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75">
            <text:p>7.50E-010</text:p>
          </table:table-cell>
          <table:table-cell table:formula="of:=IF([.L234] &lt; [.H234];&quot;BETTER&quot;;IF([.L234]-2 &gt; [.H234]; &quot;WORSE&quot;;&quot;&quot;))">
            <text:p/>
          </table:table-cell>
          <table:table-cell table:formula="of:=IF([.N234] &lt; [.J234];&quot;BETTER&quot;;IF([.N234] &gt;[.J23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75">
            <text:p>7.50E-010</text:p>
          </table:table-cell>
          <table:table-cell table:formula="of:=IF([.Q234] &lt; [.L234];&quot;BETTER&quot;;IF([.Q234]-2 &gt; [.L234]; &quot;WORSE&quot;;&quot;&quot;))">
            <text:p/>
          </table:table-cell>
          <table:table-cell table:formula="of:=IF([.S234] &lt; [.N234];&quot;BETTER&quot;;IF([.S234] &gt;[.N234]*1.1;&quot;WORSE&quot;;&quot;&quot;))">
            <text:p/>
          </table:table-cell>
        </table:table-row>
        <table:table-row table:style-name="ro3">
          <table:table-cell/>
          <table:table-cell office:value-type="float" office:value="233">
            <text:p>233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2.2051E-015">
            <text:p>2.21E-015</text:p>
          </table:table-cell>
          <table:table-cell office:value-type="float" office:value="0.000000000018313">
            <text:p>1.83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235] &lt; [.H235];&quot;BETTER&quot;;IF([.L235]-2 &gt; [.H235]; &quot;WORSE&quot;;&quot;&quot;))">
            <text:p/>
          </table:table-cell>
          <table:table-cell table:formula="of:=IF([.N235] &lt; [.J235];&quot;BETTER&quot;;IF([.N235] &gt;[.J235]*1.1;&quot;WORSE&quot;;&quot;&quot;))">
            <text:p/>
          </table:table-cell>
          <table:table-cell office:value-type="float" office:value="56">
            <text:p>56</text:p>
          </table:table-cell>
          <table:table-cell office:value-type="float" office:value="0.0000000000011298">
            <text:p>1.13E-012</text:p>
          </table:table-cell>
          <table:table-cell office:value-type="float" office:value="0.000000000018313">
            <text:p>1.83E-011</text:p>
          </table:table-cell>
          <table:table-cell table:formula="of:=IF([.Q235] &lt; [.L235];&quot;BETTER&quot;;IF([.Q235]-2 &gt; [.L235]; &quot;WORSE&quot;;&quot;&quot;))" office:value-type="string" office:string-value="BETTER">
            <text:p>BETTER</text:p>
          </table:table-cell>
          <table:table-cell table:formula="of:=IF([.S235] &lt; [.N235];&quot;BETTER&quot;;IF([.S235] &gt;[.N235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234">
            <text:p>234</text:p>
          </table:table-cell>
          <table:table-cell office:value-type="string">
            <text:p>5.32125098821534026e-01</text:p>
          </table:table-cell>
          <table:table-cell office:value-type="float" office:value="56">
            <text:p>56</text:p>
          </table:table-cell>
          <table:table-cell office:value-type="float" office:value="0.000000000009825">
            <text:p>9.83E-012</text:p>
          </table:table-cell>
          <table:table-cell office:value-type="float" office:value="0.000000000039936">
            <text:p>3.9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40468">
            <text:p>4.0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40468">
            <text:p>4.05E-011</text:p>
          </table:table-cell>
          <table:table-cell table:formula="of:=IF([.L236] &lt; [.H236];&quot;BETTER&quot;;IF([.L236]-2 &gt; [.H236]; &quot;WORSE&quot;;&quot;&quot;))">
            <text:p/>
          </table:table-cell>
          <table:table-cell table:formula="of:=IF([.N236] &lt; [.J236];&quot;BETTER&quot;;IF([.N236] &gt;[.J23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40468">
            <text:p>4.05E-011</text:p>
          </table:table-cell>
          <table:table-cell table:formula="of:=IF([.Q236] &lt; [.L236];&quot;BETTER&quot;;IF([.Q236]-2 &gt; [.L236]; &quot;WORSE&quot;;&quot;&quot;))">
            <text:p/>
          </table:table-cell>
          <table:table-cell table:formula="of:=IF([.S236] &lt; [.N236];&quot;BETTER&quot;;IF([.S236] &gt;[.N236]*1.1;&quot;WORSE&quot;;&quot;&quot;))">
            <text:p/>
          </table:table-cell>
        </table:table-row>
        <table:table-row table:style-name="ro3">
          <table:table-cell/>
          <table:table-cell office:value-type="float" office:value="235">
            <text:p>235</text:p>
          </table:table-cell>
          <table:table-cell office:value-type="string">
            <text:p>2.14507053941711234e+00</text:p>
          </table:table-cell>
          <table:table-cell office:value-type="float" office:value="57">
            <text:p>57</text:p>
          </table:table-cell>
          <table:table-cell office:value-type="float" office:value="0.000000000052649">
            <text:p>5.26E-011</text:p>
          </table:table-cell>
          <table:table-cell office:value-type="float" office:value="0.0000000000079776">
            <text:p>7.98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0298">
            <text:p>1.03E-011</text:p>
          </table:table-cell>
          <table:table-cell office:value-type="float" office:value="0.0000000000079776">
            <text:p>7.98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0298">
            <text:p>1.03E-011</text:p>
          </table:table-cell>
          <table:table-cell office:value-type="float" office:value="0.0000000000079776">
            <text:p>7.98E-012</text:p>
          </table:table-cell>
          <table:table-cell table:formula="of:=IF([.L237] &lt; [.H237];&quot;BETTER&quot;;IF([.L237]-2 &gt; [.H237]; &quot;WORSE&quot;;&quot;&quot;))">
            <text:p/>
          </table:table-cell>
          <table:table-cell table:formula="of:=IF([.N237] &lt; [.J237];&quot;BETTER&quot;;IF([.N237] &gt;[.J237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0299">
            <text:p>1.03E-011</text:p>
          </table:table-cell>
          <table:table-cell office:value-type="float" office:value="0.0000000000079776">
            <text:p>7.98E-012</text:p>
          </table:table-cell>
          <table:table-cell table:formula="of:=IF([.Q237] &lt; [.L237];&quot;BETTER&quot;;IF([.Q237]-2 &gt; [.L237]; &quot;WORSE&quot;;&quot;&quot;))">
            <text:p/>
          </table:table-cell>
          <table:table-cell table:formula="of:=IF([.S237] &lt; [.N237];&quot;BETTER&quot;;IF([.S237] &gt;[.N237]*1.1;&quot;WORSE&quot;;&quot;&quot;))">
            <text:p/>
          </table:table-cell>
        </table:table-row>
        <table:table-row table:style-name="ro3">
          <table:table-cell/>
          <table:table-cell office:value-type="float" office:value="236">
            <text:p>236</text:p>
          </table:table-cell>
          <table:table-cell office:value-type="string">
            <text:p>7.95492652103325959e+00</text:p>
          </table:table-cell>
          <table:table-cell office:value-type="float" office:value="110">
            <text:p>110</text:p>
          </table:table-cell>
          <table:table-cell office:value-type="float" office:value="0.0000000000034603">
            <text:p>3.46E-012</text:p>
          </table:table-cell>
          <table:table-cell office:value-type="float" office:value="0.00000000000072071">
            <text:p>7.21E-013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004181">
            <text:p>4.18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004181">
            <text:p>4.18E-012</text:p>
          </table:table-cell>
          <table:table-cell table:formula="of:=IF([.L238] &lt; [.H238];&quot;BETTER&quot;;IF([.L238]-2 &gt; [.H238]; &quot;WORSE&quot;;&quot;&quot;))">
            <text:p/>
          </table:table-cell>
          <table:table-cell table:formula="of:=IF([.N238] &lt; [.J238];&quot;BETTER&quot;;IF([.N238] &gt;[.J23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004181">
            <text:p>4.18E-012</text:p>
          </table:table-cell>
          <table:table-cell table:formula="of:=IF([.Q238] &lt; [.L238];&quot;BETTER&quot;;IF([.Q238]-2 &gt; [.L238]; &quot;WORSE&quot;;&quot;&quot;))">
            <text:p/>
          </table:table-cell>
          <table:table-cell table:formula="of:=IF([.S238] &lt; [.N238];&quot;BETTER&quot;;IF([.S238] &gt;[.N238]*1.1;&quot;WORSE&quot;;&quot;&quot;))">
            <text:p/>
          </table:table-cell>
        </table:table-row>
        <table:table-row table:style-name="ro3">
          <table:table-cell/>
          <table:table-cell office:value-type="float" office:value="237">
            <text:p>237</text:p>
          </table:table-cell>
          <table:table-cell office:value-type="string">
            <text:p>3.95825969834333935e-01</text:p>
          </table:table-cell>
          <table:table-cell office:value-type="float" office:value="410">
            <text:p>410</text:p>
          </table:table-cell>
          <table:table-cell office:value-type="float" office:value="0.00000000036268">
            <text:p>3.63E-010</text:p>
          </table:table-cell>
          <table:table-cell office:value-type="float" office:value="0.00000000031983">
            <text:p>3.20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33279">
            <text:p>3.33E-011</text:p>
          </table:table-cell>
          <table:table-cell office:value-type="float" office:value="0.00000000008674">
            <text:p>8.67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33279">
            <text:p>3.33E-011</text:p>
          </table:table-cell>
          <table:table-cell office:value-type="float" office:value="0.00000000008674">
            <text:p>8.67E-011</text:p>
          </table:table-cell>
          <table:table-cell table:formula="of:=IF([.L239] &lt; [.H239];&quot;BETTER&quot;;IF([.L239]-2 &gt; [.H239]; &quot;WORSE&quot;;&quot;&quot;))">
            <text:p/>
          </table:table-cell>
          <table:table-cell table:formula="of:=IF([.N239] &lt; [.J239];&quot;BETTER&quot;;IF([.N239] &gt;[.J239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33279">
            <text:p>3.33E-011</text:p>
          </table:table-cell>
          <table:table-cell office:value-type="float" office:value="0.00000000008674">
            <text:p>8.67E-011</text:p>
          </table:table-cell>
          <table:table-cell table:formula="of:=IF([.Q239] &lt; [.L239];&quot;BETTER&quot;;IF([.Q239]-2 &gt; [.L239]; &quot;WORSE&quot;;&quot;&quot;))">
            <text:p/>
          </table:table-cell>
          <table:table-cell table:formula="of:=IF([.S239] &lt; [.N239];&quot;BETTER&quot;;IF([.S239] &gt;[.N239]*1.1;&quot;WORSE&quot;;&quot;&quot;))">
            <text:p/>
          </table:table-cell>
        </table:table-row>
        <table:table-row table:style-name="ro3">
          <table:table-cell/>
          <table:table-cell office:value-type="float" office:value="238">
            <text:p>238</text:p>
          </table:table-cell>
          <table:table-cell office:value-type="string">
            <text:p>4.99363381076456725e-01</text:p>
          </table:table-cell>
          <table:table-cell office:value-type="float" office:value="223">
            <text:p>223</text:p>
          </table:table-cell>
          <table:table-cell office:value-type="float" office:value="0.00000000019571">
            <text:p>1.96E-010</text:p>
          </table:table-cell>
          <table:table-cell office:value-type="float" office:value="0.000000000076698">
            <text:p>7.67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7">
            <text:p>4.71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7">
            <text:p>4.71E-011</text:p>
          </table:table-cell>
          <table:table-cell table:formula="of:=IF([.L240] &lt; [.H240];&quot;BETTER&quot;;IF([.L240]-2 &gt; [.H240]; &quot;WORSE&quot;;&quot;&quot;))">
            <text:p/>
          </table:table-cell>
          <table:table-cell table:formula="of:=IF([.N240] &lt; [.J240];&quot;BETTER&quot;;IF([.N240] &gt;[.J240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7">
            <text:p>4.71E-011</text:p>
          </table:table-cell>
          <table:table-cell table:formula="of:=IF([.Q240] &lt; [.L240];&quot;BETTER&quot;;IF([.Q240]-2 &gt; [.L240]; &quot;WORSE&quot;;&quot;&quot;))">
            <text:p/>
          </table:table-cell>
          <table:table-cell table:formula="of:=IF([.S240] &lt; [.N240];&quot;BETTER&quot;;IF([.S240] &gt;[.N240]*1.1;&quot;WORSE&quot;;&quot;&quot;))">
            <text:p/>
          </table:table-cell>
        </table:table-row>
        <table:table-row table:style-name="ro3">
          <table:table-cell/>
          <table:table-cell office:value-type="float" office:value="239">
            <text:p>239</text:p>
          </table:table-cell>
          <table:table-cell office:value-type="string">
            <text:p>2.00000000000000000e+00</text:p>
          </table:table-cell>
          <table:table-cell office:value-type="float" office:value="63">
            <text:p>63</text:p>
          </table:table-cell>
          <table:table-cell office:value-type="float" office:value="0.00000000000014366">
            <text:p>1.44E-013</text:p>
          </table:table-cell>
          <table:table-cell office:value-type="float" office:value="0.00000000000014322">
            <text:p>1.43E-013</text:p>
          </table:table-cell>
          <table:table-cell/>
          <table:table-cell office:value-type="float" office:value="74">
            <text:p>74</text:p>
          </table:table-cell>
          <table:table-cell office:value-type="float" office:value="3.1086E-015">
            <text:p>3.11E-015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3.1086E-015">
            <text:p>3.11E-015</text:p>
          </table:table-cell>
          <table:table-cell office:value-type="float" office:value="0">
            <text:p>0.00E+000</text:p>
          </table:table-cell>
          <table:table-cell table:formula="of:=IF([.L241] &lt; [.H241];&quot;BETTER&quot;;IF([.L241]-2 &gt; [.H241]; &quot;WORSE&quot;;&quot;&quot;))">
            <text:p/>
          </table:table-cell>
          <table:table-cell table:formula="of:=IF([.N241] &lt; [.J241];&quot;BETTER&quot;;IF([.N241] &gt;[.J24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3.1086E-015">
            <text:p>3.11E-015</text:p>
          </table:table-cell>
          <table:table-cell office:value-type="float" office:value="0">
            <text:p>0.00E+000</text:p>
          </table:table-cell>
          <table:table-cell table:formula="of:=IF([.Q241] &lt; [.L241];&quot;BETTER&quot;;IF([.Q241]-2 &gt; [.L241]; &quot;WORSE&quot;;&quot;&quot;))">
            <text:p/>
          </table:table-cell>
          <table:table-cell table:formula="of:=IF([.S241] &lt; [.N241];&quot;BETTER&quot;;IF([.S241] &gt;[.N241]*1.1;&quot;WORSE&quot;;&quot;&quot;))">
            <text:p/>
          </table:table-cell>
        </table:table-row>
        <table:table-row table:style-name="ro3">
          <table:table-cell/>
          <table:table-cell office:value-type="float" office:value="240">
            <text:p>240</text:p>
          </table:table-cell>
          <table:table-cell office:value-type="string">
            <text:p>3.95825969834333935e-01</text:p>
          </table:table-cell>
          <table:table-cell office:value-type="float" office:value="410">
            <text:p>410</text:p>
          </table:table-cell>
          <table:table-cell office:value-type="float" office:value="0.00000000036268">
            <text:p>3.63E-010</text:p>
          </table:table-cell>
          <table:table-cell office:value-type="float" office:value="0.00000000031983">
            <text:p>3.20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33279">
            <text:p>3.33E-011</text:p>
          </table:table-cell>
          <table:table-cell office:value-type="float" office:value="0.00000000008674">
            <text:p>8.67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33279">
            <text:p>3.33E-011</text:p>
          </table:table-cell>
          <table:table-cell office:value-type="float" office:value="0.00000000008674">
            <text:p>8.67E-011</text:p>
          </table:table-cell>
          <table:table-cell table:formula="of:=IF([.L242] &lt; [.H242];&quot;BETTER&quot;;IF([.L242]-2 &gt; [.H242]; &quot;WORSE&quot;;&quot;&quot;))">
            <text:p/>
          </table:table-cell>
          <table:table-cell table:formula="of:=IF([.N242] &lt; [.J242];&quot;BETTER&quot;;IF([.N242] &gt;[.J242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33279">
            <text:p>3.33E-011</text:p>
          </table:table-cell>
          <table:table-cell office:value-type="float" office:value="0.00000000008674">
            <text:p>8.67E-011</text:p>
          </table:table-cell>
          <table:table-cell table:formula="of:=IF([.Q242] &lt; [.L242];&quot;BETTER&quot;;IF([.Q242]-2 &gt; [.L242]; &quot;WORSE&quot;;&quot;&quot;))">
            <text:p/>
          </table:table-cell>
          <table:table-cell table:formula="of:=IF([.S242] &lt; [.N242];&quot;BETTER&quot;;IF([.S242] &gt;[.N242]*1.1;&quot;WORSE&quot;;&quot;&quot;))">
            <text:p/>
          </table:table-cell>
        </table:table-row>
        <table:table-row table:style-name="ro3">
          <table:table-cell/>
          <table:table-cell office:value-type="float" office:value="241">
            <text:p>241</text:p>
          </table:table-cell>
          <table:table-cell office:value-type="string">
            <text:p>1.12280199804117009e+00</text:p>
          </table:table-cell>
          <table:table-cell office:value-type="float" office:value="58">
            <text:p>58</text:p>
          </table:table-cell>
          <table:table-cell office:value-type="float" office:value="0.00000000013992">
            <text:p>1.40E-010</text:p>
          </table:table-cell>
          <table:table-cell office:value-type="float" office:value="0.000000000036667">
            <text:p>3.6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1844">
            <text:p>6.18E-010</text:p>
          </table:table-cell>
          <table:table-cell office:value-type="float" office:value="0.000000000036667">
            <text:p>3.6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1844">
            <text:p>6.18E-010</text:p>
          </table:table-cell>
          <table:table-cell office:value-type="float" office:value="0.000000000036667">
            <text:p>3.67E-011</text:p>
          </table:table-cell>
          <table:table-cell table:formula="of:=IF([.L243] &lt; [.H243];&quot;BETTER&quot;;IF([.L243]-2 &gt; [.H243]; &quot;WORSE&quot;;&quot;&quot;))">
            <text:p/>
          </table:table-cell>
          <table:table-cell table:formula="of:=IF([.N243] &lt; [.J243];&quot;BETTER&quot;;IF([.N243] &gt;[.J24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1844">
            <text:p>6.18E-010</text:p>
          </table:table-cell>
          <table:table-cell office:value-type="float" office:value="0.000000000036667">
            <text:p>3.67E-011</text:p>
          </table:table-cell>
          <table:table-cell table:formula="of:=IF([.Q243] &lt; [.L243];&quot;BETTER&quot;;IF([.Q243]-2 &gt; [.L243]; &quot;WORSE&quot;;&quot;&quot;))">
            <text:p/>
          </table:table-cell>
          <table:table-cell table:formula="of:=IF([.S243] &lt; [.N243];&quot;BETTER&quot;;IF([.S243] &gt;[.N243]*1.1;&quot;WORSE&quot;;&quot;&quot;))">
            <text:p/>
          </table:table-cell>
        </table:table-row>
        <table:table-row table:style-name="ro3">
          <table:table-cell/>
          <table:table-cell office:value-type="float" office:value="242">
            <text:p>242</text:p>
          </table:table-cell>
          <table:table-cell office:value-type="string">
            <text:p>8.22467033424113980e-01</text:p>
          </table:table-cell>
          <table:table-cell office:value-type="float" office:value="58">
            <text:p>58</text:p>
          </table:table-cell>
          <table:table-cell office:value-type="float" office:value="0.000000000000024838">
            <text:p>2.48E-014</text:p>
          </table:table-cell>
          <table:table-cell office:value-type="float" office:value="0.000000000029316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608">
            <text:p>1.61E-012</text:p>
          </table:table-cell>
          <table:table-cell office:value-type="float" office:value="0.000000000029319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608">
            <text:p>1.61E-012</text:p>
          </table:table-cell>
          <table:table-cell office:value-type="float" office:value="0.000000000029319">
            <text:p>2.93E-011</text:p>
          </table:table-cell>
          <table:table-cell table:formula="of:=IF([.L244] &lt; [.H244];&quot;BETTER&quot;;IF([.L244]-2 &gt; [.H244]; &quot;WORSE&quot;;&quot;&quot;))">
            <text:p/>
          </table:table-cell>
          <table:table-cell table:formula="of:=IF([.N244] &lt; [.J244];&quot;BETTER&quot;;IF([.N244] &gt;[.J24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6079">
            <text:p>1.61E-012</text:p>
          </table:table-cell>
          <table:table-cell office:value-type="float" office:value="0.000000000029319">
            <text:p>2.93E-011</text:p>
          </table:table-cell>
          <table:table-cell table:formula="of:=IF([.Q244] &lt; [.L244];&quot;BETTER&quot;;IF([.Q244]-2 &gt; [.L244]; &quot;WORSE&quot;;&quot;&quot;))">
            <text:p/>
          </table:table-cell>
          <table:table-cell table:formula="of:=IF([.S244] &lt; [.N244];&quot;BETTER&quot;;IF([.S244] &gt;[.N244]*1.1;&quot;WORSE&quot;;&quot;&quot;))">
            <text:p/>
          </table:table-cell>
        </table:table-row>
        <table:table-row table:style-name="ro3">
          <table:table-cell/>
          <table:table-cell office:value-type="float" office:value="243">
            <text:p>243</text:p>
          </table:table-cell>
          <table:table-cell office:value-type="string">
            <text:p>8.15336411981116171e+00</text:p>
          </table:table-cell>
          <table:table-cell office:value-type="float" office:value="58">
            <text:p>58</text:p>
          </table:table-cell>
          <table:table-cell office:value-type="float" office:value="0.0000000000012042">
            <text:p>1.20E-012</text:p>
          </table:table-cell>
          <table:table-cell office:value-type="float" office:value="0.000000000001368">
            <text:p>1.3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3.5527E-015">
            <text:p>3.55E-015</text:p>
          </table:table-cell>
          <table:table-cell office:value-type="float" office:value="0.0000000000013689">
            <text:p>1.3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3.5527E-015">
            <text:p>3.55E-015</text:p>
          </table:table-cell>
          <table:table-cell office:value-type="float" office:value="0.0000000000013689">
            <text:p>1.37E-012</text:p>
          </table:table-cell>
          <table:table-cell table:formula="of:=IF([.L245] &lt; [.H245];&quot;BETTER&quot;;IF([.L245]-2 &gt; [.H245]; &quot;WORSE&quot;;&quot;&quot;))">
            <text:p/>
          </table:table-cell>
          <table:table-cell table:formula="of:=IF([.N245] &lt; [.J245];&quot;BETTER&quot;;IF([.N245] &gt;[.J24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5527E-015">
            <text:p>3.55E-015</text:p>
          </table:table-cell>
          <table:table-cell office:value-type="float" office:value="0.0000000000013689">
            <text:p>1.37E-012</text:p>
          </table:table-cell>
          <table:table-cell table:formula="of:=IF([.Q245] &lt; [.L245];&quot;BETTER&quot;;IF([.Q245]-2 &gt; [.L245]; &quot;WORSE&quot;;&quot;&quot;))">
            <text:p/>
          </table:table-cell>
          <table:table-cell table:formula="of:=IF([.S245] &lt; [.N245];&quot;BETTER&quot;;IF([.S245] &gt;[.N245]*1.1;&quot;WORSE&quot;;&quot;&quot;))">
            <text:p/>
          </table:table-cell>
        </table:table-row>
        <table:table-row table:style-name="ro3">
          <table:table-cell/>
          <table:table-cell office:value-type="float" office:value="244">
            <text:p>244</text:p>
          </table:table-cell>
          <table:table-cell office:value-type="string">
            <text:p>2.03819742706723650e+00</text:p>
          </table:table-cell>
          <table:table-cell office:value-type="float" office:value="56">
            <text:p>56</text:p>
          </table:table-cell>
          <table:table-cell office:value-type="float" office:value="0.00000000000059107">
            <text:p>5.91E-013</text:p>
          </table:table-cell>
          <table:table-cell office:value-type="float" office:value="0.000000000016668">
            <text:p>1.6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 table:formula="of:=IF([.L246] &lt; [.H246];&quot;BETTER&quot;;IF([.L246]-2 &gt; [.H246]; &quot;WORSE&quot;;&quot;&quot;))">
            <text:p/>
          </table:table-cell>
          <table:table-cell table:formula="of:=IF([.N246] &lt; [.J246];&quot;BETTER&quot;;IF([.N246] &gt;[.J24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 table:formula="of:=IF([.Q246] &lt; [.L246];&quot;BETTER&quot;;IF([.Q246]-2 &gt; [.L246]; &quot;WORSE&quot;;&quot;&quot;))">
            <text:p/>
          </table:table-cell>
          <table:table-cell table:formula="of:=IF([.S246] &lt; [.N246];&quot;BETTER&quot;;IF([.S246] &gt;[.N246]*1.1;&quot;WORSE&quot;;&quot;&quot;))">
            <text:p/>
          </table:table-cell>
        </table:table-row>
        <table:table-row table:style-name="ro3">
          <table:table-cell/>
          <table:table-cell office:value-type="float" office:value="245">
            <text:p>245</text:p>
          </table:table-cell>
          <table:table-cell office:value-type="string">
            <text:p>3.60000000000000098e+00</text:p>
          </table:table-cell>
          <table:table-cell office:value-type="float" office:value="58">
            <text:p>58</text:p>
          </table:table-cell>
          <table:table-cell office:value-type="float" office:value="0.0000000000018168">
            <text:p>1.82E-012</text:p>
          </table:table-cell>
          <table:table-cell office:value-type="float" office:value="1.1102E-015">
            <text:p>1.11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2.4672E-016">
            <text:p>2.47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2.4672E-016">
            <text:p>2.47E-016</text:p>
          </table:table-cell>
          <table:table-cell table:formula="of:=IF([.L247] &lt; [.H247];&quot;BETTER&quot;;IF([.L247]-2 &gt; [.H247]; &quot;WORSE&quot;;&quot;&quot;))">
            <text:p/>
          </table:table-cell>
          <table:table-cell table:formula="of:=IF([.N247] &lt; [.J247];&quot;BETTER&quot;;IF([.N247] &gt;[.J24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3.7007E-016">
            <text:p>3.70E-016</text:p>
          </table:table-cell>
          <table:table-cell table:formula="of:=IF([.Q247] &lt; [.L247];&quot;BETTER&quot;;IF([.Q247]-2 &gt; [.L247]; &quot;WORSE&quot;;&quot;&quot;))">
            <text:p/>
          </table:table-cell>
          <table:table-cell table:formula="of:=IF([.S247] &lt; [.N247];&quot;BETTER&quot;;IF([.S247] &gt;[.N247]*1.1;&quot;WORSE&quot;;&quot;&quot;))" office:value-type="string" office:string-value="WORSE">
            <text:p>WORSE</text:p>
          </table:table-cell>
        </table:table-row>
        <table:table-row table:style-name="ro3">
          <table:table-cell/>
          <table:table-cell office:value-type="float" office:value="246">
            <text:p>246</text:p>
          </table:table-cell>
          <table:table-cell office:value-type="string">
            <text:p>-7.46279184305963517e-01</text:p>
          </table:table-cell>
          <table:table-cell office:value-type="float" office:value="57">
            <text:p>57</text:p>
          </table:table-cell>
          <table:table-cell office:value-type="float" office:value="0.000000000035893">
            <text:p>3.59E-011</text:p>
          </table:table-cell>
          <table:table-cell office:value-type="float" office:value="0.0000000000079946">
            <text:p>7.99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1.1102E-015">
            <text:p>1.11E-015</text:p>
          </table:table-cell>
          <table:table-cell office:value-type="float" office:value="0.0000000000079911">
            <text:p>7.99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1.1102E-015">
            <text:p>1.11E-015</text:p>
          </table:table-cell>
          <table:table-cell office:value-type="float" office:value="0.0000000000079911">
            <text:p>7.99E-012</text:p>
          </table:table-cell>
          <table:table-cell table:formula="of:=IF([.L248] &lt; [.H248];&quot;BETTER&quot;;IF([.L248]-2 &gt; [.H248]; &quot;WORSE&quot;;&quot;&quot;))">
            <text:p/>
          </table:table-cell>
          <table:table-cell table:formula="of:=IF([.N248] &lt; [.J248];&quot;BETTER&quot;;IF([.N248] &gt;[.J24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9.992E-016">
            <text:p>9.99E-016</text:p>
          </table:table-cell>
          <table:table-cell office:value-type="float" office:value="0.0000000000079911">
            <text:p>7.99E-012</text:p>
          </table:table-cell>
          <table:table-cell table:formula="of:=IF([.Q248] &lt; [.L248];&quot;BETTER&quot;;IF([.Q248]-2 &gt; [.L248]; &quot;WORSE&quot;;&quot;&quot;))">
            <text:p/>
          </table:table-cell>
          <table:table-cell table:formula="of:=IF([.S248] &lt; [.N248];&quot;BETTER&quot;;IF([.S248] &gt;[.N248]*1.1;&quot;WORSE&quot;;&quot;&quot;))">
            <text:p/>
          </table:table-cell>
        </table:table-row>
        <table:table-row table:style-name="ro3">
          <table:table-cell/>
          <table:table-cell office:value-type="float" office:value="247">
            <text:p>247</text:p>
          </table:table-cell>
          <table:table-cell office:value-type="string">
            <text:p>2.93068145216971629e+01</text:p>
          </table:table-cell>
          <table:table-cell office:value-type="float" office:value="57">
            <text:p>57</text:p>
          </table:table-cell>
          <table:table-cell office:value-type="float" office:value="0.00000000001704">
            <text:p>1.70E-011</text:p>
          </table:table-cell>
          <table:table-cell office:value-type="float" office:value="0.000000000000097465">
            <text:p>9.75E-014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15987">
            <text:p>1.60E-014</text:p>
          </table:table-cell>
          <table:table-cell office:value-type="float" office:value="0.000000000000096859">
            <text:p>9.69E-014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15987">
            <text:p>1.60E-014</text:p>
          </table:table-cell>
          <table:table-cell office:value-type="float" office:value="0.000000000000096859">
            <text:p>9.69E-014</text:p>
          </table:table-cell>
          <table:table-cell table:formula="of:=IF([.L249] &lt; [.H249];&quot;BETTER&quot;;IF([.L249]-2 &gt; [.H249]; &quot;WORSE&quot;;&quot;&quot;))">
            <text:p/>
          </table:table-cell>
          <table:table-cell table:formula="of:=IF([.N249] &lt; [.J249];&quot;BETTER&quot;;IF([.N249] &gt;[.J24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010658">
            <text:p>1.07E-014</text:p>
          </table:table-cell>
          <table:table-cell office:value-type="float" office:value="0.000000000000096737">
            <text:p>9.67E-014</text:p>
          </table:table-cell>
          <table:table-cell table:formula="of:=IF([.Q249] &lt; [.L249];&quot;BETTER&quot;;IF([.Q249]-2 &gt; [.L249]; &quot;WORSE&quot;;&quot;&quot;))">
            <text:p/>
          </table:table-cell>
          <table:table-cell table:formula="of:=IF([.S249] &lt; [.N249];&quot;BETTER&quot;;IF([.S249] &gt;[.N249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248">
            <text:p>248</text:p>
          </table:table-cell>
          <table:table-cell office:value-type="string">
            <text:p>1.70774270471604706e-01</text:p>
          </table:table-cell>
          <table:table-cell office:value-type="float" office:value="57">
            <text:p>57</text:p>
          </table:table-cell>
          <table:table-cell office:value-type="float" office:value="0.00000000000050611">
            <text:p>5.06E-013</text:p>
          </table:table-cell>
          <table:table-cell office:value-type="float" office:value="0.00000000016627">
            <text:p>1.66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41743">
            <text:p>4.17E-011</text:p>
          </table:table-cell>
          <table:table-cell office:value-type="float" office:value="0.00000000016627">
            <text:p>1.66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41743">
            <text:p>4.17E-011</text:p>
          </table:table-cell>
          <table:table-cell office:value-type="float" office:value="0.00000000016627">
            <text:p>1.66E-010</text:p>
          </table:table-cell>
          <table:table-cell table:formula="of:=IF([.L250] &lt; [.H250];&quot;BETTER&quot;;IF([.L250]-2 &gt; [.H250]; &quot;WORSE&quot;;&quot;&quot;))">
            <text:p/>
          </table:table-cell>
          <table:table-cell table:formula="of:=IF([.N250] &lt; [.J250];&quot;BETTER&quot;;IF([.N250] &gt;[.J25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41743">
            <text:p>4.17E-011</text:p>
          </table:table-cell>
          <table:table-cell office:value-type="float" office:value="0.00000000016627">
            <text:p>1.66E-010</text:p>
          </table:table-cell>
          <table:table-cell table:formula="of:=IF([.Q250] &lt; [.L250];&quot;BETTER&quot;;IF([.Q250]-2 &gt; [.L250]; &quot;WORSE&quot;;&quot;&quot;))">
            <text:p/>
          </table:table-cell>
          <table:table-cell table:formula="of:=IF([.S250] &lt; [.N250];&quot;BETTER&quot;;IF([.S250] &gt;[.N250]*1.1;&quot;WORSE&quot;;&quot;&quot;))">
            <text:p/>
          </table:table-cell>
        </table:table-row>
        <table:table-row table:style-name="ro3">
          <table:table-cell/>
          <table:table-cell office:value-type="float" office:value="249">
            <text:p>249</text:p>
          </table:table-cell>
          <table:table-cell office:value-type="string">
            <text:p>1.04840642115557739e+03</text:p>
          </table:table-cell>
          <table:table-cell office:value-type="float" office:value="57">
            <text:p>57</text:p>
          </table:table-cell>
          <table:table-cell office:value-type="float" office:value="0.0000000000078209">
            <text:p>7.82E-012</text:p>
          </table:table-cell>
          <table:table-cell office:value-type="float" office:value="0.000000000000021904">
            <text:p>2.19E-014</text:p>
          </table:table-cell>
          <table:table-cell/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021471">
            <text:p>2.15E-014</text:p>
          </table:table-cell>
          <table:table-cell/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021471">
            <text:p>2.15E-014</text:p>
          </table:table-cell>
          <table:table-cell table:formula="of:=IF([.L251] &lt; [.H251];&quot;BETTER&quot;;IF([.L251]-2 &gt; [.H251]; &quot;WORSE&quot;;&quot;&quot;))">
            <text:p/>
          </table:table-cell>
          <table:table-cell table:formula="of:=IF([.N251] &lt; [.J251];&quot;BETTER&quot;;IF([.N251] &gt;[.J25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021471">
            <text:p>2.15E-014</text:p>
          </table:table-cell>
          <table:table-cell table:formula="of:=IF([.Q251] &lt; [.L251];&quot;BETTER&quot;;IF([.Q251]-2 &gt; [.L251]; &quot;WORSE&quot;;&quot;&quot;))">
            <text:p/>
          </table:table-cell>
          <table:table-cell table:formula="of:=IF([.S251] &lt; [.N251];&quot;BETTER&quot;;IF([.S251] &gt;[.N251]*1.1;&quot;WORSE&quot;;&quot;&quot;))">
            <text:p/>
          </table:table-cell>
        </table:table-row>
        <table:table-row table:style-name="ro3">
          <table:table-cell/>
          <table:table-cell office:value-type="float" office:value="250">
            <text:p>250</text:p>
          </table:table-cell>
          <table:table-cell office:value-type="string">
            <text:p>-4.00000000000000000e+00</text:p>
          </table:table-cell>
          <table:table-cell office:value-type="float" office:value="57">
            <text:p>57</text:p>
          </table:table-cell>
          <table:table-cell office:value-type="float" office:value="1.6653E-015">
            <text:p>1.67E-015</text:p>
          </table:table-cell>
          <table:table-cell office:value-type="float" office:value="3.3307E-016">
            <text:p>3.33E-016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14655">
            <text:p>1.47E-013</text:p>
          </table:table-cell>
          <table:table-cell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14655">
            <text:p>1.47E-013</text:p>
          </table:table-cell>
          <table:table-cell office:value-type="float" office:value="0">
            <text:p>0.00E+000</text:p>
          </table:table-cell>
          <table:table-cell table:formula="of:=IF([.L252] &lt; [.H252];&quot;BETTER&quot;;IF([.L252]-2 &gt; [.H252]; &quot;WORSE&quot;;&quot;&quot;))">
            <text:p/>
          </table:table-cell>
          <table:table-cell table:formula="of:=IF([.N252] &lt; [.J252];&quot;BETTER&quot;;IF([.N252] &gt;[.J25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014655">
            <text:p>1.47E-013</text:p>
          </table:table-cell>
          <table:table-cell office:value-type="float" office:value="0">
            <text:p>0.00E+000</text:p>
          </table:table-cell>
          <table:table-cell table:formula="of:=IF([.Q252] &lt; [.L252];&quot;BETTER&quot;;IF([.Q252]-2 &gt; [.L252]; &quot;WORSE&quot;;&quot;&quot;))">
            <text:p/>
          </table:table-cell>
          <table:table-cell table:formula="of:=IF([.S252] &lt; [.N252];&quot;BETTER&quot;;IF([.S252] &gt;[.N252]*1.1;&quot;WORSE&quot;;&quot;&quot;))">
            <text:p/>
          </table:table-cell>
        </table:table-row>
        <table:table-row table:style-name="ro3">
          <table:table-cell/>
          <table:table-cell office:value-type="float" office:value="251">
            <text:p>251</text:p>
          </table:table-cell>
          <table:table-cell office:value-type="string">
            <text:p>-3.00000000000000000e+01</text:p>
          </table:table-cell>
          <table:table-cell office:value-type="float" office:value="57">
            <text:p>57</text:p>
          </table:table-cell>
          <table:table-cell office:value-type="float" office:value="0.00000000000048974">
            <text:p>4.90E-013</text:p>
          </table:table-cell>
          <table:table-cell office:value-type="float" office:value="2.1316E-015">
            <text:p>2.13E-015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10609">
            <text:p>1.06E-008</text:p>
          </table:table-cell>
          <table:table-cell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10609">
            <text:p>1.06E-008</text:p>
          </table:table-cell>
          <table:table-cell office:value-type="float" office:value="0">
            <text:p>0.00E+000</text:p>
          </table:table-cell>
          <table:table-cell table:formula="of:=IF([.L253] &lt; [.H253];&quot;BETTER&quot;;IF([.L253]-2 &gt; [.H253]; &quot;WORSE&quot;;&quot;&quot;))">
            <text:p/>
          </table:table-cell>
          <table:table-cell table:formula="of:=IF([.N253] &lt; [.J253];&quot;BETTER&quot;;IF([.N253] &gt;[.J253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10609">
            <text:p>1.06E-008</text:p>
          </table:table-cell>
          <table:table-cell office:value-type="float" office:value="0">
            <text:p>0.00E+000</text:p>
          </table:table-cell>
          <table:table-cell table:formula="of:=IF([.Q253] &lt; [.L253];&quot;BETTER&quot;;IF([.Q253]-2 &gt; [.L253]; &quot;WORSE&quot;;&quot;&quot;))">
            <text:p/>
          </table:table-cell>
          <table:table-cell table:formula="of:=IF([.S253] &lt; [.N253];&quot;BETTER&quot;;IF([.S253] &gt;[.N253]*1.1;&quot;WORSE&quot;;&quot;&quot;))">
            <text:p/>
          </table:table-cell>
        </table:table-row>
        <table:table-row table:style-name="ro3">
          <table:table-cell/>
          <table:table-cell office:value-type="float" office:value="252">
            <text:p>252</text:p>
          </table:table-cell>
          <table:table-cell office:value-type="string">
            <text:p>-1.50482539682539482e+02</text:p>
          </table:table-cell>
          <table:table-cell office:value-type="float" office:value="57">
            <text:p>57</text:p>
          </table:table-cell>
          <table:table-cell office:value-type="float" office:value="0.0000000015575">
            <text:p>1.56E-009</text:p>
          </table:table-cell>
          <table:table-cell office:value-type="float" office:value="0.0000000000002597">
            <text:p>2.60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14211">
            <text:p>1.42E-013</text:p>
          </table:table-cell>
          <table:table-cell office:value-type="float" office:value="0.00000000000026234">
            <text:p>2.62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14211">
            <text:p>1.42E-013</text:p>
          </table:table-cell>
          <table:table-cell office:value-type="float" office:value="0.00000000000026234">
            <text:p>2.62E-013</text:p>
          </table:table-cell>
          <table:table-cell table:formula="of:=IF([.L254] &lt; [.H254];&quot;BETTER&quot;;IF([.L254]-2 &gt; [.H254]; &quot;WORSE&quot;;&quot;&quot;))">
            <text:p/>
          </table:table-cell>
          <table:table-cell table:formula="of:=IF([.N254] &lt; [.J254];&quot;BETTER&quot;;IF([.N254] &gt;[.J254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14211">
            <text:p>1.42E-013</text:p>
          </table:table-cell>
          <table:table-cell office:value-type="float" office:value="0.00000000000026234">
            <text:p>2.62E-013</text:p>
          </table:table-cell>
          <table:table-cell table:formula="of:=IF([.Q254] &lt; [.L254];&quot;BETTER&quot;;IF([.Q254]-2 &gt; [.L254]; &quot;WORSE&quot;;&quot;&quot;))">
            <text:p/>
          </table:table-cell>
          <table:table-cell table:formula="of:=IF([.S254] &lt; [.N254];&quot;BETTER&quot;;IF([.S254] &gt;[.N254]*1.1;&quot;WORSE&quot;;&quot;&quot;))">
            <text:p/>
          </table:table-cell>
        </table:table-row>
        <table:table-row table:style-name="ro3">
          <table:table-cell/>
          <table:table-cell office:value-type="float" office:value="253">
            <text:p>253</text:p>
          </table:table-cell>
          <table:table-cell office:value-type="string">
            <text:p>9.39342209599801208e+02</text:p>
          </table:table-cell>
          <table:table-cell office:value-type="float" office:value="57">
            <text:p>57</text:p>
          </table:table-cell>
          <table:table-cell office:value-type="float" office:value="0.000000000042207">
            <text:p>4.22E-011</text:p>
          </table:table-cell>
          <table:table-cell office:value-type="float" office:value="0">
            <text:p>0.00E+00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71054">
            <text:p>7.11E-013</text:p>
          </table:table-cell>
          <table:table-cell office:value-type="float" office:value="1.3313E-015">
            <text:p>1.33E-015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71054">
            <text:p>7.11E-013</text:p>
          </table:table-cell>
          <table:table-cell office:value-type="float" office:value="1.3313E-015">
            <text:p>1.33E-015</text:p>
          </table:table-cell>
          <table:table-cell table:formula="of:=IF([.L255] &lt; [.H255];&quot;BETTER&quot;;IF([.L255]-2 &gt; [.H255]; &quot;WORSE&quot;;&quot;&quot;))">
            <text:p/>
          </table:table-cell>
          <table:table-cell table:formula="of:=IF([.N255] &lt; [.J255];&quot;BETTER&quot;;IF([.N255] &gt;[.J25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71054">
            <text:p>7.11E-013</text:p>
          </table:table-cell>
          <table:table-cell office:value-type="float" office:value="1.3313E-015">
            <text:p>1.33E-015</text:p>
          </table:table-cell>
          <table:table-cell table:formula="of:=IF([.Q255] &lt; [.L255];&quot;BETTER&quot;;IF([.Q255]-2 &gt; [.L255]; &quot;WORSE&quot;;&quot;&quot;))">
            <text:p/>
          </table:table-cell>
          <table:table-cell table:formula="of:=IF([.S255] &lt; [.N255];&quot;BETTER&quot;;IF([.S255] &gt;[.N255]*1.1;&quot;WORSE&quot;;&quot;&quot;))">
            <text:p/>
          </table:table-cell>
        </table:table-row>
        <table:table-row table:style-name="ro3">
          <table:table-cell/>
          <table:table-cell office:value-type="float" office:value="254">
            <text:p>254</text:p>
          </table:table-cell>
          <table:table-cell office:value-type="string">
            <text:p>8.93334711820725907e-02</text:p>
          </table:table-cell>
          <table:table-cell office:value-type="float" office:value="57">
            <text:p>57</text:p>
          </table:table-cell>
          <table:table-cell office:value-type="float" office:value="0.0000000072148">
            <text:p>7.21E-009</text:p>
          </table:table-cell>
          <table:table-cell office:value-type="float" office:value="0.00000000020069">
            <text:p>2.01E-010</text:p>
          </table:table-cell>
          <table:table-cell/>
          <table:table-cell office:value-type="float" office:value="102">
            <text:p>102</text:p>
          </table:table-cell>
          <table:table-cell office:value-type="float" office:value="1.249E-016">
            <text:p>1.25E-016</text:p>
          </table:table-cell>
          <table:table-cell office:value-type="float" office:value="0.00000000020068">
            <text:p>2.01E-010</text:p>
          </table:table-cell>
          <table:table-cell/>
          <table:table-cell office:value-type="float" office:value="102">
            <text:p>102</text:p>
          </table:table-cell>
          <table:table-cell office:value-type="float" office:value="1.249E-016">
            <text:p>1.25E-016</text:p>
          </table:table-cell>
          <table:table-cell office:value-type="float" office:value="0.00000000020068">
            <text:p>2.01E-010</text:p>
          </table:table-cell>
          <table:table-cell table:formula="of:=IF([.L256] &lt; [.H256];&quot;BETTER&quot;;IF([.L256]-2 &gt; [.H256]; &quot;WORSE&quot;;&quot;&quot;))">
            <text:p/>
          </table:table-cell>
          <table:table-cell table:formula="of:=IF([.N256] &lt; [.J256];&quot;BETTER&quot;;IF([.N256] &gt;[.J256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1.249E-016">
            <text:p>1.25E-016</text:p>
          </table:table-cell>
          <table:table-cell office:value-type="float" office:value="0.00000000020068">
            <text:p>2.01E-010</text:p>
          </table:table-cell>
          <table:table-cell table:formula="of:=IF([.Q256] &lt; [.L256];&quot;BETTER&quot;;IF([.Q256]-2 &gt; [.L256]; &quot;WORSE&quot;;&quot;&quot;))">
            <text:p/>
          </table:table-cell>
          <table:table-cell table:formula="of:=IF([.S256] &lt; [.N256];&quot;BETTER&quot;;IF([.S256] &gt;[.N256]*1.1;&quot;WORSE&quot;;&quot;&quot;))">
            <text:p/>
          </table:table-cell>
        </table:table-row>
        <table:table-row table:style-name="ro3">
          <table:table-cell/>
          <table:table-cell office:value-type="float" office:value="255">
            <text:p>255</text:p>
          </table:table-cell>
          <table:table-cell office:value-type="string">
            <text:p>1.52183213559303877e+04</text:p>
          </table:table-cell>
          <table:table-cell office:value-type="float" office:value="111">
            <text:p>111</text:p>
          </table:table-cell>
          <table:table-cell office:value-type="float" office:value="0.0000000000015301">
            <text:p>1.53E-012</text:p>
          </table:table-cell>
          <table:table-cell office:value-type="float" office:value="0.0000000000015348">
            <text:p>1.53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94942">
            <text:p>9.49E-006</text:p>
          </table:table-cell>
          <table:table-cell office:value-type="float" office:value="8.3668E-016">
            <text:p>8.37E-016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94942">
            <text:p>9.49E-006</text:p>
          </table:table-cell>
          <table:table-cell office:value-type="float" office:value="8.3668E-016">
            <text:p>8.37E-016</text:p>
          </table:table-cell>
          <table:table-cell table:formula="of:=IF([.L257] &lt; [.H257];&quot;BETTER&quot;;IF([.L257]-2 &gt; [.H257]; &quot;WORSE&quot;;&quot;&quot;))">
            <text:p/>
          </table:table-cell>
          <table:table-cell table:formula="of:=IF([.N257] &lt; [.J257];&quot;BETTER&quot;;IF([.N257] &gt;[.J257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94942">
            <text:p>9.49E-006</text:p>
          </table:table-cell>
          <table:table-cell office:value-type="float" office:value="8.3668E-016">
            <text:p>8.37E-016</text:p>
          </table:table-cell>
          <table:table-cell table:formula="of:=IF([.Q257] &lt; [.L257];&quot;BETTER&quot;;IF([.Q257]-2 &gt; [.L257]; &quot;WORSE&quot;;&quot;&quot;))">
            <text:p/>
          </table:table-cell>
          <table:table-cell table:formula="of:=IF([.S257] &lt; [.N257];&quot;BETTER&quot;;IF([.S257] &gt;[.N257]*1.1;&quot;WORSE&quot;;&quot;&quot;))">
            <text:p/>
          </table:table-cell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string">
            <text:p>-5.15935788444225807e+01</text:p>
          </table:table-cell>
          <table:table-cell office:value-type="float" office:value="57">
            <text:p>57</text:p>
          </table:table-cell>
          <table:table-cell office:value-type="float" office:value="0.00000000015889">
            <text:p>1.59E-010</text:p>
          </table:table-cell>
          <table:table-cell office:value-type="float" office:value="0.00000000000044111">
            <text:p>4.41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53291">
            <text:p>5.33E-014</text:p>
          </table:table-cell>
          <table:table-cell office:value-type="float" office:value="0.00000000000043767">
            <text:p>4.38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53291">
            <text:p>5.33E-014</text:p>
          </table:table-cell>
          <table:table-cell office:value-type="float" office:value="0.00000000000043767">
            <text:p>4.38E-013</text:p>
          </table:table-cell>
          <table:table-cell table:formula="of:=IF([.L258] &lt; [.H258];&quot;BETTER&quot;;IF([.L258]-2 &gt; [.H258]; &quot;WORSE&quot;;&quot;&quot;))">
            <text:p/>
          </table:table-cell>
          <table:table-cell table:formula="of:=IF([.N258] &lt; [.J258];&quot;BETTER&quot;;IF([.N258] &gt;[.J25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053291">
            <text:p>5.33E-014</text:p>
          </table:table-cell>
          <table:table-cell office:value-type="float" office:value="0.00000000000043767">
            <text:p>4.38E-013</text:p>
          </table:table-cell>
          <table:table-cell table:formula="of:=IF([.Q258] &lt; [.L258];&quot;BETTER&quot;;IF([.Q258]-2 &gt; [.L258]; &quot;WORSE&quot;;&quot;&quot;))">
            <text:p/>
          </table:table-cell>
          <table:table-cell table:formula="of:=IF([.S258] &lt; [.N258];&quot;BETTER&quot;;IF([.S258] &gt;[.N258]*1.1;&quot;WORSE&quot;;&quot;&quot;))">
            <text:p/>
          </table:table-cell>
        </table:table-row>
        <table:table-row table:style-name="ro3">
          <table:table-cell/>
          <table:table-cell office:value-type="float" office:value="257">
            <text:p>257</text:p>
          </table:table-cell>
          <table:table-cell office:value-type="string">
            <text:p>7.85398163404981475e-01</text:p>
          </table:table-cell>
          <table:table-cell office:value-type="float" office:value="57">
            <text:p>57</text:p>
          </table:table-cell>
          <table:table-cell office:value-type="float" office:value="0.0000000000088445">
            <text:p>8.84E-012</text:p>
          </table:table-cell>
          <table:table-cell office:value-type="float" office:value="0.0000000000063422">
            <text:p>6.34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0063426">
            <text:p>6.34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0063426">
            <text:p>6.34E-012</text:p>
          </table:table-cell>
          <table:table-cell table:formula="of:=IF([.L259] &lt; [.H259];&quot;BETTER&quot;;IF([.L259]-2 &gt; [.H259]; &quot;WORSE&quot;;&quot;&quot;))">
            <text:p/>
          </table:table-cell>
          <table:table-cell table:formula="of:=IF([.N259] &lt; [.J259];&quot;BETTER&quot;;IF([.N259] &gt;[.J25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0063426">
            <text:p>6.34E-012</text:p>
          </table:table-cell>
          <table:table-cell table:formula="of:=IF([.Q259] &lt; [.L259];&quot;BETTER&quot;;IF([.Q259]-2 &gt; [.L259]; &quot;WORSE&quot;;&quot;&quot;))">
            <text:p/>
          </table:table-cell>
          <table:table-cell table:formula="of:=IF([.S259] &lt; [.N259];&quot;BETTER&quot;;IF([.S259] &gt;[.N259]*1.1;&quot;WORSE&quot;;&quot;&quot;))">
            <text:p/>
          </table:table-cell>
        </table:table-row>
        <table:table-row table:style-name="ro3">
          <table:table-cell/>
          <table:table-cell office:value-type="float" office:value="258">
            <text:p>258</text:p>
          </table:table-cell>
          <table:table-cell office:value-type="string">
            <text:p>6.07589591755374059e+00</text:p>
          </table:table-cell>
          <table:table-cell office:value-type="float" office:value="58">
            <text:p>58</text:p>
          </table:table-cell>
          <table:table-cell office:value-type="float" office:value="1.3156E-015">
            <text:p>1.32E-015</text:p>
          </table:table-cell>
          <table:table-cell office:value-type="float" office:value="0.0000000000076138">
            <text:p>7.6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52847">
            <text:p>5.28E-013</text:p>
          </table:table-cell>
          <table:table-cell office:value-type="float" office:value="0.0000000000076135">
            <text:p>7.6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52847">
            <text:p>5.28E-013</text:p>
          </table:table-cell>
          <table:table-cell office:value-type="float" office:value="0.0000000000076135">
            <text:p>7.61E-012</text:p>
          </table:table-cell>
          <table:table-cell table:formula="of:=IF([.L260] &lt; [.H260];&quot;BETTER&quot;;IF([.L260]-2 &gt; [.H260]; &quot;WORSE&quot;;&quot;&quot;))">
            <text:p/>
          </table:table-cell>
          <table:table-cell table:formula="of:=IF([.N260] &lt; [.J260];&quot;BETTER&quot;;IF([.N260] &gt;[.J26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52758">
            <text:p>5.28E-013</text:p>
          </table:table-cell>
          <table:table-cell office:value-type="float" office:value="0.0000000000076134">
            <text:p>7.61E-012</text:p>
          </table:table-cell>
          <table:table-cell table:formula="of:=IF([.Q260] &lt; [.L260];&quot;BETTER&quot;;IF([.Q260]-2 &gt; [.L260]; &quot;WORSE&quot;;&quot;&quot;))">
            <text:p/>
          </table:table-cell>
          <table:table-cell table:formula="of:=IF([.S260] &lt; [.N260];&quot;BETTER&quot;;IF([.S260] &gt;[.N260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259">
            <text:p>259</text:p>
          </table:table-cell>
          <table:table-cell office:value-type="string">
            <text:p>2.03480531920757013e+00</text:p>
          </table:table-cell>
          <table:table-cell office:value-type="float" office:value="63">
            <text:p>63</text:p>
          </table:table-cell>
          <table:table-cell office:value-type="float" office:value="0.0000000000001423">
            <text:p>1.42E-013</text:p>
          </table:table-cell>
          <table:table-cell office:value-type="float" office:value="0.0000000000035792">
            <text:p>3.58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7001">
            <text:p>2.70E-013</text:p>
          </table:table-cell>
          <table:table-cell office:value-type="float" office:value="0.0000000000037202">
            <text:p>3.72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7001">
            <text:p>2.70E-013</text:p>
          </table:table-cell>
          <table:table-cell office:value-type="float" office:value="0.0000000000037202">
            <text:p>3.72E-012</text:p>
          </table:table-cell>
          <table:table-cell table:formula="of:=IF([.L261] &lt; [.H261];&quot;BETTER&quot;;IF([.L261]-2 &gt; [.H261]; &quot;WORSE&quot;;&quot;&quot;))">
            <text:p/>
          </table:table-cell>
          <table:table-cell table:formula="of:=IF([.N261] &lt; [.J261];&quot;BETTER&quot;;IF([.N261] &gt;[.J26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7001">
            <text:p>2.70E-013</text:p>
          </table:table-cell>
          <table:table-cell office:value-type="float" office:value="0.0000000000037202">
            <text:p>3.72E-012</text:p>
          </table:table-cell>
          <table:table-cell table:formula="of:=IF([.Q261] &lt; [.L261];&quot;BETTER&quot;;IF([.Q261]-2 &gt; [.L261]; &quot;WORSE&quot;;&quot;&quot;))">
            <text:p/>
          </table:table-cell>
          <table:table-cell table:formula="of:=IF([.S261] &lt; [.N261];&quot;BETTER&quot;;IF([.S261] &gt;[.N261]*1.1;&quot;WORSE&quot;;&quot;&quot;))">
            <text:p/>
          </table:table-cell>
        </table:table-row>
        <table:table-row table:style-name="ro3">
          <table:table-cell/>
          <table:table-cell office:value-type="float" office:value="260">
            <text:p>260</text:p>
          </table:table-cell>
          <table:table-cell office:value-type="string">
            <text:p>6.27874005016977460e-02</text:p>
          </table:table-cell>
          <table:table-cell office:value-type="float" office:value="425">
            <text:p>425</text:p>
          </table:table-cell>
          <table:table-cell office:value-type="float" office:value="0.00000000017045">
            <text:p>1.70E-010</text:p>
          </table:table-cell>
          <table:table-cell office:value-type="float" office:value="0.0000000004411">
            <text:p>4.41E-010</text:p>
          </table:table-cell>
          <table:table-cell/>
          <table:table-cell office:value-type="float" office:value="1172">
            <text:p>1172</text:p>
          </table:table-cell>
          <table:table-cell office:value-type="float" office:value="1.9292E-015">
            <text:p>1.93E-015</text:p>
          </table:table-cell>
          <table:table-cell office:value-type="float" office:value="0.000000000027039">
            <text:p>2.70E-011</text:p>
          </table:table-cell>
          <table:table-cell/>
          <table:table-cell office:value-type="float" office:value="1174">
            <text:p>1174</text:p>
          </table:table-cell>
          <table:table-cell office:value-type="float" office:value="1.9292E-015">
            <text:p>1.93E-015</text:p>
          </table:table-cell>
          <table:table-cell office:value-type="float" office:value="0.000000000027039">
            <text:p>2.70E-011</text:p>
          </table:table-cell>
          <table:table-cell table:formula="of:=IF([.L262] &lt; [.H262];&quot;BETTER&quot;;IF([.L262]-2 &gt; [.H262]; &quot;WORSE&quot;;&quot;&quot;))">
            <text:p/>
          </table:table-cell>
          <table:table-cell table:formula="of:=IF([.N262] &lt; [.J262];&quot;BETTER&quot;;IF([.N262] &gt;[.J262]*1.1;&quot;WORSE&quot;;&quot;&quot;))">
            <text:p/>
          </table:table-cell>
          <table:table-cell office:value-type="float" office:value="1174">
            <text:p>1174</text:p>
          </table:table-cell>
          <table:table-cell office:value-type="float" office:value="1.9292E-015">
            <text:p>1.93E-015</text:p>
          </table:table-cell>
          <table:table-cell office:value-type="float" office:value="0.00000000002704">
            <text:p>2.70E-011</text:p>
          </table:table-cell>
          <table:table-cell table:formula="of:=IF([.Q262] &lt; [.L262];&quot;BETTER&quot;;IF([.Q262]-2 &gt; [.L262]; &quot;WORSE&quot;;&quot;&quot;))">
            <text:p/>
          </table:table-cell>
          <table:table-cell table:formula="of:=IF([.S262] &lt; [.N262];&quot;BETTER&quot;;IF([.S262] &gt;[.N262]*1.1;&quot;WORSE&quot;;&quot;&quot;))">
            <text:p/>
          </table:table-cell>
        </table:table-row>
        <table:table-row table:style-name="ro3">
          <table:table-cell/>
          <table:table-cell office:value-type="float" office:value="261">
            <text:p>261</text:p>
          </table:table-cell>
          <table:table-cell office:value-type="string">
            <text:p>-1.13747653148919681e+00</text:p>
          </table:table-cell>
          <table:table-cell office:value-type="float" office:value="24429">
            <text:p>24429</text:p>
          </table:table-cell>
          <table:table-cell office:value-type="float" office:value="0.000042195">
            <text:p>4.22E-005</text:p>
          </table:table-cell>
          <table:table-cell office:value-type="float" office:value="0.000029214">
            <text:p>2.92E-005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14501">
            <text:p>1.45E-004</text:p>
          </table:table-cell>
          <table:table-cell office:value-type="float" office:value="0.000056931">
            <text:p>5.69E-005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14501">
            <text:p>1.45E-004</text:p>
          </table:table-cell>
          <table:table-cell office:value-type="float" office:value="0.000056931">
            <text:p>5.69E-005</text:p>
          </table:table-cell>
          <table:table-cell table:formula="of:=IF([.L263] &lt; [.H263];&quot;BETTER&quot;;IF([.L263]-2 &gt; [.H263]; &quot;WORSE&quot;;&quot;&quot;))">
            <text:p/>
          </table:table-cell>
          <table:table-cell table:formula="of:=IF([.N263] &lt; [.J263];&quot;BETTER&quot;;IF([.N263] &gt;[.J263]*1.1;&quot;WORSE&quot;;&quot;&quot;))">
            <text:p/>
          </table:table-cell>
          <table:table-cell office:value-type="float" office:value="149980">
            <text:p>149980</text:p>
          </table:table-cell>
          <table:table-cell office:value-type="float" office:value="0.00014501">
            <text:p>1.45E-004</text:p>
          </table:table-cell>
          <table:table-cell office:value-type="float" office:value="0.000056931">
            <text:p>5.69E-005</text:p>
          </table:table-cell>
          <table:table-cell table:formula="of:=IF([.Q263] &lt; [.L263];&quot;BETTER&quot;;IF([.Q263]-2 &gt; [.L263]; &quot;WORSE&quot;;&quot;&quot;))">
            <text:p/>
          </table:table-cell>
          <table:table-cell table:formula="of:=IF([.S263] &lt; [.N263];&quot;BETTER&quot;;IF([.S263] &gt;[.N263]*1.1;&quot;WORSE&quot;;&quot;&quot;))">
            <text:p/>
          </table:table-cell>
        </table:table-row>
        <table:table-row table:style-name="ro3">
          <table:table-cell/>
          <table:table-cell office:value-type="float" office:value="262">
            <text:p>262</text:p>
          </table:table-cell>
          <table:table-cell office:value-type="string">
            <text:p>1.99225240795039982e+00</text:p>
          </table:table-cell>
          <table:table-cell office:value-type="float" office:value="107">
            <text:p>107</text:p>
          </table:table-cell>
          <table:table-cell office:value-type="float" office:value="0.0000000000019183">
            <text:p>1.92E-012</text:p>
          </table:table-cell>
          <table:table-cell office:value-type="float" office:value="0.000000000027617">
            <text:p>2.76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40662">
            <text:p>4.07E-010</text:p>
          </table:table-cell>
          <table:table-cell office:value-type="float" office:value="0.000000000024896">
            <text:p>2.49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40662">
            <text:p>4.07E-010</text:p>
          </table:table-cell>
          <table:table-cell office:value-type="float" office:value="0.000000000024896">
            <text:p>2.49E-011</text:p>
          </table:table-cell>
          <table:table-cell table:formula="of:=IF([.L264] &lt; [.H264];&quot;BETTER&quot;;IF([.L264]-2 &gt; [.H264]; &quot;WORSE&quot;;&quot;&quot;))">
            <text:p/>
          </table:table-cell>
          <table:table-cell table:formula="of:=IF([.N264] &lt; [.J264];&quot;BETTER&quot;;IF([.N264] &gt;[.J264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40662">
            <text:p>4.07E-010</text:p>
          </table:table-cell>
          <table:table-cell office:value-type="float" office:value="0.000000000024896">
            <text:p>2.49E-011</text:p>
          </table:table-cell>
          <table:table-cell table:formula="of:=IF([.Q264] &lt; [.L264];&quot;BETTER&quot;;IF([.Q264]-2 &gt; [.L264]; &quot;WORSE&quot;;&quot;&quot;))">
            <text:p/>
          </table:table-cell>
          <table:table-cell table:formula="of:=IF([.S264] &lt; [.N264];&quot;BETTER&quot;;IF([.S264] &gt;[.N264]*1.1;&quot;WORSE&quot;;&quot;&quot;))">
            <text:p/>
          </table:table-cell>
        </table:table-row>
        <table:table-row table:style-name="ro3">
          <table:table-cell/>
          <table:table-cell office:value-type="float" office:value="263">
            <text:p>263</text:p>
          </table:table-cell>
          <table:table-cell office:value-type="string">
            <text:p>1.46046077288096310e+00</text:p>
          </table:table-cell>
          <table:table-cell office:value-type="float" office:value="179487">
            <text:p>179487</text:p>
          </table:table-cell>
          <table:table-cell office:value-type="float" office:value="0.0000004367">
            <text:p>4.37E-007</text:p>
          </table:table-cell>
          <table:table-cell office:value-type="float" office:value="0.00000075025">
            <text:p>7.50E-007</text:p>
          </table:table-cell>
          <table:table-cell/>
          <table:table-cell office:value-type="float" office:value="6497">
            <text:p>6497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/>
          <table:table-cell office:value-type="float" office:value="6499">
            <text:p>6499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 table:formula="of:=IF([.L265] &lt; [.H265];&quot;BETTER&quot;;IF([.L265]-2 &gt; [.H265]; &quot;WORSE&quot;;&quot;&quot;))">
            <text:p/>
          </table:table-cell>
          <table:table-cell table:formula="of:=IF([.N265] &lt; [.J265];&quot;BETTER&quot;;IF([.N265] &gt;[.J265]*1.1;&quot;WORSE&quot;;&quot;&quot;))">
            <text:p/>
          </table:table-cell>
          <table:table-cell office:value-type="float" office:value="6499">
            <text:p>6499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 table:formula="of:=IF([.Q265] &lt; [.L265];&quot;BETTER&quot;;IF([.Q265]-2 &gt; [.L265]; &quot;WORSE&quot;;&quot;&quot;))">
            <text:p/>
          </table:table-cell>
          <table:table-cell table:formula="of:=IF([.S265] &lt; [.N265];&quot;BETTER&quot;;IF([.S265] &gt;[.N265]*1.1;&quot;WORSE&quot;;&quot;&quot;))">
            <text:p/>
          </table:table-cell>
        </table:table-row>
        <table:table-row table:style-name="ro3">
          <table:table-cell/>
          <table:table-cell office:value-type="float" office:value="264">
            <text:p>264</text:p>
          </table:table-cell>
          <table:table-cell office:value-type="string">
            <text:p>5.84232409539919284e-01</text:p>
          </table:table-cell>
          <table:table-cell office:value-type="float" office:value="319">
            <text:p>319</text:p>
          </table:table-cell>
          <table:table-cell office:value-type="float" office:value="0.00000000018655">
            <text:p>1.87E-010</text:p>
          </table:table-cell>
          <table:table-cell office:value-type="float" office:value="0.00000000021631">
            <text:p>2.16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0.047866">
            <text:p>4.79E-002</text:p>
          </table:table-cell>
          <table:table-cell office:value-type="float" office:value="0.16846">
            <text:p>1.68E-001</text:p>
          </table:table-cell>
          <table:table-cell/>
          <table:table-cell office:value-type="float" office:value="590">
            <text:p>590</text:p>
          </table:table-cell>
          <table:table-cell office:value-type="float" office:value="0.047866">
            <text:p>4.79E-002</text:p>
          </table:table-cell>
          <table:table-cell office:value-type="float" office:value="0.16846">
            <text:p>1.68E-001</text:p>
          </table:table-cell>
          <table:table-cell table:formula="of:=IF([.L266] &lt; [.H266];&quot;BETTER&quot;;IF([.L266]-2 &gt; [.H266]; &quot;WORSE&quot;;&quot;&quot;))" office:value-type="string" office:string-value="WORSE">
            <text:p>WORSE</text:p>
          </table:table-cell>
          <table:table-cell table:formula="of:=IF([.N266] &lt; [.J266];&quot;BETTER&quot;;IF([.N266] &gt;[.J266]*1.1;&quot;WORSE&quot;;&quot;&quot;))">
            <text:p/>
          </table:table-cell>
          <table:table-cell office:value-type="float" office:value="590">
            <text:p>590</text:p>
          </table:table-cell>
          <table:table-cell office:value-type="float" office:value="0.047866">
            <text:p>4.79E-002</text:p>
          </table:table-cell>
          <table:table-cell office:value-type="float" office:value="0.16846">
            <text:p>1.68E-001</text:p>
          </table:table-cell>
          <table:table-cell table:formula="of:=IF([.Q266] &lt; [.L266];&quot;BETTER&quot;;IF([.Q266]-2 &gt; [.L266]; &quot;WORSE&quot;;&quot;&quot;))">
            <text:p/>
          </table:table-cell>
          <table:table-cell table:formula="of:=IF([.S266] &lt; [.N266];&quot;BETTER&quot;;IF([.S266] &gt;[.N266]*1.1;&quot;WORSE&quot;;&quot;&quot;))">
            <text:p/>
          </table:table-cell>
        </table:table-row>
        <table:table-row table:style-name="ro3">
          <table:table-cell/>
          <table:table-cell office:value-type="float" office:value="265">
            <text:p>265</text:p>
          </table:table-cell>
          <table:table-cell office:value-type="string">
            <text:p>1.70557349502438199e-01</text:p>
          </table:table-cell>
          <table:table-cell office:value-type="float" office:value="58">
            <text:p>58</text:p>
          </table:table-cell>
          <table:table-cell office:value-type="float" office:value="0.000000000000016599">
            <text:p>1.66E-014</text:p>
          </table:table-cell>
          <table:table-cell office:value-type="float" office:value="0.000000000014295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4636">
            <text:p>1.46E-011</text:p>
          </table:table-cell>
          <table:table-cell office:value-type="float" office:value="0.000000000014295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4636">
            <text:p>1.46E-011</text:p>
          </table:table-cell>
          <table:table-cell office:value-type="float" office:value="0.000000000014295">
            <text:p>1.43E-011</text:p>
          </table:table-cell>
          <table:table-cell table:formula="of:=IF([.L267] &lt; [.H267];&quot;BETTER&quot;;IF([.L267]-2 &gt; [.H267]; &quot;WORSE&quot;;&quot;&quot;))">
            <text:p/>
          </table:table-cell>
          <table:table-cell table:formula="of:=IF([.N267] &lt; [.J267];&quot;BETTER&quot;;IF([.N267] &gt;[.J26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4636">
            <text:p>1.46E-011</text:p>
          </table:table-cell>
          <table:table-cell office:value-type="float" office:value="0.000000000014295">
            <text:p>1.43E-011</text:p>
          </table:table-cell>
          <table:table-cell table:formula="of:=IF([.Q267] &lt; [.L267];&quot;BETTER&quot;;IF([.Q267]-2 &gt; [.L267]; &quot;WORSE&quot;;&quot;&quot;))">
            <text:p/>
          </table:table-cell>
          <table:table-cell table:formula="of:=IF([.S267] &lt; [.N267];&quot;BETTER&quot;;IF([.S267] &gt;[.N267]*1.1;&quot;WORSE&quot;;&quot;&quot;))">
            <text:p/>
          </table:table-cell>
        </table:table-row>
        <table:table-row table:style-name="ro3">
          <table:table-cell/>
          <table:table-cell office:value-type="float" office:value="266">
            <text:p>266</text:p>
          </table:table-cell>
          <table:table-cell office:value-type="string">
            <text:p>2.10802735500548732e-01</text:p>
          </table:table-cell>
          <table:table-cell office:value-type="float" office:value="169356">
            <text:p>169356</text:p>
          </table:table-cell>
          <table:table-cell office:value-type="float" office:value="0.00000044833">
            <text:p>4.48E-007</text:p>
          </table:table-cell>
          <table:table-cell office:value-type="float" office:value="0.00000084924">
            <text:p>8.49E-007</text:p>
          </table:table-cell>
          <table:table-cell/>
          <table:table-cell office:value-type="float" office:value="74990">
            <text:p>74990</text:p>
          </table:table-cell>
          <table:table-cell office:value-type="float" office:value="2.7756E-016">
            <text:p>2.78E-016</text:p>
          </table:table-cell>
          <table:table-cell office:value-type="float" office:value="0.000000000002603">
            <text:p>2.60E-012</text:p>
          </table:table-cell>
          <table:table-cell/>
          <table:table-cell office:value-type="float" office:value="74992">
            <text:p>74992</text:p>
          </table:table-cell>
          <table:table-cell office:value-type="float" office:value="2.7756E-016">
            <text:p>2.78E-016</text:p>
          </table:table-cell>
          <table:table-cell office:value-type="float" office:value="0.000000000002603">
            <text:p>2.60E-012</text:p>
          </table:table-cell>
          <table:table-cell table:formula="of:=IF([.L268] &lt; [.H268];&quot;BETTER&quot;;IF([.L268]-2 &gt; [.H268]; &quot;WORSE&quot;;&quot;&quot;))">
            <text:p/>
          </table:table-cell>
          <table:table-cell table:formula="of:=IF([.N268] &lt; [.J268];&quot;BETTER&quot;;IF([.N268] &gt;[.J268]*1.1;&quot;WORSE&quot;;&quot;&quot;))">
            <text:p/>
          </table:table-cell>
          <table:table-cell office:value-type="float" office:value="74992">
            <text:p>74992</text:p>
          </table:table-cell>
          <table:table-cell office:value-type="float" office:value="2.7756E-016">
            <text:p>2.78E-016</text:p>
          </table:table-cell>
          <table:table-cell office:value-type="float" office:value="0.000000000002603">
            <text:p>2.60E-012</text:p>
          </table:table-cell>
          <table:table-cell table:formula="of:=IF([.Q268] &lt; [.L268];&quot;BETTER&quot;;IF([.Q268]-2 &gt; [.L268]; &quot;WORSE&quot;;&quot;&quot;))">
            <text:p/>
          </table:table-cell>
          <table:table-cell table:formula="of:=IF([.S268] &lt; [.N268];&quot;BETTER&quot;;IF([.S268] &gt;[.N268]*1.1;&quot;WORSE&quot;;&quot;&quot;))">
            <text:p/>
          </table:table-cell>
        </table:table-row>
        <table:table-row table:style-name="ro3">
          <table:table-cell/>
          <table:table-cell office:value-type="float" office:value="267">
            <text:p>267</text:p>
          </table:table-cell>
          <table:table-cell office:value-type="string">
            <text:p>-1.60994668995076129e+00</text:p>
          </table:table-cell>
          <table:table-cell office:value-type="float" office:value="174768">
            <text:p>174768</text:p>
          </table:table-cell>
          <table:table-cell office:value-type="float" office:value="0.0000087073">
            <text:p>8.71E-006</text:p>
          </table:table-cell>
          <table:table-cell office:value-type="float" office:value="0.0000026538">
            <text:p>2.65E-006</text:p>
          </table:table-cell>
          <table:table-cell/>
          <table:table-cell office:value-type="float" office:value="9374">
            <text:p>9374</text:p>
          </table:table-cell>
          <table:table-cell office:value-type="float" office:value="0.00014215">
            <text:p>1.42E-004</text:p>
          </table:table-cell>
          <table:table-cell office:value-type="float" office:value="0.00056996">
            <text:p>5.70E-004</text:p>
          </table:table-cell>
          <table:table-cell/>
          <table:table-cell office:value-type="float" office:value="9376">
            <text:p>9376</text:p>
          </table:table-cell>
          <table:table-cell office:value-type="float" office:value="0.00014215">
            <text:p>1.42E-004</text:p>
          </table:table-cell>
          <table:table-cell office:value-type="float" office:value="0.00056996">
            <text:p>5.70E-004</text:p>
          </table:table-cell>
          <table:table-cell table:formula="of:=IF([.L269] &lt; [.H269];&quot;BETTER&quot;;IF([.L269]-2 &gt; [.H269]; &quot;WORSE&quot;;&quot;&quot;))">
            <text:p/>
          </table:table-cell>
          <table:table-cell table:formula="of:=IF([.N269] &lt; [.J269];&quot;BETTER&quot;;IF([.N269] &gt;[.J269]*1.1;&quot;WORSE&quot;;&quot;&quot;))">
            <text:p/>
          </table:table-cell>
          <table:table-cell office:value-type="float" office:value="9376">
            <text:p>9376</text:p>
          </table:table-cell>
          <table:table-cell office:value-type="float" office:value="0.00014215">
            <text:p>1.42E-004</text:p>
          </table:table-cell>
          <table:table-cell office:value-type="float" office:value="0.00056996">
            <text:p>5.70E-004</text:p>
          </table:table-cell>
          <table:table-cell table:formula="of:=IF([.Q269] &lt; [.L269];&quot;BETTER&quot;;IF([.Q269]-2 &gt; [.L269]; &quot;WORSE&quot;;&quot;&quot;))">
            <text:p/>
          </table:table-cell>
          <table:table-cell table:formula="of:=IF([.S269] &lt; [.N269];&quot;BETTER&quot;;IF([.S269] &gt;[.N269]*1.1;&quot;WORSE&quot;;&quot;&quot;))">
            <text:p/>
          </table:table-cell>
        </table:table-row>
        <table:table-row table:style-name="ro3">
          <table:table-cell/>
          <table:table-cell office:value-type="float" office:value="268">
            <text:p>268</text:p>
          </table:table-cell>
          <table:table-cell office:value-type="string">
            <text:p>7.95492652106833464e+00</text:p>
          </table:table-cell>
          <table:table-cell office:value-type="float" office:value="110">
            <text:p>110</text:p>
          </table:table-cell>
          <table:table-cell office:value-type="float" office:value="0.0000000000094064">
            <text:p>9.41E-012</text:p>
          </table:table-cell>
          <table:table-cell office:value-type="float" office:value="0.00000000000081706">
            <text:p>8.17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3377">
            <text:p>3.38E-010</text:p>
          </table:table-cell>
          <table:table-cell office:value-type="float" office:value="0.0000000000085902">
            <text:p>8.5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3377">
            <text:p>3.38E-010</text:p>
          </table:table-cell>
          <table:table-cell office:value-type="float" office:value="0.0000000000085902">
            <text:p>8.59E-012</text:p>
          </table:table-cell>
          <table:table-cell table:formula="of:=IF([.L270] &lt; [.H270];&quot;BETTER&quot;;IF([.L270]-2 &gt; [.H270]; &quot;WORSE&quot;;&quot;&quot;))">
            <text:p/>
          </table:table-cell>
          <table:table-cell table:formula="of:=IF([.N270] &lt; [.J270];&quot;BETTER&quot;;IF([.N270] &gt;[.J27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3377">
            <text:p>3.38E-010</text:p>
          </table:table-cell>
          <table:table-cell office:value-type="float" office:value="0.0000000000085902">
            <text:p>8.59E-012</text:p>
          </table:table-cell>
          <table:table-cell table:formula="of:=IF([.Q270] &lt; [.L270];&quot;BETTER&quot;;IF([.Q270]-2 &gt; [.L270]; &quot;WORSE&quot;;&quot;&quot;))">
            <text:p/>
          </table:table-cell>
          <table:table-cell table:formula="of:=IF([.S270] &lt; [.N270];&quot;BETTER&quot;;IF([.S270] &gt;[.N270]*1.1;&quot;WORSE&quot;;&quot;&quot;))">
            <text:p/>
          </table:table-cell>
        </table:table-row>
        <table:table-row table:style-name="ro3">
          <table:table-cell/>
          <table:table-cell office:value-type="float" office:value="269">
            <text:p>269</text:p>
          </table:table-cell>
          <table:table-cell office:value-type="string">
            <text:p>8.41116916640328061e-01</text:p>
          </table:table-cell>
          <table:table-cell office:value-type="float" office:value="61">
            <text:p>61</text:p>
          </table:table-cell>
          <table:table-cell office:value-type="float" office:value="0.0000000000000821">
            <text:p>8.21E-014</text:p>
          </table:table-cell>
          <table:table-cell office:value-type="float" office:value="0.000000000047865">
            <text:p>4.79E-011</text:p>
          </table:table-cell>
          <table:table-cell/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47946">
            <text:p>4.79E-011</text:p>
          </table:table-cell>
          <table:table-cell/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47946">
            <text:p>4.79E-011</text:p>
          </table:table-cell>
          <table:table-cell table:formula="of:=IF([.L271] &lt; [.H271];&quot;BETTER&quot;;IF([.L271]-2 &gt; [.H271]; &quot;WORSE&quot;;&quot;&quot;))">
            <text:p/>
          </table:table-cell>
          <table:table-cell table:formula="of:=IF([.N271] &lt; [.J271];&quot;BETTER&quot;;IF([.N271] &gt;[.J27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47946">
            <text:p>4.79E-011</text:p>
          </table:table-cell>
          <table:table-cell table:formula="of:=IF([.Q271] &lt; [.L271];&quot;BETTER&quot;;IF([.Q271]-2 &gt; [.L271]; &quot;WORSE&quot;;&quot;&quot;))">
            <text:p/>
          </table:table-cell>
          <table:table-cell table:formula="of:=IF([.S271] &lt; [.N271];&quot;BETTER&quot;;IF([.S271] &gt;[.N271]*1.1;&quot;WORSE&quot;;&quot;&quot;))">
            <text:p/>
          </table:table-cell>
        </table:table-row>
        <table:table-row table:style-name="ro3">
          <table:table-cell/>
          <table:table-cell office:value-type="float" office:value="270">
            <text:p>270</text:p>
          </table:table-cell>
          <table:table-cell office:value-type="string">
            <text:p>1.91280704065620137e-02</text:p>
          </table:table-cell>
          <table:table-cell office:value-type="float" office:value="363">
            <text:p>363</text:p>
          </table:table-cell>
          <table:table-cell office:value-type="float" office:value="0.00000000016414">
            <text:p>1.64E-010</text:p>
          </table:table-cell>
          <table:table-cell office:value-type="float" office:value="0.000000000158">
            <text:p>1.58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0021464">
            <text:p>2.15E-013</text:p>
          </table:table-cell>
          <table:table-cell office:value-type="float" office:value="0.00000000034306">
            <text:p>3.43E-010</text:p>
          </table:table-cell>
          <table:table-cell/>
          <table:table-cell office:value-type="float" office:value="590">
            <text:p>590</text:p>
          </table:table-cell>
          <table:table-cell office:value-type="float" office:value="0.00000000000021464">
            <text:p>2.15E-013</text:p>
          </table:table-cell>
          <table:table-cell office:value-type="float" office:value="0.00000000034306">
            <text:p>3.43E-010</text:p>
          </table:table-cell>
          <table:table-cell table:formula="of:=IF([.L272] &lt; [.H272];&quot;BETTER&quot;;IF([.L272]-2 &gt; [.H272]; &quot;WORSE&quot;;&quot;&quot;))" office:value-type="string" office:string-value="WORSE">
            <text:p>WORSE</text:p>
          </table:table-cell>
          <table:table-cell table:formula="of:=IF([.N272] &lt; [.J272];&quot;BETTER&quot;;IF([.N272] &gt;[.J272]*1.1;&quot;WORSE&quot;;&quot;&quot;))">
            <text:p/>
          </table:table-cell>
          <table:table-cell office:value-type="float" office:value="590">
            <text:p>590</text:p>
          </table:table-cell>
          <table:table-cell office:value-type="float" office:value="0.00000000000021464">
            <text:p>2.15E-013</text:p>
          </table:table-cell>
          <table:table-cell office:value-type="float" office:value="0.00000000034306">
            <text:p>3.43E-010</text:p>
          </table:table-cell>
          <table:table-cell table:formula="of:=IF([.Q272] &lt; [.L272];&quot;BETTER&quot;;IF([.Q272]-2 &gt; [.L272]; &quot;WORSE&quot;;&quot;&quot;))">
            <text:p/>
          </table:table-cell>
          <table:table-cell table:formula="of:=IF([.S272] &lt; [.N272];&quot;BETTER&quot;;IF([.S272] &gt;[.N272]*1.1;&quot;WORSE&quot;;&quot;&quot;))">
            <text:p/>
          </table:table-cell>
        </table:table-row>
        <table:table-row table:style-name="ro3">
          <table:table-cell/>
          <table:table-cell office:value-type="float" office:value="271">
            <text:p>271</text:p>
          </table:table-cell>
          <table:table-cell office:value-type="string">
            <text:p>-4.52756962516067674e+00</text:p>
          </table:table-cell>
          <table:table-cell office:value-type="float" office:value="109">
            <text:p>109</text:p>
          </table:table-cell>
          <table:table-cell office:value-type="float" office:value="0.000000000042924">
            <text:p>4.29E-011</text:p>
          </table:table-cell>
          <table:table-cell office:value-type="float" office:value="0.000000000013924">
            <text:p>1.39E-011</text:p>
          </table:table-cell>
          <table:table-cell/>
          <table:table-cell office:value-type="float" office:value="202">
            <text:p>202</text:p>
          </table:table-cell>
          <table:table-cell office:value-type="float" office:value="2.2204E-015">
            <text:p>2.22E-015</text:p>
          </table:table-cell>
          <table:table-cell office:value-type="float" office:value="0.0000000000086853">
            <text:p>8.69E-012</text:p>
          </table:table-cell>
          <table:table-cell/>
          <table:table-cell office:value-type="float" office:value="202">
            <text:p>202</text:p>
          </table:table-cell>
          <table:table-cell office:value-type="float" office:value="2.2204E-015">
            <text:p>2.22E-015</text:p>
          </table:table-cell>
          <table:table-cell office:value-type="float" office:value="0.0000000000086853">
            <text:p>8.69E-012</text:p>
          </table:table-cell>
          <table:table-cell table:formula="of:=IF([.L273] &lt; [.H273];&quot;BETTER&quot;;IF([.L273]-2 &gt; [.H273]; &quot;WORSE&quot;;&quot;&quot;))">
            <text:p/>
          </table:table-cell>
          <table:table-cell table:formula="of:=IF([.N273] &lt; [.J273];&quot;BETTER&quot;;IF([.N273] &gt;[.J273]*1.1;&quot;WORSE&quot;;&quot;&quot;))">
            <text:p/>
          </table:table-cell>
          <table:table-cell office:value-type="float" office:value="202">
            <text:p>202</text:p>
          </table:table-cell>
          <table:table-cell office:value-type="float" office:value="2.2204E-015">
            <text:p>2.22E-015</text:p>
          </table:table-cell>
          <table:table-cell office:value-type="float" office:value="0.0000000000086853">
            <text:p>8.69E-012</text:p>
          </table:table-cell>
          <table:table-cell table:formula="of:=IF([.Q273] &lt; [.L273];&quot;BETTER&quot;;IF([.Q273]-2 &gt; [.L273]; &quot;WORSE&quot;;&quot;&quot;))">
            <text:p/>
          </table:table-cell>
          <table:table-cell table:formula="of:=IF([.S273] &lt; [.N273];&quot;BETTER&quot;;IF([.S273] &gt;[.N273]*1.1;&quot;WORSE&quot;;&quot;&quot;))">
            <text:p/>
          </table:table-cell>
        </table:table-row>
        <table:table-row table:style-name="ro3">
          <table:table-cell/>
          <table:table-cell office:value-type="float" office:value="272">
            <text:p>272</text:p>
          </table:table-cell>
          <table:table-cell office:value-type="string">
            <text:p>-1.20703463166258231e+01</text:p>
          </table:table-cell>
          <table:table-cell office:value-type="float" office:value="58">
            <text:p>58</text:p>
          </table:table-cell>
          <table:table-cell office:value-type="float" office:value="0.0000000000069806">
            <text:p>6.98E-012</text:p>
          </table:table-cell>
          <table:table-cell office:value-type="float" office:value="0.000000000018708">
            <text:p>1.8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806E-015">
            <text:p>5.58E-015</text:p>
          </table:table-cell>
          <table:table-cell office:value-type="float" office:value="0.000000000018709">
            <text:p>1.8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806E-015">
            <text:p>5.58E-015</text:p>
          </table:table-cell>
          <table:table-cell office:value-type="float" office:value="0.000000000018709">
            <text:p>1.87E-011</text:p>
          </table:table-cell>
          <table:table-cell table:formula="of:=IF([.L274] &lt; [.H274];&quot;BETTER&quot;;IF([.L274]-2 &gt; [.H274]; &quot;WORSE&quot;;&quot;&quot;))">
            <text:p/>
          </table:table-cell>
          <table:table-cell table:formula="of:=IF([.N274] &lt; [.J274];&quot;BETTER&quot;;IF([.N274] &gt;[.J27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806E-015">
            <text:p>5.58E-015</text:p>
          </table:table-cell>
          <table:table-cell office:value-type="float" office:value="0.000000000018709">
            <text:p>1.87E-011</text:p>
          </table:table-cell>
          <table:table-cell table:formula="of:=IF([.Q274] &lt; [.L274];&quot;BETTER&quot;;IF([.Q274]-2 &gt; [.L274]; &quot;WORSE&quot;;&quot;&quot;))">
            <text:p/>
          </table:table-cell>
          <table:table-cell table:formula="of:=IF([.S274] &lt; [.N274];&quot;BETTER&quot;;IF([.S274] &gt;[.N274]*1.1;&quot;WORSE&quot;;&quot;&quot;))">
            <text:p/>
          </table:table-cell>
        </table:table-row>
        <table:table-row table:style-name="ro3">
          <table:table-cell/>
          <table:table-cell office:value-type="float" office:value="273">
            <text:p>273</text:p>
          </table:table-cell>
          <table:table-cell office:value-type="string">
            <text:p>8.86226925452758163e-01</text:p>
          </table:table-cell>
          <table:table-cell office:value-type="float" office:value="58">
            <text:p>58</text:p>
          </table:table-cell>
          <table:table-cell office:value-type="float" office:value="3.5077E-015">
            <text:p>3.51E-015</text:p>
          </table:table-cell>
          <table:table-cell office:value-type="float" office:value="0.000000000053309">
            <text:p>5.3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3989">
            <text:p>1.40E-014</text:p>
          </table:table-cell>
          <table:table-cell office:value-type="float" office:value="0.000000000053307">
            <text:p>5.3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3989">
            <text:p>1.40E-014</text:p>
          </table:table-cell>
          <table:table-cell office:value-type="float" office:value="0.000000000053307">
            <text:p>5.33E-011</text:p>
          </table:table-cell>
          <table:table-cell table:formula="of:=IF([.L275] &lt; [.H275];&quot;BETTER&quot;;IF([.L275]-2 &gt; [.H275]; &quot;WORSE&quot;;&quot;&quot;))">
            <text:p/>
          </table:table-cell>
          <table:table-cell table:formula="of:=IF([.N275] &lt; [.J275];&quot;BETTER&quot;;IF([.N275] &gt;[.J27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3989">
            <text:p>1.40E-014</text:p>
          </table:table-cell>
          <table:table-cell office:value-type="float" office:value="0.000000000053307">
            <text:p>5.33E-011</text:p>
          </table:table-cell>
          <table:table-cell table:formula="of:=IF([.Q275] &lt; [.L275];&quot;BETTER&quot;;IF([.Q275]-2 &gt; [.L275]; &quot;WORSE&quot;;&quot;&quot;))">
            <text:p/>
          </table:table-cell>
          <table:table-cell table:formula="of:=IF([.S275] &lt; [.N275];&quot;BETTER&quot;;IF([.S275] &gt;[.N275]*1.1;&quot;WORSE&quot;;&quot;&quot;))">
            <text:p/>
          </table:table-cell>
        </table:table-row>
        <table:table-row table:style-name="ro3">
          <table:table-cell/>
          <table:table-cell office:value-type="float" office:value="274">
            <text:p>274</text:p>
          </table:table-cell>
          <table:table-cell office:value-type="string">
            <text:p>2.42582597704894356e+07</text:p>
          </table:table-cell>
          <table:table-cell office:value-type="float" office:value="111">
            <text:p>111</text:p>
          </table:table-cell>
          <table:table-cell office:value-type="float" office:value="0.0000000000025207">
            <text:p>2.52E-012</text:p>
          </table:table-cell>
          <table:table-cell office:value-type="float" office:value="0.00000000000253">
            <text:p>2.53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27705">
            <text:p>2.77E-005</text:p>
          </table:table-cell>
          <table:table-cell office:value-type="float" office:value="2.6107E-015">
            <text:p>2.61E-015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27705">
            <text:p>2.77E-005</text:p>
          </table:table-cell>
          <table:table-cell office:value-type="float" office:value="2.6107E-015">
            <text:p>2.61E-015</text:p>
          </table:table-cell>
          <table:table-cell table:formula="of:=IF([.L276] &lt; [.H276];&quot;BETTER&quot;;IF([.L276]-2 &gt; [.H276]; &quot;WORSE&quot;;&quot;&quot;))">
            <text:p/>
          </table:table-cell>
          <table:table-cell table:formula="of:=IF([.N276] &lt; [.J276];&quot;BETTER&quot;;IF([.N276] &gt;[.J276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27709">
            <text:p>2.77E-005</text:p>
          </table:table-cell>
          <table:table-cell office:value-type="float" office:value="2.7642E-015">
            <text:p>2.76E-015</text:p>
          </table:table-cell>
          <table:table-cell table:formula="of:=IF([.Q276] &lt; [.L276];&quot;BETTER&quot;;IF([.Q276]-2 &gt; [.L276]; &quot;WORSE&quot;;&quot;&quot;))">
            <text:p/>
          </table:table-cell>
          <table:table-cell table:formula="of:=IF([.S276] &lt; [.N276];&quot;BETTER&quot;;IF([.S276] &gt;[.N276]*1.1;&quot;WORSE&quot;;&quot;&quot;))">
            <text:p/>
          </table:table-cell>
        </table:table-row>
        <table:table-row table:style-name="ro3">
          <table:table-cell/>
          <table:table-cell office:value-type="float" office:value="275">
            <text:p>275</text:p>
          </table:table-cell>
          <table:table-cell office:value-type="string">
            <text:p>3.64899739785758820e-02</text:p>
          </table:table-cell>
          <table:table-cell office:value-type="float" office:value="49">
            <text:p>49</text:p>
          </table:table-cell>
          <table:table-cell office:value-type="float" office:value="0.0000000000021861">
            <text:p>2.19E-012</text:p>
          </table:table-cell>
          <table:table-cell office:value-type="float" office:value="0.00000000058712">
            <text:p>5.8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9919">
            <text:p>4.99E-012</text:p>
          </table:table-cell>
          <table:table-cell office:value-type="float" office:value="0.00000000058712">
            <text:p>5.8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9919">
            <text:p>4.99E-012</text:p>
          </table:table-cell>
          <table:table-cell office:value-type="float" office:value="0.00000000058712">
            <text:p>5.87E-010</text:p>
          </table:table-cell>
          <table:table-cell table:formula="of:=IF([.L277] &lt; [.H277];&quot;BETTER&quot;;IF([.L277]-2 &gt; [.H277]; &quot;WORSE&quot;;&quot;&quot;))">
            <text:p/>
          </table:table-cell>
          <table:table-cell table:formula="of:=IF([.N277] &lt; [.J277];&quot;BETTER&quot;;IF([.N277] &gt;[.J27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9919">
            <text:p>4.99E-012</text:p>
          </table:table-cell>
          <table:table-cell office:value-type="float" office:value="0.00000000058712">
            <text:p>5.87E-010</text:p>
          </table:table-cell>
          <table:table-cell table:formula="of:=IF([.Q277] &lt; [.L277];&quot;BETTER&quot;;IF([.Q277]-2 &gt; [.L277]; &quot;WORSE&quot;;&quot;&quot;))">
            <text:p/>
          </table:table-cell>
          <table:table-cell table:formula="of:=IF([.S277] &lt; [.N277];&quot;BETTER&quot;;IF([.S277] &gt;[.N277]*1.1;&quot;WORSE&quot;;&quot;&quot;))">
            <text:p/>
          </table:table-cell>
        </table:table-row>
        <table:table-row table:style-name="ro3">
          <table:table-cell/>
          <table:table-cell office:value-type="float" office:value="276">
            <text:p>276</text:p>
          </table:table-cell>
          <table:table-cell office:value-type="string">
            <text:p>1.11111111111111105e-01</text:p>
          </table:table-cell>
          <table:table-cell office:value-type="float" office:value="49">
            <text:p>49</text:p>
          </table:table-cell>
          <table:table-cell office:value-type="float" office:value="1.3739E-015">
            <text:p>1.37E-015</text:p>
          </table:table-cell>
          <table:table-cell office:value-type="float" office:value="0.00000000009999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8861">
            <text:p>3.89E-011</text:p>
          </table:table-cell>
          <table:table-cell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8861">
            <text:p>3.89E-011</text:p>
          </table:table-cell>
          <table:table-cell office:value-type="float" office:value="0.0000000001">
            <text:p>1.00E-010</text:p>
          </table:table-cell>
          <table:table-cell table:formula="of:=IF([.L278] &lt; [.H278];&quot;BETTER&quot;;IF([.L278]-2 &gt; [.H278]; &quot;WORSE&quot;;&quot;&quot;))">
            <text:p/>
          </table:table-cell>
          <table:table-cell table:formula="of:=IF([.N278] &lt; [.J278];&quot;BETTER&quot;;IF([.N278] &gt;[.J27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38861">
            <text:p>3.89E-011</text:p>
          </table:table-cell>
          <table:table-cell office:value-type="float" office:value="0.0000000001">
            <text:p>1.00E-010</text:p>
          </table:table-cell>
          <table:table-cell table:formula="of:=IF([.Q278] &lt; [.L278];&quot;BETTER&quot;;IF([.Q278]-2 &gt; [.L278]; &quot;WORSE&quot;;&quot;&quot;))">
            <text:p/>
          </table:table-cell>
          <table:table-cell table:formula="of:=IF([.S278] &lt; [.N278];&quot;BETTER&quot;;IF([.S278] &gt;[.N278]*1.1;&quot;WORSE&quot;;&quot;&quot;))">
            <text:p/>
          </table:table-cell>
        </table:table-row>
        <table:table-row table:style-name="ro3">
          <table:table-cell/>
          <table:table-cell office:value-type="float" office:value="277">
            <text:p>277</text:p>
          </table:table-cell>
          <table:table-cell office:value-type="string">
            <text:p>4.79428226688801584e-01</text:p>
          </table:table-cell>
          <table:table-cell office:value-type="float" office:value="57">
            <text:p>57</text:p>
          </table:table-cell>
          <table:table-cell office:value-type="float" office:value="0.00000000000072945">
            <text:p>7.29E-013</text:p>
          </table:table-cell>
          <table:table-cell office:value-type="float" office:value="0.000000000023359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 table:formula="of:=IF([.L279] &lt; [.H279];&quot;BETTER&quot;;IF([.L279]-2 &gt; [.H279]; &quot;WORSE&quot;;&quot;&quot;))">
            <text:p/>
          </table:table-cell>
          <table:table-cell table:formula="of:=IF([.N279] &lt; [.J279];&quot;BETTER&quot;;IF([.N279] &gt;[.J27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 table:formula="of:=IF([.Q279] &lt; [.L279];&quot;BETTER&quot;;IF([.Q279]-2 &gt; [.L279]; &quot;WORSE&quot;;&quot;&quot;))">
            <text:p/>
          </table:table-cell>
          <table:table-cell table:formula="of:=IF([.S279] &lt; [.N279];&quot;BETTER&quot;;IF([.S279] &gt;[.N279]*1.1;&quot;WORSE&quot;;&quot;&quot;))">
            <text:p/>
          </table:table-cell>
        </table:table-row>
        <table:table-row table:style-name="ro3">
          <table:table-cell/>
          <table:table-cell office:value-type="float" office:value="278">
            <text:p>278</text:p>
          </table:table-cell>
          <table:table-cell office:value-type="string">
            <text:p>4.33788002644939996e-01</text:p>
          </table:table-cell>
          <table:table-cell office:value-type="float" office:value="216">
            <text:p>216</text:p>
          </table:table-cell>
          <table:table-cell office:value-type="float" office:value="0.000000000042318">
            <text:p>4.23E-011</text:p>
          </table:table-cell>
          <table:table-cell office:value-type="float" office:value="0.000000000060364">
            <text:p>6.04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4.3598E-016">
            <text:p>4.36E-016</text:p>
          </table:table-cell>
          <table:table-cell office:value-type="float" office:value="0.0000000001036">
            <text:p>1.04E-010</text:p>
          </table:table-cell>
          <table:table-cell/>
          <table:table-cell office:value-type="float" office:value="588">
            <text:p>588</text:p>
          </table:table-cell>
          <table:table-cell office:value-type="float" office:value="4.3598E-016">
            <text:p>4.36E-016</text:p>
          </table:table-cell>
          <table:table-cell office:value-type="float" office:value="0.0000000001036">
            <text:p>1.04E-010</text:p>
          </table:table-cell>
          <table:table-cell table:formula="of:=IF([.L280] &lt; [.H280];&quot;BETTER&quot;;IF([.L280]-2 &gt; [.H280]; &quot;WORSE&quot;;&quot;&quot;))">
            <text:p/>
          </table:table-cell>
          <table:table-cell table:formula="of:=IF([.N280] &lt; [.J280];&quot;BETTER&quot;;IF([.N280] &gt;[.J280]*1.1;&quot;WORSE&quot;;&quot;&quot;))">
            <text:p/>
          </table:table-cell>
          <table:table-cell office:value-type="float" office:value="588">
            <text:p>588</text:p>
          </table:table-cell>
          <table:table-cell office:value-type="float" office:value="3.4879E-016">
            <text:p>3.49E-016</text:p>
          </table:table-cell>
          <table:table-cell office:value-type="float" office:value="0.0000000001036">
            <text:p>1.04E-010</text:p>
          </table:table-cell>
          <table:table-cell table:formula="of:=IF([.Q280] &lt; [.L280];&quot;BETTER&quot;;IF([.Q280]-2 &gt; [.L280]; &quot;WORSE&quot;;&quot;&quot;))">
            <text:p/>
          </table:table-cell>
          <table:table-cell table:formula="of:=IF([.S280] &lt; [.N280];&quot;BETTER&quot;;IF([.S280] &gt;[.N280]*1.1;&quot;WORSE&quot;;&quot;&quot;))">
            <text:p/>
          </table:table-cell>
        </table:table-row>
        <table:table-row table:style-name="ro3">
          <table:table-cell/>
          <table:table-cell office:value-type="float" office:value="279">
            <text:p>279</text:p>
          </table:table-cell>
          <table:table-cell office:value-type="string">
            <text:p>1.11111111111111119e-01</text:p>
          </table:table-cell>
          <table:table-cell office:value-type="float" office:value="58">
            <text:p>58</text:p>
          </table:table-cell>
          <table:table-cell office:value-type="float" office:value="0.00000000000020484">
            <text:p>2.05E-013</text:p>
          </table:table-cell>
          <table:table-cell office:value-type="float" office:value="0.000000000099999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37">
            <text:p>1.64E-011</text:p>
          </table:table-cell>
          <table:table-cell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37">
            <text:p>1.64E-011</text:p>
          </table:table-cell>
          <table:table-cell office:value-type="float" office:value="0.0000000001">
            <text:p>1.00E-010</text:p>
          </table:table-cell>
          <table:table-cell table:formula="of:=IF([.L281] &lt; [.H281];&quot;BETTER&quot;;IF([.L281]-2 &gt; [.H281]; &quot;WORSE&quot;;&quot;&quot;))">
            <text:p/>
          </table:table-cell>
          <table:table-cell table:formula="of:=IF([.N281] &lt; [.J281];&quot;BETTER&quot;;IF([.N281] &gt;[.J28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637">
            <text:p>1.64E-011</text:p>
          </table:table-cell>
          <table:table-cell office:value-type="float" office:value="0.0000000001">
            <text:p>1.00E-010</text:p>
          </table:table-cell>
          <table:table-cell table:formula="of:=IF([.Q281] &lt; [.L281];&quot;BETTER&quot;;IF([.Q281]-2 &gt; [.L281]; &quot;WORSE&quot;;&quot;&quot;))">
            <text:p/>
          </table:table-cell>
          <table:table-cell table:formula="of:=IF([.S281] &lt; [.N281];&quot;BETTER&quot;;IF([.S281] &gt;[.N281]*1.1;&quot;WORSE&quot;;&quot;&quot;))">
            <text:p/>
          </table:table-cell>
        </table:table-row>
        <table:table-row table:style-name="ro3">
          <table:table-cell/>
          <table:table-cell office:value-type="float" office:value="280">
            <text:p>280</text:p>
          </table:table-cell>
          <table:table-cell office:value-type="string">
            <text:p>1.64785445003969910e-01</text:p>
          </table:table-cell>
          <table:table-cell office:value-type="float" office:value="58">
            <text:p>58</text:p>
          </table:table-cell>
          <table:table-cell office:value-type="float" office:value="0.00000000000013862">
            <text:p>1.39E-013</text:p>
          </table:table-cell>
          <table:table-cell office:value-type="float" office:value="0.000000000024091">
            <text:p>2.4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368">
            <text:p>1.64E-011</text:p>
          </table:table-cell>
          <table:table-cell office:value-type="float" office:value="0.000000000024091">
            <text:p>2.4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368">
            <text:p>1.64E-011</text:p>
          </table:table-cell>
          <table:table-cell office:value-type="float" office:value="0.000000000024091">
            <text:p>2.41E-011</text:p>
          </table:table-cell>
          <table:table-cell table:formula="of:=IF([.L282] &lt; [.H282];&quot;BETTER&quot;;IF([.L282]-2 &gt; [.H282]; &quot;WORSE&quot;;&quot;&quot;))">
            <text:p/>
          </table:table-cell>
          <table:table-cell table:formula="of:=IF([.N282] &lt; [.J282];&quot;BETTER&quot;;IF([.N282] &gt;[.J28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6368">
            <text:p>1.64E-011</text:p>
          </table:table-cell>
          <table:table-cell office:value-type="float" office:value="0.000000000024091">
            <text:p>2.41E-011</text:p>
          </table:table-cell>
          <table:table-cell table:formula="of:=IF([.Q282] &lt; [.L282];&quot;BETTER&quot;;IF([.Q282]-2 &gt; [.L282]; &quot;WORSE&quot;;&quot;&quot;))">
            <text:p/>
          </table:table-cell>
          <table:table-cell table:formula="of:=IF([.S282] &lt; [.N282];&quot;BETTER&quot;;IF([.S282] &gt;[.N282]*1.1;&quot;WORSE&quot;;&quot;&quot;))">
            <text:p/>
          </table:table-cell>
        </table:table-row>
        <table:table-row table:style-name="ro3">
          <table:table-cell/>
          <table:table-cell office:value-type="float" office:value="281">
            <text:p>281</text:p>
          </table:table-cell>
          <table:table-cell office:value-type="string">
            <text:p>-1.10018355656023407e-02</text:p>
          </table:table-cell>
          <table:table-cell office:value-type="float" office:value="113">
            <text:p>113</text:p>
          </table:table-cell>
          <table:table-cell office:value-type="float" office:value="0.0000000000032431">
            <text:p>3.24E-012</text:p>
          </table:table-cell>
          <table:table-cell office:value-type="float" office:value="0.0000000031234">
            <text:p>3.12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6.245E-017">
            <text:p>6.25E-017</text:p>
          </table:table-cell>
          <table:table-cell office:value-type="float" office:value="0.0000000031265">
            <text:p>3.13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6.245E-017">
            <text:p>6.25E-017</text:p>
          </table:table-cell>
          <table:table-cell office:value-type="float" office:value="0.0000000031265">
            <text:p>3.13E-009</text:p>
          </table:table-cell>
          <table:table-cell table:formula="of:=IF([.L283] &lt; [.H283];&quot;BETTER&quot;;IF([.L283]-2 &gt; [.H283]; &quot;WORSE&quot;;&quot;&quot;))">
            <text:p/>
          </table:table-cell>
          <table:table-cell table:formula="of:=IF([.N283] &lt; [.J283];&quot;BETTER&quot;;IF([.N283] &gt;[.J28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6.245E-017">
            <text:p>6.25E-017</text:p>
          </table:table-cell>
          <table:table-cell office:value-type="float" office:value="0.0000000031265">
            <text:p>3.13E-009</text:p>
          </table:table-cell>
          <table:table-cell table:formula="of:=IF([.Q283] &lt; [.L283];&quot;BETTER&quot;;IF([.Q283]-2 &gt; [.L283]; &quot;WORSE&quot;;&quot;&quot;))">
            <text:p/>
          </table:table-cell>
          <table:table-cell table:formula="of:=IF([.S283] &lt; [.N283];&quot;BETTER&quot;;IF([.S283] &gt;[.N283]*1.1;&quot;WORSE&quot;;&quot;&quot;))">
            <text:p/>
          </table:table-cell>
        </table:table-row>
        <table:table-row table:style-name="ro3">
          <table:table-cell/>
          <table:table-cell office:value-type="float" office:value="282">
            <text:p>282</text:p>
          </table:table-cell>
          <table:table-cell office:value-type="string">
            <text:p>6.06909095959047118e+00</text:p>
          </table:table-cell>
          <table:table-cell office:value-type="float" office:value="58">
            <text:p>58</text:p>
          </table:table-cell>
          <table:table-cell office:value-type="float" office:value="0.0000000063616">
            <text:p>6.36E-009</text:p>
          </table:table-cell>
          <table:table-cell office:value-type="float" office:value="0.0000000000015703">
            <text:p>1.5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56483">
            <text:p>5.65E-012</text:p>
          </table:table-cell>
          <table:table-cell office:value-type="float" office:value="0.00000000000157">
            <text:p>1.5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56483">
            <text:p>5.65E-012</text:p>
          </table:table-cell>
          <table:table-cell office:value-type="float" office:value="0.00000000000157">
            <text:p>1.57E-012</text:p>
          </table:table-cell>
          <table:table-cell table:formula="of:=IF([.L284] &lt; [.H284];&quot;BETTER&quot;;IF([.L284]-2 &gt; [.H284]; &quot;WORSE&quot;;&quot;&quot;))">
            <text:p/>
          </table:table-cell>
          <table:table-cell table:formula="of:=IF([.N284] &lt; [.J284];&quot;BETTER&quot;;IF([.N284] &gt;[.J28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5649">
            <text:p>5.65E-012</text:p>
          </table:table-cell>
          <table:table-cell office:value-type="float" office:value="0.00000000000157">
            <text:p>1.57E-012</text:p>
          </table:table-cell>
          <table:table-cell table:formula="of:=IF([.Q284] &lt; [.L284];&quot;BETTER&quot;;IF([.Q284]-2 &gt; [.L284]; &quot;WORSE&quot;;&quot;&quot;))">
            <text:p/>
          </table:table-cell>
          <table:table-cell table:formula="of:=IF([.S284] &lt; [.N284];&quot;BETTER&quot;;IF([.S284] &gt;[.N284]*1.1;&quot;WORSE&quot;;&quot;&quot;))">
            <text:p/>
          </table:table-cell>
        </table:table-row>
        <table:table-row table:style-name="ro3">
          <table:table-cell/>
          <table:table-cell office:value-type="float" office:value="283">
            <text:p>283</text:p>
          </table:table-cell>
          <table:table-cell office:value-type="string">
            <text:p>-4.44444444444444420e-01</text:p>
          </table:table-cell>
          <table:table-cell office:value-type="float" office:value="53">
            <text:p>53</text:p>
          </table:table-cell>
          <table:table-cell office:value-type="float" office:value="0.00000000000024206">
            <text:p>2.42E-013</text:p>
          </table:table-cell>
          <table:table-cell office:value-type="float" office:value="0.000000000099768">
            <text:p>9.9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 table:formula="of:=IF([.L285] &lt; [.H285];&quot;BETTER&quot;;IF([.L285]-2 &gt; [.H285]; &quot;WORSE&quot;;&quot;&quot;))">
            <text:p/>
          </table:table-cell>
          <table:table-cell table:formula="of:=IF([.N285] &lt; [.J285];&quot;BETTER&quot;;IF([.N285] &gt;[.J28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 table:formula="of:=IF([.Q285] &lt; [.L285];&quot;BETTER&quot;;IF([.Q285]-2 &gt; [.L285]; &quot;WORSE&quot;;&quot;&quot;))">
            <text:p/>
          </table:table-cell>
          <table:table-cell table:formula="of:=IF([.S285] &lt; [.N285];&quot;BETTER&quot;;IF([.S285] &gt;[.N285]*1.1;&quot;WORSE&quot;;&quot;&quot;))">
            <text:p/>
          </table:table-cell>
        </table:table-row>
        <table:table-row table:style-name="ro3">
          <table:table-cell/>
          <table:table-cell office:value-type="float" office:value="284">
            <text:p>284</text:p>
          </table:table-cell>
          <table:table-cell office:value-type="string">
            <text:p>5.27431533810202566e+01</text:p>
          </table:table-cell>
          <table:table-cell office:value-type="float" office:value="183206">
            <text:p>183206</text:p>
          </table:table-cell>
          <table:table-cell office:value-type="float" office:value="0.0000066729">
            <text:p>6.67E-006</text:p>
          </table:table-cell>
          <table:table-cell office:value-type="float" office:value="0.0000027431">
            <text:p>2.74E-006</text:p>
          </table:table-cell>
          <table:table-cell/>
          <table:table-cell office:value-type="float" office:value="37495">
            <text:p>37495</text:p>
          </table:table-cell>
          <table:table-cell office:value-type="float" office:value="0.00054479">
            <text:p>5.45E-004</text:p>
          </table:table-cell>
          <table:table-cell office:value-type="float" office:value="0.0000456">
            <text:p>4.56E-005</text:p>
          </table:table-cell>
          <table:table-cell/>
          <table:table-cell office:value-type="float" office:value="37497">
            <text:p>37497</text:p>
          </table:table-cell>
          <table:table-cell office:value-type="float" office:value="0.00054479">
            <text:p>5.45E-004</text:p>
          </table:table-cell>
          <table:table-cell office:value-type="float" office:value="0.0000456">
            <text:p>4.56E-005</text:p>
          </table:table-cell>
          <table:table-cell table:formula="of:=IF([.L286] &lt; [.H286];&quot;BETTER&quot;;IF([.L286]-2 &gt; [.H286]; &quot;WORSE&quot;;&quot;&quot;))">
            <text:p/>
          </table:table-cell>
          <table:table-cell table:formula="of:=IF([.N286] &lt; [.J286];&quot;BETTER&quot;;IF([.N286] &gt;[.J286]*1.1;&quot;WORSE&quot;;&quot;&quot;))">
            <text:p/>
          </table:table-cell>
          <table:table-cell office:value-type="float" office:value="37497">
            <text:p>37497</text:p>
          </table:table-cell>
          <table:table-cell office:value-type="float" office:value="0.00054479">
            <text:p>5.45E-004</text:p>
          </table:table-cell>
          <table:table-cell office:value-type="float" office:value="0.0000456">
            <text:p>4.56E-005</text:p>
          </table:table-cell>
          <table:table-cell table:formula="of:=IF([.Q286] &lt; [.L286];&quot;BETTER&quot;;IF([.Q286]-2 &gt; [.L286]; &quot;WORSE&quot;;&quot;&quot;))">
            <text:p/>
          </table:table-cell>
          <table:table-cell table:formula="of:=IF([.S286] &lt; [.N286];&quot;BETTER&quot;;IF([.S286] &gt;[.N286]*1.1;&quot;WORSE&quot;;&quot;&quot;))">
            <text:p/>
          </table:table-cell>
        </table:table-row>
        <table:table-row table:style-name="ro3">
          <table:table-cell/>
          <table:table-cell office:value-type="float" office:value="285">
            <text:p>285</text:p>
          </table:table-cell>
          <table:table-cell office:value-type="string">
            <text:p>1.47244395827523866e+00</text:p>
          </table:table-cell>
          <table:table-cell office:value-type="float" office:value="175546">
            <text:p>175546</text:p>
          </table:table-cell>
          <table:table-cell office:value-type="float" office:value="0.00050177">
            <text:p>5.02E-004</text:p>
          </table:table-cell>
          <table:table-cell office:value-type="float" office:value="0.0014437">
            <text:p>1.44E-003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41463">
            <text:p>4.15E-003</text:p>
          </table:table-cell>
          <table:table-cell office:value-type="float" office:value="0.021854">
            <text:p>2.19E-002</text:p>
          </table:table-cell>
          <table:table-cell/>
          <table:table-cell office:value-type="float" office:value="37499">
            <text:p>37499</text:p>
          </table:table-cell>
          <table:table-cell office:value-type="float" office:value="0.00003481">
            <text:p>3.48E-005</text:p>
          </table:table-cell>
          <table:table-cell office:value-type="float" office:value="0.0077378">
            <text:p>7.74E-003</text:p>
          </table:table-cell>
          <table:table-cell table:formula="of:=IF([.L287] &lt; [.H287];&quot;BETTER&quot;;IF([.L287]-2 &gt; [.H287]; &quot;WORSE&quot;;&quot;&quot;))" office:value-type="string" office:string-value="WORSE">
            <text:p>WORSE</text:p>
          </table:table-cell>
          <table:table-cell table:formula="of:=IF([.N287] &lt; [.J287];&quot;BETTER&quot;;IF([.N287] &gt;[.J287]*1.1;&quot;WORSE&quot;;&quot;&quot;))" office:value-type="string" office:string-value="BETTER">
            <text:p>BETTER</text:p>
          </table:table-cell>
          <table:table-cell office:value-type="float" office:value="37499">
            <text:p>37499</text:p>
          </table:table-cell>
          <table:table-cell office:value-type="float" office:value="0.00003481">
            <text:p>3.48E-005</text:p>
          </table:table-cell>
          <table:table-cell office:value-type="float" office:value="0.0077378">
            <text:p>7.74E-003</text:p>
          </table:table-cell>
          <table:table-cell table:formula="of:=IF([.Q287] &lt; [.L287];&quot;BETTER&quot;;IF([.Q287]-2 &gt; [.L287]; &quot;WORSE&quot;;&quot;&quot;))">
            <text:p/>
          </table:table-cell>
          <table:table-cell table:formula="of:=IF([.S287] &lt; [.N287];&quot;BETTER&quot;;IF([.S287] &gt;[.N287]*1.1;&quot;WORSE&quot;;&quot;&quot;))">
            <text:p/>
          </table:table-cell>
        </table:table-row>
        <table:table-row table:style-name="ro3">
          <table:table-cell/>
          <table:table-cell office:value-type="float" office:value="286">
            <text:p>286</text:p>
          </table:table-cell>
          <table:table-cell office:value-type="string">
            <text:p>8.33333333333333259e-01</text:p>
          </table:table-cell>
          <table:table-cell office:value-type="float" office:value="56">
            <text:p>56</text:p>
          </table:table-cell>
          <table:table-cell office:value-type="float" office:value="0.00000000000092673">
            <text:p>9.27E-013</text:p>
          </table:table-cell>
          <table:table-cell office:value-type="float" office:value="0.000000000039074">
            <text:p>3.9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76383">
            <text:p>7.64E-014</text:p>
          </table:table-cell>
          <table:table-cell office:value-type="float" office:value="0.00000000004">
            <text:p>4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76383">
            <text:p>7.64E-014</text:p>
          </table:table-cell>
          <table:table-cell office:value-type="float" office:value="0.00000000004">
            <text:p>4.00E-011</text:p>
          </table:table-cell>
          <table:table-cell table:formula="of:=IF([.L288] &lt; [.H288];&quot;BETTER&quot;;IF([.L288]-2 &gt; [.H288]; &quot;WORSE&quot;;&quot;&quot;))">
            <text:p/>
          </table:table-cell>
          <table:table-cell table:formula="of:=IF([.N288] &lt; [.J288];&quot;BETTER&quot;;IF([.N288] &gt;[.J28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76383">
            <text:p>7.64E-014</text:p>
          </table:table-cell>
          <table:table-cell office:value-type="float" office:value="0.00000000004">
            <text:p>4.00E-011</text:p>
          </table:table-cell>
          <table:table-cell table:formula="of:=IF([.Q288] &lt; [.L288];&quot;BETTER&quot;;IF([.Q288]-2 &gt; [.L288]; &quot;WORSE&quot;;&quot;&quot;))">
            <text:p/>
          </table:table-cell>
          <table:table-cell table:formula="of:=IF([.S288] &lt; [.N288];&quot;BETTER&quot;;IF([.S288] &gt;[.N288]*1.1;&quot;WORSE&quot;;&quot;&quot;))">
            <text:p/>
          </table:table-cell>
        </table:table-row>
        <table:table-row table:style-name="ro3">
          <table:table-cell/>
          <table:table-cell office:value-type="float" office:value="287">
            <text:p>287</text:p>
          </table:table-cell>
          <table:table-cell office:value-type="string">
            <text:p>4.74421154996059635e-01</text:p>
          </table:table-cell>
          <table:table-cell office:value-type="float" office:value="55">
            <text:p>55</text:p>
          </table:table-cell>
          <table:table-cell office:value-type="float" office:value="7.4885E-015">
            <text:p>7.49E-015</text:p>
          </table:table-cell>
          <table:table-cell office:value-type="float" office:value="0.0000000000083058">
            <text:p>8.3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2417">
            <text:p>6.24E-013</text:p>
          </table:table-cell>
          <table:table-cell office:value-type="float" office:value="0.0000000000083056">
            <text:p>8.3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2417">
            <text:p>6.24E-013</text:p>
          </table:table-cell>
          <table:table-cell office:value-type="float" office:value="0.0000000000083056">
            <text:p>8.31E-012</text:p>
          </table:table-cell>
          <table:table-cell table:formula="of:=IF([.L289] &lt; [.H289];&quot;BETTER&quot;;IF([.L289]-2 &gt; [.H289]; &quot;WORSE&quot;;&quot;&quot;))">
            <text:p/>
          </table:table-cell>
          <table:table-cell table:formula="of:=IF([.N289] &lt; [.J289];&quot;BETTER&quot;;IF([.N289] &gt;[.J28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2417">
            <text:p>6.24E-013</text:p>
          </table:table-cell>
          <table:table-cell office:value-type="float" office:value="0.0000000000083056">
            <text:p>8.31E-012</text:p>
          </table:table-cell>
          <table:table-cell table:formula="of:=IF([.Q289] &lt; [.L289];&quot;BETTER&quot;;IF([.Q289]-2 &gt; [.L289]; &quot;WORSE&quot;;&quot;&quot;))">
            <text:p/>
          </table:table-cell>
          <table:table-cell table:formula="of:=IF([.S289] &lt; [.N289];&quot;BETTER&quot;;IF([.S289] &gt;[.N289]*1.1;&quot;WORSE&quot;;&quot;&quot;))">
            <text:p/>
          </table:table-cell>
        </table:table-row>
        <table:table-row table:style-name="ro3">
          <table:table-cell/>
          <table:table-cell office:value-type="float" office:value="288">
            <text:p>288</text:p>
          </table:table-cell>
          <table:table-cell office:value-type="string">
            <text:p>2.85714285714285698e-01</text:p>
          </table:table-cell>
          <table:table-cell office:value-type="float" office:value="58">
            <text:p>58</text:p>
          </table:table-cell>
          <table:table-cell office:value-type="float" office:value="0.000000000000060424">
            <text:p>6.04E-014</text:p>
          </table:table-cell>
          <table:table-cell office:value-type="float" office:value="0.000000000049999">
            <text:p>5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7576">
            <text:p>3.76E-011</text:p>
          </table:table-cell>
          <table:table-cell office:value-type="float" office:value="0.00000000005">
            <text:p>5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7576">
            <text:p>3.76E-011</text:p>
          </table:table-cell>
          <table:table-cell office:value-type="float" office:value="0.00000000005">
            <text:p>5.00E-011</text:p>
          </table:table-cell>
          <table:table-cell table:formula="of:=IF([.L290] &lt; [.H290];&quot;BETTER&quot;;IF([.L290]-2 &gt; [.H290]; &quot;WORSE&quot;;&quot;&quot;))">
            <text:p/>
          </table:table-cell>
          <table:table-cell table:formula="of:=IF([.N290] &lt; [.J290];&quot;BETTER&quot;;IF([.N290] &gt;[.J29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37576">
            <text:p>3.76E-011</text:p>
          </table:table-cell>
          <table:table-cell office:value-type="float" office:value="0.00000000005">
            <text:p>5.00E-011</text:p>
          </table:table-cell>
          <table:table-cell table:formula="of:=IF([.Q290] &lt; [.L290];&quot;BETTER&quot;;IF([.Q290]-2 &gt; [.L290]; &quot;WORSE&quot;;&quot;&quot;))">
            <text:p/>
          </table:table-cell>
          <table:table-cell table:formula="of:=IF([.S290] &lt; [.N290];&quot;BETTER&quot;;IF([.S290] &gt;[.N290]*1.1;&quot;WORSE&quot;;&quot;&quot;))">
            <text:p/>
          </table:table-cell>
        </table:table-row>
        <table:table-row table:style-name="ro3">
          <table:table-cell/>
          <table:table-cell office:value-type="float" office:value="289">
            <text:p>289</text:p>
          </table:table-cell>
          <table:table-cell office:value-type="string">
            <text:p>2.03819742706723650e+00</text:p>
          </table:table-cell>
          <table:table-cell office:value-type="float" office:value="56">
            <text:p>56</text:p>
          </table:table-cell>
          <table:table-cell office:value-type="float" office:value="0.00000000000059107">
            <text:p>5.91E-013</text:p>
          </table:table-cell>
          <table:table-cell office:value-type="float" office:value="0.000000000016668">
            <text:p>1.6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 table:formula="of:=IF([.L291] &lt; [.H291];&quot;BETTER&quot;;IF([.L291]-2 &gt; [.H291]; &quot;WORSE&quot;;&quot;&quot;))">
            <text:p/>
          </table:table-cell>
          <table:table-cell table:formula="of:=IF([.N291] &lt; [.J291];&quot;BETTER&quot;;IF([.N291] &gt;[.J29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 table:formula="of:=IF([.Q291] &lt; [.L291];&quot;BETTER&quot;;IF([.Q291]-2 &gt; [.L291]; &quot;WORSE&quot;;&quot;&quot;))">
            <text:p/>
          </table:table-cell>
          <table:table-cell table:formula="of:=IF([.S291] &lt; [.N291];&quot;BETTER&quot;;IF([.S291] &gt;[.N291]*1.1;&quot;WORSE&quot;;&quot;&quot;))">
            <text:p/>
          </table:table-cell>
        </table:table-row>
        <table:table-row table:style-name="ro3">
          <table:table-cell/>
          <table:table-cell office:value-type="float" office:value="290">
            <text:p>290</text:p>
          </table:table-cell>
          <table:table-cell office:value-type="string">
            <text:p>3.80375651465091202e+00</text:p>
          </table:table-cell>
          <table:table-cell office:value-type="float" office:value="113">
            <text:p>113</text:p>
          </table:table-cell>
          <table:table-cell office:value-type="float" office:value="0.0000000014221">
            <text:p>1.42E-009</text:p>
          </table:table-cell>
          <table:table-cell office:value-type="float" office:value="0.00000000002122">
            <text:p>2.12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049738">
            <text:p>4.97E-014</text:p>
          </table:table-cell>
          <table:table-cell office:value-type="float" office:value="0.000000000012905">
            <text:p>1.29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049738">
            <text:p>4.97E-014</text:p>
          </table:table-cell>
          <table:table-cell office:value-type="float" office:value="0.000000000012905">
            <text:p>1.29E-011</text:p>
          </table:table-cell>
          <table:table-cell table:formula="of:=IF([.L292] &lt; [.H292];&quot;BETTER&quot;;IF([.L292]-2 &gt; [.H292]; &quot;WORSE&quot;;&quot;&quot;))">
            <text:p/>
          </table:table-cell>
          <table:table-cell table:formula="of:=IF([.N292] &lt; [.J292];&quot;BETTER&quot;;IF([.N292] &gt;[.J29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49738">
            <text:p>4.97E-014</text:p>
          </table:table-cell>
          <table:table-cell office:value-type="float" office:value="0.000000000012905">
            <text:p>1.29E-011</text:p>
          </table:table-cell>
          <table:table-cell table:formula="of:=IF([.Q292] &lt; [.L292];&quot;BETTER&quot;;IF([.Q292]-2 &gt; [.L292]; &quot;WORSE&quot;;&quot;&quot;))">
            <text:p/>
          </table:table-cell>
          <table:table-cell table:formula="of:=IF([.S292] &lt; [.N292];&quot;BETTER&quot;;IF([.S292] &gt;[.N292]*1.1;&quot;WORSE&quot;;&quot;&quot;))">
            <text:p/>
          </table:table-cell>
        </table:table-row>
        <table:table-row table:style-name="ro3">
          <table:table-cell/>
          <table:table-cell office:value-type="float" office:value="291">
            <text:p>291</text:p>
          </table:table-cell>
          <table:table-cell office:value-type="string">
            <text:p>6.16919644547880064e-01</text:p>
          </table:table-cell>
          <table:table-cell office:value-type="float" office:value="45554">
            <text:p>45554</text:p>
          </table:table-cell>
          <table:table-cell office:value-type="float" office:value="0.0000000077168">
            <text:p>7.72E-009</text:p>
          </table:table-cell>
          <table:table-cell office:value-type="float" office:value="0.00000014447">
            <text:p>1.44E-007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2927">
            <text:p>2.93E-006</text:p>
          </table:table-cell>
          <table:table-cell office:value-type="float" office:value="0.00001142">
            <text:p>1.14E-005</text:p>
          </table:table-cell>
          <table:table-cell/>
          <table:table-cell office:value-type="float" office:value="1174">
            <text:p>1174</text:p>
          </table:table-cell>
          <table:table-cell office:value-type="float" office:value="0.000076172">
            <text:p>7.62E-005</text:p>
          </table:table-cell>
          <table:table-cell office:value-type="float" office:value="0.0001013">
            <text:p>1.01E-004</text:p>
          </table:table-cell>
          <table:table-cell table:formula="of:=IF([.L293] &lt; [.H293];&quot;BETTER&quot;;IF([.L293]-2 &gt; [.H293]; &quot;WORSE&quot;;&quot;&quot;))" office:value-type="string" office:string-value="BETTER">
            <text:p>BETTER</text:p>
          </table:table-cell>
          <table:table-cell table:formula="of:=IF([.N293] &lt; [.J293];&quot;BETTER&quot;;IF([.N293] &gt;[.J293]*1.1;&quot;WORSE&quot;;&quot;&quot;))" office:value-type="string" office:string-value="WORSE">
            <text:p>WORSE</text:p>
          </table:table-cell>
          <table:table-cell office:value-type="float" office:value="1174">
            <text:p>1174</text:p>
          </table:table-cell>
          <table:table-cell office:value-type="float" office:value="0.000076172">
            <text:p>7.62E-005</text:p>
          </table:table-cell>
          <table:table-cell office:value-type="float" office:value="0.0001013">
            <text:p>1.01E-004</text:p>
          </table:table-cell>
          <table:table-cell table:formula="of:=IF([.Q293] &lt; [.L293];&quot;BETTER&quot;;IF([.Q293]-2 &gt; [.L293]; &quot;WORSE&quot;;&quot;&quot;))">
            <text:p/>
          </table:table-cell>
          <table:table-cell table:formula="of:=IF([.S293] &lt; [.N293];&quot;BETTER&quot;;IF([.S293] &gt;[.N293]*1.1;&quot;WORSE&quot;;&quot;&quot;))">
            <text:p/>
          </table:table-cell>
        </table:table-row>
        <table:table-row table:style-name="ro3">
          <table:table-cell/>
          <table:table-cell office:value-type="float" office:value="292">
            <text:p>292</text:p>
          </table:table-cell>
          <table:table-cell office:value-type="string">
            <text:p>-9.15965594175450315e-01</text:p>
          </table:table-cell>
          <table:table-cell office:value-type="float" office:value="59">
            <text:p>59</text:p>
          </table:table-cell>
          <table:table-cell office:value-type="float" office:value="0.000000000000025513">
            <text:p>2.55E-014</text:p>
          </table:table-cell>
          <table:table-cell office:value-type="float" office:value="0.000000000026817">
            <text:p>2.6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5038">
            <text:p>1.50E-012</text:p>
          </table:table-cell>
          <table:table-cell office:value-type="float" office:value="0.000000000026802">
            <text:p>2.6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5038">
            <text:p>1.50E-012</text:p>
          </table:table-cell>
          <table:table-cell office:value-type="float" office:value="0.000000000026802">
            <text:p>2.68E-011</text:p>
          </table:table-cell>
          <table:table-cell table:formula="of:=IF([.L294] &lt; [.H294];&quot;BETTER&quot;;IF([.L294]-2 &gt; [.H294]; &quot;WORSE&quot;;&quot;&quot;))">
            <text:p/>
          </table:table-cell>
          <table:table-cell table:formula="of:=IF([.N294] &lt; [.J294];&quot;BETTER&quot;;IF([.N294] &gt;[.J29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5038">
            <text:p>1.50E-012</text:p>
          </table:table-cell>
          <table:table-cell office:value-type="float" office:value="0.000000000026802">
            <text:p>2.68E-011</text:p>
          </table:table-cell>
          <table:table-cell table:formula="of:=IF([.Q294] &lt; [.L294];&quot;BETTER&quot;;IF([.Q294]-2 &gt; [.L294]; &quot;WORSE&quot;;&quot;&quot;))">
            <text:p/>
          </table:table-cell>
          <table:table-cell table:formula="of:=IF([.S294] &lt; [.N294];&quot;BETTER&quot;;IF([.S294] &gt;[.N294]*1.1;&quot;WORSE&quot;;&quot;&quot;))">
            <text:p/>
          </table:table-cell>
        </table:table-row>
        <table:table-row table:style-name="ro3">
          <table:table-cell/>
          <table:table-cell office:value-type="float" office:value="293">
            <text:p>293</text:p>
          </table:table-cell>
          <table:table-cell office:value-type="string">
            <text:p>5.15229793824444116e+00</text:p>
          </table:table-cell>
          <table:table-cell office:value-type="float" office:value="113">
            <text:p>113</text:p>
          </table:table-cell>
          <table:table-cell office:value-type="float" office:value="0.00000000000052095">
            <text:p>5.21E-013</text:p>
          </table:table-cell>
          <table:table-cell office:value-type="float" office:value="0.0000000000073784">
            <text:p>7.3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16261">
            <text:p>1.63E-011</text:p>
          </table:table-cell>
          <table:table-cell office:value-type="float" office:value="0.0000000000086255">
            <text:p>8.6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16261">
            <text:p>1.63E-011</text:p>
          </table:table-cell>
          <table:table-cell office:value-type="float" office:value="0.0000000000086255">
            <text:p>8.63E-012</text:p>
          </table:table-cell>
          <table:table-cell table:formula="of:=IF([.L295] &lt; [.H295];&quot;BETTER&quot;;IF([.L295]-2 &gt; [.H295]; &quot;WORSE&quot;;&quot;&quot;))">
            <text:p/>
          </table:table-cell>
          <table:table-cell table:formula="of:=IF([.N295] &lt; [.J295];&quot;BETTER&quot;;IF([.N295] &gt;[.J29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16261">
            <text:p>1.63E-011</text:p>
          </table:table-cell>
          <table:table-cell office:value-type="float" office:value="0.0000000000086255">
            <text:p>8.63E-012</text:p>
          </table:table-cell>
          <table:table-cell table:formula="of:=IF([.Q295] &lt; [.L295];&quot;BETTER&quot;;IF([.Q295]-2 &gt; [.L295]; &quot;WORSE&quot;;&quot;&quot;))">
            <text:p/>
          </table:table-cell>
          <table:table-cell table:formula="of:=IF([.S295] &lt; [.N295];&quot;BETTER&quot;;IF([.S295] &gt;[.N295]*1.1;&quot;WORSE&quot;;&quot;&quot;))">
            <text:p/>
          </table:table-cell>
        </table:table-row>
        <table:table-row table:style-name="ro3">
          <table:table-cell/>
          <table:table-cell office:value-type="float" office:value="294">
            <text:p>294</text:p>
          </table:table-cell>
          <table:table-cell office:value-type="string">
            <text:p>3.54964677830384190e+00</text:p>
          </table:table-cell>
          <table:table-cell office:value-type="float" office:value="112">
            <text:p>112</text:p>
          </table:table-cell>
          <table:table-cell office:value-type="float" office:value="0.00000000000067934">
            <text:p>6.79E-013</text:p>
          </table:table-cell>
          <table:table-cell office:value-type="float" office:value="0.00000000000040122">
            <text:p>4.01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5">
            <text:p>2.22E-015</text:p>
          </table:table-cell>
          <table:table-cell office:value-type="float" office:value="0.0000000000010823">
            <text:p>1.0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5">
            <text:p>2.22E-015</text:p>
          </table:table-cell>
          <table:table-cell office:value-type="float" office:value="0.0000000000010823">
            <text:p>1.08E-012</text:p>
          </table:table-cell>
          <table:table-cell table:formula="of:=IF([.L296] &lt; [.H296];&quot;BETTER&quot;;IF([.L296]-2 &gt; [.H296]; &quot;WORSE&quot;;&quot;&quot;))">
            <text:p/>
          </table:table-cell>
          <table:table-cell table:formula="of:=IF([.N296] &lt; [.J296];&quot;BETTER&quot;;IF([.N296] &gt;[.J29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7764E-015">
            <text:p>1.78E-015</text:p>
          </table:table-cell>
          <table:table-cell office:value-type="float" office:value="0.0000000000010823">
            <text:p>1.08E-012</text:p>
          </table:table-cell>
          <table:table-cell table:formula="of:=IF([.Q296] &lt; [.L296];&quot;BETTER&quot;;IF([.Q296]-2 &gt; [.L296]; &quot;WORSE&quot;;&quot;&quot;))">
            <text:p/>
          </table:table-cell>
          <table:table-cell table:formula="of:=IF([.S296] &lt; [.N296];&quot;BETTER&quot;;IF([.S296] &gt;[.N296]*1.1;&quot;WORSE&quot;;&quot;&quot;))">
            <text:p/>
          </table:table-cell>
        </table:table-row>
        <table:table-row table:style-name="ro3">
          <table:table-cell/>
          <table:table-cell office:value-type="float" office:value="295">
            <text:p>295</text:p>
          </table:table-cell>
          <table:table-cell office:value-type="string">
            <text:p>3.04964677830384279e+00</text:p>
          </table:table-cell>
          <table:table-cell office:value-type="float" office:value="112">
            <text:p>112</text:p>
          </table:table-cell>
          <table:table-cell office:value-type="float" office:value="0.00000000000071237">
            <text:p>7.12E-013</text:p>
          </table:table-cell>
          <table:table-cell office:value-type="float" office:value="0.00000000000054564">
            <text:p>5.46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126">
            <text:p>1.26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126">
            <text:p>1.26E-012</text:p>
          </table:table-cell>
          <table:table-cell table:formula="of:=IF([.L297] &lt; [.H297];&quot;BETTER&quot;;IF([.L297]-2 &gt; [.H297]; &quot;WORSE&quot;;&quot;&quot;))">
            <text:p/>
          </table:table-cell>
          <table:table-cell table:formula="of:=IF([.N297] &lt; [.J297];&quot;BETTER&quot;;IF([.N297] &gt;[.J29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0126">
            <text:p>1.26E-012</text:p>
          </table:table-cell>
          <table:table-cell table:formula="of:=IF([.Q297] &lt; [.L297];&quot;BETTER&quot;;IF([.Q297]-2 &gt; [.L297]; &quot;WORSE&quot;;&quot;&quot;))">
            <text:p/>
          </table:table-cell>
          <table:table-cell table:formula="of:=IF([.S297] &lt; [.N297];&quot;BETTER&quot;;IF([.S297] &gt;[.N297]*1.1;&quot;WORSE&quot;;&quot;&quot;))">
            <text:p/>
          </table:table-cell>
        </table:table-row>
        <table:table-row table:style-name="ro3">
          <table:table-cell/>
          <table:table-cell office:value-type="float" office:value="296">
            <text:p>296</text:p>
          </table:table-cell>
          <table:table-cell office:value-type="string">
            <text:p>1.25440122225167414e+01</text:p>
          </table:table-cell>
          <table:table-cell office:value-type="float" office:value="57">
            <text:p>57</text:p>
          </table:table-cell>
          <table:table-cell office:value-type="float" office:value="0.0000000074103">
            <text:p>7.41E-009</text:p>
          </table:table-cell>
          <table:table-cell office:value-type="float" office:value="0.0000000000013389">
            <text:p>1.34E-012</text:p>
          </table:table-cell>
          <table:table-cell/>
          <table:table-cell office:value-type="float" office:value="99">
            <text:p>99</text:p>
          </table:table-cell>
          <table:table-cell office:value-type="float" office:value="0.000000000000071054">
            <text:p>7.11E-014</text:p>
          </table:table-cell>
          <table:table-cell office:value-type="float" office:value="0.0000000000013347">
            <text:p>1.33E-012</text:p>
          </table:table-cell>
          <table:table-cell/>
          <table:table-cell office:value-type="float" office:value="99">
            <text:p>99</text:p>
          </table:table-cell>
          <table:table-cell office:value-type="float" office:value="0.000000000000071054">
            <text:p>7.11E-014</text:p>
          </table:table-cell>
          <table:table-cell office:value-type="float" office:value="0.0000000000013347">
            <text:p>1.33E-012</text:p>
          </table:table-cell>
          <table:table-cell table:formula="of:=IF([.L298] &lt; [.H298];&quot;BETTER&quot;;IF([.L298]-2 &gt; [.H298]; &quot;WORSE&quot;;&quot;&quot;))">
            <text:p/>
          </table:table-cell>
          <table:table-cell table:formula="of:=IF([.N298] &lt; [.J298];&quot;BETTER&quot;;IF([.N298] &gt;[.J298]*1.1;&quot;WORSE&quot;;&quot;&quot;))">
            <text:p/>
          </table:table-cell>
          <table:table-cell office:value-type="float" office:value="99">
            <text:p>99</text:p>
          </table:table-cell>
          <table:table-cell office:value-type="float" office:value="0.000000000000071054">
            <text:p>7.11E-014</text:p>
          </table:table-cell>
          <table:table-cell office:value-type="float" office:value="0.0000000000013347">
            <text:p>1.33E-012</text:p>
          </table:table-cell>
          <table:table-cell table:formula="of:=IF([.Q298] &lt; [.L298];&quot;BETTER&quot;;IF([.Q298]-2 &gt; [.L298]; &quot;WORSE&quot;;&quot;&quot;))">
            <text:p/>
          </table:table-cell>
          <table:table-cell table:formula="of:=IF([.S298] &lt; [.N298];&quot;BETTER&quot;;IF([.S298] &gt;[.N298]*1.1;&quot;WORSE&quot;;&quot;&quot;))">
            <text:p/>
          </table:table-cell>
        </table:table-row>
        <table:table-row table:style-name="ro3">
          <table:table-cell/>
          <table:table-cell office:value-type="float" office:value="297">
            <text:p>297</text:p>
          </table:table-cell>
          <table:table-cell office:value-type="string">
            <text:p>1.99999998671198620e+00</text:p>
          </table:table-cell>
          <table:table-cell office:value-type="float" office:value="61">
            <text:p>61</text:p>
          </table:table-cell>
          <table:table-cell office:value-type="float" office:value="0.000000007799">
            <text:p>7.80E-009</text:p>
          </table:table-cell>
          <table:table-cell office:value-type="float" office:value="0.000000010396">
            <text:p>1.04E-008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16273">
            <text:p>1.63E-009</text:p>
          </table:table-cell>
          <table:table-cell office:value-type="float" office:value="0.000000006644">
            <text:p>6.64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27358">
            <text:p>2.74E-009</text:p>
          </table:table-cell>
          <table:table-cell office:value-type="float" office:value="0.00000000277">
            <text:p>2.77E-009</text:p>
          </table:table-cell>
          <table:table-cell table:formula="of:=IF([.L299] &lt; [.H299];&quot;BETTER&quot;;IF([.L299]-2 &gt; [.H299]; &quot;WORSE&quot;;&quot;&quot;))" office:value-type="string" office:string-value="BETTER">
            <text:p>BETTER</text:p>
          </table:table-cell>
          <table:table-cell table:formula="of:=IF([.N299] &lt; [.J299];&quot;BETTER&quot;;IF([.N299] &gt;[.J299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27358">
            <text:p>2.74E-009</text:p>
          </table:table-cell>
          <table:table-cell office:value-type="float" office:value="0.00000000277">
            <text:p>2.77E-009</text:p>
          </table:table-cell>
          <table:table-cell table:formula="of:=IF([.Q299] &lt; [.L299];&quot;BETTER&quot;;IF([.Q299]-2 &gt; [.L299]; &quot;WORSE&quot;;&quot;&quot;))">
            <text:p/>
          </table:table-cell>
          <table:table-cell table:formula="of:=IF([.S299] &lt; [.N299];&quot;BETTER&quot;;IF([.S299] &gt;[.N299]*1.1;&quot;WORSE&quot;;&quot;&quot;))">
            <text:p/>
          </table:table-cell>
        </table:table-row>
        <table:table-row table:style-name="ro3">
          <table:table-cell/>
          <table:table-cell office:value-type="float" office:value="298">
            <text:p>298</text:p>
          </table:table-cell>
          <table:table-cell office:value-type="string">
            <text:p>1.42857142857142870e-02</text:p>
          </table:table-cell>
          <table:table-cell office:value-type="float" office:value="59">
            <text:p>59</text:p>
          </table:table-cell>
          <table:table-cell office:value-type="float" office:value="0.00000000000016296">
            <text:p>1.63E-013</text:p>
          </table:table-cell>
          <table:table-cell office:value-type="float" office:value="0.000000001">
            <text:p>1.00E-009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4603">
            <text:p>1.46E-013</text:p>
          </table:table-cell>
          <table:table-cell office:value-type="float" office:value="0.000000001">
            <text:p>1.00E-009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4603">
            <text:p>1.46E-013</text:p>
          </table:table-cell>
          <table:table-cell office:value-type="float" office:value="0.000000001">
            <text:p>1.00E-009</text:p>
          </table:table-cell>
          <table:table-cell table:formula="of:=IF([.L300] &lt; [.H300];&quot;BETTER&quot;;IF([.L300]-2 &gt; [.H300]; &quot;WORSE&quot;;&quot;&quot;))">
            <text:p/>
          </table:table-cell>
          <table:table-cell table:formula="of:=IF([.N300] &lt; [.J300];&quot;BETTER&quot;;IF([.N300] &gt;[.J30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4603">
            <text:p>1.46E-013</text:p>
          </table:table-cell>
          <table:table-cell office:value-type="float" office:value="0.000000001">
            <text:p>1.00E-009</text:p>
          </table:table-cell>
          <table:table-cell table:formula="of:=IF([.Q300] &lt; [.L300];&quot;BETTER&quot;;IF([.Q300]-2 &gt; [.L300]; &quot;WORSE&quot;;&quot;&quot;))">
            <text:p/>
          </table:table-cell>
          <table:table-cell table:formula="of:=IF([.S300] &lt; [.N300];&quot;BETTER&quot;;IF([.S300] &gt;[.N300]*1.1;&quot;WORSE&quot;;&quot;&quot;))">
            <text:p/>
          </table:table-cell>
        </table:table-row>
        <table:table-row table:style-name="ro3">
          <table:table-cell/>
          <table:table-cell office:value-type="float" office:value="299">
            <text:p>299</text:p>
          </table:table-cell>
          <table:table-cell office:value-type="string">
            <text:p>1.00000000000000000e+00</text:p>
          </table:table-cell>
          <table:table-cell office:value-type="float" office:value="58">
            <text:p>58</text:p>
          </table:table-cell>
          <table:table-cell office:value-type="float" office:value="0.000000000010663">
            <text:p>1.07E-011</text:p>
          </table:table-cell>
          <table:table-cell office:value-type="float" office:value="1.1102E-015">
            <text:p>1.11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">
            <text:p>0.00E+000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">
            <text:p>0.00E+000</text:p>
          </table:table-cell>
          <table:table-cell table:formula="of:=IF([.L301] &lt; [.H301];&quot;BETTER&quot;;IF([.L301]-2 &gt; [.H301]; &quot;WORSE&quot;;&quot;&quot;))">
            <text:p/>
          </table:table-cell>
          <table:table-cell table:formula="of:=IF([.N301] &lt; [.J301];&quot;BETTER&quot;;IF([.N301] &gt;[.J30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1.1102E-016">
            <text:p>1.11E-016</text:p>
          </table:table-cell>
          <table:table-cell table:formula="of:=IF([.Q301] &lt; [.L301];&quot;BETTER&quot;;IF([.Q301]-2 &gt; [.L301]; &quot;WORSE&quot;;&quot;&quot;))">
            <text:p/>
          </table:table-cell>
          <table:table-cell table:formula="of:=IF([.S301] &lt; [.N301];&quot;BETTER&quot;;IF([.S301] &gt;[.N301]*1.1;&quot;WORSE&quot;;&quot;&quot;))" office:value-type="string" office:string-value="WORSE">
            <text:p>WORSE</text:p>
          </table:table-cell>
        </table:table-row>
        <table:table-row table:style-name="ro3">
          <table:table-cell/>
          <table:table-cell office:value-type="float" office:value="300">
            <text:p>300</text:p>
          </table:table-cell>
          <table:table-cell office:value-type="string">
            <text:p>1.00000000000000000e+00</text:p>
          </table:table-cell>
          <table:table-cell office:value-type="float" office:value="113">
            <text:p>113</text:p>
          </table:table-cell>
          <table:table-cell office:value-type="float" office:value="0.0000000000032209">
            <text:p>3.22E-012</text:p>
          </table:table-cell>
          <table:table-cell office:value-type="float" office:value="0.0000000000063275">
            <text:p>6.33E-012</text:p>
          </table:table-cell>
          <table:table-cell/>
          <table:table-cell office:value-type="float" office:value="293">
            <text:p>293</text:p>
          </table:table-cell>
          <table:table-cell table:number-columns-repeated="2" office:value-type="float" office:value="0">
            <text:p>0.00E+000</text:p>
          </table:table-cell>
          <table:table-cell/>
          <table:table-cell office:value-type="float" office:value="293">
            <text:p>293</text:p>
          </table:table-cell>
          <table:table-cell table:number-columns-repeated="2" office:value-type="float" office:value="0">
            <text:p>0.00E+000</text:p>
          </table:table-cell>
          <table:table-cell table:formula="of:=IF([.L302] &lt; [.H302];&quot;BETTER&quot;;IF([.L302]-2 &gt; [.H302]; &quot;WORSE&quot;;&quot;&quot;))">
            <text:p/>
          </table:table-cell>
          <table:table-cell table:formula="of:=IF([.N302] &lt; [.J302];&quot;BETTER&quot;;IF([.N302] &gt;[.J302]*1.1;&quot;WORSE&quot;;&quot;&quot;))">
            <text:p/>
          </table:table-cell>
          <table:table-cell office:value-type="float" office:value="293">
            <text:p>293</text:p>
          </table:table-cell>
          <table:table-cell table:number-columns-repeated="2" office:value-type="float" office:value="0">
            <text:p>0.00E+000</text:p>
          </table:table-cell>
          <table:table-cell table:formula="of:=IF([.Q302] &lt; [.L302];&quot;BETTER&quot;;IF([.Q302]-2 &gt; [.L302]; &quot;WORSE&quot;;&quot;&quot;))">
            <text:p/>
          </table:table-cell>
          <table:table-cell table:formula="of:=IF([.S302] &lt; [.N302];&quot;BETTER&quot;;IF([.S302] &gt;[.N302]*1.1;&quot;WORSE&quot;;&quot;&quot;))">
            <text:p/>
          </table:table-cell>
        </table:table-row>
        <table:table-row table:style-name="ro3">
          <table:table-cell/>
          <table:table-cell office:value-type="float" office:value="301">
            <text:p>301</text:p>
          </table:table-cell>
          <table:table-cell office:value-type="string">
            <text:p>2.67096531488669786e+00</text:p>
          </table:table-cell>
          <table:table-cell office:value-type="float" office:value="113">
            <text:p>113</text:p>
          </table:table-cell>
          <table:table-cell office:value-type="float" office:value="0.00000000000049514">
            <text:p>4.95E-013</text:p>
          </table:table-cell>
          <table:table-cell office:value-type="float" office:value="0.0000000000061869">
            <text:p>6.1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88844">
            <text:p>8.88E-012</text:p>
          </table:table-cell>
          <table:table-cell office:value-type="float" office:value="0.0000000000049803">
            <text:p>4.9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88844">
            <text:p>8.88E-012</text:p>
          </table:table-cell>
          <table:table-cell office:value-type="float" office:value="0.0000000000049803">
            <text:p>4.98E-012</text:p>
          </table:table-cell>
          <table:table-cell table:formula="of:=IF([.L303] &lt; [.H303];&quot;BETTER&quot;;IF([.L303]-2 &gt; [.H303]; &quot;WORSE&quot;;&quot;&quot;))">
            <text:p/>
          </table:table-cell>
          <table:table-cell table:formula="of:=IF([.N303] &lt; [.J303];&quot;BETTER&quot;;IF([.N303] &gt;[.J30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88844">
            <text:p>8.88E-012</text:p>
          </table:table-cell>
          <table:table-cell office:value-type="float" office:value="0.0000000000049805">
            <text:p>4.98E-012</text:p>
          </table:table-cell>
          <table:table-cell table:formula="of:=IF([.Q303] &lt; [.L303];&quot;BETTER&quot;;IF([.Q303]-2 &gt; [.L303]; &quot;WORSE&quot;;&quot;&quot;))">
            <text:p/>
          </table:table-cell>
          <table:table-cell table:formula="of:=IF([.S303] &lt; [.N303];&quot;BETTER&quot;;IF([.S303] &gt;[.N303]*1.1;&quot;WORSE&quot;;&quot;&quot;))">
            <text:p/>
          </table:table-cell>
        </table:table-row>
        <table:table-row table:style-name="ro3">
          <table:table-cell/>
          <table:table-cell office:value-type="float" office:value="302">
            <text:p>302</text:p>
          </table:table-cell>
          <table:table-cell office:value-type="string">
            <text:p>1.11111111111111116e+00</text:p>
          </table:table-cell>
          <table:table-cell office:value-type="float" office:value="49">
            <text:p>49</text:p>
          </table:table-cell>
          <table:table-cell office:value-type="float" office:value="0.000000000000027178">
            <text:p>2.72E-014</text:p>
          </table:table-cell>
          <table:table-cell office:value-type="float" office:value="0.0000000000098729">
            <text:p>9.87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964">
            <text:p>2.96E-010</text:p>
          </table:table-cell>
          <table:table-cell office:value-type="float" office:value="0.00000000001">
            <text:p>1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964">
            <text:p>2.96E-010</text:p>
          </table:table-cell>
          <table:table-cell office:value-type="float" office:value="0.00000000001">
            <text:p>1.00E-011</text:p>
          </table:table-cell>
          <table:table-cell table:formula="of:=IF([.L304] &lt; [.H304];&quot;BETTER&quot;;IF([.L304]-2 &gt; [.H304]; &quot;WORSE&quot;;&quot;&quot;))">
            <text:p/>
          </table:table-cell>
          <table:table-cell table:formula="of:=IF([.N304] &lt; [.J304];&quot;BETTER&quot;;IF([.N304] &gt;[.J30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964">
            <text:p>2.96E-010</text:p>
          </table:table-cell>
          <table:table-cell office:value-type="float" office:value="0.00000000001">
            <text:p>1.00E-011</text:p>
          </table:table-cell>
          <table:table-cell table:formula="of:=IF([.Q304] &lt; [.L304];&quot;BETTER&quot;;IF([.Q304]-2 &gt; [.L304]; &quot;WORSE&quot;;&quot;&quot;))">
            <text:p/>
          </table:table-cell>
          <table:table-cell table:formula="of:=IF([.S304] &lt; [.N304];&quot;BETTER&quot;;IF([.S304] &gt;[.N304]*1.1;&quot;WORSE&quot;;&quot;&quot;))">
            <text:p/>
          </table:table-cell>
        </table:table-row>
        <table:table-row table:style-name="ro3">
          <table:table-cell/>
          <table:table-cell office:value-type="float" office:value="303">
            <text:p>303</text:p>
          </table:table-cell>
          <table:table-cell office:value-type="string">
            <text:p>6.11399999999999909e+03</text:p>
          </table:table-cell>
          <table:table-cell office:value-type="float" office:value="59">
            <text:p>59</text:p>
          </table:table-cell>
          <table:table-cell office:value-type="float" office:value="0.000000000000020677">
            <text:p>2.07E-014</text:p>
          </table:table-cell>
          <table:table-cell office:value-type="float" office:value="9.9667E-015">
            <text:p>9.97E-015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10029">
            <text:p>1.00E-008</text:p>
          </table:table-cell>
          <table:table-cell office:value-type="float" office:value="1.4876E-016">
            <text:p>1.49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10029">
            <text:p>1.00E-008</text:p>
          </table:table-cell>
          <table:table-cell office:value-type="float" office:value="1.4876E-016">
            <text:p>1.49E-016</text:p>
          </table:table-cell>
          <table:table-cell table:formula="of:=IF([.L305] &lt; [.H305];&quot;BETTER&quot;;IF([.L305]-2 &gt; [.H305]; &quot;WORSE&quot;;&quot;&quot;))">
            <text:p/>
          </table:table-cell>
          <table:table-cell table:formula="of:=IF([.N305] &lt; [.J305];&quot;BETTER&quot;;IF([.N305] &gt;[.J30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10029">
            <text:p>1.00E-008</text:p>
          </table:table-cell>
          <table:table-cell office:value-type="float" office:value="1.4876E-016">
            <text:p>1.49E-016</text:p>
          </table:table-cell>
          <table:table-cell table:formula="of:=IF([.Q305] &lt; [.L305];&quot;BETTER&quot;;IF([.Q305]-2 &gt; [.L305]; &quot;WORSE&quot;;&quot;&quot;))">
            <text:p/>
          </table:table-cell>
          <table:table-cell table:formula="of:=IF([.S305] &lt; [.N305];&quot;BETTER&quot;;IF([.S305] &gt;[.N305]*1.1;&quot;WORSE&quot;;&quot;&quot;))">
            <text:p/>
          </table:table-cell>
        </table:table-row>
        <table:table-row table:style-name="ro3">
          <table:table-cell/>
          <table:table-cell office:value-type="float" office:value="304">
            <text:p>304</text:p>
          </table:table-cell>
          <table:table-cell office:value-type="string">
            <text:p>-1.14159265358979312e+00</text:p>
          </table:table-cell>
          <table:table-cell office:value-type="float" office:value="63">
            <text:p>63</text:p>
          </table:table-cell>
          <table:table-cell office:value-type="float" office:value="0.00000000000021784">
            <text:p>2.18E-013</text:p>
          </table:table-cell>
          <table:table-cell office:value-type="float" office:value="0.0000000000091919">
            <text:p>9.19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313">
            <text:p>1.63E-011</text:p>
          </table:table-cell>
          <table:table-cell office:value-type="float" office:value="0.000000000008941">
            <text:p>8.94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313">
            <text:p>1.63E-011</text:p>
          </table:table-cell>
          <table:table-cell office:value-type="float" office:value="0.000000000008941">
            <text:p>8.94E-012</text:p>
          </table:table-cell>
          <table:table-cell table:formula="of:=IF([.L306] &lt; [.H306];&quot;BETTER&quot;;IF([.L306]-2 &gt; [.H306]; &quot;WORSE&quot;;&quot;&quot;))">
            <text:p/>
          </table:table-cell>
          <table:table-cell table:formula="of:=IF([.N306] &lt; [.J306];&quot;BETTER&quot;;IF([.N306] &gt;[.J30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6313">
            <text:p>1.63E-011</text:p>
          </table:table-cell>
          <table:table-cell office:value-type="float" office:value="0.000000000008941">
            <text:p>8.94E-012</text:p>
          </table:table-cell>
          <table:table-cell table:formula="of:=IF([.Q306] &lt; [.L306];&quot;BETTER&quot;;IF([.Q306]-2 &gt; [.L306]; &quot;WORSE&quot;;&quot;&quot;))">
            <text:p/>
          </table:table-cell>
          <table:table-cell table:formula="of:=IF([.S306] &lt; [.N306];&quot;BETTER&quot;;IF([.S306] &gt;[.N306]*1.1;&quot;WORSE&quot;;&quot;&quot;))">
            <text:p/>
          </table:table-cell>
        </table:table-row>
        <table:table-row table:style-name="ro3">
          <table:table-cell/>
          <table:table-cell office:value-type="float" office:value="305">
            <text:p>305</text:p>
          </table:table-cell>
          <table:table-cell office:value-type="string">
            <text:p>1.57079630635126133e+00</text:p>
          </table:table-cell>
          <table:table-cell office:value-type="float" office:value="120">
            <text:p>120</text:p>
          </table:table-cell>
          <table:table-cell office:value-type="float" office:value="0.0000000074317">
            <text:p>7.43E-009</text:p>
          </table:table-cell>
          <table:table-cell office:value-type="float" office:value="0.000000017069">
            <text:p>1.71E-008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15159">
            <text:p>1.52E-009</text:p>
          </table:table-cell>
          <table:table-cell office:value-type="float" office:value="0.000000013018">
            <text:p>1.30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65307">
            <text:p>6.53E-009</text:p>
          </table:table-cell>
          <table:table-cell table:formula="of:=IF([.L307] &lt; [.H307];&quot;BETTER&quot;;IF([.L307]-2 &gt; [.H307]; &quot;WORSE&quot;;&quot;&quot;))" office:value-type="string" office:string-value="BETTER">
            <text:p>BETTER</text:p>
          </table:table-cell>
          <table:table-cell table:formula="of:=IF([.N307] &lt; [.J307];&quot;BETTER&quot;;IF([.N307] &gt;[.J307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65307">
            <text:p>6.53E-009</text:p>
          </table:table-cell>
          <table:table-cell table:formula="of:=IF([.Q307] &lt; [.L307];&quot;BETTER&quot;;IF([.Q307]-2 &gt; [.L307]; &quot;WORSE&quot;;&quot;&quot;))">
            <text:p/>
          </table:table-cell>
          <table:table-cell table:formula="of:=IF([.S307] &lt; [.N307];&quot;BETTER&quot;;IF([.S307] &gt;[.N307]*1.1;&quot;WORSE&quot;;&quot;&quot;))">
            <text:p/>
          </table:table-cell>
        </table:table-row>
        <table:table-row table:style-name="ro3">
          <table:table-cell/>
          <table:table-cell office:value-type="float" office:value="306">
            <text:p>306</text:p>
          </table:table-cell>
          <table:table-cell office:value-type="string">
            <text:p>6.60653199838824756e-01</text:p>
          </table:table-cell>
          <table:table-cell office:value-type="float" office:value="58">
            <text:p>58</text:p>
          </table:table-cell>
          <table:table-cell office:value-type="float" office:value="0.000000000012816">
            <text:p>1.28E-011</text:p>
          </table:table-cell>
          <table:table-cell office:value-type="float" office:value="0.000000000058767">
            <text:p>5.8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82379">
            <text:p>8.24E-014</text:p>
          </table:table-cell>
          <table:table-cell office:value-type="float" office:value="0.000000000058767">
            <text:p>5.8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82379">
            <text:p>8.24E-014</text:p>
          </table:table-cell>
          <table:table-cell office:value-type="float" office:value="0.000000000058767">
            <text:p>5.88E-011</text:p>
          </table:table-cell>
          <table:table-cell table:formula="of:=IF([.L308] &lt; [.H308];&quot;BETTER&quot;;IF([.L308]-2 &gt; [.H308]; &quot;WORSE&quot;;&quot;&quot;))">
            <text:p/>
          </table:table-cell>
          <table:table-cell table:formula="of:=IF([.N308] &lt; [.J308];&quot;BETTER&quot;;IF([.N308] &gt;[.J30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8249">
            <text:p>8.25E-014</text:p>
          </table:table-cell>
          <table:table-cell office:value-type="float" office:value="0.000000000058767">
            <text:p>5.88E-011</text:p>
          </table:table-cell>
          <table:table-cell table:formula="of:=IF([.Q308] &lt; [.L308];&quot;BETTER&quot;;IF([.Q308]-2 &gt; [.L308]; &quot;WORSE&quot;;&quot;&quot;))">
            <text:p/>
          </table:table-cell>
          <table:table-cell table:formula="of:=IF([.S308] &lt; [.N308];&quot;BETTER&quot;;IF([.S308] &gt;[.N308]*1.1;&quot;WORSE&quot;;&quot;&quot;))">
            <text:p/>
          </table:table-cell>
        </table:table-row>
        <table:table-row table:style-name="ro3">
          <table:table-cell/>
          <table:table-cell office:value-type="float" office:value="307">
            <text:p>307</text:p>
          </table:table-cell>
          <table:table-cell office:value-type="string">
            <text:p>1.66666666666666657e-01</text:p>
          </table:table-cell>
          <table:table-cell office:value-type="float" office:value="58">
            <text:p>58</text:p>
          </table:table-cell>
          <table:table-cell office:value-type="float" office:value="0.000000000000015654">
            <text:p>1.57E-014</text:p>
          </table:table-cell>
          <table:table-cell office:value-type="float" office:value="0.0000000002">
            <text:p>2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893">
            <text:p>2.89E-013</text:p>
          </table:table-cell>
          <table:table-cell office:value-type="float" office:value="0.0000000002">
            <text:p>2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893">
            <text:p>2.89E-013</text:p>
          </table:table-cell>
          <table:table-cell office:value-type="float" office:value="0.0000000002">
            <text:p>2.00E-010</text:p>
          </table:table-cell>
          <table:table-cell table:formula="of:=IF([.L309] &lt; [.H309];&quot;BETTER&quot;;IF([.L309]-2 &gt; [.H309]; &quot;WORSE&quot;;&quot;&quot;))">
            <text:p/>
          </table:table-cell>
          <table:table-cell table:formula="of:=IF([.N309] &lt; [.J309];&quot;BETTER&quot;;IF([.N309] &gt;[.J30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893">
            <text:p>2.89E-013</text:p>
          </table:table-cell>
          <table:table-cell office:value-type="float" office:value="0.0000000002">
            <text:p>2.00E-010</text:p>
          </table:table-cell>
          <table:table-cell table:formula="of:=IF([.Q309] &lt; [.L309];&quot;BETTER&quot;;IF([.Q309]-2 &gt; [.L309]; &quot;WORSE&quot;;&quot;&quot;))">
            <text:p/>
          </table:table-cell>
          <table:table-cell table:formula="of:=IF([.S309] &lt; [.N309];&quot;BETTER&quot;;IF([.S309] &gt;[.N309]*1.1;&quot;WORSE&quot;;&quot;&quot;))">
            <text:p/>
          </table:table-cell>
        </table:table-row>
        <table:table-row table:style-name="ro3">
          <table:table-cell/>
          <table:table-cell office:value-type="float" office:value="308">
            <text:p>308</text:p>
          </table:table-cell>
          <table:table-cell office:value-type="string">
            <text:p>6.60652812106663267e-01</text:p>
          </table:table-cell>
          <table:table-cell office:value-type="float" office:value="3767">
            <text:p>3767</text:p>
          </table:table-cell>
          <table:table-cell office:value-type="float" office:value="0.0000000071971">
            <text:p>7.20E-009</text:p>
          </table:table-cell>
          <table:table-cell office:value-type="float" office:value="0.00000035415">
            <text:p>3.54E-007</text:p>
          </table:table-cell>
          <table:table-cell/>
          <table:table-cell office:value-type="float" office:value="74990">
            <text:p>74990</text:p>
          </table:table-cell>
          <table:table-cell office:value-type="float" office:value="0.00000000017843">
            <text:p>1.78E-010</text:p>
          </table:table-cell>
          <table:table-cell office:value-type="float" office:value="0.00000058683">
            <text:p>5.87E-007</text:p>
          </table:table-cell>
          <table:table-cell/>
          <table:table-cell office:value-type="float" office:value="149">
            <text:p>149</text:p>
          </table:table-cell>
          <table:table-cell office:value-type="float" office:value="0.00000012096">
            <text:p>1.21E-007</text:p>
          </table:table-cell>
          <table:table-cell office:value-type="float" office:value="0.00000034826">
            <text:p>3.48E-007</text:p>
          </table:table-cell>
          <table:table-cell table:formula="of:=IF([.L310] &lt; [.H310];&quot;BETTER&quot;;IF([.L310]-2 &gt; [.H310]; &quot;WORSE&quot;;&quot;&quot;))" office:value-type="string" office:string-value="BETTER">
            <text:p>BETTER</text:p>
          </table:table-cell>
          <table:table-cell table:formula="of:=IF([.N310] &lt; [.J310];&quot;BETTER&quot;;IF([.N310] &gt;[.J310]*1.1;&quot;WORSE&quot;;&quot;&quot;))" office:value-type="string" office:string-value="BETTER">
            <text:p>BETTER</text:p>
          </table:table-cell>
          <table:table-cell office:value-type="float" office:value="149">
            <text:p>149</text:p>
          </table:table-cell>
          <table:table-cell office:value-type="float" office:value="0.00000012096">
            <text:p>1.21E-007</text:p>
          </table:table-cell>
          <table:table-cell office:value-type="float" office:value="0.00000034826">
            <text:p>3.48E-007</text:p>
          </table:table-cell>
          <table:table-cell table:formula="of:=IF([.Q310] &lt; [.L310];&quot;BETTER&quot;;IF([.Q310]-2 &gt; [.L310]; &quot;WORSE&quot;;&quot;&quot;))">
            <text:p/>
          </table:table-cell>
          <table:table-cell table:formula="of:=IF([.S310] &lt; [.N310];&quot;BETTER&quot;;IF([.S310] &gt;[.N310]*1.1;&quot;WORSE&quot;;&quot;&quot;))">
            <text:p/>
          </table:table-cell>
        </table:table-row>
        <table:table-row table:style-name="ro3">
          <table:table-cell/>
          <table:table-cell office:value-type="float" office:value="309">
            <text:p>309</text:p>
          </table:table-cell>
          <table:table-cell office:value-type="string">
            <text:p>1.09861229367717717e+00</text:p>
          </table:table-cell>
          <table:table-cell office:value-type="float" office:value="58">
            <text:p>58</text:p>
          </table:table-cell>
          <table:table-cell office:value-type="float" office:value="0.0000000036">
            <text:p>3.60E-009</text:p>
          </table:table-cell>
          <table:table-cell office:value-type="float" office:value="0.0000000053327">
            <text:p>5.33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042603">
            <text:p>4.26E-010</text:p>
          </table:table-cell>
          <table:table-cell office:value-type="float" office:value="0.0000000045304">
            <text:p>4.53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24069">
            <text:p>2.41E-009</text:p>
          </table:table-cell>
          <table:table-cell office:value-type="float" office:value="0.0000000016631">
            <text:p>1.66E-009</text:p>
          </table:table-cell>
          <table:table-cell table:formula="of:=IF([.L311] &lt; [.H311];&quot;BETTER&quot;;IF([.L311]-2 &gt; [.H311]; &quot;WORSE&quot;;&quot;&quot;))" office:value-type="string" office:string-value="BETTER">
            <text:p>BETTER</text:p>
          </table:table-cell>
          <table:table-cell table:formula="of:=IF([.N311] &lt; [.J311];&quot;BETTER&quot;;IF([.N311] &gt;[.J311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24069">
            <text:p>2.41E-009</text:p>
          </table:table-cell>
          <table:table-cell office:value-type="float" office:value="0.0000000016631">
            <text:p>1.66E-009</text:p>
          </table:table-cell>
          <table:table-cell table:formula="of:=IF([.Q311] &lt; [.L311];&quot;BETTER&quot;;IF([.Q311]-2 &gt; [.L311]; &quot;WORSE&quot;;&quot;&quot;))">
            <text:p/>
          </table:table-cell>
          <table:table-cell table:formula="of:=IF([.S311] &lt; [.N311];&quot;BETTER&quot;;IF([.S311] &gt;[.N311]*1.1;&quot;WORSE&quot;;&quot;&quot;))">
            <text:p/>
          </table:table-cell>
        </table:table-row>
        <table:table-row table:style-name="ro3">
          <table:table-cell/>
          <table:table-cell office:value-type="float" office:value="310">
            <text:p>310</text:p>
          </table:table-cell>
          <table:table-cell office:value-type="string">
            <text:p>-4.29203673205104663e-01</text:p>
          </table:table-cell>
          <table:table-cell office:value-type="float" office:value="56">
            <text:p>56</text:p>
          </table:table-cell>
          <table:table-cell office:value-type="float" office:value="0.00000000000094298">
            <text:p>9.43E-013</text:p>
          </table:table-cell>
          <table:table-cell office:value-type="float" office:value="0.000000000010996">
            <text:p>1.1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1547">
            <text:p>8.15E-012</text:p>
          </table:table-cell>
          <table:table-cell office:value-type="float" office:value="0.000000000011893">
            <text:p>1.1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1547">
            <text:p>8.15E-012</text:p>
          </table:table-cell>
          <table:table-cell office:value-type="float" office:value="0.000000000011893">
            <text:p>1.19E-011</text:p>
          </table:table-cell>
          <table:table-cell table:formula="of:=IF([.L312] &lt; [.H312];&quot;BETTER&quot;;IF([.L312]-2 &gt; [.H312]; &quot;WORSE&quot;;&quot;&quot;))">
            <text:p/>
          </table:table-cell>
          <table:table-cell table:formula="of:=IF([.N312] &lt; [.J312];&quot;BETTER&quot;;IF([.N312] &gt;[.J31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1547">
            <text:p>8.15E-012</text:p>
          </table:table-cell>
          <table:table-cell office:value-type="float" office:value="0.000000000011893">
            <text:p>1.19E-011</text:p>
          </table:table-cell>
          <table:table-cell table:formula="of:=IF([.Q312] &lt; [.L312];&quot;BETTER&quot;;IF([.Q312]-2 &gt; [.L312]; &quot;WORSE&quot;;&quot;&quot;))">
            <text:p/>
          </table:table-cell>
          <table:table-cell table:formula="of:=IF([.S312] &lt; [.N312];&quot;BETTER&quot;;IF([.S312] &gt;[.N312]*1.1;&quot;WORSE&quot;;&quot;&quot;))">
            <text:p/>
          </table:table-cell>
        </table:table-row>
        <table:table-row table:style-name="ro3">
          <table:table-cell/>
          <table:table-cell office:value-type="float" office:value="311">
            <text:p>311</text:p>
          </table:table-cell>
          <table:table-cell office:value-type="string">
            <text:p>1.38629436111989079e+00</text:p>
          </table:table-cell>
          <table:table-cell office:value-type="float" office:value="58">
            <text:p>58</text:p>
          </table:table-cell>
          <table:table-cell office:value-type="float" office:value="0.000000000002774">
            <text:p>2.77E-012</text:p>
          </table:table-cell>
          <table:table-cell office:value-type="float" office:value="0.000000000014348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8895">
            <text:p>8.90E-011</text:p>
          </table:table-cell>
          <table:table-cell office:value-type="float" office:value="0.000000000014348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8895">
            <text:p>8.90E-011</text:p>
          </table:table-cell>
          <table:table-cell office:value-type="float" office:value="0.000000000014348">
            <text:p>1.43E-011</text:p>
          </table:table-cell>
          <table:table-cell table:formula="of:=IF([.L313] &lt; [.H313];&quot;BETTER&quot;;IF([.L313]-2 &gt; [.H313]; &quot;WORSE&quot;;&quot;&quot;))">
            <text:p/>
          </table:table-cell>
          <table:table-cell table:formula="of:=IF([.N313] &lt; [.J313];&quot;BETTER&quot;;IF([.N313] &gt;[.J31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8895">
            <text:p>8.90E-011</text:p>
          </table:table-cell>
          <table:table-cell office:value-type="float" office:value="0.000000000014348">
            <text:p>1.43E-011</text:p>
          </table:table-cell>
          <table:table-cell table:formula="of:=IF([.Q313] &lt; [.L313];&quot;BETTER&quot;;IF([.Q313]-2 &gt; [.L313]; &quot;WORSE&quot;;&quot;&quot;))">
            <text:p/>
          </table:table-cell>
          <table:table-cell table:formula="of:=IF([.S313] &lt; [.N313];&quot;BETTER&quot;;IF([.S313] &gt;[.N313]*1.1;&quot;WORSE&quot;;&quot;&quot;))">
            <text:p/>
          </table:table-cell>
        </table:table-row>
        <table:table-row table:style-name="ro3">
          <table:table-cell/>
          <table:table-cell office:value-type="float" office:value="312">
            <text:p>312</text:p>
          </table:table-cell>
          <table:table-cell office:value-type="string">
            <text:p>1.00000000000000000e+00</text:p>
          </table:table-cell>
          <table:table-cell office:value-type="float" office:value="91">
            <text:p>91</text:p>
          </table:table-cell>
          <table:table-cell office:value-type="float" office:value="0.0000000000024431">
            <text:p>2.44E-012</text:p>
          </table:table-cell>
          <table:table-cell office:value-type="float" office:value="0.0000000000024563">
            <text:p>2.46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30086">
            <text:p>3.01E-012</text:p>
          </table:table-cell>
          <table:table-cell office:value-type="float" office:value="0">
            <text:p>0.00E+00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30086">
            <text:p>3.01E-012</text:p>
          </table:table-cell>
          <table:table-cell office:value-type="float" office:value="0">
            <text:p>0.00E+000</text:p>
          </table:table-cell>
          <table:table-cell table:formula="of:=IF([.L314] &lt; [.H314];&quot;BETTER&quot;;IF([.L314]-2 &gt; [.H314]; &quot;WORSE&quot;;&quot;&quot;))">
            <text:p/>
          </table:table-cell>
          <table:table-cell table:formula="of:=IF([.N314] &lt; [.J314];&quot;BETTER&quot;;IF([.N314] &gt;[.J31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30086">
            <text:p>3.01E-012</text:p>
          </table:table-cell>
          <table:table-cell office:value-type="float" office:value="0">
            <text:p>0.00E+000</text:p>
          </table:table-cell>
          <table:table-cell table:formula="of:=IF([.Q314] &lt; [.L314];&quot;BETTER&quot;;IF([.Q314]-2 &gt; [.L314]; &quot;WORSE&quot;;&quot;&quot;))">
            <text:p/>
          </table:table-cell>
          <table:table-cell table:formula="of:=IF([.S314] &lt; [.N314];&quot;BETTER&quot;;IF([.S314] &gt;[.N314]*1.1;&quot;WORSE&quot;;&quot;&quot;))">
            <text:p/>
          </table:table-cell>
        </table:table-row>
        <table:table-row table:style-name="ro3">
          <table:table-cell/>
          <table:table-cell office:value-type="float" office:value="313">
            <text:p>313</text:p>
          </table:table-cell>
          <table:table-cell office:value-type="string">
            <text:p>2.61799387799149408e-01</text:p>
          </table:table-cell>
          <table:table-cell office:value-type="float" office:value="89">
            <text:p>89</text:p>
          </table:table-cell>
          <table:table-cell office:value-type="float" office:value="0.000000000025282">
            <text:p>2.53E-011</text:p>
          </table:table-cell>
          <table:table-cell office:value-type="float" office:value="0.000000000028535">
            <text:p>2.8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18772">
            <text:p>1.88E-010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18772">
            <text:p>1.88E-010</text:p>
          </table:table-cell>
          <table:table-cell office:value-type="float" office:value="0.000000000003249">
            <text:p>3.25E-012</text:p>
          </table:table-cell>
          <table:table-cell table:formula="of:=IF([.L315] &lt; [.H315];&quot;BETTER&quot;;IF([.L315]-2 &gt; [.H315]; &quot;WORSE&quot;;&quot;&quot;))">
            <text:p/>
          </table:table-cell>
          <table:table-cell table:formula="of:=IF([.N315] &lt; [.J315];&quot;BETTER&quot;;IF([.N315] &gt;[.J31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18772">
            <text:p>1.88E-010</text:p>
          </table:table-cell>
          <table:table-cell office:value-type="float" office:value="0.000000000003249">
            <text:p>3.25E-012</text:p>
          </table:table-cell>
          <table:table-cell table:formula="of:=IF([.Q315] &lt; [.L315];&quot;BETTER&quot;;IF([.Q315]-2 &gt; [.L315]; &quot;WORSE&quot;;&quot;&quot;))">
            <text:p/>
          </table:table-cell>
          <table:table-cell table:formula="of:=IF([.S315] &lt; [.N315];&quot;BETTER&quot;;IF([.S315] &gt;[.N315]*1.1;&quot;WORSE&quot;;&quot;&quot;))">
            <text:p/>
          </table:table-cell>
        </table:table-row>
        <table:table-row table:style-name="ro3">
          <table:table-cell/>
          <table:table-cell office:value-type="float" office:value="314">
            <text:p>314</text:p>
          </table:table-cell>
          <table:table-cell office:value-type="string">
            <text:p>2.32221498518314862e-01</text:p>
          </table:table-cell>
          <table:table-cell office:value-type="float" office:value="49">
            <text:p>49</text:p>
          </table:table-cell>
          <table:table-cell office:value-type="float" office:value="0.00000000062374">
            <text:p>6.24E-010</text:p>
          </table:table-cell>
          <table:table-cell office:value-type="float" office:value="0.000000000078884">
            <text:p>7.8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1545">
            <text:p>1.15E-013</text:p>
          </table:table-cell>
          <table:table-cell office:value-type="float" office:value="0.000000000078868">
            <text:p>7.8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1545">
            <text:p>1.15E-013</text:p>
          </table:table-cell>
          <table:table-cell office:value-type="float" office:value="0.000000000078868">
            <text:p>7.89E-011</text:p>
          </table:table-cell>
          <table:table-cell table:formula="of:=IF([.L316] &lt; [.H316];&quot;BETTER&quot;;IF([.L316]-2 &gt; [.H316]; &quot;WORSE&quot;;&quot;&quot;))">
            <text:p/>
          </table:table-cell>
          <table:table-cell table:formula="of:=IF([.N316] &lt; [.J316];&quot;BETTER&quot;;IF([.N316] &gt;[.J31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1545">
            <text:p>1.15E-013</text:p>
          </table:table-cell>
          <table:table-cell office:value-type="float" office:value="0.000000000078868">
            <text:p>7.89E-011</text:p>
          </table:table-cell>
          <table:table-cell table:formula="of:=IF([.Q316] &lt; [.L316];&quot;BETTER&quot;;IF([.Q316]-2 &gt; [.L316]; &quot;WORSE&quot;;&quot;&quot;))">
            <text:p/>
          </table:table-cell>
          <table:table-cell table:formula="of:=IF([.S316] &lt; [.N316];&quot;BETTER&quot;;IF([.S316] &gt;[.N316]*1.1;&quot;WORSE&quot;;&quot;&quot;))">
            <text:p/>
          </table:table-cell>
        </table:table-row>
        <table:table-row table:style-name="ro3">
          <table:table-cell/>
          <table:table-cell office:value-type="float" office:value="315">
            <text:p>315</text:p>
          </table:table-cell>
          <table:table-cell office:value-type="string">
            <text:p>1.15080552339698383e-01</text:p>
          </table:table-cell>
          <table:table-cell office:value-type="float" office:value="97201">
            <text:p>97201</text:p>
          </table:table-cell>
          <table:table-cell office:value-type="float" office:value="0.012237">
            <text:p>1.22E-002</text:p>
          </table:table-cell>
          <table:table-cell office:value-type="float" office:value="0.01242">
            <text:p>1.24E-002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1636">
            <text:p>1.64E-008</text:p>
          </table:table-cell>
          <table:table-cell office:value-type="float" office:value="0.0000000074756">
            <text:p>7.48E-009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086791">
            <text:p>8.68E-009</text:p>
          </table:table-cell>
          <table:table-cell office:value-type="float" office:value="0.00000014964">
            <text:p>1.50E-007</text:p>
          </table:table-cell>
          <table:table-cell table:formula="of:=IF([.L317] &lt; [.H317];&quot;BETTER&quot;;IF([.L317]-2 &gt; [.H317]; &quot;WORSE&quot;;&quot;&quot;))">
            <text:p/>
          </table:table-cell>
          <table:table-cell table:formula="of:=IF([.N317] &lt; [.J317];&quot;BETTER&quot;;IF([.N317] &gt;[.J317]*1.1;&quot;WORSE&quot;;&quot;&quot;))" office:value-type="string" office:string-value="WORSE">
            <text:p>WORSE</text:p>
          </table:table-cell>
          <table:table-cell office:value-type="float" office:value="149980">
            <text:p>149980</text:p>
          </table:table-cell>
          <table:table-cell office:value-type="float" office:value="0.0000000086791">
            <text:p>8.68E-009</text:p>
          </table:table-cell>
          <table:table-cell office:value-type="float" office:value="0.00000014964">
            <text:p>1.50E-007</text:p>
          </table:table-cell>
          <table:table-cell table:formula="of:=IF([.Q317] &lt; [.L317];&quot;BETTER&quot;;IF([.Q317]-2 &gt; [.L317]; &quot;WORSE&quot;;&quot;&quot;))">
            <text:p/>
          </table:table-cell>
          <table:table-cell table:formula="of:=IF([.S317] &lt; [.N317];&quot;BETTER&quot;;IF([.S317] &gt;[.N317]*1.1;&quot;WORSE&quot;;&quot;&quot;))">
            <text:p/>
          </table:table-cell>
        </table:table-row>
        <table:table-row table:style-name="ro3">
          <table:table-cell/>
          <table:table-cell office:value-type="float" office:value="316">
            <text:p>316</text:p>
          </table:table-cell>
          <table:table-cell office:value-type="string">
            <text:p>-1.64493406684822641e+00</text:p>
          </table:table-cell>
          <table:table-cell office:value-type="float" office:value="59">
            <text:p>59</text:p>
          </table:table-cell>
          <table:table-cell office:value-type="float" office:value="6.7493E-015">
            <text:p>6.75E-015</text:p>
          </table:table-cell>
          <table:table-cell office:value-type="float" office:value="0.000000000029313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29318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29318">
            <text:p>2.93E-011</text:p>
          </table:table-cell>
          <table:table-cell table:formula="of:=IF([.L318] &lt; [.H318];&quot;BETTER&quot;;IF([.L318]-2 &gt; [.H318]; &quot;WORSE&quot;;&quot;&quot;))">
            <text:p/>
          </table:table-cell>
          <table:table-cell table:formula="of:=IF([.N318] &lt; [.J318];&quot;BETTER&quot;;IF([.N318] &gt;[.J31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29318">
            <text:p>2.93E-011</text:p>
          </table:table-cell>
          <table:table-cell table:formula="of:=IF([.Q318] &lt; [.L318];&quot;BETTER&quot;;IF([.Q318]-2 &gt; [.L318]; &quot;WORSE&quot;;&quot;&quot;))">
            <text:p/>
          </table:table-cell>
          <table:table-cell table:formula="of:=IF([.S318] &lt; [.N318];&quot;BETTER&quot;;IF([.S318] &gt;[.N318]*1.1;&quot;WORSE&quot;;&quot;&quot;))">
            <text:p/>
          </table:table-cell>
        </table:table-row>
        <table:table-row table:style-name="ro3">
          <table:table-cell/>
          <table:table-cell office:value-type="float" office:value="317">
            <text:p>317</text:p>
          </table:table-cell>
          <table:table-cell office:value-type="string">
            <text:p>2.72198261287951881e-01</text:p>
          </table:table-cell>
          <table:table-cell office:value-type="float" office:value="59">
            <text:p>59</text:p>
          </table:table-cell>
          <table:table-cell office:value-type="float" office:value="0.00000000000012236">
            <text:p>1.22E-013</text:p>
          </table:table-cell>
          <table:table-cell office:value-type="float" office:value="0.000000000044284">
            <text:p>4.4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4433E-015">
            <text:p>1.44E-015</text:p>
          </table:table-cell>
          <table:table-cell office:value-type="float" office:value="0.000000000044262">
            <text:p>4.4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4433E-015">
            <text:p>1.44E-015</text:p>
          </table:table-cell>
          <table:table-cell office:value-type="float" office:value="0.000000000044262">
            <text:p>4.43E-011</text:p>
          </table:table-cell>
          <table:table-cell table:formula="of:=IF([.L319] &lt; [.H319];&quot;BETTER&quot;;IF([.L319]-2 &gt; [.H319]; &quot;WORSE&quot;;&quot;&quot;))">
            <text:p/>
          </table:table-cell>
          <table:table-cell table:formula="of:=IF([.N319] &lt; [.J319];&quot;BETTER&quot;;IF([.N319] &gt;[.J31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4433E-015">
            <text:p>1.44E-015</text:p>
          </table:table-cell>
          <table:table-cell office:value-type="float" office:value="0.000000000044262">
            <text:p>4.43E-011</text:p>
          </table:table-cell>
          <table:table-cell table:formula="of:=IF([.Q319] &lt; [.L319];&quot;BETTER&quot;;IF([.Q319]-2 &gt; [.L319]; &quot;WORSE&quot;;&quot;&quot;))">
            <text:p/>
          </table:table-cell>
          <table:table-cell table:formula="of:=IF([.S319] &lt; [.N319];&quot;BETTER&quot;;IF([.S319] &gt;[.N319]*1.1;&quot;WORSE&quot;;&quot;&quot;))">
            <text:p/>
          </table:table-cell>
        </table:table-row>
        <table:table-row table:style-name="ro3">
          <table:table-cell/>
          <table:table-cell office:value-type="float" office:value="318">
            <text:p>318</text:p>
          </table:table-cell>
          <table:table-cell office:value-type="string">
            <text:p>1.09861229367717561e+00</text:p>
          </table:table-cell>
          <table:table-cell office:value-type="float" office:value="58">
            <text:p>58</text:p>
          </table:table-cell>
          <table:table-cell office:value-type="float" office:value="0.0000000036166">
            <text:p>3.62E-009</text:p>
          </table:table-cell>
          <table:table-cell office:value-type="float" office:value="0.0000000053327">
            <text:p>5.33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042603">
            <text:p>4.26E-010</text:p>
          </table:table-cell>
          <table:table-cell office:value-type="float" office:value="0.0000000045304">
            <text:p>4.53E-009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12367">
            <text:p>1.24E-009</text:p>
          </table:table-cell>
          <table:table-cell office:value-type="float" office:value="0.0000000016478">
            <text:p>1.65E-009</text:p>
          </table:table-cell>
          <table:table-cell table:formula="of:=IF([.L320] &lt; [.H320];&quot;BETTER&quot;;IF([.L320]-2 &gt; [.H320]; &quot;WORSE&quot;;&quot;&quot;))" office:value-type="string" office:string-value="BETTER">
            <text:p>BETTER</text:p>
          </table:table-cell>
          <table:table-cell table:formula="of:=IF([.N320] &lt; [.J320];&quot;BETTER&quot;;IF([.N320] &gt;[.J320]*1.1;&quot;WORSE&quot;;&quot;&quot;))" office:value-type="string" office:string-value="BETTER">
            <text:p>BETTER</text:p>
          </table:table-cell>
          <table:table-cell office:value-type="float" office:value="586">
            <text:p>586</text:p>
          </table:table-cell>
          <table:table-cell office:value-type="float" office:value="0.0000000012367">
            <text:p>1.24E-009</text:p>
          </table:table-cell>
          <table:table-cell office:value-type="float" office:value="0.0000000016478">
            <text:p>1.65E-009</text:p>
          </table:table-cell>
          <table:table-cell table:formula="of:=IF([.Q320] &lt; [.L320];&quot;BETTER&quot;;IF([.Q320]-2 &gt; [.L320]; &quot;WORSE&quot;;&quot;&quot;))">
            <text:p/>
          </table:table-cell>
          <table:table-cell table:formula="of:=IF([.S320] &lt; [.N320];&quot;BETTER&quot;;IF([.S320] &gt;[.N320]*1.1;&quot;WORSE&quot;;&quot;&quot;))">
            <text:p/>
          </table:table-cell>
        </table:table-row>
        <table:table-row table:style-name="ro3">
          <table:table-cell/>
          <table:table-cell office:value-type="float" office:value="319">
            <text:p>319</text:p>
          </table:table-cell>
          <table:table-cell office:value-type="string">
            <text:p>3.12500000000000000e-02</text:p>
          </table:table-cell>
          <table:table-cell office:value-type="float" office:value="95">
            <text:p>95</text:p>
          </table:table-cell>
          <table:table-cell office:value-type="float" office:value="0.0000000012888">
            <text:p>1.29E-009</text:p>
          </table:table-cell>
          <table:table-cell office:value-type="float" office:value="0.0000000000011819">
            <text:p>1.18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1.9776E-016">
            <text:p>1.98E-016</text:p>
          </table:table-cell>
          <table:table-cell office:value-type="float" office:value="0">
            <text:p>0.00E+000</text:p>
          </table:table-cell>
          <table:table-cell/>
          <table:table-cell office:value-type="float" office:value="293">
            <text:p>293</text:p>
          </table:table-cell>
          <table:table-cell office:value-type="float" office:value="1.9776E-016">
            <text:p>1.98E-016</text:p>
          </table:table-cell>
          <table:table-cell office:value-type="float" office:value="0">
            <text:p>0.00E+000</text:p>
          </table:table-cell>
          <table:table-cell table:formula="of:=IF([.L321] &lt; [.H321];&quot;BETTER&quot;;IF([.L321]-2 &gt; [.H321]; &quot;WORSE&quot;;&quot;&quot;))">
            <text:p/>
          </table:table-cell>
          <table:table-cell table:formula="of:=IF([.N321] &lt; [.J321];&quot;BETTER&quot;;IF([.N321] &gt;[.J32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9776E-016">
            <text:p>1.98E-016</text:p>
          </table:table-cell>
          <table:table-cell office:value-type="float" office:value="0">
            <text:p>0.00E+000</text:p>
          </table:table-cell>
          <table:table-cell table:formula="of:=IF([.Q321] &lt; [.L321];&quot;BETTER&quot;;IF([.Q321]-2 &gt; [.L321]; &quot;WORSE&quot;;&quot;&quot;))">
            <text:p/>
          </table:table-cell>
          <table:table-cell table:formula="of:=IF([.S321] &lt; [.N321];&quot;BETTER&quot;;IF([.S321] &gt;[.N321]*1.1;&quot;WORSE&quot;;&quot;&quot;))">
            <text:p/>
          </table:table-cell>
        </table:table-row>
        <table:table-row table:style-name="ro3">
          <table:table-cell/>
          <table:table-cell office:value-type="float" office:value="320">
            <text:p>320</text:p>
          </table:table-cell>
          <table:table-cell office:value-type="string">
            <text:p>3.59140914229522656e-01</text:p>
          </table:table-cell>
          <table:table-cell office:value-type="float" office:value="58">
            <text:p>58</text:p>
          </table:table-cell>
          <table:table-cell office:value-type="float" office:value="0.00000000000033294">
            <text:p>3.33E-013</text:p>
          </table:table-cell>
          <table:table-cell office:value-type="float" office:value="0.000000000082203">
            <text:p>8.2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3229">
            <text:p>4.32E-012</text:p>
          </table:table-cell>
          <table:table-cell office:value-type="float" office:value="0.000000000082204">
            <text:p>8.2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3229">
            <text:p>4.32E-012</text:p>
          </table:table-cell>
          <table:table-cell office:value-type="float" office:value="0.000000000082204">
            <text:p>8.22E-011</text:p>
          </table:table-cell>
          <table:table-cell table:formula="of:=IF([.L322] &lt; [.H322];&quot;BETTER&quot;;IF([.L322]-2 &gt; [.H322]; &quot;WORSE&quot;;&quot;&quot;))">
            <text:p/>
          </table:table-cell>
          <table:table-cell table:formula="of:=IF([.N322] &lt; [.J322];&quot;BETTER&quot;;IF([.N322] &gt;[.J32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3228">
            <text:p>4.32E-012</text:p>
          </table:table-cell>
          <table:table-cell office:value-type="float" office:value="0.000000000082203">
            <text:p>8.22E-011</text:p>
          </table:table-cell>
          <table:table-cell table:formula="of:=IF([.Q322] &lt; [.L322];&quot;BETTER&quot;;IF([.Q322]-2 &gt; [.L322]; &quot;WORSE&quot;;&quot;&quot;))">
            <text:p/>
          </table:table-cell>
          <table:table-cell table:formula="of:=IF([.S322] &lt; [.N322];&quot;BETTER&quot;;IF([.S322] &gt;[.N322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21">
            <text:p>321</text:p>
          </table:table-cell>
          <table:table-cell office:value-type="string">
            <text:p>2.72198261315714007e-01</text:p>
          </table:table-cell>
          <table:table-cell office:value-type="float" office:value="58">
            <text:p>58</text:p>
          </table:table-cell>
          <table:table-cell office:value-type="float" office:value="4.2407E-016">
            <text:p>4.24E-016</text:p>
          </table:table-cell>
          <table:table-cell office:value-type="float" office:value="0.00000000005773">
            <text:p>5.7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8477E-017">
            <text:p>3.85E-017</text:p>
          </table:table-cell>
          <table:table-cell office:value-type="float" office:value="0.00000000005773">
            <text:p>5.7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8477E-017">
            <text:p>3.85E-017</text:p>
          </table:table-cell>
          <table:table-cell office:value-type="float" office:value="0.00000000005773">
            <text:p>5.77E-011</text:p>
          </table:table-cell>
          <table:table-cell table:formula="of:=IF([.L323] &lt; [.H323];&quot;BETTER&quot;;IF([.L323]-2 &gt; [.H323]; &quot;WORSE&quot;;&quot;&quot;))">
            <text:p/>
          </table:table-cell>
          <table:table-cell table:formula="of:=IF([.N323] &lt; [.J323];&quot;BETTER&quot;;IF([.N323] &gt;[.J32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5773">
            <text:p>5.77E-011</text:p>
          </table:table-cell>
          <table:table-cell table:formula="of:=IF([.Q323] &lt; [.L323];&quot;BETTER&quot;;IF([.Q323]-2 &gt; [.L323]; &quot;WORSE&quot;;&quot;&quot;))">
            <text:p/>
          </table:table-cell>
          <table:table-cell table:formula="of:=IF([.S323] &lt; [.N323];&quot;BETTER&quot;;IF([.S323] &gt;[.N323]*1.1;&quot;WORSE&quot;;&quot;&quot;))">
            <text:p/>
          </table:table-cell>
        </table:table-row>
        <table:table-row table:style-name="ro3">
          <table:table-cell/>
          <table:table-cell office:value-type="float" office:value="322">
            <text:p>322</text:p>
          </table:table-cell>
          <table:table-cell office:value-type="string">
            <text:p>-1.09861229367717605e+00</text:p>
          </table:table-cell>
          <table:table-cell office:value-type="float" office:value="110">
            <text:p>110</text:p>
          </table:table-cell>
          <table:table-cell office:value-type="float" office:value="0.0000000019796">
            <text:p>1.98E-009</text:p>
          </table:table-cell>
          <table:table-cell office:value-type="float" office:value="0.0000000045612">
            <text:p>4.56E-009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042603">
            <text:p>4.26E-010</text:p>
          </table:table-cell>
          <table:table-cell office:value-type="float" office:value="0.0000000045304">
            <text:p>4.53E-009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12481">
            <text:p>1.25E-009</text:p>
          </table:table-cell>
          <table:table-cell office:value-type="float" office:value="0.0000000016478">
            <text:p>1.65E-009</text:p>
          </table:table-cell>
          <table:table-cell table:formula="of:=IF([.L324] &lt; [.H324];&quot;BETTER&quot;;IF([.L324]-2 &gt; [.H324]; &quot;WORSE&quot;;&quot;&quot;))" office:value-type="string" office:string-value="BETTER">
            <text:p>BETTER</text:p>
          </table:table-cell>
          <table:table-cell table:formula="of:=IF([.N324] &lt; [.J324];&quot;BETTER&quot;;IF([.N324] &gt;[.J324]*1.1;&quot;WORSE&quot;;&quot;&quot;))" office:value-type="string" office:string-value="BETTER">
            <text:p>BETTER</text:p>
          </table:table-cell>
          <table:table-cell office:value-type="float" office:value="586">
            <text:p>586</text:p>
          </table:table-cell>
          <table:table-cell office:value-type="float" office:value="0.0000000012481">
            <text:p>1.25E-009</text:p>
          </table:table-cell>
          <table:table-cell office:value-type="float" office:value="0.0000000016478">
            <text:p>1.65E-009</text:p>
          </table:table-cell>
          <table:table-cell table:formula="of:=IF([.Q324] &lt; [.L324];&quot;BETTER&quot;;IF([.Q324]-2 &gt; [.L324]; &quot;WORSE&quot;;&quot;&quot;))">
            <text:p/>
          </table:table-cell>
          <table:table-cell table:formula="of:=IF([.S324] &lt; [.N324];&quot;BETTER&quot;;IF([.S324] &gt;[.N324]*1.1;&quot;WORSE&quot;;&quot;&quot;))">
            <text:p/>
          </table:table-cell>
        </table:table-row>
        <table:table-row table:style-name="ro3">
          <table:table-cell/>
          <table:table-cell office:value-type="float" office:value="323">
            <text:p>323</text:p>
          </table:table-cell>
          <table:table-cell office:value-type="string">
            <text:p>1.81254700968864410e-02</text:p>
          </table:table-cell>
          <table:table-cell office:value-type="float" office:value="61">
            <text:p>61</text:p>
          </table:table-cell>
          <table:table-cell office:value-type="float" office:value="0.0000000046978">
            <text:p>4.70E-009</text:p>
          </table:table-cell>
          <table:table-cell office:value-type="float" office:value="0.000000007547">
            <text:p>7.55E-009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052273">
            <text:p>5.23E-012</text:p>
          </table:table-cell>
          <table:table-cell office:value-type="float" office:value="0.0000000056889">
            <text:p>5.69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31506">
            <text:p>3.15E-011</text:p>
          </table:table-cell>
          <table:table-cell office:value-type="float" office:value="0.0000000045526">
            <text:p>4.55E-009</text:p>
          </table:table-cell>
          <table:table-cell table:formula="of:=IF([.L325] &lt; [.H325];&quot;BETTER&quot;;IF([.L325]-2 &gt; [.H325]; &quot;WORSE&quot;;&quot;&quot;))" office:value-type="string" office:string-value="BETTER">
            <text:p>BETTER</text:p>
          </table:table-cell>
          <table:table-cell table:formula="of:=IF([.N325] &lt; [.J325];&quot;BETTER&quot;;IF([.N325] &gt;[.J325]*1.1;&quot;WORSE&quot;;&quot;&quot;))" office:value-type="string" office:string-value="BETTER">
            <text:p>BETTER</text:p>
          </table:table-cell>
          <table:table-cell office:value-type="float" office:value="293">
            <text:p>293</text:p>
          </table:table-cell>
          <table:table-cell office:value-type="float" office:value="0.000000000031506">
            <text:p>3.15E-011</text:p>
          </table:table-cell>
          <table:table-cell office:value-type="float" office:value="0.0000000045526">
            <text:p>4.55E-009</text:p>
          </table:table-cell>
          <table:table-cell table:formula="of:=IF([.Q325] &lt; [.L325];&quot;BETTER&quot;;IF([.Q325]-2 &gt; [.L325]; &quot;WORSE&quot;;&quot;&quot;))">
            <text:p/>
          </table:table-cell>
          <table:table-cell table:formula="of:=IF([.S325] &lt; [.N325];&quot;BETTER&quot;;IF([.S325] &gt;[.N325]*1.1;&quot;WORSE&quot;;&quot;&quot;))">
            <text:p/>
          </table:table-cell>
        </table:table-row>
        <table:table-row table:style-name="ro3">
          <table:table-cell/>
          <table:table-cell office:value-type="float" office:value="324">
            <text:p>324</text:p>
          </table:table-cell>
          <table:table-cell office:value-type="string">
            <text:p>3.14159265362041662e+00</text:p>
          </table:table-cell>
          <table:table-cell office:value-type="float" office:value="58">
            <text:p>58</text:p>
          </table:table-cell>
          <table:table-cell office:value-type="float" office:value="0.0000000013844">
            <text:p>1.38E-009</text:p>
          </table:table-cell>
          <table:table-cell office:value-type="float" office:value="0.0000000000064965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23634">
            <text:p>2.36E-012</text:p>
          </table:table-cell>
          <table:table-cell office:value-type="float" office:value="0.0000000000064988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23634">
            <text:p>2.36E-012</text:p>
          </table:table-cell>
          <table:table-cell office:value-type="float" office:value="0.0000000000064988">
            <text:p>6.50E-012</text:p>
          </table:table-cell>
          <table:table-cell table:formula="of:=IF([.L326] &lt; [.H326];&quot;BETTER&quot;;IF([.L326]-2 &gt; [.H326]; &quot;WORSE&quot;;&quot;&quot;))">
            <text:p/>
          </table:table-cell>
          <table:table-cell table:formula="of:=IF([.N326] &lt; [.J326];&quot;BETTER&quot;;IF([.N326] &gt;[.J32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23634">
            <text:p>2.36E-012</text:p>
          </table:table-cell>
          <table:table-cell office:value-type="float" office:value="0.0000000000064988">
            <text:p>6.50E-012</text:p>
          </table:table-cell>
          <table:table-cell table:formula="of:=IF([.Q326] &lt; [.L326];&quot;BETTER&quot;;IF([.Q326]-2 &gt; [.L326]; &quot;WORSE&quot;;&quot;&quot;))">
            <text:p/>
          </table:table-cell>
          <table:table-cell table:formula="of:=IF([.S326] &lt; [.N326];&quot;BETTER&quot;;IF([.S326] &gt;[.N326]*1.1;&quot;WORSE&quot;;&quot;&quot;))">
            <text:p/>
          </table:table-cell>
        </table:table-row>
        <table:table-row table:style-name="ro3">
          <table:table-cell/>
          <table:table-cell office:value-type="float" office:value="325">
            <text:p>325</text:p>
          </table:table-cell>
          <table:table-cell office:value-type="string">
            <text:p>3.14159265362041662e+00</text:p>
          </table:table-cell>
          <table:table-cell office:value-type="float" office:value="58">
            <text:p>58</text:p>
          </table:table-cell>
          <table:table-cell office:value-type="float" office:value="0.0000000000023404">
            <text:p>2.34E-012</text:p>
          </table:table-cell>
          <table:table-cell office:value-type="float" office:value="0.0000000000064965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0927E-015">
            <text:p>2.09E-015</text:p>
          </table:table-cell>
          <table:table-cell office:value-type="float" office:value="0.0000000000064988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0927E-015">
            <text:p>2.09E-015</text:p>
          </table:table-cell>
          <table:table-cell office:value-type="float" office:value="0.0000000000064988">
            <text:p>6.50E-012</text:p>
          </table:table-cell>
          <table:table-cell table:formula="of:=IF([.L327] &lt; [.H327];&quot;BETTER&quot;;IF([.L327]-2 &gt; [.H327]; &quot;WORSE&quot;;&quot;&quot;))">
            <text:p/>
          </table:table-cell>
          <table:table-cell table:formula="of:=IF([.N327] &lt; [.J327];&quot;BETTER&quot;;IF([.N327] &gt;[.J32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3951E-015">
            <text:p>1.40E-015</text:p>
          </table:table-cell>
          <table:table-cell office:value-type="float" office:value="0.0000000000064988">
            <text:p>6.50E-012</text:p>
          </table:table-cell>
          <table:table-cell table:formula="of:=IF([.Q327] &lt; [.L327];&quot;BETTER&quot;;IF([.Q327]-2 &gt; [.L327]; &quot;WORSE&quot;;&quot;&quot;))">
            <text:p/>
          </table:table-cell>
          <table:table-cell table:formula="of:=IF([.S327] &lt; [.N327];&quot;BETTER&quot;;IF([.S327] &gt;[.N327]*1.1;&quot;WORSE&quot;;&quot;&quot;))">
            <text:p/>
          </table:table-cell>
        </table:table-row>
        <table:table-row table:style-name="ro3">
          <table:table-cell/>
          <table:table-cell office:value-type="float" office:value="326">
            <text:p>326</text:p>
          </table:table-cell>
          <table:table-cell office:value-type="string">
            <text:p>1.57079632679999959e+00</text:p>
          </table:table-cell>
          <table:table-cell office:value-type="float" office:value="58">
            <text:p>58</text:p>
          </table:table-cell>
          <table:table-cell office:value-type="float" office:value="0.000000000002341">
            <text:p>2.34E-012</text:p>
          </table:table-cell>
          <table:table-cell office:value-type="float" office:value="1.2722E-015">
            <text:p>1.27E-015</text:p>
          </table:table-cell>
          <table:table-cell/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2.8272E-016">
            <text:p>2.83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2.8272E-016">
            <text:p>2.83E-016</text:p>
          </table:table-cell>
          <table:table-cell table:formula="of:=IF([.L328] &lt; [.H328];&quot;BETTER&quot;;IF([.L328]-2 &gt; [.H328]; &quot;WORSE&quot;;&quot;&quot;))">
            <text:p/>
          </table:table-cell>
          <table:table-cell table:formula="of:=IF([.N328] &lt; [.J328];&quot;BETTER&quot;;IF([.N328] &gt;[.J32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2.8272E-016">
            <text:p>2.83E-016</text:p>
          </table:table-cell>
          <table:table-cell table:formula="of:=IF([.Q328] &lt; [.L328];&quot;BETTER&quot;;IF([.Q328]-2 &gt; [.L328]; &quot;WORSE&quot;;&quot;&quot;))">
            <text:p/>
          </table:table-cell>
          <table:table-cell table:formula="of:=IF([.S328] &lt; [.N328];&quot;BETTER&quot;;IF([.S328] &gt;[.N328]*1.1;&quot;WORSE&quot;;&quot;&quot;))">
            <text:p/>
          </table:table-cell>
        </table:table-row>
        <table:table-row table:style-name="ro3">
          <table:table-cell/>
          <table:table-cell office:value-type="float" office:value="327">
            <text:p>327</text:p>
          </table:table-cell>
          <table:table-cell office:value-type="string">
            <text:p>-6.97873325059438221e-02</text:p>
          </table:table-cell>
          <table:table-cell office:value-type="float" office:value="113">
            <text:p>113</text:p>
          </table:table-cell>
          <table:table-cell office:value-type="float" office:value="0.0000000000037792">
            <text:p>3.78E-012</text:p>
          </table:table-cell>
          <table:table-cell office:value-type="float" office:value="0.000000000081382">
            <text:p>8.1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68495">
            <text:p>6.85E-012</text:p>
          </table:table-cell>
          <table:table-cell office:value-type="float" office:value="0.000000000085171">
            <text:p>8.52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68495">
            <text:p>6.85E-012</text:p>
          </table:table-cell>
          <table:table-cell office:value-type="float" office:value="0.000000000085171">
            <text:p>8.52E-011</text:p>
          </table:table-cell>
          <table:table-cell table:formula="of:=IF([.L329] &lt; [.H329];&quot;BETTER&quot;;IF([.L329]-2 &gt; [.H329]; &quot;WORSE&quot;;&quot;&quot;))">
            <text:p/>
          </table:table-cell>
          <table:table-cell table:formula="of:=IF([.N329] &lt; [.J329];&quot;BETTER&quot;;IF([.N329] &gt;[.J32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68495">
            <text:p>6.85E-012</text:p>
          </table:table-cell>
          <table:table-cell office:value-type="float" office:value="0.000000000085171">
            <text:p>8.52E-011</text:p>
          </table:table-cell>
          <table:table-cell table:formula="of:=IF([.Q329] &lt; [.L329];&quot;BETTER&quot;;IF([.Q329]-2 &gt; [.L329]; &quot;WORSE&quot;;&quot;&quot;))">
            <text:p/>
          </table:table-cell>
          <table:table-cell table:formula="of:=IF([.S329] &lt; [.N329];&quot;BETTER&quot;;IF([.S329] &gt;[.N329]*1.1;&quot;WORSE&quot;;&quot;&quot;))">
            <text:p/>
          </table:table-cell>
        </table:table-row>
        <table:table-row table:style-name="ro3">
          <table:table-cell/>
          <table:table-cell office:value-type="float" office:value="328">
            <text:p>328</text:p>
          </table:table-cell>
          <table:table-cell office:value-type="string">
            <text:p>9.81747704246810349e-02</text:p>
          </table:table-cell>
          <table:table-cell office:value-type="float" office:value="83">
            <text:p>83</text:p>
          </table:table-cell>
          <table:table-cell office:value-type="float" office:value="0.0000000000010977">
            <text:p>1.10E-012</text:p>
          </table:table-cell>
          <table:table-cell office:value-type="float" office:value="0.00000000025017">
            <text:p>2.5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1534">
            <text:p>1.53E-011</text:p>
          </table:table-cell>
          <table:table-cell office:value-type="float" office:value="0.0000000002514">
            <text:p>2.5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1534">
            <text:p>1.53E-011</text:p>
          </table:table-cell>
          <table:table-cell office:value-type="float" office:value="0.0000000002514">
            <text:p>2.51E-010</text:p>
          </table:table-cell>
          <table:table-cell table:formula="of:=IF([.L330] &lt; [.H330];&quot;BETTER&quot;;IF([.L330]-2 &gt; [.H330]; &quot;WORSE&quot;;&quot;&quot;))">
            <text:p/>
          </table:table-cell>
          <table:table-cell table:formula="of:=IF([.N330] &lt; [.J330];&quot;BETTER&quot;;IF([.N330] &gt;[.J33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1534">
            <text:p>1.53E-011</text:p>
          </table:table-cell>
          <table:table-cell office:value-type="float" office:value="0.0000000002514">
            <text:p>2.51E-010</text:p>
          </table:table-cell>
          <table:table-cell table:formula="of:=IF([.Q330] &lt; [.L330];&quot;BETTER&quot;;IF([.Q330]-2 &gt; [.L330]; &quot;WORSE&quot;;&quot;&quot;))">
            <text:p/>
          </table:table-cell>
          <table:table-cell table:formula="of:=IF([.S330] &lt; [.N330];&quot;BETTER&quot;;IF([.S330] &gt;[.N330]*1.1;&quot;WORSE&quot;;&quot;&quot;))">
            <text:p/>
          </table:table-cell>
        </table:table-row>
        <table:table-row table:style-name="ro3">
          <table:table-cell/>
          <table:table-cell office:value-type="float" office:value="329">
            <text:p>329</text:p>
          </table:table-cell>
          <table:table-cell office:value-type="string">
            <text:p>3.92699081691919860e-01</text:p>
          </table:table-cell>
          <table:table-cell office:value-type="float" office:value="112">
            <text:p>112</text:p>
          </table:table-cell>
          <table:table-cell office:value-type="float" office:value="0.00000000000067379">
            <text:p>6.74E-013</text:p>
          </table:table-cell>
          <table:table-cell office:value-type="float" office:value="0.00000000002125">
            <text:p>2.1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97425">
            <text:p>9.74E-013</text:p>
          </table:table-cell>
          <table:table-cell office:value-type="float" office:value="0.000000000020576">
            <text:p>2.06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97425">
            <text:p>9.74E-013</text:p>
          </table:table-cell>
          <table:table-cell office:value-type="float" office:value="0.000000000020576">
            <text:p>2.06E-011</text:p>
          </table:table-cell>
          <table:table-cell table:formula="of:=IF([.L331] &lt; [.H331];&quot;BETTER&quot;;IF([.L331]-2 &gt; [.H331]; &quot;WORSE&quot;;&quot;&quot;))">
            <text:p/>
          </table:table-cell>
          <table:table-cell table:formula="of:=IF([.N331] &lt; [.J331];&quot;BETTER&quot;;IF([.N331] &gt;[.J33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97425">
            <text:p>9.74E-013</text:p>
          </table:table-cell>
          <table:table-cell office:value-type="float" office:value="0.000000000020576">
            <text:p>2.06E-011</text:p>
          </table:table-cell>
          <table:table-cell table:formula="of:=IF([.Q331] &lt; [.L331];&quot;BETTER&quot;;IF([.Q331]-2 &gt; [.L331]; &quot;WORSE&quot;;&quot;&quot;))">
            <text:p/>
          </table:table-cell>
          <table:table-cell table:formula="of:=IF([.S331] &lt; [.N331];&quot;BETTER&quot;;IF([.S331] &gt;[.N331]*1.1;&quot;WORSE&quot;;&quot;&quot;))">
            <text:p/>
          </table:table-cell>
        </table:table-row>
        <table:table-row table:style-name="ro3">
          <table:table-cell/>
          <table:table-cell office:value-type="float" office:value="330">
            <text:p>330</text:p>
          </table:table-cell>
          <table:table-cell office:value-type="string">
            <text:p>1.24645048028046102e+00</text:p>
          </table:table-cell>
          <table:table-cell office:value-type="float" office:value="58">
            <text:p>58</text:p>
          </table:table-cell>
          <table:table-cell office:value-type="float" office:value="0.0000000000023463">
            <text:p>2.35E-012</text:p>
          </table:table-cell>
          <table:table-cell office:value-type="float" office:value="0.000000000015676">
            <text:p>1.5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1163">
            <text:p>1.12E-010</text:p>
          </table:table-cell>
          <table:table-cell office:value-type="float" office:value="0.000000000015676">
            <text:p>1.5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1163">
            <text:p>1.12E-010</text:p>
          </table:table-cell>
          <table:table-cell office:value-type="float" office:value="0.000000000015676">
            <text:p>1.57E-011</text:p>
          </table:table-cell>
          <table:table-cell table:formula="of:=IF([.L332] &lt; [.H332];&quot;BETTER&quot;;IF([.L332]-2 &gt; [.H332]; &quot;WORSE&quot;;&quot;&quot;))">
            <text:p/>
          </table:table-cell>
          <table:table-cell table:formula="of:=IF([.N332] &lt; [.J332];&quot;BETTER&quot;;IF([.N332] &gt;[.J33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1163">
            <text:p>1.12E-010</text:p>
          </table:table-cell>
          <table:table-cell office:value-type="float" office:value="0.000000000015676">
            <text:p>1.57E-011</text:p>
          </table:table-cell>
          <table:table-cell table:formula="of:=IF([.Q332] &lt; [.L332];&quot;BETTER&quot;;IF([.Q332]-2 &gt; [.L332]; &quot;WORSE&quot;;&quot;&quot;))">
            <text:p/>
          </table:table-cell>
          <table:table-cell table:formula="of:=IF([.S332] &lt; [.N332];&quot;BETTER&quot;;IF([.S332] &gt;[.N332]*1.1;&quot;WORSE&quot;;&quot;&quot;))">
            <text:p/>
          </table:table-cell>
        </table:table-row>
        <table:table-row table:style-name="ro3">
          <table:table-cell/>
          <table:table-cell office:value-type="float" office:value="331">
            <text:p>331</text:p>
          </table:table-cell>
          <table:table-cell office:value-type="string">
            <text:p>1.57079632679489656e+00</text:p>
          </table:table-cell>
          <table:table-cell office:value-type="float" office:value="58">
            <text:p>58</text:p>
          </table:table-cell>
          <table:table-cell office:value-type="float" office:value="0.0000000000011698">
            <text:p>1.17E-012</text:p>
          </table:table-cell>
          <table:table-cell office:value-type="float" office:value="0.0000000000032497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249">
            <text:p>3.25E-012</text:p>
          </table:table-cell>
          <table:table-cell table:formula="of:=IF([.L333] &lt; [.H333];&quot;BETTER&quot;;IF([.L333]-2 &gt; [.H333]; &quot;WORSE&quot;;&quot;&quot;))">
            <text:p/>
          </table:table-cell>
          <table:table-cell table:formula="of:=IF([.N333] &lt; [.J333];&quot;BETTER&quot;;IF([.N333] &gt;[.J33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249">
            <text:p>3.25E-012</text:p>
          </table:table-cell>
          <table:table-cell table:formula="of:=IF([.Q333] &lt; [.L333];&quot;BETTER&quot;;IF([.Q333]-2 &gt; [.L333]; &quot;WORSE&quot;;&quot;&quot;))">
            <text:p/>
          </table:table-cell>
          <table:table-cell table:formula="of:=IF([.S333] &lt; [.N333];&quot;BETTER&quot;;IF([.S333] &gt;[.N333]*1.1;&quot;WORSE&quot;;&quot;&quot;))">
            <text:p/>
          </table:table-cell>
        </table:table-row>
        <table:table-row table:style-name="ro3">
          <table:table-cell/>
          <table:table-cell office:value-type="float" office:value="332">
            <text:p>332</text:p>
          </table:table-cell>
          <table:table-cell office:value-type="string">
            <text:p>1.57079632679489656e+00</text:p>
          </table:table-cell>
          <table:table-cell office:value-type="float" office:value="58">
            <text:p>58</text:p>
          </table:table-cell>
          <table:table-cell office:value-type="float" office:value="0.00000000000117">
            <text:p>1.17E-012</text:p>
          </table:table-cell>
          <table:table-cell office:value-type="float" office:value="0.0000000000032498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249">
            <text:p>3.25E-012</text:p>
          </table:table-cell>
          <table:table-cell table:formula="of:=IF([.L334] &lt; [.H334];&quot;BETTER&quot;;IF([.L334]-2 &gt; [.H334]; &quot;WORSE&quot;;&quot;&quot;))">
            <text:p/>
          </table:table-cell>
          <table:table-cell table:formula="of:=IF([.N334] &lt; [.J334];&quot;BETTER&quot;;IF([.N334] &gt;[.J33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3249">
            <text:p>3.25E-012</text:p>
          </table:table-cell>
          <table:table-cell table:formula="of:=IF([.Q334] &lt; [.L334];&quot;BETTER&quot;;IF([.Q334]-2 &gt; [.L334]; &quot;WORSE&quot;;&quot;&quot;))">
            <text:p/>
          </table:table-cell>
          <table:table-cell table:formula="of:=IF([.S334] &lt; [.N334];&quot;BETTER&quot;;IF([.S334] &gt;[.N334]*1.1;&quot;WORSE&quot;;&quot;&quot;))">
            <text:p/>
          </table:table-cell>
        </table:table-row>
        <table:table-row table:style-name="ro3">
          <table:table-cell/>
          <table:table-cell office:value-type="float" office:value="333">
            <text:p>333</text:p>
          </table:table-cell>
          <table:table-cell office:value-type="string">
            <text:p>3.99876005055766148e-01</text:p>
          </table:table-cell>
          <table:table-cell office:value-type="float" office:value="58">
            <text:p>58</text:p>
          </table:table-cell>
          <table:table-cell office:value-type="float" office:value="0.0000000085972">
            <text:p>8.60E-009</text:p>
          </table:table-cell>
          <table:table-cell office:value-type="float" office:value="0.00000000011062">
            <text:p>1.1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54945">
            <text:p>5.49E-013</text:p>
          </table:table-cell>
          <table:table-cell office:value-type="float" office:value="0.00000000011062">
            <text:p>1.1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54945">
            <text:p>5.49E-013</text:p>
          </table:table-cell>
          <table:table-cell office:value-type="float" office:value="0.00000000011062">
            <text:p>1.11E-010</text:p>
          </table:table-cell>
          <table:table-cell table:formula="of:=IF([.L335] &lt; [.H335];&quot;BETTER&quot;;IF([.L335]-2 &gt; [.H335]; &quot;WORSE&quot;;&quot;&quot;))">
            <text:p/>
          </table:table-cell>
          <table:table-cell table:formula="of:=IF([.N335] &lt; [.J335];&quot;BETTER&quot;;IF([.N335] &gt;[.J33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5495">
            <text:p>5.50E-013</text:p>
          </table:table-cell>
          <table:table-cell office:value-type="float" office:value="0.00000000011062">
            <text:p>1.11E-010</text:p>
          </table:table-cell>
          <table:table-cell table:formula="of:=IF([.Q335] &lt; [.L335];&quot;BETTER&quot;;IF([.Q335]-2 &gt; [.L335]; &quot;WORSE&quot;;&quot;&quot;))">
            <text:p/>
          </table:table-cell>
          <table:table-cell table:formula="of:=IF([.S335] &lt; [.N335];&quot;BETTER&quot;;IF([.S335] &gt;[.N335]*1.1;&quot;WORSE&quot;;&quot;&quot;))">
            <text:p/>
          </table:table-cell>
        </table:table-row>
        <table:table-row table:style-name="ro3">
          <table:table-cell/>
          <table:table-cell office:value-type="float" office:value="334">
            <text:p>334</text:p>
          </table:table-cell>
          <table:table-cell office:value-type="string">
            <text:p>3.84393665059733547e-01</text:p>
          </table:table-cell>
          <table:table-cell office:value-type="float" office:value="73">
            <text:p>73</text:p>
          </table:table-cell>
          <table:table-cell office:value-type="float" office:value="0.0000000000052894">
            <text:p>5.29E-012</text:p>
          </table:table-cell>
          <table:table-cell office:value-type="float" office:value="0.00000000011004">
            <text:p>1.1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8.4145E-015">
            <text:p>8.41E-015</text:p>
          </table:table-cell>
          <table:table-cell office:value-type="float" office:value="0.00000000010475">
            <text:p>1.05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8.4145E-015">
            <text:p>8.41E-015</text:p>
          </table:table-cell>
          <table:table-cell office:value-type="float" office:value="0.00000000010475">
            <text:p>1.05E-010</text:p>
          </table:table-cell>
          <table:table-cell table:formula="of:=IF([.L336] &lt; [.H336];&quot;BETTER&quot;;IF([.L336]-2 &gt; [.H336]; &quot;WORSE&quot;;&quot;&quot;))">
            <text:p/>
          </table:table-cell>
          <table:table-cell table:formula="of:=IF([.N336] &lt; [.J336];&quot;BETTER&quot;;IF([.N336] &gt;[.J33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4145E-015">
            <text:p>8.41E-015</text:p>
          </table:table-cell>
          <table:table-cell office:value-type="float" office:value="0.00000000010475">
            <text:p>1.05E-010</text:p>
          </table:table-cell>
          <table:table-cell table:formula="of:=IF([.Q336] &lt; [.L336];&quot;BETTER&quot;;IF([.Q336]-2 &gt; [.L336]; &quot;WORSE&quot;;&quot;&quot;))">
            <text:p/>
          </table:table-cell>
          <table:table-cell table:formula="of:=IF([.S336] &lt; [.N336];&quot;BETTER&quot;;IF([.S336] &gt;[.N336]*1.1;&quot;WORSE&quot;;&quot;&quot;))">
            <text:p/>
          </table:table-cell>
        </table:table-row>
        <table:table-row table:style-name="ro3">
          <table:table-cell/>
          <table:table-cell office:value-type="float" office:value="335">
            <text:p>335</text:p>
          </table:table-cell>
          <table:table-cell office:value-type="string">
            <text:p>1.84206008052470249e+00</text:p>
          </table:table-cell>
          <table:table-cell office:value-type="float" office:value="63">
            <text:p>63</text:p>
          </table:table-cell>
          <table:table-cell office:value-type="float" office:value="0.000000000000088235">
            <text:p>8.82E-014</text:p>
          </table:table-cell>
          <table:table-cell office:value-type="float" office:value="0.000000000013251">
            <text:p>1.3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6181">
            <text:p>4.62E-011</text:p>
          </table:table-cell>
          <table:table-cell office:value-type="float" office:value="0.00000000001341">
            <text:p>1.3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6181">
            <text:p>4.62E-011</text:p>
          </table:table-cell>
          <table:table-cell office:value-type="float" office:value="0.00000000001341">
            <text:p>1.34E-011</text:p>
          </table:table-cell>
          <table:table-cell table:formula="of:=IF([.L337] &lt; [.H337];&quot;BETTER&quot;;IF([.L337]-2 &gt; [.H337]; &quot;WORSE&quot;;&quot;&quot;))">
            <text:p/>
          </table:table-cell>
          <table:table-cell table:formula="of:=IF([.N337] &lt; [.J337];&quot;BETTER&quot;;IF([.N337] &gt;[.J33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6181">
            <text:p>4.62E-011</text:p>
          </table:table-cell>
          <table:table-cell office:value-type="float" office:value="0.00000000001341">
            <text:p>1.34E-011</text:p>
          </table:table-cell>
          <table:table-cell table:formula="of:=IF([.Q337] &lt; [.L337];&quot;BETTER&quot;;IF([.Q337]-2 &gt; [.L337]; &quot;WORSE&quot;;&quot;&quot;))">
            <text:p/>
          </table:table-cell>
          <table:table-cell table:formula="of:=IF([.S337] &lt; [.N337];&quot;BETTER&quot;;IF([.S337] &gt;[.N337]*1.1;&quot;WORSE&quot;;&quot;&quot;))">
            <text:p/>
          </table:table-cell>
        </table:table-row>
        <table:table-row table:style-name="ro3">
          <table:table-cell/>
          <table:table-cell office:value-type="float" office:value="336">
            <text:p>336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012577">
            <text:p>1.26E-010</text:p>
          </table:table-cell>
          <table:table-cell office:value-type="float" office:value="0.000000000079689">
            <text:p>7.97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338] &lt; [.H338];&quot;BETTER&quot;;IF([.L338]-2 &gt; [.H338]; &quot;WORSE&quot;;&quot;&quot;))">
            <text:p/>
          </table:table-cell>
          <table:table-cell table:formula="of:=IF([.N338] &lt; [.J338];&quot;BETTER&quot;;IF([.N338] &gt;[.J338]*1.1;&quot;WORSE&quot;;&quot;&quot;))">
            <text:p/>
          </table:table-cell>
          <table:table-cell office:value-type="float" office:value="186">
            <text:p>186</text:p>
          </table:table-cell>
          <table:table-cell office:value-type="float" office:value="0.000000022675">
            <text:p>2.27E-008</text:p>
          </table:table-cell>
          <table:table-cell office:value-type="float" office:value="0.000000000095261">
            <text:p>9.53E-011</text:p>
          </table:table-cell>
          <table:table-cell table:formula="of:=IF([.Q338] &lt; [.L338];&quot;BETTER&quot;;IF([.Q338]-2 &gt; [.L338]; &quot;WORSE&quot;;&quot;&quot;))" office:value-type="string" office:string-value="BETTER">
            <text:p>BETTER</text:p>
          </table:table-cell>
          <table:table-cell table:formula="of:=IF([.S338] &lt; [.N338];&quot;BETTER&quot;;IF([.S338] &gt;[.N338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37">
            <text:p>337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00064906">
            <text:p>6.49E-012</text:p>
          </table:table-cell>
          <table:table-cell office:value-type="float" office:value="0.000000000013838">
            <text:p>1.38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339] &lt; [.H339];&quot;BETTER&quot;;IF([.L339]-2 &gt; [.H339]; &quot;WORSE&quot;;&quot;&quot;))">
            <text:p/>
          </table:table-cell>
          <table:table-cell table:formula="of:=IF([.N339] &lt; [.J339];&quot;BETTER&quot;;IF([.N339] &gt;[.J339]*1.1;&quot;WORSE&quot;;&quot;&quot;))">
            <text:p/>
          </table:table-cell>
          <table:table-cell office:value-type="float" office:value="53">
            <text:p>53</text:p>
          </table:table-cell>
          <table:table-cell office:value-type="float" office:value="0.000000000069637">
            <text:p>6.96E-011</text:p>
          </table:table-cell>
          <table:table-cell office:value-type="float" office:value="0.000000000008016">
            <text:p>8.02E-012</text:p>
          </table:table-cell>
          <table:table-cell table:formula="of:=IF([.Q339] &lt; [.L339];&quot;BETTER&quot;;IF([.Q339]-2 &gt; [.L339]; &quot;WORSE&quot;;&quot;&quot;))" office:value-type="string" office:string-value="BETTER">
            <text:p>BETTER</text:p>
          </table:table-cell>
          <table:table-cell table:formula="of:=IF([.S339] &lt; [.N339];&quot;BETTER&quot;;IF([.S339] &gt;[.N339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38">
            <text:p>338</text:p>
          </table:table-cell>
          <table:table-cell office:value-type="string">
            <text:p>7.85398163398724369e-01</text:p>
          </table:table-cell>
          <table:table-cell office:value-type="float" office:value="207">
            <text:p>207</text:p>
          </table:table-cell>
          <table:table-cell office:value-type="float" office:value="0.000000000061611">
            <text:p>6.16E-011</text:p>
          </table:table-cell>
          <table:table-cell office:value-type="float" office:value="0.000000000065808">
            <text:p>6.58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59259">
            <text:p>5.93E-010</text:p>
          </table:table-cell>
          <table:table-cell office:value-type="float" office:value="0.0000000000016242">
            <text:p>1.62E-012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59259">
            <text:p>5.93E-010</text:p>
          </table:table-cell>
          <table:table-cell office:value-type="float" office:value="0.0000000000016242">
            <text:p>1.62E-012</text:p>
          </table:table-cell>
          <table:table-cell table:formula="of:=IF([.L340] &lt; [.H340];&quot;BETTER&quot;;IF([.L340]-2 &gt; [.H340]; &quot;WORSE&quot;;&quot;&quot;))">
            <text:p/>
          </table:table-cell>
          <table:table-cell table:formula="of:=IF([.N340] &lt; [.J340];&quot;BETTER&quot;;IF([.N340] &gt;[.J340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59259">
            <text:p>5.93E-010</text:p>
          </table:table-cell>
          <table:table-cell office:value-type="float" office:value="0.0000000000016242">
            <text:p>1.62E-012</text:p>
          </table:table-cell>
          <table:table-cell table:formula="of:=IF([.Q340] &lt; [.L340];&quot;BETTER&quot;;IF([.Q340]-2 &gt; [.L340]; &quot;WORSE&quot;;&quot;&quot;))">
            <text:p/>
          </table:table-cell>
          <table:table-cell table:formula="of:=IF([.S340] &lt; [.N340];&quot;BETTER&quot;;IF([.S340] &gt;[.N340]*1.1;&quot;WORSE&quot;;&quot;&quot;))">
            <text:p/>
          </table:table-cell>
        </table:table-row>
        <table:table-row table:style-name="ro3">
          <table:table-cell/>
          <table:table-cell office:value-type="float" office:value="339">
            <text:p>339</text:p>
          </table:table-cell>
          <table:table-cell office:value-type="string">
            <text:p>3.61377669179674232e-01</text:p>
          </table:table-cell>
          <table:table-cell office:value-type="float" office:value="58">
            <text:p>58</text:p>
          </table:table-cell>
          <table:table-cell office:value-type="float" office:value="0.0000000013672">
            <text:p>1.37E-009</text:p>
          </table:table-cell>
          <table:table-cell office:value-type="float" office:value="0.000000000056246">
            <text:p>5.62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56245">
            <text:p>5.62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56245">
            <text:p>5.62E-011</text:p>
          </table:table-cell>
          <table:table-cell table:formula="of:=IF([.L341] &lt; [.H341];&quot;BETTER&quot;;IF([.L341]-2 &gt; [.H341]; &quot;WORSE&quot;;&quot;&quot;))">
            <text:p/>
          </table:table-cell>
          <table:table-cell table:formula="of:=IF([.N341] &lt; [.J341];&quot;BETTER&quot;;IF([.N341] &gt;[.J34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56245">
            <text:p>5.62E-011</text:p>
          </table:table-cell>
          <table:table-cell table:formula="of:=IF([.Q341] &lt; [.L341];&quot;BETTER&quot;;IF([.Q341]-2 &gt; [.L341]; &quot;WORSE&quot;;&quot;&quot;))">
            <text:p/>
          </table:table-cell>
          <table:table-cell table:formula="of:=IF([.S341] &lt; [.N341];&quot;BETTER&quot;;IF([.S341] &gt;[.N341]*1.1;&quot;WORSE&quot;;&quot;&quot;))">
            <text:p/>
          </table:table-cell>
        </table:table-row>
        <table:table-row table:style-name="ro3">
          <table:table-cell/>
          <table:table-cell office:value-type="float" office:value="340">
            <text:p>340</text:p>
          </table:table-cell>
          <table:table-cell office:value-type="string">
            <text:p>4.11233516715619529e-01</text:p>
          </table:table-cell>
          <table:table-cell office:value-type="float" office:value="58">
            <text:p>58</text:p>
          </table:table-cell>
          <table:table-cell office:value-type="float" office:value="0.0000000072943">
            <text:p>7.29E-009</text:p>
          </table:table-cell>
          <table:table-cell office:value-type="float" office:value="0.000000000037981">
            <text:p>3.8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50025">
            <text:p>5.00E-013</text:p>
          </table:table-cell>
          <table:table-cell office:value-type="float" office:value="0.000000000037982">
            <text:p>3.8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50025">
            <text:p>5.00E-013</text:p>
          </table:table-cell>
          <table:table-cell office:value-type="float" office:value="0.000000000037982">
            <text:p>3.80E-011</text:p>
          </table:table-cell>
          <table:table-cell table:formula="of:=IF([.L342] &lt; [.H342];&quot;BETTER&quot;;IF([.L342]-2 &gt; [.H342]; &quot;WORSE&quot;;&quot;&quot;))">
            <text:p/>
          </table:table-cell>
          <table:table-cell table:formula="of:=IF([.N342] &lt; [.J342];&quot;BETTER&quot;;IF([.N342] &gt;[.J34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50025">
            <text:p>5.00E-013</text:p>
          </table:table-cell>
          <table:table-cell office:value-type="float" office:value="0.000000000037982">
            <text:p>3.80E-011</text:p>
          </table:table-cell>
          <table:table-cell table:formula="of:=IF([.Q342] &lt; [.L342];&quot;BETTER&quot;;IF([.Q342]-2 &gt; [.L342]; &quot;WORSE&quot;;&quot;&quot;))">
            <text:p/>
          </table:table-cell>
          <table:table-cell table:formula="of:=IF([.S342] &lt; [.N342];&quot;BETTER&quot;;IF([.S342] &gt;[.N342]*1.1;&quot;WORSE&quot;;&quot;&quot;))">
            <text:p/>
          </table:table-cell>
        </table:table-row>
        <table:table-row table:style-name="ro3">
          <table:table-cell/>
          <table:table-cell office:value-type="float" office:value="341">
            <text:p>341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93418">
            <text:p>9.34E-009</text:p>
          </table:table-cell>
          <table:table-cell office:value-type="float" office:value="0.0000000029418">
            <text:p>2.94E-009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343] &lt; [.H343];&quot;BETTER&quot;;IF([.L343]-2 &gt; [.H343]; &quot;WORSE&quot;;&quot;&quot;))">
            <text:p/>
          </table:table-cell>
          <table:table-cell table:formula="of:=IF([.N343] &lt; [.J343];&quot;BETTER&quot;;IF([.N343] &gt;[.J343]*1.1;&quot;WORSE&quot;;&quot;&quot;))">
            <text:p/>
          </table:table-cell>
          <table:table-cell office:value-type="float" office:value="263">
            <text:p>263</text:p>
          </table:table-cell>
          <table:table-cell office:value-type="float" office:value="0.0000000014733">
            <text:p>1.47E-009</text:p>
          </table:table-cell>
          <table:table-cell office:value-type="float" office:value="0.0000000090261">
            <text:p>9.03E-009</text:p>
          </table:table-cell>
          <table:table-cell table:formula="of:=IF([.Q343] &lt; [.L343];&quot;BETTER&quot;;IF([.Q343]-2 &gt; [.L343]; &quot;WORSE&quot;;&quot;&quot;))" office:value-type="string" office:string-value="BETTER">
            <text:p>BETTER</text:p>
          </table:table-cell>
          <table:table-cell table:formula="of:=IF([.S343] &lt; [.N343];&quot;BETTER&quot;;IF([.S343] &gt;[.N343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42">
            <text:p>342</text:p>
          </table:table-cell>
          <table:table-cell office:value-type="string">
            <text:p>5.14412800990545649e-01</text:p>
          </table:table-cell>
          <table:table-cell office:value-type="float" office:value="58">
            <text:p>58</text:p>
          </table:table-cell>
          <table:table-cell office:value-type="float" office:value="0.00000000001262">
            <text:p>1.26E-011</text:p>
          </table:table-cell>
          <table:table-cell office:value-type="float" office:value="0.000000000018379">
            <text:p>1.8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7.2164E-015">
            <text:p>7.22E-015</text:p>
          </table:table-cell>
          <table:table-cell office:value-type="float" office:value="0.000000000018379">
            <text:p>1.8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7.2164E-015">
            <text:p>7.22E-015</text:p>
          </table:table-cell>
          <table:table-cell office:value-type="float" office:value="0.000000000018379">
            <text:p>1.84E-011</text:p>
          </table:table-cell>
          <table:table-cell table:formula="of:=IF([.L344] &lt; [.H344];&quot;BETTER&quot;;IF([.L344]-2 &gt; [.H344]; &quot;WORSE&quot;;&quot;&quot;))">
            <text:p/>
          </table:table-cell>
          <table:table-cell table:formula="of:=IF([.N344] &lt; [.J344];&quot;BETTER&quot;;IF([.N344] &gt;[.J34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7.1054E-015">
            <text:p>7.11E-015</text:p>
          </table:table-cell>
          <table:table-cell office:value-type="float" office:value="0.000000000018379">
            <text:p>1.84E-011</text:p>
          </table:table-cell>
          <table:table-cell table:formula="of:=IF([.Q344] &lt; [.L344];&quot;BETTER&quot;;IF([.Q344]-2 &gt; [.L344]; &quot;WORSE&quot;;&quot;&quot;))">
            <text:p/>
          </table:table-cell>
          <table:table-cell table:formula="of:=IF([.S344] &lt; [.N344];&quot;BETTER&quot;;IF([.S344] &gt;[.N344]*1.1;&quot;WORSE&quot;;&quot;&quot;))">
            <text:p/>
          </table:table-cell>
        </table:table-row>
        <table:table-row table:style-name="ro3">
          <table:table-cell/>
          <table:table-cell office:value-type="float" office:value="343">
            <text:p>343</text:p>
          </table:table-cell>
          <table:table-cell office:value-type="string">
            <text:p>EXCEPTION!!</text:p>
          </table:table-cell>
          <table:table-cell office:value-type="float" office:value="56">
            <text:p>56</text:p>
          </table:table-cell>
          <table:table-cell office:value-type="float" office:value="0.000000000002558">
            <text:p>2.56E-012</text:p>
          </table:table-cell>
          <table:table-cell office:value-type="float" office:value="0.000000000026689">
            <text:p>2.67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345] &lt; [.H345];&quot;BETTER&quot;;IF([.L345]-2 &gt; [.H345]; &quot;WORSE&quot;;&quot;&quot;))">
            <text:p/>
          </table:table-cell>
          <table:table-cell table:formula="of:=IF([.N345] &lt; [.J345];&quot;BETTER&quot;;IF([.N345] &gt;[.J345]*1.1;&quot;WORSE&quot;;&quot;&quot;))">
            <text:p/>
          </table:table-cell>
          <table:table-cell office:value-type="float" office:value="135">
            <text:p>135</text:p>
          </table:table-cell>
          <table:table-cell office:value-type="float" office:value="1.7439E-016">
            <text:p>1.74E-016</text:p>
          </table:table-cell>
          <table:table-cell office:value-type="float" office:value="0.000000000027598">
            <text:p>2.76E-011</text:p>
          </table:table-cell>
          <table:table-cell table:formula="of:=IF([.Q345] &lt; [.L345];&quot;BETTER&quot;;IF([.Q345]-2 &gt; [.L345]; &quot;WORSE&quot;;&quot;&quot;))" office:value-type="string" office:string-value="BETTER">
            <text:p>BETTER</text:p>
          </table:table-cell>
          <table:table-cell table:formula="of:=IF([.S345] &lt; [.N345];&quot;BETTER&quot;;IF([.S345] &gt;[.N345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44">
            <text:p>344</text:p>
          </table:table-cell>
          <table:table-cell office:value-type="string">
            <text:p>-3.18309886183790608e-02</text:p>
          </table:table-cell>
          <table:table-cell office:value-type="float" office:value="95">
            <text:p>95</text:p>
          </table:table-cell>
          <table:table-cell office:value-type="float" office:value="0.0000000000040581">
            <text:p>4.06E-012</text:p>
          </table:table-cell>
          <table:table-cell office:value-type="float" office:value="0.00000000057334">
            <text:p>5.73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9.7145E-017">
            <text:p>9.71E-017</text:p>
          </table:table-cell>
          <table:table-cell office:value-type="float" office:value="0.0000000005774">
            <text:p>5.77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9.7145E-017">
            <text:p>9.71E-017</text:p>
          </table:table-cell>
          <table:table-cell office:value-type="float" office:value="0.0000000005774">
            <text:p>5.77E-010</text:p>
          </table:table-cell>
          <table:table-cell table:formula="of:=IF([.L346] &lt; [.H346];&quot;BETTER&quot;;IF([.L346]-2 &gt; [.H346]; &quot;WORSE&quot;;&quot;&quot;))">
            <text:p/>
          </table:table-cell>
          <table:table-cell table:formula="of:=IF([.N346] &lt; [.J346];&quot;BETTER&quot;;IF([.N346] &gt;[.J34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9.7145E-017">
            <text:p>9.71E-017</text:p>
          </table:table-cell>
          <table:table-cell office:value-type="float" office:value="0.0000000005774">
            <text:p>5.77E-010</text:p>
          </table:table-cell>
          <table:table-cell table:formula="of:=IF([.Q346] &lt; [.L346];&quot;BETTER&quot;;IF([.Q346]-2 &gt; [.L346]; &quot;WORSE&quot;;&quot;&quot;))">
            <text:p/>
          </table:table-cell>
          <table:table-cell table:formula="of:=IF([.S346] &lt; [.N346];&quot;BETTER&quot;;IF([.S346] &gt;[.N346]*1.1;&quot;WORSE&quot;;&quot;&quot;))">
            <text:p/>
          </table:table-cell>
        </table:table-row>
        <table:table-row table:style-name="ro3">
          <table:table-cell/>
          <table:table-cell office:value-type="float" office:value="345">
            <text:p>345</text:p>
          </table:table-cell>
          <table:table-cell office:value-type="string">
            <text:p>6.67858328493993447e+00</text:p>
          </table:table-cell>
          <table:table-cell office:value-type="float" office:value="91">
            <text:p>91</text:p>
          </table:table-cell>
          <table:table-cell office:value-type="float" office:value="0.0000000000055256">
            <text:p>5.53E-012</text:p>
          </table:table-cell>
          <table:table-cell office:value-type="float" office:value="0.00000000000042424">
            <text:p>4.24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14211">
            <text:p>1.42E-010</text:p>
          </table:table-cell>
          <table:table-cell office:value-type="float" office:value="0.0000000000059795">
            <text:p>5.9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14211">
            <text:p>1.42E-010</text:p>
          </table:table-cell>
          <table:table-cell office:value-type="float" office:value="0.0000000000059795">
            <text:p>5.98E-012</text:p>
          </table:table-cell>
          <table:table-cell table:formula="of:=IF([.L347] &lt; [.H347];&quot;BETTER&quot;;IF([.L347]-2 &gt; [.H347]; &quot;WORSE&quot;;&quot;&quot;))">
            <text:p/>
          </table:table-cell>
          <table:table-cell table:formula="of:=IF([.N347] &lt; [.J347];&quot;BETTER&quot;;IF([.N347] &gt;[.J34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14211">
            <text:p>1.42E-010</text:p>
          </table:table-cell>
          <table:table-cell office:value-type="float" office:value="0.0000000000059795">
            <text:p>5.98E-012</text:p>
          </table:table-cell>
          <table:table-cell table:formula="of:=IF([.Q347] &lt; [.L347];&quot;BETTER&quot;;IF([.Q347]-2 &gt; [.L347]; &quot;WORSE&quot;;&quot;&quot;))">
            <text:p/>
          </table:table-cell>
          <table:table-cell table:formula="of:=IF([.S347] &lt; [.N347];&quot;BETTER&quot;;IF([.S347] &gt;[.N347]*1.1;&quot;WORSE&quot;;&quot;&quot;))">
            <text:p/>
          </table:table-cell>
        </table:table-row>
        <table:table-row table:style-name="ro3">
          <table:table-cell/>
          <table:table-cell office:value-type="float" office:value="346">
            <text:p>346</text:p>
          </table:table-cell>
          <table:table-cell office:value-type="string">
            <text:p>8.57338033835710576e+01</text:p>
          </table:table-cell>
          <table:table-cell office:value-type="float" office:value="110">
            <text:p>110</text:p>
          </table:table-cell>
          <table:table-cell office:value-type="float" office:value="0.000000000017536">
            <text:p>1.75E-011</text:p>
          </table:table-cell>
          <table:table-cell office:value-type="float" office:value="0.000000000017876">
            <text:p>1.79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00033764">
            <text:p>3.38E-013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00033764">
            <text:p>3.38E-013</text:p>
          </table:table-cell>
          <table:table-cell table:formula="of:=IF([.L348] &lt; [.H348];&quot;BETTER&quot;;IF([.L348]-2 &gt; [.H348]; &quot;WORSE&quot;;&quot;&quot;))">
            <text:p/>
          </table:table-cell>
          <table:table-cell table:formula="of:=IF([.N348] &lt; [.J348];&quot;BETTER&quot;;IF([.N348] &gt;[.J34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00033781">
            <text:p>3.38E-013</text:p>
          </table:table-cell>
          <table:table-cell table:formula="of:=IF([.Q348] &lt; [.L348];&quot;BETTER&quot;;IF([.Q348]-2 &gt; [.L348]; &quot;WORSE&quot;;&quot;&quot;))">
            <text:p/>
          </table:table-cell>
          <table:table-cell table:formula="of:=IF([.S348] &lt; [.N348];&quot;BETTER&quot;;IF([.S348] &gt;[.N348]*1.1;&quot;WORSE&quot;;&quot;&quot;))">
            <text:p/>
          </table:table-cell>
        </table:table-row>
        <table:table-row table:style-name="ro3">
          <table:table-cell/>
          <table:table-cell office:value-type="float" office:value="347">
            <text:p>347</text:p>
          </table:table-cell>
          <table:table-cell office:value-type="string">
            <text:p>2.21556731363189457e-01</text:p>
          </table:table-cell>
          <table:table-cell office:value-type="float" office:value="149">
            <text:p>149</text:p>
          </table:table-cell>
          <table:table-cell office:value-type="float" office:value="0.000000000025077">
            <text:p>2.51E-011</text:p>
          </table:table-cell>
          <table:table-cell office:value-type="float" office:value="0.00000000019441">
            <text:p>1.94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98681">
            <text:p>9.87E-012</text:p>
          </table:table-cell>
          <table:table-cell office:value-type="float" office:value="0.00000000016615">
            <text:p>1.66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98681">
            <text:p>9.87E-012</text:p>
          </table:table-cell>
          <table:table-cell office:value-type="float" office:value="0.00000000016615">
            <text:p>1.66E-010</text:p>
          </table:table-cell>
          <table:table-cell table:formula="of:=IF([.L349] &lt; [.H349];&quot;BETTER&quot;;IF([.L349]-2 &gt; [.H349]; &quot;WORSE&quot;;&quot;&quot;))">
            <text:p/>
          </table:table-cell>
          <table:table-cell table:formula="of:=IF([.N349] &lt; [.J349];&quot;BETTER&quot;;IF([.N349] &gt;[.J34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98681">
            <text:p>9.87E-012</text:p>
          </table:table-cell>
          <table:table-cell office:value-type="float" office:value="0.00000000016615">
            <text:p>1.66E-010</text:p>
          </table:table-cell>
          <table:table-cell table:formula="of:=IF([.Q349] &lt; [.L349];&quot;BETTER&quot;;IF([.Q349]-2 &gt; [.L349]; &quot;WORSE&quot;;&quot;&quot;))">
            <text:p/>
          </table:table-cell>
          <table:table-cell table:formula="of:=IF([.S349] &lt; [.N349];&quot;BETTER&quot;;IF([.S349] &gt;[.N349]*1.1;&quot;WORSE&quot;;&quot;&quot;))">
            <text:p/>
          </table:table-cell>
        </table:table-row>
        <table:table-row table:style-name="ro3">
          <table:table-cell/>
          <table:table-cell office:value-type="float" office:value="348">
            <text:p>348</text:p>
          </table:table-cell>
          <table:table-cell office:value-type="string">
            <text:p>1.45620582645116414e+00</text:p>
          </table:table-cell>
          <table:table-cell office:value-type="float" office:value="55">
            <text:p>55</text:p>
          </table:table-cell>
          <table:table-cell office:value-type="float" office:value="0.0000000048559">
            <text:p>4.86E-009</text:p>
          </table:table-cell>
          <table:table-cell office:value-type="float" office:value="0.000000000034241">
            <text:p>3.42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42595">
            <text:p>4.26E-011</text:p>
          </table:table-cell>
          <table:table-cell office:value-type="float" office:value="0.000000000033536">
            <text:p>3.35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42595">
            <text:p>4.26E-011</text:p>
          </table:table-cell>
          <table:table-cell office:value-type="float" office:value="0.000000000033536">
            <text:p>3.35E-011</text:p>
          </table:table-cell>
          <table:table-cell table:formula="of:=IF([.L350] &lt; [.H350];&quot;BETTER&quot;;IF([.L350]-2 &gt; [.H350]; &quot;WORSE&quot;;&quot;&quot;))">
            <text:p/>
          </table:table-cell>
          <table:table-cell table:formula="of:=IF([.N350] &lt; [.J350];&quot;BETTER&quot;;IF([.N350] &gt;[.J350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42595">
            <text:p>4.26E-011</text:p>
          </table:table-cell>
          <table:table-cell office:value-type="float" office:value="0.000000000033536">
            <text:p>3.35E-011</text:p>
          </table:table-cell>
          <table:table-cell table:formula="of:=IF([.Q350] &lt; [.L350];&quot;BETTER&quot;;IF([.Q350]-2 &gt; [.L350]; &quot;WORSE&quot;;&quot;&quot;))">
            <text:p/>
          </table:table-cell>
          <table:table-cell table:formula="of:=IF([.S350] &lt; [.N350];&quot;BETTER&quot;;IF([.S350] &gt;[.N350]*1.1;&quot;WORSE&quot;;&quot;&quot;))">
            <text:p/>
          </table:table-cell>
        </table:table-row>
        <table:table-row table:style-name="ro3">
          <table:table-cell/>
          <table:table-cell office:value-type="float" office:value="349">
            <text:p>349</text:p>
          </table:table-cell>
          <table:table-cell office:value-type="string">
            <text:p>1.77245382290052134e+00</text:p>
          </table:table-cell>
          <table:table-cell office:value-type="float" office:value="120">
            <text:p>120</text:p>
          </table:table-cell>
          <table:table-cell office:value-type="float" office:value="0.0000000050017">
            <text:p>5.00E-009</text:p>
          </table:table-cell>
          <table:table-cell office:value-type="float" office:value="0.000000018908">
            <text:p>1.89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57695">
            <text:p>5.77E-009</text:p>
          </table:table-cell>
          <table:table-cell office:value-type="float" office:value="0.000000015797">
            <text:p>1.58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3637">
            <text:p>3.64E-009</text:p>
          </table:table-cell>
          <table:table-cell office:value-type="float" office:value="0.000000012542">
            <text:p>1.25E-008</text:p>
          </table:table-cell>
          <table:table-cell table:formula="of:=IF([.L351] &lt; [.H351];&quot;BETTER&quot;;IF([.L351]-2 &gt; [.H351]; &quot;WORSE&quot;;&quot;&quot;))" office:value-type="string" office:string-value="BETTER">
            <text:p>BETTER</text:p>
          </table:table-cell>
          <table:table-cell table:formula="of:=IF([.N351] &lt; [.J351];&quot;BETTER&quot;;IF([.N351] &gt;[.J351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3637">
            <text:p>3.64E-009</text:p>
          </table:table-cell>
          <table:table-cell office:value-type="float" office:value="0.000000012542">
            <text:p>1.25E-008</text:p>
          </table:table-cell>
          <table:table-cell table:formula="of:=IF([.Q351] &lt; [.L351];&quot;BETTER&quot;;IF([.Q351]-2 &gt; [.L351]; &quot;WORSE&quot;;&quot;&quot;))">
            <text:p/>
          </table:table-cell>
          <table:table-cell table:formula="of:=IF([.S351] &lt; [.N351];&quot;BETTER&quot;;IF([.S351] &gt;[.N351]*1.1;&quot;WORSE&quot;;&quot;&quot;))">
            <text:p/>
          </table:table-cell>
        </table:table-row>
        <table:table-row table:style-name="ro3">
          <table:table-cell/>
          <table:table-cell office:value-type="float" office:value="350">
            <text:p>350</text:p>
          </table:table-cell>
          <table:table-cell office:value-type="string">
            <text:p>-1.08879304515180131e+00</text:p>
          </table:table-cell>
          <table:table-cell office:value-type="float" office:value="59">
            <text:p>59</text:p>
          </table:table-cell>
          <table:table-cell office:value-type="float" office:value="0.00000000000006583">
            <text:p>6.58E-014</text:p>
          </table:table-cell>
          <table:table-cell office:value-type="float" office:value="0.000000000044281">
            <text:p>4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429">
            <text:p>5.43E-012</text:p>
          </table:table-cell>
          <table:table-cell office:value-type="float" office:value="0.000000000044268">
            <text:p>4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429">
            <text:p>5.43E-012</text:p>
          </table:table-cell>
          <table:table-cell office:value-type="float" office:value="0.000000000044268">
            <text:p>4.43E-011</text:p>
          </table:table-cell>
          <table:table-cell table:formula="of:=IF([.L352] &lt; [.H352];&quot;BETTER&quot;;IF([.L352]-2 &gt; [.H352]; &quot;WORSE&quot;;&quot;&quot;))">
            <text:p/>
          </table:table-cell>
          <table:table-cell table:formula="of:=IF([.N352] &lt; [.J352];&quot;BETTER&quot;;IF([.N352] &gt;[.J35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429">
            <text:p>5.43E-012</text:p>
          </table:table-cell>
          <table:table-cell office:value-type="float" office:value="0.000000000044268">
            <text:p>4.43E-011</text:p>
          </table:table-cell>
          <table:table-cell table:formula="of:=IF([.Q352] &lt; [.L352];&quot;BETTER&quot;;IF([.Q352]-2 &gt; [.L352]; &quot;WORSE&quot;;&quot;&quot;))">
            <text:p/>
          </table:table-cell>
          <table:table-cell table:formula="of:=IF([.S352] &lt; [.N352];&quot;BETTER&quot;;IF([.S352] &gt;[.N352]*1.1;&quot;WORSE&quot;;&quot;&quot;))">
            <text:p/>
          </table:table-cell>
        </table:table-row>
        <table:table-row table:style-name="ro3">
          <table:table-cell/>
          <table:table-cell office:value-type="float" office:value="351">
            <text:p>351</text:p>
          </table:table-cell>
          <table:table-cell office:value-type="string">
            <text:p>2.31863031316826895e-01</text:p>
          </table:table-cell>
          <table:table-cell office:value-type="float" office:value="64">
            <text:p>64</text:p>
          </table:table-cell>
          <table:table-cell office:value-type="float" office:value="9.0977E-015">
            <text:p>9.10E-015</text:p>
          </table:table-cell>
          <table:table-cell office:value-type="float" office:value="0.000000000072582">
            <text:p>7.26E-011</text:p>
          </table:table-cell>
          <table:table-cell/>
          <table:table-cell office:value-type="float" office:value="74">
            <text:p>74</text:p>
          </table:table-cell>
          <table:table-cell office:value-type="float" office:value="7.2164E-016">
            <text:p>7.22E-016</text:p>
          </table:table-cell>
          <table:table-cell office:value-type="float" office:value="0.000000000072573">
            <text:p>7.26E-011</text:p>
          </table:table-cell>
          <table:table-cell/>
          <table:table-cell office:value-type="float" office:value="74">
            <text:p>74</text:p>
          </table:table-cell>
          <table:table-cell office:value-type="float" office:value="7.2164E-016">
            <text:p>7.22E-016</text:p>
          </table:table-cell>
          <table:table-cell office:value-type="float" office:value="0.000000000072573">
            <text:p>7.26E-011</text:p>
          </table:table-cell>
          <table:table-cell table:formula="of:=IF([.L353] &lt; [.H353];&quot;BETTER&quot;;IF([.L353]-2 &gt; [.H353]; &quot;WORSE&quot;;&quot;&quot;))">
            <text:p/>
          </table:table-cell>
          <table:table-cell table:formula="of:=IF([.N353] &lt; [.J353];&quot;BETTER&quot;;IF([.N353] &gt;[.J35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7.2164E-016">
            <text:p>7.22E-016</text:p>
          </table:table-cell>
          <table:table-cell office:value-type="float" office:value="0.000000000072573">
            <text:p>7.26E-011</text:p>
          </table:table-cell>
          <table:table-cell table:formula="of:=IF([.Q353] &lt; [.L353];&quot;BETTER&quot;;IF([.Q353]-2 &gt; [.L353]; &quot;WORSE&quot;;&quot;&quot;))">
            <text:p/>
          </table:table-cell>
          <table:table-cell table:formula="of:=IF([.S353] &lt; [.N353];&quot;BETTER&quot;;IF([.S353] &gt;[.N353]*1.1;&quot;WORSE&quot;;&quot;&quot;))">
            <text:p/>
          </table:table-cell>
        </table:table-row>
        <table:table-row table:style-name="ro3">
          <table:table-cell/>
          <table:table-cell office:value-type="float" office:value="352">
            <text:p>352</text:p>
          </table:table-cell>
          <table:table-cell office:value-type="string">
            <text:p>4.13734525407314369e+00</text:p>
          </table:table-cell>
          <table:table-cell office:value-type="float" office:value="58">
            <text:p>58</text:p>
          </table:table-cell>
          <table:table-cell office:value-type="float" office:value="0.0000000000056172">
            <text:p>5.62E-012</text:p>
          </table:table-cell>
          <table:table-cell office:value-type="float" office:value="0.0000000000064915">
            <text:p>6.4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7903E-015">
            <text:p>2.79E-015</text:p>
          </table:table-cell>
          <table:table-cell office:value-type="float" office:value="0.0000000000064913">
            <text:p>6.4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7903E-015">
            <text:p>2.79E-015</text:p>
          </table:table-cell>
          <table:table-cell office:value-type="float" office:value="0.0000000000064913">
            <text:p>6.49E-012</text:p>
          </table:table-cell>
          <table:table-cell table:formula="of:=IF([.L354] &lt; [.H354];&quot;BETTER&quot;;IF([.L354]-2 &gt; [.H354]; &quot;WORSE&quot;;&quot;&quot;))">
            <text:p/>
          </table:table-cell>
          <table:table-cell table:formula="of:=IF([.N354] &lt; [.J354];&quot;BETTER&quot;;IF([.N354] &gt;[.J35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7903E-015">
            <text:p>2.79E-015</text:p>
          </table:table-cell>
          <table:table-cell office:value-type="float" office:value="0.0000000000064913">
            <text:p>6.49E-012</text:p>
          </table:table-cell>
          <table:table-cell table:formula="of:=IF([.Q354] &lt; [.L354];&quot;BETTER&quot;;IF([.Q354]-2 &gt; [.L354]; &quot;WORSE&quot;;&quot;&quot;))">
            <text:p/>
          </table:table-cell>
          <table:table-cell table:formula="of:=IF([.S354] &lt; [.N354];&quot;BETTER&quot;;IF([.S354] &gt;[.N354]*1.1;&quot;WORSE&quot;;&quot;&quot;))">
            <text:p/>
          </table:table-cell>
        </table:table-row>
        <table:table-row table:style-name="ro3">
          <table:table-cell/>
          <table:table-cell office:value-type="float" office:value="353">
            <text:p>353</text:p>
          </table:table-cell>
          <table:table-cell office:value-type="string">
            <text:p>2.61310330837417872e+01</text:p>
          </table:table-cell>
          <table:table-cell office:value-type="float" office:value="110">
            <text:p>110</text:p>
          </table:table-cell>
          <table:table-cell office:value-type="float" office:value="0.0000000089376">
            <text:p>8.94E-009</text:p>
          </table:table-cell>
          <table:table-cell office:value-type="float" office:value="0.0000000000011465">
            <text:p>1.15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467">
            <text:p>4.47E-010</text:p>
          </table:table-cell>
          <table:table-cell office:value-type="float" office:value="0.0000000000054261">
            <text:p>5.43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467">
            <text:p>4.47E-010</text:p>
          </table:table-cell>
          <table:table-cell office:value-type="float" office:value="0.0000000000054261">
            <text:p>5.43E-012</text:p>
          </table:table-cell>
          <table:table-cell table:formula="of:=IF([.L355] &lt; [.H355];&quot;BETTER&quot;;IF([.L355]-2 &gt; [.H355]; &quot;WORSE&quot;;&quot;&quot;))">
            <text:p/>
          </table:table-cell>
          <table:table-cell table:formula="of:=IF([.N355] &lt; [.J355];&quot;BETTER&quot;;IF([.N355] &gt;[.J355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4467">
            <text:p>4.47E-010</text:p>
          </table:table-cell>
          <table:table-cell office:value-type="float" office:value="0.0000000000054261">
            <text:p>5.43E-012</text:p>
          </table:table-cell>
          <table:table-cell table:formula="of:=IF([.Q355] &lt; [.L355];&quot;BETTER&quot;;IF([.Q355]-2 &gt; [.L355]; &quot;WORSE&quot;;&quot;&quot;))">
            <text:p/>
          </table:table-cell>
          <table:table-cell table:formula="of:=IF([.S355] &lt; [.N355];&quot;BETTER&quot;;IF([.S355] &gt;[.N355]*1.1;&quot;WORSE&quot;;&quot;&quot;))">
            <text:p/>
          </table:table-cell>
        </table:table-row>
        <table:table-row table:style-name="ro3">
          <table:table-cell/>
          <table:table-cell office:value-type="float" office:value="354">
            <text:p>354</text:p>
          </table:table-cell>
          <table:table-cell office:value-type="string">
            <text:p>1.64065938868421646e+00</text:p>
          </table:table-cell>
          <table:table-cell office:value-type="float" office:value="58">
            <text:p>58</text:p>
          </table:table-cell>
          <table:table-cell office:value-type="float" office:value="0.0000000014449">
            <text:p>1.44E-009</text:p>
          </table:table-cell>
          <table:table-cell office:value-type="float" office:value="0.0000000000096211">
            <text:p>9.62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1126">
            <text:p>1.11E-013</text:p>
          </table:table-cell>
          <table:table-cell office:value-type="float" office:value="0.0000000000096203">
            <text:p>9.62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1126">
            <text:p>1.11E-013</text:p>
          </table:table-cell>
          <table:table-cell office:value-type="float" office:value="0.0000000000096203">
            <text:p>9.62E-012</text:p>
          </table:table-cell>
          <table:table-cell table:formula="of:=IF([.L356] &lt; [.H356];&quot;BETTER&quot;;IF([.L356]-2 &gt; [.H356]; &quot;WORSE&quot;;&quot;&quot;))">
            <text:p/>
          </table:table-cell>
          <table:table-cell table:formula="of:=IF([.N356] &lt; [.J356];&quot;BETTER&quot;;IF([.N356] &gt;[.J35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1126">
            <text:p>1.11E-013</text:p>
          </table:table-cell>
          <table:table-cell office:value-type="float" office:value="0.0000000000096203">
            <text:p>9.62E-012</text:p>
          </table:table-cell>
          <table:table-cell table:formula="of:=IF([.Q356] &lt; [.L356];&quot;BETTER&quot;;IF([.Q356]-2 &gt; [.L356]; &quot;WORSE&quot;;&quot;&quot;))">
            <text:p/>
          </table:table-cell>
          <table:table-cell table:formula="of:=IF([.S356] &lt; [.N356];&quot;BETTER&quot;;IF([.S356] &gt;[.N356]*1.1;&quot;WORSE&quot;;&quot;&quot;))">
            <text:p/>
          </table:table-cell>
        </table:table-row>
        <table:table-row table:style-name="ro3">
          <table:table-cell/>
          <table:table-cell office:value-type="float" office:value="355">
            <text:p>355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0020279">
            <text:p>2.03E-011</text:p>
          </table:table-cell>
          <table:table-cell office:value-type="float" office:value="0.00000000008354">
            <text:p>8.35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357] &lt; [.H357];&quot;BETTER&quot;;IF([.L357]-2 &gt; [.H357]; &quot;WORSE&quot;;&quot;&quot;))">
            <text:p/>
          </table:table-cell>
          <table:table-cell table:formula="of:=IF([.N357] &lt; [.J357];&quot;BETTER&quot;;IF([.N357] &gt;[.J357]*1.1;&quot;WORSE&quot;;&quot;&quot;))">
            <text:p/>
          </table:table-cell>
          <table:table-cell office:value-type="float" office:value="75">
            <text:p>75</text:p>
          </table:table-cell>
          <table:table-cell office:value-type="float" office:value="0.00000000014111">
            <text:p>1.41E-010</text:p>
          </table:table-cell>
          <table:table-cell office:value-type="float" office:value="0.000000000048515">
            <text:p>4.85E-011</text:p>
          </table:table-cell>
          <table:table-cell table:formula="of:=IF([.Q357] &lt; [.L357];&quot;BETTER&quot;;IF([.Q357]-2 &gt; [.L357]; &quot;WORSE&quot;;&quot;&quot;))" office:value-type="string" office:string-value="BETTER">
            <text:p>BETTER</text:p>
          </table:table-cell>
          <table:table-cell table:formula="of:=IF([.S357] &lt; [.N357];&quot;BETTER&quot;;IF([.S357] &gt;[.N357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56">
            <text:p>356</text:p>
          </table:table-cell>
          <table:table-cell office:value-type="string">
            <text:p>6.11325702910648339e+00</text:p>
          </table:table-cell>
          <table:table-cell office:value-type="float" office:value="59">
            <text:p>59</text:p>
          </table:table-cell>
          <table:table-cell office:value-type="float" office:value="0.00000000000618">
            <text:p>6.18E-012</text:p>
          </table:table-cell>
          <table:table-cell office:value-type="float" office:value="0.000000000051247">
            <text:p>5.12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21533">
            <text:p>2.15E-011</text:p>
          </table:table-cell>
          <table:table-cell office:value-type="float" office:value="0.000000000050134">
            <text:p>5.0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21533">
            <text:p>2.15E-011</text:p>
          </table:table-cell>
          <table:table-cell office:value-type="float" office:value="0.000000000050134">
            <text:p>5.01E-011</text:p>
          </table:table-cell>
          <table:table-cell table:formula="of:=IF([.L358] &lt; [.H358];&quot;BETTER&quot;;IF([.L358]-2 &gt; [.H358]; &quot;WORSE&quot;;&quot;&quot;))">
            <text:p/>
          </table:table-cell>
          <table:table-cell table:formula="of:=IF([.N358] &lt; [.J358];&quot;BETTER&quot;;IF([.N358] &gt;[.J35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21533">
            <text:p>2.15E-011</text:p>
          </table:table-cell>
          <table:table-cell office:value-type="float" office:value="0.000000000050134">
            <text:p>5.01E-011</text:p>
          </table:table-cell>
          <table:table-cell table:formula="of:=IF([.Q358] &lt; [.L358];&quot;BETTER&quot;;IF([.Q358]-2 &gt; [.L358]; &quot;WORSE&quot;;&quot;&quot;))">
            <text:p/>
          </table:table-cell>
          <table:table-cell table:formula="of:=IF([.S358] &lt; [.N358];&quot;BETTER&quot;;IF([.S358] &gt;[.N358]*1.1;&quot;WORSE&quot;;&quot;&quot;))">
            <text:p/>
          </table:table-cell>
        </table:table-row>
        <table:table-row table:style-name="ro3">
          <table:table-cell/>
          <table:table-cell office:value-type="float" office:value="357">
            <text:p>357</text:p>
          </table:table-cell>
          <table:table-cell office:value-type="string">
            <text:p>1.08333333333333304e+00</text:p>
          </table:table-cell>
          <table:table-cell office:value-type="float" office:value="58">
            <text:p>58</text:p>
          </table:table-cell>
          <table:table-cell office:value-type="float" office:value="0.00000000000011642">
            <text:p>1.16E-013</text:p>
          </table:table-cell>
          <table:table-cell office:value-type="float" office:value="0.000000000030769">
            <text:p>3.0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90016">
            <text:p>9.00E-011</text:p>
          </table:table-cell>
          <table:table-cell office:value-type="float" office:value="0.000000000030769">
            <text:p>3.0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90016">
            <text:p>9.00E-011</text:p>
          </table:table-cell>
          <table:table-cell office:value-type="float" office:value="0.000000000030769">
            <text:p>3.08E-011</text:p>
          </table:table-cell>
          <table:table-cell table:formula="of:=IF([.L359] &lt; [.H359];&quot;BETTER&quot;;IF([.L359]-2 &gt; [.H359]; &quot;WORSE&quot;;&quot;&quot;))">
            <text:p/>
          </table:table-cell>
          <table:table-cell table:formula="of:=IF([.N359] &lt; [.J359];&quot;BETTER&quot;;IF([.N359] &gt;[.J35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90016">
            <text:p>9.00E-011</text:p>
          </table:table-cell>
          <table:table-cell office:value-type="float" office:value="0.000000000030769">
            <text:p>3.08E-011</text:p>
          </table:table-cell>
          <table:table-cell table:formula="of:=IF([.Q359] &lt; [.L359];&quot;BETTER&quot;;IF([.Q359]-2 &gt; [.L359]; &quot;WORSE&quot;;&quot;&quot;))">
            <text:p/>
          </table:table-cell>
          <table:table-cell table:formula="of:=IF([.S359] &lt; [.N359];&quot;BETTER&quot;;IF([.S359] &gt;[.N359]*1.1;&quot;WORSE&quot;;&quot;&quot;))">
            <text:p/>
          </table:table-cell>
        </table:table-row>
        <table:table-row table:style-name="ro3">
          <table:table-cell/>
          <table:table-cell office:value-type="float" office:value="358">
            <text:p>358</text:p>
          </table:table-cell>
          <table:table-cell office:value-type="string">
            <text:p>-6.44934066848226406e-01</text:p>
          </table:table-cell>
          <table:table-cell office:value-type="float" office:value="59">
            <text:p>59</text:p>
          </table:table-cell>
          <table:table-cell office:value-type="float" office:value="0.00000000000015562">
            <text:p>1.56E-013</text:p>
          </table:table-cell>
          <table:table-cell office:value-type="float" office:value="0.000000000074764">
            <text:p>7.4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51411">
            <text:p>5.14E-011</text:p>
          </table:table-cell>
          <table:table-cell office:value-type="float" office:value="0.000000000074777">
            <text:p>7.4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51411">
            <text:p>5.14E-011</text:p>
          </table:table-cell>
          <table:table-cell office:value-type="float" office:value="0.000000000074777">
            <text:p>7.48E-011</text:p>
          </table:table-cell>
          <table:table-cell table:formula="of:=IF([.L360] &lt; [.H360];&quot;BETTER&quot;;IF([.L360]-2 &gt; [.H360]; &quot;WORSE&quot;;&quot;&quot;))">
            <text:p/>
          </table:table-cell>
          <table:table-cell table:formula="of:=IF([.N360] &lt; [.J360];&quot;BETTER&quot;;IF([.N360] &gt;[.J36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51411">
            <text:p>5.14E-011</text:p>
          </table:table-cell>
          <table:table-cell office:value-type="float" office:value="0.000000000074777">
            <text:p>7.48E-011</text:p>
          </table:table-cell>
          <table:table-cell table:formula="of:=IF([.Q360] &lt; [.L360];&quot;BETTER&quot;;IF([.Q360]-2 &gt; [.L360]; &quot;WORSE&quot;;&quot;&quot;))">
            <text:p/>
          </table:table-cell>
          <table:table-cell table:formula="of:=IF([.S360] &lt; [.N360];&quot;BETTER&quot;;IF([.S360] &gt;[.N360]*1.1;&quot;WORSE&quot;;&quot;&quot;))">
            <text:p/>
          </table:table-cell>
        </table:table-row>
        <table:table-row table:style-name="ro3">
          <table:table-cell/>
          <table:table-cell office:value-type="float" office:value="359">
            <text:p>359</text:p>
          </table:table-cell>
          <table:table-cell office:value-type="string">
            <text:p>-1.73286795139986349e-01</text:p>
          </table:table-cell>
          <table:table-cell office:value-type="float" office:value="49">
            <text:p>49</text:p>
          </table:table-cell>
          <table:table-cell office:value-type="float" office:value="0.0000000000013531">
            <text:p>1.35E-012</text:p>
          </table:table-cell>
          <table:table-cell office:value-type="float" office:value="0.00000000023065">
            <text:p>2.3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23075">
            <text:p>2.3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23075">
            <text:p>2.31E-010</text:p>
          </table:table-cell>
          <table:table-cell table:formula="of:=IF([.L361] &lt; [.H361];&quot;BETTER&quot;;IF([.L361]-2 &gt; [.H361]; &quot;WORSE&quot;;&quot;&quot;))">
            <text:p/>
          </table:table-cell>
          <table:table-cell table:formula="of:=IF([.N361] &lt; [.J361];&quot;BETTER&quot;;IF([.N361] &gt;[.J36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23075">
            <text:p>2.31E-010</text:p>
          </table:table-cell>
          <table:table-cell table:formula="of:=IF([.Q361] &lt; [.L361];&quot;BETTER&quot;;IF([.Q361]-2 &gt; [.L361]; &quot;WORSE&quot;;&quot;&quot;))">
            <text:p/>
          </table:table-cell>
          <table:table-cell table:formula="of:=IF([.S361] &lt; [.N361];&quot;BETTER&quot;;IF([.S361] &gt;[.N361]*1.1;&quot;WORSE&quot;;&quot;&quot;))">
            <text:p/>
          </table:table-cell>
        </table:table-row>
        <table:table-row table:style-name="ro3">
          <table:table-cell/>
          <table:table-cell office:value-type="float" office:value="360">
            <text:p>360</text:p>
          </table:table-cell>
          <table:table-cell office:value-type="string">
            <text:p>6.44934066848225296e-01</text:p>
          </table:table-cell>
          <table:table-cell office:value-type="float" office:value="58">
            <text:p>58</text:p>
          </table:table-cell>
          <table:table-cell office:value-type="float" office:value="3.9593E-015">
            <text:p>3.96E-015</text:p>
          </table:table-cell>
          <table:table-cell office:value-type="float" office:value="0.000000000074774">
            <text:p>7.48E-011</text:p>
          </table:table-cell>
          <table:table-cell/>
          <table:table-cell office:value-type="float" office:value="74">
            <text:p>74</text:p>
          </table:table-cell>
          <table:table-cell office:value-type="float" office:value="1.9984E-015">
            <text:p>2.00E-015</text:p>
          </table:table-cell>
          <table:table-cell office:value-type="float" office:value="0.000000000074776">
            <text:p>7.48E-011</text:p>
          </table:table-cell>
          <table:table-cell/>
          <table:table-cell office:value-type="float" office:value="74">
            <text:p>74</text:p>
          </table:table-cell>
          <table:table-cell office:value-type="float" office:value="1.9984E-015">
            <text:p>2.00E-015</text:p>
          </table:table-cell>
          <table:table-cell office:value-type="float" office:value="0.000000000074776">
            <text:p>7.48E-011</text:p>
          </table:table-cell>
          <table:table-cell table:formula="of:=IF([.L362] &lt; [.H362];&quot;BETTER&quot;;IF([.L362]-2 &gt; [.H362]; &quot;WORSE&quot;;&quot;&quot;))">
            <text:p/>
          </table:table-cell>
          <table:table-cell table:formula="of:=IF([.N362] &lt; [.J362];&quot;BETTER&quot;;IF([.N362] &gt;[.J36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1.9984E-015">
            <text:p>2.00E-015</text:p>
          </table:table-cell>
          <table:table-cell office:value-type="float" office:value="0.000000000074776">
            <text:p>7.48E-011</text:p>
          </table:table-cell>
          <table:table-cell table:formula="of:=IF([.Q362] &lt; [.L362];&quot;BETTER&quot;;IF([.Q362]-2 &gt; [.L362]; &quot;WORSE&quot;;&quot;&quot;))">
            <text:p/>
          </table:table-cell>
          <table:table-cell table:formula="of:=IF([.S362] &lt; [.N362];&quot;BETTER&quot;;IF([.S362] &gt;[.N362]*1.1;&quot;WORSE&quot;;&quot;&quot;))">
            <text:p/>
          </table:table-cell>
        </table:table-row>
        <table:table-row table:style-name="ro3">
          <table:table-cell/>
          <table:table-cell office:value-type="float" office:value="361">
            <text:p>361</text:p>
          </table:table-cell>
          <table:table-cell office:value-type="string">
            <text:p>-2.72198261287950272e-01</text:p>
          </table:table-cell>
          <table:table-cell office:value-type="float" office:value="53">
            <text:p>53</text:p>
          </table:table-cell>
          <table:table-cell office:value-type="float" office:value="6.322E-015">
            <text:p>6.32E-015</text:p>
          </table:table-cell>
          <table:table-cell office:value-type="float" office:value="0.000000000044276">
            <text:p>4.4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44268">
            <text:p>4.4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44268">
            <text:p>4.43E-011</text:p>
          </table:table-cell>
          <table:table-cell table:formula="of:=IF([.L363] &lt; [.H363];&quot;BETTER&quot;;IF([.L363]-2 &gt; [.H363]; &quot;WORSE&quot;;&quot;&quot;))">
            <text:p/>
          </table:table-cell>
          <table:table-cell table:formula="of:=IF([.N363] &lt; [.J363];&quot;BETTER&quot;;IF([.N363] &gt;[.J36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44268">
            <text:p>4.43E-011</text:p>
          </table:table-cell>
          <table:table-cell table:formula="of:=IF([.Q363] &lt; [.L363];&quot;BETTER&quot;;IF([.Q363]-2 &gt; [.L363]; &quot;WORSE&quot;;&quot;&quot;))">
            <text:p/>
          </table:table-cell>
          <table:table-cell table:formula="of:=IF([.S363] &lt; [.N363];&quot;BETTER&quot;;IF([.S363] &gt;[.N363]*1.1;&quot;WORSE&quot;;&quot;&quot;))">
            <text:p/>
          </table:table-cell>
        </table:table-row>
        <table:table-row table:style-name="ro3">
          <table:table-cell/>
          <table:table-cell office:value-type="float" office:value="362">
            <text:p>362</text:p>
          </table:table-cell>
          <table:table-cell office:value-type="string">
            <text:p>-2.98679853164655118e-01</text:p>
          </table:table-cell>
          <table:table-cell office:value-type="float" office:value="53">
            <text:p>53</text:p>
          </table:table-cell>
          <table:table-cell office:value-type="float" office:value="0.00000000000041817">
            <text:p>4.18E-013</text:p>
          </table:table-cell>
          <table:table-cell office:value-type="float" office:value="0.00000000011866">
            <text:p>1.19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11834">
            <text:p>1.18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11834">
            <text:p>1.18E-010</text:p>
          </table:table-cell>
          <table:table-cell table:formula="of:=IF([.L364] &lt; [.H364];&quot;BETTER&quot;;IF([.L364]-2 &gt; [.H364]; &quot;WORSE&quot;;&quot;&quot;))">
            <text:p/>
          </table:table-cell>
          <table:table-cell table:formula="of:=IF([.N364] &lt; [.J364];&quot;BETTER&quot;;IF([.N364] &gt;[.J36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11834">
            <text:p>1.18E-010</text:p>
          </table:table-cell>
          <table:table-cell table:formula="of:=IF([.Q364] &lt; [.L364];&quot;BETTER&quot;;IF([.Q364]-2 &gt; [.L364]; &quot;WORSE&quot;;&quot;&quot;))">
            <text:p/>
          </table:table-cell>
          <table:table-cell table:formula="of:=IF([.S364] &lt; [.N364];&quot;BETTER&quot;;IF([.S364] &gt;[.N364]*1.1;&quot;WORSE&quot;;&quot;&quot;))">
            <text:p/>
          </table:table-cell>
        </table:table-row>
        <table:table-row table:style-name="ro3">
          <table:table-cell/>
          <table:table-cell office:value-type="float" office:value="363">
            <text:p>363</text:p>
          </table:table-cell>
          <table:table-cell office:value-type="string">
            <text:p>2.21005952937519989e+00</text:p>
          </table:table-cell>
          <table:table-cell office:value-type="float" office:value="59">
            <text:p>59</text:p>
          </table:table-cell>
          <table:table-cell office:value-type="float" office:value="0.00000000000010308">
            <text:p>1.03E-013</text:p>
          </table:table-cell>
          <table:table-cell office:value-type="float" office:value="0.000000000011376">
            <text:p>1.1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11221">
            <text:p>1.12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11221">
            <text:p>1.12E-011</text:p>
          </table:table-cell>
          <table:table-cell table:formula="of:=IF([.L365] &lt; [.H365];&quot;BETTER&quot;;IF([.L365]-2 &gt; [.H365]; &quot;WORSE&quot;;&quot;&quot;))">
            <text:p/>
          </table:table-cell>
          <table:table-cell table:formula="of:=IF([.N365] &lt; [.J365];&quot;BETTER&quot;;IF([.N365] &gt;[.J36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11221">
            <text:p>1.12E-011</text:p>
          </table:table-cell>
          <table:table-cell table:formula="of:=IF([.Q365] &lt; [.L365];&quot;BETTER&quot;;IF([.Q365]-2 &gt; [.L365]; &quot;WORSE&quot;;&quot;&quot;))">
            <text:p/>
          </table:table-cell>
          <table:table-cell table:formula="of:=IF([.S365] &lt; [.N365];&quot;BETTER&quot;;IF([.S365] &gt;[.N365]*1.1;&quot;WORSE&quot;;&quot;&quot;))">
            <text:p/>
          </table:table-cell>
        </table:table-row>
        <table:table-row table:style-name="ro3">
          <table:table-cell/>
          <table:table-cell office:value-type="float" office:value="364">
            <text:p>364</text:p>
          </table:table-cell>
          <table:table-cell office:value-type="string">
            <text:p>-4.51582705289454878e-01</text:p>
          </table:table-cell>
          <table:table-cell office:value-type="float" office:value="56">
            <text:p>56</text:p>
          </table:table-cell>
          <table:table-cell office:value-type="float" office:value="0.00000000000093743">
            <text:p>9.37E-013</text:p>
          </table:table-cell>
          <table:table-cell office:value-type="float" office:value="0.000000000024262">
            <text:p>2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1861">
            <text:p>5.19E-012</text:p>
          </table:table-cell>
          <table:table-cell office:value-type="float" office:value="0.000000000023351">
            <text:p>2.3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1861">
            <text:p>5.19E-012</text:p>
          </table:table-cell>
          <table:table-cell office:value-type="float" office:value="0.000000000023351">
            <text:p>2.34E-011</text:p>
          </table:table-cell>
          <table:table-cell table:formula="of:=IF([.L366] &lt; [.H366];&quot;BETTER&quot;;IF([.L366]-2 &gt; [.H366]; &quot;WORSE&quot;;&quot;&quot;))">
            <text:p/>
          </table:table-cell>
          <table:table-cell table:formula="of:=IF([.N366] &lt; [.J366];&quot;BETTER&quot;;IF([.N366] &gt;[.J36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1861">
            <text:p>5.19E-012</text:p>
          </table:table-cell>
          <table:table-cell office:value-type="float" office:value="0.000000000023351">
            <text:p>2.34E-011</text:p>
          </table:table-cell>
          <table:table-cell table:formula="of:=IF([.Q366] &lt; [.L366];&quot;BETTER&quot;;IF([.Q366]-2 &gt; [.L366]; &quot;WORSE&quot;;&quot;&quot;))">
            <text:p/>
          </table:table-cell>
          <table:table-cell table:formula="of:=IF([.S366] &lt; [.N366];&quot;BETTER&quot;;IF([.S366] &gt;[.N366]*1.1;&quot;WORSE&quot;;&quot;&quot;))">
            <text:p/>
          </table:table-cell>
        </table:table-row>
        <table:table-row table:style-name="ro3">
          <table:table-cell/>
          <table:table-cell office:value-type="float" office:value="365">
            <text:p>365</text:p>
          </table:table-cell>
          <table:table-cell office:value-type="string">
            <text:p>1.02332667994149373e+00</text:p>
          </table:table-cell>
          <table:table-cell office:value-type="float" office:value="121">
            <text:p>121</text:p>
          </table:table-cell>
          <table:table-cell office:value-type="float" office:value="0.0000000086632">
            <text:p>8.66E-009</text:p>
          </table:table-cell>
          <table:table-cell office:value-type="float" office:value="0.00000003271">
            <text:p>3.27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57695">
            <text:p>5.77E-009</text:p>
          </table:table-cell>
          <table:table-cell office:value-type="float" office:value="0.000000027321">
            <text:p>2.73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36337">
            <text:p>3.63E-009</text:p>
          </table:table-cell>
          <table:table-cell office:value-type="float" office:value="0.000000021683">
            <text:p>2.17E-008</text:p>
          </table:table-cell>
          <table:table-cell table:formula="of:=IF([.L367] &lt; [.H367];&quot;BETTER&quot;;IF([.L367]-2 &gt; [.H367]; &quot;WORSE&quot;;&quot;&quot;))" office:value-type="string" office:string-value="BETTER">
            <text:p>BETTER</text:p>
          </table:table-cell>
          <table:table-cell table:formula="of:=IF([.N367] &lt; [.J367];&quot;BETTER&quot;;IF([.N367] &gt;[.J367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36337">
            <text:p>3.63E-009</text:p>
          </table:table-cell>
          <table:table-cell office:value-type="float" office:value="0.000000021683">
            <text:p>2.17E-008</text:p>
          </table:table-cell>
          <table:table-cell table:formula="of:=IF([.Q367] &lt; [.L367];&quot;BETTER&quot;;IF([.Q367]-2 &gt; [.L367]; &quot;WORSE&quot;;&quot;&quot;))">
            <text:p/>
          </table:table-cell>
          <table:table-cell table:formula="of:=IF([.S367] &lt; [.N367];&quot;BETTER&quot;;IF([.S367] &gt;[.N367]*1.1;&quot;WORSE&quot;;&quot;&quot;))">
            <text:p/>
          </table:table-cell>
        </table:table-row>
        <table:table-row table:style-name="ro3">
          <table:table-cell/>
          <table:table-cell office:value-type="float" office:value="366">
            <text:p>366</text:p>
          </table:table-cell>
          <table:table-cell office:value-type="string">
            <text:p>5.77215664901532866e-01</text:p>
          </table:table-cell>
          <table:table-cell office:value-type="float" office:value="58">
            <text:p>58</text:p>
          </table:table-cell>
          <table:table-cell office:value-type="float" office:value="7.6936E-016">
            <text:p>7.69E-016</text:p>
          </table:table-cell>
          <table:table-cell office:value-type="float" office:value="0.0000000000026558">
            <text:p>2.66E-012</text:p>
          </table:table-cell>
          <table:table-cell/>
          <table:table-cell office:value-type="float" office:value="74">
            <text:p>74</text:p>
          </table:table-cell>
          <table:table-cell office:value-type="float" office:value="7.3275E-015">
            <text:p>7.33E-015</text:p>
          </table:table-cell>
          <table:table-cell office:value-type="float" office:value="0.0000000000026557">
            <text:p>2.66E-012</text:p>
          </table:table-cell>
          <table:table-cell/>
          <table:table-cell office:value-type="float" office:value="74">
            <text:p>74</text:p>
          </table:table-cell>
          <table:table-cell office:value-type="float" office:value="7.3275E-015">
            <text:p>7.33E-015</text:p>
          </table:table-cell>
          <table:table-cell office:value-type="float" office:value="0.0000000000026557">
            <text:p>2.66E-012</text:p>
          </table:table-cell>
          <table:table-cell table:formula="of:=IF([.L368] &lt; [.H368];&quot;BETTER&quot;;IF([.L368]-2 &gt; [.H368]; &quot;WORSE&quot;;&quot;&quot;))">
            <text:p/>
          </table:table-cell>
          <table:table-cell table:formula="of:=IF([.N368] &lt; [.J368];&quot;BETTER&quot;;IF([.N368] &gt;[.J36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7.4385E-015">
            <text:p>7.44E-015</text:p>
          </table:table-cell>
          <table:table-cell office:value-type="float" office:value="0.0000000000026557">
            <text:p>2.66E-012</text:p>
          </table:table-cell>
          <table:table-cell table:formula="of:=IF([.Q368] &lt; [.L368];&quot;BETTER&quot;;IF([.Q368]-2 &gt; [.L368]; &quot;WORSE&quot;;&quot;&quot;))">
            <text:p/>
          </table:table-cell>
          <table:table-cell table:formula="of:=IF([.S368] &lt; [.N368];&quot;BETTER&quot;;IF([.S368] &gt;[.N368]*1.1;&quot;WORSE&quot;;&quot;&quot;))">
            <text:p/>
          </table:table-cell>
        </table:table-row>
        <table:table-row table:style-name="ro3">
          <table:table-cell/>
          <table:table-cell office:value-type="float" office:value="367">
            <text:p>367</text:p>
          </table:table-cell>
          <table:table-cell office:value-type="string">
            <text:p>6.83098861837906635e-02</text:p>
          </table:table-cell>
          <table:table-cell office:value-type="float" office:value="56">
            <text:p>56</text:p>
          </table:table-cell>
          <table:table-cell office:value-type="float" office:value="0.00000000000056234">
            <text:p>5.62E-013</text:p>
          </table:table-cell>
          <table:table-cell office:value-type="float" office:value="0.00000000023787">
            <text:p>2.38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23729">
            <text:p>2.37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23729">
            <text:p>2.37E-010</text:p>
          </table:table-cell>
          <table:table-cell table:formula="of:=IF([.L369] &lt; [.H369];&quot;BETTER&quot;;IF([.L369]-2 &gt; [.H369]; &quot;WORSE&quot;;&quot;&quot;))">
            <text:p/>
          </table:table-cell>
          <table:table-cell table:formula="of:=IF([.N369] &lt; [.J369];&quot;BETTER&quot;;IF([.N369] &gt;[.J36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23729">
            <text:p>2.37E-010</text:p>
          </table:table-cell>
          <table:table-cell table:formula="of:=IF([.Q369] &lt; [.L369];&quot;BETTER&quot;;IF([.Q369]-2 &gt; [.L369]; &quot;WORSE&quot;;&quot;&quot;))">
            <text:p/>
          </table:table-cell>
          <table:table-cell table:formula="of:=IF([.S369] &lt; [.N369];&quot;BETTER&quot;;IF([.S369] &gt;[.N369]*1.1;&quot;WORSE&quot;;&quot;&quot;))">
            <text:p/>
          </table:table-cell>
        </table:table-row>
        <table:table-row table:style-name="ro3">
          <table:table-cell/>
          <table:table-cell office:value-type="float" office:value="368">
            <text:p>368</text:p>
          </table:table-cell>
          <table:table-cell office:value-type="string">
            <text:p>2.41564469178775332e-01</text:p>
          </table:table-cell>
          <table:table-cell office:value-type="float" office:value="55">
            <text:p>55</text:p>
          </table:table-cell>
          <table:table-cell office:value-type="float" office:value="0.0000000075715">
            <text:p>7.57E-009</text:p>
          </table:table-cell>
          <table:table-cell office:value-type="float" office:value="0.000000010294">
            <text:p>1.03E-008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70045">
            <text:p>7.00E-010</text:p>
          </table:table-cell>
          <table:table-cell office:value-type="float" office:value="0.00000002534">
            <text:p>2.53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8421">
            <text:p>4.84E-010</text:p>
          </table:table-cell>
          <table:table-cell office:value-type="float" office:value="0.00000002244">
            <text:p>2.24E-008</text:p>
          </table:table-cell>
          <table:table-cell table:formula="of:=IF([.L370] &lt; [.H370];&quot;BETTER&quot;;IF([.L370]-2 &gt; [.H370]; &quot;WORSE&quot;;&quot;&quot;))" office:value-type="string" office:string-value="BETTER">
            <text:p>BETTER</text:p>
          </table:table-cell>
          <table:table-cell table:formula="of:=IF([.N370] &lt; [.J370];&quot;BETTER&quot;;IF([.N370] &gt;[.J370]*1.1;&quot;WORSE&quot;;&quot;&quot;))" office:value-type="string" office:string-value="BETTER">
            <text:p>BETTER</text:p>
          </table:table-cell>
          <table:table-cell office:value-type="float" office:value="293">
            <text:p>293</text:p>
          </table:table-cell>
          <table:table-cell office:value-type="float" office:value="0.00000000048421">
            <text:p>4.84E-010</text:p>
          </table:table-cell>
          <table:table-cell office:value-type="float" office:value="0.00000002244">
            <text:p>2.24E-008</text:p>
          </table:table-cell>
          <table:table-cell table:formula="of:=IF([.Q370] &lt; [.L370];&quot;BETTER&quot;;IF([.Q370]-2 &gt; [.L370]; &quot;WORSE&quot;;&quot;&quot;))">
            <text:p/>
          </table:table-cell>
          <table:table-cell table:formula="of:=IF([.S370] &lt; [.N370];&quot;BETTER&quot;;IF([.S370] &gt;[.N370]*1.1;&quot;WORSE&quot;;&quot;&quot;))">
            <text:p/>
          </table:table-cell>
        </table:table-row>
        <table:table-row table:style-name="ro3">
          <table:table-cell/>
          <table:table-cell office:value-type="float" office:value="369">
            <text:p>369</text:p>
          </table:table-cell>
          <table:table-cell office:value-type="string">
            <text:p>-1.71828182845904398e+00</text:p>
          </table:table-cell>
          <table:table-cell office:value-type="float" office:value="59">
            <text:p>59</text:p>
          </table:table-cell>
          <table:table-cell office:value-type="float" office:value="0.00000000000012431">
            <text:p>1.24E-013</text:p>
          </table:table-cell>
          <table:table-cell office:value-type="float" office:value="0.00000000002385">
            <text:p>2.3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9976">
            <text:p>9.98E-011</text:p>
          </table:table-cell>
          <table:table-cell office:value-type="float" office:value="0.000000000023836">
            <text:p>2.3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9976">
            <text:p>9.98E-011</text:p>
          </table:table-cell>
          <table:table-cell office:value-type="float" office:value="0.000000000023836">
            <text:p>2.38E-011</text:p>
          </table:table-cell>
          <table:table-cell table:formula="of:=IF([.L371] &lt; [.H371];&quot;BETTER&quot;;IF([.L371]-2 &gt; [.H371]; &quot;WORSE&quot;;&quot;&quot;))">
            <text:p/>
          </table:table-cell>
          <table:table-cell table:formula="of:=IF([.N371] &lt; [.J371];&quot;BETTER&quot;;IF([.N371] &gt;[.J37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9976">
            <text:p>9.98E-011</text:p>
          </table:table-cell>
          <table:table-cell office:value-type="float" office:value="0.000000000023835">
            <text:p>2.38E-011</text:p>
          </table:table-cell>
          <table:table-cell table:formula="of:=IF([.Q371] &lt; [.L371];&quot;BETTER&quot;;IF([.Q371]-2 &gt; [.L371]; &quot;WORSE&quot;;&quot;&quot;))">
            <text:p/>
          </table:table-cell>
          <table:table-cell table:formula="of:=IF([.S371] &lt; [.N371];&quot;BETTER&quot;;IF([.S371] &gt;[.N371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70">
            <text:p>370</text:p>
          </table:table-cell>
          <table:table-cell office:value-type="string">
            <text:p>-7.67132048600136646e-02</text:p>
          </table:table-cell>
          <table:table-cell office:value-type="float" office:value="41">
            <text:p>41</text:p>
          </table:table-cell>
          <table:table-cell office:value-type="float" office:value="0.00000000015342">
            <text:p>1.53E-010</text:p>
          </table:table-cell>
          <table:table-cell office:value-type="float" office:value="0.00000000052156">
            <text:p>5.22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52124">
            <text:p>5.21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52124">
            <text:p>5.21E-010</text:p>
          </table:table-cell>
          <table:table-cell table:formula="of:=IF([.L372] &lt; [.H372];&quot;BETTER&quot;;IF([.L372]-2 &gt; [.H372]; &quot;WORSE&quot;;&quot;&quot;))">
            <text:p/>
          </table:table-cell>
          <table:table-cell table:formula="of:=IF([.N372] &lt; [.J372];&quot;BETTER&quot;;IF([.N372] &gt;[.J37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52124">
            <text:p>5.21E-010</text:p>
          </table:table-cell>
          <table:table-cell table:formula="of:=IF([.Q372] &lt; [.L372];&quot;BETTER&quot;;IF([.Q372]-2 &gt; [.L372]; &quot;WORSE&quot;;&quot;&quot;))">
            <text:p/>
          </table:table-cell>
          <table:table-cell table:formula="of:=IF([.S372] &lt; [.N372];&quot;BETTER&quot;;IF([.S372] &gt;[.N372]*1.1;&quot;WORSE&quot;;&quot;&quot;))">
            <text:p/>
          </table:table-cell>
        </table:table-row>
        <table:table-row table:style-name="ro3">
          <table:table-cell/>
          <table:table-cell office:value-type="float" office:value="371">
            <text:p>371</text:p>
          </table:table-cell>
          <table:table-cell office:value-type="string">
            <text:p>6.93147180563953413e-01</text:p>
          </table:table-cell>
          <table:table-cell office:value-type="float" office:value="58">
            <text:p>58</text:p>
          </table:table-cell>
          <table:table-cell office:value-type="float" office:value="0.00000000000068384">
            <text:p>6.84E-013</text:p>
          </table:table-cell>
          <table:table-cell office:value-type="float" office:value="0.000000000052004">
            <text:p>5.2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8329">
            <text:p>4.83E-011</text:p>
          </table:table-cell>
          <table:table-cell office:value-type="float" office:value="0.000000000052004">
            <text:p>5.2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8329">
            <text:p>4.83E-011</text:p>
          </table:table-cell>
          <table:table-cell office:value-type="float" office:value="0.000000000052004">
            <text:p>5.20E-011</text:p>
          </table:table-cell>
          <table:table-cell table:formula="of:=IF([.L373] &lt; [.H373];&quot;BETTER&quot;;IF([.L373]-2 &gt; [.H373]; &quot;WORSE&quot;;&quot;&quot;))">
            <text:p/>
          </table:table-cell>
          <table:table-cell table:formula="of:=IF([.N373] &lt; [.J373];&quot;BETTER&quot;;IF([.N373] &gt;[.J37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833">
            <text:p>4.83E-011</text:p>
          </table:table-cell>
          <table:table-cell office:value-type="float" office:value="0.000000000052004">
            <text:p>5.20E-011</text:p>
          </table:table-cell>
          <table:table-cell table:formula="of:=IF([.Q373] &lt; [.L373];&quot;BETTER&quot;;IF([.Q373]-2 &gt; [.L373]; &quot;WORSE&quot;;&quot;&quot;))">
            <text:p/>
          </table:table-cell>
          <table:table-cell table:formula="of:=IF([.S373] &lt; [.N373];&quot;BETTER&quot;;IF([.S373] &gt;[.N373]*1.1;&quot;WORSE&quot;;&quot;&quot;))">
            <text:p/>
          </table:table-cell>
        </table:table-row>
        <table:table-row table:style-name="ro3">
          <table:table-cell/>
          <table:table-cell office:value-type="float" office:value="372">
            <text:p>372</text:p>
          </table:table-cell>
          <table:table-cell office:value-type="string">
            <text:p>2.72198261289718912e-01</text:p>
          </table:table-cell>
          <table:table-cell office:value-type="float" office:value="58">
            <text:p>58</text:p>
          </table:table-cell>
          <table:table-cell office:value-type="float" office:value="1.6017E-015">
            <text:p>1.60E-015</text:p>
          </table:table-cell>
          <table:table-cell office:value-type="float" office:value="0.000000000037771">
            <text:p>3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0.000000000037771">
            <text:p>3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0.000000000037771">
            <text:p>3.78E-011</text:p>
          </table:table-cell>
          <table:table-cell table:formula="of:=IF([.L374] &lt; [.H374];&quot;BETTER&quot;;IF([.L374]-2 &gt; [.H374]; &quot;WORSE&quot;;&quot;&quot;))">
            <text:p/>
          </table:table-cell>
          <table:table-cell table:formula="of:=IF([.N374] &lt; [.J374];&quot;BETTER&quot;;IF([.N374] &gt;[.J37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0.000000000037771">
            <text:p>3.78E-011</text:p>
          </table:table-cell>
          <table:table-cell table:formula="of:=IF([.Q374] &lt; [.L374];&quot;BETTER&quot;;IF([.Q374]-2 &gt; [.L374]; &quot;WORSE&quot;;&quot;&quot;))">
            <text:p/>
          </table:table-cell>
          <table:table-cell table:formula="of:=IF([.S374] &lt; [.N374];&quot;BETTER&quot;;IF([.S374] &gt;[.N374]*1.1;&quot;WORSE&quot;;&quot;&quot;))">
            <text:p/>
          </table:table-cell>
        </table:table-row>
        <table:table-row table:style-name="ro3">
          <table:table-cell/>
          <table:table-cell office:value-type="float" office:value="373">
            <text:p>373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0040552">
            <text:p>4.06E-011</text:p>
          </table:table-cell>
          <table:table-cell office:value-type="float" office:value="0.00000000029338">
            <text:p>2.93E-01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375] &lt; [.H375];&quot;BETTER&quot;;IF([.L375]-2 &gt; [.H375]; &quot;WORSE&quot;;&quot;&quot;))">
            <text:p/>
          </table:table-cell>
          <table:table-cell table:formula="of:=IF([.N375] &lt; [.J375];&quot;BETTER&quot;;IF([.N375] &gt;[.J375]*1.1;&quot;WORSE&quot;;&quot;&quot;))">
            <text:p/>
          </table:table-cell>
          <table:table-cell office:value-type="float" office:value="75">
            <text:p>75</text:p>
          </table:table-cell>
          <table:table-cell office:value-type="float" office:value="0.000000000068891">
            <text:p>6.89E-011</text:p>
          </table:table-cell>
          <table:table-cell office:value-type="float" office:value="0.00000000003562">
            <text:p>3.56E-011</text:p>
          </table:table-cell>
          <table:table-cell table:formula="of:=IF([.Q375] &lt; [.L375];&quot;BETTER&quot;;IF([.Q375]-2 &gt; [.L375]; &quot;WORSE&quot;;&quot;&quot;))" office:value-type="string" office:string-value="BETTER">
            <text:p>BETTER</text:p>
          </table:table-cell>
          <table:table-cell table:formula="of:=IF([.S375] &lt; [.N375];&quot;BETTER&quot;;IF([.S375] &gt;[.N375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74">
            <text:p>374</text:p>
          </table:table-cell>
          <table:table-cell office:value-type="string">
            <text:p>-3.48022983545175535e+00</text:p>
          </table:table-cell>
          <table:table-cell office:value-type="float" office:value="1884">
            <text:p>1884</text:p>
          </table:table-cell>
          <table:table-cell office:value-type="float" office:value="0.000000009213">
            <text:p>9.21E-009</text:p>
          </table:table-cell>
          <table:table-cell office:value-type="float" office:value="0.00000021428">
            <text:p>2.14E-007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21143">
            <text:p>2.11E-007</text:p>
          </table:table-cell>
          <table:table-cell office:value-type="float" office:value="0.00000030787">
            <text:p>3.08E-007</text:p>
          </table:table-cell>
          <table:table-cell/>
          <table:table-cell office:value-type="float" office:value="149">
            <text:p>149</text:p>
          </table:table-cell>
          <table:table-cell office:value-type="float" office:value="0.00000011995">
            <text:p>1.20E-007</text:p>
          </table:table-cell>
          <table:table-cell office:value-type="float" office:value="0.00000024711">
            <text:p>2.47E-007</text:p>
          </table:table-cell>
          <table:table-cell table:formula="of:=IF([.L376] &lt; [.H376];&quot;BETTER&quot;;IF([.L376]-2 &gt; [.H376]; &quot;WORSE&quot;;&quot;&quot;))" office:value-type="string" office:string-value="BETTER">
            <text:p>BETTER</text:p>
          </table:table-cell>
          <table:table-cell table:formula="of:=IF([.N376] &lt; [.J376];&quot;BETTER&quot;;IF([.N376] &gt;[.J376]*1.1;&quot;WORSE&quot;;&quot;&quot;))" office:value-type="string" office:string-value="BETTER">
            <text:p>BETTER</text:p>
          </table:table-cell>
          <table:table-cell office:value-type="float" office:value="149">
            <text:p>149</text:p>
          </table:table-cell>
          <table:table-cell office:value-type="float" office:value="0.00000011995">
            <text:p>1.20E-007</text:p>
          </table:table-cell>
          <table:table-cell office:value-type="float" office:value="0.00000024711">
            <text:p>2.47E-007</text:p>
          </table:table-cell>
          <table:table-cell table:formula="of:=IF([.Q376] &lt; [.L376];&quot;BETTER&quot;;IF([.Q376]-2 &gt; [.L376]; &quot;WORSE&quot;;&quot;&quot;))">
            <text:p/>
          </table:table-cell>
          <table:table-cell table:formula="of:=IF([.S376] &lt; [.N376];&quot;BETTER&quot;;IF([.S376] &gt;[.N376]*1.1;&quot;WORSE&quot;;&quot;&quot;))">
            <text:p/>
          </table:table-cell>
        </table:table-row>
        <table:table-row table:style-name="ro3">
          <table:table-cell/>
          <table:table-cell office:value-type="float" office:value="375">
            <text:p>375</text:p>
          </table:table-cell>
          <table:table-cell office:value-type="string">
            <text:p>-9.15965594177218900e-01</text:p>
          </table:table-cell>
          <table:table-cell office:value-type="float" office:value="59">
            <text:p>59</text:p>
          </table:table-cell>
          <table:table-cell office:value-type="float" office:value="0.000000000000039029">
            <text:p>3.90E-014</text:p>
          </table:table-cell>
          <table:table-cell office:value-type="float" office:value="0.000000000024881">
            <text:p>2.4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4871">
            <text:p>2.4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4871">
            <text:p>2.49E-011</text:p>
          </table:table-cell>
          <table:table-cell table:formula="of:=IF([.L377] &lt; [.H377];&quot;BETTER&quot;;IF([.L377]-2 &gt; [.H377]; &quot;WORSE&quot;;&quot;&quot;))">
            <text:p/>
          </table:table-cell>
          <table:table-cell table:formula="of:=IF([.N377] &lt; [.J377];&quot;BETTER&quot;;IF([.N377] &gt;[.J37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4871">
            <text:p>2.49E-011</text:p>
          </table:table-cell>
          <table:table-cell table:formula="of:=IF([.Q377] &lt; [.L377];&quot;BETTER&quot;;IF([.Q377]-2 &gt; [.L377]; &quot;WORSE&quot;;&quot;&quot;))">
            <text:p/>
          </table:table-cell>
          <table:table-cell table:formula="of:=IF([.S377] &lt; [.N377];&quot;BETTER&quot;;IF([.S377] &gt;[.N377]*1.1;&quot;WORSE&quot;;&quot;&quot;))">
            <text:p/>
          </table:table-cell>
        </table:table-row>
        <table:table-row table:style-name="ro3">
          <table:table-cell/>
          <table:table-cell office:value-type="float" office:value="376">
            <text:p>376</text:p>
          </table:table-cell>
          <table:table-cell office:value-type="string">
            <text:p>-1.08879304515180109e+00</text:p>
          </table:table-cell>
          <table:table-cell office:value-type="float" office:value="31">
            <text:p>31</text:p>
          </table:table-cell>
          <table:table-cell office:value-type="float" office:value="0.000000000044681">
            <text:p>4.47E-011</text:p>
          </table:table-cell>
          <table:table-cell office:value-type="float" office:value="0.000000000044269">
            <text:p>4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818">
            <text:p>2.82E-012</text:p>
          </table:table-cell>
          <table:table-cell office:value-type="float" office:value="0.000000000044268">
            <text:p>4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818">
            <text:p>2.82E-012</text:p>
          </table:table-cell>
          <table:table-cell office:value-type="float" office:value="0.000000000044268">
            <text:p>4.43E-011</text:p>
          </table:table-cell>
          <table:table-cell table:formula="of:=IF([.L378] &lt; [.H378];&quot;BETTER&quot;;IF([.L378]-2 &gt; [.H378]; &quot;WORSE&quot;;&quot;&quot;))">
            <text:p/>
          </table:table-cell>
          <table:table-cell table:formula="of:=IF([.N378] &lt; [.J378];&quot;BETTER&quot;;IF([.N378] &gt;[.J37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818">
            <text:p>2.82E-012</text:p>
          </table:table-cell>
          <table:table-cell office:value-type="float" office:value="0.000000000044268">
            <text:p>4.43E-011</text:p>
          </table:table-cell>
          <table:table-cell table:formula="of:=IF([.Q378] &lt; [.L378];&quot;BETTER&quot;;IF([.Q378]-2 &gt; [.L378]; &quot;WORSE&quot;;&quot;&quot;))">
            <text:p/>
          </table:table-cell>
          <table:table-cell table:formula="of:=IF([.S378] &lt; [.N378];&quot;BETTER&quot;;IF([.S378] &gt;[.N378]*1.1;&quot;WORSE&quot;;&quot;&quot;))">
            <text:p/>
          </table:table-cell>
        </table:table-row>
        <table:table-row table:style-name="ro3">
          <table:table-cell/>
          <table:table-cell office:value-type="float" office:value="377">
            <text:p>377</text:p>
          </table:table-cell>
          <table:table-cell office:value-type="string">
            <text:p>-9.37095604274624683e-01</text:p>
          </table:table-cell>
          <table:table-cell office:value-type="float" office:value="59">
            <text:p>59</text:p>
          </table:table-cell>
          <table:table-cell office:value-type="float" office:value="0.000000000000013506">
            <text:p>1.35E-014</text:p>
          </table:table-cell>
          <table:table-cell office:value-type="float" office:value="0.000000000027088">
            <text:p>2.7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0086">
            <text:p>3.01E-012</text:p>
          </table:table-cell>
          <table:table-cell office:value-type="float" office:value="0.000000000027079">
            <text:p>2.7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0086">
            <text:p>3.01E-012</text:p>
          </table:table-cell>
          <table:table-cell office:value-type="float" office:value="0.000000000027079">
            <text:p>2.71E-011</text:p>
          </table:table-cell>
          <table:table-cell table:formula="of:=IF([.L379] &lt; [.H379];&quot;BETTER&quot;;IF([.L379]-2 &gt; [.H379]; &quot;WORSE&quot;;&quot;&quot;))">
            <text:p/>
          </table:table-cell>
          <table:table-cell table:formula="of:=IF([.N379] &lt; [.J379];&quot;BETTER&quot;;IF([.N379] &gt;[.J37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0086">
            <text:p>3.01E-012</text:p>
          </table:table-cell>
          <table:table-cell office:value-type="float" office:value="0.000000000027079">
            <text:p>2.71E-011</text:p>
          </table:table-cell>
          <table:table-cell table:formula="of:=IF([.Q379] &lt; [.L379];&quot;BETTER&quot;;IF([.Q379]-2 &gt; [.L379]; &quot;WORSE&quot;;&quot;&quot;))">
            <text:p/>
          </table:table-cell>
          <table:table-cell table:formula="of:=IF([.S379] &lt; [.N379];&quot;BETTER&quot;;IF([.S379] &gt;[.N379]*1.1;&quot;WORSE&quot;;&quot;&quot;))">
            <text:p/>
          </table:table-cell>
        </table:table-row>
        <table:table-row table:style-name="ro3">
          <table:table-cell/>
          <table:table-cell office:value-type="float" office:value="378">
            <text:p>378</text:p>
          </table:table-cell>
          <table:table-cell office:value-type="string">
            <text:p>2.05544517187371722e+00</text:p>
          </table:table-cell>
          <table:table-cell office:value-type="float" office:value="59">
            <text:p>59</text:p>
          </table:table-cell>
          <table:table-cell office:value-type="float" office:value="0.00000000000036902">
            <text:p>3.69E-013</text:p>
          </table:table-cell>
          <table:table-cell office:value-type="float" office:value="0.000000000012954">
            <text:p>1.3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9968E-015">
            <text:p>4.00E-015</text:p>
          </table:table-cell>
          <table:table-cell office:value-type="float" office:value="0.000000000012787">
            <text:p>1.2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9968E-015">
            <text:p>4.00E-015</text:p>
          </table:table-cell>
          <table:table-cell office:value-type="float" office:value="0.000000000012787">
            <text:p>1.28E-011</text:p>
          </table:table-cell>
          <table:table-cell table:formula="of:=IF([.L380] &lt; [.H380];&quot;BETTER&quot;;IF([.L380]-2 &gt; [.H380]; &quot;WORSE&quot;;&quot;&quot;))">
            <text:p/>
          </table:table-cell>
          <table:table-cell table:formula="of:=IF([.N380] &lt; [.J380];&quot;BETTER&quot;;IF([.N380] &gt;[.J38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9968E-015">
            <text:p>4.00E-015</text:p>
          </table:table-cell>
          <table:table-cell office:value-type="float" office:value="0.000000000012787">
            <text:p>1.28E-011</text:p>
          </table:table-cell>
          <table:table-cell table:formula="of:=IF([.Q380] &lt; [.L380];&quot;BETTER&quot;;IF([.Q380]-2 &gt; [.L380]; &quot;WORSE&quot;;&quot;&quot;))">
            <text:p/>
          </table:table-cell>
          <table:table-cell table:formula="of:=IF([.S380] &lt; [.N380];&quot;BETTER&quot;;IF([.S380] &gt;[.N380]*1.1;&quot;WORSE&quot;;&quot;&quot;))">
            <text:p/>
          </table:table-cell>
        </table:table-row>
        <table:table-row table:style-name="ro3">
          <table:table-cell/>
          <table:table-cell office:value-type="float" office:value="379">
            <text:p>379</text:p>
          </table:table-cell>
          <table:table-cell office:value-type="string">
            <text:p>-5.68219697698347481e+00</text:p>
          </table:table-cell>
          <table:table-cell office:value-type="float" office:value="60">
            <text:p>60</text:p>
          </table:table-cell>
          <table:table-cell office:value-type="float" office:value="0.000000000000094567">
            <text:p>9.46E-014</text:p>
          </table:table-cell>
          <table:table-cell office:value-type="float" office:value="0.0000000000029083">
            <text:p>2.9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5121">
            <text:p>2.51E-010</text:p>
          </table:table-cell>
          <table:table-cell office:value-type="float" office:value="0.0000000000029083">
            <text:p>2.9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5121">
            <text:p>2.51E-010</text:p>
          </table:table-cell>
          <table:table-cell office:value-type="float" office:value="0.0000000000029083">
            <text:p>2.91E-012</text:p>
          </table:table-cell>
          <table:table-cell table:formula="of:=IF([.L381] &lt; [.H381];&quot;BETTER&quot;;IF([.L381]-2 &gt; [.H381]; &quot;WORSE&quot;;&quot;&quot;))">
            <text:p/>
          </table:table-cell>
          <table:table-cell table:formula="of:=IF([.N381] &lt; [.J381];&quot;BETTER&quot;;IF([.N381] &gt;[.J38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5121">
            <text:p>2.51E-010</text:p>
          </table:table-cell>
          <table:table-cell office:value-type="float" office:value="0.0000000000029083">
            <text:p>2.91E-012</text:p>
          </table:table-cell>
          <table:table-cell table:formula="of:=IF([.Q381] &lt; [.L381];&quot;BETTER&quot;;IF([.Q381]-2 &gt; [.L381]; &quot;WORSE&quot;;&quot;&quot;))">
            <text:p/>
          </table:table-cell>
          <table:table-cell table:formula="of:=IF([.S381] &lt; [.N381];&quot;BETTER&quot;;IF([.S381] &gt;[.N381]*1.1;&quot;WORSE&quot;;&quot;&quot;))">
            <text:p/>
          </table:table-cell>
        </table:table-row>
        <table:table-row table:style-name="ro3">
          <table:table-cell/>
          <table:table-cell office:value-type="float" office:value="380">
            <text:p>380</text:p>
          </table:table-cell>
          <table:table-cell office:value-type="string">
            <text:p>2.39077878738501148e+01</text:p>
          </table:table-cell>
          <table:table-cell office:value-type="float" office:value="61">
            <text:p>61</text:p>
          </table:table-cell>
          <table:table-cell office:value-type="float" office:value="0.0000000000028637">
            <text:p>2.86E-012</text:p>
          </table:table-cell>
          <table:table-cell office:value-type="float" office:value="0.0000000000020881">
            <text:p>2.09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17512">
            <text:p>1.75E-008</text:p>
          </table:table-cell>
          <table:table-cell office:value-type="float" office:value="0.0000000000020865">
            <text:p>2.09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17512">
            <text:p>1.75E-008</text:p>
          </table:table-cell>
          <table:table-cell office:value-type="float" office:value="0.0000000000020865">
            <text:p>2.09E-012</text:p>
          </table:table-cell>
          <table:table-cell table:formula="of:=IF([.L382] &lt; [.H382];&quot;BETTER&quot;;IF([.L382]-2 &gt; [.H382]; &quot;WORSE&quot;;&quot;&quot;))">
            <text:p/>
          </table:table-cell>
          <table:table-cell table:formula="of:=IF([.N382] &lt; [.J382];&quot;BETTER&quot;;IF([.N382] &gt;[.J38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17512">
            <text:p>1.75E-008</text:p>
          </table:table-cell>
          <table:table-cell office:value-type="float" office:value="0.0000000000020865">
            <text:p>2.09E-012</text:p>
          </table:table-cell>
          <table:table-cell table:formula="of:=IF([.Q382] &lt; [.L382];&quot;BETTER&quot;;IF([.Q382]-2 &gt; [.L382]; &quot;WORSE&quot;;&quot;&quot;))">
            <text:p/>
          </table:table-cell>
          <table:table-cell table:formula="of:=IF([.S382] &lt; [.N382];&quot;BETTER&quot;;IF([.S382] &gt;[.N382]*1.1;&quot;WORSE&quot;;&quot;&quot;))">
            <text:p/>
          </table:table-cell>
        </table:table-row>
        <table:table-row table:style-name="ro3">
          <table:table-cell/>
          <table:table-cell office:value-type="float" office:value="381">
            <text:p>381</text:p>
          </table:table-cell>
          <table:table-cell office:value-type="string">
            <text:p>-1.05009115009482207e-01</text:p>
          </table:table-cell>
          <table:table-cell office:value-type="float" office:value="58">
            <text:p>58</text:p>
          </table:table-cell>
          <table:table-cell office:value-type="float" office:value="0.00000000000019414">
            <text:p>1.94E-013</text:p>
          </table:table-cell>
          <table:table-cell office:value-type="float" office:value="0.000000000090298">
            <text:p>9.0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90299">
            <text:p>9.0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90299">
            <text:p>9.03E-011</text:p>
          </table:table-cell>
          <table:table-cell table:formula="of:=IF([.L383] &lt; [.H383];&quot;BETTER&quot;;IF([.L383]-2 &gt; [.H383]; &quot;WORSE&quot;;&quot;&quot;))">
            <text:p/>
          </table:table-cell>
          <table:table-cell table:formula="of:=IF([.N383] &lt; [.J383];&quot;BETTER&quot;;IF([.N383] &gt;[.J38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3878E-017">
            <text:p>1.39E-017</text:p>
          </table:table-cell>
          <table:table-cell office:value-type="float" office:value="0.000000000090299">
            <text:p>9.03E-011</text:p>
          </table:table-cell>
          <table:table-cell table:formula="of:=IF([.Q383] &lt; [.L383];&quot;BETTER&quot;;IF([.Q383]-2 &gt; [.L383]; &quot;WORSE&quot;;&quot;&quot;))">
            <text:p/>
          </table:table-cell>
          <table:table-cell table:formula="of:=IF([.S383] &lt; [.N383];&quot;BETTER&quot;;IF([.S383] &gt;[.N383]*1.1;&quot;WORSE&quot;;&quot;&quot;))">
            <text:p/>
          </table:table-cell>
        </table:table-row>
        <table:table-row table:style-name="ro3">
          <table:table-cell/>
          <table:table-cell office:value-type="float" office:value="382">
            <text:p>382</text:p>
          </table:table-cell>
          <table:table-cell office:value-type="string">
            <text:p>2.87682072451780901e-01</text:p>
          </table:table-cell>
          <table:table-cell office:value-type="float" office:value="58">
            <text:p>58</text:p>
          </table:table-cell>
          <table:table-cell office:value-type="float" office:value="0.000000000000073904">
            <text:p>7.39E-014</text:p>
          </table:table-cell>
          <table:table-cell office:value-type="float" office:value="0.00000000016761">
            <text:p>1.68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2277">
            <text:p>3.23E-011</text:p>
          </table:table-cell>
          <table:table-cell office:value-type="float" office:value="0.00000000016761">
            <text:p>1.68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2277">
            <text:p>3.23E-011</text:p>
          </table:table-cell>
          <table:table-cell office:value-type="float" office:value="0.00000000016761">
            <text:p>1.68E-010</text:p>
          </table:table-cell>
          <table:table-cell table:formula="of:=IF([.L384] &lt; [.H384];&quot;BETTER&quot;;IF([.L384]-2 &gt; [.H384]; &quot;WORSE&quot;;&quot;&quot;))">
            <text:p/>
          </table:table-cell>
          <table:table-cell table:formula="of:=IF([.N384] &lt; [.J384];&quot;BETTER&quot;;IF([.N384] &gt;[.J38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32277">
            <text:p>3.23E-011</text:p>
          </table:table-cell>
          <table:table-cell office:value-type="float" office:value="0.00000000016761">
            <text:p>1.68E-010</text:p>
          </table:table-cell>
          <table:table-cell table:formula="of:=IF([.Q384] &lt; [.L384];&quot;BETTER&quot;;IF([.Q384]-2 &gt; [.L384]; &quot;WORSE&quot;;&quot;&quot;))">
            <text:p/>
          </table:table-cell>
          <table:table-cell table:formula="of:=IF([.S384] &lt; [.N384];&quot;BETTER&quot;;IF([.S384] &gt;[.N384]*1.1;&quot;WORSE&quot;;&quot;&quot;))">
            <text:p/>
          </table:table-cell>
        </table:table-row>
        <table:table-row table:style-name="ro3">
          <table:table-cell/>
          <table:table-cell office:value-type="float" office:value="383">
            <text:p>383</text:p>
          </table:table-cell>
          <table:table-cell office:value-type="string">
            <text:p>1.17783035656383414e-01</text:p>
          </table:table-cell>
          <table:table-cell office:value-type="float" office:value="58">
            <text:p>58</text:p>
          </table:table-cell>
          <table:table-cell office:value-type="float" office:value="0.000000000034221">
            <text:p>3.42E-011</text:p>
          </table:table-cell>
          <table:table-cell office:value-type="float" office:value="0.00000000037032">
            <text:p>3.7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37031">
            <text:p>3.7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37031">
            <text:p>3.70E-010</text:p>
          </table:table-cell>
          <table:table-cell table:formula="of:=IF([.L385] &lt; [.H385];&quot;BETTER&quot;;IF([.L385]-2 &gt; [.H385]; &quot;WORSE&quot;;&quot;&quot;))">
            <text:p/>
          </table:table-cell>
          <table:table-cell table:formula="of:=IF([.N385] &lt; [.J385];&quot;BETTER&quot;;IF([.N385] &gt;[.J38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37031">
            <text:p>3.70E-010</text:p>
          </table:table-cell>
          <table:table-cell table:formula="of:=IF([.Q385] &lt; [.L385];&quot;BETTER&quot;;IF([.Q385]-2 &gt; [.L385]; &quot;WORSE&quot;;&quot;&quot;))">
            <text:p/>
          </table:table-cell>
          <table:table-cell table:formula="of:=IF([.S385] &lt; [.N385];&quot;BETTER&quot;;IF([.S385] &gt;[.N385]*1.1;&quot;WORSE&quot;;&quot;&quot;))">
            <text:p/>
          </table:table-cell>
        </table:table-row>
        <table:table-row table:style-name="ro3">
          <table:table-cell/>
          <table:table-cell office:value-type="float" office:value="384">
            <text:p>384</text:p>
          </table:table-cell>
          <table:table-cell office:value-type="string">
            <text:p>3.04876750905550908e+00</text:p>
          </table:table-cell>
          <table:table-cell office:value-type="float" office:value="224196">
            <text:p>224196</text:p>
          </table:table-cell>
          <table:table-cell office:value-type="float" office:value="0.023491">
            <text:p>2.35E-002</text:p>
          </table:table-cell>
          <table:table-cell office:value-type="float" office:value="0.024529">
            <text:p>2.45E-002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48229">
            <text:p>4.82E-008</text:p>
          </table:table-cell>
          <table:table-cell office:value-type="float" office:value="0.00051784">
            <text:p>5.18E-004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48229">
            <text:p>4.82E-008</text:p>
          </table:table-cell>
          <table:table-cell office:value-type="float" office:value="0.00051784">
            <text:p>5.18E-004</text:p>
          </table:table-cell>
          <table:table-cell table:formula="of:=IF([.L386] &lt; [.H386];&quot;BETTER&quot;;IF([.L386]-2 &gt; [.H386]; &quot;WORSE&quot;;&quot;&quot;))">
            <text:p/>
          </table:table-cell>
          <table:table-cell table:formula="of:=IF([.N386] &lt; [.J386];&quot;BETTER&quot;;IF([.N386] &gt;[.J386]*1.1;&quot;WORSE&quot;;&quot;&quot;))">
            <text:p/>
          </table:table-cell>
          <table:table-cell office:value-type="float" office:value="149980">
            <text:p>149980</text:p>
          </table:table-cell>
          <table:table-cell office:value-type="float" office:value="0.000000048229">
            <text:p>4.82E-008</text:p>
          </table:table-cell>
          <table:table-cell office:value-type="float" office:value="0.00051784">
            <text:p>5.18E-004</text:p>
          </table:table-cell>
          <table:table-cell table:formula="of:=IF([.Q386] &lt; [.L386];&quot;BETTER&quot;;IF([.Q386]-2 &gt; [.L386]; &quot;WORSE&quot;;&quot;&quot;))">
            <text:p/>
          </table:table-cell>
          <table:table-cell table:formula="of:=IF([.S386] &lt; [.N386];&quot;BETTER&quot;;IF([.S386] &gt;[.N386]*1.1;&quot;WORSE&quot;;&quot;&quot;))">
            <text:p/>
          </table:table-cell>
        </table:table-row>
        <table:table-row table:style-name="ro3">
          <table:table-cell/>
          <table:table-cell office:value-type="float" office:value="385">
            <text:p>385</text:p>
          </table:table-cell>
          <table:table-cell office:value-type="string">
            <text:p>-5.82240526465012453e-01</text:p>
          </table:table-cell>
          <table:table-cell office:value-type="float" office:value="58">
            <text:p>58</text:p>
          </table:table-cell>
          <table:table-cell office:value-type="float" office:value="0.000000000000018877">
            <text:p>1.89E-014</text:p>
          </table:table-cell>
          <table:table-cell office:value-type="float" office:value="0.000000000060091">
            <text:p>6.0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85765">
            <text:p>8.58E-013</text:p>
          </table:table-cell>
          <table:table-cell office:value-type="float" office:value="0.000000000060091">
            <text:p>6.0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85765">
            <text:p>8.58E-013</text:p>
          </table:table-cell>
          <table:table-cell office:value-type="float" office:value="0.000000000060091">
            <text:p>6.01E-011</text:p>
          </table:table-cell>
          <table:table-cell table:formula="of:=IF([.L387] &lt; [.H387];&quot;BETTER&quot;;IF([.L387]-2 &gt; [.H387]; &quot;WORSE&quot;;&quot;&quot;))">
            <text:p/>
          </table:table-cell>
          <table:table-cell table:formula="of:=IF([.N387] &lt; [.J387];&quot;BETTER&quot;;IF([.N387] &gt;[.J38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85765">
            <text:p>8.58E-013</text:p>
          </table:table-cell>
          <table:table-cell office:value-type="float" office:value="0.000000000060091">
            <text:p>6.01E-011</text:p>
          </table:table-cell>
          <table:table-cell table:formula="of:=IF([.Q387] &lt; [.L387];&quot;BETTER&quot;;IF([.Q387]-2 &gt; [.L387]; &quot;WORSE&quot;;&quot;&quot;))">
            <text:p/>
          </table:table-cell>
          <table:table-cell table:formula="of:=IF([.S387] &lt; [.N387];&quot;BETTER&quot;;IF([.S387] &gt;[.N387]*1.1;&quot;WORSE&quot;;&quot;&quot;))">
            <text:p/>
          </table:table-cell>
        </table:table-row>
        <table:table-row table:style-name="ro3">
          <table:table-cell/>
          <table:table-cell office:value-type="float" office:value="386">
            <text:p>386</text:p>
          </table:table-cell>
          <table:table-cell office:value-type="string">
            <text:p>1.70473788577808136e-02</text:p>
          </table:table-cell>
          <table:table-cell office:value-type="float" office:value="56">
            <text:p>56</text:p>
          </table:table-cell>
          <table:table-cell office:value-type="float" office:value="0.0000000000015516">
            <text:p>1.55E-012</text:p>
          </table:table-cell>
          <table:table-cell office:value-type="float" office:value="0.0000000024774">
            <text:p>2.48E-009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3379">
            <text:p>7.34E-012</text:p>
          </table:table-cell>
          <table:table-cell office:value-type="float" office:value="0.0000000024766">
            <text:p>2.48E-009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3379">
            <text:p>7.34E-012</text:p>
          </table:table-cell>
          <table:table-cell office:value-type="float" office:value="0.0000000024766">
            <text:p>2.48E-009</text:p>
          </table:table-cell>
          <table:table-cell table:formula="of:=IF([.L388] &lt; [.H388];&quot;BETTER&quot;;IF([.L388]-2 &gt; [.H388]; &quot;WORSE&quot;;&quot;&quot;))">
            <text:p/>
          </table:table-cell>
          <table:table-cell table:formula="of:=IF([.N388] &lt; [.J388];&quot;BETTER&quot;;IF([.N388] &gt;[.J38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73379">
            <text:p>7.34E-012</text:p>
          </table:table-cell>
          <table:table-cell office:value-type="float" office:value="0.0000000024766">
            <text:p>2.48E-009</text:p>
          </table:table-cell>
          <table:table-cell table:formula="of:=IF([.Q388] &lt; [.L388];&quot;BETTER&quot;;IF([.Q388]-2 &gt; [.L388]; &quot;WORSE&quot;;&quot;&quot;))">
            <text:p/>
          </table:table-cell>
          <table:table-cell table:formula="of:=IF([.S388] &lt; [.N388];&quot;BETTER&quot;;IF([.S388] &gt;[.N388]*1.1;&quot;WORSE&quot;;&quot;&quot;))">
            <text:p/>
          </table:table-cell>
        </table:table-row>
        <table:table-row table:style-name="ro3">
          <table:table-cell/>
          <table:table-cell office:value-type="float" office:value="387">
            <text:p>387</text:p>
          </table:table-cell>
          <table:table-cell office:value-type="string">
            <text:p>8.83953842577960003e-02</text:p>
          </table:table-cell>
          <table:table-cell office:value-type="float" office:value="56">
            <text:p>56</text:p>
          </table:table-cell>
          <table:table-cell office:value-type="float" office:value="0.00000000000091011">
            <text:p>9.10E-013</text:p>
          </table:table-cell>
          <table:table-cell office:value-type="float" office:value="0.0000000004782">
            <text:p>4.78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47745">
            <text:p>4.77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47745">
            <text:p>4.77E-010</text:p>
          </table:table-cell>
          <table:table-cell table:formula="of:=IF([.L389] &lt; [.H389];&quot;BETTER&quot;;IF([.L389]-2 &gt; [.H389]; &quot;WORSE&quot;;&quot;&quot;))">
            <text:p/>
          </table:table-cell>
          <table:table-cell table:formula="of:=IF([.N389] &lt; [.J389];&quot;BETTER&quot;;IF([.N389] &gt;[.J38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3878E-017">
            <text:p>1.39E-017</text:p>
          </table:table-cell>
          <table:table-cell office:value-type="float" office:value="0.00000000047745">
            <text:p>4.77E-010</text:p>
          </table:table-cell>
          <table:table-cell table:formula="of:=IF([.Q389] &lt; [.L389];&quot;BETTER&quot;;IF([.Q389]-2 &gt; [.L389]; &quot;WORSE&quot;;&quot;&quot;))">
            <text:p/>
          </table:table-cell>
          <table:table-cell table:formula="of:=IF([.S389] &lt; [.N389];&quot;BETTER&quot;;IF([.S389] &gt;[.N389]*1.1;&quot;WORSE&quot;;&quot;&quot;))">
            <text:p/>
          </table:table-cell>
        </table:table-row>
        <table:table-row table:style-name="ro3">
          <table:table-cell/>
          <table:table-cell office:value-type="float" office:value="388">
            <text:p>388</text:p>
          </table:table-cell>
          <table:table-cell office:value-type="string">
            <text:p>9.15965594177217346e-01</text:p>
          </table:table-cell>
          <table:table-cell office:value-type="float" office:value="59">
            <text:p>59</text:p>
          </table:table-cell>
          <table:table-cell office:value-type="float" office:value="0.000000000000027151">
            <text:p>2.72E-014</text:p>
          </table:table-cell>
          <table:table-cell office:value-type="float" office:value="0.000000000024876">
            <text:p>2.4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5543E-015">
            <text:p>1.55E-015</text:p>
          </table:table-cell>
          <table:table-cell office:value-type="float" office:value="0.000000000024873">
            <text:p>2.4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5543E-015">
            <text:p>1.55E-015</text:p>
          </table:table-cell>
          <table:table-cell office:value-type="float" office:value="0.000000000024873">
            <text:p>2.49E-011</text:p>
          </table:table-cell>
          <table:table-cell table:formula="of:=IF([.L390] &lt; [.H390];&quot;BETTER&quot;;IF([.L390]-2 &gt; [.H390]; &quot;WORSE&quot;;&quot;&quot;))">
            <text:p/>
          </table:table-cell>
          <table:table-cell table:formula="of:=IF([.N390] &lt; [.J390];&quot;BETTER&quot;;IF([.N390] &gt;[.J39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5543E-015">
            <text:p>1.55E-015</text:p>
          </table:table-cell>
          <table:table-cell office:value-type="float" office:value="0.000000000024873">
            <text:p>2.49E-011</text:p>
          </table:table-cell>
          <table:table-cell table:formula="of:=IF([.Q390] &lt; [.L390];&quot;BETTER&quot;;IF([.Q390]-2 &gt; [.L390]; &quot;WORSE&quot;;&quot;&quot;))">
            <text:p/>
          </table:table-cell>
          <table:table-cell table:formula="of:=IF([.S390] &lt; [.N390];&quot;BETTER&quot;;IF([.S390] &gt;[.N390]*1.1;&quot;WORSE&quot;;&quot;&quot;))">
            <text:p/>
          </table:table-cell>
        </table:table-row>
        <table:table-row table:style-name="ro3">
          <table:table-cell/>
          <table:table-cell office:value-type="float" office:value="389">
            <text:p>389</text:p>
          </table:table-cell>
          <table:table-cell office:value-type="string">
            <text:p>-2.40226506959099750e-01</text:p>
          </table:table-cell>
          <table:table-cell office:value-type="float" office:value="59">
            <text:p>59</text:p>
          </table:table-cell>
          <table:table-cell office:value-type="float" office:value="0.00000000000025696">
            <text:p>2.57E-013</text:p>
          </table:table-cell>
          <table:table-cell office:value-type="float" office:value="0.00000000017027">
            <text:p>1.7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021">
            <text:p>7.02E-012</text:p>
          </table:table-cell>
          <table:table-cell office:value-type="float" office:value="0.00000000017026">
            <text:p>1.7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021">
            <text:p>7.02E-012</text:p>
          </table:table-cell>
          <table:table-cell office:value-type="float" office:value="0.00000000017026">
            <text:p>1.70E-010</text:p>
          </table:table-cell>
          <table:table-cell table:formula="of:=IF([.L391] &lt; [.H391];&quot;BETTER&quot;;IF([.L391]-2 &gt; [.H391]; &quot;WORSE&quot;;&quot;&quot;))">
            <text:p/>
          </table:table-cell>
          <table:table-cell table:formula="of:=IF([.N391] &lt; [.J391];&quot;BETTER&quot;;IF([.N391] &gt;[.J39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7021">
            <text:p>7.02E-012</text:p>
          </table:table-cell>
          <table:table-cell office:value-type="float" office:value="0.00000000017026">
            <text:p>1.70E-010</text:p>
          </table:table-cell>
          <table:table-cell table:formula="of:=IF([.Q391] &lt; [.L391];&quot;BETTER&quot;;IF([.Q391]-2 &gt; [.L391]; &quot;WORSE&quot;;&quot;&quot;))">
            <text:p/>
          </table:table-cell>
          <table:table-cell table:formula="of:=IF([.S391] &lt; [.N391];&quot;BETTER&quot;;IF([.S391] &gt;[.N391]*1.1;&quot;WORSE&quot;;&quot;&quot;))">
            <text:p/>
          </table:table-cell>
        </table:table-row>
        <table:table-row table:style-name="ro3">
          <table:table-cell/>
          <table:table-cell office:value-type="float" office:value="390">
            <text:p>390</text:p>
          </table:table-cell>
          <table:table-cell office:value-type="string">
            <text:p>-6.32120558828557666e-01</text:p>
          </table:table-cell>
          <table:table-cell office:value-type="float" office:value="59">
            <text:p>59</text:p>
          </table:table-cell>
          <table:table-cell office:value-type="float" office:value="0.00000000000012488">
            <text:p>1.25E-013</text:p>
          </table:table-cell>
          <table:table-cell office:value-type="float" office:value="0.000000000045163">
            <text:p>4.5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6699">
            <text:p>3.67E-011</text:p>
          </table:table-cell>
          <table:table-cell office:value-type="float" office:value="0.000000000045178">
            <text:p>4.5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6699">
            <text:p>3.67E-011</text:p>
          </table:table-cell>
          <table:table-cell office:value-type="float" office:value="0.000000000045178">
            <text:p>4.52E-011</text:p>
          </table:table-cell>
          <table:table-cell table:formula="of:=IF([.L392] &lt; [.H392];&quot;BETTER&quot;;IF([.L392]-2 &gt; [.H392]; &quot;WORSE&quot;;&quot;&quot;))">
            <text:p/>
          </table:table-cell>
          <table:table-cell table:formula="of:=IF([.N392] &lt; [.J392];&quot;BETTER&quot;;IF([.N392] &gt;[.J39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36699">
            <text:p>3.67E-011</text:p>
          </table:table-cell>
          <table:table-cell office:value-type="float" office:value="0.000000000045178">
            <text:p>4.52E-011</text:p>
          </table:table-cell>
          <table:table-cell table:formula="of:=IF([.Q392] &lt; [.L392];&quot;BETTER&quot;;IF([.Q392]-2 &gt; [.L392]; &quot;WORSE&quot;;&quot;&quot;))">
            <text:p/>
          </table:table-cell>
          <table:table-cell table:formula="of:=IF([.S392] &lt; [.N392];&quot;BETTER&quot;;IF([.S392] &gt;[.N392]*1.1;&quot;WORSE&quot;;&quot;&quot;))">
            <text:p/>
          </table:table-cell>
        </table:table-row>
        <table:table-row table:style-name="ro3">
          <table:table-cell/>
          <table:table-cell office:value-type="float" office:value="391">
            <text:p>391</text:p>
          </table:table-cell>
          <table:table-cell office:value-type="string">
            <text:p>-1.51697440877176348e-01</text:p>
          </table:table-cell>
          <table:table-cell office:value-type="float" office:value="43">
            <text:p>43</text:p>
          </table:table-cell>
          <table:table-cell office:value-type="float" office:value="0.00000000000020923">
            <text:p>2.09E-013</text:p>
          </table:table-cell>
          <table:table-cell office:value-type="float" office:value="0.00000000015046">
            <text:p>1.5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1799E-017">
            <text:p>2.18E-017</text:p>
          </table:table-cell>
          <table:table-cell office:value-type="float" office:value="0.00000000015046">
            <text:p>1.5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1799E-017">
            <text:p>2.18E-017</text:p>
          </table:table-cell>
          <table:table-cell office:value-type="float" office:value="0.00000000015046">
            <text:p>1.50E-010</text:p>
          </table:table-cell>
          <table:table-cell table:formula="of:=IF([.L393] &lt; [.H393];&quot;BETTER&quot;;IF([.L393]-2 &gt; [.H393]; &quot;WORSE&quot;;&quot;&quot;))">
            <text:p/>
          </table:table-cell>
          <table:table-cell table:formula="of:=IF([.N393] &lt; [.J393];&quot;BETTER&quot;;IF([.N393] &gt;[.J39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1799E-017">
            <text:p>2.18E-017</text:p>
          </table:table-cell>
          <table:table-cell office:value-type="float" office:value="0.00000000015046">
            <text:p>1.50E-010</text:p>
          </table:table-cell>
          <table:table-cell table:formula="of:=IF([.Q393] &lt; [.L393];&quot;BETTER&quot;;IF([.Q393]-2 &gt; [.L393]; &quot;WORSE&quot;;&quot;&quot;))">
            <text:p/>
          </table:table-cell>
          <table:table-cell table:formula="of:=IF([.S393] &lt; [.N393];&quot;BETTER&quot;;IF([.S393] &gt;[.N393]*1.1;&quot;WORSE&quot;;&quot;&quot;))">
            <text:p/>
          </table:table-cell>
        </table:table-row>
        <table:table-row table:style-name="ro3">
          <table:table-cell/>
          <table:table-cell office:value-type="float" office:value="392">
            <text:p>392</text:p>
          </table:table-cell>
          <table:table-cell office:value-type="string">
            <text:p>6.93147180559945286e-01</text:p>
          </table:table-cell>
          <table:table-cell office:value-type="float" office:value="49">
            <text:p>49</text:p>
          </table:table-cell>
          <table:table-cell office:value-type="float" office:value="0.00000000000013398">
            <text:p>1.34E-013</text:p>
          </table:table-cell>
          <table:table-cell office:value-type="float" office:value="0.000000000057854">
            <text:p>5.7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42661">
            <text:p>4.27E-010</text:p>
          </table:table-cell>
          <table:table-cell office:value-type="float" office:value="0.000000000057787">
            <text:p>5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42661">
            <text:p>4.27E-010</text:p>
          </table:table-cell>
          <table:table-cell office:value-type="float" office:value="0.000000000057787">
            <text:p>5.78E-011</text:p>
          </table:table-cell>
          <table:table-cell table:formula="of:=IF([.L394] &lt; [.H394];&quot;BETTER&quot;;IF([.L394]-2 &gt; [.H394]; &quot;WORSE&quot;;&quot;&quot;))">
            <text:p/>
          </table:table-cell>
          <table:table-cell table:formula="of:=IF([.N394] &lt; [.J394];&quot;BETTER&quot;;IF([.N394] &gt;[.J39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42661">
            <text:p>4.27E-010</text:p>
          </table:table-cell>
          <table:table-cell office:value-type="float" office:value="0.000000000057787">
            <text:p>5.78E-011</text:p>
          </table:table-cell>
          <table:table-cell table:formula="of:=IF([.Q394] &lt; [.L394];&quot;BETTER&quot;;IF([.Q394]-2 &gt; [.L394]; &quot;WORSE&quot;;&quot;&quot;))">
            <text:p/>
          </table:table-cell>
          <table:table-cell table:formula="of:=IF([.S394] &lt; [.N394];&quot;BETTER&quot;;IF([.S394] &gt;[.N394]*1.1;&quot;WORSE&quot;;&quot;&quot;))">
            <text:p/>
          </table:table-cell>
        </table:table-row>
        <table:table-row table:style-name="ro3">
          <table:table-cell/>
          <table:table-cell office:value-type="float" office:value="393">
            <text:p>393</text:p>
          </table:table-cell>
          <table:table-cell office:value-type="string">
            <text:p>1.64493406775875162e+00</text:p>
          </table:table-cell>
          <table:table-cell office:value-type="float" office:value="178432">
            <text:p>178432</text:p>
          </table:table-cell>
          <table:table-cell office:value-type="float" office:value="0.00000038662">
            <text:p>3.87E-007</text:p>
          </table:table-cell>
          <table:table-cell office:value-type="float" office:value="0.00000073633">
            <text:p>7.36E-007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0090346">
            <text:p>9.03E-010</text:p>
          </table:table-cell>
          <table:table-cell office:value-type="float" office:value="0.00000000058285">
            <text:p>5.83E-010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0090346">
            <text:p>9.03E-010</text:p>
          </table:table-cell>
          <table:table-cell office:value-type="float" office:value="0.00000000058285">
            <text:p>5.83E-010</text:p>
          </table:table-cell>
          <table:table-cell table:formula="of:=IF([.L395] &lt; [.H395];&quot;BETTER&quot;;IF([.L395]-2 &gt; [.H395]; &quot;WORSE&quot;;&quot;&quot;))">
            <text:p/>
          </table:table-cell>
          <table:table-cell table:formula="of:=IF([.N395] &lt; [.J395];&quot;BETTER&quot;;IF([.N395] &gt;[.J395]*1.1;&quot;WORSE&quot;;&quot;&quot;))">
            <text:p/>
          </table:table-cell>
          <table:table-cell office:value-type="float" office:value="149980">
            <text:p>149980</text:p>
          </table:table-cell>
          <table:table-cell office:value-type="float" office:value="0.00000000090346">
            <text:p>9.03E-010</text:p>
          </table:table-cell>
          <table:table-cell office:value-type="float" office:value="0.00000000058285">
            <text:p>5.83E-010</text:p>
          </table:table-cell>
          <table:table-cell table:formula="of:=IF([.Q395] &lt; [.L395];&quot;BETTER&quot;;IF([.Q395]-2 &gt; [.L395]; &quot;WORSE&quot;;&quot;&quot;))">
            <text:p/>
          </table:table-cell>
          <table:table-cell table:formula="of:=IF([.S395] &lt; [.N395];&quot;BETTER&quot;;IF([.S395] &gt;[.N395]*1.1;&quot;WORSE&quot;;&quot;&quot;))">
            <text:p/>
          </table:table-cell>
        </table:table-row>
        <table:table-row table:style-name="ro3">
          <table:table-cell/>
          <table:table-cell office:value-type="float" office:value="394">
            <text:p>394</text:p>
          </table:table-cell>
          <table:table-cell office:value-type="string">
            <text:p>-4.11233516712056768e-01</text:p>
          </table:table-cell>
          <table:table-cell office:value-type="float" office:value="49">
            <text:p>49</text:p>
          </table:table-cell>
          <table:table-cell office:value-type="float" office:value="0.00000000000025826">
            <text:p>2.58E-013</text:p>
          </table:table-cell>
          <table:table-cell office:value-type="float" office:value="0.000000000029213">
            <text:p>2.9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8076">
            <text:p>2.81E-011</text:p>
          </table:table-cell>
          <table:table-cell office:value-type="float" office:value="0.000000000029318">
            <text:p>2.9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8076">
            <text:p>2.81E-011</text:p>
          </table:table-cell>
          <table:table-cell office:value-type="float" office:value="0.000000000029318">
            <text:p>2.93E-011</text:p>
          </table:table-cell>
          <table:table-cell table:formula="of:=IF([.L396] &lt; [.H396];&quot;BETTER&quot;;IF([.L396]-2 &gt; [.H396]; &quot;WORSE&quot;;&quot;&quot;))">
            <text:p/>
          </table:table-cell>
          <table:table-cell table:formula="of:=IF([.N396] &lt; [.J396];&quot;BETTER&quot;;IF([.N396] &gt;[.J39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8076">
            <text:p>2.81E-011</text:p>
          </table:table-cell>
          <table:table-cell office:value-type="float" office:value="0.000000000029318">
            <text:p>2.93E-011</text:p>
          </table:table-cell>
          <table:table-cell table:formula="of:=IF([.Q396] &lt; [.L396];&quot;BETTER&quot;;IF([.Q396]-2 &gt; [.L396]; &quot;WORSE&quot;;&quot;&quot;))">
            <text:p/>
          </table:table-cell>
          <table:table-cell table:formula="of:=IF([.S396] &lt; [.N396];&quot;BETTER&quot;;IF([.S396] &gt;[.N396]*1.1;&quot;WORSE&quot;;&quot;&quot;))">
            <text:p/>
          </table:table-cell>
        </table:table-row>
        <table:table-row table:style-name="ro3">
          <table:table-cell/>
          <table:table-cell office:value-type="float" office:value="395">
            <text:p>395</text:p>
          </table:table-cell>
          <table:table-cell office:value-type="string">
            <text:p>2.38417787552278787e+04</text:p>
          </table:table-cell>
          <table:table-cell office:value-type="float" office:value="105">
            <text:p>105</text:p>
          </table:table-cell>
          <table:table-cell office:value-type="float" office:value="0.000000000010914">
            <text:p>1.09E-011</text:p>
          </table:table-cell>
          <table:table-cell office:value-type="float" office:value="0.000000000011084">
            <text:p>1.11E-011</text:p>
          </table:table-cell>
          <table:table-cell/>
          <table:table-cell office:value-type="float" office:value="102">
            <text:p>102</text:p>
          </table:table-cell>
          <table:table-cell office:value-type="float" office:value="0.000016162">
            <text:p>1.62E-005</text:p>
          </table:table-cell>
          <table:table-cell office:value-type="float" office:value="9.1553E-016">
            <text:p>9.16E-016</text:p>
          </table:table-cell>
          <table:table-cell/>
          <table:table-cell office:value-type="float" office:value="102">
            <text:p>102</text:p>
          </table:table-cell>
          <table:table-cell office:value-type="float" office:value="0.000016162">
            <text:p>1.62E-005</text:p>
          </table:table-cell>
          <table:table-cell office:value-type="float" office:value="9.1553E-016">
            <text:p>9.16E-016</text:p>
          </table:table-cell>
          <table:table-cell table:formula="of:=IF([.L397] &lt; [.H397];&quot;BETTER&quot;;IF([.L397]-2 &gt; [.H397]; &quot;WORSE&quot;;&quot;&quot;))">
            <text:p/>
          </table:table-cell>
          <table:table-cell table:formula="of:=IF([.N397] &lt; [.J397];&quot;BETTER&quot;;IF([.N397] &gt;[.J397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0.000016162">
            <text:p>1.62E-005</text:p>
          </table:table-cell>
          <table:table-cell office:value-type="float" office:value="9.1553E-016">
            <text:p>9.16E-016</text:p>
          </table:table-cell>
          <table:table-cell table:formula="of:=IF([.Q397] &lt; [.L397];&quot;BETTER&quot;;IF([.Q397]-2 &gt; [.L397]; &quot;WORSE&quot;;&quot;&quot;))">
            <text:p/>
          </table:table-cell>
          <table:table-cell table:formula="of:=IF([.S397] &lt; [.N397];&quot;BETTER&quot;;IF([.S397] &gt;[.N397]*1.1;&quot;WORSE&quot;;&quot;&quot;))">
            <text:p/>
          </table:table-cell>
        </table:table-row>
        <table:table-row table:style-name="ro3">
          <table:table-cell/>
          <table:table-cell office:value-type="float" office:value="396">
            <text:p>396</text:p>
          </table:table-cell>
          <table:table-cell office:value-type="string">
            <text:p>1.14077789739688740e-01</text:p>
          </table:table-cell>
          <table:table-cell office:value-type="float" office:value="83">
            <text:p>83</text:p>
          </table:table-cell>
          <table:table-cell office:value-type="float" office:value="0.0000000000016084">
            <text:p>1.61E-012</text:p>
          </table:table-cell>
          <table:table-cell office:value-type="float" office:value="0.0000000003463">
            <text:p>3.46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22623">
            <text:p>2.26E-011</text:p>
          </table:table-cell>
          <table:table-cell office:value-type="float" office:value="0.00000000034791">
            <text:p>3.48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22623">
            <text:p>2.26E-011</text:p>
          </table:table-cell>
          <table:table-cell office:value-type="float" office:value="0.00000000034791">
            <text:p>3.48E-010</text:p>
          </table:table-cell>
          <table:table-cell table:formula="of:=IF([.L398] &lt; [.H398];&quot;BETTER&quot;;IF([.L398]-2 &gt; [.H398]; &quot;WORSE&quot;;&quot;&quot;))">
            <text:p/>
          </table:table-cell>
          <table:table-cell table:formula="of:=IF([.N398] &lt; [.J398];&quot;BETTER&quot;;IF([.N398] &gt;[.J39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22623">
            <text:p>2.26E-011</text:p>
          </table:table-cell>
          <table:table-cell office:value-type="float" office:value="0.00000000034791">
            <text:p>3.48E-010</text:p>
          </table:table-cell>
          <table:table-cell table:formula="of:=IF([.Q398] &lt; [.L398];&quot;BETTER&quot;;IF([.Q398]-2 &gt; [.L398]; &quot;WORSE&quot;;&quot;&quot;))">
            <text:p/>
          </table:table-cell>
          <table:table-cell table:formula="of:=IF([.S398] &lt; [.N398];&quot;BETTER&quot;;IF([.S398] &gt;[.N398]*1.1;&quot;WORSE&quot;;&quot;&quot;))">
            <text:p/>
          </table:table-cell>
        </table:table-row>
        <table:table-row table:style-name="ro3">
          <table:table-cell/>
          <table:table-cell office:value-type="float" office:value="397">
            <text:p>397</text:p>
          </table:table-cell>
          <table:table-cell office:value-type="string">
            <text:p>1.14779357470353638e+00</text:p>
          </table:table-cell>
          <table:table-cell office:value-type="float" office:value="58">
            <text:p>58</text:p>
          </table:table-cell>
          <table:table-cell office:value-type="float" office:value="0.0000000000012027">
            <text:p>1.20E-012</text:p>
          </table:table-cell>
          <table:table-cell office:value-type="float" office:value="0.0000000000030806">
            <text:p>3.08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6317">
            <text:p>2.63E-010</text:p>
          </table:table-cell>
          <table:table-cell office:value-type="float" office:value="0.0000000000030809">
            <text:p>3.08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6317">
            <text:p>2.63E-010</text:p>
          </table:table-cell>
          <table:table-cell office:value-type="float" office:value="0.0000000000030809">
            <text:p>3.08E-012</text:p>
          </table:table-cell>
          <table:table-cell table:formula="of:=IF([.L399] &lt; [.H399];&quot;BETTER&quot;;IF([.L399]-2 &gt; [.H399]; &quot;WORSE&quot;;&quot;&quot;))">
            <text:p/>
          </table:table-cell>
          <table:table-cell table:formula="of:=IF([.N399] &lt; [.J399];&quot;BETTER&quot;;IF([.N399] &gt;[.J39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6317">
            <text:p>2.63E-010</text:p>
          </table:table-cell>
          <table:table-cell office:value-type="float" office:value="0.0000000000030809">
            <text:p>3.08E-012</text:p>
          </table:table-cell>
          <table:table-cell table:formula="of:=IF([.Q399] &lt; [.L399];&quot;BETTER&quot;;IF([.Q399]-2 &gt; [.L399]; &quot;WORSE&quot;;&quot;&quot;))">
            <text:p/>
          </table:table-cell>
          <table:table-cell table:formula="of:=IF([.S399] &lt; [.N399];&quot;BETTER&quot;;IF([.S399] &gt;[.N399]*1.1;&quot;WORSE&quot;;&quot;&quot;))">
            <text:p/>
          </table:table-cell>
        </table:table-row>
        <table:table-row table:style-name="ro3">
          <table:table-cell/>
          <table:table-cell office:value-type="float" office:value="398">
            <text:p>398</text:p>
          </table:table-cell>
          <table:table-cell office:value-type="string">
            <text:p>5.41161616855569072e-01</text:p>
          </table:table-cell>
          <table:table-cell office:value-type="float" office:value="51">
            <text:p>51</text:p>
          </table:table-cell>
          <table:table-cell office:value-type="float" office:value="0.00000000000001313">
            <text:p>1.31E-014</text:p>
          </table:table-cell>
          <table:table-cell office:value-type="float" office:value="0.000000000082103">
            <text:p>8.2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20983">
            <text:p>2.10E-014</text:p>
          </table:table-cell>
          <table:table-cell office:value-type="float" office:value="0.000000000082103">
            <text:p>8.2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20983">
            <text:p>2.10E-014</text:p>
          </table:table-cell>
          <table:table-cell office:value-type="float" office:value="0.000000000082103">
            <text:p>8.21E-011</text:p>
          </table:table-cell>
          <table:table-cell table:formula="of:=IF([.L400] &lt; [.H400];&quot;BETTER&quot;;IF([.L400]-2 &gt; [.H400]; &quot;WORSE&quot;;&quot;&quot;))">
            <text:p/>
          </table:table-cell>
          <table:table-cell table:formula="of:=IF([.N400] &lt; [.J400];&quot;BETTER&quot;;IF([.N400] &gt;[.J40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20983">
            <text:p>2.10E-014</text:p>
          </table:table-cell>
          <table:table-cell office:value-type="float" office:value="0.000000000082103">
            <text:p>8.21E-011</text:p>
          </table:table-cell>
          <table:table-cell table:formula="of:=IF([.Q400] &lt; [.L400];&quot;BETTER&quot;;IF([.Q400]-2 &gt; [.L400]; &quot;WORSE&quot;;&quot;&quot;))">
            <text:p/>
          </table:table-cell>
          <table:table-cell table:formula="of:=IF([.S400] &lt; [.N400];&quot;BETTER&quot;;IF([.S400] &gt;[.N400]*1.1;&quot;WORSE&quot;;&quot;&quot;))">
            <text:p/>
          </table:table-cell>
        </table:table-row>
        <table:table-row table:style-name="ro3">
          <table:table-cell/>
          <table:table-cell office:value-type="float" office:value="399">
            <text:p>399</text:p>
          </table:table-cell>
          <table:table-cell office:value-type="string">
            <text:p>3.14159262899612868e+00</text:p>
          </table:table-cell>
          <table:table-cell office:value-type="float" office:value="63">
            <text:p>63</text:p>
          </table:table-cell>
          <table:table-cell office:value-type="float" office:value="0.0000000091894">
            <text:p>9.19E-009</text:p>
          </table:table-cell>
          <table:table-cell office:value-type="float" office:value="0.000000012252">
            <text:p>1.23E-008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30118">
            <text:p>3.01E-009</text:p>
          </table:table-cell>
          <table:table-cell office:value-type="float" office:value="0.0000000078317">
            <text:p>7.83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3267">
            <text:p>3.27E-009</text:p>
          </table:table-cell>
          <table:table-cell table:formula="of:=IF([.L401] &lt; [.H401];&quot;BETTER&quot;;IF([.L401]-2 &gt; [.H401]; &quot;WORSE&quot;;&quot;&quot;))" office:value-type="string" office:string-value="BETTER">
            <text:p>BETTER</text:p>
          </table:table-cell>
          <table:table-cell table:formula="of:=IF([.N401] &lt; [.J401];&quot;BETTER&quot;;IF([.N401] &gt;[.J401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3267">
            <text:p>3.27E-009</text:p>
          </table:table-cell>
          <table:table-cell table:formula="of:=IF([.Q401] &lt; [.L401];&quot;BETTER&quot;;IF([.Q401]-2 &gt; [.L401]; &quot;WORSE&quot;;&quot;&quot;))">
            <text:p/>
          </table:table-cell>
          <table:table-cell table:formula="of:=IF([.S401] &lt; [.N401];&quot;BETTER&quot;;IF([.S401] &gt;[.N401]*1.1;&quot;WORSE&quot;;&quot;&quot;))">
            <text:p/>
          </table:table-cell>
        </table:table-row>
        <table:table-row table:style-name="ro3">
          <table:table-cell/>
          <table:table-cell office:value-type="float" office:value="400">
            <text:p>400</text:p>
          </table:table-cell>
          <table:table-cell office:value-type="string">
            <text:p>-1.35102171771207979e+00</text:p>
          </table:table-cell>
          <table:table-cell office:value-type="float" office:value="107">
            <text:p>107</text:p>
          </table:table-cell>
          <table:table-cell office:value-type="float" office:value="0.0000000000017928">
            <text:p>1.79E-012</text:p>
          </table:table-cell>
          <table:table-cell office:value-type="float" office:value="0.0000000000064004">
            <text:p>6.40E-012</text:p>
          </table:table-cell>
          <table:table-cell/>
          <table:table-cell office:value-type="float" office:value="203">
            <text:p>203</text:p>
          </table:table-cell>
          <table:table-cell office:value-type="float" office:value="2.2204E-016">
            <text:p>2.22E-016</text:p>
          </table:table-cell>
          <table:table-cell office:value-type="float" office:value="0.0000000000089413">
            <text:p>8.94E-012</text:p>
          </table:table-cell>
          <table:table-cell/>
          <table:table-cell office:value-type="float" office:value="203">
            <text:p>203</text:p>
          </table:table-cell>
          <table:table-cell office:value-type="float" office:value="2.2204E-016">
            <text:p>2.22E-016</text:p>
          </table:table-cell>
          <table:table-cell office:value-type="float" office:value="0.0000000000089413">
            <text:p>8.94E-012</text:p>
          </table:table-cell>
          <table:table-cell table:formula="of:=IF([.L402] &lt; [.H402];&quot;BETTER&quot;;IF([.L402]-2 &gt; [.H402]; &quot;WORSE&quot;;&quot;&quot;))">
            <text:p/>
          </table:table-cell>
          <table:table-cell table:formula="of:=IF([.N402] &lt; [.J402];&quot;BETTER&quot;;IF([.N402] &gt;[.J402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">
            <text:p>0.00E+000</text:p>
          </table:table-cell>
          <table:table-cell office:value-type="float" office:value="0.0000000000089413">
            <text:p>8.94E-012</text:p>
          </table:table-cell>
          <table:table-cell table:formula="of:=IF([.Q402] &lt; [.L402];&quot;BETTER&quot;;IF([.Q402]-2 &gt; [.L402]; &quot;WORSE&quot;;&quot;&quot;))">
            <text:p/>
          </table:table-cell>
          <table:table-cell table:formula="of:=IF([.S402] &lt; [.N402];&quot;BETTER&quot;;IF([.S402] &gt;[.N402]*1.1;&quot;WORSE&quot;;&quot;&quot;))">
            <text:p/>
          </table:table-cell>
        </table:table-row>
        <table:table-row table:style-name="ro3">
          <table:table-cell/>
          <table:table-cell office:value-type="float" office:value="401">
            <text:p>401</text:p>
          </table:table-cell>
          <table:table-cell office:value-type="string">
            <text:p>-1.24645048028046102e+00</text:p>
          </table:table-cell>
          <table:table-cell office:value-type="float" office:value="58">
            <text:p>58</text:p>
          </table:table-cell>
          <table:table-cell office:value-type="float" office:value="0.0000000000023463">
            <text:p>2.35E-012</text:p>
          </table:table-cell>
          <table:table-cell office:value-type="float" office:value="0.000000000015676">
            <text:p>1.5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1163">
            <text:p>1.12E-010</text:p>
          </table:table-cell>
          <table:table-cell office:value-type="float" office:value="0.000000000015676">
            <text:p>1.5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1163">
            <text:p>1.12E-010</text:p>
          </table:table-cell>
          <table:table-cell office:value-type="float" office:value="0.000000000015676">
            <text:p>1.57E-011</text:p>
          </table:table-cell>
          <table:table-cell table:formula="of:=IF([.L403] &lt; [.H403];&quot;BETTER&quot;;IF([.L403]-2 &gt; [.H403]; &quot;WORSE&quot;;&quot;&quot;))">
            <text:p/>
          </table:table-cell>
          <table:table-cell table:formula="of:=IF([.N403] &lt; [.J403];&quot;BETTER&quot;;IF([.N403] &gt;[.J40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1163">
            <text:p>1.12E-010</text:p>
          </table:table-cell>
          <table:table-cell office:value-type="float" office:value="0.000000000015676">
            <text:p>1.57E-011</text:p>
          </table:table-cell>
          <table:table-cell table:formula="of:=IF([.Q403] &lt; [.L403];&quot;BETTER&quot;;IF([.Q403]-2 &gt; [.L403]; &quot;WORSE&quot;;&quot;&quot;))">
            <text:p/>
          </table:table-cell>
          <table:table-cell table:formula="of:=IF([.S403] &lt; [.N403];&quot;BETTER&quot;;IF([.S403] &gt;[.N403]*1.1;&quot;WORSE&quot;;&quot;&quot;))">
            <text:p/>
          </table:table-cell>
        </table:table-row>
        <table:table-row table:style-name="ro3">
          <table:table-cell/>
          <table:table-cell office:value-type="float" office:value="402">
            <text:p>402</text:p>
          </table:table-cell>
          <table:table-cell office:value-type="string">
            <text:p>6.24418036907159024e-01</text:p>
          </table:table-cell>
          <table:table-cell office:value-type="float" office:value="58">
            <text:p>58</text:p>
          </table:table-cell>
          <table:table-cell office:value-type="float" office:value="5.334E-016">
            <text:p>5.33E-016</text:p>
          </table:table-cell>
          <table:table-cell office:value-type="float" office:value="0.000000000011465">
            <text:p>1.1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8289">
            <text:p>3.83E-012</text:p>
          </table:table-cell>
          <table:table-cell office:value-type="float" office:value="0.000000000011465">
            <text:p>1.1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8289">
            <text:p>3.83E-012</text:p>
          </table:table-cell>
          <table:table-cell office:value-type="float" office:value="0.000000000011465">
            <text:p>1.15E-011</text:p>
          </table:table-cell>
          <table:table-cell table:formula="of:=IF([.L404] &lt; [.H404];&quot;BETTER&quot;;IF([.L404]-2 &gt; [.H404]; &quot;WORSE&quot;;&quot;&quot;))">
            <text:p/>
          </table:table-cell>
          <table:table-cell table:formula="of:=IF([.N404] &lt; [.J404];&quot;BETTER&quot;;IF([.N404] &gt;[.J40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8289">
            <text:p>3.83E-012</text:p>
          </table:table-cell>
          <table:table-cell office:value-type="float" office:value="0.000000000011465">
            <text:p>1.15E-011</text:p>
          </table:table-cell>
          <table:table-cell table:formula="of:=IF([.Q404] &lt; [.L404];&quot;BETTER&quot;;IF([.Q404]-2 &gt; [.L404]; &quot;WORSE&quot;;&quot;&quot;))">
            <text:p/>
          </table:table-cell>
          <table:table-cell table:formula="of:=IF([.S404] &lt; [.N404];&quot;BETTER&quot;;IF([.S404] &gt;[.N404]*1.1;&quot;WORSE&quot;;&quot;&quot;))">
            <text:p/>
          </table:table-cell>
        </table:table-row>
        <table:table-row table:style-name="ro3">
          <table:table-cell/>
          <table:table-cell office:value-type="float" office:value="403">
            <text:p>403</text:p>
          </table:table-cell>
          <table:table-cell office:value-type="string">
            <text:p>3.25307509018175123e-01</text:p>
          </table:table-cell>
          <table:table-cell office:value-type="float" office:value="211">
            <text:p>211</text:p>
          </table:table-cell>
          <table:table-cell office:value-type="float" office:value="0.00000000006625">
            <text:p>6.63E-011</text:p>
          </table:table-cell>
          <table:table-cell office:value-type="float" office:value="0.000000000021374">
            <text:p>2.14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000038802">
            <text:p>3.88E-014</text:p>
          </table:table-cell>
          <table:table-cell office:value-type="float" office:value="0.000000000055871">
            <text:p>5.59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000038802">
            <text:p>3.88E-014</text:p>
          </table:table-cell>
          <table:table-cell office:value-type="float" office:value="0.000000000055871">
            <text:p>5.59E-011</text:p>
          </table:table-cell>
          <table:table-cell table:formula="of:=IF([.L405] &lt; [.H405];&quot;BETTER&quot;;IF([.L405]-2 &gt; [.H405]; &quot;WORSE&quot;;&quot;&quot;))">
            <text:p/>
          </table:table-cell>
          <table:table-cell table:formula="of:=IF([.N405] &lt; [.J405];&quot;BETTER&quot;;IF([.N405] &gt;[.J405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000038747">
            <text:p>3.87E-014</text:p>
          </table:table-cell>
          <table:table-cell office:value-type="float" office:value="0.00000000005587">
            <text:p>5.59E-011</text:p>
          </table:table-cell>
          <table:table-cell table:formula="of:=IF([.Q405] &lt; [.L405];&quot;BETTER&quot;;IF([.Q405]-2 &gt; [.L405]; &quot;WORSE&quot;;&quot;&quot;))">
            <text:p/>
          </table:table-cell>
          <table:table-cell table:formula="of:=IF([.S405] &lt; [.N405];&quot;BETTER&quot;;IF([.S405] &gt;[.N405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404">
            <text:p>404</text:p>
          </table:table-cell>
          <table:table-cell office:value-type="string">
            <text:p>1.34329340045249546e+00</text:p>
          </table:table-cell>
          <table:table-cell office:value-type="float" office:value="120">
            <text:p>120</text:p>
          </table:table-cell>
          <table:table-cell office:value-type="float" office:value="0.0000000086904">
            <text:p>8.69E-009</text:p>
          </table:table-cell>
          <table:table-cell office:value-type="float" office:value="0.000000023122">
            <text:p>2.31E-008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00007506">
            <text:p>7.51E-010</text:p>
          </table:table-cell>
          <table:table-cell office:value-type="float" office:value="0.000000018944">
            <text:p>1.89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527">
            <text:p>5.35E-009</text:p>
          </table:table-cell>
          <table:table-cell office:value-type="float" office:value="0.000000010799">
            <text:p>1.08E-008</text:p>
          </table:table-cell>
          <table:table-cell table:formula="of:=IF([.L406] &lt; [.H406];&quot;BETTER&quot;;IF([.L406]-2 &gt; [.H406]; &quot;WORSE&quot;;&quot;&quot;))" office:value-type="string" office:string-value="BETTER">
            <text:p>BETTER</text:p>
          </table:table-cell>
          <table:table-cell table:formula="of:=IF([.N406] &lt; [.J406];&quot;BETTER&quot;;IF([.N406] &gt;[.J406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527">
            <text:p>5.35E-009</text:p>
          </table:table-cell>
          <table:table-cell office:value-type="float" office:value="0.000000010799">
            <text:p>1.08E-008</text:p>
          </table:table-cell>
          <table:table-cell table:formula="of:=IF([.Q406] &lt; [.L406];&quot;BETTER&quot;;IF([.Q406]-2 &gt; [.L406]; &quot;WORSE&quot;;&quot;&quot;))">
            <text:p/>
          </table:table-cell>
          <table:table-cell table:formula="of:=IF([.S406] &lt; [.N406];&quot;BETTER&quot;;IF([.S406] &gt;[.N406]*1.1;&quot;WORSE&quot;;&quot;&quot;))">
            <text:p/>
          </table:table-cell>
        </table:table-row>
        <table:table-row table:style-name="ro3">
          <table:table-cell/>
          <table:table-cell office:value-type="float" office:value="405">
            <text:p>405</text:p>
          </table:table-cell>
          <table:table-cell office:value-type="string">
            <text:p>9.15965594181227249e-01</text:p>
          </table:table-cell>
          <table:table-cell office:value-type="float" office:value="58">
            <text:p>58</text:p>
          </table:table-cell>
          <table:table-cell office:value-type="float" office:value="0.00000000000014546">
            <text:p>1.45E-013</text:p>
          </table:table-cell>
          <table:table-cell office:value-type="float" office:value="0.000000000020495">
            <text:p>2.0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2739">
            <text:p>8.27E-012</text:p>
          </table:table-cell>
          <table:table-cell office:value-type="float" office:value="0.000000000020495">
            <text:p>2.0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2739">
            <text:p>8.27E-012</text:p>
          </table:table-cell>
          <table:table-cell office:value-type="float" office:value="0.000000000020495">
            <text:p>2.05E-011</text:p>
          </table:table-cell>
          <table:table-cell table:formula="of:=IF([.L407] &lt; [.H407];&quot;BETTER&quot;;IF([.L407]-2 &gt; [.H407]; &quot;WORSE&quot;;&quot;&quot;))">
            <text:p/>
          </table:table-cell>
          <table:table-cell table:formula="of:=IF([.N407] &lt; [.J407];&quot;BETTER&quot;;IF([.N407] &gt;[.J40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2739">
            <text:p>8.27E-012</text:p>
          </table:table-cell>
          <table:table-cell office:value-type="float" office:value="0.000000000020495">
            <text:p>2.05E-011</text:p>
          </table:table-cell>
          <table:table-cell table:formula="of:=IF([.Q407] &lt; [.L407];&quot;BETTER&quot;;IF([.Q407]-2 &gt; [.L407]; &quot;WORSE&quot;;&quot;&quot;))">
            <text:p/>
          </table:table-cell>
          <table:table-cell table:formula="of:=IF([.S407] &lt; [.N407];&quot;BETTER&quot;;IF([.S407] &gt;[.N407]*1.1;&quot;WORSE&quot;;&quot;&quot;))">
            <text:p/>
          </table:table-cell>
        </table:table-row>
        <table:table-row table:style-name="ro3">
          <table:table-cell/>
          <table:table-cell office:value-type="float" office:value="406">
            <text:p>406</text:p>
          </table:table-cell>
          <table:table-cell office:value-type="string">
            <text:p>EXCEPTION!!</text:p>
          </table:table-cell>
          <table:table-cell office:value-type="float" office:value="7">
            <text:p>7</text:p>
          </table:table-cell>
          <table:table-cell table:style-name="Default" office:value-type="string">
            <text:p>nan</text:p>
          </table:table-cell>
          <table:table-cell table:style-name="ce3" office:value-type="float" office:value="INF">
            <text:p>INF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408] &lt; [.H408];&quot;BETTER&quot;;IF([.L408]-2 &gt; [.H408]; &quot;WORSE&quot;;&quot;&quot;))">
            <text:p/>
          </table:table-cell>
          <table:table-cell table:formula="of:=IF([.N408] &lt; [.J408];&quot;BETTER&quot;;IF([.N408] &gt;[.J408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46232">
            <text:p>4.62E-010</text:p>
          </table:table-cell>
          <table:table-cell office:value-type="float" office:value="0.0000000000067983">
            <text:p>6.80E-012</text:p>
          </table:table-cell>
          <table:table-cell table:formula="of:=IF([.Q408] &lt; [.L408];&quot;BETTER&quot;;IF([.Q408]-2 &gt; [.L408]; &quot;WORSE&quot;;&quot;&quot;))" office:value-type="string" office:string-value="BETTER">
            <text:p>BETTER</text:p>
          </table:table-cell>
          <table:table-cell table:formula="of:=IF([.S408] &lt; [.N408];&quot;BETTER&quot;;IF([.S408] &gt;[.N408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407">
            <text:p>407</text:p>
          </table:table-cell>
          <table:table-cell office:value-type="string">
            <text:p>9.15965594177219011e-01</text:p>
          </table:table-cell>
          <table:table-cell office:value-type="float" office:value="59">
            <text:p>59</text:p>
          </table:table-cell>
          <table:table-cell office:value-type="float" office:value="0.000000000000012566">
            <text:p>1.26E-014</text:p>
          </table:table-cell>
          <table:table-cell office:value-type="float" office:value="0.000000000024879">
            <text:p>2.4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2303">
            <text:p>1.23E-012</text:p>
          </table:table-cell>
          <table:table-cell office:value-type="float" office:value="0.000000000024871">
            <text:p>2.4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2303">
            <text:p>1.23E-012</text:p>
          </table:table-cell>
          <table:table-cell office:value-type="float" office:value="0.000000000024871">
            <text:p>2.49E-011</text:p>
          </table:table-cell>
          <table:table-cell table:formula="of:=IF([.L409] &lt; [.H409];&quot;BETTER&quot;;IF([.L409]-2 &gt; [.H409]; &quot;WORSE&quot;;&quot;&quot;))">
            <text:p/>
          </table:table-cell>
          <table:table-cell table:formula="of:=IF([.N409] &lt; [.J409];&quot;BETTER&quot;;IF([.N409] &gt;[.J40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2303">
            <text:p>1.23E-012</text:p>
          </table:table-cell>
          <table:table-cell office:value-type="float" office:value="0.000000000024871">
            <text:p>2.49E-011</text:p>
          </table:table-cell>
          <table:table-cell table:formula="of:=IF([.Q409] &lt; [.L409];&quot;BETTER&quot;;IF([.Q409]-2 &gt; [.L409]; &quot;WORSE&quot;;&quot;&quot;))">
            <text:p/>
          </table:table-cell>
          <table:table-cell table:formula="of:=IF([.S409] &lt; [.N409];&quot;BETTER&quot;;IF([.S409] &gt;[.N409]*1.1;&quot;WORSE&quot;;&quot;&quot;))">
            <text:p/>
          </table:table-cell>
        </table:table-row>
        <table:table-row table:style-name="ro3">
          <table:table-cell/>
          <table:table-cell office:value-type="float" office:value="408">
            <text:p>408</text:p>
          </table:table-cell>
          <table:table-cell office:value-type="string">
            <text:p>-5.77215664901530978e-01</text:p>
          </table:table-cell>
          <table:table-cell office:value-type="float" office:value="59">
            <text:p>59</text:p>
          </table:table-cell>
          <table:table-cell office:value-type="float" office:value="0.000000000000015195">
            <text:p>1.52E-014</text:p>
          </table:table-cell>
          <table:table-cell office:value-type="float" office:value="0.0000000000026374">
            <text:p>2.64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7065">
            <text:p>5.71E-014</text:p>
          </table:table-cell>
          <table:table-cell office:value-type="float" office:value="0.0000000000026524">
            <text:p>2.6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7065">
            <text:p>5.71E-014</text:p>
          </table:table-cell>
          <table:table-cell office:value-type="float" office:value="0.0000000000026524">
            <text:p>2.65E-012</text:p>
          </table:table-cell>
          <table:table-cell table:formula="of:=IF([.L410] &lt; [.H410];&quot;BETTER&quot;;IF([.L410]-2 &gt; [.H410]; &quot;WORSE&quot;;&quot;&quot;))">
            <text:p/>
          </table:table-cell>
          <table:table-cell table:formula="of:=IF([.N410] &lt; [.J410];&quot;BETTER&quot;;IF([.N410] &gt;[.J41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57065">
            <text:p>5.71E-014</text:p>
          </table:table-cell>
          <table:table-cell office:value-type="float" office:value="0.0000000000026524">
            <text:p>2.65E-012</text:p>
          </table:table-cell>
          <table:table-cell table:formula="of:=IF([.Q410] &lt; [.L410];&quot;BETTER&quot;;IF([.Q410]-2 &gt; [.L410]; &quot;WORSE&quot;;&quot;&quot;))">
            <text:p/>
          </table:table-cell>
          <table:table-cell table:formula="of:=IF([.S410] &lt; [.N410];&quot;BETTER&quot;;IF([.S410] &gt;[.N410]*1.1;&quot;WORSE&quot;;&quot;&quot;))">
            <text:p/>
          </table:table-cell>
        </table:table-row>
        <table:table-row table:style-name="ro3">
          <table:table-cell/>
          <table:table-cell office:value-type="float" office:value="409">
            <text:p>409</text:p>
          </table:table-cell>
          <table:table-cell office:value-type="string">
            <text:p>-1.78899602876758657e-01</text:p>
          </table:table-cell>
          <table:table-cell office:value-type="float" office:value="58">
            <text:p>58</text:p>
          </table:table-cell>
          <table:table-cell office:value-type="float" office:value="0.0000000010975">
            <text:p>1.10E-009</text:p>
          </table:table-cell>
          <table:table-cell office:value-type="float" office:value="0.00000000012991">
            <text:p>1.3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36887">
            <text:p>3.69E-014</text:p>
          </table:table-cell>
          <table:table-cell office:value-type="float" office:value="0.00000000012991">
            <text:p>1.3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36887">
            <text:p>3.69E-014</text:p>
          </table:table-cell>
          <table:table-cell office:value-type="float" office:value="0.00000000012991">
            <text:p>1.30E-010</text:p>
          </table:table-cell>
          <table:table-cell table:formula="of:=IF([.L411] &lt; [.H411];&quot;BETTER&quot;;IF([.L411]-2 &gt; [.H411]; &quot;WORSE&quot;;&quot;&quot;))">
            <text:p/>
          </table:table-cell>
          <table:table-cell table:formula="of:=IF([.N411] &lt; [.J411];&quot;BETTER&quot;;IF([.N411] &gt;[.J41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36887">
            <text:p>3.69E-014</text:p>
          </table:table-cell>
          <table:table-cell office:value-type="float" office:value="0.00000000012991">
            <text:p>1.30E-010</text:p>
          </table:table-cell>
          <table:table-cell table:formula="of:=IF([.Q411] &lt; [.L411];&quot;BETTER&quot;;IF([.Q411]-2 &gt; [.L411]; &quot;WORSE&quot;;&quot;&quot;))">
            <text:p/>
          </table:table-cell>
          <table:table-cell table:formula="of:=IF([.S411] &lt; [.N411];&quot;BETTER&quot;;IF([.S411] &gt;[.N411]*1.1;&quot;WORSE&quot;;&quot;&quot;))">
            <text:p/>
          </table:table-cell>
        </table:table-row>
        <table:table-row table:style-name="ro3">
          <table:table-cell/>
          <table:table-cell office:value-type="float" office:value="410">
            <text:p>410</text:p>
          </table:table-cell>
          <table:table-cell office:value-type="string">
            <text:p>9.15965594177218900e-01</text:p>
          </table:table-cell>
          <table:table-cell office:value-type="float" office:value="58">
            <text:p>58</text:p>
          </table:table-cell>
          <table:table-cell office:value-type="float" office:value="6.0604E-016">
            <text:p>6.06E-016</text:p>
          </table:table-cell>
          <table:table-cell office:value-type="float" office:value="0.000000000024871">
            <text:p>2.4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0199">
            <text:p>6.02E-010</text:p>
          </table:table-cell>
          <table:table-cell office:value-type="float" office:value="0.000000000024871">
            <text:p>2.4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0199">
            <text:p>6.02E-010</text:p>
          </table:table-cell>
          <table:table-cell office:value-type="float" office:value="0.000000000024871">
            <text:p>2.49E-011</text:p>
          </table:table-cell>
          <table:table-cell table:formula="of:=IF([.L412] &lt; [.H412];&quot;BETTER&quot;;IF([.L412]-2 &gt; [.H412]; &quot;WORSE&quot;;&quot;&quot;))">
            <text:p/>
          </table:table-cell>
          <table:table-cell table:formula="of:=IF([.N412] &lt; [.J412];&quot;BETTER&quot;;IF([.N412] &gt;[.J41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0199">
            <text:p>6.02E-010</text:p>
          </table:table-cell>
          <table:table-cell office:value-type="float" office:value="0.000000000024871">
            <text:p>2.49E-011</text:p>
          </table:table-cell>
          <table:table-cell table:formula="of:=IF([.Q412] &lt; [.L412];&quot;BETTER&quot;;IF([.Q412]-2 &gt; [.L412]; &quot;WORSE&quot;;&quot;&quot;))">
            <text:p/>
          </table:table-cell>
          <table:table-cell table:formula="of:=IF([.S412] &lt; [.N412];&quot;BETTER&quot;;IF([.S412] &gt;[.N412]*1.1;&quot;WORSE&quot;;&quot;&quot;))">
            <text:p/>
          </table:table-cell>
        </table:table-row>
        <table:table-row table:style-name="ro3">
          <table:table-cell/>
          <table:table-cell office:value-type="float" office:value="411">
            <text:p>411</text:p>
          </table:table-cell>
          <table:table-cell office:value-type="string">
            <text:p>-3.56812374320448489e-02</text:p>
          </table:table-cell>
          <table:table-cell office:value-type="float" office:value="115">
            <text:p>115</text:p>
          </table:table-cell>
          <table:table-cell office:value-type="float" office:value="0.0000000000012517">
            <text:p>1.25E-012</text:p>
          </table:table-cell>
          <table:table-cell office:value-type="float" office:value="0.00000000089862">
            <text:p>8.99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5.6379E-017">
            <text:p>5.64E-017</text:p>
          </table:table-cell>
          <table:table-cell office:value-type="float" office:value="0.00000000089809">
            <text:p>8.98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5.6379E-017">
            <text:p>5.64E-017</text:p>
          </table:table-cell>
          <table:table-cell office:value-type="float" office:value="0.00000000089809">
            <text:p>8.98E-010</text:p>
          </table:table-cell>
          <table:table-cell table:formula="of:=IF([.L413] &lt; [.H413];&quot;BETTER&quot;;IF([.L413]-2 &gt; [.H413]; &quot;WORSE&quot;;&quot;&quot;))">
            <text:p/>
          </table:table-cell>
          <table:table-cell table:formula="of:=IF([.N413] &lt; [.J413];&quot;BETTER&quot;;IF([.N413] &gt;[.J41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8215E-016">
            <text:p>1.82E-016</text:p>
          </table:table-cell>
          <table:table-cell office:value-type="float" office:value="0.00000000089809">
            <text:p>8.98E-010</text:p>
          </table:table-cell>
          <table:table-cell table:formula="of:=IF([.Q413] &lt; [.L413];&quot;BETTER&quot;;IF([.Q413]-2 &gt; [.L413]; &quot;WORSE&quot;;&quot;&quot;))">
            <text:p/>
          </table:table-cell>
          <table:table-cell table:formula="of:=IF([.S413] &lt; [.N413];&quot;BETTER&quot;;IF([.S413] &gt;[.N413]*1.1;&quot;WORSE&quot;;&quot;&quot;))">
            <text:p/>
          </table:table-cell>
        </table:table-row>
        <table:table-row table:style-name="ro3">
          <table:table-cell/>
          <table:table-cell office:value-type="float" office:value="412">
            <text:p>412</text:p>
          </table:table-cell>
          <table:table-cell office:value-type="string">
            <text:p>2.73167869101793748e-01</text:p>
          </table:table-cell>
          <table:table-cell office:value-type="float" office:value="58">
            <text:p>58</text:p>
          </table:table-cell>
          <table:table-cell office:value-type="float" office:value="0.00000000000013247">
            <text:p>1.32E-013</text:p>
          </table:table-cell>
          <table:table-cell office:value-type="float" office:value="0.0000000000065656">
            <text:p>6.57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7374">
            <text:p>1.74E-011</text:p>
          </table:table-cell>
          <table:table-cell office:value-type="float" office:value="0.0000000000065664">
            <text:p>6.57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7374">
            <text:p>1.74E-011</text:p>
          </table:table-cell>
          <table:table-cell office:value-type="float" office:value="0.0000000000065664">
            <text:p>6.57E-012</text:p>
          </table:table-cell>
          <table:table-cell table:formula="of:=IF([.L414] &lt; [.H414];&quot;BETTER&quot;;IF([.L414]-2 &gt; [.H414]; &quot;WORSE&quot;;&quot;&quot;))">
            <text:p/>
          </table:table-cell>
          <table:table-cell table:formula="of:=IF([.N414] &lt; [.J414];&quot;BETTER&quot;;IF([.N414] &gt;[.J41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7374">
            <text:p>1.74E-011</text:p>
          </table:table-cell>
          <table:table-cell office:value-type="float" office:value="0.0000000000065664">
            <text:p>6.57E-012</text:p>
          </table:table-cell>
          <table:table-cell table:formula="of:=IF([.Q414] &lt; [.L414];&quot;BETTER&quot;;IF([.Q414]-2 &gt; [.L414]; &quot;WORSE&quot;;&quot;&quot;))">
            <text:p/>
          </table:table-cell>
          <table:table-cell table:formula="of:=IF([.S414] &lt; [.N414];&quot;BETTER&quot;;IF([.S414] &gt;[.N414]*1.1;&quot;WORSE&quot;;&quot;&quot;))">
            <text:p/>
          </table:table-cell>
        </table:table-row>
        <table:table-row table:style-name="ro3">
          <table:table-cell/>
          <table:table-cell office:value-type="float" office:value="413">
            <text:p>413</text:p>
          </table:table-cell>
          <table:table-cell office:value-type="string">
            <text:p>1.35704047054267662e+00</text:p>
          </table:table-cell>
          <table:table-cell office:value-type="float" office:value="204">
            <text:p>204</text:p>
          </table:table-cell>
          <table:table-cell office:value-type="float" office:value="0.00000000014735">
            <text:p>1.47E-010</text:p>
          </table:table-cell>
          <table:table-cell office:value-type="float" office:value="0.00000000012939">
            <text:p>1.29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5.2318E-016">
            <text:p>5.23E-016</text:p>
          </table:table-cell>
          <table:table-cell office:value-type="float" office:value="0.000000000031448">
            <text:p>3.14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5.2318E-016">
            <text:p>5.23E-016</text:p>
          </table:table-cell>
          <table:table-cell office:value-type="float" office:value="0.000000000031448">
            <text:p>3.14E-011</text:p>
          </table:table-cell>
          <table:table-cell table:formula="of:=IF([.L415] &lt; [.H415];&quot;BETTER&quot;;IF([.L415]-2 &gt; [.H415]; &quot;WORSE&quot;;&quot;&quot;))">
            <text:p/>
          </table:table-cell>
          <table:table-cell table:formula="of:=IF([.N415] &lt; [.J415];&quot;BETTER&quot;;IF([.N415] &gt;[.J415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5.2318E-016">
            <text:p>5.23E-016</text:p>
          </table:table-cell>
          <table:table-cell office:value-type="float" office:value="0.000000000031448">
            <text:p>3.14E-011</text:p>
          </table:table-cell>
          <table:table-cell table:formula="of:=IF([.Q415] &lt; [.L415];&quot;BETTER&quot;;IF([.Q415]-2 &gt; [.L415]; &quot;WORSE&quot;;&quot;&quot;))">
            <text:p/>
          </table:table-cell>
          <table:table-cell table:formula="of:=IF([.S415] &lt; [.N415];&quot;BETTER&quot;;IF([.S415] &gt;[.N415]*1.1;&quot;WORSE&quot;;&quot;&quot;))">
            <text:p/>
          </table:table-cell>
        </table:table-row>
        <table:table-row table:style-name="ro3">
          <table:table-cell/>
          <table:table-cell office:value-type="float" office:value="414">
            <text:p>414</text:p>
          </table:table-cell>
          <table:table-cell office:value-type="string">
            <text:p>7.81225402995357476e-02</text:p>
          </table:table-cell>
          <table:table-cell office:value-type="float" office:value="58">
            <text:p>58</text:p>
          </table:table-cell>
          <table:table-cell office:value-type="float" office:value="0.0000000024629">
            <text:p>2.46E-009</text:p>
          </table:table-cell>
          <table:table-cell office:value-type="float" office:value="0.00000000000594">
            <text:p>5.94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31045">
            <text:p>3.10E-012</text:p>
          </table:table-cell>
          <table:table-cell office:value-type="float" office:value="0.0000000000059426">
            <text:p>5.94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31045">
            <text:p>3.10E-012</text:p>
          </table:table-cell>
          <table:table-cell office:value-type="float" office:value="0.0000000000059426">
            <text:p>5.94E-012</text:p>
          </table:table-cell>
          <table:table-cell table:formula="of:=IF([.L416] &lt; [.H416];&quot;BETTER&quot;;IF([.L416]-2 &gt; [.H416]; &quot;WORSE&quot;;&quot;&quot;))">
            <text:p/>
          </table:table-cell>
          <table:table-cell table:formula="of:=IF([.N416] &lt; [.J416];&quot;BETTER&quot;;IF([.N416] &gt;[.J41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31045">
            <text:p>3.10E-012</text:p>
          </table:table-cell>
          <table:table-cell office:value-type="float" office:value="0.0000000000059426">
            <text:p>5.94E-012</text:p>
          </table:table-cell>
          <table:table-cell table:formula="of:=IF([.Q416] &lt; [.L416];&quot;BETTER&quot;;IF([.Q416]-2 &gt; [.L416]; &quot;WORSE&quot;;&quot;&quot;))">
            <text:p/>
          </table:table-cell>
          <table:table-cell table:formula="of:=IF([.S416] &lt; [.N416];&quot;BETTER&quot;;IF([.S416] &gt;[.N416]*1.1;&quot;WORSE&quot;;&quot;&quot;))">
            <text:p/>
          </table:table-cell>
        </table:table-row>
        <table:table-row table:style-name="ro3">
          <table:table-cell/>
          <table:table-cell office:value-type="float" office:value="415">
            <text:p>415</text:p>
          </table:table-cell>
          <table:table-cell office:value-type="string">
            <text:p>3.03855179090761263e-01</text:p>
          </table:table-cell>
          <table:table-cell office:value-type="float" office:value="58">
            <text:p>58</text:p>
          </table:table-cell>
          <table:table-cell office:value-type="float" office:value="0.00000000000005572">
            <text:p>5.57E-014</text:p>
          </table:table-cell>
          <table:table-cell office:value-type="float" office:value="0.000000000030405">
            <text:p>3.0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1687">
            <text:p>1.17E-010</text:p>
          </table:table-cell>
          <table:table-cell office:value-type="float" office:value="0.000000000030405">
            <text:p>3.0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1687">
            <text:p>1.17E-010</text:p>
          </table:table-cell>
          <table:table-cell office:value-type="float" office:value="0.000000000030405">
            <text:p>3.04E-011</text:p>
          </table:table-cell>
          <table:table-cell table:formula="of:=IF([.L417] &lt; [.H417];&quot;BETTER&quot;;IF([.L417]-2 &gt; [.H417]; &quot;WORSE&quot;;&quot;&quot;))">
            <text:p/>
          </table:table-cell>
          <table:table-cell table:formula="of:=IF([.N417] &lt; [.J417];&quot;BETTER&quot;;IF([.N417] &gt;[.J41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1687">
            <text:p>1.17E-010</text:p>
          </table:table-cell>
          <table:table-cell office:value-type="float" office:value="0.000000000030405">
            <text:p>3.04E-011</text:p>
          </table:table-cell>
          <table:table-cell table:formula="of:=IF([.Q417] &lt; [.L417];&quot;BETTER&quot;;IF([.Q417]-2 &gt; [.L417]; &quot;WORSE&quot;;&quot;&quot;))">
            <text:p/>
          </table:table-cell>
          <table:table-cell table:formula="of:=IF([.S417] &lt; [.N417];&quot;BETTER&quot;;IF([.S417] &gt;[.N417]*1.1;&quot;WORSE&quot;;&quot;&quot;))">
            <text:p/>
          </table:table-cell>
        </table:table-row>
        <table:table-row table:style-name="ro3">
          <table:table-cell/>
          <table:table-cell office:value-type="float" office:value="416">
            <text:p>416</text:p>
          </table:table-cell>
          <table:table-cell office:value-type="string">
            <text:p>-3.70047331572390004e+00</text:p>
          </table:table-cell>
          <table:table-cell office:value-type="float" office:value="113">
            <text:p>113</text:p>
          </table:table-cell>
          <table:table-cell office:value-type="float" office:value="0.0000000000016784">
            <text:p>1.68E-012</text:p>
          </table:table-cell>
          <table:table-cell office:value-type="float" office:value="0.0000000000047785">
            <text:p>4.7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73008">
            <text:p>7.30E-013</text:p>
          </table:table-cell>
          <table:table-cell office:value-type="float" office:value="0.0000000000064586">
            <text:p>6.46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73008">
            <text:p>7.30E-013</text:p>
          </table:table-cell>
          <table:table-cell office:value-type="float" office:value="0.0000000000064586">
            <text:p>6.46E-012</text:p>
          </table:table-cell>
          <table:table-cell table:formula="of:=IF([.L418] &lt; [.H418];&quot;BETTER&quot;;IF([.L418]-2 &gt; [.H418]; &quot;WORSE&quot;;&quot;&quot;))">
            <text:p/>
          </table:table-cell>
          <table:table-cell table:formula="of:=IF([.N418] &lt; [.J418];&quot;BETTER&quot;;IF([.N418] &gt;[.J41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73053">
            <text:p>7.31E-013</text:p>
          </table:table-cell>
          <table:table-cell office:value-type="float" office:value="0.0000000000064586">
            <text:p>6.46E-012</text:p>
          </table:table-cell>
          <table:table-cell table:formula="of:=IF([.Q418] &lt; [.L418];&quot;BETTER&quot;;IF([.Q418]-2 &gt; [.L418]; &quot;WORSE&quot;;&quot;&quot;))">
            <text:p/>
          </table:table-cell>
          <table:table-cell table:formula="of:=IF([.S418] &lt; [.N418];&quot;BETTER&quot;;IF([.S418] &gt;[.N418]*1.1;&quot;WORSE&quot;;&quot;&quot;))">
            <text:p/>
          </table:table-cell>
        </table:table-row>
        <table:table-row table:style-name="ro3">
          <table:table-cell/>
          <table:table-cell office:value-type="float" office:value="417">
            <text:p>417</text:p>
          </table:table-cell>
          <table:table-cell office:value-type="string">
            <text:p>-6.60375263462741925e-03</text:p>
          </table:table-cell>
          <table:table-cell office:value-type="float" office:value="57">
            <text:p>57</text:p>
          </table:table-cell>
          <table:table-cell office:value-type="float" office:value="0.000000000004691">
            <text:p>4.69E-012</text:p>
          </table:table-cell>
          <table:table-cell office:value-type="float" office:value="0.0000000052436">
            <text:p>5.24E-009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14762">
            <text:p>1.48E-012</text:p>
          </table:table-cell>
          <table:table-cell office:value-type="float" office:value="0.0000000052436">
            <text:p>5.24E-009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14762">
            <text:p>1.48E-012</text:p>
          </table:table-cell>
          <table:table-cell office:value-type="float" office:value="0.0000000052436">
            <text:p>5.24E-009</text:p>
          </table:table-cell>
          <table:table-cell table:formula="of:=IF([.L419] &lt; [.H419];&quot;BETTER&quot;;IF([.L419]-2 &gt; [.H419]; &quot;WORSE&quot;;&quot;&quot;))">
            <text:p/>
          </table:table-cell>
          <table:table-cell table:formula="of:=IF([.N419] &lt; [.J419];&quot;BETTER&quot;;IF([.N419] &gt;[.J41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14762">
            <text:p>1.48E-012</text:p>
          </table:table-cell>
          <table:table-cell office:value-type="float" office:value="0.0000000052436">
            <text:p>5.24E-009</text:p>
          </table:table-cell>
          <table:table-cell table:formula="of:=IF([.Q419] &lt; [.L419];&quot;BETTER&quot;;IF([.Q419]-2 &gt; [.L419]; &quot;WORSE&quot;;&quot;&quot;))">
            <text:p/>
          </table:table-cell>
          <table:table-cell table:formula="of:=IF([.S419] &lt; [.N419];&quot;BETTER&quot;;IF([.S419] &gt;[.N419]*1.1;&quot;WORSE&quot;;&quot;&quot;))">
            <text:p/>
          </table:table-cell>
        </table:table-row>
        <table:table-row table:style-name="ro3">
          <table:table-cell/>
          <table:table-cell office:value-type="float" office:value="418">
            <text:p>418</text:p>
          </table:table-cell>
          <table:table-cell office:value-type="string">
            <text:p>1.55740772465490207e+00</text:p>
          </table:table-cell>
          <table:table-cell office:value-type="float" office:value="58">
            <text:p>58</text:p>
          </table:table-cell>
          <table:table-cell office:value-type="float" office:value="0.0000000000020496">
            <text:p>2.05E-012</text:p>
          </table:table-cell>
          <table:table-cell office:value-type="float" office:value="0.000000000028958">
            <text:p>2.9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2378">
            <text:p>2.24E-010</text:p>
          </table:table-cell>
          <table:table-cell office:value-type="float" office:value="0.000000000028957">
            <text:p>2.9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2378">
            <text:p>2.24E-010</text:p>
          </table:table-cell>
          <table:table-cell office:value-type="float" office:value="0.000000000028957">
            <text:p>2.90E-011</text:p>
          </table:table-cell>
          <table:table-cell table:formula="of:=IF([.L420] &lt; [.H420];&quot;BETTER&quot;;IF([.L420]-2 &gt; [.H420]; &quot;WORSE&quot;;&quot;&quot;))">
            <text:p/>
          </table:table-cell>
          <table:table-cell table:formula="of:=IF([.N420] &lt; [.J420];&quot;BETTER&quot;;IF([.N420] &gt;[.J42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2378">
            <text:p>2.24E-010</text:p>
          </table:table-cell>
          <table:table-cell office:value-type="float" office:value="0.000000000028957">
            <text:p>2.90E-011</text:p>
          </table:table-cell>
          <table:table-cell table:formula="of:=IF([.Q420] &lt; [.L420];&quot;BETTER&quot;;IF([.Q420]-2 &gt; [.L420]; &quot;WORSE&quot;;&quot;&quot;))">
            <text:p/>
          </table:table-cell>
          <table:table-cell table:formula="of:=IF([.S420] &lt; [.N420];&quot;BETTER&quot;;IF([.S420] &gt;[.N420]*1.1;&quot;WORSE&quot;;&quot;&quot;))">
            <text:p/>
          </table:table-cell>
        </table:table-row>
        <table:table-row table:style-name="ro3">
          <table:table-cell/>
          <table:table-cell office:value-type="float" office:value="419">
            <text:p>419</text:p>
          </table:table-cell>
          <table:table-cell office:value-type="string">
            <text:p>4.53697510156209516e-01</text:p>
          </table:table-cell>
          <table:table-cell office:value-type="float" office:value="58">
            <text:p>58</text:p>
          </table:table-cell>
          <table:table-cell office:value-type="float" office:value="0.000000000000029242">
            <text:p>2.92E-014</text:p>
          </table:table-cell>
          <table:table-cell office:value-type="float" office:value="0.000000000096519">
            <text:p>9.6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30853">
            <text:p>3.09E-013</text:p>
          </table:table-cell>
          <table:table-cell office:value-type="float" office:value="0.000000000096519">
            <text:p>9.6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30853">
            <text:p>3.09E-013</text:p>
          </table:table-cell>
          <table:table-cell office:value-type="float" office:value="0.000000000096519">
            <text:p>9.65E-011</text:p>
          </table:table-cell>
          <table:table-cell table:formula="of:=IF([.L421] &lt; [.H421];&quot;BETTER&quot;;IF([.L421]-2 &gt; [.H421]; &quot;WORSE&quot;;&quot;&quot;))">
            <text:p/>
          </table:table-cell>
          <table:table-cell table:formula="of:=IF([.N421] &lt; [.J421];&quot;BETTER&quot;;IF([.N421] &gt;[.J42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30853">
            <text:p>3.09E-013</text:p>
          </table:table-cell>
          <table:table-cell office:value-type="float" office:value="0.000000000096519">
            <text:p>9.65E-011</text:p>
          </table:table-cell>
          <table:table-cell table:formula="of:=IF([.Q421] &lt; [.L421];&quot;BETTER&quot;;IF([.Q421]-2 &gt; [.L421]; &quot;WORSE&quot;;&quot;&quot;))">
            <text:p/>
          </table:table-cell>
          <table:table-cell table:formula="of:=IF([.S421] &lt; [.N421];&quot;BETTER&quot;;IF([.S421] &gt;[.N421]*1.1;&quot;WORSE&quot;;&quot;&quot;))">
            <text:p/>
          </table:table-cell>
        </table:table-row>
        <table:table-row table:style-name="ro3">
          <table:table-cell/>
          <table:table-cell office:value-type="float" office:value="420">
            <text:p>420</text:p>
          </table:table-cell>
          <table:table-cell office:value-type="string">
            <text:p>3.31914277913618197e-03</text:p>
          </table:table-cell>
          <table:table-cell office:value-type="float" office:value="59">
            <text:p>59</text:p>
          </table:table-cell>
          <table:table-cell office:value-type="float" office:value="0.0000000000016386">
            <text:p>1.64E-012</text:p>
          </table:table-cell>
          <table:table-cell office:value-type="float" office:value="0.0000000062859">
            <text:p>6.29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9.541E-018">
            <text:p>9.54E-018</text:p>
          </table:table-cell>
          <table:table-cell office:value-type="float" office:value="0.0000000062859">
            <text:p>6.29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9.541E-018">
            <text:p>9.54E-018</text:p>
          </table:table-cell>
          <table:table-cell office:value-type="float" office:value="0.0000000062859">
            <text:p>6.29E-009</text:p>
          </table:table-cell>
          <table:table-cell table:formula="of:=IF([.L422] &lt; [.H422];&quot;BETTER&quot;;IF([.L422]-2 &gt; [.H422]; &quot;WORSE&quot;;&quot;&quot;))">
            <text:p/>
          </table:table-cell>
          <table:table-cell table:formula="of:=IF([.N422] &lt; [.J422];&quot;BETTER&quot;;IF([.N422] &gt;[.J42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2143E-017">
            <text:p>1.21E-017</text:p>
          </table:table-cell>
          <table:table-cell office:value-type="float" office:value="0.0000000062859">
            <text:p>6.29E-009</text:p>
          </table:table-cell>
          <table:table-cell table:formula="of:=IF([.Q422] &lt; [.L422];&quot;BETTER&quot;;IF([.Q422]-2 &gt; [.L422]; &quot;WORSE&quot;;&quot;&quot;))">
            <text:p/>
          </table:table-cell>
          <table:table-cell table:formula="of:=IF([.S422] &lt; [.N422];&quot;BETTER&quot;;IF([.S422] &gt;[.N422]*1.1;&quot;WORSE&quot;;&quot;&quot;))">
            <text:p/>
          </table:table-cell>
        </table:table-row>
        <table:table-row table:style-name="ro3">
          <table:table-cell/>
          <table:table-cell office:value-type="float" office:value="421">
            <text:p>421</text:p>
          </table:table-cell>
          <table:table-cell office:value-type="string">
            <text:p>8.50815717680925565e-01</text:p>
          </table:table-cell>
          <table:table-cell office:value-type="float" office:value="58">
            <text:p>58</text:p>
          </table:table-cell>
          <table:table-cell office:value-type="float" office:value="0.0000000000038291">
            <text:p>3.83E-012</text:p>
          </table:table-cell>
          <table:table-cell office:value-type="float" office:value="0.00000000002242">
            <text:p>2.2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352">
            <text:p>2.35E-010</text:p>
          </table:table-cell>
          <table:table-cell office:value-type="float" office:value="0.000000000022419">
            <text:p>2.2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352">
            <text:p>2.35E-010</text:p>
          </table:table-cell>
          <table:table-cell office:value-type="float" office:value="0.000000000022419">
            <text:p>2.24E-011</text:p>
          </table:table-cell>
          <table:table-cell table:formula="of:=IF([.L423] &lt; [.H423];&quot;BETTER&quot;;IF([.L423]-2 &gt; [.H423]; &quot;WORSE&quot;;&quot;&quot;))">
            <text:p/>
          </table:table-cell>
          <table:table-cell table:formula="of:=IF([.N423] &lt; [.J423];&quot;BETTER&quot;;IF([.N423] &gt;[.J42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352">
            <text:p>2.35E-010</text:p>
          </table:table-cell>
          <table:table-cell office:value-type="float" office:value="0.000000000022419">
            <text:p>2.24E-011</text:p>
          </table:table-cell>
          <table:table-cell table:formula="of:=IF([.Q423] &lt; [.L423];&quot;BETTER&quot;;IF([.Q423]-2 &gt; [.L423]; &quot;WORSE&quot;;&quot;&quot;))">
            <text:p/>
          </table:table-cell>
          <table:table-cell table:formula="of:=IF([.S423] &lt; [.N423];&quot;BETTER&quot;;IF([.S423] &gt;[.N423]*1.1;&quot;WORSE&quot;;&quot;&quot;))">
            <text:p/>
          </table:table-cell>
        </table:table-row>
        <table:table-row table:style-name="ro3">
          <table:table-cell/>
          <table:table-cell office:value-type="float" office:value="422">
            <text:p>422</text:p>
          </table:table-cell>
          <table:table-cell office:value-type="string">
            <text:p>3.10817514746147161e-01</text:p>
          </table:table-cell>
          <table:table-cell office:value-type="float" office:value="83">
            <text:p>83</text:p>
          </table:table-cell>
          <table:table-cell office:value-type="float" office:value="0.0000000000013282">
            <text:p>1.33E-012</text:p>
          </table:table-cell>
          <table:table-cell office:value-type="float" office:value="0.00000000014714">
            <text:p>1.47E-01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.00E+000</text:p>
          </table:table-cell>
          <table:table-cell office:value-type="float" office:value="0.00000000014847">
            <text:p>1.48E-01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.00E+000</text:p>
          </table:table-cell>
          <table:table-cell office:value-type="float" office:value="0.00000000014847">
            <text:p>1.48E-010</text:p>
          </table:table-cell>
          <table:table-cell table:formula="of:=IF([.L424] &lt; [.H424];&quot;BETTER&quot;;IF([.L424]-2 &gt; [.H424]; &quot;WORSE&quot;;&quot;&quot;))">
            <text:p/>
          </table:table-cell>
          <table:table-cell table:formula="of:=IF([.N424] &lt; [.J424];&quot;BETTER&quot;;IF([.N424] &gt;[.J424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">
            <text:p>0.00E+000</text:p>
          </table:table-cell>
          <table:table-cell office:value-type="float" office:value="0.00000000014847">
            <text:p>1.48E-010</text:p>
          </table:table-cell>
          <table:table-cell table:formula="of:=IF([.Q424] &lt; [.L424];&quot;BETTER&quot;;IF([.Q424]-2 &gt; [.L424]; &quot;WORSE&quot;;&quot;&quot;))">
            <text:p/>
          </table:table-cell>
          <table:table-cell table:formula="of:=IF([.S424] &lt; [.N424];&quot;BETTER&quot;;IF([.S424] &gt;[.N424]*1.1;&quot;WORSE&quot;;&quot;&quot;))">
            <text:p/>
          </table:table-cell>
        </table:table-row>
        <table:table-row table:style-name="ro3">
          <table:table-cell/>
          <table:table-cell office:value-type="float" office:value="423">
            <text:p>423</text:p>
          </table:table-cell>
          <table:table-cell office:value-type="string">
            <text:p>1.18525566807017507e-01</text:p>
          </table:table-cell>
          <table:table-cell office:value-type="float" office:value="58">
            <text:p>58</text:p>
          </table:table-cell>
          <table:table-cell office:value-type="float" office:value="1.1709E-016">
            <text:p>1.17E-016</text:p>
          </table:table-cell>
          <table:table-cell office:value-type="float" office:value="0.000000000059206">
            <text:p>5.9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2612">
            <text:p>2.26E-012</text:p>
          </table:table-cell>
          <table:table-cell office:value-type="float" office:value="0.000000000059207">
            <text:p>5.9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2612">
            <text:p>2.26E-012</text:p>
          </table:table-cell>
          <table:table-cell office:value-type="float" office:value="0.000000000059207">
            <text:p>5.92E-011</text:p>
          </table:table-cell>
          <table:table-cell table:formula="of:=IF([.L425] &lt; [.H425];&quot;BETTER&quot;;IF([.L425]-2 &gt; [.H425]; &quot;WORSE&quot;;&quot;&quot;))">
            <text:p/>
          </table:table-cell>
          <table:table-cell table:formula="of:=IF([.N425] &lt; [.J425];&quot;BETTER&quot;;IF([.N425] &gt;[.J42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2612">
            <text:p>2.26E-012</text:p>
          </table:table-cell>
          <table:table-cell office:value-type="float" office:value="0.000000000059207">
            <text:p>5.92E-011</text:p>
          </table:table-cell>
          <table:table-cell table:formula="of:=IF([.Q425] &lt; [.L425];&quot;BETTER&quot;;IF([.Q425]-2 &gt; [.L425]; &quot;WORSE&quot;;&quot;&quot;))">
            <text:p/>
          </table:table-cell>
          <table:table-cell table:formula="of:=IF([.S425] &lt; [.N425];&quot;BETTER&quot;;IF([.S425] &gt;[.N425]*1.1;&quot;WORSE&quot;;&quot;&quot;))">
            <text:p/>
          </table:table-cell>
        </table:table-row>
        <table:table-row table:style-name="ro3">
          <table:table-cell/>
          <table:table-cell office:value-type="float" office:value="424">
            <text:p>424</text:p>
          </table:table-cell>
          <table:table-cell office:value-type="string">
            <text:p>3.58147449920845240e-01</text:p>
          </table:table-cell>
          <table:table-cell office:value-type="float" office:value="57">
            <text:p>57</text:p>
          </table:table-cell>
          <table:table-cell office:value-type="float" office:value="0.00000000000043341">
            <text:p>4.33E-013</text:p>
          </table:table-cell>
          <table:table-cell office:value-type="float" office:value="0.000000000058202">
            <text:p>5.82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3405">
            <text:p>1.34E-011</text:p>
          </table:table-cell>
          <table:table-cell office:value-type="float" office:value="0.000000000058203">
            <text:p>5.82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3405">
            <text:p>1.34E-011</text:p>
          </table:table-cell>
          <table:table-cell office:value-type="float" office:value="0.000000000058203">
            <text:p>5.82E-011</text:p>
          </table:table-cell>
          <table:table-cell table:formula="of:=IF([.L426] &lt; [.H426];&quot;BETTER&quot;;IF([.L426]-2 &gt; [.H426]; &quot;WORSE&quot;;&quot;&quot;))">
            <text:p/>
          </table:table-cell>
          <table:table-cell table:formula="of:=IF([.N426] &lt; [.J426];&quot;BETTER&quot;;IF([.N426] &gt;[.J426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3405">
            <text:p>1.34E-011</text:p>
          </table:table-cell>
          <table:table-cell office:value-type="float" office:value="0.000000000058203">
            <text:p>5.82E-011</text:p>
          </table:table-cell>
          <table:table-cell table:formula="of:=IF([.Q426] &lt; [.L426];&quot;BETTER&quot;;IF([.Q426]-2 &gt; [.L426]; &quot;WORSE&quot;;&quot;&quot;))">
            <text:p/>
          </table:table-cell>
          <table:table-cell table:formula="of:=IF([.S426] &lt; [.N426];&quot;BETTER&quot;;IF([.S426] &gt;[.N426]*1.1;&quot;WORSE&quot;;&quot;&quot;))">
            <text:p/>
          </table:table-cell>
        </table:table-row>
        <table:table-row table:style-name="ro3">
          <table:table-cell/>
          <table:table-cell office:value-type="float" office:value="425">
            <text:p>425</text:p>
          </table:table-cell>
          <table:table-cell office:value-type="string">
            <text:p>-1.04531026829646759e-04</text:p>
          </table:table-cell>
          <table:table-cell office:value-type="float" office:value="57">
            <text:p>57</text:p>
          </table:table-cell>
          <table:table-cell office:value-type="float" office:value="0.00000000013904">
            <text:p>1.39E-010</text:p>
          </table:table-cell>
          <table:table-cell office:value-type="float" office:value="0.00000025667">
            <text:p>2.57E-007</text:p>
          </table:table-cell>
          <table:table-cell/>
          <table:table-cell office:value-type="float" office:value="101">
            <text:p>101</text:p>
          </table:table-cell>
          <table:table-cell office:value-type="float" office:value="1.0164E-019">
            <text:p>1.02E-019</text:p>
          </table:table-cell>
          <table:table-cell office:value-type="float" office:value="0.00000025667">
            <text:p>2.57E-007</text:p>
          </table:table-cell>
          <table:table-cell/>
          <table:table-cell office:value-type="float" office:value="101">
            <text:p>101</text:p>
          </table:table-cell>
          <table:table-cell office:value-type="float" office:value="1.0164E-019">
            <text:p>1.02E-019</text:p>
          </table:table-cell>
          <table:table-cell office:value-type="float" office:value="0.00000025667">
            <text:p>2.57E-007</text:p>
          </table:table-cell>
          <table:table-cell table:formula="of:=IF([.L427] &lt; [.H427];&quot;BETTER&quot;;IF([.L427]-2 &gt; [.H427]; &quot;WORSE&quot;;&quot;&quot;))">
            <text:p/>
          </table:table-cell>
          <table:table-cell table:formula="of:=IF([.N427] &lt; [.J427];&quot;BETTER&quot;;IF([.N427] &gt;[.J427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1.0164E-019">
            <text:p>1.02E-019</text:p>
          </table:table-cell>
          <table:table-cell office:value-type="float" office:value="0.00000025667">
            <text:p>2.57E-007</text:p>
          </table:table-cell>
          <table:table-cell table:formula="of:=IF([.Q427] &lt; [.L427];&quot;BETTER&quot;;IF([.Q427]-2 &gt; [.L427]; &quot;WORSE&quot;;&quot;&quot;))">
            <text:p/>
          </table:table-cell>
          <table:table-cell table:formula="of:=IF([.S427] &lt; [.N427];&quot;BETTER&quot;;IF([.S427] &gt;[.N427]*1.1;&quot;WORSE&quot;;&quot;&quot;))">
            <text:p/>
          </table:table-cell>
        </table:table-row>
        <table:table-row table:style-name="ro3">
          <table:table-cell/>
          <table:table-cell office:value-type="float" office:value="426">
            <text:p>426</text:p>
          </table:table-cell>
          <table:table-cell office:value-type="string">
            <text:p>3.76000000000000023e+00</text:p>
          </table:table-cell>
          <table:table-cell office:value-type="float" office:value="57">
            <text:p>57</text:p>
          </table:table-cell>
          <table:table-cell office:value-type="float" office:value="0.000000000000086928">
            <text:p>8.69E-014</text:p>
          </table:table-cell>
          <table:table-cell office:value-type="float" office:value="4.7244E-016">
            <text:p>4.72E-016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2325">
            <text:p>2.33E-010</text:p>
          </table:table-cell>
          <table:table-cell office:value-type="float" office:value="1.1811E-016">
            <text:p>1.18E-016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2325">
            <text:p>2.33E-010</text:p>
          </table:table-cell>
          <table:table-cell office:value-type="float" office:value="1.1811E-016">
            <text:p>1.18E-016</text:p>
          </table:table-cell>
          <table:table-cell table:formula="of:=IF([.L428] &lt; [.H428];&quot;BETTER&quot;;IF([.L428]-2 &gt; [.H428]; &quot;WORSE&quot;;&quot;&quot;))">
            <text:p/>
          </table:table-cell>
          <table:table-cell table:formula="of:=IF([.N428] &lt; [.J428];&quot;BETTER&quot;;IF([.N428] &gt;[.J428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2325">
            <text:p>2.33E-010</text:p>
          </table:table-cell>
          <table:table-cell office:value-type="float" office:value="0">
            <text:p>0.00E+000</text:p>
          </table:table-cell>
          <table:table-cell table:formula="of:=IF([.Q428] &lt; [.L428];&quot;BETTER&quot;;IF([.Q428]-2 &gt; [.L428]; &quot;WORSE&quot;;&quot;&quot;))">
            <text:p/>
          </table:table-cell>
          <table:table-cell table:formula="of:=IF([.S428] &lt; [.N428];&quot;BETTER&quot;;IF([.S428] &gt;[.N428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427">
            <text:p>427</text:p>
          </table:table-cell>
          <table:table-cell office:value-type="string">
            <text:p>3.23972608791477212e-01</text:p>
          </table:table-cell>
          <table:table-cell office:value-type="float" office:value="55">
            <text:p>55</text:p>
          </table:table-cell>
          <table:table-cell office:value-type="float" office:value="0.0000000041437">
            <text:p>4.14E-009</text:p>
          </table:table-cell>
          <table:table-cell office:value-type="float" office:value="0.000000000026496">
            <text:p>2.65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23561">
            <text:p>2.36E-012</text:p>
          </table:table-cell>
          <table:table-cell office:value-type="float" office:value="0.000000000026307">
            <text:p>2.63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23561">
            <text:p>2.36E-012</text:p>
          </table:table-cell>
          <table:table-cell office:value-type="float" office:value="0.000000000026307">
            <text:p>2.63E-011</text:p>
          </table:table-cell>
          <table:table-cell table:formula="of:=IF([.L429] &lt; [.H429];&quot;BETTER&quot;;IF([.L429]-2 &gt; [.H429]; &quot;WORSE&quot;;&quot;&quot;))">
            <text:p/>
          </table:table-cell>
          <table:table-cell table:formula="of:=IF([.N429] &lt; [.J429];&quot;BETTER&quot;;IF([.N429] &gt;[.J42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23561">
            <text:p>2.36E-012</text:p>
          </table:table-cell>
          <table:table-cell office:value-type="float" office:value="0.000000000026307">
            <text:p>2.63E-011</text:p>
          </table:table-cell>
          <table:table-cell table:formula="of:=IF([.Q429] &lt; [.L429];&quot;BETTER&quot;;IF([.Q429]-2 &gt; [.L429]; &quot;WORSE&quot;;&quot;&quot;))">
            <text:p/>
          </table:table-cell>
          <table:table-cell table:formula="of:=IF([.S429] &lt; [.N429];&quot;BETTER&quot;;IF([.S429] &gt;[.N429]*1.1;&quot;WORSE&quot;;&quot;&quot;))">
            <text:p/>
          </table:table-cell>
        </table:table-row>
        <table:table-row table:style-name="ro3">
          <table:table-cell/>
          <table:table-cell office:value-type="float" office:value="428">
            <text:p>428</text:p>
          </table:table-cell>
          <table:table-cell office:value-type="string">
            <text:p>6.91354999524711911e-01</text:p>
          </table:table-cell>
          <table:table-cell office:value-type="float" office:value="55">
            <text:p>55</text:p>
          </table:table-cell>
          <table:table-cell office:value-type="float" office:value="0.000000000018723">
            <text:p>1.87E-011</text:p>
          </table:table-cell>
          <table:table-cell office:value-type="float" office:value="0.000000000035116">
            <text:p>3.51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35744">
            <text:p>3.57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35744">
            <text:p>3.57E-011</text:p>
          </table:table-cell>
          <table:table-cell table:formula="of:=IF([.L430] &lt; [.H430];&quot;BETTER&quot;;IF([.L430]-2 &gt; [.H430]; &quot;WORSE&quot;;&quot;&quot;))">
            <text:p/>
          </table:table-cell>
          <table:table-cell table:formula="of:=IF([.N430] &lt; [.J430];&quot;BETTER&quot;;IF([.N430] &gt;[.J430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35744">
            <text:p>3.57E-011</text:p>
          </table:table-cell>
          <table:table-cell table:formula="of:=IF([.Q430] &lt; [.L430];&quot;BETTER&quot;;IF([.Q430]-2 &gt; [.L430]; &quot;WORSE&quot;;&quot;&quot;))">
            <text:p/>
          </table:table-cell>
          <table:table-cell table:formula="of:=IF([.S430] &lt; [.N430];&quot;BETTER&quot;;IF([.S430] &gt;[.N430]*1.1;&quot;WORSE&quot;;&quot;&quot;))">
            <text:p/>
          </table:table-cell>
        </table:table-row>
        <table:table-row table:style-name="ro3">
          <table:table-cell/>
          <table:table-cell office:value-type="float" office:value="429">
            <text:p>429</text:p>
          </table:table-cell>
          <table:table-cell office:value-type="string">
            <text:p>9.40094663144777698e+00</text:p>
          </table:table-cell>
          <table:table-cell office:value-type="float" office:value="111">
            <text:p>111</text:p>
          </table:table-cell>
          <table:table-cell office:value-type="float" office:value="0.0000000000025095">
            <text:p>2.51E-012</text:p>
          </table:table-cell>
          <table:table-cell office:value-type="float" office:value="0.0000000000023961">
            <text:p>2.40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4031">
            <text:p>1.40E-011</text:p>
          </table:table-cell>
          <table:table-cell office:value-type="float" office:value="0.0000000000050821">
            <text:p>5.08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4031">
            <text:p>1.40E-011</text:p>
          </table:table-cell>
          <table:table-cell office:value-type="float" office:value="0.0000000000050821">
            <text:p>5.08E-012</text:p>
          </table:table-cell>
          <table:table-cell table:formula="of:=IF([.L431] &lt; [.H431];&quot;BETTER&quot;;IF([.L431]-2 &gt; [.H431]; &quot;WORSE&quot;;&quot;&quot;))">
            <text:p/>
          </table:table-cell>
          <table:table-cell table:formula="of:=IF([.N431] &lt; [.J431];&quot;BETTER&quot;;IF([.N431] &gt;[.J43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4033">
            <text:p>1.40E-011</text:p>
          </table:table-cell>
          <table:table-cell office:value-type="float" office:value="0.0000000000050823">
            <text:p>5.08E-012</text:p>
          </table:table-cell>
          <table:table-cell table:formula="of:=IF([.Q431] &lt; [.L431];&quot;BETTER&quot;;IF([.Q431]-2 &gt; [.L431]; &quot;WORSE&quot;;&quot;&quot;))">
            <text:p/>
          </table:table-cell>
          <table:table-cell table:formula="of:=IF([.S431] &lt; [.N431];&quot;BETTER&quot;;IF([.S431] &gt;[.N431]*1.1;&quot;WORSE&quot;;&quot;&quot;))">
            <text:p/>
          </table:table-cell>
        </table:table-row>
        <table:table-row table:style-name="ro3">
          <table:table-cell/>
          <table:table-cell office:value-type="float" office:value="430">
            <text:p>430</text:p>
          </table:table-cell>
          <table:table-cell office:value-type="string">
            <text:p>-7.40094663144777876e+00</text:p>
          </table:table-cell>
          <table:table-cell office:value-type="float" office:value="111">
            <text:p>111</text:p>
          </table:table-cell>
          <table:table-cell office:value-type="float" office:value="0.000000000003154">
            <text:p>3.15E-012</text:p>
          </table:table-cell>
          <table:table-cell office:value-type="float" office:value="0.0000000000030776">
            <text:p>3.08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4033">
            <text:p>1.40E-011</text:p>
          </table:table-cell>
          <table:table-cell office:value-type="float" office:value="0.0000000000064558">
            <text:p>6.46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4033">
            <text:p>1.40E-011</text:p>
          </table:table-cell>
          <table:table-cell office:value-type="float" office:value="0.0000000000064558">
            <text:p>6.46E-012</text:p>
          </table:table-cell>
          <table:table-cell table:formula="of:=IF([.L432] &lt; [.H432];&quot;BETTER&quot;;IF([.L432]-2 &gt; [.H432]; &quot;WORSE&quot;;&quot;&quot;))">
            <text:p/>
          </table:table-cell>
          <table:table-cell table:formula="of:=IF([.N432] &lt; [.J432];&quot;BETTER&quot;;IF([.N432] &gt;[.J432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4033">
            <text:p>1.40E-011</text:p>
          </table:table-cell>
          <table:table-cell office:value-type="float" office:value="0.0000000000064558">
            <text:p>6.46E-012</text:p>
          </table:table-cell>
          <table:table-cell table:formula="of:=IF([.Q432] &lt; [.L432];&quot;BETTER&quot;;IF([.Q432]-2 &gt; [.L432]; &quot;WORSE&quot;;&quot;&quot;))">
            <text:p/>
          </table:table-cell>
          <table:table-cell table:formula="of:=IF([.S432] &lt; [.N432];&quot;BETTER&quot;;IF([.S432] &gt;[.N432]*1.1;&quot;WORSE&quot;;&quot;&quot;))">
            <text:p/>
          </table:table-cell>
        </table:table-row>
        <table:table-row table:style-name="ro3">
          <table:table-cell/>
          <table:table-cell office:value-type="float" office:value="431">
            <text:p>431</text:p>
          </table:table-cell>
          <table:table-cell office:value-type="string">
            <text:p>1.11481544930980370e+00</text:p>
          </table:table-cell>
          <table:table-cell office:value-type="float" office:value="57">
            <text:p>57</text:p>
          </table:table-cell>
          <table:table-cell office:value-type="float" office:value="0.00000000050897">
            <text:p>5.09E-010</text:p>
          </table:table-cell>
          <table:table-cell office:value-type="float" office:value="0.0000000000087928">
            <text:p>8.79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4.4409E-016">
            <text:p>4.44E-016</text:p>
          </table:table-cell>
          <table:table-cell office:value-type="float" office:value="0.000000000008794">
            <text:p>8.79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4.4409E-016">
            <text:p>4.44E-016</text:p>
          </table:table-cell>
          <table:table-cell office:value-type="float" office:value="0.000000000008794">
            <text:p>8.79E-012</text:p>
          </table:table-cell>
          <table:table-cell table:formula="of:=IF([.L433] &lt; [.H433];&quot;BETTER&quot;;IF([.L433]-2 &gt; [.H433]; &quot;WORSE&quot;;&quot;&quot;))">
            <text:p/>
          </table:table-cell>
          <table:table-cell table:formula="of:=IF([.N433] &lt; [.J433];&quot;BETTER&quot;;IF([.N433] &gt;[.J433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4.4409E-016">
            <text:p>4.44E-016</text:p>
          </table:table-cell>
          <table:table-cell office:value-type="float" office:value="0.000000000008794">
            <text:p>8.79E-012</text:p>
          </table:table-cell>
          <table:table-cell table:formula="of:=IF([.Q433] &lt; [.L433];&quot;BETTER&quot;;IF([.Q433]-2 &gt; [.L433]; &quot;WORSE&quot;;&quot;&quot;))">
            <text:p/>
          </table:table-cell>
          <table:table-cell table:formula="of:=IF([.S433] &lt; [.N433];&quot;BETTER&quot;;IF([.S433] &gt;[.N433]*1.1;&quot;WORSE&quot;;&quot;&quot;))">
            <text:p/>
          </table:table-cell>
        </table:table-row>
        <table:table-row table:style-name="ro3">
          <table:table-cell/>
          <table:table-cell office:value-type="float" office:value="432">
            <text:p>432</text:p>
          </table:table-cell>
          <table:table-cell office:value-type="string">
            <text:p>1.20000000000000000e+02</text:p>
          </table:table-cell>
          <table:table-cell office:value-type="float" office:value="61">
            <text:p>61</text:p>
          </table:table-cell>
          <table:table-cell office:value-type="float" office:value="0.0000000000080343">
            <text:p>8.03E-012</text:p>
          </table:table-cell>
          <table:table-cell office:value-type="float" office:value="0.000000000000015632">
            <text:p>1.56E-014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103">
            <text:p>1.11E-009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103">
            <text:p>1.11E-009</text:p>
          </table:table-cell>
          <table:table-cell office:value-type="float" office:value="0">
            <text:p>0.00E+000</text:p>
          </table:table-cell>
          <table:table-cell table:formula="of:=IF([.L434] &lt; [.H434];&quot;BETTER&quot;;IF([.L434]-2 &gt; [.H434]; &quot;WORSE&quot;;&quot;&quot;))">
            <text:p/>
          </table:table-cell>
          <table:table-cell table:formula="of:=IF([.N434] &lt; [.J434];&quot;BETTER&quot;;IF([.N434] &gt;[.J43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1103">
            <text:p>1.11E-009</text:p>
          </table:table-cell>
          <table:table-cell office:value-type="float" office:value="0">
            <text:p>0.00E+000</text:p>
          </table:table-cell>
          <table:table-cell table:formula="of:=IF([.Q434] &lt; [.L434];&quot;BETTER&quot;;IF([.Q434]-2 &gt; [.L434]; &quot;WORSE&quot;;&quot;&quot;))">
            <text:p/>
          </table:table-cell>
          <table:table-cell table:formula="of:=IF([.S434] &lt; [.N434];&quot;BETTER&quot;;IF([.S434] &gt;[.N434]*1.1;&quot;WORSE&quot;;&quot;&quot;))">
            <text:p/>
          </table:table-cell>
        </table:table-row>
        <table:table-row table:style-name="ro3">
          <table:table-cell/>
          <table:table-cell office:value-type="float" office:value="433">
            <text:p>433</text:p>
          </table:table-cell>
          <table:table-cell office:value-type="string">
            <text:p>1.55400155400155454e-04</text:p>
          </table:table-cell>
          <table:table-cell office:value-type="float" office:value="37">
            <text:p>37</text:p>
          </table:table-cell>
          <table:table-cell office:value-type="float" office:value="0.0000000079724">
            <text:p>7.97E-009</text:p>
          </table:table-cell>
          <table:table-cell office:value-type="float" office:value="0.000000287">
            <text:p>2.87E-007</text:p>
          </table:table-cell>
          <table:table-cell/>
          <table:table-cell office:value-type="float" office:value="147">
            <text:p>147</text:p>
          </table:table-cell>
          <table:table-cell office:value-type="float" office:value="1.6263E-018">
            <text:p>1.63E-018</text:p>
          </table:table-cell>
          <table:table-cell office:value-type="float" office:value="0.000000287">
            <text:p>2.87E-007</text:p>
          </table:table-cell>
          <table:table-cell/>
          <table:table-cell office:value-type="float" office:value="147">
            <text:p>147</text:p>
          </table:table-cell>
          <table:table-cell office:value-type="float" office:value="1.6263E-018">
            <text:p>1.63E-018</text:p>
          </table:table-cell>
          <table:table-cell office:value-type="float" office:value="0.000000287">
            <text:p>2.87E-007</text:p>
          </table:table-cell>
          <table:table-cell table:formula="of:=IF([.L435] &lt; [.H435];&quot;BETTER&quot;;IF([.L435]-2 &gt; [.H435]; &quot;WORSE&quot;;&quot;&quot;))">
            <text:p/>
          </table:table-cell>
          <table:table-cell table:formula="of:=IF([.N435] &lt; [.J435];&quot;BETTER&quot;;IF([.N435] &gt;[.J43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6263E-018">
            <text:p>1.63E-018</text:p>
          </table:table-cell>
          <table:table-cell office:value-type="float" office:value="0.000000287">
            <text:p>2.87E-007</text:p>
          </table:table-cell>
          <table:table-cell table:formula="of:=IF([.Q435] &lt; [.L435];&quot;BETTER&quot;;IF([.Q435]-2 &gt; [.L435]; &quot;WORSE&quot;;&quot;&quot;))">
            <text:p/>
          </table:table-cell>
          <table:table-cell table:formula="of:=IF([.S435] &lt; [.N435];&quot;BETTER&quot;;IF([.S435] &gt;[.N435]*1.1;&quot;WORSE&quot;;&quot;&quot;))">
            <text:p/>
          </table:table-cell>
        </table:table-row>
        <table:table-row table:style-name="ro3">
          <table:table-cell/>
          <table:table-cell office:value-type="float" office:value="434">
            <text:p>434</text:p>
          </table:table-cell>
          <table:table-cell office:value-type="string">
            <text:p>2.03743057208876266e+01</text:p>
          </table:table-cell>
          <table:table-cell office:value-type="float" office:value="57">
            <text:p>57</text:p>
          </table:table-cell>
          <table:table-cell office:value-type="float" office:value="5.2312E-015">
            <text:p>5.23E-015</text:p>
          </table:table-cell>
          <table:table-cell office:value-type="float" office:value="0.00000000000060734">
            <text:p>6.07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0409">
            <text:p>1.04E-011</text:p>
          </table:table-cell>
          <table:table-cell office:value-type="float" office:value="0.00000000000060734">
            <text:p>6.07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0409">
            <text:p>1.04E-011</text:p>
          </table:table-cell>
          <table:table-cell office:value-type="float" office:value="0.00000000000060734">
            <text:p>6.07E-013</text:p>
          </table:table-cell>
          <table:table-cell table:formula="of:=IF([.L436] &lt; [.H436];&quot;BETTER&quot;;IF([.L436]-2 &gt; [.H436]; &quot;WORSE&quot;;&quot;&quot;))">
            <text:p/>
          </table:table-cell>
          <table:table-cell table:formula="of:=IF([.N436] &lt; [.J436];&quot;BETTER&quot;;IF([.N436] &gt;[.J436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0409">
            <text:p>1.04E-011</text:p>
          </table:table-cell>
          <table:table-cell office:value-type="float" office:value="0.00000000000060734">
            <text:p>6.07E-013</text:p>
          </table:table-cell>
          <table:table-cell table:formula="of:=IF([.Q436] &lt; [.L436];&quot;BETTER&quot;;IF([.Q436]-2 &gt; [.L436]; &quot;WORSE&quot;;&quot;&quot;))">
            <text:p/>
          </table:table-cell>
          <table:table-cell table:formula="of:=IF([.S436] &lt; [.N436];&quot;BETTER&quot;;IF([.S436] &gt;[.N436]*1.1;&quot;WORSE&quot;;&quot;&quot;))">
            <text:p/>
          </table:table-cell>
        </table:table-row>
        <table:table-row table:style-name="ro3">
          <table:table-cell/>
          <table:table-cell office:value-type="float" office:value="435">
            <text:p>435</text:p>
          </table:table-cell>
          <table:table-cell office:value-type="string">
            <text:p>1.39297177426004870e+00</text:p>
          </table:table-cell>
          <table:table-cell office:value-type="float" office:value="57">
            <text:p>57</text:p>
          </table:table-cell>
          <table:table-cell office:value-type="float" office:value="0.00000000033047">
            <text:p>3.30E-010</text:p>
          </table:table-cell>
          <table:table-cell office:value-type="float" office:value="0.000000000028681">
            <text:p>2.87E-011</text:p>
          </table:table-cell>
          <table:table-cell/>
          <table:table-cell office:value-type="float" office:value="102">
            <text:p>102</text:p>
          </table:table-cell>
          <table:table-cell office:value-type="float" office:value="2.2482E-015">
            <text:p>2.25E-015</text:p>
          </table:table-cell>
          <table:table-cell office:value-type="float" office:value="0.000000000028681">
            <text:p>2.87E-011</text:p>
          </table:table-cell>
          <table:table-cell/>
          <table:table-cell office:value-type="float" office:value="102">
            <text:p>102</text:p>
          </table:table-cell>
          <table:table-cell office:value-type="float" office:value="2.2482E-015">
            <text:p>2.25E-015</text:p>
          </table:table-cell>
          <table:table-cell office:value-type="float" office:value="0.000000000028681">
            <text:p>2.87E-011</text:p>
          </table:table-cell>
          <table:table-cell table:formula="of:=IF([.L437] &lt; [.H437];&quot;BETTER&quot;;IF([.L437]-2 &gt; [.H437]; &quot;WORSE&quot;;&quot;&quot;))">
            <text:p/>
          </table:table-cell>
          <table:table-cell table:formula="of:=IF([.N437] &lt; [.J437];&quot;BETTER&quot;;IF([.N437] &gt;[.J437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2.2482E-015">
            <text:p>2.25E-015</text:p>
          </table:table-cell>
          <table:table-cell office:value-type="float" office:value="0.000000000028681">
            <text:p>2.87E-011</text:p>
          </table:table-cell>
          <table:table-cell table:formula="of:=IF([.Q437] &lt; [.L437];&quot;BETTER&quot;;IF([.Q437]-2 &gt; [.L437]; &quot;WORSE&quot;;&quot;&quot;))">
            <text:p/>
          </table:table-cell>
          <table:table-cell table:formula="of:=IF([.S437] &lt; [.N437];&quot;BETTER&quot;;IF([.S437] &gt;[.N437]*1.1;&quot;WORSE&quot;;&quot;&quot;))">
            <text:p/>
          </table:table-cell>
        </table:table-row>
        <table:table-row table:style-name="ro3">
          <table:table-cell/>
          <table:table-cell office:value-type="float" office:value="436">
            <text:p>436</text:p>
          </table:table-cell>
          <table:table-cell office:value-type="string">
            <text:p>7.79893400376822754e-01</text:p>
          </table:table-cell>
          <table:table-cell office:value-type="float" office:value="56">
            <text:p>56</text:p>
          </table:table-cell>
          <table:table-cell office:value-type="float" office:value="0.0000000000014247">
            <text:p>1.42E-012</text:p>
          </table:table-cell>
          <table:table-cell office:value-type="float" office:value="0.000000000030705">
            <text:p>3.0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9718">
            <text:p>2.9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9718">
            <text:p>2.97E-011</text:p>
          </table:table-cell>
          <table:table-cell table:formula="of:=IF([.L438] &lt; [.H438];&quot;BETTER&quot;;IF([.L438]-2 &gt; [.H438]; &quot;WORSE&quot;;&quot;&quot;))">
            <text:p/>
          </table:table-cell>
          <table:table-cell table:formula="of:=IF([.N438] &lt; [.J438];&quot;BETTER&quot;;IF([.N438] &gt;[.J43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9718">
            <text:p>2.97E-011</text:p>
          </table:table-cell>
          <table:table-cell table:formula="of:=IF([.Q438] &lt; [.L438];&quot;BETTER&quot;;IF([.Q438]-2 &gt; [.L438]; &quot;WORSE&quot;;&quot;&quot;))">
            <text:p/>
          </table:table-cell>
          <table:table-cell table:formula="of:=IF([.S438] &lt; [.N438];&quot;BETTER&quot;;IF([.S438] &gt;[.N438]*1.1;&quot;WORSE&quot;;&quot;&quot;))">
            <text:p/>
          </table:table-cell>
        </table:table-row>
        <table:table-row table:style-name="ro3">
          <table:table-cell/>
          <table:table-cell office:value-type="float" office:value="437">
            <text:p>437</text:p>
          </table:table-cell>
          <table:table-cell office:value-type="string">
            <text:p>4.38259147390354653e-01</text:p>
          </table:table-cell>
          <table:table-cell office:value-type="float" office:value="58">
            <text:p>58</text:p>
          </table:table-cell>
          <table:table-cell office:value-type="float" office:value="0.00000000000090615">
            <text:p>9.06E-013</text:p>
          </table:table-cell>
          <table:table-cell office:value-type="float" office:value="0.000000000022009">
            <text:p>2.2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22008">
            <text:p>2.2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22008">
            <text:p>2.20E-011</text:p>
          </table:table-cell>
          <table:table-cell table:formula="of:=IF([.L439] &lt; [.H439];&quot;BETTER&quot;;IF([.L439]-2 &gt; [.H439]; &quot;WORSE&quot;;&quot;&quot;))">
            <text:p/>
          </table:table-cell>
          <table:table-cell table:formula="of:=IF([.N439] &lt; [.J439];&quot;BETTER&quot;;IF([.N439] &gt;[.J43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22008">
            <text:p>2.20E-011</text:p>
          </table:table-cell>
          <table:table-cell table:formula="of:=IF([.Q439] &lt; [.L439];&quot;BETTER&quot;;IF([.Q439]-2 &gt; [.L439]; &quot;WORSE&quot;;&quot;&quot;))">
            <text:p/>
          </table:table-cell>
          <table:table-cell table:formula="of:=IF([.S439] &lt; [.N439];&quot;BETTER&quot;;IF([.S439] &gt;[.N439]*1.1;&quot;WORSE&quot;;&quot;&quot;))">
            <text:p/>
          </table:table-cell>
        </table:table-row>
        <table:table-row table:style-name="ro3">
          <table:table-cell/>
          <table:table-cell office:value-type="float" office:value="438">
            <text:p>438</text:p>
          </table:table-cell>
          <table:table-cell office:value-type="string">
            <text:p>3.69716702374149747e-02</text:p>
          </table:table-cell>
          <table:table-cell office:value-type="float" office:value="58">
            <text:p>58</text:p>
          </table:table-cell>
          <table:table-cell office:value-type="float" office:value="0.000000000024534">
            <text:p>2.45E-011</text:p>
          </table:table-cell>
          <table:table-cell office:value-type="float" office:value="0.000000001012">
            <text:p>1.01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1012">
            <text:p>1.01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1012">
            <text:p>1.01E-009</text:p>
          </table:table-cell>
          <table:table-cell table:formula="of:=IF([.L440] &lt; [.H440];&quot;BETTER&quot;;IF([.L440]-2 &gt; [.H440]; &quot;WORSE&quot;;&quot;&quot;))">
            <text:p/>
          </table:table-cell>
          <table:table-cell table:formula="of:=IF([.N440] &lt; [.J440];&quot;BETTER&quot;;IF([.N440] &gt;[.J44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1012">
            <text:p>1.01E-009</text:p>
          </table:table-cell>
          <table:table-cell table:formula="of:=IF([.Q440] &lt; [.L440];&quot;BETTER&quot;;IF([.Q440]-2 &gt; [.L440]; &quot;WORSE&quot;;&quot;&quot;))">
            <text:p/>
          </table:table-cell>
          <table:table-cell table:formula="of:=IF([.S440] &lt; [.N440];&quot;BETTER&quot;;IF([.S440] &gt;[.N440]*1.1;&quot;WORSE&quot;;&quot;&quot;))">
            <text:p/>
          </table:table-cell>
        </table:table-row>
        <table:table-row table:style-name="ro3">
          <table:table-cell/>
          <table:table-cell office:value-type="float" office:value="439">
            <text:p>439</text:p>
          </table:table-cell>
          <table:table-cell office:value-type="string">
            <text:p>2.62890007598844733e+00</text:p>
          </table:table-cell>
          <table:table-cell office:value-type="float" office:value="58">
            <text:p>58</text:p>
          </table:table-cell>
          <table:table-cell office:value-type="float" office:value="0.000000000038066">
            <text:p>3.81E-011</text:p>
          </table:table-cell>
          <table:table-cell office:value-type="float" office:value="0.0000000000043956">
            <text:p>4.4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1.3323E-015">
            <text:p>1.33E-015</text:p>
          </table:table-cell>
          <table:table-cell office:value-type="float" office:value="0.0000000000043944">
            <text:p>4.3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1.3323E-015">
            <text:p>1.33E-015</text:p>
          </table:table-cell>
          <table:table-cell office:value-type="float" office:value="0.0000000000043944">
            <text:p>4.39E-012</text:p>
          </table:table-cell>
          <table:table-cell table:formula="of:=IF([.L441] &lt; [.H441];&quot;BETTER&quot;;IF([.L441]-2 &gt; [.H441]; &quot;WORSE&quot;;&quot;&quot;))">
            <text:p/>
          </table:table-cell>
          <table:table-cell table:formula="of:=IF([.N441] &lt; [.J441];&quot;BETTER&quot;;IF([.N441] &gt;[.J44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43944">
            <text:p>4.39E-012</text:p>
          </table:table-cell>
          <table:table-cell table:formula="of:=IF([.Q441] &lt; [.L441];&quot;BETTER&quot;;IF([.Q441]-2 &gt; [.L441]; &quot;WORSE&quot;;&quot;&quot;))">
            <text:p/>
          </table:table-cell>
          <table:table-cell table:formula="of:=IF([.S441] &lt; [.N441];&quot;BETTER&quot;;IF([.S441] &gt;[.N441]*1.1;&quot;WORSE&quot;;&quot;&quot;))">
            <text:p/>
          </table:table-cell>
        </table:table-row>
        <table:table-row table:style-name="ro3">
          <table:table-cell/>
          <table:table-cell office:value-type="float" office:value="440">
            <text:p>440</text:p>
          </table:table-cell>
          <table:table-cell office:value-type="string">
            <text:p>4.46820470088546362e-01</text:p>
          </table:table-cell>
          <table:table-cell office:value-type="float" office:value="58">
            <text:p>58</text:p>
          </table:table-cell>
          <table:table-cell office:value-type="float" office:value="0.000000000010923">
            <text:p>1.09E-011</text:p>
          </table:table-cell>
          <table:table-cell office:value-type="float" office:value="0.000000000025634">
            <text:p>2.5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5859">
            <text:p>4.59E-011</text:p>
          </table:table-cell>
          <table:table-cell office:value-type="float" office:value="0.000000000025634">
            <text:p>2.5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5859">
            <text:p>4.59E-011</text:p>
          </table:table-cell>
          <table:table-cell office:value-type="float" office:value="0.000000000025634">
            <text:p>2.56E-011</text:p>
          </table:table-cell>
          <table:table-cell table:formula="of:=IF([.L442] &lt; [.H442];&quot;BETTER&quot;;IF([.L442]-2 &gt; [.H442]; &quot;WORSE&quot;;&quot;&quot;))">
            <text:p/>
          </table:table-cell>
          <table:table-cell table:formula="of:=IF([.N442] &lt; [.J442];&quot;BETTER&quot;;IF([.N442] &gt;[.J44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5859">
            <text:p>4.59E-011</text:p>
          </table:table-cell>
          <table:table-cell office:value-type="float" office:value="0.000000000025634">
            <text:p>2.56E-011</text:p>
          </table:table-cell>
          <table:table-cell table:formula="of:=IF([.Q442] &lt; [.L442];&quot;BETTER&quot;;IF([.Q442]-2 &gt; [.L442]; &quot;WORSE&quot;;&quot;&quot;))">
            <text:p/>
          </table:table-cell>
          <table:table-cell table:formula="of:=IF([.S442] &lt; [.N442];&quot;BETTER&quot;;IF([.S442] &gt;[.N442]*1.1;&quot;WORSE&quot;;&quot;&quot;))">
            <text:p/>
          </table:table-cell>
        </table:table-row>
        <table:table-row table:style-name="ro3">
          <table:table-cell/>
          <table:table-cell office:value-type="float" office:value="441">
            <text:p>441</text:p>
          </table:table-cell>
          <table:table-cell office:value-type="string">
            <text:p>3.10001628759191239e-01</text:p>
          </table:table-cell>
          <table:table-cell office:value-type="float" office:value="58">
            <text:p>58</text:p>
          </table:table-cell>
          <table:table-cell office:value-type="float" office:value="0.000000000028493">
            <text:p>2.85E-011</text:p>
          </table:table-cell>
          <table:table-cell office:value-type="float" office:value="0.00000000013164">
            <text:p>1.32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13164">
            <text:p>1.32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13164">
            <text:p>1.32E-010</text:p>
          </table:table-cell>
          <table:table-cell table:formula="of:=IF([.L443] &lt; [.H443];&quot;BETTER&quot;;IF([.L443]-2 &gt; [.H443]; &quot;WORSE&quot;;&quot;&quot;))">
            <text:p/>
          </table:table-cell>
          <table:table-cell table:formula="of:=IF([.N443] &lt; [.J443];&quot;BETTER&quot;;IF([.N443] &gt;[.J44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13164">
            <text:p>1.32E-010</text:p>
          </table:table-cell>
          <table:table-cell table:formula="of:=IF([.Q443] &lt; [.L443];&quot;BETTER&quot;;IF([.Q443]-2 &gt; [.L443]; &quot;WORSE&quot;;&quot;&quot;))">
            <text:p/>
          </table:table-cell>
          <table:table-cell table:formula="of:=IF([.S443] &lt; [.N443];&quot;BETTER&quot;;IF([.S443] &gt;[.N443]*1.1;&quot;WORSE&quot;;&quot;&quot;))">
            <text:p/>
          </table:table-cell>
        </table:table-row>
        <table:table-row table:style-name="ro3">
          <table:table-cell/>
          <table:table-cell office:value-type="float" office:value="442">
            <text:p>442</text:p>
          </table:table-cell>
          <table:table-cell office:value-type="string">
            <text:p>2.70556951652159938e+00</text:p>
          </table:table-cell>
          <table:table-cell office:value-type="float" office:value="58">
            <text:p>58</text:p>
          </table:table-cell>
          <table:table-cell office:value-type="float" office:value="0.0000000000040413">
            <text:p>4.04E-012</text:p>
          </table:table-cell>
          <table:table-cell office:value-type="float" office:value="0.0000000000079827">
            <text:p>7.98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21207">
            <text:p>2.12E-009</text:p>
          </table:table-cell>
          <table:table-cell office:value-type="float" office:value="0.0000000000079832">
            <text:p>7.98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21207">
            <text:p>2.12E-009</text:p>
          </table:table-cell>
          <table:table-cell office:value-type="float" office:value="0.0000000000079832">
            <text:p>7.98E-012</text:p>
          </table:table-cell>
          <table:table-cell table:formula="of:=IF([.L444] &lt; [.H444];&quot;BETTER&quot;;IF([.L444]-2 &gt; [.H444]; &quot;WORSE&quot;;&quot;&quot;))">
            <text:p/>
          </table:table-cell>
          <table:table-cell table:formula="of:=IF([.N444] &lt; [.J444];&quot;BETTER&quot;;IF([.N444] &gt;[.J44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21207">
            <text:p>2.12E-009</text:p>
          </table:table-cell>
          <table:table-cell office:value-type="float" office:value="0.0000000000079832">
            <text:p>7.98E-012</text:p>
          </table:table-cell>
          <table:table-cell table:formula="of:=IF([.Q444] &lt; [.L444];&quot;BETTER&quot;;IF([.Q444]-2 &gt; [.L444]; &quot;WORSE&quot;;&quot;&quot;))">
            <text:p/>
          </table:table-cell>
          <table:table-cell table:formula="of:=IF([.S444] &lt; [.N444];&quot;BETTER&quot;;IF([.S444] &gt;[.N444]*1.1;&quot;WORSE&quot;;&quot;&quot;))">
            <text:p/>
          </table:table-cell>
        </table:table-row>
        <table:table-row table:style-name="ro3">
          <table:table-cell/>
          <table:table-cell office:value-type="float" office:value="443">
            <text:p>443</text:p>
          </table:table-cell>
          <table:table-cell office:value-type="string">
            <text:p>6.30014711225806323e-01</text:p>
          </table:table-cell>
          <table:table-cell office:value-type="float" office:value="58">
            <text:p>58</text:p>
          </table:table-cell>
          <table:table-cell office:value-type="float" office:value="0.000000000039046">
            <text:p>3.90E-011</text:p>
          </table:table-cell>
          <table:table-cell office:value-type="float" office:value="0.000000000040961">
            <text:p>4.1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40962">
            <text:p>4.1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40962">
            <text:p>4.10E-011</text:p>
          </table:table-cell>
          <table:table-cell table:formula="of:=IF([.L445] &lt; [.H445];&quot;BETTER&quot;;IF([.L445]-2 &gt; [.H445]; &quot;WORSE&quot;;&quot;&quot;))">
            <text:p/>
          </table:table-cell>
          <table:table-cell table:formula="of:=IF([.N445] &lt; [.J445];&quot;BETTER&quot;;IF([.N445] &gt;[.J44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40962">
            <text:p>4.10E-011</text:p>
          </table:table-cell>
          <table:table-cell table:formula="of:=IF([.Q445] &lt; [.L445];&quot;BETTER&quot;;IF([.Q445]-2 &gt; [.L445]; &quot;WORSE&quot;;&quot;&quot;))">
            <text:p/>
          </table:table-cell>
          <table:table-cell table:formula="of:=IF([.S445] &lt; [.N445];&quot;BETTER&quot;;IF([.S445] &gt;[.N445]*1.1;&quot;WORSE&quot;;&quot;&quot;))">
            <text:p/>
          </table:table-cell>
        </table:table-row>
        <table:table-row table:style-name="ro3">
          <table:table-cell/>
          <table:table-cell office:value-type="float" office:value="444">
            <text:p>444</text:p>
          </table:table-cell>
          <table:table-cell office:value-type="string">
            <text:p>9.15916015118245275e-01</text:p>
          </table:table-cell>
          <table:table-cell office:value-type="float" office:value="58">
            <text:p>58</text:p>
          </table:table-cell>
          <table:table-cell office:value-type="float" office:value="0.000000000028422">
            <text:p>2.84E-011</text:p>
          </table:table-cell>
          <table:table-cell office:value-type="float" office:value="0.000000000019919">
            <text:p>1.9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992">
            <text:p>1.9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992">
            <text:p>1.99E-011</text:p>
          </table:table-cell>
          <table:table-cell table:formula="of:=IF([.L446] &lt; [.H446];&quot;BETTER&quot;;IF([.L446]-2 &gt; [.H446]; &quot;WORSE&quot;;&quot;&quot;))">
            <text:p/>
          </table:table-cell>
          <table:table-cell table:formula="of:=IF([.N446] &lt; [.J446];&quot;BETTER&quot;;IF([.N446] &gt;[.J44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992">
            <text:p>1.99E-011</text:p>
          </table:table-cell>
          <table:table-cell table:formula="of:=IF([.Q446] &lt; [.L446];&quot;BETTER&quot;;IF([.Q446]-2 &gt; [.L446]; &quot;WORSE&quot;;&quot;&quot;))">
            <text:p/>
          </table:table-cell>
          <table:table-cell table:formula="of:=IF([.S446] &lt; [.N446];&quot;BETTER&quot;;IF([.S446] &gt;[.N446]*1.1;&quot;WORSE&quot;;&quot;&quot;))">
            <text:p/>
          </table:table-cell>
        </table:table-row>
        <table:table-row table:style-name="ro3">
          <table:table-cell/>
          <table:table-cell office:value-type="float" office:value="445">
            <text:p>445</text:p>
          </table:table-cell>
          <table:table-cell office:value-type="string">
            <text:p>1.54973831064786305e+00</text:p>
          </table:table-cell>
          <table:table-cell office:value-type="float" office:value="58">
            <text:p>58</text:p>
          </table:table-cell>
          <table:table-cell office:value-type="float" office:value="0.0000000000066579">
            <text:p>6.66E-012</text:p>
          </table:table-cell>
          <table:table-cell office:value-type="float" office:value="0.000000000030884">
            <text:p>3.0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30885">
            <text:p>3.0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30885">
            <text:p>3.09E-011</text:p>
          </table:table-cell>
          <table:table-cell table:formula="of:=IF([.L447] &lt; [.H447];&quot;BETTER&quot;;IF([.L447]-2 &gt; [.H447]; &quot;WORSE&quot;;&quot;&quot;))">
            <text:p/>
          </table:table-cell>
          <table:table-cell table:formula="of:=IF([.N447] &lt; [.J447];&quot;BETTER&quot;;IF([.N447] &gt;[.J44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30885">
            <text:p>3.09E-011</text:p>
          </table:table-cell>
          <table:table-cell table:formula="of:=IF([.Q447] &lt; [.L447];&quot;BETTER&quot;;IF([.Q447]-2 &gt; [.L447]; &quot;WORSE&quot;;&quot;&quot;))">
            <text:p/>
          </table:table-cell>
          <table:table-cell table:formula="of:=IF([.S447] &lt; [.N447];&quot;BETTER&quot;;IF([.S447] &gt;[.N447]*1.1;&quot;WORSE&quot;;&quot;&quot;))">
            <text:p/>
          </table:table-cell>
        </table:table-row>
        <table:table-row table:style-name="ro3">
          <table:table-cell/>
          <table:table-cell office:value-type="float" office:value="446">
            <text:p>446</text:p>
          </table:table-cell>
          <table:table-cell office:value-type="string">
            <text:p>7.58460734966697636e-01</text:p>
          </table:table-cell>
          <table:table-cell office:value-type="float" office:value="57">
            <text:p>57</text:p>
          </table:table-cell>
          <table:table-cell office:value-type="float" office:value="0.000000000079213">
            <text:p>7.92E-011</text:p>
          </table:table-cell>
          <table:table-cell office:value-type="float" office:value="0.000000000043908">
            <text:p>4.39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3.3307E-016">
            <text:p>3.33E-016</text:p>
          </table:table-cell>
          <table:table-cell office:value-type="float" office:value="0.000000000043908">
            <text:p>4.39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3.3307E-016">
            <text:p>3.33E-016</text:p>
          </table:table-cell>
          <table:table-cell office:value-type="float" office:value="0.000000000043908">
            <text:p>4.39E-011</text:p>
          </table:table-cell>
          <table:table-cell table:formula="of:=IF([.L448] &lt; [.H448];&quot;BETTER&quot;;IF([.L448]-2 &gt; [.H448]; &quot;WORSE&quot;;&quot;&quot;))">
            <text:p/>
          </table:table-cell>
          <table:table-cell table:formula="of:=IF([.N448] &lt; [.J448];&quot;BETTER&quot;;IF([.N448] &gt;[.J44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3.3307E-016">
            <text:p>3.33E-016</text:p>
          </table:table-cell>
          <table:table-cell office:value-type="float" office:value="0.000000000043908">
            <text:p>4.39E-011</text:p>
          </table:table-cell>
          <table:table-cell table:formula="of:=IF([.Q448] &lt; [.L448];&quot;BETTER&quot;;IF([.Q448]-2 &gt; [.L448]; &quot;WORSE&quot;;&quot;&quot;))">
            <text:p/>
          </table:table-cell>
          <table:table-cell table:formula="of:=IF([.S448] &lt; [.N448];&quot;BETTER&quot;;IF([.S448] &gt;[.N448]*1.1;&quot;WORSE&quot;;&quot;&quot;))">
            <text:p/>
          </table:table-cell>
        </table:table-row>
        <table:table-row table:style-name="ro3">
          <table:table-cell/>
          <table:table-cell office:value-type="float" office:value="447">
            <text:p>447</text:p>
          </table:table-cell>
          <table:table-cell office:value-type="string">
            <text:p>6.91551153486392067e-01</text:p>
          </table:table-cell>
          <table:table-cell office:value-type="float" office:value="57">
            <text:p>57</text:p>
          </table:table-cell>
          <table:table-cell office:value-type="float" office:value="0.000000000090277">
            <text:p>9.03E-011</text:p>
          </table:table-cell>
          <table:table-cell office:value-type="float" office:value="0.000000000019678">
            <text:p>1.97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19677">
            <text:p>1.97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19677">
            <text:p>1.97E-011</text:p>
          </table:table-cell>
          <table:table-cell table:formula="of:=IF([.L449] &lt; [.H449];&quot;BETTER&quot;;IF([.L449]-2 &gt; [.H449]; &quot;WORSE&quot;;&quot;&quot;))">
            <text:p/>
          </table:table-cell>
          <table:table-cell table:formula="of:=IF([.N449] &lt; [.J449];&quot;BETTER&quot;;IF([.N449] &gt;[.J44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19677">
            <text:p>1.97E-011</text:p>
          </table:table-cell>
          <table:table-cell table:formula="of:=IF([.Q449] &lt; [.L449];&quot;BETTER&quot;;IF([.Q449]-2 &gt; [.L449]; &quot;WORSE&quot;;&quot;&quot;))">
            <text:p/>
          </table:table-cell>
          <table:table-cell table:formula="of:=IF([.S449] &lt; [.N449];&quot;BETTER&quot;;IF([.S449] &gt;[.N449]*1.1;&quot;WORSE&quot;;&quot;&quot;))">
            <text:p/>
          </table:table-cell>
        </table:table-row>
        <table:table-row table:style-name="ro3">
          <table:table-cell/>
          <table:table-cell office:value-type="float" office:value="448">
            <text:p>448</text:p>
          </table:table-cell>
          <table:table-cell office:value-type="string">
            <text:p>4.33780830483027180e-01</text:p>
          </table:table-cell>
          <table:table-cell office:value-type="float" office:value="58">
            <text:p>58</text:p>
          </table:table-cell>
          <table:table-cell office:value-type="float" office:value="1.2797E-016">
            <text:p>1.28E-016</text:p>
          </table:table-cell>
          <table:table-cell office:value-type="float" office:value="0.000000000039128">
            <text:p>3.9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34213">
            <text:p>3.42E-010</text:p>
          </table:table-cell>
          <table:table-cell office:value-type="float" office:value="0.000000000039128">
            <text:p>3.9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34213">
            <text:p>3.42E-010</text:p>
          </table:table-cell>
          <table:table-cell office:value-type="float" office:value="0.000000000039128">
            <text:p>3.91E-011</text:p>
          </table:table-cell>
          <table:table-cell table:formula="of:=IF([.L450] &lt; [.H450];&quot;BETTER&quot;;IF([.L450]-2 &gt; [.H450]; &quot;WORSE&quot;;&quot;&quot;))">
            <text:p/>
          </table:table-cell>
          <table:table-cell table:formula="of:=IF([.N450] &lt; [.J450];&quot;BETTER&quot;;IF([.N450] &gt;[.J45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34213">
            <text:p>3.42E-010</text:p>
          </table:table-cell>
          <table:table-cell office:value-type="float" office:value="0.000000000039128">
            <text:p>3.91E-011</text:p>
          </table:table-cell>
          <table:table-cell table:formula="of:=IF([.Q450] &lt; [.L450];&quot;BETTER&quot;;IF([.Q450]-2 &gt; [.L450]; &quot;WORSE&quot;;&quot;&quot;))">
            <text:p/>
          </table:table-cell>
          <table:table-cell table:formula="of:=IF([.S450] &lt; [.N450];&quot;BETTER&quot;;IF([.S450] &gt;[.N450]*1.1;&quot;WORSE&quot;;&quot;&quot;))">
            <text:p/>
          </table:table-cell>
        </table:table-row>
        <table:table-row table:style-name="ro3">
          <table:table-cell/>
          <table:table-cell office:value-type="float" office:value="449">
            <text:p>449</text:p>
          </table:table-cell>
          <table:table-cell office:value-type="string">
            <text:p>1.91134908479129118e-01</text:p>
          </table:table-cell>
          <table:table-cell office:value-type="float" office:value="58">
            <text:p>58</text:p>
          </table:table-cell>
          <table:table-cell office:value-type="float" office:value="0.00000000000007798">
            <text:p>7.80E-014</text:p>
          </table:table-cell>
          <table:table-cell office:value-type="float" office:value="0.00000000010919">
            <text:p>1.09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10919">
            <text:p>1.09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10919">
            <text:p>1.09E-010</text:p>
          </table:table-cell>
          <table:table-cell table:formula="of:=IF([.L451] &lt; [.H451];&quot;BETTER&quot;;IF([.L451]-2 &gt; [.H451]; &quot;WORSE&quot;;&quot;&quot;))">
            <text:p/>
          </table:table-cell>
          <table:table-cell table:formula="of:=IF([.N451] &lt; [.J451];&quot;BETTER&quot;;IF([.N451] &gt;[.J45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10919">
            <text:p>1.09E-010</text:p>
          </table:table-cell>
          <table:table-cell table:formula="of:=IF([.Q451] &lt; [.L451];&quot;BETTER&quot;;IF([.Q451]-2 &gt; [.L451]; &quot;WORSE&quot;;&quot;&quot;))">
            <text:p/>
          </table:table-cell>
          <table:table-cell table:formula="of:=IF([.S451] &lt; [.N451];&quot;BETTER&quot;;IF([.S451] &gt;[.N451]*1.1;&quot;WORSE&quot;;&quot;&quot;))">
            <text:p/>
          </table:table-cell>
        </table:table-row>
        <table:table-row table:style-name="ro3">
          <table:table-cell/>
          <table:table-cell office:value-type="float" office:value="450">
            <text:p>450</text:p>
          </table:table-cell>
          <table:table-cell office:value-type="string">
            <text:p>4.14536805690848809e+00</text:p>
          </table:table-cell>
          <table:table-cell office:value-type="float" office:value="57">
            <text:p>57</text:p>
          </table:table-cell>
          <table:table-cell office:value-type="float" office:value="0.000000000014414">
            <text:p>1.44E-011</text:p>
          </table:table-cell>
          <table:table-cell office:value-type="float" office:value="0.0000000000020472">
            <text:p>2.05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40726">
            <text:p>4.07E-009</text:p>
          </table:table-cell>
          <table:table-cell office:value-type="float" office:value="0.0000000000020477">
            <text:p>2.05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40726">
            <text:p>4.07E-009</text:p>
          </table:table-cell>
          <table:table-cell office:value-type="float" office:value="0.0000000000020477">
            <text:p>2.05E-012</text:p>
          </table:table-cell>
          <table:table-cell table:formula="of:=IF([.L452] &lt; [.H452];&quot;BETTER&quot;;IF([.L452]-2 &gt; [.H452]; &quot;WORSE&quot;;&quot;&quot;))">
            <text:p/>
          </table:table-cell>
          <table:table-cell table:formula="of:=IF([.N452] &lt; [.J452];&quot;BETTER&quot;;IF([.N452] &gt;[.J45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40726">
            <text:p>4.07E-009</text:p>
          </table:table-cell>
          <table:table-cell office:value-type="float" office:value="0.0000000000020477">
            <text:p>2.05E-012</text:p>
          </table:table-cell>
          <table:table-cell table:formula="of:=IF([.Q452] &lt; [.L452];&quot;BETTER&quot;;IF([.Q452]-2 &gt; [.L452]; &quot;WORSE&quot;;&quot;&quot;))">
            <text:p/>
          </table:table-cell>
          <table:table-cell table:formula="of:=IF([.S452] &lt; [.N452];&quot;BETTER&quot;;IF([.S452] &gt;[.N452]*1.1;&quot;WORSE&quot;;&quot;&quot;))">
            <text:p/>
          </table:table-cell>
        </table:table-row>
        <table:table-row table:style-name="ro3">
          <table:table-cell/>
          <table:table-cell office:value-type="float" office:value="451">
            <text:p>451</text:p>
          </table:table-cell>
          <table:table-cell office:value-type="string">
            <text:p>7.34253286249392829e+01</text:p>
          </table:table-cell>
          <table:table-cell office:value-type="float" office:value="57">
            <text:p>57</text:p>
          </table:table-cell>
          <table:table-cell office:value-type="float" office:value="0.0000000000028379">
            <text:p>2.84E-012</text:p>
          </table:table-cell>
          <table:table-cell office:value-type="float" office:value="0.00000000000053437">
            <text:p>5.34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53495">
            <text:p>5.35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53495">
            <text:p>5.35E-013</text:p>
          </table:table-cell>
          <table:table-cell table:formula="of:=IF([.L453] &lt; [.H453];&quot;BETTER&quot;;IF([.L453]-2 &gt; [.H453]; &quot;WORSE&quot;;&quot;&quot;))">
            <text:p/>
          </table:table-cell>
          <table:table-cell table:formula="of:=IF([.N453] &lt; [.J453];&quot;BETTER&quot;;IF([.N453] &gt;[.J453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53495">
            <text:p>5.35E-013</text:p>
          </table:table-cell>
          <table:table-cell table:formula="of:=IF([.Q453] &lt; [.L453];&quot;BETTER&quot;;IF([.Q453]-2 &gt; [.L453]; &quot;WORSE&quot;;&quot;&quot;))">
            <text:p/>
          </table:table-cell>
          <table:table-cell table:formula="of:=IF([.S453] &lt; [.N453];&quot;BETTER&quot;;IF([.S453] &gt;[.N453]*1.1;&quot;WORSE&quot;;&quot;&quot;))">
            <text:p/>
          </table:table-cell>
        </table:table-row>
        <table:table-row table:style-name="ro3">
          <table:table-cell/>
          <table:table-cell office:value-type="float" office:value="452">
            <text:p>452</text:p>
          </table:table-cell>
          <table:table-cell office:value-type="string">
            <text:p>2.72250669052244043e-01</text:p>
          </table:table-cell>
          <table:table-cell office:value-type="float" office:value="57">
            <text:p>57</text:p>
          </table:table-cell>
          <table:table-cell office:value-type="float" office:value="0.00000000013781">
            <text:p>1.38E-010</text:p>
          </table:table-cell>
          <table:table-cell office:value-type="float" office:value="0.00000000017541">
            <text:p>1.75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1.6653E-016">
            <text:p>1.67E-016</text:p>
          </table:table-cell>
          <table:table-cell office:value-type="float" office:value="0.00000000017541">
            <text:p>1.75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1.6653E-016">
            <text:p>1.67E-016</text:p>
          </table:table-cell>
          <table:table-cell office:value-type="float" office:value="0.00000000017541">
            <text:p>1.75E-010</text:p>
          </table:table-cell>
          <table:table-cell table:formula="of:=IF([.L454] &lt; [.H454];&quot;BETTER&quot;;IF([.L454]-2 &gt; [.H454]; &quot;WORSE&quot;;&quot;&quot;))">
            <text:p/>
          </table:table-cell>
          <table:table-cell table:formula="of:=IF([.N454] &lt; [.J454];&quot;BETTER&quot;;IF([.N454] &gt;[.J454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1.6653E-016">
            <text:p>1.67E-016</text:p>
          </table:table-cell>
          <table:table-cell office:value-type="float" office:value="0.00000000017541">
            <text:p>1.75E-010</text:p>
          </table:table-cell>
          <table:table-cell table:formula="of:=IF([.Q454] &lt; [.L454];&quot;BETTER&quot;;IF([.Q454]-2 &gt; [.L454]; &quot;WORSE&quot;;&quot;&quot;))">
            <text:p/>
          </table:table-cell>
          <table:table-cell table:formula="of:=IF([.S454] &lt; [.N454];&quot;BETTER&quot;;IF([.S454] &gt;[.N454]*1.1;&quot;WORSE&quot;;&quot;&quot;))">
            <text:p/>
          </table:table-cell>
        </table:table-row>
        <table:table-row table:style-name="ro3">
          <table:table-cell/>
          <table:table-cell office:value-type="float" office:value="453">
            <text:p>453</text:p>
          </table:table-cell>
          <table:table-cell office:value-type="string">
            <text:p>8.67561660966054360e-01</text:p>
          </table:table-cell>
          <table:table-cell office:value-type="float" office:value="58">
            <text:p>58</text:p>
          </table:table-cell>
          <table:table-cell office:value-type="float" office:value="1.2797E-016">
            <text:p>1.28E-016</text:p>
          </table:table-cell>
          <table:table-cell office:value-type="float" office:value="0.000000000039128">
            <text:p>3.9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8426">
            <text:p>6.84E-010</text:p>
          </table:table-cell>
          <table:table-cell office:value-type="float" office:value="0.000000000039128">
            <text:p>3.9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8426">
            <text:p>6.84E-010</text:p>
          </table:table-cell>
          <table:table-cell office:value-type="float" office:value="0.000000000039128">
            <text:p>3.91E-011</text:p>
          </table:table-cell>
          <table:table-cell table:formula="of:=IF([.L455] &lt; [.H455];&quot;BETTER&quot;;IF([.L455]-2 &gt; [.H455]; &quot;WORSE&quot;;&quot;&quot;))">
            <text:p/>
          </table:table-cell>
          <table:table-cell table:formula="of:=IF([.N455] &lt; [.J455];&quot;BETTER&quot;;IF([.N455] &gt;[.J45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8426">
            <text:p>6.84E-010</text:p>
          </table:table-cell>
          <table:table-cell office:value-type="float" office:value="0.000000000039128">
            <text:p>3.91E-011</text:p>
          </table:table-cell>
          <table:table-cell table:formula="of:=IF([.Q455] &lt; [.L455];&quot;BETTER&quot;;IF([.Q455]-2 &gt; [.L455]; &quot;WORSE&quot;;&quot;&quot;))">
            <text:p/>
          </table:table-cell>
          <table:table-cell table:formula="of:=IF([.S455] &lt; [.N455];&quot;BETTER&quot;;IF([.S455] &gt;[.N455]*1.1;&quot;WORSE&quot;;&quot;&quot;))">
            <text:p/>
          </table:table-cell>
        </table:table-row>
        <table:table-row table:style-name="ro3">
          <table:table-cell/>
          <table:table-cell office:value-type="float" office:value="454">
            <text:p>454</text:p>
          </table:table-cell>
          <table:table-cell office:value-type="string">
            <text:p>2.83833820809153203e-01</text:p>
          </table:table-cell>
          <table:table-cell office:value-type="float" office:value="58">
            <text:p>58</text:p>
          </table:table-cell>
          <table:table-cell office:value-type="float" office:value="0.00000000000013788">
            <text:p>1.38E-013</text:p>
          </table:table-cell>
          <table:table-cell office:value-type="float" office:value="0.000000000032248">
            <text:p>3.2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4645">
            <text:p>7.46E-012</text:p>
          </table:table-cell>
          <table:table-cell office:value-type="float" office:value="0.000000000032248">
            <text:p>3.2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74645">
            <text:p>7.46E-012</text:p>
          </table:table-cell>
          <table:table-cell office:value-type="float" office:value="0.000000000032248">
            <text:p>3.22E-011</text:p>
          </table:table-cell>
          <table:table-cell table:formula="of:=IF([.L456] &lt; [.H456];&quot;BETTER&quot;;IF([.L456]-2 &gt; [.H456]; &quot;WORSE&quot;;&quot;&quot;))">
            <text:p/>
          </table:table-cell>
          <table:table-cell table:formula="of:=IF([.N456] &lt; [.J456];&quot;BETTER&quot;;IF([.N456] &gt;[.J45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74645">
            <text:p>7.46E-012</text:p>
          </table:table-cell>
          <table:table-cell office:value-type="float" office:value="0.000000000032248">
            <text:p>3.22E-011</text:p>
          </table:table-cell>
          <table:table-cell table:formula="of:=IF([.Q456] &lt; [.L456];&quot;BETTER&quot;;IF([.Q456]-2 &gt; [.L456]; &quot;WORSE&quot;;&quot;&quot;))">
            <text:p/>
          </table:table-cell>
          <table:table-cell table:formula="of:=IF([.S456] &lt; [.N456];&quot;BETTER&quot;;IF([.S456] &gt;[.N456]*1.1;&quot;WORSE&quot;;&quot;&quot;))">
            <text:p/>
          </table:table-cell>
        </table:table-row>
        <table:table-row table:style-name="ro3">
          <table:table-cell/>
          <table:table-cell office:value-type="float" office:value="455">
            <text:p>455</text:p>
          </table:table-cell>
          <table:table-cell office:value-type="string">
            <text:p>1.71828182845904531e+00</text:p>
          </table:table-cell>
          <table:table-cell office:value-type="float" office:value="58">
            <text:p>58</text:p>
          </table:table-cell>
          <table:table-cell office:value-type="float" office:value="0.000000000000019901">
            <text:p>1.99E-014</text:p>
          </table:table-cell>
          <table:table-cell office:value-type="float" office:value="0.000000000023835">
            <text:p>2.3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5417">
            <text:p>1.54E-011</text:p>
          </table:table-cell>
          <table:table-cell office:value-type="float" office:value="0.000000000023835">
            <text:p>2.3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5417">
            <text:p>1.54E-011</text:p>
          </table:table-cell>
          <table:table-cell office:value-type="float" office:value="0.000000000023835">
            <text:p>2.38E-011</text:p>
          </table:table-cell>
          <table:table-cell table:formula="of:=IF([.L457] &lt; [.H457];&quot;BETTER&quot;;IF([.L457]-2 &gt; [.H457]; &quot;WORSE&quot;;&quot;&quot;))">
            <text:p/>
          </table:table-cell>
          <table:table-cell table:formula="of:=IF([.N457] &lt; [.J457];&quot;BETTER&quot;;IF([.N457] &gt;[.J45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5417">
            <text:p>1.54E-011</text:p>
          </table:table-cell>
          <table:table-cell office:value-type="float" office:value="0.000000000023835">
            <text:p>2.38E-011</text:p>
          </table:table-cell>
          <table:table-cell table:formula="of:=IF([.Q457] &lt; [.L457];&quot;BETTER&quot;;IF([.Q457]-2 &gt; [.L457]; &quot;WORSE&quot;;&quot;&quot;))">
            <text:p/>
          </table:table-cell>
          <table:table-cell table:formula="of:=IF([.S457] &lt; [.N457];&quot;BETTER&quot;;IF([.S457] &gt;[.N457]*1.1;&quot;WORSE&quot;;&quot;&quot;))">
            <text:p/>
          </table:table-cell>
        </table:table-row>
        <table:table-row table:style-name="ro3">
          <table:table-cell/>
          <table:table-cell office:value-type="float" office:value="456">
            <text:p>456</text:p>
          </table:table-cell>
          <table:table-cell office:value-type="string">
            <text:p>-3.12944481517311690e-01</text:p>
          </table:table-cell>
          <table:table-cell office:value-type="float" office:value="57">
            <text:p>57</text:p>
          </table:table-cell>
          <table:table-cell office:value-type="float" office:value="0.00000000024523">
            <text:p>2.45E-010</text:p>
          </table:table-cell>
          <table:table-cell office:value-type="float" office:value="0.000000000055317">
            <text:p>5.53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55319">
            <text:p>5.53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55319">
            <text:p>5.53E-011</text:p>
          </table:table-cell>
          <table:table-cell table:formula="of:=IF([.L458] &lt; [.H458];&quot;BETTER&quot;;IF([.L458]-2 &gt; [.H458]; &quot;WORSE&quot;;&quot;&quot;))">
            <text:p/>
          </table:table-cell>
          <table:table-cell table:formula="of:=IF([.N458] &lt; [.J458];&quot;BETTER&quot;;IF([.N458] &gt;[.J45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55319">
            <text:p>5.53E-011</text:p>
          </table:table-cell>
          <table:table-cell table:formula="of:=IF([.Q458] &lt; [.L458];&quot;BETTER&quot;;IF([.Q458]-2 &gt; [.L458]; &quot;WORSE&quot;;&quot;&quot;))">
            <text:p/>
          </table:table-cell>
          <table:table-cell table:formula="of:=IF([.S458] &lt; [.N458];&quot;BETTER&quot;;IF([.S458] &gt;[.N458]*1.1;&quot;WORSE&quot;;&quot;&quot;))">
            <text:p/>
          </table:table-cell>
        </table:table-row>
        <table:table-row table:style-name="ro3">
          <table:table-cell/>
          <table:table-cell office:value-type="float" office:value="457">
            <text:p>457</text:p>
          </table:table-cell>
          <table:table-cell office:value-type="string">
            <text:p>3.67879441171442334e-01</text:p>
          </table:table-cell>
          <table:table-cell office:value-type="float" office:value="58">
            <text:p>58</text:p>
          </table:table-cell>
          <table:table-cell office:value-type="float" office:value="0.00000000000018666">
            <text:p>1.87E-013</text:p>
          </table:table-cell>
          <table:table-cell office:value-type="float" office:value="0.000000000077628">
            <text:p>7.7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51876">
            <text:p>5.19E-011</text:p>
          </table:table-cell>
          <table:table-cell office:value-type="float" office:value="0.000000000077628">
            <text:p>7.7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51876">
            <text:p>5.19E-011</text:p>
          </table:table-cell>
          <table:table-cell office:value-type="float" office:value="0.000000000077628">
            <text:p>7.76E-011</text:p>
          </table:table-cell>
          <table:table-cell table:formula="of:=IF([.L459] &lt; [.H459];&quot;BETTER&quot;;IF([.L459]-2 &gt; [.H459]; &quot;WORSE&quot;;&quot;&quot;))">
            <text:p/>
          </table:table-cell>
          <table:table-cell table:formula="of:=IF([.N459] &lt; [.J459];&quot;BETTER&quot;;IF([.N459] &gt;[.J45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51876">
            <text:p>5.19E-011</text:p>
          </table:table-cell>
          <table:table-cell office:value-type="float" office:value="0.000000000077628">
            <text:p>7.76E-011</text:p>
          </table:table-cell>
          <table:table-cell table:formula="of:=IF([.Q459] &lt; [.L459];&quot;BETTER&quot;;IF([.Q459]-2 &gt; [.L459]; &quot;WORSE&quot;;&quot;&quot;))">
            <text:p/>
          </table:table-cell>
          <table:table-cell table:formula="of:=IF([.S459] &lt; [.N459];&quot;BETTER&quot;;IF([.S459] &gt;[.N459]*1.1;&quot;WORSE&quot;;&quot;&quot;))">
            <text:p/>
          </table:table-cell>
        </table:table-row>
        <table:table-row table:style-name="ro3">
          <table:table-cell/>
          <table:table-cell office:value-type="float" office:value="458">
            <text:p>458</text:p>
          </table:table-cell>
          <table:table-cell office:value-type="string">
            <text:p>6.32120558828557666e-01</text:p>
          </table:table-cell>
          <table:table-cell office:value-type="float" office:value="58">
            <text:p>58</text:p>
          </table:table-cell>
          <table:table-cell office:value-type="float" office:value="0.000000000000064809">
            <text:p>6.48E-014</text:p>
          </table:table-cell>
          <table:table-cell office:value-type="float" office:value="0.000000000045177">
            <text:p>4.5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8119">
            <text:p>2.81E-011</text:p>
          </table:table-cell>
          <table:table-cell office:value-type="float" office:value="0.000000000045178">
            <text:p>4.5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8119">
            <text:p>2.81E-011</text:p>
          </table:table-cell>
          <table:table-cell office:value-type="float" office:value="0.000000000045178">
            <text:p>4.52E-011</text:p>
          </table:table-cell>
          <table:table-cell table:formula="of:=IF([.L460] &lt; [.H460];&quot;BETTER&quot;;IF([.L460]-2 &gt; [.H460]; &quot;WORSE&quot;;&quot;&quot;))">
            <text:p/>
          </table:table-cell>
          <table:table-cell table:formula="of:=IF([.N460] &lt; [.J460];&quot;BETTER&quot;;IF([.N460] &gt;[.J46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8119">
            <text:p>2.81E-011</text:p>
          </table:table-cell>
          <table:table-cell office:value-type="float" office:value="0.000000000045178">
            <text:p>4.52E-011</text:p>
          </table:table-cell>
          <table:table-cell table:formula="of:=IF([.Q460] &lt; [.L460];&quot;BETTER&quot;;IF([.Q460]-2 &gt; [.L460]; &quot;WORSE&quot;;&quot;&quot;))">
            <text:p/>
          </table:table-cell>
          <table:table-cell table:formula="of:=IF([.S460] &lt; [.N460];&quot;BETTER&quot;;IF([.S460] &gt;[.N460]*1.1;&quot;WORSE&quot;;&quot;&quot;))">
            <text:p/>
          </table:table-cell>
        </table:table-row>
        <table:table-row table:style-name="ro3">
          <table:table-cell/>
          <table:table-cell office:value-type="float" office:value="459">
            <text:p>459</text:p>
          </table:table-cell>
          <table:table-cell office:value-type="string">
            <text:p>3.64834477500966203e-01</text:p>
          </table:table-cell>
          <table:table-cell office:value-type="float" office:value="57">
            <text:p>57</text:p>
          </table:table-cell>
          <table:table-cell office:value-type="float" office:value="0.0000000011904">
            <text:p>1.19E-009</text:p>
          </table:table-cell>
          <table:table-cell office:value-type="float" office:value="0.0000000000026481">
            <text:p>2.65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9.4369E-016">
            <text:p>9.44E-016</text:p>
          </table:table-cell>
          <table:table-cell office:value-type="float" office:value="0.0000000000026484">
            <text:p>2.65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9.4369E-016">
            <text:p>9.44E-016</text:p>
          </table:table-cell>
          <table:table-cell office:value-type="float" office:value="0.0000000000026484">
            <text:p>2.65E-012</text:p>
          </table:table-cell>
          <table:table-cell table:formula="of:=IF([.L461] &lt; [.H461];&quot;BETTER&quot;;IF([.L461]-2 &gt; [.H461]; &quot;WORSE&quot;;&quot;&quot;))">
            <text:p/>
          </table:table-cell>
          <table:table-cell table:formula="of:=IF([.N461] &lt; [.J461];&quot;BETTER&quot;;IF([.N461] &gt;[.J46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9.4369E-016">
            <text:p>9.44E-016</text:p>
          </table:table-cell>
          <table:table-cell office:value-type="float" office:value="0.0000000000026484">
            <text:p>2.65E-012</text:p>
          </table:table-cell>
          <table:table-cell table:formula="of:=IF([.Q461] &lt; [.L461];&quot;BETTER&quot;;IF([.Q461]-2 &gt; [.L461]; &quot;WORSE&quot;;&quot;&quot;))">
            <text:p/>
          </table:table-cell>
          <table:table-cell table:formula="of:=IF([.S461] &lt; [.N461];&quot;BETTER&quot;;IF([.S461] &gt;[.N461]*1.1;&quot;WORSE&quot;;&quot;&quot;))">
            <text:p/>
          </table:table-cell>
        </table:table-row>
        <table:table-row table:style-name="ro3">
          <table:table-cell/>
          <table:table-cell office:value-type="float" office:value="460">
            <text:p>460</text:p>
          </table:table-cell>
          <table:table-cell office:value-type="string">
            <text:p>1.08404701155535088e+00</text:p>
          </table:table-cell>
          <table:table-cell office:value-type="float" office:value="57">
            <text:p>57</text:p>
          </table:table-cell>
          <table:table-cell office:value-type="float" office:value="0.0000000000053751">
            <text:p>5.38E-012</text:p>
          </table:table-cell>
          <table:table-cell office:value-type="float" office:value="0.000000000041187">
            <text:p>4.12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4.4409E-016">
            <text:p>4.44E-016</text:p>
          </table:table-cell>
          <table:table-cell office:value-type="float" office:value="0.000000000041187">
            <text:p>4.12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4.4409E-016">
            <text:p>4.44E-016</text:p>
          </table:table-cell>
          <table:table-cell office:value-type="float" office:value="0.000000000041187">
            <text:p>4.12E-011</text:p>
          </table:table-cell>
          <table:table-cell table:formula="of:=IF([.L462] &lt; [.H462];&quot;BETTER&quot;;IF([.L462]-2 &gt; [.H462]; &quot;WORSE&quot;;&quot;&quot;))">
            <text:p/>
          </table:table-cell>
          <table:table-cell table:formula="of:=IF([.N462] &lt; [.J462];&quot;BETTER&quot;;IF([.N462] &gt;[.J462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4.4409E-016">
            <text:p>4.44E-016</text:p>
          </table:table-cell>
          <table:table-cell office:value-type="float" office:value="0.000000000041187">
            <text:p>4.12E-011</text:p>
          </table:table-cell>
          <table:table-cell table:formula="of:=IF([.Q462] &lt; [.L462];&quot;BETTER&quot;;IF([.Q462]-2 &gt; [.L462]; &quot;WORSE&quot;;&quot;&quot;))">
            <text:p/>
          </table:table-cell>
          <table:table-cell table:formula="of:=IF([.S462] &lt; [.N462];&quot;BETTER&quot;;IF([.S462] &gt;[.N462]*1.1;&quot;WORSE&quot;;&quot;&quot;))">
            <text:p/>
          </table:table-cell>
        </table:table-row>
        <table:table-row table:style-name="ro3">
          <table:table-cell/>
          <table:table-cell office:value-type="float" office:value="461">
            <text:p>461</text:p>
          </table:table-cell>
          <table:table-cell office:value-type="string">
            <text:p>1.48650077978372763e-01</text:p>
          </table:table-cell>
          <table:table-cell office:value-type="float" office:value="58">
            <text:p>58</text:p>
          </table:table-cell>
          <table:table-cell office:value-type="float" office:value="0.00000000000010998">
            <text:p>1.10E-013</text:p>
          </table:table-cell>
          <table:table-cell office:value-type="float" office:value="0.00000000014549">
            <text:p>1.45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14549">
            <text:p>1.45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14549">
            <text:p>1.45E-010</text:p>
          </table:table-cell>
          <table:table-cell table:formula="of:=IF([.L463] &lt; [.H463];&quot;BETTER&quot;;IF([.L463]-2 &gt; [.H463]; &quot;WORSE&quot;;&quot;&quot;))">
            <text:p/>
          </table:table-cell>
          <table:table-cell table:formula="of:=IF([.N463] &lt; [.J463];&quot;BETTER&quot;;IF([.N463] &gt;[.J46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14549">
            <text:p>1.45E-010</text:p>
          </table:table-cell>
          <table:table-cell table:formula="of:=IF([.Q463] &lt; [.L463];&quot;BETTER&quot;;IF([.Q463]-2 &gt; [.L463]; &quot;WORSE&quot;;&quot;&quot;))">
            <text:p/>
          </table:table-cell>
          <table:table-cell table:formula="of:=IF([.S463] &lt; [.N463];&quot;BETTER&quot;;IF([.S463] &gt;[.N463]*1.1;&quot;WORSE&quot;;&quot;&quot;))">
            <text:p/>
          </table:table-cell>
        </table:table-row>
        <table:table-row table:style-name="ro3">
          <table:table-cell/>
          <table:table-cell office:value-type="float" office:value="462">
            <text:p>462</text:p>
          </table:table-cell>
          <table:table-cell office:value-type="string">
            <text:p>1.90790965485720054e-01</text:p>
          </table:table-cell>
          <table:table-cell office:value-type="float" office:value="56">
            <text:p>56</text:p>
          </table:table-cell>
          <table:table-cell office:value-type="float" office:value="0.00000000000011667">
            <text:p>1.17E-013</text:p>
          </table:table-cell>
          <table:table-cell office:value-type="float" office:value="0.000000000075135">
            <text:p>7.5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74846">
            <text:p>7.4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74846">
            <text:p>7.48E-011</text:p>
          </table:table-cell>
          <table:table-cell table:formula="of:=IF([.L464] &lt; [.H464];&quot;BETTER&quot;;IF([.L464]-2 &gt; [.H464]; &quot;WORSE&quot;;&quot;&quot;))">
            <text:p/>
          </table:table-cell>
          <table:table-cell table:formula="of:=IF([.N464] &lt; [.J464];&quot;BETTER&quot;;IF([.N464] &gt;[.J46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74846">
            <text:p>7.48E-011</text:p>
          </table:table-cell>
          <table:table-cell table:formula="of:=IF([.Q464] &lt; [.L464];&quot;BETTER&quot;;IF([.Q464]-2 &gt; [.L464]; &quot;WORSE&quot;;&quot;&quot;))">
            <text:p/>
          </table:table-cell>
          <table:table-cell table:formula="of:=IF([.S464] &lt; [.N464];&quot;BETTER&quot;;IF([.S464] &gt;[.N464]*1.1;&quot;WORSE&quot;;&quot;&quot;))">
            <text:p/>
          </table:table-cell>
        </table:table-row>
        <table:table-row table:style-name="ro3">
          <table:table-cell/>
          <table:table-cell office:value-type="float" office:value="463">
            <text:p>463</text:p>
          </table:table-cell>
          <table:table-cell office:value-type="string">
            <text:p>3.03161896573113376e-02</text:p>
          </table:table-cell>
          <table:table-cell office:value-type="float" office:value="58">
            <text:p>58</text:p>
          </table:table-cell>
          <table:table-cell office:value-type="float" office:value="0.0000000000045495">
            <text:p>4.55E-012</text:p>
          </table:table-cell>
          <table:table-cell office:value-type="float" office:value="0.0000000014081">
            <text:p>1.41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1.0408E-017">
            <text:p>1.04E-017</text:p>
          </table:table-cell>
          <table:table-cell office:value-type="float" office:value="0.0000000014081">
            <text:p>1.41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1.0408E-017">
            <text:p>1.04E-017</text:p>
          </table:table-cell>
          <table:table-cell office:value-type="float" office:value="0.0000000014081">
            <text:p>1.41E-009</text:p>
          </table:table-cell>
          <table:table-cell table:formula="of:=IF([.L465] &lt; [.H465];&quot;BETTER&quot;;IF([.L465]-2 &gt; [.H465]; &quot;WORSE&quot;;&quot;&quot;))">
            <text:p/>
          </table:table-cell>
          <table:table-cell table:formula="of:=IF([.N465] &lt; [.J465];&quot;BETTER&quot;;IF([.N465] &gt;[.J46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9389E-018">
            <text:p>6.94E-018</text:p>
          </table:table-cell>
          <table:table-cell office:value-type="float" office:value="0.0000000014081">
            <text:p>1.41E-009</text:p>
          </table:table-cell>
          <table:table-cell table:formula="of:=IF([.Q465] &lt; [.L465];&quot;BETTER&quot;;IF([.Q465]-2 &gt; [.L465]; &quot;WORSE&quot;;&quot;&quot;))">
            <text:p/>
          </table:table-cell>
          <table:table-cell table:formula="of:=IF([.S465] &lt; [.N465];&quot;BETTER&quot;;IF([.S465] &gt;[.N465]*1.1;&quot;WORSE&quot;;&quot;&quot;))">
            <text:p/>
          </table:table-cell>
        </table:table-row>
        <table:table-row table:style-name="ro3">
          <table:table-cell/>
          <table:table-cell office:value-type="float" office:value="464">
            <text:p>464</text:p>
          </table:table-cell>
          <table:table-cell office:value-type="string">
            <text:p>3.91118023549065330e-01</text:p>
          </table:table-cell>
          <table:table-cell office:value-type="float" office:value="58">
            <text:p>58</text:p>
          </table:table-cell>
          <table:table-cell office:value-type="float" office:value="0.0000000000083247">
            <text:p>8.32E-012</text:p>
          </table:table-cell>
          <table:table-cell office:value-type="float" office:value="0.00000000012545">
            <text:p>1.25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779">
            <text:p>2.18E-010</text:p>
          </table:table-cell>
          <table:table-cell office:value-type="float" office:value="0.00000000012545">
            <text:p>1.25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779">
            <text:p>2.18E-010</text:p>
          </table:table-cell>
          <table:table-cell office:value-type="float" office:value="0.00000000012545">
            <text:p>1.25E-010</text:p>
          </table:table-cell>
          <table:table-cell table:formula="of:=IF([.L466] &lt; [.H466];&quot;BETTER&quot;;IF([.L466]-2 &gt; [.H466]; &quot;WORSE&quot;;&quot;&quot;))">
            <text:p/>
          </table:table-cell>
          <table:table-cell table:formula="of:=IF([.N466] &lt; [.J466];&quot;BETTER&quot;;IF([.N466] &gt;[.J46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1779">
            <text:p>2.18E-010</text:p>
          </table:table-cell>
          <table:table-cell office:value-type="float" office:value="0.00000000012545">
            <text:p>1.25E-010</text:p>
          </table:table-cell>
          <table:table-cell table:formula="of:=IF([.Q466] &lt; [.L466];&quot;BETTER&quot;;IF([.Q466]-2 &gt; [.L466]; &quot;WORSE&quot;;&quot;&quot;))">
            <text:p/>
          </table:table-cell>
          <table:table-cell table:formula="of:=IF([.S466] &lt; [.N466];&quot;BETTER&quot;;IF([.S466] &gt;[.N466]*1.1;&quot;WORSE&quot;;&quot;&quot;))">
            <text:p/>
          </table:table-cell>
        </table:table-row>
        <table:table-row table:style-name="ro3">
          <table:table-cell/>
          <table:table-cell office:value-type="float" office:value="465">
            <text:p>465</text:p>
          </table:table-cell>
          <table:table-cell office:value-type="string">
            <text:p>1.78000135825859518e+00</text:p>
          </table:table-cell>
          <table:table-cell office:value-type="float" office:value="58">
            <text:p>58</text:p>
          </table:table-cell>
          <table:table-cell office:value-type="float" office:value="0.00000000017079">
            <text:p>1.71E-010</text:p>
          </table:table-cell>
          <table:table-cell office:value-type="float" office:value="0.000000000023262">
            <text:p>2.3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23261">
            <text:p>2.3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23261">
            <text:p>2.33E-011</text:p>
          </table:table-cell>
          <table:table-cell table:formula="of:=IF([.L467] &lt; [.H467];&quot;BETTER&quot;;IF([.L467]-2 &gt; [.H467]; &quot;WORSE&quot;;&quot;&quot;))">
            <text:p/>
          </table:table-cell>
          <table:table-cell table:formula="of:=IF([.N467] &lt; [.J467];&quot;BETTER&quot;;IF([.N467] &gt;[.J46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23261">
            <text:p>2.33E-011</text:p>
          </table:table-cell>
          <table:table-cell table:formula="of:=IF([.Q467] &lt; [.L467];&quot;BETTER&quot;;IF([.Q467]-2 &gt; [.L467]; &quot;WORSE&quot;;&quot;&quot;))">
            <text:p/>
          </table:table-cell>
          <table:table-cell table:formula="of:=IF([.S467] &lt; [.N467];&quot;BETTER&quot;;IF([.S467] &gt;[.N467]*1.1;&quot;WORSE&quot;;&quot;&quot;))">
            <text:p/>
          </table:table-cell>
        </table:table-row>
        <table:table-row table:style-name="ro3">
          <table:table-cell/>
          <table:table-cell office:value-type="float" office:value="466">
            <text:p>466</text:p>
          </table:table-cell>
          <table:table-cell office:value-type="string">
            <text:p>1.01416245187176984e-01</text:p>
          </table:table-cell>
          <table:table-cell office:value-type="float" office:value="57">
            <text:p>57</text:p>
          </table:table-cell>
          <table:table-cell office:value-type="float" office:value="0.0000000000040786">
            <text:p>4.08E-012</text:p>
          </table:table-cell>
          <table:table-cell office:value-type="float" office:value="0.00000000012644">
            <text:p>1.26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13231">
            <text:p>1.32E-010</text:p>
          </table:table-cell>
          <table:table-cell office:value-type="float" office:value="0.00000000012644">
            <text:p>1.26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13231">
            <text:p>1.32E-010</text:p>
          </table:table-cell>
          <table:table-cell office:value-type="float" office:value="0.00000000012644">
            <text:p>1.26E-010</text:p>
          </table:table-cell>
          <table:table-cell table:formula="of:=IF([.L468] &lt; [.H468];&quot;BETTER&quot;;IF([.L468]-2 &gt; [.H468]; &quot;WORSE&quot;;&quot;&quot;))">
            <text:p/>
          </table:table-cell>
          <table:table-cell table:formula="of:=IF([.N468] &lt; [.J468];&quot;BETTER&quot;;IF([.N468] &gt;[.J468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13231">
            <text:p>1.32E-010</text:p>
          </table:table-cell>
          <table:table-cell office:value-type="float" office:value="0.00000000012644">
            <text:p>1.26E-010</text:p>
          </table:table-cell>
          <table:table-cell table:formula="of:=IF([.Q468] &lt; [.L468];&quot;BETTER&quot;;IF([.Q468]-2 &gt; [.L468]; &quot;WORSE&quot;;&quot;&quot;))">
            <text:p/>
          </table:table-cell>
          <table:table-cell table:formula="of:=IF([.S468] &lt; [.N468];&quot;BETTER&quot;;IF([.S468] &gt;[.N468]*1.1;&quot;WORSE&quot;;&quot;&quot;))">
            <text:p/>
          </table:table-cell>
        </table:table-row>
        <table:table-row table:style-name="ro3">
          <table:table-cell/>
          <table:table-cell office:value-type="float" office:value="467">
            <text:p>467</text:p>
          </table:table-cell>
          <table:table-cell office:value-type="string">
            <text:p>2.93472201258882404e+00</text:p>
          </table:table-cell>
          <table:table-cell office:value-type="float" office:value="57">
            <text:p>57</text:p>
          </table:table-cell>
          <table:table-cell office:value-type="float" office:value="0.000000000000011864">
            <text:p>1.19E-014</text:p>
          </table:table-cell>
          <table:table-cell office:value-type="float" office:value="0.0000000000038056">
            <text:p>3.81E-012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090047">
            <text:p>9.00E-012</text:p>
          </table:table-cell>
          <table:table-cell office:value-type="float" office:value="0.0000000000038082">
            <text:p>3.81E-012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090047">
            <text:p>9.00E-012</text:p>
          </table:table-cell>
          <table:table-cell office:value-type="float" office:value="0.0000000000038082">
            <text:p>3.81E-012</text:p>
          </table:table-cell>
          <table:table-cell table:formula="of:=IF([.L469] &lt; [.H469];&quot;BETTER&quot;;IF([.L469]-2 &gt; [.H469]; &quot;WORSE&quot;;&quot;&quot;))">
            <text:p/>
          </table:table-cell>
          <table:table-cell table:formula="of:=IF([.N469] &lt; [.J469];&quot;BETTER&quot;;IF([.N469] &gt;[.J469]*1.1;&quot;WORSE&quot;;&quot;&quot;))">
            <text:p/>
          </table:table-cell>
          <table:table-cell office:value-type="float" office:value="49">
            <text:p>49</text:p>
          </table:table-cell>
          <table:table-cell office:value-type="float" office:value="0.0000000000090047">
            <text:p>9.00E-012</text:p>
          </table:table-cell>
          <table:table-cell office:value-type="float" office:value="0.0000000000038082">
            <text:p>3.81E-012</text:p>
          </table:table-cell>
          <table:table-cell table:formula="of:=IF([.Q469] &lt; [.L469];&quot;BETTER&quot;;IF([.Q469]-2 &gt; [.L469]; &quot;WORSE&quot;;&quot;&quot;))">
            <text:p/>
          </table:table-cell>
          <table:table-cell table:formula="of:=IF([.S469] &lt; [.N469];&quot;BETTER&quot;;IF([.S469] &gt;[.N469]*1.1;&quot;WORSE&quot;;&quot;&quot;))">
            <text:p/>
          </table:table-cell>
        </table:table-row>
        <table:table-row table:style-name="ro3">
          <table:table-cell/>
          <table:table-cell office:value-type="float" office:value="468">
            <text:p>468</text:p>
          </table:table-cell>
          <table:table-cell office:value-type="string">
            <text:p>4.42592275345097708e-01</text:p>
          </table:table-cell>
          <table:table-cell office:value-type="float" office:value="56">
            <text:p>56</text:p>
          </table:table-cell>
          <table:table-cell office:value-type="float" office:value="0.0000000000064803">
            <text:p>6.48E-012</text:p>
          </table:table-cell>
          <table:table-cell office:value-type="float" office:value="0.00000000010263">
            <text:p>1.03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2371">
            <text:p>2.24E-010</text:p>
          </table:table-cell>
          <table:table-cell office:value-type="float" office:value="0.00000000010189">
            <text:p>1.02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2371">
            <text:p>2.24E-010</text:p>
          </table:table-cell>
          <table:table-cell office:value-type="float" office:value="0.00000000010189">
            <text:p>1.02E-010</text:p>
          </table:table-cell>
          <table:table-cell table:formula="of:=IF([.L470] &lt; [.H470];&quot;BETTER&quot;;IF([.L470]-2 &gt; [.H470]; &quot;WORSE&quot;;&quot;&quot;))">
            <text:p/>
          </table:table-cell>
          <table:table-cell table:formula="of:=IF([.N470] &lt; [.J470];&quot;BETTER&quot;;IF([.N470] &gt;[.J47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2371">
            <text:p>2.24E-010</text:p>
          </table:table-cell>
          <table:table-cell office:value-type="float" office:value="0.00000000010189">
            <text:p>1.02E-010</text:p>
          </table:table-cell>
          <table:table-cell table:formula="of:=IF([.Q470] &lt; [.L470];&quot;BETTER&quot;;IF([.Q470]-2 &gt; [.L470]; &quot;WORSE&quot;;&quot;&quot;))">
            <text:p/>
          </table:table-cell>
          <table:table-cell table:formula="of:=IF([.S470] &lt; [.N470];&quot;BETTER&quot;;IF([.S470] &gt;[.N470]*1.1;&quot;WORSE&quot;;&quot;&quot;))">
            <text:p/>
          </table:table-cell>
        </table:table-row>
        <table:table-row table:style-name="ro3">
          <table:table-cell/>
          <table:table-cell office:value-type="float" office:value="469">
            <text:p>469</text:p>
          </table:table-cell>
          <table:table-cell office:value-type="string">
            <text:p>-7.00749489116150537e-01</text:p>
          </table:table-cell>
          <table:table-cell office:value-type="float" office:value="55">
            <text:p>55</text:p>
          </table:table-cell>
          <table:table-cell office:value-type="float" office:value="0.0000000000020633">
            <text:p>2.06E-012</text:p>
          </table:table-cell>
          <table:table-cell office:value-type="float" office:value="0.0000000000229">
            <text:p>2.29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2375">
            <text:p>2.24E-011</text:p>
          </table:table-cell>
          <table:table-cell office:value-type="float" office:value="0.000000000023048">
            <text:p>2.30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2375">
            <text:p>2.24E-011</text:p>
          </table:table-cell>
          <table:table-cell office:value-type="float" office:value="0.000000000023048">
            <text:p>2.30E-011</text:p>
          </table:table-cell>
          <table:table-cell table:formula="of:=IF([.L471] &lt; [.H471];&quot;BETTER&quot;;IF([.L471]-2 &gt; [.H471]; &quot;WORSE&quot;;&quot;&quot;))">
            <text:p/>
          </table:table-cell>
          <table:table-cell table:formula="of:=IF([.N471] &lt; [.J471];&quot;BETTER&quot;;IF([.N471] &gt;[.J471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22375">
            <text:p>2.24E-011</text:p>
          </table:table-cell>
          <table:table-cell office:value-type="float" office:value="0.000000000023048">
            <text:p>2.30E-011</text:p>
          </table:table-cell>
          <table:table-cell table:formula="of:=IF([.Q471] &lt; [.L471];&quot;BETTER&quot;;IF([.Q471]-2 &gt; [.L471]; &quot;WORSE&quot;;&quot;&quot;))">
            <text:p/>
          </table:table-cell>
          <table:table-cell table:formula="of:=IF([.S471] &lt; [.N471];&quot;BETTER&quot;;IF([.S471] &gt;[.N471]*1.1;&quot;WORSE&quot;;&quot;&quot;))">
            <text:p/>
          </table:table-cell>
        </table:table-row>
        <table:table-row table:style-name="ro3">
          <table:table-cell/>
          <table:table-cell office:value-type="float" office:value="470">
            <text:p>470</text:p>
          </table:table-cell>
          <table:table-cell office:value-type="string">
            <text:p>-6.72223173964706655e-01</text:p>
          </table:table-cell>
          <table:table-cell office:value-type="float" office:value="58">
            <text:p>58</text:p>
          </table:table-cell>
          <table:table-cell office:value-type="float" office:value="0.000000000014256">
            <text:p>1.43E-011</text:p>
          </table:table-cell>
          <table:table-cell office:value-type="float" office:value="0.000000000052504">
            <text:p>5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7119">
            <text:p>6.71E-010</text:p>
          </table:table-cell>
          <table:table-cell office:value-type="float" office:value="0.000000000052502">
            <text:p>5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7119">
            <text:p>6.71E-010</text:p>
          </table:table-cell>
          <table:table-cell office:value-type="float" office:value="0.000000000052502">
            <text:p>5.25E-011</text:p>
          </table:table-cell>
          <table:table-cell table:formula="of:=IF([.L472] &lt; [.H472];&quot;BETTER&quot;;IF([.L472]-2 &gt; [.H472]; &quot;WORSE&quot;;&quot;&quot;))">
            <text:p/>
          </table:table-cell>
          <table:table-cell table:formula="of:=IF([.N472] &lt; [.J472];&quot;BETTER&quot;;IF([.N472] &gt;[.J47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7119">
            <text:p>6.71E-010</text:p>
          </table:table-cell>
          <table:table-cell office:value-type="float" office:value="0.000000000052502">
            <text:p>5.25E-011</text:p>
          </table:table-cell>
          <table:table-cell table:formula="of:=IF([.Q472] &lt; [.L472];&quot;BETTER&quot;;IF([.Q472]-2 &gt; [.L472]; &quot;WORSE&quot;;&quot;&quot;))">
            <text:p/>
          </table:table-cell>
          <table:table-cell table:formula="of:=IF([.S472] &lt; [.N472];&quot;BETTER&quot;;IF([.S472] &gt;[.N472]*1.1;&quot;WORSE&quot;;&quot;&quot;))">
            <text:p/>
          </table:table-cell>
        </table:table-row>
        <table:table-row table:style-name="ro3">
          <table:table-cell/>
          <table:table-cell office:value-type="float" office:value="471">
            <text:p>471</text:p>
          </table:table-cell>
          <table:table-cell office:value-type="string">
            <text:p>9.08200177677606857e-01</text:p>
          </table:table-cell>
          <table:table-cell office:value-type="float" office:value="57">
            <text:p>57</text:p>
          </table:table-cell>
          <table:table-cell office:value-type="float" office:value="0.00000000000003924">
            <text:p>3.92E-014</text:p>
          </table:table-cell>
          <table:table-cell office:value-type="float" office:value="0.000000000024657">
            <text:p>2.47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52238">
            <text:p>5.22E-012</text:p>
          </table:table-cell>
          <table:table-cell office:value-type="float" office:value="0.000000000024657">
            <text:p>2.47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52238">
            <text:p>5.22E-012</text:p>
          </table:table-cell>
          <table:table-cell office:value-type="float" office:value="0.000000000024657">
            <text:p>2.47E-011</text:p>
          </table:table-cell>
          <table:table-cell table:formula="of:=IF([.L473] &lt; [.H473];&quot;BETTER&quot;;IF([.L473]-2 &gt; [.H473]; &quot;WORSE&quot;;&quot;&quot;))">
            <text:p/>
          </table:table-cell>
          <table:table-cell table:formula="of:=IF([.N473] &lt; [.J473];&quot;BETTER&quot;;IF([.N473] &gt;[.J473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52237">
            <text:p>5.22E-012</text:p>
          </table:table-cell>
          <table:table-cell office:value-type="float" office:value="0.000000000024657">
            <text:p>2.47E-011</text:p>
          </table:table-cell>
          <table:table-cell table:formula="of:=IF([.Q473] &lt; [.L473];&quot;BETTER&quot;;IF([.Q473]-2 &gt; [.L473]; &quot;WORSE&quot;;&quot;&quot;))">
            <text:p/>
          </table:table-cell>
          <table:table-cell table:formula="of:=IF([.S473] &lt; [.N473];&quot;BETTER&quot;;IF([.S473] &gt;[.N473]*1.1;&quot;WORSE&quot;;&quot;&quot;))">
            <text:p/>
          </table:table-cell>
        </table:table-row>
        <table:table-row table:style-name="ro3">
          <table:table-cell/>
          <table:table-cell office:value-type="float" office:value="472">
            <text:p>472</text:p>
          </table:table-cell>
          <table:table-cell office:value-type="string">
            <text:p>8.44466015672369230e-01</text:p>
          </table:table-cell>
          <table:table-cell office:value-type="float" office:value="58">
            <text:p>58</text:p>
          </table:table-cell>
          <table:table-cell office:value-type="float" office:value="3.4182E-015">
            <text:p>3.42E-015</text:p>
          </table:table-cell>
          <table:table-cell office:value-type="float" office:value="0.00000000003272">
            <text:p>3.2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8303">
            <text:p>2.83E-011</text:p>
          </table:table-cell>
          <table:table-cell office:value-type="float" office:value="0.00000000003272">
            <text:p>3.2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8303">
            <text:p>2.83E-011</text:p>
          </table:table-cell>
          <table:table-cell office:value-type="float" office:value="0.00000000003272">
            <text:p>3.27E-011</text:p>
          </table:table-cell>
          <table:table-cell table:formula="of:=IF([.L474] &lt; [.H474];&quot;BETTER&quot;;IF([.L474]-2 &gt; [.H474]; &quot;WORSE&quot;;&quot;&quot;))">
            <text:p/>
          </table:table-cell>
          <table:table-cell table:formula="of:=IF([.N474] &lt; [.J474];&quot;BETTER&quot;;IF([.N474] &gt;[.J47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8303">
            <text:p>2.83E-011</text:p>
          </table:table-cell>
          <table:table-cell office:value-type="float" office:value="0.00000000003272">
            <text:p>3.27E-011</text:p>
          </table:table-cell>
          <table:table-cell table:formula="of:=IF([.Q474] &lt; [.L474];&quot;BETTER&quot;;IF([.Q474]-2 &gt; [.L474]; &quot;WORSE&quot;;&quot;&quot;))">
            <text:p/>
          </table:table-cell>
          <table:table-cell table:formula="of:=IF([.S474] &lt; [.N474];&quot;BETTER&quot;;IF([.S474] &gt;[.N474]*1.1;&quot;WORSE&quot;;&quot;&quot;))">
            <text:p/>
          </table:table-cell>
        </table:table-row>
        <table:table-row table:style-name="ro3">
          <table:table-cell/>
          <table:table-cell office:value-type="float" office:value="473">
            <text:p>473</text:p>
          </table:table-cell>
          <table:table-cell office:value-type="string">
            <text:p>9.66710748100356621e-01</text:p>
          </table:table-cell>
          <table:table-cell office:value-type="float" office:value="58">
            <text:p>58</text:p>
          </table:table-cell>
          <table:table-cell office:value-type="float" office:value="0.000000000000031468">
            <text:p>3.15E-014</text:p>
          </table:table-cell>
          <table:table-cell office:value-type="float" office:value="0.00000000000036877">
            <text:p>3.69E-013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92631">
            <text:p>9.26E-011</text:p>
          </table:table-cell>
          <table:table-cell office:value-type="float" office:value="0.00000000000036888">
            <text:p>3.69E-013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92631">
            <text:p>9.26E-011</text:p>
          </table:table-cell>
          <table:table-cell office:value-type="float" office:value="0.00000000000036888">
            <text:p>3.69E-013</text:p>
          </table:table-cell>
          <table:table-cell table:formula="of:=IF([.L475] &lt; [.H475];&quot;BETTER&quot;;IF([.L475]-2 &gt; [.H475]; &quot;WORSE&quot;;&quot;&quot;))">
            <text:p/>
          </table:table-cell>
          <table:table-cell table:formula="of:=IF([.N475] &lt; [.J475];&quot;BETTER&quot;;IF([.N475] &gt;[.J47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92631">
            <text:p>9.26E-011</text:p>
          </table:table-cell>
          <table:table-cell office:value-type="float" office:value="0.000000000000369">
            <text:p>3.69E-013</text:p>
          </table:table-cell>
          <table:table-cell table:formula="of:=IF([.Q475] &lt; [.L475];&quot;BETTER&quot;;IF([.Q475]-2 &gt; [.L475]; &quot;WORSE&quot;;&quot;&quot;))">
            <text:p/>
          </table:table-cell>
          <table:table-cell table:formula="of:=IF([.S475] &lt; [.N475];&quot;BETTER&quot;;IF([.S475] &gt;[.N475]*1.1;&quot;WORSE&quot;;&quot;&quot;))">
            <text:p/>
          </table:table-cell>
        </table:table-row>
        <table:table-row table:style-name="ro3">
          <table:table-cell/>
          <table:table-cell office:value-type="float" office:value="474">
            <text:p>474</text:p>
          </table:table-cell>
          <table:table-cell office:value-type="string">
            <text:p>9.64934760891940746e-01</text:p>
          </table:table-cell>
          <table:table-cell office:value-type="float" office:value="56">
            <text:p>56</text:p>
          </table:table-cell>
          <table:table-cell office:value-type="float" office:value="0.000000000012834">
            <text:p>1.28E-011</text:p>
          </table:table-cell>
          <table:table-cell office:value-type="float" office:value="0.0000000000091497">
            <text:p>9.1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1.6653E-016">
            <text:p>1.67E-016</text:p>
          </table:table-cell>
          <table:table-cell office:value-type="float" office:value="0.0000000000083521">
            <text:p>8.3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1.6653E-016">
            <text:p>1.67E-016</text:p>
          </table:table-cell>
          <table:table-cell office:value-type="float" office:value="0.0000000000083521">
            <text:p>8.35E-012</text:p>
          </table:table-cell>
          <table:table-cell table:formula="of:=IF([.L476] &lt; [.H476];&quot;BETTER&quot;;IF([.L476]-2 &gt; [.H476]; &quot;WORSE&quot;;&quot;&quot;))">
            <text:p/>
          </table:table-cell>
          <table:table-cell table:formula="of:=IF([.N476] &lt; [.J476];&quot;BETTER&quot;;IF([.N476] &gt;[.J47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83521">
            <text:p>8.35E-012</text:p>
          </table:table-cell>
          <table:table-cell table:formula="of:=IF([.Q476] &lt; [.L476];&quot;BETTER&quot;;IF([.Q476]-2 &gt; [.L476]; &quot;WORSE&quot;;&quot;&quot;))">
            <text:p/>
          </table:table-cell>
          <table:table-cell table:formula="of:=IF([.S476] &lt; [.N476];&quot;BETTER&quot;;IF([.S476] &gt;[.N476]*1.1;&quot;WORSE&quot;;&quot;&quot;))">
            <text:p/>
          </table:table-cell>
        </table:table-row>
        <table:table-row table:style-name="ro3">
          <table:table-cell/>
          <table:table-cell office:value-type="float" office:value="475">
            <text:p>475</text:p>
          </table:table-cell>
          <table:table-cell office:value-type="string">
            <text:p>6.96711259706121688e-01</text:p>
          </table:table-cell>
          <table:table-cell office:value-type="float" office:value="56">
            <text:p>56</text:p>
          </table:table-cell>
          <table:table-cell office:value-type="float" office:value="0.0000000000059592">
            <text:p>5.96E-012</text:p>
          </table:table-cell>
          <table:table-cell office:value-type="float" office:value="0.0000000000084184">
            <text:p>8.42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87865">
            <text:p>8.7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87865">
            <text:p>8.79E-012</text:p>
          </table:table-cell>
          <table:table-cell table:formula="of:=IF([.L477] &lt; [.H477];&quot;BETTER&quot;;IF([.L477]-2 &gt; [.H477]; &quot;WORSE&quot;;&quot;&quot;))">
            <text:p/>
          </table:table-cell>
          <table:table-cell table:formula="of:=IF([.N477] &lt; [.J477];&quot;BETTER&quot;;IF([.N477] &gt;[.J47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3267E-017">
            <text:p>8.33E-017</text:p>
          </table:table-cell>
          <table:table-cell office:value-type="float" office:value="0.0000000000087865">
            <text:p>8.79E-012</text:p>
          </table:table-cell>
          <table:table-cell table:formula="of:=IF([.Q477] &lt; [.L477];&quot;BETTER&quot;;IF([.Q477]-2 &gt; [.L477]; &quot;WORSE&quot;;&quot;&quot;))">
            <text:p/>
          </table:table-cell>
          <table:table-cell table:formula="of:=IF([.S477] &lt; [.N477];&quot;BETTER&quot;;IF([.S477] &gt;[.N477]*1.1;&quot;WORSE&quot;;&quot;&quot;))">
            <text:p/>
          </table:table-cell>
        </table:table-row>
        <table:table-row table:style-name="ro3">
          <table:table-cell/>
          <table:table-cell office:value-type="float" office:value="476">
            <text:p>476</text:p>
          </table:table-cell>
          <table:table-cell office:value-type="string">
            <text:p>-1.28291942774830581e-01</text:p>
          </table:table-cell>
          <table:table-cell office:value-type="float" office:value="59">
            <text:p>59</text:p>
          </table:table-cell>
          <table:table-cell office:value-type="float" office:value="0.0000000027435">
            <text:p>2.74E-009</text:p>
          </table:table-cell>
          <table:table-cell office:value-type="float" office:value="0.00000000019619">
            <text:p>1.96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4055">
            <text:p>1.41E-013</text:p>
          </table:table-cell>
          <table:table-cell office:value-type="float" office:value="0.00000000019619">
            <text:p>1.96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4055">
            <text:p>1.41E-013</text:p>
          </table:table-cell>
          <table:table-cell office:value-type="float" office:value="0.00000000019619">
            <text:p>1.96E-010</text:p>
          </table:table-cell>
          <table:table-cell table:formula="of:=IF([.L478] &lt; [.H478];&quot;BETTER&quot;;IF([.L478]-2 &gt; [.H478]; &quot;WORSE&quot;;&quot;&quot;))">
            <text:p/>
          </table:table-cell>
          <table:table-cell table:formula="of:=IF([.N478] &lt; [.J478];&quot;BETTER&quot;;IF([.N478] &gt;[.J47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4055">
            <text:p>1.41E-013</text:p>
          </table:table-cell>
          <table:table-cell office:value-type="float" office:value="0.00000000019619">
            <text:p>1.96E-010</text:p>
          </table:table-cell>
          <table:table-cell table:formula="of:=IF([.Q478] &lt; [.L478];&quot;BETTER&quot;;IF([.Q478]-2 &gt; [.L478]; &quot;WORSE&quot;;&quot;&quot;))">
            <text:p/>
          </table:table-cell>
          <table:table-cell table:formula="of:=IF([.S478] &lt; [.N478];&quot;BETTER&quot;;IF([.S478] &gt;[.N478]*1.1;&quot;WORSE&quot;;&quot;&quot;))">
            <text:p/>
          </table:table-cell>
        </table:table-row>
        <table:table-row table:style-name="ro3">
          <table:table-cell/>
          <table:table-cell office:value-type="float" office:value="477">
            <text:p>477</text:p>
          </table:table-cell>
          <table:table-cell office:value-type="string">
            <text:p>-1.74295011871843181e-01</text:p>
          </table:table-cell>
          <table:table-cell office:value-type="float" office:value="58">
            <text:p>58</text:p>
          </table:table-cell>
          <table:table-cell office:value-type="float" office:value="0.0000000022546">
            <text:p>2.25E-009</text:p>
          </table:table-cell>
          <table:table-cell office:value-type="float" office:value="0.00000000016155">
            <text:p>1.62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7644">
            <text:p>1.76E-013</text:p>
          </table:table-cell>
          <table:table-cell office:value-type="float" office:value="0.00000000016155">
            <text:p>1.62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7644">
            <text:p>1.76E-013</text:p>
          </table:table-cell>
          <table:table-cell office:value-type="float" office:value="0.00000000016155">
            <text:p>1.62E-010</text:p>
          </table:table-cell>
          <table:table-cell table:formula="of:=IF([.L479] &lt; [.H479];&quot;BETTER&quot;;IF([.L479]-2 &gt; [.H479]; &quot;WORSE&quot;;&quot;&quot;))">
            <text:p/>
          </table:table-cell>
          <table:table-cell table:formula="of:=IF([.N479] &lt; [.J479];&quot;BETTER&quot;;IF([.N479] &gt;[.J47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7644">
            <text:p>1.76E-013</text:p>
          </table:table-cell>
          <table:table-cell office:value-type="float" office:value="0.00000000016155">
            <text:p>1.62E-010</text:p>
          </table:table-cell>
          <table:table-cell table:formula="of:=IF([.Q479] &lt; [.L479];&quot;BETTER&quot;;IF([.Q479]-2 &gt; [.L479]; &quot;WORSE&quot;;&quot;&quot;))">
            <text:p/>
          </table:table-cell>
          <table:table-cell table:formula="of:=IF([.S479] &lt; [.N479];&quot;BETTER&quot;;IF([.S479] &gt;[.N479]*1.1;&quot;WORSE&quot;;&quot;&quot;))">
            <text:p/>
          </table:table-cell>
        </table:table-row>
        <table:table-row table:style-name="ro3">
          <table:table-cell/>
          <table:table-cell office:value-type="float" office:value="478">
            <text:p>478</text:p>
          </table:table-cell>
          <table:table-cell office:value-type="string">
            <text:p>2.01627971961709651e+00</text:p>
          </table:table-cell>
          <table:table-cell office:value-type="float" office:value="58">
            <text:p>58</text:p>
          </table:table-cell>
          <table:table-cell office:value-type="float" office:value="0.0000000043447">
            <text:p>4.34E-009</text:p>
          </table:table-cell>
          <table:table-cell office:value-type="float" office:value="0.0000000000084786">
            <text:p>8.4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6.2172E-015">
            <text:p>6.22E-015</text:p>
          </table:table-cell>
          <table:table-cell office:value-type="float" office:value="0.0000000000084793">
            <text:p>8.4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6.2172E-015">
            <text:p>6.22E-015</text:p>
          </table:table-cell>
          <table:table-cell office:value-type="float" office:value="0.0000000000084793">
            <text:p>8.48E-012</text:p>
          </table:table-cell>
          <table:table-cell table:formula="of:=IF([.L480] &lt; [.H480];&quot;BETTER&quot;;IF([.L480]-2 &gt; [.H480]; &quot;WORSE&quot;;&quot;&quot;))">
            <text:p/>
          </table:table-cell>
          <table:table-cell table:formula="of:=IF([.N480] &lt; [.J480];&quot;BETTER&quot;;IF([.N480] &gt;[.J48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2172E-015">
            <text:p>6.22E-015</text:p>
          </table:table-cell>
          <table:table-cell office:value-type="float" office:value="0.0000000000084793">
            <text:p>8.48E-012</text:p>
          </table:table-cell>
          <table:table-cell table:formula="of:=IF([.Q480] &lt; [.L480];&quot;BETTER&quot;;IF([.Q480]-2 &gt; [.L480]; &quot;WORSE&quot;;&quot;&quot;))">
            <text:p/>
          </table:table-cell>
          <table:table-cell table:formula="of:=IF([.S480] &lt; [.N480];&quot;BETTER&quot;;IF([.S480] &gt;[.N480]*1.1;&quot;WORSE&quot;;&quot;&quot;))">
            <text:p/>
          </table:table-cell>
        </table:table-row>
        <table:table-row table:style-name="ro3">
          <table:table-cell/>
          <table:table-cell office:value-type="float" office:value="479">
            <text:p>479</text:p>
          </table:table-cell>
          <table:table-cell office:value-type="string">
            <text:p>3.83086839626689724e+00</text:p>
          </table:table-cell>
          <table:table-cell office:value-type="float" office:value="58">
            <text:p>58</text:p>
          </table:table-cell>
          <table:table-cell office:value-type="float" office:value="0.0000000054015">
            <text:p>5.40E-009</text:p>
          </table:table-cell>
          <table:table-cell office:value-type="float" office:value="0.0000000000086414">
            <text:p>8.64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36025">
            <text:p>3.60E-012</text:p>
          </table:table-cell>
          <table:table-cell office:value-type="float" office:value="0.0000000000086411">
            <text:p>8.64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36025">
            <text:p>3.60E-012</text:p>
          </table:table-cell>
          <table:table-cell office:value-type="float" office:value="0.0000000000086411">
            <text:p>8.64E-012</text:p>
          </table:table-cell>
          <table:table-cell table:formula="of:=IF([.L481] &lt; [.H481];&quot;BETTER&quot;;IF([.L481]-2 &gt; [.H481]; &quot;WORSE&quot;;&quot;&quot;))">
            <text:p/>
          </table:table-cell>
          <table:table-cell table:formula="of:=IF([.N481] &lt; [.J481];&quot;BETTER&quot;;IF([.N481] &gt;[.J48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36018">
            <text:p>3.60E-012</text:p>
          </table:table-cell>
          <table:table-cell office:value-type="float" office:value="0.0000000000086411">
            <text:p>8.64E-012</text:p>
          </table:table-cell>
          <table:table-cell table:formula="of:=IF([.Q481] &lt; [.L481];&quot;BETTER&quot;;IF([.Q481]-2 &gt; [.L481]; &quot;WORSE&quot;;&quot;&quot;))">
            <text:p/>
          </table:table-cell>
          <table:table-cell table:formula="of:=IF([.S481] &lt; [.N481];&quot;BETTER&quot;;IF([.S481] &gt;[.N481]*1.1;&quot;WORSE&quot;;&quot;&quot;))">
            <text:p/>
          </table:table-cell>
        </table:table-row>
        <table:table-row table:style-name="ro3">
          <table:table-cell/>
          <table:table-cell office:value-type="float" office:value="480">
            <text:p>480</text:p>
          </table:table-cell>
          <table:table-cell office:value-type="string">
            <text:p>1.08426040971939885e+00</text:p>
          </table:table-cell>
          <table:table-cell office:value-type="float" office:value="56">
            <text:p>56</text:p>
          </table:table-cell>
          <table:table-cell office:value-type="float" office:value="0.00000000009517">
            <text:p>9.52E-011</text:p>
          </table:table-cell>
          <table:table-cell office:value-type="float" office:value="0.000000000018308">
            <text:p>1.8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7891">
            <text:p>1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7891">
            <text:p>1.79E-011</text:p>
          </table:table-cell>
          <table:table-cell table:formula="of:=IF([.L482] &lt; [.H482];&quot;BETTER&quot;;IF([.L482]-2 &gt; [.H482]; &quot;WORSE&quot;;&quot;&quot;))">
            <text:p/>
          </table:table-cell>
          <table:table-cell table:formula="of:=IF([.N482] &lt; [.J482];&quot;BETTER&quot;;IF([.N482] &gt;[.J48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7891">
            <text:p>1.79E-011</text:p>
          </table:table-cell>
          <table:table-cell table:formula="of:=IF([.Q482] &lt; [.L482];&quot;BETTER&quot;;IF([.Q482]-2 &gt; [.L482]; &quot;WORSE&quot;;&quot;&quot;))">
            <text:p/>
          </table:table-cell>
          <table:table-cell table:formula="of:=IF([.S482] &lt; [.N482];&quot;BETTER&quot;;IF([.S482] &gt;[.N482]*1.1;&quot;WORSE&quot;;&quot;&quot;))">
            <text:p/>
          </table:table-cell>
        </table:table-row>
        <table:table-row table:style-name="ro3">
          <table:table-cell/>
          <table:table-cell office:value-type="float" office:value="481">
            <text:p>481</text:p>
          </table:table-cell>
          <table:table-cell office:value-type="string">
            <text:p>7.25839517061429440e+00</text:p>
          </table:table-cell>
          <table:table-cell office:value-type="float" office:value="89">
            <text:p>89</text:p>
          </table:table-cell>
          <table:table-cell office:value-type="float" office:value="0.000000000071153">
            <text:p>7.12E-011</text:p>
          </table:table-cell>
          <table:table-cell office:value-type="float" office:value="0.000000000079409">
            <text:p>7.94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4.4409E-015">
            <text:p>4.44E-015</text:p>
          </table:table-cell>
          <table:table-cell office:value-type="float" office:value="0.0000000000019694">
            <text:p>1.97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4.4409E-015">
            <text:p>4.44E-015</text:p>
          </table:table-cell>
          <table:table-cell office:value-type="float" office:value="0.0000000000019694">
            <text:p>1.97E-012</text:p>
          </table:table-cell>
          <table:table-cell table:formula="of:=IF([.L483] &lt; [.H483];&quot;BETTER&quot;;IF([.L483]-2 &gt; [.H483]; &quot;WORSE&quot;;&quot;&quot;))">
            <text:p/>
          </table:table-cell>
          <table:table-cell table:formula="of:=IF([.N483] &lt; [.J483];&quot;BETTER&quot;;IF([.N483] &gt;[.J48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4.4409E-015">
            <text:p>4.44E-015</text:p>
          </table:table-cell>
          <table:table-cell office:value-type="float" office:value="0.0000000000019694">
            <text:p>1.97E-012</text:p>
          </table:table-cell>
          <table:table-cell table:formula="of:=IF([.Q483] &lt; [.L483];&quot;BETTER&quot;;IF([.Q483]-2 &gt; [.L483]; &quot;WORSE&quot;;&quot;&quot;))">
            <text:p/>
          </table:table-cell>
          <table:table-cell table:formula="of:=IF([.S483] &lt; [.N483];&quot;BETTER&quot;;IF([.S483] &gt;[.N483]*1.1;&quot;WORSE&quot;;&quot;&quot;))">
            <text:p/>
          </table:table-cell>
        </table:table-row>
        <table:table-row table:style-name="ro3">
          <table:table-cell/>
          <table:table-cell office:value-type="float" office:value="482">
            <text:p>482</text:p>
          </table:table-cell>
          <table:table-cell office:value-type="string">
            <text:p>3.45999767217080478e+00</text:p>
          </table:table-cell>
          <table:table-cell office:value-type="float" office:value="58">
            <text:p>58</text:p>
          </table:table-cell>
          <table:table-cell office:value-type="float" office:value="0.000000000000032601">
            <text:p>3.26E-014</text:p>
          </table:table-cell>
          <table:table-cell office:value-type="float" office:value="0.0000000000084385">
            <text:p>8.44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7334">
            <text:p>2.73E-011</text:p>
          </table:table-cell>
          <table:table-cell office:value-type="float" office:value="0.000000000008438">
            <text:p>8.44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7334">
            <text:p>2.73E-011</text:p>
          </table:table-cell>
          <table:table-cell office:value-type="float" office:value="0.000000000008438">
            <text:p>8.44E-012</text:p>
          </table:table-cell>
          <table:table-cell table:formula="of:=IF([.L484] &lt; [.H484];&quot;BETTER&quot;;IF([.L484]-2 &gt; [.H484]; &quot;WORSE&quot;;&quot;&quot;))">
            <text:p/>
          </table:table-cell>
          <table:table-cell table:formula="of:=IF([.N484] &lt; [.J484];&quot;BETTER&quot;;IF([.N484] &gt;[.J48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7334">
            <text:p>2.73E-011</text:p>
          </table:table-cell>
          <table:table-cell office:value-type="float" office:value="0.000000000008438">
            <text:p>8.44E-012</text:p>
          </table:table-cell>
          <table:table-cell table:formula="of:=IF([.Q484] &lt; [.L484];&quot;BETTER&quot;;IF([.Q484]-2 &gt; [.L484]; &quot;WORSE&quot;;&quot;&quot;))">
            <text:p/>
          </table:table-cell>
          <table:table-cell table:formula="of:=IF([.S484] &lt; [.N484];&quot;BETTER&quot;;IF([.S484] &gt;[.N484]*1.1;&quot;WORSE&quot;;&quot;&quot;))">
            <text:p/>
          </table:table-cell>
        </table:table-row>
        <table:table-row table:style-name="ro3">
          <table:table-cell/>
          <table:table-cell office:value-type="float" office:value="483">
            <text:p>483</text:p>
          </table:table-cell>
          <table:table-cell office:value-type="string">
            <text:p>4.51411666790140331e-01</text:p>
          </table:table-cell>
          <table:table-cell office:value-type="float" office:value="58">
            <text:p>58</text:p>
          </table:table-cell>
          <table:table-cell office:value-type="float" office:value="0.00000000000080547">
            <text:p>8.05E-013</text:p>
          </table:table-cell>
          <table:table-cell office:value-type="float" office:value="0.000000000021843">
            <text:p>2.1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21842">
            <text:p>2.1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21842">
            <text:p>2.18E-011</text:p>
          </table:table-cell>
          <table:table-cell table:formula="of:=IF([.L485] &lt; [.H485];&quot;BETTER&quot;;IF([.L485]-2 &gt; [.H485]; &quot;WORSE&quot;;&quot;&quot;))">
            <text:p/>
          </table:table-cell>
          <table:table-cell table:formula="of:=IF([.N485] &lt; [.J485];&quot;BETTER&quot;;IF([.N485] &gt;[.J48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21842">
            <text:p>2.18E-011</text:p>
          </table:table-cell>
          <table:table-cell table:formula="of:=IF([.Q485] &lt; [.L485];&quot;BETTER&quot;;IF([.Q485]-2 &gt; [.L485]; &quot;WORSE&quot;;&quot;&quot;))">
            <text:p/>
          </table:table-cell>
          <table:table-cell table:formula="of:=IF([.S485] &lt; [.N485];&quot;BETTER&quot;;IF([.S485] &gt;[.N485]*1.1;&quot;WORSE&quot;;&quot;&quot;))">
            <text:p/>
          </table:table-cell>
        </table:table-row>
        <table:table-row table:style-name="ro3">
          <table:table-cell/>
          <table:table-cell office:value-type="float" office:value="484">
            <text:p>484</text:p>
          </table:table-cell>
          <table:table-cell office:value-type="string">
            <text:p>1.50948118249086327e-01</text:p>
          </table:table-cell>
          <table:table-cell office:value-type="float" office:value="58">
            <text:p>58</text:p>
          </table:table-cell>
          <table:table-cell office:value-type="float" office:value="0.0000000000018603">
            <text:p>1.86E-012</text:p>
          </table:table-cell>
          <table:table-cell office:value-type="float" office:value="0.00000000032519">
            <text:p>3.25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8.3267E-017">
            <text:p>8.33E-017</text:p>
          </table:table-cell>
          <table:table-cell office:value-type="float" office:value="0.00000000032519">
            <text:p>3.25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8.3267E-017">
            <text:p>8.33E-017</text:p>
          </table:table-cell>
          <table:table-cell office:value-type="float" office:value="0.00000000032519">
            <text:p>3.25E-010</text:p>
          </table:table-cell>
          <table:table-cell table:formula="of:=IF([.L486] &lt; [.H486];&quot;BETTER&quot;;IF([.L486]-2 &gt; [.H486]; &quot;WORSE&quot;;&quot;&quot;))">
            <text:p/>
          </table:table-cell>
          <table:table-cell table:formula="of:=IF([.N486] &lt; [.J486];&quot;BETTER&quot;;IF([.N486] &gt;[.J48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32519">
            <text:p>3.25E-010</text:p>
          </table:table-cell>
          <table:table-cell table:formula="of:=IF([.Q486] &lt; [.L486];&quot;BETTER&quot;;IF([.Q486]-2 &gt; [.L486]; &quot;WORSE&quot;;&quot;&quot;))">
            <text:p/>
          </table:table-cell>
          <table:table-cell table:formula="of:=IF([.S486] &lt; [.N486];&quot;BETTER&quot;;IF([.S486] &gt;[.N486]*1.1;&quot;WORSE&quot;;&quot;&quot;))">
            <text:p/>
          </table:table-cell>
        </table:table-row>
        <table:table-row table:style-name="ro3">
          <table:table-cell/>
          <table:table-cell office:value-type="float" office:value="485">
            <text:p>485</text:p>
          </table:table-cell>
          <table:table-cell office:value-type="string">
            <text:p>9.99999999999999889e-01</text:p>
          </table:table-cell>
          <table:table-cell office:value-type="float" office:value="58">
            <text:p>58</text:p>
          </table:table-cell>
          <table:table-cell office:value-type="float" office:value="0.00000000000010969">
            <text:p>1.10E-013</text:p>
          </table:table-cell>
          <table:table-cell office:value-type="float" office:value="4.4409E-016">
            <text:p>4.44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9995">
            <text:p>8.00E-011</text:p>
          </table:table-cell>
          <table:table-cell office:value-type="float" office:value="1.1102E-016">
            <text:p>1.11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9995">
            <text:p>8.00E-011</text:p>
          </table:table-cell>
          <table:table-cell office:value-type="float" office:value="1.1102E-016">
            <text:p>1.11E-016</text:p>
          </table:table-cell>
          <table:table-cell table:formula="of:=IF([.L487] &lt; [.H487];&quot;BETTER&quot;;IF([.L487]-2 &gt; [.H487]; &quot;WORSE&quot;;&quot;&quot;))">
            <text:p/>
          </table:table-cell>
          <table:table-cell table:formula="of:=IF([.N487] &lt; [.J487];&quot;BETTER&quot;;IF([.N487] &gt;[.J48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79995">
            <text:p>8.00E-011</text:p>
          </table:table-cell>
          <table:table-cell office:value-type="float" office:value="0">
            <text:p>0.00E+000</text:p>
          </table:table-cell>
          <table:table-cell table:formula="of:=IF([.Q487] &lt; [.L487];&quot;BETTER&quot;;IF([.Q487]-2 &gt; [.L487]; &quot;WORSE&quot;;&quot;&quot;))">
            <text:p/>
          </table:table-cell>
          <table:table-cell table:formula="of:=IF([.S487] &lt; [.N487];&quot;BETTER&quot;;IF([.S487] &gt;[.N487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486">
            <text:p>486</text:p>
          </table:table-cell>
          <table:table-cell office:value-type="string">
            <text:p>4.38824573117475580e-01</text:p>
          </table:table-cell>
          <table:table-cell office:value-type="float" office:value="58">
            <text:p>58</text:p>
          </table:table-cell>
          <table:table-cell office:value-type="float" office:value="4.048E-015">
            <text:p>4.05E-015</text:p>
          </table:table-cell>
          <table:table-cell office:value-type="float" office:value="0.000000000039824">
            <text:p>3.9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529">
            <text:p>2.15E-010</text:p>
          </table:table-cell>
          <table:table-cell office:value-type="float" office:value="0.000000000039824">
            <text:p>3.9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529">
            <text:p>2.15E-010</text:p>
          </table:table-cell>
          <table:table-cell office:value-type="float" office:value="0.000000000039824">
            <text:p>3.98E-011</text:p>
          </table:table-cell>
          <table:table-cell table:formula="of:=IF([.L488] &lt; [.H488];&quot;BETTER&quot;;IF([.L488]-2 &gt; [.H488]; &quot;WORSE&quot;;&quot;&quot;))">
            <text:p/>
          </table:table-cell>
          <table:table-cell table:formula="of:=IF([.N488] &lt; [.J488];&quot;BETTER&quot;;IF([.N488] &gt;[.J48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1529">
            <text:p>2.15E-010</text:p>
          </table:table-cell>
          <table:table-cell office:value-type="float" office:value="0.000000000039824">
            <text:p>3.98E-011</text:p>
          </table:table-cell>
          <table:table-cell table:formula="of:=IF([.Q488] &lt; [.L488];&quot;BETTER&quot;;IF([.Q488]-2 &gt; [.L488]; &quot;WORSE&quot;;&quot;&quot;))">
            <text:p/>
          </table:table-cell>
          <table:table-cell table:formula="of:=IF([.S488] &lt; [.N488];&quot;BETTER&quot;;IF([.S488] &gt;[.N488]*1.1;&quot;WORSE&quot;;&quot;&quot;))">
            <text:p/>
          </table:table-cell>
        </table:table-row>
        <table:table-row table:style-name="ro3">
          <table:table-cell/>
          <table:table-cell office:value-type="float" office:value="487">
            <text:p>487</text:p>
          </table:table-cell>
          <table:table-cell office:value-type="string">
            <text:p>1.37802461354736372e+00</text:p>
          </table:table-cell>
          <table:table-cell office:value-type="float" office:value="58">
            <text:p>58</text:p>
          </table:table-cell>
          <table:table-cell office:value-type="float" office:value="0.000000000000037383">
            <text:p>3.74E-014</text:p>
          </table:table-cell>
          <table:table-cell office:value-type="float" office:value="0.000000000034371">
            <text:p>3.4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4647">
            <text:p>1.46E-010</text:p>
          </table:table-cell>
          <table:table-cell office:value-type="float" office:value="0.000000000034371">
            <text:p>3.4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4647">
            <text:p>1.46E-010</text:p>
          </table:table-cell>
          <table:table-cell office:value-type="float" office:value="0.000000000034371">
            <text:p>3.44E-011</text:p>
          </table:table-cell>
          <table:table-cell table:formula="of:=IF([.L489] &lt; [.H489];&quot;BETTER&quot;;IF([.L489]-2 &gt; [.H489]; &quot;WORSE&quot;;&quot;&quot;))">
            <text:p/>
          </table:table-cell>
          <table:table-cell table:formula="of:=IF([.N489] &lt; [.J489];&quot;BETTER&quot;;IF([.N489] &gt;[.J48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4647">
            <text:p>1.46E-010</text:p>
          </table:table-cell>
          <table:table-cell office:value-type="float" office:value="0.000000000034371">
            <text:p>3.44E-011</text:p>
          </table:table-cell>
          <table:table-cell table:formula="of:=IF([.Q489] &lt; [.L489];&quot;BETTER&quot;;IF([.Q489]-2 &gt; [.L489]; &quot;WORSE&quot;;&quot;&quot;))">
            <text:p/>
          </table:table-cell>
          <table:table-cell table:formula="of:=IF([.S489] &lt; [.N489];&quot;BETTER&quot;;IF([.S489] &gt;[.N489]*1.1;&quot;WORSE&quot;;&quot;&quot;))">
            <text:p/>
          </table:table-cell>
        </table:table-row>
        <table:table-row table:style-name="ro3">
          <table:table-cell/>
          <table:table-cell office:value-type="float" office:value="488">
            <text:p>488</text:p>
          </table:table-cell>
          <table:table-cell office:value-type="string">
            <text:p>1.26071077916572793e+00</text:p>
          </table:table-cell>
          <table:table-cell office:value-type="float" office:value="107">
            <text:p>107</text:p>
          </table:table-cell>
          <table:table-cell office:value-type="float" office:value="0.0000000000014442">
            <text:p>1.44E-012</text:p>
          </table:table-cell>
          <table:table-cell office:value-type="float" office:value="0.000000000029249">
            <text:p>2.92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2722">
            <text:p>2.72E-012</text:p>
          </table:table-cell>
          <table:table-cell office:value-type="float" office:value="0.000000000027185">
            <text:p>2.72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2722">
            <text:p>2.72E-012</text:p>
          </table:table-cell>
          <table:table-cell office:value-type="float" office:value="0.000000000027185">
            <text:p>2.72E-011</text:p>
          </table:table-cell>
          <table:table-cell table:formula="of:=IF([.L490] &lt; [.H490];&quot;BETTER&quot;;IF([.L490]-2 &gt; [.H490]; &quot;WORSE&quot;;&quot;&quot;))">
            <text:p/>
          </table:table-cell>
          <table:table-cell table:formula="of:=IF([.N490] &lt; [.J490];&quot;BETTER&quot;;IF([.N490] &gt;[.J490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2722">
            <text:p>2.72E-012</text:p>
          </table:table-cell>
          <table:table-cell office:value-type="float" office:value="0.000000000027185">
            <text:p>2.72E-011</text:p>
          </table:table-cell>
          <table:table-cell table:formula="of:=IF([.Q490] &lt; [.L490];&quot;BETTER&quot;;IF([.Q490]-2 &gt; [.L490]; &quot;WORSE&quot;;&quot;&quot;))">
            <text:p/>
          </table:table-cell>
          <table:table-cell table:formula="of:=IF([.S490] &lt; [.N490];&quot;BETTER&quot;;IF([.S490] &gt;[.N490]*1.1;&quot;WORSE&quot;;&quot;&quot;))">
            <text:p/>
          </table:table-cell>
        </table:table-row>
        <table:table-row table:style-name="ro3">
          <table:table-cell/>
          <table:table-cell office:value-type="float" office:value="489">
            <text:p>489</text:p>
          </table:table-cell>
          <table:table-cell office:value-type="string">
            <text:p>2.73810521367825643e+00</text:p>
          </table:table-cell>
          <table:table-cell office:value-type="float" office:value="58">
            <text:p>58</text:p>
          </table:table-cell>
          <table:table-cell office:value-type="float" office:value="0.00000000000066108">
            <text:p>6.61E-013</text:p>
          </table:table-cell>
          <table:table-cell office:value-type="float" office:value="0.0000000000079414">
            <text:p>7.94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79411">
            <text:p>7.94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79411">
            <text:p>7.94E-012</text:p>
          </table:table-cell>
          <table:table-cell table:formula="of:=IF([.L491] &lt; [.H491];&quot;BETTER&quot;;IF([.L491]-2 &gt; [.H491]; &quot;WORSE&quot;;&quot;&quot;))">
            <text:p/>
          </table:table-cell>
          <table:table-cell table:formula="of:=IF([.N491] &lt; [.J491];&quot;BETTER&quot;;IF([.N491] &gt;[.J49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79411">
            <text:p>7.94E-012</text:p>
          </table:table-cell>
          <table:table-cell table:formula="of:=IF([.Q491] &lt; [.L491];&quot;BETTER&quot;;IF([.Q491]-2 &gt; [.L491]; &quot;WORSE&quot;;&quot;&quot;))">
            <text:p/>
          </table:table-cell>
          <table:table-cell table:formula="of:=IF([.S491] &lt; [.N491];&quot;BETTER&quot;;IF([.S491] &gt;[.N491]*1.1;&quot;WORSE&quot;;&quot;&quot;))">
            <text:p/>
          </table:table-cell>
        </table:table-row>
        <table:table-row table:style-name="ro3">
          <table:table-cell/>
          <table:table-cell office:value-type="float" office:value="490">
            <text:p>490</text:p>
          </table:table-cell>
          <table:table-cell office:value-type="string">
            <text:p>3.81773290676036270e-01</text:p>
          </table:table-cell>
          <table:table-cell office:value-type="float" office:value="58">
            <text:p>58</text:p>
          </table:table-cell>
          <table:table-cell office:value-type="float" office:value="2.6173E-015">
            <text:p>2.62E-015</text:p>
          </table:table-cell>
          <table:table-cell office:value-type="float" office:value="0.00000000006277">
            <text:p>6.2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83144">
            <text:p>8.31E-011</text:p>
          </table:table-cell>
          <table:table-cell office:value-type="float" office:value="0.00000000006277">
            <text:p>6.2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83144">
            <text:p>8.31E-011</text:p>
          </table:table-cell>
          <table:table-cell office:value-type="float" office:value="0.00000000006277">
            <text:p>6.28E-011</text:p>
          </table:table-cell>
          <table:table-cell table:formula="of:=IF([.L492] &lt; [.H492];&quot;BETTER&quot;;IF([.L492]-2 &gt; [.H492]; &quot;WORSE&quot;;&quot;&quot;))">
            <text:p/>
          </table:table-cell>
          <table:table-cell table:formula="of:=IF([.N492] &lt; [.J492];&quot;BETTER&quot;;IF([.N492] &gt;[.J49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83144">
            <text:p>8.31E-011</text:p>
          </table:table-cell>
          <table:table-cell office:value-type="float" office:value="0.00000000006277">
            <text:p>6.28E-011</text:p>
          </table:table-cell>
          <table:table-cell table:formula="of:=IF([.Q492] &lt; [.L492];&quot;BETTER&quot;;IF([.Q492]-2 &gt; [.L492]; &quot;WORSE&quot;;&quot;&quot;))">
            <text:p/>
          </table:table-cell>
          <table:table-cell table:formula="of:=IF([.S492] &lt; [.N492];&quot;BETTER&quot;;IF([.S492] &gt;[.N492]*1.1;&quot;WORSE&quot;;&quot;&quot;))">
            <text:p/>
          </table:table-cell>
        </table:table-row>
        <table:table-row table:style-name="ro3">
          <table:table-cell/>
          <table:table-cell office:value-type="float" office:value="491">
            <text:p>491</text:p>
          </table:table-cell>
          <table:table-cell office:value-type="string">
            <text:p>7.27324356706420261e-01</text:p>
          </table:table-cell>
          <table:table-cell office:value-type="float" office:value="58">
            <text:p>58</text:p>
          </table:table-cell>
          <table:table-cell office:value-type="float" office:value="0.000000000000010227">
            <text:p>1.02E-014</text:p>
          </table:table-cell>
          <table:table-cell office:value-type="float" office:value="0.0000000000088273">
            <text:p>8.8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275">
            <text:p>2.13E-010</text:p>
          </table:table-cell>
          <table:table-cell office:value-type="float" office:value="0.0000000000088273">
            <text:p>8.8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275">
            <text:p>2.13E-010</text:p>
          </table:table-cell>
          <table:table-cell office:value-type="float" office:value="0.0000000000088273">
            <text:p>8.83E-012</text:p>
          </table:table-cell>
          <table:table-cell table:formula="of:=IF([.L493] &lt; [.H493];&quot;BETTER&quot;;IF([.L493]-2 &gt; [.H493]; &quot;WORSE&quot;;&quot;&quot;))">
            <text:p/>
          </table:table-cell>
          <table:table-cell table:formula="of:=IF([.N493] &lt; [.J493];&quot;BETTER&quot;;IF([.N493] &gt;[.J49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1275">
            <text:p>2.13E-010</text:p>
          </table:table-cell>
          <table:table-cell office:value-type="float" office:value="0.0000000000088275">
            <text:p>8.83E-012</text:p>
          </table:table-cell>
          <table:table-cell table:formula="of:=IF([.Q493] &lt; [.L493];&quot;BETTER&quot;;IF([.Q493]-2 &gt; [.L493]; &quot;WORSE&quot;;&quot;&quot;))">
            <text:p/>
          </table:table-cell>
          <table:table-cell table:formula="of:=IF([.S493] &lt; [.N493];&quot;BETTER&quot;;IF([.S493] &gt;[.N493]*1.1;&quot;WORSE&quot;;&quot;&quot;))">
            <text:p/>
          </table:table-cell>
        </table:table-row>
        <table:table-row table:style-name="ro3">
          <table:table-cell/>
          <table:table-cell office:value-type="float" office:value="492">
            <text:p>492</text:p>
          </table:table-cell>
          <table:table-cell office:value-type="string">
            <text:p>3.09166393502533321e+00</text:p>
          </table:table-cell>
          <table:table-cell office:value-type="float" office:value="58">
            <text:p>58</text:p>
          </table:table-cell>
          <table:table-cell office:value-type="float" office:value="0.0000000015656">
            <text:p>1.57E-009</text:p>
          </table:table-cell>
          <table:table-cell office:value-type="float" office:value="0.0000000000081926">
            <text:p>8.1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5">
            <text:p>2.22E-015</text:p>
          </table:table-cell>
          <table:table-cell office:value-type="float" office:value="0.000000000008194">
            <text:p>8.1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5">
            <text:p>2.22E-015</text:p>
          </table:table-cell>
          <table:table-cell office:value-type="float" office:value="0.000000000008194">
            <text:p>8.19E-012</text:p>
          </table:table-cell>
          <table:table-cell table:formula="of:=IF([.L494] &lt; [.H494];&quot;BETTER&quot;;IF([.L494]-2 &gt; [.H494]; &quot;WORSE&quot;;&quot;&quot;))">
            <text:p/>
          </table:table-cell>
          <table:table-cell table:formula="of:=IF([.N494] &lt; [.J494];&quot;BETTER&quot;;IF([.N494] &gt;[.J49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7764E-015">
            <text:p>1.78E-015</text:p>
          </table:table-cell>
          <table:table-cell office:value-type="float" office:value="0.000000000008194">
            <text:p>8.19E-012</text:p>
          </table:table-cell>
          <table:table-cell table:formula="of:=IF([.Q494] &lt; [.L494];&quot;BETTER&quot;;IF([.Q494]-2 &gt; [.L494]; &quot;WORSE&quot;;&quot;&quot;))">
            <text:p/>
          </table:table-cell>
          <table:table-cell table:formula="of:=IF([.S494] &lt; [.N494];&quot;BETTER&quot;;IF([.S494] &gt;[.N494]*1.1;&quot;WORSE&quot;;&quot;&quot;))">
            <text:p/>
          </table:table-cell>
        </table:table-row>
        <table:table-row table:style-name="ro3">
          <table:table-cell/>
          <table:table-cell office:value-type="float" office:value="493">
            <text:p>493</text:p>
          </table:table-cell>
          <table:table-cell office:value-type="string">
            <text:p>1.13943428318836482e+00</text:p>
          </table:table-cell>
          <table:table-cell office:value-type="float" office:value="58">
            <text:p>58</text:p>
          </table:table-cell>
          <table:table-cell office:value-type="float" office:value="0.000000000000074052">
            <text:p>7.41E-014</text:p>
          </table:table-cell>
          <table:table-cell office:value-type="float" office:value="0.000000000010212">
            <text:p>1.0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0004">
            <text:p>5.00E-012</text:p>
          </table:table-cell>
          <table:table-cell office:value-type="float" office:value="0.000000000010211">
            <text:p>1.0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0004">
            <text:p>5.00E-012</text:p>
          </table:table-cell>
          <table:table-cell office:value-type="float" office:value="0.000000000010211">
            <text:p>1.02E-011</text:p>
          </table:table-cell>
          <table:table-cell table:formula="of:=IF([.L495] &lt; [.H495];&quot;BETTER&quot;;IF([.L495]-2 &gt; [.H495]; &quot;WORSE&quot;;&quot;&quot;))">
            <text:p/>
          </table:table-cell>
          <table:table-cell table:formula="of:=IF([.N495] &lt; [.J495];&quot;BETTER&quot;;IF([.N495] &gt;[.J49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0007">
            <text:p>5.00E-012</text:p>
          </table:table-cell>
          <table:table-cell office:value-type="float" office:value="0.000000000010211">
            <text:p>1.02E-011</text:p>
          </table:table-cell>
          <table:table-cell table:formula="of:=IF([.Q495] &lt; [.L495];&quot;BETTER&quot;;IF([.Q495]-2 &gt; [.L495]; &quot;WORSE&quot;;&quot;&quot;))">
            <text:p/>
          </table:table-cell>
          <table:table-cell table:formula="of:=IF([.S495] &lt; [.N495];&quot;BETTER&quot;;IF([.S495] &gt;[.N495]*1.1;&quot;WORSE&quot;;&quot;&quot;))">
            <text:p/>
          </table:table-cell>
        </table:table-row>
        <table:table-row table:style-name="ro3">
          <table:table-cell/>
          <table:table-cell office:value-type="float" office:value="494">
            <text:p>494</text:p>
          </table:table-cell>
          <table:table-cell office:value-type="string">
            <text:p>1.11571775657104882e-01</text:p>
          </table:table-cell>
          <table:table-cell office:value-type="float" office:value="58">
            <text:p>58</text:p>
          </table:table-cell>
          <table:table-cell office:value-type="float" office:value="1.4926E-015">
            <text:p>1.49E-015</text:p>
          </table:table-cell>
          <table:table-cell office:value-type="float" office:value="0.00000000038446">
            <text:p>3.84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9584">
            <text:p>4.96E-011</text:p>
          </table:table-cell>
          <table:table-cell office:value-type="float" office:value="0.00000000038446">
            <text:p>3.84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9584">
            <text:p>4.96E-011</text:p>
          </table:table-cell>
          <table:table-cell office:value-type="float" office:value="0.00000000038446">
            <text:p>3.84E-010</text:p>
          </table:table-cell>
          <table:table-cell table:formula="of:=IF([.L496] &lt; [.H496];&quot;BETTER&quot;;IF([.L496]-2 &gt; [.H496]; &quot;WORSE&quot;;&quot;&quot;))">
            <text:p/>
          </table:table-cell>
          <table:table-cell table:formula="of:=IF([.N496] &lt; [.J496];&quot;BETTER&quot;;IF([.N496] &gt;[.J49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9584">
            <text:p>4.96E-011</text:p>
          </table:table-cell>
          <table:table-cell office:value-type="float" office:value="0.00000000038446">
            <text:p>3.84E-010</text:p>
          </table:table-cell>
          <table:table-cell table:formula="of:=IF([.Q496] &lt; [.L496];&quot;BETTER&quot;;IF([.Q496]-2 &gt; [.L496]; &quot;WORSE&quot;;&quot;&quot;))">
            <text:p/>
          </table:table-cell>
          <table:table-cell table:formula="of:=IF([.S496] &lt; [.N496];&quot;BETTER&quot;;IF([.S496] &gt;[.N496]*1.1;&quot;WORSE&quot;;&quot;&quot;))">
            <text:p/>
          </table:table-cell>
        </table:table-row>
        <table:table-row table:style-name="ro3">
          <table:table-cell/>
          <table:table-cell office:value-type="float" office:value="495">
            <text:p>495</text:p>
          </table:table-cell>
          <table:table-cell office:value-type="string">
            <text:p>2.31823804500403075e-01</text:p>
          </table:table-cell>
          <table:table-cell office:value-type="float" office:value="58">
            <text:p>58</text:p>
          </table:table-cell>
          <table:table-cell office:value-type="float" office:value="5.9864E-016">
            <text:p>5.99E-016</text:p>
          </table:table-cell>
          <table:table-cell office:value-type="float" office:value="0.0000000000017382">
            <text:p>1.74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1103">
            <text:p>3.11E-012</text:p>
          </table:table-cell>
          <table:table-cell office:value-type="float" office:value="0.0000000000017387">
            <text:p>1.74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1103">
            <text:p>3.11E-012</text:p>
          </table:table-cell>
          <table:table-cell office:value-type="float" office:value="0.0000000000017387">
            <text:p>1.74E-012</text:p>
          </table:table-cell>
          <table:table-cell table:formula="of:=IF([.L497] &lt; [.H497];&quot;BETTER&quot;;IF([.L497]-2 &gt; [.H497]; &quot;WORSE&quot;;&quot;&quot;))">
            <text:p/>
          </table:table-cell>
          <table:table-cell table:formula="of:=IF([.N497] &lt; [.J497];&quot;BETTER&quot;;IF([.N497] &gt;[.J49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1103">
            <text:p>3.11E-012</text:p>
          </table:table-cell>
          <table:table-cell office:value-type="float" office:value="0.0000000000017387">
            <text:p>1.74E-012</text:p>
          </table:table-cell>
          <table:table-cell table:formula="of:=IF([.Q497] &lt; [.L497];&quot;BETTER&quot;;IF([.Q497]-2 &gt; [.L497]; &quot;WORSE&quot;;&quot;&quot;))">
            <text:p/>
          </table:table-cell>
          <table:table-cell table:formula="of:=IF([.S497] &lt; [.N497];&quot;BETTER&quot;;IF([.S497] &gt;[.N497]*1.1;&quot;WORSE&quot;;&quot;&quot;))">
            <text:p/>
          </table:table-cell>
        </table:table-row>
        <table:table-row table:style-name="ro3">
          <table:table-cell/>
          <table:table-cell office:value-type="float" office:value="496">
            <text:p>496</text:p>
          </table:table-cell>
          <table:table-cell office:value-type="string">
            <text:p>2.49999999999999944e-02</text:p>
          </table:table-cell>
          <table:table-cell office:value-type="float" office:value="58">
            <text:p>58</text:p>
          </table:table-cell>
          <table:table-cell office:value-type="float" office:value="2.498E-015">
            <text:p>2.50E-015</text:p>
          </table:table-cell>
          <table:table-cell office:value-type="float" office:value="2.7756E-016">
            <text:p>2.78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8">
            <text:p>6.94E-018</text:p>
          </table:table-cell>
          <table:table-cell office:value-type="float" office:value="2.7756E-016">
            <text:p>2.78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8">
            <text:p>6.94E-018</text:p>
          </table:table-cell>
          <table:table-cell office:value-type="float" office:value="2.7756E-016">
            <text:p>2.78E-016</text:p>
          </table:table-cell>
          <table:table-cell table:formula="of:=IF([.L498] &lt; [.H498];&quot;BETTER&quot;;IF([.L498]-2 &gt; [.H498]; &quot;WORSE&quot;;&quot;&quot;))">
            <text:p/>
          </table:table-cell>
          <table:table-cell table:formula="of:=IF([.N498] &lt; [.J498];&quot;BETTER&quot;;IF([.N498] &gt;[.J49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9389E-018">
            <text:p>6.94E-018</text:p>
          </table:table-cell>
          <table:table-cell office:value-type="float" office:value="2.7756E-016">
            <text:p>2.78E-016</text:p>
          </table:table-cell>
          <table:table-cell table:formula="of:=IF([.Q498] &lt; [.L498];&quot;BETTER&quot;;IF([.Q498]-2 &gt; [.L498]; &quot;WORSE&quot;;&quot;&quot;))">
            <text:p/>
          </table:table-cell>
          <table:table-cell table:formula="of:=IF([.S498] &lt; [.N498];&quot;BETTER&quot;;IF([.S498] &gt;[.N498]*1.1;&quot;WORSE&quot;;&quot;&quot;))">
            <text:p/>
          </table:table-cell>
        </table:table-row>
        <table:table-row table:style-name="ro3">
          <table:table-cell/>
          <table:table-cell office:value-type="float" office:value="497">
            <text:p>497</text:p>
          </table:table-cell>
          <table:table-cell office:value-type="string">
            <text:p>6.15626470386014146e-01</text:p>
          </table:table-cell>
          <table:table-cell office:value-type="float" office:value="58">
            <text:p>58</text:p>
          </table:table-cell>
          <table:table-cell office:value-type="float" office:value="0.00000000000039026">
            <text:p>3.90E-013</text:p>
          </table:table-cell>
          <table:table-cell office:value-type="float" office:value="0.000000000022718">
            <text:p>2.2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84244">
            <text:p>8.42E-011</text:p>
          </table:table-cell>
          <table:table-cell office:value-type="float" office:value="0.000000000022718">
            <text:p>2.2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84244">
            <text:p>8.42E-011</text:p>
          </table:table-cell>
          <table:table-cell office:value-type="float" office:value="0.000000000022718">
            <text:p>2.27E-011</text:p>
          </table:table-cell>
          <table:table-cell table:formula="of:=IF([.L499] &lt; [.H499];&quot;BETTER&quot;;IF([.L499]-2 &gt; [.H499]; &quot;WORSE&quot;;&quot;&quot;))">
            <text:p/>
          </table:table-cell>
          <table:table-cell table:formula="of:=IF([.N499] &lt; [.J499];&quot;BETTER&quot;;IF([.N499] &gt;[.J49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84244">
            <text:p>8.42E-011</text:p>
          </table:table-cell>
          <table:table-cell office:value-type="float" office:value="0.000000000022718">
            <text:p>2.27E-011</text:p>
          </table:table-cell>
          <table:table-cell table:formula="of:=IF([.Q499] &lt; [.L499];&quot;BETTER&quot;;IF([.Q499]-2 &gt; [.L499]; &quot;WORSE&quot;;&quot;&quot;))">
            <text:p/>
          </table:table-cell>
          <table:table-cell table:formula="of:=IF([.S499] &lt; [.N499];&quot;BETTER&quot;;IF([.S499] &gt;[.N499]*1.1;&quot;WORSE&quot;;&quot;&quot;))">
            <text:p/>
          </table:table-cell>
        </table:table-row>
        <table:table-row table:style-name="ro3">
          <table:table-cell/>
          <table:table-cell office:value-type="float" office:value="498">
            <text:p>498</text:p>
          </table:table-cell>
          <table:table-cell office:value-type="string">
            <text:p>1.22619117088351715e+00</text:p>
          </table:table-cell>
          <table:table-cell office:value-type="float" office:value="58">
            <text:p>58</text:p>
          </table:table-cell>
          <table:table-cell office:value-type="float" office:value="0.00000000000021513">
            <text:p>2.15E-013</text:p>
          </table:table-cell>
          <table:table-cell office:value-type="float" office:value="0.000000000013443">
            <text:p>1.3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82115">
            <text:p>8.21E-011</text:p>
          </table:table-cell>
          <table:table-cell office:value-type="float" office:value="0.000000000013442">
            <text:p>1.3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82115">
            <text:p>8.21E-011</text:p>
          </table:table-cell>
          <table:table-cell office:value-type="float" office:value="0.000000000013442">
            <text:p>1.34E-011</text:p>
          </table:table-cell>
          <table:table-cell table:formula="of:=IF([.L500] &lt; [.H500];&quot;BETTER&quot;;IF([.L500]-2 &gt; [.H500]; &quot;WORSE&quot;;&quot;&quot;))">
            <text:p/>
          </table:table-cell>
          <table:table-cell table:formula="of:=IF([.N500] &lt; [.J500];&quot;BETTER&quot;;IF([.N500] &gt;[.J50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82115">
            <text:p>8.21E-011</text:p>
          </table:table-cell>
          <table:table-cell office:value-type="float" office:value="0.000000000013442">
            <text:p>1.34E-011</text:p>
          </table:table-cell>
          <table:table-cell table:formula="of:=IF([.Q500] &lt; [.L500];&quot;BETTER&quot;;IF([.Q500]-2 &gt; [.L500]; &quot;WORSE&quot;;&quot;&quot;))">
            <text:p/>
          </table:table-cell>
          <table:table-cell table:formula="of:=IF([.S500] &lt; [.N500];&quot;BETTER&quot;;IF([.S500] &gt;[.N500]*1.1;&quot;WORSE&quot;;&quot;&quot;))">
            <text:p/>
          </table:table-cell>
        </table:table-row>
        <table:table-row table:style-name="ro3">
          <table:table-cell/>
          <table:table-cell office:value-type="float" office:value="499">
            <text:p>499</text:p>
          </table:table-cell>
          <table:table-cell office:value-type="string">
            <text:p>7.46824132812426988e-01</text:p>
          </table:table-cell>
          <table:table-cell office:value-type="float" office:value="58">
            <text:p>58</text:p>
          </table:table-cell>
          <table:table-cell office:value-type="float" office:value="5.7977E-015">
            <text:p>5.80E-015</text:p>
          </table:table-cell>
          <table:table-cell office:value-type="float" office:value="0.000000000016639">
            <text:p>1.6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7478">
            <text:p>2.75E-010</text:p>
          </table:table-cell>
          <table:table-cell office:value-type="float" office:value="0.00000000001664">
            <text:p>1.6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7478">
            <text:p>2.75E-010</text:p>
          </table:table-cell>
          <table:table-cell office:value-type="float" office:value="0.00000000001664">
            <text:p>1.66E-011</text:p>
          </table:table-cell>
          <table:table-cell table:formula="of:=IF([.L501] &lt; [.H501];&quot;BETTER&quot;;IF([.L501]-2 &gt; [.H501]; &quot;WORSE&quot;;&quot;&quot;))">
            <text:p/>
          </table:table-cell>
          <table:table-cell table:formula="of:=IF([.N501] &lt; [.J501];&quot;BETTER&quot;;IF([.N501] &gt;[.J50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7478">
            <text:p>2.75E-010</text:p>
          </table:table-cell>
          <table:table-cell office:value-type="float" office:value="0.00000000001664">
            <text:p>1.66E-011</text:p>
          </table:table-cell>
          <table:table-cell table:formula="of:=IF([.Q501] &lt; [.L501];&quot;BETTER&quot;;IF([.Q501]-2 &gt; [.L501]; &quot;WORSE&quot;;&quot;&quot;))">
            <text:p/>
          </table:table-cell>
          <table:table-cell table:formula="of:=IF([.S501] &lt; [.N501];&quot;BETTER&quot;;IF([.S501] &gt;[.N501]*1.1;&quot;WORSE&quot;;&quot;&quot;))">
            <text:p/>
          </table:table-cell>
        </table:table-row>
        <table:table-row table:style-name="ro3">
          <table:table-cell/>
          <table:table-cell office:value-type="float" office:value="500">
            <text:p>500</text:p>
          </table:table-cell>
          <table:table-cell office:value-type="string">
            <text:p>2.58333333333333321e+01</text:p>
          </table:table-cell>
          <table:table-cell office:value-type="float" office:value="57">
            <text:p>57</text:p>
          </table:table-cell>
          <table:table-cell office:value-type="float" office:value="0.00000000000012363">
            <text:p>1.24E-013</text:p>
          </table:table-cell>
          <table:table-cell office:value-type="float" office:value="0.00000000000129">
            <text:p>1.29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81098">
            <text:p>8.11E-011</text:p>
          </table:table-cell>
          <table:table-cell office:value-type="float" office:value="0.0000000000012903">
            <text:p>1.29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81098">
            <text:p>8.11E-011</text:p>
          </table:table-cell>
          <table:table-cell office:value-type="float" office:value="0.0000000000012903">
            <text:p>1.29E-012</text:p>
          </table:table-cell>
          <table:table-cell table:formula="of:=IF([.L502] &lt; [.H502];&quot;BETTER&quot;;IF([.L502]-2 &gt; [.H502]; &quot;WORSE&quot;;&quot;&quot;))">
            <text:p/>
          </table:table-cell>
          <table:table-cell table:formula="of:=IF([.N502] &lt; [.J502];&quot;BETTER&quot;;IF([.N502] &gt;[.J50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81094">
            <text:p>8.11E-011</text:p>
          </table:table-cell>
          <table:table-cell office:value-type="float" office:value="0.0000000000012904">
            <text:p>1.29E-012</text:p>
          </table:table-cell>
          <table:table-cell table:formula="of:=IF([.Q502] &lt; [.L502];&quot;BETTER&quot;;IF([.Q502]-2 &gt; [.L502]; &quot;WORSE&quot;;&quot;&quot;))">
            <text:p/>
          </table:table-cell>
          <table:table-cell table:formula="of:=IF([.S502] &lt; [.N502];&quot;BETTER&quot;;IF([.S502] &gt;[.N502]*1.1;&quot;WORSE&quot;;&quot;&quot;))">
            <text:p/>
          </table:table-cell>
        </table:table-row>
        <table:table-row table:style-name="ro3">
          <table:table-cell/>
          <table:table-cell office:value-type="float" office:value="501">
            <text:p>501</text:p>
          </table:table-cell>
          <table:table-cell office:value-type="string">
            <text:p>6.02298070979270572e-01</text:p>
          </table:table-cell>
          <table:table-cell office:value-type="float" office:value="56">
            <text:p>56</text:p>
          </table:table-cell>
          <table:table-cell office:value-type="float" office:value="0.000000000028763">
            <text:p>2.88E-011</text:p>
          </table:table-cell>
          <table:table-cell office:value-type="float" office:value="0.0000000000345">
            <text:p>3.4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34417">
            <text:p>3.4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34417">
            <text:p>3.44E-011</text:p>
          </table:table-cell>
          <table:table-cell table:formula="of:=IF([.L503] &lt; [.H503];&quot;BETTER&quot;;IF([.L503]-2 &gt; [.H503]; &quot;WORSE&quot;;&quot;&quot;))">
            <text:p/>
          </table:table-cell>
          <table:table-cell table:formula="of:=IF([.N503] &lt; [.J503];&quot;BETTER&quot;;IF([.N503] &gt;[.J50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34417">
            <text:p>3.44E-011</text:p>
          </table:table-cell>
          <table:table-cell table:formula="of:=IF([.Q503] &lt; [.L503];&quot;BETTER&quot;;IF([.Q503]-2 &gt; [.L503]; &quot;WORSE&quot;;&quot;&quot;))">
            <text:p/>
          </table:table-cell>
          <table:table-cell table:formula="of:=IF([.S503] &lt; [.N503];&quot;BETTER&quot;;IF([.S503] &gt;[.N503]*1.1;&quot;WORSE&quot;;&quot;&quot;))">
            <text:p/>
          </table:table-cell>
        </table:table-row>
        <table:table-row table:style-name="ro3">
          <table:table-cell/>
          <table:table-cell office:value-type="float" office:value="502">
            <text:p>502</text:p>
          </table:table-cell>
          <table:table-cell office:value-type="string">
            <text:p>2.14500369597761420e-01</text:p>
          </table:table-cell>
          <table:table-cell office:value-type="float" office:value="57">
            <text:p>57</text:p>
          </table:table-cell>
          <table:table-cell office:value-type="float" office:value="3.8819E-016">
            <text:p>3.88E-016</text:p>
          </table:table-cell>
          <table:table-cell office:value-type="float" office:value="0.000000000010436">
            <text:p>1.04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19367">
            <text:p>1.94E-010</text:p>
          </table:table-cell>
          <table:table-cell office:value-type="float" office:value="0.000000000010436">
            <text:p>1.04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19367">
            <text:p>1.94E-010</text:p>
          </table:table-cell>
          <table:table-cell office:value-type="float" office:value="0.000000000010436">
            <text:p>1.04E-011</text:p>
          </table:table-cell>
          <table:table-cell table:formula="of:=IF([.L504] &lt; [.H504];&quot;BETTER&quot;;IF([.L504]-2 &gt; [.H504]; &quot;WORSE&quot;;&quot;&quot;))">
            <text:p/>
          </table:table-cell>
          <table:table-cell table:formula="of:=IF([.N504] &lt; [.J504];&quot;BETTER&quot;;IF([.N504] &gt;[.J504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19367">
            <text:p>1.94E-010</text:p>
          </table:table-cell>
          <table:table-cell office:value-type="float" office:value="0.000000000010436">
            <text:p>1.04E-011</text:p>
          </table:table-cell>
          <table:table-cell table:formula="of:=IF([.Q504] &lt; [.L504];&quot;BETTER&quot;;IF([.Q504]-2 &gt; [.L504]; &quot;WORSE&quot;;&quot;&quot;))">
            <text:p/>
          </table:table-cell>
          <table:table-cell table:formula="of:=IF([.S504] &lt; [.N504];&quot;BETTER&quot;;IF([.S504] &gt;[.N504]*1.1;&quot;WORSE&quot;;&quot;&quot;))">
            <text:p/>
          </table:table-cell>
        </table:table-row>
        <table:table-row table:style-name="ro3">
          <table:table-cell/>
          <table:table-cell office:value-type="float" office:value="503">
            <text:p>503</text:p>
          </table:table-cell>
          <table:table-cell office:value-type="string">
            <text:p>1.46046077288096310e+00</text:p>
          </table:table-cell>
          <table:table-cell office:value-type="float" office:value="179487">
            <text:p>179487</text:p>
          </table:table-cell>
          <table:table-cell office:value-type="float" office:value="0.0000004367">
            <text:p>4.37E-007</text:p>
          </table:table-cell>
          <table:table-cell office:value-type="float" office:value="0.00000075025">
            <text:p>7.50E-007</text:p>
          </table:table-cell>
          <table:table-cell/>
          <table:table-cell office:value-type="float" office:value="6497">
            <text:p>6497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/>
          <table:table-cell office:value-type="float" office:value="6499">
            <text:p>6499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 table:formula="of:=IF([.L505] &lt; [.H505];&quot;BETTER&quot;;IF([.L505]-2 &gt; [.H505]; &quot;WORSE&quot;;&quot;&quot;))">
            <text:p/>
          </table:table-cell>
          <table:table-cell table:formula="of:=IF([.N505] &lt; [.J505];&quot;BETTER&quot;;IF([.N505] &gt;[.J505]*1.1;&quot;WORSE&quot;;&quot;&quot;))">
            <text:p/>
          </table:table-cell>
          <table:table-cell office:value-type="float" office:value="6499">
            <text:p>6499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 table:formula="of:=IF([.Q505] &lt; [.L505];&quot;BETTER&quot;;IF([.Q505]-2 &gt; [.L505]; &quot;WORSE&quot;;&quot;&quot;))">
            <text:p/>
          </table:table-cell>
          <table:table-cell table:formula="of:=IF([.S505] &lt; [.N505];&quot;BETTER&quot;;IF([.S505] &gt;[.N505]*1.1;&quot;WORSE&quot;;&quot;&quot;))">
            <text:p/>
          </table:table-cell>
        </table:table-row>
        <table:table-row table:style-name="ro3">
          <table:table-cell/>
          <table:table-cell office:value-type="float" office:value="504">
            <text:p>504</text:p>
          </table:table-cell>
          <table:table-cell office:value-type="string">
            <text:p>2.18162096596285701e-02</text:p>
          </table:table-cell>
          <table:table-cell office:value-type="float" office:value="218">
            <text:p>218</text:p>
          </table:table-cell>
          <table:table-cell office:value-type="float" office:value="0.000000000035812">
            <text:p>3.58E-011</text:p>
          </table:table-cell>
          <table:table-cell office:value-type="float" office:value="0.0000000018907">
            <text:p>1.89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1.1796E-016">
            <text:p>1.18E-016</text:p>
          </table:table-cell>
          <table:table-cell office:value-type="float" office:value="0.0000000018505">
            <text:p>1.85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1.1796E-016">
            <text:p>1.18E-016</text:p>
          </table:table-cell>
          <table:table-cell office:value-type="float" office:value="0.0000000018505">
            <text:p>1.85E-009</text:p>
          </table:table-cell>
          <table:table-cell table:formula="of:=IF([.L506] &lt; [.H506];&quot;BETTER&quot;;IF([.L506]-2 &gt; [.H506]; &quot;WORSE&quot;;&quot;&quot;))">
            <text:p/>
          </table:table-cell>
          <table:table-cell table:formula="of:=IF([.N506] &lt; [.J506];&quot;BETTER&quot;;IF([.N506] &gt;[.J50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1796E-016">
            <text:p>1.18E-016</text:p>
          </table:table-cell>
          <table:table-cell office:value-type="float" office:value="0.0000000018505">
            <text:p>1.85E-009</text:p>
          </table:table-cell>
          <table:table-cell table:formula="of:=IF([.Q506] &lt; [.L506];&quot;BETTER&quot;;IF([.Q506]-2 &gt; [.L506]; &quot;WORSE&quot;;&quot;&quot;))">
            <text:p/>
          </table:table-cell>
          <table:table-cell table:formula="of:=IF([.S506] &lt; [.N506];&quot;BETTER&quot;;IF([.S506] &gt;[.N506]*1.1;&quot;WORSE&quot;;&quot;&quot;))">
            <text:p/>
          </table:table-cell>
        </table:table-row>
        <table:table-row table:style-name="ro3">
          <table:table-cell/>
          <table:table-cell office:value-type="float" office:value="505">
            <text:p>505</text:p>
          </table:table-cell>
          <table:table-cell office:value-type="string">
            <text:p>3.70915603970187924e+00</text:p>
          </table:table-cell>
          <table:table-cell office:value-type="float" office:value="58">
            <text:p>58</text:p>
          </table:table-cell>
          <table:table-cell office:value-type="float" office:value="0.0000000000038366">
            <text:p>3.84E-012</text:p>
          </table:table-cell>
          <table:table-cell office:value-type="float" office:value="0.00000000000050669">
            <text:p>5.07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050669">
            <text:p>5.07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050669">
            <text:p>5.07E-013</text:p>
          </table:table-cell>
          <table:table-cell table:formula="of:=IF([.L507] &lt; [.H507];&quot;BETTER&quot;;IF([.L507]-2 &gt; [.H507]; &quot;WORSE&quot;;&quot;&quot;))">
            <text:p/>
          </table:table-cell>
          <table:table-cell table:formula="of:=IF([.N507] &lt; [.J507];&quot;BETTER&quot;;IF([.N507] &gt;[.J50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8818E-016">
            <text:p>8.88E-016</text:p>
          </table:table-cell>
          <table:table-cell office:value-type="float" office:value="0.00000000000050669">
            <text:p>5.07E-013</text:p>
          </table:table-cell>
          <table:table-cell table:formula="of:=IF([.Q507] &lt; [.L507];&quot;BETTER&quot;;IF([.Q507]-2 &gt; [.L507]; &quot;WORSE&quot;;&quot;&quot;))">
            <text:p/>
          </table:table-cell>
          <table:table-cell table:formula="of:=IF([.S507] &lt; [.N507];&quot;BETTER&quot;;IF([.S507] &gt;[.N507]*1.1;&quot;WORSE&quot;;&quot;&quot;))">
            <text:p/>
          </table:table-cell>
        </table:table-row>
        <table:table-row table:style-name="ro3">
          <table:table-cell/>
          <table:table-cell office:value-type="float" office:value="506">
            <text:p>506</text:p>
          </table:table-cell>
          <table:table-cell office:value-type="string">
            <text:p>2.18668945873941922e-01</text:p>
          </table:table-cell>
          <table:table-cell office:value-type="float" office:value="57">
            <text:p>57</text:p>
          </table:table-cell>
          <table:table-cell office:value-type="float" office:value="0.00000000000020905">
            <text:p>2.09E-013</text:p>
          </table:table-cell>
          <table:table-cell office:value-type="float" office:value="0.00000000011917">
            <text:p>1.19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2598">
            <text:p>2.26E-011</text:p>
          </table:table-cell>
          <table:table-cell office:value-type="float" office:value="0.00000000011917">
            <text:p>1.19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2598">
            <text:p>2.26E-011</text:p>
          </table:table-cell>
          <table:table-cell office:value-type="float" office:value="0.00000000011917">
            <text:p>1.19E-010</text:p>
          </table:table-cell>
          <table:table-cell table:formula="of:=IF([.L508] &lt; [.H508];&quot;BETTER&quot;;IF([.L508]-2 &gt; [.H508]; &quot;WORSE&quot;;&quot;&quot;))">
            <text:p/>
          </table:table-cell>
          <table:table-cell table:formula="of:=IF([.N508] &lt; [.J508];&quot;BETTER&quot;;IF([.N508] &gt;[.J508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22598">
            <text:p>2.26E-011</text:p>
          </table:table-cell>
          <table:table-cell office:value-type="float" office:value="0.00000000011917">
            <text:p>1.19E-010</text:p>
          </table:table-cell>
          <table:table-cell table:formula="of:=IF([.Q508] &lt; [.L508];&quot;BETTER&quot;;IF([.Q508]-2 &gt; [.L508]; &quot;WORSE&quot;;&quot;&quot;))">
            <text:p/>
          </table:table-cell>
          <table:table-cell table:formula="of:=IF([.S508] &lt; [.N508];&quot;BETTER&quot;;IF([.S508] &gt;[.N508]*1.1;&quot;WORSE&quot;;&quot;&quot;))">
            <text:p/>
          </table:table-cell>
        </table:table-row>
        <table:table-row table:style-name="ro3">
          <table:table-cell/>
          <table:table-cell office:value-type="float" office:value="507">
            <text:p>507</text:p>
          </table:table-cell>
          <table:table-cell office:value-type="string">
            <text:p>1.79552128309389047e+00</text:p>
          </table:table-cell>
          <table:table-cell office:value-type="float" office:value="57">
            <text:p>57</text:p>
          </table:table-cell>
          <table:table-cell office:value-type="float" office:value="0.00000000026103">
            <text:p>2.61E-010</text:p>
          </table:table-cell>
          <table:table-cell office:value-type="float" office:value="0.0000000000034028">
            <text:p>3.40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2608">
            <text:p>1.26E-011</text:p>
          </table:table-cell>
          <table:table-cell office:value-type="float" office:value="0.0000000000034027">
            <text:p>3.40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2608">
            <text:p>1.26E-011</text:p>
          </table:table-cell>
          <table:table-cell office:value-type="float" office:value="0.0000000000034027">
            <text:p>3.40E-012</text:p>
          </table:table-cell>
          <table:table-cell table:formula="of:=IF([.L509] &lt; [.H509];&quot;BETTER&quot;;IF([.L509]-2 &gt; [.H509]; &quot;WORSE&quot;;&quot;&quot;))">
            <text:p/>
          </table:table-cell>
          <table:table-cell table:formula="of:=IF([.N509] &lt; [.J509];&quot;BETTER&quot;;IF([.N509] &gt;[.J50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2608">
            <text:p>1.26E-011</text:p>
          </table:table-cell>
          <table:table-cell office:value-type="float" office:value="0.0000000000034027">
            <text:p>3.40E-012</text:p>
          </table:table-cell>
          <table:table-cell table:formula="of:=IF([.Q509] &lt; [.L509];&quot;BETTER&quot;;IF([.Q509]-2 &gt; [.L509]; &quot;WORSE&quot;;&quot;&quot;))">
            <text:p/>
          </table:table-cell>
          <table:table-cell table:formula="of:=IF([.S509] &lt; [.N509];&quot;BETTER&quot;;IF([.S509] &gt;[.N509]*1.1;&quot;WORSE&quot;;&quot;&quot;))">
            <text:p/>
          </table:table-cell>
        </table:table-row>
        <table:table-row table:style-name="ro3">
          <table:table-cell/>
          <table:table-cell office:value-type="float" office:value="508">
            <text:p>508</text:p>
          </table:table-cell>
          <table:table-cell office:value-type="string">
            <text:p>-1.10155082809982940e+00</text:p>
          </table:table-cell>
          <table:table-cell office:value-type="float" office:value="57">
            <text:p>57</text:p>
          </table:table-cell>
          <table:table-cell office:value-type="float" office:value="0.000000000000049184">
            <text:p>4.92E-014</text:p>
          </table:table-cell>
          <table:table-cell office:value-type="float" office:value="0.00000000000017557">
            <text:p>1.76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17584">
            <text:p>1.76E-012</text:p>
          </table:table-cell>
          <table:table-cell office:value-type="float" office:value="0.00000000000015481">
            <text:p>1.55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17584">
            <text:p>1.76E-012</text:p>
          </table:table-cell>
          <table:table-cell office:value-type="float" office:value="0.00000000000015481">
            <text:p>1.55E-013</text:p>
          </table:table-cell>
          <table:table-cell table:formula="of:=IF([.L510] &lt; [.H510];&quot;BETTER&quot;;IF([.L510]-2 &gt; [.H510]; &quot;WORSE&quot;;&quot;&quot;))">
            <text:p/>
          </table:table-cell>
          <table:table-cell table:formula="of:=IF([.N510] &lt; [.J510];&quot;BETTER&quot;;IF([.N510] &gt;[.J51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17584">
            <text:p>1.76E-012</text:p>
          </table:table-cell>
          <table:table-cell office:value-type="float" office:value="0.00000000000015481">
            <text:p>1.55E-013</text:p>
          </table:table-cell>
          <table:table-cell table:formula="of:=IF([.Q510] &lt; [.L510];&quot;BETTER&quot;;IF([.Q510]-2 &gt; [.L510]; &quot;WORSE&quot;;&quot;&quot;))">
            <text:p/>
          </table:table-cell>
          <table:table-cell table:formula="of:=IF([.S510] &lt; [.N510];&quot;BETTER&quot;;IF([.S510] &gt;[.N510]*1.1;&quot;WORSE&quot;;&quot;&quot;))">
            <text:p/>
          </table:table-cell>
        </table:table-row>
        <table:table-row table:style-name="ro3">
          <table:table-cell/>
          <table:table-cell office:value-type="float" office:value="509">
            <text:p>509</text:p>
          </table:table-cell>
          <table:table-cell office:value-type="string">
            <text:p>-1.65462500000000000e+03</text:p>
          </table:table-cell>
          <table:table-cell office:value-type="float" office:value="57">
            <text:p>57</text:p>
          </table:table-cell>
          <table:table-cell office:value-type="float" office:value="0.00000000000091735">
            <text:p>9.17E-013</text:p>
          </table:table-cell>
          <table:table-cell office:value-type="float" office:value="3.9851E-015">
            <text:p>3.99E-015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10975">
            <text:p>1.10E-006</text:p>
          </table:table-cell>
          <table:table-cell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10975">
            <text:p>1.10E-006</text:p>
          </table:table-cell>
          <table:table-cell office:value-type="float" office:value="0">
            <text:p>0.00E+000</text:p>
          </table:table-cell>
          <table:table-cell table:formula="of:=IF([.L511] &lt; [.H511];&quot;BETTER&quot;;IF([.L511]-2 &gt; [.H511]; &quot;WORSE&quot;;&quot;&quot;))">
            <text:p/>
          </table:table-cell>
          <table:table-cell table:formula="of:=IF([.N511] &lt; [.J511];&quot;BETTER&quot;;IF([.N511] &gt;[.J511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10975">
            <text:p>1.10E-006</text:p>
          </table:table-cell>
          <table:table-cell office:value-type="float" office:value="1.3742E-016">
            <text:p>1.37E-016</text:p>
          </table:table-cell>
          <table:table-cell table:formula="of:=IF([.Q511] &lt; [.L511];&quot;BETTER&quot;;IF([.Q511]-2 &gt; [.L511]; &quot;WORSE&quot;;&quot;&quot;))">
            <text:p/>
          </table:table-cell>
          <table:table-cell table:formula="of:=IF([.S511] &lt; [.N511];&quot;BETTER&quot;;IF([.S511] &gt;[.N511]*1.1;&quot;WORSE&quot;;&quot;&quot;))" office:value-type="string" office:string-value="WORSE">
            <text:p>WORSE</text:p>
          </table:table-cell>
        </table:table-row>
        <table:table-row table:style-name="ro3">
          <table:table-cell/>
          <table:table-cell office:value-type="float" office:value="510">
            <text:p>510</text:p>
          </table:table-cell>
          <table:table-cell office:value-type="string">
            <text:p>1.01750101750101705e-04</text:p>
          </table:table-cell>
          <table:table-cell office:value-type="float" office:value="85">
            <text:p>85</text:p>
          </table:table-cell>
          <table:table-cell office:value-type="float" office:value="0.00000000000011774">
            <text:p>1.18E-013</text:p>
          </table:table-cell>
          <table:table-cell office:value-type="float" office:value="0.0000000172">
            <text:p>1.72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8.3248E-016">
            <text:p>8.32E-016</text:p>
          </table:table-cell>
          <table:table-cell office:value-type="float" office:value="0.0000000172">
            <text:p>1.72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8.3248E-016">
            <text:p>8.32E-016</text:p>
          </table:table-cell>
          <table:table-cell office:value-type="float" office:value="0.0000000172">
            <text:p>1.72E-008</text:p>
          </table:table-cell>
          <table:table-cell table:formula="of:=IF([.L512] &lt; [.H512];&quot;BETTER&quot;;IF([.L512]-2 &gt; [.H512]; &quot;WORSE&quot;;&quot;&quot;))">
            <text:p/>
          </table:table-cell>
          <table:table-cell table:formula="of:=IF([.N512] &lt; [.J512];&quot;BETTER&quot;;IF([.N512] &gt;[.J51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3248E-016">
            <text:p>8.32E-016</text:p>
          </table:table-cell>
          <table:table-cell office:value-type="float" office:value="0.0000000172">
            <text:p>1.72E-008</text:p>
          </table:table-cell>
          <table:table-cell table:formula="of:=IF([.Q512] &lt; [.L512];&quot;BETTER&quot;;IF([.Q512]-2 &gt; [.L512]; &quot;WORSE&quot;;&quot;&quot;))">
            <text:p/>
          </table:table-cell>
          <table:table-cell table:formula="of:=IF([.S512] &lt; [.N512];&quot;BETTER&quot;;IF([.S512] &gt;[.N512]*1.1;&quot;WORSE&quot;;&quot;&quot;))">
            <text:p/>
          </table:table-cell>
        </table:table-row>
        <table:table-row table:style-name="ro3">
          <table:table-cell/>
          <table:table-cell office:value-type="float" office:value="511">
            <text:p>511</text:p>
          </table:table-cell>
          <table:table-cell office:value-type="string">
            <text:p>7.38816738816736596e+00</text:p>
          </table:table-cell>
          <table:table-cell office:value-type="float" office:value="45">
            <text:p>45</text:p>
          </table:table-cell>
          <table:table-cell office:value-type="float" office:value="0.0000000017798">
            <text:p>1.78E-009</text:p>
          </table:table-cell>
          <table:table-cell office:value-type="float" office:value="0.0000000000044139">
            <text:p>4.41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44171">
            <text:p>4.42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44171">
            <text:p>4.42E-012</text:p>
          </table:table-cell>
          <table:table-cell table:formula="of:=IF([.L513] &lt; [.H513];&quot;BETTER&quot;;IF([.L513]-2 &gt; [.H513]; &quot;WORSE&quot;;&quot;&quot;))">
            <text:p/>
          </table:table-cell>
          <table:table-cell table:formula="of:=IF([.N513] &lt; [.J513];&quot;BETTER&quot;;IF([.N513] &gt;[.J51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044171">
            <text:p>4.42E-012</text:p>
          </table:table-cell>
          <table:table-cell table:formula="of:=IF([.Q513] &lt; [.L513];&quot;BETTER&quot;;IF([.Q513]-2 &gt; [.L513]; &quot;WORSE&quot;;&quot;&quot;))">
            <text:p/>
          </table:table-cell>
          <table:table-cell table:formula="of:=IF([.S513] &lt; [.N513];&quot;BETTER&quot;;IF([.S513] &gt;[.N513]*1.1;&quot;WORSE&quot;;&quot;&quot;))">
            <text:p/>
          </table:table-cell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string">
            <text:p>6.06073628358089200e-01</text:p>
          </table:table-cell>
          <table:table-cell office:value-type="float" office:value="58">
            <text:p>58</text:p>
          </table:table-cell>
          <table:table-cell office:value-type="float" office:value="8.06E-015">
            <text:p>8.06E-015</text:p>
          </table:table-cell>
          <table:table-cell office:value-type="float" office:value="0.000000000069151">
            <text:p>6.9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6777">
            <text:p>5.68E-012</text:p>
          </table:table-cell>
          <table:table-cell office:value-type="float" office:value="0.000000000069151">
            <text:p>6.9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6777">
            <text:p>5.68E-012</text:p>
          </table:table-cell>
          <table:table-cell office:value-type="float" office:value="0.000000000069151">
            <text:p>6.92E-011</text:p>
          </table:table-cell>
          <table:table-cell table:formula="of:=IF([.L514] &lt; [.H514];&quot;BETTER&quot;;IF([.L514]-2 &gt; [.H514]; &quot;WORSE&quot;;&quot;&quot;))">
            <text:p/>
          </table:table-cell>
          <table:table-cell table:formula="of:=IF([.N514] &lt; [.J514];&quot;BETTER&quot;;IF([.N514] &gt;[.J51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6777">
            <text:p>5.68E-012</text:p>
          </table:table-cell>
          <table:table-cell office:value-type="float" office:value="0.000000000069151">
            <text:p>6.92E-011</text:p>
          </table:table-cell>
          <table:table-cell table:formula="of:=IF([.Q514] &lt; [.L514];&quot;BETTER&quot;;IF([.Q514]-2 &gt; [.L514]; &quot;WORSE&quot;;&quot;&quot;))">
            <text:p/>
          </table:table-cell>
          <table:table-cell table:formula="of:=IF([.S514] &lt; [.N514];&quot;BETTER&quot;;IF([.S514] &gt;[.N514]*1.1;&quot;WORSE&quot;;&quot;&quot;))">
            <text:p/>
          </table:table-cell>
        </table:table-row>
        <table:table-row table:style-name="ro3">
          <table:table-cell/>
          <table:table-cell office:value-type="float" office:value="513">
            <text:p>513</text:p>
          </table:table-cell>
          <table:table-cell office:value-type="string">
            <text:p>1.80671262590654857e-01</text:p>
          </table:table-cell>
          <table:table-cell office:value-type="float" office:value="58">
            <text:p>58</text:p>
          </table:table-cell>
          <table:table-cell office:value-type="float" office:value="0.00000000000069961">
            <text:p>7.00E-013</text:p>
          </table:table-cell>
          <table:table-cell office:value-type="float" office:value="0.000000000051724">
            <text:p>5.1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5">
            <text:p>2.78E-015</text:p>
          </table:table-cell>
          <table:table-cell office:value-type="float" office:value="0.000000000051725">
            <text:p>5.1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5">
            <text:p>2.78E-015</text:p>
          </table:table-cell>
          <table:table-cell office:value-type="float" office:value="0.000000000051725">
            <text:p>5.17E-011</text:p>
          </table:table-cell>
          <table:table-cell table:formula="of:=IF([.L515] &lt; [.H515];&quot;BETTER&quot;;IF([.L515]-2 &gt; [.H515]; &quot;WORSE&quot;;&quot;&quot;))">
            <text:p/>
          </table:table-cell>
          <table:table-cell table:formula="of:=IF([.N515] &lt; [.J515];&quot;BETTER&quot;;IF([.N515] &gt;[.J51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7478E-015">
            <text:p>2.75E-015</text:p>
          </table:table-cell>
          <table:table-cell office:value-type="float" office:value="0.000000000051725">
            <text:p>5.17E-011</text:p>
          </table:table-cell>
          <table:table-cell table:formula="of:=IF([.Q515] &lt; [.L515];&quot;BETTER&quot;;IF([.Q515]-2 &gt; [.L515]; &quot;WORSE&quot;;&quot;&quot;))">
            <text:p/>
          </table:table-cell>
          <table:table-cell table:formula="of:=IF([.S515] &lt; [.N515];&quot;BETTER&quot;;IF([.S515] &gt;[.N515]*1.1;&quot;WORSE&quot;;&quot;&quot;))">
            <text:p/>
          </table:table-cell>
        </table:table-row>
        <table:table-row table:style-name="ro3">
          <table:table-cell/>
          <table:table-cell office:value-type="float" office:value="514">
            <text:p>514</text:p>
          </table:table-cell>
          <table:table-cell office:value-type="string">
            <text:p>3.84946472770628823e-01</text:p>
          </table:table-cell>
          <table:table-cell office:value-type="float" office:value="58">
            <text:p>58</text:p>
          </table:table-cell>
          <table:table-cell office:value-type="float" office:value="0.000000000026224">
            <text:p>2.62E-011</text:p>
          </table:table-cell>
          <table:table-cell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76299">
            <text:p>7.63E-011</text:p>
          </table:table-cell>
          <table:table-cell table:formula="of:=IF([.L516] &lt; [.H516];&quot;BETTER&quot;;IF([.L516]-2 &gt; [.H516]; &quot;WORSE&quot;;&quot;&quot;))">
            <text:p/>
          </table:table-cell>
          <table:table-cell table:formula="of:=IF([.N516] &lt; [.J516];&quot;BETTER&quot;;IF([.N516] &gt;[.J51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76299">
            <text:p>7.63E-011</text:p>
          </table:table-cell>
          <table:table-cell table:formula="of:=IF([.Q516] &lt; [.L516];&quot;BETTER&quot;;IF([.Q516]-2 &gt; [.L516]; &quot;WORSE&quot;;&quot;&quot;))">
            <text:p/>
          </table:table-cell>
          <table:table-cell table:formula="of:=IF([.S516] &lt; [.N516];&quot;BETTER&quot;;IF([.S516] &gt;[.N516]*1.1;&quot;WORSE&quot;;&quot;&quot;))">
            <text:p/>
          </table:table-cell>
        </table:table-row>
        <table:table-row table:style-name="ro3">
          <table:table-cell/>
          <table:table-cell office:value-type="float" office:value="515">
            <text:p>515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3.271E-015">
            <text:p>3.27E-015</text:p>
          </table:table-cell>
          <table:table-cell office:value-type="float" office:value="0.000000000036548">
            <text:p>3.65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517] &lt; [.H517];&quot;BETTER&quot;;IF([.L517]-2 &gt; [.H517]; &quot;WORSE&quot;;&quot;&quot;))">
            <text:p/>
          </table:table-cell>
          <table:table-cell table:formula="of:=IF([.N517] &lt; [.J517];&quot;BETTER&quot;;IF([.N517] &gt;[.J517]*1.1;&quot;WORSE&quot;;&quot;&quot;))">
            <text:p/>
          </table:table-cell>
          <table:table-cell office:value-type="float" office:value="105">
            <text:p>105</text:p>
          </table:table-cell>
          <table:table-cell office:value-type="float" office:value="9.992E-016">
            <text:p>9.99E-016</text:p>
          </table:table-cell>
          <table:table-cell office:value-type="float" office:value="0.00000000003655">
            <text:p>3.66E-011</text:p>
          </table:table-cell>
          <table:table-cell table:formula="of:=IF([.Q517] &lt; [.L517];&quot;BETTER&quot;;IF([.Q517]-2 &gt; [.L517]; &quot;WORSE&quot;;&quot;&quot;))" office:value-type="string" office:string-value="BETTER">
            <text:p>BETTER</text:p>
          </table:table-cell>
          <table:table-cell table:formula="of:=IF([.S517] &lt; [.N517];&quot;BETTER&quot;;IF([.S517] &gt;[.N517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16">
            <text:p>516</text:p>
          </table:table-cell>
          <table:table-cell office:value-type="string">
            <text:p>6.03714320414843408e-01</text:p>
          </table:table-cell>
          <table:table-cell office:value-type="float" office:value="58">
            <text:p>58</text:p>
          </table:table-cell>
          <table:table-cell office:value-type="float" office:value="0.000000000000010298">
            <text:p>1.03E-014</text:p>
          </table:table-cell>
          <table:table-cell office:value-type="float" office:value="0.000000000024587">
            <text:p>2.46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24587">
            <text:p>2.46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24587">
            <text:p>2.46E-011</text:p>
          </table:table-cell>
          <table:table-cell table:formula="of:=IF([.L518] &lt; [.H518];&quot;BETTER&quot;;IF([.L518]-2 &gt; [.H518]; &quot;WORSE&quot;;&quot;&quot;))">
            <text:p/>
          </table:table-cell>
          <table:table-cell table:formula="of:=IF([.N518] &lt; [.J518];&quot;BETTER&quot;;IF([.N518] &gt;[.J51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24587">
            <text:p>2.46E-011</text:p>
          </table:table-cell>
          <table:table-cell table:formula="of:=IF([.Q518] &lt; [.L518];&quot;BETTER&quot;;IF([.Q518]-2 &gt; [.L518]; &quot;WORSE&quot;;&quot;&quot;))">
            <text:p/>
          </table:table-cell>
          <table:table-cell table:formula="of:=IF([.S518] &lt; [.N518];&quot;BETTER&quot;;IF([.S518] &gt;[.N518]*1.1;&quot;WORSE&quot;;&quot;&quot;))">
            <text:p/>
          </table:table-cell>
        </table:table-row>
        <table:table-row table:style-name="ro3">
          <table:table-cell/>
          <table:table-cell office:value-type="float" office:value="517">
            <text:p>517</text:p>
          </table:table-cell>
          <table:table-cell office:value-type="string">
            <text:p>3.59999999999999858e+01</text:p>
          </table:table-cell>
          <table:table-cell office:value-type="float" office:value="57">
            <text:p>57</text:p>
          </table:table-cell>
          <table:table-cell office:value-type="float" office:value="0.00000000000013693">
            <text:p>1.37E-013</text:p>
          </table:table-cell>
          <table:table-cell office:value-type="float" office:value="7.8949E-016">
            <text:p>7.89E-016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35354">
            <text:p>3.54E-009</text:p>
          </table:table-cell>
          <table:table-cell office:value-type="float" office:value="3.9475E-016">
            <text:p>3.95E-016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35354">
            <text:p>3.54E-009</text:p>
          </table:table-cell>
          <table:table-cell office:value-type="float" office:value="3.9475E-016">
            <text:p>3.95E-016</text:p>
          </table:table-cell>
          <table:table-cell table:formula="of:=IF([.L519] &lt; [.H519];&quot;BETTER&quot;;IF([.L519]-2 &gt; [.H519]; &quot;WORSE&quot;;&quot;&quot;))">
            <text:p/>
          </table:table-cell>
          <table:table-cell table:formula="of:=IF([.N519] &lt; [.J519];&quot;BETTER&quot;;IF([.N519] &gt;[.J51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35354">
            <text:p>3.54E-009</text:p>
          </table:table-cell>
          <table:table-cell office:value-type="float" office:value="1.9737E-016">
            <text:p>1.97E-016</text:p>
          </table:table-cell>
          <table:table-cell table:formula="of:=IF([.Q519] &lt; [.L519];&quot;BETTER&quot;;IF([.Q519]-2 &gt; [.L519]; &quot;WORSE&quot;;&quot;&quot;))">
            <text:p/>
          </table:table-cell>
          <table:table-cell table:formula="of:=IF([.S519] &lt; [.N519];&quot;BETTER&quot;;IF([.S519] &gt;[.N519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18">
            <text:p>518</text:p>
          </table:table-cell>
          <table:table-cell office:value-type="string">
            <text:p>2.43997012275814940e-01</text:p>
          </table:table-cell>
          <table:table-cell office:value-type="float" office:value="58">
            <text:p>58</text:p>
          </table:table-cell>
          <table:table-cell office:value-type="float" office:value="0.000000000013288">
            <text:p>1.33E-011</text:p>
          </table:table-cell>
          <table:table-cell office:value-type="float" office:value="0.000000000099121">
            <text:p>9.9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1521">
            <text:p>1.52E-014</text:p>
          </table:table-cell>
          <table:table-cell office:value-type="float" office:value="0.00000000009912">
            <text:p>9.9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1521">
            <text:p>1.52E-014</text:p>
          </table:table-cell>
          <table:table-cell office:value-type="float" office:value="0.00000000009912">
            <text:p>9.91E-011</text:p>
          </table:table-cell>
          <table:table-cell table:formula="of:=IF([.L520] &lt; [.H520];&quot;BETTER&quot;;IF([.L520]-2 &gt; [.H520]; &quot;WORSE&quot;;&quot;&quot;))">
            <text:p/>
          </table:table-cell>
          <table:table-cell table:formula="of:=IF([.N520] &lt; [.J520];&quot;BETTER&quot;;IF([.N520] &gt;[.J52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15238">
            <text:p>1.52E-014</text:p>
          </table:table-cell>
          <table:table-cell office:value-type="float" office:value="0.00000000009912">
            <text:p>9.91E-011</text:p>
          </table:table-cell>
          <table:table-cell table:formula="of:=IF([.Q520] &lt; [.L520];&quot;BETTER&quot;;IF([.Q520]-2 &gt; [.L520]; &quot;WORSE&quot;;&quot;&quot;))">
            <text:p/>
          </table:table-cell>
          <table:table-cell table:formula="of:=IF([.S520] &lt; [.N520];&quot;BETTER&quot;;IF([.S520] &gt;[.N520]*1.1;&quot;WORSE&quot;;&quot;&quot;))">
            <text:p/>
          </table:table-cell>
        </table:table-row>
        <table:table-row table:style-name="ro3">
          <table:table-cell/>
          <table:table-cell office:value-type="float" office:value="519">
            <text:p>519</text:p>
          </table:table-cell>
          <table:table-cell office:value-type="string">
            <text:p>-6.63493666631240986e-01</text:p>
          </table:table-cell>
          <table:table-cell office:value-type="float" office:value="57">
            <text:p>57</text:p>
          </table:table-cell>
          <table:table-cell office:value-type="float" office:value="0.00000000000093688">
            <text:p>9.37E-013</text:p>
          </table:table-cell>
          <table:table-cell office:value-type="float" office:value="0.000000000047085">
            <text:p>4.71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1.1102E-016">
            <text:p>1.11E-016</text:p>
          </table:table-cell>
          <table:table-cell office:value-type="float" office:value="0.000000000047086">
            <text:p>4.71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1.1102E-016">
            <text:p>1.11E-016</text:p>
          </table:table-cell>
          <table:table-cell office:value-type="float" office:value="0.000000000047086">
            <text:p>4.71E-011</text:p>
          </table:table-cell>
          <table:table-cell table:formula="of:=IF([.L521] &lt; [.H521];&quot;BETTER&quot;;IF([.L521]-2 &gt; [.H521]; &quot;WORSE&quot;;&quot;&quot;))">
            <text:p/>
          </table:table-cell>
          <table:table-cell table:formula="of:=IF([.N521] &lt; [.J521];&quot;BETTER&quot;;IF([.N521] &gt;[.J52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47086">
            <text:p>4.71E-011</text:p>
          </table:table-cell>
          <table:table-cell table:formula="of:=IF([.Q521] &lt; [.L521];&quot;BETTER&quot;;IF([.Q521]-2 &gt; [.L521]; &quot;WORSE&quot;;&quot;&quot;))">
            <text:p/>
          </table:table-cell>
          <table:table-cell table:formula="of:=IF([.S521] &lt; [.N521];&quot;BETTER&quot;;IF([.S521] &gt;[.N521]*1.1;&quot;WORSE&quot;;&quot;&quot;))">
            <text:p/>
          </table:table-cell>
        </table:table-row>
        <table:table-row table:style-name="ro3">
          <table:table-cell/>
          <table:table-cell office:value-type="float" office:value="520">
            <text:p>520</text:p>
          </table:table-cell>
          <table:table-cell office:value-type="string">
            <text:p>4.67160024646447902e-01</text:p>
          </table:table-cell>
          <table:table-cell office:value-type="float" office:value="58">
            <text:p>58</text:p>
          </table:table-cell>
          <table:table-cell office:value-type="float" office:value="5.9413E-016">
            <text:p>5.94E-016</text:p>
          </table:table-cell>
          <table:table-cell office:value-type="float" office:value="0.000000000099426">
            <text:p>9.9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2086">
            <text:p>1.21E-011</text:p>
          </table:table-cell>
          <table:table-cell office:value-type="float" office:value="0.000000000099426">
            <text:p>9.9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2086">
            <text:p>1.21E-011</text:p>
          </table:table-cell>
          <table:table-cell office:value-type="float" office:value="0.000000000099426">
            <text:p>9.94E-011</text:p>
          </table:table-cell>
          <table:table-cell table:formula="of:=IF([.L522] &lt; [.H522];&quot;BETTER&quot;;IF([.L522]-2 &gt; [.H522]; &quot;WORSE&quot;;&quot;&quot;))">
            <text:p/>
          </table:table-cell>
          <table:table-cell table:formula="of:=IF([.N522] &lt; [.J522];&quot;BETTER&quot;;IF([.N522] &gt;[.J52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2086">
            <text:p>1.21E-011</text:p>
          </table:table-cell>
          <table:table-cell office:value-type="float" office:value="0.000000000099426">
            <text:p>9.94E-011</text:p>
          </table:table-cell>
          <table:table-cell table:formula="of:=IF([.Q522] &lt; [.L522];&quot;BETTER&quot;;IF([.Q522]-2 &gt; [.L522]; &quot;WORSE&quot;;&quot;&quot;))">
            <text:p/>
          </table:table-cell>
          <table:table-cell table:formula="of:=IF([.S522] &lt; [.N522];&quot;BETTER&quot;;IF([.S522] &gt;[.N522]*1.1;&quot;WORSE&quot;;&quot;&quot;))">
            <text:p/>
          </table:table-cell>
        </table:table-row>
        <table:table-row table:style-name="ro3">
          <table:table-cell/>
          <table:table-cell office:value-type="float" office:value="521">
            <text:p>521</text:p>
          </table:table-cell>
          <table:table-cell office:value-type="string">
            <text:p>5.21323942410439223e-01</text:p>
          </table:table-cell>
          <table:table-cell office:value-type="float" office:value="58">
            <text:p>58</text:p>
          </table:table-cell>
          <table:table-cell office:value-type="float" office:value="1.4907E-015">
            <text:p>1.49E-015</text:p>
          </table:table-cell>
          <table:table-cell office:value-type="float" office:value="0.000000000020024">
            <text:p>2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98563">
            <text:p>9.86E-011</text:p>
          </table:table-cell>
          <table:table-cell office:value-type="float" office:value="0.000000000020024">
            <text:p>2.0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98563">
            <text:p>9.86E-011</text:p>
          </table:table-cell>
          <table:table-cell office:value-type="float" office:value="0.000000000020024">
            <text:p>2.00E-011</text:p>
          </table:table-cell>
          <table:table-cell table:formula="of:=IF([.L523] &lt; [.H523];&quot;BETTER&quot;;IF([.L523]-2 &gt; [.H523]; &quot;WORSE&quot;;&quot;&quot;))">
            <text:p/>
          </table:table-cell>
          <table:table-cell table:formula="of:=IF([.N523] &lt; [.J523];&quot;BETTER&quot;;IF([.N523] &gt;[.J52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98563">
            <text:p>9.86E-011</text:p>
          </table:table-cell>
          <table:table-cell office:value-type="float" office:value="0.000000000020024">
            <text:p>2.00E-011</text:p>
          </table:table-cell>
          <table:table-cell table:formula="of:=IF([.Q523] &lt; [.L523];&quot;BETTER&quot;;IF([.Q523]-2 &gt; [.L523]; &quot;WORSE&quot;;&quot;&quot;))">
            <text:p/>
          </table:table-cell>
          <table:table-cell table:formula="of:=IF([.S523] &lt; [.N523];&quot;BETTER&quot;;IF([.S523] &gt;[.N523]*1.1;&quot;WORSE&quot;;&quot;&quot;))">
            <text:p/>
          </table:table-cell>
        </table:table-row>
        <table:table-row table:style-name="ro3">
          <table:table-cell/>
          <table:table-cell office:value-type="float" office:value="522">
            <text:p>522</text:p>
          </table:table-cell>
          <table:table-cell office:value-type="string">
            <text:p>1.70863701630303382e+01</text:p>
          </table:table-cell>
          <table:table-cell office:value-type="float" office:value="59">
            <text:p>59</text:p>
          </table:table-cell>
          <table:table-cell office:value-type="float" office:value="0.0000000047776">
            <text:p>4.78E-009</text:p>
          </table:table-cell>
          <table:table-cell office:value-type="float" office:value="0.0000000000017734">
            <text:p>1.7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14211">
            <text:p>1.42E-014</text:p>
          </table:table-cell>
          <table:table-cell office:value-type="float" office:value="0.0000000000017755">
            <text:p>1.7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14211">
            <text:p>1.42E-014</text:p>
          </table:table-cell>
          <table:table-cell office:value-type="float" office:value="0.0000000000017755">
            <text:p>1.78E-012</text:p>
          </table:table-cell>
          <table:table-cell table:formula="of:=IF([.L524] &lt; [.H524];&quot;BETTER&quot;;IF([.L524]-2 &gt; [.H524]; &quot;WORSE&quot;;&quot;&quot;))">
            <text:p/>
          </table:table-cell>
          <table:table-cell table:formula="of:=IF([.N524] &lt; [.J524];&quot;BETTER&quot;;IF([.N524] &gt;[.J52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14211">
            <text:p>1.42E-014</text:p>
          </table:table-cell>
          <table:table-cell office:value-type="float" office:value="0.0000000000017755">
            <text:p>1.78E-012</text:p>
          </table:table-cell>
          <table:table-cell table:formula="of:=IF([.Q524] &lt; [.L524];&quot;BETTER&quot;;IF([.Q524]-2 &gt; [.L524]; &quot;WORSE&quot;;&quot;&quot;))">
            <text:p/>
          </table:table-cell>
          <table:table-cell table:formula="of:=IF([.S524] &lt; [.N524];&quot;BETTER&quot;;IF([.S524] &gt;[.N524]*1.1;&quot;WORSE&quot;;&quot;&quot;))">
            <text:p/>
          </table:table-cell>
        </table:table-row>
        <table:table-row table:style-name="ro3">
          <table:table-cell/>
          <table:table-cell office:value-type="float" office:value="523">
            <text:p>523</text:p>
          </table:table-cell>
          <table:table-cell office:value-type="string">
            <text:p>1.98903150673658358e+00</text:p>
          </table:table-cell>
          <table:table-cell office:value-type="float" office:value="57">
            <text:p>57</text:p>
          </table:table-cell>
          <table:table-cell office:value-type="float" office:value="0.0000000060624">
            <text:p>6.06E-009</text:p>
          </table:table-cell>
          <table:table-cell office:value-type="float" office:value="0.000000000018392">
            <text:p>1.8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95771">
            <text:p>9.58E-011</text:p>
          </table:table-cell>
          <table:table-cell office:value-type="float" office:value="0.000000000018393">
            <text:p>1.8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95771">
            <text:p>9.58E-011</text:p>
          </table:table-cell>
          <table:table-cell office:value-type="float" office:value="0.000000000018393">
            <text:p>1.84E-011</text:p>
          </table:table-cell>
          <table:table-cell table:formula="of:=IF([.L525] &lt; [.H525];&quot;BETTER&quot;;IF([.L525]-2 &gt; [.H525]; &quot;WORSE&quot;;&quot;&quot;))">
            <text:p/>
          </table:table-cell>
          <table:table-cell table:formula="of:=IF([.N525] &lt; [.J525];&quot;BETTER&quot;;IF([.N525] &gt;[.J52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95771">
            <text:p>9.58E-011</text:p>
          </table:table-cell>
          <table:table-cell office:value-type="float" office:value="0.000000000018393">
            <text:p>1.84E-011</text:p>
          </table:table-cell>
          <table:table-cell table:formula="of:=IF([.Q525] &lt; [.L525];&quot;BETTER&quot;;IF([.Q525]-2 &gt; [.L525]; &quot;WORSE&quot;;&quot;&quot;))">
            <text:p/>
          </table:table-cell>
          <table:table-cell table:formula="of:=IF([.S525] &lt; [.N525];&quot;BETTER&quot;;IF([.S525] &gt;[.N525]*1.1;&quot;WORSE&quot;;&quot;&quot;))">
            <text:p/>
          </table:table-cell>
        </table:table-row>
        <table:table-row table:style-name="ro3">
          <table:table-cell/>
          <table:table-cell office:value-type="float" office:value="524">
            <text:p>524</text:p>
          </table:table-cell>
          <table:table-cell office:value-type="string">
            <text:p>9.99664537372097595e-01</text:p>
          </table:table-cell>
          <table:table-cell office:value-type="float" office:value="58">
            <text:p>58</text:p>
          </table:table-cell>
          <table:table-cell office:value-type="float" office:value="0.000000000076483">
            <text:p>7.65E-011</text:p>
          </table:table-cell>
          <table:table-cell office:value-type="float" office:value="0.000000000027914">
            <text:p>2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7912">
            <text:p>2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7912">
            <text:p>2.79E-011</text:p>
          </table:table-cell>
          <table:table-cell table:formula="of:=IF([.L526] &lt; [.H526];&quot;BETTER&quot;;IF([.L526]-2 &gt; [.H526]; &quot;WORSE&quot;;&quot;&quot;))">
            <text:p/>
          </table:table-cell>
          <table:table-cell table:formula="of:=IF([.N526] &lt; [.J526];&quot;BETTER&quot;;IF([.N526] &gt;[.J52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27912">
            <text:p>2.79E-011</text:p>
          </table:table-cell>
          <table:table-cell table:formula="of:=IF([.Q526] &lt; [.L526];&quot;BETTER&quot;;IF([.Q526]-2 &gt; [.L526]; &quot;WORSE&quot;;&quot;&quot;))">
            <text:p/>
          </table:table-cell>
          <table:table-cell table:formula="of:=IF([.S526] &lt; [.N526];&quot;BETTER&quot;;IF([.S526] &gt;[.N526]*1.1;&quot;WORSE&quot;;&quot;&quot;))">
            <text:p/>
          </table:table-cell>
        </table:table-row>
        <table:table-row table:style-name="ro3">
          <table:table-cell/>
          <table:table-cell office:value-type="float" office:value="525">
            <text:p>525</text:p>
          </table:table-cell>
          <table:table-cell office:value-type="string">
            <text:p>9.74464288839908432e-01</text:p>
          </table:table-cell>
          <table:table-cell office:value-type="float" office:value="58">
            <text:p>58</text:p>
          </table:table-cell>
          <table:table-cell office:value-type="float" office:value="0.00000000000040924">
            <text:p>4.09E-013</text:p>
          </table:table-cell>
          <table:table-cell office:value-type="float" office:value="0.000000000040954">
            <text:p>4.1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40954">
            <text:p>4.1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40954">
            <text:p>4.10E-011</text:p>
          </table:table-cell>
          <table:table-cell table:formula="of:=IF([.L527] &lt; [.H527];&quot;BETTER&quot;;IF([.L527]-2 &gt; [.H527]; &quot;WORSE&quot;;&quot;&quot;))">
            <text:p/>
          </table:table-cell>
          <table:table-cell table:formula="of:=IF([.N527] &lt; [.J527];&quot;BETTER&quot;;IF([.N527] &gt;[.J52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40954">
            <text:p>4.10E-011</text:p>
          </table:table-cell>
          <table:table-cell table:formula="of:=IF([.Q527] &lt; [.L527];&quot;BETTER&quot;;IF([.Q527]-2 &gt; [.L527]; &quot;WORSE&quot;;&quot;&quot;))">
            <text:p/>
          </table:table-cell>
          <table:table-cell table:formula="of:=IF([.S527] &lt; [.N527];&quot;BETTER&quot;;IF([.S527] &gt;[.N527]*1.1;&quot;WORSE&quot;;&quot;&quot;))">
            <text:p/>
          </table:table-cell>
        </table:table-row>
        <table:table-row table:style-name="ro3">
          <table:table-cell/>
          <table:table-cell office:value-type="float" office:value="526">
            <text:p>526</text:p>
          </table:table-cell>
          <table:table-cell office:value-type="string">
            <text:p>1.49364826562485398e+00</text:p>
          </table:table-cell>
          <table:table-cell office:value-type="float" office:value="63">
            <text:p>63</text:p>
          </table:table-cell>
          <table:table-cell office:value-type="float" office:value="0.00000000000019697">
            <text:p>1.97E-013</text:p>
          </table:table-cell>
          <table:table-cell office:value-type="float" office:value="0.000000000016448">
            <text:p>1.6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5389">
            <text:p>2.54E-012</text:p>
          </table:table-cell>
          <table:table-cell office:value-type="float" office:value="0.00000000001664">
            <text:p>1.6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5389">
            <text:p>2.54E-012</text:p>
          </table:table-cell>
          <table:table-cell office:value-type="float" office:value="0.00000000001664">
            <text:p>1.66E-011</text:p>
          </table:table-cell>
          <table:table-cell table:formula="of:=IF([.L528] &lt; [.H528];&quot;BETTER&quot;;IF([.L528]-2 &gt; [.H528]; &quot;WORSE&quot;;&quot;&quot;))">
            <text:p/>
          </table:table-cell>
          <table:table-cell table:formula="of:=IF([.N528] &lt; [.J528];&quot;BETTER&quot;;IF([.N528] &gt;[.J52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5389">
            <text:p>2.54E-012</text:p>
          </table:table-cell>
          <table:table-cell office:value-type="float" office:value="0.00000000001664">
            <text:p>1.66E-011</text:p>
          </table:table-cell>
          <table:table-cell table:formula="of:=IF([.Q528] &lt; [.L528];&quot;BETTER&quot;;IF([.Q528]-2 &gt; [.L528]; &quot;WORSE&quot;;&quot;&quot;))">
            <text:p/>
          </table:table-cell>
          <table:table-cell table:formula="of:=IF([.S528] &lt; [.N528];&quot;BETTER&quot;;IF([.S528] &gt;[.N528]*1.1;&quot;WORSE&quot;;&quot;&quot;))">
            <text:p/>
          </table:table-cell>
        </table:table-row>
        <table:table-row table:style-name="ro3">
          <table:table-cell/>
          <table:table-cell office:value-type="float" office:value="527">
            <text:p>527</text:p>
          </table:table-cell>
          <table:table-cell office:value-type="string">
            <text:p>1.93342149620071346e+00</text:p>
          </table:table-cell>
          <table:table-cell office:value-type="float" office:value="57">
            <text:p>57</text:p>
          </table:table-cell>
          <table:table-cell office:value-type="float" office:value="0.00000000000037853">
            <text:p>3.79E-013</text:p>
          </table:table-cell>
          <table:table-cell office:value-type="float" office:value="0.00000000000036854">
            <text:p>3.69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12112">
            <text:p>1.21E-009</text:p>
          </table:table-cell>
          <table:table-cell office:value-type="float" office:value="0.000000000000369">
            <text:p>3.69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12112">
            <text:p>1.21E-009</text:p>
          </table:table-cell>
          <table:table-cell office:value-type="float" office:value="0.000000000000369">
            <text:p>3.69E-013</text:p>
          </table:table-cell>
          <table:table-cell table:formula="of:=IF([.L529] &lt; [.H529];&quot;BETTER&quot;;IF([.L529]-2 &gt; [.H529]; &quot;WORSE&quot;;&quot;&quot;))">
            <text:p/>
          </table:table-cell>
          <table:table-cell table:formula="of:=IF([.N529] &lt; [.J529];&quot;BETTER&quot;;IF([.N529] &gt;[.J52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12112">
            <text:p>1.21E-009</text:p>
          </table:table-cell>
          <table:table-cell office:value-type="float" office:value="0.000000000000369">
            <text:p>3.69E-013</text:p>
          </table:table-cell>
          <table:table-cell table:formula="of:=IF([.Q529] &lt; [.L529];&quot;BETTER&quot;;IF([.Q529]-2 &gt; [.L529]; &quot;WORSE&quot;;&quot;&quot;))">
            <text:p/>
          </table:table-cell>
          <table:table-cell table:formula="of:=IF([.S529] &lt; [.N529];&quot;BETTER&quot;;IF([.S529] &gt;[.N529]*1.1;&quot;WORSE&quot;;&quot;&quot;))">
            <text:p/>
          </table:table-cell>
        </table:table-row>
        <table:table-row table:style-name="ro3">
          <table:table-cell/>
          <table:table-cell office:value-type="float" office:value="528">
            <text:p>528</text:p>
          </table:table-cell>
          <table:table-cell office:value-type="string">
            <text:p>8.78884622601832977e-01</text:p>
          </table:table-cell>
          <table:table-cell office:value-type="float" office:value="57">
            <text:p>57</text:p>
          </table:table-cell>
          <table:table-cell office:value-type="float" office:value="0.0000000000074784">
            <text:p>7.48E-012</text:p>
          </table:table-cell>
          <table:table-cell office:value-type="float" office:value="0.0000000000020847">
            <text:p>2.08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5.5511E-016">
            <text:p>5.55E-016</text:p>
          </table:table-cell>
          <table:table-cell office:value-type="float" office:value="0.0000000000020856">
            <text:p>2.09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5.5511E-016">
            <text:p>5.55E-016</text:p>
          </table:table-cell>
          <table:table-cell office:value-type="float" office:value="0.0000000000020856">
            <text:p>2.09E-012</text:p>
          </table:table-cell>
          <table:table-cell table:formula="of:=IF([.L530] &lt; [.H530];&quot;BETTER&quot;;IF([.L530]-2 &gt; [.H530]; &quot;WORSE&quot;;&quot;&quot;))">
            <text:p/>
          </table:table-cell>
          <table:table-cell table:formula="of:=IF([.N530] &lt; [.J530];&quot;BETTER&quot;;IF([.N530] &gt;[.J530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4.4409E-016">
            <text:p>4.44E-016</text:p>
          </table:table-cell>
          <table:table-cell office:value-type="float" office:value="0.0000000000020856">
            <text:p>2.09E-012</text:p>
          </table:table-cell>
          <table:table-cell table:formula="of:=IF([.Q530] &lt; [.L530];&quot;BETTER&quot;;IF([.Q530]-2 &gt; [.L530]; &quot;WORSE&quot;;&quot;&quot;))">
            <text:p/>
          </table:table-cell>
          <table:table-cell table:formula="of:=IF([.S530] &lt; [.N530];&quot;BETTER&quot;;IF([.S530] &gt;[.N530]*1.1;&quot;WORSE&quot;;&quot;&quot;))">
            <text:p/>
          </table:table-cell>
        </table:table-row>
        <table:table-row table:style-name="ro3">
          <table:table-cell/>
          <table:table-cell office:value-type="float" office:value="529">
            <text:p>529</text:p>
          </table:table-cell>
          <table:table-cell office:value-type="string">
            <text:p>1.25331413731550008e+01</text:p>
          </table:table-cell>
          <table:table-cell office:value-type="float" office:value="59">
            <text:p>59</text:p>
          </table:table-cell>
          <table:table-cell office:value-type="float" office:value="0.0000000000043683">
            <text:p>4.37E-012</text:p>
          </table:table-cell>
          <table:table-cell office:value-type="float" office:value="0.0000000000079729">
            <text:p>7.97E-012</text:p>
          </table:table-cell>
          <table:table-cell/>
          <table:table-cell office:value-type="float" office:value="813">
            <text:p>813</text:p>
          </table:table-cell>
          <table:table-cell office:value-type="float" office:value="0">
            <text:p>0.00E+000</text:p>
          </table:table-cell>
          <table:table-cell office:value-type="float" office:value="0.0000000000035904">
            <text:p>3.59E-012</text:p>
          </table:table-cell>
          <table:table-cell/>
          <table:table-cell office:value-type="float" office:value="813">
            <text:p>813</text:p>
          </table:table-cell>
          <table:table-cell office:value-type="float" office:value="0">
            <text:p>0.00E+000</text:p>
          </table:table-cell>
          <table:table-cell office:value-type="float" office:value="0.0000000000035904">
            <text:p>3.59E-012</text:p>
          </table:table-cell>
          <table:table-cell table:formula="of:=IF([.L531] &lt; [.H531];&quot;BETTER&quot;;IF([.L531]-2 &gt; [.H531]; &quot;WORSE&quot;;&quot;&quot;))">
            <text:p/>
          </table:table-cell>
          <table:table-cell table:formula="of:=IF([.N531] &lt; [.J531];&quot;BETTER&quot;;IF([.N531] &gt;[.J531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">
            <text:p>0.00E+000</text:p>
          </table:table-cell>
          <table:table-cell office:value-type="float" office:value="0.0000000000035904">
            <text:p>3.59E-012</text:p>
          </table:table-cell>
          <table:table-cell table:formula="of:=IF([.Q531] &lt; [.L531];&quot;BETTER&quot;;IF([.Q531]-2 &gt; [.L531]; &quot;WORSE&quot;;&quot;&quot;))">
            <text:p/>
          </table:table-cell>
          <table:table-cell table:formula="of:=IF([.S531] &lt; [.N531];&quot;BETTER&quot;;IF([.S531] &gt;[.N531]*1.1;&quot;WORSE&quot;;&quot;&quot;))">
            <text:p/>
          </table:table-cell>
        </table:table-row>
        <table:table-row table:style-name="ro3">
          <table:table-cell/>
          <table:table-cell office:value-type="float" office:value="530">
            <text:p>530</text:p>
          </table:table-cell>
          <table:table-cell office:value-type="string">
            <text:p>1.08426040971939885e+00</text:p>
          </table:table-cell>
          <table:table-cell office:value-type="float" office:value="56">
            <text:p>56</text:p>
          </table:table-cell>
          <table:table-cell office:value-type="float" office:value="0.00000000009517">
            <text:p>9.52E-011</text:p>
          </table:table-cell>
          <table:table-cell office:value-type="float" office:value="0.000000000018308">
            <text:p>1.8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7891">
            <text:p>1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7891">
            <text:p>1.79E-011</text:p>
          </table:table-cell>
          <table:table-cell table:formula="of:=IF([.L532] &lt; [.H532];&quot;BETTER&quot;;IF([.L532]-2 &gt; [.H532]; &quot;WORSE&quot;;&quot;&quot;))">
            <text:p/>
          </table:table-cell>
          <table:table-cell table:formula="of:=IF([.N532] &lt; [.J532];&quot;BETTER&quot;;IF([.N532] &gt;[.J53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4409E-016">
            <text:p>4.44E-016</text:p>
          </table:table-cell>
          <table:table-cell office:value-type="float" office:value="0.000000000017891">
            <text:p>1.79E-011</text:p>
          </table:table-cell>
          <table:table-cell table:formula="of:=IF([.Q532] &lt; [.L532];&quot;BETTER&quot;;IF([.Q532]-2 &gt; [.L532]; &quot;WORSE&quot;;&quot;&quot;))">
            <text:p/>
          </table:table-cell>
          <table:table-cell table:formula="of:=IF([.S532] &lt; [.N532];&quot;BETTER&quot;;IF([.S532] &gt;[.N532]*1.1;&quot;WORSE&quot;;&quot;&quot;))">
            <text:p/>
          </table:table-cell>
        </table:table-row>
        <table:table-row table:style-name="ro3">
          <table:table-cell/>
          <table:table-cell office:value-type="float" office:value="531">
            <text:p>531</text:p>
          </table:table-cell>
          <table:table-cell office:value-type="string">
            <text:p>1.10613355350809925e+04</text:p>
          </table:table-cell>
          <table:table-cell office:value-type="float" office:value="57">
            <text:p>57</text:p>
          </table:table-cell>
          <table:table-cell office:value-type="float" office:value="0.00000000000002329">
            <text:p>2.33E-014</text:p>
          </table:table-cell>
          <table:table-cell office:value-type="float" office:value="8.2223E-015">
            <text:p>8.22E-015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67517">
            <text:p>6.75E-009</text:p>
          </table:table-cell>
          <table:table-cell office:value-type="float" office:value="8.3867E-015">
            <text:p>8.39E-015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67517">
            <text:p>6.75E-009</text:p>
          </table:table-cell>
          <table:table-cell office:value-type="float" office:value="8.3867E-015">
            <text:p>8.39E-015</text:p>
          </table:table-cell>
          <table:table-cell table:formula="of:=IF([.L533] &lt; [.H533];&quot;BETTER&quot;;IF([.L533]-2 &gt; [.H533]; &quot;WORSE&quot;;&quot;&quot;))">
            <text:p/>
          </table:table-cell>
          <table:table-cell table:formula="of:=IF([.N533] &lt; [.J533];&quot;BETTER&quot;;IF([.N533] &gt;[.J533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67517">
            <text:p>6.75E-009</text:p>
          </table:table-cell>
          <table:table-cell office:value-type="float" office:value="8.3867E-015">
            <text:p>8.39E-015</text:p>
          </table:table-cell>
          <table:table-cell table:formula="of:=IF([.Q533] &lt; [.L533];&quot;BETTER&quot;;IF([.Q533]-2 &gt; [.L533]; &quot;WORSE&quot;;&quot;&quot;))">
            <text:p/>
          </table:table-cell>
          <table:table-cell table:formula="of:=IF([.S533] &lt; [.N533];&quot;BETTER&quot;;IF([.S533] &gt;[.N533]*1.1;&quot;WORSE&quot;;&quot;&quot;))">
            <text:p/>
          </table:table-cell>
        </table:table-row>
        <table:table-row table:style-name="ro3">
          <table:table-cell/>
          <table:table-cell office:value-type="float" office:value="532">
            <text:p>532</text:p>
          </table:table-cell>
          <table:table-cell office:value-type="string">
            <text:p>2.94225534860746802e+03</text:p>
          </table:table-cell>
          <table:table-cell office:value-type="float" office:value="389">
            <text:p>389</text:p>
          </table:table-cell>
          <table:table-cell office:value-type="float" office:value="0.0000000044748">
            <text:p>4.47E-009</text:p>
          </table:table-cell>
          <table:table-cell office:value-type="float" office:value="0.00000000051178">
            <text:p>5.12E-010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51244">
            <text:p>5.12E-008</text:p>
          </table:table-cell>
          <table:table-cell office:value-type="float" office:value="0.000000000000010819">
            <text:p>1.08E-014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51244">
            <text:p>5.12E-008</text:p>
          </table:table-cell>
          <table:table-cell office:value-type="float" office:value="0.000000000000010819">
            <text:p>1.08E-014</text:p>
          </table:table-cell>
          <table:table-cell table:formula="of:=IF([.L534] &lt; [.H534];&quot;BETTER&quot;;IF([.L534]-2 &gt; [.H534]; &quot;WORSE&quot;;&quot;&quot;))">
            <text:p/>
          </table:table-cell>
          <table:table-cell table:formula="of:=IF([.N534] &lt; [.J534];&quot;BETTER&quot;;IF([.N534] &gt;[.J534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051244">
            <text:p>5.12E-008</text:p>
          </table:table-cell>
          <table:table-cell office:value-type="float" office:value="0.000000000000010819">
            <text:p>1.08E-014</text:p>
          </table:table-cell>
          <table:table-cell table:formula="of:=IF([.Q534] &lt; [.L534];&quot;BETTER&quot;;IF([.Q534]-2 &gt; [.L534]; &quot;WORSE&quot;;&quot;&quot;))">
            <text:p/>
          </table:table-cell>
          <table:table-cell table:formula="of:=IF([.S534] &lt; [.N534];&quot;BETTER&quot;;IF([.S534] &gt;[.N534]*1.1;&quot;WORSE&quot;;&quot;&quot;))">
            <text:p/>
          </table:table-cell>
        </table:table-row>
        <table:table-row table:style-name="ro3">
          <table:table-cell/>
          <table:table-cell office:value-type="float" office:value="533">
            <text:p>533</text:p>
          </table:table-cell>
          <table:table-cell office:value-type="string">
            <text:p>1.01999999999972224e+00</text:p>
          </table:table-cell>
          <table:table-cell office:value-type="float" office:value="58">
            <text:p>58</text:p>
          </table:table-cell>
          <table:table-cell office:value-type="float" office:value="0.0000000010324">
            <text:p>1.03E-009</text:p>
          </table:table-cell>
          <table:table-cell office:value-type="float" office:value="0.00000000000027277">
            <text:p>2.73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5">
            <text:p>1.11E-015</text:p>
          </table:table-cell>
          <table:table-cell office:value-type="float" office:value="0.00000000000027233">
            <text:p>2.72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5">
            <text:p>1.11E-015</text:p>
          </table:table-cell>
          <table:table-cell office:value-type="float" office:value="0.00000000000027233">
            <text:p>2.72E-013</text:p>
          </table:table-cell>
          <table:table-cell table:formula="of:=IF([.L535] &lt; [.H535];&quot;BETTER&quot;;IF([.L535]-2 &gt; [.H535]; &quot;WORSE&quot;;&quot;&quot;))">
            <text:p/>
          </table:table-cell>
          <table:table-cell table:formula="of:=IF([.N535] &lt; [.J535];&quot;BETTER&quot;;IF([.N535] &gt;[.J53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1102E-015">
            <text:p>1.11E-015</text:p>
          </table:table-cell>
          <table:table-cell office:value-type="float" office:value="0.00000000000027233">
            <text:p>2.72E-013</text:p>
          </table:table-cell>
          <table:table-cell table:formula="of:=IF([.Q535] &lt; [.L535];&quot;BETTER&quot;;IF([.Q535]-2 &gt; [.L535]; &quot;WORSE&quot;;&quot;&quot;))">
            <text:p/>
          </table:table-cell>
          <table:table-cell table:formula="of:=IF([.S535] &lt; [.N535];&quot;BETTER&quot;;IF([.S535] &gt;[.N535]*1.1;&quot;WORSE&quot;;&quot;&quot;))">
            <text:p/>
          </table:table-cell>
        </table:table-row>
        <table:table-row table:style-name="ro3">
          <table:table-cell/>
          <table:table-cell office:value-type="float" office:value="534">
            <text:p>534</text:p>
          </table:table-cell>
          <table:table-cell office:value-type="string">
            <text:p>1.04068324873496221e+00</text:p>
          </table:table-cell>
          <table:table-cell office:value-type="float" office:value="1307">
            <text:p>1307</text:p>
          </table:table-cell>
          <table:table-cell office:value-type="float" office:value="0.0000000074072">
            <text:p>7.41E-009</text:p>
          </table:table-cell>
          <table:table-cell office:value-type="float" office:value="0.00000094906">
            <text:p>9.49E-007</text:p>
          </table:table-cell>
          <table:table-cell/>
          <table:table-cell office:value-type="float" office:value="18748">
            <text:p>18748</text:p>
          </table:table-cell>
          <table:table-cell office:value-type="float" office:value="0.00000000060568">
            <text:p>6.06E-010</text:p>
          </table:table-cell>
          <table:table-cell office:value-type="float" office:value="0.0000011932">
            <text:p>1.19E-006</text:p>
          </table:table-cell>
          <table:table-cell/>
          <table:table-cell office:value-type="float" office:value="18748">
            <text:p>18748</text:p>
          </table:table-cell>
          <table:table-cell office:value-type="float" office:value="0.00000000060568">
            <text:p>6.06E-010</text:p>
          </table:table-cell>
          <table:table-cell office:value-type="float" office:value="0.0000011932">
            <text:p>1.19E-006</text:p>
          </table:table-cell>
          <table:table-cell table:formula="of:=IF([.L536] &lt; [.H536];&quot;BETTER&quot;;IF([.L536]-2 &gt; [.H536]; &quot;WORSE&quot;;&quot;&quot;))">
            <text:p/>
          </table:table-cell>
          <table:table-cell table:formula="of:=IF([.N536] &lt; [.J536];&quot;BETTER&quot;;IF([.N536] &gt;[.J536]*1.1;&quot;WORSE&quot;;&quot;&quot;))">
            <text:p/>
          </table:table-cell>
          <table:table-cell office:value-type="float" office:value="18748">
            <text:p>18748</text:p>
          </table:table-cell>
          <table:table-cell office:value-type="float" office:value="0.00000000060568">
            <text:p>6.06E-010</text:p>
          </table:table-cell>
          <table:table-cell office:value-type="float" office:value="0.0000011932">
            <text:p>1.19E-006</text:p>
          </table:table-cell>
          <table:table-cell table:formula="of:=IF([.Q536] &lt; [.L536];&quot;BETTER&quot;;IF([.Q536]-2 &gt; [.L536]; &quot;WORSE&quot;;&quot;&quot;))">
            <text:p/>
          </table:table-cell>
          <table:table-cell table:formula="of:=IF([.S536] &lt; [.N536];&quot;BETTER&quot;;IF([.S536] &gt;[.N536]*1.1;&quot;WORSE&quot;;&quot;&quot;))">
            <text:p/>
          </table:table-cell>
        </table:table-row>
        <table:table-row table:style-name="ro3">
          <table:table-cell/>
          <table:table-cell office:value-type="float" office:value="535">
            <text:p>535</text:p>
          </table:table-cell>
          <table:table-cell office:value-type="string">
            <text:p>2.58862863253409747e+00</text:p>
          </table:table-cell>
          <table:table-cell office:value-type="float" office:value="58">
            <text:p>58</text:p>
          </table:table-cell>
          <table:table-cell office:value-type="float" office:value="0.0000000000003452">
            <text:p>3.45E-013</text:p>
          </table:table-cell>
          <table:table-cell office:value-type="float" office:value="0.000000000013172">
            <text:p>1.32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9757E-016">
            <text:p>6.98E-016</text:p>
          </table:table-cell>
          <table:table-cell office:value-type="float" office:value="0.000000000013172">
            <text:p>1.32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9757E-016">
            <text:p>6.98E-016</text:p>
          </table:table-cell>
          <table:table-cell office:value-type="float" office:value="0.000000000013172">
            <text:p>1.32E-011</text:p>
          </table:table-cell>
          <table:table-cell table:formula="of:=IF([.L537] &lt; [.H537];&quot;BETTER&quot;;IF([.L537]-2 &gt; [.H537]; &quot;WORSE&quot;;&quot;&quot;))">
            <text:p/>
          </table:table-cell>
          <table:table-cell table:formula="of:=IF([.N537] &lt; [.J537];&quot;BETTER&quot;;IF([.N537] &gt;[.J53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13172">
            <text:p>1.32E-011</text:p>
          </table:table-cell>
          <table:table-cell table:formula="of:=IF([.Q537] &lt; [.L537];&quot;BETTER&quot;;IF([.Q537]-2 &gt; [.L537]; &quot;WORSE&quot;;&quot;&quot;))">
            <text:p/>
          </table:table-cell>
          <table:table-cell table:formula="of:=IF([.S537] &lt; [.N537];&quot;BETTER&quot;;IF([.S537] &gt;[.N537]*1.1;&quot;WORSE&quot;;&quot;&quot;))">
            <text:p/>
          </table:table-cell>
        </table:table-row>
        <table:table-row table:style-name="ro3">
          <table:table-cell/>
          <table:table-cell office:value-type="float" office:value="536">
            <text:p>536</text:p>
          </table:table-cell>
          <table:table-cell office:value-type="string">
            <text:p>3.59140914229522656e-01</text:p>
          </table:table-cell>
          <table:table-cell office:value-type="float" office:value="58">
            <text:p>58</text:p>
          </table:table-cell>
          <table:table-cell office:value-type="float" office:value="0.00000000000033294">
            <text:p>3.33E-013</text:p>
          </table:table-cell>
          <table:table-cell office:value-type="float" office:value="0.000000000082203">
            <text:p>8.2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3229">
            <text:p>4.32E-012</text:p>
          </table:table-cell>
          <table:table-cell office:value-type="float" office:value="0.000000000082204">
            <text:p>8.2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3229">
            <text:p>4.32E-012</text:p>
          </table:table-cell>
          <table:table-cell office:value-type="float" office:value="0.000000000082204">
            <text:p>8.22E-011</text:p>
          </table:table-cell>
          <table:table-cell table:formula="of:=IF([.L538] &lt; [.H538];&quot;BETTER&quot;;IF([.L538]-2 &gt; [.H538]; &quot;WORSE&quot;;&quot;&quot;))">
            <text:p/>
          </table:table-cell>
          <table:table-cell table:formula="of:=IF([.N538] &lt; [.J538];&quot;BETTER&quot;;IF([.N538] &gt;[.J53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3228">
            <text:p>4.32E-012</text:p>
          </table:table-cell>
          <table:table-cell office:value-type="float" office:value="0.000000000082203">
            <text:p>8.22E-011</text:p>
          </table:table-cell>
          <table:table-cell table:formula="of:=IF([.Q538] &lt; [.L538];&quot;BETTER&quot;;IF([.Q538]-2 &gt; [.L538]; &quot;WORSE&quot;;&quot;&quot;))">
            <text:p/>
          </table:table-cell>
          <table:table-cell table:formula="of:=IF([.S538] &lt; [.N538];&quot;BETTER&quot;;IF([.S538] &gt;[.N538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37">
            <text:p>537</text:p>
          </table:table-cell>
          <table:table-cell office:value-type="string">
            <text:p>9.99999999999999889e-01</text:p>
          </table:table-cell>
          <table:table-cell office:value-type="float" office:value="56">
            <text:p>56</text:p>
          </table:table-cell>
          <table:table-cell office:value-type="float" office:value="0.0000000000040306">
            <text:p>4.03E-012</text:p>
          </table:table-cell>
          <table:table-cell office:value-type="float" office:value="0.00000000000028544">
            <text:p>2.85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1.1102E-016">
            <text:p>1.11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1.1102E-016">
            <text:p>1.11E-016</text:p>
          </table:table-cell>
          <table:table-cell table:formula="of:=IF([.L539] &lt; [.H539];&quot;BETTER&quot;;IF([.L539]-2 &gt; [.H539]; &quot;WORSE&quot;;&quot;&quot;))">
            <text:p/>
          </table:table-cell>
          <table:table-cell table:formula="of:=IF([.N539] &lt; [.J539];&quot;BETTER&quot;;IF([.N539] &gt;[.J53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1.1102E-016">
            <text:p>1.11E-016</text:p>
          </table:table-cell>
          <table:table-cell table:formula="of:=IF([.Q539] &lt; [.L539];&quot;BETTER&quot;;IF([.Q539]-2 &gt; [.L539]; &quot;WORSE&quot;;&quot;&quot;))">
            <text:p/>
          </table:table-cell>
          <table:table-cell table:formula="of:=IF([.S539] &lt; [.N539];&quot;BETTER&quot;;IF([.S539] &gt;[.N539]*1.1;&quot;WORSE&quot;;&quot;&quot;))">
            <text:p/>
          </table:table-cell>
        </table:table-row>
        <table:table-row table:style-name="ro3">
          <table:table-cell/>
          <table:table-cell office:value-type="float" office:value="538">
            <text:p>538</text:p>
          </table:table-cell>
          <table:table-cell office:value-type="string">
            <text:p>7.00000000000000000e+01</text:p>
          </table:table-cell>
          <table:table-cell office:value-type="float" office:value="57">
            <text:p>57</text:p>
          </table:table-cell>
          <table:table-cell office:value-type="float" office:value="1.5226E-015">
            <text:p>1.52E-015</text:p>
          </table:table-cell>
          <table:table-cell office:value-type="float" office:value="2.0301E-016">
            <text:p>2.03E-016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2558">
            <text:p>2.56E-012</text:p>
          </table:table-cell>
          <table:table-cell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2558">
            <text:p>2.56E-012</text:p>
          </table:table-cell>
          <table:table-cell office:value-type="float" office:value="0">
            <text:p>0.00E+000</text:p>
          </table:table-cell>
          <table:table-cell table:formula="of:=IF([.L540] &lt; [.H540];&quot;BETTER&quot;;IF([.L540]-2 &gt; [.H540]; &quot;WORSE&quot;;&quot;&quot;))">
            <text:p/>
          </table:table-cell>
          <table:table-cell table:formula="of:=IF([.N540] &lt; [.J540];&quot;BETTER&quot;;IF([.N540] &gt;[.J54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2558">
            <text:p>2.56E-012</text:p>
          </table:table-cell>
          <table:table-cell office:value-type="float" office:value="0">
            <text:p>0.00E+000</text:p>
          </table:table-cell>
          <table:table-cell table:formula="of:=IF([.Q540] &lt; [.L540];&quot;BETTER&quot;;IF([.Q540]-2 &gt; [.L540]; &quot;WORSE&quot;;&quot;&quot;))">
            <text:p/>
          </table:table-cell>
          <table:table-cell table:formula="of:=IF([.S540] &lt; [.N540];&quot;BETTER&quot;;IF([.S540] &gt;[.N540]*1.1;&quot;WORSE&quot;;&quot;&quot;))">
            <text:p/>
          </table:table-cell>
        </table:table-row>
        <table:table-row table:style-name="ro3">
          <table:table-cell/>
          <table:table-cell office:value-type="float" office:value="539">
            <text:p>539</text:p>
          </table:table-cell>
          <table:table-cell office:value-type="string">
            <text:p>1.77245385090551588e+00</text:p>
          </table:table-cell>
          <table:table-cell office:value-type="float" office:value="45">
            <text:p>45</text:p>
          </table:table-cell>
          <table:table-cell office:value-type="float" office:value="0.00000000010214">
            <text:p>1.02E-010</text:p>
          </table:table-cell>
          <table:table-cell office:value-type="float" office:value="0.00000000000068864">
            <text:p>6.89E-013</text:p>
          </table:table-cell>
          <table:table-cell/>
          <table:table-cell office:value-type="float" office:value="407">
            <text:p>407</text:p>
          </table:table-cell>
          <table:table-cell office:value-type="float" office:value="1.3323E-015">
            <text:p>1.33E-015</text:p>
          </table:table-cell>
          <table:table-cell office:value-type="float" office:value="0.000000000003112">
            <text:p>3.11E-012</text:p>
          </table:table-cell>
          <table:table-cell/>
          <table:table-cell office:value-type="float" office:value="407">
            <text:p>407</text:p>
          </table:table-cell>
          <table:table-cell office:value-type="float" office:value="1.3323E-015">
            <text:p>1.33E-015</text:p>
          </table:table-cell>
          <table:table-cell office:value-type="float" office:value="0.000000000003112">
            <text:p>3.11E-012</text:p>
          </table:table-cell>
          <table:table-cell table:formula="of:=IF([.L541] &lt; [.H541];&quot;BETTER&quot;;IF([.L541]-2 &gt; [.H541]; &quot;WORSE&quot;;&quot;&quot;))">
            <text:p/>
          </table:table-cell>
          <table:table-cell table:formula="of:=IF([.N541] &lt; [.J541];&quot;BETTER&quot;;IF([.N541] &gt;[.J541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1.3323E-015">
            <text:p>1.33E-015</text:p>
          </table:table-cell>
          <table:table-cell office:value-type="float" office:value="0.000000000003112">
            <text:p>3.11E-012</text:p>
          </table:table-cell>
          <table:table-cell table:formula="of:=IF([.Q541] &lt; [.L541];&quot;BETTER&quot;;IF([.Q541]-2 &gt; [.L541]; &quot;WORSE&quot;;&quot;&quot;))">
            <text:p/>
          </table:table-cell>
          <table:table-cell table:formula="of:=IF([.S541] &lt; [.N541];&quot;BETTER&quot;;IF([.S541] &gt;[.N541]*1.1;&quot;WORSE&quot;;&quot;&quot;))">
            <text:p/>
          </table:table-cell>
        </table:table-row>
        <table:table-row table:style-name="ro3">
          <table:table-cell/>
          <table:table-cell office:value-type="float" office:value="540">
            <text:p>540</text:p>
          </table:table-cell>
          <table:table-cell office:value-type="string">
            <text:p>2.49999999999999944e-01</text:p>
          </table:table-cell>
          <table:table-cell office:value-type="float" office:value="58">
            <text:p>58</text:p>
          </table:table-cell>
          <table:table-cell office:value-type="float" office:value="0.00000000000013722">
            <text:p>1.37E-013</text:p>
          </table:table-cell>
          <table:table-cell office:value-type="float" office:value="8.8818E-016">
            <text:p>8.88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4551">
            <text:p>2.46E-011</text:p>
          </table:table-cell>
          <table:table-cell office:value-type="float" office:value="2.2204E-016">
            <text:p>2.22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4551">
            <text:p>2.46E-011</text:p>
          </table:table-cell>
          <table:table-cell office:value-type="float" office:value="2.2204E-016">
            <text:p>2.22E-016</text:p>
          </table:table-cell>
          <table:table-cell table:formula="of:=IF([.L542] &lt; [.H542];&quot;BETTER&quot;;IF([.L542]-2 &gt; [.H542]; &quot;WORSE&quot;;&quot;&quot;))">
            <text:p/>
          </table:table-cell>
          <table:table-cell table:formula="of:=IF([.N542] &lt; [.J542];&quot;BETTER&quot;;IF([.N542] &gt;[.J54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4551">
            <text:p>2.46E-011</text:p>
          </table:table-cell>
          <table:table-cell office:value-type="float" office:value="0">
            <text:p>0.00E+000</text:p>
          </table:table-cell>
          <table:table-cell table:formula="of:=IF([.Q542] &lt; [.L542];&quot;BETTER&quot;;IF([.Q542]-2 &gt; [.L542]; &quot;WORSE&quot;;&quot;&quot;))">
            <text:p/>
          </table:table-cell>
          <table:table-cell table:formula="of:=IF([.S542] &lt; [.N542];&quot;BETTER&quot;;IF([.S542] &gt;[.N542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41">
            <text:p>541</text:p>
          </table:table-cell>
          <table:table-cell office:value-type="string">
            <text:p>1.42857142857142710e-01</text:p>
          </table:table-cell>
          <table:table-cell office:value-type="float" office:value="58">
            <text:p>58</text:p>
          </table:table-cell>
          <table:table-cell office:value-type="float" office:value="0.0000000000086136">
            <text:p>8.61E-012</text:p>
          </table:table-cell>
          <table:table-cell office:value-type="float" office:value="0.0000000003">
            <text:p>3.0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3">
            <text:p>3.0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3">
            <text:p>3.00E-010</text:p>
          </table:table-cell>
          <table:table-cell table:formula="of:=IF([.L543] &lt; [.H543];&quot;BETTER&quot;;IF([.L543]-2 &gt; [.H543]; &quot;WORSE&quot;;&quot;&quot;))">
            <text:p/>
          </table:table-cell>
          <table:table-cell table:formula="of:=IF([.N543] &lt; [.J543];&quot;BETTER&quot;;IF([.N543] &gt;[.J54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3267E-017">
            <text:p>8.33E-017</text:p>
          </table:table-cell>
          <table:table-cell office:value-type="float" office:value="0.0000000003">
            <text:p>3.00E-010</text:p>
          </table:table-cell>
          <table:table-cell table:formula="of:=IF([.Q543] &lt; [.L543];&quot;BETTER&quot;;IF([.Q543]-2 &gt; [.L543]; &quot;WORSE&quot;;&quot;&quot;))">
            <text:p/>
          </table:table-cell>
          <table:table-cell table:formula="of:=IF([.S543] &lt; [.N543];&quot;BETTER&quot;;IF([.S543] &gt;[.N543]*1.1;&quot;WORSE&quot;;&quot;&quot;))">
            <text:p/>
          </table:table-cell>
        </table:table-row>
        <table:table-row table:style-name="ro3">
          <table:table-cell/>
          <table:table-cell office:value-type="float" office:value="542">
            <text:p>542</text:p>
          </table:table-cell>
          <table:table-cell office:value-type="string">
            <text:p>9.09090909090908145e-02</text:p>
          </table:table-cell>
          <table:table-cell office:value-type="float" office:value="58">
            <text:p>58</text:p>
          </table:table-cell>
          <table:table-cell office:value-type="float" office:value="0.00000000019805">
            <text:p>1.98E-010</text:p>
          </table:table-cell>
          <table:table-cell office:value-type="float" office:value="0.000000000099997">
            <text:p>1.0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099999">
            <text:p>1.0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099999">
            <text:p>1.00E-010</text:p>
          </table:table-cell>
          <table:table-cell table:formula="of:=IF([.L544] &lt; [.H544];&quot;BETTER&quot;;IF([.L544]-2 &gt; [.H544]; &quot;WORSE&quot;;&quot;&quot;))">
            <text:p/>
          </table:table-cell>
          <table:table-cell table:formula="of:=IF([.N544] &lt; [.J544];&quot;BETTER&quot;;IF([.N544] &gt;[.J54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3267E-017">
            <text:p>8.33E-017</text:p>
          </table:table-cell>
          <table:table-cell office:value-type="float" office:value="0.000000000099999">
            <text:p>1.00E-010</text:p>
          </table:table-cell>
          <table:table-cell table:formula="of:=IF([.Q544] &lt; [.L544];&quot;BETTER&quot;;IF([.Q544]-2 &gt; [.L544]; &quot;WORSE&quot;;&quot;&quot;))">
            <text:p/>
          </table:table-cell>
          <table:table-cell table:formula="of:=IF([.S544] &lt; [.N544];&quot;BETTER&quot;;IF([.S544] &gt;[.N544]*1.1;&quot;WORSE&quot;;&quot;&quot;))">
            <text:p/>
          </table:table-cell>
        </table:table-row>
        <table:table-row table:style-name="ro3">
          <table:table-cell/>
          <table:table-cell office:value-type="float" office:value="543">
            <text:p>543</text:p>
          </table:table-cell>
          <table:table-cell office:value-type="string">
            <text:p>2.22222222222222210e-01</text:p>
          </table:table-cell>
          <table:table-cell office:value-type="float" office:value="58">
            <text:p>58</text:p>
          </table:table-cell>
          <table:table-cell office:value-type="float" office:value="0.00000000000049173">
            <text:p>4.92E-013</text:p>
          </table:table-cell>
          <table:table-cell office:value-type="float" office:value="0.000000000099999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2716">
            <text:p>1.27E-010</text:p>
          </table:table-cell>
          <table:table-cell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12716">
            <text:p>1.27E-010</text:p>
          </table:table-cell>
          <table:table-cell office:value-type="float" office:value="0.0000000001">
            <text:p>1.00E-010</text:p>
          </table:table-cell>
          <table:table-cell table:formula="of:=IF([.L545] &lt; [.H545];&quot;BETTER&quot;;IF([.L545]-2 &gt; [.H545]; &quot;WORSE&quot;;&quot;&quot;))">
            <text:p/>
          </table:table-cell>
          <table:table-cell table:formula="of:=IF([.N545] &lt; [.J545];&quot;BETTER&quot;;IF([.N545] &gt;[.J54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12716">
            <text:p>1.27E-010</text:p>
          </table:table-cell>
          <table:table-cell office:value-type="float" office:value="0.0000000001">
            <text:p>1.00E-010</text:p>
          </table:table-cell>
          <table:table-cell table:formula="of:=IF([.Q545] &lt; [.L545];&quot;BETTER&quot;;IF([.Q545]-2 &gt; [.L545]; &quot;WORSE&quot;;&quot;&quot;))">
            <text:p/>
          </table:table-cell>
          <table:table-cell table:formula="of:=IF([.S545] &lt; [.N545];&quot;BETTER&quot;;IF([.S545] &gt;[.N545]*1.1;&quot;WORSE&quot;;&quot;&quot;))">
            <text:p/>
          </table:table-cell>
        </table:table-row>
        <table:table-row table:style-name="ro3">
          <table:table-cell/>
          <table:table-cell office:value-type="float" office:value="544">
            <text:p>544</text:p>
          </table:table-cell>
          <table:table-cell office:value-type="string">
            <text:p>1.11072073454214326e+00</text:p>
          </table:table-cell>
          <table:table-cell office:value-type="float" office:value="58">
            <text:p>58</text:p>
          </table:table-cell>
          <table:table-cell office:value-type="float" office:value="0.000000000020881">
            <text:p>2.09E-011</text:p>
          </table:table-cell>
          <table:table-cell office:value-type="float" office:value="0.000000000037942">
            <text:p>3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5">
            <text:p>1.74E-015</text:p>
          </table:table-cell>
          <table:table-cell office:value-type="float" office:value="0.000000000037942">
            <text:p>3.7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5">
            <text:p>1.74E-015</text:p>
          </table:table-cell>
          <table:table-cell office:value-type="float" office:value="0.000000000037942">
            <text:p>3.79E-011</text:p>
          </table:table-cell>
          <table:table-cell table:formula="of:=IF([.L546] &lt; [.H546];&quot;BETTER&quot;;IF([.L546]-2 &gt; [.H546]; &quot;WORSE&quot;;&quot;&quot;))">
            <text:p/>
          </table:table-cell>
          <table:table-cell table:formula="of:=IF([.N546] &lt; [.J546];&quot;BETTER&quot;;IF([.N546] &gt;[.J54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7439E-015">
            <text:p>1.74E-015</text:p>
          </table:table-cell>
          <table:table-cell office:value-type="float" office:value="0.000000000037942">
            <text:p>3.79E-011</text:p>
          </table:table-cell>
          <table:table-cell table:formula="of:=IF([.Q546] &lt; [.L546];&quot;BETTER&quot;;IF([.Q546]-2 &gt; [.L546]; &quot;WORSE&quot;;&quot;&quot;))">
            <text:p/>
          </table:table-cell>
          <table:table-cell table:formula="of:=IF([.S546] &lt; [.N546];&quot;BETTER&quot;;IF([.S546] &gt;[.N546]*1.1;&quot;WORSE&quot;;&quot;&quot;))">
            <text:p/>
          </table:table-cell>
        </table:table-row>
        <table:table-row table:style-name="ro3">
          <table:table-cell/>
          <table:table-cell office:value-type="float" office:value="545">
            <text:p>545</text:p>
          </table:table-cell>
          <table:table-cell office:value-type="string">
            <text:p>-3.29861111111111105e-01</text:p>
          </table:table-cell>
          <table:table-cell office:value-type="float" office:value="59">
            <text:p>59</text:p>
          </table:table-cell>
          <table:table-cell office:value-type="float" office:value="0.000000000033239">
            <text:p>3.32E-011</text:p>
          </table:table-cell>
          <table:table-cell office:value-type="float" office:value="0.000000000033681">
            <text:p>3.3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033684">
            <text:p>3.3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033684">
            <text:p>3.37E-011</text:p>
          </table:table-cell>
          <table:table-cell table:formula="of:=IF([.L547] &lt; [.H547];&quot;BETTER&quot;;IF([.L547]-2 &gt; [.H547]; &quot;WORSE&quot;;&quot;&quot;))">
            <text:p/>
          </table:table-cell>
          <table:table-cell table:formula="of:=IF([.N547] &lt; [.J547];&quot;BETTER&quot;;IF([.N547] &gt;[.J54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033684">
            <text:p>3.37E-011</text:p>
          </table:table-cell>
          <table:table-cell table:formula="of:=IF([.Q547] &lt; [.L547];&quot;BETTER&quot;;IF([.Q547]-2 &gt; [.L547]; &quot;WORSE&quot;;&quot;&quot;))">
            <text:p/>
          </table:table-cell>
          <table:table-cell table:formula="of:=IF([.S547] &lt; [.N547];&quot;BETTER&quot;;IF([.S547] &gt;[.N547]*1.1;&quot;WORSE&quot;;&quot;&quot;))">
            <text:p/>
          </table:table-cell>
        </table:table-row>
        <table:table-row table:style-name="ro3">
          <table:table-cell/>
          <table:table-cell office:value-type="float" office:value="546">
            <text:p>546</text:p>
          </table:table-cell>
          <table:table-cell office:value-type="string">
            <text:p>2.49999997597549111e+07</text:p>
          </table:table-cell>
          <table:table-cell office:value-type="float" office:value="115">
            <text:p>115</text:p>
          </table:table-cell>
          <table:table-cell office:value-type="float" office:value="0.0000000020871">
            <text:p>2.09E-009</text:p>
          </table:table-cell>
          <table:table-cell office:value-type="float" office:value="0.00000000000049725">
            <text:p>4.97E-013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4.4703E-016">
            <text:p>4.47E-016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4.4703E-016">
            <text:p>4.47E-016</text:p>
          </table:table-cell>
          <table:table-cell table:formula="of:=IF([.L548] &lt; [.H548];&quot;BETTER&quot;;IF([.L548]-2 &gt; [.H548]; &quot;WORSE&quot;;&quot;&quot;))">
            <text:p/>
          </table:table-cell>
          <table:table-cell table:formula="of:=IF([.N548] &lt; [.J548];&quot;BETTER&quot;;IF([.N548] &gt;[.J54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4.4703E-016">
            <text:p>4.47E-016</text:p>
          </table:table-cell>
          <table:table-cell table:formula="of:=IF([.Q548] &lt; [.L548];&quot;BETTER&quot;;IF([.Q548]-2 &gt; [.L548]; &quot;WORSE&quot;;&quot;&quot;))">
            <text:p/>
          </table:table-cell>
          <table:table-cell table:formula="of:=IF([.S548] &lt; [.N548];&quot;BETTER&quot;;IF([.S548] &gt;[.N548]*1.1;&quot;WORSE&quot;;&quot;&quot;))">
            <text:p/>
          </table:table-cell>
        </table:table-row>
        <table:table-row table:style-name="ro3">
          <table:table-cell/>
          <table:table-cell office:value-type="float" office:value="547">
            <text:p>547</text:p>
          </table:table-cell>
          <table:table-cell office:value-type="string">
            <text:p>4.99363381076456725e-01</text:p>
          </table:table-cell>
          <table:table-cell office:value-type="float" office:value="223">
            <text:p>223</text:p>
          </table:table-cell>
          <table:table-cell office:value-type="float" office:value="0.00000000019571">
            <text:p>1.96E-010</text:p>
          </table:table-cell>
          <table:table-cell office:value-type="float" office:value="0.000000000076698">
            <text:p>7.67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7">
            <text:p>4.71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7">
            <text:p>4.71E-011</text:p>
          </table:table-cell>
          <table:table-cell table:formula="of:=IF([.L549] &lt; [.H549];&quot;BETTER&quot;;IF([.L549]-2 &gt; [.H549]; &quot;WORSE&quot;;&quot;&quot;))">
            <text:p/>
          </table:table-cell>
          <table:table-cell table:formula="of:=IF([.N549] &lt; [.J549];&quot;BETTER&quot;;IF([.N549] &gt;[.J54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11301">
            <text:p>1.13E-010</text:p>
          </table:table-cell>
          <table:table-cell office:value-type="float" office:value="0.000000000047147">
            <text:p>4.71E-011</text:p>
          </table:table-cell>
          <table:table-cell table:formula="of:=IF([.Q549] &lt; [.L549];&quot;BETTER&quot;;IF([.Q549]-2 &gt; [.L549]; &quot;WORSE&quot;;&quot;&quot;))">
            <text:p/>
          </table:table-cell>
          <table:table-cell table:formula="of:=IF([.S549] &lt; [.N549];&quot;BETTER&quot;;IF([.S549] &gt;[.N549]*1.1;&quot;WORSE&quot;;&quot;&quot;))">
            <text:p/>
          </table:table-cell>
        </table:table-row>
        <table:table-row table:style-name="ro3">
          <table:table-cell/>
          <table:table-cell office:value-type="float" office:value="548">
            <text:p>548</text:p>
          </table:table-cell>
          <table:table-cell office:value-type="string">
            <text:p>9.09863753916741527e-03</text:p>
          </table:table-cell>
          <table:table-cell office:value-type="float" office:value="367">
            <text:p>367</text:p>
          </table:table-cell>
          <table:table-cell office:value-type="float" office:value="0.0000000001745">
            <text:p>1.75E-010</text:p>
          </table:table-cell>
          <table:table-cell office:value-type="float" office:value="0.000000004062">
            <text:p>4.06E-009</text:p>
          </table:table-cell>
          <table:table-cell/>
          <table:table-cell office:value-type="float" office:value="812">
            <text:p>812</text:p>
          </table:table-cell>
          <table:table-cell office:value-type="float" office:value="2.7322E-016">
            <text:p>2.73E-016</text:p>
          </table:table-cell>
          <table:table-cell office:value-type="float" office:value="0.0000000043048">
            <text:p>4.30E-009</text:p>
          </table:table-cell>
          <table:table-cell/>
          <table:table-cell office:value-type="float" office:value="814">
            <text:p>814</text:p>
          </table:table-cell>
          <table:table-cell office:value-type="float" office:value="2.7322E-016">
            <text:p>2.73E-016</text:p>
          </table:table-cell>
          <table:table-cell office:value-type="float" office:value="0.0000000043048">
            <text:p>4.30E-009</text:p>
          </table:table-cell>
          <table:table-cell table:formula="of:=IF([.L550] &lt; [.H550];&quot;BETTER&quot;;IF([.L550]-2 &gt; [.H550]; &quot;WORSE&quot;;&quot;&quot;))">
            <text:p/>
          </table:table-cell>
          <table:table-cell table:formula="of:=IF([.N550] &lt; [.J550];&quot;BETTER&quot;;IF([.N550] &gt;[.J550]*1.1;&quot;WORSE&quot;;&quot;&quot;))">
            <text:p/>
          </table:table-cell>
          <table:table-cell office:value-type="float" office:value="814">
            <text:p>814</text:p>
          </table:table-cell>
          <table:table-cell office:value-type="float" office:value="2.7322E-016">
            <text:p>2.73E-016</text:p>
          </table:table-cell>
          <table:table-cell office:value-type="float" office:value="0.0000000043048">
            <text:p>4.30E-009</text:p>
          </table:table-cell>
          <table:table-cell table:formula="of:=IF([.Q550] &lt; [.L550];&quot;BETTER&quot;;IF([.Q550]-2 &gt; [.L550]; &quot;WORSE&quot;;&quot;&quot;))">
            <text:p/>
          </table:table-cell>
          <table:table-cell table:formula="of:=IF([.S550] &lt; [.N550];&quot;BETTER&quot;;IF([.S550] &gt;[.N550]*1.1;&quot;WORSE&quot;;&quot;&quot;))">
            <text:p/>
          </table:table-cell>
        </table:table-row>
        <table:table-row table:style-name="ro3">
          <table:table-cell/>
          <table:table-cell office:value-type="float" office:value="549">
            <text:p>549</text:p>
          </table:table-cell>
          <table:table-cell office:value-type="string">
            <text:p>-2.35619449019234573e+00</text:p>
          </table:table-cell>
          <table:table-cell office:value-type="float" office:value="95">
            <text:p>95</text:p>
          </table:table-cell>
          <table:table-cell office:value-type="float" office:value="0.0000000000012941">
            <text:p>1.29E-012</text:p>
          </table:table-cell>
          <table:table-cell office:value-type="float" office:value="0.0000000000045453">
            <text:p>4.55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2.0927E-015">
            <text:p>2.09E-015</text:p>
          </table:table-cell>
          <table:table-cell office:value-type="float" office:value="0.0000000000032486">
            <text:p>3.25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2.0927E-015">
            <text:p>2.09E-015</text:p>
          </table:table-cell>
          <table:table-cell office:value-type="float" office:value="0.0000000000032486">
            <text:p>3.25E-012</text:p>
          </table:table-cell>
          <table:table-cell table:formula="of:=IF([.L551] &lt; [.H551];&quot;BETTER&quot;;IF([.L551]-2 &gt; [.H551]; &quot;WORSE&quot;;&quot;&quot;))">
            <text:p/>
          </table:table-cell>
          <table:table-cell table:formula="of:=IF([.N551] &lt; [.J551];&quot;BETTER&quot;;IF([.N551] &gt;[.J55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2.0927E-015">
            <text:p>2.09E-015</text:p>
          </table:table-cell>
          <table:table-cell office:value-type="float" office:value="0.0000000000032486">
            <text:p>3.25E-012</text:p>
          </table:table-cell>
          <table:table-cell table:formula="of:=IF([.Q551] &lt; [.L551];&quot;BETTER&quot;;IF([.Q551]-2 &gt; [.L551]; &quot;WORSE&quot;;&quot;&quot;))">
            <text:p/>
          </table:table-cell>
          <table:table-cell table:formula="of:=IF([.S551] &lt; [.N551];&quot;BETTER&quot;;IF([.S551] &gt;[.N551]*1.1;&quot;WORSE&quot;;&quot;&quot;))">
            <text:p/>
          </table:table-cell>
        </table:table-row>
        <table:table-row table:style-name="ro3">
          <table:table-cell/>
          <table:table-cell office:value-type="float" office:value="550">
            <text:p>550</text:p>
          </table:table-cell>
          <table:table-cell office:value-type="string">
            <text:p>3.55065933151773483e-01</text:p>
          </table:table-cell>
          <table:table-cell office:value-type="float" office:value="49">
            <text:p>49</text:p>
          </table:table-cell>
          <table:table-cell office:value-type="float" office:value="0.000000000000070353">
            <text:p>7.04E-014</text:p>
          </table:table-cell>
          <table:table-cell office:value-type="float" office:value="0.00000000014571">
            <text:p>1.46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4581">
            <text:p>1.46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4581">
            <text:p>1.46E-010</text:p>
          </table:table-cell>
          <table:table-cell table:formula="of:=IF([.L552] &lt; [.H552];&quot;BETTER&quot;;IF([.L552]-2 &gt; [.H552]; &quot;WORSE&quot;;&quot;&quot;))">
            <text:p/>
          </table:table-cell>
          <table:table-cell table:formula="of:=IF([.N552] &lt; [.J552];&quot;BETTER&quot;;IF([.N552] &gt;[.J55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4581">
            <text:p>1.46E-010</text:p>
          </table:table-cell>
          <table:table-cell table:formula="of:=IF([.Q552] &lt; [.L552];&quot;BETTER&quot;;IF([.Q552]-2 &gt; [.L552]; &quot;WORSE&quot;;&quot;&quot;))">
            <text:p/>
          </table:table-cell>
          <table:table-cell table:formula="of:=IF([.S552] &lt; [.N552];&quot;BETTER&quot;;IF([.S552] &gt;[.N552]*1.1;&quot;WORSE&quot;;&quot;&quot;))">
            <text:p/>
          </table:table-cell>
        </table:table-row>
        <table:table-row table:style-name="ro3">
          <table:table-cell/>
          <table:table-cell office:value-type="float" office:value="551">
            <text:p>551</text:p>
          </table:table-cell>
          <table:table-cell office:value-type="string">
            <text:p>EXCEPTION!!</text:p>
          </table:table-cell>
          <table:table-cell office:value-type="float" office:value="389">
            <text:p>389</text:p>
          </table:table-cell>
          <table:table-cell office:value-type="float" office:value="0.00000000011426">
            <text:p>1.14E-010</text:p>
          </table:table-cell>
          <table:table-cell office:value-type="float" office:value="0.00000000018747">
            <text:p>1.87E-01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553] &lt; [.H553];&quot;BETTER&quot;;IF([.L553]-2 &gt; [.H553]; &quot;WORSE&quot;;&quot;&quot;))">
            <text:p/>
          </table:table-cell>
          <table:table-cell table:formula="of:=IF([.N553] &lt; [.J553];&quot;BETTER&quot;;IF([.N553] &gt;[.J553]*1.1;&quot;WORSE&quot;;&quot;&quot;))">
            <text:p/>
          </table:table-cell>
          <table:table-cell office:value-type="float" office:value="1127">
            <text:p>1127</text:p>
          </table:table-cell>
          <table:table-cell office:value-type="float" office:value="0.000000000000074292">
            <text:p>7.43E-014</text:p>
          </table:table-cell>
          <table:table-cell office:value-type="float" office:value="0.000000000002637">
            <text:p>2.64E-012</text:p>
          </table:table-cell>
          <table:table-cell table:formula="of:=IF([.Q553] &lt; [.L553];&quot;BETTER&quot;;IF([.Q553]-2 &gt; [.L553]; &quot;WORSE&quot;;&quot;&quot;))" office:value-type="string" office:string-value="BETTER">
            <text:p>BETTER</text:p>
          </table:table-cell>
          <table:table-cell table:formula="of:=IF([.S553] &lt; [.N553];&quot;BETTER&quot;;IF([.S553] &gt;[.N553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52">
            <text:p>552</text:p>
          </table:table-cell>
          <table:table-cell office:value-type="string">
            <text:p>2.31863031316826895e-01</text:p>
          </table:table-cell>
          <table:table-cell office:value-type="float" office:value="64">
            <text:p>64</text:p>
          </table:table-cell>
          <table:table-cell office:value-type="float" office:value="9.0977E-015">
            <text:p>9.10E-015</text:p>
          </table:table-cell>
          <table:table-cell office:value-type="float" office:value="0.000000000072582">
            <text:p>7.26E-011</text:p>
          </table:table-cell>
          <table:table-cell/>
          <table:table-cell office:value-type="float" office:value="74">
            <text:p>74</text:p>
          </table:table-cell>
          <table:table-cell office:value-type="float" office:value="7.2164E-016">
            <text:p>7.22E-016</text:p>
          </table:table-cell>
          <table:table-cell office:value-type="float" office:value="0.000000000072573">
            <text:p>7.26E-011</text:p>
          </table:table-cell>
          <table:table-cell/>
          <table:table-cell office:value-type="float" office:value="74">
            <text:p>74</text:p>
          </table:table-cell>
          <table:table-cell office:value-type="float" office:value="7.2164E-016">
            <text:p>7.22E-016</text:p>
          </table:table-cell>
          <table:table-cell office:value-type="float" office:value="0.000000000072573">
            <text:p>7.26E-011</text:p>
          </table:table-cell>
          <table:table-cell table:formula="of:=IF([.L554] &lt; [.H554];&quot;BETTER&quot;;IF([.L554]-2 &gt; [.H554]; &quot;WORSE&quot;;&quot;&quot;))">
            <text:p/>
          </table:table-cell>
          <table:table-cell table:formula="of:=IF([.N554] &lt; [.J554];&quot;BETTER&quot;;IF([.N554] &gt;[.J55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7.2164E-016">
            <text:p>7.22E-016</text:p>
          </table:table-cell>
          <table:table-cell office:value-type="float" office:value="0.000000000072573">
            <text:p>7.26E-011</text:p>
          </table:table-cell>
          <table:table-cell table:formula="of:=IF([.Q554] &lt; [.L554];&quot;BETTER&quot;;IF([.Q554]-2 &gt; [.L554]; &quot;WORSE&quot;;&quot;&quot;))">
            <text:p/>
          </table:table-cell>
          <table:table-cell table:formula="of:=IF([.S554] &lt; [.N554];&quot;BETTER&quot;;IF([.S554] &gt;[.N554]*1.1;&quot;WORSE&quot;;&quot;&quot;))">
            <text:p/>
          </table:table-cell>
        </table:table-row>
        <table:table-row table:style-name="ro3">
          <table:table-cell/>
          <table:table-cell office:value-type="float" office:value="553">
            <text:p>553</text:p>
          </table:table-cell>
          <table:table-cell office:value-type="string">
            <text:p>3.14159262899612868e+00</text:p>
          </table:table-cell>
          <table:table-cell office:value-type="float" office:value="63">
            <text:p>63</text:p>
          </table:table-cell>
          <table:table-cell office:value-type="float" office:value="0.0000000091894">
            <text:p>9.19E-009</text:p>
          </table:table-cell>
          <table:table-cell office:value-type="float" office:value="0.000000012252">
            <text:p>1.23E-008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30118">
            <text:p>3.01E-009</text:p>
          </table:table-cell>
          <table:table-cell office:value-type="float" office:value="0.0000000078317">
            <text:p>7.83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3267">
            <text:p>3.27E-009</text:p>
          </table:table-cell>
          <table:table-cell table:formula="of:=IF([.L555] &lt; [.H555];&quot;BETTER&quot;;IF([.L555]-2 &gt; [.H555]; &quot;WORSE&quot;;&quot;&quot;))" office:value-type="string" office:string-value="BETTER">
            <text:p>BETTER</text:p>
          </table:table-cell>
          <table:table-cell table:formula="of:=IF([.N555] &lt; [.J555];&quot;BETTER&quot;;IF([.N555] &gt;[.J555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3267">
            <text:p>3.27E-009</text:p>
          </table:table-cell>
          <table:table-cell table:formula="of:=IF([.Q555] &lt; [.L555];&quot;BETTER&quot;;IF([.Q555]-2 &gt; [.L555]; &quot;WORSE&quot;;&quot;&quot;))">
            <text:p/>
          </table:table-cell>
          <table:table-cell table:formula="of:=IF([.S555] &lt; [.N555];&quot;BETTER&quot;;IF([.S555] &gt;[.N555]*1.1;&quot;WORSE&quot;;&quot;&quot;))">
            <text:p/>
          </table:table-cell>
        </table:table-row>
        <table:table-row table:style-name="ro3">
          <table:table-cell/>
          <table:table-cell office:value-type="float" office:value="554">
            <text:p>554</text:p>
          </table:table-cell>
          <table:table-cell office:value-type="string">
            <text:p>1.34329340045249546e+00</text:p>
          </table:table-cell>
          <table:table-cell office:value-type="float" office:value="120">
            <text:p>120</text:p>
          </table:table-cell>
          <table:table-cell office:value-type="float" office:value="0.0000000086904">
            <text:p>8.69E-009</text:p>
          </table:table-cell>
          <table:table-cell office:value-type="float" office:value="0.000000023122">
            <text:p>2.31E-008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00007506">
            <text:p>7.51E-010</text:p>
          </table:table-cell>
          <table:table-cell office:value-type="float" office:value="0.000000018944">
            <text:p>1.89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527">
            <text:p>5.35E-009</text:p>
          </table:table-cell>
          <table:table-cell office:value-type="float" office:value="0.000000010799">
            <text:p>1.08E-008</text:p>
          </table:table-cell>
          <table:table-cell table:formula="of:=IF([.L556] &lt; [.H556];&quot;BETTER&quot;;IF([.L556]-2 &gt; [.H556]; &quot;WORSE&quot;;&quot;&quot;))" office:value-type="string" office:string-value="BETTER">
            <text:p>BETTER</text:p>
          </table:table-cell>
          <table:table-cell table:formula="of:=IF([.N556] &lt; [.J556];&quot;BETTER&quot;;IF([.N556] &gt;[.J556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527">
            <text:p>5.35E-009</text:p>
          </table:table-cell>
          <table:table-cell office:value-type="float" office:value="0.000000010799">
            <text:p>1.08E-008</text:p>
          </table:table-cell>
          <table:table-cell table:formula="of:=IF([.Q556] &lt; [.L556];&quot;BETTER&quot;;IF([.Q556]-2 &gt; [.L556]; &quot;WORSE&quot;;&quot;&quot;))">
            <text:p/>
          </table:table-cell>
          <table:table-cell table:formula="of:=IF([.S556] &lt; [.N556];&quot;BETTER&quot;;IF([.S556] &gt;[.N556]*1.1;&quot;WORSE&quot;;&quot;&quot;))">
            <text:p/>
          </table:table-cell>
        </table:table-row>
        <table:table-row table:style-name="ro3">
          <table:table-cell/>
          <table:table-cell office:value-type="float" office:value="555">
            <text:p>555</text:p>
          </table:table-cell>
          <table:table-cell office:value-type="string">
            <text:p>1.02045735917138725e+00</text:p>
          </table:table-cell>
          <table:table-cell office:value-type="float" office:value="58">
            <text:p>58</text:p>
          </table:table-cell>
          <table:table-cell office:value-type="float" office:value="0.0000000000001014">
            <text:p>1.01E-013</text:p>
          </table:table-cell>
          <table:table-cell office:value-type="float" office:value="0.0000000059078">
            <text:p>5.91E-009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4468">
            <text:p>7.45E-011</text:p>
          </table:table-cell>
          <table:table-cell office:value-type="float" office:value="0.0000000059078">
            <text:p>5.91E-009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74468">
            <text:p>7.45E-011</text:p>
          </table:table-cell>
          <table:table-cell office:value-type="float" office:value="0.0000000059078">
            <text:p>5.91E-009</text:p>
          </table:table-cell>
          <table:table-cell table:formula="of:=IF([.L557] &lt; [.H557];&quot;BETTER&quot;;IF([.L557]-2 &gt; [.H557]; &quot;WORSE&quot;;&quot;&quot;))">
            <text:p/>
          </table:table-cell>
          <table:table-cell table:formula="of:=IF([.N557] &lt; [.J557];&quot;BETTER&quot;;IF([.N557] &gt;[.J55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74468">
            <text:p>7.45E-011</text:p>
          </table:table-cell>
          <table:table-cell office:value-type="float" office:value="0.0000000059078">
            <text:p>5.91E-009</text:p>
          </table:table-cell>
          <table:table-cell table:formula="of:=IF([.Q557] &lt; [.L557];&quot;BETTER&quot;;IF([.Q557]-2 &gt; [.L557]; &quot;WORSE&quot;;&quot;&quot;))">
            <text:p/>
          </table:table-cell>
          <table:table-cell table:formula="of:=IF([.S557] &lt; [.N557];&quot;BETTER&quot;;IF([.S557] &gt;[.N557]*1.1;&quot;WORSE&quot;;&quot;&quot;))">
            <text:p/>
          </table:table-cell>
        </table:table-row>
        <table:table-row table:style-name="ro3">
          <table:table-cell/>
          <table:table-cell office:value-type="float" office:value="556">
            <text:p>556</text:p>
          </table:table-cell>
          <table:table-cell office:value-type="string">
            <text:p>1.93789229251873851e+00</text:p>
          </table:table-cell>
          <table:table-cell office:value-type="float" office:value="59">
            <text:p>59</text:p>
          </table:table-cell>
          <table:table-cell office:value-type="float" office:value="0.00000000000015331">
            <text:p>1.53E-013</text:p>
          </table:table-cell>
          <table:table-cell office:value-type="float" office:value="0.0000000000094932">
            <text:p>9.4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096696">
            <text:p>9.6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096696">
            <text:p>9.67E-012</text:p>
          </table:table-cell>
          <table:table-cell table:formula="of:=IF([.L558] &lt; [.H558];&quot;BETTER&quot;;IF([.L558]-2 &gt; [.H558]; &quot;WORSE&quot;;&quot;&quot;))">
            <text:p/>
          </table:table-cell>
          <table:table-cell table:formula="of:=IF([.N558] &lt; [.J558];&quot;BETTER&quot;;IF([.N558] &gt;[.J55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096696">
            <text:p>9.67E-012</text:p>
          </table:table-cell>
          <table:table-cell table:formula="of:=IF([.Q558] &lt; [.L558];&quot;BETTER&quot;;IF([.Q558]-2 &gt; [.L558]; &quot;WORSE&quot;;&quot;&quot;))">
            <text:p/>
          </table:table-cell>
          <table:table-cell table:formula="of:=IF([.S558] &lt; [.N558];&quot;BETTER&quot;;IF([.S558] &gt;[.N558]*1.1;&quot;WORSE&quot;;&quot;&quot;))">
            <text:p/>
          </table:table-cell>
        </table:table-row>
        <table:table-row table:style-name="ro3">
          <table:table-cell/>
          <table:table-cell office:value-type="float" office:value="557">
            <text:p>557</text:p>
          </table:table-cell>
          <table:table-cell office:value-type="string">
            <text:p>2.56004339008566784e-01</text:p>
          </table:table-cell>
          <table:table-cell office:value-type="float" office:value="56">
            <text:p>56</text:p>
          </table:table-cell>
          <table:table-cell office:value-type="float" office:value="0.00000000000079536">
            <text:p>7.95E-013</text:p>
          </table:table-cell>
          <table:table-cell office:value-type="float" office:value="0.00000000003291">
            <text:p>3.2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8735">
            <text:p>1.87E-011</text:p>
          </table:table-cell>
          <table:table-cell office:value-type="float" office:value="0.000000000033463">
            <text:p>3.3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8735">
            <text:p>1.87E-011</text:p>
          </table:table-cell>
          <table:table-cell office:value-type="float" office:value="0.000000000033463">
            <text:p>3.35E-011</text:p>
          </table:table-cell>
          <table:table-cell table:formula="of:=IF([.L559] &lt; [.H559];&quot;BETTER&quot;;IF([.L559]-2 &gt; [.H559]; &quot;WORSE&quot;;&quot;&quot;))">
            <text:p/>
          </table:table-cell>
          <table:table-cell table:formula="of:=IF([.N559] &lt; [.J559];&quot;BETTER&quot;;IF([.N559] &gt;[.J55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8735">
            <text:p>1.87E-011</text:p>
          </table:table-cell>
          <table:table-cell office:value-type="float" office:value="0.000000000033463">
            <text:p>3.35E-011</text:p>
          </table:table-cell>
          <table:table-cell table:formula="of:=IF([.Q559] &lt; [.L559];&quot;BETTER&quot;;IF([.Q559]-2 &gt; [.L559]; &quot;WORSE&quot;;&quot;&quot;))">
            <text:p/>
          </table:table-cell>
          <table:table-cell table:formula="of:=IF([.S559] &lt; [.N559];&quot;BETTER&quot;;IF([.S559] &gt;[.N559]*1.1;&quot;WORSE&quot;;&quot;&quot;))">
            <text:p/>
          </table:table-cell>
        </table:table-row>
        <table:table-row table:style-name="ro3">
          <table:table-cell/>
          <table:table-cell office:value-type="float" office:value="558">
            <text:p>558</text:p>
          </table:table-cell>
          <table:table-cell office:value-type="string">
            <text:p>1.24934057847523361e+00</text:p>
          </table:table-cell>
          <table:table-cell office:value-type="float" office:value="58">
            <text:p>58</text:p>
          </table:table-cell>
          <table:table-cell office:value-type="float" office:value="5.3319E-016">
            <text:p>5.33E-016</text:p>
          </table:table-cell>
          <table:table-cell office:value-type="float" office:value="0.000000000019824">
            <text:p>1.9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1235">
            <text:p>1.12E-013</text:p>
          </table:table-cell>
          <table:table-cell office:value-type="float" office:value="0.000000000019824">
            <text:p>1.9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1235">
            <text:p>1.12E-013</text:p>
          </table:table-cell>
          <table:table-cell office:value-type="float" office:value="0.000000000019824">
            <text:p>1.98E-011</text:p>
          </table:table-cell>
          <table:table-cell table:formula="of:=IF([.L560] &lt; [.H560];&quot;BETTER&quot;;IF([.L560]-2 &gt; [.H560]; &quot;WORSE&quot;;&quot;&quot;))">
            <text:p/>
          </table:table-cell>
          <table:table-cell table:formula="of:=IF([.N560] &lt; [.J560];&quot;BETTER&quot;;IF([.N560] &gt;[.J56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1235">
            <text:p>1.12E-013</text:p>
          </table:table-cell>
          <table:table-cell office:value-type="float" office:value="0.000000000019824">
            <text:p>1.98E-011</text:p>
          </table:table-cell>
          <table:table-cell table:formula="of:=IF([.Q560] &lt; [.L560];&quot;BETTER&quot;;IF([.Q560]-2 &gt; [.L560]; &quot;WORSE&quot;;&quot;&quot;))">
            <text:p/>
          </table:table-cell>
          <table:table-cell table:formula="of:=IF([.S560] &lt; [.N560];&quot;BETTER&quot;;IF([.S560] &gt;[.N560]*1.1;&quot;WORSE&quot;;&quot;&quot;))">
            <text:p/>
          </table:table-cell>
        </table:table-row>
        <table:table-row table:style-name="ro3">
          <table:table-cell/>
          <table:table-cell office:value-type="float" office:value="559">
            <text:p>559</text:p>
          </table:table-cell>
          <table:table-cell office:value-type="string">
            <text:p>1.98412698412698402e-03</text:p>
          </table:table-cell>
          <table:table-cell office:value-type="float" office:value="41">
            <text:p>41</text:p>
          </table:table-cell>
          <table:table-cell office:value-type="float" office:value="0.00000000028929">
            <text:p>2.89E-010</text:p>
          </table:table-cell>
          <table:table-cell office:value-type="float" office:value="0.000000008">
            <text:p>8.00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4.3368E-019">
            <text:p>4.34E-019</text:p>
          </table:table-cell>
          <table:table-cell office:value-type="float" office:value="0.000000008">
            <text:p>8.00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4.3368E-019">
            <text:p>4.34E-019</text:p>
          </table:table-cell>
          <table:table-cell office:value-type="float" office:value="0.000000008">
            <text:p>8.00E-009</text:p>
          </table:table-cell>
          <table:table-cell table:formula="of:=IF([.L561] &lt; [.H561];&quot;BETTER&quot;;IF([.L561]-2 &gt; [.H561]; &quot;WORSE&quot;;&quot;&quot;))">
            <text:p/>
          </table:table-cell>
          <table:table-cell table:formula="of:=IF([.N561] &lt; [.J561];&quot;BETTER&quot;;IF([.N561] &gt;[.J56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3368E-019">
            <text:p>4.34E-019</text:p>
          </table:table-cell>
          <table:table-cell office:value-type="float" office:value="0.000000008">
            <text:p>8.00E-009</text:p>
          </table:table-cell>
          <table:table-cell table:formula="of:=IF([.Q561] &lt; [.L561];&quot;BETTER&quot;;IF([.Q561]-2 &gt; [.L561]; &quot;WORSE&quot;;&quot;&quot;))">
            <text:p/>
          </table:table-cell>
          <table:table-cell table:formula="of:=IF([.S561] &lt; [.N561];&quot;BETTER&quot;;IF([.S561] &gt;[.N561]*1.1;&quot;WORSE&quot;;&quot;&quot;))">
            <text:p/>
          </table:table-cell>
        </table:table-row>
        <table:table-row table:style-name="ro3">
          <table:table-cell/>
          <table:table-cell office:value-type="float" office:value="560">
            <text:p>560</text:p>
          </table:table-cell>
          <table:table-cell office:value-type="string">
            <text:p>1.57079630635126133e+00</text:p>
          </table:table-cell>
          <table:table-cell office:value-type="float" office:value="120">
            <text:p>120</text:p>
          </table:table-cell>
          <table:table-cell office:value-type="float" office:value="0.0000000074317">
            <text:p>7.43E-009</text:p>
          </table:table-cell>
          <table:table-cell office:value-type="float" office:value="0.000000017069">
            <text:p>1.71E-008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15159">
            <text:p>1.52E-009</text:p>
          </table:table-cell>
          <table:table-cell office:value-type="float" office:value="0.000000013018">
            <text:p>1.30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65307">
            <text:p>6.53E-009</text:p>
          </table:table-cell>
          <table:table-cell table:formula="of:=IF([.L562] &lt; [.H562];&quot;BETTER&quot;;IF([.L562]-2 &gt; [.H562]; &quot;WORSE&quot;;&quot;&quot;))" office:value-type="string" office:string-value="BETTER">
            <text:p>BETTER</text:p>
          </table:table-cell>
          <table:table-cell table:formula="of:=IF([.N562] &lt; [.J562];&quot;BETTER&quot;;IF([.N562] &gt;[.J562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65307">
            <text:p>6.53E-009</text:p>
          </table:table-cell>
          <table:table-cell table:formula="of:=IF([.Q562] &lt; [.L562];&quot;BETTER&quot;;IF([.Q562]-2 &gt; [.L562]; &quot;WORSE&quot;;&quot;&quot;))">
            <text:p/>
          </table:table-cell>
          <table:table-cell table:formula="of:=IF([.S562] &lt; [.N562];&quot;BETTER&quot;;IF([.S562] &gt;[.N562]*1.1;&quot;WORSE&quot;;&quot;&quot;))">
            <text:p/>
          </table:table-cell>
        </table:table-row>
        <table:table-row table:style-name="ro3">
          <table:table-cell/>
          <table:table-cell office:value-type="float" office:value="561">
            <text:p>561</text:p>
          </table:table-cell>
          <table:table-cell office:value-type="string">
            <text:p>3.14159262899612868e+00</text:p>
          </table:table-cell>
          <table:table-cell office:value-type="float" office:value="63">
            <text:p>63</text:p>
          </table:table-cell>
          <table:table-cell office:value-type="float" office:value="0.0000000091894">
            <text:p>9.19E-009</text:p>
          </table:table-cell>
          <table:table-cell office:value-type="float" office:value="0.000000012252">
            <text:p>1.23E-008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30118">
            <text:p>3.01E-009</text:p>
          </table:table-cell>
          <table:table-cell office:value-type="float" office:value="0.0000000078317">
            <text:p>7.83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3267">
            <text:p>3.27E-009</text:p>
          </table:table-cell>
          <table:table-cell table:formula="of:=IF([.L563] &lt; [.H563];&quot;BETTER&quot;;IF([.L563]-2 &gt; [.H563]; &quot;WORSE&quot;;&quot;&quot;))" office:value-type="string" office:string-value="BETTER">
            <text:p>BETTER</text:p>
          </table:table-cell>
          <table:table-cell table:formula="of:=IF([.N563] &lt; [.J563];&quot;BETTER&quot;;IF([.N563] &gt;[.J563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53496">
            <text:p>5.35E-009</text:p>
          </table:table-cell>
          <table:table-cell office:value-type="float" office:value="0.000000003267">
            <text:p>3.27E-009</text:p>
          </table:table-cell>
          <table:table-cell table:formula="of:=IF([.Q563] &lt; [.L563];&quot;BETTER&quot;;IF([.Q563]-2 &gt; [.L563]; &quot;WORSE&quot;;&quot;&quot;))">
            <text:p/>
          </table:table-cell>
          <table:table-cell table:formula="of:=IF([.S563] &lt; [.N563];&quot;BETTER&quot;;IF([.S563] &gt;[.N563]*1.1;&quot;WORSE&quot;;&quot;&quot;))">
            <text:p/>
          </table:table-cell>
        </table:table-row>
        <table:table-row table:style-name="ro3">
          <table:table-cell/>
          <table:table-cell office:value-type="float" office:value="562">
            <text:p>562</text:p>
          </table:table-cell>
          <table:table-cell office:value-type="string">
            <text:p>5.99076719415438497e-01</text:p>
          </table:table-cell>
          <table:table-cell office:value-type="float" office:value="475">
            <text:p>475</text:p>
          </table:table-cell>
          <table:table-cell office:value-type="float" office:value="0.0000000018904">
            <text:p>1.89E-009</text:p>
          </table:table-cell>
          <table:table-cell office:value-type="float" office:value="0.000000022143">
            <text:p>2.21E-008</text:p>
          </table:table-cell>
          <table:table-cell/>
          <table:table-cell office:value-type="float" office:value="9374">
            <text:p>9374</text:p>
          </table:table-cell>
          <table:table-cell office:value-type="float" office:value="0.00000000035647">
            <text:p>3.56E-010</text:p>
          </table:table-cell>
          <table:table-cell office:value-type="float" office:value="0.000000034861">
            <text:p>3.49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47201">
            <text:p>4.72E-009</text:p>
          </table:table-cell>
          <table:table-cell office:value-type="float" office:value="0.000000017193">
            <text:p>1.72E-008</text:p>
          </table:table-cell>
          <table:table-cell table:formula="of:=IF([.L564] &lt; [.H564];&quot;BETTER&quot;;IF([.L564]-2 &gt; [.H564]; &quot;WORSE&quot;;&quot;&quot;))" office:value-type="string" office:string-value="BETTER">
            <text:p>BETTER</text:p>
          </table:table-cell>
          <table:table-cell table:formula="of:=IF([.N564] &lt; [.J564];&quot;BETTER&quot;;IF([.N564] &gt;[.J564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47201">
            <text:p>4.72E-009</text:p>
          </table:table-cell>
          <table:table-cell office:value-type="float" office:value="0.000000017193">
            <text:p>1.72E-008</text:p>
          </table:table-cell>
          <table:table-cell table:formula="of:=IF([.Q564] &lt; [.L564];&quot;BETTER&quot;;IF([.Q564]-2 &gt; [.L564]; &quot;WORSE&quot;;&quot;&quot;))">
            <text:p/>
          </table:table-cell>
          <table:table-cell table:formula="of:=IF([.S564] &lt; [.N564];&quot;BETTER&quot;;IF([.S564] &gt;[.N564]*1.1;&quot;WORSE&quot;;&quot;&quot;))">
            <text:p/>
          </table:table-cell>
        </table:table-row>
        <table:table-row table:style-name="ro3">
          <table:table-cell/>
          <table:table-cell office:value-type="float" office:value="563">
            <text:p>563</text:p>
          </table:table-cell>
          <table:table-cell office:value-type="string">
            <text:p>3.92699076587790075e-01</text:p>
          </table:table-cell>
          <table:table-cell office:value-type="float" office:value="120">
            <text:p>120</text:p>
          </table:table-cell>
          <table:table-cell office:value-type="float" office:value="0.0000000074318">
            <text:p>7.43E-009</text:p>
          </table:table-cell>
          <table:table-cell office:value-type="float" office:value="0.000000017069">
            <text:p>1.71E-008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037895">
            <text:p>3.79E-010</text:p>
          </table:table-cell>
          <table:table-cell office:value-type="float" office:value="0.000000013018">
            <text:p>1.30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2329">
            <text:p>2.33E-009</text:p>
          </table:table-cell>
          <table:table-cell office:value-type="float" office:value="0.000000012462">
            <text:p>1.25E-008</text:p>
          </table:table-cell>
          <table:table-cell table:formula="of:=IF([.L565] &lt; [.H565];&quot;BETTER&quot;;IF([.L565]-2 &gt; [.H565]; &quot;WORSE&quot;;&quot;&quot;))" office:value-type="string" office:string-value="BETTER">
            <text:p>BETTER</text:p>
          </table:table-cell>
          <table:table-cell table:formula="of:=IF([.N565] &lt; [.J565];&quot;BETTER&quot;;IF([.N565] &gt;[.J565]*1.1;&quot;WORSE&quot;;&quot;&quot;))" office:value-type="string" office:string-value="BETTER">
            <text:p>BETTER</text:p>
          </table:table-cell>
          <table:table-cell office:value-type="float" office:value="293">
            <text:p>293</text:p>
          </table:table-cell>
          <table:table-cell office:value-type="float" office:value="0.000000002329">
            <text:p>2.33E-009</text:p>
          </table:table-cell>
          <table:table-cell office:value-type="float" office:value="0.000000012462">
            <text:p>1.25E-008</text:p>
          </table:table-cell>
          <table:table-cell table:formula="of:=IF([.Q565] &lt; [.L565];&quot;BETTER&quot;;IF([.Q565]-2 &gt; [.L565]; &quot;WORSE&quot;;&quot;&quot;))">
            <text:p/>
          </table:table-cell>
          <table:table-cell table:formula="of:=IF([.S565] &lt; [.N565];&quot;BETTER&quot;;IF([.S565] &gt;[.N565]*1.1;&quot;WORSE&quot;;&quot;&quot;))">
            <text:p/>
          </table:table-cell>
        </table:table-row>
        <table:table-row table:style-name="ro3">
          <table:table-cell/>
          <table:table-cell office:value-type="float" office:value="564">
            <text:p>564</text:p>
          </table:table-cell>
          <table:table-cell office:value-type="string">
            <text:p>1.11102236137711863e-01</text:p>
          </table:table-cell>
          <table:table-cell office:value-type="float" office:value="53">
            <text:p>53</text:p>
          </table:table-cell>
          <table:table-cell office:value-type="float" office:value="0.0000000066425">
            <text:p>6.64E-009</text:p>
          </table:table-cell>
          <table:table-cell office:value-type="float" office:value="0.00000000033909">
            <text:p>3.39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33943">
            <text:p>3.39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6.9389E-017">
            <text:p>6.94E-017</text:p>
          </table:table-cell>
          <table:table-cell office:value-type="float" office:value="0.00000000033943">
            <text:p>3.39E-010</text:p>
          </table:table-cell>
          <table:table-cell table:formula="of:=IF([.L566] &lt; [.H566];&quot;BETTER&quot;;IF([.L566]-2 &gt; [.H566]; &quot;WORSE&quot;;&quot;&quot;))">
            <text:p/>
          </table:table-cell>
          <table:table-cell table:formula="of:=IF([.N566] &lt; [.J566];&quot;BETTER&quot;;IF([.N566] &gt;[.J56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33943">
            <text:p>3.39E-010</text:p>
          </table:table-cell>
          <table:table-cell table:formula="of:=IF([.Q566] &lt; [.L566];&quot;BETTER&quot;;IF([.Q566]-2 &gt; [.L566]; &quot;WORSE&quot;;&quot;&quot;))">
            <text:p/>
          </table:table-cell>
          <table:table-cell table:formula="of:=IF([.S566] &lt; [.N566];&quot;BETTER&quot;;IF([.S566] &gt;[.N566]*1.1;&quot;WORSE&quot;;&quot;&quot;))">
            <text:p/>
          </table:table-cell>
        </table:table-row>
        <table:table-row table:style-name="ro3">
          <table:table-cell/>
          <table:table-cell office:value-type="float" office:value="565">
            <text:p>565</text:p>
          </table:table-cell>
          <table:table-cell office:value-type="string">
            <text:p>3.59140914229522656e-01</text:p>
          </table:table-cell>
          <table:table-cell office:value-type="float" office:value="58">
            <text:p>58</text:p>
          </table:table-cell>
          <table:table-cell office:value-type="float" office:value="0.00000000000033294">
            <text:p>3.33E-013</text:p>
          </table:table-cell>
          <table:table-cell office:value-type="float" office:value="0.000000000082203">
            <text:p>8.2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3229">
            <text:p>4.32E-012</text:p>
          </table:table-cell>
          <table:table-cell office:value-type="float" office:value="0.000000000082204">
            <text:p>8.2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3229">
            <text:p>4.32E-012</text:p>
          </table:table-cell>
          <table:table-cell office:value-type="float" office:value="0.000000000082204">
            <text:p>8.22E-011</text:p>
          </table:table-cell>
          <table:table-cell table:formula="of:=IF([.L567] &lt; [.H567];&quot;BETTER&quot;;IF([.L567]-2 &gt; [.H567]; &quot;WORSE&quot;;&quot;&quot;))">
            <text:p/>
          </table:table-cell>
          <table:table-cell table:formula="of:=IF([.N567] &lt; [.J567];&quot;BETTER&quot;;IF([.N567] &gt;[.J56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3228">
            <text:p>4.32E-012</text:p>
          </table:table-cell>
          <table:table-cell office:value-type="float" office:value="0.000000000082203">
            <text:p>8.22E-011</text:p>
          </table:table-cell>
          <table:table-cell table:formula="of:=IF([.Q567] &lt; [.L567];&quot;BETTER&quot;;IF([.Q567]-2 &gt; [.L567]; &quot;WORSE&quot;;&quot;&quot;))">
            <text:p/>
          </table:table-cell>
          <table:table-cell table:formula="of:=IF([.S567] &lt; [.N567];&quot;BETTER&quot;;IF([.S567] &gt;[.N567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66">
            <text:p>566</text:p>
          </table:table-cell>
          <table:table-cell office:value-type="string">
            <text:p>8.86226925227689422e-01</text:p>
          </table:table-cell>
          <table:table-cell office:value-type="float" office:value="64">
            <text:p>64</text:p>
          </table:table-cell>
          <table:table-cell office:value-type="float" office:value="0.00000000069117">
            <text:p>6.91E-010</text:p>
          </table:table-cell>
          <table:table-cell office:value-type="float" office:value="0.00000000030727">
            <text:p>3.07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6">
            <text:p>2.78E-016</text:p>
          </table:table-cell>
          <table:table-cell office:value-type="float" office:value="0.00000000030727">
            <text:p>3.07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6">
            <text:p>2.78E-016</text:p>
          </table:table-cell>
          <table:table-cell office:value-type="float" office:value="0.00000000030727">
            <text:p>3.07E-010</text:p>
          </table:table-cell>
          <table:table-cell table:formula="of:=IF([.L568] &lt; [.H568];&quot;BETTER&quot;;IF([.L568]-2 &gt; [.H568]; &quot;WORSE&quot;;&quot;&quot;))">
            <text:p/>
          </table:table-cell>
          <table:table-cell table:formula="of:=IF([.N568] &lt; [.J568];&quot;BETTER&quot;;IF([.N568] &gt;[.J56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7756E-016">
            <text:p>2.78E-016</text:p>
          </table:table-cell>
          <table:table-cell office:value-type="float" office:value="0.00000000030727">
            <text:p>3.07E-010</text:p>
          </table:table-cell>
          <table:table-cell table:formula="of:=IF([.Q568] &lt; [.L568];&quot;BETTER&quot;;IF([.Q568]-2 &gt; [.L568]; &quot;WORSE&quot;;&quot;&quot;))">
            <text:p/>
          </table:table-cell>
          <table:table-cell table:formula="of:=IF([.S568] &lt; [.N568];&quot;BETTER&quot;;IF([.S568] &gt;[.N568]*1.1;&quot;WORSE&quot;;&quot;&quot;))">
            <text:p/>
          </table:table-cell>
        </table:table-row>
        <table:table-row table:style-name="ro3">
          <table:table-cell/>
          <table:table-cell office:value-type="float" office:value="567">
            <text:p>567</text:p>
          </table:table-cell>
          <table:table-cell office:value-type="string">
            <text:p>2.72198261315714007e-01</text:p>
          </table:table-cell>
          <table:table-cell office:value-type="float" office:value="58">
            <text:p>58</text:p>
          </table:table-cell>
          <table:table-cell office:value-type="float" office:value="4.2407E-016">
            <text:p>4.24E-016</text:p>
          </table:table-cell>
          <table:table-cell office:value-type="float" office:value="0.00000000005773">
            <text:p>5.7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8477E-017">
            <text:p>3.85E-017</text:p>
          </table:table-cell>
          <table:table-cell office:value-type="float" office:value="0.00000000005773">
            <text:p>5.7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8477E-017">
            <text:p>3.85E-017</text:p>
          </table:table-cell>
          <table:table-cell office:value-type="float" office:value="0.00000000005773">
            <text:p>5.77E-011</text:p>
          </table:table-cell>
          <table:table-cell table:formula="of:=IF([.L569] &lt; [.H569];&quot;BETTER&quot;;IF([.L569]-2 &gt; [.H569]; &quot;WORSE&quot;;&quot;&quot;))">
            <text:p/>
          </table:table-cell>
          <table:table-cell table:formula="of:=IF([.N569] &lt; [.J569];&quot;BETTER&quot;;IF([.N569] &gt;[.J56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5773">
            <text:p>5.77E-011</text:p>
          </table:table-cell>
          <table:table-cell table:formula="of:=IF([.Q569] &lt; [.L569];&quot;BETTER&quot;;IF([.Q569]-2 &gt; [.L569]; &quot;WORSE&quot;;&quot;&quot;))">
            <text:p/>
          </table:table-cell>
          <table:table-cell table:formula="of:=IF([.S569] &lt; [.N569];&quot;BETTER&quot;;IF([.S569] &gt;[.N569]*1.1;&quot;WORSE&quot;;&quot;&quot;))">
            <text:p/>
          </table:table-cell>
        </table:table-row>
        <table:table-row table:style-name="ro3">
          <table:table-cell/>
          <table:table-cell office:value-type="float" office:value="568">
            <text:p>568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2.2456E-015">
            <text:p>2.25E-015</text:p>
          </table:table-cell>
          <table:table-cell office:value-type="float" office:value="0.000000000096831">
            <text:p>9.68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570] &lt; [.H570];&quot;BETTER&quot;;IF([.L570]-2 &gt; [.H570]; &quot;WORSE&quot;;&quot;&quot;))">
            <text:p/>
          </table:table-cell>
          <table:table-cell table:formula="of:=IF([.N570] &lt; [.J570];&quot;BETTER&quot;;IF([.N570] &gt;[.J570]*1.1;&quot;WORSE&quot;;&quot;&quot;))">
            <text:p/>
          </table:table-cell>
          <table:table-cell office:value-type="float" office:value="56">
            <text:p>56</text:p>
          </table:table-cell>
          <table:table-cell office:value-type="float" office:value="0.00000000000054238">
            <text:p>5.42E-013</text:p>
          </table:table-cell>
          <table:table-cell office:value-type="float" office:value="0.00000000009683">
            <text:p>9.68E-011</text:p>
          </table:table-cell>
          <table:table-cell table:formula="of:=IF([.Q570] &lt; [.L570];&quot;BETTER&quot;;IF([.Q570]-2 &gt; [.L570]; &quot;WORSE&quot;;&quot;&quot;))" office:value-type="string" office:string-value="BETTER">
            <text:p>BETTER</text:p>
          </table:table-cell>
          <table:table-cell table:formula="of:=IF([.S570] &lt; [.N570];&quot;BETTER&quot;;IF([.S570] &gt;[.N570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69">
            <text:p>569</text:p>
          </table:table-cell>
          <table:table-cell office:value-type="string">
            <text:p>-1.38629436743642742e+00</text:p>
          </table:table-cell>
          <table:table-cell office:value-type="float" office:value="110">
            <text:p>110</text:p>
          </table:table-cell>
          <table:table-cell office:value-type="float" office:value="0.0000000030402">
            <text:p>3.04E-009</text:p>
          </table:table-cell>
          <table:table-cell office:value-type="float" office:value="0.0000000055067">
            <text:p>5.51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25116">
            <text:p>2.51E-010</text:p>
          </table:table-cell>
          <table:table-cell office:value-type="float" office:value="0.0000000045708">
            <text:p>4.57E-009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25116">
            <text:p>2.51E-010</text:p>
          </table:table-cell>
          <table:table-cell office:value-type="float" office:value="0.0000000045708">
            <text:p>4.57E-009</text:p>
          </table:table-cell>
          <table:table-cell table:formula="of:=IF([.L571] &lt; [.H571];&quot;BETTER&quot;;IF([.L571]-2 &gt; [.H571]; &quot;WORSE&quot;;&quot;&quot;))">
            <text:p/>
          </table:table-cell>
          <table:table-cell table:formula="of:=IF([.N571] &lt; [.J571];&quot;BETTER&quot;;IF([.N571] &gt;[.J57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25116">
            <text:p>2.51E-010</text:p>
          </table:table-cell>
          <table:table-cell office:value-type="float" office:value="0.0000000045708">
            <text:p>4.57E-009</text:p>
          </table:table-cell>
          <table:table-cell table:formula="of:=IF([.Q571] &lt; [.L571];&quot;BETTER&quot;;IF([.Q571]-2 &gt; [.L571]; &quot;WORSE&quot;;&quot;&quot;))">
            <text:p/>
          </table:table-cell>
          <table:table-cell table:formula="of:=IF([.S571] &lt; [.N571];&quot;BETTER&quot;;IF([.S571] &gt;[.N571]*1.1;&quot;WORSE&quot;;&quot;&quot;))">
            <text:p/>
          </table:table-cell>
        </table:table-row>
        <table:table-row table:style-name="ro3">
          <table:table-cell/>
          <table:table-cell office:value-type="float" office:value="570">
            <text:p>570</text:p>
          </table:table-cell>
          <table:table-cell office:value-type="string">
            <text:p>EXCEPTION!!</text:p>
          </table:table-cell>
          <table:table-cell office:value-type="float" office:value="110">
            <text:p>110</text:p>
          </table:table-cell>
          <table:table-cell office:value-type="float" office:value="0.000000000011168">
            <text:p>1.12E-011</text:p>
          </table:table-cell>
          <table:table-cell office:value-type="float" office:value="0.00000000014668">
            <text:p>1.47E-01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572] &lt; [.H572];&quot;BETTER&quot;;IF([.L572]-2 &gt; [.H572]; &quot;WORSE&quot;;&quot;&quot;))">
            <text:p/>
          </table:table-cell>
          <table:table-cell table:formula="of:=IF([.N572] &lt; [.J572];&quot;BETTER&quot;;IF([.N572] &gt;[.J572]*1.1;&quot;WORSE&quot;;&quot;&quot;))">
            <text:p/>
          </table:table-cell>
          <table:table-cell office:value-type="float" office:value="135">
            <text:p>135</text:p>
          </table:table-cell>
          <table:table-cell office:value-type="float" office:value="0.000000000000069552">
            <text:p>6.96E-014</text:p>
          </table:table-cell>
          <table:table-cell office:value-type="float" office:value="0.00000000013573">
            <text:p>1.36E-010</text:p>
          </table:table-cell>
          <table:table-cell table:formula="of:=IF([.Q572] &lt; [.L572];&quot;BETTER&quot;;IF([.Q572]-2 &gt; [.L572]; &quot;WORSE&quot;;&quot;&quot;))" office:value-type="string" office:string-value="BETTER">
            <text:p>BETTER</text:p>
          </table:table-cell>
          <table:table-cell table:formula="of:=IF([.S572] &lt; [.N572];&quot;BETTER&quot;;IF([.S572] &gt;[.N572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71">
            <text:p>571</text:p>
          </table:table-cell>
          <table:table-cell office:value-type="string">
            <text:p>6.71646710823367576e-01</text:p>
          </table:table-cell>
          <table:table-cell office:value-type="float" office:value="110">
            <text:p>110</text:p>
          </table:table-cell>
          <table:table-cell office:value-type="float" office:value="0.0000000032452">
            <text:p>3.25E-009</text:p>
          </table:table-cell>
          <table:table-cell office:value-type="float" office:value="0.000000000029668">
            <text:p>2.97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91208">
            <text:p>9.12E-013</text:p>
          </table:table-cell>
          <table:table-cell office:value-type="float" office:value="0.000000000034791">
            <text:p>3.48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91208">
            <text:p>9.12E-013</text:p>
          </table:table-cell>
          <table:table-cell office:value-type="float" office:value="0.000000000034791">
            <text:p>3.48E-011</text:p>
          </table:table-cell>
          <table:table-cell table:formula="of:=IF([.L573] &lt; [.H573];&quot;BETTER&quot;;IF([.L573]-2 &gt; [.H573]; &quot;WORSE&quot;;&quot;&quot;))">
            <text:p/>
          </table:table-cell>
          <table:table-cell table:formula="of:=IF([.N573] &lt; [.J573];&quot;BETTER&quot;;IF([.N573] &gt;[.J57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91208">
            <text:p>9.12E-013</text:p>
          </table:table-cell>
          <table:table-cell office:value-type="float" office:value="0.000000000034791">
            <text:p>3.48E-011</text:p>
          </table:table-cell>
          <table:table-cell table:formula="of:=IF([.Q573] &lt; [.L573];&quot;BETTER&quot;;IF([.Q573]-2 &gt; [.L573]; &quot;WORSE&quot;;&quot;&quot;))">
            <text:p/>
          </table:table-cell>
          <table:table-cell table:formula="of:=IF([.S573] &lt; [.N573];&quot;BETTER&quot;;IF([.S573] &gt;[.N573]*1.1;&quot;WORSE&quot;;&quot;&quot;))">
            <text:p/>
          </table:table-cell>
        </table:table-row>
        <table:table-row table:style-name="ro3">
          <table:table-cell/>
          <table:table-cell office:value-type="float" office:value="572">
            <text:p>572</text:p>
          </table:table-cell>
          <table:table-cell office:value-type="string">
            <text:p>3.90261690703541273e-03</text:p>
          </table:table-cell>
          <table:table-cell office:value-type="float" office:value="61">
            <text:p>61</text:p>
          </table:table-cell>
          <table:table-cell office:value-type="float" office:value="0.0000000024833">
            <text:p>2.48E-009</text:p>
          </table:table-cell>
          <table:table-cell office:value-type="float" office:value="0.00000000024673">
            <text:p>2.47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29724">
            <text:p>2.97E-012</text:p>
          </table:table-cell>
          <table:table-cell office:value-type="float" office:value="0.0000000018027">
            <text:p>1.80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29724">
            <text:p>2.97E-012</text:p>
          </table:table-cell>
          <table:table-cell office:value-type="float" office:value="0.0000000018027">
            <text:p>1.80E-009</text:p>
          </table:table-cell>
          <table:table-cell table:formula="of:=IF([.L574] &lt; [.H574];&quot;BETTER&quot;;IF([.L574]-2 &gt; [.H574]; &quot;WORSE&quot;;&quot;&quot;))">
            <text:p/>
          </table:table-cell>
          <table:table-cell table:formula="of:=IF([.N574] &lt; [.J574];&quot;BETTER&quot;;IF([.N574] &gt;[.J57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29724">
            <text:p>2.97E-012</text:p>
          </table:table-cell>
          <table:table-cell office:value-type="float" office:value="0.0000000018027">
            <text:p>1.80E-009</text:p>
          </table:table-cell>
          <table:table-cell table:formula="of:=IF([.Q574] &lt; [.L574];&quot;BETTER&quot;;IF([.Q574]-2 &gt; [.L574]; &quot;WORSE&quot;;&quot;&quot;))">
            <text:p/>
          </table:table-cell>
          <table:table-cell table:formula="of:=IF([.S574] &lt; [.N574];&quot;BETTER&quot;;IF([.S574] &gt;[.N574]*1.1;&quot;WORSE&quot;;&quot;&quot;))">
            <text:p/>
          </table:table-cell>
        </table:table-row>
        <table:table-row table:style-name="ro3">
          <table:table-cell/>
          <table:table-cell office:value-type="float" office:value="573">
            <text:p>573</text:p>
          </table:table-cell>
          <table:table-cell office:value-type="string">
            <text:p>1.57079632678979331e+00</text:p>
          </table:table-cell>
          <table:table-cell office:value-type="float" office:value="58">
            <text:p>58</text:p>
          </table:table-cell>
          <table:table-cell office:value-type="float" office:value="0.000000000002341">
            <text:p>2.34E-012</text:p>
          </table:table-cell>
          <table:table-cell office:value-type="float" office:value="0.0000000000064992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064978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064978">
            <text:p>6.50E-012</text:p>
          </table:table-cell>
          <table:table-cell table:formula="of:=IF([.L575] &lt; [.H575];&quot;BETTER&quot;;IF([.L575]-2 &gt; [.H575]; &quot;WORSE&quot;;&quot;&quot;))">
            <text:p/>
          </table:table-cell>
          <table:table-cell table:formula="of:=IF([.N575] &lt; [.J575];&quot;BETTER&quot;;IF([.N575] &gt;[.J57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7439E-016">
            <text:p>1.74E-016</text:p>
          </table:table-cell>
          <table:table-cell office:value-type="float" office:value="0.0000000000064978">
            <text:p>6.50E-012</text:p>
          </table:table-cell>
          <table:table-cell table:formula="of:=IF([.Q575] &lt; [.L575];&quot;BETTER&quot;;IF([.Q575]-2 &gt; [.L575]; &quot;WORSE&quot;;&quot;&quot;))">
            <text:p/>
          </table:table-cell>
          <table:table-cell table:formula="of:=IF([.S575] &lt; [.N575];&quot;BETTER&quot;;IF([.S575] &gt;[.N575]*1.1;&quot;WORSE&quot;;&quot;&quot;))">
            <text:p/>
          </table:table-cell>
        </table:table-row>
        <table:table-row table:style-name="ro3">
          <table:table-cell/>
          <table:table-cell office:value-type="float" office:value="574">
            <text:p>574</text:p>
          </table:table-cell>
          <table:table-cell office:value-type="string">
            <text:p>1.57079632679489634e+00</text:p>
          </table:table-cell>
          <table:table-cell office:value-type="float" office:value="110">
            <text:p>110</text:p>
          </table:table-cell>
          <table:table-cell office:value-type="float" office:value="0.000000000017525">
            <text:p>1.75E-011</text:p>
          </table:table-cell>
          <table:table-cell office:value-type="float" office:value="0.000000000020775">
            <text:p>2.0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10145">
            <text:p>1.01E-009</text:p>
          </table:table-cell>
          <table:table-cell office:value-type="float" office:value="0.0000000000032491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10145">
            <text:p>1.01E-009</text:p>
          </table:table-cell>
          <table:table-cell office:value-type="float" office:value="0.0000000000032491">
            <text:p>3.25E-012</text:p>
          </table:table-cell>
          <table:table-cell table:formula="of:=IF([.L576] &lt; [.H576];&quot;BETTER&quot;;IF([.L576]-2 &gt; [.H576]; &quot;WORSE&quot;;&quot;&quot;))">
            <text:p/>
          </table:table-cell>
          <table:table-cell table:formula="of:=IF([.N576] &lt; [.J576];&quot;BETTER&quot;;IF([.N576] &gt;[.J57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10145">
            <text:p>1.01E-009</text:p>
          </table:table-cell>
          <table:table-cell office:value-type="float" office:value="0.0000000000032491">
            <text:p>3.25E-012</text:p>
          </table:table-cell>
          <table:table-cell table:formula="of:=IF([.Q576] &lt; [.L576];&quot;BETTER&quot;;IF([.Q576]-2 &gt; [.L576]; &quot;WORSE&quot;;&quot;&quot;))">
            <text:p/>
          </table:table-cell>
          <table:table-cell table:formula="of:=IF([.S576] &lt; [.N576];&quot;BETTER&quot;;IF([.S576] &gt;[.N576]*1.1;&quot;WORSE&quot;;&quot;&quot;))">
            <text:p/>
          </table:table-cell>
        </table:table-row>
        <table:table-row table:style-name="ro3">
          <table:table-cell/>
          <table:table-cell office:value-type="float" office:value="575">
            <text:p>575</text:p>
          </table:table-cell>
          <table:table-cell office:value-type="string">
            <text:p>3.14159265364082296e+00</text:p>
          </table:table-cell>
          <table:table-cell office:value-type="float" office:value="58">
            <text:p>58</text:p>
          </table:table-cell>
          <table:table-cell office:value-type="float" office:value="0.0000000027687">
            <text:p>2.77E-009</text:p>
          </table:table-cell>
          <table:table-cell office:value-type="float" office:value="0.000000000012994">
            <text:p>1.3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47351">
            <text:p>4.74E-012</text:p>
          </table:table-cell>
          <table:table-cell office:value-type="float" office:value="0.000000000012994">
            <text:p>1.3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47351">
            <text:p>4.74E-012</text:p>
          </table:table-cell>
          <table:table-cell office:value-type="float" office:value="0.000000000012994">
            <text:p>1.30E-011</text:p>
          </table:table-cell>
          <table:table-cell table:formula="of:=IF([.L577] &lt; [.H577];&quot;BETTER&quot;;IF([.L577]-2 &gt; [.H577]; &quot;WORSE&quot;;&quot;&quot;))">
            <text:p/>
          </table:table-cell>
          <table:table-cell table:formula="of:=IF([.N577] &lt; [.J577];&quot;BETTER&quot;;IF([.N577] &gt;[.J57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47351">
            <text:p>4.74E-012</text:p>
          </table:table-cell>
          <table:table-cell office:value-type="float" office:value="0.000000000012994">
            <text:p>1.30E-011</text:p>
          </table:table-cell>
          <table:table-cell table:formula="of:=IF([.Q577] &lt; [.L577];&quot;BETTER&quot;;IF([.Q577]-2 &gt; [.L577]; &quot;WORSE&quot;;&quot;&quot;))">
            <text:p/>
          </table:table-cell>
          <table:table-cell table:formula="of:=IF([.S577] &lt; [.N577];&quot;BETTER&quot;;IF([.S577] &gt;[.N577]*1.1;&quot;WORSE&quot;;&quot;&quot;))">
            <text:p/>
          </table:table-cell>
        </table:table-row>
        <table:table-row table:style-name="ro3">
          <table:table-cell/>
          <table:table-cell office:value-type="float" office:value="576">
            <text:p>576</text:p>
          </table:table-cell>
          <table:table-cell office:value-type="string">
            <text:p>-3.14159265357958617e+00</text:p>
          </table:table-cell>
          <table:table-cell office:value-type="float" office:value="110">
            <text:p>110</text:p>
          </table:table-cell>
          <table:table-cell office:value-type="float" office:value="0.0000000000043814">
            <text:p>4.38E-012</text:p>
          </table:table-cell>
          <table:table-cell office:value-type="float" office:value="0.0000000000021151">
            <text:p>2.12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40673">
            <text:p>4.07E-009</text:p>
          </table:table-cell>
          <table:table-cell office:value-type="float" office:value="0.0000000000064979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40673">
            <text:p>4.07E-009</text:p>
          </table:table-cell>
          <table:table-cell office:value-type="float" office:value="0.0000000000064979">
            <text:p>6.50E-012</text:p>
          </table:table-cell>
          <table:table-cell table:formula="of:=IF([.L578] &lt; [.H578];&quot;BETTER&quot;;IF([.L578]-2 &gt; [.H578]; &quot;WORSE&quot;;&quot;&quot;))">
            <text:p/>
          </table:table-cell>
          <table:table-cell table:formula="of:=IF([.N578] &lt; [.J578];&quot;BETTER&quot;;IF([.N578] &gt;[.J57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40673">
            <text:p>4.07E-009</text:p>
          </table:table-cell>
          <table:table-cell office:value-type="float" office:value="0.0000000000064979">
            <text:p>6.50E-012</text:p>
          </table:table-cell>
          <table:table-cell table:formula="of:=IF([.Q578] &lt; [.L578];&quot;BETTER&quot;;IF([.Q578]-2 &gt; [.L578]; &quot;WORSE&quot;;&quot;&quot;))">
            <text:p/>
          </table:table-cell>
          <table:table-cell table:formula="of:=IF([.S578] &lt; [.N578];&quot;BETTER&quot;;IF([.S578] &gt;[.N578]*1.1;&quot;WORSE&quot;;&quot;&quot;))">
            <text:p/>
          </table:table-cell>
        </table:table-row>
        <table:table-row table:style-name="ro3">
          <table:table-cell/>
          <table:table-cell office:value-type="float" office:value="577">
            <text:p>577</text:p>
          </table:table-cell>
          <table:table-cell office:value-type="string">
            <text:p>4.36332313004961503e-02</text:p>
          </table:table-cell>
          <table:table-cell office:value-type="float" office:value="113">
            <text:p>113</text:p>
          </table:table-cell>
          <table:table-cell office:value-type="float" office:value="0.0000000000014174">
            <text:p>1.42E-012</text:p>
          </table:table-cell>
          <table:table-cell office:value-type="float" office:value="0.0000000000099488">
            <text:p>9.9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29246">
            <text:p>2.92E-013</text:p>
          </table:table-cell>
          <table:table-cell office:value-type="float" office:value="0.000000000011371">
            <text:p>1.1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29246">
            <text:p>2.92E-013</text:p>
          </table:table-cell>
          <table:table-cell office:value-type="float" office:value="0.000000000011371">
            <text:p>1.14E-011</text:p>
          </table:table-cell>
          <table:table-cell table:formula="of:=IF([.L579] &lt; [.H579];&quot;BETTER&quot;;IF([.L579]-2 &gt; [.H579]; &quot;WORSE&quot;;&quot;&quot;))">
            <text:p/>
          </table:table-cell>
          <table:table-cell table:formula="of:=IF([.N579] &lt; [.J579];&quot;BETTER&quot;;IF([.N579] &gt;[.J57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29246">
            <text:p>2.92E-013</text:p>
          </table:table-cell>
          <table:table-cell office:value-type="float" office:value="0.000000000011371">
            <text:p>1.14E-011</text:p>
          </table:table-cell>
          <table:table-cell table:formula="of:=IF([.Q579] &lt; [.L579];&quot;BETTER&quot;;IF([.Q579]-2 &gt; [.L579]; &quot;WORSE&quot;;&quot;&quot;))">
            <text:p/>
          </table:table-cell>
          <table:table-cell table:formula="of:=IF([.S579] &lt; [.N579];&quot;BETTER&quot;;IF([.S579] &gt;[.N579]*1.1;&quot;WORSE&quot;;&quot;&quot;))">
            <text:p/>
          </table:table-cell>
        </table:table-row>
        <table:table-row table:style-name="ro3">
          <table:table-cell/>
          <table:table-cell office:value-type="float" office:value="578">
            <text:p>578</text:p>
          </table:table-cell>
          <table:table-cell office:value-type="string">
            <text:p>5.02654824574366092e-04</text:p>
          </table:table-cell>
          <table:table-cell office:value-type="float" office:value="85">
            <text:p>85</text:p>
          </table:table-cell>
          <table:table-cell office:value-type="float" office:value="0.000000000000099611">
            <text:p>9.96E-014</text:p>
          </table:table-cell>
          <table:table-cell office:value-type="float" office:value="0.000000048889">
            <text:p>4.89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12252">
            <text:p>1.23E-012</text:p>
          </table:table-cell>
          <table:table-cell office:value-type="float" office:value="0.000000048889">
            <text:p>4.89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12252">
            <text:p>1.23E-012</text:p>
          </table:table-cell>
          <table:table-cell office:value-type="float" office:value="0.000000048889">
            <text:p>4.89E-008</text:p>
          </table:table-cell>
          <table:table-cell table:formula="of:=IF([.L580] &lt; [.H580];&quot;BETTER&quot;;IF([.L580]-2 &gt; [.H580]; &quot;WORSE&quot;;&quot;&quot;))">
            <text:p/>
          </table:table-cell>
          <table:table-cell table:formula="of:=IF([.N580] &lt; [.J580];&quot;BETTER&quot;;IF([.N580] &gt;[.J58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12252">
            <text:p>1.23E-012</text:p>
          </table:table-cell>
          <table:table-cell office:value-type="float" office:value="0.000000048889">
            <text:p>4.89E-008</text:p>
          </table:table-cell>
          <table:table-cell table:formula="of:=IF([.Q580] &lt; [.L580];&quot;BETTER&quot;;IF([.Q580]-2 &gt; [.L580]; &quot;WORSE&quot;;&quot;&quot;))">
            <text:p/>
          </table:table-cell>
          <table:table-cell table:formula="of:=IF([.S580] &lt; [.N580];&quot;BETTER&quot;;IF([.S580] &gt;[.N580]*1.1;&quot;WORSE&quot;;&quot;&quot;))">
            <text:p/>
          </table:table-cell>
        </table:table-row>
        <table:table-row table:style-name="ro3">
          <table:table-cell/>
          <table:table-cell office:value-type="float" office:value="579">
            <text:p>579</text:p>
          </table:table-cell>
          <table:table-cell office:value-type="string">
            <text:p>1.42857142862246156e-01</text:p>
          </table:table-cell>
          <table:table-cell office:value-type="float" office:value="58">
            <text:p>58</text:p>
          </table:table-cell>
          <table:table-cell office:value-type="float" office:value="0.00000000069548">
            <text:p>6.95E-010</text:p>
          </table:table-cell>
          <table:table-cell office:value-type="float" office:value="0.00000000026428">
            <text:p>2.64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1.09E-016">
            <text:p>1.09E-016</text:p>
          </table:table-cell>
          <table:table-cell office:value-type="float" office:value="0.00000000026428">
            <text:p>2.64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1.09E-016">
            <text:p>1.09E-016</text:p>
          </table:table-cell>
          <table:table-cell office:value-type="float" office:value="0.00000000026428">
            <text:p>2.64E-010</text:p>
          </table:table-cell>
          <table:table-cell table:formula="of:=IF([.L581] &lt; [.H581];&quot;BETTER&quot;;IF([.L581]-2 &gt; [.H581]; &quot;WORSE&quot;;&quot;&quot;))">
            <text:p/>
          </table:table-cell>
          <table:table-cell table:formula="of:=IF([.N581] &lt; [.J581];&quot;BETTER&quot;;IF([.N581] &gt;[.J58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308E-016">
            <text:p>1.31E-016</text:p>
          </table:table-cell>
          <table:table-cell office:value-type="float" office:value="0.00000000026428">
            <text:p>2.64E-010</text:p>
          </table:table-cell>
          <table:table-cell table:formula="of:=IF([.Q581] &lt; [.L581];&quot;BETTER&quot;;IF([.Q581]-2 &gt; [.L581]; &quot;WORSE&quot;;&quot;&quot;))">
            <text:p/>
          </table:table-cell>
          <table:table-cell table:formula="of:=IF([.S581] &lt; [.N581];&quot;BETTER&quot;;IF([.S581] &gt;[.N581]*1.1;&quot;WORSE&quot;;&quot;&quot;))">
            <text:p/>
          </table:table-cell>
        </table:table-row>
        <table:table-row table:style-name="ro3">
          <table:table-cell/>
          <table:table-cell office:value-type="float" office:value="580">
            <text:p>580</text:p>
          </table:table-cell>
          <table:table-cell office:value-type="string">
            <text:p>1.57079632679489656e+00</text:p>
          </table:table-cell>
          <table:table-cell office:value-type="float" office:value="110">
            <text:p>110</text:p>
          </table:table-cell>
          <table:table-cell office:value-type="float" office:value="0.000000000021906">
            <text:p>2.19E-011</text:p>
          </table:table-cell>
          <table:table-cell office:value-type="float" office:value="0.000000000025157">
            <text:p>2.52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1.7439E-016">
            <text:p>1.74E-016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1.7439E-016">
            <text:p>1.74E-016</text:p>
          </table:table-cell>
          <table:table-cell office:value-type="float" office:value="0.000000000003249">
            <text:p>3.25E-012</text:p>
          </table:table-cell>
          <table:table-cell table:formula="of:=IF([.L582] &lt; [.H582];&quot;BETTER&quot;;IF([.L582]-2 &gt; [.H582]; &quot;WORSE&quot;;&quot;&quot;))">
            <text:p/>
          </table:table-cell>
          <table:table-cell table:formula="of:=IF([.N582] &lt; [.J582];&quot;BETTER&quot;;IF([.N582] &gt;[.J58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7439E-016">
            <text:p>1.74E-016</text:p>
          </table:table-cell>
          <table:table-cell office:value-type="float" office:value="0.000000000003249">
            <text:p>3.25E-012</text:p>
          </table:table-cell>
          <table:table-cell table:formula="of:=IF([.Q582] &lt; [.L582];&quot;BETTER&quot;;IF([.Q582]-2 &gt; [.L582]; &quot;WORSE&quot;;&quot;&quot;))">
            <text:p/>
          </table:table-cell>
          <table:table-cell table:formula="of:=IF([.S582] &lt; [.N582];&quot;BETTER&quot;;IF([.S582] &gt;[.N582]*1.1;&quot;WORSE&quot;;&quot;&quot;))">
            <text:p/>
          </table:table-cell>
        </table:table-row>
        <table:table-row table:style-name="ro3">
          <table:table-cell/>
          <table:table-cell office:value-type="float" office:value="581">
            <text:p>581</text:p>
          </table:table-cell>
          <table:table-cell office:value-type="string">
            <text:p>1.19814023474069575e+00</text:p>
          </table:table-cell>
          <table:table-cell office:value-type="float" office:value="58">
            <text:p>58</text:p>
          </table:table-cell>
          <table:table-cell office:value-type="float" office:value="7.8599E-015">
            <text:p>7.86E-015</text:p>
          </table:table-cell>
          <table:table-cell office:value-type="float" office:value="0.000000000033965">
            <text:p>3.4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1215">
            <text:p>3.12E-011</text:p>
          </table:table-cell>
          <table:table-cell office:value-type="float" office:value="0.000000000033966">
            <text:p>3.4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31215">
            <text:p>3.12E-011</text:p>
          </table:table-cell>
          <table:table-cell office:value-type="float" office:value="0.000000000033966">
            <text:p>3.40E-011</text:p>
          </table:table-cell>
          <table:table-cell table:formula="of:=IF([.L583] &lt; [.H583];&quot;BETTER&quot;;IF([.L583]-2 &gt; [.H583]; &quot;WORSE&quot;;&quot;&quot;))">
            <text:p/>
          </table:table-cell>
          <table:table-cell table:formula="of:=IF([.N583] &lt; [.J583];&quot;BETTER&quot;;IF([.N583] &gt;[.J58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31215">
            <text:p>3.12E-011</text:p>
          </table:table-cell>
          <table:table-cell office:value-type="float" office:value="0.000000000033966">
            <text:p>3.40E-011</text:p>
          </table:table-cell>
          <table:table-cell table:formula="of:=IF([.Q583] &lt; [.L583];&quot;BETTER&quot;;IF([.Q583]-2 &gt; [.L583]; &quot;WORSE&quot;;&quot;&quot;))">
            <text:p/>
          </table:table-cell>
          <table:table-cell table:formula="of:=IF([.S583] &lt; [.N583];&quot;BETTER&quot;;IF([.S583] &gt;[.N583]*1.1;&quot;WORSE&quot;;&quot;&quot;))">
            <text:p/>
          </table:table-cell>
        </table:table-row>
        <table:table-row table:style-name="ro3">
          <table:table-cell/>
          <table:table-cell office:value-type="float" office:value="582">
            <text:p>582</text:p>
          </table:table-cell>
          <table:table-cell office:value-type="string">
            <text:p>2.62205755429722309e+00</text:p>
          </table:table-cell>
          <table:table-cell office:value-type="float" office:value="63">
            <text:p>63</text:p>
          </table:table-cell>
          <table:table-cell office:value-type="float" office:value="0.00000000000015018">
            <text:p>1.50E-013</text:p>
          </table:table-cell>
          <table:table-cell office:value-type="float" office:value="0.0000000000011959">
            <text:p>1.20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64">
            <text:p>2.64E-012</text:p>
          </table:table-cell>
          <table:table-cell office:value-type="float" office:value="0.000000000001059">
            <text:p>1.06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64">
            <text:p>2.64E-012</text:p>
          </table:table-cell>
          <table:table-cell office:value-type="float" office:value="0.000000000001059">
            <text:p>1.06E-012</text:p>
          </table:table-cell>
          <table:table-cell table:formula="of:=IF([.L584] &lt; [.H584];&quot;BETTER&quot;;IF([.L584]-2 &gt; [.H584]; &quot;WORSE&quot;;&quot;&quot;))">
            <text:p/>
          </table:table-cell>
          <table:table-cell table:formula="of:=IF([.N584] &lt; [.J584];&quot;BETTER&quot;;IF([.N584] &gt;[.J58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6396">
            <text:p>2.64E-012</text:p>
          </table:table-cell>
          <table:table-cell office:value-type="float" office:value="0.0000000000010592">
            <text:p>1.06E-012</text:p>
          </table:table-cell>
          <table:table-cell table:formula="of:=IF([.Q584] &lt; [.L584];&quot;BETTER&quot;;IF([.Q584]-2 &gt; [.L584]; &quot;WORSE&quot;;&quot;&quot;))">
            <text:p/>
          </table:table-cell>
          <table:table-cell table:formula="of:=IF([.S584] &lt; [.N584];&quot;BETTER&quot;;IF([.S584] &gt;[.N584]*1.1;&quot;WORSE&quot;;&quot;&quot;))">
            <text:p/>
          </table:table-cell>
        </table:table-row>
        <table:table-row table:style-name="ro3">
          <table:table-cell/>
          <table:table-cell office:value-type="float" office:value="583">
            <text:p>583</text:p>
          </table:table-cell>
          <table:table-cell office:value-type="string">
            <text:p>7.97532495705149426e-03</text:p>
          </table:table-cell>
          <table:table-cell office:value-type="float" office:value="113">
            <text:p>113</text:p>
          </table:table-cell>
          <table:table-cell office:value-type="float" office:value="0.0000000000013786">
            <text:p>1.38E-012</text:p>
          </table:table-cell>
          <table:table-cell office:value-type="float" office:value="0.0000000053866">
            <text:p>5.39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31492">
            <text:p>3.15E-014</text:p>
          </table:table-cell>
          <table:table-cell office:value-type="float" office:value="0.0000000053852">
            <text:p>5.39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31492">
            <text:p>3.15E-014</text:p>
          </table:table-cell>
          <table:table-cell office:value-type="float" office:value="0.0000000053852">
            <text:p>5.39E-009</text:p>
          </table:table-cell>
          <table:table-cell table:formula="of:=IF([.L585] &lt; [.H585];&quot;BETTER&quot;;IF([.L585]-2 &gt; [.H585]; &quot;WORSE&quot;;&quot;&quot;))">
            <text:p/>
          </table:table-cell>
          <table:table-cell table:formula="of:=IF([.N585] &lt; [.J585];&quot;BETTER&quot;;IF([.N585] &gt;[.J58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31492">
            <text:p>3.15E-014</text:p>
          </table:table-cell>
          <table:table-cell office:value-type="float" office:value="0.0000000053852">
            <text:p>5.39E-009</text:p>
          </table:table-cell>
          <table:table-cell table:formula="of:=IF([.Q585] &lt; [.L585];&quot;BETTER&quot;;IF([.Q585]-2 &gt; [.L585]; &quot;WORSE&quot;;&quot;&quot;))">
            <text:p/>
          </table:table-cell>
          <table:table-cell table:formula="of:=IF([.S585] &lt; [.N585];&quot;BETTER&quot;;IF([.S585] &gt;[.N585]*1.1;&quot;WORSE&quot;;&quot;&quot;))">
            <text:p/>
          </table:table-cell>
        </table:table-row>
        <table:table-row table:style-name="ro3">
          <table:table-cell/>
          <table:table-cell office:value-type="float" office:value="584">
            <text:p>584</text:p>
          </table:table-cell>
          <table:table-cell office:value-type="string">
            <text:p>3.92699081698724139e-01</text:p>
          </table:table-cell>
          <table:table-cell office:value-type="float" office:value="79">
            <text:p>79</text:p>
          </table:table-cell>
          <table:table-cell office:value-type="float" office:value="0.0000000000053173">
            <text:p>5.32E-012</text:p>
          </table:table-cell>
          <table:table-cell office:value-type="float" office:value="0.0000000000085722">
            <text:p>8.57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2922">
            <text:p>2.92E-012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2922">
            <text:p>2.92E-012</text:p>
          </table:table-cell>
          <table:table-cell office:value-type="float" office:value="0.000000000003249">
            <text:p>3.25E-012</text:p>
          </table:table-cell>
          <table:table-cell table:formula="of:=IF([.L586] &lt; [.H586];&quot;BETTER&quot;;IF([.L586]-2 &gt; [.H586]; &quot;WORSE&quot;;&quot;&quot;))">
            <text:p/>
          </table:table-cell>
          <table:table-cell table:formula="of:=IF([.N586] &lt; [.J586];&quot;BETTER&quot;;IF([.N586] &gt;[.J58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2922">
            <text:p>2.92E-012</text:p>
          </table:table-cell>
          <table:table-cell office:value-type="float" office:value="0.000000000003249">
            <text:p>3.25E-012</text:p>
          </table:table-cell>
          <table:table-cell table:formula="of:=IF([.Q586] &lt; [.L586];&quot;BETTER&quot;;IF([.Q586]-2 &gt; [.L586]; &quot;WORSE&quot;;&quot;&quot;))">
            <text:p/>
          </table:table-cell>
          <table:table-cell table:formula="of:=IF([.S586] &lt; [.N586];&quot;BETTER&quot;;IF([.S586] &gt;[.N586]*1.1;&quot;WORSE&quot;;&quot;&quot;))">
            <text:p/>
          </table:table-cell>
        </table:table-row>
        <table:table-row table:style-name="ro3">
          <table:table-cell/>
          <table:table-cell office:value-type="float" office:value="585">
            <text:p>585</text:p>
          </table:table-cell>
          <table:table-cell office:value-type="string">
            <text:p>EXCEPTION!!</text:p>
          </table:table-cell>
          <table:table-cell office:value-type="float" office:value="53">
            <text:p>53</text:p>
          </table:table-cell>
          <table:table-cell office:value-type="float" office:value="0.0000000000035497">
            <text:p>3.55E-012</text:p>
          </table:table-cell>
          <table:table-cell office:value-type="float" office:value="0.0000000000032791">
            <text:p>3.28E-012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587] &lt; [.H587];&quot;BETTER&quot;;IF([.L587]-2 &gt; [.H587]; &quot;WORSE&quot;;&quot;&quot;))">
            <text:p/>
          </table:table-cell>
          <table:table-cell table:formula="of:=IF([.N587] &lt; [.J587];&quot;BETTER&quot;;IF([.N587] &gt;[.J587]*1.1;&quot;WORSE&quot;;&quot;&quot;))">
            <text:p/>
          </table:table-cell>
          <table:table-cell office:value-type="float" office:value="75">
            <text:p>75</text:p>
          </table:table-cell>
          <table:table-cell office:value-type="float" office:value="0.00000000013246">
            <text:p>1.32E-010</text:p>
          </table:table-cell>
          <table:table-cell office:value-type="float" office:value="0.0000000000032488">
            <text:p>3.25E-012</text:p>
          </table:table-cell>
          <table:table-cell table:formula="of:=IF([.Q587] &lt; [.L587];&quot;BETTER&quot;;IF([.Q587]-2 &gt; [.L587]; &quot;WORSE&quot;;&quot;&quot;))" office:value-type="string" office:string-value="BETTER">
            <text:p>BETTER</text:p>
          </table:table-cell>
          <table:table-cell table:formula="of:=IF([.S587] &lt; [.N587];&quot;BETTER&quot;;IF([.S587] &gt;[.N587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86">
            <text:p>586</text:p>
          </table:table-cell>
          <table:table-cell office:value-type="string">
            <text:p>2.74680153390004067e-01</text:p>
          </table:table-cell>
          <table:table-cell office:value-type="float" office:value="108">
            <text:p>108</text:p>
          </table:table-cell>
          <table:table-cell office:value-type="float" office:value="0.0000000000021028">
            <text:p>2.10E-012</text:p>
          </table:table-cell>
          <table:table-cell office:value-type="float" office:value="0.000000000039279">
            <text:p>3.9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67399">
            <text:p>6.74E-012</text:p>
          </table:table-cell>
          <table:table-cell office:value-type="float" office:value="0.000000000036391">
            <text:p>3.6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67399">
            <text:p>6.74E-012</text:p>
          </table:table-cell>
          <table:table-cell office:value-type="float" office:value="0.000000000036391">
            <text:p>3.64E-011</text:p>
          </table:table-cell>
          <table:table-cell table:formula="of:=IF([.L588] &lt; [.H588];&quot;BETTER&quot;;IF([.L588]-2 &gt; [.H588]; &quot;WORSE&quot;;&quot;&quot;))">
            <text:p/>
          </table:table-cell>
          <table:table-cell table:formula="of:=IF([.N588] &lt; [.J588];&quot;BETTER&quot;;IF([.N588] &gt;[.J58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67399">
            <text:p>6.74E-012</text:p>
          </table:table-cell>
          <table:table-cell office:value-type="float" office:value="0.000000000036391">
            <text:p>3.64E-011</text:p>
          </table:table-cell>
          <table:table-cell table:formula="of:=IF([.Q588] &lt; [.L588];&quot;BETTER&quot;;IF([.Q588]-2 &gt; [.L588]; &quot;WORSE&quot;;&quot;&quot;))">
            <text:p/>
          </table:table-cell>
          <table:table-cell table:formula="of:=IF([.S588] &lt; [.N588];&quot;BETTER&quot;;IF([.S588] &gt;[.N588]*1.1;&quot;WORSE&quot;;&quot;&quot;))">
            <text:p/>
          </table:table-cell>
        </table:table-row>
        <table:table-row table:style-name="ro3">
          <table:table-cell/>
          <table:table-cell office:value-type="float" office:value="587">
            <text:p>587</text:p>
          </table:table-cell>
          <table:table-cell office:value-type="string">
            <text:p>5.00000000000000000e-01</text:p>
          </table:table-cell>
          <table:table-cell office:value-type="float" office:value="49">
            <text:p>49</text:p>
          </table:table-cell>
          <table:table-cell office:value-type="float" office:value="0.00000000023143">
            <text:p>2.31E-010</text:p>
          </table:table-cell>
          <table:table-cell office:value-type="float" office:value="0.000000000000010436">
            <text:p>1.04E-014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12644">
            <text:p>1.26E-014</text:p>
          </table:table-cell>
          <table:table-cell office:value-type="float" office:value="0">
            <text:p>0.00E+00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12644">
            <text:p>1.26E-014</text:p>
          </table:table-cell>
          <table:table-cell office:value-type="float" office:value="0">
            <text:p>0.00E+000</text:p>
          </table:table-cell>
          <table:table-cell table:formula="of:=IF([.L589] &lt; [.H589];&quot;BETTER&quot;;IF([.L589]-2 &gt; [.H589]; &quot;WORSE&quot;;&quot;&quot;))">
            <text:p/>
          </table:table-cell>
          <table:table-cell table:formula="of:=IF([.N589] &lt; [.J589];&quot;BETTER&quot;;IF([.N589] &gt;[.J58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12644">
            <text:p>1.26E-014</text:p>
          </table:table-cell>
          <table:table-cell office:value-type="float" office:value="0">
            <text:p>0.00E+000</text:p>
          </table:table-cell>
          <table:table-cell table:formula="of:=IF([.Q589] &lt; [.L589];&quot;BETTER&quot;;IF([.Q589]-2 &gt; [.L589]; &quot;WORSE&quot;;&quot;&quot;))">
            <text:p/>
          </table:table-cell>
          <table:table-cell table:formula="of:=IF([.S589] &lt; [.N589];&quot;BETTER&quot;;IF([.S589] &gt;[.N589]*1.1;&quot;WORSE&quot;;&quot;&quot;))">
            <text:p/>
          </table:table-cell>
        </table:table-row>
        <table:table-row table:style-name="ro3">
          <table:table-cell/>
          <table:table-cell office:value-type="float" office:value="588">
            <text:p>588</text:p>
          </table:table-cell>
          <table:table-cell office:value-type="string">
            <text:p>7.22091449378410077e-01</text:p>
          </table:table-cell>
          <table:table-cell office:value-type="float" office:value="56">
            <text:p>56</text:p>
          </table:table-cell>
          <table:table-cell office:value-type="float" office:value="0.0000000000018158">
            <text:p>1.82E-012</text:p>
          </table:table-cell>
          <table:table-cell office:value-type="float" office:value="0.000000000030796">
            <text:p>3.0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4672">
            <text:p>2.47E-011</text:p>
          </table:table-cell>
          <table:table-cell office:value-type="float" office:value="0.000000000029899">
            <text:p>2.9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4672">
            <text:p>2.47E-011</text:p>
          </table:table-cell>
          <table:table-cell office:value-type="float" office:value="0.000000000029899">
            <text:p>2.99E-011</text:p>
          </table:table-cell>
          <table:table-cell table:formula="of:=IF([.L590] &lt; [.H590];&quot;BETTER&quot;;IF([.L590]-2 &gt; [.H590]; &quot;WORSE&quot;;&quot;&quot;))">
            <text:p/>
          </table:table-cell>
          <table:table-cell table:formula="of:=IF([.N590] &lt; [.J590];&quot;BETTER&quot;;IF([.N590] &gt;[.J59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4672">
            <text:p>2.47E-011</text:p>
          </table:table-cell>
          <table:table-cell office:value-type="float" office:value="0.000000000029899">
            <text:p>2.99E-011</text:p>
          </table:table-cell>
          <table:table-cell table:formula="of:=IF([.Q590] &lt; [.L590];&quot;BETTER&quot;;IF([.Q590]-2 &gt; [.L590]; &quot;WORSE&quot;;&quot;&quot;))">
            <text:p/>
          </table:table-cell>
          <table:table-cell table:formula="of:=IF([.S590] &lt; [.N590];&quot;BETTER&quot;;IF([.S590] &gt;[.N590]*1.1;&quot;WORSE&quot;;&quot;&quot;))">
            <text:p/>
          </table:table-cell>
        </table:table-row>
        <table:table-row table:style-name="ro3">
          <table:table-cell/>
          <table:table-cell office:value-type="float" office:value="589">
            <text:p>589</text:p>
          </table:table-cell>
          <table:table-cell office:value-type="string">
            <text:p>1.30899693900850544e-01</text:p>
          </table:table-cell>
          <table:table-cell office:value-type="float" office:value="58">
            <text:p>58</text:p>
          </table:table-cell>
          <table:table-cell office:value-type="float" office:value="0.000000007142">
            <text:p>7.14E-009</text:p>
          </table:table-cell>
          <table:table-cell office:value-type="float" office:value="0.0000000000064972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4277">
            <text:p>4.28E-014</text:p>
          </table:table-cell>
          <table:table-cell office:value-type="float" office:value="0.0000000000064977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4277">
            <text:p>4.28E-014</text:p>
          </table:table-cell>
          <table:table-cell office:value-type="float" office:value="0.0000000000064977">
            <text:p>6.50E-012</text:p>
          </table:table-cell>
          <table:table-cell table:formula="of:=IF([.L591] &lt; [.H591];&quot;BETTER&quot;;IF([.L591]-2 &gt; [.H591]; &quot;WORSE&quot;;&quot;&quot;))">
            <text:p/>
          </table:table-cell>
          <table:table-cell table:formula="of:=IF([.N591] &lt; [.J591];&quot;BETTER&quot;;IF([.N591] &gt;[.J59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42748">
            <text:p>4.27E-014</text:p>
          </table:table-cell>
          <table:table-cell office:value-type="float" office:value="0.0000000000064977">
            <text:p>6.50E-012</text:p>
          </table:table-cell>
          <table:table-cell table:formula="of:=IF([.Q591] &lt; [.L591];&quot;BETTER&quot;;IF([.Q591]-2 &gt; [.L591]; &quot;WORSE&quot;;&quot;&quot;))">
            <text:p/>
          </table:table-cell>
          <table:table-cell table:formula="of:=IF([.S591] &lt; [.N591];&quot;BETTER&quot;;IF([.S591] &gt;[.N591]*1.1;&quot;WORSE&quot;;&quot;&quot;))">
            <text:p/>
          </table:table-cell>
        </table:table-row>
        <table:table-row table:style-name="ro3">
          <table:table-cell/>
          <table:table-cell office:value-type="float" office:value="590">
            <text:p>590</text:p>
          </table:table-cell>
          <table:table-cell office:value-type="string">
            <text:p>1.96349540849362042e-01</text:p>
          </table:table-cell>
          <table:table-cell office:value-type="float" office:value="91">
            <text:p>91</text:p>
          </table:table-cell>
          <table:table-cell office:value-type="float" office:value="0.0000000000011711">
            <text:p>1.17E-012</text:p>
          </table:table-cell>
          <table:table-cell office:value-type="float" office:value="0.00000000025023">
            <text:p>2.50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2514">
            <text:p>2.51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2514">
            <text:p>2.51E-010</text:p>
          </table:table-cell>
          <table:table-cell table:formula="of:=IF([.L592] &lt; [.H592];&quot;BETTER&quot;;IF([.L592]-2 &gt; [.H592]; &quot;WORSE&quot;;&quot;&quot;))">
            <text:p/>
          </table:table-cell>
          <table:table-cell table:formula="of:=IF([.N592] &lt; [.J592];&quot;BETTER&quot;;IF([.N592] &gt;[.J59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2514">
            <text:p>2.51E-010</text:p>
          </table:table-cell>
          <table:table-cell table:formula="of:=IF([.Q592] &lt; [.L592];&quot;BETTER&quot;;IF([.Q592]-2 &gt; [.L592]; &quot;WORSE&quot;;&quot;&quot;))">
            <text:p/>
          </table:table-cell>
          <table:table-cell table:formula="of:=IF([.S592] &lt; [.N592];&quot;BETTER&quot;;IF([.S592] &gt;[.N592]*1.1;&quot;WORSE&quot;;&quot;&quot;))">
            <text:p/>
          </table:table-cell>
        </table:table-row>
        <table:table-row table:style-name="ro3">
          <table:table-cell/>
          <table:table-cell office:value-type="float" office:value="591">
            <text:p>591</text:p>
          </table:table-cell>
          <table:table-cell office:value-type="string">
            <text:p>2.32221498518314862e-01</text:p>
          </table:table-cell>
          <table:table-cell office:value-type="float" office:value="49">
            <text:p>49</text:p>
          </table:table-cell>
          <table:table-cell office:value-type="float" office:value="0.00000000062374">
            <text:p>6.24E-010</text:p>
          </table:table-cell>
          <table:table-cell office:value-type="float" office:value="0.000000000078884">
            <text:p>7.8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1545">
            <text:p>1.15E-013</text:p>
          </table:table-cell>
          <table:table-cell office:value-type="float" office:value="0.000000000078868">
            <text:p>7.8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1545">
            <text:p>1.15E-013</text:p>
          </table:table-cell>
          <table:table-cell office:value-type="float" office:value="0.000000000078868">
            <text:p>7.89E-011</text:p>
          </table:table-cell>
          <table:table-cell table:formula="of:=IF([.L593] &lt; [.H593];&quot;BETTER&quot;;IF([.L593]-2 &gt; [.H593]; &quot;WORSE&quot;;&quot;&quot;))">
            <text:p/>
          </table:table-cell>
          <table:table-cell table:formula="of:=IF([.N593] &lt; [.J593];&quot;BETTER&quot;;IF([.N593] &gt;[.J59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1545">
            <text:p>1.15E-013</text:p>
          </table:table-cell>
          <table:table-cell office:value-type="float" office:value="0.000000000078868">
            <text:p>7.89E-011</text:p>
          </table:table-cell>
          <table:table-cell table:formula="of:=IF([.Q593] &lt; [.L593];&quot;BETTER&quot;;IF([.Q593]-2 &gt; [.L593]; &quot;WORSE&quot;;&quot;&quot;))">
            <text:p/>
          </table:table-cell>
          <table:table-cell table:formula="of:=IF([.S593] &lt; [.N593];&quot;BETTER&quot;;IF([.S593] &gt;[.N593]*1.1;&quot;WORSE&quot;;&quot;&quot;))">
            <text:p/>
          </table:table-cell>
        </table:table-row>
        <table:table-row table:style-name="ro3">
          <table:table-cell/>
          <table:table-cell office:value-type="float" office:value="592">
            <text:p>592</text:p>
          </table:table-cell>
          <table:table-cell office:value-type="string">
            <text:p>2.32221498518314945e-01</text:p>
          </table:table-cell>
          <table:table-cell office:value-type="float" office:value="49">
            <text:p>49</text:p>
          </table:table-cell>
          <table:table-cell office:value-type="float" office:value="0.00000000062374">
            <text:p>6.24E-010</text:p>
          </table:table-cell>
          <table:table-cell office:value-type="float" office:value="0.000000000078885">
            <text:p>7.8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1536">
            <text:p>1.15E-013</text:p>
          </table:table-cell>
          <table:table-cell office:value-type="float" office:value="0.000000000078868">
            <text:p>7.89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1536">
            <text:p>1.15E-013</text:p>
          </table:table-cell>
          <table:table-cell office:value-type="float" office:value="0.000000000078868">
            <text:p>7.89E-011</text:p>
          </table:table-cell>
          <table:table-cell table:formula="of:=IF([.L594] &lt; [.H594];&quot;BETTER&quot;;IF([.L594]-2 &gt; [.H594]; &quot;WORSE&quot;;&quot;&quot;))">
            <text:p/>
          </table:table-cell>
          <table:table-cell table:formula="of:=IF([.N594] &lt; [.J594];&quot;BETTER&quot;;IF([.N594] &gt;[.J59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1536">
            <text:p>1.15E-013</text:p>
          </table:table-cell>
          <table:table-cell office:value-type="float" office:value="0.000000000078868">
            <text:p>7.89E-011</text:p>
          </table:table-cell>
          <table:table-cell table:formula="of:=IF([.Q594] &lt; [.L594];&quot;BETTER&quot;;IF([.Q594]-2 &gt; [.L594]; &quot;WORSE&quot;;&quot;&quot;))">
            <text:p/>
          </table:table-cell>
          <table:table-cell table:formula="of:=IF([.S594] &lt; [.N594];&quot;BETTER&quot;;IF([.S594] &gt;[.N594]*1.1;&quot;WORSE&quot;;&quot;&quot;))">
            <text:p/>
          </table:table-cell>
        </table:table-row>
        <table:table-row table:style-name="ro3">
          <table:table-cell/>
          <table:table-cell office:value-type="float" office:value="593">
            <text:p>593</text:p>
          </table:table-cell>
          <table:table-cell office:value-type="string">
            <text:p>1.15080552339698383e-01</text:p>
          </table:table-cell>
          <table:table-cell office:value-type="float" office:value="97201">
            <text:p>97201</text:p>
          </table:table-cell>
          <table:table-cell office:value-type="float" office:value="0.012237">
            <text:p>1.22E-002</text:p>
          </table:table-cell>
          <table:table-cell office:value-type="float" office:value="0.01242">
            <text:p>1.24E-002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1636">
            <text:p>1.64E-008</text:p>
          </table:table-cell>
          <table:table-cell office:value-type="float" office:value="0.0000000074756">
            <text:p>7.48E-009</text:p>
          </table:table-cell>
          <table:table-cell/>
          <table:table-cell office:value-type="float" office:value="149980">
            <text:p>149980</text:p>
          </table:table-cell>
          <table:table-cell office:value-type="float" office:value="0.0000000086791">
            <text:p>8.68E-009</text:p>
          </table:table-cell>
          <table:table-cell office:value-type="float" office:value="0.00000014964">
            <text:p>1.50E-007</text:p>
          </table:table-cell>
          <table:table-cell table:formula="of:=IF([.L595] &lt; [.H595];&quot;BETTER&quot;;IF([.L595]-2 &gt; [.H595]; &quot;WORSE&quot;;&quot;&quot;))">
            <text:p/>
          </table:table-cell>
          <table:table-cell table:formula="of:=IF([.N595] &lt; [.J595];&quot;BETTER&quot;;IF([.N595] &gt;[.J595]*1.1;&quot;WORSE&quot;;&quot;&quot;))" office:value-type="string" office:string-value="WORSE">
            <text:p>WORSE</text:p>
          </table:table-cell>
          <table:table-cell office:value-type="float" office:value="149980">
            <text:p>149980</text:p>
          </table:table-cell>
          <table:table-cell office:value-type="float" office:value="0.0000000086791">
            <text:p>8.68E-009</text:p>
          </table:table-cell>
          <table:table-cell office:value-type="float" office:value="0.00000014964">
            <text:p>1.50E-007</text:p>
          </table:table-cell>
          <table:table-cell table:formula="of:=IF([.Q595] &lt; [.L595];&quot;BETTER&quot;;IF([.Q595]-2 &gt; [.L595]; &quot;WORSE&quot;;&quot;&quot;))">
            <text:p/>
          </table:table-cell>
          <table:table-cell table:formula="of:=IF([.S595] &lt; [.N595];&quot;BETTER&quot;;IF([.S595] &gt;[.N595]*1.1;&quot;WORSE&quot;;&quot;&quot;))">
            <text:p/>
          </table:table-cell>
        </table:table-row>
        <table:table-row table:style-name="ro3">
          <table:table-cell/>
          <table:table-cell office:value-type="float" office:value="594">
            <text:p>594</text:p>
          </table:table-cell>
          <table:table-cell office:value-type="string">
            <text:p>1.85784535802663353e-01</text:p>
          </table:table-cell>
          <table:table-cell office:value-type="float" office:value="58">
            <text:p>58</text:p>
          </table:table-cell>
          <table:table-cell office:value-type="float" office:value="0.00000000000074203">
            <text:p>7.42E-013</text:p>
          </table:table-cell>
          <table:table-cell office:value-type="float" office:value="0.000000000014335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5256">
            <text:p>8.53E-012</text:p>
          </table:table-cell>
          <table:table-cell office:value-type="float" office:value="0.000000000014336">
            <text:p>1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5256">
            <text:p>8.53E-012</text:p>
          </table:table-cell>
          <table:table-cell office:value-type="float" office:value="0.000000000014336">
            <text:p>1.43E-011</text:p>
          </table:table-cell>
          <table:table-cell table:formula="of:=IF([.L596] &lt; [.H596];&quot;BETTER&quot;;IF([.L596]-2 &gt; [.H596]; &quot;WORSE&quot;;&quot;&quot;))">
            <text:p/>
          </table:table-cell>
          <table:table-cell table:formula="of:=IF([.N596] &lt; [.J596];&quot;BETTER&quot;;IF([.N596] &gt;[.J59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5256">
            <text:p>8.53E-012</text:p>
          </table:table-cell>
          <table:table-cell office:value-type="float" office:value="0.000000000014336">
            <text:p>1.43E-011</text:p>
          </table:table-cell>
          <table:table-cell table:formula="of:=IF([.Q596] &lt; [.L596];&quot;BETTER&quot;;IF([.Q596]-2 &gt; [.L596]; &quot;WORSE&quot;;&quot;&quot;))">
            <text:p/>
          </table:table-cell>
          <table:table-cell table:formula="of:=IF([.S596] &lt; [.N596];&quot;BETTER&quot;;IF([.S596] &gt;[.N596]*1.1;&quot;WORSE&quot;;&quot;&quot;))">
            <text:p/>
          </table:table-cell>
        </table:table-row>
        <table:table-row table:style-name="ro3">
          <table:table-cell/>
          <table:table-cell office:value-type="float" office:value="595">
            <text:p>595</text:p>
          </table:table-cell>
          <table:table-cell office:value-type="string">
            <text:p>7.30181058378563841e-01</text:p>
          </table:table-cell>
          <table:table-cell office:value-type="float" office:value="58">
            <text:p>58</text:p>
          </table:table-cell>
          <table:table-cell office:value-type="float" office:value="6.2097E-015">
            <text:p>6.21E-015</text:p>
          </table:table-cell>
          <table:table-cell office:value-type="float" office:value="0.000000000029358">
            <text:p>2.9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5165">
            <text:p>2.52E-013</text:p>
          </table:table-cell>
          <table:table-cell office:value-type="float" office:value="0.000000000029357">
            <text:p>2.9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5165">
            <text:p>2.52E-013</text:p>
          </table:table-cell>
          <table:table-cell office:value-type="float" office:value="0.000000000029357">
            <text:p>2.94E-011</text:p>
          </table:table-cell>
          <table:table-cell table:formula="of:=IF([.L597] &lt; [.H597];&quot;BETTER&quot;;IF([.L597]-2 &gt; [.H597]; &quot;WORSE&quot;;&quot;&quot;))">
            <text:p/>
          </table:table-cell>
          <table:table-cell table:formula="of:=IF([.N597] &lt; [.J597];&quot;BETTER&quot;;IF([.N597] &gt;[.J59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5165">
            <text:p>2.52E-013</text:p>
          </table:table-cell>
          <table:table-cell office:value-type="float" office:value="0.000000000029357">
            <text:p>2.94E-011</text:p>
          </table:table-cell>
          <table:table-cell table:formula="of:=IF([.Q597] &lt; [.L597];&quot;BETTER&quot;;IF([.Q597]-2 &gt; [.L597]; &quot;WORSE&quot;;&quot;&quot;))">
            <text:p/>
          </table:table-cell>
          <table:table-cell table:formula="of:=IF([.S597] &lt; [.N597];&quot;BETTER&quot;;IF([.S597] &gt;[.N597]*1.1;&quot;WORSE&quot;;&quot;&quot;))">
            <text:p/>
          </table:table-cell>
        </table:table-row>
        <table:table-row table:style-name="ro3">
          <table:table-cell/>
          <table:table-cell office:value-type="float" office:value="596">
            <text:p>596</text:p>
          </table:table-cell>
          <table:table-cell office:value-type="string">
            <text:p>1.83193118836245405e+00</text:p>
          </table:table-cell>
          <table:table-cell office:value-type="float" office:value="58">
            <text:p>58</text:p>
          </table:table-cell>
          <table:table-cell office:value-type="float" office:value="0.00000000000014565">
            <text:p>1.46E-013</text:p>
          </table:table-cell>
          <table:table-cell office:value-type="float" office:value="0.000000000020495">
            <text:p>2.0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548">
            <text:p>1.65E-011</text:p>
          </table:table-cell>
          <table:table-cell office:value-type="float" office:value="0.000000000020495">
            <text:p>2.0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548">
            <text:p>1.65E-011</text:p>
          </table:table-cell>
          <table:table-cell office:value-type="float" office:value="0.000000000020495">
            <text:p>2.05E-011</text:p>
          </table:table-cell>
          <table:table-cell table:formula="of:=IF([.L598] &lt; [.H598];&quot;BETTER&quot;;IF([.L598]-2 &gt; [.H598]; &quot;WORSE&quot;;&quot;&quot;))">
            <text:p/>
          </table:table-cell>
          <table:table-cell table:formula="of:=IF([.N598] &lt; [.J598];&quot;BETTER&quot;;IF([.N598] &gt;[.J59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6548">
            <text:p>1.65E-011</text:p>
          </table:table-cell>
          <table:table-cell office:value-type="float" office:value="0.000000000020495">
            <text:p>2.05E-011</text:p>
          </table:table-cell>
          <table:table-cell table:formula="of:=IF([.Q598] &lt; [.L598];&quot;BETTER&quot;;IF([.Q598]-2 &gt; [.L598]; &quot;WORSE&quot;;&quot;&quot;))">
            <text:p/>
          </table:table-cell>
          <table:table-cell table:formula="of:=IF([.S598] &lt; [.N598];&quot;BETTER&quot;;IF([.S598] &gt;[.N598]*1.1;&quot;WORSE&quot;;&quot;&quot;))">
            <text:p/>
          </table:table-cell>
        </table:table-row>
        <table:table-row table:style-name="ro3">
          <table:table-cell/>
          <table:table-cell office:value-type="float" office:value="597">
            <text:p>597</text:p>
          </table:table-cell>
          <table:table-cell office:value-type="string">
            <text:p>1.08879304515180086e+00</text:p>
          </table:table-cell>
          <table:table-cell office:value-type="float" office:value="58">
            <text:p>58</text:p>
          </table:table-cell>
          <table:table-cell office:value-type="float" office:value="0.00000000000026156">
            <text:p>2.62E-013</text:p>
          </table:table-cell>
          <table:table-cell office:value-type="float" office:value="0.000000000044268">
            <text:p>4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7554">
            <text:p>1.76E-011</text:p>
          </table:table-cell>
          <table:table-cell office:value-type="float" office:value="0.000000000044268">
            <text:p>4.4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7554">
            <text:p>1.76E-011</text:p>
          </table:table-cell>
          <table:table-cell office:value-type="float" office:value="0.000000000044268">
            <text:p>4.43E-011</text:p>
          </table:table-cell>
          <table:table-cell table:formula="of:=IF([.L599] &lt; [.H599];&quot;BETTER&quot;;IF([.L599]-2 &gt; [.H599]; &quot;WORSE&quot;;&quot;&quot;))">
            <text:p/>
          </table:table-cell>
          <table:table-cell table:formula="of:=IF([.N599] &lt; [.J599];&quot;BETTER&quot;;IF([.N599] &gt;[.J59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7554">
            <text:p>1.76E-011</text:p>
          </table:table-cell>
          <table:table-cell office:value-type="float" office:value="0.000000000044268">
            <text:p>4.43E-011</text:p>
          </table:table-cell>
          <table:table-cell table:formula="of:=IF([.Q599] &lt; [.L599];&quot;BETTER&quot;;IF([.Q599]-2 &gt; [.L599]; &quot;WORSE&quot;;&quot;&quot;))">
            <text:p/>
          </table:table-cell>
          <table:table-cell table:formula="of:=IF([.S599] &lt; [.N599];&quot;BETTER&quot;;IF([.S599] &gt;[.N599]*1.1;&quot;WORSE&quot;;&quot;&quot;))">
            <text:p/>
          </table:table-cell>
        </table:table-row>
        <table:table-row table:style-name="ro3">
          <table:table-cell/>
          <table:table-cell office:value-type="float" office:value="598">
            <text:p>598</text:p>
          </table:table-cell>
          <table:table-cell office:value-type="string">
            <text:p>1.08879304515690301e+00</text:p>
          </table:table-cell>
          <table:table-cell office:value-type="float" office:value="58">
            <text:p>58</text:p>
          </table:table-cell>
          <table:table-cell office:value-type="float" office:value="0.00000000000026188">
            <text:p>2.62E-013</text:p>
          </table:table-cell>
          <table:table-cell office:value-type="float" office:value="0.000000000039583">
            <text:p>3.9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7554">
            <text:p>1.76E-011</text:p>
          </table:table-cell>
          <table:table-cell office:value-type="float" office:value="0.000000000039582">
            <text:p>3.9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7554">
            <text:p>1.76E-011</text:p>
          </table:table-cell>
          <table:table-cell office:value-type="float" office:value="0.000000000039582">
            <text:p>3.96E-011</text:p>
          </table:table-cell>
          <table:table-cell table:formula="of:=IF([.L600] &lt; [.H600];&quot;BETTER&quot;;IF([.L600]-2 &gt; [.H600]; &quot;WORSE&quot;;&quot;&quot;))">
            <text:p/>
          </table:table-cell>
          <table:table-cell table:formula="of:=IF([.N600] &lt; [.J600];&quot;BETTER&quot;;IF([.N600] &gt;[.J60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7554">
            <text:p>1.76E-011</text:p>
          </table:table-cell>
          <table:table-cell office:value-type="float" office:value="0.000000000039582">
            <text:p>3.96E-011</text:p>
          </table:table-cell>
          <table:table-cell table:formula="of:=IF([.Q600] &lt; [.L600];&quot;BETTER&quot;;IF([.Q600]-2 &gt; [.L600]; &quot;WORSE&quot;;&quot;&quot;))">
            <text:p/>
          </table:table-cell>
          <table:table-cell table:formula="of:=IF([.S600] &lt; [.N600];&quot;BETTER&quot;;IF([.S600] &gt;[.N600]*1.1;&quot;WORSE&quot;;&quot;&quot;))">
            <text:p/>
          </table:table-cell>
        </table:table-row>
        <table:table-row table:style-name="ro3">
          <table:table-cell/>
          <table:table-cell office:value-type="float" office:value="599">
            <text:p>599</text:p>
          </table:table-cell>
          <table:table-cell office:value-type="string">
            <text:p>2.45281203469914444e-01</text:p>
          </table:table-cell>
          <table:table-cell office:value-type="float" office:value="58">
            <text:p>58</text:p>
          </table:table-cell>
          <table:table-cell office:value-type="float" office:value="0.0000000000033881">
            <text:p>3.39E-012</text:p>
          </table:table-cell>
          <table:table-cell office:value-type="float" office:value="0.00000000012266">
            <text:p>1.23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63785">
            <text:p>6.38E-011</text:p>
          </table:table-cell>
          <table:table-cell office:value-type="float" office:value="0.00000000012266">
            <text:p>1.23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63785">
            <text:p>6.38E-011</text:p>
          </table:table-cell>
          <table:table-cell office:value-type="float" office:value="0.00000000012266">
            <text:p>1.23E-010</text:p>
          </table:table-cell>
          <table:table-cell table:formula="of:=IF([.L601] &lt; [.H601];&quot;BETTER&quot;;IF([.L601]-2 &gt; [.H601]; &quot;WORSE&quot;;&quot;&quot;))">
            <text:p/>
          </table:table-cell>
          <table:table-cell table:formula="of:=IF([.N601] &lt; [.J601];&quot;BETTER&quot;;IF([.N601] &gt;[.J60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63785">
            <text:p>6.38E-011</text:p>
          </table:table-cell>
          <table:table-cell office:value-type="float" office:value="0.00000000012266">
            <text:p>1.23E-010</text:p>
          </table:table-cell>
          <table:table-cell table:formula="of:=IF([.Q601] &lt; [.L601];&quot;BETTER&quot;;IF([.Q601]-2 &gt; [.L601]; &quot;WORSE&quot;;&quot;&quot;))">
            <text:p/>
          </table:table-cell>
          <table:table-cell table:formula="of:=IF([.S601] &lt; [.N601];&quot;BETTER&quot;;IF([.S601] &gt;[.N601]*1.1;&quot;WORSE&quot;;&quot;&quot;))">
            <text:p/>
          </table:table-cell>
        </table:table-row>
        <table:table-row table:style-name="ro3">
          <table:table-cell/>
          <table:table-cell office:value-type="float" office:value="600">
            <text:p>600</text:p>
          </table:table-cell>
          <table:table-cell office:value-type="string">
            <text:p>9.96136275987931363e-02</text:p>
          </table:table-cell>
          <table:table-cell office:value-type="float" office:value="58">
            <text:p>58</text:p>
          </table:table-cell>
          <table:table-cell office:value-type="float" office:value="0.000000000015223">
            <text:p>1.52E-011</text:p>
          </table:table-cell>
          <table:table-cell office:value-type="float" office:value="0.000000000012117">
            <text:p>1.2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12115">
            <text:p>1.21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12115">
            <text:p>1.21E-011</text:p>
          </table:table-cell>
          <table:table-cell table:formula="of:=IF([.L602] &lt; [.H602];&quot;BETTER&quot;;IF([.L602]-2 &gt; [.H602]; &quot;WORSE&quot;;&quot;&quot;))">
            <text:p/>
          </table:table-cell>
          <table:table-cell table:formula="of:=IF([.N602] &lt; [.J602];&quot;BETTER&quot;;IF([.N602] &gt;[.J60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12115">
            <text:p>1.21E-011</text:p>
          </table:table-cell>
          <table:table-cell table:formula="of:=IF([.Q602] &lt; [.L602];&quot;BETTER&quot;;IF([.Q602]-2 &gt; [.L602]; &quot;WORSE&quot;;&quot;&quot;))">
            <text:p/>
          </table:table-cell>
          <table:table-cell table:formula="of:=IF([.S602] &lt; [.N602];&quot;BETTER&quot;;IF([.S602] &gt;[.N602]*1.1;&quot;WORSE&quot;;&quot;&quot;))">
            <text:p/>
          </table:table-cell>
        </table:table-row>
        <table:table-row table:style-name="ro3">
          <table:table-cell/>
          <table:table-cell office:value-type="float" office:value="601">
            <text:p>601</text:p>
          </table:table-cell>
          <table:table-cell office:value-type="string">
            <text:p>1.78025701953757193e-01</text:p>
          </table:table-cell>
          <table:table-cell office:value-type="float" office:value="58">
            <text:p>58</text:p>
          </table:table-cell>
          <table:table-cell office:value-type="float" office:value="0.000000000010979">
            <text:p>1.10E-011</text:p>
          </table:table-cell>
          <table:table-cell office:value-type="float" office:value="0.00000000025975">
            <text:p>2.6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8.7197E-017">
            <text:p>8.72E-017</text:p>
          </table:table-cell>
          <table:table-cell office:value-type="float" office:value="0.00000000025975">
            <text:p>2.6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8.7197E-017">
            <text:p>8.72E-017</text:p>
          </table:table-cell>
          <table:table-cell office:value-type="float" office:value="0.00000000025975">
            <text:p>2.60E-010</text:p>
          </table:table-cell>
          <table:table-cell table:formula="of:=IF([.L603] &lt; [.H603];&quot;BETTER&quot;;IF([.L603]-2 &gt; [.H603]; &quot;WORSE&quot;;&quot;&quot;))">
            <text:p/>
          </table:table-cell>
          <table:table-cell table:formula="of:=IF([.N603] &lt; [.J603];&quot;BETTER&quot;;IF([.N603] &gt;[.J60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5398E-017">
            <text:p>6.54E-017</text:p>
          </table:table-cell>
          <table:table-cell office:value-type="float" office:value="0.00000000025975">
            <text:p>2.60E-010</text:p>
          </table:table-cell>
          <table:table-cell table:formula="of:=IF([.Q603] &lt; [.L603];&quot;BETTER&quot;;IF([.Q603]-2 &gt; [.L603]; &quot;WORSE&quot;;&quot;&quot;))">
            <text:p/>
          </table:table-cell>
          <table:table-cell table:formula="of:=IF([.S603] &lt; [.N603];&quot;BETTER&quot;;IF([.S603] &gt;[.N603]*1.1;&quot;WORSE&quot;;&quot;&quot;))">
            <text:p/>
          </table:table-cell>
        </table:table-row>
        <table:table-row table:style-name="ro3">
          <table:table-cell/>
          <table:table-cell office:value-type="float" office:value="602">
            <text:p>602</text:p>
          </table:table-cell>
          <table:table-cell office:value-type="string">
            <text:p>1.39207673294650253e-01</text:p>
          </table:table-cell>
          <table:table-cell office:value-type="float" office:value="58">
            <text:p>58</text:p>
          </table:table-cell>
          <table:table-cell office:value-type="float" office:value="0.000000000019467">
            <text:p>1.95E-011</text:p>
          </table:table-cell>
          <table:table-cell office:value-type="float" office:value="0.000000000038431">
            <text:p>3.8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5398E-017">
            <text:p>6.54E-017</text:p>
          </table:table-cell>
          <table:table-cell office:value-type="float" office:value="0.00000000003843">
            <text:p>3.8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5398E-017">
            <text:p>6.54E-017</text:p>
          </table:table-cell>
          <table:table-cell office:value-type="float" office:value="0.00000000003843">
            <text:p>3.84E-011</text:p>
          </table:table-cell>
          <table:table-cell table:formula="of:=IF([.L604] &lt; [.H604];&quot;BETTER&quot;;IF([.L604]-2 &gt; [.H604]; &quot;WORSE&quot;;&quot;&quot;))">
            <text:p/>
          </table:table-cell>
          <table:table-cell table:formula="of:=IF([.N604] &lt; [.J604];&quot;BETTER&quot;;IF([.N604] &gt;[.J60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5398E-017">
            <text:p>6.54E-017</text:p>
          </table:table-cell>
          <table:table-cell office:value-type="float" office:value="0.00000000003843">
            <text:p>3.84E-011</text:p>
          </table:table-cell>
          <table:table-cell table:formula="of:=IF([.Q604] &lt; [.L604];&quot;BETTER&quot;;IF([.Q604]-2 &gt; [.L604]; &quot;WORSE&quot;;&quot;&quot;))">
            <text:p/>
          </table:table-cell>
          <table:table-cell table:formula="of:=IF([.S604] &lt; [.N604];&quot;BETTER&quot;;IF([.S604] &gt;[.N604]*1.1;&quot;WORSE&quot;;&quot;&quot;))">
            <text:p/>
          </table:table-cell>
        </table:table-row>
        <table:table-row table:style-name="ro3">
          <table:table-cell/>
          <table:table-cell office:value-type="float" office:value="603">
            <text:p>603</text:p>
          </table:table-cell>
          <table:table-cell office:value-type="string">
            <text:p>1.77245382290052134e+00</text:p>
          </table:table-cell>
          <table:table-cell office:value-type="float" office:value="120">
            <text:p>120</text:p>
          </table:table-cell>
          <table:table-cell office:value-type="float" office:value="0.0000000050017">
            <text:p>5.00E-009</text:p>
          </table:table-cell>
          <table:table-cell office:value-type="float" office:value="0.000000018908">
            <text:p>1.89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57695">
            <text:p>5.77E-009</text:p>
          </table:table-cell>
          <table:table-cell office:value-type="float" office:value="0.000000015797">
            <text:p>1.58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3637">
            <text:p>3.64E-009</text:p>
          </table:table-cell>
          <table:table-cell office:value-type="float" office:value="0.000000012542">
            <text:p>1.25E-008</text:p>
          </table:table-cell>
          <table:table-cell table:formula="of:=IF([.L605] &lt; [.H605];&quot;BETTER&quot;;IF([.L605]-2 &gt; [.H605]; &quot;WORSE&quot;;&quot;&quot;))" office:value-type="string" office:string-value="BETTER">
            <text:p>BETTER</text:p>
          </table:table-cell>
          <table:table-cell table:formula="of:=IF([.N605] &lt; [.J605];&quot;BETTER&quot;;IF([.N605] &gt;[.J605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3637">
            <text:p>3.64E-009</text:p>
          </table:table-cell>
          <table:table-cell office:value-type="float" office:value="0.000000012542">
            <text:p>1.25E-008</text:p>
          </table:table-cell>
          <table:table-cell table:formula="of:=IF([.Q605] &lt; [.L605];&quot;BETTER&quot;;IF([.Q605]-2 &gt; [.L605]; &quot;WORSE&quot;;&quot;&quot;))">
            <text:p/>
          </table:table-cell>
          <table:table-cell table:formula="of:=IF([.S605] &lt; [.N605];&quot;BETTER&quot;;IF([.S605] &gt;[.N605]*1.1;&quot;WORSE&quot;;&quot;&quot;))">
            <text:p/>
          </table:table-cell>
        </table:table-row>
        <table:table-row table:style-name="ro3">
          <table:table-cell/>
          <table:table-cell office:value-type="float" office:value="604">
            <text:p>604</text:p>
          </table:table-cell>
          <table:table-cell office:value-type="string">
            <text:p>3.59140914239761133e-01</text:p>
          </table:table-cell>
          <table:table-cell office:value-type="float" office:value="55">
            <text:p>55</text:p>
          </table:table-cell>
          <table:table-cell office:value-type="float" office:value="0.000000000044498">
            <text:p>4.45E-011</text:p>
          </table:table-cell>
          <table:table-cell office:value-type="float" office:value="0.00000000010979">
            <text:p>1.10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11071">
            <text:p>1.11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11071">
            <text:p>1.11E-010</text:p>
          </table:table-cell>
          <table:table-cell table:formula="of:=IF([.L606] &lt; [.H606];&quot;BETTER&quot;;IF([.L606]-2 &gt; [.H606]; &quot;WORSE&quot;;&quot;&quot;))">
            <text:p/>
          </table:table-cell>
          <table:table-cell table:formula="of:=IF([.N606] &lt; [.J606];&quot;BETTER&quot;;IF([.N606] &gt;[.J606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9.5384E-017">
            <text:p>9.54E-017</text:p>
          </table:table-cell>
          <table:table-cell office:value-type="float" office:value="0.00000000011071">
            <text:p>1.11E-010</text:p>
          </table:table-cell>
          <table:table-cell table:formula="of:=IF([.Q606] &lt; [.L606];&quot;BETTER&quot;;IF([.Q606]-2 &gt; [.L606]; &quot;WORSE&quot;;&quot;&quot;))">
            <text:p/>
          </table:table-cell>
          <table:table-cell table:formula="of:=IF([.S606] &lt; [.N606];&quot;BETTER&quot;;IF([.S606] &gt;[.N606]*1.1;&quot;WORSE&quot;;&quot;&quot;))">
            <text:p/>
          </table:table-cell>
        </table:table-row>
        <table:table-row table:style-name="ro3">
          <table:table-cell/>
          <table:table-cell office:value-type="float" office:value="605">
            <text:p>605</text:p>
          </table:table-cell>
          <table:table-cell office:value-type="string">
            <text:p>3.55065933151773483e-01</text:p>
          </table:table-cell>
          <table:table-cell office:value-type="float" office:value="49">
            <text:p>49</text:p>
          </table:table-cell>
          <table:table-cell office:value-type="float" office:value="0.000000000000070353">
            <text:p>7.04E-014</text:p>
          </table:table-cell>
          <table:table-cell office:value-type="float" office:value="0.00000000013592">
            <text:p>1.36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 table:formula="of:=IF([.L607] &lt; [.H607];&quot;BETTER&quot;;IF([.L607]-2 &gt; [.H607]; &quot;WORSE&quot;;&quot;&quot;))">
            <text:p/>
          </table:table-cell>
          <table:table-cell table:formula="of:=IF([.N607] &lt; [.J607];&quot;BETTER&quot;;IF([.N607] &gt;[.J60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 table:formula="of:=IF([.Q607] &lt; [.L607];&quot;BETTER&quot;;IF([.Q607]-2 &gt; [.L607]; &quot;WORSE&quot;;&quot;&quot;))">
            <text:p/>
          </table:table-cell>
          <table:table-cell table:formula="of:=IF([.S607] &lt; [.N607];&quot;BETTER&quot;;IF([.S607] &gt;[.N607]*1.1;&quot;WORSE&quot;;&quot;&quot;))">
            <text:p/>
          </table:table-cell>
        </table:table-row>
        <table:table-row table:style-name="ro3">
          <table:table-cell/>
          <table:table-cell office:value-type="float" office:value="606">
            <text:p>606</text:p>
          </table:table-cell>
          <table:table-cell office:value-type="string">
            <text:p>2.39077878738501148e+01</text:p>
          </table:table-cell>
          <table:table-cell office:value-type="float" office:value="61">
            <text:p>61</text:p>
          </table:table-cell>
          <table:table-cell office:value-type="float" office:value="0.0000000000022329">
            <text:p>2.23E-012</text:p>
          </table:table-cell>
          <table:table-cell office:value-type="float" office:value="0.0000000000020877">
            <text:p>2.09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0431">
            <text:p>4.04E-011</text:p>
          </table:table-cell>
          <table:table-cell office:value-type="float" office:value="0.0000000000020865">
            <text:p>2.09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0431">
            <text:p>4.04E-011</text:p>
          </table:table-cell>
          <table:table-cell office:value-type="float" office:value="0.0000000000020865">
            <text:p>2.09E-012</text:p>
          </table:table-cell>
          <table:table-cell table:formula="of:=IF([.L608] &lt; [.H608];&quot;BETTER&quot;;IF([.L608]-2 &gt; [.H608]; &quot;WORSE&quot;;&quot;&quot;))">
            <text:p/>
          </table:table-cell>
          <table:table-cell table:formula="of:=IF([.N608] &lt; [.J608];&quot;BETTER&quot;;IF([.N608] &gt;[.J60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0431">
            <text:p>4.04E-011</text:p>
          </table:table-cell>
          <table:table-cell office:value-type="float" office:value="0.0000000000020865">
            <text:p>2.09E-012</text:p>
          </table:table-cell>
          <table:table-cell table:formula="of:=IF([.Q608] &lt; [.L608];&quot;BETTER&quot;;IF([.Q608]-2 &gt; [.L608]; &quot;WORSE&quot;;&quot;&quot;))">
            <text:p/>
          </table:table-cell>
          <table:table-cell table:formula="of:=IF([.S608] &lt; [.N608];&quot;BETTER&quot;;IF([.S608] &gt;[.N608]*1.1;&quot;WORSE&quot;;&quot;&quot;))">
            <text:p/>
          </table:table-cell>
        </table:table-row>
        <table:table-row table:style-name="ro3">
          <table:table-cell/>
          <table:table-cell office:value-type="float" office:value="607">
            <text:p>607</text:p>
          </table:table-cell>
          <table:table-cell office:value-type="string">
            <text:p>-9.15965594177219011e-01</text:p>
          </table:table-cell>
          <table:table-cell office:value-type="float" office:value="59">
            <text:p>59</text:p>
          </table:table-cell>
          <table:table-cell office:value-type="float" office:value="0.000000000000012566">
            <text:p>1.26E-014</text:p>
          </table:table-cell>
          <table:table-cell office:value-type="float" office:value="0.000000000024879">
            <text:p>2.4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2303">
            <text:p>1.23E-012</text:p>
          </table:table-cell>
          <table:table-cell office:value-type="float" office:value="0.000000000024871">
            <text:p>2.4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2303">
            <text:p>1.23E-012</text:p>
          </table:table-cell>
          <table:table-cell office:value-type="float" office:value="0.000000000024871">
            <text:p>2.49E-011</text:p>
          </table:table-cell>
          <table:table-cell table:formula="of:=IF([.L609] &lt; [.H609];&quot;BETTER&quot;;IF([.L609]-2 &gt; [.H609]; &quot;WORSE&quot;;&quot;&quot;))">
            <text:p/>
          </table:table-cell>
          <table:table-cell table:formula="of:=IF([.N609] &lt; [.J609];&quot;BETTER&quot;;IF([.N609] &gt;[.J60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2303">
            <text:p>1.23E-012</text:p>
          </table:table-cell>
          <table:table-cell office:value-type="float" office:value="0.000000000024871">
            <text:p>2.49E-011</text:p>
          </table:table-cell>
          <table:table-cell table:formula="of:=IF([.Q609] &lt; [.L609];&quot;BETTER&quot;;IF([.Q609]-2 &gt; [.L609]; &quot;WORSE&quot;;&quot;&quot;))">
            <text:p/>
          </table:table-cell>
          <table:table-cell table:formula="of:=IF([.S609] &lt; [.N609];&quot;BETTER&quot;;IF([.S609] &gt;[.N609]*1.1;&quot;WORSE&quot;;&quot;&quot;))">
            <text:p/>
          </table:table-cell>
        </table:table-row>
        <table:table-row table:style-name="ro3">
          <table:table-cell/>
          <table:table-cell office:value-type="float" office:value="608">
            <text:p>608</text:p>
          </table:table-cell>
          <table:table-cell office:value-type="string">
            <text:p>2.72198261289718912e-01</text:p>
          </table:table-cell>
          <table:table-cell office:value-type="float" office:value="58">
            <text:p>58</text:p>
          </table:table-cell>
          <table:table-cell office:value-type="float" office:value="1.6017E-015">
            <text:p>1.60E-015</text:p>
          </table:table-cell>
          <table:table-cell office:value-type="float" office:value="0.000000000037771">
            <text:p>3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0.000000000037771">
            <text:p>3.7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0.000000000037771">
            <text:p>3.78E-011</text:p>
          </table:table-cell>
          <table:table-cell table:formula="of:=IF([.L610] &lt; [.H610];&quot;BETTER&quot;;IF([.L610]-2 &gt; [.H610]; &quot;WORSE&quot;;&quot;&quot;))">
            <text:p/>
          </table:table-cell>
          <table:table-cell table:formula="of:=IF([.N610] &lt; [.J610];&quot;BETTER&quot;;IF([.N610] &gt;[.J61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0028">
            <text:p>1.00E-014</text:p>
          </table:table-cell>
          <table:table-cell office:value-type="float" office:value="0.000000000037771">
            <text:p>3.78E-011</text:p>
          </table:table-cell>
          <table:table-cell table:formula="of:=IF([.Q610] &lt; [.L610];&quot;BETTER&quot;;IF([.Q610]-2 &gt; [.L610]; &quot;WORSE&quot;;&quot;&quot;))">
            <text:p/>
          </table:table-cell>
          <table:table-cell table:formula="of:=IF([.S610] &lt; [.N610];&quot;BETTER&quot;;IF([.S610] &gt;[.N610]*1.1;&quot;WORSE&quot;;&quot;&quot;))">
            <text:p/>
          </table:table-cell>
        </table:table-row>
        <table:table-row table:style-name="ro3">
          <table:table-cell/>
          <table:table-cell office:value-type="float" office:value="609">
            <text:p>609</text:p>
          </table:table-cell>
          <table:table-cell office:value-type="string">
            <text:p>7.30181058378328585e-01</text:p>
          </table:table-cell>
          <table:table-cell office:value-type="float" office:value="59">
            <text:p>59</text:p>
          </table:table-cell>
          <table:table-cell office:value-type="float" office:value="7.4039E-015">
            <text:p>7.40E-015</text:p>
          </table:table-cell>
          <table:table-cell office:value-type="float" office:value="0.000000000029685">
            <text:p>2.9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252">
            <text:p>6.25E-013</text:p>
          </table:table-cell>
          <table:table-cell office:value-type="float" office:value="0.00000000002968">
            <text:p>2.9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252">
            <text:p>6.25E-013</text:p>
          </table:table-cell>
          <table:table-cell office:value-type="float" office:value="0.00000000002968">
            <text:p>2.97E-011</text:p>
          </table:table-cell>
          <table:table-cell table:formula="of:=IF([.L611] &lt; [.H611];&quot;BETTER&quot;;IF([.L611]-2 &gt; [.H611]; &quot;WORSE&quot;;&quot;&quot;))">
            <text:p/>
          </table:table-cell>
          <table:table-cell table:formula="of:=IF([.N611] &lt; [.J611];&quot;BETTER&quot;;IF([.N611] &gt;[.J61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252">
            <text:p>6.25E-013</text:p>
          </table:table-cell>
          <table:table-cell office:value-type="float" office:value="0.00000000002968">
            <text:p>2.97E-011</text:p>
          </table:table-cell>
          <table:table-cell table:formula="of:=IF([.Q611] &lt; [.L611];&quot;BETTER&quot;;IF([.Q611]-2 &gt; [.L611]; &quot;WORSE&quot;;&quot;&quot;))">
            <text:p/>
          </table:table-cell>
          <table:table-cell table:formula="of:=IF([.S611] &lt; [.N611];&quot;BETTER&quot;;IF([.S611] &gt;[.N611]*1.1;&quot;WORSE&quot;;&quot;&quot;))">
            <text:p/>
          </table:table-cell>
        </table:table-row>
        <table:table-row table:style-name="ro3">
          <table:table-cell/>
          <table:table-cell office:value-type="float" office:value="610">
            <text:p>610</text:p>
          </table:table-cell>
          <table:table-cell office:value-type="string">
            <text:p>1.38629436111988547e+00</text:p>
          </table:table-cell>
          <table:table-cell office:value-type="float" office:value="57">
            <text:p>57</text:p>
          </table:table-cell>
          <table:table-cell office:value-type="float" office:value="0.00000000000013166">
            <text:p>1.32E-013</text:p>
          </table:table-cell>
          <table:table-cell office:value-type="float" office:value="0.000000000014321">
            <text:p>1.43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3876">
            <text:p>1.39E-011</text:p>
          </table:table-cell>
          <table:table-cell office:value-type="float" office:value="0.000000000014344">
            <text:p>1.43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3876">
            <text:p>1.39E-011</text:p>
          </table:table-cell>
          <table:table-cell office:value-type="float" office:value="0.000000000014344">
            <text:p>1.43E-011</text:p>
          </table:table-cell>
          <table:table-cell table:formula="of:=IF([.L612] &lt; [.H612];&quot;BETTER&quot;;IF([.L612]-2 &gt; [.H612]; &quot;WORSE&quot;;&quot;&quot;))">
            <text:p/>
          </table:table-cell>
          <table:table-cell table:formula="of:=IF([.N612] &lt; [.J612];&quot;BETTER&quot;;IF([.N612] &gt;[.J61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3876">
            <text:p>1.39E-011</text:p>
          </table:table-cell>
          <table:table-cell office:value-type="float" office:value="0.000000000014344">
            <text:p>1.43E-011</text:p>
          </table:table-cell>
          <table:table-cell table:formula="of:=IF([.Q612] &lt; [.L612];&quot;BETTER&quot;;IF([.Q612]-2 &gt; [.L612]; &quot;WORSE&quot;;&quot;&quot;))">
            <text:p/>
          </table:table-cell>
          <table:table-cell table:formula="of:=IF([.S612] &lt; [.N612];&quot;BETTER&quot;;IF([.S612] &gt;[.N612]*1.1;&quot;WORSE&quot;;&quot;&quot;))">
            <text:p/>
          </table:table-cell>
        </table:table-row>
        <table:table-row table:style-name="ro3">
          <table:table-cell/>
          <table:table-cell office:value-type="float" office:value="611">
            <text:p>611</text:p>
          </table:table-cell>
          <table:table-cell office:value-type="string">
            <text:p>4.16348590801031870e-01</text:p>
          </table:table-cell>
          <table:table-cell office:value-type="float" office:value="56">
            <text:p>56</text:p>
          </table:table-cell>
          <table:table-cell office:value-type="float" office:value="0.00000000053691">
            <text:p>5.37E-010</text:p>
          </table:table-cell>
          <table:table-cell office:value-type="float" office:value="0.0000000000015611">
            <text:p>1.56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90127">
            <text:p>9.01E-013</text:p>
          </table:table-cell>
          <table:table-cell office:value-type="float" office:value="0.0000000000024784">
            <text:p>2.4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90127">
            <text:p>9.01E-013</text:p>
          </table:table-cell>
          <table:table-cell office:value-type="float" office:value="0.0000000000024784">
            <text:p>2.48E-012</text:p>
          </table:table-cell>
          <table:table-cell table:formula="of:=IF([.L613] &lt; [.H613];&quot;BETTER&quot;;IF([.L613]-2 &gt; [.H613]; &quot;WORSE&quot;;&quot;&quot;))">
            <text:p/>
          </table:table-cell>
          <table:table-cell table:formula="of:=IF([.N613] &lt; [.J613];&quot;BETTER&quot;;IF([.N613] &gt;[.J61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90127">
            <text:p>9.01E-013</text:p>
          </table:table-cell>
          <table:table-cell office:value-type="float" office:value="0.0000000000024784">
            <text:p>2.48E-012</text:p>
          </table:table-cell>
          <table:table-cell table:formula="of:=IF([.Q613] &lt; [.L613];&quot;BETTER&quot;;IF([.Q613]-2 &gt; [.L613]; &quot;WORSE&quot;;&quot;&quot;))">
            <text:p/>
          </table:table-cell>
          <table:table-cell table:formula="of:=IF([.S613] &lt; [.N613];&quot;BETTER&quot;;IF([.S613] &gt;[.N613]*1.1;&quot;WORSE&quot;;&quot;&quot;))">
            <text:p/>
          </table:table-cell>
        </table:table-row>
        <table:table-row table:style-name="ro3">
          <table:table-cell/>
          <table:table-cell office:value-type="float" office:value="612">
            <text:p>612</text:p>
          </table:table-cell>
          <table:table-cell office:value-type="string">
            <text:p>6.66666666666666630e-01</text:p>
          </table:table-cell>
          <table:table-cell office:value-type="float" office:value="49">
            <text:p>49</text:p>
          </table:table-cell>
          <table:table-cell office:value-type="float" office:value="0.00000000056487">
            <text:p>5.65E-010</text:p>
          </table:table-cell>
          <table:table-cell office:value-type="float" office:value="0.000000000050011">
            <text:p>5.0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0211">
            <text:p>1.02E-013</text:p>
          </table:table-cell>
          <table:table-cell office:value-type="float" office:value="0.00000000005">
            <text:p>5.0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10211">
            <text:p>1.02E-013</text:p>
          </table:table-cell>
          <table:table-cell office:value-type="float" office:value="0.00000000005">
            <text:p>5.00E-011</text:p>
          </table:table-cell>
          <table:table-cell table:formula="of:=IF([.L614] &lt; [.H614];&quot;BETTER&quot;;IF([.L614]-2 &gt; [.H614]; &quot;WORSE&quot;;&quot;&quot;))">
            <text:p/>
          </table:table-cell>
          <table:table-cell table:formula="of:=IF([.N614] &lt; [.J614];&quot;BETTER&quot;;IF([.N614] &gt;[.J61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10211">
            <text:p>1.02E-013</text:p>
          </table:table-cell>
          <table:table-cell office:value-type="float" office:value="0.00000000005">
            <text:p>5.00E-011</text:p>
          </table:table-cell>
          <table:table-cell table:formula="of:=IF([.Q614] &lt; [.L614];&quot;BETTER&quot;;IF([.Q614]-2 &gt; [.L614]; &quot;WORSE&quot;;&quot;&quot;))">
            <text:p/>
          </table:table-cell>
          <table:table-cell table:formula="of:=IF([.S614] &lt; [.N614];&quot;BETTER&quot;;IF([.S614] &gt;[.N614]*1.1;&quot;WORSE&quot;;&quot;&quot;))">
            <text:p/>
          </table:table-cell>
        </table:table-row>
        <table:table-row table:style-name="ro3">
          <table:table-cell/>
          <table:table-cell office:value-type="float" office:value="613">
            <text:p>613</text:p>
          </table:table-cell>
          <table:table-cell office:value-type="string">
            <text:p>7.22091449378410077e-01</text:p>
          </table:table-cell>
          <table:table-cell office:value-type="float" office:value="56">
            <text:p>56</text:p>
          </table:table-cell>
          <table:table-cell office:value-type="float" office:value="0.0000000000018158">
            <text:p>1.82E-012</text:p>
          </table:table-cell>
          <table:table-cell office:value-type="float" office:value="0.000000000030796">
            <text:p>3.0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4672">
            <text:p>2.47E-011</text:p>
          </table:table-cell>
          <table:table-cell office:value-type="float" office:value="0.000000000029899">
            <text:p>2.9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4672">
            <text:p>2.47E-011</text:p>
          </table:table-cell>
          <table:table-cell office:value-type="float" office:value="0.000000000029899">
            <text:p>2.99E-011</text:p>
          </table:table-cell>
          <table:table-cell table:formula="of:=IF([.L615] &lt; [.H615];&quot;BETTER&quot;;IF([.L615]-2 &gt; [.H615]; &quot;WORSE&quot;;&quot;&quot;))">
            <text:p/>
          </table:table-cell>
          <table:table-cell table:formula="of:=IF([.N615] &lt; [.J615];&quot;BETTER&quot;;IF([.N615] &gt;[.J61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4672">
            <text:p>2.47E-011</text:p>
          </table:table-cell>
          <table:table-cell office:value-type="float" office:value="0.000000000029899">
            <text:p>2.99E-011</text:p>
          </table:table-cell>
          <table:table-cell table:formula="of:=IF([.Q615] &lt; [.L615];&quot;BETTER&quot;;IF([.Q615]-2 &gt; [.L615]; &quot;WORSE&quot;;&quot;&quot;))">
            <text:p/>
          </table:table-cell>
          <table:table-cell table:formula="of:=IF([.S615] &lt; [.N615];&quot;BETTER&quot;;IF([.S615] &gt;[.N615]*1.1;&quot;WORSE&quot;;&quot;&quot;))">
            <text:p/>
          </table:table-cell>
        </table:table-row>
        <table:table-row table:style-name="ro3">
          <table:table-cell/>
          <table:table-cell office:value-type="float" office:value="614">
            <text:p>614</text:p>
          </table:table-cell>
          <table:table-cell office:value-type="string">
            <text:p>2.22144146908428652e+00</text:p>
          </table:table-cell>
          <table:table-cell office:value-type="float" office:value="63">
            <text:p>63</text:p>
          </table:table-cell>
          <table:table-cell office:value-type="float" office:value="0.00000000000012184">
            <text:p>1.22E-013</text:p>
          </table:table-cell>
          <table:table-cell office:value-type="float" office:value="0.000000000007188">
            <text:p>7.19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5061">
            <text:p>1.51E-012</text:p>
          </table:table-cell>
          <table:table-cell office:value-type="float" office:value="0.0000000000070736">
            <text:p>7.07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5061">
            <text:p>1.51E-012</text:p>
          </table:table-cell>
          <table:table-cell office:value-type="float" office:value="0.0000000000070736">
            <text:p>7.07E-012</text:p>
          </table:table-cell>
          <table:table-cell table:formula="of:=IF([.L616] &lt; [.H616];&quot;BETTER&quot;;IF([.L616]-2 &gt; [.H616]; &quot;WORSE&quot;;&quot;&quot;))">
            <text:p/>
          </table:table-cell>
          <table:table-cell table:formula="of:=IF([.N616] &lt; [.J616];&quot;BETTER&quot;;IF([.N616] &gt;[.J61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5061">
            <text:p>1.51E-012</text:p>
          </table:table-cell>
          <table:table-cell office:value-type="float" office:value="0.0000000000070736">
            <text:p>7.07E-012</text:p>
          </table:table-cell>
          <table:table-cell table:formula="of:=IF([.Q616] &lt; [.L616];&quot;BETTER&quot;;IF([.Q616]-2 &gt; [.L616]; &quot;WORSE&quot;;&quot;&quot;))">
            <text:p/>
          </table:table-cell>
          <table:table-cell table:formula="of:=IF([.S616] &lt; [.N616];&quot;BETTER&quot;;IF([.S616] &gt;[.N616]*1.1;&quot;WORSE&quot;;&quot;&quot;))">
            <text:p/>
          </table:table-cell>
        </table:table-row>
        <table:table-row table:style-name="ro3">
          <table:table-cell/>
          <table:table-cell office:value-type="float" office:value="615">
            <text:p>615</text:p>
          </table:table-cell>
          <table:table-cell office:value-type="string">
            <text:p>-2.21441469079183051e-01</text:p>
          </table:table-cell>
          <table:table-cell office:value-type="float" office:value="53">
            <text:p>53</text:p>
          </table:table-cell>
          <table:table-cell office:value-type="float" office:value="0.00000000000085802">
            <text:p>8.58E-013</text:p>
          </table:table-cell>
          <table:table-cell office:value-type="float" office:value="0.00000000009402">
            <text:p>9.4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2748">
            <text:p>3.27E-012</text:p>
          </table:table-cell>
          <table:table-cell office:value-type="float" office:value="0.000000000094007">
            <text:p>9.4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2748">
            <text:p>3.27E-012</text:p>
          </table:table-cell>
          <table:table-cell office:value-type="float" office:value="0.000000000094007">
            <text:p>9.40E-011</text:p>
          </table:table-cell>
          <table:table-cell table:formula="of:=IF([.L617] &lt; [.H617];&quot;BETTER&quot;;IF([.L617]-2 &gt; [.H617]; &quot;WORSE&quot;;&quot;&quot;))">
            <text:p/>
          </table:table-cell>
          <table:table-cell table:formula="of:=IF([.N617] &lt; [.J617];&quot;BETTER&quot;;IF([.N617] &gt;[.J61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2748">
            <text:p>3.27E-012</text:p>
          </table:table-cell>
          <table:table-cell office:value-type="float" office:value="0.000000000094007">
            <text:p>9.40E-011</text:p>
          </table:table-cell>
          <table:table-cell table:formula="of:=IF([.Q617] &lt; [.L617];&quot;BETTER&quot;;IF([.Q617]-2 &gt; [.L617]; &quot;WORSE&quot;;&quot;&quot;))">
            <text:p/>
          </table:table-cell>
          <table:table-cell table:formula="of:=IF([.S617] &lt; [.N617];&quot;BETTER&quot;;IF([.S617] &gt;[.N617]*1.1;&quot;WORSE&quot;;&quot;&quot;))">
            <text:p/>
          </table:table-cell>
        </table:table-row>
        <table:table-row table:style-name="ro3">
          <table:table-cell/>
          <table:table-cell office:value-type="float" office:value="616">
            <text:p>616</text:p>
          </table:table-cell>
          <table:table-cell office:value-type="string">
            <text:p>1.30899693900850544e-01</text:p>
          </table:table-cell>
          <table:table-cell office:value-type="float" office:value="58">
            <text:p>58</text:p>
          </table:table-cell>
          <table:table-cell office:value-type="float" office:value="0.000000007142">
            <text:p>7.14E-009</text:p>
          </table:table-cell>
          <table:table-cell office:value-type="float" office:value="0.0000000000064972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4277">
            <text:p>4.28E-014</text:p>
          </table:table-cell>
          <table:table-cell office:value-type="float" office:value="0.0000000000064977">
            <text:p>6.50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04277">
            <text:p>4.28E-014</text:p>
          </table:table-cell>
          <table:table-cell office:value-type="float" office:value="0.0000000000064977">
            <text:p>6.50E-012</text:p>
          </table:table-cell>
          <table:table-cell table:formula="of:=IF([.L618] &lt; [.H618];&quot;BETTER&quot;;IF([.L618]-2 &gt; [.H618]; &quot;WORSE&quot;;&quot;&quot;))">
            <text:p/>
          </table:table-cell>
          <table:table-cell table:formula="of:=IF([.N618] &lt; [.J618];&quot;BETTER&quot;;IF([.N618] &gt;[.J61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042748">
            <text:p>4.27E-014</text:p>
          </table:table-cell>
          <table:table-cell office:value-type="float" office:value="0.0000000000064977">
            <text:p>6.50E-012</text:p>
          </table:table-cell>
          <table:table-cell table:formula="of:=IF([.Q618] &lt; [.L618];&quot;BETTER&quot;;IF([.Q618]-2 &gt; [.L618]; &quot;WORSE&quot;;&quot;&quot;))">
            <text:p/>
          </table:table-cell>
          <table:table-cell table:formula="of:=IF([.S618] &lt; [.N618];&quot;BETTER&quot;;IF([.S618] &gt;[.N618]*1.1;&quot;WORSE&quot;;&quot;&quot;))">
            <text:p/>
          </table:table-cell>
        </table:table-row>
        <table:table-row table:style-name="ro3">
          <table:table-cell/>
          <table:table-cell office:value-type="float" office:value="617">
            <text:p>617</text:p>
          </table:table-cell>
          <table:table-cell office:value-type="string">
            <text:p>-1.90178816158341590e-01</text:p>
          </table:table-cell>
          <table:table-cell office:value-type="float" office:value="49">
            <text:p>49</text:p>
          </table:table-cell>
          <table:table-cell office:value-type="float" office:value="0.0000000033024">
            <text:p>3.30E-009</text:p>
          </table:table-cell>
          <table:table-cell office:value-type="float" office:value="0.00000000021907">
            <text:p>2.19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8636">
            <text:p>8.64E-013</text:p>
          </table:table-cell>
          <table:table-cell office:value-type="float" office:value="0.00000000021905">
            <text:p>2.19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8636">
            <text:p>8.64E-013</text:p>
          </table:table-cell>
          <table:table-cell office:value-type="float" office:value="0.00000000021905">
            <text:p>2.19E-010</text:p>
          </table:table-cell>
          <table:table-cell table:formula="of:=IF([.L619] &lt; [.H619];&quot;BETTER&quot;;IF([.L619]-2 &gt; [.H619]; &quot;WORSE&quot;;&quot;&quot;))">
            <text:p/>
          </table:table-cell>
          <table:table-cell table:formula="of:=IF([.N619] &lt; [.J619];&quot;BETTER&quot;;IF([.N619] &gt;[.J61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8636">
            <text:p>8.64E-013</text:p>
          </table:table-cell>
          <table:table-cell office:value-type="float" office:value="0.00000000021905">
            <text:p>2.19E-010</text:p>
          </table:table-cell>
          <table:table-cell table:formula="of:=IF([.Q619] &lt; [.L619];&quot;BETTER&quot;;IF([.Q619]-2 &gt; [.L619]; &quot;WORSE&quot;;&quot;&quot;))">
            <text:p/>
          </table:table-cell>
          <table:table-cell table:formula="of:=IF([.S619] &lt; [.N619];&quot;BETTER&quot;;IF([.S619] &gt;[.N619]*1.1;&quot;WORSE&quot;;&quot;&quot;))">
            <text:p/>
          </table:table-cell>
        </table:table-row>
        <table:table-row table:style-name="ro3">
          <table:table-cell/>
          <table:table-cell office:value-type="float" office:value="618">
            <text:p>618</text:p>
          </table:table-cell>
          <table:table-cell office:value-type="string">
            <text:p>6.94402045011472624e-01</text:p>
          </table:table-cell>
          <table:table-cell office:value-type="float" office:value="58">
            <text:p>58</text:p>
          </table:table-cell>
          <table:table-cell office:value-type="float" office:value="0.00000000000011224">
            <text:p>1.12E-013</text:p>
          </table:table-cell>
          <table:table-cell office:value-type="float" office:value="0.000000000016521">
            <text:p>1.6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65582">
            <text:p>6.56E-012</text:p>
          </table:table-cell>
          <table:table-cell office:value-type="float" office:value="0.000000000016522">
            <text:p>1.6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65582">
            <text:p>6.56E-012</text:p>
          </table:table-cell>
          <table:table-cell office:value-type="float" office:value="0.000000000016522">
            <text:p>1.65E-011</text:p>
          </table:table-cell>
          <table:table-cell table:formula="of:=IF([.L620] &lt; [.H620];&quot;BETTER&quot;;IF([.L620]-2 &gt; [.H620]; &quot;WORSE&quot;;&quot;&quot;))">
            <text:p/>
          </table:table-cell>
          <table:table-cell table:formula="of:=IF([.N620] &lt; [.J620];&quot;BETTER&quot;;IF([.N620] &gt;[.J62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65581">
            <text:p>6.56E-012</text:p>
          </table:table-cell>
          <table:table-cell office:value-type="float" office:value="0.000000000016521">
            <text:p>1.65E-011</text:p>
          </table:table-cell>
          <table:table-cell table:formula="of:=IF([.Q620] &lt; [.L620];&quot;BETTER&quot;;IF([.Q620]-2 &gt; [.L620]; &quot;WORSE&quot;;&quot;&quot;))">
            <text:p/>
          </table:table-cell>
          <table:table-cell table:formula="of:=IF([.S620] &lt; [.N620];&quot;BETTER&quot;;IF([.S620] &gt;[.N620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619">
            <text:p>619</text:p>
          </table:table-cell>
          <table:table-cell office:value-type="string">
            <text:p>8.64137254872910376e-02</text:p>
          </table:table-cell>
          <table:table-cell office:value-type="float" office:value="49">
            <text:p>49</text:p>
          </table:table-cell>
          <table:table-cell office:value-type="float" office:value="0.0000000000008741">
            <text:p>8.74E-013</text:p>
          </table:table-cell>
          <table:table-cell office:value-type="float" office:value="0.00000000014708">
            <text:p>1.4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3945">
            <text:p>4.39E-012</text:p>
          </table:table-cell>
          <table:table-cell office:value-type="float" office:value="0.00000000014707">
            <text:p>1.4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3945">
            <text:p>4.39E-012</text:p>
          </table:table-cell>
          <table:table-cell office:value-type="float" office:value="0.00000000014707">
            <text:p>1.47E-010</text:p>
          </table:table-cell>
          <table:table-cell table:formula="of:=IF([.L621] &lt; [.H621];&quot;BETTER&quot;;IF([.L621]-2 &gt; [.H621]; &quot;WORSE&quot;;&quot;&quot;))">
            <text:p/>
          </table:table-cell>
          <table:table-cell table:formula="of:=IF([.N621] &lt; [.J621];&quot;BETTER&quot;;IF([.N621] &gt;[.J62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3945">
            <text:p>4.39E-012</text:p>
          </table:table-cell>
          <table:table-cell office:value-type="float" office:value="0.00000000014707">
            <text:p>1.47E-010</text:p>
          </table:table-cell>
          <table:table-cell table:formula="of:=IF([.Q621] &lt; [.L621];&quot;BETTER&quot;;IF([.Q621]-2 &gt; [.L621]; &quot;WORSE&quot;;&quot;&quot;))">
            <text:p/>
          </table:table-cell>
          <table:table-cell table:formula="of:=IF([.S621] &lt; [.N621];&quot;BETTER&quot;;IF([.S621] &gt;[.N621]*1.1;&quot;WORSE&quot;;&quot;&quot;))">
            <text:p/>
          </table:table-cell>
        </table:table-row>
        <table:table-row table:style-name="ro3">
          <table:table-cell/>
          <table:table-cell office:value-type="float" office:value="620">
            <text:p>620</text:p>
          </table:table-cell>
          <table:table-cell office:value-type="string">
            <text:p>1.41798825704517018e-01</text:p>
          </table:table-cell>
          <table:table-cell office:value-type="float" office:value="49">
            <text:p>49</text:p>
          </table:table-cell>
          <table:table-cell office:value-type="float" office:value="0.0000000000036954">
            <text:p>3.70E-012</text:p>
          </table:table-cell>
          <table:table-cell office:value-type="float" office:value="0.000000000031841">
            <text:p>3.1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3619">
            <text:p>4.36E-011</text:p>
          </table:table-cell>
          <table:table-cell office:value-type="float" office:value="0.000000000031855">
            <text:p>3.1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3619">
            <text:p>4.36E-011</text:p>
          </table:table-cell>
          <table:table-cell office:value-type="float" office:value="0.000000000031855">
            <text:p>3.19E-011</text:p>
          </table:table-cell>
          <table:table-cell table:formula="of:=IF([.L622] &lt; [.H622];&quot;BETTER&quot;;IF([.L622]-2 &gt; [.H622]; &quot;WORSE&quot;;&quot;&quot;))">
            <text:p/>
          </table:table-cell>
          <table:table-cell table:formula="of:=IF([.N622] &lt; [.J622];&quot;BETTER&quot;;IF([.N622] &gt;[.J62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3619">
            <text:p>4.36E-011</text:p>
          </table:table-cell>
          <table:table-cell office:value-type="float" office:value="0.000000000031855">
            <text:p>3.19E-011</text:p>
          </table:table-cell>
          <table:table-cell table:formula="of:=IF([.Q622] &lt; [.L622];&quot;BETTER&quot;;IF([.Q622]-2 &gt; [.L622]; &quot;WORSE&quot;;&quot;&quot;))">
            <text:p/>
          </table:table-cell>
          <table:table-cell table:formula="of:=IF([.S622] &lt; [.N622];&quot;BETTER&quot;;IF([.S622] &gt;[.N622]*1.1;&quot;WORSE&quot;;&quot;&quot;))">
            <text:p/>
          </table:table-cell>
        </table:table-row>
        <table:table-row table:style-name="ro3">
          <table:table-cell/>
          <table:table-cell office:value-type="float" office:value="621">
            <text:p>621</text:p>
          </table:table-cell>
          <table:table-cell office:value-type="string">
            <text:p>1.85784535801934714e-01</text:p>
          </table:table-cell>
          <table:table-cell office:value-type="float" office:value="58">
            <text:p>58</text:p>
          </table:table-cell>
          <table:table-cell office:value-type="float" office:value="0.000000000000028747">
            <text:p>2.87E-014</text:p>
          </table:table-cell>
          <table:table-cell office:value-type="float" office:value="0.000000000010413">
            <text:p>1.04E-011</text:p>
          </table:table-cell>
          <table:table-cell/>
          <table:table-cell office:value-type="float" office:value="74">
            <text:p>74</text:p>
          </table:table-cell>
          <table:table-cell office:value-type="float" office:value="5.9512E-015">
            <text:p>5.95E-015</text:p>
          </table:table-cell>
          <table:table-cell office:value-type="float" office:value="0.000000000010414">
            <text:p>1.04E-011</text:p>
          </table:table-cell>
          <table:table-cell/>
          <table:table-cell office:value-type="float" office:value="74">
            <text:p>74</text:p>
          </table:table-cell>
          <table:table-cell office:value-type="float" office:value="5.9512E-015">
            <text:p>5.95E-015</text:p>
          </table:table-cell>
          <table:table-cell office:value-type="float" office:value="0.000000000010414">
            <text:p>1.04E-011</text:p>
          </table:table-cell>
          <table:table-cell table:formula="of:=IF([.L623] &lt; [.H623];&quot;BETTER&quot;;IF([.L623]-2 &gt; [.H623]; &quot;WORSE&quot;;&quot;&quot;))">
            <text:p/>
          </table:table-cell>
          <table:table-cell table:formula="of:=IF([.N623] &lt; [.J623];&quot;BETTER&quot;;IF([.N623] &gt;[.J62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5.973E-015">
            <text:p>5.97E-015</text:p>
          </table:table-cell>
          <table:table-cell office:value-type="float" office:value="0.000000000010414">
            <text:p>1.04E-011</text:p>
          </table:table-cell>
          <table:table-cell table:formula="of:=IF([.Q623] &lt; [.L623];&quot;BETTER&quot;;IF([.Q623]-2 &gt; [.L623]; &quot;WORSE&quot;;&quot;&quot;))">
            <text:p/>
          </table:table-cell>
          <table:table-cell table:formula="of:=IF([.S623] &lt; [.N623];&quot;BETTER&quot;;IF([.S623] &gt;[.N623]*1.1;&quot;WORSE&quot;;&quot;&quot;))">
            <text:p/>
          </table:table-cell>
        </table:table-row>
        <table:table-row table:style-name="ro3">
          <table:table-cell/>
          <table:table-cell office:value-type="float" office:value="622">
            <text:p>622</text:p>
          </table:table-cell>
          <table:table-cell office:value-type="string">
            <text:p>7.30181058379839376e-01</text:p>
          </table:table-cell>
          <table:table-cell office:value-type="float" office:value="58">
            <text:p>58</text:p>
          </table:table-cell>
          <table:table-cell office:value-type="float" office:value="0.00000000000017507">
            <text:p>1.75E-013</text:p>
          </table:table-cell>
          <table:table-cell office:value-type="float" office:value="0.000000000027611">
            <text:p>2.7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2682">
            <text:p>8.27E-012</text:p>
          </table:table-cell>
          <table:table-cell office:value-type="float" office:value="0.00000000002761">
            <text:p>2.7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2682">
            <text:p>8.27E-012</text:p>
          </table:table-cell>
          <table:table-cell office:value-type="float" office:value="0.00000000002761">
            <text:p>2.76E-011</text:p>
          </table:table-cell>
          <table:table-cell table:formula="of:=IF([.L624] &lt; [.H624];&quot;BETTER&quot;;IF([.L624]-2 &gt; [.H624]; &quot;WORSE&quot;;&quot;&quot;))">
            <text:p/>
          </table:table-cell>
          <table:table-cell table:formula="of:=IF([.N624] &lt; [.J624];&quot;BETTER&quot;;IF([.N624] &gt;[.J62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2682">
            <text:p>8.27E-012</text:p>
          </table:table-cell>
          <table:table-cell office:value-type="float" office:value="0.00000000002761">
            <text:p>2.76E-011</text:p>
          </table:table-cell>
          <table:table-cell table:formula="of:=IF([.Q624] &lt; [.L624];&quot;BETTER&quot;;IF([.Q624]-2 &gt; [.L624]; &quot;WORSE&quot;;&quot;&quot;))">
            <text:p/>
          </table:table-cell>
          <table:table-cell table:formula="of:=IF([.S624] &lt; [.N624];&quot;BETTER&quot;;IF([.S624] &gt;[.N624]*1.1;&quot;WORSE&quot;;&quot;&quot;))">
            <text:p/>
          </table:table-cell>
        </table:table-row>
        <table:table-row table:style-name="ro3">
          <table:table-cell/>
          <table:table-cell office:value-type="float" office:value="623">
            <text:p>623</text:p>
          </table:table-cell>
          <table:table-cell office:value-type="string">
            <text:p>6.43767332891272970e-01</text:p>
          </table:table-cell>
          <table:table-cell office:value-type="float" office:value="58">
            <text:p>58</text:p>
          </table:table-cell>
          <table:table-cell office:value-type="float" office:value="0.00000000000011202">
            <text:p>1.12E-013</text:p>
          </table:table-cell>
          <table:table-cell office:value-type="float" office:value="0.000000000013557">
            <text:p>1.3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1429">
            <text:p>4.14E-012</text:p>
          </table:table-cell>
          <table:table-cell office:value-type="float" office:value="0.000000000013556">
            <text:p>1.3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41429">
            <text:p>4.14E-012</text:p>
          </table:table-cell>
          <table:table-cell office:value-type="float" office:value="0.000000000013556">
            <text:p>1.36E-011</text:p>
          </table:table-cell>
          <table:table-cell table:formula="of:=IF([.L625] &lt; [.H625];&quot;BETTER&quot;;IF([.L625]-2 &gt; [.H625]; &quot;WORSE&quot;;&quot;&quot;))">
            <text:p/>
          </table:table-cell>
          <table:table-cell table:formula="of:=IF([.N625] &lt; [.J625];&quot;BETTER&quot;;IF([.N625] &gt;[.J62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41429">
            <text:p>4.14E-012</text:p>
          </table:table-cell>
          <table:table-cell office:value-type="float" office:value="0.000000000013556">
            <text:p>1.36E-011</text:p>
          </table:table-cell>
          <table:table-cell table:formula="of:=IF([.Q625] &lt; [.L625];&quot;BETTER&quot;;IF([.Q625]-2 &gt; [.L625]; &quot;WORSE&quot;;&quot;&quot;))">
            <text:p/>
          </table:table-cell>
          <table:table-cell table:formula="of:=IF([.S625] &lt; [.N625];&quot;BETTER&quot;;IF([.S625] &gt;[.N625]*1.1;&quot;WORSE&quot;;&quot;&quot;))">
            <text:p/>
          </table:table-cell>
        </table:table-row>
        <table:table-row table:style-name="ro3">
          <table:table-cell/>
          <table:table-cell office:value-type="float" office:value="624">
            <text:p>624</text:p>
          </table:table-cell>
          <table:table-cell office:value-type="string">
            <text:p>1.66626311831529511e-01</text:p>
          </table:table-cell>
          <table:table-cell office:value-type="float" office:value="58">
            <text:p>58</text:p>
          </table:table-cell>
          <table:table-cell office:value-type="float" office:value="0.0000000000031604">
            <text:p>3.16E-012</text:p>
          </table:table-cell>
          <table:table-cell office:value-type="float" office:value="0.00000000018922">
            <text:p>1.89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363">
            <text:p>4.36E-011</text:p>
          </table:table-cell>
          <table:table-cell office:value-type="float" office:value="0.00000000018922">
            <text:p>1.89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363">
            <text:p>4.36E-011</text:p>
          </table:table-cell>
          <table:table-cell office:value-type="float" office:value="0.00000000018922">
            <text:p>1.89E-010</text:p>
          </table:table-cell>
          <table:table-cell table:formula="of:=IF([.L626] &lt; [.H626];&quot;BETTER&quot;;IF([.L626]-2 &gt; [.H626]; &quot;WORSE&quot;;&quot;&quot;))">
            <text:p/>
          </table:table-cell>
          <table:table-cell table:formula="of:=IF([.N626] &lt; [.J626];&quot;BETTER&quot;;IF([.N626] &gt;[.J62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363">
            <text:p>4.36E-011</text:p>
          </table:table-cell>
          <table:table-cell office:value-type="float" office:value="0.00000000018922">
            <text:p>1.89E-010</text:p>
          </table:table-cell>
          <table:table-cell table:formula="of:=IF([.Q626] &lt; [.L626];&quot;BETTER&quot;;IF([.Q626]-2 &gt; [.L626]; &quot;WORSE&quot;;&quot;&quot;))">
            <text:p/>
          </table:table-cell>
          <table:table-cell table:formula="of:=IF([.S626] &lt; [.N626];&quot;BETTER&quot;;IF([.S626] &gt;[.N626]*1.1;&quot;WORSE&quot;;&quot;&quot;))">
            <text:p/>
          </table:table-cell>
        </table:table-row>
        <table:table-row table:style-name="ro3">
          <table:table-cell/>
          <table:table-cell office:value-type="float" office:value="625">
            <text:p>625</text:p>
          </table:table-cell>
          <table:table-cell office:value-type="string">
            <text:p>4.51582705292703501e-01</text:p>
          </table:table-cell>
          <table:table-cell office:value-type="float" office:value="58">
            <text:p>58</text:p>
          </table:table-cell>
          <table:table-cell office:value-type="float" office:value="0.0000000000001734">
            <text:p>1.73E-013</text:p>
          </table:table-cell>
          <table:table-cell office:value-type="float" office:value="0.000000000016157">
            <text:p>1.6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1275">
            <text:p>5.13E-012</text:p>
          </table:table-cell>
          <table:table-cell office:value-type="float" office:value="0.000000000016158">
            <text:p>1.6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1275">
            <text:p>5.13E-012</text:p>
          </table:table-cell>
          <table:table-cell office:value-type="float" office:value="0.000000000016158">
            <text:p>1.62E-011</text:p>
          </table:table-cell>
          <table:table-cell table:formula="of:=IF([.L627] &lt; [.H627];&quot;BETTER&quot;;IF([.L627]-2 &gt; [.H627]; &quot;WORSE&quot;;&quot;&quot;))">
            <text:p/>
          </table:table-cell>
          <table:table-cell table:formula="of:=IF([.N627] &lt; [.J627];&quot;BETTER&quot;;IF([.N627] &gt;[.J62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1275">
            <text:p>5.13E-012</text:p>
          </table:table-cell>
          <table:table-cell office:value-type="float" office:value="0.000000000016158">
            <text:p>1.62E-011</text:p>
          </table:table-cell>
          <table:table-cell table:formula="of:=IF([.Q627] &lt; [.L627];&quot;BETTER&quot;;IF([.Q627]-2 &gt; [.L627]; &quot;WORSE&quot;;&quot;&quot;))">
            <text:p/>
          </table:table-cell>
          <table:table-cell table:formula="of:=IF([.S627] &lt; [.N627];&quot;BETTER&quot;;IF([.S627] &gt;[.N627]*1.1;&quot;WORSE&quot;;&quot;&quot;))">
            <text:p/>
          </table:table-cell>
        </table:table-row>
        <table:table-row table:style-name="ro3">
          <table:table-cell/>
          <table:table-cell office:value-type="float" office:value="626">
            <text:p>626</text:p>
          </table:table-cell>
          <table:table-cell office:value-type="string">
            <text:p>6.84108846386970626e+00</text:p>
          </table:table-cell>
          <table:table-cell office:value-type="float" office:value="58">
            <text:p>58</text:p>
          </table:table-cell>
          <table:table-cell office:value-type="float" office:value="0.00000000000045763">
            <text:p>4.58E-013</text:p>
          </table:table-cell>
          <table:table-cell office:value-type="float" office:value="0.0000000000044282">
            <text:p>4.4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273">
            <text:p>2.13E-010</text:p>
          </table:table-cell>
          <table:table-cell office:value-type="float" office:value="0.0000000000044282">
            <text:p>4.4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273">
            <text:p>2.13E-010</text:p>
          </table:table-cell>
          <table:table-cell office:value-type="float" office:value="0.0000000000044282">
            <text:p>4.43E-012</text:p>
          </table:table-cell>
          <table:table-cell table:formula="of:=IF([.L628] &lt; [.H628];&quot;BETTER&quot;;IF([.L628]-2 &gt; [.H628]; &quot;WORSE&quot;;&quot;&quot;))">
            <text:p/>
          </table:table-cell>
          <table:table-cell table:formula="of:=IF([.N628] &lt; [.J628];&quot;BETTER&quot;;IF([.N628] &gt;[.J62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1273">
            <text:p>2.13E-010</text:p>
          </table:table-cell>
          <table:table-cell office:value-type="float" office:value="0.0000000000044282">
            <text:p>4.43E-012</text:p>
          </table:table-cell>
          <table:table-cell table:formula="of:=IF([.Q628] &lt; [.L628];&quot;BETTER&quot;;IF([.Q628]-2 &gt; [.L628]; &quot;WORSE&quot;;&quot;&quot;))">
            <text:p/>
          </table:table-cell>
          <table:table-cell table:formula="of:=IF([.S628] &lt; [.N628];&quot;BETTER&quot;;IF([.S628] &gt;[.N628]*1.1;&quot;WORSE&quot;;&quot;&quot;))">
            <text:p/>
          </table:table-cell>
        </table:table-row>
        <table:table-row table:style-name="ro3">
          <table:table-cell/>
          <table:table-cell office:value-type="float" office:value="627">
            <text:p>627</text:p>
          </table:table-cell>
          <table:table-cell office:value-type="string">
            <text:p>-1.48627628643733956e+00</text:p>
          </table:table-cell>
          <table:table-cell office:value-type="float" office:value="58">
            <text:p>58</text:p>
          </table:table-cell>
          <table:table-cell office:value-type="float" office:value="0.0000000000030091">
            <text:p>3.01E-012</text:p>
          </table:table-cell>
          <table:table-cell office:value-type="float" office:value="0.000000000025121">
            <text:p>2.5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8776">
            <text:p>8.78E-010</text:p>
          </table:table-cell>
          <table:table-cell office:value-type="float" office:value="0.000000000025123">
            <text:p>2.5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8776">
            <text:p>8.78E-010</text:p>
          </table:table-cell>
          <table:table-cell office:value-type="float" office:value="0.000000000025123">
            <text:p>2.51E-011</text:p>
          </table:table-cell>
          <table:table-cell table:formula="of:=IF([.L629] &lt; [.H629];&quot;BETTER&quot;;IF([.L629]-2 &gt; [.H629]; &quot;WORSE&quot;;&quot;&quot;))">
            <text:p/>
          </table:table-cell>
          <table:table-cell table:formula="of:=IF([.N629] &lt; [.J629];&quot;BETTER&quot;;IF([.N629] &gt;[.J62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8776">
            <text:p>8.78E-010</text:p>
          </table:table-cell>
          <table:table-cell office:value-type="float" office:value="0.000000000025123">
            <text:p>2.51E-011</text:p>
          </table:table-cell>
          <table:table-cell table:formula="of:=IF([.Q629] &lt; [.L629];&quot;BETTER&quot;;IF([.Q629]-2 &gt; [.L629]; &quot;WORSE&quot;;&quot;&quot;))">
            <text:p/>
          </table:table-cell>
          <table:table-cell table:formula="of:=IF([.S629] &lt; [.N629];&quot;BETTER&quot;;IF([.S629] &gt;[.N629]*1.1;&quot;WORSE&quot;;&quot;&quot;))">
            <text:p/>
          </table:table-cell>
        </table:table-row>
        <table:table-row table:style-name="ro3">
          <table:table-cell/>
          <table:table-cell office:value-type="float" office:value="628">
            <text:p>628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office:value-type="float" office:value="0.00000000010301">
            <text:p>1.03E-010</text:p>
          </table:table-cell>
          <table:table-cell office:value-type="float" office:value="0.0000000002942">
            <text:p>2.94E-01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630] &lt; [.H630];&quot;BETTER&quot;;IF([.L630]-2 &gt; [.H630]; &quot;WORSE&quot;;&quot;&quot;))">
            <text:p/>
          </table:table-cell>
          <table:table-cell table:formula="of:=IF([.N630] &lt; [.J630];&quot;BETTER&quot;;IF([.N630] &gt;[.J630]*1.1;&quot;WORSE&quot;;&quot;&quot;))">
            <text:p/>
          </table:table-cell>
          <table:table-cell office:value-type="float" office:value="84451">
            <text:p>84451</text:p>
          </table:table-cell>
          <table:table-cell office:value-type="float" office:value="0.000000012757">
            <text:p>1.28E-008</text:p>
          </table:table-cell>
          <table:table-cell office:value-type="float" office:value="0.000012109">
            <text:p>1.21E-005</text:p>
          </table:table-cell>
          <table:table-cell table:formula="of:=IF([.Q630] &lt; [.L630];&quot;BETTER&quot;;IF([.Q630]-2 &gt; [.L630]; &quot;WORSE&quot;;&quot;&quot;))" office:value-type="string" office:string-value="BETTER">
            <text:p>BETTER</text:p>
          </table:table-cell>
          <table:table-cell table:formula="of:=IF([.S630] &lt; [.N630];&quot;BETTER&quot;;IF([.S630] &gt;[.N630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629">
            <text:p>629</text:p>
          </table:table-cell>
          <table:table-cell office:value-type="string">
            <text:p>1.46036211676113603e+00</text:p>
          </table:table-cell>
          <table:table-cell office:value-type="float" office:value="58">
            <text:p>58</text:p>
          </table:table-cell>
          <table:table-cell office:value-type="float" office:value="0.0000000000009606">
            <text:p>9.61E-013</text:p>
          </table:table-cell>
          <table:table-cell office:value-type="float" office:value="0.000000000026613">
            <text:p>2.6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3695">
            <text:p>2.37E-010</text:p>
          </table:table-cell>
          <table:table-cell office:value-type="float" office:value="0.000000000026613">
            <text:p>2.6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3695">
            <text:p>2.37E-010</text:p>
          </table:table-cell>
          <table:table-cell office:value-type="float" office:value="0.000000000026613">
            <text:p>2.66E-011</text:p>
          </table:table-cell>
          <table:table-cell table:formula="of:=IF([.L631] &lt; [.H631];&quot;BETTER&quot;;IF([.L631]-2 &gt; [.H631]; &quot;WORSE&quot;;&quot;&quot;))">
            <text:p/>
          </table:table-cell>
          <table:table-cell table:formula="of:=IF([.N631] &lt; [.J631];&quot;BETTER&quot;;IF([.N631] &gt;[.J63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3695">
            <text:p>2.37E-010</text:p>
          </table:table-cell>
          <table:table-cell office:value-type="float" office:value="0.000000000026613">
            <text:p>2.66E-011</text:p>
          </table:table-cell>
          <table:table-cell table:formula="of:=IF([.Q631] &lt; [.L631];&quot;BETTER&quot;;IF([.Q631]-2 &gt; [.L631]; &quot;WORSE&quot;;&quot;&quot;))">
            <text:p/>
          </table:table-cell>
          <table:table-cell table:formula="of:=IF([.S631] &lt; [.N631];&quot;BETTER&quot;;IF([.S631] &gt;[.N631]*1.1;&quot;WORSE&quot;;&quot;&quot;))">
            <text:p/>
          </table:table-cell>
        </table:table-row>
        <table:table-row table:style-name="ro3">
          <table:table-cell/>
          <table:table-cell office:value-type="float" office:value="630">
            <text:p>630</text:p>
          </table:table-cell>
          <table:table-cell office:value-type="string">
            <text:p>5.99287488704020876e-02</text:p>
          </table:table-cell>
          <table:table-cell office:value-type="float" office:value="49">
            <text:p>49</text:p>
          </table:table-cell>
          <table:table-cell office:value-type="float" office:value="0.000000000050946">
            <text:p>5.09E-011</text:p>
          </table:table-cell>
          <table:table-cell office:value-type="float" office:value="0.00000000049389">
            <text:p>4.94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49389">
            <text:p>4.94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49389">
            <text:p>4.94E-010</text:p>
          </table:table-cell>
          <table:table-cell table:formula="of:=IF([.L632] &lt; [.H632];&quot;BETTER&quot;;IF([.L632]-2 &gt; [.H632]; &quot;WORSE&quot;;&quot;&quot;))">
            <text:p/>
          </table:table-cell>
          <table:table-cell table:formula="of:=IF([.N632] &lt; [.J632];&quot;BETTER&quot;;IF([.N632] &gt;[.J63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49389">
            <text:p>4.94E-010</text:p>
          </table:table-cell>
          <table:table-cell table:formula="of:=IF([.Q632] &lt; [.L632];&quot;BETTER&quot;;IF([.Q632]-2 &gt; [.L632]; &quot;WORSE&quot;;&quot;&quot;))">
            <text:p/>
          </table:table-cell>
          <table:table-cell table:formula="of:=IF([.S632] &lt; [.N632];&quot;BETTER&quot;;IF([.S632] &gt;[.N632]*1.1;&quot;WORSE&quot;;&quot;&quot;))">
            <text:p/>
          </table:table-cell>
        </table:table-row>
        <table:table-row table:style-name="ro3">
          <table:table-cell/>
          <table:table-cell office:value-type="float" office:value="631">
            <text:p>631</text:p>
          </table:table-cell>
          <table:table-cell office:value-type="string">
            <text:p>1.12547741244142782e-01</text:p>
          </table:table-cell>
          <table:table-cell office:value-type="float" office:value="89">
            <text:p>89</text:p>
          </table:table-cell>
          <table:table-cell office:value-type="float" office:value="0.000000000018476">
            <text:p>1.85E-011</text:p>
          </table:table-cell>
          <table:table-cell office:value-type="float" office:value="0.00000000037373">
            <text:p>3.74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15788">
            <text:p>1.58E-012</text:p>
          </table:table-cell>
          <table:table-cell office:value-type="float" office:value="0.00000000039221">
            <text:p>3.92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15788">
            <text:p>1.58E-012</text:p>
          </table:table-cell>
          <table:table-cell office:value-type="float" office:value="0.00000000039221">
            <text:p>3.92E-010</text:p>
          </table:table-cell>
          <table:table-cell table:formula="of:=IF([.L633] &lt; [.H633];&quot;BETTER&quot;;IF([.L633]-2 &gt; [.H633]; &quot;WORSE&quot;;&quot;&quot;))">
            <text:p/>
          </table:table-cell>
          <table:table-cell table:formula="of:=IF([.N633] &lt; [.J633];&quot;BETTER&quot;;IF([.N633] &gt;[.J63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15788">
            <text:p>1.58E-012</text:p>
          </table:table-cell>
          <table:table-cell office:value-type="float" office:value="0.00000000039221">
            <text:p>3.92E-010</text:p>
          </table:table-cell>
          <table:table-cell table:formula="of:=IF([.Q633] &lt; [.L633];&quot;BETTER&quot;;IF([.Q633]-2 &gt; [.L633]; &quot;WORSE&quot;;&quot;&quot;))">
            <text:p/>
          </table:table-cell>
          <table:table-cell table:formula="of:=IF([.S633] &lt; [.N633];&quot;BETTER&quot;;IF([.S633] &gt;[.N633]*1.1;&quot;WORSE&quot;;&quot;&quot;))">
            <text:p/>
          </table:table-cell>
        </table:table-row>
        <table:table-row table:style-name="ro3">
          <table:table-cell/>
          <table:table-cell office:value-type="float" office:value="632">
            <text:p>632</text:p>
          </table:table-cell>
          <table:table-cell office:value-type="string">
            <text:p>1.78025701953757193e-01</text:p>
          </table:table-cell>
          <table:table-cell office:value-type="float" office:value="58">
            <text:p>58</text:p>
          </table:table-cell>
          <table:table-cell office:value-type="float" office:value="0.000000000010979">
            <text:p>1.10E-011</text:p>
          </table:table-cell>
          <table:table-cell office:value-type="float" office:value="0.00000000025975">
            <text:p>2.6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8.7197E-017">
            <text:p>8.72E-017</text:p>
          </table:table-cell>
          <table:table-cell office:value-type="float" office:value="0.00000000025975">
            <text:p>2.6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8.7197E-017">
            <text:p>8.72E-017</text:p>
          </table:table-cell>
          <table:table-cell office:value-type="float" office:value="0.00000000025975">
            <text:p>2.60E-010</text:p>
          </table:table-cell>
          <table:table-cell table:formula="of:=IF([.L634] &lt; [.H634];&quot;BETTER&quot;;IF([.L634]-2 &gt; [.H634]; &quot;WORSE&quot;;&quot;&quot;))">
            <text:p/>
          </table:table-cell>
          <table:table-cell table:formula="of:=IF([.N634] &lt; [.J634];&quot;BETTER&quot;;IF([.N634] &gt;[.J63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5398E-017">
            <text:p>6.54E-017</text:p>
          </table:table-cell>
          <table:table-cell office:value-type="float" office:value="0.00000000025975">
            <text:p>2.60E-010</text:p>
          </table:table-cell>
          <table:table-cell table:formula="of:=IF([.Q634] &lt; [.L634];&quot;BETTER&quot;;IF([.Q634]-2 &gt; [.L634]; &quot;WORSE&quot;;&quot;&quot;))">
            <text:p/>
          </table:table-cell>
          <table:table-cell table:formula="of:=IF([.S634] &lt; [.N634];&quot;BETTER&quot;;IF([.S634] &gt;[.N634]*1.1;&quot;WORSE&quot;;&quot;&quot;))">
            <text:p/>
          </table:table-cell>
        </table:table-row>
        <table:table-row table:style-name="ro3">
          <table:table-cell/>
          <table:table-cell office:value-type="float" office:value="633">
            <text:p>633</text:p>
          </table:table-cell>
          <table:table-cell office:value-type="string">
            <text:p>EXCEPTION!!</text:p>
          </table:table-cell>
          <table:table-cell office:value-type="float" office:value="56">
            <text:p>56</text:p>
          </table:table-cell>
          <table:table-cell office:value-type="float" office:value="0.000000000002558">
            <text:p>2.56E-012</text:p>
          </table:table-cell>
          <table:table-cell office:value-type="float" office:value="0.000000000026689">
            <text:p>2.67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635] &lt; [.H635];&quot;BETTER&quot;;IF([.L635]-2 &gt; [.H635]; &quot;WORSE&quot;;&quot;&quot;))">
            <text:p/>
          </table:table-cell>
          <table:table-cell table:formula="of:=IF([.N635] &lt; [.J635];&quot;BETTER&quot;;IF([.N635] &gt;[.J635]*1.1;&quot;WORSE&quot;;&quot;&quot;))">
            <text:p/>
          </table:table-cell>
          <table:table-cell office:value-type="float" office:value="135">
            <text:p>135</text:p>
          </table:table-cell>
          <table:table-cell office:value-type="float" office:value="1.7439E-016">
            <text:p>1.74E-016</text:p>
          </table:table-cell>
          <table:table-cell office:value-type="float" office:value="0.000000000027598">
            <text:p>2.76E-011</text:p>
          </table:table-cell>
          <table:table-cell table:formula="of:=IF([.Q635] &lt; [.L635];&quot;BETTER&quot;;IF([.Q635]-2 &gt; [.L635]; &quot;WORSE&quot;;&quot;&quot;))" office:value-type="string" office:string-value="BETTER">
            <text:p>BETTER</text:p>
          </table:table-cell>
          <table:table-cell table:formula="of:=IF([.S635] &lt; [.N635];&quot;BETTER&quot;;IF([.S635] &gt;[.N635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634">
            <text:p>634</text:p>
          </table:table-cell>
          <table:table-cell office:value-type="string">
            <text:p>5.99589825877031188e+01</text:p>
          </table:table-cell>
          <table:table-cell office:value-type="float" office:value="110">
            <text:p>110</text:p>
          </table:table-cell>
          <table:table-cell office:value-type="float" office:value="0.000000000013832">
            <text:p>1.38E-011</text:p>
          </table:table-cell>
          <table:table-cell office:value-type="float" office:value="0.000000000013781">
            <text:p>1.3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22774">
            <text:p>2.28E-008</text:p>
          </table:table-cell>
          <table:table-cell office:value-type="float" office:value="0.000000000000052024">
            <text:p>5.20E-014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22774">
            <text:p>2.28E-008</text:p>
          </table:table-cell>
          <table:table-cell office:value-type="float" office:value="0.000000000000052024">
            <text:p>5.20E-014</text:p>
          </table:table-cell>
          <table:table-cell table:formula="of:=IF([.L636] &lt; [.H636];&quot;BETTER&quot;;IF([.L636]-2 &gt; [.H636]; &quot;WORSE&quot;;&quot;&quot;))">
            <text:p/>
          </table:table-cell>
          <table:table-cell table:formula="of:=IF([.N636] &lt; [.J636];&quot;BETTER&quot;;IF([.N636] &gt;[.J63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22774">
            <text:p>2.28E-008</text:p>
          </table:table-cell>
          <table:table-cell office:value-type="float" office:value="0.000000000000052024">
            <text:p>5.20E-014</text:p>
          </table:table-cell>
          <table:table-cell table:formula="of:=IF([.Q636] &lt; [.L636];&quot;BETTER&quot;;IF([.Q636]-2 &gt; [.L636]; &quot;WORSE&quot;;&quot;&quot;))">
            <text:p/>
          </table:table-cell>
          <table:table-cell table:formula="of:=IF([.S636] &lt; [.N636];&quot;BETTER&quot;;IF([.S636] &gt;[.N636]*1.1;&quot;WORSE&quot;;&quot;&quot;))">
            <text:p/>
          </table:table-cell>
        </table:table-row>
        <table:table-row table:style-name="ro3">
          <table:table-cell/>
          <table:table-cell office:value-type="float" office:value="635">
            <text:p>635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office:value-type="float" office:value="0.000000000015135">
            <text:p>1.51E-011</text:p>
          </table:table-cell>
          <table:table-cell office:value-type="float" office:value="0.000000000061966">
            <text:p>6.20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637] &lt; [.H637];&quot;BETTER&quot;;IF([.L637]-2 &gt; [.H637]; &quot;WORSE&quot;;&quot;&quot;))">
            <text:p/>
          </table:table-cell>
          <table:table-cell table:formula="of:=IF([.N637] &lt; [.J637];&quot;BETTER&quot;;IF([.N637] &gt;[.J637]*1.1;&quot;WORSE&quot;;&quot;&quot;))">
            <text:p/>
          </table:table-cell>
          <table:table-cell office:value-type="float" office:value="75">
            <text:p>75</text:p>
          </table:table-cell>
          <table:table-cell office:value-type="float" office:value="0.000000000068976">
            <text:p>6.90E-011</text:p>
          </table:table-cell>
          <table:table-cell office:value-type="float" office:value="0.000000000035297">
            <text:p>3.53E-011</text:p>
          </table:table-cell>
          <table:table-cell table:formula="of:=IF([.Q637] &lt; [.L637];&quot;BETTER&quot;;IF([.Q637]-2 &gt; [.L637]; &quot;WORSE&quot;;&quot;&quot;))" office:value-type="string" office:string-value="BETTER">
            <text:p>BETTER</text:p>
          </table:table-cell>
          <table:table-cell table:formula="of:=IF([.S637] &lt; [.N637];&quot;BETTER&quot;;IF([.S637] &gt;[.N637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636">
            <text:p>636</text:p>
          </table:table-cell>
          <table:table-cell office:value-type="string">
            <text:p>1.85784535801543582e-01</text:p>
          </table:table-cell>
          <table:table-cell office:value-type="float" office:value="58">
            <text:p>58</text:p>
          </table:table-cell>
          <table:table-cell office:value-type="float" office:value="0.00000000000012766">
            <text:p>1.28E-013</text:p>
          </table:table-cell>
          <table:table-cell office:value-type="float" office:value="0.0000000000083084">
            <text:p>8.3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9725">
            <text:p>1.97E-012</text:p>
          </table:table-cell>
          <table:table-cell office:value-type="float" office:value="0.0000000000083084">
            <text:p>8.3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9725">
            <text:p>1.97E-012</text:p>
          </table:table-cell>
          <table:table-cell office:value-type="float" office:value="0.0000000000083084">
            <text:p>8.31E-012</text:p>
          </table:table-cell>
          <table:table-cell table:formula="of:=IF([.L638] &lt; [.H638];&quot;BETTER&quot;;IF([.L638]-2 &gt; [.H638]; &quot;WORSE&quot;;&quot;&quot;))">
            <text:p/>
          </table:table-cell>
          <table:table-cell table:formula="of:=IF([.N638] &lt; [.J638];&quot;BETTER&quot;;IF([.N638] &gt;[.J638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9725">
            <text:p>1.97E-012</text:p>
          </table:table-cell>
          <table:table-cell office:value-type="float" office:value="0.0000000000083081">
            <text:p>8.31E-012</text:p>
          </table:table-cell>
          <table:table-cell table:formula="of:=IF([.Q638] &lt; [.L638];&quot;BETTER&quot;;IF([.Q638]-2 &gt; [.L638]; &quot;WORSE&quot;;&quot;&quot;))">
            <text:p/>
          </table:table-cell>
          <table:table-cell table:formula="of:=IF([.S638] &lt; [.N638];&quot;BETTER&quot;;IF([.S638] &gt;[.N638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637">
            <text:p>637</text:p>
          </table:table-cell>
          <table:table-cell office:value-type="string">
            <text:p>1.93789229251873918e+00</text:p>
          </table:table-cell>
          <table:table-cell office:value-type="float" office:value="59">
            <text:p>59</text:p>
          </table:table-cell>
          <table:table-cell office:value-type="float" office:value="0.00000000000012797">
            <text:p>1.28E-013</text:p>
          </table:table-cell>
          <table:table-cell office:value-type="float" office:value="0.0000000000095293">
            <text:p>9.5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63368">
            <text:p>6.34E-012</text:p>
          </table:table-cell>
          <table:table-cell office:value-type="float" office:value="0.0000000000096699">
            <text:p>9.67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63368">
            <text:p>6.34E-012</text:p>
          </table:table-cell>
          <table:table-cell office:value-type="float" office:value="0.0000000000096699">
            <text:p>9.67E-012</text:p>
          </table:table-cell>
          <table:table-cell table:formula="of:=IF([.L639] &lt; [.H639];&quot;BETTER&quot;;IF([.L639]-2 &gt; [.H639]; &quot;WORSE&quot;;&quot;&quot;))">
            <text:p/>
          </table:table-cell>
          <table:table-cell table:formula="of:=IF([.N639] &lt; [.J639];&quot;BETTER&quot;;IF([.N639] &gt;[.J63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63368">
            <text:p>6.34E-012</text:p>
          </table:table-cell>
          <table:table-cell office:value-type="float" office:value="0.0000000000096699">
            <text:p>9.67E-012</text:p>
          </table:table-cell>
          <table:table-cell table:formula="of:=IF([.Q639] &lt; [.L639];&quot;BETTER&quot;;IF([.Q639]-2 &gt; [.L639]; &quot;WORSE&quot;;&quot;&quot;))">
            <text:p/>
          </table:table-cell>
          <table:table-cell table:formula="of:=IF([.S639] &lt; [.N639];&quot;BETTER&quot;;IF([.S639] &gt;[.N639]*1.1;&quot;WORSE&quot;;&quot;&quot;))">
            <text:p/>
          </table:table-cell>
        </table:table-row>
        <table:table-row table:style-name="ro3">
          <table:table-cell/>
          <table:table-cell office:value-type="float" office:value="638">
            <text:p>638</text:p>
          </table:table-cell>
          <table:table-cell office:value-type="string">
            <text:p>2.39077878738501148e+01</text:p>
          </table:table-cell>
          <table:table-cell office:value-type="float" office:value="61">
            <text:p>61</text:p>
          </table:table-cell>
          <table:table-cell office:value-type="float" office:value="0.0000000000022329">
            <text:p>2.23E-012</text:p>
          </table:table-cell>
          <table:table-cell office:value-type="float" office:value="0.0000000000020877">
            <text:p>2.09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0431">
            <text:p>4.04E-011</text:p>
          </table:table-cell>
          <table:table-cell office:value-type="float" office:value="0.0000000000020865">
            <text:p>2.09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0431">
            <text:p>4.04E-011</text:p>
          </table:table-cell>
          <table:table-cell office:value-type="float" office:value="0.0000000000020865">
            <text:p>2.09E-012</text:p>
          </table:table-cell>
          <table:table-cell table:formula="of:=IF([.L640] &lt; [.H640];&quot;BETTER&quot;;IF([.L640]-2 &gt; [.H640]; &quot;WORSE&quot;;&quot;&quot;))">
            <text:p/>
          </table:table-cell>
          <table:table-cell table:formula="of:=IF([.N640] &lt; [.J640];&quot;BETTER&quot;;IF([.N640] &gt;[.J64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0431">
            <text:p>4.04E-011</text:p>
          </table:table-cell>
          <table:table-cell office:value-type="float" office:value="0.0000000000020865">
            <text:p>2.09E-012</text:p>
          </table:table-cell>
          <table:table-cell table:formula="of:=IF([.Q640] &lt; [.L640];&quot;BETTER&quot;;IF([.Q640]-2 &gt; [.L640]; &quot;WORSE&quot;;&quot;&quot;))">
            <text:p/>
          </table:table-cell>
          <table:table-cell table:formula="of:=IF([.S640] &lt; [.N640];&quot;BETTER&quot;;IF([.S640] &gt;[.N640]*1.1;&quot;WORSE&quot;;&quot;&quot;))">
            <text:p/>
          </table:table-cell>
        </table:table-row>
        <table:table-row table:style-name="ro3">
          <table:table-cell/>
          <table:table-cell office:value-type="float" office:value="639">
            <text:p>639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office:value-type="float" office:value="0.00000000057032">
            <text:p>5.70E-010</text:p>
          </table:table-cell>
          <table:table-cell office:value-type="float" office:value="0.000000001755">
            <text:p>1.76E-009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641] &lt; [.H641];&quot;BETTER&quot;;IF([.L641]-2 &gt; [.H641]; &quot;WORSE&quot;;&quot;&quot;))">
            <text:p/>
          </table:table-cell>
          <table:table-cell table:formula="of:=IF([.N641] &lt; [.J641];&quot;BETTER&quot;;IF([.N641] &gt;[.J641]*1.1;&quot;WORSE&quot;;&quot;&quot;))">
            <text:p/>
          </table:table-cell>
          <table:table-cell office:value-type="float" office:value="143">
            <text:p>143</text:p>
          </table:table-cell>
          <table:table-cell office:value-type="float" office:value="0.0000000040219">
            <text:p>4.02E-009</text:p>
          </table:table-cell>
          <table:table-cell office:value-type="float" office:value="0.00000000018147">
            <text:p>1.81E-010</text:p>
          </table:table-cell>
          <table:table-cell table:formula="of:=IF([.Q641] &lt; [.L641];&quot;BETTER&quot;;IF([.Q641]-2 &gt; [.L641]; &quot;WORSE&quot;;&quot;&quot;))" office:value-type="string" office:string-value="BETTER">
            <text:p>BETTER</text:p>
          </table:table-cell>
          <table:table-cell table:formula="of:=IF([.S641] &lt; [.N641];&quot;BETTER&quot;;IF([.S641] &gt;[.N641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640">
            <text:p>640</text:p>
          </table:table-cell>
          <table:table-cell office:value-type="string">
            <text:p>3.71569071601318468e-01</text:p>
          </table:table-cell>
          <table:table-cell office:value-type="float" office:value="49">
            <text:p>49</text:p>
          </table:table-cell>
          <table:table-cell office:value-type="float" office:value="0.0000000000010026">
            <text:p>1.00E-012</text:p>
          </table:table-cell>
          <table:table-cell office:value-type="float" office:value="0.0000000000035353">
            <text:p>3.54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1507">
            <text:p>4.15E-011</text:p>
          </table:table-cell>
          <table:table-cell office:value-type="float" office:value="0.0000000000035483">
            <text:p>3.5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41507">
            <text:p>4.15E-011</text:p>
          </table:table-cell>
          <table:table-cell office:value-type="float" office:value="0.0000000000035483">
            <text:p>3.55E-012</text:p>
          </table:table-cell>
          <table:table-cell table:formula="of:=IF([.L642] &lt; [.H642];&quot;BETTER&quot;;IF([.L642]-2 &gt; [.H642]; &quot;WORSE&quot;;&quot;&quot;))">
            <text:p/>
          </table:table-cell>
          <table:table-cell table:formula="of:=IF([.N642] &lt; [.J642];&quot;BETTER&quot;;IF([.N642] &gt;[.J64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41507">
            <text:p>4.15E-011</text:p>
          </table:table-cell>
          <table:table-cell office:value-type="float" office:value="0.0000000000035485">
            <text:p>3.55E-012</text:p>
          </table:table-cell>
          <table:table-cell table:formula="of:=IF([.Q642] &lt; [.L642];&quot;BETTER&quot;;IF([.Q642]-2 &gt; [.L642]; &quot;WORSE&quot;;&quot;&quot;))">
            <text:p/>
          </table:table-cell>
          <table:table-cell table:formula="of:=IF([.S642] &lt; [.N642];&quot;BETTER&quot;;IF([.S642] &gt;[.N642]*1.1;&quot;WORSE&quot;;&quot;&quot;))">
            <text:p/>
          </table:table-cell>
        </table:table-row>
        <table:table-row table:style-name="ro3">
          <table:table-cell/>
          <table:table-cell office:value-type="float" office:value="641">
            <text:p>641</text:p>
          </table:table-cell>
          <table:table-cell office:value-type="string">
            <text:p>EXCEPTION!!</text:p>
          </table:table-cell>
          <table:table-cell office:value-type="float" office:value="389">
            <text:p>389</text:p>
          </table:table-cell>
          <table:table-cell office:value-type="float" office:value="0.00000000011426">
            <text:p>1.14E-010</text:p>
          </table:table-cell>
          <table:table-cell office:value-type="float" office:value="0.00000000018747">
            <text:p>1.87E-01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643] &lt; [.H643];&quot;BETTER&quot;;IF([.L643]-2 &gt; [.H643]; &quot;WORSE&quot;;&quot;&quot;))">
            <text:p/>
          </table:table-cell>
          <table:table-cell table:formula="of:=IF([.N643] &lt; [.J643];&quot;BETTER&quot;;IF([.N643] &gt;[.J643]*1.1;&quot;WORSE&quot;;&quot;&quot;))">
            <text:p/>
          </table:table-cell>
          <table:table-cell office:value-type="float" office:value="1127">
            <text:p>1127</text:p>
          </table:table-cell>
          <table:table-cell office:value-type="float" office:value="0.000000000000076384">
            <text:p>7.64E-014</text:p>
          </table:table-cell>
          <table:table-cell office:value-type="float" office:value="0.0000000000026362">
            <text:p>2.64E-012</text:p>
          </table:table-cell>
          <table:table-cell table:formula="of:=IF([.Q643] &lt; [.L643];&quot;BETTER&quot;;IF([.Q643]-2 &gt; [.L643]; &quot;WORSE&quot;;&quot;&quot;))" office:value-type="string" office:string-value="BETTER">
            <text:p>BETTER</text:p>
          </table:table-cell>
          <table:table-cell table:formula="of:=IF([.S643] &lt; [.N643];&quot;BETTER&quot;;IF([.S643] &gt;[.N643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642">
            <text:p>642</text:p>
          </table:table-cell>
          <table:table-cell office:value-type="string">
            <text:p>5.53186030042134916e-02</text:p>
          </table:table-cell>
          <table:table-cell office:value-type="float" office:value="111">
            <text:p>111</text:p>
          </table:table-cell>
          <table:table-cell office:value-type="float" office:value="0.0000000000047061">
            <text:p>4.71E-012</text:p>
          </table:table-cell>
          <table:table-cell office:value-type="float" office:value="0.000000000072316">
            <text:p>7.23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3.5388E-016">
            <text:p>3.54E-016</text:p>
          </table:table-cell>
          <table:table-cell office:value-type="float" office:value="0.000000000076168">
            <text:p>7.62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3.5388E-016">
            <text:p>3.54E-016</text:p>
          </table:table-cell>
          <table:table-cell office:value-type="float" office:value="0.000000000076168">
            <text:p>7.62E-011</text:p>
          </table:table-cell>
          <table:table-cell table:formula="of:=IF([.L644] &lt; [.H644];&quot;BETTER&quot;;IF([.L644]-2 &gt; [.H644]; &quot;WORSE&quot;;&quot;&quot;))">
            <text:p/>
          </table:table-cell>
          <table:table-cell table:formula="of:=IF([.N644] &lt; [.J644];&quot;BETTER&quot;;IF([.N644] &gt;[.J644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3.1919E-016">
            <text:p>3.19E-016</text:p>
          </table:table-cell>
          <table:table-cell office:value-type="float" office:value="0.000000000076168">
            <text:p>7.62E-011</text:p>
          </table:table-cell>
          <table:table-cell table:formula="of:=IF([.Q644] &lt; [.L644];&quot;BETTER&quot;;IF([.Q644]-2 &gt; [.L644]; &quot;WORSE&quot;;&quot;&quot;))">
            <text:p/>
          </table:table-cell>
          <table:table-cell table:formula="of:=IF([.S644] &lt; [.N644];&quot;BETTER&quot;;IF([.S644] &gt;[.N644]*1.1;&quot;WORSE&quot;;&quot;&quot;))">
            <text:p/>
          </table:table-cell>
        </table:table-row>
        <table:table-row table:style-name="ro3">
          <table:table-cell/>
          <table:table-cell office:value-type="float" office:value="643">
            <text:p>643</text:p>
          </table:table-cell>
          <table:table-cell office:value-type="string">
            <text:p>-3.21556002594904633e-01</text:p>
          </table:table-cell>
          <table:table-cell office:value-type="float" office:value="57">
            <text:p>57</text:p>
          </table:table-cell>
          <table:table-cell office:value-type="float" office:value="0.000000000066364">
            <text:p>6.64E-011</text:p>
          </table:table-cell>
          <table:table-cell office:value-type="float" office:value="0.000000000015848">
            <text:p>1.58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1649E-015">
            <text:p>2.16E-015</text:p>
          </table:table-cell>
          <table:table-cell office:value-type="float" office:value="0.000000000015846">
            <text:p>1.58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1649E-015">
            <text:p>2.16E-015</text:p>
          </table:table-cell>
          <table:table-cell office:value-type="float" office:value="0.000000000015846">
            <text:p>1.58E-011</text:p>
          </table:table-cell>
          <table:table-cell table:formula="of:=IF([.L645] &lt; [.H645];&quot;BETTER&quot;;IF([.L645]-2 &gt; [.H645]; &quot;WORSE&quot;;&quot;&quot;))">
            <text:p/>
          </table:table-cell>
          <table:table-cell table:formula="of:=IF([.N645] &lt; [.J645];&quot;BETTER&quot;;IF([.N645] &gt;[.J64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1649E-015">
            <text:p>2.16E-015</text:p>
          </table:table-cell>
          <table:table-cell office:value-type="float" office:value="0.000000000015846">
            <text:p>1.58E-011</text:p>
          </table:table-cell>
          <table:table-cell table:formula="of:=IF([.Q645] &lt; [.L645];&quot;BETTER&quot;;IF([.Q645]-2 &gt; [.L645]; &quot;WORSE&quot;;&quot;&quot;))">
            <text:p/>
          </table:table-cell>
          <table:table-cell table:formula="of:=IF([.S645] &lt; [.N645];&quot;BETTER&quot;;IF([.S645] &gt;[.N645]*1.1;&quot;WORSE&quot;;&quot;&quot;))">
            <text:p/>
          </table:table-cell>
        </table:table-row>
        <table:table-row table:style-name="ro3">
          <table:table-cell/>
          <table:table-cell office:value-type="float" office:value="644">
            <text:p>644</text:p>
          </table:table-cell>
          <table:table-cell office:value-type="string">
            <text:p>-1.76358246030562216e-01</text:p>
          </table:table-cell>
          <table:table-cell office:value-type="float" office:value="427">
            <text:p>427</text:p>
          </table:table-cell>
          <table:table-cell office:value-type="float" office:value="0.00000000015736">
            <text:p>1.57E-010</text:p>
          </table:table-cell>
          <table:table-cell office:value-type="float" office:value="0.00000000041313">
            <text:p>4.13E-010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6939">
            <text:p>6.94E-010</text:p>
          </table:table-cell>
          <table:table-cell office:value-type="float" office:value="0.0000000001733">
            <text:p>1.73E-010</text:p>
          </table:table-cell>
          <table:table-cell/>
          <table:table-cell office:value-type="float" office:value="409">
            <text:p>409</text:p>
          </table:table-cell>
          <table:table-cell office:value-type="float" office:value="0.0000000006939">
            <text:p>6.94E-010</text:p>
          </table:table-cell>
          <table:table-cell office:value-type="float" office:value="0.0000000001733">
            <text:p>1.73E-010</text:p>
          </table:table-cell>
          <table:table-cell table:formula="of:=IF([.L646] &lt; [.H646];&quot;BETTER&quot;;IF([.L646]-2 &gt; [.H646]; &quot;WORSE&quot;;&quot;&quot;))">
            <text:p/>
          </table:table-cell>
          <table:table-cell table:formula="of:=IF([.N646] &lt; [.J646];&quot;BETTER&quot;;IF([.N646] &gt;[.J646]*1.1;&quot;WORSE&quot;;&quot;&quot;))">
            <text:p/>
          </table:table-cell>
          <table:table-cell office:value-type="float" office:value="409">
            <text:p>409</text:p>
          </table:table-cell>
          <table:table-cell office:value-type="float" office:value="0.0000000006939">
            <text:p>6.94E-010</text:p>
          </table:table-cell>
          <table:table-cell office:value-type="float" office:value="0.0000000001733">
            <text:p>1.73E-010</text:p>
          </table:table-cell>
          <table:table-cell table:formula="of:=IF([.Q646] &lt; [.L646];&quot;BETTER&quot;;IF([.Q646]-2 &gt; [.L646]; &quot;WORSE&quot;;&quot;&quot;))">
            <text:p/>
          </table:table-cell>
          <table:table-cell table:formula="of:=IF([.S646] &lt; [.N646];&quot;BETTER&quot;;IF([.S646] &gt;[.N646]*1.1;&quot;WORSE&quot;;&quot;&quot;))">
            <text:p/>
          </table:table-cell>
        </table:table-row>
        <table:table-row table:style-name="ro3">
          <table:table-cell/>
          <table:table-cell office:value-type="float" office:value="645">
            <text:p>645</text:p>
          </table:table-cell>
          <table:table-cell office:value-type="string">
            <text:p>2.43808148220334697e+00</text:p>
          </table:table-cell>
          <table:table-cell office:value-type="float" office:value="411">
            <text:p>411</text:p>
          </table:table-cell>
          <table:table-cell office:value-type="float" office:value="0.00000000024213">
            <text:p>2.42E-010</text:p>
          </table:table-cell>
          <table:table-cell office:value-type="float" office:value="0.00000000030382">
            <text:p>3.04E-010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92553">
            <text:p>9.26E-011</text:p>
          </table:table-cell>
          <table:table-cell office:value-type="float" office:value="0.0000000000013728">
            <text:p>1.37E-012</text:p>
          </table:table-cell>
          <table:table-cell/>
          <table:table-cell office:value-type="float" office:value="409">
            <text:p>409</text:p>
          </table:table-cell>
          <table:table-cell office:value-type="float" office:value="0.000000000092553">
            <text:p>9.26E-011</text:p>
          </table:table-cell>
          <table:table-cell office:value-type="float" office:value="0.0000000000013728">
            <text:p>1.37E-012</text:p>
          </table:table-cell>
          <table:table-cell table:formula="of:=IF([.L647] &lt; [.H647];&quot;BETTER&quot;;IF([.L647]-2 &gt; [.H647]; &quot;WORSE&quot;;&quot;&quot;))">
            <text:p/>
          </table:table-cell>
          <table:table-cell table:formula="of:=IF([.N647] &lt; [.J647];&quot;BETTER&quot;;IF([.N647] &gt;[.J647]*1.1;&quot;WORSE&quot;;&quot;&quot;))">
            <text:p/>
          </table:table-cell>
          <table:table-cell office:value-type="float" office:value="409">
            <text:p>409</text:p>
          </table:table-cell>
          <table:table-cell office:value-type="float" office:value="0.000000000092554">
            <text:p>9.26E-011</text:p>
          </table:table-cell>
          <table:table-cell office:value-type="float" office:value="0.0000000000013728">
            <text:p>1.37E-012</text:p>
          </table:table-cell>
          <table:table-cell table:formula="of:=IF([.Q647] &lt; [.L647];&quot;BETTER&quot;;IF([.Q647]-2 &gt; [.L647]; &quot;WORSE&quot;;&quot;&quot;))">
            <text:p/>
          </table:table-cell>
          <table:table-cell table:formula="of:=IF([.S647] &lt; [.N647];&quot;BETTER&quot;;IF([.S647] &gt;[.N647]*1.1;&quot;WORSE&quot;;&quot;&quot;))">
            <text:p/>
          </table:table-cell>
        </table:table-row>
        <table:table-row table:style-name="ro3">
          <table:table-cell/>
          <table:table-cell office:value-type="float" office:value="646">
            <text:p>646</text:p>
          </table:table-cell>
          <table:table-cell office:value-type="string">
            <text:p>2.27800622131559738e+00</text:p>
          </table:table-cell>
          <table:table-cell office:value-type="float" office:value="57">
            <text:p>57</text:p>
          </table:table-cell>
          <table:table-cell office:value-type="float" office:value="0.0000000000037342">
            <text:p>3.73E-012</text:p>
          </table:table-cell>
          <table:table-cell office:value-type="float" office:value="0.0000000000068467">
            <text:p>6.85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2.6645E-015">
            <text:p>2.66E-015</text:p>
          </table:table-cell>
          <table:table-cell office:value-type="float" office:value="0.0000000000068469">
            <text:p>6.85E-012</text:p>
          </table:table-cell>
          <table:table-cell/>
          <table:table-cell office:value-type="float" office:value="101">
            <text:p>101</text:p>
          </table:table-cell>
          <table:table-cell office:value-type="float" office:value="2.6645E-015">
            <text:p>2.66E-015</text:p>
          </table:table-cell>
          <table:table-cell office:value-type="float" office:value="0.0000000000068469">
            <text:p>6.85E-012</text:p>
          </table:table-cell>
          <table:table-cell table:formula="of:=IF([.L648] &lt; [.H648];&quot;BETTER&quot;;IF([.L648]-2 &gt; [.H648]; &quot;WORSE&quot;;&quot;&quot;))">
            <text:p/>
          </table:table-cell>
          <table:table-cell table:formula="of:=IF([.N648] &lt; [.J648];&quot;BETTER&quot;;IF([.N648] &gt;[.J648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6645E-015">
            <text:p>2.66E-015</text:p>
          </table:table-cell>
          <table:table-cell office:value-type="float" office:value="0.0000000000068469">
            <text:p>6.85E-012</text:p>
          </table:table-cell>
          <table:table-cell table:formula="of:=IF([.Q648] &lt; [.L648];&quot;BETTER&quot;;IF([.Q648]-2 &gt; [.L648]; &quot;WORSE&quot;;&quot;&quot;))">
            <text:p/>
          </table:table-cell>
          <table:table-cell table:formula="of:=IF([.S648] &lt; [.N648];&quot;BETTER&quot;;IF([.S648] &gt;[.N648]*1.1;&quot;WORSE&quot;;&quot;&quot;))">
            <text:p/>
          </table:table-cell>
        </table:table-row>
        <table:table-row table:style-name="ro3">
          <table:table-cell/>
          <table:table-cell office:value-type="float" office:value="647">
            <text:p>647</text:p>
          </table:table-cell>
          <table:table-cell office:value-type="string">
            <text:p>4.79428226688801584e-01</text:p>
          </table:table-cell>
          <table:table-cell office:value-type="float" office:value="57">
            <text:p>57</text:p>
          </table:table-cell>
          <table:table-cell office:value-type="float" office:value="0.00000000000072957">
            <text:p>7.30E-013</text:p>
          </table:table-cell>
          <table:table-cell office:value-type="float" office:value="0.000000000023359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 table:formula="of:=IF([.L649] &lt; [.H649];&quot;BETTER&quot;;IF([.L649]-2 &gt; [.H649]; &quot;WORSE&quot;;&quot;&quot;))">
            <text:p/>
          </table:table-cell>
          <table:table-cell table:formula="of:=IF([.N649] &lt; [.J649];&quot;BETTER&quot;;IF([.N649] &gt;[.J64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2.2204E-016">
            <text:p>2.22E-016</text:p>
          </table:table-cell>
          <table:table-cell office:value-type="float" office:value="0.000000000023358">
            <text:p>2.34E-011</text:p>
          </table:table-cell>
          <table:table-cell table:formula="of:=IF([.Q649] &lt; [.L649];&quot;BETTER&quot;;IF([.Q649]-2 &gt; [.L649]; &quot;WORSE&quot;;&quot;&quot;))">
            <text:p/>
          </table:table-cell>
          <table:table-cell table:formula="of:=IF([.S649] &lt; [.N649];&quot;BETTER&quot;;IF([.S649] &gt;[.N649]*1.1;&quot;WORSE&quot;;&quot;&quot;))">
            <text:p/>
          </table:table-cell>
        </table:table-row>
        <table:table-row table:style-name="ro3">
          <table:table-cell/>
          <table:table-cell office:value-type="float" office:value="648">
            <text:p>648</text:p>
          </table:table-cell>
          <table:table-cell office:value-type="string">
            <text:p>-2.18673123892560273e-01</text:p>
          </table:table-cell>
          <table:table-cell office:value-type="float" office:value="111">
            <text:p>111</text:p>
          </table:table-cell>
          <table:table-cell office:value-type="float" office:value="0.000000000028058">
            <text:p>2.81E-011</text:p>
          </table:table-cell>
          <table:table-cell office:value-type="float" office:value="0.00000000003752">
            <text:p>3.75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1.1102E-015">
            <text:p>1.11E-015</text:p>
          </table:table-cell>
          <table:table-cell office:value-type="float" office:value="0.000000000034022">
            <text:p>3.40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1.1102E-015">
            <text:p>1.11E-015</text:p>
          </table:table-cell>
          <table:table-cell office:value-type="float" office:value="0.000000000034022">
            <text:p>3.40E-011</text:p>
          </table:table-cell>
          <table:table-cell table:formula="of:=IF([.L650] &lt; [.H650];&quot;BETTER&quot;;IF([.L650]-2 &gt; [.H650]; &quot;WORSE&quot;;&quot;&quot;))">
            <text:p/>
          </table:table-cell>
          <table:table-cell table:formula="of:=IF([.N650] &lt; [.J650];&quot;BETTER&quot;;IF([.N650] &gt;[.J650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1.0825E-015">
            <text:p>1.08E-015</text:p>
          </table:table-cell>
          <table:table-cell office:value-type="float" office:value="0.000000000034022">
            <text:p>3.40E-011</text:p>
          </table:table-cell>
          <table:table-cell table:formula="of:=IF([.Q650] &lt; [.L650];&quot;BETTER&quot;;IF([.Q650]-2 &gt; [.L650]; &quot;WORSE&quot;;&quot;&quot;))">
            <text:p/>
          </table:table-cell>
          <table:table-cell table:formula="of:=IF([.S650] &lt; [.N650];&quot;BETTER&quot;;IF([.S650] &gt;[.N650]*1.1;&quot;WORSE&quot;;&quot;&quot;))">
            <text:p/>
          </table:table-cell>
        </table:table-row>
        <table:table-row table:style-name="ro3">
          <table:table-cell/>
          <table:table-cell office:value-type="float" office:value="649">
            <text:p>649</text:p>
          </table:table-cell>
          <table:table-cell office:value-type="string">
            <text:p>3.55120831053970909e-01</text:p>
          </table:table-cell>
          <table:table-cell office:value-type="float" office:value="57">
            <text:p>57</text:p>
          </table:table-cell>
          <table:table-cell office:value-type="float" office:value="0.000000003724">
            <text:p>3.72E-009</text:p>
          </table:table-cell>
          <table:table-cell office:value-type="float" office:value="0.00000000012962">
            <text:p>1.30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2802">
            <text:p>1.28E-011</text:p>
          </table:table-cell>
          <table:table-cell office:value-type="float" office:value="0.00000000012962">
            <text:p>1.30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2802">
            <text:p>1.28E-011</text:p>
          </table:table-cell>
          <table:table-cell office:value-type="float" office:value="0.00000000012962">
            <text:p>1.30E-010</text:p>
          </table:table-cell>
          <table:table-cell table:formula="of:=IF([.L651] &lt; [.H651];&quot;BETTER&quot;;IF([.L651]-2 &gt; [.H651]; &quot;WORSE&quot;;&quot;&quot;))">
            <text:p/>
          </table:table-cell>
          <table:table-cell table:formula="of:=IF([.N651] &lt; [.J651];&quot;BETTER&quot;;IF([.N651] &gt;[.J65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2802">
            <text:p>1.28E-011</text:p>
          </table:table-cell>
          <table:table-cell office:value-type="float" office:value="0.00000000012962">
            <text:p>1.30E-010</text:p>
          </table:table-cell>
          <table:table-cell table:formula="of:=IF([.Q651] &lt; [.L651];&quot;BETTER&quot;;IF([.Q651]-2 &gt; [.L651]; &quot;WORSE&quot;;&quot;&quot;))">
            <text:p/>
          </table:table-cell>
          <table:table-cell table:formula="of:=IF([.S651] &lt; [.N651];&quot;BETTER&quot;;IF([.S651] &gt;[.N651]*1.1;&quot;WORSE&quot;;&quot;&quot;))">
            <text:p/>
          </table:table-cell>
        </table:table-row>
        <table:table-row table:style-name="ro3">
          <table:table-cell/>
          <table:table-cell office:value-type="float" office:value="650">
            <text:p>650</text:p>
          </table:table-cell>
          <table:table-cell office:value-type="string">
            <text:p>3.98130064822844520e-01</text:p>
          </table:table-cell>
          <table:table-cell office:value-type="float" office:value="109">
            <text:p>109</text:p>
          </table:table-cell>
          <table:table-cell office:value-type="float" office:value="0.000000000020313">
            <text:p>2.03E-011</text:p>
          </table:table-cell>
          <table:table-cell office:value-type="float" office:value="0.000000000037064">
            <text:p>3.71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6919">
            <text:p>1.69E-011</text:p>
          </table:table-cell>
          <table:table-cell office:value-type="float" office:value="0.00000000005738">
            <text:p>5.74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6919">
            <text:p>1.69E-011</text:p>
          </table:table-cell>
          <table:table-cell office:value-type="float" office:value="0.00000000005738">
            <text:p>5.74E-011</text:p>
          </table:table-cell>
          <table:table-cell table:formula="of:=IF([.L652] &lt; [.H652];&quot;BETTER&quot;;IF([.L652]-2 &gt; [.H652]; &quot;WORSE&quot;;&quot;&quot;))">
            <text:p/>
          </table:table-cell>
          <table:table-cell table:formula="of:=IF([.N652] &lt; [.J652];&quot;BETTER&quot;;IF([.N652] &gt;[.J652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6919">
            <text:p>1.69E-011</text:p>
          </table:table-cell>
          <table:table-cell office:value-type="float" office:value="0.000000000057379">
            <text:p>5.74E-011</text:p>
          </table:table-cell>
          <table:table-cell table:formula="of:=IF([.Q652] &lt; [.L652];&quot;BETTER&quot;;IF([.Q652]-2 &gt; [.L652]; &quot;WORSE&quot;;&quot;&quot;))">
            <text:p/>
          </table:table-cell>
          <table:table-cell table:formula="of:=IF([.S652] &lt; [.N652];&quot;BETTER&quot;;IF([.S652] &gt;[.N652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651">
            <text:p>651</text:p>
          </table:table-cell>
          <table:table-cell office:value-type="string">
            <text:p>-1.26968216456717926e-02</text:p>
          </table:table-cell>
          <table:table-cell office:value-type="float" office:value="221">
            <text:p>221</text:p>
          </table:table-cell>
          <table:table-cell office:value-type="float" office:value="0.000000000028817">
            <text:p>2.88E-011</text:p>
          </table:table-cell>
          <table:table-cell office:value-type="float" office:value="0.0000000035679">
            <text:p>3.57E-009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038532">
            <text:p>3.85E-011</text:p>
          </table:table-cell>
          <table:table-cell office:value-type="float" office:value="0.0000000035971">
            <text:p>3.60E-009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038532">
            <text:p>3.85E-011</text:p>
          </table:table-cell>
          <table:table-cell office:value-type="float" office:value="0.0000000035971">
            <text:p>3.60E-009</text:p>
          </table:table-cell>
          <table:table-cell table:formula="of:=IF([.L653] &lt; [.H653];&quot;BETTER&quot;;IF([.L653]-2 &gt; [.H653]; &quot;WORSE&quot;;&quot;&quot;))">
            <text:p/>
          </table:table-cell>
          <table:table-cell table:formula="of:=IF([.N653] &lt; [.J653];&quot;BETTER&quot;;IF([.N653] &gt;[.J653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038532">
            <text:p>3.85E-011</text:p>
          </table:table-cell>
          <table:table-cell office:value-type="float" office:value="0.0000000035971">
            <text:p>3.60E-009</text:p>
          </table:table-cell>
          <table:table-cell table:formula="of:=IF([.Q653] &lt; [.L653];&quot;BETTER&quot;;IF([.Q653]-2 &gt; [.L653]; &quot;WORSE&quot;;&quot;&quot;))">
            <text:p/>
          </table:table-cell>
          <table:table-cell table:formula="of:=IF([.S653] &lt; [.N653];&quot;BETTER&quot;;IF([.S653] &gt;[.N653]*1.1;&quot;WORSE&quot;;&quot;&quot;))">
            <text:p/>
          </table:table-cell>
        </table:table-row>
        <table:table-row table:style-name="ro3">
          <table:table-cell/>
          <table:table-cell office:value-type="float" office:value="652">
            <text:p>652</text:p>
          </table:table-cell>
          <table:table-cell office:value-type="string">
            <text:p>3.35187325881530704e-02</text:p>
          </table:table-cell>
          <table:table-cell office:value-type="float" office:value="423">
            <text:p>423</text:p>
          </table:table-cell>
          <table:table-cell office:value-type="float" office:value="0.00000000043375">
            <text:p>4.34E-010</text:p>
          </table:table-cell>
          <table:table-cell office:value-type="float" office:value="0.000000000096471">
            <text:p>9.65E-011</text:p>
          </table:table-cell>
          <table:table-cell/>
          <table:table-cell office:value-type="float" office:value="813">
            <text:p>813</text:p>
          </table:table-cell>
          <table:table-cell office:value-type="float" office:value="1.7347E-016">
            <text:p>1.73E-016</text:p>
          </table:table-cell>
          <table:table-cell office:value-type="float" office:value="0.00000000035344">
            <text:p>3.53E-010</text:p>
          </table:table-cell>
          <table:table-cell/>
          <table:table-cell office:value-type="float" office:value="817">
            <text:p>817</text:p>
          </table:table-cell>
          <table:table-cell office:value-type="float" office:value="1.7347E-016">
            <text:p>1.73E-016</text:p>
          </table:table-cell>
          <table:table-cell office:value-type="float" office:value="0.00000000035344">
            <text:p>3.53E-010</text:p>
          </table:table-cell>
          <table:table-cell table:formula="of:=IF([.L654] &lt; [.H654];&quot;BETTER&quot;;IF([.L654]-2 &gt; [.H654]; &quot;WORSE&quot;;&quot;&quot;))" office:value-type="string" office:string-value="WORSE">
            <text:p>WORSE</text:p>
          </table:table-cell>
          <table:table-cell table:formula="of:=IF([.N654] &lt; [.J654];&quot;BETTER&quot;;IF([.N654] &gt;[.J654]*1.1;&quot;WORSE&quot;;&quot;&quot;))">
            <text:p/>
          </table:table-cell>
          <table:table-cell office:value-type="float" office:value="817">
            <text:p>817</text:p>
          </table:table-cell>
          <table:table-cell office:value-type="float" office:value="1.7347E-016">
            <text:p>1.73E-016</text:p>
          </table:table-cell>
          <table:table-cell office:value-type="float" office:value="0.00000000035344">
            <text:p>3.53E-010</text:p>
          </table:table-cell>
          <table:table-cell table:formula="of:=IF([.Q654] &lt; [.L654];&quot;BETTER&quot;;IF([.Q654]-2 &gt; [.L654]; &quot;WORSE&quot;;&quot;&quot;))">
            <text:p/>
          </table:table-cell>
          <table:table-cell table:formula="of:=IF([.S654] &lt; [.N654];&quot;BETTER&quot;;IF([.S654] &gt;[.N654]*1.1;&quot;WORSE&quot;;&quot;&quot;))">
            <text:p/>
          </table:table-cell>
        </table:table-row>
        <table:table-row table:style-name="ro3">
          <table:table-cell/>
          <table:table-cell office:value-type="float" office:value="653">
            <text:p>653</text:p>
          </table:table-cell>
          <table:table-cell office:value-type="string">
            <text:p>6.31299652055892224e-01</text:p>
          </table:table-cell>
          <table:table-cell office:value-type="float" office:value="57">
            <text:p>57</text:p>
          </table:table-cell>
          <table:table-cell office:value-type="float" office:value="0.00000000018555">
            <text:p>1.86E-010</text:p>
          </table:table-cell>
          <table:table-cell office:value-type="float" office:value="0.000000000069869">
            <text:p>6.99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69389">
            <text:p>6.94E-014</text:p>
          </table:table-cell>
          <table:table-cell office:value-type="float" office:value="0.000000000069868">
            <text:p>6.99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69389">
            <text:p>6.94E-014</text:p>
          </table:table-cell>
          <table:table-cell office:value-type="float" office:value="0.000000000069868">
            <text:p>6.99E-011</text:p>
          </table:table-cell>
          <table:table-cell table:formula="of:=IF([.L655] &lt; [.H655];&quot;BETTER&quot;;IF([.L655]-2 &gt; [.H655]; &quot;WORSE&quot;;&quot;&quot;))">
            <text:p/>
          </table:table-cell>
          <table:table-cell table:formula="of:=IF([.N655] &lt; [.J655];&quot;BETTER&quot;;IF([.N655] &gt;[.J65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0695">
            <text:p>6.95E-014</text:p>
          </table:table-cell>
          <table:table-cell office:value-type="float" office:value="0.000000000069868">
            <text:p>6.99E-011</text:p>
          </table:table-cell>
          <table:table-cell table:formula="of:=IF([.Q655] &lt; [.L655];&quot;BETTER&quot;;IF([.Q655]-2 &gt; [.L655]; &quot;WORSE&quot;;&quot;&quot;))">
            <text:p/>
          </table:table-cell>
          <table:table-cell table:formula="of:=IF([.S655] &lt; [.N655];&quot;BETTER&quot;;IF([.S655] &gt;[.N655]*1.1;&quot;WORSE&quot;;&quot;&quot;))">
            <text:p/>
          </table:table-cell>
        </table:table-row>
        <table:table-row table:style-name="ro3">
          <table:table-cell/>
          <table:table-cell office:value-type="float" office:value="654">
            <text:p>654</text:p>
          </table:table-cell>
          <table:table-cell office:value-type="string">
            <text:p>-7.19818067507943860e-01</text:p>
          </table:table-cell>
          <table:table-cell office:value-type="float" office:value="173">
            <text:p>173</text:p>
          </table:table-cell>
          <table:table-cell office:value-type="float" office:value="0.0000000001121">
            <text:p>1.12E-010</text:p>
          </table:table-cell>
          <table:table-cell office:value-type="float" office:value="0.0000000001167">
            <text:p>1.17E-010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10049">
            <text:p>1.00E-010</text:p>
          </table:table-cell>
          <table:table-cell office:value-type="float" office:value="0.000000000011036">
            <text:p>1.10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10049">
            <text:p>1.00E-010</text:p>
          </table:table-cell>
          <table:table-cell office:value-type="float" office:value="0.000000000011036">
            <text:p>1.10E-011</text:p>
          </table:table-cell>
          <table:table-cell table:formula="of:=IF([.L656] &lt; [.H656];&quot;BETTER&quot;;IF([.L656]-2 &gt; [.H656]; &quot;WORSE&quot;;&quot;&quot;))">
            <text:p/>
          </table:table-cell>
          <table:table-cell table:formula="of:=IF([.N656] &lt; [.J656];&quot;BETTER&quot;;IF([.N656] &gt;[.J656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10049">
            <text:p>1.00E-010</text:p>
          </table:table-cell>
          <table:table-cell office:value-type="float" office:value="0.000000000011036">
            <text:p>1.10E-011</text:p>
          </table:table-cell>
          <table:table-cell table:formula="of:=IF([.Q656] &lt; [.L656];&quot;BETTER&quot;;IF([.Q656]-2 &gt; [.L656]; &quot;WORSE&quot;;&quot;&quot;))">
            <text:p/>
          </table:table-cell>
          <table:table-cell table:formula="of:=IF([.S656] &lt; [.N656];&quot;BETTER&quot;;IF([.S656] &gt;[.N656]*1.1;&quot;WORSE&quot;;&quot;&quot;))">
            <text:p/>
          </table:table-cell>
        </table:table-row>
        <table:table-row table:style-name="ro3">
          <table:table-cell/>
          <table:table-cell office:value-type="float" office:value="655">
            <text:p>655</text:p>
          </table:table-cell>
          <table:table-cell office:value-type="string">
            <text:p>1.17306589082458272e-02</text:p>
          </table:table-cell>
          <table:table-cell office:value-type="float" office:value="223">
            <text:p>223</text:p>
          </table:table-cell>
          <table:table-cell office:value-type="float" office:value="0.00000000006256">
            <text:p>6.26E-011</text:p>
          </table:table-cell>
          <table:table-cell office:value-type="float" office:value="0.00000000063971">
            <text:p>6.40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3.4694E-018">
            <text:p>3.47E-018</text:p>
          </table:table-cell>
          <table:table-cell office:value-type="float" office:value="0.00000000070293">
            <text:p>7.03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3.4694E-018">
            <text:p>3.47E-018</text:p>
          </table:table-cell>
          <table:table-cell office:value-type="float" office:value="0.00000000070293">
            <text:p>7.03E-010</text:p>
          </table:table-cell>
          <table:table-cell table:formula="of:=IF([.L657] &lt; [.H657];&quot;BETTER&quot;;IF([.L657]-2 &gt; [.H657]; &quot;WORSE&quot;;&quot;&quot;))">
            <text:p/>
          </table:table-cell>
          <table:table-cell table:formula="of:=IF([.N657] &lt; [.J657];&quot;BETTER&quot;;IF([.N657] &gt;[.J657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3.4694E-018">
            <text:p>3.47E-018</text:p>
          </table:table-cell>
          <table:table-cell office:value-type="float" office:value="0.00000000070293">
            <text:p>7.03E-010</text:p>
          </table:table-cell>
          <table:table-cell table:formula="of:=IF([.Q657] &lt; [.L657];&quot;BETTER&quot;;IF([.Q657]-2 &gt; [.L657]; &quot;WORSE&quot;;&quot;&quot;))">
            <text:p/>
          </table:table-cell>
          <table:table-cell table:formula="of:=IF([.S657] &lt; [.N657];&quot;BETTER&quot;;IF([.S657] &gt;[.N657]*1.1;&quot;WORSE&quot;;&quot;&quot;))">
            <text:p/>
          </table:table-cell>
        </table:table-row>
        <table:table-row table:style-name="ro3">
          <table:table-cell/>
          <table:table-cell office:value-type="float" office:value="656">
            <text:p>656</text:p>
          </table:table-cell>
          <table:table-cell office:value-type="string">
            <text:p>-1.77905930768788995e-02</text:p>
          </table:table-cell>
          <table:table-cell office:value-type="float" office:value="6295">
            <text:p>6295</text:p>
          </table:table-cell>
          <table:table-cell office:value-type="float" office:value="0.0000000081516">
            <text:p>8.15E-009</text:p>
          </table:table-cell>
          <table:table-cell office:value-type="float" office:value="0.000000013916">
            <text:p>1.39E-008</text:p>
          </table:table-cell>
          <table:table-cell/>
          <table:table-cell office:value-type="float" office:value="6497">
            <text:p>6497</text:p>
          </table:table-cell>
          <table:table-cell office:value-type="float" office:value="0.0000000000006957">
            <text:p>6.96E-013</text:p>
          </table:table-cell>
          <table:table-cell office:value-type="float" office:value="0.0000000012996">
            <text:p>1.30E-009</text:p>
          </table:table-cell>
          <table:table-cell/>
          <table:table-cell office:value-type="float" office:value="6499">
            <text:p>6499</text:p>
          </table:table-cell>
          <table:table-cell office:value-type="float" office:value="0.0000000000006957">
            <text:p>6.96E-013</text:p>
          </table:table-cell>
          <table:table-cell office:value-type="float" office:value="0.0000000012996">
            <text:p>1.30E-009</text:p>
          </table:table-cell>
          <table:table-cell table:formula="of:=IF([.L658] &lt; [.H658];&quot;BETTER&quot;;IF([.L658]-2 &gt; [.H658]; &quot;WORSE&quot;;&quot;&quot;))">
            <text:p/>
          </table:table-cell>
          <table:table-cell table:formula="of:=IF([.N658] &lt; [.J658];&quot;BETTER&quot;;IF([.N658] &gt;[.J658]*1.1;&quot;WORSE&quot;;&quot;&quot;))">
            <text:p/>
          </table:table-cell>
          <table:table-cell office:value-type="float" office:value="6499">
            <text:p>6499</text:p>
          </table:table-cell>
          <table:table-cell office:value-type="float" office:value="0.0000000000006957">
            <text:p>6.96E-013</text:p>
          </table:table-cell>
          <table:table-cell office:value-type="float" office:value="0.0000000012996">
            <text:p>1.30E-009</text:p>
          </table:table-cell>
          <table:table-cell table:formula="of:=IF([.Q658] &lt; [.L658];&quot;BETTER&quot;;IF([.Q658]-2 &gt; [.L658]; &quot;WORSE&quot;;&quot;&quot;))">
            <text:p/>
          </table:table-cell>
          <table:table-cell table:formula="of:=IF([.S658] &lt; [.N658];&quot;BETTER&quot;;IF([.S658] &gt;[.N658]*1.1;&quot;WORSE&quot;;&quot;&quot;))">
            <text:p/>
          </table:table-cell>
        </table:table-row>
        <table:table-row table:style-name="ro3">
          <table:table-cell/>
          <table:table-cell office:value-type="float" office:value="657">
            <text:p>657</text:p>
          </table:table-cell>
          <table:table-cell office:value-type="string">
            <text:p>4.54888834705421896e+00</text:p>
          </table:table-cell>
          <table:table-cell office:value-type="float" office:value="6109">
            <text:p>6109</text:p>
          </table:table-cell>
          <table:table-cell office:value-type="float" office:value="0.0000000059195">
            <text:p>5.92E-009</text:p>
          </table:table-cell>
          <table:table-cell office:value-type="float" office:value="0.000000028922">
            <text:p>2.89E-008</text:p>
          </table:table-cell>
          <table:table-cell/>
          <table:table-cell office:value-type="float" office:value="3239">
            <text:p>3239</text:p>
          </table:table-cell>
          <table:table-cell office:value-type="float" office:value="0.0000019943">
            <text:p>1.99E-006</text:p>
          </table:table-cell>
          <table:table-cell office:value-type="float" office:value="0.0000026663">
            <text:p>2.67E-006</text:p>
          </table:table-cell>
          <table:table-cell/>
          <table:table-cell office:value-type="float" office:value="3241">
            <text:p>3241</text:p>
          </table:table-cell>
          <table:table-cell office:value-type="float" office:value="0.0000019943">
            <text:p>1.99E-006</text:p>
          </table:table-cell>
          <table:table-cell office:value-type="float" office:value="0.0000026663">
            <text:p>2.67E-006</text:p>
          </table:table-cell>
          <table:table-cell table:formula="of:=IF([.L659] &lt; [.H659];&quot;BETTER&quot;;IF([.L659]-2 &gt; [.H659]; &quot;WORSE&quot;;&quot;&quot;))">
            <text:p/>
          </table:table-cell>
          <table:table-cell table:formula="of:=IF([.N659] &lt; [.J659];&quot;BETTER&quot;;IF([.N659] &gt;[.J659]*1.1;&quot;WORSE&quot;;&quot;&quot;))">
            <text:p/>
          </table:table-cell>
          <table:table-cell office:value-type="float" office:value="3241">
            <text:p>3241</text:p>
          </table:table-cell>
          <table:table-cell office:value-type="float" office:value="0.0000019943">
            <text:p>1.99E-006</text:p>
          </table:table-cell>
          <table:table-cell office:value-type="float" office:value="0.0000026663">
            <text:p>2.67E-006</text:p>
          </table:table-cell>
          <table:table-cell table:formula="of:=IF([.Q659] &lt; [.L659];&quot;BETTER&quot;;IF([.Q659]-2 &gt; [.L659]; &quot;WORSE&quot;;&quot;&quot;))">
            <text:p/>
          </table:table-cell>
          <table:table-cell table:formula="of:=IF([.S659] &lt; [.N659];&quot;BETTER&quot;;IF([.S659] &gt;[.N659]*1.1;&quot;WORSE&quot;;&quot;&quot;))">
            <text:p/>
          </table:table-cell>
        </table:table-row>
        <table:table-row table:style-name="ro3">
          <table:table-cell/>
          <table:table-cell office:value-type="float" office:value="658">
            <text:p>658</text:p>
          </table:table-cell>
          <table:table-cell office:value-type="string">
            <text:p>2.99999999999999911e+00</text:p>
          </table:table-cell>
          <table:table-cell office:value-type="float" office:value="34">
            <text:p>34</text:p>
          </table:table-cell>
          <table:table-cell office:value-type="float" office:value="0.000000002652">
            <text:p>2.65E-009</text:p>
          </table:table-cell>
          <table:table-cell office:value-type="float" office:value="2.9606E-016">
            <text:p>2.96E-016</text:p>
          </table:table-cell>
          <table:table-cell/>
          <table:table-cell office:value-type="float" office:value="74">
            <text:p>74</text:p>
          </table:table-cell>
          <table:table-cell office:value-type="float" office:value="8.8818E-016">
            <text:p>8.88E-016</text:p>
          </table:table-cell>
          <table:table-cell office:value-type="float" office:value="2.9606E-016">
            <text:p>2.96E-016</text:p>
          </table:table-cell>
          <table:table-cell/>
          <table:table-cell office:value-type="float" office:value="74">
            <text:p>74</text:p>
          </table:table-cell>
          <table:table-cell office:value-type="float" office:value="8.8818E-016">
            <text:p>8.88E-016</text:p>
          </table:table-cell>
          <table:table-cell office:value-type="float" office:value="2.9606E-016">
            <text:p>2.96E-016</text:p>
          </table:table-cell>
          <table:table-cell table:formula="of:=IF([.L660] &lt; [.H660];&quot;BETTER&quot;;IF([.L660]-2 &gt; [.H660]; &quot;WORSE&quot;;&quot;&quot;))">
            <text:p/>
          </table:table-cell>
          <table:table-cell table:formula="of:=IF([.N660] &lt; [.J660];&quot;BETTER&quot;;IF([.N660] &gt;[.J66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4.4409E-016">
            <text:p>4.44E-016</text:p>
          </table:table-cell>
          <table:table-cell office:value-type="float" office:value="1.4803E-016">
            <text:p>1.48E-016</text:p>
          </table:table-cell>
          <table:table-cell table:formula="of:=IF([.Q660] &lt; [.L660];&quot;BETTER&quot;;IF([.Q660]-2 &gt; [.L660]; &quot;WORSE&quot;;&quot;&quot;))">
            <text:p/>
          </table:table-cell>
          <table:table-cell table:formula="of:=IF([.S660] &lt; [.N660];&quot;BETTER&quot;;IF([.S660] &gt;[.N660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659">
            <text:p>659</text:p>
          </table:table-cell>
          <table:table-cell office:value-type="string">
            <text:p>5.35019070301838262e-01</text:p>
          </table:table-cell>
          <table:table-cell office:value-type="float" office:value="474">
            <text:p>474</text:p>
          </table:table-cell>
          <table:table-cell office:value-type="float" office:value="0.0000000011522">
            <text:p>1.15E-009</text:p>
          </table:table-cell>
          <table:table-cell office:value-type="float" office:value="0.000000013484">
            <text:p>1.35E-008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16385">
            <text:p>1.64E-009</text:p>
          </table:table-cell>
          <table:table-cell office:value-type="float" office:value="0.000000025049">
            <text:p>2.50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50681">
            <text:p>5.07E-009</text:p>
          </table:table-cell>
          <table:table-cell office:value-type="float" office:value="0.00000001994">
            <text:p>1.99E-008</text:p>
          </table:table-cell>
          <table:table-cell table:formula="of:=IF([.L661] &lt; [.H661];&quot;BETTER&quot;;IF([.L661]-2 &gt; [.H661]; &quot;WORSE&quot;;&quot;&quot;))" office:value-type="string" office:string-value="BETTER">
            <text:p>BETTER</text:p>
          </table:table-cell>
          <table:table-cell table:formula="of:=IF([.N661] &lt; [.J661];&quot;BETTER&quot;;IF([.N661] &gt;[.J661]*1.1;&quot;WORSE&quot;;&quot;&quot;))" office:value-type="string" office:string-value="BETTER">
            <text:p>BETTER</text:p>
          </table:table-cell>
          <table:table-cell office:value-type="float" office:value="293">
            <text:p>293</text:p>
          </table:table-cell>
          <table:table-cell office:value-type="float" office:value="0.0000000050681">
            <text:p>5.07E-009</text:p>
          </table:table-cell>
          <table:table-cell office:value-type="float" office:value="0.00000001994">
            <text:p>1.99E-008</text:p>
          </table:table-cell>
          <table:table-cell table:formula="of:=IF([.Q661] &lt; [.L661];&quot;BETTER&quot;;IF([.Q661]-2 &gt; [.L661]; &quot;WORSE&quot;;&quot;&quot;))">
            <text:p/>
          </table:table-cell>
          <table:table-cell table:formula="of:=IF([.S661] &lt; [.N661];&quot;BETTER&quot;;IF([.S661] &gt;[.N661]*1.1;&quot;WORSE&quot;;&quot;&quot;))">
            <text:p/>
          </table:table-cell>
        </table:table-row>
        <table:table-row table:style-name="ro3">
          <table:table-cell/>
          <table:table-cell office:value-type="float" office:value="660">
            <text:p>660</text:p>
          </table:table-cell>
          <table:table-cell office:value-type="string">
            <text:p>1.02147972074740734e+00</text:p>
          </table:table-cell>
          <table:table-cell office:value-type="float" office:value="59">
            <text:p>59</text:p>
          </table:table-cell>
          <table:table-cell office:value-type="float" office:value="0.000000002812">
            <text:p>2.81E-009</text:p>
          </table:table-cell>
          <table:table-cell office:value-type="float" office:value="0.0000000072121">
            <text:p>7.21E-009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38725">
            <text:p>3.87E-010</text:p>
          </table:table-cell>
          <table:table-cell office:value-type="float" office:value="0.000000022078">
            <text:p>2.21E-008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38725">
            <text:p>3.87E-010</text:p>
          </table:table-cell>
          <table:table-cell office:value-type="float" office:value="0.000000022078">
            <text:p>2.21E-008</text:p>
          </table:table-cell>
          <table:table-cell table:formula="of:=IF([.L662] &lt; [.H662];&quot;BETTER&quot;;IF([.L662]-2 &gt; [.H662]; &quot;WORSE&quot;;&quot;&quot;))">
            <text:p/>
          </table:table-cell>
          <table:table-cell table:formula="of:=IF([.N662] &lt; [.J662];&quot;BETTER&quot;;IF([.N662] &gt;[.J662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00038725">
            <text:p>3.87E-010</text:p>
          </table:table-cell>
          <table:table-cell office:value-type="float" office:value="0.000000022078">
            <text:p>2.21E-008</text:p>
          </table:table-cell>
          <table:table-cell table:formula="of:=IF([.Q662] &lt; [.L662];&quot;BETTER&quot;;IF([.Q662]-2 &gt; [.L662]; &quot;WORSE&quot;;&quot;&quot;))">
            <text:p/>
          </table:table-cell>
          <table:table-cell table:formula="of:=IF([.S662] &lt; [.N662];&quot;BETTER&quot;;IF([.S662] &gt;[.N662]*1.1;&quot;WORSE&quot;;&quot;&quot;))">
            <text:p/>
          </table:table-cell>
        </table:table-row>
        <table:table-row table:style-name="ro3">
          <table:table-cell/>
          <table:table-cell office:value-type="float" office:value="661">
            <text:p>661</text:p>
          </table:table-cell>
          <table:table-cell office:value-type="string">
            <text:p>2.77777777777777832e-02</text:p>
          </table:table-cell>
          <table:table-cell office:value-type="float" office:value="49">
            <text:p>49</text:p>
          </table:table-cell>
          <table:table-cell office:value-type="float" office:value="0.000000000015924">
            <text:p>1.59E-011</text:p>
          </table:table-cell>
          <table:table-cell office:value-type="float" office:value="0.00000000080004">
            <text:p>8.0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8">
            <text:p>8.00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8">
            <text:p>8.00E-010</text:p>
          </table:table-cell>
          <table:table-cell table:formula="of:=IF([.L663] &lt; [.H663];&quot;BETTER&quot;;IF([.L663]-2 &gt; [.H663]; &quot;WORSE&quot;;&quot;&quot;))">
            <text:p/>
          </table:table-cell>
          <table:table-cell table:formula="of:=IF([.N663] &lt; [.J663];&quot;BETTER&quot;;IF([.N663] &gt;[.J66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8">
            <text:p>8.00E-010</text:p>
          </table:table-cell>
          <table:table-cell table:formula="of:=IF([.Q663] &lt; [.L663];&quot;BETTER&quot;;IF([.Q663]-2 &gt; [.L663]; &quot;WORSE&quot;;&quot;&quot;))">
            <text:p/>
          </table:table-cell>
          <table:table-cell table:formula="of:=IF([.S663] &lt; [.N663];&quot;BETTER&quot;;IF([.S663] &gt;[.N663]*1.1;&quot;WORSE&quot;;&quot;&quot;))">
            <text:p/>
          </table:table-cell>
        </table:table-row>
        <table:table-row table:style-name="ro3">
          <table:table-cell/>
          <table:table-cell office:value-type="float" office:value="662">
            <text:p>662</text:p>
          </table:table-cell>
          <table:table-cell office:value-type="string">
            <text:p>EXCEPTION!!</text:p>
          </table:table-cell>
          <table:table-cell office:value-type="float" office:value="3">
            <text:p>3</text:p>
          </table:table-cell>
          <table:table-cell table:style-name="Default" office:value-type="string">
            <text:p>nan</text:p>
          </table:table-cell>
          <table:table-cell table:style-name="ce3" office:value-type="float" office:value="INF">
            <text:p>INF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664] &lt; [.H664];&quot;BETTER&quot;;IF([.L664]-2 &gt; [.H664]; &quot;WORSE&quot;;&quot;&quot;))">
            <text:p/>
          </table:table-cell>
          <table:table-cell table:formula="of:=IF([.N664] &lt; [.J664];&quot;BETTER&quot;;IF([.N664] &gt;[.J66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1025">
            <text:p>1.10E-013</text:p>
          </table:table-cell>
          <table:table-cell office:value-type="float" office:value="0.0000000000063397">
            <text:p>6.34E-012</text:p>
          </table:table-cell>
          <table:table-cell table:formula="of:=IF([.Q664] &lt; [.L664];&quot;BETTER&quot;;IF([.Q664]-2 &gt; [.L664]; &quot;WORSE&quot;;&quot;&quot;))" office:value-type="string" office:string-value="BETTER">
            <text:p>BETTER</text:p>
          </table:table-cell>
          <table:table-cell table:formula="of:=IF([.S664] &lt; [.N664];&quot;BETTER&quot;;IF([.S664] &gt;[.N664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663">
            <text:p>663</text:p>
          </table:table-cell>
          <table:table-cell office:value-type="string">
            <text:p>4.89912103742572765e-03</text:p>
          </table:table-cell>
          <table:table-cell office:value-type="float" office:value="58">
            <text:p>58</text:p>
          </table:table-cell>
          <table:table-cell office:value-type="float" office:value="0.00000000000012021">
            <text:p>1.20E-013</text:p>
          </table:table-cell>
          <table:table-cell office:value-type="float" office:value="0.0000000076393">
            <text:p>7.64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8.6736E-019">
            <text:p>8.67E-019</text:p>
          </table:table-cell>
          <table:table-cell office:value-type="float" office:value="0.0000000076393">
            <text:p>7.64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8.6736E-019">
            <text:p>8.67E-019</text:p>
          </table:table-cell>
          <table:table-cell office:value-type="float" office:value="0.0000000076393">
            <text:p>7.64E-009</text:p>
          </table:table-cell>
          <table:table-cell table:formula="of:=IF([.L665] &lt; [.H665];&quot;BETTER&quot;;IF([.L665]-2 &gt; [.H665]; &quot;WORSE&quot;;&quot;&quot;))">
            <text:p/>
          </table:table-cell>
          <table:table-cell table:formula="of:=IF([.N665] &lt; [.J665];&quot;BETTER&quot;;IF([.N665] &gt;[.J66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6736E-019">
            <text:p>8.67E-019</text:p>
          </table:table-cell>
          <table:table-cell office:value-type="float" office:value="0.0000000076393">
            <text:p>7.64E-009</text:p>
          </table:table-cell>
          <table:table-cell table:formula="of:=IF([.Q665] &lt; [.L665];&quot;BETTER&quot;;IF([.Q665]-2 &gt; [.L665]; &quot;WORSE&quot;;&quot;&quot;))">
            <text:p/>
          </table:table-cell>
          <table:table-cell table:formula="of:=IF([.S665] &lt; [.N665];&quot;BETTER&quot;;IF([.S665] &gt;[.N665]*1.1;&quot;WORSE&quot;;&quot;&quot;))">
            <text:p/>
          </table:table-cell>
        </table:table-row>
        <table:table-row table:style-name="ro3">
          <table:table-cell/>
          <table:table-cell office:value-type="float" office:value="664">
            <text:p>664</text:p>
          </table:table-cell>
          <table:table-cell office:value-type="string">
            <text:p>4.48871788603617036e-03</text:p>
          </table:table-cell>
          <table:table-cell office:value-type="float" office:value="49">
            <text:p>49</text:p>
          </table:table-cell>
          <table:table-cell office:value-type="float" office:value="0.0000000000021443">
            <text:p>2.14E-012</text:p>
          </table:table-cell>
          <table:table-cell office:value-type="float" office:value="0.0000000031109">
            <text:p>3.11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31109">
            <text:p>3.11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31109">
            <text:p>3.11E-009</text:p>
          </table:table-cell>
          <table:table-cell table:formula="of:=IF([.L666] &lt; [.H666];&quot;BETTER&quot;;IF([.L666]-2 &gt; [.H666]; &quot;WORSE&quot;;&quot;&quot;))">
            <text:p/>
          </table:table-cell>
          <table:table-cell table:formula="of:=IF([.N666] &lt; [.J666];&quot;BETTER&quot;;IF([.N666] &gt;[.J66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31109">
            <text:p>3.11E-009</text:p>
          </table:table-cell>
          <table:table-cell table:formula="of:=IF([.Q666] &lt; [.L666];&quot;BETTER&quot;;IF([.Q666]-2 &gt; [.L666]; &quot;WORSE&quot;;&quot;&quot;))">
            <text:p/>
          </table:table-cell>
          <table:table-cell table:formula="of:=IF([.S666] &lt; [.N666];&quot;BETTER&quot;;IF([.S666] &gt;[.N666]*1.1;&quot;WORSE&quot;;&quot;&quot;))">
            <text:p/>
          </table:table-cell>
        </table:table-row>
        <table:table-row table:style-name="ro3">
          <table:table-cell/>
          <table:table-cell office:value-type="float" office:value="665">
            <text:p>665</text:p>
          </table:table-cell>
          <table:table-cell office:value-type="string">
            <text:p>1.39190589978131578e-03</text:p>
          </table:table-cell>
          <table:table-cell office:value-type="float" office:value="49">
            <text:p>49</text:p>
          </table:table-cell>
          <table:table-cell office:value-type="float" office:value="0.000000000009446">
            <text:p>9.45E-012</text:p>
          </table:table-cell>
          <table:table-cell office:value-type="float" office:value="0.00000000015724">
            <text:p>1.57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1684E-019">
            <text:p>2.17E-019</text:p>
          </table:table-cell>
          <table:table-cell office:value-type="float" office:value="0.00000000015711">
            <text:p>1.57E-010</text:p>
          </table:table-cell>
          <table:table-cell/>
          <table:table-cell office:value-type="float" office:value="147">
            <text:p>147</text:p>
          </table:table-cell>
          <table:table-cell office:value-type="float" office:value="2.1684E-019">
            <text:p>2.17E-019</text:p>
          </table:table-cell>
          <table:table-cell office:value-type="float" office:value="0.00000000015711">
            <text:p>1.57E-010</text:p>
          </table:table-cell>
          <table:table-cell table:formula="of:=IF([.L667] &lt; [.H667];&quot;BETTER&quot;;IF([.L667]-2 &gt; [.H667]; &quot;WORSE&quot;;&quot;&quot;))">
            <text:p/>
          </table:table-cell>
          <table:table-cell table:formula="of:=IF([.N667] &lt; [.J667];&quot;BETTER&quot;;IF([.N667] &gt;[.J66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1684E-019">
            <text:p>2.17E-019</text:p>
          </table:table-cell>
          <table:table-cell office:value-type="float" office:value="0.00000000015711">
            <text:p>1.57E-010</text:p>
          </table:table-cell>
          <table:table-cell table:formula="of:=IF([.Q667] &lt; [.L667];&quot;BETTER&quot;;IF([.Q667]-2 &gt; [.L667]; &quot;WORSE&quot;;&quot;&quot;))">
            <text:p/>
          </table:table-cell>
          <table:table-cell table:formula="of:=IF([.S667] &lt; [.N667];&quot;BETTER&quot;;IF([.S667] &gt;[.N667]*1.1;&quot;WORSE&quot;;&quot;&quot;))">
            <text:p/>
          </table:table-cell>
        </table:table-row>
        <table:table-row table:style-name="ro3">
          <table:table-cell/>
          <table:table-cell office:value-type="float" office:value="666">
            <text:p>666</text:p>
          </table:table-cell>
          <table:table-cell office:value-type="string">
            <text:p>-6.04120738023785188e-04</text:p>
          </table:table-cell>
          <table:table-cell office:value-type="float" office:value="189">
            <text:p>189</text:p>
          </table:table-cell>
          <table:table-cell office:value-type="float" office:value="0.000000000023545">
            <text:p>2.35E-011</text:p>
          </table:table-cell>
          <table:table-cell office:value-type="float" office:value="0.000000062966">
            <text:p>6.30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11173">
            <text:p>1.12E-012</text:p>
          </table:table-cell>
          <table:table-cell office:value-type="float" office:value="0.000000062941">
            <text:p>6.29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11173">
            <text:p>1.12E-012</text:p>
          </table:table-cell>
          <table:table-cell office:value-type="float" office:value="0.000000062941">
            <text:p>6.29E-008</text:p>
          </table:table-cell>
          <table:table-cell table:formula="of:=IF([.L668] &lt; [.H668];&quot;BETTER&quot;;IF([.L668]-2 &gt; [.H668]; &quot;WORSE&quot;;&quot;&quot;))">
            <text:p/>
          </table:table-cell>
          <table:table-cell table:formula="of:=IF([.N668] &lt; [.J668];&quot;BETTER&quot;;IF([.N668] &gt;[.J66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11173">
            <text:p>1.12E-012</text:p>
          </table:table-cell>
          <table:table-cell office:value-type="float" office:value="0.000000062941">
            <text:p>6.29E-008</text:p>
          </table:table-cell>
          <table:table-cell table:formula="of:=IF([.Q668] &lt; [.L668];&quot;BETTER&quot;;IF([.Q668]-2 &gt; [.L668]; &quot;WORSE&quot;;&quot;&quot;))">
            <text:p/>
          </table:table-cell>
          <table:table-cell table:formula="of:=IF([.S668] &lt; [.N668];&quot;BETTER&quot;;IF([.S668] &gt;[.N668]*1.1;&quot;WORSE&quot;;&quot;&quot;))">
            <text:p/>
          </table:table-cell>
        </table:table-row>
        <table:table-row table:style-name="ro3">
          <table:table-cell/>
          <table:table-cell office:value-type="float" office:value="667">
            <text:p>667</text:p>
          </table:table-cell>
          <table:table-cell office:value-type="string">
            <text:p>8.85299549568381670e-04</text:p>
          </table:table-cell>
          <table:table-cell office:value-type="float" office:value="214">
            <text:p>214</text:p>
          </table:table-cell>
          <table:table-cell office:value-type="float" office:value="0.00000000012348">
            <text:p>1.23E-010</text:p>
          </table:table-cell>
          <table:table-cell office:value-type="float" office:value="0.000000055867">
            <text:p>5.59E-008</text:p>
          </table:table-cell>
          <table:table-cell/>
          <table:table-cell office:value-type="float" office:value="586">
            <text:p>586</text:p>
          </table:table-cell>
          <table:table-cell office:value-type="float" office:value="2.7105E-018">
            <text:p>2.71E-018</text:p>
          </table:table-cell>
          <table:table-cell office:value-type="float" office:value="0.000000055991">
            <text:p>5.60E-008</text:p>
          </table:table-cell>
          <table:table-cell/>
          <table:table-cell office:value-type="float" office:value="588">
            <text:p>588</text:p>
          </table:table-cell>
          <table:table-cell office:value-type="float" office:value="2.7105E-018">
            <text:p>2.71E-018</text:p>
          </table:table-cell>
          <table:table-cell office:value-type="float" office:value="0.000000055991">
            <text:p>5.60E-008</text:p>
          </table:table-cell>
          <table:table-cell table:formula="of:=IF([.L669] &lt; [.H669];&quot;BETTER&quot;;IF([.L669]-2 &gt; [.H669]; &quot;WORSE&quot;;&quot;&quot;))">
            <text:p/>
          </table:table-cell>
          <table:table-cell table:formula="of:=IF([.N669] &lt; [.J669];&quot;BETTER&quot;;IF([.N669] &gt;[.J669]*1.1;&quot;WORSE&quot;;&quot;&quot;))">
            <text:p/>
          </table:table-cell>
          <table:table-cell office:value-type="float" office:value="588">
            <text:p>588</text:p>
          </table:table-cell>
          <table:table-cell office:value-type="float" office:value="2.8189E-018">
            <text:p>2.82E-018</text:p>
          </table:table-cell>
          <table:table-cell office:value-type="float" office:value="0.000000055991">
            <text:p>5.60E-008</text:p>
          </table:table-cell>
          <table:table-cell table:formula="of:=IF([.Q669] &lt; [.L669];&quot;BETTER&quot;;IF([.Q669]-2 &gt; [.L669]; &quot;WORSE&quot;;&quot;&quot;))">
            <text:p/>
          </table:table-cell>
          <table:table-cell table:formula="of:=IF([.S669] &lt; [.N669];&quot;BETTER&quot;;IF([.S669] &gt;[.N669]*1.1;&quot;WORSE&quot;;&quot;&quot;))">
            <text:p/>
          </table:table-cell>
        </table:table-row>
        <table:table-row table:style-name="ro3">
          <table:table-cell/>
          <table:table-cell office:value-type="float" office:value="668">
            <text:p>668</text:p>
          </table:table-cell>
          <table:table-cell office:value-type="string">
            <text:p>-1.62624066757643959e-03</text:p>
          </table:table-cell>
          <table:table-cell office:value-type="float" office:value="185">
            <text:p>185</text:p>
          </table:table-cell>
          <table:table-cell office:value-type="float" office:value="0.000000000046108">
            <text:p>4.61E-011</text:p>
          </table:table-cell>
          <table:table-cell office:value-type="float" office:value="0.000000019891">
            <text:p>1.99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1.7738E-016">
            <text:p>1.77E-016</text:p>
          </table:table-cell>
          <table:table-cell office:value-type="float" office:value="0.000000019938">
            <text:p>1.99E-008</text:p>
          </table:table-cell>
          <table:table-cell/>
          <table:table-cell office:value-type="float" office:value="293">
            <text:p>293</text:p>
          </table:table-cell>
          <table:table-cell office:value-type="float" office:value="1.7738E-016">
            <text:p>1.77E-016</text:p>
          </table:table-cell>
          <table:table-cell office:value-type="float" office:value="0.000000019938">
            <text:p>1.99E-008</text:p>
          </table:table-cell>
          <table:table-cell table:formula="of:=IF([.L670] &lt; [.H670];&quot;BETTER&quot;;IF([.L670]-2 &gt; [.H670]; &quot;WORSE&quot;;&quot;&quot;))">
            <text:p/>
          </table:table-cell>
          <table:table-cell table:formula="of:=IF([.N670] &lt; [.J670];&quot;BETTER&quot;;IF([.N670] &gt;[.J670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7738E-016">
            <text:p>1.77E-016</text:p>
          </table:table-cell>
          <table:table-cell office:value-type="float" office:value="0.000000019938">
            <text:p>1.99E-008</text:p>
          </table:table-cell>
          <table:table-cell table:formula="of:=IF([.Q670] &lt; [.L670];&quot;BETTER&quot;;IF([.Q670]-2 &gt; [.L670]; &quot;WORSE&quot;;&quot;&quot;))">
            <text:p/>
          </table:table-cell>
          <table:table-cell table:formula="of:=IF([.S670] &lt; [.N670];&quot;BETTER&quot;;IF([.S670] &gt;[.N670]*1.1;&quot;WORSE&quot;;&quot;&quot;))">
            <text:p/>
          </table:table-cell>
        </table:table-row>
        <table:table-row table:style-name="ro3">
          <table:table-cell/>
          <table:table-cell office:value-type="float" office:value="669">
            <text:p>669</text:p>
          </table:table-cell>
          <table:table-cell office:value-type="string">
            <text:p>9.74956208520594725e-01</text:p>
          </table:table-cell>
          <table:table-cell office:value-type="float" office:value="59">
            <text:p>59</text:p>
          </table:table-cell>
          <table:table-cell office:value-type="float" office:value="0.000000000000011843">
            <text:p>1.18E-014</text:p>
          </table:table-cell>
          <table:table-cell office:value-type="float" office:value="0.000000000021112">
            <text:p>2.1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7097">
            <text:p>1.71E-014</text:p>
          </table:table-cell>
          <table:table-cell office:value-type="float" office:value="0.000000000021124">
            <text:p>2.1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7097">
            <text:p>1.71E-014</text:p>
          </table:table-cell>
          <table:table-cell office:value-type="float" office:value="0.000000000021124">
            <text:p>2.11E-011</text:p>
          </table:table-cell>
          <table:table-cell table:formula="of:=IF([.L671] &lt; [.H671];&quot;BETTER&quot;;IF([.L671]-2 &gt; [.H671]; &quot;WORSE&quot;;&quot;&quot;))">
            <text:p/>
          </table:table-cell>
          <table:table-cell table:formula="of:=IF([.N671] &lt; [.J671];&quot;BETTER&quot;;IF([.N671] &gt;[.J67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7097">
            <text:p>1.71E-014</text:p>
          </table:table-cell>
          <table:table-cell office:value-type="float" office:value="0.000000000021124">
            <text:p>2.11E-011</text:p>
          </table:table-cell>
          <table:table-cell table:formula="of:=IF([.Q671] &lt; [.L671];&quot;BETTER&quot;;IF([.Q671]-2 &gt; [.L671]; &quot;WORSE&quot;;&quot;&quot;))">
            <text:p/>
          </table:table-cell>
          <table:table-cell table:formula="of:=IF([.S671] &lt; [.N671];&quot;BETTER&quot;;IF([.S671] &gt;[.N671]*1.1;&quot;WORSE&quot;;&quot;&quot;))">
            <text:p/>
          </table:table-cell>
        </table:table-row>
        <table:table-row table:style-name="ro3">
          <table:table-cell/>
          <table:table-cell office:value-type="float" office:value="670">
            <text:p>670</text:p>
          </table:table-cell>
          <table:table-cell office:value-type="string">
            <text:p>3.25192766706954350e-01</text:p>
          </table:table-cell>
          <table:table-cell office:value-type="float" office:value="58">
            <text:p>58</text:p>
          </table:table-cell>
          <table:table-cell office:value-type="float" office:value="0.00000000000010601">
            <text:p>1.06E-013</text:p>
          </table:table-cell>
          <table:table-cell office:value-type="float" office:value="0.000000000021384">
            <text:p>2.1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1625">
            <text:p>5.16E-014</text:p>
          </table:table-cell>
          <table:table-cell office:value-type="float" office:value="0.000000000021385">
            <text:p>2.14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51625">
            <text:p>5.16E-014</text:p>
          </table:table-cell>
          <table:table-cell office:value-type="float" office:value="0.000000000021385">
            <text:p>2.14E-011</text:p>
          </table:table-cell>
          <table:table-cell table:formula="of:=IF([.L672] &lt; [.H672];&quot;BETTER&quot;;IF([.L672]-2 &gt; [.H672]; &quot;WORSE&quot;;&quot;&quot;))">
            <text:p/>
          </table:table-cell>
          <table:table-cell table:formula="of:=IF([.N672] &lt; [.J672];&quot;BETTER&quot;;IF([.N672] &gt;[.J67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51625">
            <text:p>5.16E-014</text:p>
          </table:table-cell>
          <table:table-cell office:value-type="float" office:value="0.000000000021385">
            <text:p>2.14E-011</text:p>
          </table:table-cell>
          <table:table-cell table:formula="of:=IF([.Q672] &lt; [.L672];&quot;BETTER&quot;;IF([.Q672]-2 &gt; [.L672]; &quot;WORSE&quot;;&quot;&quot;))">
            <text:p/>
          </table:table-cell>
          <table:table-cell table:formula="of:=IF([.S672] &lt; [.N672];&quot;BETTER&quot;;IF([.S672] &gt;[.N672]*1.1;&quot;WORSE&quot;;&quot;&quot;))">
            <text:p/>
          </table:table-cell>
        </table:table-row>
        <table:table-row table:style-name="ro3">
          <table:table-cell/>
          <table:table-cell office:value-type="float" office:value="671">
            <text:p>671</text:p>
          </table:table-cell>
          <table:table-cell office:value-type="string">
            <text:p>7.18281828459045091e-01</text:p>
          </table:table-cell>
          <table:table-cell office:value-type="float" office:value="58">
            <text:p>58</text:p>
          </table:table-cell>
          <table:table-cell office:value-type="float" office:value="0.00000000000044592">
            <text:p>4.46E-013</text:p>
          </table:table-cell>
          <table:table-cell office:value-type="float" office:value="0.000000000057018">
            <text:p>5.7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5285">
            <text:p>2.53E-010</text:p>
          </table:table-cell>
          <table:table-cell office:value-type="float" office:value="0.000000000057018">
            <text:p>5.7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5285">
            <text:p>2.53E-010</text:p>
          </table:table-cell>
          <table:table-cell office:value-type="float" office:value="0.000000000057018">
            <text:p>5.70E-011</text:p>
          </table:table-cell>
          <table:table-cell table:formula="of:=IF([.L673] &lt; [.H673];&quot;BETTER&quot;;IF([.L673]-2 &gt; [.H673]; &quot;WORSE&quot;;&quot;&quot;))">
            <text:p/>
          </table:table-cell>
          <table:table-cell table:formula="of:=IF([.N673] &lt; [.J673];&quot;BETTER&quot;;IF([.N673] &gt;[.J67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5285">
            <text:p>2.53E-010</text:p>
          </table:table-cell>
          <table:table-cell office:value-type="float" office:value="0.000000000057018">
            <text:p>5.70E-011</text:p>
          </table:table-cell>
          <table:table-cell table:formula="of:=IF([.Q673] &lt; [.L673];&quot;BETTER&quot;;IF([.Q673]-2 &gt; [.L673]; &quot;WORSE&quot;;&quot;&quot;))">
            <text:p/>
          </table:table-cell>
          <table:table-cell table:formula="of:=IF([.S673] &lt; [.N673];&quot;BETTER&quot;;IF([.S673] &gt;[.N673]*1.1;&quot;WORSE&quot;;&quot;&quot;))">
            <text:p/>
          </table:table-cell>
        </table:table-row>
        <table:table-row table:style-name="ro3">
          <table:table-cell/>
          <table:table-cell office:value-type="float" office:value="672">
            <text:p>672</text:p>
          </table:table-cell>
          <table:table-cell office:value-type="string">
            <text:p>7.67999999999999933e-03</text:p>
          </table:table-cell>
          <table:table-cell office:value-type="float" office:value="41">
            <text:p>41</text:p>
          </table:table-cell>
          <table:table-cell office:value-type="float" office:value="0.000000000080274">
            <text:p>8.03E-011</text:p>
          </table:table-cell>
          <table:table-cell office:value-type="float" office:value="1.1294E-016">
            <text:p>1.13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8.6736E-019">
            <text:p>8.67E-019</text:p>
          </table:table-cell>
          <table:table-cell office:value-type="float" office:value="1.1294E-016">
            <text:p>1.13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8.6736E-019">
            <text:p>8.67E-019</text:p>
          </table:table-cell>
          <table:table-cell office:value-type="float" office:value="1.1294E-016">
            <text:p>1.13E-016</text:p>
          </table:table-cell>
          <table:table-cell table:formula="of:=IF([.L674] &lt; [.H674];&quot;BETTER&quot;;IF([.L674]-2 &gt; [.H674]; &quot;WORSE&quot;;&quot;&quot;))">
            <text:p/>
          </table:table-cell>
          <table:table-cell table:formula="of:=IF([.N674] &lt; [.J674];&quot;BETTER&quot;;IF([.N674] &gt;[.J67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8.6736E-019">
            <text:p>8.67E-019</text:p>
          </table:table-cell>
          <table:table-cell office:value-type="float" office:value="1.1294E-016">
            <text:p>1.13E-016</text:p>
          </table:table-cell>
          <table:table-cell table:formula="of:=IF([.Q674] &lt; [.L674];&quot;BETTER&quot;;IF([.Q674]-2 &gt; [.L674]; &quot;WORSE&quot;;&quot;&quot;))">
            <text:p/>
          </table:table-cell>
          <table:table-cell table:formula="of:=IF([.S674] &lt; [.N674];&quot;BETTER&quot;;IF([.S674] &gt;[.N674]*1.1;&quot;WORSE&quot;;&quot;&quot;))">
            <text:p/>
          </table:table-cell>
        </table:table-row>
        <table:table-row table:style-name="ro3">
          <table:table-cell/>
          <table:table-cell office:value-type="float" office:value="673">
            <text:p>673</text:p>
          </table:table-cell>
          <table:table-cell office:value-type="string">
            <text:p>7.66990393942820585e-03</text:p>
          </table:table-cell>
          <table:table-cell office:value-type="float" office:value="59">
            <text:p>59</text:p>
          </table:table-cell>
          <table:table-cell office:value-type="float" office:value="0.00000000000027747">
            <text:p>2.77E-013</text:p>
          </table:table-cell>
          <table:table-cell office:value-type="float" office:value="0.0000000051404">
            <text:p>5.14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49938">
            <text:p>4.99E-013</text:p>
          </table:table-cell>
          <table:table-cell office:value-type="float" office:value="0.0000000051406">
            <text:p>5.14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49938">
            <text:p>4.99E-013</text:p>
          </table:table-cell>
          <table:table-cell office:value-type="float" office:value="0.0000000051406">
            <text:p>5.14E-009</text:p>
          </table:table-cell>
          <table:table-cell table:formula="of:=IF([.L675] &lt; [.H675];&quot;BETTER&quot;;IF([.L675]-2 &gt; [.H675]; &quot;WORSE&quot;;&quot;&quot;))">
            <text:p/>
          </table:table-cell>
          <table:table-cell table:formula="of:=IF([.N675] &lt; [.J675];&quot;BETTER&quot;;IF([.N675] &gt;[.J675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49938">
            <text:p>4.99E-013</text:p>
          </table:table-cell>
          <table:table-cell office:value-type="float" office:value="0.0000000051406">
            <text:p>5.14E-009</text:p>
          </table:table-cell>
          <table:table-cell table:formula="of:=IF([.Q675] &lt; [.L675];&quot;BETTER&quot;;IF([.Q675]-2 &gt; [.L675]; &quot;WORSE&quot;;&quot;&quot;))">
            <text:p/>
          </table:table-cell>
          <table:table-cell table:formula="of:=IF([.S675] &lt; [.N675];&quot;BETTER&quot;;IF([.S675] &gt;[.N675]*1.1;&quot;WORSE&quot;;&quot;&quot;))">
            <text:p/>
          </table:table-cell>
        </table:table-row>
        <table:table-row table:style-name="ro3">
          <table:table-cell/>
          <table:table-cell office:value-type="float" office:value="674">
            <text:p>674</text:p>
          </table:table-cell>
          <table:table-cell office:value-type="string">
            <text:p>2.04662202447274044e+00</text:p>
          </table:table-cell>
          <table:table-cell office:value-type="float" office:value="59">
            <text:p>59</text:p>
          </table:table-cell>
          <table:table-cell office:value-type="float" office:value="0.0000000000002178">
            <text:p>2.18E-013</text:p>
          </table:table-cell>
          <table:table-cell office:value-type="float" office:value="0.000000000013575">
            <text:p>1.3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50486">
            <text:p>5.05E-011</text:p>
          </table:table-cell>
          <table:table-cell office:value-type="float" office:value="0.000000000013319">
            <text:p>1.3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50486">
            <text:p>5.05E-011</text:p>
          </table:table-cell>
          <table:table-cell office:value-type="float" office:value="0.000000000013319">
            <text:p>1.33E-011</text:p>
          </table:table-cell>
          <table:table-cell table:formula="of:=IF([.L676] &lt; [.H676];&quot;BETTER&quot;;IF([.L676]-2 &gt; [.H676]; &quot;WORSE&quot;;&quot;&quot;))">
            <text:p/>
          </table:table-cell>
          <table:table-cell table:formula="of:=IF([.N676] &lt; [.J676];&quot;BETTER&quot;;IF([.N676] &gt;[.J67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50486">
            <text:p>5.05E-011</text:p>
          </table:table-cell>
          <table:table-cell office:value-type="float" office:value="0.000000000013319">
            <text:p>1.33E-011</text:p>
          </table:table-cell>
          <table:table-cell table:formula="of:=IF([.Q676] &lt; [.L676];&quot;BETTER&quot;;IF([.Q676]-2 &gt; [.L676]; &quot;WORSE&quot;;&quot;&quot;))">
            <text:p/>
          </table:table-cell>
          <table:table-cell table:formula="of:=IF([.S676] &lt; [.N676];&quot;BETTER&quot;;IF([.S676] &gt;[.N676]*1.1;&quot;WORSE&quot;;&quot;&quot;))">
            <text:p/>
          </table:table-cell>
        </table:table-row>
        <table:table-row table:style-name="ro3">
          <table:table-cell/>
          <table:table-cell office:value-type="float" office:value="675">
            <text:p>675</text:p>
          </table:table-cell>
          <table:table-cell office:value-type="string">
            <text:p>8.86226925452758163e-01</text:p>
          </table:table-cell>
          <table:table-cell office:value-type="float" office:value="58">
            <text:p>58</text:p>
          </table:table-cell>
          <table:table-cell office:value-type="float" office:value="3.5077E-015">
            <text:p>3.51E-015</text:p>
          </table:table-cell>
          <table:table-cell office:value-type="float" office:value="0.000000000053309">
            <text:p>5.3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3989">
            <text:p>1.40E-014</text:p>
          </table:table-cell>
          <table:table-cell office:value-type="float" office:value="0.000000000053307">
            <text:p>5.33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3989">
            <text:p>1.40E-014</text:p>
          </table:table-cell>
          <table:table-cell office:value-type="float" office:value="0.000000000053307">
            <text:p>5.33E-011</text:p>
          </table:table-cell>
          <table:table-cell table:formula="of:=IF([.L677] &lt; [.H677];&quot;BETTER&quot;;IF([.L677]-2 &gt; [.H677]; &quot;WORSE&quot;;&quot;&quot;))">
            <text:p/>
          </table:table-cell>
          <table:table-cell table:formula="of:=IF([.N677] &lt; [.J677];&quot;BETTER&quot;;IF([.N677] &gt;[.J67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3989">
            <text:p>1.40E-014</text:p>
          </table:table-cell>
          <table:table-cell office:value-type="float" office:value="0.000000000053307">
            <text:p>5.33E-011</text:p>
          </table:table-cell>
          <table:table-cell table:formula="of:=IF([.Q677] &lt; [.L677];&quot;BETTER&quot;;IF([.Q677]-2 &gt; [.L677]; &quot;WORSE&quot;;&quot;&quot;))">
            <text:p/>
          </table:table-cell>
          <table:table-cell table:formula="of:=IF([.S677] &lt; [.N677];&quot;BETTER&quot;;IF([.S677] &gt;[.N677]*1.1;&quot;WORSE&quot;;&quot;&quot;))">
            <text:p/>
          </table:table-cell>
        </table:table-row>
        <table:table-row table:style-name="ro3">
          <table:table-cell/>
          <table:table-cell office:value-type="float" office:value="676">
            <text:p>676</text:p>
          </table:table-cell>
          <table:table-cell office:value-type="string">
            <text:p>2.75674380058034352e-01</text:p>
          </table:table-cell>
          <table:table-cell office:value-type="float" office:value="816">
            <text:p>816</text:p>
          </table:table-cell>
          <table:table-cell office:value-type="float" office:value="0.00000000066637">
            <text:p>6.66E-010</text:p>
          </table:table-cell>
          <table:table-cell office:value-type="float" office:value="0.00000000097501">
            <text:p>9.75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0.0020559">
            <text:p>2.06E-003</text:p>
          </table:table-cell>
          <table:table-cell office:value-type="float" office:value="0.15973">
            <text:p>1.60E-001</text:p>
          </table:table-cell>
          <table:table-cell/>
          <table:table-cell office:value-type="float" office:value="1176">
            <text:p>1176</text:p>
          </table:table-cell>
          <table:table-cell office:value-type="float" office:value="2.2204E-015">
            <text:p>2.22E-015</text:p>
          </table:table-cell>
          <table:table-cell office:value-type="float" office:value="0.00000000014373">
            <text:p>1.44E-010</text:p>
          </table:table-cell>
          <table:table-cell table:formula="of:=IF([.L678] &lt; [.H678];&quot;BETTER&quot;;IF([.L678]-2 &gt; [.H678]; &quot;WORSE&quot;;&quot;&quot;))" office:value-type="string" office:string-value="WORSE">
            <text:p>WORSE</text:p>
          </table:table-cell>
          <table:table-cell table:formula="of:=IF([.N678] &lt; [.J678];&quot;BETTER&quot;;IF([.N678] &gt;[.J678]*1.1;&quot;WORSE&quot;;&quot;&quot;))" office:value-type="string" office:string-value="BETTER">
            <text:p>BETTER</text:p>
          </table:table-cell>
          <table:table-cell office:value-type="float" office:value="1176">
            <text:p>1176</text:p>
          </table:table-cell>
          <table:table-cell office:value-type="float" office:value="2.1649E-015">
            <text:p>2.16E-015</text:p>
          </table:table-cell>
          <table:table-cell office:value-type="float" office:value="0.00000000014373">
            <text:p>1.44E-010</text:p>
          </table:table-cell>
          <table:table-cell table:formula="of:=IF([.Q678] &lt; [.L678];&quot;BETTER&quot;;IF([.Q678]-2 &gt; [.L678]; &quot;WORSE&quot;;&quot;&quot;))">
            <text:p/>
          </table:table-cell>
          <table:table-cell table:formula="of:=IF([.S678] &lt; [.N678];&quot;BETTER&quot;;IF([.S678] &gt;[.N678]*1.1;&quot;WORSE&quot;;&quot;&quot;))">
            <text:p/>
          </table:table-cell>
        </table:table-row>
        <table:table-row table:style-name="ro3">
          <table:table-cell/>
          <table:table-cell office:value-type="float" office:value="677">
            <text:p>677</text:p>
          </table:table-cell>
          <table:table-cell office:value-type="string">
            <text:p>1.81818181818181879e-02</text:p>
          </table:table-cell>
          <table:table-cell office:value-type="float" office:value="59">
            <text:p>59</text:p>
          </table:table-cell>
          <table:table-cell office:value-type="float" office:value="0.0000000000096347">
            <text:p>9.63E-012</text:p>
          </table:table-cell>
          <table:table-cell office:value-type="float" office:value="0.000000001">
            <text:p>1.00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1">
            <text:p>1.00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1">
            <text:p>1.00E-009</text:p>
          </table:table-cell>
          <table:table-cell table:formula="of:=IF([.L679] &lt; [.H679];&quot;BETTER&quot;;IF([.L679]-2 &gt; [.H679]; &quot;WORSE&quot;;&quot;&quot;))">
            <text:p/>
          </table:table-cell>
          <table:table-cell table:formula="of:=IF([.N679] &lt; [.J679];&quot;BETTER&quot;;IF([.N679] &gt;[.J679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1">
            <text:p>1.00E-009</text:p>
          </table:table-cell>
          <table:table-cell table:formula="of:=IF([.Q679] &lt; [.L679];&quot;BETTER&quot;;IF([.Q679]-2 &gt; [.L679]; &quot;WORSE&quot;;&quot;&quot;))">
            <text:p/>
          </table:table-cell>
          <table:table-cell table:formula="of:=IF([.S679] &lt; [.N679];&quot;BETTER&quot;;IF([.S679] &gt;[.N679]*1.1;&quot;WORSE&quot;;&quot;&quot;))">
            <text:p/>
          </table:table-cell>
        </table:table-row>
        <table:table-row table:style-name="ro3">
          <table:table-cell/>
          <table:table-cell office:value-type="float" office:value="678">
            <text:p>678</text:p>
          </table:table-cell>
          <table:table-cell office:value-type="string">
            <text:p>4.74421154996059635e-01</text:p>
          </table:table-cell>
          <table:table-cell office:value-type="float" office:value="55">
            <text:p>55</text:p>
          </table:table-cell>
          <table:table-cell office:value-type="float" office:value="7.4885E-015">
            <text:p>7.49E-015</text:p>
          </table:table-cell>
          <table:table-cell office:value-type="float" office:value="0.0000000000083058">
            <text:p>8.3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2417">
            <text:p>6.24E-013</text:p>
          </table:table-cell>
          <table:table-cell office:value-type="float" office:value="0.0000000000083056">
            <text:p>8.3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2417">
            <text:p>6.24E-013</text:p>
          </table:table-cell>
          <table:table-cell office:value-type="float" office:value="0.0000000000083056">
            <text:p>8.31E-012</text:p>
          </table:table-cell>
          <table:table-cell table:formula="of:=IF([.L680] &lt; [.H680];&quot;BETTER&quot;;IF([.L680]-2 &gt; [.H680]; &quot;WORSE&quot;;&quot;&quot;))">
            <text:p/>
          </table:table-cell>
          <table:table-cell table:formula="of:=IF([.N680] &lt; [.J680];&quot;BETTER&quot;;IF([.N680] &gt;[.J68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2417">
            <text:p>6.24E-013</text:p>
          </table:table-cell>
          <table:table-cell office:value-type="float" office:value="0.0000000000083056">
            <text:p>8.31E-012</text:p>
          </table:table-cell>
          <table:table-cell table:formula="of:=IF([.Q680] &lt; [.L680];&quot;BETTER&quot;;IF([.Q680]-2 &gt; [.L680]; &quot;WORSE&quot;;&quot;&quot;))">
            <text:p/>
          </table:table-cell>
          <table:table-cell table:formula="of:=IF([.S680] &lt; [.N680];&quot;BETTER&quot;;IF([.S680] &gt;[.N680]*1.1;&quot;WORSE&quot;;&quot;&quot;))">
            <text:p/>
          </table:table-cell>
        </table:table-row>
        <table:table-row table:style-name="ro3">
          <table:table-cell/>
          <table:table-cell office:value-type="float" office:value="679">
            <text:p>679</text:p>
          </table:table-cell>
          <table:table-cell office:value-type="string">
            <text:p>7.85398163397448279e-01</text:p>
          </table:table-cell>
          <table:table-cell office:value-type="float" office:value="58">
            <text:p>58</text:p>
          </table:table-cell>
          <table:table-cell office:value-type="float" office:value="0.00000000042805">
            <text:p>4.28E-010</text:p>
          </table:table-cell>
          <table:table-cell office:value-type="float" office:value="0.0000000000032494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47862">
            <text:p>4.79E-013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47862">
            <text:p>4.79E-013</text:p>
          </table:table-cell>
          <table:table-cell office:value-type="float" office:value="0.000000000003249">
            <text:p>3.25E-012</text:p>
          </table:table-cell>
          <table:table-cell table:formula="of:=IF([.L681] &lt; [.H681];&quot;BETTER&quot;;IF([.L681]-2 &gt; [.H681]; &quot;WORSE&quot;;&quot;&quot;))">
            <text:p/>
          </table:table-cell>
          <table:table-cell table:formula="of:=IF([.N681] &lt; [.J681];&quot;BETTER&quot;;IF([.N681] &gt;[.J68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47851">
            <text:p>4.79E-013</text:p>
          </table:table-cell>
          <table:table-cell office:value-type="float" office:value="0.000000000003249">
            <text:p>3.25E-012</text:p>
          </table:table-cell>
          <table:table-cell table:formula="of:=IF([.Q681] &lt; [.L681];&quot;BETTER&quot;;IF([.Q681]-2 &gt; [.L681]; &quot;WORSE&quot;;&quot;&quot;))">
            <text:p/>
          </table:table-cell>
          <table:table-cell table:formula="of:=IF([.S681] &lt; [.N681];&quot;BETTER&quot;;IF([.S681] &gt;[.N681]*1.1;&quot;WORSE&quot;;&quot;&quot;))">
            <text:p/>
          </table:table-cell>
        </table:table-row>
        <table:table-row table:style-name="ro3">
          <table:table-cell/>
          <table:table-cell office:value-type="float" office:value="680">
            <text:p>680</text:p>
          </table:table-cell>
          <table:table-cell office:value-type="string">
            <text:p>4.61461462433216507e-01</text:p>
          </table:table-cell>
          <table:table-cell office:value-type="float" office:value="63">
            <text:p>63</text:p>
          </table:table-cell>
          <table:table-cell office:value-type="float" office:value="0.0000000000010377">
            <text:p>1.04E-012</text:p>
          </table:table-cell>
          <table:table-cell office:value-type="float" office:value="0.000000000071359">
            <text:p>7.1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71981">
            <text:p>7.2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5.5511E-017">
            <text:p>5.55E-017</text:p>
          </table:table-cell>
          <table:table-cell office:value-type="float" office:value="0.000000000071981">
            <text:p>7.20E-011</text:p>
          </table:table-cell>
          <table:table-cell table:formula="of:=IF([.L682] &lt; [.H682];&quot;BETTER&quot;;IF([.L682]-2 &gt; [.H682]; &quot;WORSE&quot;;&quot;&quot;))">
            <text:p/>
          </table:table-cell>
          <table:table-cell table:formula="of:=IF([.N682] &lt; [.J682];&quot;BETTER&quot;;IF([.N682] &gt;[.J68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.000000000071981">
            <text:p>7.20E-011</text:p>
          </table:table-cell>
          <table:table-cell table:formula="of:=IF([.Q682] &lt; [.L682];&quot;BETTER&quot;;IF([.Q682]-2 &gt; [.L682]; &quot;WORSE&quot;;&quot;&quot;))">
            <text:p/>
          </table:table-cell>
          <table:table-cell table:formula="of:=IF([.S682] &lt; [.N682];&quot;BETTER&quot;;IF([.S682] &gt;[.N682]*1.1;&quot;WORSE&quot;;&quot;&quot;))">
            <text:p/>
          </table:table-cell>
        </table:table-row>
        <table:table-row table:style-name="ro3">
          <table:table-cell/>
          <table:table-cell office:value-type="float" office:value="681">
            <text:p>681</text:p>
          </table:table-cell>
          <table:table-cell office:value-type="string">
            <text:p>6.07570274686048739e-01</text:p>
          </table:table-cell>
          <table:table-cell office:value-type="float" office:value="58">
            <text:p>58</text:p>
          </table:table-cell>
          <table:table-cell office:value-type="float" office:value="7.8575E-015">
            <text:p>7.86E-015</text:p>
          </table:table-cell>
          <table:table-cell office:value-type="float" office:value="0.000000000022963">
            <text:p>2.3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0078">
            <text:p>2.01E-010</text:p>
          </table:table-cell>
          <table:table-cell office:value-type="float" office:value="0.000000000022962">
            <text:p>2.30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0078">
            <text:p>2.01E-010</text:p>
          </table:table-cell>
          <table:table-cell office:value-type="float" office:value="0.000000000022962">
            <text:p>2.30E-011</text:p>
          </table:table-cell>
          <table:table-cell table:formula="of:=IF([.L683] &lt; [.H683];&quot;BETTER&quot;;IF([.L683]-2 &gt; [.H683]; &quot;WORSE&quot;;&quot;&quot;))">
            <text:p/>
          </table:table-cell>
          <table:table-cell table:formula="of:=IF([.N683] &lt; [.J683];&quot;BETTER&quot;;IF([.N683] &gt;[.J68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0078">
            <text:p>2.01E-010</text:p>
          </table:table-cell>
          <table:table-cell office:value-type="float" office:value="0.000000000022962">
            <text:p>2.30E-011</text:p>
          </table:table-cell>
          <table:table-cell table:formula="of:=IF([.Q683] &lt; [.L683];&quot;BETTER&quot;;IF([.Q683]-2 &gt; [.L683]; &quot;WORSE&quot;;&quot;&quot;))">
            <text:p/>
          </table:table-cell>
          <table:table-cell table:formula="of:=IF([.S683] &lt; [.N683];&quot;BETTER&quot;;IF([.S683] &gt;[.N683]*1.1;&quot;WORSE&quot;;&quot;&quot;))">
            <text:p/>
          </table:table-cell>
        </table:table-row>
        <table:table-row table:style-name="ro3">
          <table:table-cell/>
          <table:table-cell office:value-type="float" office:value="682">
            <text:p>682</text:p>
          </table:table-cell>
          <table:table-cell office:value-type="string">
            <text:p>3.84946472770628823e-01</text:p>
          </table:table-cell>
          <table:table-cell office:value-type="float" office:value="58">
            <text:p>58</text:p>
          </table:table-cell>
          <table:table-cell office:value-type="float" office:value="0.000000000026224">
            <text:p>2.62E-011</text:p>
          </table:table-cell>
          <table:table-cell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76299">
            <text:p>7.63E-011</text:p>
          </table:table-cell>
          <table:table-cell table:formula="of:=IF([.L684] &lt; [.H684];&quot;BETTER&quot;;IF([.L684]-2 &gt; [.H684]; &quot;WORSE&quot;;&quot;&quot;))">
            <text:p/>
          </table:table-cell>
          <table:table-cell table:formula="of:=IF([.N684] &lt; [.J684];&quot;BETTER&quot;;IF([.N684] &gt;[.J68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76299">
            <text:p>7.63E-011</text:p>
          </table:table-cell>
          <table:table-cell table:formula="of:=IF([.Q684] &lt; [.L684];&quot;BETTER&quot;;IF([.Q684]-2 &gt; [.L684]; &quot;WORSE&quot;;&quot;&quot;))">
            <text:p/>
          </table:table-cell>
          <table:table-cell table:formula="of:=IF([.S684] &lt; [.N684];&quot;BETTER&quot;;IF([.S684] &gt;[.N684]*1.1;&quot;WORSE&quot;;&quot;&quot;))">
            <text:p/>
          </table:table-cell>
        </table:table-row>
        <table:table-row table:style-name="ro3">
          <table:table-cell/>
          <table:table-cell office:value-type="float" office:value="683">
            <text:p>683</text:p>
          </table:table-cell>
          <table:table-cell office:value-type="string">
            <text:p>1.57044006384971135e+00</text:p>
          </table:table-cell>
          <table:table-cell office:value-type="float" office:value="1589">
            <text:p>1589</text:p>
          </table:table-cell>
          <table:table-cell office:value-type="float" office:value="0.0000000020232">
            <text:p>2.02E-009</text:p>
          </table:table-cell>
          <table:table-cell office:value-type="float" office:value="0.0000000030511">
            <text:p>3.05E-009</text:p>
          </table:table-cell>
          <table:table-cell/>
          <table:table-cell office:value-type="float" office:value="1625">
            <text:p>1625</text:p>
          </table:table-cell>
          <table:table-cell office:value-type="float" office:value="0.000000000000016209">
            <text:p>1.62E-014</text:p>
          </table:table-cell>
          <table:table-cell office:value-type="float" office:value="0.000000000031654">
            <text:p>3.17E-011</text:p>
          </table:table-cell>
          <table:table-cell/>
          <table:table-cell office:value-type="float" office:value="1629">
            <text:p>1629</text:p>
          </table:table-cell>
          <table:table-cell office:value-type="float" office:value="0.000000000000016209">
            <text:p>1.62E-014</text:p>
          </table:table-cell>
          <table:table-cell office:value-type="float" office:value="0.000000000031654">
            <text:p>3.17E-011</text:p>
          </table:table-cell>
          <table:table-cell table:formula="of:=IF([.L685] &lt; [.H685];&quot;BETTER&quot;;IF([.L685]-2 &gt; [.H685]; &quot;WORSE&quot;;&quot;&quot;))" office:value-type="string" office:string-value="WORSE">
            <text:p>WORSE</text:p>
          </table:table-cell>
          <table:table-cell table:formula="of:=IF([.N685] &lt; [.J685];&quot;BETTER&quot;;IF([.N685] &gt;[.J685]*1.1;&quot;WORSE&quot;;&quot;&quot;))">
            <text:p/>
          </table:table-cell>
          <table:table-cell office:value-type="float" office:value="1629">
            <text:p>1629</text:p>
          </table:table-cell>
          <table:table-cell office:value-type="float" office:value="0.000000000000015987">
            <text:p>1.60E-014</text:p>
          </table:table-cell>
          <table:table-cell office:value-type="float" office:value="0.000000000031654">
            <text:p>3.17E-011</text:p>
          </table:table-cell>
          <table:table-cell table:formula="of:=IF([.Q685] &lt; [.L685];&quot;BETTER&quot;;IF([.Q685]-2 &gt; [.L685]; &quot;WORSE&quot;;&quot;&quot;))">
            <text:p/>
          </table:table-cell>
          <table:table-cell table:formula="of:=IF([.S685] &lt; [.N685];&quot;BETTER&quot;;IF([.S685] &gt;[.N685]*1.1;&quot;WORSE&quot;;&quot;&quot;))">
            <text:p/>
          </table:table-cell>
        </table:table-row>
        <table:table-row table:style-name="ro3">
          <table:table-cell/>
          <table:table-cell office:value-type="float" office:value="684">
            <text:p>684</text:p>
          </table:table-cell>
          <table:table-cell office:value-type="string">
            <text:p>4.74284165485086184e+00</text:p>
          </table:table-cell>
          <table:table-cell office:value-type="float" office:value="56">
            <text:p>56</text:p>
          </table:table-cell>
          <table:table-cell office:value-type="float" office:value="0.000000000066539">
            <text:p>6.65E-011</text:p>
          </table:table-cell>
          <table:table-cell office:value-type="float" office:value="0.000000000010361">
            <text:p>1.0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0361">
            <text:p>1.0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0361">
            <text:p>1.04E-011</text:p>
          </table:table-cell>
          <table:table-cell table:formula="of:=IF([.L686] &lt; [.H686];&quot;BETTER&quot;;IF([.L686]-2 &gt; [.H686]; &quot;WORSE&quot;;&quot;&quot;))">
            <text:p/>
          </table:table-cell>
          <table:table-cell table:formula="of:=IF([.N686] &lt; [.J686];&quot;BETTER&quot;;IF([.N686] &gt;[.J686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0361">
            <text:p>1.04E-011</text:p>
          </table:table-cell>
          <table:table-cell table:formula="of:=IF([.Q686] &lt; [.L686];&quot;BETTER&quot;;IF([.Q686]-2 &gt; [.L686]; &quot;WORSE&quot;;&quot;&quot;))">
            <text:p/>
          </table:table-cell>
          <table:table-cell table:formula="of:=IF([.S686] &lt; [.N686];&quot;BETTER&quot;;IF([.S686] &gt;[.N686]*1.1;&quot;WORSE&quot;;&quot;&quot;))">
            <text:p/>
          </table:table-cell>
        </table:table-row>
        <table:table-row table:style-name="ro3">
          <table:table-cell/>
          <table:table-cell office:value-type="float" office:value="685">
            <text:p>685</text:p>
          </table:table-cell>
          <table:table-cell office:value-type="string">
            <text:p>EXCEPTION!!</text:p>
          </table:table-cell>
          <table:table-cell office:value-type="float" office:value="210">
            <text:p>210</text:p>
          </table:table-cell>
          <table:table-cell office:value-type="float" office:value="0.0000000030803">
            <text:p>3.08E-009</text:p>
          </table:table-cell>
          <table:table-cell office:value-type="float" office:value="0.00000000012798">
            <text:p>1.28E-01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687] &lt; [.H687];&quot;BETTER&quot;;IF([.L687]-2 &gt; [.H687]; &quot;WORSE&quot;;&quot;&quot;))">
            <text:p/>
          </table:table-cell>
          <table:table-cell table:formula="of:=IF([.N687] &lt; [.J687];&quot;BETTER&quot;;IF([.N687] &gt;[.J687]*1.1;&quot;WORSE&quot;;&quot;&quot;))">
            <text:p/>
          </table:table-cell>
          <table:table-cell office:value-type="float" office:value="526">
            <text:p>526</text:p>
          </table:table-cell>
          <table:table-cell office:value-type="float" office:value="0.000000000000018319">
            <text:p>1.83E-014</text:p>
          </table:table-cell>
          <table:table-cell office:value-type="float" office:value="2.2204E-016">
            <text:p>2.22E-016</text:p>
          </table:table-cell>
          <table:table-cell table:formula="of:=IF([.Q687] &lt; [.L687];&quot;BETTER&quot;;IF([.Q687]-2 &gt; [.L687]; &quot;WORSE&quot;;&quot;&quot;))" office:value-type="string" office:string-value="BETTER">
            <text:p>BETTER</text:p>
          </table:table-cell>
          <table:table-cell table:formula="of:=IF([.S687] &lt; [.N687];&quot;BETTER&quot;;IF([.S687] &gt;[.N687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686">
            <text:p>686</text:p>
          </table:table-cell>
          <table:table-cell office:value-type="string">
            <text:p>1.90171914812528051e+01</text:p>
          </table:table-cell>
          <table:table-cell office:value-type="float" office:value="58">
            <text:p>58</text:p>
          </table:table-cell>
          <table:table-cell office:value-type="float" office:value="0.000000000037891">
            <text:p>3.79E-011</text:p>
          </table:table-cell>
          <table:table-cell office:value-type="float" office:value="0.0000000000024804">
            <text:p>2.4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7.1054E-015">
            <text:p>7.11E-015</text:p>
          </table:table-cell>
          <table:table-cell office:value-type="float" office:value="0.0000000000024817">
            <text:p>2.48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7.1054E-015">
            <text:p>7.11E-015</text:p>
          </table:table-cell>
          <table:table-cell office:value-type="float" office:value="0.0000000000024817">
            <text:p>2.48E-012</text:p>
          </table:table-cell>
          <table:table-cell table:formula="of:=IF([.L688] &lt; [.H688];&quot;BETTER&quot;;IF([.L688]-2 &gt; [.H688]; &quot;WORSE&quot;;&quot;&quot;))">
            <text:p/>
          </table:table-cell>
          <table:table-cell table:formula="of:=IF([.N688] &lt; [.J688];&quot;BETTER&quot;;IF([.N688] &gt;[.J68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7.1054E-015">
            <text:p>7.11E-015</text:p>
          </table:table-cell>
          <table:table-cell office:value-type="float" office:value="0.0000000000024818">
            <text:p>2.48E-012</text:p>
          </table:table-cell>
          <table:table-cell table:formula="of:=IF([.Q688] &lt; [.L688];&quot;BETTER&quot;;IF([.Q688]-2 &gt; [.L688]; &quot;WORSE&quot;;&quot;&quot;))">
            <text:p/>
          </table:table-cell>
          <table:table-cell table:formula="of:=IF([.S688] &lt; [.N688];&quot;BETTER&quot;;IF([.S688] &gt;[.N688]*1.1;&quot;WORSE&quot;;&quot;&quot;))">
            <text:p/>
          </table:table-cell>
        </table:table-row>
        <table:table-row table:style-name="ro3">
          <table:table-cell/>
          <table:table-cell office:value-type="float" office:value="687">
            <text:p>687</text:p>
          </table:table-cell>
          <table:table-cell office:value-type="string">
            <text:p>-1.96691808977665222e-02</text:p>
          </table:table-cell>
          <table:table-cell office:value-type="float" office:value="416">
            <text:p>416</text:p>
          </table:table-cell>
          <table:table-cell office:value-type="float" office:value="0.00000000015065">
            <text:p>1.51E-010</text:p>
          </table:table-cell>
          <table:table-cell office:value-type="float" office:value="0.39782">
            <text:p>3.98E-001</text:p>
          </table:table-cell>
          <table:table-cell/>
          <table:table-cell office:value-type="float" office:value="1172">
            <text:p>1172</text:p>
          </table:table-cell>
          <table:table-cell office:value-type="float" office:value="3.1919E-016">
            <text:p>3.19E-016</text:p>
          </table:table-cell>
          <table:table-cell office:value-type="float" office:value="0.39782">
            <text:p>3.98E-001</text:p>
          </table:table-cell>
          <table:table-cell/>
          <table:table-cell office:value-type="float" office:value="1176">
            <text:p>1176</text:p>
          </table:table-cell>
          <table:table-cell office:value-type="float" office:value="3.1919E-016">
            <text:p>3.19E-016</text:p>
          </table:table-cell>
          <table:table-cell office:value-type="float" office:value="0.39782">
            <text:p>3.98E-001</text:p>
          </table:table-cell>
          <table:table-cell table:formula="of:=IF([.L689] &lt; [.H689];&quot;BETTER&quot;;IF([.L689]-2 &gt; [.H689]; &quot;WORSE&quot;;&quot;&quot;))" office:value-type="string" office:string-value="WORSE">
            <text:p>WORSE</text:p>
          </table:table-cell>
          <table:table-cell table:formula="of:=IF([.N689] &lt; [.J689];&quot;BETTER&quot;;IF([.N689] &gt;[.J689]*1.1;&quot;WORSE&quot;;&quot;&quot;))">
            <text:p/>
          </table:table-cell>
          <table:table-cell office:value-type="float" office:value="1176">
            <text:p>1176</text:p>
          </table:table-cell>
          <table:table-cell office:value-type="float" office:value="3.2266E-016">
            <text:p>3.23E-016</text:p>
          </table:table-cell>
          <table:table-cell office:value-type="float" office:value="0.39782">
            <text:p>3.98E-001</text:p>
          </table:table-cell>
          <table:table-cell table:formula="of:=IF([.Q689] &lt; [.L689];&quot;BETTER&quot;;IF([.Q689]-2 &gt; [.L689]; &quot;WORSE&quot;;&quot;&quot;))">
            <text:p/>
          </table:table-cell>
          <table:table-cell table:formula="of:=IF([.S689] &lt; [.N689];&quot;BETTER&quot;;IF([.S689] &gt;[.N689]*1.1;&quot;WORSE&quot;;&quot;&quot;))">
            <text:p/>
          </table:table-cell>
        </table:table-row>
        <table:table-row table:style-name="ro3">
          <table:table-cell/>
          <table:table-cell office:value-type="float" office:value="688">
            <text:p>688</text:p>
          </table:table-cell>
          <table:table-cell office:value-type="string">
            <text:p>7.95492652106833464e+00</text:p>
          </table:table-cell>
          <table:table-cell office:value-type="float" office:value="110">
            <text:p>110</text:p>
          </table:table-cell>
          <table:table-cell office:value-type="float" office:value="0.0000000000094064">
            <text:p>9.41E-012</text:p>
          </table:table-cell>
          <table:table-cell office:value-type="float" office:value="0.00000000000081706">
            <text:p>8.17E-013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3377">
            <text:p>3.38E-010</text:p>
          </table:table-cell>
          <table:table-cell office:value-type="float" office:value="0.0000000000085902">
            <text:p>8.5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3377">
            <text:p>3.38E-010</text:p>
          </table:table-cell>
          <table:table-cell office:value-type="float" office:value="0.0000000000085902">
            <text:p>8.59E-012</text:p>
          </table:table-cell>
          <table:table-cell table:formula="of:=IF([.L690] &lt; [.H690];&quot;BETTER&quot;;IF([.L690]-2 &gt; [.H690]; &quot;WORSE&quot;;&quot;&quot;))">
            <text:p/>
          </table:table-cell>
          <table:table-cell table:formula="of:=IF([.N690] &lt; [.J690];&quot;BETTER&quot;;IF([.N690] &gt;[.J69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3377">
            <text:p>3.38E-010</text:p>
          </table:table-cell>
          <table:table-cell office:value-type="float" office:value="0.0000000000085902">
            <text:p>8.59E-012</text:p>
          </table:table-cell>
          <table:table-cell table:formula="of:=IF([.Q690] &lt; [.L690];&quot;BETTER&quot;;IF([.Q690]-2 &gt; [.L690]; &quot;WORSE&quot;;&quot;&quot;))">
            <text:p/>
          </table:table-cell>
          <table:table-cell table:formula="of:=IF([.S690] &lt; [.N690];&quot;BETTER&quot;;IF([.S690] &gt;[.N690]*1.1;&quot;WORSE&quot;;&quot;&quot;))">
            <text:p/>
          </table:table-cell>
        </table:table-row>
        <table:table-row table:style-name="ro3">
          <table:table-cell/>
          <table:table-cell office:value-type="float" office:value="689">
            <text:p>689</text:p>
          </table:table-cell>
          <table:table-cell office:value-type="string">
            <text:p>5.67233357781530856e+00</text:p>
          </table:table-cell>
          <table:table-cell office:value-type="float" office:value="110">
            <text:p>110</text:p>
          </table:table-cell>
          <table:table-cell office:value-type="float" office:value="0.000000000023406">
            <text:p>2.34E-011</text:p>
          </table:table-cell>
          <table:table-cell office:value-type="float" office:value="0.0000000000021538">
            <text:p>2.15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073943">
            <text:p>7.39E-014</text:p>
          </table:table-cell>
          <table:table-cell office:value-type="float" office:value="0.0000000000026988">
            <text:p>2.70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073943">
            <text:p>7.39E-014</text:p>
          </table:table-cell>
          <table:table-cell office:value-type="float" office:value="0.0000000000026988">
            <text:p>2.70E-012</text:p>
          </table:table-cell>
          <table:table-cell table:formula="of:=IF([.L691] &lt; [.H691];&quot;BETTER&quot;;IF([.L691]-2 &gt; [.H691]; &quot;WORSE&quot;;&quot;&quot;))">
            <text:p/>
          </table:table-cell>
          <table:table-cell table:formula="of:=IF([.N691] &lt; [.J691];&quot;BETTER&quot;;IF([.N691] &gt;[.J691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73943">
            <text:p>7.39E-014</text:p>
          </table:table-cell>
          <table:table-cell office:value-type="float" office:value="0.0000000000026988">
            <text:p>2.70E-012</text:p>
          </table:table-cell>
          <table:table-cell table:formula="of:=IF([.Q691] &lt; [.L691];&quot;BETTER&quot;;IF([.Q691]-2 &gt; [.L691]; &quot;WORSE&quot;;&quot;&quot;))">
            <text:p/>
          </table:table-cell>
          <table:table-cell table:formula="of:=IF([.S691] &lt; [.N691];&quot;BETTER&quot;;IF([.S691] &gt;[.N691]*1.1;&quot;WORSE&quot;;&quot;&quot;))">
            <text:p/>
          </table:table-cell>
        </table:table-row>
        <table:table-row table:style-name="ro3">
          <table:table-cell/>
          <table:table-cell office:value-type="float" office:value="690">
            <text:p>690</text:p>
          </table:table-cell>
          <table:table-cell office:value-type="string">
            <text:p>4.44288293815836610e+00</text:p>
          </table:table-cell>
          <table:table-cell office:value-type="float" office:value="147">
            <text:p>147</text:p>
          </table:table-cell>
          <table:table-cell office:value-type="float" office:value="0.000000000073357">
            <text:p>7.34E-011</text:p>
          </table:table-cell>
          <table:table-cell office:value-type="float" office:value="0.00000000008441">
            <text:p>8.44E-011</text:p>
          </table:table-cell>
          <table:table-cell/>
          <table:table-cell office:value-type="float" office:value="407">
            <text:p>407</text:p>
          </table:table-cell>
          <table:table-cell office:value-type="float" office:value="1.3951E-015">
            <text:p>1.40E-015</text:p>
          </table:table-cell>
          <table:table-cell office:value-type="float" office:value="0.000000000009371">
            <text:p>9.37E-012</text:p>
          </table:table-cell>
          <table:table-cell/>
          <table:table-cell office:value-type="float" office:value="407">
            <text:p>407</text:p>
          </table:table-cell>
          <table:table-cell office:value-type="float" office:value="1.3951E-015">
            <text:p>1.40E-015</text:p>
          </table:table-cell>
          <table:table-cell office:value-type="float" office:value="0.000000000009371">
            <text:p>9.37E-012</text:p>
          </table:table-cell>
          <table:table-cell table:formula="of:=IF([.L692] &lt; [.H692];&quot;BETTER&quot;;IF([.L692]-2 &gt; [.H692]; &quot;WORSE&quot;;&quot;&quot;))">
            <text:p/>
          </table:table-cell>
          <table:table-cell table:formula="of:=IF([.N692] &lt; [.J692];&quot;BETTER&quot;;IF([.N692] &gt;[.J692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1.3951E-015">
            <text:p>1.40E-015</text:p>
          </table:table-cell>
          <table:table-cell office:value-type="float" office:value="0.000000000009371">
            <text:p>9.37E-012</text:p>
          </table:table-cell>
          <table:table-cell table:formula="of:=IF([.Q692] &lt; [.L692];&quot;BETTER&quot;;IF([.Q692]-2 &gt; [.L692]; &quot;WORSE&quot;;&quot;&quot;))">
            <text:p/>
          </table:table-cell>
          <table:table-cell table:formula="of:=IF([.S692] &lt; [.N692];&quot;BETTER&quot;;IF([.S692] &gt;[.N692]*1.1;&quot;WORSE&quot;;&quot;&quot;))">
            <text:p/>
          </table:table-cell>
        </table:table-row>
        <table:table-row table:style-name="ro3">
          <table:table-cell/>
          <table:table-cell office:value-type="float" office:value="691">
            <text:p>691</text:p>
          </table:table-cell>
          <table:table-cell office:value-type="string">
            <text:p>2.68658684329347031e+00</text:p>
          </table:table-cell>
          <table:table-cell office:value-type="float" office:value="81">
            <text:p>81</text:p>
          </table:table-cell>
          <table:table-cell office:value-type="float" office:value="0.00000000000015358">
            <text:p>1.54E-013</text:p>
          </table:table-cell>
          <table:table-cell office:value-type="float" office:value="0.000000000002431">
            <text:p>2.43E-012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52512">
            <text:p>5.25E-010</text:p>
          </table:table-cell>
          <table:table-cell office:value-type="float" office:value="0.0000000000024306">
            <text:p>2.43E-012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52512">
            <text:p>5.25E-010</text:p>
          </table:table-cell>
          <table:table-cell office:value-type="float" office:value="0.0000000000024306">
            <text:p>2.43E-012</text:p>
          </table:table-cell>
          <table:table-cell table:formula="of:=IF([.L693] &lt; [.H693];&quot;BETTER&quot;;IF([.L693]-2 &gt; [.H693]; &quot;WORSE&quot;;&quot;&quot;))">
            <text:p/>
          </table:table-cell>
          <table:table-cell table:formula="of:=IF([.N693] &lt; [.J693];&quot;BETTER&quot;;IF([.N693] &gt;[.J693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52512">
            <text:p>5.25E-010</text:p>
          </table:table-cell>
          <table:table-cell office:value-type="float" office:value="0.0000000000024306">
            <text:p>2.43E-012</text:p>
          </table:table-cell>
          <table:table-cell table:formula="of:=IF([.Q693] &lt; [.L693];&quot;BETTER&quot;;IF([.Q693]-2 &gt; [.L693]; &quot;WORSE&quot;;&quot;&quot;))">
            <text:p/>
          </table:table-cell>
          <table:table-cell table:formula="of:=IF([.S693] &lt; [.N693];&quot;BETTER&quot;;IF([.S693] &gt;[.N693]*1.1;&quot;WORSE&quot;;&quot;&quot;))">
            <text:p/>
          </table:table-cell>
        </table:table-row>
        <table:table-row table:style-name="ro3">
          <table:table-cell/>
          <table:table-cell office:value-type="float" office:value="692">
            <text:p>692</text:p>
          </table:table-cell>
          <table:table-cell office:value-type="string">
            <text:p>1.14658111025915410e+00</text:p>
          </table:table-cell>
          <table:table-cell office:value-type="float" office:value="57">
            <text:p>57</text:p>
          </table:table-cell>
          <table:table-cell office:value-type="float" office:value="3.8732E-016">
            <text:p>3.87E-016</text:p>
          </table:table-cell>
          <table:table-cell office:value-type="float" office:value="0.000000000035625">
            <text:p>3.56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32152">
            <text:p>3.22E-013</text:p>
          </table:table-cell>
          <table:table-cell office:value-type="float" office:value="0.000000000035624">
            <text:p>3.56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32152">
            <text:p>3.22E-013</text:p>
          </table:table-cell>
          <table:table-cell office:value-type="float" office:value="0.000000000035624">
            <text:p>3.56E-011</text:p>
          </table:table-cell>
          <table:table-cell table:formula="of:=IF([.L694] &lt; [.H694];&quot;BETTER&quot;;IF([.L694]-2 &gt; [.H694]; &quot;WORSE&quot;;&quot;&quot;))">
            <text:p/>
          </table:table-cell>
          <table:table-cell table:formula="of:=IF([.N694] &lt; [.J694];&quot;BETTER&quot;;IF([.N694] &gt;[.J694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032152">
            <text:p>3.22E-013</text:p>
          </table:table-cell>
          <table:table-cell office:value-type="float" office:value="0.000000000035624">
            <text:p>3.56E-011</text:p>
          </table:table-cell>
          <table:table-cell table:formula="of:=IF([.Q694] &lt; [.L694];&quot;BETTER&quot;;IF([.Q694]-2 &gt; [.L694]; &quot;WORSE&quot;;&quot;&quot;))">
            <text:p/>
          </table:table-cell>
          <table:table-cell table:formula="of:=IF([.S694] &lt; [.N694];&quot;BETTER&quot;;IF([.S694] &gt;[.N694]*1.1;&quot;WORSE&quot;;&quot;&quot;))">
            <text:p/>
          </table:table-cell>
        </table:table-row>
        <table:table-row table:style-name="ro3">
          <table:table-cell/>
          <table:table-cell office:value-type="float" office:value="693">
            <text:p>693</text:p>
          </table:table-cell>
          <table:table-cell office:value-type="string">
            <text:p>6.00000000000000000e+00</text:p>
          </table:table-cell>
          <table:table-cell office:value-type="float" office:value="64">
            <text:p>64</text:p>
          </table:table-cell>
          <table:table-cell office:value-type="float" office:value="3.5527E-015">
            <text:p>3.55E-015</text:p>
          </table:table-cell>
          <table:table-cell office:value-type="float" office:value="4.4409E-016">
            <text:p>4.44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2434">
            <text:p>1.24E-014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12434">
            <text:p>1.24E-014</text:p>
          </table:table-cell>
          <table:table-cell office:value-type="float" office:value="0">
            <text:p>0.00E+000</text:p>
          </table:table-cell>
          <table:table-cell table:formula="of:=IF([.L695] &lt; [.H695];&quot;BETTER&quot;;IF([.L695]-2 &gt; [.H695]; &quot;WORSE&quot;;&quot;&quot;))">
            <text:p/>
          </table:table-cell>
          <table:table-cell table:formula="of:=IF([.N695] &lt; [.J695];&quot;BETTER&quot;;IF([.N695] &gt;[.J69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12434">
            <text:p>1.24E-014</text:p>
          </table:table-cell>
          <table:table-cell office:value-type="float" office:value="0">
            <text:p>0.00E+000</text:p>
          </table:table-cell>
          <table:table-cell table:formula="of:=IF([.Q695] &lt; [.L695];&quot;BETTER&quot;;IF([.Q695]-2 &gt; [.L695]; &quot;WORSE&quot;;&quot;&quot;))">
            <text:p/>
          </table:table-cell>
          <table:table-cell table:formula="of:=IF([.S695] &lt; [.N695];&quot;BETTER&quot;;IF([.S695] &gt;[.N695]*1.1;&quot;WORSE&quot;;&quot;&quot;))">
            <text:p/>
          </table:table-cell>
        </table:table-row>
        <table:table-row table:style-name="ro3">
          <table:table-cell/>
          <table:table-cell office:value-type="float" office:value="694">
            <text:p>694</text:p>
          </table:table-cell>
          <table:table-cell office:value-type="string">
            <text:p>1.52278758756672428e+00</text:p>
          </table:table-cell>
          <table:table-cell office:value-type="float" office:value="475">
            <text:p>475</text:p>
          </table:table-cell>
          <table:table-cell office:value-type="float" office:value="0.0000000012047">
            <text:p>1.20E-009</text:p>
          </table:table-cell>
          <table:table-cell office:value-type="float" office:value="0.000000014063">
            <text:p>1.41E-008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00012158">
            <text:p>1.22E-009</text:p>
          </table:table-cell>
          <table:table-cell office:value-type="float" office:value="0.000000022546">
            <text:p>2.25E-008</text:p>
          </table:table-cell>
          <table:table-cell/>
          <table:table-cell office:value-type="float" office:value="149">
            <text:p>149</text:p>
          </table:table-cell>
          <table:table-cell office:value-type="float" office:value="0.0000000085406">
            <text:p>8.54E-009</text:p>
          </table:table-cell>
          <table:table-cell office:value-type="float" office:value="0.000000010909">
            <text:p>1.09E-008</text:p>
          </table:table-cell>
          <table:table-cell table:formula="of:=IF([.L696] &lt; [.H696];&quot;BETTER&quot;;IF([.L696]-2 &gt; [.H696]; &quot;WORSE&quot;;&quot;&quot;))" office:value-type="string" office:string-value="BETTER">
            <text:p>BETTER</text:p>
          </table:table-cell>
          <table:table-cell table:formula="of:=IF([.N696] &lt; [.J696];&quot;BETTER&quot;;IF([.N696] &gt;[.J696]*1.1;&quot;WORSE&quot;;&quot;&quot;))" office:value-type="string" office:string-value="BETTER">
            <text:p>BETTER</text:p>
          </table:table-cell>
          <table:table-cell office:value-type="float" office:value="149">
            <text:p>149</text:p>
          </table:table-cell>
          <table:table-cell office:value-type="float" office:value="0.0000000085406">
            <text:p>8.54E-009</text:p>
          </table:table-cell>
          <table:table-cell office:value-type="float" office:value="0.000000010909">
            <text:p>1.09E-008</text:p>
          </table:table-cell>
          <table:table-cell table:formula="of:=IF([.Q696] &lt; [.L696];&quot;BETTER&quot;;IF([.Q696]-2 &gt; [.L696]; &quot;WORSE&quot;;&quot;&quot;))">
            <text:p/>
          </table:table-cell>
          <table:table-cell table:formula="of:=IF([.S696] &lt; [.N696];&quot;BETTER&quot;;IF([.S696] &gt;[.N696]*1.1;&quot;WORSE&quot;;&quot;&quot;))">
            <text:p/>
          </table:table-cell>
        </table:table-row>
        <table:table-row table:style-name="ro3">
          <table:table-cell/>
          <table:table-cell office:value-type="float" office:value="695">
            <text:p>695</text:p>
          </table:table-cell>
          <table:table-cell office:value-type="string">
            <text:p>2.34375000000000069e-02</text:p>
          </table:table-cell>
          <table:table-cell office:value-type="float" office:value="43">
            <text:p>43</text:p>
          </table:table-cell>
          <table:table-cell office:value-type="float" office:value="0.000000000080161">
            <text:p>8.02E-011</text:p>
          </table:table-cell>
          <table:table-cell office:value-type="float" office:value="1.4803E-016">
            <text:p>1.48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2.9606E-016">
            <text:p>2.96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2.9606E-016">
            <text:p>2.96E-016</text:p>
          </table:table-cell>
          <table:table-cell table:formula="of:=IF([.L697] &lt; [.H697];&quot;BETTER&quot;;IF([.L697]-2 &gt; [.H697]; &quot;WORSE&quot;;&quot;&quot;))">
            <text:p/>
          </table:table-cell>
          <table:table-cell table:formula="of:=IF([.N697] &lt; [.J697];&quot;BETTER&quot;;IF([.N697] &gt;[.J69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2.9606E-016">
            <text:p>2.96E-016</text:p>
          </table:table-cell>
          <table:table-cell table:formula="of:=IF([.Q697] &lt; [.L697];&quot;BETTER&quot;;IF([.Q697]-2 &gt; [.L697]; &quot;WORSE&quot;;&quot;&quot;))">
            <text:p/>
          </table:table-cell>
          <table:table-cell table:formula="of:=IF([.S697] &lt; [.N697];&quot;BETTER&quot;;IF([.S697] &gt;[.N697]*1.1;&quot;WORSE&quot;;&quot;&quot;))">
            <text:p/>
          </table:table-cell>
        </table:table-row>
        <table:table-row table:style-name="ro3">
          <table:table-cell/>
          <table:table-cell office:value-type="float" office:value="696">
            <text:p>696</text:p>
          </table:table-cell>
          <table:table-cell office:value-type="string">
            <text:p>6.16919644547880064e-01</text:p>
          </table:table-cell>
          <table:table-cell office:value-type="float" office:value="45554">
            <text:p>45554</text:p>
          </table:table-cell>
          <table:table-cell office:value-type="float" office:value="0.0000000077168">
            <text:p>7.72E-009</text:p>
          </table:table-cell>
          <table:table-cell office:value-type="float" office:value="0.00000014447">
            <text:p>1.44E-007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2927">
            <text:p>2.93E-006</text:p>
          </table:table-cell>
          <table:table-cell office:value-type="float" office:value="0.00001142">
            <text:p>1.14E-005</text:p>
          </table:table-cell>
          <table:table-cell/>
          <table:table-cell office:value-type="float" office:value="1174">
            <text:p>1174</text:p>
          </table:table-cell>
          <table:table-cell office:value-type="float" office:value="0.000076172">
            <text:p>7.62E-005</text:p>
          </table:table-cell>
          <table:table-cell office:value-type="float" office:value="0.0001013">
            <text:p>1.01E-004</text:p>
          </table:table-cell>
          <table:table-cell table:formula="of:=IF([.L698] &lt; [.H698];&quot;BETTER&quot;;IF([.L698]-2 &gt; [.H698]; &quot;WORSE&quot;;&quot;&quot;))" office:value-type="string" office:string-value="BETTER">
            <text:p>BETTER</text:p>
          </table:table-cell>
          <table:table-cell table:formula="of:=IF([.N698] &lt; [.J698];&quot;BETTER&quot;;IF([.N698] &gt;[.J698]*1.1;&quot;WORSE&quot;;&quot;&quot;))" office:value-type="string" office:string-value="WORSE">
            <text:p>WORSE</text:p>
          </table:table-cell>
          <table:table-cell office:value-type="float" office:value="1174">
            <text:p>1174</text:p>
          </table:table-cell>
          <table:table-cell office:value-type="float" office:value="0.000076172">
            <text:p>7.62E-005</text:p>
          </table:table-cell>
          <table:table-cell office:value-type="float" office:value="0.0001013">
            <text:p>1.01E-004</text:p>
          </table:table-cell>
          <table:table-cell table:formula="of:=IF([.Q698] &lt; [.L698];&quot;BETTER&quot;;IF([.Q698]-2 &gt; [.L698]; &quot;WORSE&quot;;&quot;&quot;))">
            <text:p/>
          </table:table-cell>
          <table:table-cell table:formula="of:=IF([.S698] &lt; [.N698];&quot;BETTER&quot;;IF([.S698] &gt;[.N698]*1.1;&quot;WORSE&quot;;&quot;&quot;))">
            <text:p/>
          </table:table-cell>
        </table:table-row>
        <table:table-row table:style-name="ro3">
          <table:table-cell/>
          <table:table-cell office:value-type="float" office:value="697">
            <text:p>697</text:p>
          </table:table-cell>
          <table:table-cell office:value-type="string">
            <text:p>8.41116916640328061e-01</text:p>
          </table:table-cell>
          <table:table-cell office:value-type="float" office:value="61">
            <text:p>61</text:p>
          </table:table-cell>
          <table:table-cell office:value-type="float" office:value="0.0000000000000821">
            <text:p>8.21E-014</text:p>
          </table:table-cell>
          <table:table-cell office:value-type="float" office:value="0.000000000047865">
            <text:p>4.79E-011</text:p>
          </table:table-cell>
          <table:table-cell/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47946">
            <text:p>4.79E-011</text:p>
          </table:table-cell>
          <table:table-cell/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47946">
            <text:p>4.79E-011</text:p>
          </table:table-cell>
          <table:table-cell table:formula="of:=IF([.L699] &lt; [.H699];&quot;BETTER&quot;;IF([.L699]-2 &gt; [.H699]; &quot;WORSE&quot;;&quot;&quot;))">
            <text:p/>
          </table:table-cell>
          <table:table-cell table:formula="of:=IF([.N699] &lt; [.J699];&quot;BETTER&quot;;IF([.N699] &gt;[.J69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2.4425E-015">
            <text:p>2.44E-015</text:p>
          </table:table-cell>
          <table:table-cell office:value-type="float" office:value="0.000000000047946">
            <text:p>4.79E-011</text:p>
          </table:table-cell>
          <table:table-cell table:formula="of:=IF([.Q699] &lt; [.L699];&quot;BETTER&quot;;IF([.Q699]-2 &gt; [.L699]; &quot;WORSE&quot;;&quot;&quot;))">
            <text:p/>
          </table:table-cell>
          <table:table-cell table:formula="of:=IF([.S699] &lt; [.N699];&quot;BETTER&quot;;IF([.S699] &gt;[.N699]*1.1;&quot;WORSE&quot;;&quot;&quot;))">
            <text:p/>
          </table:table-cell>
        </table:table-row>
        <table:table-row table:style-name="ro3">
          <table:table-cell/>
          <table:table-cell office:value-type="float" office:value="698">
            <text:p>698</text:p>
          </table:table-cell>
          <table:table-cell office:value-type="string">
            <text:p>2.72450421279611943e+00</text:p>
          </table:table-cell>
          <table:table-cell office:value-type="float" office:value="110">
            <text:p>110</text:p>
          </table:table-cell>
          <table:table-cell office:value-type="float" office:value="0.000000000010181">
            <text:p>1.02E-011</text:p>
          </table:table-cell>
          <table:table-cell office:value-type="float" office:value="0.00000000001164">
            <text:p>1.16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56621">
            <text:p>5.66E-013</text:p>
          </table:table-cell>
          <table:table-cell office:value-type="float" office:value="0.0000000000014243">
            <text:p>1.42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056621">
            <text:p>5.66E-013</text:p>
          </table:table-cell>
          <table:table-cell office:value-type="float" office:value="0.0000000000014243">
            <text:p>1.42E-012</text:p>
          </table:table-cell>
          <table:table-cell table:formula="of:=IF([.L700] &lt; [.H700];&quot;BETTER&quot;;IF([.L700]-2 &gt; [.H700]; &quot;WORSE&quot;;&quot;&quot;))">
            <text:p/>
          </table:table-cell>
          <table:table-cell table:formula="of:=IF([.N700] &lt; [.J700];&quot;BETTER&quot;;IF([.N700] &gt;[.J70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056621">
            <text:p>5.66E-013</text:p>
          </table:table-cell>
          <table:table-cell office:value-type="float" office:value="0.0000000000014243">
            <text:p>1.42E-012</text:p>
          </table:table-cell>
          <table:table-cell table:formula="of:=IF([.Q700] &lt; [.L700];&quot;BETTER&quot;;IF([.Q700]-2 &gt; [.L700]; &quot;WORSE&quot;;&quot;&quot;))">
            <text:p/>
          </table:table-cell>
          <table:table-cell table:formula="of:=IF([.S700] &lt; [.N700];&quot;BETTER&quot;;IF([.S700] &gt;[.N700]*1.1;&quot;WORSE&quot;;&quot;&quot;))">
            <text:p/>
          </table:table-cell>
        </table:table-row>
        <table:table-row table:style-name="ro3">
          <table:table-cell/>
          <table:table-cell office:value-type="float" office:value="699">
            <text:p>699</text:p>
          </table:table-cell>
          <table:table-cell office:value-type="string">
            <text:p>1.57079632679489656e+00</text:p>
          </table:table-cell>
          <table:table-cell office:value-type="float" office:value="63">
            <text:p>63</text:p>
          </table:table-cell>
          <table:table-cell office:value-type="float" office:value="0.00000000000017048">
            <text:p>1.70E-013</text:p>
          </table:table-cell>
          <table:table-cell office:value-type="float" office:value="0.0000000000034313">
            <text:p>3.4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1579">
            <text:p>8.16E-012</text:p>
          </table:table-cell>
          <table:table-cell office:value-type="float" office:value="0.000000000003249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81579">
            <text:p>8.16E-012</text:p>
          </table:table-cell>
          <table:table-cell office:value-type="float" office:value="0.000000000003249">
            <text:p>3.25E-012</text:p>
          </table:table-cell>
          <table:table-cell table:formula="of:=IF([.L701] &lt; [.H701];&quot;BETTER&quot;;IF([.L701]-2 &gt; [.H701]; &quot;WORSE&quot;;&quot;&quot;))">
            <text:p/>
          </table:table-cell>
          <table:table-cell table:formula="of:=IF([.N701] &lt; [.J701];&quot;BETTER&quot;;IF([.N701] &gt;[.J70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81579">
            <text:p>8.16E-012</text:p>
          </table:table-cell>
          <table:table-cell office:value-type="float" office:value="0.000000000003249">
            <text:p>3.25E-012</text:p>
          </table:table-cell>
          <table:table-cell table:formula="of:=IF([.Q701] &lt; [.L701];&quot;BETTER&quot;;IF([.Q701]-2 &gt; [.L701]; &quot;WORSE&quot;;&quot;&quot;))">
            <text:p/>
          </table:table-cell>
          <table:table-cell table:formula="of:=IF([.S701] &lt; [.N701];&quot;BETTER&quot;;IF([.S701] &gt;[.N701]*1.1;&quot;WORSE&quot;;&quot;&quot;))">
            <text:p/>
          </table:table-cell>
        </table:table-row>
        <table:table-row table:style-name="ro3">
          <table:table-cell/>
          <table:table-cell office:value-type="float" office:value="700">
            <text:p>700</text:p>
          </table:table-cell>
          <table:table-cell office:value-type="string">
            <text:p>8.26444568243798749e-02</text:p>
          </table:table-cell>
          <table:table-cell office:value-type="float" office:value="109">
            <text:p>109</text:p>
          </table:table-cell>
          <table:table-cell office:value-type="float" office:value="0.000000000002899">
            <text:p>2.90E-012</text:p>
          </table:table-cell>
          <table:table-cell office:value-type="float" office:value="0.0000000002921">
            <text:p>2.92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8536">
            <text:p>1.85E-011</text:p>
          </table:table-cell>
          <table:table-cell office:value-type="float" office:value="0.000000000295">
            <text:p>2.95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8536">
            <text:p>1.85E-011</text:p>
          </table:table-cell>
          <table:table-cell office:value-type="float" office:value="0.000000000295">
            <text:p>2.95E-010</text:p>
          </table:table-cell>
          <table:table-cell table:formula="of:=IF([.L702] &lt; [.H702];&quot;BETTER&quot;;IF([.L702]-2 &gt; [.H702]; &quot;WORSE&quot;;&quot;&quot;))">
            <text:p/>
          </table:table-cell>
          <table:table-cell table:formula="of:=IF([.N702] &lt; [.J702];&quot;BETTER&quot;;IF([.N702] &gt;[.J702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8536">
            <text:p>1.85E-011</text:p>
          </table:table-cell>
          <table:table-cell office:value-type="float" office:value="0.000000000295">
            <text:p>2.95E-010</text:p>
          </table:table-cell>
          <table:table-cell table:formula="of:=IF([.Q702] &lt; [.L702];&quot;BETTER&quot;;IF([.Q702]-2 &gt; [.L702]; &quot;WORSE&quot;;&quot;&quot;))">
            <text:p/>
          </table:table-cell>
          <table:table-cell table:formula="of:=IF([.S702] &lt; [.N702];&quot;BETTER&quot;;IF([.S702] &gt;[.N702]*1.1;&quot;WORSE&quot;;&quot;&quot;))">
            <text:p/>
          </table:table-cell>
        </table:table-row>
        <table:table-row table:style-name="ro3">
          <table:table-cell/>
          <table:table-cell office:value-type="float" office:value="701">
            <text:p>701</text:p>
          </table:table-cell>
          <table:table-cell office:value-type="string">
            <text:p>-1.51697440877176348e-01</text:p>
          </table:table-cell>
          <table:table-cell office:value-type="float" office:value="53">
            <text:p>53</text:p>
          </table:table-cell>
          <table:table-cell office:value-type="float" office:value="9.8802E-015">
            <text:p>9.88E-015</text:p>
          </table:table-cell>
          <table:table-cell office:value-type="float" office:value="0.00000000015048">
            <text:p>1.5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8267">
            <text:p>5.83E-012</text:p>
          </table:table-cell>
          <table:table-cell office:value-type="float" office:value="0.00000000015046">
            <text:p>1.5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8267">
            <text:p>5.83E-012</text:p>
          </table:table-cell>
          <table:table-cell office:value-type="float" office:value="0.00000000015046">
            <text:p>1.50E-010</text:p>
          </table:table-cell>
          <table:table-cell table:formula="of:=IF([.L703] &lt; [.H703];&quot;BETTER&quot;;IF([.L703]-2 &gt; [.H703]; &quot;WORSE&quot;;&quot;&quot;))">
            <text:p/>
          </table:table-cell>
          <table:table-cell table:formula="of:=IF([.N703] &lt; [.J703];&quot;BETTER&quot;;IF([.N703] &gt;[.J70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8267">
            <text:p>5.83E-012</text:p>
          </table:table-cell>
          <table:table-cell office:value-type="float" office:value="0.00000000015046">
            <text:p>1.50E-010</text:p>
          </table:table-cell>
          <table:table-cell table:formula="of:=IF([.Q703] &lt; [.L703];&quot;BETTER&quot;;IF([.Q703]-2 &gt; [.L703]; &quot;WORSE&quot;;&quot;&quot;))">
            <text:p/>
          </table:table-cell>
          <table:table-cell table:formula="of:=IF([.S703] &lt; [.N703];&quot;BETTER&quot;;IF([.S703] &gt;[.N703]*1.1;&quot;WORSE&quot;;&quot;&quot;))">
            <text:p/>
          </table:table-cell>
        </table:table-row>
        <table:table-row table:style-name="ro3">
          <table:table-cell/>
          <table:table-cell office:value-type="float" office:value="702">
            <text:p>702</text:p>
          </table:table-cell>
          <table:table-cell office:value-type="string">
            <text:p>1.28078837281889918e+02</text:p>
          </table:table-cell>
          <table:table-cell office:value-type="float" office:value="1570">
            <text:p>1570</text:p>
          </table:table-cell>
          <table:table-cell office:value-type="float" office:value="0.0000000075134">
            <text:p>7.51E-009</text:p>
          </table:table-cell>
          <table:table-cell office:value-type="float" office:value="0.0000000033624">
            <text:p>3.36E-009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0094047">
            <text:p>9.40E-008</text:p>
          </table:table-cell>
          <table:table-cell office:value-type="float" office:value="0.0000000000053866">
            <text:p>5.39E-012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0094047">
            <text:p>9.40E-008</text:p>
          </table:table-cell>
          <table:table-cell office:value-type="float" office:value="0.0000000000053866">
            <text:p>5.39E-012</text:p>
          </table:table-cell>
          <table:table-cell table:formula="of:=IF([.L704] &lt; [.H704];&quot;BETTER&quot;;IF([.L704]-2 &gt; [.H704]; &quot;WORSE&quot;;&quot;&quot;))">
            <text:p/>
          </table:table-cell>
          <table:table-cell table:formula="of:=IF([.N704] &lt; [.J704];&quot;BETTER&quot;;IF([.N704] &gt;[.J704]*1.1;&quot;WORSE&quot;;&quot;&quot;))">
            <text:p/>
          </table:table-cell>
          <table:table-cell office:value-type="float" office:value="4687">
            <text:p>4687</text:p>
          </table:table-cell>
          <table:table-cell office:value-type="float" office:value="0.000000094047">
            <text:p>9.40E-008</text:p>
          </table:table-cell>
          <table:table-cell office:value-type="float" office:value="0.0000000000053866">
            <text:p>5.39E-012</text:p>
          </table:table-cell>
          <table:table-cell table:formula="of:=IF([.Q704] &lt; [.L704];&quot;BETTER&quot;;IF([.Q704]-2 &gt; [.L704]; &quot;WORSE&quot;;&quot;&quot;))">
            <text:p/>
          </table:table-cell>
          <table:table-cell table:formula="of:=IF([.S704] &lt; [.N704];&quot;BETTER&quot;;IF([.S704] &gt;[.N704]*1.1;&quot;WORSE&quot;;&quot;&quot;))">
            <text:p/>
          </table:table-cell>
        </table:table-row>
        <table:table-row table:style-name="ro3">
          <table:table-cell/>
          <table:table-cell office:value-type="float" office:value="703">
            <text:p>703</text:p>
          </table:table-cell>
          <table:table-cell office:value-type="string">
            <text:p>1.84642857142856883e+03</text:p>
          </table:table-cell>
          <table:table-cell office:value-type="float" office:value="57">
            <text:p>57</text:p>
          </table:table-cell>
          <table:table-cell office:value-type="float" office:value="0.0000000028415">
            <text:p>2.84E-009</text:p>
          </table:table-cell>
          <table:table-cell office:value-type="float" office:value="0.000000000000024136">
            <text:p>2.41E-014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22737">
            <text:p>2.27E-012</text:p>
          </table:table-cell>
          <table:table-cell office:value-type="float" office:value="0.000000000000016871">
            <text:p>1.69E-014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22737">
            <text:p>2.27E-012</text:p>
          </table:table-cell>
          <table:table-cell office:value-type="float" office:value="0.000000000000016871">
            <text:p>1.69E-014</text:p>
          </table:table-cell>
          <table:table-cell table:formula="of:=IF([.L705] &lt; [.H705];&quot;BETTER&quot;;IF([.L705]-2 &gt; [.H705]; &quot;WORSE&quot;;&quot;&quot;))">
            <text:p/>
          </table:table-cell>
          <table:table-cell table:formula="of:=IF([.N705] &lt; [.J705];&quot;BETTER&quot;;IF([.N705] &gt;[.J705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22737">
            <text:p>2.27E-012</text:p>
          </table:table-cell>
          <table:table-cell office:value-type="float" office:value="0.000000000000016871">
            <text:p>1.69E-014</text:p>
          </table:table-cell>
          <table:table-cell table:formula="of:=IF([.Q705] &lt; [.L705];&quot;BETTER&quot;;IF([.Q705]-2 &gt; [.L705]; &quot;WORSE&quot;;&quot;&quot;))">
            <text:p/>
          </table:table-cell>
          <table:table-cell table:formula="of:=IF([.S705] &lt; [.N705];&quot;BETTER&quot;;IF([.S705] &gt;[.N705]*1.1;&quot;WORSE&quot;;&quot;&quot;))">
            <text:p/>
          </table:table-cell>
        </table:table-row>
        <table:table-row table:style-name="ro3">
          <table:table-cell/>
          <table:table-cell office:value-type="float" office:value="704">
            <text:p>704</text:p>
          </table:table-cell>
          <table:table-cell office:value-type="string">
            <text:p>4.45988571428570594e+03</text:p>
          </table:table-cell>
          <table:table-cell office:value-type="float" office:value="57">
            <text:p>57</text:p>
          </table:table-cell>
          <table:table-cell office:value-type="float" office:value="0.00000000089264">
            <text:p>8.93E-010</text:p>
          </table:table-cell>
          <table:table-cell office:value-type="float" office:value="2.0393E-015">
            <text:p>2.04E-015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68212">
            <text:p>6.82E-012</text:p>
          </table:table-cell>
          <table:table-cell office:value-type="float" office:value="1.4275E-015">
            <text:p>1.43E-015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68212">
            <text:p>6.82E-012</text:p>
          </table:table-cell>
          <table:table-cell office:value-type="float" office:value="1.4275E-015">
            <text:p>1.43E-015</text:p>
          </table:table-cell>
          <table:table-cell table:formula="of:=IF([.L706] &lt; [.H706];&quot;BETTER&quot;;IF([.L706]-2 &gt; [.H706]; &quot;WORSE&quot;;&quot;&quot;))">
            <text:p/>
          </table:table-cell>
          <table:table-cell table:formula="of:=IF([.N706] &lt; [.J706];&quot;BETTER&quot;;IF([.N706] &gt;[.J706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68212">
            <text:p>6.82E-012</text:p>
          </table:table-cell>
          <table:table-cell office:value-type="float" office:value="1.4275E-015">
            <text:p>1.43E-015</text:p>
          </table:table-cell>
          <table:table-cell table:formula="of:=IF([.Q706] &lt; [.L706];&quot;BETTER&quot;;IF([.Q706]-2 &gt; [.L706]; &quot;WORSE&quot;;&quot;&quot;))">
            <text:p/>
          </table:table-cell>
          <table:table-cell table:formula="of:=IF([.S706] &lt; [.N706];&quot;BETTER&quot;;IF([.S706] &gt;[.N706]*1.1;&quot;WORSE&quot;;&quot;&quot;))">
            <text:p/>
          </table:table-cell>
        </table:table-row>
        <table:table-row table:style-name="ro3">
          <table:table-cell/>
          <table:table-cell office:value-type="float" office:value="705">
            <text:p>705</text:p>
          </table:table-cell>
          <table:table-cell office:value-type="string">
            <text:p>2.03819742706723650e+00</text:p>
          </table:table-cell>
          <table:table-cell office:value-type="float" office:value="56">
            <text:p>56</text:p>
          </table:table-cell>
          <table:table-cell office:value-type="float" office:value="0.00000000000059107">
            <text:p>5.91E-013</text:p>
          </table:table-cell>
          <table:table-cell office:value-type="float" office:value="0.000000000016668">
            <text:p>1.67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 table:formula="of:=IF([.L707] &lt; [.H707];&quot;BETTER&quot;;IF([.L707]-2 &gt; [.H707]; &quot;WORSE&quot;;&quot;&quot;))">
            <text:p/>
          </table:table-cell>
          <table:table-cell table:formula="of:=IF([.N707] &lt; [.J707];&quot;BETTER&quot;;IF([.N707] &gt;[.J70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1357">
            <text:p>1.14E-009</text:p>
          </table:table-cell>
          <table:table-cell office:value-type="float" office:value="0.000000000016075">
            <text:p>1.61E-011</text:p>
          </table:table-cell>
          <table:table-cell table:formula="of:=IF([.Q707] &lt; [.L707];&quot;BETTER&quot;;IF([.Q707]-2 &gt; [.L707]; &quot;WORSE&quot;;&quot;&quot;))">
            <text:p/>
          </table:table-cell>
          <table:table-cell table:formula="of:=IF([.S707] &lt; [.N707];&quot;BETTER&quot;;IF([.S707] &gt;[.N707]*1.1;&quot;WORSE&quot;;&quot;&quot;))">
            <text:p/>
          </table:table-cell>
        </table:table-row>
        <table:table-row table:style-name="ro3">
          <table:table-cell/>
          <table:table-cell office:value-type="float" office:value="706">
            <text:p>706</text:p>
          </table:table-cell>
          <table:table-cell office:value-type="string">
            <text:p>1.12025130033328013e+00</text:p>
          </table:table-cell>
          <table:table-cell office:value-type="float" office:value="56">
            <text:p>56</text:p>
          </table:table-cell>
          <table:table-cell office:value-type="float" office:value="0.000000001641">
            <text:p>1.64E-009</text:p>
          </table:table-cell>
          <table:table-cell office:value-type="float" office:value="0.000000000029021">
            <text:p>2.90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47705">
            <text:p>4.77E-011</text:p>
          </table:table-cell>
          <table:table-cell office:value-type="float" office:value="0.000000000029708">
            <text:p>2.9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47705">
            <text:p>4.77E-011</text:p>
          </table:table-cell>
          <table:table-cell office:value-type="float" office:value="0.000000000029708">
            <text:p>2.97E-011</text:p>
          </table:table-cell>
          <table:table-cell table:formula="of:=IF([.L708] &lt; [.H708];&quot;BETTER&quot;;IF([.L708]-2 &gt; [.H708]; &quot;WORSE&quot;;&quot;&quot;))">
            <text:p/>
          </table:table-cell>
          <table:table-cell table:formula="of:=IF([.N708] &lt; [.J708];&quot;BETTER&quot;;IF([.N708] &gt;[.J70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47705">
            <text:p>4.77E-011</text:p>
          </table:table-cell>
          <table:table-cell office:value-type="float" office:value="0.000000000029708">
            <text:p>2.97E-011</text:p>
          </table:table-cell>
          <table:table-cell table:formula="of:=IF([.Q708] &lt; [.L708];&quot;BETTER&quot;;IF([.Q708]-2 &gt; [.L708]; &quot;WORSE&quot;;&quot;&quot;))">
            <text:p/>
          </table:table-cell>
          <table:table-cell table:formula="of:=IF([.S708] &lt; [.N708];&quot;BETTER&quot;;IF([.S708] &gt;[.N708]*1.1;&quot;WORSE&quot;;&quot;&quot;))">
            <text:p/>
          </table:table-cell>
        </table:table-row>
        <table:table-row table:style-name="ro3">
          <table:table-cell/>
          <table:table-cell office:value-type="float" office:value="707">
            <text:p>707</text:p>
          </table:table-cell>
          <table:table-cell office:value-type="string">
            <text:p>3.58827495918286402e-02</text:p>
          </table:table-cell>
          <table:table-cell office:value-type="float" office:value="93">
            <text:p>93</text:p>
          </table:table-cell>
          <table:table-cell office:value-type="float" office:value="0.00000000000059115">
            <text:p>5.91E-013</text:p>
          </table:table-cell>
          <table:table-cell office:value-type="float" office:value="0.00000000022848">
            <text:p>2.28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14792">
            <text:p>1.48E-013</text:p>
          </table:table-cell>
          <table:table-cell office:value-type="float" office:value="0.00000000022772">
            <text:p>2.28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14792">
            <text:p>1.48E-013</text:p>
          </table:table-cell>
          <table:table-cell office:value-type="float" office:value="0.00000000022772">
            <text:p>2.28E-010</text:p>
          </table:table-cell>
          <table:table-cell table:formula="of:=IF([.L709] &lt; [.H709];&quot;BETTER&quot;;IF([.L709]-2 &gt; [.H709]; &quot;WORSE&quot;;&quot;&quot;))">
            <text:p/>
          </table:table-cell>
          <table:table-cell table:formula="of:=IF([.N709] &lt; [.J709];&quot;BETTER&quot;;IF([.N709] &gt;[.J709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14792">
            <text:p>1.48E-013</text:p>
          </table:table-cell>
          <table:table-cell office:value-type="float" office:value="0.00000000022772">
            <text:p>2.28E-010</text:p>
          </table:table-cell>
          <table:table-cell table:formula="of:=IF([.Q709] &lt; [.L709];&quot;BETTER&quot;;IF([.Q709]-2 &gt; [.L709]; &quot;WORSE&quot;;&quot;&quot;))">
            <text:p/>
          </table:table-cell>
          <table:table-cell table:formula="of:=IF([.S709] &lt; [.N709];&quot;BETTER&quot;;IF([.S709] &gt;[.N709]*1.1;&quot;WORSE&quot;;&quot;&quot;))">
            <text:p/>
          </table:table-cell>
        </table:table-row>
        <table:table-row table:style-name="ro3">
          <table:table-cell/>
          <table:table-cell office:value-type="float" office:value="708">
            <text:p>708</text:p>
          </table:table-cell>
          <table:table-cell office:value-type="string">
            <text:p>EXCEPTION!!</text:p>
          </table:table-cell>
          <table:table-cell office:value-type="float" office:value="33">
            <text:p>33</text:p>
          </table:table-cell>
          <table:table-cell office:value-type="float" office:value="0.0000000030109">
            <text:p>3.01E-009</text:p>
          </table:table-cell>
          <table:table-cell office:value-type="float" office:value="0.000000000017348">
            <text:p>1.73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710] &lt; [.H710];&quot;BETTER&quot;;IF([.L710]-2 &gt; [.H710]; &quot;WORSE&quot;;&quot;&quot;))">
            <text:p/>
          </table:table-cell>
          <table:table-cell table:formula="of:=IF([.N710] &lt; [.J710];&quot;BETTER&quot;;IF([.N710] &gt;[.J710]*1.1;&quot;WORSE&quot;;&quot;&quot;))">
            <text:p/>
          </table:table-cell>
          <table:table-cell office:value-type="float" office:value="76">
            <text:p>76</text:p>
          </table:table-cell>
          <table:table-cell office:value-type="float" office:value="0.000000000031389">
            <text:p>3.14E-011</text:p>
          </table:table-cell>
          <table:table-cell office:value-type="float" office:value="0.000000000017348">
            <text:p>1.73E-011</text:p>
          </table:table-cell>
          <table:table-cell table:formula="of:=IF([.Q710] &lt; [.L710];&quot;BETTER&quot;;IF([.Q710]-2 &gt; [.L710]; &quot;WORSE&quot;;&quot;&quot;))" office:value-type="string" office:string-value="BETTER">
            <text:p>BETTER</text:p>
          </table:table-cell>
          <table:table-cell table:formula="of:=IF([.S710] &lt; [.N710];&quot;BETTER&quot;;IF([.S710] &gt;[.N710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709">
            <text:p>709</text:p>
          </table:table-cell>
          <table:table-cell office:value-type="string">
            <text:p>3.23946328121005378e-01</text:p>
          </table:table-cell>
          <table:table-cell office:value-type="float" office:value="58">
            <text:p>58</text:p>
          </table:table-cell>
          <table:table-cell office:value-type="float" office:value="4.3868E-016">
            <text:p>4.39E-016</text:p>
          </table:table-cell>
          <table:table-cell office:value-type="float" office:value="0.000000000064842">
            <text:p>6.4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481">
            <text:p>1.65E-011</text:p>
          </table:table-cell>
          <table:table-cell office:value-type="float" office:value="0.000000000064842">
            <text:p>6.4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6481">
            <text:p>1.65E-011</text:p>
          </table:table-cell>
          <table:table-cell office:value-type="float" office:value="0.000000000064842">
            <text:p>6.48E-011</text:p>
          </table:table-cell>
          <table:table-cell table:formula="of:=IF([.L711] &lt; [.H711];&quot;BETTER&quot;;IF([.L711]-2 &gt; [.H711]; &quot;WORSE&quot;;&quot;&quot;))">
            <text:p/>
          </table:table-cell>
          <table:table-cell table:formula="of:=IF([.N711] &lt; [.J711];&quot;BETTER&quot;;IF([.N711] &gt;[.J71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6481">
            <text:p>1.65E-011</text:p>
          </table:table-cell>
          <table:table-cell office:value-type="float" office:value="0.000000000064842">
            <text:p>6.48E-011</text:p>
          </table:table-cell>
          <table:table-cell table:formula="of:=IF([.Q711] &lt; [.L711];&quot;BETTER&quot;;IF([.Q711]-2 &gt; [.L711]; &quot;WORSE&quot;;&quot;&quot;))">
            <text:p/>
          </table:table-cell>
          <table:table-cell table:formula="of:=IF([.S711] &lt; [.N711];&quot;BETTER&quot;;IF([.S711] &gt;[.N711]*1.1;&quot;WORSE&quot;;&quot;&quot;))">
            <text:p/>
          </table:table-cell>
        </table:table-row>
        <table:table-row table:style-name="ro3">
          <table:table-cell/>
          <table:table-cell office:value-type="float" office:value="710">
            <text:p>710</text:p>
          </table:table-cell>
          <table:table-cell office:value-type="string">
            <text:p>8.86226925452757941e-01</text:p>
          </table:table-cell>
          <table:table-cell office:value-type="float" office:value="108">
            <text:p>108</text:p>
          </table:table-cell>
          <table:table-cell office:value-type="float" office:value="0.0000000000020375">
            <text:p>2.04E-012</text:p>
          </table:table-cell>
          <table:table-cell office:value-type="float" office:value="0.000000000056212">
            <text:p>5.62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5543E-015">
            <text:p>1.55E-015</text:p>
          </table:table-cell>
          <table:table-cell office:value-type="float" office:value="0.000000000053307">
            <text:p>5.3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1.5543E-015">
            <text:p>1.55E-015</text:p>
          </table:table-cell>
          <table:table-cell office:value-type="float" office:value="0.000000000053307">
            <text:p>5.33E-011</text:p>
          </table:table-cell>
          <table:table-cell table:formula="of:=IF([.L712] &lt; [.H712];&quot;BETTER&quot;;IF([.L712]-2 &gt; [.H712]; &quot;WORSE&quot;;&quot;&quot;))">
            <text:p/>
          </table:table-cell>
          <table:table-cell table:formula="of:=IF([.N712] &lt; [.J712];&quot;BETTER&quot;;IF([.N712] &gt;[.J712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5543E-015">
            <text:p>1.55E-015</text:p>
          </table:table-cell>
          <table:table-cell office:value-type="float" office:value="0.000000000053307">
            <text:p>5.33E-011</text:p>
          </table:table-cell>
          <table:table-cell table:formula="of:=IF([.Q712] &lt; [.L712];&quot;BETTER&quot;;IF([.Q712]-2 &gt; [.L712]; &quot;WORSE&quot;;&quot;&quot;))">
            <text:p/>
          </table:table-cell>
          <table:table-cell table:formula="of:=IF([.S712] &lt; [.N712];&quot;BETTER&quot;;IF([.S712] &gt;[.N712]*1.1;&quot;WORSE&quot;;&quot;&quot;))">
            <text:p/>
          </table:table-cell>
        </table:table-row>
        <table:table-row table:style-name="ro3">
          <table:table-cell/>
          <table:table-cell office:value-type="float" office:value="711">
            <text:p>711</text:p>
          </table:table-cell>
          <table:table-cell office:value-type="string">
            <text:p>2.33333333307073332e+00</text:p>
          </table:table-cell>
          <table:table-cell office:value-type="float" office:value="1575">
            <text:p>1575</text:p>
          </table:table-cell>
          <table:table-cell office:value-type="float" office:value="0.0000000046601">
            <text:p>4.66E-009</text:p>
          </table:table-cell>
          <table:table-cell office:value-type="float" office:value="0.0000000041432">
            <text:p>4.14E-009</text:p>
          </table:table-cell>
          <table:table-cell/>
          <table:table-cell office:value-type="float" office:value="6478">
            <text:p>6478</text:p>
          </table:table-cell>
          <table:table-cell office:value-type="float" office:value="0.0000000010818">
            <text:p>1.08E-009</text:p>
          </table:table-cell>
          <table:table-cell office:value-type="float" office:value="0.000000000098257">
            <text:p>9.83E-011</text:p>
          </table:table-cell>
          <table:table-cell/>
          <table:table-cell office:value-type="float" office:value="6480">
            <text:p>6480</text:p>
          </table:table-cell>
          <table:table-cell office:value-type="float" office:value="0.0000000010818">
            <text:p>1.08E-009</text:p>
          </table:table-cell>
          <table:table-cell office:value-type="float" office:value="0.000000000098257">
            <text:p>9.83E-011</text:p>
          </table:table-cell>
          <table:table-cell table:formula="of:=IF([.L713] &lt; [.H713];&quot;BETTER&quot;;IF([.L713]-2 &gt; [.H713]; &quot;WORSE&quot;;&quot;&quot;))">
            <text:p/>
          </table:table-cell>
          <table:table-cell table:formula="of:=IF([.N713] &lt; [.J713];&quot;BETTER&quot;;IF([.N713] &gt;[.J713]*1.1;&quot;WORSE&quot;;&quot;&quot;))">
            <text:p/>
          </table:table-cell>
          <table:table-cell office:value-type="float" office:value="6480">
            <text:p>6480</text:p>
          </table:table-cell>
          <table:table-cell office:value-type="float" office:value="0.0000000010818">
            <text:p>1.08E-009</text:p>
          </table:table-cell>
          <table:table-cell office:value-type="float" office:value="0.000000000098257">
            <text:p>9.83E-011</text:p>
          </table:table-cell>
          <table:table-cell table:formula="of:=IF([.Q713] &lt; [.L713];&quot;BETTER&quot;;IF([.Q713]-2 &gt; [.L713]; &quot;WORSE&quot;;&quot;&quot;))">
            <text:p/>
          </table:table-cell>
          <table:table-cell table:formula="of:=IF([.S713] &lt; [.N713];&quot;BETTER&quot;;IF([.S713] &gt;[.N713]*1.1;&quot;WORSE&quot;;&quot;&quot;))">
            <text:p/>
          </table:table-cell>
        </table:table-row>
        <table:table-row table:style-name="ro3">
          <table:table-cell/>
          <table:table-cell office:value-type="float" office:value="712">
            <text:p>712</text:p>
          </table:table-cell>
          <table:table-cell office:value-type="string">
            <text:p>7.40284240042952835e+00</text:p>
          </table:table-cell>
          <table:table-cell office:value-type="float" office:value="56">
            <text:p>56</text:p>
          </table:table-cell>
          <table:table-cell office:value-type="float" office:value="0.00000000040112">
            <text:p>4.01E-010</text:p>
          </table:table-cell>
          <table:table-cell office:value-type="float" office:value="0.0000000000036278">
            <text:p>3.6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1.6653E-015">
            <text:p>1.67E-015</text:p>
          </table:table-cell>
          <table:table-cell office:value-type="float" office:value="0.0000000000039888">
            <text:p>3.9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1.6653E-015">
            <text:p>1.67E-015</text:p>
          </table:table-cell>
          <table:table-cell office:value-type="float" office:value="0.0000000000039888">
            <text:p>3.99E-012</text:p>
          </table:table-cell>
          <table:table-cell table:formula="of:=IF([.L714] &lt; [.H714];&quot;BETTER&quot;;IF([.L714]-2 &gt; [.H714]; &quot;WORSE&quot;;&quot;&quot;))">
            <text:p/>
          </table:table-cell>
          <table:table-cell table:formula="of:=IF([.N714] &lt; [.J714];&quot;BETTER&quot;;IF([.N714] &gt;[.J71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6653E-015">
            <text:p>1.67E-015</text:p>
          </table:table-cell>
          <table:table-cell office:value-type="float" office:value="0.0000000000039889">
            <text:p>3.99E-012</text:p>
          </table:table-cell>
          <table:table-cell table:formula="of:=IF([.Q714] &lt; [.L714];&quot;BETTER&quot;;IF([.Q714]-2 &gt; [.L714]; &quot;WORSE&quot;;&quot;&quot;))">
            <text:p/>
          </table:table-cell>
          <table:table-cell table:formula="of:=IF([.S714] &lt; [.N714];&quot;BETTER&quot;;IF([.S714] &gt;[.N714]*1.1;&quot;WORSE&quot;;&quot;&quot;))">
            <text:p/>
          </table:table-cell>
        </table:table-row>
        <table:table-row table:style-name="ro3">
          <table:table-cell/>
          <table:table-cell office:value-type="float" office:value="713">
            <text:p>713</text:p>
          </table:table-cell>
          <table:table-cell office:value-type="string">
            <text:p>5.98250839808641501e+01</text:p>
          </table:table-cell>
          <table:table-cell office:value-type="float" office:value="111">
            <text:p>111</text:p>
          </table:table-cell>
          <table:table-cell office:value-type="float" office:value="0.0000000000010497">
            <text:p>1.05E-012</text:p>
          </table:table-cell>
          <table:table-cell office:value-type="float" office:value="0.0000000000016523">
            <text:p>1.65E-012</text:p>
          </table:table-cell>
          <table:table-cell/>
          <table:table-cell office:value-type="float" office:value="102">
            <text:p>102</text:p>
          </table:table-cell>
          <table:table-cell office:value-type="float" office:value="0.0000000000001279">
            <text:p>1.28E-013</text:p>
          </table:table-cell>
          <table:table-cell office:value-type="float" office:value="0.00000000000059919">
            <text:p>5.99E-013</text:p>
          </table:table-cell>
          <table:table-cell/>
          <table:table-cell office:value-type="float" office:value="102">
            <text:p>102</text:p>
          </table:table-cell>
          <table:table-cell office:value-type="float" office:value="0.0000000000001279">
            <text:p>1.28E-013</text:p>
          </table:table-cell>
          <table:table-cell office:value-type="float" office:value="0.00000000000059919">
            <text:p>5.99E-013</text:p>
          </table:table-cell>
          <table:table-cell table:formula="of:=IF([.L715] &lt; [.H715];&quot;BETTER&quot;;IF([.L715]-2 &gt; [.H715]; &quot;WORSE&quot;;&quot;&quot;))">
            <text:p/>
          </table:table-cell>
          <table:table-cell table:formula="of:=IF([.N715] &lt; [.J715];&quot;BETTER&quot;;IF([.N715] &gt;[.J715]*1.1;&quot;WORSE&quot;;&quot;&quot;))">
            <text:p/>
          </table:table-cell>
          <table:table-cell office:value-type="float" office:value="102">
            <text:p>102</text:p>
          </table:table-cell>
          <table:table-cell office:value-type="float" office:value="0.0000000000001279">
            <text:p>1.28E-013</text:p>
          </table:table-cell>
          <table:table-cell office:value-type="float" office:value="0.00000000000059919">
            <text:p>5.99E-013</text:p>
          </table:table-cell>
          <table:table-cell table:formula="of:=IF([.Q715] &lt; [.L715];&quot;BETTER&quot;;IF([.Q715]-2 &gt; [.L715]; &quot;WORSE&quot;;&quot;&quot;))">
            <text:p/>
          </table:table-cell>
          <table:table-cell table:formula="of:=IF([.S715] &lt; [.N715];&quot;BETTER&quot;;IF([.S715] &gt;[.N715]*1.1;&quot;WORSE&quot;;&quot;&quot;))">
            <text:p/>
          </table:table-cell>
        </table:table-row>
        <table:table-row table:style-name="ro3">
          <table:table-cell/>
          <table:table-cell office:value-type="float" office:value="714">
            <text:p>714</text:p>
          </table:table-cell>
          <table:table-cell office:value-type="string">
            <text:p>1.75670005596768442e+00</text:p>
          </table:table-cell>
          <table:table-cell office:value-type="float" office:value="59">
            <text:p>59</text:p>
          </table:table-cell>
          <table:table-cell office:value-type="float" office:value="0.0000000014514">
            <text:p>1.45E-009</text:p>
          </table:table-cell>
          <table:table-cell office:value-type="float" office:value="0.0000000036744">
            <text:p>3.67E-009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34369">
            <text:p>3.44E-010</text:p>
          </table:table-cell>
          <table:table-cell office:value-type="float" office:value="0.000000011346">
            <text:p>1.13E-008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34369">
            <text:p>3.44E-010</text:p>
          </table:table-cell>
          <table:table-cell office:value-type="float" office:value="0.000000011346">
            <text:p>1.13E-008</text:p>
          </table:table-cell>
          <table:table-cell table:formula="of:=IF([.L716] &lt; [.H716];&quot;BETTER&quot;;IF([.L716]-2 &gt; [.H716]; &quot;WORSE&quot;;&quot;&quot;))">
            <text:p/>
          </table:table-cell>
          <table:table-cell table:formula="of:=IF([.N716] &lt; [.J716];&quot;BETTER&quot;;IF([.N716] &gt;[.J716]*1.1;&quot;WORSE&quot;;&quot;&quot;))">
            <text:p/>
          </table:table-cell>
          <table:table-cell office:value-type="float" office:value="813">
            <text:p>813</text:p>
          </table:table-cell>
          <table:table-cell office:value-type="float" office:value="0.00000000034369">
            <text:p>3.44E-010</text:p>
          </table:table-cell>
          <table:table-cell office:value-type="float" office:value="0.000000011346">
            <text:p>1.13E-008</text:p>
          </table:table-cell>
          <table:table-cell table:formula="of:=IF([.Q716] &lt; [.L716];&quot;BETTER&quot;;IF([.Q716]-2 &gt; [.L716]; &quot;WORSE&quot;;&quot;&quot;))">
            <text:p/>
          </table:table-cell>
          <table:table-cell table:formula="of:=IF([.S716] &lt; [.N716];&quot;BETTER&quot;;IF([.S716] &gt;[.N716]*1.1;&quot;WORSE&quot;;&quot;&quot;))">
            <text:p/>
          </table:table-cell>
        </table:table-row>
        <table:table-row table:style-name="ro3">
          <table:table-cell/>
          <table:table-cell office:value-type="float" office:value="715">
            <text:p>715</text:p>
          </table:table-cell>
          <table:table-cell office:value-type="string">
            <text:p>-1.21110666359540318e+02</text:p>
          </table:table-cell>
          <table:table-cell office:value-type="float" office:value="57">
            <text:p>57</text:p>
          </table:table-cell>
          <table:table-cell office:value-type="float" office:value="0.000000000080811">
            <text:p>8.08E-011</text:p>
          </table:table-cell>
          <table:table-cell office:value-type="float" office:value="0.00000000000033113">
            <text:p>3.31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42633">
            <text:p>4.26E-014</text:p>
          </table:table-cell>
          <table:table-cell office:value-type="float" office:value="0.00000000000033289">
            <text:p>3.33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00042633">
            <text:p>4.26E-014</text:p>
          </table:table-cell>
          <table:table-cell office:value-type="float" office:value="0.00000000000033289">
            <text:p>3.33E-013</text:p>
          </table:table-cell>
          <table:table-cell table:formula="of:=IF([.L717] &lt; [.H717];&quot;BETTER&quot;;IF([.L717]-2 &gt; [.H717]; &quot;WORSE&quot;;&quot;&quot;))">
            <text:p/>
          </table:table-cell>
          <table:table-cell table:formula="of:=IF([.N717] &lt; [.J717];&quot;BETTER&quot;;IF([.N717] &gt;[.J717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00042633">
            <text:p>4.26E-014</text:p>
          </table:table-cell>
          <table:table-cell office:value-type="float" office:value="0.00000000000033289">
            <text:p>3.33E-013</text:p>
          </table:table-cell>
          <table:table-cell table:formula="of:=IF([.Q717] &lt; [.L717];&quot;BETTER&quot;;IF([.Q717]-2 &gt; [.L717]; &quot;WORSE&quot;;&quot;&quot;))">
            <text:p/>
          </table:table-cell>
          <table:table-cell table:formula="of:=IF([.S717] &lt; [.N717];&quot;BETTER&quot;;IF([.S717] &gt;[.N717]*1.1;&quot;WORSE&quot;;&quot;&quot;))">
            <text:p/>
          </table:table-cell>
        </table:table-row>
        <table:table-row table:style-name="ro5">
          <table:table-cell/>
          <table:table-cell office:value-type="float" office:value="716">
            <text:p>716</text:p>
          </table:table-cell>
          <table:table-cell office:value-type="string">
            <text:p>EXCEPTION!!</text:p>
          </table:table-cell>
          <table:table-cell office:value-type="float" office:value="7">
            <text:p>7</text:p>
          </table:table-cell>
          <table:table-cell table:style-name="Default" office:value-type="string">
            <text:p>nan</text:p>
          </table:table-cell>
          <table:table-cell table:style-name="ce3" office:value-type="float" office:value="INF">
            <text:p>INF</text:p>
          </table:table-cell>
          <table:table-cell/>
          <table:table-cell table:style-name="ce4" office:value-type="string">
            <text:p>Cannot be evaluated numerically!!!</text:p>
          </table:table-cell>
          <table:table-cell table:style-name="Default"/>
          <table:table-cell table:style-name="Default"/>
          <table:table-cell/>
          <table:table-cell/>
          <table:table-cell table:style-name="Default"/>
          <table:table-cell table:style-name="Default"/>
          <table:table-cell table:formula="of:=IF([.L718] &lt; [.H718];&quot;BETTER&quot;;IF([.L718]-2 &gt; [.H718]; &quot;WORSE&quot;;&quot;&quot;))" office:value-type="string" office:string-value="BETTER">
            <text:p>BETTER</text:p>
          </table:table-cell>
          <table:table-cell table:formula="of:=IF([.N718] &lt; [.J718];&quot;BETTER&quot;;IF([.N718] &gt;[.J718]*1.1;&quot;WORSE&quot;;&quot;&quot;))">
            <text:p/>
          </table:table-cell>
          <table:table-cell/>
          <table:table-cell table:style-name="Default"/>
          <table:table-cell table:style-name="Default"/>
          <table:table-cell table:formula="of:=IF([.Q718] &lt; [.L718];&quot;BETTER&quot;;IF([.Q718]-2 &gt; [.L718]; &quot;WORSE&quot;;&quot;&quot;))">
            <text:p/>
          </table:table-cell>
          <table:table-cell table:formula="of:=IF([.S718] &lt; [.N718];&quot;BETTER&quot;;IF([.S718] &gt;[.N718]*1.1;&quot;WORSE&quot;;&quot;&quot;))">
            <text:p/>
          </table:table-cell>
        </table:table-row>
        <table:table-row table:style-name="ro3">
          <table:table-cell/>
          <table:table-cell office:value-type="float" office:value="717">
            <text:p>717</text:p>
          </table:table-cell>
          <table:table-cell office:value-type="string">
            <text:p>2.37367179971318176e+00</text:p>
          </table:table-cell>
          <table:table-cell office:value-type="float" office:value="805">
            <text:p>805</text:p>
          </table:table-cell>
          <table:table-cell office:value-type="float" office:value="0.00000000090813">
            <text:p>9.08E-010</text:p>
          </table:table-cell>
          <table:table-cell office:value-type="float" office:value="0.0000000012041">
            <text:p>1.20E-009</text:p>
          </table:table-cell>
          <table:table-cell/>
          <table:table-cell office:value-type="float" office:value="1172">
            <text:p>1172</text:p>
          </table:table-cell>
          <table:table-cell office:value-type="float" office:value="0.0000000083458">
            <text:p>8.35E-009</text:p>
          </table:table-cell>
          <table:table-cell office:value-type="float" office:value="0.0000000000055534">
            <text:p>5.55E-012</text:p>
          </table:table-cell>
          <table:table-cell/>
          <table:table-cell office:value-type="float" office:value="1172">
            <text:p>1172</text:p>
          </table:table-cell>
          <table:table-cell office:value-type="float" office:value="0.0000000083458">
            <text:p>8.35E-009</text:p>
          </table:table-cell>
          <table:table-cell office:value-type="float" office:value="0.0000000000055534">
            <text:p>5.55E-012</text:p>
          </table:table-cell>
          <table:table-cell table:formula="of:=IF([.L719] &lt; [.H719];&quot;BETTER&quot;;IF([.L719]-2 &gt; [.H719]; &quot;WORSE&quot;;&quot;&quot;))">
            <text:p/>
          </table:table-cell>
          <table:table-cell table:formula="of:=IF([.N719] &lt; [.J719];&quot;BETTER&quot;;IF([.N719] &gt;[.J719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0.0000000083458">
            <text:p>8.35E-009</text:p>
          </table:table-cell>
          <table:table-cell office:value-type="float" office:value="0.0000000000055534">
            <text:p>5.55E-012</text:p>
          </table:table-cell>
          <table:table-cell table:formula="of:=IF([.Q719] &lt; [.L719];&quot;BETTER&quot;;IF([.Q719]-2 &gt; [.L719]; &quot;WORSE&quot;;&quot;&quot;))">
            <text:p/>
          </table:table-cell>
          <table:table-cell table:formula="of:=IF([.S719] &lt; [.N719];&quot;BETTER&quot;;IF([.S719] &gt;[.N719]*1.1;&quot;WORSE&quot;;&quot;&quot;))">
            <text:p/>
          </table:table-cell>
        </table:table-row>
        <table:table-row table:style-name="ro3">
          <table:table-cell/>
          <table:table-cell office:value-type="float" office:value="718">
            <text:p>718</text:p>
          </table:table-cell>
          <table:table-cell office:value-type="string">
            <text:p>1.31376017588616548e+02</text:p>
          </table:table-cell>
          <table:table-cell office:value-type="float" office:value="211">
            <text:p>211</text:p>
          </table:table-cell>
          <table:table-cell office:value-type="float" office:value="0.000000000057553">
            <text:p>5.76E-011</text:p>
          </table:table-cell>
          <table:table-cell office:value-type="float" office:value="0.000000000067994">
            <text:p>6.80E-011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0089528">
            <text:p>8.95E-013</text:p>
          </table:table-cell>
          <table:table-cell office:value-type="float" office:value="0.00000000000012591">
            <text:p>1.26E-013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0089528">
            <text:p>8.95E-013</text:p>
          </table:table-cell>
          <table:table-cell office:value-type="float" office:value="0.00000000000012591">
            <text:p>1.26E-013</text:p>
          </table:table-cell>
          <table:table-cell table:formula="of:=IF([.L720] &lt; [.H720];&quot;BETTER&quot;;IF([.L720]-2 &gt; [.H720]; &quot;WORSE&quot;;&quot;&quot;))">
            <text:p/>
          </table:table-cell>
          <table:table-cell table:formula="of:=IF([.N720] &lt; [.J720];&quot;BETTER&quot;;IF([.N720] &gt;[.J720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0.00000000000089528">
            <text:p>8.95E-013</text:p>
          </table:table-cell>
          <table:table-cell office:value-type="float" office:value="0.00000000000012591">
            <text:p>1.26E-013</text:p>
          </table:table-cell>
          <table:table-cell table:formula="of:=IF([.Q720] &lt; [.L720];&quot;BETTER&quot;;IF([.Q720]-2 &gt; [.L720]; &quot;WORSE&quot;;&quot;&quot;))">
            <text:p/>
          </table:table-cell>
          <table:table-cell table:formula="of:=IF([.S720] &lt; [.N720];&quot;BETTER&quot;;IF([.S720] &gt;[.N720]*1.1;&quot;WORSE&quot;;&quot;&quot;))">
            <text:p/>
          </table:table-cell>
        </table:table-row>
        <table:table-row table:style-name="ro3">
          <table:table-cell/>
          <table:table-cell office:value-type="float" office:value="719">
            <text:p>719</text:p>
          </table:table-cell>
          <table:table-cell office:value-type="string">
            <text:p>2.29558714939263808e+00</text:p>
          </table:table-cell>
          <table:table-cell office:value-type="float" office:value="63">
            <text:p>63</text:p>
          </table:table-cell>
          <table:table-cell office:value-type="float" office:value="0.00000000000012497">
            <text:p>1.25E-013</text:p>
          </table:table-cell>
          <table:table-cell office:value-type="float" office:value="0.000000000003332">
            <text:p>3.3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2967">
            <text:p>1.30E-013</text:p>
          </table:table-cell>
          <table:table-cell office:value-type="float" office:value="0.0000000000032071">
            <text:p>3.21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12967">
            <text:p>1.30E-013</text:p>
          </table:table-cell>
          <table:table-cell office:value-type="float" office:value="0.0000000000032071">
            <text:p>3.21E-012</text:p>
          </table:table-cell>
          <table:table-cell table:formula="of:=IF([.L721] &lt; [.H721];&quot;BETTER&quot;;IF([.L721]-2 &gt; [.H721]; &quot;WORSE&quot;;&quot;&quot;))">
            <text:p/>
          </table:table-cell>
          <table:table-cell table:formula="of:=IF([.N721] &lt; [.J721];&quot;BETTER&quot;;IF([.N721] &gt;[.J72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12967">
            <text:p>1.30E-013</text:p>
          </table:table-cell>
          <table:table-cell office:value-type="float" office:value="0.0000000000032071">
            <text:p>3.21E-012</text:p>
          </table:table-cell>
          <table:table-cell table:formula="of:=IF([.Q721] &lt; [.L721];&quot;BETTER&quot;;IF([.Q721]-2 &gt; [.L721]; &quot;WORSE&quot;;&quot;&quot;))">
            <text:p/>
          </table:table-cell>
          <table:table-cell table:formula="of:=IF([.S721] &lt; [.N721];&quot;BETTER&quot;;IF([.S721] &gt;[.N721]*1.1;&quot;WORSE&quot;;&quot;&quot;))">
            <text:p/>
          </table:table-cell>
        </table:table-row>
        <table:table-row table:style-name="ro3">
          <table:table-cell/>
          <table:table-cell office:value-type="float" office:value="720">
            <text:p>720</text:p>
          </table:table-cell>
          <table:table-cell office:value-type="string">
            <text:p>1.15443132980306173e+00</text:p>
          </table:table-cell>
          <table:table-cell office:value-type="float" office:value="57">
            <text:p>57</text:p>
          </table:table-cell>
          <table:table-cell office:value-type="float" office:value="0.000000000000017311">
            <text:p>1.73E-014</text:p>
          </table:table-cell>
          <table:table-cell office:value-type="float" office:value="0.0000000000026408">
            <text:p>2.64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11369">
            <text:p>1.14E-013</text:p>
          </table:table-cell>
          <table:table-cell office:value-type="float" office:value="0.0000000000026522">
            <text:p>2.65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011369">
            <text:p>1.14E-013</text:p>
          </table:table-cell>
          <table:table-cell office:value-type="float" office:value="0.0000000000026522">
            <text:p>2.65E-012</text:p>
          </table:table-cell>
          <table:table-cell table:formula="of:=IF([.L722] &lt; [.H722];&quot;BETTER&quot;;IF([.L722]-2 &gt; [.H722]; &quot;WORSE&quot;;&quot;&quot;))">
            <text:p/>
          </table:table-cell>
          <table:table-cell table:formula="of:=IF([.N722] &lt; [.J722];&quot;BETTER&quot;;IF([.N722] &gt;[.J722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011369">
            <text:p>1.14E-013</text:p>
          </table:table-cell>
          <table:table-cell office:value-type="float" office:value="0.0000000000026522">
            <text:p>2.65E-012</text:p>
          </table:table-cell>
          <table:table-cell table:formula="of:=IF([.Q722] &lt; [.L722];&quot;BETTER&quot;;IF([.Q722]-2 &gt; [.L722]; &quot;WORSE&quot;;&quot;&quot;))">
            <text:p/>
          </table:table-cell>
          <table:table-cell table:formula="of:=IF([.S722] &lt; [.N722];&quot;BETTER&quot;;IF([.S722] &gt;[.N722]*1.1;&quot;WORSE&quot;;&quot;&quot;))">
            <text:p/>
          </table:table-cell>
        </table:table-row>
        <table:table-row table:style-name="ro3">
          <table:table-cell/>
          <table:table-cell office:value-type="float" office:value="721">
            <text:p>721</text:p>
          </table:table-cell>
          <table:table-cell office:value-type="string">
            <text:p>2.46740110027233994e+00</text:p>
          </table:table-cell>
          <table:table-cell office:value-type="float" office:value="91">
            <text:p>91</text:p>
          </table:table-cell>
          <table:table-cell office:value-type="float" office:value="0.0000000000088455">
            <text:p>8.85E-012</text:p>
          </table:table-cell>
          <table:table-cell office:value-type="float" office:value="0.000000000012383">
            <text:p>1.24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032437">
            <text:p>3.24E-014</text:p>
          </table:table-cell>
          <table:table-cell office:value-type="float" office:value="0.00000000001121">
            <text:p>1.12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00032437">
            <text:p>3.24E-014</text:p>
          </table:table-cell>
          <table:table-cell office:value-type="float" office:value="0.00000000001121">
            <text:p>1.12E-011</text:p>
          </table:table-cell>
          <table:table-cell table:formula="of:=IF([.L723] &lt; [.H723];&quot;BETTER&quot;;IF([.L723]-2 &gt; [.H723]; &quot;WORSE&quot;;&quot;&quot;))">
            <text:p/>
          </table:table-cell>
          <table:table-cell table:formula="of:=IF([.N723] &lt; [.J723];&quot;BETTER&quot;;IF([.N723] &gt;[.J723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00032437">
            <text:p>3.24E-014</text:p>
          </table:table-cell>
          <table:table-cell office:value-type="float" office:value="0.00000000001121">
            <text:p>1.12E-011</text:p>
          </table:table-cell>
          <table:table-cell table:formula="of:=IF([.Q723] &lt; [.L723];&quot;BETTER&quot;;IF([.Q723]-2 &gt; [.L723]; &quot;WORSE&quot;;&quot;&quot;))">
            <text:p/>
          </table:table-cell>
          <table:table-cell table:formula="of:=IF([.S723] &lt; [.N723];&quot;BETTER&quot;;IF([.S723] &gt;[.N723]*1.1;&quot;WORSE&quot;;&quot;&quot;))">
            <text:p/>
          </table:table-cell>
        </table:table-row>
        <table:table-row table:style-name="ro3">
          <table:table-cell/>
          <table:table-cell office:value-type="float" office:value="722">
            <text:p>722</text:p>
          </table:table-cell>
          <table:table-cell office:value-type="string">
            <text:p>1.80671262590654857e-01</text:p>
          </table:table-cell>
          <table:table-cell office:value-type="float" office:value="58">
            <text:p>58</text:p>
          </table:table-cell>
          <table:table-cell office:value-type="float" office:value="0.00000000000069961">
            <text:p>7.00E-013</text:p>
          </table:table-cell>
          <table:table-cell office:value-type="float" office:value="0.000000000051724">
            <text:p>5.1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5">
            <text:p>2.78E-015</text:p>
          </table:table-cell>
          <table:table-cell office:value-type="float" office:value="0.000000000051725">
            <text:p>5.17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7756E-015">
            <text:p>2.78E-015</text:p>
          </table:table-cell>
          <table:table-cell office:value-type="float" office:value="0.000000000051725">
            <text:p>5.17E-011</text:p>
          </table:table-cell>
          <table:table-cell table:formula="of:=IF([.L724] &lt; [.H724];&quot;BETTER&quot;;IF([.L724]-2 &gt; [.H724]; &quot;WORSE&quot;;&quot;&quot;))">
            <text:p/>
          </table:table-cell>
          <table:table-cell table:formula="of:=IF([.N724] &lt; [.J724];&quot;BETTER&quot;;IF([.N724] &gt;[.J72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2.7478E-015">
            <text:p>2.75E-015</text:p>
          </table:table-cell>
          <table:table-cell office:value-type="float" office:value="0.000000000051725">
            <text:p>5.17E-011</text:p>
          </table:table-cell>
          <table:table-cell table:formula="of:=IF([.Q724] &lt; [.L724];&quot;BETTER&quot;;IF([.Q724]-2 &gt; [.L724]; &quot;WORSE&quot;;&quot;&quot;))">
            <text:p/>
          </table:table-cell>
          <table:table-cell table:formula="of:=IF([.S724] &lt; [.N724];&quot;BETTER&quot;;IF([.S724] &gt;[.N724]*1.1;&quot;WORSE&quot;;&quot;&quot;))">
            <text:p/>
          </table:table-cell>
        </table:table-row>
        <table:table-row table:style-name="ro3">
          <table:table-cell/>
          <table:table-cell office:value-type="float" office:value="723">
            <text:p>723</text:p>
          </table:table-cell>
          <table:table-cell office:value-type="string">
            <text:p>-5.83124927619675493e-01</text:p>
          </table:table-cell>
          <table:table-cell office:value-type="float" office:value="111">
            <text:p>111</text:p>
          </table:table-cell>
          <table:table-cell office:value-type="float" office:value="0.0000000029462">
            <text:p>2.95E-009</text:p>
          </table:table-cell>
          <table:table-cell office:value-type="float" office:value="0.000000000022966">
            <text:p>2.30E-011</text:p>
          </table:table-cell>
          <table:table-cell/>
          <table:table-cell office:value-type="float" office:value="199">
            <text:p>199</text:p>
          </table:table-cell>
          <table:table-cell office:value-type="float" office:value="0.0000000000007162">
            <text:p>7.16E-013</text:p>
          </table:table-cell>
          <table:table-cell office:value-type="float" office:value="0.000000000033741">
            <text:p>3.37E-011</text:p>
          </table:table-cell>
          <table:table-cell/>
          <table:table-cell office:value-type="float" office:value="199">
            <text:p>199</text:p>
          </table:table-cell>
          <table:table-cell office:value-type="float" office:value="0.0000000000007162">
            <text:p>7.16E-013</text:p>
          </table:table-cell>
          <table:table-cell office:value-type="float" office:value="0.000000000033741">
            <text:p>3.37E-011</text:p>
          </table:table-cell>
          <table:table-cell table:formula="of:=IF([.L725] &lt; [.H725];&quot;BETTER&quot;;IF([.L725]-2 &gt; [.H725]; &quot;WORSE&quot;;&quot;&quot;))">
            <text:p/>
          </table:table-cell>
          <table:table-cell table:formula="of:=IF([.N725] &lt; [.J725];&quot;BETTER&quot;;IF([.N725] &gt;[.J725]*1.1;&quot;WORSE&quot;;&quot;&quot;))">
            <text:p/>
          </table:table-cell>
          <table:table-cell office:value-type="float" office:value="199">
            <text:p>199</text:p>
          </table:table-cell>
          <table:table-cell office:value-type="float" office:value="0.00000000000071632">
            <text:p>7.16E-013</text:p>
          </table:table-cell>
          <table:table-cell office:value-type="float" office:value="0.000000000033741">
            <text:p>3.37E-011</text:p>
          </table:table-cell>
          <table:table-cell table:formula="of:=IF([.Q725] &lt; [.L725];&quot;BETTER&quot;;IF([.Q725]-2 &gt; [.L725]; &quot;WORSE&quot;;&quot;&quot;))">
            <text:p/>
          </table:table-cell>
          <table:table-cell table:formula="of:=IF([.S725] &lt; [.N725];&quot;BETTER&quot;;IF([.S725] &gt;[.N725]*1.1;&quot;WORSE&quot;;&quot;&quot;))">
            <text:p/>
          </table:table-cell>
        </table:table-row>
        <table:table-row table:style-name="ro3">
          <table:table-cell/>
          <table:table-cell office:value-type="float" office:value="724">
            <text:p>724</text:p>
          </table:table-cell>
          <table:table-cell office:value-type="string">
            <text:p>9.43254062815474859e-01</text:p>
          </table:table-cell>
          <table:table-cell office:value-type="float" office:value="110">
            <text:p>110</text:p>
          </table:table-cell>
          <table:table-cell office:value-type="float" office:value="0.000000000022873">
            <text:p>2.29E-011</text:p>
          </table:table-cell>
          <table:table-cell office:value-type="float" office:value="0.000000000039276">
            <text:p>3.93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5.2042E-016">
            <text:p>5.20E-016</text:p>
          </table:table-cell>
          <table:table-cell office:value-type="float" office:value="0.000000000016406">
            <text:p>1.64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5.2042E-016">
            <text:p>5.20E-016</text:p>
          </table:table-cell>
          <table:table-cell office:value-type="float" office:value="0.000000000016406">
            <text:p>1.64E-011</text:p>
          </table:table-cell>
          <table:table-cell table:formula="of:=IF([.L726] &lt; [.H726];&quot;BETTER&quot;;IF([.L726]-2 &gt; [.H726]; &quot;WORSE&quot;;&quot;&quot;))">
            <text:p/>
          </table:table-cell>
          <table:table-cell table:formula="of:=IF([.N726] &lt; [.J726];&quot;BETTER&quot;;IF([.N726] &gt;[.J726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5.2042E-016">
            <text:p>5.20E-016</text:p>
          </table:table-cell>
          <table:table-cell office:value-type="float" office:value="0.000000000016406">
            <text:p>1.64E-011</text:p>
          </table:table-cell>
          <table:table-cell table:formula="of:=IF([.Q726] &lt; [.L726];&quot;BETTER&quot;;IF([.Q726]-2 &gt; [.L726]; &quot;WORSE&quot;;&quot;&quot;))">
            <text:p/>
          </table:table-cell>
          <table:table-cell table:formula="of:=IF([.S726] &lt; [.N726];&quot;BETTER&quot;;IF([.S726] &gt;[.N726]*1.1;&quot;WORSE&quot;;&quot;&quot;))">
            <text:p/>
          </table:table-cell>
        </table:table-row>
        <table:table-row table:style-name="ro3">
          <table:table-cell/>
          <table:table-cell office:value-type="float" office:value="725">
            <text:p>725</text:p>
          </table:table-cell>
          <table:table-cell office:value-type="string">
            <text:p>9.03906188839230344e-03</text:p>
          </table:table-cell>
          <table:table-cell office:value-type="float" office:value="116">
            <text:p>116</text:p>
          </table:table-cell>
          <table:table-cell office:value-type="float" office:value="0.00000000013944">
            <text:p>1.39E-010</text:p>
          </table:table-cell>
          <table:table-cell office:value-type="float" office:value="0.0000000012867">
            <text:p>1.29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43988">
            <text:p>4.40E-012</text:p>
          </table:table-cell>
          <table:table-cell office:value-type="float" office:value="0.0000000012842">
            <text:p>1.28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43988">
            <text:p>4.40E-012</text:p>
          </table:table-cell>
          <table:table-cell office:value-type="float" office:value="0.0000000012842">
            <text:p>1.28E-009</text:p>
          </table:table-cell>
          <table:table-cell table:formula="of:=IF([.L727] &lt; [.H727];&quot;BETTER&quot;;IF([.L727]-2 &gt; [.H727]; &quot;WORSE&quot;;&quot;&quot;))">
            <text:p/>
          </table:table-cell>
          <table:table-cell table:formula="of:=IF([.N727] &lt; [.J727];&quot;BETTER&quot;;IF([.N727] &gt;[.J727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43988">
            <text:p>4.40E-012</text:p>
          </table:table-cell>
          <table:table-cell office:value-type="float" office:value="0.0000000012842">
            <text:p>1.28E-009</text:p>
          </table:table-cell>
          <table:table-cell table:formula="of:=IF([.Q727] &lt; [.L727];&quot;BETTER&quot;;IF([.Q727]-2 &gt; [.L727]; &quot;WORSE&quot;;&quot;&quot;))">
            <text:p/>
          </table:table-cell>
          <table:table-cell table:formula="of:=IF([.S727] &lt; [.N727];&quot;BETTER&quot;;IF([.S727] &gt;[.N727]*1.1;&quot;WORSE&quot;;&quot;&quot;))">
            <text:p/>
          </table:table-cell>
        </table:table-row>
        <table:table-row table:style-name="ro3">
          <table:table-cell/>
          <table:table-cell office:value-type="float" office:value="726">
            <text:p>726</text:p>
          </table:table-cell>
          <table:table-cell office:value-type="string">
            <text:p>1.53992118745130036e+00</text:p>
          </table:table-cell>
          <table:table-cell office:value-type="float" office:value="113">
            <text:p>113</text:p>
          </table:table-cell>
          <table:table-cell office:value-type="float" office:value="0.000000000013765">
            <text:p>1.38E-011</text:p>
          </table:table-cell>
          <table:table-cell office:value-type="float" office:value="0.000000000045438">
            <text:p>4.5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18658">
            <text:p>1.87E-009</text:p>
          </table:table-cell>
          <table:table-cell office:value-type="float" office:value="0.000000000031625">
            <text:p>3.16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18658">
            <text:p>1.87E-009</text:p>
          </table:table-cell>
          <table:table-cell office:value-type="float" office:value="0.000000000031625">
            <text:p>3.16E-011</text:p>
          </table:table-cell>
          <table:table-cell table:formula="of:=IF([.L728] &lt; [.H728];&quot;BETTER&quot;;IF([.L728]-2 &gt; [.H728]; &quot;WORSE&quot;;&quot;&quot;))">
            <text:p/>
          </table:table-cell>
          <table:table-cell table:formula="of:=IF([.N728] &lt; [.J728];&quot;BETTER&quot;;IF([.N728] &gt;[.J72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18658">
            <text:p>1.87E-009</text:p>
          </table:table-cell>
          <table:table-cell office:value-type="float" office:value="0.000000000031625">
            <text:p>3.16E-011</text:p>
          </table:table-cell>
          <table:table-cell table:formula="of:=IF([.Q728] &lt; [.L728];&quot;BETTER&quot;;IF([.Q728]-2 &gt; [.L728]; &quot;WORSE&quot;;&quot;&quot;))">
            <text:p/>
          </table:table-cell>
          <table:table-cell table:formula="of:=IF([.S728] &lt; [.N728];&quot;BETTER&quot;;IF([.S728] &gt;[.N728]*1.1;&quot;WORSE&quot;;&quot;&quot;))">
            <text:p/>
          </table:table-cell>
        </table:table-row>
        <table:table-row table:style-name="ro3">
          <table:table-cell/>
          <table:table-cell office:value-type="float" office:value="727">
            <text:p>727</text:p>
          </table:table-cell>
          <table:table-cell office:value-type="string">
            <text:p>1.16556371349818111e-01</text:p>
          </table:table-cell>
          <table:table-cell office:value-type="float" office:value="58">
            <text:p>58</text:p>
          </table:table-cell>
          <table:table-cell office:value-type="float" office:value="0.000000000000064533">
            <text:p>6.45E-014</text:p>
          </table:table-cell>
          <table:table-cell office:value-type="float" office:value="0.00000000042742">
            <text:p>4.2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73963">
            <text:p>7.40E-013</text:p>
          </table:table-cell>
          <table:table-cell office:value-type="float" office:value="0.00000000042742">
            <text:p>4.27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73963">
            <text:p>7.40E-013</text:p>
          </table:table-cell>
          <table:table-cell office:value-type="float" office:value="0.00000000042742">
            <text:p>4.27E-010</text:p>
          </table:table-cell>
          <table:table-cell table:formula="of:=IF([.L729] &lt; [.H729];&quot;BETTER&quot;;IF([.L729]-2 &gt; [.H729]; &quot;WORSE&quot;;&quot;&quot;))">
            <text:p/>
          </table:table-cell>
          <table:table-cell table:formula="of:=IF([.N729] &lt; [.J729];&quot;BETTER&quot;;IF([.N729] &gt;[.J72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73964">
            <text:p>7.40E-013</text:p>
          </table:table-cell>
          <table:table-cell office:value-type="float" office:value="0.00000000042742">
            <text:p>4.27E-010</text:p>
          </table:table-cell>
          <table:table-cell table:formula="of:=IF([.Q729] &lt; [.L729];&quot;BETTER&quot;;IF([.Q729]-2 &gt; [.L729]; &quot;WORSE&quot;;&quot;&quot;))">
            <text:p/>
          </table:table-cell>
          <table:table-cell table:formula="of:=IF([.S729] &lt; [.N729];&quot;BETTER&quot;;IF([.S729] &gt;[.N729]*1.1;&quot;WORSE&quot;;&quot;&quot;))">
            <text:p/>
          </table:table-cell>
        </table:table-row>
        <table:table-row table:style-name="ro3">
          <table:table-cell/>
          <table:table-cell office:value-type="float" office:value="728">
            <text:p>728</text:p>
          </table:table-cell>
          <table:table-cell office:value-type="string">
            <text:p>1.40597168132193112e-02</text:p>
          </table:table-cell>
          <table:table-cell office:value-type="float" office:value="49">
            <text:p>49</text:p>
          </table:table-cell>
          <table:table-cell office:value-type="float" office:value="0.000000000074654">
            <text:p>7.47E-011</text:p>
          </table:table-cell>
          <table:table-cell office:value-type="float" office:value="0.00000000094023">
            <text:p>9.40E-01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.00E+000</text:p>
          </table:table-cell>
          <table:table-cell office:value-type="float" office:value="0.00000000094023">
            <text:p>9.40E-01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.00E+000</text:p>
          </table:table-cell>
          <table:table-cell office:value-type="float" office:value="0.00000000094023">
            <text:p>9.40E-010</text:p>
          </table:table-cell>
          <table:table-cell table:formula="of:=IF([.L730] &lt; [.H730];&quot;BETTER&quot;;IF([.L730]-2 &gt; [.H730]; &quot;WORSE&quot;;&quot;&quot;))">
            <text:p/>
          </table:table-cell>
          <table:table-cell table:formula="of:=IF([.N730] &lt; [.J730];&quot;BETTER&quot;;IF([.N730] &gt;[.J730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">
            <text:p>0.00E+000</text:p>
          </table:table-cell>
          <table:table-cell office:value-type="float" office:value="0.00000000094023">
            <text:p>9.40E-010</text:p>
          </table:table-cell>
          <table:table-cell table:formula="of:=IF([.Q730] &lt; [.L730];&quot;BETTER&quot;;IF([.Q730]-2 &gt; [.L730]; &quot;WORSE&quot;;&quot;&quot;))">
            <text:p/>
          </table:table-cell>
          <table:table-cell table:formula="of:=IF([.S730] &lt; [.N730];&quot;BETTER&quot;;IF([.S730] &gt;[.N730]*1.1;&quot;WORSE&quot;;&quot;&quot;))">
            <text:p/>
          </table:table-cell>
        </table:table-row>
        <table:table-row table:style-name="ro3">
          <table:table-cell/>
          <table:table-cell office:value-type="float" office:value="729">
            <text:p>729</text:p>
          </table:table-cell>
          <table:table-cell office:value-type="string">
            <text:p>1.48860615952098563e+00</text:p>
          </table:table-cell>
          <table:table-cell office:value-type="float" office:value="55">
            <text:p>55</text:p>
          </table:table-cell>
          <table:table-cell office:value-type="float" office:value="0.0000000011574">
            <text:p>1.16E-009</text:p>
          </table:table-cell>
          <table:table-cell office:value-type="float" office:value="0.000000000013228">
            <text:p>1.32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4508">
            <text:p>4.51E-011</text:p>
          </table:table-cell>
          <table:table-cell office:value-type="float" office:value="0.000000000014098">
            <text:p>1.41E-011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4508">
            <text:p>4.51E-011</text:p>
          </table:table-cell>
          <table:table-cell office:value-type="float" office:value="0.000000000014098">
            <text:p>1.41E-011</text:p>
          </table:table-cell>
          <table:table-cell table:formula="of:=IF([.L731] &lt; [.H731];&quot;BETTER&quot;;IF([.L731]-2 &gt; [.H731]; &quot;WORSE&quot;;&quot;&quot;))">
            <text:p/>
          </table:table-cell>
          <table:table-cell table:formula="of:=IF([.N731] &lt; [.J731];&quot;BETTER&quot;;IF([.N731] &gt;[.J73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4508">
            <text:p>4.51E-011</text:p>
          </table:table-cell>
          <table:table-cell office:value-type="float" office:value="0.000000000014098">
            <text:p>1.41E-011</text:p>
          </table:table-cell>
          <table:table-cell table:formula="of:=IF([.Q731] &lt; [.L731];&quot;BETTER&quot;;IF([.Q731]-2 &gt; [.L731]; &quot;WORSE&quot;;&quot;&quot;))">
            <text:p/>
          </table:table-cell>
          <table:table-cell table:formula="of:=IF([.S731] &lt; [.N731];&quot;BETTER&quot;;IF([.S731] &gt;[.N731]*1.1;&quot;WORSE&quot;;&quot;&quot;))">
            <text:p/>
          </table:table-cell>
        </table:table-row>
        <table:table-row table:style-name="ro3">
          <table:table-cell/>
          <table:table-cell office:value-type="float" office:value="730">
            <text:p>730</text:p>
          </table:table-cell>
          <table:table-cell office:value-type="string">
            <text:p>1.79777236317548694e+00</text:p>
          </table:table-cell>
          <table:table-cell office:value-type="float" office:value="202">
            <text:p>202</text:p>
          </table:table-cell>
          <table:table-cell office:value-type="float" office:value="0.00000000059911">
            <text:p>5.99E-010</text:p>
          </table:table-cell>
          <table:table-cell office:value-type="float" office:value="0.00000000010739">
            <text:p>1.07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0099276">
            <text:p>9.93E-013</text:p>
          </table:table-cell>
          <table:table-cell office:value-type="float" office:value="0.000000000013635">
            <text:p>1.36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0099276">
            <text:p>9.93E-013</text:p>
          </table:table-cell>
          <table:table-cell office:value-type="float" office:value="0.000000000013635">
            <text:p>1.36E-011</text:p>
          </table:table-cell>
          <table:table-cell table:formula="of:=IF([.L732] &lt; [.H732];&quot;BETTER&quot;;IF([.L732]-2 &gt; [.H732]; &quot;WORSE&quot;;&quot;&quot;))">
            <text:p/>
          </table:table-cell>
          <table:table-cell table:formula="of:=IF([.N732] &lt; [.J732];&quot;BETTER&quot;;IF([.N732] &gt;[.J732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000099276">
            <text:p>9.93E-013</text:p>
          </table:table-cell>
          <table:table-cell office:value-type="float" office:value="0.000000000013635">
            <text:p>1.36E-011</text:p>
          </table:table-cell>
          <table:table-cell table:formula="of:=IF([.Q732] &lt; [.L732];&quot;BETTER&quot;;IF([.Q732]-2 &gt; [.L732]; &quot;WORSE&quot;;&quot;&quot;))">
            <text:p/>
          </table:table-cell>
          <table:table-cell table:formula="of:=IF([.S732] &lt; [.N732];&quot;BETTER&quot;;IF([.S732] &gt;[.N732]*1.1;&quot;WORSE&quot;;&quot;&quot;))">
            <text:p/>
          </table:table-cell>
        </table:table-row>
        <table:table-row table:style-name="ro3">
          <table:table-cell/>
          <table:table-cell office:value-type="float" office:value="731">
            <text:p>731</text:p>
          </table:table-cell>
          <table:table-cell office:value-type="string">
            <text:p>1.07586499259200163e-02</text:p>
          </table:table-cell>
          <table:table-cell office:value-type="float" office:value="58">
            <text:p>58</text:p>
          </table:table-cell>
          <table:table-cell office:value-type="float" office:value="0.000000000061435">
            <text:p>6.14E-011</text:p>
          </table:table-cell>
          <table:table-cell office:value-type="float" office:value="0.0000000024092">
            <text:p>2.41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7.6328E-016">
            <text:p>7.63E-016</text:p>
          </table:table-cell>
          <table:table-cell office:value-type="float" office:value="0.0000000024092">
            <text:p>2.41E-009</text:p>
          </table:table-cell>
          <table:table-cell/>
          <table:table-cell office:value-type="float" office:value="147">
            <text:p>147</text:p>
          </table:table-cell>
          <table:table-cell office:value-type="float" office:value="7.6328E-016">
            <text:p>7.63E-016</text:p>
          </table:table-cell>
          <table:table-cell office:value-type="float" office:value="0.0000000024092">
            <text:p>2.41E-009</text:p>
          </table:table-cell>
          <table:table-cell table:formula="of:=IF([.L733] &lt; [.H733];&quot;BETTER&quot;;IF([.L733]-2 &gt; [.H733]; &quot;WORSE&quot;;&quot;&quot;))">
            <text:p/>
          </table:table-cell>
          <table:table-cell table:formula="of:=IF([.N733] &lt; [.J733];&quot;BETTER&quot;;IF([.N733] &gt;[.J73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7.6328E-016">
            <text:p>7.63E-016</text:p>
          </table:table-cell>
          <table:table-cell office:value-type="float" office:value="0.0000000024092">
            <text:p>2.41E-009</text:p>
          </table:table-cell>
          <table:table-cell table:formula="of:=IF([.Q733] &lt; [.L733];&quot;BETTER&quot;;IF([.Q733]-2 &gt; [.L733]; &quot;WORSE&quot;;&quot;&quot;))">
            <text:p/>
          </table:table-cell>
          <table:table-cell table:formula="of:=IF([.S733] &lt; [.N733];&quot;BETTER&quot;;IF([.S733] &gt;[.N733]*1.1;&quot;WORSE&quot;;&quot;&quot;))">
            <text:p/>
          </table:table-cell>
        </table:table-row>
        <table:table-row table:style-name="ro3">
          <table:table-cell/>
          <table:table-cell office:value-type="float" office:value="732">
            <text:p>732</text:p>
          </table:table-cell>
          <table:table-cell office:value-type="string">
            <text:p>EXCEPTION!!</text:p>
          </table:table-cell>
          <table:table-cell office:value-type="float" office:value="7">
            <text:p>7</text:p>
          </table:table-cell>
          <table:table-cell table:style-name="Default" office:value-type="string">
            <text:p>nan</text:p>
          </table:table-cell>
          <table:table-cell table:style-name="ce3" office:value-type="float" office:value="INF">
            <text:p>INF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734] &lt; [.H734];&quot;BETTER&quot;;IF([.L734]-2 &gt; [.H734]; &quot;WORSE&quot;;&quot;&quot;))">
            <text:p/>
          </table:table-cell>
          <table:table-cell table:formula="of:=IF([.N734] &lt; [.J734];&quot;BETTER&quot;;IF([.N734] &gt;[.J734]*1.1;&quot;WORSE&quot;;&quot;&quot;))">
            <text:p/>
          </table:table-cell>
          <table:table-cell/>
          <table:table-cell table:style-name="Default"/>
          <table:table-cell table:style-name="Default"/>
          <table:table-cell table:formula="of:=IF([.Q734] &lt; [.L734];&quot;BETTER&quot;;IF([.Q734]-2 &gt; [.L734]; &quot;WORSE&quot;;&quot;&quot;))" office:value-type="string" office:string-value="BETTER">
            <text:p>BETTER</text:p>
          </table:table-cell>
          <table:table-cell table:formula="of:=IF([.S734] &lt; [.N734];&quot;BETTER&quot;;IF([.S734] &gt;[.N734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733">
            <text:p>733</text:p>
          </table:table-cell>
          <table:table-cell office:value-type="string">
            <text:p>-2.39811742000564654e-01</text:p>
          </table:table-cell>
          <table:table-cell office:value-type="float" office:value="58">
            <text:p>58</text:p>
          </table:table-cell>
          <table:table-cell office:value-type="float" office:value="1.8518E-015">
            <text:p>1.85E-015</text:p>
          </table:table-cell>
          <table:table-cell office:value-type="float" office:value="0.0000000000023544">
            <text:p>2.3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1584">
            <text:p>3.16E-012</text:p>
          </table:table-cell>
          <table:table-cell office:value-type="float" office:value="0.0000000000023546">
            <text:p>2.3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1584">
            <text:p>3.16E-012</text:p>
          </table:table-cell>
          <table:table-cell office:value-type="float" office:value="0.0000000000023546">
            <text:p>2.35E-012</text:p>
          </table:table-cell>
          <table:table-cell table:formula="of:=IF([.L735] &lt; [.H735];&quot;BETTER&quot;;IF([.L735]-2 &gt; [.H735]; &quot;WORSE&quot;;&quot;&quot;))">
            <text:p/>
          </table:table-cell>
          <table:table-cell table:formula="of:=IF([.N735] &lt; [.J735];&quot;BETTER&quot;;IF([.N735] &gt;[.J73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1584">
            <text:p>3.16E-012</text:p>
          </table:table-cell>
          <table:table-cell office:value-type="float" office:value="0.0000000000023548">
            <text:p>2.35E-012</text:p>
          </table:table-cell>
          <table:table-cell table:formula="of:=IF([.Q735] &lt; [.L735];&quot;BETTER&quot;;IF([.Q735]-2 &gt; [.L735]; &quot;WORSE&quot;;&quot;&quot;))">
            <text:p/>
          </table:table-cell>
          <table:table-cell table:formula="of:=IF([.S735] &lt; [.N735];&quot;BETTER&quot;;IF([.S735] &gt;[.N735]*1.1;&quot;WORSE&quot;;&quot;&quot;))">
            <text:p/>
          </table:table-cell>
        </table:table-row>
        <table:table-row table:style-name="ro3">
          <table:table-cell/>
          <table:table-cell office:value-type="float" office:value="734">
            <text:p>734</text:p>
          </table:table-cell>
          <table:table-cell office:value-type="string">
            <text:p>4.99595363993473152e-01</text:p>
          </table:table-cell>
          <table:table-cell office:value-type="float" office:value="57">
            <text:p>57</text:p>
          </table:table-cell>
          <table:table-cell office:value-type="float" office:value="0.00000000000016589">
            <text:p>1.66E-013</text:p>
          </table:table-cell>
          <table:table-cell office:value-type="float" office:value="0.000000000013064">
            <text:p>1.31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71905">
            <text:p>7.19E-012</text:p>
          </table:table-cell>
          <table:table-cell office:value-type="float" office:value="0.000000000013064">
            <text:p>1.31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71905">
            <text:p>7.19E-012</text:p>
          </table:table-cell>
          <table:table-cell office:value-type="float" office:value="0.000000000013064">
            <text:p>1.31E-011</text:p>
          </table:table-cell>
          <table:table-cell table:formula="of:=IF([.L736] &lt; [.H736];&quot;BETTER&quot;;IF([.L736]-2 &gt; [.H736]; &quot;WORSE&quot;;&quot;&quot;))">
            <text:p/>
          </table:table-cell>
          <table:table-cell table:formula="of:=IF([.N736] &lt; [.J736];&quot;BETTER&quot;;IF([.N736] &gt;[.J736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71905">
            <text:p>7.19E-012</text:p>
          </table:table-cell>
          <table:table-cell office:value-type="float" office:value="0.000000000013064">
            <text:p>1.31E-011</text:p>
          </table:table-cell>
          <table:table-cell table:formula="of:=IF([.Q736] &lt; [.L736];&quot;BETTER&quot;;IF([.Q736]-2 &gt; [.L736]; &quot;WORSE&quot;;&quot;&quot;))">
            <text:p/>
          </table:table-cell>
          <table:table-cell table:formula="of:=IF([.S736] &lt; [.N736];&quot;BETTER&quot;;IF([.S736] &gt;[.N736]*1.1;&quot;WORSE&quot;;&quot;&quot;))">
            <text:p/>
          </table:table-cell>
        </table:table-row>
        <table:table-row table:style-name="ro3">
          <table:table-cell/>
          <table:table-cell office:value-type="float" office:value="735">
            <text:p>735</text:p>
          </table:table-cell>
          <table:table-cell office:value-type="string">
            <text:p>4.35990852806356521e-01</text:p>
          </table:table-cell>
          <table:table-cell office:value-type="float" office:value="57">
            <text:p>57</text:p>
          </table:table-cell>
          <table:table-cell office:value-type="float" office:value="7.512E-015">
            <text:p>7.51E-015</text:p>
          </table:table-cell>
          <table:table-cell office:value-type="float" office:value="0.000000000014579">
            <text:p>1.46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1552">
            <text:p>1.16E-011</text:p>
          </table:table-cell>
          <table:table-cell office:value-type="float" office:value="0.000000000014579">
            <text:p>1.46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1552">
            <text:p>1.16E-011</text:p>
          </table:table-cell>
          <table:table-cell office:value-type="float" office:value="0.000000000014579">
            <text:p>1.46E-011</text:p>
          </table:table-cell>
          <table:table-cell table:formula="of:=IF([.L737] &lt; [.H737];&quot;BETTER&quot;;IF([.L737]-2 &gt; [.H737]; &quot;WORSE&quot;;&quot;&quot;))">
            <text:p/>
          </table:table-cell>
          <table:table-cell table:formula="of:=IF([.N737] &lt; [.J737];&quot;BETTER&quot;;IF([.N737] &gt;[.J737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1552">
            <text:p>1.16E-011</text:p>
          </table:table-cell>
          <table:table-cell office:value-type="float" office:value="0.000000000014579">
            <text:p>1.46E-011</text:p>
          </table:table-cell>
          <table:table-cell table:formula="of:=IF([.Q737] &lt; [.L737];&quot;BETTER&quot;;IF([.Q737]-2 &gt; [.L737]; &quot;WORSE&quot;;&quot;&quot;))">
            <text:p/>
          </table:table-cell>
          <table:table-cell table:formula="of:=IF([.S737] &lt; [.N737];&quot;BETTER&quot;;IF([.S737] &gt;[.N737]*1.1;&quot;WORSE&quot;;&quot;&quot;))">
            <text:p/>
          </table:table-cell>
        </table:table-row>
        <table:table-row table:style-name="ro3">
          <table:table-cell/>
          <table:table-cell office:value-type="float" office:value="736">
            <text:p>736</text:p>
          </table:table-cell>
          <table:table-cell office:value-type="string">
            <text:p>1.12692801104297269e+00</text:p>
          </table:table-cell>
          <table:table-cell office:value-type="float" office:value="57">
            <text:p>57</text:p>
          </table:table-cell>
          <table:table-cell office:value-type="float" office:value="0.000000000000073691">
            <text:p>7.37E-014</text:p>
          </table:table-cell>
          <table:table-cell office:value-type="float" office:value="0.000000000038132">
            <text:p>3.81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25373">
            <text:p>2.54E-012</text:p>
          </table:table-cell>
          <table:table-cell office:value-type="float" office:value="0.000000000038133">
            <text:p>3.81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25373">
            <text:p>2.54E-012</text:p>
          </table:table-cell>
          <table:table-cell office:value-type="float" office:value="0.000000000038133">
            <text:p>3.81E-011</text:p>
          </table:table-cell>
          <table:table-cell table:formula="of:=IF([.L738] &lt; [.H738];&quot;BETTER&quot;;IF([.L738]-2 &gt; [.H738]; &quot;WORSE&quot;;&quot;&quot;))">
            <text:p/>
          </table:table-cell>
          <table:table-cell table:formula="of:=IF([.N738] &lt; [.J738];&quot;BETTER&quot;;IF([.N738] &gt;[.J738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25373">
            <text:p>2.54E-012</text:p>
          </table:table-cell>
          <table:table-cell office:value-type="float" office:value="0.000000000038132">
            <text:p>3.81E-011</text:p>
          </table:table-cell>
          <table:table-cell table:formula="of:=IF([.Q738] &lt; [.L738];&quot;BETTER&quot;;IF([.Q738]-2 &gt; [.L738]; &quot;WORSE&quot;;&quot;&quot;))">
            <text:p/>
          </table:table-cell>
          <table:table-cell table:formula="of:=IF([.S738] &lt; [.N738];&quot;BETTER&quot;;IF([.S738] &gt;[.N738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737">
            <text:p>737</text:p>
          </table:table-cell>
          <table:table-cell office:value-type="string">
            <text:p>8.86449354835047443e-02</text:p>
          </table:table-cell>
          <table:table-cell office:value-type="float" office:value="57">
            <text:p>57</text:p>
          </table:table-cell>
          <table:table-cell office:value-type="float" office:value="0.0000000000018636">
            <text:p>1.86E-012</text:p>
          </table:table-cell>
          <table:table-cell office:value-type="float" office:value="0.00000000018608">
            <text:p>1.86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4981">
            <text:p>2.50E-011</text:p>
          </table:table-cell>
          <table:table-cell office:value-type="float" office:value="0.00000000018608">
            <text:p>1.86E-01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4981">
            <text:p>2.50E-011</text:p>
          </table:table-cell>
          <table:table-cell office:value-type="float" office:value="0.00000000018608">
            <text:p>1.86E-010</text:p>
          </table:table-cell>
          <table:table-cell table:formula="of:=IF([.L739] &lt; [.H739];&quot;BETTER&quot;;IF([.L739]-2 &gt; [.H739]; &quot;WORSE&quot;;&quot;&quot;))">
            <text:p/>
          </table:table-cell>
          <table:table-cell table:formula="of:=IF([.N739] &lt; [.J739];&quot;BETTER&quot;;IF([.N739] &gt;[.J73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24981">
            <text:p>2.50E-011</text:p>
          </table:table-cell>
          <table:table-cell office:value-type="float" office:value="0.00000000018608">
            <text:p>1.86E-010</text:p>
          </table:table-cell>
          <table:table-cell table:formula="of:=IF([.Q739] &lt; [.L739];&quot;BETTER&quot;;IF([.Q739]-2 &gt; [.L739]; &quot;WORSE&quot;;&quot;&quot;))">
            <text:p/>
          </table:table-cell>
          <table:table-cell table:formula="of:=IF([.S739] &lt; [.N739];&quot;BETTER&quot;;IF([.S739] &gt;[.N739]*1.1;&quot;WORSE&quot;;&quot;&quot;))">
            <text:p/>
          </table:table-cell>
        </table:table-row>
        <table:table-row table:style-name="ro3">
          <table:table-cell/>
          <table:table-cell office:value-type="float" office:value="738">
            <text:p>738</text:p>
          </table:table-cell>
          <table:table-cell office:value-type="string">
            <text:p>8.91221916874837206e-01</text:p>
          </table:table-cell>
          <table:table-cell office:value-type="float" office:value="57">
            <text:p>57</text:p>
          </table:table-cell>
          <table:table-cell office:value-type="float" office:value="1.9932E-015">
            <text:p>1.99E-015</text:p>
          </table:table-cell>
          <table:table-cell office:value-type="float" office:value="0.000000000028234">
            <text:p>2.82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7537">
            <text:p>2.75E-011</text:p>
          </table:table-cell>
          <table:table-cell office:value-type="float" office:value="0.000000000028234">
            <text:p>2.82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7537">
            <text:p>2.75E-011</text:p>
          </table:table-cell>
          <table:table-cell office:value-type="float" office:value="0.000000000028234">
            <text:p>2.82E-011</text:p>
          </table:table-cell>
          <table:table-cell table:formula="of:=IF([.L740] &lt; [.H740];&quot;BETTER&quot;;IF([.L740]-2 &gt; [.H740]; &quot;WORSE&quot;;&quot;&quot;))">
            <text:p/>
          </table:table-cell>
          <table:table-cell table:formula="of:=IF([.N740] &lt; [.J740];&quot;BETTER&quot;;IF([.N740] &gt;[.J74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27537">
            <text:p>2.75E-011</text:p>
          </table:table-cell>
          <table:table-cell office:value-type="float" office:value="0.000000000028234">
            <text:p>2.82E-011</text:p>
          </table:table-cell>
          <table:table-cell table:formula="of:=IF([.Q740] &lt; [.L740];&quot;BETTER&quot;;IF([.Q740]-2 &gt; [.L740]; &quot;WORSE&quot;;&quot;&quot;))">
            <text:p/>
          </table:table-cell>
          <table:table-cell table:formula="of:=IF([.S740] &lt; [.N740];&quot;BETTER&quot;;IF([.S740] &gt;[.N740]*1.1;&quot;WORSE&quot;;&quot;&quot;))">
            <text:p/>
          </table:table-cell>
        </table:table-row>
        <table:table-row table:style-name="ro3">
          <table:table-cell/>
          <table:table-cell office:value-type="float" office:value="739">
            <text:p>739</text:p>
          </table:table-cell>
          <table:table-cell office:value-type="string">
            <text:p>1.20000000000000000e+02</text:p>
          </table:table-cell>
          <table:table-cell office:value-type="float" office:value="61">
            <text:p>61</text:p>
          </table:table-cell>
          <table:table-cell office:value-type="float" office:value="0.0000000000080343">
            <text:p>8.03E-012</text:p>
          </table:table-cell>
          <table:table-cell office:value-type="float" office:value="0.000000000000015632">
            <text:p>1.56E-014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103">
            <text:p>1.11E-009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1103">
            <text:p>1.11E-009</text:p>
          </table:table-cell>
          <table:table-cell office:value-type="float" office:value="0">
            <text:p>0.00E+000</text:p>
          </table:table-cell>
          <table:table-cell table:formula="of:=IF([.L741] &lt; [.H741];&quot;BETTER&quot;;IF([.L741]-2 &gt; [.H741]; &quot;WORSE&quot;;&quot;&quot;))">
            <text:p/>
          </table:table-cell>
          <table:table-cell table:formula="of:=IF([.N741] &lt; [.J741];&quot;BETTER&quot;;IF([.N741] &gt;[.J74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11103">
            <text:p>1.11E-009</text:p>
          </table:table-cell>
          <table:table-cell office:value-type="float" office:value="0">
            <text:p>0.00E+000</text:p>
          </table:table-cell>
          <table:table-cell table:formula="of:=IF([.Q741] &lt; [.L741];&quot;BETTER&quot;;IF([.Q741]-2 &gt; [.L741]; &quot;WORSE&quot;;&quot;&quot;))">
            <text:p/>
          </table:table-cell>
          <table:table-cell table:formula="of:=IF([.S741] &lt; [.N741];&quot;BETTER&quot;;IF([.S741] &gt;[.N741]*1.1;&quot;WORSE&quot;;&quot;&quot;))">
            <text:p/>
          </table:table-cell>
        </table:table-row>
        <table:table-row table:style-name="ro3">
          <table:table-cell/>
          <table:table-cell office:value-type="float" office:value="740">
            <text:p>740</text:p>
          </table:table-cell>
          <table:table-cell office:value-type="string">
            <text:p>1.29128599706266334e+00</text:p>
          </table:table-cell>
          <table:table-cell office:value-type="float" office:value="58">
            <text:p>58</text:p>
          </table:table-cell>
          <table:table-cell office:value-type="float" office:value="0.000000000000018743">
            <text:p>1.87E-014</text:p>
          </table:table-cell>
          <table:table-cell office:value-type="float" office:value="0.000000000028914">
            <text:p>2.8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4941">
            <text:p>6.49E-010</text:p>
          </table:table-cell>
          <table:table-cell office:value-type="float" office:value="0.000000000028914">
            <text:p>2.8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64941">
            <text:p>6.49E-010</text:p>
          </table:table-cell>
          <table:table-cell office:value-type="float" office:value="0.000000000028914">
            <text:p>2.89E-011</text:p>
          </table:table-cell>
          <table:table-cell table:formula="of:=IF([.L742] &lt; [.H742];&quot;BETTER&quot;;IF([.L742]-2 &gt; [.H742]; &quot;WORSE&quot;;&quot;&quot;))">
            <text:p/>
          </table:table-cell>
          <table:table-cell table:formula="of:=IF([.N742] &lt; [.J742];&quot;BETTER&quot;;IF([.N742] &gt;[.J74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64942">
            <text:p>6.49E-010</text:p>
          </table:table-cell>
          <table:table-cell office:value-type="float" office:value="0.000000000028914">
            <text:p>2.89E-011</text:p>
          </table:table-cell>
          <table:table-cell table:formula="of:=IF([.Q742] &lt; [.L742];&quot;BETTER&quot;;IF([.Q742]-2 &gt; [.L742]; &quot;WORSE&quot;;&quot;&quot;))">
            <text:p/>
          </table:table-cell>
          <table:table-cell table:formula="of:=IF([.S742] &lt; [.N742];&quot;BETTER&quot;;IF([.S742] &gt;[.N742]*1.1;&quot;WORSE&quot;;&quot;&quot;))">
            <text:p/>
          </table:table-cell>
        </table:table-row>
        <table:table-row table:style-name="ro3">
          <table:table-cell/>
          <table:table-cell office:value-type="float" office:value="741">
            <text:p>741</text:p>
          </table:table-cell>
          <table:table-cell office:value-type="string">
            <text:p>7.83430510712134431e-01</text:p>
          </table:table-cell>
          <table:table-cell office:value-type="float" office:value="58">
            <text:p>58</text:p>
          </table:table-cell>
          <table:table-cell office:value-type="float" office:value="0.000000000000062495">
            <text:p>6.25E-014</text:p>
          </table:table-cell>
          <table:table-cell office:value-type="float" office:value="0.000000000015488">
            <text:p>1.5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5361">
            <text:p>3.54E-012</text:p>
          </table:table-cell>
          <table:table-cell office:value-type="float" office:value="0.000000000015489">
            <text:p>1.5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35361">
            <text:p>3.54E-012</text:p>
          </table:table-cell>
          <table:table-cell office:value-type="float" office:value="0.000000000015489">
            <text:p>1.55E-011</text:p>
          </table:table-cell>
          <table:table-cell table:formula="of:=IF([.L743] &lt; [.H743];&quot;BETTER&quot;;IF([.L743]-2 &gt; [.H743]; &quot;WORSE&quot;;&quot;&quot;))">
            <text:p/>
          </table:table-cell>
          <table:table-cell table:formula="of:=IF([.N743] &lt; [.J743];&quot;BETTER&quot;;IF([.N743] &gt;[.J74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35362">
            <text:p>3.54E-012</text:p>
          </table:table-cell>
          <table:table-cell office:value-type="float" office:value="0.000000000015489">
            <text:p>1.55E-011</text:p>
          </table:table-cell>
          <table:table-cell table:formula="of:=IF([.Q743] &lt; [.L743];&quot;BETTER&quot;;IF([.Q743]-2 &gt; [.L743]; &quot;WORSE&quot;;&quot;&quot;))">
            <text:p/>
          </table:table-cell>
          <table:table-cell table:formula="of:=IF([.S743] &lt; [.N743];&quot;BETTER&quot;;IF([.S743] &gt;[.N743]*1.1;&quot;WORSE&quot;;&quot;&quot;))">
            <text:p/>
          </table:table-cell>
        </table:table-row>
        <table:table-row table:style-name="ro3">
          <table:table-cell/>
          <table:table-cell office:value-type="float" office:value="742">
            <text:p>742</text:p>
          </table:table-cell>
          <table:table-cell office:value-type="string">
            <text:p>9.60906027836402776e-01</text:p>
          </table:table-cell>
          <table:table-cell office:value-type="float" office:value="57">
            <text:p>57</text:p>
          </table:table-cell>
          <table:table-cell office:value-type="float" office:value="0.00000000000064425">
            <text:p>6.44E-013</text:p>
          </table:table-cell>
          <table:table-cell office:value-type="float" office:value="0.000000000037884">
            <text:p>3.79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6818">
            <text:p>1.68E-011</text:p>
          </table:table-cell>
          <table:table-cell office:value-type="float" office:value="0.000000000037884">
            <text:p>3.79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16818">
            <text:p>1.68E-011</text:p>
          </table:table-cell>
          <table:table-cell office:value-type="float" office:value="0.000000000037884">
            <text:p>3.79E-011</text:p>
          </table:table-cell>
          <table:table-cell table:formula="of:=IF([.L744] &lt; [.H744];&quot;BETTER&quot;;IF([.L744]-2 &gt; [.H744]; &quot;WORSE&quot;;&quot;&quot;))">
            <text:p/>
          </table:table-cell>
          <table:table-cell table:formula="of:=IF([.N744] &lt; [.J744];&quot;BETTER&quot;;IF([.N744] &gt;[.J744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16818">
            <text:p>1.68E-011</text:p>
          </table:table-cell>
          <table:table-cell office:value-type="float" office:value="0.000000000037884">
            <text:p>3.79E-011</text:p>
          </table:table-cell>
          <table:table-cell table:formula="of:=IF([.Q744] &lt; [.L744];&quot;BETTER&quot;;IF([.Q744]-2 &gt; [.L744]; &quot;WORSE&quot;;&quot;&quot;))">
            <text:p/>
          </table:table-cell>
          <table:table-cell table:formula="of:=IF([.S744] &lt; [.N744];&quot;BETTER&quot;;IF([.S744] &gt;[.N744]*1.1;&quot;WORSE&quot;;&quot;&quot;))">
            <text:p/>
          </table:table-cell>
        </table:table-row>
        <table:table-row table:style-name="ro3">
          <table:table-cell/>
          <table:table-cell office:value-type="float" office:value="743">
            <text:p>743</text:p>
          </table:table-cell>
          <table:table-cell office:value-type="string">
            <text:p>1.20000000000000000e+01</text:p>
          </table:table-cell>
          <table:table-cell office:value-type="float" office:value="57">
            <text:p>57</text:p>
          </table:table-cell>
          <table:table-cell office:value-type="float" office:value="0.00000000000081213">
            <text:p>8.12E-013</text:p>
          </table:table-cell>
          <table:table-cell office:value-type="float" office:value="2.6645E-015">
            <text:p>2.66E-015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70739">
            <text:p>7.07E-009</text:p>
          </table:table-cell>
          <table:table-cell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70739">
            <text:p>7.07E-009</text:p>
          </table:table-cell>
          <table:table-cell office:value-type="float" office:value="0">
            <text:p>0.00E+000</text:p>
          </table:table-cell>
          <table:table-cell table:formula="of:=IF([.L745] &lt; [.H745];&quot;BETTER&quot;;IF([.L745]-2 &gt; [.H745]; &quot;WORSE&quot;;&quot;&quot;))">
            <text:p/>
          </table:table-cell>
          <table:table-cell table:formula="of:=IF([.N745] &lt; [.J745];&quot;BETTER&quot;;IF([.N745] &gt;[.J745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70739">
            <text:p>7.07E-009</text:p>
          </table:table-cell>
          <table:table-cell office:value-type="float" office:value="2.9606E-016">
            <text:p>2.96E-016</text:p>
          </table:table-cell>
          <table:table-cell table:formula="of:=IF([.Q745] &lt; [.L745];&quot;BETTER&quot;;IF([.Q745]-2 &gt; [.L745]; &quot;WORSE&quot;;&quot;&quot;))">
            <text:p/>
          </table:table-cell>
          <table:table-cell table:formula="of:=IF([.S745] &lt; [.N745];&quot;BETTER&quot;;IF([.S745] &gt;[.N745]*1.1;&quot;WORSE&quot;;&quot;&quot;))" office:value-type="string" office:string-value="WORSE">
            <text:p>WORSE</text:p>
          </table:table-cell>
        </table:table-row>
        <table:table-row table:style-name="ro3">
          <table:table-cell/>
          <table:table-cell office:value-type="float" office:value="744">
            <text:p>744</text:p>
          </table:table-cell>
          <table:table-cell office:value-type="string">
            <text:p>EXCEPTION!!</text:p>
          </table:table-cell>
          <table:table-cell office:value-type="float" office:value="56">
            <text:p>56</text:p>
          </table:table-cell>
          <table:table-cell office:value-type="float" office:value="0.0000000043633">
            <text:p>4.36E-009</text:p>
          </table:table-cell>
          <table:table-cell office:value-type="float" office:value="0.0000000065545">
            <text:p>6.55E-009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746] &lt; [.H746];&quot;BETTER&quot;;IF([.L746]-2 &gt; [.H746]; &quot;WORSE&quot;;&quot;&quot;))">
            <text:p/>
          </table:table-cell>
          <table:table-cell table:formula="of:=IF([.N746] &lt; [.J746];&quot;BETTER&quot;;IF([.N746] &gt;[.J746]*1.1;&quot;WORSE&quot;;&quot;&quot;))">
            <text:p/>
          </table:table-cell>
          <table:table-cell office:value-type="float" office:value="524">
            <text:p>524</text:p>
          </table:table-cell>
          <table:table-cell office:value-type="float" office:value="0.0000000032299">
            <text:p>3.23E-009</text:p>
          </table:table-cell>
          <table:table-cell office:value-type="float" office:value="0.00000000025858">
            <text:p>2.59E-010</text:p>
          </table:table-cell>
          <table:table-cell table:formula="of:=IF([.Q746] &lt; [.L746];&quot;BETTER&quot;;IF([.Q746]-2 &gt; [.L746]; &quot;WORSE&quot;;&quot;&quot;))" office:value-type="string" office:string-value="BETTER">
            <text:p>BETTER</text:p>
          </table:table-cell>
          <table:table-cell table:formula="of:=IF([.S746] &lt; [.N746];&quot;BETTER&quot;;IF([.S746] &gt;[.N746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745">
            <text:p>745</text:p>
          </table:table-cell>
          <table:table-cell office:value-type="string">
            <text:p>1.77777777777777812e+00</text:p>
          </table:table-cell>
          <table:table-cell office:value-type="float" office:value="61">
            <text:p>61</text:p>
          </table:table-cell>
          <table:table-cell office:value-type="float" office:value="0.000000000000027353">
            <text:p>2.74E-014</text:p>
          </table:table-cell>
          <table:table-cell office:value-type="float" office:value="0.000000000012533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L747] &lt; [.H747];&quot;BETTER&quot;;IF([.L747]-2 &gt; [.H747]; &quot;WORSE&quot;;&quot;&quot;))">
            <text:p/>
          </table:table-cell>
          <table:table-cell table:formula="of:=IF([.N747] &lt; [.J747];&quot;BETTER&quot;;IF([.N747] &gt;[.J74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Q747] &lt; [.L747];&quot;BETTER&quot;;IF([.Q747]-2 &gt; [.L747]; &quot;WORSE&quot;;&quot;&quot;))">
            <text:p/>
          </table:table-cell>
          <table:table-cell table:formula="of:=IF([.S747] &lt; [.N747];&quot;BETTER&quot;;IF([.S747] &gt;[.N747]*1.1;&quot;WORSE&quot;;&quot;&quot;))">
            <text:p/>
          </table:table-cell>
        </table:table-row>
        <table:table-row table:style-name="ro3">
          <table:table-cell/>
          <table:table-cell office:value-type="float" office:value="746">
            <text:p>746</text:p>
          </table:table-cell>
          <table:table-cell office:value-type="string">
            <text:p>2.77878441962795764e+00</text:p>
          </table:table-cell>
          <table:table-cell office:value-type="float" office:value="396">
            <text:p>396</text:p>
          </table:table-cell>
          <table:table-cell office:value-type="float" office:value="0.0000000004086">
            <text:p>4.09E-010</text:p>
          </table:table-cell>
          <table:table-cell office:value-type="float" office:value="0.0000000005337">
            <text:p>5.34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23446">
            <text:p>2.34E-009</text:p>
          </table:table-cell>
          <table:table-cell office:value-type="float" office:value="0.000000000010061">
            <text:p>1.01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23446">
            <text:p>2.34E-009</text:p>
          </table:table-cell>
          <table:table-cell office:value-type="float" office:value="0.000000000010061">
            <text:p>1.01E-011</text:p>
          </table:table-cell>
          <table:table-cell table:formula="of:=IF([.L748] &lt; [.H748];&quot;BETTER&quot;;IF([.L748]-2 &gt; [.H748]; &quot;WORSE&quot;;&quot;&quot;))">
            <text:p/>
          </table:table-cell>
          <table:table-cell table:formula="of:=IF([.N748] &lt; [.J748];&quot;BETTER&quot;;IF([.N748] &gt;[.J748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0.0000000023446">
            <text:p>2.34E-009</text:p>
          </table:table-cell>
          <table:table-cell office:value-type="float" office:value="0.000000000010061">
            <text:p>1.01E-011</text:p>
          </table:table-cell>
          <table:table-cell table:formula="of:=IF([.Q748] &lt; [.L748];&quot;BETTER&quot;;IF([.Q748]-2 &gt; [.L748]; &quot;WORSE&quot;;&quot;&quot;))">
            <text:p/>
          </table:table-cell>
          <table:table-cell table:formula="of:=IF([.S748] &lt; [.N748];&quot;BETTER&quot;;IF([.S748] &gt;[.N748]*1.1;&quot;WORSE&quot;;&quot;&quot;))">
            <text:p/>
          </table:table-cell>
        </table:table-row>
        <table:table-row table:style-name="ro3">
          <table:table-cell/>
          <table:table-cell office:value-type="float" office:value="747">
            <text:p>747</text:p>
          </table:table-cell>
          <table:table-cell office:value-type="string">
            <text:p>2.90880102183932232e-01</text:p>
          </table:table-cell>
          <table:table-cell office:value-type="float" office:value="419">
            <text:p>419</text:p>
          </table:table-cell>
          <table:table-cell office:value-type="float" office:value="0.00000000028695">
            <text:p>2.87E-010</text:p>
          </table:table-cell>
          <table:table-cell office:value-type="float" office:value="0.00000000042964">
            <text:p>4.30E-010</text:p>
          </table:table-cell>
          <table:table-cell/>
          <table:table-cell office:value-type="float" office:value="586">
            <text:p>586</text:p>
          </table:table-cell>
          <table:table-cell office:value-type="float" office:value="0.0000000000000109">
            <text:p>1.09E-014</text:p>
          </table:table-cell>
          <table:table-cell office:value-type="float" office:value="0.000000000055238">
            <text:p>5.52E-011</text:p>
          </table:table-cell>
          <table:table-cell/>
          <table:table-cell office:value-type="float" office:value="588">
            <text:p>588</text:p>
          </table:table-cell>
          <table:table-cell office:value-type="float" office:value="0.0000000000000109">
            <text:p>1.09E-014</text:p>
          </table:table-cell>
          <table:table-cell office:value-type="float" office:value="0.000000000055238">
            <text:p>5.52E-011</text:p>
          </table:table-cell>
          <table:table-cell table:formula="of:=IF([.L749] &lt; [.H749];&quot;BETTER&quot;;IF([.L749]-2 &gt; [.H749]; &quot;WORSE&quot;;&quot;&quot;))">
            <text:p/>
          </table:table-cell>
          <table:table-cell table:formula="of:=IF([.N749] &lt; [.J749];&quot;BETTER&quot;;IF([.N749] &gt;[.J749]*1.1;&quot;WORSE&quot;;&quot;&quot;))">
            <text:p/>
          </table:table-cell>
          <table:table-cell office:value-type="float" office:value="588">
            <text:p>588</text:p>
          </table:table-cell>
          <table:table-cell office:value-type="float" office:value="0.0000000000000109">
            <text:p>1.09E-014</text:p>
          </table:table-cell>
          <table:table-cell office:value-type="float" office:value="0.000000000055238">
            <text:p>5.52E-011</text:p>
          </table:table-cell>
          <table:table-cell table:formula="of:=IF([.Q749] &lt; [.L749];&quot;BETTER&quot;;IF([.Q749]-2 &gt; [.L749]; &quot;WORSE&quot;;&quot;&quot;))">
            <text:p/>
          </table:table-cell>
          <table:table-cell table:formula="of:=IF([.S749] &lt; [.N749];&quot;BETTER&quot;;IF([.S749] &gt;[.N749]*1.1;&quot;WORSE&quot;;&quot;&quot;))">
            <text:p/>
          </table:table-cell>
        </table:table-row>
        <table:table-row table:style-name="ro3">
          <table:table-cell/>
          <table:table-cell office:value-type="float" office:value="748">
            <text:p>748</text:p>
          </table:table-cell>
          <table:table-cell office:value-type="string">
            <text:p>-1.48594479678807085e-04</text:p>
          </table:table-cell>
          <table:table-cell office:value-type="float" office:value="439">
            <text:p>439</text:p>
          </table:table-cell>
          <table:table-cell office:value-type="float" office:value="0.00000000014633">
            <text:p>1.46E-010</text:p>
          </table:table-cell>
          <table:table-cell office:value-type="float" office:value="0.00000013744">
            <text:p>1.37E-007</text:p>
          </table:table-cell>
          <table:table-cell/>
          <table:table-cell office:value-type="float" office:value="1172">
            <text:p>1172</text:p>
          </table:table-cell>
          <table:table-cell office:value-type="float" office:value="3.9844E-017">
            <text:p>3.98E-017</text:p>
          </table:table-cell>
          <table:table-cell office:value-type="float" office:value="0.00000013676">
            <text:p>1.37E-007</text:p>
          </table:table-cell>
          <table:table-cell/>
          <table:table-cell office:value-type="float" office:value="1172">
            <text:p>1172</text:p>
          </table:table-cell>
          <table:table-cell office:value-type="float" office:value="3.9844E-017">
            <text:p>3.98E-017</text:p>
          </table:table-cell>
          <table:table-cell office:value-type="float" office:value="0.00000013676">
            <text:p>1.37E-007</text:p>
          </table:table-cell>
          <table:table-cell table:formula="of:=IF([.L750] &lt; [.H750];&quot;BETTER&quot;;IF([.L750]-2 &gt; [.H750]; &quot;WORSE&quot;;&quot;&quot;))">
            <text:p/>
          </table:table-cell>
          <table:table-cell table:formula="of:=IF([.N750] &lt; [.J750];&quot;BETTER&quot;;IF([.N750] &gt;[.J750]*1.1;&quot;WORSE&quot;;&quot;&quot;))">
            <text:p/>
          </table:table-cell>
          <table:table-cell office:value-type="float" office:value="1172">
            <text:p>1172</text:p>
          </table:table-cell>
          <table:table-cell office:value-type="float" office:value="4.0034E-017">
            <text:p>4.00E-017</text:p>
          </table:table-cell>
          <table:table-cell office:value-type="float" office:value="0.00000013676">
            <text:p>1.37E-007</text:p>
          </table:table-cell>
          <table:table-cell table:formula="of:=IF([.Q750] &lt; [.L750];&quot;BETTER&quot;;IF([.Q750]-2 &gt; [.L750]; &quot;WORSE&quot;;&quot;&quot;))">
            <text:p/>
          </table:table-cell>
          <table:table-cell table:formula="of:=IF([.S750] &lt; [.N750];&quot;BETTER&quot;;IF([.S750] &gt;[.N750]*1.1;&quot;WORSE&quot;;&quot;&quot;))">
            <text:p/>
          </table:table-cell>
        </table:table-row>
        <table:table-row table:style-name="ro3">
          <table:table-cell/>
          <table:table-cell office:value-type="float" office:value="749">
            <text:p>749</text:p>
          </table:table-cell>
          <table:table-cell office:value-type="string">
            <text:p>3.36732834781727719e-01</text:p>
          </table:table-cell>
          <table:table-cell office:value-type="float" office:value="1547">
            <text:p>1547</text:p>
          </table:table-cell>
          <table:table-cell office:value-type="float" office:value="0.000000002068">
            <text:p>2.07E-009</text:p>
          </table:table-cell>
          <table:table-cell office:value-type="float" office:value="0.0000000035066">
            <text:p>3.51E-009</text:p>
          </table:table-cell>
          <table:table-cell/>
          <table:table-cell office:value-type="float" office:value="1625">
            <text:p>1625</text:p>
          </table:table-cell>
          <table:table-cell office:value-type="float" office:value="7.2164E-016">
            <text:p>7.22E-016</text:p>
          </table:table-cell>
          <table:table-cell office:value-type="float" office:value="0.000000000054263">
            <text:p>5.43E-011</text:p>
          </table:table-cell>
          <table:table-cell/>
          <table:table-cell office:value-type="float" office:value="1627">
            <text:p>1627</text:p>
          </table:table-cell>
          <table:table-cell office:value-type="float" office:value="7.2164E-016">
            <text:p>7.22E-016</text:p>
          </table:table-cell>
          <table:table-cell office:value-type="float" office:value="0.000000000054263">
            <text:p>5.43E-011</text:p>
          </table:table-cell>
          <table:table-cell table:formula="of:=IF([.L751] &lt; [.H751];&quot;BETTER&quot;;IF([.L751]-2 &gt; [.H751]; &quot;WORSE&quot;;&quot;&quot;))">
            <text:p/>
          </table:table-cell>
          <table:table-cell table:formula="of:=IF([.N751] &lt; [.J751];&quot;BETTER&quot;;IF([.N751] &gt;[.J751]*1.1;&quot;WORSE&quot;;&quot;&quot;))">
            <text:p/>
          </table:table-cell>
          <table:table-cell office:value-type="float" office:value="1627">
            <text:p>1627</text:p>
          </table:table-cell>
          <table:table-cell office:value-type="float" office:value="7.2164E-016">
            <text:p>7.22E-016</text:p>
          </table:table-cell>
          <table:table-cell office:value-type="float" office:value="0.000000000054263">
            <text:p>5.43E-011</text:p>
          </table:table-cell>
          <table:table-cell table:formula="of:=IF([.Q751] &lt; [.L751];&quot;BETTER&quot;;IF([.Q751]-2 &gt; [.L751]; &quot;WORSE&quot;;&quot;&quot;))">
            <text:p/>
          </table:table-cell>
          <table:table-cell table:formula="of:=IF([.S751] &lt; [.N751];&quot;BETTER&quot;;IF([.S751] &gt;[.N751]*1.1;&quot;WORSE&quot;;&quot;&quot;))">
            <text:p/>
          </table:table-cell>
        </table:table-row>
        <table:table-row table:style-name="ro3">
          <table:table-cell/>
          <table:table-cell office:value-type="float" office:value="750">
            <text:p>750</text:p>
          </table:table-cell>
          <table:table-cell office:value-type="string">
            <text:p>9.53989447883287989e-01</text:p>
          </table:table-cell>
          <table:table-cell office:value-type="float" office:value="58">
            <text:p>58</text:p>
          </table:table-cell>
          <table:table-cell office:value-type="float" office:value="0.0000000000026443">
            <text:p>2.64E-012</text:p>
          </table:table-cell>
          <table:table-cell office:value-type="float" office:value="0.000000000017518">
            <text:p>1.7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828">
            <text:p>2.18E-010</text:p>
          </table:table-cell>
          <table:table-cell office:value-type="float" office:value="0.000000000017518">
            <text:p>1.7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21828">
            <text:p>2.18E-010</text:p>
          </table:table-cell>
          <table:table-cell office:value-type="float" office:value="0.000000000017518">
            <text:p>1.75E-011</text:p>
          </table:table-cell>
          <table:table-cell table:formula="of:=IF([.L752] &lt; [.H752];&quot;BETTER&quot;;IF([.L752]-2 &gt; [.H752]; &quot;WORSE&quot;;&quot;&quot;))">
            <text:p/>
          </table:table-cell>
          <table:table-cell table:formula="of:=IF([.N752] &lt; [.J752];&quot;BETTER&quot;;IF([.N752] &gt;[.J75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21828">
            <text:p>2.18E-010</text:p>
          </table:table-cell>
          <table:table-cell office:value-type="float" office:value="0.000000000017518">
            <text:p>1.75E-011</text:p>
          </table:table-cell>
          <table:table-cell table:formula="of:=IF([.Q752] &lt; [.L752];&quot;BETTER&quot;;IF([.Q752]-2 &gt; [.L752]; &quot;WORSE&quot;;&quot;&quot;))">
            <text:p/>
          </table:table-cell>
          <table:table-cell table:formula="of:=IF([.S752] &lt; [.N752];&quot;BETTER&quot;;IF([.S752] &gt;[.N752]*1.1;&quot;WORSE&quot;;&quot;&quot;))">
            <text:p/>
          </table:table-cell>
        </table:table-row>
        <table:table-row table:style-name="ro3">
          <table:table-cell/>
          <table:table-cell office:value-type="float" office:value="751">
            <text:p>751</text:p>
          </table:table-cell>
          <table:table-cell office:value-type="string">
            <text:p>1.08555281212127710e+02</text:p>
          </table:table-cell>
          <table:table-cell office:value-type="float" office:value="57">
            <text:p>57</text:p>
          </table:table-cell>
          <table:table-cell office:value-type="float" office:value="0.000000000084056">
            <text:p>8.41E-011</text:p>
          </table:table-cell>
          <table:table-cell office:value-type="float" office:value="0.00000000000025527">
            <text:p>2.55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25527">
            <text:p>2.55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25527">
            <text:p>2.55E-013</text:p>
          </table:table-cell>
          <table:table-cell table:formula="of:=IF([.L753] &lt; [.H753];&quot;BETTER&quot;;IF([.L753]-2 &gt; [.H753]; &quot;WORSE&quot;;&quot;&quot;))">
            <text:p/>
          </table:table-cell>
          <table:table-cell table:formula="of:=IF([.N753] &lt; [.J753];&quot;BETTER&quot;;IF([.N753] &gt;[.J753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">
            <text:p>0.00E+000</text:p>
          </table:table-cell>
          <table:table-cell office:value-type="float" office:value="0.00000000000025527">
            <text:p>2.55E-013</text:p>
          </table:table-cell>
          <table:table-cell table:formula="of:=IF([.Q753] &lt; [.L753];&quot;BETTER&quot;;IF([.Q753]-2 &gt; [.L753]; &quot;WORSE&quot;;&quot;&quot;))">
            <text:p/>
          </table:table-cell>
          <table:table-cell table:formula="of:=IF([.S753] &lt; [.N753];&quot;BETTER&quot;;IF([.S753] &gt;[.N753]*1.1;&quot;WORSE&quot;;&quot;&quot;))">
            <text:p/>
          </table:table-cell>
        </table:table-row>
        <table:table-row table:style-name="ro3">
          <table:table-cell/>
          <table:table-cell office:value-type="float" office:value="752">
            <text:p>752</text:p>
          </table:table-cell>
          <table:table-cell office:value-type="string">
            <text:p>-1.53063079856517348e+01</text:p>
          </table:table-cell>
          <table:table-cell office:value-type="float" office:value="58">
            <text:p>58</text:p>
          </table:table-cell>
          <table:table-cell office:value-type="float" office:value="0.00000000039744">
            <text:p>3.97E-010</text:p>
          </table:table-cell>
          <table:table-cell office:value-type="float" office:value="0.0000000000031545">
            <text:p>3.1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14611">
            <text:p>1.46E-012</text:p>
          </table:table-cell>
          <table:table-cell office:value-type="float" office:value="0.0000000000031533">
            <text:p>3.15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00014611">
            <text:p>1.46E-012</text:p>
          </table:table-cell>
          <table:table-cell office:value-type="float" office:value="0.0000000000031533">
            <text:p>3.15E-012</text:p>
          </table:table-cell>
          <table:table-cell table:formula="of:=IF([.L754] &lt; [.H754];&quot;BETTER&quot;;IF([.L754]-2 &gt; [.H754]; &quot;WORSE&quot;;&quot;&quot;))">
            <text:p/>
          </table:table-cell>
          <table:table-cell table:formula="of:=IF([.N754] &lt; [.J754];&quot;BETTER&quot;;IF([.N754] &gt;[.J75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.0000000000014633">
            <text:p>1.46E-012</text:p>
          </table:table-cell>
          <table:table-cell office:value-type="float" office:value="0.0000000000031533">
            <text:p>3.15E-012</text:p>
          </table:table-cell>
          <table:table-cell table:formula="of:=IF([.Q754] &lt; [.L754];&quot;BETTER&quot;;IF([.Q754]-2 &gt; [.L754]; &quot;WORSE&quot;;&quot;&quot;))">
            <text:p/>
          </table:table-cell>
          <table:table-cell table:formula="of:=IF([.S754] &lt; [.N754];&quot;BETTER&quot;;IF([.S754] &gt;[.N754]*1.1;&quot;WORSE&quot;;&quot;&quot;))">
            <text:p/>
          </table:table-cell>
        </table:table-row>
        <table:table-row table:style-name="ro3">
          <table:table-cell/>
          <table:table-cell office:value-type="float" office:value="753">
            <text:p>753</text:p>
          </table:table-cell>
          <table:table-cell office:value-type="string">
            <text:p>1.19814022027971134e+00</text:p>
          </table:table-cell>
          <table:table-cell office:value-type="float" office:value="120">
            <text:p>120</text:p>
          </table:table-cell>
          <table:table-cell office:value-type="float" office:value="0.0000000068894">
            <text:p>6.89E-009</text:p>
          </table:table-cell>
          <table:table-cell office:value-type="float" office:value="0.000000015791">
            <text:p>1.58E-008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10718">
            <text:p>1.07E-009</text:p>
          </table:table-cell>
          <table:table-cell office:value-type="float" office:value="0.000000012036">
            <text:p>1.20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37838">
            <text:p>3.78E-009</text:p>
          </table:table-cell>
          <table:table-cell office:value-type="float" office:value="0.0000000060217">
            <text:p>6.02E-009</text:p>
          </table:table-cell>
          <table:table-cell table:formula="of:=IF([.L755] &lt; [.H755];&quot;BETTER&quot;;IF([.L755]-2 &gt; [.H755]; &quot;WORSE&quot;;&quot;&quot;))" office:value-type="string" office:string-value="BETTER">
            <text:p>BETTER</text:p>
          </table:table-cell>
          <table:table-cell table:formula="of:=IF([.N755] &lt; [.J755];&quot;BETTER&quot;;IF([.N755] &gt;[.J755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37838">
            <text:p>3.78E-009</text:p>
          </table:table-cell>
          <table:table-cell office:value-type="float" office:value="0.0000000060217">
            <text:p>6.02E-009</text:p>
          </table:table-cell>
          <table:table-cell table:formula="of:=IF([.Q755] &lt; [.L755];&quot;BETTER&quot;;IF([.Q755]-2 &gt; [.L755]; &quot;WORSE&quot;;&quot;&quot;))">
            <text:p/>
          </table:table-cell>
          <table:table-cell table:formula="of:=IF([.S755] &lt; [.N755];&quot;BETTER&quot;;IF([.S755] &gt;[.N755]*1.1;&quot;WORSE&quot;;&quot;&quot;))">
            <text:p/>
          </table:table-cell>
        </table:table-row>
        <table:table-row table:style-name="ro3">
          <table:table-cell/>
          <table:table-cell office:value-type="float" office:value="754">
            <text:p>754</text:p>
          </table:table-cell>
          <table:table-cell office:value-type="string">
            <text:p>3.55065933151773483e-01</text:p>
          </table:table-cell>
          <table:table-cell office:value-type="float" office:value="49">
            <text:p>49</text:p>
          </table:table-cell>
          <table:table-cell office:value-type="float" office:value="0.000000000000070353">
            <text:p>7.04E-014</text:p>
          </table:table-cell>
          <table:table-cell office:value-type="float" office:value="0.00000000013592">
            <text:p>1.36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 table:formula="of:=IF([.L756] &lt; [.H756];&quot;BETTER&quot;;IF([.L756]-2 &gt; [.H756]; &quot;WORSE&quot;;&quot;&quot;))">
            <text:p/>
          </table:table-cell>
          <table:table-cell table:formula="of:=IF([.N756] &lt; [.J756];&quot;BETTER&quot;;IF([.N756] &gt;[.J75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5103">
            <text:p>6.51E-013</text:p>
          </table:table-cell>
          <table:table-cell office:value-type="float" office:value="0.00000000013582">
            <text:p>1.36E-010</text:p>
          </table:table-cell>
          <table:table-cell table:formula="of:=IF([.Q756] &lt; [.L756];&quot;BETTER&quot;;IF([.Q756]-2 &gt; [.L756]; &quot;WORSE&quot;;&quot;&quot;))">
            <text:p/>
          </table:table-cell>
          <table:table-cell table:formula="of:=IF([.S756] &lt; [.N756];&quot;BETTER&quot;;IF([.S756] &gt;[.N756]*1.1;&quot;WORSE&quot;;&quot;&quot;))">
            <text:p/>
          </table:table-cell>
        </table:table-row>
        <table:table-row table:style-name="ro3">
          <table:table-cell/>
          <table:table-cell office:value-type="float" office:value="755">
            <text:p>755</text:p>
          </table:table-cell>
          <table:table-cell office:value-type="string">
            <text:p>5.49360306778005958e-01</text:p>
          </table:table-cell>
          <table:table-cell office:value-type="float" office:value="203">
            <text:p>203</text:p>
          </table:table-cell>
          <table:table-cell office:value-type="float" office:value="0.0000000048953">
            <text:p>4.90E-009</text:p>
          </table:table-cell>
          <table:table-cell office:value-type="float" office:value="0.00000000011786">
            <text:p>1.18E-010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12502">
            <text:p>1.25E-011</text:p>
          </table:table-cell>
          <table:table-cell office:value-type="float" office:value="0.000000000040036">
            <text:p>4.00E-011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12502">
            <text:p>1.25E-011</text:p>
          </table:table-cell>
          <table:table-cell office:value-type="float" office:value="0.000000000040036">
            <text:p>4.00E-011</text:p>
          </table:table-cell>
          <table:table-cell table:formula="of:=IF([.L757] &lt; [.H757];&quot;BETTER&quot;;IF([.L757]-2 &gt; [.H757]; &quot;WORSE&quot;;&quot;&quot;))">
            <text:p/>
          </table:table-cell>
          <table:table-cell table:formula="of:=IF([.N757] &lt; [.J757];&quot;BETTER&quot;;IF([.N757] &gt;[.J757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0.000000000012502">
            <text:p>1.25E-011</text:p>
          </table:table-cell>
          <table:table-cell office:value-type="float" office:value="0.000000000040036">
            <text:p>4.00E-011</text:p>
          </table:table-cell>
          <table:table-cell table:formula="of:=IF([.Q757] &lt; [.L757];&quot;BETTER&quot;;IF([.Q757]-2 &gt; [.L757]; &quot;WORSE&quot;;&quot;&quot;))">
            <text:p/>
          </table:table-cell>
          <table:table-cell table:formula="of:=IF([.S757] &lt; [.N757];&quot;BETTER&quot;;IF([.S757] &gt;[.N757]*1.1;&quot;WORSE&quot;;&quot;&quot;))">
            <text:p/>
          </table:table-cell>
        </table:table-row>
        <table:table-row table:style-name="ro3">
          <table:table-cell/>
          <table:table-cell office:value-type="float" office:value="756">
            <text:p>756</text:p>
          </table:table-cell>
          <table:table-cell office:value-type="string">
            <text:p>1.97395559849880731e+00</text:p>
          </table:table-cell>
          <table:table-cell office:value-type="float" office:value="57">
            <text:p>57</text:p>
          </table:table-cell>
          <table:table-cell office:value-type="float" office:value="4.4995E-016">
            <text:p>4.50E-016</text:p>
          </table:table-cell>
          <table:table-cell office:value-type="float" office:value="0.00000000000060428">
            <text:p>6.04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76367">
            <text:p>7.64E-011</text:p>
          </table:table-cell>
          <table:table-cell office:value-type="float" office:value="0.00000000000060417">
            <text:p>6.04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76367">
            <text:p>7.64E-011</text:p>
          </table:table-cell>
          <table:table-cell office:value-type="float" office:value="0.00000000000060417">
            <text:p>6.04E-013</text:p>
          </table:table-cell>
          <table:table-cell table:formula="of:=IF([.L758] &lt; [.H758];&quot;BETTER&quot;;IF([.L758]-2 &gt; [.H758]; &quot;WORSE&quot;;&quot;&quot;))">
            <text:p/>
          </table:table-cell>
          <table:table-cell table:formula="of:=IF([.N758] &lt; [.J758];&quot;BETTER&quot;;IF([.N758] &gt;[.J758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76366">
            <text:p>7.64E-011</text:p>
          </table:table-cell>
          <table:table-cell office:value-type="float" office:value="0.00000000000060406">
            <text:p>6.04E-013</text:p>
          </table:table-cell>
          <table:table-cell table:formula="of:=IF([.Q758] &lt; [.L758];&quot;BETTER&quot;;IF([.Q758]-2 &gt; [.L758]; &quot;WORSE&quot;;&quot;&quot;))">
            <text:p/>
          </table:table-cell>
          <table:table-cell table:formula="of:=IF([.S758] &lt; [.N758];&quot;BETTER&quot;;IF([.S758] &gt;[.N758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757">
            <text:p>757</text:p>
          </table:table-cell>
          <table:table-cell office:value-type="string">
            <text:p>-4.89888171153878976e-02</text:p>
          </table:table-cell>
          <table:table-cell office:value-type="float" office:value="115">
            <text:p>115</text:p>
          </table:table-cell>
          <table:table-cell office:value-type="float" office:value="0.00000000000071926">
            <text:p>7.19E-013</text:p>
          </table:table-cell>
          <table:table-cell office:value-type="float" office:value="0.00000000031321">
            <text:p>3.13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1.3878E-017">
            <text:p>1.39E-017</text:p>
          </table:table-cell>
          <table:table-cell office:value-type="float" office:value="0.00000000031411">
            <text:p>3.14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1.3878E-017">
            <text:p>1.39E-017</text:p>
          </table:table-cell>
          <table:table-cell office:value-type="float" office:value="0.00000000031411">
            <text:p>3.14E-010</text:p>
          </table:table-cell>
          <table:table-cell table:formula="of:=IF([.L759] &lt; [.H759];&quot;BETTER&quot;;IF([.L759]-2 &gt; [.H759]; &quot;WORSE&quot;;&quot;&quot;))">
            <text:p/>
          </table:table-cell>
          <table:table-cell table:formula="of:=IF([.N759] &lt; [.J759];&quot;BETTER&quot;;IF([.N759] &gt;[.J759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1.3878E-017">
            <text:p>1.39E-017</text:p>
          </table:table-cell>
          <table:table-cell office:value-type="float" office:value="0.00000000031411">
            <text:p>3.14E-010</text:p>
          </table:table-cell>
          <table:table-cell table:formula="of:=IF([.Q759] &lt; [.L759];&quot;BETTER&quot;;IF([.Q759]-2 &gt; [.L759]; &quot;WORSE&quot;;&quot;&quot;))">
            <text:p/>
          </table:table-cell>
          <table:table-cell table:formula="of:=IF([.S759] &lt; [.N759];&quot;BETTER&quot;;IF([.S759] &gt;[.N759]*1.1;&quot;WORSE&quot;;&quot;&quot;))">
            <text:p/>
          </table:table-cell>
        </table:table-row>
        <table:table-row table:style-name="ro3">
          <table:table-cell/>
          <table:table-cell office:value-type="float" office:value="758">
            <text:p>758</text:p>
          </table:table-cell>
          <table:table-cell office:value-type="string">
            <text:p>2.11717021214834433e-01</text:p>
          </table:table-cell>
          <table:table-cell office:value-type="float" office:value="169336">
            <text:p>169336</text:p>
          </table:table-cell>
          <table:table-cell office:value-type="float" office:value="0.00000044851">
            <text:p>4.49E-007</text:p>
          </table:table-cell>
          <table:table-cell office:value-type="float" office:value="0.00000084937">
            <text:p>8.49E-007</text:p>
          </table:table-cell>
          <table:table-cell/>
          <table:table-cell office:value-type="float" office:value="74990">
            <text:p>74990</text:p>
          </table:table-cell>
          <table:table-cell office:value-type="float" office:value="3.0531E-016">
            <text:p>3.05E-016</text:p>
          </table:table-cell>
          <table:table-cell office:value-type="float" office:value="0.000000000070067">
            <text:p>7.01E-011</text:p>
          </table:table-cell>
          <table:table-cell/>
          <table:table-cell office:value-type="float" office:value="74994">
            <text:p>74994</text:p>
          </table:table-cell>
          <table:table-cell office:value-type="float" office:value="3.0531E-016">
            <text:p>3.05E-016</text:p>
          </table:table-cell>
          <table:table-cell office:value-type="float" office:value="0.000000000070067">
            <text:p>7.01E-011</text:p>
          </table:table-cell>
          <table:table-cell table:formula="of:=IF([.L760] &lt; [.H760];&quot;BETTER&quot;;IF([.L760]-2 &gt; [.H760]; &quot;WORSE&quot;;&quot;&quot;))" office:value-type="string" office:string-value="WORSE">
            <text:p>WORSE</text:p>
          </table:table-cell>
          <table:table-cell table:formula="of:=IF([.N760] &lt; [.J760];&quot;BETTER&quot;;IF([.N760] &gt;[.J760]*1.1;&quot;WORSE&quot;;&quot;&quot;))">
            <text:p/>
          </table:table-cell>
          <table:table-cell office:value-type="float" office:value="74994">
            <text:p>74994</text:p>
          </table:table-cell>
          <table:table-cell office:value-type="float" office:value="3.0531E-016">
            <text:p>3.05E-016</text:p>
          </table:table-cell>
          <table:table-cell office:value-type="float" office:value="0.000000000070067">
            <text:p>7.01E-011</text:p>
          </table:table-cell>
          <table:table-cell table:formula="of:=IF([.Q760] &lt; [.L760];&quot;BETTER&quot;;IF([.Q760]-2 &gt; [.L760]; &quot;WORSE&quot;;&quot;&quot;))">
            <text:p/>
          </table:table-cell>
          <table:table-cell table:formula="of:=IF([.S760] &lt; [.N760];&quot;BETTER&quot;;IF([.S760] &gt;[.N760]*1.1;&quot;WORSE&quot;;&quot;&quot;))">
            <text:p/>
          </table:table-cell>
        </table:table-row>
        <table:table-row table:style-name="ro3">
          <table:table-cell/>
          <table:table-cell office:value-type="float" office:value="759">
            <text:p>759</text:p>
          </table:table-cell>
          <table:table-cell office:value-type="string">
            <text:p>-1.15420768826883929e-01</text:p>
          </table:table-cell>
          <table:table-cell office:value-type="float" office:value="111">
            <text:p>111</text:p>
          </table:table-cell>
          <table:table-cell office:value-type="float" office:value="0.0000000000017472">
            <text:p>1.75E-012</text:p>
          </table:table-cell>
          <table:table-cell office:value-type="float" office:value="0.00000000023117">
            <text:p>2.31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63275">
            <text:p>6.33E-010</text:p>
          </table:table-cell>
          <table:table-cell office:value-type="float" office:value="0.00000000023292">
            <text:p>2.33E-01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63275">
            <text:p>6.33E-010</text:p>
          </table:table-cell>
          <table:table-cell office:value-type="float" office:value="0.00000000023292">
            <text:p>2.33E-010</text:p>
          </table:table-cell>
          <table:table-cell table:formula="of:=IF([.L761] &lt; [.H761];&quot;BETTER&quot;;IF([.L761]-2 &gt; [.H761]; &quot;WORSE&quot;;&quot;&quot;))">
            <text:p/>
          </table:table-cell>
          <table:table-cell table:formula="of:=IF([.N761] &lt; [.J761];&quot;BETTER&quot;;IF([.N761] &gt;[.J761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63275">
            <text:p>6.33E-010</text:p>
          </table:table-cell>
          <table:table-cell office:value-type="float" office:value="0.00000000023292">
            <text:p>2.33E-010</text:p>
          </table:table-cell>
          <table:table-cell table:formula="of:=IF([.Q761] &lt; [.L761];&quot;BETTER&quot;;IF([.Q761]-2 &gt; [.L761]; &quot;WORSE&quot;;&quot;&quot;))">
            <text:p/>
          </table:table-cell>
          <table:table-cell table:formula="of:=IF([.S761] &lt; [.N761];&quot;BETTER&quot;;IF([.S761] &gt;[.N761]*1.1;&quot;WORSE&quot;;&quot;&quot;))">
            <text:p/>
          </table:table-cell>
        </table:table-row>
        <table:table-row table:style-name="ro3">
          <table:table-cell/>
          <table:table-cell office:value-type="float" office:value="760">
            <text:p>760</text:p>
          </table:table-cell>
          <table:table-cell office:value-type="string">
            <text:p>2.46740110030440185e+00</text:p>
          </table:table-cell>
          <table:table-cell office:value-type="float" office:value="212">
            <text:p>212</text:p>
          </table:table-cell>
          <table:table-cell office:value-type="float" office:value="0.00000000005288">
            <text:p>5.29E-011</text:p>
          </table:table-cell>
          <table:table-cell office:value-type="float" office:value="0.000000000059787">
            <text:p>5.98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6.9757E-016">
            <text:p>6.98E-016</text:p>
          </table:table-cell>
          <table:table-cell office:value-type="float" office:value="0.000000000001784">
            <text:p>1.78E-012</text:p>
          </table:table-cell>
          <table:table-cell/>
          <table:table-cell office:value-type="float" office:value="590">
            <text:p>590</text:p>
          </table:table-cell>
          <table:table-cell office:value-type="float" office:value="6.9757E-016">
            <text:p>6.98E-016</text:p>
          </table:table-cell>
          <table:table-cell office:value-type="float" office:value="0.000000000001784">
            <text:p>1.78E-012</text:p>
          </table:table-cell>
          <table:table-cell table:formula="of:=IF([.L762] &lt; [.H762];&quot;BETTER&quot;;IF([.L762]-2 &gt; [.H762]; &quot;WORSE&quot;;&quot;&quot;))" office:value-type="string" office:string-value="WORSE">
            <text:p>WORSE</text:p>
          </table:table-cell>
          <table:table-cell table:formula="of:=IF([.N762] &lt; [.J762];&quot;BETTER&quot;;IF([.N762] &gt;[.J762]*1.1;&quot;WORSE&quot;;&quot;&quot;))">
            <text:p/>
          </table:table-cell>
          <table:table-cell office:value-type="float" office:value="590">
            <text:p>590</text:p>
          </table:table-cell>
          <table:table-cell office:value-type="float" office:value="6.9757E-016">
            <text:p>6.98E-016</text:p>
          </table:table-cell>
          <table:table-cell office:value-type="float" office:value="0.000000000001784">
            <text:p>1.78E-012</text:p>
          </table:table-cell>
          <table:table-cell table:formula="of:=IF([.Q762] &lt; [.L762];&quot;BETTER&quot;;IF([.Q762]-2 &gt; [.L762]; &quot;WORSE&quot;;&quot;&quot;))">
            <text:p/>
          </table:table-cell>
          <table:table-cell table:formula="of:=IF([.S762] &lt; [.N762];&quot;BETTER&quot;;IF([.S762] &gt;[.N762]*1.1;&quot;WORSE&quot;;&quot;&quot;))">
            <text:p/>
          </table:table-cell>
        </table:table-row>
        <table:table-row table:style-name="ro3">
          <table:table-cell/>
          <table:table-cell office:value-type="float" office:value="761">
            <text:p>761</text:p>
          </table:table-cell>
          <table:table-cell office:value-type="string">
            <text:p>1.46046077288096310e+00</text:p>
          </table:table-cell>
          <table:table-cell office:value-type="float" office:value="179487">
            <text:p>179487</text:p>
          </table:table-cell>
          <table:table-cell office:value-type="float" office:value="0.0000004367">
            <text:p>4.37E-007</text:p>
          </table:table-cell>
          <table:table-cell office:value-type="float" office:value="0.00000075025">
            <text:p>7.50E-007</text:p>
          </table:table-cell>
          <table:table-cell/>
          <table:table-cell office:value-type="float" office:value="6497">
            <text:p>6497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/>
          <table:table-cell office:value-type="float" office:value="6499">
            <text:p>6499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 table:formula="of:=IF([.L763] &lt; [.H763];&quot;BETTER&quot;;IF([.L763]-2 &gt; [.H763]; &quot;WORSE&quot;;&quot;&quot;))">
            <text:p/>
          </table:table-cell>
          <table:table-cell table:formula="of:=IF([.N763] &lt; [.J763];&quot;BETTER&quot;;IF([.N763] &gt;[.J763]*1.1;&quot;WORSE&quot;;&quot;&quot;))">
            <text:p/>
          </table:table-cell>
          <table:table-cell office:value-type="float" office:value="6499">
            <text:p>6499</text:p>
          </table:table-cell>
          <table:table-cell office:value-type="float" office:value="0.0000095214">
            <text:p>9.52E-006</text:p>
          </table:table-cell>
          <table:table-cell office:value-type="float" office:value="0.0000093403">
            <text:p>9.34E-006</text:p>
          </table:table-cell>
          <table:table-cell table:formula="of:=IF([.Q763] &lt; [.L763];&quot;BETTER&quot;;IF([.Q763]-2 &gt; [.L763]; &quot;WORSE&quot;;&quot;&quot;))">
            <text:p/>
          </table:table-cell>
          <table:table-cell table:formula="of:=IF([.S763] &lt; [.N763];&quot;BETTER&quot;;IF([.S763] &gt;[.N763]*1.1;&quot;WORSE&quot;;&quot;&quot;))">
            <text:p/>
          </table:table-cell>
        </table:table-row>
        <table:table-row table:style-name="ro3">
          <table:table-cell/>
          <table:table-cell office:value-type="float" office:value="762">
            <text:p>762</text:p>
          </table:table-cell>
          <table:table-cell office:value-type="string">
            <text:p>9.73465489249130816e-02</text:p>
          </table:table-cell>
          <table:table-cell office:value-type="float" office:value="1445">
            <text:p>1445</text:p>
          </table:table-cell>
          <table:table-cell office:value-type="float" office:value="0.0000000025861">
            <text:p>2.59E-009</text:p>
          </table:table-cell>
          <table:table-cell office:value-type="float" office:value="0.0000000042121">
            <text:p>4.21E-009</text:p>
          </table:table-cell>
          <table:table-cell/>
          <table:table-cell office:value-type="float" office:value="3249">
            <text:p>3249</text:p>
          </table:table-cell>
          <table:table-cell office:value-type="float" office:value="1.7625E-015">
            <text:p>1.76E-015</text:p>
          </table:table-cell>
          <table:table-cell office:value-type="float" office:value="0.00000000025592">
            <text:p>2.56E-010</text:p>
          </table:table-cell>
          <table:table-cell/>
          <table:table-cell office:value-type="float" office:value="3249">
            <text:p>3249</text:p>
          </table:table-cell>
          <table:table-cell office:value-type="float" office:value="1.7625E-015">
            <text:p>1.76E-015</text:p>
          </table:table-cell>
          <table:table-cell office:value-type="float" office:value="0.00000000025592">
            <text:p>2.56E-010</text:p>
          </table:table-cell>
          <table:table-cell table:formula="of:=IF([.L764] &lt; [.H764];&quot;BETTER&quot;;IF([.L764]-2 &gt; [.H764]; &quot;WORSE&quot;;&quot;&quot;))">
            <text:p/>
          </table:table-cell>
          <table:table-cell table:formula="of:=IF([.N764] &lt; [.J764];&quot;BETTER&quot;;IF([.N764] &gt;[.J764]*1.1;&quot;WORSE&quot;;&quot;&quot;))">
            <text:p/>
          </table:table-cell>
          <table:table-cell office:value-type="float" office:value="3249">
            <text:p>3249</text:p>
          </table:table-cell>
          <table:table-cell office:value-type="float" office:value="1.7625E-015">
            <text:p>1.76E-015</text:p>
          </table:table-cell>
          <table:table-cell office:value-type="float" office:value="0.00000000025592">
            <text:p>2.56E-010</text:p>
          </table:table-cell>
          <table:table-cell table:formula="of:=IF([.Q764] &lt; [.L764];&quot;BETTER&quot;;IF([.Q764]-2 &gt; [.L764]; &quot;WORSE&quot;;&quot;&quot;))">
            <text:p/>
          </table:table-cell>
          <table:table-cell table:formula="of:=IF([.S764] &lt; [.N764];&quot;BETTER&quot;;IF([.S764] &gt;[.N764]*1.1;&quot;WORSE&quot;;&quot;&quot;))">
            <text:p/>
          </table:table-cell>
        </table:table-row>
        <table:table-row table:style-name="ro3">
          <table:table-cell/>
          <table:table-cell office:value-type="float" office:value="763">
            <text:p>763</text:p>
          </table:table-cell>
          <table:table-cell office:value-type="string">
            <text:p>3.24396818368811068e+00</text:p>
          </table:table-cell>
          <table:table-cell office:value-type="float" office:value="29">
            <text:p>29</text:p>
          </table:table-cell>
          <table:table-cell office:value-type="float" office:value="0.0000000028083">
            <text:p>2.81E-009</text:p>
          </table:table-cell>
          <table:table-cell office:value-type="float" office:value="0.0000000039852">
            <text:p>3.99E-009</text:p>
          </table:table-cell>
          <table:table-cell/>
          <table:table-cell office:value-type="float" office:value="813">
            <text:p>813</text:p>
          </table:table-cell>
          <table:table-cell office:value-type="float" office:value="0.00000000049319">
            <text:p>4.93E-010</text:p>
          </table:table-cell>
          <table:table-cell office:value-type="float" office:value="0.00000000882">
            <text:p>8.82E-009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13259">
            <text:p>1.33E-008</text:p>
          </table:table-cell>
          <table:table-cell office:value-type="float" office:value="0.0000000071763">
            <text:p>7.18E-009</text:p>
          </table:table-cell>
          <table:table-cell table:formula="of:=IF([.L765] &lt; [.H765];&quot;BETTER&quot;;IF([.L765]-2 &gt; [.H765]; &quot;WORSE&quot;;&quot;&quot;))" office:value-type="string" office:string-value="BETTER">
            <text:p>BETTER</text:p>
          </table:table-cell>
          <table:table-cell table:formula="of:=IF([.N765] &lt; [.J765];&quot;BETTER&quot;;IF([.N765] &gt;[.J765]*1.1;&quot;WORSE&quot;;&quot;&quot;))" office:value-type="string" office:string-value="BETTER">
            <text:p>BETTER</text:p>
          </table:table-cell>
          <table:table-cell office:value-type="float" office:value="101">
            <text:p>101</text:p>
          </table:table-cell>
          <table:table-cell office:value-type="float" office:value="0.000000013259">
            <text:p>1.33E-008</text:p>
          </table:table-cell>
          <table:table-cell office:value-type="float" office:value="0.0000000071763">
            <text:p>7.18E-009</text:p>
          </table:table-cell>
          <table:table-cell table:formula="of:=IF([.Q765] &lt; [.L765];&quot;BETTER&quot;;IF([.Q765]-2 &gt; [.L765]; &quot;WORSE&quot;;&quot;&quot;))">
            <text:p/>
          </table:table-cell>
          <table:table-cell table:formula="of:=IF([.S765] &lt; [.N765];&quot;BETTER&quot;;IF([.S765] &gt;[.N765]*1.1;&quot;WORSE&quot;;&quot;&quot;))">
            <text:p/>
          </table:table-cell>
        </table:table-row>
        <table:table-row table:style-name="ro3">
          <table:table-cell/>
          <table:table-cell office:value-type="float" office:value="764">
            <text:p>764</text:p>
          </table:table-cell>
          <table:table-cell office:value-type="string">
            <text:p>2.31245537969790682e+00</text:p>
          </table:table-cell>
          <table:table-cell office:value-type="float" office:value="59">
            <text:p>59</text:p>
          </table:table-cell>
          <table:table-cell office:value-type="float" office:value="0.00000000000013078">
            <text:p>1.31E-013</text:p>
          </table:table-cell>
          <table:table-cell office:value-type="float" office:value="0.0000000000012517">
            <text:p>1.25E-01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34577">
            <text:p>3.46E-012</text:p>
          </table:table-cell>
          <table:table-cell office:value-type="float" office:value="0.0000000000009051">
            <text:p>9.05E-013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34577">
            <text:p>3.46E-012</text:p>
          </table:table-cell>
          <table:table-cell office:value-type="float" office:value="0.0000000000009051">
            <text:p>9.05E-013</text:p>
          </table:table-cell>
          <table:table-cell table:formula="of:=IF([.L766] &lt; [.H766];&quot;BETTER&quot;;IF([.L766]-2 &gt; [.H766]; &quot;WORSE&quot;;&quot;&quot;))">
            <text:p/>
          </table:table-cell>
          <table:table-cell table:formula="of:=IF([.N766] &lt; [.J766];&quot;BETTER&quot;;IF([.N766] &gt;[.J766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34581">
            <text:p>3.46E-012</text:p>
          </table:table-cell>
          <table:table-cell office:value-type="float" office:value="0.0000000000009049">
            <text:p>9.05E-013</text:p>
          </table:table-cell>
          <table:table-cell table:formula="of:=IF([.Q766] &lt; [.L766];&quot;BETTER&quot;;IF([.Q766]-2 &gt; [.L766]; &quot;WORSE&quot;;&quot;&quot;))">
            <text:p/>
          </table:table-cell>
          <table:table-cell table:formula="of:=IF([.S766] &lt; [.N766];&quot;BETTER&quot;;IF([.S766] &gt;[.N766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765">
            <text:p>765</text:p>
          </table:table-cell>
          <table:table-cell office:value-type="string">
            <text:p>2.63943507354841900e-01</text:p>
          </table:table-cell>
          <table:table-cell office:value-type="float" office:value="49">
            <text:p>49</text:p>
          </table:table-cell>
          <table:table-cell office:value-type="float" office:value="0.000000000000016194">
            <text:p>1.62E-014</text:p>
          </table:table-cell>
          <table:table-cell office:value-type="float" office:value="0.00000000017116">
            <text:p>1.71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80347">
            <text:p>8.03E-013</text:p>
          </table:table-cell>
          <table:table-cell office:value-type="float" office:value="0.00000000017109">
            <text:p>1.71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80347">
            <text:p>8.03E-013</text:p>
          </table:table-cell>
          <table:table-cell office:value-type="float" office:value="0.00000000017109">
            <text:p>1.71E-010</text:p>
          </table:table-cell>
          <table:table-cell table:formula="of:=IF([.L767] &lt; [.H767];&quot;BETTER&quot;;IF([.L767]-2 &gt; [.H767]; &quot;WORSE&quot;;&quot;&quot;))">
            <text:p/>
          </table:table-cell>
          <table:table-cell table:formula="of:=IF([.N767] &lt; [.J767];&quot;BETTER&quot;;IF([.N767] &gt;[.J76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80347">
            <text:p>8.03E-013</text:p>
          </table:table-cell>
          <table:table-cell office:value-type="float" office:value="0.00000000017109">
            <text:p>1.71E-010</text:p>
          </table:table-cell>
          <table:table-cell table:formula="of:=IF([.Q767] &lt; [.L767];&quot;BETTER&quot;;IF([.Q767]-2 &gt; [.L767]; &quot;WORSE&quot;;&quot;&quot;))">
            <text:p/>
          </table:table-cell>
          <table:table-cell table:formula="of:=IF([.S767] &lt; [.N767];&quot;BETTER&quot;;IF([.S767] &gt;[.N767]*1.1;&quot;WORSE&quot;;&quot;&quot;))">
            <text:p/>
          </table:table-cell>
        </table:table-row>
        <table:table-row table:style-name="ro3">
          <table:table-cell/>
          <table:table-cell office:value-type="float" office:value="766">
            <text:p>766</text:p>
          </table:table-cell>
          <table:table-cell office:value-type="string">
            <text:p>3.09063005351563220e+02</text:p>
          </table:table-cell>
          <table:table-cell office:value-type="float" office:value="2839">
            <text:p>2839</text:p>
          </table:table-cell>
          <table:table-cell office:value-type="float" office:value="0.0000000058068">
            <text:p>5.81E-009</text:p>
          </table:table-cell>
          <table:table-cell office:value-type="float" office:value="0.000000010169">
            <text:p>1.02E-008</text:p>
          </table:table-cell>
          <table:table-cell/>
          <table:table-cell office:value-type="float" office:value="3211">
            <text:p>3211</text:p>
          </table:table-cell>
          <table:table-cell office:value-type="float" office:value="0.0000000099695">
            <text:p>9.97E-009</text:p>
          </table:table-cell>
          <table:table-cell office:value-type="float" office:value="0.000000000000119">
            <text:p>1.19E-013</text:p>
          </table:table-cell>
          <table:table-cell/>
          <table:table-cell office:value-type="float" office:value="3213">
            <text:p>3213</text:p>
          </table:table-cell>
          <table:table-cell office:value-type="float" office:value="0.0000000099695">
            <text:p>9.97E-009</text:p>
          </table:table-cell>
          <table:table-cell office:value-type="float" office:value="0.000000000000119">
            <text:p>1.19E-013</text:p>
          </table:table-cell>
          <table:table-cell table:formula="of:=IF([.L768] &lt; [.H768];&quot;BETTER&quot;;IF([.L768]-2 &gt; [.H768]; &quot;WORSE&quot;;&quot;&quot;))">
            <text:p/>
          </table:table-cell>
          <table:table-cell table:formula="of:=IF([.N768] &lt; [.J768];&quot;BETTER&quot;;IF([.N768] &gt;[.J768]*1.1;&quot;WORSE&quot;;&quot;&quot;))">
            <text:p/>
          </table:table-cell>
          <table:table-cell office:value-type="float" office:value="3213">
            <text:p>3213</text:p>
          </table:table-cell>
          <table:table-cell office:value-type="float" office:value="0.0000000099695">
            <text:p>9.97E-009</text:p>
          </table:table-cell>
          <table:table-cell office:value-type="float" office:value="0.000000000000119">
            <text:p>1.19E-013</text:p>
          </table:table-cell>
          <table:table-cell table:formula="of:=IF([.Q768] &lt; [.L768];&quot;BETTER&quot;;IF([.Q768]-2 &gt; [.L768]; &quot;WORSE&quot;;&quot;&quot;))">
            <text:p/>
          </table:table-cell>
          <table:table-cell table:formula="of:=IF([.S768] &lt; [.N768];&quot;BETTER&quot;;IF([.S768] &gt;[.N768]*1.1;&quot;WORSE&quot;;&quot;&quot;))">
            <text:p/>
          </table:table-cell>
        </table:table-row>
        <table:table-row table:style-name="ro3">
          <table:table-cell/>
          <table:table-cell office:value-type="float" office:value="767">
            <text:p>767</text:p>
          </table:table-cell>
          <table:table-cell office:value-type="string">
            <text:p>1.15487393572577446e+01</text:p>
          </table:table-cell>
          <table:table-cell office:value-type="float" office:value="95">
            <text:p>95</text:p>
          </table:table-cell>
          <table:table-cell office:value-type="float" office:value="0.0000000000011187">
            <text:p>1.12E-012</text:p>
          </table:table-cell>
          <table:table-cell office:value-type="float" office:value="0.00000000000072416">
            <text:p>7.24E-013</text:p>
          </table:table-cell>
          <table:table-cell/>
          <table:table-cell office:value-type="float" office:value="103">
            <text:p>103</text:p>
          </table:table-cell>
          <table:table-cell office:value-type="float" office:value="0.00000000013288">
            <text:p>1.33E-010</text:p>
          </table:table-cell>
          <table:table-cell office:value-type="float" office:value="0.0000000000036589">
            <text:p>3.66E-012</text:p>
          </table:table-cell>
          <table:table-cell/>
          <table:table-cell office:value-type="float" office:value="103">
            <text:p>103</text:p>
          </table:table-cell>
          <table:table-cell office:value-type="float" office:value="0.00000000013288">
            <text:p>1.33E-010</text:p>
          </table:table-cell>
          <table:table-cell office:value-type="float" office:value="0.0000000000036589">
            <text:p>3.66E-012</text:p>
          </table:table-cell>
          <table:table-cell table:formula="of:=IF([.L769] &lt; [.H769];&quot;BETTER&quot;;IF([.L769]-2 &gt; [.H769]; &quot;WORSE&quot;;&quot;&quot;))">
            <text:p/>
          </table:table-cell>
          <table:table-cell table:formula="of:=IF([.N769] &lt; [.J769];&quot;BETTER&quot;;IF([.N769] &gt;[.J769]*1.1;&quot;WORSE&quot;;&quot;&quot;))">
            <text:p/>
          </table:table-cell>
          <table:table-cell office:value-type="float" office:value="103">
            <text:p>103</text:p>
          </table:table-cell>
          <table:table-cell office:value-type="float" office:value="0.00000000013288">
            <text:p>1.33E-010</text:p>
          </table:table-cell>
          <table:table-cell office:value-type="float" office:value="0.0000000000036589">
            <text:p>3.66E-012</text:p>
          </table:table-cell>
          <table:table-cell table:formula="of:=IF([.Q769] &lt; [.L769];&quot;BETTER&quot;;IF([.Q769]-2 &gt; [.L769]; &quot;WORSE&quot;;&quot;&quot;))">
            <text:p/>
          </table:table-cell>
          <table:table-cell table:formula="of:=IF([.S769] &lt; [.N769];&quot;BETTER&quot;;IF([.S769] &gt;[.N769]*1.1;&quot;WORSE&quot;;&quot;&quot;))">
            <text:p/>
          </table:table-cell>
        </table:table-row>
        <table:table-row table:style-name="ro3">
          <table:table-cell/>
          <table:table-cell office:value-type="float" office:value="768">
            <text:p>768</text:p>
          </table:table-cell>
          <table:table-cell office:value-type="string">
            <text:p>-1.51697440877176348e-01</text:p>
          </table:table-cell>
          <table:table-cell office:value-type="float" office:value="53">
            <text:p>53</text:p>
          </table:table-cell>
          <table:table-cell office:value-type="float" office:value="9.8802E-015">
            <text:p>9.88E-015</text:p>
          </table:table-cell>
          <table:table-cell office:value-type="float" office:value="0.00000000015048">
            <text:p>1.5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8267">
            <text:p>5.83E-012</text:p>
          </table:table-cell>
          <table:table-cell office:value-type="float" office:value="0.00000000015046">
            <text:p>1.5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8267">
            <text:p>5.83E-012</text:p>
          </table:table-cell>
          <table:table-cell office:value-type="float" office:value="0.00000000015046">
            <text:p>1.50E-010</text:p>
          </table:table-cell>
          <table:table-cell table:formula="of:=IF([.L770] &lt; [.H770];&quot;BETTER&quot;;IF([.L770]-2 &gt; [.H770]; &quot;WORSE&quot;;&quot;&quot;))">
            <text:p/>
          </table:table-cell>
          <table:table-cell table:formula="of:=IF([.N770] &lt; [.J770];&quot;BETTER&quot;;IF([.N770] &gt;[.J77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8267">
            <text:p>5.83E-012</text:p>
          </table:table-cell>
          <table:table-cell office:value-type="float" office:value="0.00000000015046">
            <text:p>1.50E-010</text:p>
          </table:table-cell>
          <table:table-cell table:formula="of:=IF([.Q770] &lt; [.L770];&quot;BETTER&quot;;IF([.Q770]-2 &gt; [.L770]; &quot;WORSE&quot;;&quot;&quot;))">
            <text:p/>
          </table:table-cell>
          <table:table-cell table:formula="of:=IF([.S770] &lt; [.N770];&quot;BETTER&quot;;IF([.S770] &gt;[.N770]*1.1;&quot;WORSE&quot;;&quot;&quot;))">
            <text:p/>
          </table:table-cell>
        </table:table-row>
        <table:table-row table:style-name="ro3">
          <table:table-cell/>
          <table:table-cell office:value-type="float" office:value="769">
            <text:p>769</text:p>
          </table:table-cell>
          <table:table-cell office:value-type="string">
            <text:p>3.86294361119890572e-01</text:p>
          </table:table-cell>
          <table:table-cell office:value-type="float" office:value="58">
            <text:p>58</text:p>
          </table:table-cell>
          <table:table-cell office:value-type="float" office:value="0.000000000000064953">
            <text:p>6.50E-014</text:p>
          </table:table-cell>
          <table:table-cell office:value-type="float" office:value="0.00000000005149">
            <text:p>5.1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9569">
            <text:p>1.96E-012</text:p>
          </table:table-cell>
          <table:table-cell office:value-type="float" office:value="0.000000000051491">
            <text:p>5.1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9569">
            <text:p>1.96E-012</text:p>
          </table:table-cell>
          <table:table-cell office:value-type="float" office:value="0.000000000051491">
            <text:p>5.15E-011</text:p>
          </table:table-cell>
          <table:table-cell table:formula="of:=IF([.L771] &lt; [.H771];&quot;BETTER&quot;;IF([.L771]-2 &gt; [.H771]; &quot;WORSE&quot;;&quot;&quot;))">
            <text:p/>
          </table:table-cell>
          <table:table-cell table:formula="of:=IF([.N771] &lt; [.J771];&quot;BETTER&quot;;IF([.N771] &gt;[.J77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9569">
            <text:p>1.96E-012</text:p>
          </table:table-cell>
          <table:table-cell office:value-type="float" office:value="0.000000000051491">
            <text:p>5.15E-011</text:p>
          </table:table-cell>
          <table:table-cell table:formula="of:=IF([.Q771] &lt; [.L771];&quot;BETTER&quot;;IF([.Q771]-2 &gt; [.L771]; &quot;WORSE&quot;;&quot;&quot;))">
            <text:p/>
          </table:table-cell>
          <table:table-cell table:formula="of:=IF([.S771] &lt; [.N771];&quot;BETTER&quot;;IF([.S771] &gt;[.N771]*1.1;&quot;WORSE&quot;;&quot;&quot;))">
            <text:p/>
          </table:table-cell>
        </table:table-row>
        <table:table-row table:style-name="ro3">
          <table:table-cell/>
          <table:table-cell office:value-type="float" office:value="770">
            <text:p>770</text:p>
          </table:table-cell>
          <table:table-cell office:value-type="string">
            <text:p>9.21044036697651514e+00</text:p>
          </table:table-cell>
          <table:table-cell office:value-type="float" office:value="224">
            <text:p>224</text:p>
          </table:table-cell>
          <table:table-cell office:value-type="float" office:value="0.000000000099389">
            <text:p>9.94E-011</text:p>
          </table:table-cell>
          <table:table-cell office:value-type="float" office:value="0.00000000010316">
            <text:p>1.03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8.8818E-015">
            <text:p>8.88E-015</text:p>
          </table:table-cell>
          <table:table-cell office:value-type="float" office:value="0.0000000000025498">
            <text:p>2.55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8.8818E-015">
            <text:p>8.88E-015</text:p>
          </table:table-cell>
          <table:table-cell office:value-type="float" office:value="0.0000000000025498">
            <text:p>2.55E-012</text:p>
          </table:table-cell>
          <table:table-cell table:formula="of:=IF([.L772] &lt; [.H772];&quot;BETTER&quot;;IF([.L772]-2 &gt; [.H772]; &quot;WORSE&quot;;&quot;&quot;))">
            <text:p/>
          </table:table-cell>
          <table:table-cell table:formula="of:=IF([.N772] &lt; [.J772];&quot;BETTER&quot;;IF([.N772] &gt;[.J772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7.1054E-015">
            <text:p>7.11E-015</text:p>
          </table:table-cell>
          <table:table-cell office:value-type="float" office:value="0.00000000000255">
            <text:p>2.55E-012</text:p>
          </table:table-cell>
          <table:table-cell table:formula="of:=IF([.Q772] &lt; [.L772];&quot;BETTER&quot;;IF([.Q772]-2 &gt; [.L772]; &quot;WORSE&quot;;&quot;&quot;))">
            <text:p/>
          </table:table-cell>
          <table:table-cell table:formula="of:=IF([.S772] &lt; [.N772];&quot;BETTER&quot;;IF([.S772] &gt;[.N772]*1.1;&quot;WORSE&quot;;&quot;&quot;))">
            <text:p/>
          </table:table-cell>
        </table:table-row>
        <table:table-row table:style-name="ro3">
          <table:table-cell/>
          <table:table-cell office:value-type="float" office:value="771">
            <text:p>771</text:p>
          </table:table-cell>
          <table:table-cell office:value-type="string">
            <text:p>2.63943507354841900e-01</text:p>
          </table:table-cell>
          <table:table-cell office:value-type="float" office:value="49">
            <text:p>49</text:p>
          </table:table-cell>
          <table:table-cell office:value-type="float" office:value="0.000000000000016194">
            <text:p>1.62E-014</text:p>
          </table:table-cell>
          <table:table-cell office:value-type="float" office:value="0.00000000017116">
            <text:p>1.71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80347">
            <text:p>8.03E-013</text:p>
          </table:table-cell>
          <table:table-cell office:value-type="float" office:value="0.00000000017109">
            <text:p>1.71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80347">
            <text:p>8.03E-013</text:p>
          </table:table-cell>
          <table:table-cell office:value-type="float" office:value="0.00000000017109">
            <text:p>1.71E-010</text:p>
          </table:table-cell>
          <table:table-cell table:formula="of:=IF([.L773] &lt; [.H773];&quot;BETTER&quot;;IF([.L773]-2 &gt; [.H773]; &quot;WORSE&quot;;&quot;&quot;))">
            <text:p/>
          </table:table-cell>
          <table:table-cell table:formula="of:=IF([.N773] &lt; [.J773];&quot;BETTER&quot;;IF([.N773] &gt;[.J77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80347">
            <text:p>8.03E-013</text:p>
          </table:table-cell>
          <table:table-cell office:value-type="float" office:value="0.00000000017109">
            <text:p>1.71E-010</text:p>
          </table:table-cell>
          <table:table-cell table:formula="of:=IF([.Q773] &lt; [.L773];&quot;BETTER&quot;;IF([.Q773]-2 &gt; [.L773]; &quot;WORSE&quot;;&quot;&quot;))">
            <text:p/>
          </table:table-cell>
          <table:table-cell table:formula="of:=IF([.S773] &lt; [.N773];&quot;BETTER&quot;;IF([.S773] &gt;[.N773]*1.1;&quot;WORSE&quot;;&quot;&quot;))">
            <text:p/>
          </table:table-cell>
        </table:table-row>
        <table:table-row table:style-name="ro3">
          <table:table-cell/>
          <table:table-cell office:value-type="float" office:value="772">
            <text:p>772</text:p>
          </table:table-cell>
          <table:table-cell office:value-type="string">
            <text:p>2.46740110030440185e+00</text:p>
          </table:table-cell>
          <table:table-cell office:value-type="float" office:value="212">
            <text:p>212</text:p>
          </table:table-cell>
          <table:table-cell office:value-type="float" office:value="0.00000000005288">
            <text:p>5.29E-011</text:p>
          </table:table-cell>
          <table:table-cell office:value-type="float" office:value="0.000000000059787">
            <text:p>5.98E-011</text:p>
          </table:table-cell>
          <table:table-cell/>
          <table:table-cell office:value-type="float" office:value="586">
            <text:p>586</text:p>
          </table:table-cell>
          <table:table-cell office:value-type="float" office:value="6.9757E-016">
            <text:p>6.98E-016</text:p>
          </table:table-cell>
          <table:table-cell office:value-type="float" office:value="0.000000000001784">
            <text:p>1.78E-012</text:p>
          </table:table-cell>
          <table:table-cell/>
          <table:table-cell office:value-type="float" office:value="590">
            <text:p>590</text:p>
          </table:table-cell>
          <table:table-cell office:value-type="float" office:value="6.9757E-016">
            <text:p>6.98E-016</text:p>
          </table:table-cell>
          <table:table-cell office:value-type="float" office:value="0.000000000001784">
            <text:p>1.78E-012</text:p>
          </table:table-cell>
          <table:table-cell table:formula="of:=IF([.L774] &lt; [.H774];&quot;BETTER&quot;;IF([.L774]-2 &gt; [.H774]; &quot;WORSE&quot;;&quot;&quot;))" office:value-type="string" office:string-value="WORSE">
            <text:p>WORSE</text:p>
          </table:table-cell>
          <table:table-cell table:formula="of:=IF([.N774] &lt; [.J774];&quot;BETTER&quot;;IF([.N774] &gt;[.J774]*1.1;&quot;WORSE&quot;;&quot;&quot;))">
            <text:p/>
          </table:table-cell>
          <table:table-cell office:value-type="float" office:value="590">
            <text:p>590</text:p>
          </table:table-cell>
          <table:table-cell office:value-type="float" office:value="6.9757E-016">
            <text:p>6.98E-016</text:p>
          </table:table-cell>
          <table:table-cell office:value-type="float" office:value="0.000000000001784">
            <text:p>1.78E-012</text:p>
          </table:table-cell>
          <table:table-cell table:formula="of:=IF([.Q774] &lt; [.L774];&quot;BETTER&quot;;IF([.Q774]-2 &gt; [.L774]; &quot;WORSE&quot;;&quot;&quot;))">
            <text:p/>
          </table:table-cell>
          <table:table-cell table:formula="of:=IF([.S774] &lt; [.N774];&quot;BETTER&quot;;IF([.S774] &gt;[.N774]*1.1;&quot;WORSE&quot;;&quot;&quot;))">
            <text:p/>
          </table:table-cell>
        </table:table-row>
        <table:table-row table:style-name="ro3">
          <table:table-cell/>
          <table:table-cell office:value-type="float" office:value="773">
            <text:p>773</text:p>
          </table:table-cell>
          <table:table-cell office:value-type="string">
            <text:p>2.91329833783811143e+00</text:p>
          </table:table-cell>
          <table:table-cell office:value-type="float" office:value="413">
            <text:p>413</text:p>
          </table:table-cell>
          <table:table-cell office:value-type="float" office:value="0.00000000020603">
            <text:p>2.06E-010</text:p>
          </table:table-cell>
          <table:table-cell office:value-type="float" office:value="0.00000000094843">
            <text:p>9.48E-010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00012485">
            <text:p>1.25E-014</text:p>
          </table:table-cell>
          <table:table-cell office:value-type="float" office:value="0.0000000012831">
            <text:p>1.28E-009</text:p>
          </table:table-cell>
          <table:table-cell/>
          <table:table-cell office:value-type="float" office:value="407">
            <text:p>407</text:p>
          </table:table-cell>
          <table:table-cell office:value-type="float" office:value="0.000000000000012485">
            <text:p>1.25E-014</text:p>
          </table:table-cell>
          <table:table-cell office:value-type="float" office:value="0.0000000012831">
            <text:p>1.28E-009</text:p>
          </table:table-cell>
          <table:table-cell table:formula="of:=IF([.L775] &lt; [.H775];&quot;BETTER&quot;;IF([.L775]-2 &gt; [.H775]; &quot;WORSE&quot;;&quot;&quot;))">
            <text:p/>
          </table:table-cell>
          <table:table-cell table:formula="of:=IF([.N775] &lt; [.J775];&quot;BETTER&quot;;IF([.N775] &gt;[.J775]*1.1;&quot;WORSE&quot;;&quot;&quot;))">
            <text:p/>
          </table:table-cell>
          <table:table-cell office:value-type="float" office:value="407">
            <text:p>407</text:p>
          </table:table-cell>
          <table:table-cell office:value-type="float" office:value="0.000000000000013028">
            <text:p>1.30E-014</text:p>
          </table:table-cell>
          <table:table-cell office:value-type="float" office:value="0.0000000012831">
            <text:p>1.28E-009</text:p>
          </table:table-cell>
          <table:table-cell table:formula="of:=IF([.Q775] &lt; [.L775];&quot;BETTER&quot;;IF([.Q775]-2 &gt; [.L775]; &quot;WORSE&quot;;&quot;&quot;))">
            <text:p/>
          </table:table-cell>
          <table:table-cell table:formula="of:=IF([.S775] &lt; [.N775];&quot;BETTER&quot;;IF([.S775] &gt;[.N775]*1.1;&quot;WORSE&quot;;&quot;&quot;))">
            <text:p/>
          </table:table-cell>
        </table:table-row>
        <table:table-row table:style-name="ro3">
          <table:table-cell/>
          <table:table-cell office:value-type="float" office:value="774">
            <text:p>774</text:p>
          </table:table-cell>
          <table:table-cell office:value-type="string">
            <text:p>2.99606643278750918e-06</text:p>
          </table:table-cell>
          <table:table-cell office:value-type="float" office:value="234">
            <text:p>234</text:p>
          </table:table-cell>
          <table:table-cell office:value-type="float" office:value="0.00000000007385">
            <text:p>7.39E-011</text:p>
          </table:table-cell>
          <table:table-cell office:value-type="float" office:value="0.0000034066">
            <text:p>3.41E-006</text:p>
          </table:table-cell>
          <table:table-cell/>
          <table:table-cell office:value-type="float" office:value="586">
            <text:p>586</text:p>
          </table:table-cell>
          <table:table-cell office:value-type="float" office:value="2.1984E-017">
            <text:p>2.20E-017</text:p>
          </table:table-cell>
          <table:table-cell office:value-type="float" office:value="0.0000034066">
            <text:p>3.41E-006</text:p>
          </table:table-cell>
          <table:table-cell/>
          <table:table-cell office:value-type="float" office:value="586">
            <text:p>586</text:p>
          </table:table-cell>
          <table:table-cell office:value-type="float" office:value="2.1984E-017">
            <text:p>2.20E-017</text:p>
          </table:table-cell>
          <table:table-cell office:value-type="float" office:value="0.0000034066">
            <text:p>3.41E-006</text:p>
          </table:table-cell>
          <table:table-cell table:formula="of:=IF([.L776] &lt; [.H776];&quot;BETTER&quot;;IF([.L776]-2 &gt; [.H776]; &quot;WORSE&quot;;&quot;&quot;))">
            <text:p/>
          </table:table-cell>
          <table:table-cell table:formula="of:=IF([.N776] &lt; [.J776];&quot;BETTER&quot;;IF([.N776] &gt;[.J776]*1.1;&quot;WORSE&quot;;&quot;&quot;))">
            <text:p/>
          </table:table-cell>
          <table:table-cell office:value-type="float" office:value="586">
            <text:p>586</text:p>
          </table:table-cell>
          <table:table-cell office:value-type="float" office:value="3.0615E-017">
            <text:p>3.06E-017</text:p>
          </table:table-cell>
          <table:table-cell office:value-type="float" office:value="0.0000034066">
            <text:p>3.41E-006</text:p>
          </table:table-cell>
          <table:table-cell table:formula="of:=IF([.Q776] &lt; [.L776];&quot;BETTER&quot;;IF([.Q776]-2 &gt; [.L776]; &quot;WORSE&quot;;&quot;&quot;))">
            <text:p/>
          </table:table-cell>
          <table:table-cell table:formula="of:=IF([.S776] &lt; [.N776];&quot;BETTER&quot;;IF([.S776] &gt;[.N776]*1.1;&quot;WORSE&quot;;&quot;&quot;))">
            <text:p/>
          </table:table-cell>
        </table:table-row>
        <table:table-row table:style-name="ro3">
          <table:table-cell/>
          <table:table-cell office:value-type="float" office:value="775">
            <text:p>775</text:p>
          </table:table-cell>
          <table:table-cell office:value-type="string">
            <text:p>3.14159265359062756e+00</text:p>
          </table:table-cell>
          <table:table-cell office:value-type="float" office:value="230">
            <text:p>230</text:p>
          </table:table-cell>
          <table:table-cell office:value-type="float" office:value="0.000000000039706">
            <text:p>3.97E-011</text:p>
          </table:table-cell>
          <table:table-cell office:value-type="float" office:value="0.00000000004345">
            <text:p>4.35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40179">
            <text:p>4.02E-011</text:p>
          </table:table-cell>
          <table:table-cell office:value-type="float" office:value="0.0000000000029834">
            <text:p>2.98E-012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040179">
            <text:p>4.02E-011</text:p>
          </table:table-cell>
          <table:table-cell office:value-type="float" office:value="0.0000000000029834">
            <text:p>2.98E-012</text:p>
          </table:table-cell>
          <table:table-cell table:formula="of:=IF([.L777] &lt; [.H777];&quot;BETTER&quot;;IF([.L777]-2 &gt; [.H777]; &quot;WORSE&quot;;&quot;&quot;))">
            <text:p/>
          </table:table-cell>
          <table:table-cell table:formula="of:=IF([.N777] &lt; [.J777];&quot;BETTER&quot;;IF([.N777] &gt;[.J777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040179">
            <text:p>4.02E-011</text:p>
          </table:table-cell>
          <table:table-cell office:value-type="float" office:value="0.0000000000029834">
            <text:p>2.98E-012</text:p>
          </table:table-cell>
          <table:table-cell table:formula="of:=IF([.Q777] &lt; [.L777];&quot;BETTER&quot;;IF([.Q777]-2 &gt; [.L777]; &quot;WORSE&quot;;&quot;&quot;))">
            <text:p/>
          </table:table-cell>
          <table:table-cell table:formula="of:=IF([.S777] &lt; [.N777];&quot;BETTER&quot;;IF([.S777] &gt;[.N777]*1.1;&quot;WORSE&quot;;&quot;&quot;))">
            <text:p/>
          </table:table-cell>
        </table:table-row>
        <table:table-row table:style-name="ro3">
          <table:table-cell/>
          <table:table-cell office:value-type="float" office:value="776">
            <text:p>776</text:p>
          </table:table-cell>
          <table:table-cell office:value-type="string">
            <text:p>1.77245382357913828e+00</text:p>
          </table:table-cell>
          <table:table-cell office:value-type="float" office:value="63">
            <text:p>63</text:p>
          </table:table-cell>
          <table:table-cell office:value-type="float" office:value="0.000000001278">
            <text:p>1.28E-009</text:p>
          </table:table-cell>
          <table:table-cell office:value-type="float" office:value="0.000000000012417">
            <text:p>1.24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1177">
            <text:p>1.18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1177">
            <text:p>1.18E-011</text:p>
          </table:table-cell>
          <table:table-cell table:formula="of:=IF([.L778] &lt; [.H778];&quot;BETTER&quot;;IF([.L778]-2 &gt; [.H778]; &quot;WORSE&quot;;&quot;&quot;))">
            <text:p/>
          </table:table-cell>
          <table:table-cell table:formula="of:=IF([.N778] &lt; [.J778];&quot;BETTER&quot;;IF([.N778] &gt;[.J77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6.6613E-016">
            <text:p>6.66E-016</text:p>
          </table:table-cell>
          <table:table-cell office:value-type="float" office:value="0.00000000001177">
            <text:p>1.18E-011</text:p>
          </table:table-cell>
          <table:table-cell table:formula="of:=IF([.Q778] &lt; [.L778];&quot;BETTER&quot;;IF([.Q778]-2 &gt; [.L778]; &quot;WORSE&quot;;&quot;&quot;))">
            <text:p/>
          </table:table-cell>
          <table:table-cell table:formula="of:=IF([.S778] &lt; [.N778];&quot;BETTER&quot;;IF([.S778] &gt;[.N778]*1.1;&quot;WORSE&quot;;&quot;&quot;))">
            <text:p/>
          </table:table-cell>
        </table:table-row>
        <table:table-row table:style-name="ro3">
          <table:table-cell/>
          <table:table-cell office:value-type="float" office:value="777">
            <text:p>777</text:p>
          </table:table-cell>
          <table:table-cell office:value-type="string">
            <text:p>-4.80453013918201055e-01</text:p>
          </table:table-cell>
          <table:table-cell office:value-type="float" office:value="59">
            <text:p>59</text:p>
          </table:table-cell>
          <table:table-cell office:value-type="float" office:value="0.00000000000023616">
            <text:p>2.36E-013</text:p>
          </table:table-cell>
          <table:table-cell office:value-type="float" office:value="0.000000000037874">
            <text:p>3.7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3021">
            <text:p>2.30E-012</text:p>
          </table:table-cell>
          <table:table-cell office:value-type="float" office:value="0.000000000037883">
            <text:p>3.79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23021">
            <text:p>2.30E-012</text:p>
          </table:table-cell>
          <table:table-cell office:value-type="float" office:value="0.000000000037883">
            <text:p>3.79E-011</text:p>
          </table:table-cell>
          <table:table-cell table:formula="of:=IF([.L779] &lt; [.H779];&quot;BETTER&quot;;IF([.L779]-2 &gt; [.H779]; &quot;WORSE&quot;;&quot;&quot;))">
            <text:p/>
          </table:table-cell>
          <table:table-cell table:formula="of:=IF([.N779] &lt; [.J779];&quot;BETTER&quot;;IF([.N779] &gt;[.J77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23021">
            <text:p>2.30E-012</text:p>
          </table:table-cell>
          <table:table-cell office:value-type="float" office:value="0.000000000037883">
            <text:p>3.79E-011</text:p>
          </table:table-cell>
          <table:table-cell table:formula="of:=IF([.Q779] &lt; [.L779];&quot;BETTER&quot;;IF([.Q779]-2 &gt; [.L779]; &quot;WORSE&quot;;&quot;&quot;))">
            <text:p/>
          </table:table-cell>
          <table:table-cell table:formula="of:=IF([.S779] &lt; [.N779];&quot;BETTER&quot;;IF([.S779] &gt;[.N779]*1.1;&quot;WORSE&quot;;&quot;&quot;))">
            <text:p/>
          </table:table-cell>
        </table:table-row>
        <table:table-row table:style-name="ro3">
          <table:table-cell/>
          <table:table-cell office:value-type="float" office:value="778">
            <text:p>778</text:p>
          </table:table-cell>
          <table:table-cell office:value-type="string">
            <text:p>EXCEPTION!!</text:p>
          </table:table-cell>
          <table:table-cell office:value-type="float" office:value="208">
            <text:p>208</text:p>
          </table:table-cell>
          <table:table-cell office:value-type="float" office:value="0.000000000048617">
            <text:p>4.86E-011</text:p>
          </table:table-cell>
          <table:table-cell office:value-type="float" office:value="0.000000000038844">
            <text:p>3.88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780] &lt; [.H780];&quot;BETTER&quot;;IF([.L780]-2 &gt; [.H780]; &quot;WORSE&quot;;&quot;&quot;))">
            <text:p/>
          </table:table-cell>
          <table:table-cell table:formula="of:=IF([.N780] &lt; [.J780];&quot;BETTER&quot;;IF([.N780] &gt;[.J780]*1.1;&quot;WORSE&quot;;&quot;&quot;))">
            <text:p/>
          </table:table-cell>
          <table:table-cell office:value-type="float" office:value="265">
            <text:p>265</text:p>
          </table:table-cell>
          <table:table-cell office:value-type="float" office:value="0.0000000006669">
            <text:p>6.67E-010</text:p>
          </table:table-cell>
          <table:table-cell office:value-type="float" office:value="0.000000000012367">
            <text:p>1.24E-011</text:p>
          </table:table-cell>
          <table:table-cell table:formula="of:=IF([.Q780] &lt; [.L780];&quot;BETTER&quot;;IF([.Q780]-2 &gt; [.L780]; &quot;WORSE&quot;;&quot;&quot;))" office:value-type="string" office:string-value="BETTER">
            <text:p>BETTER</text:p>
          </table:table-cell>
          <table:table-cell table:formula="of:=IF([.S780] &lt; [.N780];&quot;BETTER&quot;;IF([.S780] &gt;[.N780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779">
            <text:p>779</text:p>
          </table:table-cell>
          <table:table-cell office:value-type="string">
            <text:p>1.77777777777777790e+00</text:p>
          </table:table-cell>
          <table:table-cell office:value-type="float" office:value="61">
            <text:p>61</text:p>
          </table:table-cell>
          <table:table-cell office:value-type="float" office:value="0.000000000000027353">
            <text:p>2.74E-014</text:p>
          </table:table-cell>
          <table:table-cell office:value-type="float" office:value="0.000000000012533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L781] &lt; [.H781];&quot;BETTER&quot;;IF([.L781]-2 &gt; [.H781]; &quot;WORSE&quot;;&quot;&quot;))">
            <text:p/>
          </table:table-cell>
          <table:table-cell table:formula="of:=IF([.N781] &lt; [.J781];&quot;BETTER&quot;;IF([.N781] &gt;[.J78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Q781] &lt; [.L781];&quot;BETTER&quot;;IF([.Q781]-2 &gt; [.L781]; &quot;WORSE&quot;;&quot;&quot;))">
            <text:p/>
          </table:table-cell>
          <table:table-cell table:formula="of:=IF([.S781] &lt; [.N781];&quot;BETTER&quot;;IF([.S781] &gt;[.N781]*1.1;&quot;WORSE&quot;;&quot;&quot;))">
            <text:p/>
          </table:table-cell>
        </table:table-row>
        <table:table-row table:style-name="ro3">
          <table:table-cell/>
          <table:table-cell office:value-type="float" office:value="780">
            <text:p>780</text:p>
          </table:table-cell>
          <table:table-cell office:value-type="string">
            <text:p>1.49364826562485398e+00</text:p>
          </table:table-cell>
          <table:table-cell office:value-type="float" office:value="58">
            <text:p>58</text:p>
          </table:table-cell>
          <table:table-cell office:value-type="float" office:value="5.7977E-015">
            <text:p>5.80E-015</text:p>
          </table:table-cell>
          <table:table-cell office:value-type="float" office:value="0.000000000016639">
            <text:p>1.6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54956">
            <text:p>5.50E-010</text:p>
          </table:table-cell>
          <table:table-cell office:value-type="float" office:value="0.00000000001664">
            <text:p>1.66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54956">
            <text:p>5.50E-010</text:p>
          </table:table-cell>
          <table:table-cell office:value-type="float" office:value="0.00000000001664">
            <text:p>1.66E-011</text:p>
          </table:table-cell>
          <table:table-cell table:formula="of:=IF([.L782] &lt; [.H782];&quot;BETTER&quot;;IF([.L782]-2 &gt; [.H782]; &quot;WORSE&quot;;&quot;&quot;))">
            <text:p/>
          </table:table-cell>
          <table:table-cell table:formula="of:=IF([.N782] &lt; [.J782];&quot;BETTER&quot;;IF([.N782] &gt;[.J78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54956">
            <text:p>5.50E-010</text:p>
          </table:table-cell>
          <table:table-cell office:value-type="float" office:value="0.00000000001664">
            <text:p>1.66E-011</text:p>
          </table:table-cell>
          <table:table-cell table:formula="of:=IF([.Q782] &lt; [.L782];&quot;BETTER&quot;;IF([.Q782]-2 &gt; [.L782]; &quot;WORSE&quot;;&quot;&quot;))">
            <text:p/>
          </table:table-cell>
          <table:table-cell table:formula="of:=IF([.S782] &lt; [.N782];&quot;BETTER&quot;;IF([.S782] &gt;[.N782]*1.1;&quot;WORSE&quot;;&quot;&quot;))">
            <text:p/>
          </table:table-cell>
        </table:table-row>
        <table:table-row table:style-name="ro3">
          <table:table-cell/>
          <table:table-cell office:value-type="float" office:value="781">
            <text:p>781</text:p>
          </table:table-cell>
          <table:table-cell office:value-type="string">
            <text:p>4.11233516712056435e-01</text:p>
          </table:table-cell>
          <table:table-cell office:value-type="float" office:value="58">
            <text:p>58</text:p>
          </table:table-cell>
          <table:table-cell office:value-type="float" office:value="8.9091E-015">
            <text:p>8.91E-015</text:p>
          </table:table-cell>
          <table:table-cell office:value-type="float" office:value="0.000000000029318">
            <text:p>2.9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29318">
            <text:p>2.9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2.2204E-016">
            <text:p>2.22E-016</text:p>
          </table:table-cell>
          <table:table-cell office:value-type="float" office:value="0.000000000029318">
            <text:p>2.93E-011</text:p>
          </table:table-cell>
          <table:table-cell table:formula="of:=IF([.L783] &lt; [.H783];&quot;BETTER&quot;;IF([.L783]-2 &gt; [.H783]; &quot;WORSE&quot;;&quot;&quot;))">
            <text:p/>
          </table:table-cell>
          <table:table-cell table:formula="of:=IF([.N783] &lt; [.J783];&quot;BETTER&quot;;IF([.N783] &gt;[.J783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1.6653E-016">
            <text:p>1.67E-016</text:p>
          </table:table-cell>
          <table:table-cell office:value-type="float" office:value="0.000000000029318">
            <text:p>2.93E-011</text:p>
          </table:table-cell>
          <table:table-cell table:formula="of:=IF([.Q783] &lt; [.L783];&quot;BETTER&quot;;IF([.Q783]-2 &gt; [.L783]; &quot;WORSE&quot;;&quot;&quot;))">
            <text:p/>
          </table:table-cell>
          <table:table-cell table:formula="of:=IF([.S783] &lt; [.N783];&quot;BETTER&quot;;IF([.S783] &gt;[.N783]*1.1;&quot;WORSE&quot;;&quot;&quot;))">
            <text:p/>
          </table:table-cell>
        </table:table-row>
        <table:table-row table:style-name="ro3">
          <table:table-cell/>
          <table:table-cell office:value-type="float" office:value="782">
            <text:p>782</text:p>
          </table:table-cell>
          <table:table-cell office:value-type="string">
            <text:p>1.11146256653717028e+01</text:p>
          </table:table-cell>
          <table:table-cell office:value-type="float" office:value="229">
            <text:p>229</text:p>
          </table:table-cell>
          <table:table-cell office:value-type="float" office:value="0.000000000012441">
            <text:p>1.24E-011</text:p>
          </table:table-cell>
          <table:table-cell office:value-type="float" office:value="0.000000000018834">
            <text:p>1.88E-011</text:p>
          </table:table-cell>
          <table:table-cell/>
          <table:table-cell office:value-type="float" office:value="210">
            <text:p>210</text:p>
          </table:table-cell>
          <table:table-cell office:value-type="float" office:value="0.000000000062085">
            <text:p>6.21E-011</text:p>
          </table:table-cell>
          <table:table-cell office:value-type="float" office:value="0.000000000002546">
            <text:p>2.55E-012</text:p>
          </table:table-cell>
          <table:table-cell/>
          <table:table-cell office:value-type="float" office:value="210">
            <text:p>210</text:p>
          </table:table-cell>
          <table:table-cell office:value-type="float" office:value="0.000000000062085">
            <text:p>6.21E-011</text:p>
          </table:table-cell>
          <table:table-cell office:value-type="float" office:value="0.000000000002546">
            <text:p>2.55E-012</text:p>
          </table:table-cell>
          <table:table-cell table:formula="of:=IF([.L784] &lt; [.H784];&quot;BETTER&quot;;IF([.L784]-2 &gt; [.H784]; &quot;WORSE&quot;;&quot;&quot;))">
            <text:p/>
          </table:table-cell>
          <table:table-cell table:formula="of:=IF([.N784] &lt; [.J784];&quot;BETTER&quot;;IF([.N784] &gt;[.J784]*1.1;&quot;WORSE&quot;;&quot;&quot;))">
            <text:p/>
          </table:table-cell>
          <table:table-cell office:value-type="float" office:value="210">
            <text:p>210</text:p>
          </table:table-cell>
          <table:table-cell office:value-type="float" office:value="0.000000000062085">
            <text:p>6.21E-011</text:p>
          </table:table-cell>
          <table:table-cell office:value-type="float" office:value="0.0000000000025458">
            <text:p>2.55E-012</text:p>
          </table:table-cell>
          <table:table-cell table:formula="of:=IF([.Q784] &lt; [.L784];&quot;BETTER&quot;;IF([.Q784]-2 &gt; [.L784]; &quot;WORSE&quot;;&quot;&quot;))">
            <text:p/>
          </table:table-cell>
          <table:table-cell table:formula="of:=IF([.S784] &lt; [.N784];&quot;BETTER&quot;;IF([.S784] &gt;[.N784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783">
            <text:p>783</text:p>
          </table:table-cell>
          <table:table-cell office:value-type="string">
            <text:p>4.36083541838644294e+02</text:p>
          </table:table-cell>
          <table:table-cell office:value-type="float" office:value="231">
            <text:p>231</text:p>
          </table:table-cell>
          <table:table-cell office:value-type="float" office:value="0.000000000038723">
            <text:p>3.87E-011</text:p>
          </table:table-cell>
          <table:table-cell office:value-type="float" office:value="0.000000000010652">
            <text:p>1.07E-011</text:p>
          </table:table-cell>
          <table:table-cell/>
          <table:table-cell office:value-type="float" office:value="210">
            <text:p>210</text:p>
          </table:table-cell>
          <table:table-cell office:value-type="float" office:value="0.000000047023">
            <text:p>4.70E-008</text:p>
          </table:table-cell>
          <table:table-cell office:value-type="float" office:value="0.00000000000010154">
            <text:p>1.02E-013</text:p>
          </table:table-cell>
          <table:table-cell/>
          <table:table-cell office:value-type="float" office:value="210">
            <text:p>210</text:p>
          </table:table-cell>
          <table:table-cell office:value-type="float" office:value="0.000000047023">
            <text:p>4.70E-008</text:p>
          </table:table-cell>
          <table:table-cell office:value-type="float" office:value="0.00000000000010154">
            <text:p>1.02E-013</text:p>
          </table:table-cell>
          <table:table-cell table:formula="of:=IF([.L785] &lt; [.H785];&quot;BETTER&quot;;IF([.L785]-2 &gt; [.H785]; &quot;WORSE&quot;;&quot;&quot;))">
            <text:p/>
          </table:table-cell>
          <table:table-cell table:formula="of:=IF([.N785] &lt; [.J785];&quot;BETTER&quot;;IF([.N785] &gt;[.J785]*1.1;&quot;WORSE&quot;;&quot;&quot;))">
            <text:p/>
          </table:table-cell>
          <table:table-cell office:value-type="float" office:value="210">
            <text:p>210</text:p>
          </table:table-cell>
          <table:table-cell office:value-type="float" office:value="0.000000047023">
            <text:p>4.70E-008</text:p>
          </table:table-cell>
          <table:table-cell office:value-type="float" office:value="0.00000000000010154">
            <text:p>1.02E-013</text:p>
          </table:table-cell>
          <table:table-cell table:formula="of:=IF([.Q785] &lt; [.L785];&quot;BETTER&quot;;IF([.Q785]-2 &gt; [.L785]; &quot;WORSE&quot;;&quot;&quot;))">
            <text:p/>
          </table:table-cell>
          <table:table-cell table:formula="of:=IF([.S785] &lt; [.N785];&quot;BETTER&quot;;IF([.S785] &gt;[.N785]*1.1;&quot;WORSE&quot;;&quot;&quot;))">
            <text:p/>
          </table:table-cell>
        </table:table-row>
        <table:table-row table:style-name="ro3">
          <table:table-cell/>
          <table:table-cell office:value-type="float" office:value="784">
            <text:p>784</text:p>
          </table:table-cell>
          <table:table-cell office:value-type="string">
            <text:p>2.91955920668241875e+00</text:p>
          </table:table-cell>
          <table:table-cell office:value-type="float" office:value="223">
            <text:p>223</text:p>
          </table:table-cell>
          <table:table-cell office:value-type="float" office:value="0.00000000009898">
            <text:p>9.90E-011</text:p>
          </table:table-cell>
          <table:table-cell office:value-type="float" office:value="0.0000000001064">
            <text:p>1.06E-010</text:p>
          </table:table-cell>
          <table:table-cell/>
          <table:table-cell office:value-type="float" office:value="210">
            <text:p>210</text:p>
          </table:table-cell>
          <table:table-cell office:value-type="float" office:value="0.0000000000005853">
            <text:p>5.85E-013</text:p>
          </table:table-cell>
          <table:table-cell office:value-type="float" office:value="0.0000000000060218">
            <text:p>6.02E-012</text:p>
          </table:table-cell>
          <table:table-cell/>
          <table:table-cell office:value-type="float" office:value="210">
            <text:p>210</text:p>
          </table:table-cell>
          <table:table-cell office:value-type="float" office:value="0.0000000000005853">
            <text:p>5.85E-013</text:p>
          </table:table-cell>
          <table:table-cell office:value-type="float" office:value="0.0000000000060218">
            <text:p>6.02E-012</text:p>
          </table:table-cell>
          <table:table-cell table:formula="of:=IF([.L786] &lt; [.H786];&quot;BETTER&quot;;IF([.L786]-2 &gt; [.H786]; &quot;WORSE&quot;;&quot;&quot;))">
            <text:p/>
          </table:table-cell>
          <table:table-cell table:formula="of:=IF([.N786] &lt; [.J786];&quot;BETTER&quot;;IF([.N786] &gt;[.J786]*1.1;&quot;WORSE&quot;;&quot;&quot;))">
            <text:p/>
          </table:table-cell>
          <table:table-cell office:value-type="float" office:value="210">
            <text:p>210</text:p>
          </table:table-cell>
          <table:table-cell office:value-type="float" office:value="0.0000000000005853">
            <text:p>5.85E-013</text:p>
          </table:table-cell>
          <table:table-cell office:value-type="float" office:value="0.0000000000060218">
            <text:p>6.02E-012</text:p>
          </table:table-cell>
          <table:table-cell table:formula="of:=IF([.Q786] &lt; [.L786];&quot;BETTER&quot;;IF([.Q786]-2 &gt; [.L786]; &quot;WORSE&quot;;&quot;&quot;))">
            <text:p/>
          </table:table-cell>
          <table:table-cell table:formula="of:=IF([.S786] &lt; [.N786];&quot;BETTER&quot;;IF([.S786] &gt;[.N786]*1.1;&quot;WORSE&quot;;&quot;&quot;))">
            <text:p/>
          </table:table-cell>
        </table:table-row>
        <table:table-row table:style-name="ro3">
          <table:table-cell/>
          <table:table-cell office:value-type="float" office:value="785">
            <text:p>785</text:p>
          </table:table-cell>
          <table:table-cell office:value-type="string">
            <text:p>3.98825195241460539e-01</text:p>
          </table:table-cell>
          <table:table-cell office:value-type="float" office:value="58">
            <text:p>58</text:p>
          </table:table-cell>
          <table:table-cell office:value-type="float" office:value="8.4904E-015">
            <text:p>8.49E-015</text:p>
          </table:table-cell>
          <table:table-cell office:value-type="float" office:value="0.00000000010396">
            <text:p>1.04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1366">
            <text:p>2.14E-013</text:p>
          </table:table-cell>
          <table:table-cell office:value-type="float" office:value="0.00000000010396">
            <text:p>1.04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1366">
            <text:p>2.14E-013</text:p>
          </table:table-cell>
          <table:table-cell office:value-type="float" office:value="0.00000000010396">
            <text:p>1.04E-010</text:p>
          </table:table-cell>
          <table:table-cell table:formula="of:=IF([.L787] &lt; [.H787];&quot;BETTER&quot;;IF([.L787]-2 &gt; [.H787]; &quot;WORSE&quot;;&quot;&quot;))">
            <text:p/>
          </table:table-cell>
          <table:table-cell table:formula="of:=IF([.N787] &lt; [.J787];&quot;BETTER&quot;;IF([.N787] &gt;[.J78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1372">
            <text:p>2.14E-013</text:p>
          </table:table-cell>
          <table:table-cell office:value-type="float" office:value="0.00000000010396">
            <text:p>1.04E-010</text:p>
          </table:table-cell>
          <table:table-cell table:formula="of:=IF([.Q787] &lt; [.L787];&quot;BETTER&quot;;IF([.Q787]-2 &gt; [.L787]; &quot;WORSE&quot;;&quot;&quot;))">
            <text:p/>
          </table:table-cell>
          <table:table-cell table:formula="of:=IF([.S787] &lt; [.N787];&quot;BETTER&quot;;IF([.S787] &gt;[.N787]*1.1;&quot;WORSE&quot;;&quot;&quot;))">
            <text:p/>
          </table:table-cell>
        </table:table-row>
        <table:table-row table:style-name="ro3">
          <table:table-cell/>
          <table:table-cell office:value-type="float" office:value="786">
            <text:p>786</text:p>
          </table:table-cell>
          <table:table-cell office:value-type="string">
            <text:p>3.84946472770628823e-01</text:p>
          </table:table-cell>
          <table:table-cell office:value-type="float" office:value="58">
            <text:p>58</text:p>
          </table:table-cell>
          <table:table-cell office:value-type="float" office:value="0.000000000026224">
            <text:p>2.62E-011</text:p>
          </table:table-cell>
          <table:table-cell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4.3598E-017">
            <text:p>4.36E-017</text:p>
          </table:table-cell>
          <table:table-cell office:value-type="float" office:value="0.000000000076299">
            <text:p>7.63E-011</text:p>
          </table:table-cell>
          <table:table-cell table:formula="of:=IF([.L788] &lt; [.H788];&quot;BETTER&quot;;IF([.L788]-2 &gt; [.H788]; &quot;WORSE&quot;;&quot;&quot;))">
            <text:p/>
          </table:table-cell>
          <table:table-cell table:formula="of:=IF([.N788] &lt; [.J788];&quot;BETTER&quot;;IF([.N788] &gt;[.J788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76299">
            <text:p>7.63E-011</text:p>
          </table:table-cell>
          <table:table-cell table:formula="of:=IF([.Q788] &lt; [.L788];&quot;BETTER&quot;;IF([.Q788]-2 &gt; [.L788]; &quot;WORSE&quot;;&quot;&quot;))">
            <text:p/>
          </table:table-cell>
          <table:table-cell table:formula="of:=IF([.S788] &lt; [.N788];&quot;BETTER&quot;;IF([.S788] &gt;[.N788]*1.1;&quot;WORSE&quot;;&quot;&quot;))">
            <text:p/>
          </table:table-cell>
        </table:table-row>
        <table:table-row table:style-name="ro3">
          <table:table-cell/>
          <table:table-cell office:value-type="float" office:value="787">
            <text:p>787</text:p>
          </table:table-cell>
          <table:table-cell office:value-type="string">
            <text:p>2.10657251225806974e-01</text:p>
          </table:table-cell>
          <table:table-cell office:value-type="float" office:value="58">
            <text:p>58</text:p>
          </table:table-cell>
          <table:table-cell office:value-type="float" office:value="0.000000000000052308">
            <text:p>5.23E-014</text:p>
          </table:table-cell>
          <table:table-cell office:value-type="float" office:value="0.00000000012251">
            <text:p>1.23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202">
            <text:p>1.20E-011</text:p>
          </table:table-cell>
          <table:table-cell office:value-type="float" office:value="0.00000000012251">
            <text:p>1.23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1202">
            <text:p>1.20E-011</text:p>
          </table:table-cell>
          <table:table-cell office:value-type="float" office:value="0.00000000012251">
            <text:p>1.23E-010</text:p>
          </table:table-cell>
          <table:table-cell table:formula="of:=IF([.L789] &lt; [.H789];&quot;BETTER&quot;;IF([.L789]-2 &gt; [.H789]; &quot;WORSE&quot;;&quot;&quot;))">
            <text:p/>
          </table:table-cell>
          <table:table-cell table:formula="of:=IF([.N789] &lt; [.J789];&quot;BETTER&quot;;IF([.N789] &gt;[.J78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1202">
            <text:p>1.20E-011</text:p>
          </table:table-cell>
          <table:table-cell office:value-type="float" office:value="0.00000000012251">
            <text:p>1.23E-010</text:p>
          </table:table-cell>
          <table:table-cell table:formula="of:=IF([.Q789] &lt; [.L789];&quot;BETTER&quot;;IF([.Q789]-2 &gt; [.L789]; &quot;WORSE&quot;;&quot;&quot;))">
            <text:p/>
          </table:table-cell>
          <table:table-cell table:formula="of:=IF([.S789] &lt; [.N789];&quot;BETTER&quot;;IF([.S789] &gt;[.N789]*1.1;&quot;WORSE&quot;;&quot;&quot;))">
            <text:p/>
          </table:table-cell>
        </table:table-row>
        <table:table-row table:style-name="ro3">
          <table:table-cell/>
          <table:table-cell office:value-type="float" office:value="788">
            <text:p>788</text:p>
          </table:table-cell>
          <table:table-cell office:value-type="string">
            <text:p>1.90523869048267658e+00</text:p>
          </table:table-cell>
          <table:table-cell office:value-type="float" office:value="56">
            <text:p>56</text:p>
          </table:table-cell>
          <table:table-cell office:value-type="float" office:value="0.00000000000048019">
            <text:p>4.80E-013</text:p>
          </table:table-cell>
          <table:table-cell office:value-type="float" office:value="0.0000000000097272">
            <text:p>9.73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090925">
            <text:p>9.09E-012</text:p>
          </table:table-cell>
          <table:table-cell/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090925">
            <text:p>9.09E-012</text:p>
          </table:table-cell>
          <table:table-cell table:formula="of:=IF([.L790] &lt; [.H790];&quot;BETTER&quot;;IF([.L790]-2 &gt; [.H790]; &quot;WORSE&quot;;&quot;&quot;))">
            <text:p/>
          </table:table-cell>
          <table:table-cell table:formula="of:=IF([.N790] &lt; [.J790];&quot;BETTER&quot;;IF([.N790] &gt;[.J790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4879E-016">
            <text:p>3.49E-016</text:p>
          </table:table-cell>
          <table:table-cell office:value-type="float" office:value="0.0000000000090925">
            <text:p>9.09E-012</text:p>
          </table:table-cell>
          <table:table-cell table:formula="of:=IF([.Q790] &lt; [.L790];&quot;BETTER&quot;;IF([.Q790]-2 &gt; [.L790]; &quot;WORSE&quot;;&quot;&quot;))">
            <text:p/>
          </table:table-cell>
          <table:table-cell table:formula="of:=IF([.S790] &lt; [.N790];&quot;BETTER&quot;;IF([.S790] &gt;[.N790]*1.1;&quot;WORSE&quot;;&quot;&quot;))">
            <text:p/>
          </table:table-cell>
        </table:table-row>
        <table:table-row table:style-name="ro3">
          <table:table-cell/>
          <table:table-cell office:value-type="float" office:value="789">
            <text:p>789</text:p>
          </table:table-cell>
          <table:table-cell office:value-type="string">
            <text:p>5.14041895890070766e-01</text:p>
          </table:table-cell>
          <table:table-cell office:value-type="float" office:value="58">
            <text:p>58</text:p>
          </table:table-cell>
          <table:table-cell office:value-type="float" office:value="0.000000000000033261">
            <text:p>3.33E-014</text:p>
          </table:table-cell>
          <table:table-cell office:value-type="float" office:value="0.000000000019317">
            <text:p>1.9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9316">
            <text:p>1.93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9316">
            <text:p>1.93E-011</text:p>
          </table:table-cell>
          <table:table-cell table:formula="of:=IF([.L791] &lt; [.H791];&quot;BETTER&quot;;IF([.L791]-2 &gt; [.H791]; &quot;WORSE&quot;;&quot;&quot;))">
            <text:p/>
          </table:table-cell>
          <table:table-cell table:formula="of:=IF([.N791] &lt; [.J791];&quot;BETTER&quot;;IF([.N791] &gt;[.J791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0">
            <text:p>0.00E+000</text:p>
          </table:table-cell>
          <table:table-cell office:value-type="float" office:value="0.000000000019316">
            <text:p>1.93E-011</text:p>
          </table:table-cell>
          <table:table-cell table:formula="of:=IF([.Q791] &lt; [.L791];&quot;BETTER&quot;;IF([.Q791]-2 &gt; [.L791]; &quot;WORSE&quot;;&quot;&quot;))">
            <text:p/>
          </table:table-cell>
          <table:table-cell table:formula="of:=IF([.S791] &lt; [.N791];&quot;BETTER&quot;;IF([.S791] &gt;[.N791]*1.1;&quot;WORSE&quot;;&quot;&quot;))">
            <text:p/>
          </table:table-cell>
        </table:table-row>
        <table:table-row table:style-name="ro3">
          <table:table-cell/>
          <table:table-cell office:value-type="float" office:value="790">
            <text:p>790</text:p>
          </table:table-cell>
          <table:table-cell office:value-type="string">
            <text:p>-4.44444444444444420e-01</text:p>
          </table:table-cell>
          <table:table-cell office:value-type="float" office:value="53">
            <text:p>53</text:p>
          </table:table-cell>
          <table:table-cell office:value-type="float" office:value="0.00000000000024206">
            <text:p>2.42E-013</text:p>
          </table:table-cell>
          <table:table-cell office:value-type="float" office:value="0.000000000099768">
            <text:p>9.98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 table:formula="of:=IF([.L792] &lt; [.H792];&quot;BETTER&quot;;IF([.L792]-2 &gt; [.H792]; &quot;WORSE&quot;;&quot;&quot;))">
            <text:p/>
          </table:table-cell>
          <table:table-cell table:formula="of:=IF([.N792] &lt; [.J792];&quot;BETTER&quot;;IF([.N792] &gt;[.J79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33268">
            <text:p>3.33E-013</text:p>
          </table:table-cell>
          <table:table-cell office:value-type="float" office:value="0.0000000001">
            <text:p>1.00E-010</text:p>
          </table:table-cell>
          <table:table-cell table:formula="of:=IF([.Q792] &lt; [.L792];&quot;BETTER&quot;;IF([.Q792]-2 &gt; [.L792]; &quot;WORSE&quot;;&quot;&quot;))">
            <text:p/>
          </table:table-cell>
          <table:table-cell table:formula="of:=IF([.S792] &lt; [.N792];&quot;BETTER&quot;;IF([.S792] &gt;[.N792]*1.1;&quot;WORSE&quot;;&quot;&quot;))">
            <text:p/>
          </table:table-cell>
        </table:table-row>
        <table:table-row table:style-name="ro3">
          <table:table-cell/>
          <table:table-cell office:value-type="float" office:value="791">
            <text:p>791</text:p>
          </table:table-cell>
          <table:table-cell office:value-type="string">
            <text:p>7.85398163397448390e-01</text:p>
          </table:table-cell>
          <table:table-cell office:value-type="float" office:value="56">
            <text:p>56</text:p>
          </table:table-cell>
          <table:table-cell office:value-type="float" office:value="0.00000000000096434">
            <text:p>9.64E-013</text:p>
          </table:table-cell>
          <table:table-cell office:value-type="float" office:value="0.0000000000042286">
            <text:p>4.2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4798">
            <text:p>1.48E-012</text:p>
          </table:table-cell>
          <table:table-cell office:value-type="float" office:value="0.0000000000032488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14798">
            <text:p>1.48E-012</text:p>
          </table:table-cell>
          <table:table-cell office:value-type="float" office:value="0.0000000000032488">
            <text:p>3.25E-012</text:p>
          </table:table-cell>
          <table:table-cell table:formula="of:=IF([.L793] &lt; [.H793];&quot;BETTER&quot;;IF([.L793]-2 &gt; [.H793]; &quot;WORSE&quot;;&quot;&quot;))">
            <text:p/>
          </table:table-cell>
          <table:table-cell table:formula="of:=IF([.N793] &lt; [.J793];&quot;BETTER&quot;;IF([.N793] &gt;[.J79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14798">
            <text:p>1.48E-012</text:p>
          </table:table-cell>
          <table:table-cell office:value-type="float" office:value="0.0000000000032488">
            <text:p>3.25E-012</text:p>
          </table:table-cell>
          <table:table-cell table:formula="of:=IF([.Q793] &lt; [.L793];&quot;BETTER&quot;;IF([.Q793]-2 &gt; [.L793]; &quot;WORSE&quot;;&quot;&quot;))">
            <text:p/>
          </table:table-cell>
          <table:table-cell table:formula="of:=IF([.S793] &lt; [.N793];&quot;BETTER&quot;;IF([.S793] &gt;[.N793]*1.1;&quot;WORSE&quot;;&quot;&quot;))">
            <text:p/>
          </table:table-cell>
        </table:table-row>
        <table:table-row table:style-name="ro3">
          <table:table-cell/>
          <table:table-cell office:value-type="float" office:value="792">
            <text:p>792</text:p>
          </table:table-cell>
          <table:table-cell office:value-type="string">
            <text:p>1.19814022027971134e+00</text:p>
          </table:table-cell>
          <table:table-cell office:value-type="float" office:value="120">
            <text:p>120</text:p>
          </table:table-cell>
          <table:table-cell office:value-type="float" office:value="0.0000000068894">
            <text:p>6.89E-009</text:p>
          </table:table-cell>
          <table:table-cell office:value-type="float" office:value="0.000000015791">
            <text:p>1.58E-008</text:p>
          </table:table-cell>
          <table:table-cell/>
          <table:table-cell office:value-type="float" office:value="2344">
            <text:p>2344</text:p>
          </table:table-cell>
          <table:table-cell office:value-type="float" office:value="0.0000000010718">
            <text:p>1.07E-009</text:p>
          </table:table-cell>
          <table:table-cell office:value-type="float" office:value="0.000000012036">
            <text:p>1.20E-008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37838">
            <text:p>3.78E-009</text:p>
          </table:table-cell>
          <table:table-cell office:value-type="float" office:value="0.0000000060217">
            <text:p>6.02E-009</text:p>
          </table:table-cell>
          <table:table-cell table:formula="of:=IF([.L794] &lt; [.H794];&quot;BETTER&quot;;IF([.L794]-2 &gt; [.H794]; &quot;WORSE&quot;;&quot;&quot;))" office:value-type="string" office:string-value="BETTER">
            <text:p>BETTER</text:p>
          </table:table-cell>
          <table:table-cell table:formula="of:=IF([.N794] &lt; [.J794];&quot;BETTER&quot;;IF([.N794] &gt;[.J794]*1.1;&quot;WORSE&quot;;&quot;&quot;))" office:value-type="string" office:string-value="BETTER">
            <text:p>BETTER</text:p>
          </table:table-cell>
          <table:table-cell office:value-type="float" office:value="147">
            <text:p>147</text:p>
          </table:table-cell>
          <table:table-cell office:value-type="float" office:value="0.0000000037838">
            <text:p>3.78E-009</text:p>
          </table:table-cell>
          <table:table-cell office:value-type="float" office:value="0.0000000060217">
            <text:p>6.02E-009</text:p>
          </table:table-cell>
          <table:table-cell table:formula="of:=IF([.Q794] &lt; [.L794];&quot;BETTER&quot;;IF([.Q794]-2 &gt; [.L794]; &quot;WORSE&quot;;&quot;&quot;))">
            <text:p/>
          </table:table-cell>
          <table:table-cell table:formula="of:=IF([.S794] &lt; [.N794];&quot;BETTER&quot;;IF([.S794] &gt;[.N794]*1.1;&quot;WORSE&quot;;&quot;&quot;))">
            <text:p/>
          </table:table-cell>
        </table:table-row>
        <table:table-row table:style-name="ro3">
          <table:table-cell/>
          <table:table-cell office:value-type="float" office:value="793">
            <text:p>793</text:p>
          </table:table-cell>
          <table:table-cell office:value-type="string">
            <text:p>2.00000000000000000e+00</text:p>
          </table:table-cell>
          <table:table-cell office:value-type="float" office:value="59">
            <text:p>59</text:p>
          </table:table-cell>
          <table:table-cell office:value-type="float" office:value="0.00000000000011502">
            <text:p>1.15E-013</text:p>
          </table:table-cell>
          <table:table-cell office:value-type="float" office:value="0.00000000000017097">
            <text:p>1.71E-013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40767">
            <text:p>4.08E-013</text:p>
          </table:table-cell>
          <table:table-cell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40767">
            <text:p>4.08E-013</text:p>
          </table:table-cell>
          <table:table-cell office:value-type="float" office:value="0">
            <text:p>0.00E+000</text:p>
          </table:table-cell>
          <table:table-cell table:formula="of:=IF([.L795] &lt; [.H795];&quot;BETTER&quot;;IF([.L795]-2 &gt; [.H795]; &quot;WORSE&quot;;&quot;&quot;))">
            <text:p/>
          </table:table-cell>
          <table:table-cell table:formula="of:=IF([.N795] &lt; [.J795];&quot;BETTER&quot;;IF([.N795] &gt;[.J795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40767">
            <text:p>4.08E-013</text:p>
          </table:table-cell>
          <table:table-cell office:value-type="float" office:value="0">
            <text:p>0.00E+000</text:p>
          </table:table-cell>
          <table:table-cell table:formula="of:=IF([.Q795] &lt; [.L795];&quot;BETTER&quot;;IF([.Q795]-2 &gt; [.L795]; &quot;WORSE&quot;;&quot;&quot;))">
            <text:p/>
          </table:table-cell>
          <table:table-cell table:formula="of:=IF([.S795] &lt; [.N795];&quot;BETTER&quot;;IF([.S795] &gt;[.N795]*1.1;&quot;WORSE&quot;;&quot;&quot;))">
            <text:p/>
          </table:table-cell>
        </table:table-row>
        <table:table-row table:style-name="ro3">
          <table:table-cell/>
          <table:table-cell office:value-type="float" office:value="794">
            <text:p>794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office:value-type="float" office:value="0.000000000020343">
            <text:p>2.03E-011</text:p>
          </table:table-cell>
          <table:table-cell office:value-type="float" office:value="0.000000000080279">
            <text:p>8.03E-011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796] &lt; [.H796];&quot;BETTER&quot;;IF([.L796]-2 &gt; [.H796]; &quot;WORSE&quot;;&quot;&quot;))">
            <text:p/>
          </table:table-cell>
          <table:table-cell table:formula="of:=IF([.N796] &lt; [.J796];&quot;BETTER&quot;;IF([.N796] &gt;[.J796]*1.1;&quot;WORSE&quot;;&quot;&quot;))">
            <text:p/>
          </table:table-cell>
          <table:table-cell office:value-type="float" office:value="75">
            <text:p>75</text:p>
          </table:table-cell>
          <table:table-cell office:value-type="float" office:value="0.00000000013237">
            <text:p>1.32E-010</text:p>
          </table:table-cell>
          <table:table-cell office:value-type="float" office:value="0.000000000048592">
            <text:p>4.86E-011</text:p>
          </table:table-cell>
          <table:table-cell table:formula="of:=IF([.Q796] &lt; [.L796];&quot;BETTER&quot;;IF([.Q796]-2 &gt; [.L796]; &quot;WORSE&quot;;&quot;&quot;))" office:value-type="string" office:string-value="BETTER">
            <text:p>BETTER</text:p>
          </table:table-cell>
          <table:table-cell table:formula="of:=IF([.S796] &lt; [.N796];&quot;BETTER&quot;;IF([.S796] &gt;[.N796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795">
            <text:p>795</text:p>
          </table:table-cell>
          <table:table-cell office:value-type="string">
            <text:p>EXCEPTION!!</text:p>
          </table:table-cell>
          <table:table-cell office:value-type="float" office:value="225364">
            <text:p>225364</text:p>
          </table:table-cell>
          <table:table-cell office:value-type="float" office:value="0.000012381">
            <text:p>1.24E-005</text:p>
          </table:table-cell>
          <table:table-cell office:value-type="float" office:value="0.000031076">
            <text:p>3.11E-005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797] &lt; [.H797];&quot;BETTER&quot;;IF([.L797]-2 &gt; [.H797]; &quot;WORSE&quot;;&quot;&quot;))">
            <text:p/>
          </table:table-cell>
          <table:table-cell table:formula="of:=IF([.N797] &lt; [.J797];&quot;BETTER&quot;;IF([.N797] &gt;[.J797]*1.1;&quot;WORSE&quot;;&quot;&quot;))">
            <text:p/>
          </table:table-cell>
          <table:table-cell office:value-type="float" office:value="145">
            <text:p>145</text:p>
          </table:table-cell>
          <table:table-cell office:value-type="float" office:value="0.000004705">
            <text:p>4.71E-006</text:p>
          </table:table-cell>
          <table:table-cell office:value-type="float" office:value="0.0000014149">
            <text:p>1.41E-006</text:p>
          </table:table-cell>
          <table:table-cell table:formula="of:=IF([.Q797] &lt; [.L797];&quot;BETTER&quot;;IF([.Q797]-2 &gt; [.L797]; &quot;WORSE&quot;;&quot;&quot;))" office:value-type="string" office:string-value="BETTER">
            <text:p>BETTER</text:p>
          </table:table-cell>
          <table:table-cell table:formula="of:=IF([.S797] &lt; [.N797];&quot;BETTER&quot;;IF([.S797] &gt;[.N797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796">
            <text:p>796</text:p>
          </table:table-cell>
          <table:table-cell office:value-type="string">
            <text:p>4.82392639244254851e-01</text:p>
          </table:table-cell>
          <table:table-cell office:value-type="float" office:value="221">
            <text:p>221</text:p>
          </table:table-cell>
          <table:table-cell office:value-type="float" office:value="0.000000000029193">
            <text:p>2.92E-011</text:p>
          </table:table-cell>
          <table:table-cell office:value-type="float" office:value="0.00000000012138">
            <text:p>1.21E-010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19232">
            <text:p>1.92E-010</text:p>
          </table:table-cell>
          <table:table-cell office:value-type="float" office:value="0.00000000009174">
            <text:p>9.17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19232">
            <text:p>1.92E-010</text:p>
          </table:table-cell>
          <table:table-cell office:value-type="float" office:value="0.00000000009174">
            <text:p>9.17E-011</text:p>
          </table:table-cell>
          <table:table-cell table:formula="of:=IF([.L798] &lt; [.H798];&quot;BETTER&quot;;IF([.L798]-2 &gt; [.H798]; &quot;WORSE&quot;;&quot;&quot;))">
            <text:p/>
          </table:table-cell>
          <table:table-cell table:formula="of:=IF([.N798] &lt; [.J798];&quot;BETTER&quot;;IF([.N798] &gt;[.J798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19232">
            <text:p>1.92E-010</text:p>
          </table:table-cell>
          <table:table-cell office:value-type="float" office:value="0.00000000009174">
            <text:p>9.17E-011</text:p>
          </table:table-cell>
          <table:table-cell table:formula="of:=IF([.Q798] &lt; [.L798];&quot;BETTER&quot;;IF([.Q798]-2 &gt; [.L798]; &quot;WORSE&quot;;&quot;&quot;))">
            <text:p/>
          </table:table-cell>
          <table:table-cell table:formula="of:=IF([.S798] &lt; [.N798];&quot;BETTER&quot;;IF([.S798] &gt;[.N798]*1.1;&quot;WORSE&quot;;&quot;&quot;))">
            <text:p/>
          </table:table-cell>
        </table:table-row>
        <table:table-row table:style-name="ro3">
          <table:table-cell/>
          <table:table-cell office:value-type="float" office:value="797">
            <text:p>797</text:p>
          </table:table-cell>
          <table:table-cell office:value-type="string">
            <text:p>3.14159265358979356e+00</text:p>
          </table:table-cell>
          <table:table-cell office:value-type="float" office:value="56">
            <text:p>56</text:p>
          </table:table-cell>
          <table:table-cell office:value-type="float" office:value="0.00000000000096434">
            <text:p>9.64E-013</text:p>
          </table:table-cell>
          <table:table-cell office:value-type="float" office:value="0.0000000000042286">
            <text:p>4.23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9193">
            <text:p>5.92E-012</text:p>
          </table:table-cell>
          <table:table-cell office:value-type="float" office:value="0.0000000000032488">
            <text:p>3.25E-012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59193">
            <text:p>5.92E-012</text:p>
          </table:table-cell>
          <table:table-cell office:value-type="float" office:value="0.0000000000032488">
            <text:p>3.25E-012</text:p>
          </table:table-cell>
          <table:table-cell table:formula="of:=IF([.L799] &lt; [.H799];&quot;BETTER&quot;;IF([.L799]-2 &gt; [.H799]; &quot;WORSE&quot;;&quot;&quot;))">
            <text:p/>
          </table:table-cell>
          <table:table-cell table:formula="of:=IF([.N799] &lt; [.J799];&quot;BETTER&quot;;IF([.N799] &gt;[.J799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59197">
            <text:p>5.92E-012</text:p>
          </table:table-cell>
          <table:table-cell office:value-type="float" office:value="0.000000000003249">
            <text:p>3.25E-012</text:p>
          </table:table-cell>
          <table:table-cell table:formula="of:=IF([.Q799] &lt; [.L799];&quot;BETTER&quot;;IF([.Q799]-2 &gt; [.L799]; &quot;WORSE&quot;;&quot;&quot;))">
            <text:p/>
          </table:table-cell>
          <table:table-cell table:formula="of:=IF([.S799] &lt; [.N799];&quot;BETTER&quot;;IF([.S799] &gt;[.N799]*1.1;&quot;WORSE&quot;;&quot;&quot;))">
            <text:p/>
          </table:table-cell>
        </table:table-row>
        <table:table-row table:style-name="ro3">
          <table:table-cell/>
          <table:table-cell office:value-type="float" office:value="798">
            <text:p>798</text:p>
          </table:table-cell>
          <table:table-cell office:value-type="string">
            <text:p>2.20334573182474358e+00</text:p>
          </table:table-cell>
          <table:table-cell office:value-type="float" office:value="53">
            <text:p>53</text:p>
          </table:table-cell>
          <table:table-cell office:value-type="float" office:value="0.000000000000049985">
            <text:p>5.00E-014</text:p>
          </table:table-cell>
          <table:table-cell office:value-type="float" office:value="0.000000000011208">
            <text:p>1.12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3789">
            <text:p>2.38E-011</text:p>
          </table:table-cell>
          <table:table-cell office:value-type="float" office:value="0.00000000001123">
            <text:p>1.12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23789">
            <text:p>2.38E-011</text:p>
          </table:table-cell>
          <table:table-cell office:value-type="float" office:value="0.00000000001123">
            <text:p>1.12E-011</text:p>
          </table:table-cell>
          <table:table-cell table:formula="of:=IF([.L800] &lt; [.H800];&quot;BETTER&quot;;IF([.L800]-2 &gt; [.H800]; &quot;WORSE&quot;;&quot;&quot;))">
            <text:p/>
          </table:table-cell>
          <table:table-cell table:formula="of:=IF([.N800] &lt; [.J800];&quot;BETTER&quot;;IF([.N800] &gt;[.J800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23789">
            <text:p>2.38E-011</text:p>
          </table:table-cell>
          <table:table-cell office:value-type="float" office:value="0.00000000001123">
            <text:p>1.12E-011</text:p>
          </table:table-cell>
          <table:table-cell table:formula="of:=IF([.Q800] &lt; [.L800];&quot;BETTER&quot;;IF([.Q800]-2 &gt; [.L800]; &quot;WORSE&quot;;&quot;&quot;))">
            <text:p/>
          </table:table-cell>
          <table:table-cell table:formula="of:=IF([.S800] &lt; [.N800];&quot;BETTER&quot;;IF([.S800] &gt;[.N800]*1.1;&quot;WORSE&quot;;&quot;&quot;))">
            <text:p/>
          </table:table-cell>
        </table:table-row>
        <table:table-row table:style-name="ro3">
          <table:table-cell/>
          <table:table-cell office:value-type="float" office:value="799">
            <text:p>799</text:p>
          </table:table-cell>
          <table:table-cell office:value-type="string">
            <text:p>1.33336396519326295e+00</text:p>
          </table:table-cell>
          <table:table-cell office:value-type="float" office:value="180053">
            <text:p>180053</text:p>
          </table:table-cell>
          <table:table-cell office:value-type="float" office:value="0.0000002866">
            <text:p>2.87E-007</text:p>
          </table:table-cell>
          <table:table-cell office:value-type="float" office:value="0.0014622">
            <text:p>1.46E-003</text:p>
          </table:table-cell>
          <table:table-cell/>
          <table:table-cell office:value-type="float" office:value="105066">
            <text:p>105066</text:p>
          </table:table-cell>
          <table:table-cell office:value-type="float" office:value="0.000000010059">
            <text:p>1.01E-008</text:p>
          </table:table-cell>
          <table:table-cell office:value-type="float" office:value="0.001463">
            <text:p>1.46E-003</text:p>
          </table:table-cell>
          <table:table-cell/>
          <table:table-cell office:value-type="float" office:value="52535">
            <text:p>52535</text:p>
          </table:table-cell>
          <table:table-cell office:value-type="float" office:value="0.00000091733">
            <text:p>9.17E-007</text:p>
          </table:table-cell>
          <table:table-cell office:value-type="float" office:value="0.0014635">
            <text:p>1.46E-003</text:p>
          </table:table-cell>
          <table:table-cell table:formula="of:=IF([.L801] &lt; [.H801];&quot;BETTER&quot;;IF([.L801]-2 &gt; [.H801]; &quot;WORSE&quot;;&quot;&quot;))" office:value-type="string" office:string-value="BETTER">
            <text:p>BETTER</text:p>
          </table:table-cell>
          <table:table-cell table:formula="of:=IF([.N801] &lt; [.J801];&quot;BETTER&quot;;IF([.N801] &gt;[.J801]*1.1;&quot;WORSE&quot;;&quot;&quot;))">
            <text:p/>
          </table:table-cell>
          <table:table-cell office:value-type="float" office:value="52535">
            <text:p>52535</text:p>
          </table:table-cell>
          <table:table-cell office:value-type="float" office:value="0.00000091733">
            <text:p>9.17E-007</text:p>
          </table:table-cell>
          <table:table-cell office:value-type="float" office:value="0.0014635">
            <text:p>1.46E-003</text:p>
          </table:table-cell>
          <table:table-cell table:formula="of:=IF([.Q801] &lt; [.L801];&quot;BETTER&quot;;IF([.Q801]-2 &gt; [.L801]; &quot;WORSE&quot;;&quot;&quot;))">
            <text:p/>
          </table:table-cell>
          <table:table-cell table:formula="of:=IF([.S801] &lt; [.N801];&quot;BETTER&quot;;IF([.S801] &gt;[.N801]*1.1;&quot;WORSE&quot;;&quot;&quot;))">
            <text:p/>
          </table:table-cell>
        </table:table-row>
        <table:table-row table:style-name="ro3">
          <table:table-cell/>
          <table:table-cell office:value-type="float" office:value="800">
            <text:p>800</text:p>
          </table:table-cell>
          <table:table-cell office:value-type="string">
            <text:p>1.77777777777777790e+00</text:p>
          </table:table-cell>
          <table:table-cell office:value-type="float" office:value="61">
            <text:p>61</text:p>
          </table:table-cell>
          <table:table-cell office:value-type="float" office:value="0.000000000000027353">
            <text:p>2.74E-014</text:p>
          </table:table-cell>
          <table:table-cell office:value-type="float" office:value="0.000000000012533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L802] &lt; [.H802];&quot;BETTER&quot;;IF([.L802]-2 &gt; [.H802]; &quot;WORSE&quot;;&quot;&quot;))">
            <text:p/>
          </table:table-cell>
          <table:table-cell table:formula="of:=IF([.N802] &lt; [.J802];&quot;BETTER&quot;;IF([.N802] &gt;[.J802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Q802] &lt; [.L802];&quot;BETTER&quot;;IF([.Q802]-2 &gt; [.L802]; &quot;WORSE&quot;;&quot;&quot;))">
            <text:p/>
          </table:table-cell>
          <table:table-cell table:formula="of:=IF([.S802] &lt; [.N802];&quot;BETTER&quot;;IF([.S802] &gt;[.N802]*1.1;&quot;WORSE&quot;;&quot;&quot;))">
            <text:p/>
          </table:table-cell>
        </table:table-row>
        <table:table-row table:style-name="ro3">
          <table:table-cell/>
          <table:table-cell office:value-type="float" office:value="801">
            <text:p>801</text:p>
          </table:table-cell>
          <table:table-cell office:value-type="string">
            <text:p>8.23078793682235799e-01</text:p>
          </table:table-cell>
          <table:table-cell office:value-type="float" office:value="63">
            <text:p>63</text:p>
          </table:table-cell>
          <table:table-cell office:value-type="float" office:value="0.00000000000030167">
            <text:p>3.02E-013</text:p>
          </table:table-cell>
          <table:table-cell office:value-type="float" office:value="0.000000000021884">
            <text:p>2.19E-011</text:p>
          </table:table-cell>
          <table:table-cell/>
          <table:table-cell office:value-type="float" office:value="74">
            <text:p>74</text:p>
          </table:table-cell>
          <table:table-cell office:value-type="float" office:value="4.996E-015">
            <text:p>5.00E-015</text:p>
          </table:table-cell>
          <table:table-cell office:value-type="float" office:value="0.000000000021583">
            <text:p>2.16E-011</text:p>
          </table:table-cell>
          <table:table-cell/>
          <table:table-cell office:value-type="float" office:value="74">
            <text:p>74</text:p>
          </table:table-cell>
          <table:table-cell office:value-type="float" office:value="4.996E-015">
            <text:p>5.00E-015</text:p>
          </table:table-cell>
          <table:table-cell office:value-type="float" office:value="0.000000000021583">
            <text:p>2.16E-011</text:p>
          </table:table-cell>
          <table:table-cell table:formula="of:=IF([.L803] &lt; [.H803];&quot;BETTER&quot;;IF([.L803]-2 &gt; [.H803]; &quot;WORSE&quot;;&quot;&quot;))">
            <text:p/>
          </table:table-cell>
          <table:table-cell table:formula="of:=IF([.N803] &lt; [.J803];&quot;BETTER&quot;;IF([.N803] &gt;[.J803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4.996E-015">
            <text:p>5.00E-015</text:p>
          </table:table-cell>
          <table:table-cell office:value-type="float" office:value="0.000000000021583">
            <text:p>2.16E-011</text:p>
          </table:table-cell>
          <table:table-cell table:formula="of:=IF([.Q803] &lt; [.L803];&quot;BETTER&quot;;IF([.Q803]-2 &gt; [.L803]; &quot;WORSE&quot;;&quot;&quot;))">
            <text:p/>
          </table:table-cell>
          <table:table-cell table:formula="of:=IF([.S803] &lt; [.N803];&quot;BETTER&quot;;IF([.S803] &gt;[.N803]*1.1;&quot;WORSE&quot;;&quot;&quot;))">
            <text:p/>
          </table:table-cell>
        </table:table-row>
        <table:table-row table:style-name="ro3">
          <table:table-cell/>
          <table:table-cell office:value-type="float" office:value="802">
            <text:p>802</text:p>
          </table:table-cell>
          <table:table-cell office:value-type="string">
            <text:p>9.94462169285617259e-01</text:p>
          </table:table-cell>
          <table:table-cell office:value-type="float" office:value="56">
            <text:p>56</text:p>
          </table:table-cell>
          <table:table-cell office:value-type="float" office:value="0.000000000020557">
            <text:p>2.06E-011</text:p>
          </table:table-cell>
          <table:table-cell office:value-type="float" office:value="0.000000000014496">
            <text:p>1.4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3307E-016">
            <text:p>3.33E-016</text:p>
          </table:table-cell>
          <table:table-cell office:value-type="float" office:value="0.000000000014463">
            <text:p>1.45E-011</text:p>
          </table:table-cell>
          <table:table-cell/>
          <table:table-cell office:value-type="float" office:value="147">
            <text:p>147</text:p>
          </table:table-cell>
          <table:table-cell office:value-type="float" office:value="3.3307E-016">
            <text:p>3.33E-016</text:p>
          </table:table-cell>
          <table:table-cell office:value-type="float" office:value="0.000000000014463">
            <text:p>1.45E-011</text:p>
          </table:table-cell>
          <table:table-cell table:formula="of:=IF([.L804] &lt; [.H804];&quot;BETTER&quot;;IF([.L804]-2 &gt; [.H804]; &quot;WORSE&quot;;&quot;&quot;))">
            <text:p/>
          </table:table-cell>
          <table:table-cell table:formula="of:=IF([.N804] &lt; [.J804];&quot;BETTER&quot;;IF([.N804] &gt;[.J804]*1.1;&quot;WORSE&quot;;&quot;&quot;))">
            <text:p/>
          </table:table-cell>
          <table:table-cell office:value-type="float" office:value="147">
            <text:p>147</text:p>
          </table:table-cell>
          <table:table-cell office:value-type="float" office:value="3.3307E-016">
            <text:p>3.33E-016</text:p>
          </table:table-cell>
          <table:table-cell office:value-type="float" office:value="0.000000000014463">
            <text:p>1.45E-011</text:p>
          </table:table-cell>
          <table:table-cell table:formula="of:=IF([.Q804] &lt; [.L804];&quot;BETTER&quot;;IF([.Q804]-2 &gt; [.L804]; &quot;WORSE&quot;;&quot;&quot;))">
            <text:p/>
          </table:table-cell>
          <table:table-cell table:formula="of:=IF([.S804] &lt; [.N804];&quot;BETTER&quot;;IF([.S804] &gt;[.N804]*1.1;&quot;WORSE&quot;;&quot;&quot;))">
            <text:p/>
          </table:table-cell>
        </table:table-row>
        <table:table-row table:style-name="ro3">
          <table:table-cell/>
          <table:table-cell office:value-type="float" office:value="803">
            <text:p>803</text:p>
          </table:table-cell>
          <table:table-cell office:value-type="string">
            <text:p>6.66666660746311868e-01</text:p>
          </table:table-cell>
          <table:table-cell office:value-type="float" office:value="59">
            <text:p>59</text:p>
          </table:table-cell>
          <table:table-cell office:value-type="float" office:value="0.00000000088829">
            <text:p>8.88E-010</text:p>
          </table:table-cell>
          <table:table-cell office:value-type="float" office:value="0.0000000039352">
            <text:p>3.94E-009</text:p>
          </table:table-cell>
          <table:table-cell/>
          <table:table-cell office:value-type="float" office:value="810">
            <text:p>810</text:p>
          </table:table-cell>
          <table:table-cell office:value-type="float" office:value="0.0000000002976">
            <text:p>2.98E-010</text:p>
          </table:table-cell>
          <table:table-cell office:value-type="float" office:value="0.0000000089305">
            <text:p>8.93E-009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29838">
            <text:p>2.98E-009</text:p>
          </table:table-cell>
          <table:table-cell office:value-type="float" office:value="0.0000000024795">
            <text:p>2.48E-009</text:p>
          </table:table-cell>
          <table:table-cell table:formula="of:=IF([.L805] &lt; [.H805];&quot;BETTER&quot;;IF([.L805]-2 &gt; [.H805]; &quot;WORSE&quot;;&quot;&quot;))" office:value-type="string" office:string-value="BETTER">
            <text:p>BETTER</text:p>
          </table:table-cell>
          <table:table-cell table:formula="of:=IF([.N805] &lt; [.J805];&quot;BETTER&quot;;IF([.N805] &gt;[.J805]*1.1;&quot;WORSE&quot;;&quot;&quot;))" office:value-type="string" office:string-value="BETTER">
            <text:p>BETTER</text:p>
          </table:table-cell>
          <table:table-cell office:value-type="float" office:value="101">
            <text:p>101</text:p>
          </table:table-cell>
          <table:table-cell office:value-type="float" office:value="0.0000000029838">
            <text:p>2.98E-009</text:p>
          </table:table-cell>
          <table:table-cell office:value-type="float" office:value="0.0000000024795">
            <text:p>2.48E-009</text:p>
          </table:table-cell>
          <table:table-cell table:formula="of:=IF([.Q805] &lt; [.L805];&quot;BETTER&quot;;IF([.Q805]-2 &gt; [.L805]; &quot;WORSE&quot;;&quot;&quot;))">
            <text:p/>
          </table:table-cell>
          <table:table-cell table:formula="of:=IF([.S805] &lt; [.N805];&quot;BETTER&quot;;IF([.S805] &gt;[.N805]*1.1;&quot;WORSE&quot;;&quot;&quot;))">
            <text:p/>
          </table:table-cell>
        </table:table-row>
        <table:table-row table:style-name="ro3">
          <table:table-cell/>
          <table:table-cell office:value-type="float" office:value="804">
            <text:p>804</text:p>
          </table:table-cell>
          <table:table-cell office:value-type="string">
            <text:p>8.04498890522114762e-01</text:p>
          </table:table-cell>
          <table:table-cell office:value-type="float" office:value="55">
            <text:p>55</text:p>
          </table:table-cell>
          <table:table-cell office:value-type="float" office:value="0.00000000000083836">
            <text:p>8.38E-013</text:p>
          </table:table-cell>
          <table:table-cell office:value-type="float" office:value="0.000000000026698">
            <text:p>2.67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12157">
            <text:p>1.22E-012</text:p>
          </table:table-cell>
          <table:table-cell office:value-type="float" office:value="0.000000000027489">
            <text:p>2.75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012157">
            <text:p>1.22E-012</text:p>
          </table:table-cell>
          <table:table-cell office:value-type="float" office:value="0.000000000027489">
            <text:p>2.75E-011</text:p>
          </table:table-cell>
          <table:table-cell table:formula="of:=IF([.L806] &lt; [.H806];&quot;BETTER&quot;;IF([.L806]-2 &gt; [.H806]; &quot;WORSE&quot;;&quot;&quot;))">
            <text:p/>
          </table:table-cell>
          <table:table-cell table:formula="of:=IF([.N806] &lt; [.J806];&quot;BETTER&quot;;IF([.N806] &gt;[.J806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012157">
            <text:p>1.22E-012</text:p>
          </table:table-cell>
          <table:table-cell office:value-type="float" office:value="0.000000000027489">
            <text:p>2.75E-011</text:p>
          </table:table-cell>
          <table:table-cell table:formula="of:=IF([.Q806] &lt; [.L806];&quot;BETTER&quot;;IF([.Q806]-2 &gt; [.L806]; &quot;WORSE&quot;;&quot;&quot;))">
            <text:p/>
          </table:table-cell>
          <table:table-cell table:formula="of:=IF([.S806] &lt; [.N806];&quot;BETTER&quot;;IF([.S806] &gt;[.N806]*1.1;&quot;WORSE&quot;;&quot;&quot;))">
            <text:p/>
          </table:table-cell>
        </table:table-row>
        <table:table-row table:style-name="ro3">
          <table:table-cell/>
          <table:table-cell office:value-type="float" office:value="805">
            <text:p>805</text:p>
          </table:table-cell>
          <table:table-cell office:value-type="string">
            <text:p>1.00000000000000000e+00</text:p>
          </table:table-cell>
          <table:table-cell office:value-type="float" office:value="55">
            <text:p>55</text:p>
          </table:table-cell>
          <table:table-cell office:value-type="float" office:value="0.00000000055319">
            <text:p>5.53E-010</text:p>
          </table:table-cell>
          <table:table-cell office:value-type="float" office:value="0.00000000000097966">
            <text:p>9.80E-013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4856">
            <text:p>1.49E-011</text:p>
          </table:table-cell>
          <table:table-cell office:value-type="float" office:value="0">
            <text:p>0.00E+000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0014856">
            <text:p>1.49E-011</text:p>
          </table:table-cell>
          <table:table-cell office:value-type="float" office:value="0">
            <text:p>0.00E+000</text:p>
          </table:table-cell>
          <table:table-cell table:formula="of:=IF([.L807] &lt; [.H807];&quot;BETTER&quot;;IF([.L807]-2 &gt; [.H807]; &quot;WORSE&quot;;&quot;&quot;))">
            <text:p/>
          </table:table-cell>
          <table:table-cell table:formula="of:=IF([.N807] &lt; [.J807];&quot;BETTER&quot;;IF([.N807] &gt;[.J807]*1.1;&quot;WORSE&quot;;&quot;&quot;))">
            <text:p/>
          </table:table-cell>
          <table:table-cell office:value-type="float" office:value="101">
            <text:p>101</text:p>
          </table:table-cell>
          <table:table-cell office:value-type="float" office:value="0.000000000014855">
            <text:p>1.49E-011</text:p>
          </table:table-cell>
          <table:table-cell office:value-type="float" office:value="0">
            <text:p>0.00E+000</text:p>
          </table:table-cell>
          <table:table-cell table:formula="of:=IF([.Q807] &lt; [.L807];&quot;BETTER&quot;;IF([.Q807]-2 &gt; [.L807]; &quot;WORSE&quot;;&quot;&quot;))">
            <text:p/>
          </table:table-cell>
          <table:table-cell table:formula="of:=IF([.S807] &lt; [.N807];&quot;BETTER&quot;;IF([.S807] &gt;[.N807]*1.1;&quot;WORSE&quot;;&quot;&quot;))">
            <text:p/>
          </table:table-cell>
        </table:table-row>
        <table:table-row table:style-name="ro3">
          <table:table-cell/>
          <table:table-cell office:value-type="float" office:value="806">
            <text:p>806</text:p>
          </table:table-cell>
          <table:table-cell office:value-type="string">
            <text:p>5.00000000000000000e-01</text:p>
          </table:table-cell>
          <table:table-cell office:value-type="float" office:value="58">
            <text:p>58</text:p>
          </table:table-cell>
          <table:table-cell office:value-type="float" office:value="0.000000000000027534">
            <text:p>2.75E-014</text:p>
          </table:table-cell>
          <table:table-cell office:value-type="float" office:value="2.2204E-016">
            <text:p>2.22E-016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">
            <text:p>0.00E+000</text:p>
          </table:table-cell>
          <table:table-cell/>
          <table:table-cell office:value-type="float" office:value="147">
            <text:p>147</text:p>
          </table:table-cell>
          <table:table-cell office:value-type="float" office:value="1.1102E-016">
            <text:p>1.11E-016</text:p>
          </table:table-cell>
          <table:table-cell office:value-type="float" office:value="0">
            <text:p>0.00E+000</text:p>
          </table:table-cell>
          <table:table-cell table:formula="of:=IF([.L808] &lt; [.H808];&quot;BETTER&quot;;IF([.L808]-2 &gt; [.H808]; &quot;WORSE&quot;;&quot;&quot;))">
            <text:p/>
          </table:table-cell>
          <table:table-cell table:formula="of:=IF([.N808] &lt; [.J808];&quot;BETTER&quot;;IF([.N808] &gt;[.J808]*1.1;&quot;WORSE&quot;;&quot;&quot;))">
            <text:p/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.00E+000</text:p>
          </table:table-cell>
          <table:table-cell table:formula="of:=IF([.Q808] &lt; [.L808];&quot;BETTER&quot;;IF([.Q808]-2 &gt; [.L808]; &quot;WORSE&quot;;&quot;&quot;))">
            <text:p/>
          </table:table-cell>
          <table:table-cell table:formula="of:=IF([.S808] &lt; [.N808];&quot;BETTER&quot;;IF([.S808] &gt;[.N808]*1.1;&quot;WORSE&quot;;&quot;&quot;))">
            <text:p/>
          </table:table-cell>
        </table:table-row>
        <table:table-row table:style-name="ro3">
          <table:table-cell/>
          <table:table-cell office:value-type="float" office:value="807">
            <text:p>807</text:p>
          </table:table-cell>
          <table:table-cell office:value-type="string">
            <text:p>-1.09861228866810956e+00</text:p>
          </table:table-cell>
          <table:table-cell office:value-type="float" office:value="57">
            <text:p>57</text:p>
          </table:table-cell>
          <table:table-cell office:value-type="float" office:value="0.00000000000033046">
            <text:p>3.30E-013</text:p>
          </table:table-cell>
          <table:table-cell office:value-type="float" office:value="0.000000000029028">
            <text:p>2.90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70073">
            <text:p>7.01E-011</text:p>
          </table:table-cell>
          <table:table-cell office:value-type="float" office:value="0.000000000029028">
            <text:p>2.90E-011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0070073">
            <text:p>7.01E-011</text:p>
          </table:table-cell>
          <table:table-cell office:value-type="float" office:value="0.000000000029028">
            <text:p>2.90E-011</text:p>
          </table:table-cell>
          <table:table-cell table:formula="of:=IF([.L809] &lt; [.H809];&quot;BETTER&quot;;IF([.L809]-2 &gt; [.H809]; &quot;WORSE&quot;;&quot;&quot;))">
            <text:p/>
          </table:table-cell>
          <table:table-cell table:formula="of:=IF([.N809] &lt; [.J809];&quot;BETTER&quot;;IF([.N809] &gt;[.J809]*1.1;&quot;WORSE&quot;;&quot;&quot;))">
            <text:p/>
          </table:table-cell>
          <table:table-cell office:value-type="float" office:value="51">
            <text:p>51</text:p>
          </table:table-cell>
          <table:table-cell office:value-type="float" office:value="0.000000000070073">
            <text:p>7.01E-011</text:p>
          </table:table-cell>
          <table:table-cell office:value-type="float" office:value="0.000000000029028">
            <text:p>2.90E-011</text:p>
          </table:table-cell>
          <table:table-cell table:formula="of:=IF([.Q809] &lt; [.L809];&quot;BETTER&quot;;IF([.Q809]-2 &gt; [.L809]; &quot;WORSE&quot;;&quot;&quot;))">
            <text:p/>
          </table:table-cell>
          <table:table-cell table:formula="of:=IF([.S809] &lt; [.N809];&quot;BETTER&quot;;IF([.S809] &gt;[.N809]*1.1;&quot;WORSE&quot;;&quot;&quot;))">
            <text:p/>
          </table:table-cell>
        </table:table-row>
        <table:table-row table:style-name="ro3">
          <table:table-cell/>
          <table:table-cell office:value-type="float" office:value="808">
            <text:p>808</text:p>
          </table:table-cell>
          <table:table-cell office:value-type="string">
            <text:p>4.99999999999999889e-01</text:p>
          </table:table-cell>
          <table:table-cell office:value-type="float" office:value="59">
            <text:p>59</text:p>
          </table:table-cell>
          <table:table-cell office:value-type="float" office:value="9.2149E-015">
            <text:p>9.21E-015</text:p>
          </table:table-cell>
          <table:table-cell office:value-type="float" office:value="6.9944E-015">
            <text:p>6.99E-015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15">
            <text:p>6.51E-013</text:p>
          </table:table-cell>
          <table:table-cell office:value-type="float" office:value="2.2204E-016">
            <text:p>2.22E-016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65115">
            <text:p>6.51E-013</text:p>
          </table:table-cell>
          <table:table-cell office:value-type="float" office:value="2.2204E-016">
            <text:p>2.22E-016</text:p>
          </table:table-cell>
          <table:table-cell table:formula="of:=IF([.L810] &lt; [.H810];&quot;BETTER&quot;;IF([.L810]-2 &gt; [.H810]; &quot;WORSE&quot;;&quot;&quot;))">
            <text:p/>
          </table:table-cell>
          <table:table-cell table:formula="of:=IF([.N810] &lt; [.J810];&quot;BETTER&quot;;IF([.N810] &gt;[.J810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65115">
            <text:p>6.51E-013</text:p>
          </table:table-cell>
          <table:table-cell office:value-type="float" office:value="2.2204E-016">
            <text:p>2.22E-016</text:p>
          </table:table-cell>
          <table:table-cell table:formula="of:=IF([.Q810] &lt; [.L810];&quot;BETTER&quot;;IF([.Q810]-2 &gt; [.L810]; &quot;WORSE&quot;;&quot;&quot;))">
            <text:p/>
          </table:table-cell>
          <table:table-cell table:formula="of:=IF([.S810] &lt; [.N810];&quot;BETTER&quot;;IF([.S810] &gt;[.N810]*1.1;&quot;WORSE&quot;;&quot;&quot;))">
            <text:p/>
          </table:table-cell>
        </table:table-row>
        <table:table-row table:style-name="ro3">
          <table:table-cell/>
          <table:table-cell office:value-type="float" office:value="809">
            <text:p>809</text:p>
          </table:table-cell>
          <table:table-cell office:value-type="string">
            <text:p>1.77777777777777812e+00</text:p>
          </table:table-cell>
          <table:table-cell office:value-type="float" office:value="61">
            <text:p>61</text:p>
          </table:table-cell>
          <table:table-cell office:value-type="float" office:value="0.000000000000027353">
            <text:p>2.74E-014</text:p>
          </table:table-cell>
          <table:table-cell office:value-type="float" office:value="0.000000000012533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L811] &lt; [.H811];&quot;BETTER&quot;;IF([.L811]-2 &gt; [.H811]; &quot;WORSE&quot;;&quot;&quot;))">
            <text:p/>
          </table:table-cell>
          <table:table-cell table:formula="of:=IF([.N811] &lt; [.J811];&quot;BETTER&quot;;IF([.N811] &gt;[.J811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67946">
            <text:p>6.79E-014</text:p>
          </table:table-cell>
          <table:table-cell office:value-type="float" office:value="0.0000000000125">
            <text:p>1.25E-011</text:p>
          </table:table-cell>
          <table:table-cell table:formula="of:=IF([.Q811] &lt; [.L811];&quot;BETTER&quot;;IF([.Q811]-2 &gt; [.L811]; &quot;WORSE&quot;;&quot;&quot;))">
            <text:p/>
          </table:table-cell>
          <table:table-cell table:formula="of:=IF([.S811] &lt; [.N811];&quot;BETTER&quot;;IF([.S811] &gt;[.N811]*1.1;&quot;WORSE&quot;;&quot;&quot;))">
            <text:p/>
          </table:table-cell>
        </table:table-row>
        <table:table-row table:style-name="ro3">
          <table:table-cell/>
          <table:table-cell office:value-type="float" office:value="810">
            <text:p>810</text:p>
          </table:table-cell>
          <table:table-cell office:value-type="string">
            <text:p>EXCEPTION!!</text:p>
          </table:table-cell>
          <table:table-cell office:value-type="float" office:value="225364">
            <text:p>225364</text:p>
          </table:table-cell>
          <table:table-cell office:value-type="float" office:value="0.000012381">
            <text:p>1.24E-005</text:p>
          </table:table-cell>
          <table:table-cell office:value-type="float" office:value="0.000031076">
            <text:p>3.11E-005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/>
          <table:table-cell office:value-type="float" office:value="999999999">
            <text:p>999999999</text:p>
          </table:table-cell>
          <table:table-cell table:style-name="Default"/>
          <table:table-cell office:value-type="float" office:value="1E+300">
            <text:p>1.00E+300</text:p>
          </table:table-cell>
          <table:table-cell table:formula="of:=IF([.L812] &lt; [.H812];&quot;BETTER&quot;;IF([.L812]-2 &gt; [.H812]; &quot;WORSE&quot;;&quot;&quot;))">
            <text:p/>
          </table:table-cell>
          <table:table-cell table:formula="of:=IF([.N812] &lt; [.J812];&quot;BETTER&quot;;IF([.N812] &gt;[.J812]*1.1;&quot;WORSE&quot;;&quot;&quot;))">
            <text:p/>
          </table:table-cell>
          <table:table-cell office:value-type="float" office:value="145">
            <text:p>145</text:p>
          </table:table-cell>
          <table:table-cell office:value-type="float" office:value="0.000004705">
            <text:p>4.71E-006</text:p>
          </table:table-cell>
          <table:table-cell office:value-type="float" office:value="0.0000014149">
            <text:p>1.41E-006</text:p>
          </table:table-cell>
          <table:table-cell table:formula="of:=IF([.Q812] &lt; [.L812];&quot;BETTER&quot;;IF([.Q812]-2 &gt; [.L812]; &quot;WORSE&quot;;&quot;&quot;))" office:value-type="string" office:string-value="BETTER">
            <text:p>BETTER</text:p>
          </table:table-cell>
          <table:table-cell table:formula="of:=IF([.S812] &lt; [.N812];&quot;BETTER&quot;;IF([.S812] &gt;[.N812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811">
            <text:p>811</text:p>
          </table:table-cell>
          <table:table-cell office:value-type="string">
            <text:p>4.36083541838644294e+02</text:p>
          </table:table-cell>
          <table:table-cell office:value-type="float" office:value="231">
            <text:p>231</text:p>
          </table:table-cell>
          <table:table-cell office:value-type="float" office:value="0.000000000038723">
            <text:p>3.87E-011</text:p>
          </table:table-cell>
          <table:table-cell office:value-type="float" office:value="0.000000000010652">
            <text:p>1.07E-011</text:p>
          </table:table-cell>
          <table:table-cell/>
          <table:table-cell office:value-type="float" office:value="210">
            <text:p>210</text:p>
          </table:table-cell>
          <table:table-cell office:value-type="float" office:value="0.000000047023">
            <text:p>4.70E-008</text:p>
          </table:table-cell>
          <table:table-cell office:value-type="float" office:value="0.00000000000010154">
            <text:p>1.02E-013</text:p>
          </table:table-cell>
          <table:table-cell/>
          <table:table-cell office:value-type="float" office:value="210">
            <text:p>210</text:p>
          </table:table-cell>
          <table:table-cell office:value-type="float" office:value="0.000000047023">
            <text:p>4.70E-008</text:p>
          </table:table-cell>
          <table:table-cell office:value-type="float" office:value="0.00000000000010154">
            <text:p>1.02E-013</text:p>
          </table:table-cell>
          <table:table-cell table:formula="of:=IF([.L813] &lt; [.H813];&quot;BETTER&quot;;IF([.L813]-2 &gt; [.H813]; &quot;WORSE&quot;;&quot;&quot;))">
            <text:p/>
          </table:table-cell>
          <table:table-cell table:formula="of:=IF([.N813] &lt; [.J813];&quot;BETTER&quot;;IF([.N813] &gt;[.J813]*1.1;&quot;WORSE&quot;;&quot;&quot;))">
            <text:p/>
          </table:table-cell>
          <table:table-cell office:value-type="float" office:value="210">
            <text:p>210</text:p>
          </table:table-cell>
          <table:table-cell office:value-type="float" office:value="0.000000047023">
            <text:p>4.70E-008</text:p>
          </table:table-cell>
          <table:table-cell office:value-type="float" office:value="0.00000000000010154">
            <text:p>1.02E-013</text:p>
          </table:table-cell>
          <table:table-cell table:formula="of:=IF([.Q813] &lt; [.L813];&quot;BETTER&quot;;IF([.Q813]-2 &gt; [.L813]; &quot;WORSE&quot;;&quot;&quot;))">
            <text:p/>
          </table:table-cell>
          <table:table-cell table:formula="of:=IF([.S813] &lt; [.N813];&quot;BETTER&quot;;IF([.S813] &gt;[.N813]*1.1;&quot;WORSE&quot;;&quot;&quot;))">
            <text:p/>
          </table:table-cell>
        </table:table-row>
        <table:table-row table:style-name="ro3">
          <table:table-cell/>
          <table:table-cell office:value-type="float" office:value="812">
            <text:p>812</text:p>
          </table:table-cell>
          <table:table-cell office:value-type="string">
            <text:p>3.98825195241460539e-01</text:p>
          </table:table-cell>
          <table:table-cell office:value-type="float" office:value="58">
            <text:p>58</text:p>
          </table:table-cell>
          <table:table-cell office:value-type="float" office:value="8.6296E-015">
            <text:p>8.63E-015</text:p>
          </table:table-cell>
          <table:table-cell office:value-type="float" office:value="0.00000000010396">
            <text:p>1.04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1366">
            <text:p>2.14E-013</text:p>
          </table:table-cell>
          <table:table-cell office:value-type="float" office:value="0.00000000010396">
            <text:p>1.04E-01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21366">
            <text:p>2.14E-013</text:p>
          </table:table-cell>
          <table:table-cell office:value-type="float" office:value="0.00000000010396">
            <text:p>1.04E-010</text:p>
          </table:table-cell>
          <table:table-cell table:formula="of:=IF([.L814] &lt; [.H814];&quot;BETTER&quot;;IF([.L814]-2 &gt; [.H814]; &quot;WORSE&quot;;&quot;&quot;))">
            <text:p/>
          </table:table-cell>
          <table:table-cell table:formula="of:=IF([.N814] &lt; [.J814];&quot;BETTER&quot;;IF([.N814] &gt;[.J814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21372">
            <text:p>2.14E-013</text:p>
          </table:table-cell>
          <table:table-cell office:value-type="float" office:value="0.00000000010396">
            <text:p>1.04E-010</text:p>
          </table:table-cell>
          <table:table-cell table:formula="of:=IF([.Q814] &lt; [.L814];&quot;BETTER&quot;;IF([.Q814]-2 &gt; [.L814]; &quot;WORSE&quot;;&quot;&quot;))">
            <text:p/>
          </table:table-cell>
          <table:table-cell table:formula="of:=IF([.S814] &lt; [.N814];&quot;BETTER&quot;;IF([.S814] &gt;[.N814]*1.1;&quot;WORSE&quot;;&quot;&quot;))">
            <text:p/>
          </table:table-cell>
        </table:table-row>
        <table:table-row table:style-name="ro3">
          <table:table-cell/>
          <table:table-cell office:value-type="float" office:value="813">
            <text:p>813</text:p>
          </table:table-cell>
          <table:table-cell office:value-type="string">
            <text:p>9.63568862681576377e-01</text:p>
          </table:table-cell>
          <table:table-cell office:value-type="float" office:value="2689">
            <text:p>2689</text:p>
          </table:table-cell>
          <table:table-cell office:value-type="float" office:value="0.0000000066838">
            <text:p>6.68E-009</text:p>
          </table:table-cell>
          <table:table-cell office:value-type="float" office:value="0.000000012154">
            <text:p>1.22E-008</text:p>
          </table:table-cell>
          <table:table-cell/>
          <table:table-cell office:value-type="float" office:value="4687">
            <text:p>4687</text:p>
          </table:table-cell>
          <table:table-cell office:value-type="float" office:value="0.000000000096242">
            <text:p>9.62E-011</text:p>
          </table:table-cell>
          <table:table-cell office:value-type="float" office:value="0.00000000001912">
            <text:p>1.91E-011</text:p>
          </table:table-cell>
          <table:table-cell/>
          <table:table-cell office:value-type="float" office:value="4689">
            <text:p>4689</text:p>
          </table:table-cell>
          <table:table-cell office:value-type="float" office:value="0.000000000096242">
            <text:p>9.62E-011</text:p>
          </table:table-cell>
          <table:table-cell office:value-type="float" office:value="0.00000000001912">
            <text:p>1.91E-011</text:p>
          </table:table-cell>
          <table:table-cell table:formula="of:=IF([.L815] &lt; [.H815];&quot;BETTER&quot;;IF([.L815]-2 &gt; [.H815]; &quot;WORSE&quot;;&quot;&quot;))">
            <text:p/>
          </table:table-cell>
          <table:table-cell table:formula="of:=IF([.N815] &lt; [.J815];&quot;BETTER&quot;;IF([.N815] &gt;[.J815]*1.1;&quot;WORSE&quot;;&quot;&quot;))">
            <text:p/>
          </table:table-cell>
          <table:table-cell office:value-type="float" office:value="4689">
            <text:p>4689</text:p>
          </table:table-cell>
          <table:table-cell office:value-type="float" office:value="0.000000000096242">
            <text:p>9.62E-011</text:p>
          </table:table-cell>
          <table:table-cell office:value-type="float" office:value="0.00000000001912">
            <text:p>1.91E-011</text:p>
          </table:table-cell>
          <table:table-cell table:formula="of:=IF([.Q815] &lt; [.L815];&quot;BETTER&quot;;IF([.Q815]-2 &gt; [.L815]; &quot;WORSE&quot;;&quot;&quot;))">
            <text:p/>
          </table:table-cell>
          <table:table-cell table:formula="of:=IF([.S815] &lt; [.N815];&quot;BETTER&quot;;IF([.S815] &gt;[.N815]*1.1;&quot;WORSE&quot;;&quot;&quot;))">
            <text:p/>
          </table:table-cell>
        </table:table-row>
        <table:table-row table:style-name="ro3">
          <table:table-cell/>
          <table:table-cell office:value-type="float" office:value="814">
            <text:p>814</text:p>
          </table:table-cell>
          <table:table-cell office:value-type="string">
            <text:p>1.14083623295875869e+00</text:p>
          </table:table-cell>
          <table:table-cell office:value-type="float" office:value="59">
            <text:p>59</text:p>
          </table:table-cell>
          <table:table-cell office:value-type="float" office:value="0.000000000000022772">
            <text:p>2.28E-014</text:p>
          </table:table-cell>
          <table:table-cell office:value-type="float" office:value="0.000000000036172">
            <text:p>3.6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21316">
            <text:p>2.13E-014</text:p>
          </table:table-cell>
          <table:table-cell office:value-type="float" office:value="0.00000000003615">
            <text:p>3.6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00021316">
            <text:p>2.13E-014</text:p>
          </table:table-cell>
          <table:table-cell office:value-type="float" office:value="0.00000000003615">
            <text:p>3.62E-011</text:p>
          </table:table-cell>
          <table:table-cell table:formula="of:=IF([.L816] &lt; [.H816];&quot;BETTER&quot;;IF([.L816]-2 &gt; [.H816]; &quot;WORSE&quot;;&quot;&quot;))">
            <text:p/>
          </table:table-cell>
          <table:table-cell table:formula="of:=IF([.N816] &lt; [.J816];&quot;BETTER&quot;;IF([.N816] &gt;[.J816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00021316">
            <text:p>2.13E-014</text:p>
          </table:table-cell>
          <table:table-cell office:value-type="float" office:value="0.00000000003615">
            <text:p>3.62E-011</text:p>
          </table:table-cell>
          <table:table-cell table:formula="of:=IF([.Q816] &lt; [.L816];&quot;BETTER&quot;;IF([.Q816]-2 &gt; [.L816]; &quot;WORSE&quot;;&quot;&quot;))">
            <text:p/>
          </table:table-cell>
          <table:table-cell table:formula="of:=IF([.S816] &lt; [.N816];&quot;BETTER&quot;;IF([.S816] &gt;[.N816]*1.1;&quot;WORSE&quot;;&quot;&quot;))">
            <text:p/>
          </table:table-cell>
        </table:table-row>
        <table:table-row table:style-name="ro3">
          <table:table-cell/>
          <table:table-cell office:value-type="float" office:value="815">
            <text:p>815</text:p>
          </table:table-cell>
          <table:table-cell office:value-type="string">
            <text:p>9.75361986889053512e-01</text:p>
          </table:table-cell>
          <table:table-cell office:value-type="float" office:value="59">
            <text:p>59</text:p>
          </table:table-cell>
          <table:table-cell office:value-type="float" office:value="0.000000000000021855">
            <text:p>2.19E-014</text:p>
          </table:table-cell>
          <table:table-cell office:value-type="float" office:value="0.000000000011248">
            <text:p>1.1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3613">
            <text:p>2.36E-011</text:p>
          </table:table-cell>
          <table:table-cell office:value-type="float" office:value="0.000000000011223">
            <text:p>1.12E-011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0023613">
            <text:p>2.36E-011</text:p>
          </table:table-cell>
          <table:table-cell office:value-type="float" office:value="0.000000000011223">
            <text:p>1.12E-011</text:p>
          </table:table-cell>
          <table:table-cell table:formula="of:=IF([.L817] &lt; [.H817];&quot;BETTER&quot;;IF([.L817]-2 &gt; [.H817]; &quot;WORSE&quot;;&quot;&quot;))">
            <text:p/>
          </table:table-cell>
          <table:table-cell table:formula="of:=IF([.N817] &lt; [.J817];&quot;BETTER&quot;;IF([.N817] &gt;[.J817]*1.1;&quot;WORSE&quot;;&quot;&quot;))">
            <text:p/>
          </table:table-cell>
          <table:table-cell office:value-type="float" office:value="74">
            <text:p>74</text:p>
          </table:table-cell>
          <table:table-cell office:value-type="float" office:value="0.000000000023613">
            <text:p>2.36E-011</text:p>
          </table:table-cell>
          <table:table-cell office:value-type="float" office:value="0.000000000011223">
            <text:p>1.12E-011</text:p>
          </table:table-cell>
          <table:table-cell table:formula="of:=IF([.Q817] &lt; [.L817];&quot;BETTER&quot;;IF([.Q817]-2 &gt; [.L817]; &quot;WORSE&quot;;&quot;&quot;))">
            <text:p/>
          </table:table-cell>
          <table:table-cell table:formula="of:=IF([.S817] &lt; [.N817];&quot;BETTER&quot;;IF([.S817] &gt;[.N817]*1.1;&quot;WORSE&quot;;&quot;&quot;))">
            <text:p/>
          </table:table-cell>
        </table:table-row>
        <table:table-row table:style-name="ro3">
          <table:table-cell/>
          <table:table-cell office:value-type="float" office:value="816">
            <text:p>816</text:p>
          </table:table-cell>
          <table:table-cell office:value-type="string">
            <text:p>7.02985840660965561e-03</text:p>
          </table:table-cell>
          <table:table-cell office:value-type="float" office:value="49">
            <text:p>49</text:p>
          </table:table-cell>
          <table:table-cell office:value-type="float" office:value="0.000000000074654">
            <text:p>7.47E-011</text:p>
          </table:table-cell>
          <table:table-cell office:value-type="float" office:value="0.00000000094023">
            <text:p>9.40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94023">
            <text:p>9.40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94023">
            <text:p>9.40E-010</text:p>
          </table:table-cell>
          <table:table-cell table:formula="of:=IF([.L818] &lt; [.H818];&quot;BETTER&quot;;IF([.L818]-2 &gt; [.H818]; &quot;WORSE&quot;;&quot;&quot;))">
            <text:p/>
          </table:table-cell>
          <table:table-cell table:formula="of:=IF([.N818] &lt; [.J818];&quot;BETTER&quot;;IF([.N818] &gt;[.J818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">
            <text:p>0.00E+000</text:p>
          </table:table-cell>
          <table:table-cell office:value-type="float" office:value="0.00000000094023">
            <text:p>9.40E-010</text:p>
          </table:table-cell>
          <table:table-cell table:formula="of:=IF([.Q818] &lt; [.L818];&quot;BETTER&quot;;IF([.Q818]-2 &gt; [.L818]; &quot;WORSE&quot;;&quot;&quot;))">
            <text:p/>
          </table:table-cell>
          <table:table-cell table:formula="of:=IF([.S818] &lt; [.N818];&quot;BETTER&quot;;IF([.S818] &gt;[.N818]*1.1;&quot;WORSE&quot;;&quot;&quot;))">
            <text:p/>
          </table:table-cell>
        </table:table-row>
        <table:table-row table:style-name="ro3">
          <table:table-cell/>
          <table:table-cell office:value-type="float" office:value="817">
            <text:p>817</text:p>
          </table:table-cell>
          <table:table-cell office:value-type="string">
            <text:p>7.11943822970597884e-01</text:p>
          </table:table-cell>
          <table:table-cell office:value-type="float" office:value="171">
            <text:p>171</text:p>
          </table:table-cell>
          <table:table-cell office:value-type="float" office:value="0.000000000099001">
            <text:p>9.90E-011</text:p>
          </table:table-cell>
          <table:table-cell office:value-type="float" office:value="0.00000000011327">
            <text:p>1.13E-010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13364">
            <text:p>1.34E-010</text:p>
          </table:table-cell>
          <table:table-cell office:value-type="float" office:value="0.000000000041298">
            <text:p>4.13E-011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013364">
            <text:p>1.34E-010</text:p>
          </table:table-cell>
          <table:table-cell office:value-type="float" office:value="0.000000000041298">
            <text:p>4.13E-011</text:p>
          </table:table-cell>
          <table:table-cell table:formula="of:=IF([.L819] &lt; [.H819];&quot;BETTER&quot;;IF([.L819]-2 &gt; [.H819]; &quot;WORSE&quot;;&quot;&quot;))">
            <text:p/>
          </table:table-cell>
          <table:table-cell table:formula="of:=IF([.N819] &lt; [.J819];&quot;BETTER&quot;;IF([.N819] &gt;[.J819]*1.1;&quot;WORSE&quot;;&quot;&quot;))">
            <text:p/>
          </table:table-cell>
          <table:table-cell office:value-type="float" office:value="203">
            <text:p>203</text:p>
          </table:table-cell>
          <table:table-cell office:value-type="float" office:value="0.00000000013364">
            <text:p>1.34E-010</text:p>
          </table:table-cell>
          <table:table-cell office:value-type="float" office:value="0.000000000041298">
            <text:p>4.13E-011</text:p>
          </table:table-cell>
          <table:table-cell table:formula="of:=IF([.Q819] &lt; [.L819];&quot;BETTER&quot;;IF([.Q819]-2 &gt; [.L819]; &quot;WORSE&quot;;&quot;&quot;))">
            <text:p/>
          </table:table-cell>
          <table:table-cell table:formula="of:=IF([.S819] &lt; [.N819];&quot;BETTER&quot;;IF([.S819] &gt;[.N819]*1.1;&quot;WORSE&quot;;&quot;&quot;))">
            <text:p/>
          </table:table-cell>
        </table:table-row>
        <table:table-row table:style-name="ro3">
          <table:table-cell/>
          <table:table-cell office:value-type="float" office:value="818">
            <text:p>818</text:p>
          </table:table-cell>
          <table:table-cell office:value-type="string">
            <text:p>5.03134546469862665e-01</text:p>
          </table:table-cell>
          <table:table-cell office:value-type="float" office:value="192">
            <text:p>192</text:p>
          </table:table-cell>
          <table:table-cell office:value-type="float" office:value="0.00000000027692">
            <text:p>2.77E-010</text:p>
          </table:table-cell>
          <table:table-cell office:value-type="float" office:value="0.00000000034598">
            <text:p>3.46E-010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8317">
            <text:p>4.83E-010</text:p>
          </table:table-cell>
          <table:table-cell office:value-type="float" office:value="0.000000000059899">
            <text:p>5.99E-011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048317">
            <text:p>4.83E-010</text:p>
          </table:table-cell>
          <table:table-cell office:value-type="float" office:value="0.000000000059899">
            <text:p>5.99E-011</text:p>
          </table:table-cell>
          <table:table-cell table:formula="of:=IF([.L820] &lt; [.H820];&quot;BETTER&quot;;IF([.L820]-2 &gt; [.H820]; &quot;WORSE&quot;;&quot;&quot;))">
            <text:p/>
          </table:table-cell>
          <table:table-cell table:formula="of:=IF([.N820] &lt; [.J820];&quot;BETTER&quot;;IF([.N820] &gt;[.J820]*1.1;&quot;WORSE&quot;;&quot;&quot;))">
            <text:p/>
          </table:table-cell>
          <table:table-cell office:value-type="float" office:value="293">
            <text:p>293</text:p>
          </table:table-cell>
          <table:table-cell office:value-type="float" office:value="0.00000000048317">
            <text:p>4.83E-010</text:p>
          </table:table-cell>
          <table:table-cell office:value-type="float" office:value="0.000000000059899">
            <text:p>5.99E-011</text:p>
          </table:table-cell>
          <table:table-cell table:formula="of:=IF([.Q820] &lt; [.L820];&quot;BETTER&quot;;IF([.Q820]-2 &gt; [.L820]; &quot;WORSE&quot;;&quot;&quot;))">
            <text:p/>
          </table:table-cell>
          <table:table-cell table:formula="of:=IF([.S820] &lt; [.N820];&quot;BETTER&quot;;IF([.S820] &gt;[.N820]*1.1;&quot;WORSE&quot;;&quot;&quot;))">
            <text:p/>
          </table:table-cell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L821] &lt; [.H821];&quot;BETTER&quot;;IF([.L821] &gt; [.H821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L822] &lt; [.H822];&quot;BETTER&quot;;IF([.L822] &gt; [.H822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L823] &lt; [.H823];&quot;BETTER&quot;;IF([.L823] &gt; [.H823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L824] &lt; [.H824];&quot;BETTER&quot;;IF([.L824] &gt; [.H824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L825] &lt; [.H825];&quot;BETTER&quot;;IF([.L825] &gt; [.H825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L826] &lt; [.H826];&quot;BETTER&quot;;IF([.L826] &gt; [.H826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L827] &lt; [.H827];&quot;BETTER&quot;;IF([.L827] &gt; [.H827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L828] &lt; [.H828];&quot;BETTER&quot;;IF([.L828] &gt; [.H828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L829] &lt; [.H829];&quot;BETTER&quot;;IF([.L829] &gt; [.H829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L830] &lt; [.H830];&quot;BETTER&quot;;IF([.L830] &gt; [.H830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L831] &lt; [.H831];&quot;BETTER&quot;;IF([.L831] &gt; [.H831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L832] &lt; [.H832];&quot;BETTER&quot;;IF([.L832] &gt; [.H832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L833] &lt; [.H833];&quot;BETTER&quot;;IF([.L833] &gt; [.H833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L834] &lt; [.H834];&quot;BETTER&quot;;IF([.L834] &gt; [.H834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L835] &lt; [.H835];&quot;BETTER&quot;;IF([.L835] &gt; [.H835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L836] &lt; [.H836];&quot;BETTER&quot;;IF([.L836] &gt; [.H836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/>
          <table:table-cell table:style-name="Default" table:number-columns-repeated="2"/>
          <table:table-cell/>
          <table:table-cell/>
          <table:table-cell table:style-name="Default" table:number-columns-repeated="2"/>
          <table:table-cell table:formula="of:=IF([.L837] &lt; [.H837];&quot;BETTER&quot;;IF([.L837] &gt; [.H837]; &quot;WORSE&quot;;&quot;&quot;))">
            <text:p/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26/10/2021</text:date>, <text:time>16:3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Maddock</meta:initial-creator>
    <meta:creation-date>2021-10-23T17:25:07.43</meta:creation-date>
    <dc:date>2021-10-26T16:31:53.77</dc:date>
    <dc:creator>John Maddock</dc:creator>
    <meta:editing-duration>P2DT17H55M2S</meta:editing-duration>
    <meta:editing-cycles>12</meta:editing-cycles>
    <meta:generator>OpenOffice/4.1.5$Win32 OpenOffice.org_project/415m1$Build-9789</meta:generator>
    <meta:document-statistic meta:table-count="3" meta:cell-count="14703" meta:object-count="0"/>
  </office:meta>
</office:document-meta>
</file>